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3.794cm"/>
    </style:style>
    <style:style style:name="co10" style:family="table-column">
      <style:table-column-properties fo:break-before="auto" style:column-width="2.485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2.623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1.588cm"/>
    </style:style>
    <style:style style:name="co17" style:family="table-column">
      <style:table-column-properties fo:break-before="auto" style:column-width="3.221cm"/>
    </style:style>
    <style:style style:name="co18" style:family="table-column">
      <style:table-column-properties fo:break-before="auto" style:column-width="2.649cm"/>
    </style:style>
    <style:style style:name="co19" style:family="table-column">
      <style:table-column-properties fo:break-before="auto" style:column-width="3.14cm"/>
    </style:style>
    <style:style style:name="co20" style:family="table-column">
      <style:table-column-properties fo:break-before="auto" style:column-width="2.595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4n_flux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column table:style-name="co5" table:number-columns-repeated="5" table:default-cell-style-name="Default"/>
        <table:table-column table:style-name="co3" table:number-columns-repeated="2" table:default-cell-style-name="Default"/>
        <table:table-column table:style-name="co5" table:number-columns-repeated="5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8" table:number-columns-repeated="2" table:default-cell-style-name="Default"/>
        <table:table-column table:style-name="co5" table:number-columns-repeated="4" table:default-cell-style-name="Default"/>
        <table:table-column table:style-name="co8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N</text:p>
          </table:table-cell>
          <table:table-cell office:value-type="string" calcext:value-type="string">
            <text:p>HUMUS_N</text:p>
          </table:table-cell>
          <table:table-cell office:value-type="string" calcext:value-type="string">
            <text:p>FERTZR_N</text:p>
          </table:table-cell>
          <table:table-cell office:value-type="string" calcext:value-type="string">
            <text:p>NET_PL_EXCH_N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NO3</text:p>
          </table:table-cell>
          <table:table-cell office:value-type="string" calcext:value-type="string">
            <text:p>SUR_DON+SED_FLX</text:p>
          </table:table-cell>
          <table:table-cell office:value-type="string" calcext:value-type="string">
            <text:p>SUB_DON_FLX</text:p>
          </table:table-cell>
          <table:table-cell office:value-type="string" calcext:value-type="string">
            <text:p>SUR_DIN_FLX</text:p>
          </table:table-cell>
          <table:table-cell office:value-type="string" calcext:value-type="string">
            <text:p>SUB_DIN_FLX</text:p>
          </table:table-cell>
          <table:table-cell office:value-type="string" calcext:value-type="string">
            <text:p>N2O_FLUX</text:p>
          </table:table-cell>
          <table:table-cell office:value-type="string" calcext:value-type="string">
            <text:p>NH3_FLUX</text:p>
          </table:table-cell>
          <table:table-cell office:value-type="string" calcext:value-type="string">
            <text:p>N2_FIXN</text:p>
          </table:table-cell>
          <table:table-cell office:value-type="string" calcext:value-type="string">
            <text:p>MICRO_N</text:p>
          </table:table-cell>
          <table:table-cell office:value-type="string" calcext:value-type="string">
            <text:p>NH4_1</text:p>
          </table:table-cell>
          <table:table-cell office:value-type="string" calcext:value-type="string">
            <text:p>NH4_2</text:p>
          </table:table-cell>
          <table:table-cell office:value-type="string" calcext:value-type="string">
            <text:p>NH4_3</text:p>
          </table:table-cell>
          <table:table-cell office:value-type="string" calcext:value-type="string">
            <text:p>NH4_4</text:p>
          </table:table-cell>
          <table:table-cell office:value-type="string" calcext:value-type="string">
            <text:p>NH4_5</text:p>
          </table:table-cell>
          <table:table-cell office:value-type="string" calcext:value-type="string">
            <text:p>NH4_6</text:p>
          </table:table-cell>
          <table:table-cell office:value-type="string" calcext:value-type="string">
            <text:p>NH4_7</text:p>
          </table:table-cell>
          <table:table-cell office:value-type="string" calcext:value-type="string">
            <text:p>NH4_8</text:p>
          </table:table-cell>
          <table:table-cell office:value-type="string" calcext:value-type="string">
            <text:p>NH4_9</text:p>
          </table:table-cell>
          <table:table-cell office:value-type="string" calcext:value-type="string">
            <text:p>NH4_10</text:p>
          </table:table-cell>
          <table:table-cell office:value-type="string" calcext:value-type="string">
            <text:p>NH4_11</text:p>
          </table:table-cell>
          <table:table-cell office:value-type="string" calcext:value-type="string">
            <text:p>NH4_12</text:p>
          </table:table-cell>
          <table:table-cell office:value-type="string" calcext:value-type="string">
            <text:p>NH4_13</text:p>
          </table:table-cell>
          <table:table-cell office:value-type="string" calcext:value-type="string">
            <text:p>NH4_14</text:p>
          </table:table-cell>
          <table:table-cell office:value-type="string" calcext:value-type="string">
            <text:p>NH4_15</text:p>
          </table:table-cell>
          <table:table-cell office:value-type="string" calcext:value-type="string">
            <text:p>NO3_1</text:p>
          </table:table-cell>
          <table:table-cell office:value-type="string" calcext:value-type="string">
            <text:p>NO3_2</text:p>
          </table:table-cell>
          <table:table-cell office:value-type="string" calcext:value-type="string">
            <text:p>NO3_3</text:p>
          </table:table-cell>
          <table:table-cell office:value-type="string" calcext:value-type="string">
            <text:p>NO3_4</text:p>
          </table:table-cell>
          <table:table-cell office:value-type="string" calcext:value-type="string">
            <text:p>NO3_5</text:p>
          </table:table-cell>
          <table:table-cell office:value-type="string" calcext:value-type="string">
            <text:p>NO3_6</text:p>
          </table:table-cell>
          <table:table-cell office:value-type="string" calcext:value-type="string">
            <text:p>NO3_7</text:p>
          </table:table-cell>
          <table:table-cell office:value-type="string" calcext:value-type="string">
            <text:p>NO3_8</text:p>
          </table:table-cell>
          <table:table-cell office:value-type="string" calcext:value-type="string">
            <text:p>NO3_9</text:p>
          </table:table-cell>
          <table:table-cell office:value-type="string" calcext:value-type="string">
            <text:p>NO3_10</text:p>
          </table:table-cell>
          <table:table-cell office:value-type="string" calcext:value-type="string">
            <text:p>NO3_11</text:p>
          </table:table-cell>
          <table:table-cell office:value-type="string" calcext:value-type="string">
            <text:p>NO3_12</text:p>
          </table:table-cell>
          <table:table-cell office:value-type="string" calcext:value-type="string">
            <text:p>NO3_13</text:p>
          </table:table-cell>
          <table:table-cell office:value-type="string" calcext:value-type="string">
            <text:p>NO3_14</text:p>
          </table:table-cell>
          <table:table-cell office:value-type="string" calcext:value-type="string">
            <text:p>NO3_15</text:p>
          </table:table-cell>
          <table:table-cell office:value-type="string" calcext:value-type="string">
            <text:p>NH4_RES</text:p>
          </table:table-cell>
          <table:table-cell office:value-type="string" calcext:value-type="string">
            <text:p>FIRE_SON_LOSS</text:p>
          </table:table-cell>
          <table:table-cell office:value-type="string" calcext:value-type="string">
            <text:p>ECO_HVST_N</text:p>
          </table:table-cell>
          <table:table-cell office:value-type="string" calcext:value-type="string">
            <text:p>FIRE_NOX_EMIT</text:p>
          </table:table-cell>
          <table:table-cell office:value-type="string" calcext:value-type="string">
            <text:p>N2_FL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4" calcext:value-type="float">
            <text:p>1012004</text:p>
          </table:table-cell>
          <table:table-cell office:value-type="float" office:value="30.92435" calcext:value-type="float">
            <text:p>30.92435</text:p>
          </table:table-cell>
          <table:table-cell office:value-type="float" office:value="1087.182" calcext:value-type="float">
            <text:p>1087.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87811" calcext:value-type="float">
            <text:p>0.1287811</text:p>
          </table:table-cell>
          <table:table-cell office:value-type="float" office:value="9.191918" calcext:value-type="float">
            <text:p>9.191918</text:p>
          </table:table-cell>
          <table:table-cell office:value-type="float" office:value="0" calcext:value-type="float">
            <text:p>0</text:p>
          </table:table-cell>
          <table:table-cell office:value-type="float" office:value="0.00000007890559" calcext:value-type="float">
            <text:p>7.890559E-08</text:p>
          </table:table-cell>
          <table:table-cell office:value-type="float" office:value="0" calcext:value-type="float">
            <text:p>0</text:p>
          </table:table-cell>
          <table:table-cell office:value-type="float" office:value="-0.0000185231" calcext:value-type="float">
            <text:p>-1.85231E-05</text:p>
          </table:table-cell>
          <table:table-cell office:value-type="float" office:value="-0.000006621159" calcext:value-type="float">
            <text:p>-6.621159E-06</text:p>
          </table:table-cell>
          <table:table-cell office:value-type="float" office:value="0.0000193118" calcext:value-type="float">
            <text:p>1.93118E-05</text:p>
          </table:table-cell>
          <table:table-cell office:value-type="float" office:value="0.0000000000006382296" calcext:value-type="float">
            <text:p>6.382296E-13</text:p>
          </table:table-cell>
          <table:table-cell office:value-type="float" office:value="11.87116" calcext:value-type="float">
            <text:p>11.87116</text:p>
          </table:table-cell>
          <table:table-cell office:value-type="float" office:value="0.09268026" calcext:value-type="float">
            <text:p>0.09268026</text:p>
          </table:table-cell>
          <table:table-cell office:value-type="float" office:value="0.07017751" calcext:value-type="float">
            <text:p>0.07017751</text:p>
          </table:table-cell>
          <table:table-cell office:value-type="float" office:value="0.06641093" calcext:value-type="float">
            <text:p>0.06641093</text:p>
          </table:table-cell>
          <table:table-cell office:value-type="float" office:value="0.04085492" calcext:value-type="float">
            <text:p>0.04085492</text:p>
          </table:table-cell>
          <table:table-cell office:value-type="float" office:value="0.04196839" calcext:value-type="float">
            <text:p>0.04196839</text:p>
          </table:table-cell>
          <table:table-cell office:value-type="float" office:value="0.01909697" calcext:value-type="float">
            <text:p>0.01909697</text:p>
          </table:table-cell>
          <table:table-cell office:value-type="float" office:value="0.01345668" calcext:value-type="float">
            <text:p>0.01345668</text:p>
          </table:table-cell>
          <table:table-cell office:value-type="float" office:value="0.02615639" calcext:value-type="float">
            <text:p>0.02615639</text:p>
          </table:table-cell>
          <table:table-cell office:value-type="float" office:value="0.02075524" calcext:value-type="float">
            <text:p>0.02075524</text:p>
          </table:table-cell>
          <table:table-cell office:value-type="float" office:value="0.02127663" calcext:value-type="float">
            <text:p>0.02127663</text:p>
          </table:table-cell>
          <table:table-cell office:value-type="float" office:value="0.02038043" calcext:value-type="float">
            <text:p>0.02038043</text:p>
          </table:table-cell>
          <table:table-cell office:value-type="float" office:value="0.02681988" calcext:value-type="float">
            <text:p>0.02681988</text:p>
          </table:table-cell>
          <table:table-cell office:value-type="float" office:value="0.005252644" calcext:value-type="float">
            <text:p>0.005252644</text:p>
          </table:table-cell>
          <table:table-cell office:value-type="float" office:value="0.005366448" calcext:value-type="float">
            <text:p>0.005366448</text:p>
          </table:table-cell>
          <table:table-cell office:value-type="float" office:value="0" calcext:value-type="float">
            <text:p>0</text:p>
          </table:table-cell>
          <table:table-cell office:value-type="float" office:value="70.46738" calcext:value-type="float">
            <text:p>70.46738</text:p>
          </table:table-cell>
          <table:table-cell office:value-type="float" office:value="21.69688" calcext:value-type="float">
            <text:p>21.69688</text:p>
          </table:table-cell>
          <table:table-cell office:value-type="float" office:value="12.66048" calcext:value-type="float">
            <text:p>12.66048</text:p>
          </table:table-cell>
          <table:table-cell office:value-type="float" office:value="7.619447" calcext:value-type="float">
            <text:p>7.619447</text:p>
          </table:table-cell>
          <table:table-cell office:value-type="float" office:value="5.460225" calcext:value-type="float">
            <text:p>5.460225</text:p>
          </table:table-cell>
          <table:table-cell office:value-type="float" office:value="2.495489" calcext:value-type="float">
            <text:p>2.495489</text:p>
          </table:table-cell>
          <table:table-cell office:value-type="float" office:value="1.06573" calcext:value-type="float">
            <text:p>1.06573</text:p>
          </table:table-cell>
          <table:table-cell office:value-type="float" office:value="4.411269" calcext:value-type="float">
            <text:p>4.411269</text:p>
          </table:table-cell>
          <table:table-cell office:value-type="float" office:value="3.3198" calcext:value-type="float">
            <text:p>3.3198</text:p>
          </table:table-cell>
          <table:table-cell office:value-type="float" office:value="1.044109" calcext:value-type="float">
            <text:p>1.044109</text:p>
          </table:table-cell>
          <table:table-cell office:value-type="float" office:value="0.3308656" calcext:value-type="float">
            <text:p>0.3308656</text:p>
          </table:table-cell>
          <table:table-cell office:value-type="float" office:value="0.38009" calcext:value-type="float">
            <text:p>0.38009</text:p>
          </table:table-cell>
          <table:table-cell office:value-type="float" office:value="0.3187846" calcext:value-type="float">
            <text:p>0.3187846</text:p>
          </table:table-cell>
          <table:table-cell office:value-type="float" office:value="0.3499147" calcext:value-type="float">
            <text:p>0.3499147</text:p>
          </table:table-cell>
          <table:table-cell office:value-type="float" office:value="0" calcext:value-type="float">
            <text:p>0</text:p>
          </table:table-cell>
          <table:table-cell office:value-type="float" office:value="63.08149" calcext:value-type="float">
            <text:p>63.08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2037568" calcext:value-type="float">
            <text:p>-2.037568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4" calcext:value-type="float">
            <text:p>2012004</text:p>
          </table:table-cell>
          <table:table-cell office:value-type="float" office:value="30.93916" calcext:value-type="float">
            <text:p>30.93916</text:p>
          </table:table-cell>
          <table:table-cell office:value-type="float" office:value="1087.181" calcext:value-type="float">
            <text:p>1087.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5343" calcext:value-type="float">
            <text:p>0.1275343</text:p>
          </table:table-cell>
          <table:table-cell office:value-type="float" office:value="9.178625" calcext:value-type="float">
            <text:p>9.178625</text:p>
          </table:table-cell>
          <table:table-cell office:value-type="float" office:value="0" calcext:value-type="float">
            <text:p>0</text:p>
          </table:table-cell>
          <table:table-cell office:value-type="float" office:value="0.00000007890559" calcext:value-type="float">
            <text:p>7.890559E-08</text:p>
          </table:table-cell>
          <table:table-cell office:value-type="float" office:value="0" calcext:value-type="float">
            <text:p>0</text:p>
          </table:table-cell>
          <table:table-cell office:value-type="float" office:value="-0.0008433379" calcext:value-type="float">
            <text:p>-0.0008433379</text:p>
          </table:table-cell>
          <table:table-cell office:value-type="float" office:value="-0.00002498954" calcext:value-type="float">
            <text:p>-2.498954E-05</text:p>
          </table:table-cell>
          <table:table-cell office:value-type="float" office:value="0.00003777863" calcext:value-type="float">
            <text:p>3.777863E-05</text:p>
          </table:table-cell>
          <table:table-cell office:value-type="float" office:value="0.00000003147271" calcext:value-type="float">
            <text:p>3.147271E-08</text:p>
          </table:table-cell>
          <table:table-cell office:value-type="float" office:value="11.92782" calcext:value-type="float">
            <text:p>11.92782</text:p>
          </table:table-cell>
          <table:table-cell office:value-type="float" office:value="0.07931725" calcext:value-type="float">
            <text:p>0.07931725</text:p>
          </table:table-cell>
          <table:table-cell office:value-type="float" office:value="0.06440578" calcext:value-type="float">
            <text:p>0.06440578</text:p>
          </table:table-cell>
          <table:table-cell office:value-type="float" office:value="0.06164831" calcext:value-type="float">
            <text:p>0.06164831</text:p>
          </table:table-cell>
          <table:table-cell office:value-type="float" office:value="0.03913697" calcext:value-type="float">
            <text:p>0.03913697</text:p>
          </table:table-cell>
          <table:table-cell office:value-type="float" office:value="0.04049033" calcext:value-type="float">
            <text:p>0.04049033</text:p>
          </table:table-cell>
          <table:table-cell office:value-type="float" office:value="0.01891885" calcext:value-type="float">
            <text:p>0.01891885</text:p>
          </table:table-cell>
          <table:table-cell office:value-type="float" office:value="0.01346732" calcext:value-type="float">
            <text:p>0.01346732</text:p>
          </table:table-cell>
          <table:table-cell office:value-type="float" office:value="0.02625954" calcext:value-type="float">
            <text:p>0.02625954</text:p>
          </table:table-cell>
          <table:table-cell office:value-type="float" office:value="0.02079487" calcext:value-type="float">
            <text:p>0.02079487</text:p>
          </table:table-cell>
          <table:table-cell office:value-type="float" office:value="0.02130417" calcext:value-type="float">
            <text:p>0.02130417</text:p>
          </table:table-cell>
          <table:table-cell office:value-type="float" office:value="0.02040003" calcext:value-type="float">
            <text:p>0.02040003</text:p>
          </table:table-cell>
          <table:table-cell office:value-type="float" office:value="0.02681433" calcext:value-type="float">
            <text:p>0.02681433</text:p>
          </table:table-cell>
          <table:table-cell office:value-type="float" office:value="0.00524909" calcext:value-type="float">
            <text:p>0.00524909</text:p>
          </table:table-cell>
          <table:table-cell office:value-type="float" office:value="0.005367481" calcext:value-type="float">
            <text:p>0.005367481</text:p>
          </table:table-cell>
          <table:table-cell office:value-type="float" office:value="0" calcext:value-type="float">
            <text:p>0</text:p>
          </table:table-cell>
          <table:table-cell office:value-type="float" office:value="71.64321" calcext:value-type="float">
            <text:p>71.64321</text:p>
          </table:table-cell>
          <table:table-cell office:value-type="float" office:value="22.51172" calcext:value-type="float">
            <text:p>22.51172</text:p>
          </table:table-cell>
          <table:table-cell office:value-type="float" office:value="12.6221" calcext:value-type="float">
            <text:p>12.6221</text:p>
          </table:table-cell>
          <table:table-cell office:value-type="float" office:value="7.570666" calcext:value-type="float">
            <text:p>7.570666</text:p>
          </table:table-cell>
          <table:table-cell office:value-type="float" office:value="5.430134" calcext:value-type="float">
            <text:p>5.430134</text:p>
          </table:table-cell>
          <table:table-cell office:value-type="float" office:value="2.479003" calcext:value-type="float">
            <text:p>2.479003</text:p>
          </table:table-cell>
          <table:table-cell office:value-type="float" office:value="1.079455" calcext:value-type="float">
            <text:p>1.079455</text:p>
          </table:table-cell>
          <table:table-cell office:value-type="float" office:value="4.411079" calcext:value-type="float">
            <text:p>4.411079</text:p>
          </table:table-cell>
          <table:table-cell office:value-type="float" office:value="3.324085" calcext:value-type="float">
            <text:p>3.324085</text:p>
          </table:table-cell>
          <table:table-cell office:value-type="float" office:value="1.045324" calcext:value-type="float">
            <text:p>1.045324</text:p>
          </table:table-cell>
          <table:table-cell office:value-type="float" office:value="0.3319427" calcext:value-type="float">
            <text:p>0.3319427</text:p>
          </table:table-cell>
          <table:table-cell office:value-type="float" office:value="0.3810783" calcext:value-type="float">
            <text:p>0.3810783</text:p>
          </table:table-cell>
          <table:table-cell office:value-type="float" office:value="0.3176725" calcext:value-type="float">
            <text:p>0.3176725</text:p>
          </table:table-cell>
          <table:table-cell office:value-type="float" office:value="0.3520242" calcext:value-type="float">
            <text:p>0.3520242</text:p>
          </table:table-cell>
          <table:table-cell office:value-type="float" office:value="0" calcext:value-type="float">
            <text:p>0</text:p>
          </table:table-cell>
          <table:table-cell office:value-type="float" office:value="62.46829" calcext:value-type="float">
            <text:p>62.468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4586705" calcext:value-type="float">
            <text:p>-4.586705E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4" calcext:value-type="float">
            <text:p>3012004</text:p>
          </table:table-cell>
          <table:table-cell office:value-type="float" office:value="30.93575" calcext:value-type="float">
            <text:p>30.93575</text:p>
          </table:table-cell>
          <table:table-cell office:value-type="float" office:value="1087.178" calcext:value-type="float">
            <text:p>1087.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80143" calcext:value-type="float">
            <text:p>0.1280143</text:p>
          </table:table-cell>
          <table:table-cell office:value-type="float" office:value="9.18447" calcext:value-type="float">
            <text:p>9.18447</text:p>
          </table:table-cell>
          <table:table-cell office:value-type="float" office:value="0" calcext:value-type="float">
            <text:p>0</text:p>
          </table:table-cell>
          <table:table-cell office:value-type="float" office:value="0.0000000880225" calcext:value-type="float">
            <text:p>8.80225E-08</text:p>
          </table:table-cell>
          <table:table-cell office:value-type="float" office:value="0" calcext:value-type="float">
            <text:p>0</text:p>
          </table:table-cell>
          <table:table-cell office:value-type="float" office:value="-0.001636643" calcext:value-type="float">
            <text:p>-0.001636643</text:p>
          </table:table-cell>
          <table:table-cell office:value-type="float" office:value="-0.00002750191" calcext:value-type="float">
            <text:p>-2.750191E-05</text:p>
          </table:table-cell>
          <table:table-cell office:value-type="float" office:value="0.00006008221" calcext:value-type="float">
            <text:p>6.008221E-05</text:p>
          </table:table-cell>
          <table:table-cell office:value-type="float" office:value="0.00000003147271" calcext:value-type="float">
            <text:p>3.147271E-08</text:p>
          </table:table-cell>
          <table:table-cell office:value-type="float" office:value="11.92678" calcext:value-type="float">
            <text:p>11.92678</text:p>
          </table:table-cell>
          <table:table-cell office:value-type="float" office:value="0.08470259" calcext:value-type="float">
            <text:p>0.08470259</text:p>
          </table:table-cell>
          <table:table-cell office:value-type="float" office:value="0.0682916" calcext:value-type="float">
            <text:p>0.0682916</text:p>
          </table:table-cell>
          <table:table-cell office:value-type="float" office:value="0.06373118" calcext:value-type="float">
            <text:p>0.06373118</text:p>
          </table:table-cell>
          <table:table-cell office:value-type="float" office:value="0.03909093" calcext:value-type="float">
            <text:p>0.03909093</text:p>
          </table:table-cell>
          <table:table-cell office:value-type="float" office:value="0.04009162" calcext:value-type="float">
            <text:p>0.04009162</text:p>
          </table:table-cell>
          <table:table-cell office:value-type="float" office:value="0.01877186" calcext:value-type="float">
            <text:p>0.01877186</text:p>
          </table:table-cell>
          <table:table-cell office:value-type="float" office:value="0.01347009" calcext:value-type="float">
            <text:p>0.01347009</text:p>
          </table:table-cell>
          <table:table-cell office:value-type="float" office:value="0.02633912" calcext:value-type="float">
            <text:p>0.02633912</text:p>
          </table:table-cell>
          <table:table-cell office:value-type="float" office:value="0.02082838" calcext:value-type="float">
            <text:p>0.02082838</text:p>
          </table:table-cell>
          <table:table-cell office:value-type="float" office:value="0.02133073" calcext:value-type="float">
            <text:p>0.02133073</text:p>
          </table:table-cell>
          <table:table-cell office:value-type="float" office:value="0.02041967" calcext:value-type="float">
            <text:p>0.02041967</text:p>
          </table:table-cell>
          <table:table-cell office:value-type="float" office:value="0.02680918" calcext:value-type="float">
            <text:p>0.02680918</text:p>
          </table:table-cell>
          <table:table-cell office:value-type="float" office:value="0.005245207" calcext:value-type="float">
            <text:p>0.005245207</text:p>
          </table:table-cell>
          <table:table-cell office:value-type="float" office:value="0.005366949" calcext:value-type="float">
            <text:p>0.005366949</text:p>
          </table:table-cell>
          <table:table-cell office:value-type="float" office:value="0" calcext:value-type="float">
            <text:p>0</text:p>
          </table:table-cell>
          <table:table-cell office:value-type="float" office:value="49.97434" calcext:value-type="float">
            <text:p>49.97434</text:p>
          </table:table-cell>
          <table:table-cell office:value-type="float" office:value="22.46607" calcext:value-type="float">
            <text:p>22.46607</text:p>
          </table:table-cell>
          <table:table-cell office:value-type="float" office:value="12.46836" calcext:value-type="float">
            <text:p>12.46836</text:p>
          </table:table-cell>
          <table:table-cell office:value-type="float" office:value="7.514853" calcext:value-type="float">
            <text:p>7.514853</text:p>
          </table:table-cell>
          <table:table-cell office:value-type="float" office:value="5.391662" calcext:value-type="float">
            <text:p>5.391662</text:p>
          </table:table-cell>
          <table:table-cell office:value-type="float" office:value="2.461578" calcext:value-type="float">
            <text:p>2.461578</text:p>
          </table:table-cell>
          <table:table-cell office:value-type="float" office:value="1.096939" calcext:value-type="float">
            <text:p>1.096939</text:p>
          </table:table-cell>
          <table:table-cell office:value-type="float" office:value="4.41086" calcext:value-type="float">
            <text:p>4.41086</text:p>
          </table:table-cell>
          <table:table-cell office:value-type="float" office:value="3.328386" calcext:value-type="float">
            <text:p>3.328386</text:p>
          </table:table-cell>
          <table:table-cell office:value-type="float" office:value="1.046539" calcext:value-type="float">
            <text:p>1.046539</text:p>
          </table:table-cell>
          <table:table-cell office:value-type="float" office:value="0.3330218" calcext:value-type="float">
            <text:p>0.3330218</text:p>
          </table:table-cell>
          <table:table-cell office:value-type="float" office:value="0.3819675" calcext:value-type="float">
            <text:p>0.3819675</text:p>
          </table:table-cell>
          <table:table-cell office:value-type="float" office:value="0.3165114" calcext:value-type="float">
            <text:p>0.3165114</text:p>
          </table:table-cell>
          <table:table-cell office:value-type="float" office:value="0.3540995" calcext:value-type="float">
            <text:p>0.3540995</text:p>
          </table:table-cell>
          <table:table-cell office:value-type="float" office:value="0" calcext:value-type="float">
            <text:p>0</text:p>
          </table:table-cell>
          <table:table-cell office:value-type="float" office:value="62.62936" calcext:value-type="float">
            <text:p>62.62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6516188" calcext:value-type="float">
            <text:p>-6.516188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4" calcext:value-type="float">
            <text:p>4012004</text:p>
          </table:table-cell>
          <table:table-cell office:value-type="float" office:value="30.93249" calcext:value-type="float">
            <text:p>30.93249</text:p>
          </table:table-cell>
          <table:table-cell office:value-type="float" office:value="1087.176" calcext:value-type="float">
            <text:p>1087.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86804" calcext:value-type="float">
            <text:p>0.1286804</text:p>
          </table:table-cell>
          <table:table-cell office:value-type="float" office:value="9.189412" calcext:value-type="float">
            <text:p>9.189412</text:p>
          </table:table-cell>
          <table:table-cell office:value-type="float" office:value="0" calcext:value-type="float">
            <text:p>0</text:p>
          </table:table-cell>
          <table:table-cell office:value-type="float" office:value="0.0000001412926" calcext:value-type="float">
            <text:p>1.412926E-07</text:p>
          </table:table-cell>
          <table:table-cell office:value-type="float" office:value="0" calcext:value-type="float">
            <text:p>0</text:p>
          </table:table-cell>
          <table:table-cell office:value-type="float" office:value="-0.001716664" calcext:value-type="float">
            <text:p>-0.001716664</text:p>
          </table:table-cell>
          <table:table-cell office:value-type="float" office:value="-0.00002993035" calcext:value-type="float">
            <text:p>-2.993035E-05</text:p>
          </table:table-cell>
          <table:table-cell office:value-type="float" office:value="0.00008671945" calcext:value-type="float">
            <text:p>8.671945E-05</text:p>
          </table:table-cell>
          <table:table-cell office:value-type="float" office:value="0.00000003147271" calcext:value-type="float">
            <text:p>3.147271E-08</text:p>
          </table:table-cell>
          <table:table-cell office:value-type="float" office:value="11.92339" calcext:value-type="float">
            <text:p>11.92339</text:p>
          </table:table-cell>
          <table:table-cell office:value-type="float" office:value="0.08868493" calcext:value-type="float">
            <text:p>0.08868493</text:p>
          </table:table-cell>
          <table:table-cell office:value-type="float" office:value="0.07136224" calcext:value-type="float">
            <text:p>0.07136224</text:p>
          </table:table-cell>
          <table:table-cell office:value-type="float" office:value="0.06643417" calcext:value-type="float">
            <text:p>0.06643417</text:p>
          </table:table-cell>
          <table:table-cell office:value-type="float" office:value="0.04004455" calcext:value-type="float">
            <text:p>0.04004455</text:p>
          </table:table-cell>
          <table:table-cell office:value-type="float" office:value="0.0410049" calcext:value-type="float">
            <text:p>0.0410049</text:p>
          </table:table-cell>
          <table:table-cell office:value-type="float" office:value="0.01881825" calcext:value-type="float">
            <text:p>0.01881825</text:p>
          </table:table-cell>
          <table:table-cell office:value-type="float" office:value="0.01354292" calcext:value-type="float">
            <text:p>0.01354292</text:p>
          </table:table-cell>
          <table:table-cell office:value-type="float" office:value="0.02643143" calcext:value-type="float">
            <text:p>0.02643143</text:p>
          </table:table-cell>
          <table:table-cell office:value-type="float" office:value="0.02085886" calcext:value-type="float">
            <text:p>0.02085886</text:p>
          </table:table-cell>
          <table:table-cell office:value-type="float" office:value="0.02135609" calcext:value-type="float">
            <text:p>0.02135609</text:p>
          </table:table-cell>
          <table:table-cell office:value-type="float" office:value="0.02043925" calcext:value-type="float">
            <text:p>0.02043925</text:p>
          </table:table-cell>
          <table:table-cell office:value-type="float" office:value="0.02680426" calcext:value-type="float">
            <text:p>0.02680426</text:p>
          </table:table-cell>
          <table:table-cell office:value-type="float" office:value="0.005241922" calcext:value-type="float">
            <text:p>0.005241922</text:p>
          </table:table-cell>
          <table:table-cell office:value-type="float" office:value="0.005364519" calcext:value-type="float">
            <text:p>0.005364519</text:p>
          </table:table-cell>
          <table:table-cell office:value-type="float" office:value="0" calcext:value-type="float">
            <text:p>0</text:p>
          </table:table-cell>
          <table:table-cell office:value-type="float" office:value="42.17233" calcext:value-type="float">
            <text:p>42.17233</text:p>
          </table:table-cell>
          <table:table-cell office:value-type="float" office:value="22.24071" calcext:value-type="float">
            <text:p>22.24071</text:p>
          </table:table-cell>
          <table:table-cell office:value-type="float" office:value="12.50028" calcext:value-type="float">
            <text:p>12.50028</text:p>
          </table:table-cell>
          <table:table-cell office:value-type="float" office:value="7.46213" calcext:value-type="float">
            <text:p>7.46213</text:p>
          </table:table-cell>
          <table:table-cell office:value-type="float" office:value="5.361612" calcext:value-type="float">
            <text:p>5.361612</text:p>
          </table:table-cell>
          <table:table-cell office:value-type="float" office:value="2.444625" calcext:value-type="float">
            <text:p>2.444625</text:p>
          </table:table-cell>
          <table:table-cell office:value-type="float" office:value="1.113492" calcext:value-type="float">
            <text:p>1.113492</text:p>
          </table:table-cell>
          <table:table-cell office:value-type="float" office:value="4.410255" calcext:value-type="float">
            <text:p>4.410255</text:p>
          </table:table-cell>
          <table:table-cell office:value-type="float" office:value="3.332678" calcext:value-type="float">
            <text:p>3.332678</text:p>
          </table:table-cell>
          <table:table-cell office:value-type="float" office:value="1.047751" calcext:value-type="float">
            <text:p>1.047751</text:p>
          </table:table-cell>
          <table:table-cell office:value-type="float" office:value="0.3340953" calcext:value-type="float">
            <text:p>0.3340953</text:p>
          </table:table-cell>
          <table:table-cell office:value-type="float" office:value="0.3827668" calcext:value-type="float">
            <text:p>0.3827668</text:p>
          </table:table-cell>
          <table:table-cell office:value-type="float" office:value="0.3155938" calcext:value-type="float">
            <text:p>0.3155938</text:p>
          </table:table-cell>
          <table:table-cell office:value-type="float" office:value="0.3546926" calcext:value-type="float">
            <text:p>0.3546926</text:p>
          </table:table-cell>
          <table:table-cell office:value-type="float" office:value="0" calcext:value-type="float">
            <text:p>0</text:p>
          </table:table-cell>
          <table:table-cell office:value-type="float" office:value="62.87948" calcext:value-type="float">
            <text:p>62.87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8141729" calcext:value-type="float">
            <text:p>-8.141729E-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4" calcext:value-type="float">
            <text:p>5012004</text:p>
          </table:table-cell>
          <table:table-cell office:value-type="float" office:value="30.92974" calcext:value-type="float">
            <text:p>30.92974</text:p>
          </table:table-cell>
          <table:table-cell office:value-type="float" office:value="1087.173" calcext:value-type="float">
            <text:p>1087.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93858" calcext:value-type="float">
            <text:p>0.1293858</text:p>
          </table:table-cell>
          <table:table-cell office:value-type="float" office:value="9.193748" calcext:value-type="float">
            <text:p>9.19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16145" calcext:value-type="float">
            <text:p>1.6145E-07</text:p>
          </table:table-cell>
          <table:table-cell office:value-type="float" office:value="0" calcext:value-type="float">
            <text:p>0</text:p>
          </table:table-cell>
          <table:table-cell office:value-type="float" office:value="-0.001707773" calcext:value-type="float">
            <text:p>-0.001707773</text:p>
          </table:table-cell>
          <table:table-cell office:value-type="float" office:value="-0.00003260964" calcext:value-type="float">
            <text:p>-3.260964E-05</text:p>
          </table:table-cell>
          <table:table-cell office:value-type="float" office:value="0.0001172624" calcext:value-type="float">
            <text:p>0.0001172624</text:p>
          </table:table-cell>
          <table:table-cell office:value-type="float" office:value="0.0000000314746" calcext:value-type="float">
            <text:p>3.14746E-08</text:p>
          </table:table-cell>
          <table:table-cell office:value-type="float" office:value="11.91987" calcext:value-type="float">
            <text:p>11.91987</text:p>
          </table:table-cell>
          <table:table-cell office:value-type="float" office:value="0.09154198" calcext:value-type="float">
            <text:p>0.09154198</text:p>
          </table:table-cell>
          <table:table-cell office:value-type="float" office:value="0.0777315" calcext:value-type="float">
            <text:p>0.0777315</text:p>
          </table:table-cell>
          <table:table-cell office:value-type="float" office:value="0.06851178" calcext:value-type="float">
            <text:p>0.06851178</text:p>
          </table:table-cell>
          <table:table-cell office:value-type="float" office:value="0.04107898" calcext:value-type="float">
            <text:p>0.04107898</text:p>
          </table:table-cell>
          <table:table-cell office:value-type="float" office:value="0.04209295" calcext:value-type="float">
            <text:p>0.04209295</text:p>
          </table:table-cell>
          <table:table-cell office:value-type="float" office:value="0.01891652" calcext:value-type="float">
            <text:p>0.01891652</text:p>
          </table:table-cell>
          <table:table-cell office:value-type="float" office:value="0.01365034" calcext:value-type="float">
            <text:p>0.01365034</text:p>
          </table:table-cell>
          <table:table-cell office:value-type="float" office:value="0.02653643" calcext:value-type="float">
            <text:p>0.02653643</text:p>
          </table:table-cell>
          <table:table-cell office:value-type="float" office:value="0.02089277" calcext:value-type="float">
            <text:p>0.02089277</text:p>
          </table:table-cell>
          <table:table-cell office:value-type="float" office:value="0.02138014" calcext:value-type="float">
            <text:p>0.02138014</text:p>
          </table:table-cell>
          <table:table-cell office:value-type="float" office:value="0.02045861" calcext:value-type="float">
            <text:p>0.02045861</text:p>
          </table:table-cell>
          <table:table-cell office:value-type="float" office:value="0.02679944" calcext:value-type="float">
            <text:p>0.02679944</text:p>
          </table:table-cell>
          <table:table-cell office:value-type="float" office:value="0.005239722" calcext:value-type="float">
            <text:p>0.005239722</text:p>
          </table:table-cell>
          <table:table-cell office:value-type="float" office:value="0.005359824" calcext:value-type="float">
            <text:p>0.005359824</text:p>
          </table:table-cell>
          <table:table-cell office:value-type="float" office:value="0" calcext:value-type="float">
            <text:p>0</text:p>
          </table:table-cell>
          <table:table-cell office:value-type="float" office:value="39.26783" calcext:value-type="float">
            <text:p>39.26783</text:p>
          </table:table-cell>
          <table:table-cell office:value-type="float" office:value="22.07541" calcext:value-type="float">
            <text:p>22.07541</text:p>
          </table:table-cell>
          <table:table-cell office:value-type="float" office:value="12.66981" calcext:value-type="float">
            <text:p>12.66981</text:p>
          </table:table-cell>
          <table:table-cell office:value-type="float" office:value="7.367032" calcext:value-type="float">
            <text:p>7.367032</text:p>
          </table:table-cell>
          <table:table-cell office:value-type="float" office:value="5.3121" calcext:value-type="float">
            <text:p>5.3121</text:p>
          </table:table-cell>
          <table:table-cell office:value-type="float" office:value="2.426917" calcext:value-type="float">
            <text:p>2.426917</text:p>
          </table:table-cell>
          <table:table-cell office:value-type="float" office:value="1.130431" calcext:value-type="float">
            <text:p>1.130431</text:p>
          </table:table-cell>
          <table:table-cell office:value-type="float" office:value="4.408471" calcext:value-type="float">
            <text:p>4.408471</text:p>
          </table:table-cell>
          <table:table-cell office:value-type="float" office:value="3.337513" calcext:value-type="float">
            <text:p>3.337513</text:p>
          </table:table-cell>
          <table:table-cell office:value-type="float" office:value="1.048906" calcext:value-type="float">
            <text:p>1.048906</text:p>
          </table:table-cell>
          <table:table-cell office:value-type="float" office:value="0.3351563" calcext:value-type="float">
            <text:p>0.3351563</text:p>
          </table:table-cell>
          <table:table-cell office:value-type="float" office:value="0.3835127" calcext:value-type="float">
            <text:p>0.3835127</text:p>
          </table:table-cell>
          <table:table-cell office:value-type="float" office:value="0.3150452" calcext:value-type="float">
            <text:p>0.3150452</text:p>
          </table:table-cell>
          <table:table-cell office:value-type="float" office:value="0.3546886" calcext:value-type="float">
            <text:p>0.3546886</text:p>
          </table:table-cell>
          <table:table-cell office:value-type="float" office:value="0" calcext:value-type="float">
            <text:p>0</text:p>
          </table:table-cell>
          <table:table-cell office:value-type="float" office:value="63.03788" calcext:value-type="float">
            <text:p>63.03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9621697" calcext:value-type="float">
            <text:p>-9.621697E-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4" calcext:value-type="float">
            <text:p>6012004</text:p>
          </table:table-cell>
          <table:table-cell office:value-type="float" office:value="30.92719" calcext:value-type="float">
            <text:p>30.92719</text:p>
          </table:table-cell>
          <table:table-cell office:value-type="float" office:value="1087.171" calcext:value-type="float">
            <text:p>1087.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02314" calcext:value-type="float">
            <text:p>0.1302314</text:p>
          </table:table-cell>
          <table:table-cell office:value-type="float" office:value="9.197618" calcext:value-type="float">
            <text:p>9.197618</text:p>
          </table:table-cell>
          <table:table-cell office:value-type="float" office:value="0" calcext:value-type="float">
            <text:p>0</text:p>
          </table:table-cell>
          <table:table-cell office:value-type="float" office:value="0.0000001703656" calcext:value-type="float">
            <text:p>1.703656E-07</text:p>
          </table:table-cell>
          <table:table-cell office:value-type="float" office:value="0" calcext:value-type="float">
            <text:p>0</text:p>
          </table:table-cell>
          <table:table-cell office:value-type="float" office:value="-0.001703692" calcext:value-type="float">
            <text:p>-0.001703692</text:p>
          </table:table-cell>
          <table:table-cell office:value-type="float" office:value="-0.000036828" calcext:value-type="float">
            <text:p>-3.6828E-05</text:p>
          </table:table-cell>
          <table:table-cell office:value-type="float" office:value="0.0001504338" calcext:value-type="float">
            <text:p>0.0001504338</text:p>
          </table:table-cell>
          <table:table-cell office:value-type="float" office:value="0.00000003147733" calcext:value-type="float">
            <text:p>3.147733E-08</text:p>
          </table:table-cell>
          <table:table-cell office:value-type="float" office:value="11.91625" calcext:value-type="float">
            <text:p>11.91625</text:p>
          </table:table-cell>
          <table:table-cell office:value-type="float" office:value="0.09649009" calcext:value-type="float">
            <text:p>0.09649009</text:p>
          </table:table-cell>
          <table:table-cell office:value-type="float" office:value="0.08371564" calcext:value-type="float">
            <text:p>0.08371564</text:p>
          </table:table-cell>
          <table:table-cell office:value-type="float" office:value="0.07188444" calcext:value-type="float">
            <text:p>0.07188444</text:p>
          </table:table-cell>
          <table:table-cell office:value-type="float" office:value="0.04248489" calcext:value-type="float">
            <text:p>0.04248489</text:p>
          </table:table-cell>
          <table:table-cell office:value-type="float" office:value="0.04323764" calcext:value-type="float">
            <text:p>0.04323764</text:p>
          </table:table-cell>
          <table:table-cell office:value-type="float" office:value="0.01904959" calcext:value-type="float">
            <text:p>0.01904959</text:p>
          </table:table-cell>
          <table:table-cell office:value-type="float" office:value="0.0137725" calcext:value-type="float">
            <text:p>0.0137725</text:p>
          </table:table-cell>
          <table:table-cell office:value-type="float" office:value="0.0266483" calcext:value-type="float">
            <text:p>0.0266483</text:p>
          </table:table-cell>
          <table:table-cell office:value-type="float" office:value="0.02093134" calcext:value-type="float">
            <text:p>0.02093134</text:p>
          </table:table-cell>
          <table:table-cell office:value-type="float" office:value="0.02140358" calcext:value-type="float">
            <text:p>0.02140358</text:p>
          </table:table-cell>
          <table:table-cell office:value-type="float" office:value="0.02047771" calcext:value-type="float">
            <text:p>0.02047771</text:p>
          </table:table-cell>
          <table:table-cell office:value-type="float" office:value="0.02679462" calcext:value-type="float">
            <text:p>0.02679462</text:p>
          </table:table-cell>
          <table:table-cell office:value-type="float" office:value="0.005237774" calcext:value-type="float">
            <text:p>0.005237774</text:p>
          </table:table-cell>
          <table:table-cell office:value-type="float" office:value="0.005355912" calcext:value-type="float">
            <text:p>0.005355912</text:p>
          </table:table-cell>
          <table:table-cell office:value-type="float" office:value="0" calcext:value-type="float">
            <text:p>0</text:p>
          </table:table-cell>
          <table:table-cell office:value-type="float" office:value="42.17484" calcext:value-type="float">
            <text:p>42.17484</text:p>
          </table:table-cell>
          <table:table-cell office:value-type="float" office:value="22.01231" calcext:value-type="float">
            <text:p>22.01231</text:p>
          </table:table-cell>
          <table:table-cell office:value-type="float" office:value="12.67379" calcext:value-type="float">
            <text:p>12.67379</text:p>
          </table:table-cell>
          <table:table-cell office:value-type="float" office:value="7.442331" calcext:value-type="float">
            <text:p>7.442331</text:p>
          </table:table-cell>
          <table:table-cell office:value-type="float" office:value="5.226029" calcext:value-type="float">
            <text:p>5.226029</text:p>
          </table:table-cell>
          <table:table-cell office:value-type="float" office:value="2.409422" calcext:value-type="float">
            <text:p>2.409422</text:p>
          </table:table-cell>
          <table:table-cell office:value-type="float" office:value="1.143965" calcext:value-type="float">
            <text:p>1.143965</text:p>
          </table:table-cell>
          <table:table-cell office:value-type="float" office:value="4.405615" calcext:value-type="float">
            <text:p>4.405615</text:p>
          </table:table-cell>
          <table:table-cell office:value-type="float" office:value="3.342663" calcext:value-type="float">
            <text:p>3.342663</text:p>
          </table:table-cell>
          <table:table-cell office:value-type="float" office:value="1.050014" calcext:value-type="float">
            <text:p>1.050014</text:p>
          </table:table-cell>
          <table:table-cell office:value-type="float" office:value="0.3362011" calcext:value-type="float">
            <text:p>0.3362011</text:p>
          </table:table-cell>
          <table:table-cell office:value-type="float" office:value="0.3842268" calcext:value-type="float">
            <text:p>0.3842268</text:p>
          </table:table-cell>
          <table:table-cell office:value-type="float" office:value="0.3145908" calcext:value-type="float">
            <text:p>0.3145908</text:p>
          </table:table-cell>
          <table:table-cell office:value-type="float" office:value="0.3546818" calcext:value-type="float">
            <text:p>0.3546818</text:p>
          </table:table-cell>
          <table:table-cell office:value-type="float" office:value="0" calcext:value-type="float">
            <text:p>0</text:p>
          </table:table-cell>
          <table:table-cell office:value-type="float" office:value="63.24306" calcext:value-type="float">
            <text:p>63.24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0982" calcext:value-type="float">
            <text:p>-1.0982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4" calcext:value-type="float">
            <text:p>7012004</text:p>
          </table:table-cell>
          <table:table-cell office:value-type="float" office:value="30.92492" calcext:value-type="float">
            <text:p>30.92492</text:p>
          </table:table-cell>
          <table:table-cell office:value-type="float" office:value="1087.17" calcext:value-type="float">
            <text:p>1087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12412" calcext:value-type="float">
            <text:p>0.1312412</text:p>
          </table:table-cell>
          <table:table-cell office:value-type="float" office:value="9.200909" calcext:value-type="float">
            <text:p>9.200909</text:p>
          </table:table-cell>
          <table:table-cell office:value-type="float" office:value="0" calcext:value-type="float">
            <text:p>0</text:p>
          </table:table-cell>
          <table:table-cell office:value-type="float" office:value="0.0000001703656" calcext:value-type="float">
            <text:p>1.703656E-07</text:p>
          </table:table-cell>
          <table:table-cell office:value-type="float" office:value="0" calcext:value-type="float">
            <text:p>0</text:p>
          </table:table-cell>
          <table:table-cell office:value-type="float" office:value="-0.001703692" calcext:value-type="float">
            <text:p>-0.001703692</text:p>
          </table:table-cell>
          <table:table-cell office:value-type="float" office:value="-0.00003658724" calcext:value-type="float">
            <text:p>-3.658724E-05</text:p>
          </table:table-cell>
          <table:table-cell office:value-type="float" office:value="0.0001842629" calcext:value-type="float">
            <text:p>0.0001842629</text:p>
          </table:table-cell>
          <table:table-cell office:value-type="float" office:value="0.00000003147733" calcext:value-type="float">
            <text:p>3.147733E-08</text:p>
          </table:table-cell>
          <table:table-cell office:value-type="float" office:value="11.91317" calcext:value-type="float">
            <text:p>11.91317</text:p>
          </table:table-cell>
          <table:table-cell office:value-type="float" office:value="0.1071384" calcext:value-type="float">
            <text:p>0.1071384</text:p>
          </table:table-cell>
          <table:table-cell office:value-type="float" office:value="0.08927987" calcext:value-type="float">
            <text:p>0.08927987</text:p>
          </table:table-cell>
          <table:table-cell office:value-type="float" office:value="0.07667068" calcext:value-type="float">
            <text:p>0.07667068</text:p>
          </table:table-cell>
          <table:table-cell office:value-type="float" office:value="0.04389402" calcext:value-type="float">
            <text:p>0.04389402</text:p>
          </table:table-cell>
          <table:table-cell office:value-type="float" office:value="0.04434716" calcext:value-type="float">
            <text:p>0.04434716</text:p>
          </table:table-cell>
          <table:table-cell office:value-type="float" office:value="0.01917306" calcext:value-type="float">
            <text:p>0.01917306</text:p>
          </table:table-cell>
          <table:table-cell office:value-type="float" office:value="0.0138938" calcext:value-type="float">
            <text:p>0.0138938</text:p>
          </table:table-cell>
          <table:table-cell office:value-type="float" office:value="0.02676493" calcext:value-type="float">
            <text:p>0.02676493</text:p>
          </table:table-cell>
          <table:table-cell office:value-type="float" office:value="0.02097394" calcext:value-type="float">
            <text:p>0.02097394</text:p>
          </table:table-cell>
          <table:table-cell office:value-type="float" office:value="0.0214271" calcext:value-type="float">
            <text:p>0.0214271</text:p>
          </table:table-cell>
          <table:table-cell office:value-type="float" office:value="0.02049658" calcext:value-type="float">
            <text:p>0.02049658</text:p>
          </table:table-cell>
          <table:table-cell office:value-type="float" office:value="0.02678988" calcext:value-type="float">
            <text:p>0.02678988</text:p>
          </table:table-cell>
          <table:table-cell office:value-type="float" office:value="0.005236119" calcext:value-type="float">
            <text:p>0.005236119</text:p>
          </table:table-cell>
          <table:table-cell office:value-type="float" office:value="0.005353362" calcext:value-type="float">
            <text:p>0.005353362</text:p>
          </table:table-cell>
          <table:table-cell office:value-type="float" office:value="0" calcext:value-type="float">
            <text:p>0</text:p>
          </table:table-cell>
          <table:table-cell office:value-type="float" office:value="58.00635" calcext:value-type="float">
            <text:p>58.00635</text:p>
          </table:table-cell>
          <table:table-cell office:value-type="float" office:value="22.02187" calcext:value-type="float">
            <text:p>22.02187</text:p>
          </table:table-cell>
          <table:table-cell office:value-type="float" office:value="12.69244" calcext:value-type="float">
            <text:p>12.69244</text:p>
          </table:table-cell>
          <table:table-cell office:value-type="float" office:value="7.550795" calcext:value-type="float">
            <text:p>7.550795</text:p>
          </table:table-cell>
          <table:table-cell office:value-type="float" office:value="5.121828" calcext:value-type="float">
            <text:p>5.121828</text:p>
          </table:table-cell>
          <table:table-cell office:value-type="float" office:value="2.386651" calcext:value-type="float">
            <text:p>2.386651</text:p>
          </table:table-cell>
          <table:table-cell office:value-type="float" office:value="1.15492" calcext:value-type="float">
            <text:p>1.15492</text:p>
          </table:table-cell>
          <table:table-cell office:value-type="float" office:value="4.402511" calcext:value-type="float">
            <text:p>4.402511</text:p>
          </table:table-cell>
          <table:table-cell office:value-type="float" office:value="3.347663" calcext:value-type="float">
            <text:p>3.347663</text:p>
          </table:table-cell>
          <table:table-cell office:value-type="float" office:value="1.051113" calcext:value-type="float">
            <text:p>1.051113</text:p>
          </table:table-cell>
          <table:table-cell office:value-type="float" office:value="0.3372287" calcext:value-type="float">
            <text:p>0.3372287</text:p>
          </table:table-cell>
          <table:table-cell office:value-type="float" office:value="0.3849173" calcext:value-type="float">
            <text:p>0.3849173</text:p>
          </table:table-cell>
          <table:table-cell office:value-type="float" office:value="0.3142355" calcext:value-type="float">
            <text:p>0.3142355</text:p>
          </table:table-cell>
          <table:table-cell office:value-type="float" office:value="0.3547021" calcext:value-type="float">
            <text:p>0.3547021</text:p>
          </table:table-cell>
          <table:table-cell office:value-type="float" office:value="0" calcext:value-type="float">
            <text:p>0</text:p>
          </table:table-cell>
          <table:table-cell office:value-type="float" office:value="63.51054" calcext:value-type="float">
            <text:p>63.51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227077" calcext:value-type="float">
            <text:p>-1.227077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4" calcext:value-type="float">
            <text:p>8012004</text:p>
          </table:table-cell>
          <table:table-cell office:value-type="float" office:value="30.92268" calcext:value-type="float">
            <text:p>30.92268</text:p>
          </table:table-cell>
          <table:table-cell office:value-type="float" office:value="1087.168" calcext:value-type="float">
            <text:p>1087.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23065" calcext:value-type="float">
            <text:p>0.1323065</text:p>
          </table:table-cell>
          <table:table-cell office:value-type="float" office:value="9.203888" calcext:value-type="float">
            <text:p>9.203888</text:p>
          </table:table-cell>
          <table:table-cell office:value-type="float" office:value="0" calcext:value-type="float">
            <text:p>0</text:p>
          </table:table-cell>
          <table:table-cell office:value-type="float" office:value="0.0000001703794" calcext:value-type="float">
            <text:p>1.703794E-07</text:p>
          </table:table-cell>
          <table:table-cell office:value-type="float" office:value="0" calcext:value-type="float">
            <text:p>0</text:p>
          </table:table-cell>
          <table:table-cell office:value-type="float" office:value="-0.001703583" calcext:value-type="float">
            <text:p>-0.001703583</text:p>
          </table:table-cell>
          <table:table-cell office:value-type="float" office:value="-0.00003664757" calcext:value-type="float">
            <text:p>-3.664757E-05</text:p>
          </table:table-cell>
          <table:table-cell office:value-type="float" office:value="0.0002172456" calcext:value-type="float">
            <text:p>0.0002172456</text:p>
          </table:table-cell>
          <table:table-cell office:value-type="float" office:value="0.00000003147733" calcext:value-type="float">
            <text:p>3.147733E-08</text:p>
          </table:table-cell>
          <table:table-cell office:value-type="float" office:value="11.9109" calcext:value-type="float">
            <text:p>11.9109</text:p>
          </table:table-cell>
          <table:table-cell office:value-type="float" office:value="0.1209666" calcext:value-type="float">
            <text:p>0.1209666</text:p>
          </table:table-cell>
          <table:table-cell office:value-type="float" office:value="0.09332764" calcext:value-type="float">
            <text:p>0.09332764</text:p>
          </table:table-cell>
          <table:table-cell office:value-type="float" office:value="0.07979104" calcext:value-type="float">
            <text:p>0.07979104</text:p>
          </table:table-cell>
          <table:table-cell office:value-type="float" office:value="0.04510527" calcext:value-type="float">
            <text:p>0.04510527</text:p>
          </table:table-cell>
          <table:table-cell office:value-type="float" office:value="0.04555455" calcext:value-type="float">
            <text:p>0.04555455</text:p>
          </table:table-cell>
          <table:table-cell office:value-type="float" office:value="0.01928507" calcext:value-type="float">
            <text:p>0.01928507</text:p>
          </table:table-cell>
          <table:table-cell office:value-type="float" office:value="0.01400539" calcext:value-type="float">
            <text:p>0.01400539</text:p>
          </table:table-cell>
          <table:table-cell office:value-type="float" office:value="0.02688145" calcext:value-type="float">
            <text:p>0.02688145</text:p>
          </table:table-cell>
          <table:table-cell office:value-type="float" office:value="0.02101992" calcext:value-type="float">
            <text:p>0.02101992</text:p>
          </table:table-cell>
          <table:table-cell office:value-type="float" office:value="0.02145107" calcext:value-type="float">
            <text:p>0.02145107</text:p>
          </table:table-cell>
          <table:table-cell office:value-type="float" office:value="0.02051528" calcext:value-type="float">
            <text:p>0.02051528</text:p>
          </table:table-cell>
          <table:table-cell office:value-type="float" office:value="0.02678522" calcext:value-type="float">
            <text:p>0.02678522</text:p>
          </table:table-cell>
          <table:table-cell office:value-type="float" office:value="0.005234926" calcext:value-type="float">
            <text:p>0.005234926</text:p>
          </table:table-cell>
          <table:table-cell office:value-type="float" office:value="0.005351966" calcext:value-type="float">
            <text:p>0.005351966</text:p>
          </table:table-cell>
          <table:table-cell office:value-type="float" office:value="0" calcext:value-type="float">
            <text:p>0</text:p>
          </table:table-cell>
          <table:table-cell office:value-type="float" office:value="76.11171" calcext:value-type="float">
            <text:p>76.11171</text:p>
          </table:table-cell>
          <table:table-cell office:value-type="float" office:value="22.15935" calcext:value-type="float">
            <text:p>22.15935</text:p>
          </table:table-cell>
          <table:table-cell office:value-type="float" office:value="12.73743" calcext:value-type="float">
            <text:p>12.73743</text:p>
          </table:table-cell>
          <table:table-cell office:value-type="float" office:value="7.595543" calcext:value-type="float">
            <text:p>7.595543</text:p>
          </table:table-cell>
          <table:table-cell office:value-type="float" office:value="5.105645" calcext:value-type="float">
            <text:p>5.105645</text:p>
          </table:table-cell>
          <table:table-cell office:value-type="float" office:value="2.366733" calcext:value-type="float">
            <text:p>2.366733</text:p>
          </table:table-cell>
          <table:table-cell office:value-type="float" office:value="1.162679" calcext:value-type="float">
            <text:p>1.162679</text:p>
          </table:table-cell>
          <table:table-cell office:value-type="float" office:value="4.399171" calcext:value-type="float">
            <text:p>4.399171</text:p>
          </table:table-cell>
          <table:table-cell office:value-type="float" office:value="3.352514" calcext:value-type="float">
            <text:p>3.352514</text:p>
          </table:table-cell>
          <table:table-cell office:value-type="float" office:value="1.052201" calcext:value-type="float">
            <text:p>1.052201</text:p>
          </table:table-cell>
          <table:table-cell office:value-type="float" office:value="0.3382384" calcext:value-type="float">
            <text:p>0.3382384</text:p>
          </table:table-cell>
          <table:table-cell office:value-type="float" office:value="0.3855921" calcext:value-type="float">
            <text:p>0.3855921</text:p>
          </table:table-cell>
          <table:table-cell office:value-type="float" office:value="0.3140271" calcext:value-type="float">
            <text:p>0.3140271</text:p>
          </table:table-cell>
          <table:table-cell office:value-type="float" office:value="0.3546908" calcext:value-type="float">
            <text:p>0.3546908</text:p>
          </table:table-cell>
          <table:table-cell office:value-type="float" office:value="0" calcext:value-type="float">
            <text:p>0</text:p>
          </table:table-cell>
          <table:table-cell office:value-type="float" office:value="63.99129" calcext:value-type="float">
            <text:p>63.99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353701" calcext:value-type="float">
            <text:p>-1.353701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4" calcext:value-type="float">
            <text:p>9012004</text:p>
          </table:table-cell>
          <table:table-cell office:value-type="float" office:value="30.91981" calcext:value-type="float">
            <text:p>30.91981</text:p>
          </table:table-cell>
          <table:table-cell office:value-type="float" office:value="1087.166" calcext:value-type="float">
            <text:p>1087.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0706" calcext:value-type="float">
            <text:p>0.1330706</text:p>
          </table:table-cell>
          <table:table-cell office:value-type="float" office:value="9.208356" calcext:value-type="float">
            <text:p>9.208356</text:p>
          </table:table-cell>
          <table:table-cell office:value-type="float" office:value="0" calcext:value-type="float">
            <text:p>0</text:p>
          </table:table-cell>
          <table:table-cell office:value-type="float" office:value="0.0000001703794" calcext:value-type="float">
            <text:p>1.703794E-07</text:p>
          </table:table-cell>
          <table:table-cell office:value-type="float" office:value="0" calcext:value-type="float">
            <text:p>0</text:p>
          </table:table-cell>
          <table:table-cell office:value-type="float" office:value="-0.002022079" calcext:value-type="float">
            <text:p>-0.002022079</text:p>
          </table:table-cell>
          <table:table-cell office:value-type="float" office:value="-0.00003842892" calcext:value-type="float">
            <text:p>-3.842892E-05</text:p>
          </table:table-cell>
          <table:table-cell office:value-type="float" office:value="0.0002498588" calcext:value-type="float">
            <text:p>0.0002498588</text:p>
          </table:table-cell>
          <table:table-cell office:value-type="float" office:value="0.00000003147733" calcext:value-type="float">
            <text:p>3.147733E-08</text:p>
          </table:table-cell>
          <table:table-cell office:value-type="float" office:value="11.90608" calcext:value-type="float">
            <text:p>11.90608</text:p>
          </table:table-cell>
          <table:table-cell office:value-type="float" office:value="0.1269986" calcext:value-type="float">
            <text:p>0.1269986</text:p>
          </table:table-cell>
          <table:table-cell office:value-type="float" office:value="0.09780121" calcext:value-type="float">
            <text:p>0.09780121</text:p>
          </table:table-cell>
          <table:table-cell office:value-type="float" office:value="0.08241037" calcext:value-type="float">
            <text:p>0.08241037</text:p>
          </table:table-cell>
          <table:table-cell office:value-type="float" office:value="0.04627534" calcext:value-type="float">
            <text:p>0.04627534</text:p>
          </table:table-cell>
          <table:table-cell office:value-type="float" office:value="0.04672397" calcext:value-type="float">
            <text:p>0.04672397</text:p>
          </table:table-cell>
          <table:table-cell office:value-type="float" office:value="0.01940759" calcext:value-type="float">
            <text:p>0.01940759</text:p>
          </table:table-cell>
          <table:table-cell office:value-type="float" office:value="0.01411809" calcext:value-type="float">
            <text:p>0.01411809</text:p>
          </table:table-cell>
          <table:table-cell office:value-type="float" office:value="0.02699512" calcext:value-type="float">
            <text:p>0.02699512</text:p>
          </table:table-cell>
          <table:table-cell office:value-type="float" office:value="0.02106826" calcext:value-type="float">
            <text:p>0.02106826</text:p>
          </table:table-cell>
          <table:table-cell office:value-type="float" office:value="0.02147555" calcext:value-type="float">
            <text:p>0.02147555</text:p>
          </table:table-cell>
          <table:table-cell office:value-type="float" office:value="0.02053384" calcext:value-type="float">
            <text:p>0.02053384</text:p>
          </table:table-cell>
          <table:table-cell office:value-type="float" office:value="0.02678069" calcext:value-type="float">
            <text:p>0.02678069</text:p>
          </table:table-cell>
          <table:table-cell office:value-type="float" office:value="0.005245499" calcext:value-type="float">
            <text:p>0.005245499</text:p>
          </table:table-cell>
          <table:table-cell office:value-type="float" office:value="0.005337425" calcext:value-type="float">
            <text:p>0.005337425</text:p>
          </table:table-cell>
          <table:table-cell office:value-type="float" office:value="0" calcext:value-type="float">
            <text:p>0</text:p>
          </table:table-cell>
          <table:table-cell office:value-type="float" office:value="74.18086" calcext:value-type="float">
            <text:p>74.18086</text:p>
          </table:table-cell>
          <table:table-cell office:value-type="float" office:value="22.39466" calcext:value-type="float">
            <text:p>22.39466</text:p>
          </table:table-cell>
          <table:table-cell office:value-type="float" office:value="12.77299" calcext:value-type="float">
            <text:p>12.77299</text:p>
          </table:table-cell>
          <table:table-cell office:value-type="float" office:value="7.614063" calcext:value-type="float">
            <text:p>7.614063</text:p>
          </table:table-cell>
          <table:table-cell office:value-type="float" office:value="5.116276" calcext:value-type="float">
            <text:p>5.116276</text:p>
          </table:table-cell>
          <table:table-cell office:value-type="float" office:value="2.352867" calcext:value-type="float">
            <text:p>2.352867</text:p>
          </table:table-cell>
          <table:table-cell office:value-type="float" office:value="1.168814" calcext:value-type="float">
            <text:p>1.168814</text:p>
          </table:table-cell>
          <table:table-cell office:value-type="float" office:value="4.395488" calcext:value-type="float">
            <text:p>4.395488</text:p>
          </table:table-cell>
          <table:table-cell office:value-type="float" office:value="3.357222" calcext:value-type="float">
            <text:p>3.357222</text:p>
          </table:table-cell>
          <table:table-cell office:value-type="float" office:value="1.053273" calcext:value-type="float">
            <text:p>1.053273</text:p>
          </table:table-cell>
          <table:table-cell office:value-type="float" office:value="0.3392323" calcext:value-type="float">
            <text:p>0.3392323</text:p>
          </table:table-cell>
          <table:table-cell office:value-type="float" office:value="0.3863383" calcext:value-type="float">
            <text:p>0.3863383</text:p>
          </table:table-cell>
          <table:table-cell office:value-type="float" office:value="0.3176768" calcext:value-type="float">
            <text:p>0.3176768</text:p>
          </table:table-cell>
          <table:table-cell office:value-type="float" office:value="0.3512137" calcext:value-type="float">
            <text:p>0.3512137</text:p>
          </table:table-cell>
          <table:table-cell office:value-type="float" office:value="0" calcext:value-type="float">
            <text:p>0</text:p>
          </table:table-cell>
          <table:table-cell office:value-type="float" office:value="64.21342" calcext:value-type="float">
            <text:p>64.2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475827" calcext:value-type="float">
            <text:p>-1.475827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4" calcext:value-type="float">
            <text:p>10012004</text:p>
          </table:table-cell>
          <table:table-cell office:value-type="float" office:value="30.91805" calcext:value-type="float">
            <text:p>30.91805</text:p>
          </table:table-cell>
          <table:table-cell office:value-type="float" office:value="1087.165" calcext:value-type="float">
            <text:p>1087.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40997" calcext:value-type="float">
            <text:p>0.1340997</text:p>
          </table:table-cell>
          <table:table-cell office:value-type="float" office:value="9.211541" calcext:value-type="float">
            <text:p>9.211541</text:p>
          </table:table-cell>
          <table:table-cell office:value-type="float" office:value="0" calcext:value-type="float">
            <text:p>0</text:p>
          </table:table-cell>
          <table:table-cell office:value-type="float" office:value="0.000000170398" calcext:value-type="float">
            <text:p>1.70398E-07</text:p>
          </table:table-cell>
          <table:table-cell office:value-type="float" office:value="0" calcext:value-type="float">
            <text:p>0</text:p>
          </table:table-cell>
          <table:table-cell office:value-type="float" office:value="-0.002830474" calcext:value-type="float">
            <text:p>-0.002830474</text:p>
          </table:table-cell>
          <table:table-cell office:value-type="float" office:value="-0.00004000822" calcext:value-type="float">
            <text:p>-4.000822E-05</text:p>
          </table:table-cell>
          <table:table-cell office:value-type="float" office:value="0.000282624" calcext:value-type="float">
            <text:p>0.000282624</text:p>
          </table:table-cell>
          <table:table-cell office:value-type="float" office:value="0.00000003147733" calcext:value-type="float">
            <text:p>3.147733E-08</text:p>
          </table:table-cell>
          <table:table-cell office:value-type="float" office:value="11.90473" calcext:value-type="float">
            <text:p>11.90473</text:p>
          </table:table-cell>
          <table:table-cell office:value-type="float" office:value="0.1399706" calcext:value-type="float">
            <text:p>0.1399706</text:p>
          </table:table-cell>
          <table:table-cell office:value-type="float" office:value="0.1017608" calcext:value-type="float">
            <text:p>0.1017608</text:p>
          </table:table-cell>
          <table:table-cell office:value-type="float" office:value="0.08583862" calcext:value-type="float">
            <text:p>0.08583862</text:p>
          </table:table-cell>
          <table:table-cell office:value-type="float" office:value="0.04768007" calcext:value-type="float">
            <text:p>0.04768007</text:p>
          </table:table-cell>
          <table:table-cell office:value-type="float" office:value="0.04798282" calcext:value-type="float">
            <text:p>0.04798282</text:p>
          </table:table-cell>
          <table:table-cell office:value-type="float" office:value="0.01952924" calcext:value-type="float">
            <text:p>0.01952924</text:p>
          </table:table-cell>
          <table:table-cell office:value-type="float" office:value="0.01423508" calcext:value-type="float">
            <text:p>0.01423508</text:p>
          </table:table-cell>
          <table:table-cell office:value-type="float" office:value="0.0271084" calcext:value-type="float">
            <text:p>0.0271084</text:p>
          </table:table-cell>
          <table:table-cell office:value-type="float" office:value="0.02111852" calcext:value-type="float">
            <text:p>0.02111852</text:p>
          </table:table-cell>
          <table:table-cell office:value-type="float" office:value="0.02150055" calcext:value-type="float">
            <text:p>0.02150055</text:p>
          </table:table-cell>
          <table:table-cell office:value-type="float" office:value="0.02055222" calcext:value-type="float">
            <text:p>0.02055222</text:p>
          </table:table-cell>
          <table:table-cell office:value-type="float" office:value="0.02677666" calcext:value-type="float">
            <text:p>0.02677666</text:p>
          </table:table-cell>
          <table:table-cell office:value-type="float" office:value="0.005242478" calcext:value-type="float">
            <text:p>0.005242478</text:p>
          </table:table-cell>
          <table:table-cell office:value-type="float" office:value="0.00533761" calcext:value-type="float">
            <text:p>0.00533761</text:p>
          </table:table-cell>
          <table:table-cell office:value-type="float" office:value="0" calcext:value-type="float">
            <text:p>0</text:p>
          </table:table-cell>
          <table:table-cell office:value-type="float" office:value="91.27148" calcext:value-type="float">
            <text:p>91.27148</text:p>
          </table:table-cell>
          <table:table-cell office:value-type="float" office:value="22.66477" calcext:value-type="float">
            <text:p>22.66477</text:p>
          </table:table-cell>
          <table:table-cell office:value-type="float" office:value="12.8146" calcext:value-type="float">
            <text:p>12.8146</text:p>
          </table:table-cell>
          <table:table-cell office:value-type="float" office:value="7.62458" calcext:value-type="float">
            <text:p>7.62458</text:p>
          </table:table-cell>
          <table:table-cell office:value-type="float" office:value="5.16717" calcext:value-type="float">
            <text:p>5.16717</text:p>
          </table:table-cell>
          <table:table-cell office:value-type="float" office:value="2.336218" calcext:value-type="float">
            <text:p>2.336218</text:p>
          </table:table-cell>
          <table:table-cell office:value-type="float" office:value="1.173824" calcext:value-type="float">
            <text:p>1.173824</text:p>
          </table:table-cell>
          <table:table-cell office:value-type="float" office:value="4.391667" calcext:value-type="float">
            <text:p>4.391667</text:p>
          </table:table-cell>
          <table:table-cell office:value-type="float" office:value="3.361794" calcext:value-type="float">
            <text:p>3.361794</text:p>
          </table:table-cell>
          <table:table-cell office:value-type="float" office:value="1.054331" calcext:value-type="float">
            <text:p>1.054331</text:p>
          </table:table-cell>
          <table:table-cell office:value-type="float" office:value="0.3402245" calcext:value-type="float">
            <text:p>0.3402245</text:p>
          </table:table-cell>
          <table:table-cell office:value-type="float" office:value="0.387156" calcext:value-type="float">
            <text:p>0.387156</text:p>
          </table:table-cell>
          <table:table-cell office:value-type="float" office:value="0.3167256" calcext:value-type="float">
            <text:p>0.3167256</text:p>
          </table:table-cell>
          <table:table-cell office:value-type="float" office:value="0.3531768" calcext:value-type="float">
            <text:p>0.3531768</text:p>
          </table:table-cell>
          <table:table-cell office:value-type="float" office:value="0" calcext:value-type="float">
            <text:p>0</text:p>
          </table:table-cell>
          <table:table-cell office:value-type="float" office:value="64.63018" calcext:value-type="float">
            <text:p>64.63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592813" calcext:value-type="float">
            <text:p>-1.592813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4" calcext:value-type="float">
            <text:p>11012004</text:p>
          </table:table-cell>
          <table:table-cell office:value-type="float" office:value="30.92635" calcext:value-type="float">
            <text:p>30.92635</text:p>
          </table:table-cell>
          <table:table-cell office:value-type="float" office:value="1087.164" calcext:value-type="float">
            <text:p>1087.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46496" calcext:value-type="float">
            <text:p>0.1346496</text:p>
          </table:table-cell>
          <table:table-cell office:value-type="float" office:value="9.203276" calcext:value-type="float">
            <text:p>9.203276</text:p>
          </table:table-cell>
          <table:table-cell office:value-type="float" office:value="0" calcext:value-type="float">
            <text:p>0</text:p>
          </table:table-cell>
          <table:table-cell office:value-type="float" office:value="0.0000001704167" calcext:value-type="float">
            <text:p>1.704167E-07</text:p>
          </table:table-cell>
          <table:table-cell office:value-type="float" office:value="0" calcext:value-type="float">
            <text:p>0</text:p>
          </table:table-cell>
          <table:table-cell office:value-type="float" office:value="-0.003202119" calcext:value-type="float">
            <text:p>-0.003202119</text:p>
          </table:table-cell>
          <table:table-cell office:value-type="float" office:value="-0.00004581233" calcext:value-type="float">
            <text:p>-4.581233E-05</text:p>
          </table:table-cell>
          <table:table-cell office:value-type="float" office:value="0.0003126761" calcext:value-type="float">
            <text:p>0.0003126761</text:p>
          </table:table-cell>
          <table:table-cell office:value-type="float" office:value="0.00000003147733" calcext:value-type="float">
            <text:p>3.147733E-08</text:p>
          </table:table-cell>
          <table:table-cell office:value-type="float" office:value="11.93226" calcext:value-type="float">
            <text:p>11.93226</text:p>
          </table:table-cell>
          <table:table-cell office:value-type="float" office:value="0.1234378" calcext:value-type="float">
            <text:p>0.1234378</text:p>
          </table:table-cell>
          <table:table-cell office:value-type="float" office:value="0.1012428" calcext:value-type="float">
            <text:p>0.1012428</text:p>
          </table:table-cell>
          <table:table-cell office:value-type="float" office:value="0.0868733" calcext:value-type="float">
            <text:p>0.0868733</text:p>
          </table:table-cell>
          <table:table-cell office:value-type="float" office:value="0.04894648" calcext:value-type="float">
            <text:p>0.04894648</text:p>
          </table:table-cell>
          <table:table-cell office:value-type="float" office:value="0.04920688" calcext:value-type="float">
            <text:p>0.04920688</text:p>
          </table:table-cell>
          <table:table-cell office:value-type="float" office:value="0.01961872" calcext:value-type="float">
            <text:p>0.01961872</text:p>
          </table:table-cell>
          <table:table-cell office:value-type="float" office:value="0.01434022" calcext:value-type="float">
            <text:p>0.01434022</text:p>
          </table:table-cell>
          <table:table-cell office:value-type="float" office:value="0.02721939" calcext:value-type="float">
            <text:p>0.02721939</text:p>
          </table:table-cell>
          <table:table-cell office:value-type="float" office:value="0.02117058" calcext:value-type="float">
            <text:p>0.02117058</text:p>
          </table:table-cell>
          <table:table-cell office:value-type="float" office:value="0.0215261" calcext:value-type="float">
            <text:p>0.0215261</text:p>
          </table:table-cell>
          <table:table-cell office:value-type="float" office:value="0.02056994" calcext:value-type="float">
            <text:p>0.02056994</text:p>
          </table:table-cell>
          <table:table-cell office:value-type="float" office:value="0.02677291" calcext:value-type="float">
            <text:p>0.02677291</text:p>
          </table:table-cell>
          <table:table-cell office:value-type="float" office:value="0.005239797" calcext:value-type="float">
            <text:p>0.005239797</text:p>
          </table:table-cell>
          <table:table-cell office:value-type="float" office:value="0.00534036" calcext:value-type="float">
            <text:p>0.00534036</text:p>
          </table:table-cell>
          <table:table-cell office:value-type="float" office:value="0" calcext:value-type="float">
            <text:p>0</text:p>
          </table:table-cell>
          <table:table-cell office:value-type="float" office:value="103.8152" calcext:value-type="float">
            <text:p>103.8152</text:p>
          </table:table-cell>
          <table:table-cell office:value-type="float" office:value="23.11359" calcext:value-type="float">
            <text:p>23.11359</text:p>
          </table:table-cell>
          <table:table-cell office:value-type="float" office:value="12.90198" calcext:value-type="float">
            <text:p>12.90198</text:p>
          </table:table-cell>
          <table:table-cell office:value-type="float" office:value="7.650218" calcext:value-type="float">
            <text:p>7.650218</text:p>
          </table:table-cell>
          <table:table-cell office:value-type="float" office:value="5.248491" calcext:value-type="float">
            <text:p>5.248491</text:p>
          </table:table-cell>
          <table:table-cell office:value-type="float" office:value="2.314395" calcext:value-type="float">
            <text:p>2.314395</text:p>
          </table:table-cell>
          <table:table-cell office:value-type="float" office:value="1.177075" calcext:value-type="float">
            <text:p>1.177075</text:p>
          </table:table-cell>
          <table:table-cell office:value-type="float" office:value="4.387715" calcext:value-type="float">
            <text:p>4.387715</text:p>
          </table:table-cell>
          <table:table-cell office:value-type="float" office:value="3.36623" calcext:value-type="float">
            <text:p>3.36623</text:p>
          </table:table-cell>
          <table:table-cell office:value-type="float" office:value="1.055374" calcext:value-type="float">
            <text:p>1.055374</text:p>
          </table:table-cell>
          <table:table-cell office:value-type="float" office:value="0.3412122" calcext:value-type="float">
            <text:p>0.3412122</text:p>
          </table:table-cell>
          <table:table-cell office:value-type="float" office:value="0.3878873" calcext:value-type="float">
            <text:p>0.3878873</text:p>
          </table:table-cell>
          <table:table-cell office:value-type="float" office:value="0.3159374" calcext:value-type="float">
            <text:p>0.3159374</text:p>
          </table:table-cell>
          <table:table-cell office:value-type="float" office:value="0.3544754" calcext:value-type="float">
            <text:p>0.3544754</text:p>
          </table:table-cell>
          <table:table-cell office:value-type="float" office:value="0" calcext:value-type="float">
            <text:p>0</text:p>
          </table:table-cell>
          <table:table-cell office:value-type="float" office:value="65.23785" calcext:value-type="float">
            <text:p>65.237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721231" calcext:value-type="float">
            <text:p>-1.721231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4" calcext:value-type="float">
            <text:p>12012004</text:p>
          </table:table-cell>
          <table:table-cell office:value-type="float" office:value="30.93212" calcext:value-type="float">
            <text:p>30.93212</text:p>
          </table:table-cell>
          <table:table-cell office:value-type="float" office:value="1087.164" calcext:value-type="float">
            <text:p>1087.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56907" calcext:value-type="float">
            <text:p>0.1356907</text:p>
          </table:table-cell>
          <table:table-cell office:value-type="float" office:value="9.196675" calcext:value-type="float">
            <text:p>9.196675</text:p>
          </table:table-cell>
          <table:table-cell office:value-type="float" office:value="0" calcext:value-type="float">
            <text:p>0</text:p>
          </table:table-cell>
          <table:table-cell office:value-type="float" office:value="0.0000001704167" calcext:value-type="float">
            <text:p>1.704167E-07</text:p>
          </table:table-cell>
          <table:table-cell office:value-type="float" office:value="0" calcext:value-type="float">
            <text:p>0</text:p>
          </table:table-cell>
          <table:table-cell office:value-type="float" office:value="-0.003202119" calcext:value-type="float">
            <text:p>-0.003202119</text:p>
          </table:table-cell>
          <table:table-cell office:value-type="float" office:value="-0.00005242075" calcext:value-type="float">
            <text:p>-5.242075E-05</text:p>
          </table:table-cell>
          <table:table-cell office:value-type="float" office:value="0.0003386238" calcext:value-type="float">
            <text:p>0.0003386238</text:p>
          </table:table-cell>
          <table:table-cell office:value-type="float" office:value="0.00000004324726" calcext:value-type="float">
            <text:p>4.324726E-08</text:p>
          </table:table-cell>
          <table:table-cell office:value-type="float" office:value="11.95354" calcext:value-type="float">
            <text:p>11.95354</text:p>
          </table:table-cell>
          <table:table-cell office:value-type="float" office:value="0.1186161" calcext:value-type="float">
            <text:p>0.1186161</text:p>
          </table:table-cell>
          <table:table-cell office:value-type="float" office:value="0.09846373" calcext:value-type="float">
            <text:p>0.09846373</text:p>
          </table:table-cell>
          <table:table-cell office:value-type="float" office:value="0.08608032" calcext:value-type="float">
            <text:p>0.08608032</text:p>
          </table:table-cell>
          <table:table-cell office:value-type="float" office:value="0.04982638" calcext:value-type="float">
            <text:p>0.04982638</text:p>
          </table:table-cell>
          <table:table-cell office:value-type="float" office:value="0.05018641" calcext:value-type="float">
            <text:p>0.05018641</text:p>
          </table:table-cell>
          <table:table-cell office:value-type="float" office:value="0.01971412" calcext:value-type="float">
            <text:p>0.01971412</text:p>
          </table:table-cell>
          <table:table-cell office:value-type="float" office:value="0.01443921" calcext:value-type="float">
            <text:p>0.01443921</text:p>
          </table:table-cell>
          <table:table-cell office:value-type="float" office:value="0.02732649" calcext:value-type="float">
            <text:p>0.02732649</text:p>
          </table:table-cell>
          <table:table-cell office:value-type="float" office:value="0.02122382" calcext:value-type="float">
            <text:p>0.02122382</text:p>
          </table:table-cell>
          <table:table-cell office:value-type="float" office:value="0.02155213" calcext:value-type="float">
            <text:p>0.02155213</text:p>
          </table:table-cell>
          <table:table-cell office:value-type="float" office:value="0.02058699" calcext:value-type="float">
            <text:p>0.02058699</text:p>
          </table:table-cell>
          <table:table-cell office:value-type="float" office:value="0.02676947" calcext:value-type="float">
            <text:p>0.02676947</text:p>
          </table:table-cell>
          <table:table-cell office:value-type="float" office:value="0.005239101" calcext:value-type="float">
            <text:p>0.005239101</text:p>
          </table:table-cell>
          <table:table-cell office:value-type="float" office:value="0.00534088" calcext:value-type="float">
            <text:p>0.00534088</text:p>
          </table:table-cell>
          <table:table-cell office:value-type="float" office:value="0" calcext:value-type="float">
            <text:p>0</text:p>
          </table:table-cell>
          <table:table-cell office:value-type="float" office:value="110.8137" calcext:value-type="float">
            <text:p>110.8137</text:p>
          </table:table-cell>
          <table:table-cell office:value-type="float" office:value="23.93325" calcext:value-type="float">
            <text:p>23.93325</text:p>
          </table:table-cell>
          <table:table-cell office:value-type="float" office:value="13.02089" calcext:value-type="float">
            <text:p>13.02089</text:p>
          </table:table-cell>
          <table:table-cell office:value-type="float" office:value="7.689683" calcext:value-type="float">
            <text:p>7.689683</text:p>
          </table:table-cell>
          <table:table-cell office:value-type="float" office:value="5.29319" calcext:value-type="float">
            <text:p>5.29319</text:p>
          </table:table-cell>
          <table:table-cell office:value-type="float" office:value="2.299445" calcext:value-type="float">
            <text:p>2.299445</text:p>
          </table:table-cell>
          <table:table-cell office:value-type="float" office:value="1.180077" calcext:value-type="float">
            <text:p>1.180077</text:p>
          </table:table-cell>
          <table:table-cell office:value-type="float" office:value="4.383605" calcext:value-type="float">
            <text:p>4.383605</text:p>
          </table:table-cell>
          <table:table-cell office:value-type="float" office:value="3.370536" calcext:value-type="float">
            <text:p>3.370536</text:p>
          </table:table-cell>
          <table:table-cell office:value-type="float" office:value="1.0564" calcext:value-type="float">
            <text:p>1.0564</text:p>
          </table:table-cell>
          <table:table-cell office:value-type="float" office:value="0.3421878" calcext:value-type="float">
            <text:p>0.3421878</text:p>
          </table:table-cell>
          <table:table-cell office:value-type="float" office:value="0.3885757" calcext:value-type="float">
            <text:p>0.3885757</text:p>
          </table:table-cell>
          <table:table-cell office:value-type="float" office:value="0.3158064" calcext:value-type="float">
            <text:p>0.3158064</text:p>
          </table:table-cell>
          <table:table-cell office:value-type="float" office:value="0.354478" calcext:value-type="float">
            <text:p>0.354478</text:p>
          </table:table-cell>
          <table:table-cell office:value-type="float" office:value="0" calcext:value-type="float">
            <text:p>0</text:p>
          </table:table-cell>
          <table:table-cell office:value-type="float" office:value="66.53951" calcext:value-type="float">
            <text:p>66.539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84901" calcext:value-type="float">
            <text:p>-1.84901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4" calcext:value-type="float">
            <text:p>13012004</text:p>
          </table:table-cell>
          <table:table-cell office:value-type="float" office:value="30.93344" calcext:value-type="float">
            <text:p>30.93344</text:p>
          </table:table-cell>
          <table:table-cell office:value-type="float" office:value="1087.162" calcext:value-type="float">
            <text:p>1087.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72685" calcext:value-type="float">
            <text:p>0.1372685</text:p>
          </table:table-cell>
          <table:table-cell office:value-type="float" office:value="9.19433" calcext:value-type="float">
            <text:p>9.19433</text:p>
          </table:table-cell>
          <table:table-cell office:value-type="float" office:value="0" calcext:value-type="float">
            <text:p>0</text:p>
          </table:table-cell>
          <table:table-cell office:value-type="float" office:value="0.0000001704167" calcext:value-type="float">
            <text:p>1.704167E-07</text:p>
          </table:table-cell>
          <table:table-cell office:value-type="float" office:value="0" calcext:value-type="float">
            <text:p>0</text:p>
          </table:table-cell>
          <table:table-cell office:value-type="float" office:value="-0.003202119" calcext:value-type="float">
            <text:p>-0.003202119</text:p>
          </table:table-cell>
          <table:table-cell office:value-type="float" office:value="-0.00005677339" calcext:value-type="float">
            <text:p>-5.677339E-05</text:p>
          </table:table-cell>
          <table:table-cell office:value-type="float" office:value="0.0003649141" calcext:value-type="float">
            <text:p>0.0003649141</text:p>
          </table:table-cell>
          <table:table-cell office:value-type="float" office:value="0.00000005018332" calcext:value-type="float">
            <text:p>5.018332E-08</text:p>
          </table:table-cell>
          <table:table-cell office:value-type="float" office:value="11.96349" calcext:value-type="float">
            <text:p>11.96349</text:p>
          </table:table-cell>
          <table:table-cell office:value-type="float" office:value="0.1154755" calcext:value-type="float">
            <text:p>0.1154755</text:p>
          </table:table-cell>
          <table:table-cell office:value-type="float" office:value="0.09552208" calcext:value-type="float">
            <text:p>0.09552208</text:p>
          </table:table-cell>
          <table:table-cell office:value-type="float" office:value="0.08484388" calcext:value-type="float">
            <text:p>0.08484388</text:p>
          </table:table-cell>
          <table:table-cell office:value-type="float" office:value="0.05044263" calcext:value-type="float">
            <text:p>0.05044263</text:p>
          </table:table-cell>
          <table:table-cell office:value-type="float" office:value="0.05086275" calcext:value-type="float">
            <text:p>0.05086275</text:p>
          </table:table-cell>
          <table:table-cell office:value-type="float" office:value="0.01981694" calcext:value-type="float">
            <text:p>0.01981694</text:p>
          </table:table-cell>
          <table:table-cell office:value-type="float" office:value="0.0145336" calcext:value-type="float">
            <text:p>0.0145336</text:p>
          </table:table-cell>
          <table:table-cell office:value-type="float" office:value="0.02742813" calcext:value-type="float">
            <text:p>0.02742813</text:p>
          </table:table-cell>
          <table:table-cell office:value-type="float" office:value="0.02127921" calcext:value-type="float">
            <text:p>0.02127921</text:p>
          </table:table-cell>
          <table:table-cell office:value-type="float" office:value="0.02157797" calcext:value-type="float">
            <text:p>0.02157797</text:p>
          </table:table-cell>
          <table:table-cell office:value-type="float" office:value="0.02060335" calcext:value-type="float">
            <text:p>0.02060335</text:p>
          </table:table-cell>
          <table:table-cell office:value-type="float" office:value="0.02676636" calcext:value-type="float">
            <text:p>0.02676636</text:p>
          </table:table-cell>
          <table:table-cell office:value-type="float" office:value="0.005238303" calcext:value-type="float">
            <text:p>0.005238303</text:p>
          </table:table-cell>
          <table:table-cell office:value-type="float" office:value="0.005340918" calcext:value-type="float">
            <text:p>0.005340918</text:p>
          </table:table-cell>
          <table:table-cell office:value-type="float" office:value="0" calcext:value-type="float">
            <text:p>0</text:p>
          </table:table-cell>
          <table:table-cell office:value-type="float" office:value="96.09082" calcext:value-type="float">
            <text:p>96.09082</text:p>
          </table:table-cell>
          <table:table-cell office:value-type="float" office:value="24.45032" calcext:value-type="float">
            <text:p>24.45032</text:p>
          </table:table-cell>
          <table:table-cell office:value-type="float" office:value="13.14402" calcext:value-type="float">
            <text:p>13.14402</text:p>
          </table:table-cell>
          <table:table-cell office:value-type="float" office:value="7.738943" calcext:value-type="float">
            <text:p>7.738943</text:p>
          </table:table-cell>
          <table:table-cell office:value-type="float" office:value="5.28495" calcext:value-type="float">
            <text:p>5.28495</text:p>
          </table:table-cell>
          <table:table-cell office:value-type="float" office:value="2.292305" calcext:value-type="float">
            <text:p>2.292305</text:p>
          </table:table-cell>
          <table:table-cell office:value-type="float" office:value="1.183427" calcext:value-type="float">
            <text:p>1.183427</text:p>
          </table:table-cell>
          <table:table-cell office:value-type="float" office:value="4.378396" calcext:value-type="float">
            <text:p>4.378396</text:p>
          </table:table-cell>
          <table:table-cell office:value-type="float" office:value="3.375563" calcext:value-type="float">
            <text:p>3.375563</text:p>
          </table:table-cell>
          <table:table-cell office:value-type="float" office:value="1.05733" calcext:value-type="float">
            <text:p>1.05733</text:p>
          </table:table-cell>
          <table:table-cell office:value-type="float" office:value="0.3431503" calcext:value-type="float">
            <text:p>0.3431503</text:p>
          </table:table-cell>
          <table:table-cell office:value-type="float" office:value="0.3892436" calcext:value-type="float">
            <text:p>0.3892436</text:p>
          </table:table-cell>
          <table:table-cell office:value-type="float" office:value="0.3156448" calcext:value-type="float">
            <text:p>0.3156448</text:p>
          </table:table-cell>
          <table:table-cell office:value-type="float" office:value="0.3544812" calcext:value-type="float">
            <text:p>0.3544812</text:p>
          </table:table-cell>
          <table:table-cell office:value-type="float" office:value="0" calcext:value-type="float">
            <text:p>0</text:p>
          </table:table-cell>
          <table:table-cell office:value-type="float" office:value="68.51434" calcext:value-type="float">
            <text:p>68.51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971879" calcext:value-type="float">
            <text:p>-1.971879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4" calcext:value-type="float">
            <text:p>14012004</text:p>
          </table:table-cell>
          <table:table-cell office:value-type="float" office:value="30.93672" calcext:value-type="float">
            <text:p>30.93672</text:p>
          </table:table-cell>
          <table:table-cell office:value-type="float" office:value="1087.162" calcext:value-type="float">
            <text:p>1087.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97101" calcext:value-type="float">
            <text:p>0.1397101</text:p>
          </table:table-cell>
          <table:table-cell office:value-type="float" office:value="9.188842" calcext:value-type="float">
            <text:p>9.188842</text:p>
          </table:table-cell>
          <table:table-cell office:value-type="float" office:value="0" calcext:value-type="float">
            <text:p>0</text:p>
          </table:table-cell>
          <table:table-cell office:value-type="float" office:value="0.0000001704167" calcext:value-type="float">
            <text:p>1.704167E-07</text:p>
          </table:table-cell>
          <table:table-cell office:value-type="float" office:value="0" calcext:value-type="float">
            <text:p>0</text:p>
          </table:table-cell>
          <table:table-cell office:value-type="float" office:value="-0.003202119" calcext:value-type="float">
            <text:p>-0.003202119</text:p>
          </table:table-cell>
          <table:table-cell office:value-type="float" office:value="-0.00006531005" calcext:value-type="float">
            <text:p>-6.531005E-05</text:p>
          </table:table-cell>
          <table:table-cell office:value-type="float" office:value="0.0003922291" calcext:value-type="float">
            <text:p>0.0003922291</text:p>
          </table:table-cell>
          <table:table-cell office:value-type="float" office:value="0.00000006577242" calcext:value-type="float">
            <text:p>6.577242E-08</text:p>
          </table:table-cell>
          <table:table-cell office:value-type="float" office:value="11.97928" calcext:value-type="float">
            <text:p>11.97928</text:p>
          </table:table-cell>
          <table:table-cell office:value-type="float" office:value="0.1120788" calcext:value-type="float">
            <text:p>0.1120788</text:p>
          </table:table-cell>
          <table:table-cell office:value-type="float" office:value="0.092719" calcext:value-type="float">
            <text:p>0.092719</text:p>
          </table:table-cell>
          <table:table-cell office:value-type="float" office:value="0.083554" calcext:value-type="float">
            <text:p>0.083554</text:p>
          </table:table-cell>
          <table:table-cell office:value-type="float" office:value="0.05089589" calcext:value-type="float">
            <text:p>0.05089589</text:p>
          </table:table-cell>
          <table:table-cell office:value-type="float" office:value="0.05128423" calcext:value-type="float">
            <text:p>0.05128423</text:p>
          </table:table-cell>
          <table:table-cell office:value-type="float" office:value="0.01992796" calcext:value-type="float">
            <text:p>0.01992796</text:p>
          </table:table-cell>
          <table:table-cell office:value-type="float" office:value="0.01462471" calcext:value-type="float">
            <text:p>0.01462471</text:p>
          </table:table-cell>
          <table:table-cell office:value-type="float" office:value="0.02752566" calcext:value-type="float">
            <text:p>0.02752566</text:p>
          </table:table-cell>
          <table:table-cell office:value-type="float" office:value="0.02133523" calcext:value-type="float">
            <text:p>0.02133523</text:p>
          </table:table-cell>
          <table:table-cell office:value-type="float" office:value="0.02160392" calcext:value-type="float">
            <text:p>0.02160392</text:p>
          </table:table-cell>
          <table:table-cell office:value-type="float" office:value="0.02061902" calcext:value-type="float">
            <text:p>0.02061902</text:p>
          </table:table-cell>
          <table:table-cell office:value-type="float" office:value="0.0267636" calcext:value-type="float">
            <text:p>0.0267636</text:p>
          </table:table-cell>
          <table:table-cell office:value-type="float" office:value="0.005237568" calcext:value-type="float">
            <text:p>0.005237568</text:p>
          </table:table-cell>
          <table:table-cell office:value-type="float" office:value="0.005341087" calcext:value-type="float">
            <text:p>0.005341087</text:p>
          </table:table-cell>
          <table:table-cell office:value-type="float" office:value="0" calcext:value-type="float">
            <text:p>0</text:p>
          </table:table-cell>
          <table:table-cell office:value-type="float" office:value="82.5397" calcext:value-type="float">
            <text:p>82.5397</text:p>
          </table:table-cell>
          <table:table-cell office:value-type="float" office:value="24.67804" calcext:value-type="float">
            <text:p>24.67804</text:p>
          </table:table-cell>
          <table:table-cell office:value-type="float" office:value="13.27568" calcext:value-type="float">
            <text:p>13.27568</text:p>
          </table:table-cell>
          <table:table-cell office:value-type="float" office:value="7.793742" calcext:value-type="float">
            <text:p>7.793742</text:p>
          </table:table-cell>
          <table:table-cell office:value-type="float" office:value="5.226189" calcext:value-type="float">
            <text:p>5.226189</text:p>
          </table:table-cell>
          <table:table-cell office:value-type="float" office:value="2.292318" calcext:value-type="float">
            <text:p>2.292318</text:p>
          </table:table-cell>
          <table:table-cell office:value-type="float" office:value="1.187396" calcext:value-type="float">
            <text:p>1.187396</text:p>
          </table:table-cell>
          <table:table-cell office:value-type="float" office:value="4.372924" calcext:value-type="float">
            <text:p>4.372924</text:p>
          </table:table-cell>
          <table:table-cell office:value-type="float" office:value="3.380686" calcext:value-type="float">
            <text:p>3.380686</text:p>
          </table:table-cell>
          <table:table-cell office:value-type="float" office:value="1.058224" calcext:value-type="float">
            <text:p>1.058224</text:p>
          </table:table-cell>
          <table:table-cell office:value-type="float" office:value="0.3440978" calcext:value-type="float">
            <text:p>0.3440978</text:p>
          </table:table-cell>
          <table:table-cell office:value-type="float" office:value="0.3898933" calcext:value-type="float">
            <text:p>0.3898933</text:p>
          </table:table-cell>
          <table:table-cell office:value-type="float" office:value="0.3155042" calcext:value-type="float">
            <text:p>0.3155042</text:p>
          </table:table-cell>
          <table:table-cell office:value-type="float" office:value="0.3544834" calcext:value-type="float">
            <text:p>0.3544834</text:p>
          </table:table-cell>
          <table:table-cell office:value-type="float" office:value="0" calcext:value-type="float">
            <text:p>0</text:p>
          </table:table-cell>
          <table:table-cell office:value-type="float" office:value="71.55076" calcext:value-type="float">
            <text:p>71.55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097958" calcext:value-type="float">
            <text:p>-2.097958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4" calcext:value-type="float">
            <text:p>15012004</text:p>
          </table:table-cell>
          <table:table-cell office:value-type="float" office:value="30.93835" calcext:value-type="float">
            <text:p>30.93835</text:p>
          </table:table-cell>
          <table:table-cell office:value-type="float" office:value="1087.161" calcext:value-type="float">
            <text:p>1087.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5513" calcext:value-type="float">
            <text:p>0.1425513</text:p>
          </table:table-cell>
          <table:table-cell office:value-type="float" office:value="9.184681" calcext:value-type="float">
            <text:p>9.184681</text:p>
          </table:table-cell>
          <table:table-cell office:value-type="float" office:value="0" calcext:value-type="float">
            <text:p>0</text:p>
          </table:table-cell>
          <table:table-cell office:value-type="float" office:value="0.0000001704167" calcext:value-type="float">
            <text:p>1.704167E-07</text:p>
          </table:table-cell>
          <table:table-cell office:value-type="float" office:value="0" calcext:value-type="float">
            <text:p>0</text:p>
          </table:table-cell>
          <table:table-cell office:value-type="float" office:value="-0.003202119" calcext:value-type="float">
            <text:p>-0.003202119</text:p>
          </table:table-cell>
          <table:table-cell office:value-type="float" office:value="-0.00007513014" calcext:value-type="float">
            <text:p>-7.513014E-05</text:p>
          </table:table-cell>
          <table:table-cell office:value-type="float" office:value="0.0004215631" calcext:value-type="float">
            <text:p>0.0004215631</text:p>
          </table:table-cell>
          <table:table-cell office:value-type="float" office:value="0.00000007861334" calcext:value-type="float">
            <text:p>7.861334E-08</text:p>
          </table:table-cell>
          <table:table-cell office:value-type="float" office:value="11.99128" calcext:value-type="float">
            <text:p>11.99128</text:p>
          </table:table-cell>
          <table:table-cell office:value-type="float" office:value="0.1112094" calcext:value-type="float">
            <text:p>0.1112094</text:p>
          </table:table-cell>
          <table:table-cell office:value-type="float" office:value="0.09089363" calcext:value-type="float">
            <text:p>0.09089363</text:p>
          </table:table-cell>
          <table:table-cell office:value-type="float" office:value="0.08240283" calcext:value-type="float">
            <text:p>0.08240283</text:p>
          </table:table-cell>
          <table:table-cell office:value-type="float" office:value="0.05126374" calcext:value-type="float">
            <text:p>0.05126374</text:p>
          </table:table-cell>
          <table:table-cell office:value-type="float" office:value="0.05151058" calcext:value-type="float">
            <text:p>0.05151058</text:p>
          </table:table-cell>
          <table:table-cell office:value-type="float" office:value="0.02004182" calcext:value-type="float">
            <text:p>0.02004182</text:p>
          </table:table-cell>
          <table:table-cell office:value-type="float" office:value="0.01471606" calcext:value-type="float">
            <text:p>0.01471606</text:p>
          </table:table-cell>
          <table:table-cell office:value-type="float" office:value="0.02762019" calcext:value-type="float">
            <text:p>0.02762019</text:p>
          </table:table-cell>
          <table:table-cell office:value-type="float" office:value="0.02139119" calcext:value-type="float">
            <text:p>0.02139119</text:p>
          </table:table-cell>
          <table:table-cell office:value-type="float" office:value="0.02163011" calcext:value-type="float">
            <text:p>0.02163011</text:p>
          </table:table-cell>
          <table:table-cell office:value-type="float" office:value="0.02063405" calcext:value-type="float">
            <text:p>0.02063405</text:p>
          </table:table-cell>
          <table:table-cell office:value-type="float" office:value="0.02676119" calcext:value-type="float">
            <text:p>0.02676119</text:p>
          </table:table-cell>
          <table:table-cell office:value-type="float" office:value="0.005236779" calcext:value-type="float">
            <text:p>0.005236779</text:p>
          </table:table-cell>
          <table:table-cell office:value-type="float" office:value="0.005341018" calcext:value-type="float">
            <text:p>0.005341018</text:p>
          </table:table-cell>
          <table:table-cell office:value-type="float" office:value="0" calcext:value-type="float">
            <text:p>0</text:p>
          </table:table-cell>
          <table:table-cell office:value-type="float" office:value="72.05033" calcext:value-type="float">
            <text:p>72.05033</text:p>
          </table:table-cell>
          <table:table-cell office:value-type="float" office:value="24.70112" calcext:value-type="float">
            <text:p>24.70112</text:p>
          </table:table-cell>
          <table:table-cell office:value-type="float" office:value="13.35695" calcext:value-type="float">
            <text:p>13.35695</text:p>
          </table:table-cell>
          <table:table-cell office:value-type="float" office:value="7.853456" calcext:value-type="float">
            <text:p>7.853456</text:p>
          </table:table-cell>
          <table:table-cell office:value-type="float" office:value="5.125375" calcext:value-type="float">
            <text:p>5.125375</text:p>
          </table:table-cell>
          <table:table-cell office:value-type="float" office:value="2.29566" calcext:value-type="float">
            <text:p>2.29566</text:p>
          </table:table-cell>
          <table:table-cell office:value-type="float" office:value="1.192237" calcext:value-type="float">
            <text:p>1.192237</text:p>
          </table:table-cell>
          <table:table-cell office:value-type="float" office:value="4.367568" calcext:value-type="float">
            <text:p>4.367568</text:p>
          </table:table-cell>
          <table:table-cell office:value-type="float" office:value="3.385629" calcext:value-type="float">
            <text:p>3.385629</text:p>
          </table:table-cell>
          <table:table-cell office:value-type="float" office:value="1.059113" calcext:value-type="float">
            <text:p>1.059113</text:p>
          </table:table-cell>
          <table:table-cell office:value-type="float" office:value="0.3450303" calcext:value-type="float">
            <text:p>0.3450303</text:p>
          </table:table-cell>
          <table:table-cell office:value-type="float" office:value="0.3905227" calcext:value-type="float">
            <text:p>0.3905227</text:p>
          </table:table-cell>
          <table:table-cell office:value-type="float" office:value="0.3153507" calcext:value-type="float">
            <text:p>0.3153507</text:p>
          </table:table-cell>
          <table:table-cell office:value-type="float" office:value="0.3544875" calcext:value-type="float">
            <text:p>0.3544875</text:p>
          </table:table-cell>
          <table:table-cell office:value-type="float" office:value="0" calcext:value-type="float">
            <text:p>0</text:p>
          </table:table-cell>
          <table:table-cell office:value-type="float" office:value="74.99159" calcext:value-type="float">
            <text:p>74.99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22096" calcext:value-type="float">
            <text:p>-2.22096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4" calcext:value-type="float">
            <text:p>16012004</text:p>
          </table:table-cell>
          <table:table-cell office:value-type="float" office:value="30.9369" calcext:value-type="float">
            <text:p>30.9369</text:p>
          </table:table-cell>
          <table:table-cell office:value-type="float" office:value="1087.16" calcext:value-type="float">
            <text:p>1087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2706" calcext:value-type="float">
            <text:p>0.1432706</text:p>
          </table:table-cell>
          <table:table-cell office:value-type="float" office:value="9.187156" calcext:value-type="float">
            <text:p>9.187156</text:p>
          </table:table-cell>
          <table:table-cell office:value-type="float" office:value="0" calcext:value-type="float">
            <text:p>0</text:p>
          </table:table-cell>
          <table:table-cell office:value-type="float" office:value="0.000000170588" calcext:value-type="float">
            <text:p>1.70588E-07</text:p>
          </table:table-cell>
          <table:table-cell office:value-type="float" office:value="0" calcext:value-type="float">
            <text:p>0</text:p>
          </table:table-cell>
          <table:table-cell office:value-type="float" office:value="-0.003201784" calcext:value-type="float">
            <text:p>-0.003201784</text:p>
          </table:table-cell>
          <table:table-cell office:value-type="float" office:value="-0.00007734345" calcext:value-type="float">
            <text:p>-7.734345E-05</text:p>
          </table:table-cell>
          <table:table-cell office:value-type="float" office:value="0.0004492208" calcext:value-type="float">
            <text:p>0.0004492208</text:p>
          </table:table-cell>
          <table:table-cell office:value-type="float" office:value="0.00000007861334" calcext:value-type="float">
            <text:p>7.861334E-08</text:p>
          </table:table-cell>
          <table:table-cell office:value-type="float" office:value="11.99326" calcext:value-type="float">
            <text:p>11.99326</text:p>
          </table:table-cell>
          <table:table-cell office:value-type="float" office:value="0.1376033" calcext:value-type="float">
            <text:p>0.1376033</text:p>
          </table:table-cell>
          <table:table-cell office:value-type="float" office:value="0.08978978" calcext:value-type="float">
            <text:p>0.08978978</text:p>
          </table:table-cell>
          <table:table-cell office:value-type="float" office:value="0.0813112" calcext:value-type="float">
            <text:p>0.0813112</text:p>
          </table:table-cell>
          <table:table-cell office:value-type="float" office:value="0.05148152" calcext:value-type="float">
            <text:p>0.05148152</text:p>
          </table:table-cell>
          <table:table-cell office:value-type="float" office:value="0.05165578" calcext:value-type="float">
            <text:p>0.05165578</text:p>
          </table:table-cell>
          <table:table-cell office:value-type="float" office:value="0.02011378" calcext:value-type="float">
            <text:p>0.02011378</text:p>
          </table:table-cell>
          <table:table-cell office:value-type="float" office:value="0.01479685" calcext:value-type="float">
            <text:p>0.01479685</text:p>
          </table:table-cell>
          <table:table-cell office:value-type="float" office:value="0.02771048" calcext:value-type="float">
            <text:p>0.02771048</text:p>
          </table:table-cell>
          <table:table-cell office:value-type="float" office:value="0.02144678" calcext:value-type="float">
            <text:p>0.02144678</text:p>
          </table:table-cell>
          <table:table-cell office:value-type="float" office:value="0.02165643" calcext:value-type="float">
            <text:p>0.02165643</text:p>
          </table:table-cell>
          <table:table-cell office:value-type="float" office:value="0.02064847" calcext:value-type="float">
            <text:p>0.02064847</text:p>
          </table:table-cell>
          <table:table-cell office:value-type="float" office:value="0.02675914" calcext:value-type="float">
            <text:p>0.02675914</text:p>
          </table:table-cell>
          <table:table-cell office:value-type="float" office:value="0.005235902" calcext:value-type="float">
            <text:p>0.005235902</text:p>
          </table:table-cell>
          <table:table-cell office:value-type="float" office:value="0.005340391" calcext:value-type="float">
            <text:p>0.005340391</text:p>
          </table:table-cell>
          <table:table-cell office:value-type="float" office:value="0" calcext:value-type="float">
            <text:p>0</text:p>
          </table:table-cell>
          <table:table-cell office:value-type="float" office:value="91.79497" calcext:value-type="float">
            <text:p>91.79497</text:p>
          </table:table-cell>
          <table:table-cell office:value-type="float" office:value="25.12679" calcext:value-type="float">
            <text:p>25.12679</text:p>
          </table:table-cell>
          <table:table-cell office:value-type="float" office:value="13.43092" calcext:value-type="float">
            <text:p>13.43092</text:p>
          </table:table-cell>
          <table:table-cell office:value-type="float" office:value="7.903935" calcext:value-type="float">
            <text:p>7.903935</text:p>
          </table:table-cell>
          <table:table-cell office:value-type="float" office:value="5.051342" calcext:value-type="float">
            <text:p>5.051342</text:p>
          </table:table-cell>
          <table:table-cell office:value-type="float" office:value="2.29243" calcext:value-type="float">
            <text:p>2.29243</text:p>
          </table:table-cell>
          <table:table-cell office:value-type="float" office:value="1.19751" calcext:value-type="float">
            <text:p>1.19751</text:p>
          </table:table-cell>
          <table:table-cell office:value-type="float" office:value="4.362376" calcext:value-type="float">
            <text:p>4.362376</text:p>
          </table:table-cell>
          <table:table-cell office:value-type="float" office:value="3.390394" calcext:value-type="float">
            <text:p>3.390394</text:p>
          </table:table-cell>
          <table:table-cell office:value-type="float" office:value="1.059998" calcext:value-type="float">
            <text:p>1.059998</text:p>
          </table:table-cell>
          <table:table-cell office:value-type="float" office:value="0.3459494" calcext:value-type="float">
            <text:p>0.3459494</text:p>
          </table:table-cell>
          <table:table-cell office:value-type="float" office:value="0.3911343" calcext:value-type="float">
            <text:p>0.3911343</text:p>
          </table:table-cell>
          <table:table-cell office:value-type="float" office:value="0.3151595" calcext:value-type="float">
            <text:p>0.3151595</text:p>
          </table:table-cell>
          <table:table-cell office:value-type="float" office:value="0.3544907" calcext:value-type="float">
            <text:p>0.3544907</text:p>
          </table:table-cell>
          <table:table-cell office:value-type="float" office:value="0" calcext:value-type="float">
            <text:p>0</text:p>
          </table:table-cell>
          <table:table-cell office:value-type="float" office:value="75.53354" calcext:value-type="float">
            <text:p>75.53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340984" calcext:value-type="float">
            <text:p>-2.340984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4" calcext:value-type="float">
            <text:p>17012004</text:p>
          </table:table-cell>
          <table:table-cell office:value-type="float" office:value="30.93456" calcext:value-type="float">
            <text:p>30.93456</text:p>
          </table:table-cell>
          <table:table-cell office:value-type="float" office:value="1087.158" calcext:value-type="float">
            <text:p>1087.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294" calcext:value-type="float">
            <text:p>0.1428294</text:p>
          </table:table-cell>
          <table:table-cell office:value-type="float" office:value="9.19097" calcext:value-type="float">
            <text:p>9.19097</text:p>
          </table:table-cell>
          <table:table-cell office:value-type="float" office:value="0" calcext:value-type="float">
            <text:p>0</text:p>
          </table:table-cell>
          <table:table-cell office:value-type="float" office:value="0.0000001706008" calcext:value-type="float">
            <text:p>1.706008E-07</text:p>
          </table:table-cell>
          <table:table-cell office:value-type="float" office:value="0" calcext:value-type="float">
            <text:p>0</text:p>
          </table:table-cell>
          <table:table-cell office:value-type="float" office:value="-0.003201746" calcext:value-type="float">
            <text:p>-0.003201746</text:p>
          </table:table-cell>
          <table:table-cell office:value-type="float" office:value="-0.00007896728" calcext:value-type="float">
            <text:p>-7.896728E-05</text:p>
          </table:table-cell>
          <table:table-cell office:value-type="float" office:value="0.0004720133" calcext:value-type="float">
            <text:p>0.0004720133</text:p>
          </table:table-cell>
          <table:table-cell office:value-type="float" office:value="0.00000007861334" calcext:value-type="float">
            <text:p>7.861334E-08</text:p>
          </table:table-cell>
          <table:table-cell office:value-type="float" office:value="11.99216" calcext:value-type="float">
            <text:p>11.99216</text:p>
          </table:table-cell>
          <table:table-cell office:value-type="float" office:value="0.1393745" calcext:value-type="float">
            <text:p>0.1393745</text:p>
          </table:table-cell>
          <table:table-cell office:value-type="float" office:value="0.08886506" calcext:value-type="float">
            <text:p>0.08886506</text:p>
          </table:table-cell>
          <table:table-cell office:value-type="float" office:value="0.08027051" calcext:value-type="float">
            <text:p>0.08027051</text:p>
          </table:table-cell>
          <table:table-cell office:value-type="float" office:value="0.05151243" calcext:value-type="float">
            <text:p>0.05151243</text:p>
          </table:table-cell>
          <table:table-cell office:value-type="float" office:value="0.05187906" calcext:value-type="float">
            <text:p>0.05187906</text:p>
          </table:table-cell>
          <table:table-cell office:value-type="float" office:value="0.02016354" calcext:value-type="float">
            <text:p>0.02016354</text:p>
          </table:table-cell>
          <table:table-cell office:value-type="float" office:value="0.01486823" calcext:value-type="float">
            <text:p>0.01486823</text:p>
          </table:table-cell>
          <table:table-cell office:value-type="float" office:value="0.02779611" calcext:value-type="float">
            <text:p>0.02779611</text:p>
          </table:table-cell>
          <table:table-cell office:value-type="float" office:value="0.02150152" calcext:value-type="float">
            <text:p>0.02150152</text:p>
          </table:table-cell>
          <table:table-cell office:value-type="float" office:value="0.02168283" calcext:value-type="float">
            <text:p>0.02168283</text:p>
          </table:table-cell>
          <table:table-cell office:value-type="float" office:value="0.02066234" calcext:value-type="float">
            <text:p>0.02066234</text:p>
          </table:table-cell>
          <table:table-cell office:value-type="float" office:value="0.02675739" calcext:value-type="float">
            <text:p>0.02675739</text:p>
          </table:table-cell>
          <table:table-cell office:value-type="float" office:value="0.005234848" calcext:value-type="float">
            <text:p>0.005234848</text:p>
          </table:table-cell>
          <table:table-cell office:value-type="float" office:value="0.005338973" calcext:value-type="float">
            <text:p>0.005338973</text:p>
          </table:table-cell>
          <table:table-cell office:value-type="float" office:value="0" calcext:value-type="float">
            <text:p>0</text:p>
          </table:table-cell>
          <table:table-cell office:value-type="float" office:value="93.93331" calcext:value-type="float">
            <text:p>93.93331</text:p>
          </table:table-cell>
          <table:table-cell office:value-type="float" office:value="26.22256" calcext:value-type="float">
            <text:p>26.22256</text:p>
          </table:table-cell>
          <table:table-cell office:value-type="float" office:value="13.52714" calcext:value-type="float">
            <text:p>13.52714</text:p>
          </table:table-cell>
          <table:table-cell office:value-type="float" office:value="7.91814" calcext:value-type="float">
            <text:p>7.91814</text:p>
          </table:table-cell>
          <table:table-cell office:value-type="float" office:value="5.015144" calcext:value-type="float">
            <text:p>5.015144</text:p>
          </table:table-cell>
          <table:table-cell office:value-type="float" office:value="2.285978" calcext:value-type="float">
            <text:p>2.285978</text:p>
          </table:table-cell>
          <table:table-cell office:value-type="float" office:value="1.202739" calcext:value-type="float">
            <text:p>1.202739</text:p>
          </table:table-cell>
          <table:table-cell office:value-type="float" office:value="4.357362" calcext:value-type="float">
            <text:p>4.357362</text:p>
          </table:table-cell>
          <table:table-cell office:value-type="float" office:value="3.395008" calcext:value-type="float">
            <text:p>3.395008</text:p>
          </table:table-cell>
          <table:table-cell office:value-type="float" office:value="1.060876" calcext:value-type="float">
            <text:p>1.060876</text:p>
          </table:table-cell>
          <table:table-cell office:value-type="float" office:value="0.3468557" calcext:value-type="float">
            <text:p>0.3468557</text:p>
          </table:table-cell>
          <table:table-cell office:value-type="float" office:value="0.391727" calcext:value-type="float">
            <text:p>0.391727</text:p>
          </table:table-cell>
          <table:table-cell office:value-type="float" office:value="0.3149132" calcext:value-type="float">
            <text:p>0.3149132</text:p>
          </table:table-cell>
          <table:table-cell office:value-type="float" office:value="0.3544927" calcext:value-type="float">
            <text:p>0.3544927</text:p>
          </table:table-cell>
          <table:table-cell office:value-type="float" office:value="0" calcext:value-type="float">
            <text:p>0</text:p>
          </table:table-cell>
          <table:table-cell office:value-type="float" office:value="74.98222" calcext:value-type="float">
            <text:p>74.98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459527" calcext:value-type="float">
            <text:p>-2.459527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4" calcext:value-type="float">
            <text:p>18012004</text:p>
          </table:table-cell>
          <table:table-cell office:value-type="float" office:value="30.93146" calcext:value-type="float">
            <text:p>30.93146</text:p>
          </table:table-cell>
          <table:table-cell office:value-type="float" office:value="1087.156" calcext:value-type="float">
            <text:p>1087.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3441" calcext:value-type="float">
            <text:p>0.1433441</text:p>
          </table:table-cell>
          <table:table-cell office:value-type="float" office:value="9.195001" calcext:value-type="float">
            <text:p>9.195001</text:p>
          </table:table-cell>
          <table:table-cell office:value-type="float" office:value="0" calcext:value-type="float">
            <text:p>0</text:p>
          </table:table-cell>
          <table:table-cell office:value-type="float" office:value="0.0000001706008" calcext:value-type="float">
            <text:p>1.706008E-07</text:p>
          </table:table-cell>
          <table:table-cell office:value-type="float" office:value="0" calcext:value-type="float">
            <text:p>0</text:p>
          </table:table-cell>
          <table:table-cell office:value-type="float" office:value="-0.003201746" calcext:value-type="float">
            <text:p>-0.003201746</text:p>
          </table:table-cell>
          <table:table-cell office:value-type="float" office:value="-0.00008200514" calcext:value-type="float">
            <text:p>-8.200514E-05</text:p>
          </table:table-cell>
          <table:table-cell office:value-type="float" office:value="0.0004978929" calcext:value-type="float">
            <text:p>0.0004978929</text:p>
          </table:table-cell>
          <table:table-cell office:value-type="float" office:value="0.00000007861334" calcext:value-type="float">
            <text:p>7.861334E-08</text:p>
          </table:table-cell>
          <table:table-cell office:value-type="float" office:value="11.98842" calcext:value-type="float">
            <text:p>11.98842</text:p>
          </table:table-cell>
          <table:table-cell office:value-type="float" office:value="0.1346795" calcext:value-type="float">
            <text:p>0.1346795</text:p>
          </table:table-cell>
          <table:table-cell office:value-type="float" office:value="0.08970867" calcext:value-type="float">
            <text:p>0.08970867</text:p>
          </table:table-cell>
          <table:table-cell office:value-type="float" office:value="0.07957933" calcext:value-type="float">
            <text:p>0.07957933</text:p>
          </table:table-cell>
          <table:table-cell office:value-type="float" office:value="0.05147574" calcext:value-type="float">
            <text:p>0.05147574</text:p>
          </table:table-cell>
          <table:table-cell office:value-type="float" office:value="0.05222978" calcext:value-type="float">
            <text:p>0.05222978</text:p>
          </table:table-cell>
          <table:table-cell office:value-type="float" office:value="0.02021584" calcext:value-type="float">
            <text:p>0.02021584</text:p>
          </table:table-cell>
          <table:table-cell office:value-type="float" office:value="0.014936" calcext:value-type="float">
            <text:p>0.014936</text:p>
          </table:table-cell>
          <table:table-cell office:value-type="float" office:value="0.02787843" calcext:value-type="float">
            <text:p>0.02787843</text:p>
          </table:table-cell>
          <table:table-cell office:value-type="float" office:value="0.02155536" calcext:value-type="float">
            <text:p>0.02155536</text:p>
          </table:table-cell>
          <table:table-cell office:value-type="float" office:value="0.02170919" calcext:value-type="float">
            <text:p>0.02170919</text:p>
          </table:table-cell>
          <table:table-cell office:value-type="float" office:value="0.02067568" calcext:value-type="float">
            <text:p>0.02067568</text:p>
          </table:table-cell>
          <table:table-cell office:value-type="float" office:value="0.02675592" calcext:value-type="float">
            <text:p>0.02675592</text:p>
          </table:table-cell>
          <table:table-cell office:value-type="float" office:value="0.005233711" calcext:value-type="float">
            <text:p>0.005233711</text:p>
          </table:table-cell>
          <table:table-cell office:value-type="float" office:value="0.0053364" calcext:value-type="float">
            <text:p>0.0053364</text:p>
          </table:table-cell>
          <table:table-cell office:value-type="float" office:value="0" calcext:value-type="float">
            <text:p>0</text:p>
          </table:table-cell>
          <table:table-cell office:value-type="float" office:value="71.75896" calcext:value-type="float">
            <text:p>71.75896</text:p>
          </table:table-cell>
          <table:table-cell office:value-type="float" office:value="26.47349" calcext:value-type="float">
            <text:p>26.47349</text:p>
          </table:table-cell>
          <table:table-cell office:value-type="float" office:value="13.59194" calcext:value-type="float">
            <text:p>13.59194</text:p>
          </table:table-cell>
          <table:table-cell office:value-type="float" office:value="7.908566" calcext:value-type="float">
            <text:p>7.908566</text:p>
          </table:table-cell>
          <table:table-cell office:value-type="float" office:value="5.017805" calcext:value-type="float">
            <text:p>5.017805</text:p>
          </table:table-cell>
          <table:table-cell office:value-type="float" office:value="2.279788" calcext:value-type="float">
            <text:p>2.279788</text:p>
          </table:table-cell>
          <table:table-cell office:value-type="float" office:value="1.207654" calcext:value-type="float">
            <text:p>1.207654</text:p>
          </table:table-cell>
          <table:table-cell office:value-type="float" office:value="4.352498" calcext:value-type="float">
            <text:p>4.352498</text:p>
          </table:table-cell>
          <table:table-cell office:value-type="float" office:value="3.399456" calcext:value-type="float">
            <text:p>3.399456</text:p>
          </table:table-cell>
          <table:table-cell office:value-type="float" office:value="1.06175" calcext:value-type="float">
            <text:p>1.06175</text:p>
          </table:table-cell>
          <table:table-cell office:value-type="float" office:value="0.3477488" calcext:value-type="float">
            <text:p>0.3477488</text:p>
          </table:table-cell>
          <table:table-cell office:value-type="float" office:value="0.3922987" calcext:value-type="float">
            <text:p>0.3922987</text:p>
          </table:table-cell>
          <table:table-cell office:value-type="float" office:value="0.3146512" calcext:value-type="float">
            <text:p>0.3146512</text:p>
          </table:table-cell>
          <table:table-cell office:value-type="float" office:value="0.354439" calcext:value-type="float">
            <text:p>0.354439</text:p>
          </table:table-cell>
          <table:table-cell office:value-type="float" office:value="0" calcext:value-type="float">
            <text:p>0</text:p>
          </table:table-cell>
          <table:table-cell office:value-type="float" office:value="75.54356" calcext:value-type="float">
            <text:p>75.54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574363" calcext:value-type="float">
            <text:p>-2.574363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4" calcext:value-type="float">
            <text:p>19012004</text:p>
          </table:table-cell>
          <table:table-cell office:value-type="float" office:value="30.92854" calcext:value-type="float">
            <text:p>30.92854</text:p>
          </table:table-cell>
          <table:table-cell office:value-type="float" office:value="1087.154" calcext:value-type="float">
            <text:p>1087.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9551" calcext:value-type="float">
            <text:p>0.1439551</text:p>
          </table:table-cell>
          <table:table-cell office:value-type="float" office:value="9.198955" calcext:value-type="float">
            <text:p>9.198955</text:p>
          </table:table-cell>
          <table:table-cell office:value-type="float" office:value="0" calcext:value-type="float">
            <text:p>0</text:p>
          </table:table-cell>
          <table:table-cell office:value-type="float" office:value="0.0000001706008" calcext:value-type="float">
            <text:p>1.706008E-07</text:p>
          </table:table-cell>
          <table:table-cell office:value-type="float" office:value="0" calcext:value-type="float">
            <text:p>0</text:p>
          </table:table-cell>
          <table:table-cell office:value-type="float" office:value="-0.003201746" calcext:value-type="float">
            <text:p>-0.003201746</text:p>
          </table:table-cell>
          <table:table-cell office:value-type="float" office:value="-0.00008452105" calcext:value-type="float">
            <text:p>-8.452105E-05</text:p>
          </table:table-cell>
          <table:table-cell office:value-type="float" office:value="0.0005279749" calcext:value-type="float">
            <text:p>0.0005279749</text:p>
          </table:table-cell>
          <table:table-cell office:value-type="float" office:value="0.00000007861334" calcext:value-type="float">
            <text:p>7.861334E-08</text:p>
          </table:table-cell>
          <table:table-cell office:value-type="float" office:value="11.9839" calcext:value-type="float">
            <text:p>11.9839</text:p>
          </table:table-cell>
          <table:table-cell office:value-type="float" office:value="0.1350422" calcext:value-type="float">
            <text:p>0.1350422</text:p>
          </table:table-cell>
          <table:table-cell office:value-type="float" office:value="0.09410922" calcext:value-type="float">
            <text:p>0.09410922</text:p>
          </table:table-cell>
          <table:table-cell office:value-type="float" office:value="0.08060716" calcext:value-type="float">
            <text:p>0.08060716</text:p>
          </table:table-cell>
          <table:table-cell office:value-type="float" office:value="0.05160273" calcext:value-type="float">
            <text:p>0.05160273</text:p>
          </table:table-cell>
          <table:table-cell office:value-type="float" office:value="0.05259364" calcext:value-type="float">
            <text:p>0.05259364</text:p>
          </table:table-cell>
          <table:table-cell office:value-type="float" office:value="0.02028253" calcext:value-type="float">
            <text:p>0.02028253</text:p>
          </table:table-cell>
          <table:table-cell office:value-type="float" office:value="0.01500792" calcext:value-type="float">
            <text:p>0.01500792</text:p>
          </table:table-cell>
          <table:table-cell office:value-type="float" office:value="0.02795965" calcext:value-type="float">
            <text:p>0.02795965</text:p>
          </table:table-cell>
          <table:table-cell office:value-type="float" office:value="0.02160853" calcext:value-type="float">
            <text:p>0.02160853</text:p>
          </table:table-cell>
          <table:table-cell office:value-type="float" office:value="0.02173538" calcext:value-type="float">
            <text:p>0.02173538</text:p>
          </table:table-cell>
          <table:table-cell office:value-type="float" office:value="0.02068854" calcext:value-type="float">
            <text:p>0.02068854</text:p>
          </table:table-cell>
          <table:table-cell office:value-type="float" office:value="0.02675474" calcext:value-type="float">
            <text:p>0.02675474</text:p>
          </table:table-cell>
          <table:table-cell office:value-type="float" office:value="0.005232569" calcext:value-type="float">
            <text:p>0.005232569</text:p>
          </table:table-cell>
          <table:table-cell office:value-type="float" office:value="0.005333384" calcext:value-type="float">
            <text:p>0.005333384</text:p>
          </table:table-cell>
          <table:table-cell office:value-type="float" office:value="0" calcext:value-type="float">
            <text:p>0</text:p>
          </table:table-cell>
          <table:table-cell office:value-type="float" office:value="61.73434" calcext:value-type="float">
            <text:p>61.73434</text:p>
          </table:table-cell>
          <table:table-cell office:value-type="float" office:value="26.59276" calcext:value-type="float">
            <text:p>26.59276</text:p>
          </table:table-cell>
          <table:table-cell office:value-type="float" office:value="13.63009" calcext:value-type="float">
            <text:p>13.63009</text:p>
          </table:table-cell>
          <table:table-cell office:value-type="float" office:value="7.933227" calcext:value-type="float">
            <text:p>7.933227</text:p>
          </table:table-cell>
          <table:table-cell office:value-type="float" office:value="5.005321" calcext:value-type="float">
            <text:p>5.005321</text:p>
          </table:table-cell>
          <table:table-cell office:value-type="float" office:value="2.273609" calcext:value-type="float">
            <text:p>2.273609</text:p>
          </table:table-cell>
          <table:table-cell office:value-type="float" office:value="1.212399" calcext:value-type="float">
            <text:p>1.212399</text:p>
          </table:table-cell>
          <table:table-cell office:value-type="float" office:value="4.347745" calcext:value-type="float">
            <text:p>4.347745</text:p>
          </table:table-cell>
          <table:table-cell office:value-type="float" office:value="3.403765" calcext:value-type="float">
            <text:p>3.403765</text:p>
          </table:table-cell>
          <table:table-cell office:value-type="float" office:value="1.06262" calcext:value-type="float">
            <text:p>1.06262</text:p>
          </table:table-cell>
          <table:table-cell office:value-type="float" office:value="0.34863" calcext:value-type="float">
            <text:p>0.34863</text:p>
          </table:table-cell>
          <table:table-cell office:value-type="float" office:value="0.3928515" calcext:value-type="float">
            <text:p>0.3928515</text:p>
          </table:table-cell>
          <table:table-cell office:value-type="float" office:value="0.3143854" calcext:value-type="float">
            <text:p>0.3143854</text:p>
          </table:table-cell>
          <table:table-cell office:value-type="float" office:value="0.3543684" calcext:value-type="float">
            <text:p>0.3543684</text:p>
          </table:table-cell>
          <table:table-cell office:value-type="float" office:value="0" calcext:value-type="float">
            <text:p>0</text:p>
          </table:table-cell>
          <table:table-cell office:value-type="float" office:value="75.8688" calcext:value-type="float">
            <text:p>75.8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683214" calcext:value-type="float">
            <text:p>-2.683214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4" calcext:value-type="float">
            <text:p>20012004</text:p>
          </table:table-cell>
          <table:table-cell office:value-type="float" office:value="30.92549" calcext:value-type="float">
            <text:p>30.92549</text:p>
          </table:table-cell>
          <table:table-cell office:value-type="float" office:value="1087.153" calcext:value-type="float">
            <text:p>1087.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6768" calcext:value-type="float">
            <text:p>0.1446768</text:p>
          </table:table-cell>
          <table:table-cell office:value-type="float" office:value="9.203332" calcext:value-type="float">
            <text:p>9.203332</text:p>
          </table:table-cell>
          <table:table-cell office:value-type="float" office:value="0" calcext:value-type="float">
            <text:p>0</text:p>
          </table:table-cell>
          <table:table-cell office:value-type="float" office:value="0.0000001706008" calcext:value-type="float">
            <text:p>1.706008E-07</text:p>
          </table:table-cell>
          <table:table-cell office:value-type="float" office:value="0" calcext:value-type="float">
            <text:p>0</text:p>
          </table:table-cell>
          <table:table-cell office:value-type="float" office:value="-0.003566578" calcext:value-type="float">
            <text:p>-0.003566578</text:p>
          </table:table-cell>
          <table:table-cell office:value-type="float" office:value="-0.00008663033" calcext:value-type="float">
            <text:p>-8.663033E-05</text:p>
          </table:table-cell>
          <table:table-cell office:value-type="float" office:value="0.0005601346" calcext:value-type="float">
            <text:p>0.0005601346</text:p>
          </table:table-cell>
          <table:table-cell office:value-type="float" office:value="0.00000007861334" calcext:value-type="float">
            <text:p>7.861334E-08</text:p>
          </table:table-cell>
          <table:table-cell office:value-type="float" office:value="11.97856" calcext:value-type="float">
            <text:p>11.97856</text:p>
          </table:table-cell>
          <table:table-cell office:value-type="float" office:value="0.1396356" calcext:value-type="float">
            <text:p>0.1396356</text:p>
          </table:table-cell>
          <table:table-cell office:value-type="float" office:value="0.09841806" calcext:value-type="float">
            <text:p>0.09841806</text:p>
          </table:table-cell>
          <table:table-cell office:value-type="float" office:value="0.08268449" calcext:value-type="float">
            <text:p>0.08268449</text:p>
          </table:table-cell>
          <table:table-cell office:value-type="float" office:value="0.05175339" calcext:value-type="float">
            <text:p>0.05175339</text:p>
          </table:table-cell>
          <table:table-cell office:value-type="float" office:value="0.05291587" calcext:value-type="float">
            <text:p>0.05291587</text:p>
          </table:table-cell>
          <table:table-cell office:value-type="float" office:value="0.02033221" calcext:value-type="float">
            <text:p>0.02033221</text:p>
          </table:table-cell>
          <table:table-cell office:value-type="float" office:value="0.01507213" calcext:value-type="float">
            <text:p>0.01507213</text:p>
          </table:table-cell>
          <table:table-cell office:value-type="float" office:value="0.02803891" calcext:value-type="float">
            <text:p>0.02803891</text:p>
          </table:table-cell>
          <table:table-cell office:value-type="float" office:value="0.02166259" calcext:value-type="float">
            <text:p>0.02166259</text:p>
          </table:table-cell>
          <table:table-cell office:value-type="float" office:value="0.02176091" calcext:value-type="float">
            <text:p>0.02176091</text:p>
          </table:table-cell>
          <table:table-cell office:value-type="float" office:value="0.02070092" calcext:value-type="float">
            <text:p>0.02070092</text:p>
          </table:table-cell>
          <table:table-cell office:value-type="float" office:value="0.02675381" calcext:value-type="float">
            <text:p>0.02675381</text:p>
          </table:table-cell>
          <table:table-cell office:value-type="float" office:value="0.005249353" calcext:value-type="float">
            <text:p>0.005249353</text:p>
          </table:table-cell>
          <table:table-cell office:value-type="float" office:value="0.005313301" calcext:value-type="float">
            <text:p>0.005313301</text:p>
          </table:table-cell>
          <table:table-cell office:value-type="float" office:value="0" calcext:value-type="float">
            <text:p>0</text:p>
          </table:table-cell>
          <table:table-cell office:value-type="float" office:value="59.44838" calcext:value-type="float">
            <text:p>59.44838</text:p>
          </table:table-cell>
          <table:table-cell office:value-type="float" office:value="26.63331" calcext:value-type="float">
            <text:p>26.63331</text:p>
          </table:table-cell>
          <table:table-cell office:value-type="float" office:value="13.67534" calcext:value-type="float">
            <text:p>13.67534</text:p>
          </table:table-cell>
          <table:table-cell office:value-type="float" office:value="7.969078" calcext:value-type="float">
            <text:p>7.969078</text:p>
          </table:table-cell>
          <table:table-cell office:value-type="float" office:value="4.990852" calcext:value-type="float">
            <text:p>4.990852</text:p>
          </table:table-cell>
          <table:table-cell office:value-type="float" office:value="2.26593" calcext:value-type="float">
            <text:p>2.26593</text:p>
          </table:table-cell>
          <table:table-cell office:value-type="float" office:value="1.217281" calcext:value-type="float">
            <text:p>1.217281</text:p>
          </table:table-cell>
          <table:table-cell office:value-type="float" office:value="4.342306" calcext:value-type="float">
            <text:p>4.342306</text:p>
          </table:table-cell>
          <table:table-cell office:value-type="float" office:value="3.408541" calcext:value-type="float">
            <text:p>3.408541</text:p>
          </table:table-cell>
          <table:table-cell office:value-type="float" office:value="1.06342" calcext:value-type="float">
            <text:p>1.06342</text:p>
          </table:table-cell>
          <table:table-cell office:value-type="float" office:value="0.349501" calcext:value-type="float">
            <text:p>0.349501</text:p>
          </table:table-cell>
          <table:table-cell office:value-type="float" office:value="0.3935228" calcext:value-type="float">
            <text:p>0.3935228</text:p>
          </table:table-cell>
          <table:table-cell office:value-type="float" office:value="0.3200205" calcext:value-type="float">
            <text:p>0.3200205</text:p>
          </table:table-cell>
          <table:table-cell office:value-type="float" office:value="0.3489737" calcext:value-type="float">
            <text:p>0.3489737</text:p>
          </table:table-cell>
          <table:table-cell office:value-type="float" office:value="0" calcext:value-type="float">
            <text:p>0</text:p>
          </table:table-cell>
          <table:table-cell office:value-type="float" office:value="76.22021" calcext:value-type="float">
            <text:p>76.2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788204" calcext:value-type="float">
            <text:p>-2.788204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4" calcext:value-type="float">
            <text:p>21012004</text:p>
          </table:table-cell>
          <table:table-cell office:value-type="float" office:value="30.93742" calcext:value-type="float">
            <text:p>30.93742</text:p>
          </table:table-cell>
          <table:table-cell office:value-type="float" office:value="1087.153" calcext:value-type="float">
            <text:p>1087.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1584" calcext:value-type="float">
            <text:p>0.1451584</text:p>
          </table:table-cell>
          <table:table-cell office:value-type="float" office:value="9.191288" calcext:value-type="float">
            <text:p>9.191288</text:p>
          </table:table-cell>
          <table:table-cell office:value-type="float" office:value="0" calcext:value-type="float">
            <text:p>0</text:p>
          </table:table-cell>
          <table:table-cell office:value-type="float" office:value="0.0000001706008" calcext:value-type="float">
            <text:p>1.706008E-07</text:p>
          </table:table-cell>
          <table:table-cell office:value-type="float" office:value="0" calcext:value-type="float">
            <text:p>0</text:p>
          </table:table-cell>
          <table:table-cell office:value-type="float" office:value="-0.004393387" calcext:value-type="float">
            <text:p>-0.004393387</text:p>
          </table:table-cell>
          <table:table-cell office:value-type="float" office:value="-0.00009805096" calcext:value-type="float">
            <text:p>-9.805096E-05</text:p>
          </table:table-cell>
          <table:table-cell office:value-type="float" office:value="0.0005919092" calcext:value-type="float">
            <text:p>0.0005919092</text:p>
          </table:table-cell>
          <table:table-cell office:value-type="float" office:value="0.00000007861334" calcext:value-type="float">
            <text:p>7.861334E-08</text:p>
          </table:table-cell>
          <table:table-cell office:value-type="float" office:value="12.01546" calcext:value-type="float">
            <text:p>12.01546</text:p>
          </table:table-cell>
          <table:table-cell office:value-type="float" office:value="0.1241923" calcext:value-type="float">
            <text:p>0.1241923</text:p>
          </table:table-cell>
          <table:table-cell office:value-type="float" office:value="0.09894376" calcext:value-type="float">
            <text:p>0.09894376</text:p>
          </table:table-cell>
          <table:table-cell office:value-type="float" office:value="0.08415047" calcext:value-type="float">
            <text:p>0.08415047</text:p>
          </table:table-cell>
          <table:table-cell office:value-type="float" office:value="0.0521213" calcext:value-type="float">
            <text:p>0.0521213</text:p>
          </table:table-cell>
          <table:table-cell office:value-type="float" office:value="0.05341029" calcext:value-type="float">
            <text:p>0.05341029</text:p>
          </table:table-cell>
          <table:table-cell office:value-type="float" office:value="0.020392" calcext:value-type="float">
            <text:p>0.020392</text:p>
          </table:table-cell>
          <table:table-cell office:value-type="float" office:value="0.01513716" calcext:value-type="float">
            <text:p>0.01513716</text:p>
          </table:table-cell>
          <table:table-cell office:value-type="float" office:value="0.02811643" calcext:value-type="float">
            <text:p>0.02811643</text:p>
          </table:table-cell>
          <table:table-cell office:value-type="float" office:value="0.02171749" calcext:value-type="float">
            <text:p>0.02171749</text:p>
          </table:table-cell>
          <table:table-cell office:value-type="float" office:value="0.02178591" calcext:value-type="float">
            <text:p>0.02178591</text:p>
          </table:table-cell>
          <table:table-cell office:value-type="float" office:value="0.02071319" calcext:value-type="float">
            <text:p>0.02071319</text:p>
          </table:table-cell>
          <table:table-cell office:value-type="float" office:value="0.0267536" calcext:value-type="float">
            <text:p>0.0267536</text:p>
          </table:table-cell>
          <table:table-cell office:value-type="float" office:value="0.005244672" calcext:value-type="float">
            <text:p>0.005244672</text:p>
          </table:table-cell>
          <table:table-cell office:value-type="float" office:value="0.005317393" calcext:value-type="float">
            <text:p>0.005317393</text:p>
          </table:table-cell>
          <table:table-cell office:value-type="float" office:value="0" calcext:value-type="float">
            <text:p>0</text:p>
          </table:table-cell>
          <table:table-cell office:value-type="float" office:value="76.29127" calcext:value-type="float">
            <text:p>76.29127</text:p>
          </table:table-cell>
          <table:table-cell office:value-type="float" office:value="26.64985" calcext:value-type="float">
            <text:p>26.64985</text:p>
          </table:table-cell>
          <table:table-cell office:value-type="float" office:value="13.77517" calcext:value-type="float">
            <text:p>13.77517</text:p>
          </table:table-cell>
          <table:table-cell office:value-type="float" office:value="7.991726" calcext:value-type="float">
            <text:p>7.991726</text:p>
          </table:table-cell>
          <table:table-cell office:value-type="float" office:value="5.003581" calcext:value-type="float">
            <text:p>5.003581</text:p>
          </table:table-cell>
          <table:table-cell office:value-type="float" office:value="2.257715" calcext:value-type="float">
            <text:p>2.257715</text:p>
          </table:table-cell>
          <table:table-cell office:value-type="float" office:value="1.222262" calcext:value-type="float">
            <text:p>1.222262</text:p>
          </table:table-cell>
          <table:table-cell office:value-type="float" office:value="4.336329" calcext:value-type="float">
            <text:p>4.336329</text:p>
          </table:table-cell>
          <table:table-cell office:value-type="float" office:value="3.413606" calcext:value-type="float">
            <text:p>3.413606</text:p>
          </table:table-cell>
          <table:table-cell office:value-type="float" office:value="1.064165" calcext:value-type="float">
            <text:p>1.064165</text:p>
          </table:table-cell>
          <table:table-cell office:value-type="float" office:value="0.3503796" calcext:value-type="float">
            <text:p>0.3503796</text:p>
          </table:table-cell>
          <table:table-cell office:value-type="float" office:value="0.3942764" calcext:value-type="float">
            <text:p>0.3942764</text:p>
          </table:table-cell>
          <table:table-cell office:value-type="float" office:value="0.3184226" calcext:value-type="float">
            <text:p>0.3184226</text:p>
          </table:table-cell>
          <table:table-cell office:value-type="float" office:value="0.351687" calcext:value-type="float">
            <text:p>0.351687</text:p>
          </table:table-cell>
          <table:table-cell office:value-type="float" office:value="0" calcext:value-type="float">
            <text:p>0</text:p>
          </table:table-cell>
          <table:table-cell office:value-type="float" office:value="76.77923" calcext:value-type="float">
            <text:p>76.779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908225" calcext:value-type="float">
            <text:p>-2.908225E-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4" calcext:value-type="float">
            <text:p>22012004</text:p>
          </table:table-cell>
          <table:table-cell office:value-type="float" office:value="30.93513" calcext:value-type="float">
            <text:p>30.93513</text:p>
          </table:table-cell>
          <table:table-cell office:value-type="float" office:value="1087.151" calcext:value-type="float">
            <text:p>1087.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60053" calcext:value-type="float">
            <text:p>0.1460053</text:p>
          </table:table-cell>
          <table:table-cell office:value-type="float" office:value="9.19473" calcext:value-type="float">
            <text:p>9.19473</text:p>
          </table:table-cell>
          <table:table-cell office:value-type="float" office:value="0" calcext:value-type="float">
            <text:p>0</text:p>
          </table:table-cell>
          <table:table-cell office:value-type="float" office:value="0.0000001706008" calcext:value-type="float">
            <text:p>1.706008E-07</text:p>
          </table:table-cell>
          <table:table-cell office:value-type="float" office:value="0" calcext:value-type="float">
            <text:p>0</text:p>
          </table:table-cell>
          <table:table-cell office:value-type="float" office:value="-0.005152143" calcext:value-type="float">
            <text:p>-0.005152143</text:p>
          </table:table-cell>
          <table:table-cell office:value-type="float" office:value="-0.0001018021" calcext:value-type="float">
            <text:p>-0.0001018021</text:p>
          </table:table-cell>
          <table:table-cell office:value-type="float" office:value="0.0006223324" calcext:value-type="float">
            <text:p>0.0006223324</text:p>
          </table:table-cell>
          <table:table-cell office:value-type="float" office:value="0.00000007861334" calcext:value-type="float">
            <text:p>7.861334E-08</text:p>
          </table:table-cell>
          <table:table-cell office:value-type="float" office:value="12.01337" calcext:value-type="float">
            <text:p>12.01337</text:p>
          </table:table-cell>
          <table:table-cell office:value-type="float" office:value="0.1273755" calcext:value-type="float">
            <text:p>0.1273755</text:p>
          </table:table-cell>
          <table:table-cell office:value-type="float" office:value="0.09937667" calcext:value-type="float">
            <text:p>0.09937667</text:p>
          </table:table-cell>
          <table:table-cell office:value-type="float" office:value="0.0842698" calcext:value-type="float">
            <text:p>0.0842698</text:p>
          </table:table-cell>
          <table:table-cell office:value-type="float" office:value="0.05250364" calcext:value-type="float">
            <text:p>0.05250364</text:p>
          </table:table-cell>
          <table:table-cell office:value-type="float" office:value="0.05384196" calcext:value-type="float">
            <text:p>0.05384196</text:p>
          </table:table-cell>
          <table:table-cell office:value-type="float" office:value="0.02045934" calcext:value-type="float">
            <text:p>0.02045934</text:p>
          </table:table-cell>
          <table:table-cell office:value-type="float" office:value="0.01520411" calcext:value-type="float">
            <text:p>0.01520411</text:p>
          </table:table-cell>
          <table:table-cell office:value-type="float" office:value="0.02819337" calcext:value-type="float">
            <text:p>0.02819337</text:p>
          </table:table-cell>
          <table:table-cell office:value-type="float" office:value="0.0217724" calcext:value-type="float">
            <text:p>0.0217724</text:p>
          </table:table-cell>
          <table:table-cell office:value-type="float" office:value="0.0218109" calcext:value-type="float">
            <text:p>0.0218109</text:p>
          </table:table-cell>
          <table:table-cell office:value-type="float" office:value="0.02072519" calcext:value-type="float">
            <text:p>0.02072519</text:p>
          </table:table-cell>
          <table:table-cell office:value-type="float" office:value="0.02675363" calcext:value-type="float">
            <text:p>0.02675363</text:p>
          </table:table-cell>
          <table:table-cell office:value-type="float" office:value="0.005240859" calcext:value-type="float">
            <text:p>0.005240859</text:p>
          </table:table-cell>
          <table:table-cell office:value-type="float" office:value="0.005318324" calcext:value-type="float">
            <text:p>0.005318324</text:p>
          </table:table-cell>
          <table:table-cell office:value-type="float" office:value="0" calcext:value-type="float">
            <text:p>0</text:p>
          </table:table-cell>
          <table:table-cell office:value-type="float" office:value="70.1368" calcext:value-type="float">
            <text:p>70.1368</text:p>
          </table:table-cell>
          <table:table-cell office:value-type="float" office:value="26.81694" calcext:value-type="float">
            <text:p>26.81694</text:p>
          </table:table-cell>
          <table:table-cell office:value-type="float" office:value="13.83562" calcext:value-type="float">
            <text:p>13.83562</text:p>
          </table:table-cell>
          <table:table-cell office:value-type="float" office:value="8.021054" calcext:value-type="float">
            <text:p>8.021054</text:p>
          </table:table-cell>
          <table:table-cell office:value-type="float" office:value="5.009552" calcext:value-type="float">
            <text:p>5.009552</text:p>
          </table:table-cell>
          <table:table-cell office:value-type="float" office:value="2.252286" calcext:value-type="float">
            <text:p>2.252286</text:p>
          </table:table-cell>
          <table:table-cell office:value-type="float" office:value="1.228013" calcext:value-type="float">
            <text:p>1.228013</text:p>
          </table:table-cell>
          <table:table-cell office:value-type="float" office:value="4.330454" calcext:value-type="float">
            <text:p>4.330454</text:p>
          </table:table-cell>
          <table:table-cell office:value-type="float" office:value="3.418435" calcext:value-type="float">
            <text:p>3.418435</text:p>
          </table:table-cell>
          <table:table-cell office:value-type="float" office:value="1.064915" calcext:value-type="float">
            <text:p>1.064915</text:p>
          </table:table-cell>
          <table:table-cell office:value-type="float" office:value="0.3512582" calcext:value-type="float">
            <text:p>0.3512582</text:p>
          </table:table-cell>
          <table:table-cell office:value-type="float" office:value="0.3949205" calcext:value-type="float">
            <text:p>0.3949205</text:p>
          </table:table-cell>
          <table:table-cell office:value-type="float" office:value="0.3171839" calcext:value-type="float">
            <text:p>0.3171839</text:p>
          </table:table-cell>
          <table:table-cell office:value-type="float" office:value="0.3538671" calcext:value-type="float">
            <text:p>0.3538671</text:p>
          </table:table-cell>
          <table:table-cell office:value-type="float" office:value="0" calcext:value-type="float">
            <text:p>0</text:p>
          </table:table-cell>
          <table:table-cell office:value-type="float" office:value="77.59041" calcext:value-type="float">
            <text:p>77.59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010245" calcext:value-type="float">
            <text:p>-3.010245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4" calcext:value-type="float">
            <text:p>23012004</text:p>
          </table:table-cell>
          <table:table-cell office:value-type="float" office:value="30.94956" calcext:value-type="float">
            <text:p>30.94956</text:p>
          </table:table-cell>
          <table:table-cell office:value-type="float" office:value="1087.152" calcext:value-type="float">
            <text:p>1087.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68517" calcext:value-type="float">
            <text:p>0.1468517</text:p>
          </table:table-cell>
          <table:table-cell office:value-type="float" office:value="9.178319" calcext:value-type="float">
            <text:p>9.178319</text:p>
          </table:table-cell>
          <table:table-cell office:value-type="float" office:value="0" calcext:value-type="float">
            <text:p>0</text:p>
          </table:table-cell>
          <table:table-cell office:value-type="float" office:value="0.0000001706008" calcext:value-type="float">
            <text:p>1.706008E-07</text:p>
          </table:table-cell>
          <table:table-cell office:value-type="float" office:value="0" calcext:value-type="float">
            <text:p>0</text:p>
          </table:table-cell>
          <table:table-cell office:value-type="float" office:value="-0.005152143" calcext:value-type="float">
            <text:p>-0.005152143</text:p>
          </table:table-cell>
          <table:table-cell office:value-type="float" office:value="-0.0001245222" calcext:value-type="float">
            <text:p>-0.0001245222</text:p>
          </table:table-cell>
          <table:table-cell office:value-type="float" office:value="0.0006526048" calcext:value-type="float">
            <text:p>0.0006526048</text:p>
          </table:table-cell>
          <table:table-cell office:value-type="float" office:value="0.0000001011998" calcext:value-type="float">
            <text:p>1.011998E-07</text:p>
          </table:table-cell>
          <table:table-cell office:value-type="float" office:value="12.05784" calcext:value-type="float">
            <text:p>12.05784</text:p>
          </table:table-cell>
          <table:table-cell office:value-type="float" office:value="0.1160311" calcext:value-type="float">
            <text:p>0.1160311</text:p>
          </table:table-cell>
          <table:table-cell office:value-type="float" office:value="0.0980837" calcext:value-type="float">
            <text:p>0.0980837</text:p>
          </table:table-cell>
          <table:table-cell office:value-type="float" office:value="0.08427452" calcext:value-type="float">
            <text:p>0.08427452</text:p>
          </table:table-cell>
          <table:table-cell office:value-type="float" office:value="0.05283731" calcext:value-type="float">
            <text:p>0.05283731</text:p>
          </table:table-cell>
          <table:table-cell office:value-type="float" office:value="0.05427762" calcext:value-type="float">
            <text:p>0.05427762</text:p>
          </table:table-cell>
          <table:table-cell office:value-type="float" office:value="0.02051824" calcext:value-type="float">
            <text:p>0.02051824</text:p>
          </table:table-cell>
          <table:table-cell office:value-type="float" office:value="0.01526605" calcext:value-type="float">
            <text:p>0.01526605</text:p>
          </table:table-cell>
          <table:table-cell office:value-type="float" office:value="0.02826937" calcext:value-type="float">
            <text:p>0.02826937</text:p>
          </table:table-cell>
          <table:table-cell office:value-type="float" office:value="0.02182746" calcext:value-type="float">
            <text:p>0.02182746</text:p>
          </table:table-cell>
          <table:table-cell office:value-type="float" office:value="0.02183597" calcext:value-type="float">
            <text:p>0.02183597</text:p>
          </table:table-cell>
          <table:table-cell office:value-type="float" office:value="0.02073688" calcext:value-type="float">
            <text:p>0.02073688</text:p>
          </table:table-cell>
          <table:table-cell office:value-type="float" office:value="0.02675387" calcext:value-type="float">
            <text:p>0.02675387</text:p>
          </table:table-cell>
          <table:table-cell office:value-type="float" office:value="0.005239468" calcext:value-type="float">
            <text:p>0.005239468</text:p>
          </table:table-cell>
          <table:table-cell office:value-type="float" office:value="0.005320382" calcext:value-type="float">
            <text:p>0.005320382</text:p>
          </table:table-cell>
          <table:table-cell office:value-type="float" office:value="0" calcext:value-type="float">
            <text:p>0</text:p>
          </table:table-cell>
          <table:table-cell office:value-type="float" office:value="82.73991" calcext:value-type="float">
            <text:p>82.73991</text:p>
          </table:table-cell>
          <table:table-cell office:value-type="float" office:value="26.91947" calcext:value-type="float">
            <text:p>26.91947</text:p>
          </table:table-cell>
          <table:table-cell office:value-type="float" office:value="13.94838" calcext:value-type="float">
            <text:p>13.94838</text:p>
          </table:table-cell>
          <table:table-cell office:value-type="float" office:value="8.045089" calcext:value-type="float">
            <text:p>8.045089</text:p>
          </table:table-cell>
          <table:table-cell office:value-type="float" office:value="5.03091" calcext:value-type="float">
            <text:p>5.03091</text:p>
          </table:table-cell>
          <table:table-cell office:value-type="float" office:value="2.246169" calcext:value-type="float">
            <text:p>2.246169</text:p>
          </table:table-cell>
          <table:table-cell office:value-type="float" office:value="1.233914" calcext:value-type="float">
            <text:p>1.233914</text:p>
          </table:table-cell>
          <table:table-cell office:value-type="float" office:value="4.324661" calcext:value-type="float">
            <text:p>4.324661</text:p>
          </table:table-cell>
          <table:table-cell office:value-type="float" office:value="3.423052" calcext:value-type="float">
            <text:p>3.423052</text:p>
          </table:table-cell>
          <table:table-cell office:value-type="float" office:value="1.065665" calcext:value-type="float">
            <text:p>1.065665</text:p>
          </table:table-cell>
          <table:table-cell office:value-type="float" office:value="0.3521312" calcext:value-type="float">
            <text:p>0.3521312</text:p>
          </table:table-cell>
          <table:table-cell office:value-type="float" office:value="0.3954893" calcext:value-type="float">
            <text:p>0.3954893</text:p>
          </table:table-cell>
          <table:table-cell office:value-type="float" office:value="0.3167574" calcext:value-type="float">
            <text:p>0.3167574</text:p>
          </table:table-cell>
          <table:table-cell office:value-type="float" office:value="0.3541929" calcext:value-type="float">
            <text:p>0.3541929</text:p>
          </table:table-cell>
          <table:table-cell office:value-type="float" office:value="0" calcext:value-type="float">
            <text:p>0</text:p>
          </table:table-cell>
          <table:table-cell office:value-type="float" office:value="78.73351" calcext:value-type="float">
            <text:p>78.733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13603" calcext:value-type="float">
            <text:p>-3.13603E-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4" calcext:value-type="float">
            <text:p>24012004</text:p>
          </table:table-cell>
          <table:table-cell office:value-type="float" office:value="30.94632" calcext:value-type="float">
            <text:p>30.94632</text:p>
          </table:table-cell>
          <table:table-cell office:value-type="float" office:value="1087.151" calcext:value-type="float">
            <text:p>1087.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73189" calcext:value-type="float">
            <text:p>0.1473189</text:p>
          </table:table-cell>
          <table:table-cell office:value-type="float" office:value="9.182218" calcext:value-type="float">
            <text:p>9.182218</text:p>
          </table:table-cell>
          <table:table-cell office:value-type="float" office:value="0" calcext:value-type="float">
            <text:p>0</text:p>
          </table:table-cell>
          <table:table-cell office:value-type="float" office:value="0.0000001706008" calcext:value-type="float">
            <text:p>1.706008E-07</text:p>
          </table:table-cell>
          <table:table-cell office:value-type="float" office:value="0" calcext:value-type="float">
            <text:p>0</text:p>
          </table:table-cell>
          <table:table-cell office:value-type="float" office:value="-0.005152143" calcext:value-type="float">
            <text:p>-0.005152143</text:p>
          </table:table-cell>
          <table:table-cell office:value-type="float" office:value="-0.0001256716" calcext:value-type="float">
            <text:p>-0.0001256716</text:p>
          </table:table-cell>
          <table:table-cell office:value-type="float" office:value="0.0006833557" calcext:value-type="float">
            <text:p>0.0006833557</text:p>
          </table:table-cell>
          <table:table-cell office:value-type="float" office:value="0.0000001011998" calcext:value-type="float">
            <text:p>1.011998E-07</text:p>
          </table:table-cell>
          <table:table-cell office:value-type="float" office:value="12.05374" calcext:value-type="float">
            <text:p>12.05374</text:p>
          </table:table-cell>
          <table:table-cell office:value-type="float" office:value="0.1193239" calcext:value-type="float">
            <text:p>0.1193239</text:p>
          </table:table-cell>
          <table:table-cell office:value-type="float" office:value="0.09657634" calcext:value-type="float">
            <text:p>0.09657634</text:p>
          </table:table-cell>
          <table:table-cell office:value-type="float" office:value="0.08347183" calcext:value-type="float">
            <text:p>0.08347183</text:p>
          </table:table-cell>
          <table:table-cell office:value-type="float" office:value="0.05303923" calcext:value-type="float">
            <text:p>0.05303923</text:p>
          </table:table-cell>
          <table:table-cell office:value-type="float" office:value="0.0546036" calcext:value-type="float">
            <text:p>0.0546036</text:p>
          </table:table-cell>
          <table:table-cell office:value-type="float" office:value="0.02057322" calcext:value-type="float">
            <text:p>0.02057322</text:p>
          </table:table-cell>
          <table:table-cell office:value-type="float" office:value="0.01532225" calcext:value-type="float">
            <text:p>0.01532225</text:p>
          </table:table-cell>
          <table:table-cell office:value-type="float" office:value="0.02834342" calcext:value-type="float">
            <text:p>0.02834342</text:p>
          </table:table-cell>
          <table:table-cell office:value-type="float" office:value="0.02188227" calcext:value-type="float">
            <text:p>0.02188227</text:p>
          </table:table-cell>
          <table:table-cell office:value-type="float" office:value="0.02186108" calcext:value-type="float">
            <text:p>0.02186108</text:p>
          </table:table-cell>
          <table:table-cell office:value-type="float" office:value="0.02074836" calcext:value-type="float">
            <text:p>0.02074836</text:p>
          </table:table-cell>
          <table:table-cell office:value-type="float" office:value="0.02675427" calcext:value-type="float">
            <text:p>0.02675427</text:p>
          </table:table-cell>
          <table:table-cell office:value-type="float" office:value="0.005238516" calcext:value-type="float">
            <text:p>0.005238516</text:p>
          </table:table-cell>
          <table:table-cell office:value-type="float" office:value="0.005318963" calcext:value-type="float">
            <text:p>0.005318963</text:p>
          </table:table-cell>
          <table:table-cell office:value-type="float" office:value="0" calcext:value-type="float">
            <text:p>0</text:p>
          </table:table-cell>
          <table:table-cell office:value-type="float" office:value="72.02903" calcext:value-type="float">
            <text:p>72.02903</text:p>
          </table:table-cell>
          <table:table-cell office:value-type="float" office:value="27.0138" calcext:value-type="float">
            <text:p>27.0138</text:p>
          </table:table-cell>
          <table:table-cell office:value-type="float" office:value="14.02337" calcext:value-type="float">
            <text:p>14.02337</text:p>
          </table:table-cell>
          <table:table-cell office:value-type="float" office:value="8.077137" calcext:value-type="float">
            <text:p>8.077137</text:p>
          </table:table-cell>
          <table:table-cell office:value-type="float" office:value="5.041648" calcext:value-type="float">
            <text:p>5.041648</text:p>
          </table:table-cell>
          <table:table-cell office:value-type="float" office:value="2.241572" calcext:value-type="float">
            <text:p>2.241572</text:p>
          </table:table-cell>
          <table:table-cell office:value-type="float" office:value="1.23998" calcext:value-type="float">
            <text:p>1.23998</text:p>
          </table:table-cell>
          <table:table-cell office:value-type="float" office:value="4.319016" calcext:value-type="float">
            <text:p>4.319016</text:p>
          </table:table-cell>
          <table:table-cell office:value-type="float" office:value="3.427433" calcext:value-type="float">
            <text:p>3.427433</text:p>
          </table:table-cell>
          <table:table-cell office:value-type="float" office:value="1.066416" calcext:value-type="float">
            <text:p>1.066416</text:p>
          </table:table-cell>
          <table:table-cell office:value-type="float" office:value="0.3529944" calcext:value-type="float">
            <text:p>0.3529944</text:p>
          </table:table-cell>
          <table:table-cell office:value-type="float" office:value="0.3960277" calcext:value-type="float">
            <text:p>0.3960277</text:p>
          </table:table-cell>
          <table:table-cell office:value-type="float" office:value="0.3164731" calcext:value-type="float">
            <text:p>0.3164731</text:p>
          </table:table-cell>
          <table:table-cell office:value-type="float" office:value="0.3541934" calcext:value-type="float">
            <text:p>0.3541934</text:p>
          </table:table-cell>
          <table:table-cell office:value-type="float" office:value="0" calcext:value-type="float">
            <text:p>0</text:p>
          </table:table-cell>
          <table:table-cell office:value-type="float" office:value="79.25574" calcext:value-type="float">
            <text:p>79.255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237315" calcext:value-type="float">
            <text:p>-3.237315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4" calcext:value-type="float">
            <text:p>25012004</text:p>
          </table:table-cell>
          <table:table-cell office:value-type="float" office:value="30.94297" calcext:value-type="float">
            <text:p>30.94297</text:p>
          </table:table-cell>
          <table:table-cell office:value-type="float" office:value="1087.149" calcext:value-type="float">
            <text:p>1087.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78819" calcext:value-type="float">
            <text:p>0.1478819</text:p>
          </table:table-cell>
          <table:table-cell office:value-type="float" office:value="9.186584" calcext:value-type="float">
            <text:p>9.186584</text:p>
          </table:table-cell>
          <table:table-cell office:value-type="float" office:value="0" calcext:value-type="float">
            <text:p>0</text:p>
          </table:table-cell>
          <table:table-cell office:value-type="float" office:value="0.0000001706008" calcext:value-type="float">
            <text:p>1.706008E-07</text:p>
          </table:table-cell>
          <table:table-cell office:value-type="float" office:value="0" calcext:value-type="float">
            <text:p>0</text:p>
          </table:table-cell>
          <table:table-cell office:value-type="float" office:value="-0.005152143" calcext:value-type="float">
            <text:p>-0.005152143</text:p>
          </table:table-cell>
          <table:table-cell office:value-type="float" office:value="-0.000127121" calcext:value-type="float">
            <text:p>-0.000127121</text:p>
          </table:table-cell>
          <table:table-cell office:value-type="float" office:value="0.0007169796" calcext:value-type="float">
            <text:p>0.0007169796</text:p>
          </table:table-cell>
          <table:table-cell office:value-type="float" office:value="0.0000001011998" calcext:value-type="float">
            <text:p>1.011998E-07</text:p>
          </table:table-cell>
          <table:table-cell office:value-type="float" office:value="12.04787" calcext:value-type="float">
            <text:p>12.04787</text:p>
          </table:table-cell>
          <table:table-cell office:value-type="float" office:value="0.1235031" calcext:value-type="float">
            <text:p>0.1235031</text:p>
          </table:table-cell>
          <table:table-cell office:value-type="float" office:value="0.0987813" calcext:value-type="float">
            <text:p>0.0987813</text:p>
          </table:table-cell>
          <table:table-cell office:value-type="float" office:value="0.0836162" calcext:value-type="float">
            <text:p>0.0836162</text:p>
          </table:table-cell>
          <table:table-cell office:value-type="float" office:value="0.05320878" calcext:value-type="float">
            <text:p>0.05320878</text:p>
          </table:table-cell>
          <table:table-cell office:value-type="float" office:value="0.05488832" calcext:value-type="float">
            <text:p>0.05488832</text:p>
          </table:table-cell>
          <table:table-cell office:value-type="float" office:value="0.02062933" calcext:value-type="float">
            <text:p>0.02062933</text:p>
          </table:table-cell>
          <table:table-cell office:value-type="float" office:value="0.01537611" calcext:value-type="float">
            <text:p>0.01537611</text:p>
          </table:table-cell>
          <table:table-cell office:value-type="float" office:value="0.02841603" calcext:value-type="float">
            <text:p>0.02841603</text:p>
          </table:table-cell>
          <table:table-cell office:value-type="float" office:value="0.02193683" calcext:value-type="float">
            <text:p>0.02193683</text:p>
          </table:table-cell>
          <table:table-cell office:value-type="float" office:value="0.02188622" calcext:value-type="float">
            <text:p>0.02188622</text:p>
          </table:table-cell>
          <table:table-cell office:value-type="float" office:value="0.02076018" calcext:value-type="float">
            <text:p>0.02076018</text:p>
          </table:table-cell>
          <table:table-cell office:value-type="float" office:value="0.02675486" calcext:value-type="float">
            <text:p>0.02675486</text:p>
          </table:table-cell>
          <table:table-cell office:value-type="float" office:value="0.005237401" calcext:value-type="float">
            <text:p>0.005237401</text:p>
          </table:table-cell>
          <table:table-cell office:value-type="float" office:value="0.005316841" calcext:value-type="float">
            <text:p>0.005316841</text:p>
          </table:table-cell>
          <table:table-cell office:value-type="float" office:value="0" calcext:value-type="float">
            <text:p>0</text:p>
          </table:table-cell>
          <table:table-cell office:value-type="float" office:value="63.18411" calcext:value-type="float">
            <text:p>63.18411</text:p>
          </table:table-cell>
          <table:table-cell office:value-type="float" office:value="27.03316" calcext:value-type="float">
            <text:p>27.03316</text:p>
          </table:table-cell>
          <table:table-cell office:value-type="float" office:value="14.06063" calcext:value-type="float">
            <text:p>14.06063</text:p>
          </table:table-cell>
          <table:table-cell office:value-type="float" office:value="8.099459" calcext:value-type="float">
            <text:p>8.099459</text:p>
          </table:table-cell>
          <table:table-cell office:value-type="float" office:value="5.050559" calcext:value-type="float">
            <text:p>5.050559</text:p>
          </table:table-cell>
          <table:table-cell office:value-type="float" office:value="2.237985" calcext:value-type="float">
            <text:p>2.237985</text:p>
          </table:table-cell>
          <table:table-cell office:value-type="float" office:value="1.246342" calcext:value-type="float">
            <text:p>1.246342</text:p>
          </table:table-cell>
          <table:table-cell office:value-type="float" office:value="4.313526" calcext:value-type="float">
            <text:p>4.313526</text:p>
          </table:table-cell>
          <table:table-cell office:value-type="float" office:value="3.43158" calcext:value-type="float">
            <text:p>3.43158</text:p>
          </table:table-cell>
          <table:table-cell office:value-type="float" office:value="1.067167" calcext:value-type="float">
            <text:p>1.067167</text:p>
          </table:table-cell>
          <table:table-cell office:value-type="float" office:value="0.3538474" calcext:value-type="float">
            <text:p>0.3538474</text:p>
          </table:table-cell>
          <table:table-cell office:value-type="float" office:value="0.3965422" calcext:value-type="float">
            <text:p>0.3965422</text:p>
          </table:table-cell>
          <table:table-cell office:value-type="float" office:value="0.3161447" calcext:value-type="float">
            <text:p>0.3161447</text:p>
          </table:table-cell>
          <table:table-cell office:value-type="float" office:value="0.3541949" calcext:value-type="float">
            <text:p>0.3541949</text:p>
          </table:table-cell>
          <table:table-cell office:value-type="float" office:value="0" calcext:value-type="float">
            <text:p>0</text:p>
          </table:table-cell>
          <table:table-cell office:value-type="float" office:value="79.64366" calcext:value-type="float">
            <text:p>79.643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335546" calcext:value-type="float">
            <text:p>-3.335546E-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4" calcext:value-type="float">
            <text:p>26012004</text:p>
          </table:table-cell>
          <table:table-cell office:value-type="float" office:value="30.94007" calcext:value-type="float">
            <text:p>30.94007</text:p>
          </table:table-cell>
          <table:table-cell office:value-type="float" office:value="1087.147" calcext:value-type="float">
            <text:p>1087.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85483" calcext:value-type="float">
            <text:p>0.1485483</text:p>
          </table:table-cell>
          <table:table-cell office:value-type="float" office:value="9.190457" calcext:value-type="float">
            <text:p>9.190457</text:p>
          </table:table-cell>
          <table:table-cell office:value-type="float" office:value="0" calcext:value-type="float">
            <text:p>0</text:p>
          </table:table-cell>
          <table:table-cell office:value-type="float" office:value="0.0000001706008" calcext:value-type="float">
            <text:p>1.706008E-07</text:p>
          </table:table-cell>
          <table:table-cell office:value-type="float" office:value="0" calcext:value-type="float">
            <text:p>0</text:p>
          </table:table-cell>
          <table:table-cell office:value-type="float" office:value="-0.005152143" calcext:value-type="float">
            <text:p>-0.005152143</text:p>
          </table:table-cell>
          <table:table-cell office:value-type="float" office:value="-0.0001416733" calcext:value-type="float">
            <text:p>-0.0001416733</text:p>
          </table:table-cell>
          <table:table-cell office:value-type="float" office:value="0.0007525639" calcext:value-type="float">
            <text:p>0.0007525639</text:p>
          </table:table-cell>
          <table:table-cell office:value-type="float" office:value="0.0000001012178" calcext:value-type="float">
            <text:p>1.012178E-07</text:p>
          </table:table-cell>
          <table:table-cell office:value-type="float" office:value="12.04249" calcext:value-type="float">
            <text:p>12.04249</text:p>
          </table:table-cell>
          <table:table-cell office:value-type="float" office:value="0.1305988" calcext:value-type="float">
            <text:p>0.1305988</text:p>
          </table:table-cell>
          <table:table-cell office:value-type="float" office:value="0.1026971" calcext:value-type="float">
            <text:p>0.1026971</text:p>
          </table:table-cell>
          <table:table-cell office:value-type="float" office:value="0.08547444" calcext:value-type="float">
            <text:p>0.08547444</text:p>
          </table:table-cell>
          <table:table-cell office:value-type="float" office:value="0.05356352" calcext:value-type="float">
            <text:p>0.05356352</text:p>
          </table:table-cell>
          <table:table-cell office:value-type="float" office:value="0.05527054" calcext:value-type="float">
            <text:p>0.05527054</text:p>
          </table:table-cell>
          <table:table-cell office:value-type="float" office:value="0.02068603" calcext:value-type="float">
            <text:p>0.02068603</text:p>
          </table:table-cell>
          <table:table-cell office:value-type="float" office:value="0.01543224" calcext:value-type="float">
            <text:p>0.01543224</text:p>
          </table:table-cell>
          <table:table-cell office:value-type="float" office:value="0.02848795" calcext:value-type="float">
            <text:p>0.02848795</text:p>
          </table:table-cell>
          <table:table-cell office:value-type="float" office:value="0.02199114" calcext:value-type="float">
            <text:p>0.02199114</text:p>
          </table:table-cell>
          <table:table-cell office:value-type="float" office:value="0.02191141" calcext:value-type="float">
            <text:p>0.02191141</text:p>
          </table:table-cell>
          <table:table-cell office:value-type="float" office:value="0.02077238" calcext:value-type="float">
            <text:p>0.02077238</text:p>
          </table:table-cell>
          <table:table-cell office:value-type="float" office:value="0.02675563" calcext:value-type="float">
            <text:p>0.02675563</text:p>
          </table:table-cell>
          <table:table-cell office:value-type="float" office:value="0.005236175" calcext:value-type="float">
            <text:p>0.005236175</text:p>
          </table:table-cell>
          <table:table-cell office:value-type="float" office:value="0.005314217" calcext:value-type="float">
            <text:p>0.005314217</text:p>
          </table:table-cell>
          <table:table-cell office:value-type="float" office:value="0" calcext:value-type="float">
            <text:p>0</text:p>
          </table:table-cell>
          <table:table-cell office:value-type="float" office:value="58.40137" calcext:value-type="float">
            <text:p>58.40137</text:p>
          </table:table-cell>
          <table:table-cell office:value-type="float" office:value="26.97412" calcext:value-type="float">
            <text:p>26.97412</text:p>
          </table:table-cell>
          <table:table-cell office:value-type="float" office:value="14.09879" calcext:value-type="float">
            <text:p>14.09879</text:p>
          </table:table-cell>
          <table:table-cell office:value-type="float" office:value="8.116236" calcext:value-type="float">
            <text:p>8.116236</text:p>
          </table:table-cell>
          <table:table-cell office:value-type="float" office:value="5.07552" calcext:value-type="float">
            <text:p>5.07552</text:p>
          </table:table-cell>
          <table:table-cell office:value-type="float" office:value="2.231422" calcext:value-type="float">
            <text:p>2.231422</text:p>
          </table:table-cell>
          <table:table-cell office:value-type="float" office:value="1.253066" calcext:value-type="float">
            <text:p>1.253066</text:p>
          </table:table-cell>
          <table:table-cell office:value-type="float" office:value="4.308065" calcext:value-type="float">
            <text:p>4.308065</text:p>
          </table:table-cell>
          <table:table-cell office:value-type="float" office:value="3.435548" calcext:value-type="float">
            <text:p>3.435548</text:p>
          </table:table-cell>
          <table:table-cell office:value-type="float" office:value="1.067919" calcext:value-type="float">
            <text:p>1.067919</text:p>
          </table:table-cell>
          <table:table-cell office:value-type="float" office:value="0.35469" calcext:value-type="float">
            <text:p>0.35469</text:p>
          </table:table-cell>
          <table:table-cell office:value-type="float" office:value="0.3970337" calcext:value-type="float">
            <text:p>0.3970337</text:p>
          </table:table-cell>
          <table:table-cell office:value-type="float" office:value="0.3157903" calcext:value-type="float">
            <text:p>0.3157903</text:p>
          </table:table-cell>
          <table:table-cell office:value-type="float" office:value="0.3541954" calcext:value-type="float">
            <text:p>0.3541954</text:p>
          </table:table-cell>
          <table:table-cell office:value-type="float" office:value="0" calcext:value-type="float">
            <text:p>0</text:p>
          </table:table-cell>
          <table:table-cell office:value-type="float" office:value="79.91843" calcext:value-type="float">
            <text:p>79.918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500983" calcext:value-type="float">
            <text:p>-3.500983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4" calcext:value-type="float">
            <text:p>27012004</text:p>
          </table:table-cell>
          <table:table-cell office:value-type="float" office:value="30.93769" calcext:value-type="float">
            <text:p>30.93769</text:p>
          </table:table-cell>
          <table:table-cell office:value-type="float" office:value="1087.145" calcext:value-type="float">
            <text:p>1087.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93548" calcext:value-type="float">
            <text:p>0.1493548</text:p>
          </table:table-cell>
          <table:table-cell office:value-type="float" office:value="9.193706" calcext:value-type="float">
            <text:p>9.193706</text:p>
          </table:table-cell>
          <table:table-cell office:value-type="float" office:value="0" calcext:value-type="float">
            <text:p>0</text:p>
          </table:table-cell>
          <table:table-cell office:value-type="float" office:value="0.0000001706008" calcext:value-type="float">
            <text:p>1.706008E-07</text:p>
          </table:table-cell>
          <table:table-cell office:value-type="float" office:value="0" calcext:value-type="float">
            <text:p>0</text:p>
          </table:table-cell>
          <table:table-cell office:value-type="float" office:value="-0.005152143" calcext:value-type="float">
            <text:p>-0.005152143</text:p>
          </table:table-cell>
          <table:table-cell office:value-type="float" office:value="-0.0001483726" calcext:value-type="float">
            <text:p>-0.0001483726</text:p>
          </table:table-cell>
          <table:table-cell office:value-type="float" office:value="0.0007897108" calcext:value-type="float">
            <text:p>0.0007897108</text:p>
          </table:table-cell>
          <table:table-cell office:value-type="float" office:value="0.0000001012178" calcext:value-type="float">
            <text:p>1.012178E-07</text:p>
          </table:table-cell>
          <table:table-cell office:value-type="float" office:value="12.03775" calcext:value-type="float">
            <text:p>12.03775</text:p>
          </table:table-cell>
          <table:table-cell office:value-type="float" office:value="0.1384366" calcext:value-type="float">
            <text:p>0.1384366</text:p>
          </table:table-cell>
          <table:table-cell office:value-type="float" office:value="0.1076422" calcext:value-type="float">
            <text:p>0.1076422</text:p>
          </table:table-cell>
          <table:table-cell office:value-type="float" office:value="0.08946392" calcext:value-type="float">
            <text:p>0.08946392</text:p>
          </table:table-cell>
          <table:table-cell office:value-type="float" office:value="0.05462735" calcext:value-type="float">
            <text:p>0.05462735</text:p>
          </table:table-cell>
          <table:table-cell office:value-type="float" office:value="0.05597989" calcext:value-type="float">
            <text:p>0.05597989</text:p>
          </table:table-cell>
          <table:table-cell office:value-type="float" office:value="0.02075251" calcext:value-type="float">
            <text:p>0.02075251</text:p>
          </table:table-cell>
          <table:table-cell office:value-type="float" office:value="0.0155007" calcext:value-type="float">
            <text:p>0.0155007</text:p>
          </table:table-cell>
          <table:table-cell office:value-type="float" office:value="0.02856113" calcext:value-type="float">
            <text:p>0.02856113</text:p>
          </table:table-cell>
          <table:table-cell office:value-type="float" office:value="0.02204697" calcext:value-type="float">
            <text:p>0.02204697</text:p>
          </table:table-cell>
          <table:table-cell office:value-type="float" office:value="0.02193591" calcext:value-type="float">
            <text:p>0.02193591</text:p>
          </table:table-cell>
          <table:table-cell office:value-type="float" office:value="0.02078491" calcext:value-type="float">
            <text:p>0.02078491</text:p>
          </table:table-cell>
          <table:table-cell office:value-type="float" office:value="0.02675654" calcext:value-type="float">
            <text:p>0.02675654</text:p>
          </table:table-cell>
          <table:table-cell office:value-type="float" office:value="0.005234811" calcext:value-type="float">
            <text:p>0.005234811</text:p>
          </table:table-cell>
          <table:table-cell office:value-type="float" office:value="0.005310938" calcext:value-type="float">
            <text:p>0.005310938</text:p>
          </table:table-cell>
          <table:table-cell office:value-type="float" office:value="0" calcext:value-type="float">
            <text:p>0</text:p>
          </table:table-cell>
          <table:table-cell office:value-type="float" office:value="57.81715" calcext:value-type="float">
            <text:p>57.81715</text:p>
          </table:table-cell>
          <table:table-cell office:value-type="float" office:value="26.86342" calcext:value-type="float">
            <text:p>26.86342</text:p>
          </table:table-cell>
          <table:table-cell office:value-type="float" office:value="14.13327" calcext:value-type="float">
            <text:p>14.13327</text:p>
          </table:table-cell>
          <table:table-cell office:value-type="float" office:value="8.128032" calcext:value-type="float">
            <text:p>8.128032</text:p>
          </table:table-cell>
          <table:table-cell office:value-type="float" office:value="5.140411" calcext:value-type="float">
            <text:p>5.140411</text:p>
          </table:table-cell>
          <table:table-cell office:value-type="float" office:value="2.218253" calcext:value-type="float">
            <text:p>2.218253</text:p>
          </table:table-cell>
          <table:table-cell office:value-type="float" office:value="1.260104" calcext:value-type="float">
            <text:p>1.260104</text:p>
          </table:table-cell>
          <table:table-cell office:value-type="float" office:value="4.301906" calcext:value-type="float">
            <text:p>4.301906</text:p>
          </table:table-cell>
          <table:table-cell office:value-type="float" office:value="3.439956" calcext:value-type="float">
            <text:p>3.439956</text:p>
          </table:table-cell>
          <table:table-cell office:value-type="float" office:value="1.068583" calcext:value-type="float">
            <text:p>1.068583</text:p>
          </table:table-cell>
          <table:table-cell office:value-type="float" office:value="0.3555205" calcext:value-type="float">
            <text:p>0.3555205</text:p>
          </table:table-cell>
          <table:table-cell office:value-type="float" office:value="0.3975016" calcext:value-type="float">
            <text:p>0.3975016</text:p>
          </table:table-cell>
          <table:table-cell office:value-type="float" office:value="0.3154047" calcext:value-type="float">
            <text:p>0.3154047</text:p>
          </table:table-cell>
          <table:table-cell office:value-type="float" office:value="0.3541898" calcext:value-type="float">
            <text:p>0.3541898</text:p>
          </table:table-cell>
          <table:table-cell office:value-type="float" office:value="0" calcext:value-type="float">
            <text:p>0</text:p>
          </table:table-cell>
          <table:table-cell office:value-type="float" office:value="80.11383" calcext:value-type="float">
            <text:p>80.113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596368" calcext:value-type="float">
            <text:p>-3.596368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4" calcext:value-type="float">
            <text:p>28012004</text:p>
          </table:table-cell>
          <table:table-cell office:value-type="float" office:value="30.93555" calcext:value-type="float">
            <text:p>30.93555</text:p>
          </table:table-cell>
          <table:table-cell office:value-type="float" office:value="1087.144" calcext:value-type="float">
            <text:p>1087.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02456" calcext:value-type="float">
            <text:p>0.1502456</text:p>
          </table:table-cell>
          <table:table-cell office:value-type="float" office:value="9.196597" calcext:value-type="float">
            <text:p>9.196597</text:p>
          </table:table-cell>
          <table:table-cell office:value-type="float" office:value="0" calcext:value-type="float">
            <text:p>0</text:p>
          </table:table-cell>
          <table:table-cell office:value-type="float" office:value="0.0000001706008" calcext:value-type="float">
            <text:p>1.706008E-07</text:p>
          </table:table-cell>
          <table:table-cell office:value-type="float" office:value="0" calcext:value-type="float">
            <text:p>0</text:p>
          </table:table-cell>
          <table:table-cell office:value-type="float" office:value="-0.005152143" calcext:value-type="float">
            <text:p>-0.005152143</text:p>
          </table:table-cell>
          <table:table-cell office:value-type="float" office:value="-0.0001505524" calcext:value-type="float">
            <text:p>-0.0001505524</text:p>
          </table:table-cell>
          <table:table-cell office:value-type="float" office:value="0.0008259497" calcext:value-type="float">
            <text:p>0.0008259497</text:p>
          </table:table-cell>
          <table:table-cell office:value-type="float" office:value="0.0000001013096" calcext:value-type="float">
            <text:p>1.013096E-07</text:p>
          </table:table-cell>
          <table:table-cell office:value-type="float" office:value="12.03332" calcext:value-type="float">
            <text:p>12.03332</text:p>
          </table:table-cell>
          <table:table-cell office:value-type="float" office:value="0.1471593" calcext:value-type="float">
            <text:p>0.1471593</text:p>
          </table:table-cell>
          <table:table-cell office:value-type="float" office:value="0.1124386" calcext:value-type="float">
            <text:p>0.1124386</text:p>
          </table:table-cell>
          <table:table-cell office:value-type="float" office:value="0.0940355" calcext:value-type="float">
            <text:p>0.0940355</text:p>
          </table:table-cell>
          <table:table-cell office:value-type="float" office:value="0.05646274" calcext:value-type="float">
            <text:p>0.05646274</text:p>
          </table:table-cell>
          <table:table-cell office:value-type="float" office:value="0.05737791" calcext:value-type="float">
            <text:p>0.05737791</text:p>
          </table:table-cell>
          <table:table-cell office:value-type="float" office:value="0.02084726" calcext:value-type="float">
            <text:p>0.02084726</text:p>
          </table:table-cell>
          <table:table-cell office:value-type="float" office:value="0.0155771" calcext:value-type="float">
            <text:p>0.0155771</text:p>
          </table:table-cell>
          <table:table-cell office:value-type="float" office:value="0.02863842" calcext:value-type="float">
            <text:p>0.02863842</text:p>
          </table:table-cell>
          <table:table-cell office:value-type="float" office:value="0.02210425" calcext:value-type="float">
            <text:p>0.02210425</text:p>
          </table:table-cell>
          <table:table-cell office:value-type="float" office:value="0.02196017" calcext:value-type="float">
            <text:p>0.02196017</text:p>
          </table:table-cell>
          <table:table-cell office:value-type="float" office:value="0.02079767" calcext:value-type="float">
            <text:p>0.02079767</text:p>
          </table:table-cell>
          <table:table-cell office:value-type="float" office:value="0.02675757" calcext:value-type="float">
            <text:p>0.02675757</text:p>
          </table:table-cell>
          <table:table-cell office:value-type="float" office:value="0.005233632" calcext:value-type="float">
            <text:p>0.005233632</text:p>
          </table:table-cell>
          <table:table-cell office:value-type="float" office:value="0.005307907" calcext:value-type="float">
            <text:p>0.005307907</text:p>
          </table:table-cell>
          <table:table-cell office:value-type="float" office:value="0" calcext:value-type="float">
            <text:p>0</text:p>
          </table:table-cell>
          <table:table-cell office:value-type="float" office:value="61.53117" calcext:value-type="float">
            <text:p>61.53117</text:p>
          </table:table-cell>
          <table:table-cell office:value-type="float" office:value="26.77268" calcext:value-type="float">
            <text:p>26.77268</text:p>
          </table:table-cell>
          <table:table-cell office:value-type="float" office:value="14.16333" calcext:value-type="float">
            <text:p>14.16333</text:p>
          </table:table-cell>
          <table:table-cell office:value-type="float" office:value="8.143954" calcext:value-type="float">
            <text:p>8.143954</text:p>
          </table:table-cell>
          <table:table-cell office:value-type="float" office:value="5.189878" calcext:value-type="float">
            <text:p>5.189878</text:p>
          </table:table-cell>
          <table:table-cell office:value-type="float" office:value="2.209279" calcext:value-type="float">
            <text:p>2.209279</text:p>
          </table:table-cell>
          <table:table-cell office:value-type="float" office:value="1.266293" calcext:value-type="float">
            <text:p>1.266293</text:p>
          </table:table-cell>
          <table:table-cell office:value-type="float" office:value="4.295679" calcext:value-type="float">
            <text:p>4.295679</text:p>
          </table:table-cell>
          <table:table-cell office:value-type="float" office:value="3.444452" calcext:value-type="float">
            <text:p>3.444452</text:p>
          </table:table-cell>
          <table:table-cell office:value-type="float" office:value="1.069204" calcext:value-type="float">
            <text:p>1.069204</text:p>
          </table:table-cell>
          <table:table-cell office:value-type="float" office:value="0.356336" calcext:value-type="float">
            <text:p>0.356336</text:p>
          </table:table-cell>
          <table:table-cell office:value-type="float" office:value="0.3979489" calcext:value-type="float">
            <text:p>0.3979489</text:p>
          </table:table-cell>
          <table:table-cell office:value-type="float" office:value="0.3150836" calcext:value-type="float">
            <text:p>0.3150836</text:p>
          </table:table-cell>
          <table:table-cell office:value-type="float" office:value="0.3541612" calcext:value-type="float">
            <text:p>0.3541612</text:p>
          </table:table-cell>
          <table:table-cell office:value-type="float" office:value="0" calcext:value-type="float">
            <text:p>0</text:p>
          </table:table-cell>
          <table:table-cell office:value-type="float" office:value="80.29189" calcext:value-type="float">
            <text:p>80.291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676795" calcext:value-type="float">
            <text:p>-3.676795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4" calcext:value-type="float">
            <text:p>29012004</text:p>
          </table:table-cell>
          <table:table-cell office:value-type="float" office:value="30.93362" calcext:value-type="float">
            <text:p>30.93362</text:p>
          </table:table-cell>
          <table:table-cell office:value-type="float" office:value="1087.142" calcext:value-type="float">
            <text:p>1087.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11682" calcext:value-type="float">
            <text:p>0.1511682</text:p>
          </table:table-cell>
          <table:table-cell office:value-type="float" office:value="9.199238" calcext:value-type="float">
            <text:p>9.199238</text:p>
          </table:table-cell>
          <table:table-cell office:value-type="float" office:value="0" calcext:value-type="float">
            <text:p>0</text:p>
          </table:table-cell>
          <table:table-cell office:value-type="float" office:value="0.0000001706008" calcext:value-type="float">
            <text:p>1.706008E-07</text:p>
          </table:table-cell>
          <table:table-cell office:value-type="float" office:value="0" calcext:value-type="float">
            <text:p>0</text:p>
          </table:table-cell>
          <table:table-cell office:value-type="float" office:value="-0.005152143" calcext:value-type="float">
            <text:p>-0.005152143</text:p>
          </table:table-cell>
          <table:table-cell office:value-type="float" office:value="-0.0001520721" calcext:value-type="float">
            <text:p>-0.0001520721</text:p>
          </table:table-cell>
          <table:table-cell office:value-type="float" office:value="0.0008622655" calcext:value-type="float">
            <text:p>0.0008622655</text:p>
          </table:table-cell>
          <table:table-cell office:value-type="float" office:value="0.0000001014432" calcext:value-type="float">
            <text:p>1.014432E-07</text:p>
          </table:table-cell>
          <table:table-cell office:value-type="float" office:value="12.02907" calcext:value-type="float">
            <text:p>12.02907</text:p>
          </table:table-cell>
          <table:table-cell office:value-type="float" office:value="0.1549509" calcext:value-type="float">
            <text:p>0.1549509</text:p>
          </table:table-cell>
          <table:table-cell office:value-type="float" office:value="0.1170777" calcext:value-type="float">
            <text:p>0.1170777</text:p>
          </table:table-cell>
          <table:table-cell office:value-type="float" office:value="0.09876637" calcext:value-type="float">
            <text:p>0.09876637</text:p>
          </table:table-cell>
          <table:table-cell office:value-type="float" office:value="0.05863443" calcext:value-type="float">
            <text:p>0.05863443</text:p>
          </table:table-cell>
          <table:table-cell office:value-type="float" office:value="0.05993422" calcext:value-type="float">
            <text:p>0.05993422</text:p>
          </table:table-cell>
          <table:table-cell office:value-type="float" office:value="0.02093538" calcext:value-type="float">
            <text:p>0.02093538</text:p>
          </table:table-cell>
          <table:table-cell office:value-type="float" office:value="0.01564853" calcext:value-type="float">
            <text:p>0.01564853</text:p>
          </table:table-cell>
          <table:table-cell office:value-type="float" office:value="0.02871864" calcext:value-type="float">
            <text:p>0.02871864</text:p>
          </table:table-cell>
          <table:table-cell office:value-type="float" office:value="0.02216274" calcext:value-type="float">
            <text:p>0.02216274</text:p>
          </table:table-cell>
          <table:table-cell office:value-type="float" office:value="0.02198466" calcext:value-type="float">
            <text:p>0.02198466</text:p>
          </table:table-cell>
          <table:table-cell office:value-type="float" office:value="0.02081068" calcext:value-type="float">
            <text:p>0.02081068</text:p>
          </table:table-cell>
          <table:table-cell office:value-type="float" office:value="0.02675864" calcext:value-type="float">
            <text:p>0.02675864</text:p>
          </table:table-cell>
          <table:table-cell office:value-type="float" office:value="0.005232594" calcext:value-type="float">
            <text:p>0.005232594</text:p>
          </table:table-cell>
          <table:table-cell office:value-type="float" office:value="0.005304849" calcext:value-type="float">
            <text:p>0.005304849</text:p>
          </table:table-cell>
          <table:table-cell office:value-type="float" office:value="0" calcext:value-type="float">
            <text:p>0</text:p>
          </table:table-cell>
          <table:table-cell office:value-type="float" office:value="64.53019" calcext:value-type="float">
            <text:p>64.53019</text:p>
          </table:table-cell>
          <table:table-cell office:value-type="float" office:value="26.73236" calcext:value-type="float">
            <text:p>26.73236</text:p>
          </table:table-cell>
          <table:table-cell office:value-type="float" office:value="14.19052" calcext:value-type="float">
            <text:p>14.19052</text:p>
          </table:table-cell>
          <table:table-cell office:value-type="float" office:value="8.155653" calcext:value-type="float">
            <text:p>8.155653</text:p>
          </table:table-cell>
          <table:table-cell office:value-type="float" office:value="5.241426" calcext:value-type="float">
            <text:p>5.241426</text:p>
          </table:table-cell>
          <table:table-cell office:value-type="float" office:value="2.203523" calcext:value-type="float">
            <text:p>2.203523</text:p>
          </table:table-cell>
          <table:table-cell office:value-type="float" office:value="1.271855" calcext:value-type="float">
            <text:p>1.271855</text:p>
          </table:table-cell>
          <table:table-cell office:value-type="float" office:value="4.28934" calcext:value-type="float">
            <text:p>4.28934</text:p>
          </table:table-cell>
          <table:table-cell office:value-type="float" office:value="3.448682" calcext:value-type="float">
            <text:p>3.448682</text:p>
          </table:table-cell>
          <table:table-cell office:value-type="float" office:value="1.069831" calcext:value-type="float">
            <text:p>1.069831</text:p>
          </table:table-cell>
          <table:table-cell office:value-type="float" office:value="0.3571379" calcext:value-type="float">
            <text:p>0.3571379</text:p>
          </table:table-cell>
          <table:table-cell office:value-type="float" office:value="0.3983809" calcext:value-type="float">
            <text:p>0.3983809</text:p>
          </table:table-cell>
          <table:table-cell office:value-type="float" office:value="0.3148074" calcext:value-type="float">
            <text:p>0.3148074</text:p>
          </table:table-cell>
          <table:table-cell office:value-type="float" office:value="0.3541035" calcext:value-type="float">
            <text:p>0.3541035</text:p>
          </table:table-cell>
          <table:table-cell office:value-type="float" office:value="0" calcext:value-type="float">
            <text:p>0</text:p>
          </table:table-cell>
          <table:table-cell office:value-type="float" office:value="80.45396" calcext:value-type="float">
            <text:p>80.45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752573" calcext:value-type="float">
            <text:p>-3.752573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4" calcext:value-type="float">
            <text:p>30012004</text:p>
          </table:table-cell>
          <table:table-cell office:value-type="float" office:value="30.93177" calcext:value-type="float">
            <text:p>30.93177</text:p>
          </table:table-cell>
          <table:table-cell office:value-type="float" office:value="1087.141" calcext:value-type="float">
            <text:p>1087.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21081" calcext:value-type="float">
            <text:p>0.1521081</text:p>
          </table:table-cell>
          <table:table-cell office:value-type="float" office:value="9.201754" calcext:value-type="float">
            <text:p>9.201754</text:p>
          </table:table-cell>
          <table:table-cell office:value-type="float" office:value="0" calcext:value-type="float">
            <text:p>0</text:p>
          </table:table-cell>
          <table:table-cell office:value-type="float" office:value="0.0000001706008" calcext:value-type="float">
            <text:p>1.706008E-07</text:p>
          </table:table-cell>
          <table:table-cell office:value-type="float" office:value="0" calcext:value-type="float">
            <text:p>0</text:p>
          </table:table-cell>
          <table:table-cell office:value-type="float" office:value="-0.005152143" calcext:value-type="float">
            <text:p>-0.005152143</text:p>
          </table:table-cell>
          <table:table-cell office:value-type="float" office:value="-0.0001532822" calcext:value-type="float">
            <text:p>-0.0001532822</text:p>
          </table:table-cell>
          <table:table-cell office:value-type="float" office:value="0.0008987788" calcext:value-type="float">
            <text:p>0.0008987788</text:p>
          </table:table-cell>
          <table:table-cell office:value-type="float" office:value="0.0000001015766" calcext:value-type="float">
            <text:p>1.015766E-07</text:p>
          </table:table-cell>
          <table:table-cell office:value-type="float" office:value="12.02494" calcext:value-type="float">
            <text:p>12.02494</text:p>
          </table:table-cell>
          <table:table-cell office:value-type="float" office:value="0.1635719" calcext:value-type="float">
            <text:p>0.1635719</text:p>
          </table:table-cell>
          <table:table-cell office:value-type="float" office:value="0.121489" calcext:value-type="float">
            <text:p>0.121489</text:p>
          </table:table-cell>
          <table:table-cell office:value-type="float" office:value="0.1033827" calcext:value-type="float">
            <text:p>0.1033827</text:p>
          </table:table-cell>
          <table:table-cell office:value-type="float" office:value="0.06097653" calcext:value-type="float">
            <text:p>0.06097653</text:p>
          </table:table-cell>
          <table:table-cell office:value-type="float" office:value="0.06275188" calcext:value-type="float">
            <text:p>0.06275188</text:p>
          </table:table-cell>
          <table:table-cell office:value-type="float" office:value="0.02099928" calcext:value-type="float">
            <text:p>0.02099928</text:p>
          </table:table-cell>
          <table:table-cell office:value-type="float" office:value="0.01572724" calcext:value-type="float">
            <text:p>0.01572724</text:p>
          </table:table-cell>
          <table:table-cell office:value-type="float" office:value="0.02880072" calcext:value-type="float">
            <text:p>0.02880072</text:p>
          </table:table-cell>
          <table:table-cell office:value-type="float" office:value="0.02222234" calcext:value-type="float">
            <text:p>0.02222234</text:p>
          </table:table-cell>
          <table:table-cell office:value-type="float" office:value="0.0220094" calcext:value-type="float">
            <text:p>0.0220094</text:p>
          </table:table-cell>
          <table:table-cell office:value-type="float" office:value="0.02082396" calcext:value-type="float">
            <text:p>0.02082396</text:p>
          </table:table-cell>
          <table:table-cell office:value-type="float" office:value="0.02675896" calcext:value-type="float">
            <text:p>0.02675896</text:p>
          </table:table-cell>
          <table:table-cell office:value-type="float" office:value="0.005231847" calcext:value-type="float">
            <text:p>0.005231847</text:p>
          </table:table-cell>
          <table:table-cell office:value-type="float" office:value="0.005301911" calcext:value-type="float">
            <text:p>0.005301911</text:p>
          </table:table-cell>
          <table:table-cell office:value-type="float" office:value="0" calcext:value-type="float">
            <text:p>0</text:p>
          </table:table-cell>
          <table:table-cell office:value-type="float" office:value="67.53503" calcext:value-type="float">
            <text:p>67.53503</text:p>
          </table:table-cell>
          <table:table-cell office:value-type="float" office:value="26.71499" calcext:value-type="float">
            <text:p>26.71499</text:p>
          </table:table-cell>
          <table:table-cell office:value-type="float" office:value="14.21755" calcext:value-type="float">
            <text:p>14.21755</text:p>
          </table:table-cell>
          <table:table-cell office:value-type="float" office:value="8.16761" calcext:value-type="float">
            <text:p>8.16761</text:p>
          </table:table-cell>
          <table:table-cell office:value-type="float" office:value="5.290376" calcext:value-type="float">
            <text:p>5.290376</text:p>
          </table:table-cell>
          <table:table-cell office:value-type="float" office:value="2.198455" calcext:value-type="float">
            <text:p>2.198455</text:p>
          </table:table-cell>
          <table:table-cell office:value-type="float" office:value="1.279832" calcext:value-type="float">
            <text:p>1.279832</text:p>
          </table:table-cell>
          <table:table-cell office:value-type="float" office:value="4.282823" calcext:value-type="float">
            <text:p>4.282823</text:p>
          </table:table-cell>
          <table:table-cell office:value-type="float" office:value="3.452652" calcext:value-type="float">
            <text:p>3.452652</text:p>
          </table:table-cell>
          <table:table-cell office:value-type="float" office:value="1.070462" calcext:value-type="float">
            <text:p>1.070462</text:p>
          </table:table-cell>
          <table:table-cell office:value-type="float" office:value="0.3579267" calcext:value-type="float">
            <text:p>0.3579267</text:p>
          </table:table-cell>
          <table:table-cell office:value-type="float" office:value="0.3988006" calcext:value-type="float">
            <text:p>0.3988006</text:p>
          </table:table-cell>
          <table:table-cell office:value-type="float" office:value="0.3146236" calcext:value-type="float">
            <text:p>0.3146236</text:p>
          </table:table-cell>
          <table:table-cell office:value-type="float" office:value="0.3539864" calcext:value-type="float">
            <text:p>0.3539864</text:p>
          </table:table-cell>
          <table:table-cell office:value-type="float" office:value="0" calcext:value-type="float">
            <text:p>0</text:p>
          </table:table-cell>
          <table:table-cell office:value-type="float" office:value="80.62705" calcext:value-type="float">
            <text:p>80.627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825242" calcext:value-type="float">
            <text:p>-3.825242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4" calcext:value-type="float">
            <text:p>31012004</text:p>
          </table:table-cell>
          <table:table-cell office:value-type="float" office:value="30.92968" calcext:value-type="float">
            <text:p>30.92968</text:p>
          </table:table-cell>
          <table:table-cell office:value-type="float" office:value="1087.14" calcext:value-type="float">
            <text:p>1087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102" calcext:value-type="float">
            <text:p>0.153102</text:p>
          </table:table-cell>
          <table:table-cell office:value-type="float" office:value="9.204961" calcext:value-type="float">
            <text:p>9.204961</text:p>
          </table:table-cell>
          <table:table-cell office:value-type="float" office:value="0" calcext:value-type="float">
            <text:p>0</text:p>
          </table:table-cell>
          <table:table-cell office:value-type="float" office:value="0.0000001706008" calcext:value-type="float">
            <text:p>1.706008E-07</text:p>
          </table:table-cell>
          <table:table-cell office:value-type="float" office:value="0" calcext:value-type="float">
            <text:p>0</text:p>
          </table:table-cell>
          <table:table-cell office:value-type="float" office:value="-0.005818458" calcext:value-type="float">
            <text:p>-0.005818458</text:p>
          </table:table-cell>
          <table:table-cell office:value-type="float" office:value="-0.000154208" calcext:value-type="float">
            <text:p>-0.000154208</text:p>
          </table:table-cell>
          <table:table-cell office:value-type="float" office:value="0.0009349692" calcext:value-type="float">
            <text:p>0.0009349692</text:p>
          </table:table-cell>
          <table:table-cell office:value-type="float" office:value="0.0000001016561" calcext:value-type="float">
            <text:p>1.016561E-07</text:p>
          </table:table-cell>
          <table:table-cell office:value-type="float" office:value="12.02087" calcext:value-type="float">
            <text:p>12.02087</text:p>
          </table:table-cell>
          <table:table-cell office:value-type="float" office:value="0.1758251" calcext:value-type="float">
            <text:p>0.1758251</text:p>
          </table:table-cell>
          <table:table-cell office:value-type="float" office:value="0.1257176" calcext:value-type="float">
            <text:p>0.1257176</text:p>
          </table:table-cell>
          <table:table-cell office:value-type="float" office:value="0.1076367" calcext:value-type="float">
            <text:p>0.1076367</text:p>
          </table:table-cell>
          <table:table-cell office:value-type="float" office:value="0.0632082" calcext:value-type="float">
            <text:p>0.0632082</text:p>
          </table:table-cell>
          <table:table-cell office:value-type="float" office:value="0.06541883" calcext:value-type="float">
            <text:p>0.06541883</text:p>
          </table:table-cell>
          <table:table-cell office:value-type="float" office:value="0.02105974" calcext:value-type="float">
            <text:p>0.02105974</text:p>
          </table:table-cell>
          <table:table-cell office:value-type="float" office:value="0.01581645" calcext:value-type="float">
            <text:p>0.01581645</text:p>
          </table:table-cell>
          <table:table-cell office:value-type="float" office:value="0.02888467" calcext:value-type="float">
            <text:p>0.02888467</text:p>
          </table:table-cell>
          <table:table-cell office:value-type="float" office:value="0.02228298" calcext:value-type="float">
            <text:p>0.02228298</text:p>
          </table:table-cell>
          <table:table-cell office:value-type="float" office:value="0.02203446" calcext:value-type="float">
            <text:p>0.02203446</text:p>
          </table:table-cell>
          <table:table-cell office:value-type="float" office:value="0.02083755" calcext:value-type="float">
            <text:p>0.02083755</text:p>
          </table:table-cell>
          <table:table-cell office:value-type="float" office:value="0.02675845" calcext:value-type="float">
            <text:p>0.02675845</text:p>
          </table:table-cell>
          <table:table-cell office:value-type="float" office:value="0.005235139" calcext:value-type="float">
            <text:p>0.005235139</text:p>
          </table:table-cell>
          <table:table-cell office:value-type="float" office:value="0.005296098" calcext:value-type="float">
            <text:p>0.005296098</text:p>
          </table:table-cell>
          <table:table-cell office:value-type="float" office:value="0" calcext:value-type="float">
            <text:p>0</text:p>
          </table:table-cell>
          <table:table-cell office:value-type="float" office:value="74.23646" calcext:value-type="float">
            <text:p>74.23646</text:p>
          </table:table-cell>
          <table:table-cell office:value-type="float" office:value="26.71883" calcext:value-type="float">
            <text:p>26.71883</text:p>
          </table:table-cell>
          <table:table-cell office:value-type="float" office:value="14.24935" calcext:value-type="float">
            <text:p>14.24935</text:p>
          </table:table-cell>
          <table:table-cell office:value-type="float" office:value="8.180356" calcext:value-type="float">
            <text:p>8.180356</text:p>
          </table:table-cell>
          <table:table-cell office:value-type="float" office:value="5.328707" calcext:value-type="float">
            <text:p>5.328707</text:p>
          </table:table-cell>
          <table:table-cell office:value-type="float" office:value="2.194596" calcext:value-type="float">
            <text:p>2.194596</text:p>
          </table:table-cell>
          <table:table-cell office:value-type="float" office:value="1.290165" calcext:value-type="float">
            <text:p>1.290165</text:p>
          </table:table-cell>
          <table:table-cell office:value-type="float" office:value="4.276456" calcext:value-type="float">
            <text:p>4.276456</text:p>
          </table:table-cell>
          <table:table-cell office:value-type="float" office:value="3.456376" calcext:value-type="float">
            <text:p>3.456376</text:p>
          </table:table-cell>
          <table:table-cell office:value-type="float" office:value="1.071095" calcext:value-type="float">
            <text:p>1.071095</text:p>
          </table:table-cell>
          <table:table-cell office:value-type="float" office:value="0.3587073" calcext:value-type="float">
            <text:p>0.3587073</text:p>
          </table:table-cell>
          <table:table-cell office:value-type="float" office:value="0.3992757" calcext:value-type="float">
            <text:p>0.3992757</text:p>
          </table:table-cell>
          <table:table-cell office:value-type="float" office:value="0.3157439" calcext:value-type="float">
            <text:p>0.3157439</text:p>
          </table:table-cell>
          <table:table-cell office:value-type="float" office:value="0.3537458" calcext:value-type="float">
            <text:p>0.3537458</text:p>
          </table:table-cell>
          <table:table-cell office:value-type="float" office:value="0" calcext:value-type="float">
            <text:p>0</text:p>
          </table:table-cell>
          <table:table-cell office:value-type="float" office:value="80.86354" calcext:value-type="float">
            <text:p>80.86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895932" calcext:value-type="float">
            <text:p>-3.895932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4" calcext:value-type="float">
            <text:p>1022004</text:p>
          </table:table-cell>
          <table:table-cell office:value-type="float" office:value="30.92746" calcext:value-type="float">
            <text:p>30.92746</text:p>
          </table:table-cell>
          <table:table-cell office:value-type="float" office:value="1087.138" calcext:value-type="float">
            <text:p>1087.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0104" calcext:value-type="float">
            <text:p>0.1540104</text:p>
          </table:table-cell>
          <table:table-cell office:value-type="float" office:value="9.207747" calcext:value-type="float">
            <text:p>9.207747</text:p>
          </table:table-cell>
          <table:table-cell office:value-type="float" office:value="0" calcext:value-type="float">
            <text:p>0</text:p>
          </table:table-cell>
          <table:table-cell office:value-type="float" office:value="0.0000001706008" calcext:value-type="float">
            <text:p>1.706008E-07</text:p>
          </table:table-cell>
          <table:table-cell office:value-type="float" office:value="0" calcext:value-type="float">
            <text:p>0</text:p>
          </table:table-cell>
          <table:table-cell office:value-type="float" office:value="-0.005818458" calcext:value-type="float">
            <text:p>-0.005818458</text:p>
          </table:table-cell>
          <table:table-cell office:value-type="float" office:value="-0.0001535881" calcext:value-type="float">
            <text:p>-0.0001535881</text:p>
          </table:table-cell>
          <table:table-cell office:value-type="float" office:value="0.0009713572" calcext:value-type="float">
            <text:p>0.0009713572</text:p>
          </table:table-cell>
          <table:table-cell office:value-type="float" office:value="0.0000001017202" calcext:value-type="float">
            <text:p>1.017202E-07</text:p>
          </table:table-cell>
          <table:table-cell office:value-type="float" office:value="12.01611" calcext:value-type="float">
            <text:p>12.01611</text:p>
          </table:table-cell>
          <table:table-cell office:value-type="float" office:value="0.1847124" calcext:value-type="float">
            <text:p>0.1847124</text:p>
          </table:table-cell>
          <table:table-cell office:value-type="float" office:value="0.130013" calcext:value-type="float">
            <text:p>0.130013</text:p>
          </table:table-cell>
          <table:table-cell office:value-type="float" office:value="0.1113255" calcext:value-type="float">
            <text:p>0.1113255</text:p>
          </table:table-cell>
          <table:table-cell office:value-type="float" office:value="0.0650901" calcext:value-type="float">
            <text:p>0.0650901</text:p>
          </table:table-cell>
          <table:table-cell office:value-type="float" office:value="0.06774952" calcext:value-type="float">
            <text:p>0.06774952</text:p>
          </table:table-cell>
          <table:table-cell office:value-type="float" office:value="0.02115374" calcext:value-type="float">
            <text:p>0.02115374</text:p>
          </table:table-cell>
          <table:table-cell office:value-type="float" office:value="0.0159083" calcext:value-type="float">
            <text:p>0.0159083</text:p>
          </table:table-cell>
          <table:table-cell office:value-type="float" office:value="0.02896989" calcext:value-type="float">
            <text:p>0.02896989</text:p>
          </table:table-cell>
          <table:table-cell office:value-type="float" office:value="0.02234477" calcext:value-type="float">
            <text:p>0.02234477</text:p>
          </table:table-cell>
          <table:table-cell office:value-type="float" office:value="0.02205992" calcext:value-type="float">
            <text:p>0.02205992</text:p>
          </table:table-cell>
          <table:table-cell office:value-type="float" office:value="0.02085152" calcext:value-type="float">
            <text:p>0.02085152</text:p>
          </table:table-cell>
          <table:table-cell office:value-type="float" office:value="0.02675712" calcext:value-type="float">
            <text:p>0.02675712</text:p>
          </table:table-cell>
          <table:table-cell office:value-type="float" office:value="0.005233938" calcext:value-type="float">
            <text:p>0.005233938</text:p>
          </table:table-cell>
          <table:table-cell office:value-type="float" office:value="0.005295061" calcext:value-type="float">
            <text:p>0.005295061</text:p>
          </table:table-cell>
          <table:table-cell office:value-type="float" office:value="0" calcext:value-type="float">
            <text:p>0</text:p>
          </table:table-cell>
          <table:table-cell office:value-type="float" office:value="76.27598" calcext:value-type="float">
            <text:p>76.27598</text:p>
          </table:table-cell>
          <table:table-cell office:value-type="float" office:value="26.78449" calcext:value-type="float">
            <text:p>26.78449</text:p>
          </table:table-cell>
          <table:table-cell office:value-type="float" office:value="14.28081" calcext:value-type="float">
            <text:p>14.28081</text:p>
          </table:table-cell>
          <table:table-cell office:value-type="float" office:value="8.193748" calcext:value-type="float">
            <text:p>8.193748</text:p>
          </table:table-cell>
          <table:table-cell office:value-type="float" office:value="5.351889" calcext:value-type="float">
            <text:p>5.351889</text:p>
          </table:table-cell>
          <table:table-cell office:value-type="float" office:value="2.193985" calcext:value-type="float">
            <text:p>2.193985</text:p>
          </table:table-cell>
          <table:table-cell office:value-type="float" office:value="1.302229" calcext:value-type="float">
            <text:p>1.302229</text:p>
          </table:table-cell>
          <table:table-cell office:value-type="float" office:value="4.270069" calcext:value-type="float">
            <text:p>4.270069</text:p>
          </table:table-cell>
          <table:table-cell office:value-type="float" office:value="3.459863" calcext:value-type="float">
            <text:p>3.459863</text:p>
          </table:table-cell>
          <table:table-cell office:value-type="float" office:value="1.071727" calcext:value-type="float">
            <text:p>1.071727</text:p>
          </table:table-cell>
          <table:table-cell office:value-type="float" office:value="0.3594822" calcext:value-type="float">
            <text:p>0.3594822</text:p>
          </table:table-cell>
          <table:table-cell office:value-type="float" office:value="0.3997267" calcext:value-type="float">
            <text:p>0.3997267</text:p>
          </table:table-cell>
          <table:table-cell office:value-type="float" office:value="0.3153686" calcext:value-type="float">
            <text:p>0.3153686</text:p>
          </table:table-cell>
          <table:table-cell office:value-type="float" office:value="0.3538668" calcext:value-type="float">
            <text:p>0.3538668</text:p>
          </table:table-cell>
          <table:table-cell office:value-type="float" office:value="0" calcext:value-type="float">
            <text:p>0</text:p>
          </table:table-cell>
          <table:table-cell office:value-type="float" office:value="81.09419" calcext:value-type="float">
            <text:p>81.09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965407" calcext:value-type="float">
            <text:p>-3.965407E-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4" calcext:value-type="float">
            <text:p>2022004</text:p>
          </table:table-cell>
          <table:table-cell office:value-type="float" office:value="30.92302" calcext:value-type="float">
            <text:p>30.92302</text:p>
          </table:table-cell>
          <table:table-cell office:value-type="float" office:value="1087.137" calcext:value-type="float">
            <text:p>1087.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4261" calcext:value-type="float">
            <text:p>0.1564261</text:p>
          </table:table-cell>
          <table:table-cell office:value-type="float" office:value="9.210729" calcext:value-type="float">
            <text:p>9.210729</text:p>
          </table:table-cell>
          <table:table-cell office:value-type="float" office:value="0" calcext:value-type="float">
            <text:p>0</text:p>
          </table:table-cell>
          <table:table-cell office:value-type="float" office:value="0.0000001706008" calcext:value-type="float">
            <text:p>1.706008E-07</text:p>
          </table:table-cell>
          <table:table-cell office:value-type="float" office:value="0" calcext:value-type="float">
            <text:p>0</text:p>
          </table:table-cell>
          <table:table-cell office:value-type="float" office:value="-0.005818458" calcext:value-type="float">
            <text:p>-0.005818458</text:p>
          </table:table-cell>
          <table:table-cell office:value-type="float" office:value="-0.0001540195" calcext:value-type="float">
            <text:p>-0.0001540195</text:p>
          </table:table-cell>
          <table:table-cell office:value-type="float" office:value="0.001006849" calcext:value-type="float">
            <text:p>0.001006849</text:p>
          </table:table-cell>
          <table:table-cell office:value-type="float" office:value="0.0000001018203" calcext:value-type="float">
            <text:p>1.018203E-07</text:p>
          </table:table-cell>
          <table:table-cell office:value-type="float" office:value="12.00835" calcext:value-type="float">
            <text:p>12.00835</text:p>
          </table:table-cell>
          <table:table-cell office:value-type="float" office:value="0.1945618" calcext:value-type="float">
            <text:p>0.1945618</text:p>
          </table:table-cell>
          <table:table-cell office:value-type="float" office:value="0.1328113" calcext:value-type="float">
            <text:p>0.1328113</text:p>
          </table:table-cell>
          <table:table-cell office:value-type="float" office:value="0.1142374" calcext:value-type="float">
            <text:p>0.1142374</text:p>
          </table:table-cell>
          <table:table-cell office:value-type="float" office:value="0.06680173" calcext:value-type="float">
            <text:p>0.06680173</text:p>
          </table:table-cell>
          <table:table-cell office:value-type="float" office:value="0.06994526" calcext:value-type="float">
            <text:p>0.06994526</text:p>
          </table:table-cell>
          <table:table-cell office:value-type="float" office:value="0.02128307" calcext:value-type="float">
            <text:p>0.02128307</text:p>
          </table:table-cell>
          <table:table-cell office:value-type="float" office:value="0.01599747" calcext:value-type="float">
            <text:p>0.01599747</text:p>
          </table:table-cell>
          <table:table-cell office:value-type="float" office:value="0.02905314" calcext:value-type="float">
            <text:p>0.02905314</text:p>
          </table:table-cell>
          <table:table-cell office:value-type="float" office:value="0.0224075" calcext:value-type="float">
            <text:p>0.0224075</text:p>
          </table:table-cell>
          <table:table-cell office:value-type="float" office:value="0.02208582" calcext:value-type="float">
            <text:p>0.02208582</text:p>
          </table:table-cell>
          <table:table-cell office:value-type="float" office:value="0.02086586" calcext:value-type="float">
            <text:p>0.02086586</text:p>
          </table:table-cell>
          <table:table-cell office:value-type="float" office:value="0.02675503" calcext:value-type="float">
            <text:p>0.02675503</text:p>
          </table:table-cell>
          <table:table-cell office:value-type="float" office:value="0.005232924" calcext:value-type="float">
            <text:p>0.005232924</text:p>
          </table:table-cell>
          <table:table-cell office:value-type="float" office:value="0.005294388" calcext:value-type="float">
            <text:p>0.005294388</text:p>
          </table:table-cell>
          <table:table-cell office:value-type="float" office:value="0" calcext:value-type="float">
            <text:p>0</text:p>
          </table:table-cell>
          <table:table-cell office:value-type="float" office:value="70.90067" calcext:value-type="float">
            <text:p>70.90067</text:p>
          </table:table-cell>
          <table:table-cell office:value-type="float" office:value="26.79997" calcext:value-type="float">
            <text:p>26.79997</text:p>
          </table:table-cell>
          <table:table-cell office:value-type="float" office:value="14.32439" calcext:value-type="float">
            <text:p>14.32439</text:p>
          </table:table-cell>
          <table:table-cell office:value-type="float" office:value="8.207876" calcext:value-type="float">
            <text:p>8.207876</text:p>
          </table:table-cell>
          <table:table-cell office:value-type="float" office:value="5.371567" calcext:value-type="float">
            <text:p>5.371567</text:p>
          </table:table-cell>
          <table:table-cell office:value-type="float" office:value="2.19475" calcext:value-type="float">
            <text:p>2.19475</text:p>
          </table:table-cell>
          <table:table-cell office:value-type="float" office:value="1.3214" calcext:value-type="float">
            <text:p>1.3214</text:p>
          </table:table-cell>
          <table:table-cell office:value-type="float" office:value="4.261962" calcext:value-type="float">
            <text:p>4.261962</text:p>
          </table:table-cell>
          <table:table-cell office:value-type="float" office:value="3.463114" calcext:value-type="float">
            <text:p>3.463114</text:p>
          </table:table-cell>
          <table:table-cell office:value-type="float" office:value="1.072358" calcext:value-type="float">
            <text:p>1.072358</text:p>
          </table:table-cell>
          <table:table-cell office:value-type="float" office:value="0.3602498" calcext:value-type="float">
            <text:p>0.3602498</text:p>
          </table:table-cell>
          <table:table-cell office:value-type="float" office:value="0.400152" calcext:value-type="float">
            <text:p>0.400152</text:p>
          </table:table-cell>
          <table:table-cell office:value-type="float" office:value="0.3150627" calcext:value-type="float">
            <text:p>0.3150627</text:p>
          </table:table-cell>
          <table:table-cell office:value-type="float" office:value="0.3539707" calcext:value-type="float">
            <text:p>0.3539707</text:p>
          </table:table-cell>
          <table:table-cell office:value-type="float" office:value="0" calcext:value-type="float">
            <text:p>0</text:p>
          </table:table-cell>
          <table:table-cell office:value-type="float" office:value="83.25552" calcext:value-type="float">
            <text:p>83.25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03358" calcext:value-type="float">
            <text:p>-4.03358E-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4" calcext:value-type="float">
            <text:p>3022004</text:p>
          </table:table-cell>
          <table:table-cell office:value-type="float" office:value="30.91955" calcext:value-type="float">
            <text:p>30.91955</text:p>
          </table:table-cell>
          <table:table-cell office:value-type="float" office:value="1087.136" calcext:value-type="float">
            <text:p>1087.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8243" calcext:value-type="float">
            <text:p>0.158243</text:p>
          </table:table-cell>
          <table:table-cell office:value-type="float" office:value="9.213597" calcext:value-type="float">
            <text:p>9.213597</text:p>
          </table:table-cell>
          <table:table-cell office:value-type="float" office:value="0" calcext:value-type="float">
            <text:p>0</text:p>
          </table:table-cell>
          <table:table-cell office:value-type="float" office:value="0.0000001706008" calcext:value-type="float">
            <text:p>1.706008E-07</text:p>
          </table:table-cell>
          <table:table-cell office:value-type="float" office:value="0" calcext:value-type="float">
            <text:p>0</text:p>
          </table:table-cell>
          <table:table-cell office:value-type="float" office:value="-0.005818458" calcext:value-type="float">
            <text:p>-0.005818458</text:p>
          </table:table-cell>
          <table:table-cell office:value-type="float" office:value="-0.0001584475" calcext:value-type="float">
            <text:p>-0.0001584475</text:p>
          </table:table-cell>
          <table:table-cell office:value-type="float" office:value="0.001040795" calcext:value-type="float">
            <text:p>0.001040795</text:p>
          </table:table-cell>
          <table:table-cell office:value-type="float" office:value="0.0000001018203" calcext:value-type="float">
            <text:p>1.018203E-07</text:p>
          </table:table-cell>
          <table:table-cell office:value-type="float" office:value="12.00127" calcext:value-type="float">
            <text:p>12.00127</text:p>
          </table:table-cell>
          <table:table-cell office:value-type="float" office:value="0.2047385" calcext:value-type="float">
            <text:p>0.2047385</text:p>
          </table:table-cell>
          <table:table-cell office:value-type="float" office:value="0.1363254" calcext:value-type="float">
            <text:p>0.1363254</text:p>
          </table:table-cell>
          <table:table-cell office:value-type="float" office:value="0.1172133" calcext:value-type="float">
            <text:p>0.1172133</text:p>
          </table:table-cell>
          <table:table-cell office:value-type="float" office:value="0.06840892" calcext:value-type="float">
            <text:p>0.06840892</text:p>
          </table:table-cell>
          <table:table-cell office:value-type="float" office:value="0.07200534" calcext:value-type="float">
            <text:p>0.07200534</text:p>
          </table:table-cell>
          <table:table-cell office:value-type="float" office:value="0.02143187" calcext:value-type="float">
            <text:p>0.02143187</text:p>
          </table:table-cell>
          <table:table-cell office:value-type="float" office:value="0.01608233" calcext:value-type="float">
            <text:p>0.01608233</text:p>
          </table:table-cell>
          <table:table-cell office:value-type="float" office:value="0.02913342" calcext:value-type="float">
            <text:p>0.02913342</text:p>
          </table:table-cell>
          <table:table-cell office:value-type="float" office:value="0.02247196" calcext:value-type="float">
            <text:p>0.02247196</text:p>
          </table:table-cell>
          <table:table-cell office:value-type="float" office:value="0.02211141" calcext:value-type="float">
            <text:p>0.02211141</text:p>
          </table:table-cell>
          <table:table-cell office:value-type="float" office:value="0.02088053" calcext:value-type="float">
            <text:p>0.02088053</text:p>
          </table:table-cell>
          <table:table-cell office:value-type="float" office:value="0.02675223" calcext:value-type="float">
            <text:p>0.02675223</text:p>
          </table:table-cell>
          <table:table-cell office:value-type="float" office:value="0.005232166" calcext:value-type="float">
            <text:p>0.005232166</text:p>
          </table:table-cell>
          <table:table-cell office:value-type="float" office:value="0.005292725" calcext:value-type="float">
            <text:p>0.005292725</text:p>
          </table:table-cell>
          <table:table-cell office:value-type="float" office:value="0" calcext:value-type="float">
            <text:p>0</text:p>
          </table:table-cell>
          <table:table-cell office:value-type="float" office:value="66.21507" calcext:value-type="float">
            <text:p>66.21507</text:p>
          </table:table-cell>
          <table:table-cell office:value-type="float" office:value="26.76873" calcext:value-type="float">
            <text:p>26.76873</text:p>
          </table:table-cell>
          <table:table-cell office:value-type="float" office:value="14.35713" calcext:value-type="float">
            <text:p>14.35713</text:p>
          </table:table-cell>
          <table:table-cell office:value-type="float" office:value="8.220585" calcext:value-type="float">
            <text:p>8.220585</text:p>
          </table:table-cell>
          <table:table-cell office:value-type="float" office:value="5.389832" calcext:value-type="float">
            <text:p>5.389832</text:p>
          </table:table-cell>
          <table:table-cell office:value-type="float" office:value="2.196198" calcext:value-type="float">
            <text:p>2.196198</text:p>
          </table:table-cell>
          <table:table-cell office:value-type="float" office:value="1.348097" calcext:value-type="float">
            <text:p>1.348097</text:p>
          </table:table-cell>
          <table:table-cell office:value-type="float" office:value="4.251498" calcext:value-type="float">
            <text:p>4.251498</text:p>
          </table:table-cell>
          <table:table-cell office:value-type="float" office:value="3.466542" calcext:value-type="float">
            <text:p>3.466542</text:p>
          </table:table-cell>
          <table:table-cell office:value-type="float" office:value="1.072889" calcext:value-type="float">
            <text:p>1.072889</text:p>
          </table:table-cell>
          <table:table-cell office:value-type="float" office:value="0.3610092" calcext:value-type="float">
            <text:p>0.3610092</text:p>
          </table:table-cell>
          <table:table-cell office:value-type="float" office:value="0.4005583" calcext:value-type="float">
            <text:p>0.4005583</text:p>
          </table:table-cell>
          <table:table-cell office:value-type="float" office:value="0.3148408" calcext:value-type="float">
            <text:p>0.3148408</text:p>
          </table:table-cell>
          <table:table-cell office:value-type="float" office:value="0.3539512" calcext:value-type="float">
            <text:p>0.3539512</text:p>
          </table:table-cell>
          <table:table-cell office:value-type="float" office:value="0" calcext:value-type="float">
            <text:p>0</text:p>
          </table:table-cell>
          <table:table-cell office:value-type="float" office:value="84.66241" calcext:value-type="float">
            <text:p>84.66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102676" calcext:value-type="float">
            <text:p>-4.102676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4" calcext:value-type="float">
            <text:p>4022004</text:p>
          </table:table-cell>
          <table:table-cell office:value-type="float" office:value="30.91666" calcext:value-type="float">
            <text:p>30.91666</text:p>
          </table:table-cell>
          <table:table-cell office:value-type="float" office:value="1087.135" calcext:value-type="float">
            <text:p>1087.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5838" calcext:value-type="float">
            <text:p>0.1595838</text:p>
          </table:table-cell>
          <table:table-cell office:value-type="float" office:value="9.217001" calcext:value-type="float">
            <text:p>9.217001</text:p>
          </table:table-cell>
          <table:table-cell office:value-type="float" office:value="0" calcext:value-type="float">
            <text:p>0</text:p>
          </table:table-cell>
          <table:table-cell office:value-type="float" office:value="0.0000001706008" calcext:value-type="float">
            <text:p>1.706008E-07</text:p>
          </table:table-cell>
          <table:table-cell office:value-type="float" office:value="0" calcext:value-type="float">
            <text:p>0</text:p>
          </table:table-cell>
          <table:table-cell office:value-type="float" office:value="-0.006352067" calcext:value-type="float">
            <text:p>-0.006352067</text:p>
          </table:table-cell>
          <table:table-cell office:value-type="float" office:value="-0.0001622086" calcext:value-type="float">
            <text:p>-0.0001622086</text:p>
          </table:table-cell>
          <table:table-cell office:value-type="float" office:value="0.001072532" calcext:value-type="float">
            <text:p>0.001072532</text:p>
          </table:table-cell>
          <table:table-cell office:value-type="float" office:value="0.0000001018203" calcext:value-type="float">
            <text:p>1.018203E-07</text:p>
          </table:table-cell>
          <table:table-cell office:value-type="float" office:value="11.99515" calcext:value-type="float">
            <text:p>11.99515</text:p>
          </table:table-cell>
          <table:table-cell office:value-type="float" office:value="0.2171113" calcext:value-type="float">
            <text:p>0.2171113</text:p>
          </table:table-cell>
          <table:table-cell office:value-type="float" office:value="0.1394986" calcext:value-type="float">
            <text:p>0.1394986</text:p>
          </table:table-cell>
          <table:table-cell office:value-type="float" office:value="0.1200681" calcext:value-type="float">
            <text:p>0.1200681</text:p>
          </table:table-cell>
          <table:table-cell office:value-type="float" office:value="0.07001945" calcext:value-type="float">
            <text:p>0.07001945</text:p>
          </table:table-cell>
          <table:table-cell office:value-type="float" office:value="0.07402983" calcext:value-type="float">
            <text:p>0.07402983</text:p>
          </table:table-cell>
          <table:table-cell office:value-type="float" office:value="0.02158463" calcext:value-type="float">
            <text:p>0.02158463</text:p>
          </table:table-cell>
          <table:table-cell office:value-type="float" office:value="0.01615736" calcext:value-type="float">
            <text:p>0.01615736</text:p>
          </table:table-cell>
          <table:table-cell office:value-type="float" office:value="0.02921171" calcext:value-type="float">
            <text:p>0.02921171</text:p>
          </table:table-cell>
          <table:table-cell office:value-type="float" office:value="0.02253705" calcext:value-type="float">
            <text:p>0.02253705</text:p>
          </table:table-cell>
          <table:table-cell office:value-type="float" office:value="0.02213707" calcext:value-type="float">
            <text:p>0.02213707</text:p>
          </table:table-cell>
          <table:table-cell office:value-type="float" office:value="0.02089552" calcext:value-type="float">
            <text:p>0.02089552</text:p>
          </table:table-cell>
          <table:table-cell office:value-type="float" office:value="0.02674887" calcext:value-type="float">
            <text:p>0.02674887</text:p>
          </table:table-cell>
          <table:table-cell office:value-type="float" office:value="0.005255547" calcext:value-type="float">
            <text:p>0.005255547</text:p>
          </table:table-cell>
          <table:table-cell office:value-type="float" office:value="0.005267413" calcext:value-type="float">
            <text:p>0.005267413</text:p>
          </table:table-cell>
          <table:table-cell office:value-type="float" office:value="0" calcext:value-type="float">
            <text:p>0</text:p>
          </table:table-cell>
          <table:table-cell office:value-type="float" office:value="66.23039" calcext:value-type="float">
            <text:p>66.23039</text:p>
          </table:table-cell>
          <table:table-cell office:value-type="float" office:value="26.64462" calcext:value-type="float">
            <text:p>26.64462</text:p>
          </table:table-cell>
          <table:table-cell office:value-type="float" office:value="14.38917" calcext:value-type="float">
            <text:p>14.38917</text:p>
          </table:table-cell>
          <table:table-cell office:value-type="float" office:value="8.233873" calcext:value-type="float">
            <text:p>8.233873</text:p>
          </table:table-cell>
          <table:table-cell office:value-type="float" office:value="5.406138" calcext:value-type="float">
            <text:p>5.406138</text:p>
          </table:table-cell>
          <table:table-cell office:value-type="float" office:value="2.197839" calcext:value-type="float">
            <text:p>2.197839</text:p>
          </table:table-cell>
          <table:table-cell office:value-type="float" office:value="1.379939" calcext:value-type="float">
            <text:p>1.379939</text:p>
          </table:table-cell>
          <table:table-cell office:value-type="float" office:value="4.239882" calcext:value-type="float">
            <text:p>4.239882</text:p>
          </table:table-cell>
          <table:table-cell office:value-type="float" office:value="3.469811" calcext:value-type="float">
            <text:p>3.469811</text:p>
          </table:table-cell>
          <table:table-cell office:value-type="float" office:value="1.073377" calcext:value-type="float">
            <text:p>1.073377</text:p>
          </table:table-cell>
          <table:table-cell office:value-type="float" office:value="0.361764" calcext:value-type="float">
            <text:p>0.361764</text:p>
          </table:table-cell>
          <table:table-cell office:value-type="float" office:value="0.4011994" calcext:value-type="float">
            <text:p>0.4011994</text:p>
          </table:table-cell>
          <table:table-cell office:value-type="float" office:value="0.322588" calcext:value-type="float">
            <text:p>0.322588</text:p>
          </table:table-cell>
          <table:table-cell office:value-type="float" office:value="0.3467182" calcext:value-type="float">
            <text:p>0.3467182</text:p>
          </table:table-cell>
          <table:table-cell office:value-type="float" office:value="0" calcext:value-type="float">
            <text:p>0</text:p>
          </table:table-cell>
          <table:table-cell office:value-type="float" office:value="85.49644" calcext:value-type="float">
            <text:p>85.49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167268" calcext:value-type="float">
            <text:p>-4.167268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4" calcext:value-type="float">
            <text:p>5022004</text:p>
          </table:table-cell>
          <table:table-cell office:value-type="float" office:value="30.91377" calcext:value-type="float">
            <text:p>30.91377</text:p>
          </table:table-cell>
          <table:table-cell office:value-type="float" office:value="1087.134" calcext:value-type="float">
            <text:p>1087.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06345" calcext:value-type="float">
            <text:p>0.1606345</text:p>
          </table:table-cell>
          <table:table-cell office:value-type="float" office:value="9.220963" calcext:value-type="float">
            <text:p>9.220963</text:p>
          </table:table-cell>
          <table:table-cell office:value-type="float" office:value="0" calcext:value-type="float">
            <text:p>0</text:p>
          </table:table-cell>
          <table:table-cell office:value-type="float" office:value="0.0000001706008" calcext:value-type="float">
            <text:p>1.706008E-07</text:p>
          </table:table-cell>
          <table:table-cell office:value-type="float" office:value="0" calcext:value-type="float">
            <text:p>0</text:p>
          </table:table-cell>
          <table:table-cell office:value-type="float" office:value="-0.007192835" calcext:value-type="float">
            <text:p>-0.007192835</text:p>
          </table:table-cell>
          <table:table-cell office:value-type="float" office:value="-0.0001625329" calcext:value-type="float">
            <text:p>-0.0001625329</text:p>
          </table:table-cell>
          <table:table-cell office:value-type="float" office:value="0.00110506" calcext:value-type="float">
            <text:p>0.00110506</text:p>
          </table:table-cell>
          <table:table-cell office:value-type="float" office:value="0.0000001018203" calcext:value-type="float">
            <text:p>1.018203E-07</text:p>
          </table:table-cell>
          <table:table-cell office:value-type="float" office:value="11.98941" calcext:value-type="float">
            <text:p>11.98941</text:p>
          </table:table-cell>
          <table:table-cell office:value-type="float" office:value="0.2287526" calcext:value-type="float">
            <text:p>0.2287526</text:p>
          </table:table-cell>
          <table:table-cell office:value-type="float" office:value="0.1416466" calcext:value-type="float">
            <text:p>0.1416466</text:p>
          </table:table-cell>
          <table:table-cell office:value-type="float" office:value="0.1218864" calcext:value-type="float">
            <text:p>0.1218864</text:p>
          </table:table-cell>
          <table:table-cell office:value-type="float" office:value="0.07134667" calcext:value-type="float">
            <text:p>0.07134667</text:p>
          </table:table-cell>
          <table:table-cell office:value-type="float" office:value="0.07579406" calcext:value-type="float">
            <text:p>0.07579406</text:p>
          </table:table-cell>
          <table:table-cell office:value-type="float" office:value="0.02172567" calcext:value-type="float">
            <text:p>0.02172567</text:p>
          </table:table-cell>
          <table:table-cell office:value-type="float" office:value="0.01621352" calcext:value-type="float">
            <text:p>0.01621352</text:p>
          </table:table-cell>
          <table:table-cell office:value-type="float" office:value="0.02928802" calcext:value-type="float">
            <text:p>0.02928802</text:p>
          </table:table-cell>
          <table:table-cell office:value-type="float" office:value="0.02260201" calcext:value-type="float">
            <text:p>0.02260201</text:p>
          </table:table-cell>
          <table:table-cell office:value-type="float" office:value="0.0221632" calcext:value-type="float">
            <text:p>0.0221632</text:p>
          </table:table-cell>
          <table:table-cell office:value-type="float" office:value="0.02091138" calcext:value-type="float">
            <text:p>0.02091138</text:p>
          </table:table-cell>
          <table:table-cell office:value-type="float" office:value="0.02674544" calcext:value-type="float">
            <text:p>0.02674544</text:p>
          </table:table-cell>
          <table:table-cell office:value-type="float" office:value="0.005248586" calcext:value-type="float">
            <text:p>0.005248586</text:p>
          </table:table-cell>
          <table:table-cell office:value-type="float" office:value="0.005272654" calcext:value-type="float">
            <text:p>0.005272654</text:p>
          </table:table-cell>
          <table:table-cell office:value-type="float" office:value="0" calcext:value-type="float">
            <text:p>0</text:p>
          </table:table-cell>
          <table:table-cell office:value-type="float" office:value="67.5125" calcext:value-type="float">
            <text:p>67.5125</text:p>
          </table:table-cell>
          <table:table-cell office:value-type="float" office:value="26.53046" calcext:value-type="float">
            <text:p>26.53046</text:p>
          </table:table-cell>
          <table:table-cell office:value-type="float" office:value="14.42431" calcext:value-type="float">
            <text:p>14.42431</text:p>
          </table:table-cell>
          <table:table-cell office:value-type="float" office:value="8.248181" calcext:value-type="float">
            <text:p>8.248181</text:p>
          </table:table-cell>
          <table:table-cell office:value-type="float" office:value="5.424405" calcext:value-type="float">
            <text:p>5.424405</text:p>
          </table:table-cell>
          <table:table-cell office:value-type="float" office:value="2.200071" calcext:value-type="float">
            <text:p>2.200071</text:p>
          </table:table-cell>
          <table:table-cell office:value-type="float" office:value="1.41259" calcext:value-type="float">
            <text:p>1.41259</text:p>
          </table:table-cell>
          <table:table-cell office:value-type="float" office:value="4.228415" calcext:value-type="float">
            <text:p>4.228415</text:p>
          </table:table-cell>
          <table:table-cell office:value-type="float" office:value="3.472721" calcext:value-type="float">
            <text:p>3.472721</text:p>
          </table:table-cell>
          <table:table-cell office:value-type="float" office:value="1.073871" calcext:value-type="float">
            <text:p>1.073871</text:p>
          </table:table-cell>
          <table:table-cell office:value-type="float" office:value="0.3625395" calcext:value-type="float">
            <text:p>0.3625395</text:p>
          </table:table-cell>
          <table:table-cell office:value-type="float" office:value="0.4018605" calcext:value-type="float">
            <text:p>0.4018605</text:p>
          </table:table-cell>
          <table:table-cell office:value-type="float" office:value="0.320162" calcext:value-type="float">
            <text:p>0.320162</text:p>
          </table:table-cell>
          <table:table-cell office:value-type="float" office:value="0.3501252" calcext:value-type="float">
            <text:p>0.3501252</text:p>
          </table:table-cell>
          <table:table-cell office:value-type="float" office:value="0" calcext:value-type="float">
            <text:p>0</text:p>
          </table:table-cell>
          <table:table-cell office:value-type="float" office:value="86.13579" calcext:value-type="float">
            <text:p>86.135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231148" calcext:value-type="float">
            <text:p>-4.231148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4" calcext:value-type="float">
            <text:p>6022004</text:p>
          </table:table-cell>
          <table:table-cell office:value-type="float" office:value="30.91012" calcext:value-type="float">
            <text:p>30.91012</text:p>
          </table:table-cell>
          <table:table-cell office:value-type="float" office:value="1087.133" calcext:value-type="float">
            <text:p>1087.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1633" calcext:value-type="float">
            <text:p>0.1621633</text:p>
          </table:table-cell>
          <table:table-cell office:value-type="float" office:value="9.224974" calcext:value-type="float">
            <text:p>9.224974</text:p>
          </table:table-cell>
          <table:table-cell office:value-type="float" office:value="0" calcext:value-type="float">
            <text:p>0</text:p>
          </table:table-cell>
          <table:table-cell office:value-type="float" office:value="0.0000001706008" calcext:value-type="float">
            <text:p>1.706008E-07</text:p>
          </table:table-cell>
          <table:table-cell office:value-type="float" office:value="0" calcext:value-type="float">
            <text:p>0</text:p>
          </table:table-cell>
          <table:table-cell office:value-type="float" office:value="-0.007996533" calcext:value-type="float">
            <text:p>-0.007996533</text:p>
          </table:table-cell>
          <table:table-cell office:value-type="float" office:value="-0.0001648358" calcext:value-type="float">
            <text:p>-0.0001648358</text:p>
          </table:table-cell>
          <table:table-cell office:value-type="float" office:value="0.001137393" calcext:value-type="float">
            <text:p>0.001137393</text:p>
          </table:table-cell>
          <table:table-cell office:value-type="float" office:value="0.0000001018249" calcext:value-type="float">
            <text:p>1.018249E-07</text:p>
          </table:table-cell>
          <table:table-cell office:value-type="float" office:value="11.9827" calcext:value-type="float">
            <text:p>11.9827</text:p>
          </table:table-cell>
          <table:table-cell office:value-type="float" office:value="0.2365949" calcext:value-type="float">
            <text:p>0.2365949</text:p>
          </table:table-cell>
          <table:table-cell office:value-type="float" office:value="0.1434165" calcext:value-type="float">
            <text:p>0.1434165</text:p>
          </table:table-cell>
          <table:table-cell office:value-type="float" office:value="0.1233386" calcext:value-type="float">
            <text:p>0.1233386</text:p>
          </table:table-cell>
          <table:table-cell office:value-type="float" office:value="0.07250851" calcext:value-type="float">
            <text:p>0.07250851</text:p>
          </table:table-cell>
          <table:table-cell office:value-type="float" office:value="0.07734861" calcext:value-type="float">
            <text:p>0.07734861</text:p>
          </table:table-cell>
          <table:table-cell office:value-type="float" office:value="0.02186034" calcext:value-type="float">
            <text:p>0.02186034</text:p>
          </table:table-cell>
          <table:table-cell office:value-type="float" office:value="0.01626088" calcext:value-type="float">
            <text:p>0.01626088</text:p>
          </table:table-cell>
          <table:table-cell office:value-type="float" office:value="0.02936313" calcext:value-type="float">
            <text:p>0.02936313</text:p>
          </table:table-cell>
          <table:table-cell office:value-type="float" office:value="0.02266657" calcext:value-type="float">
            <text:p>0.02266657</text:p>
          </table:table-cell>
          <table:table-cell office:value-type="float" office:value="0.02218966" calcext:value-type="float">
            <text:p>0.02218966</text:p>
          </table:table-cell>
          <table:table-cell office:value-type="float" office:value="0.0209277" calcext:value-type="float">
            <text:p>0.0209277</text:p>
          </table:table-cell>
          <table:table-cell office:value-type="float" office:value="0.0267414" calcext:value-type="float">
            <text:p>0.0267414</text:p>
          </table:table-cell>
          <table:table-cell office:value-type="float" office:value="0.005242775" calcext:value-type="float">
            <text:p>0.005242775</text:p>
          </table:table-cell>
          <table:table-cell office:value-type="float" office:value="0.005276459" calcext:value-type="float">
            <text:p>0.005276459</text:p>
          </table:table-cell>
          <table:table-cell office:value-type="float" office:value="0" calcext:value-type="float">
            <text:p>0</text:p>
          </table:table-cell>
          <table:table-cell office:value-type="float" office:value="64.97668" calcext:value-type="float">
            <text:p>64.97668</text:p>
          </table:table-cell>
          <table:table-cell office:value-type="float" office:value="26.43104" calcext:value-type="float">
            <text:p>26.43104</text:p>
          </table:table-cell>
          <table:table-cell office:value-type="float" office:value="14.46087" calcext:value-type="float">
            <text:p>14.46087</text:p>
          </table:table-cell>
          <table:table-cell office:value-type="float" office:value="8.262436" calcext:value-type="float">
            <text:p>8.262436</text:p>
          </table:table-cell>
          <table:table-cell office:value-type="float" office:value="5.442945" calcext:value-type="float">
            <text:p>5.442945</text:p>
          </table:table-cell>
          <table:table-cell office:value-type="float" office:value="2.202599" calcext:value-type="float">
            <text:p>2.202599</text:p>
          </table:table-cell>
          <table:table-cell office:value-type="float" office:value="1.443125" calcext:value-type="float">
            <text:p>1.443125</text:p>
          </table:table-cell>
          <table:table-cell office:value-type="float" office:value="4.217931" calcext:value-type="float">
            <text:p>4.217931</text:p>
          </table:table-cell>
          <table:table-cell office:value-type="float" office:value="3.475307" calcext:value-type="float">
            <text:p>3.475307</text:p>
          </table:table-cell>
          <table:table-cell office:value-type="float" office:value="1.074373" calcext:value-type="float">
            <text:p>1.074373</text:p>
          </table:table-cell>
          <table:table-cell office:value-type="float" office:value="0.3633212" calcext:value-type="float">
            <text:p>0.3633212</text:p>
          </table:table-cell>
          <table:table-cell office:value-type="float" office:value="0.4023677" calcext:value-type="float">
            <text:p>0.4023677</text:p>
          </table:table-cell>
          <table:table-cell office:value-type="float" office:value="0.3182089" calcext:value-type="float">
            <text:p>0.3182089</text:p>
          </table:table-cell>
          <table:table-cell office:value-type="float" office:value="0.3531121" calcext:value-type="float">
            <text:p>0.3531121</text:p>
          </table:table-cell>
          <table:table-cell office:value-type="float" office:value="0" calcext:value-type="float">
            <text:p>0</text:p>
          </table:table-cell>
          <table:table-cell office:value-type="float" office:value="87.45733" calcext:value-type="float">
            <text:p>87.457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294152" calcext:value-type="float">
            <text:p>-4.294152E-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4" calcext:value-type="float">
            <text:p>7022004</text:p>
          </table:table-cell>
          <table:table-cell office:value-type="float" office:value="30.90661" calcext:value-type="float">
            <text:p>30.90661</text:p>
          </table:table-cell>
          <table:table-cell office:value-type="float" office:value="1087.132" calcext:value-type="float">
            <text:p>1087.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38426" calcext:value-type="float">
            <text:p>0.1638426</text:p>
          </table:table-cell>
          <table:table-cell office:value-type="float" office:value="9.22802" calcext:value-type="float">
            <text:p>9.22802</text:p>
          </table:table-cell>
          <table:table-cell office:value-type="float" office:value="0" calcext:value-type="float">
            <text:p>0</text:p>
          </table:table-cell>
          <table:table-cell office:value-type="float" office:value="0.0000001706008" calcext:value-type="float">
            <text:p>1.706008E-07</text:p>
          </table:table-cell>
          <table:table-cell office:value-type="float" office:value="0" calcext:value-type="float">
            <text:p>0</text:p>
          </table:table-cell>
          <table:table-cell office:value-type="float" office:value="-0.00809155" calcext:value-type="float">
            <text:p>-0.00809155</text:p>
          </table:table-cell>
          <table:table-cell office:value-type="float" office:value="-0.0001659469" calcext:value-type="float">
            <text:p>-0.0001659469</text:p>
          </table:table-cell>
          <table:table-cell office:value-type="float" office:value="0.00116976" calcext:value-type="float">
            <text:p>0.00116976</text:p>
          </table:table-cell>
          <table:table-cell office:value-type="float" office:value="0.0000001018274" calcext:value-type="float">
            <text:p>1.018274E-07</text:p>
          </table:table-cell>
          <table:table-cell office:value-type="float" office:value="11.97575" calcext:value-type="float">
            <text:p>11.97575</text:p>
          </table:table-cell>
          <table:table-cell office:value-type="float" office:value="0.2435343" calcext:value-type="float">
            <text:p>0.2435343</text:p>
          </table:table-cell>
          <table:table-cell office:value-type="float" office:value="0.146164" calcext:value-type="float">
            <text:p>0.146164</text:p>
          </table:table-cell>
          <table:table-cell office:value-type="float" office:value="0.1254371" calcext:value-type="float">
            <text:p>0.1254371</text:p>
          </table:table-cell>
          <table:table-cell office:value-type="float" office:value="0.07374644" calcext:value-type="float">
            <text:p>0.07374644</text:p>
          </table:table-cell>
          <table:table-cell office:value-type="float" office:value="0.07888444" calcext:value-type="float">
            <text:p>0.07888444</text:p>
          </table:table-cell>
          <table:table-cell office:value-type="float" office:value="0.02199527" calcext:value-type="float">
            <text:p>0.02199527</text:p>
          </table:table-cell>
          <table:table-cell office:value-type="float" office:value="0.01630422" calcext:value-type="float">
            <text:p>0.01630422</text:p>
          </table:table-cell>
          <table:table-cell office:value-type="float" office:value="0.02943926" calcext:value-type="float">
            <text:p>0.02943926</text:p>
          </table:table-cell>
          <table:table-cell office:value-type="float" office:value="0.02273091" calcext:value-type="float">
            <text:p>0.02273091</text:p>
          </table:table-cell>
          <table:table-cell office:value-type="float" office:value="0.0222164" calcext:value-type="float">
            <text:p>0.0222164</text:p>
          </table:table-cell>
          <table:table-cell office:value-type="float" office:value="0.02094433" calcext:value-type="float">
            <text:p>0.02094433</text:p>
          </table:table-cell>
          <table:table-cell office:value-type="float" office:value="0.02673676" calcext:value-type="float">
            <text:p>0.02673676</text:p>
          </table:table-cell>
          <table:table-cell office:value-type="float" office:value="0.005240379" calcext:value-type="float">
            <text:p>0.005240379</text:p>
          </table:table-cell>
          <table:table-cell office:value-type="float" office:value="0.005276475" calcext:value-type="float">
            <text:p>0.005276475</text:p>
          </table:table-cell>
          <table:table-cell office:value-type="float" office:value="0" calcext:value-type="float">
            <text:p>0</text:p>
          </table:table-cell>
          <table:table-cell office:value-type="float" office:value="61.53118" calcext:value-type="float">
            <text:p>61.53118</text:p>
          </table:table-cell>
          <table:table-cell office:value-type="float" office:value="26.31557" calcext:value-type="float">
            <text:p>26.31557</text:p>
          </table:table-cell>
          <table:table-cell office:value-type="float" office:value="14.49151" calcext:value-type="float">
            <text:p>14.49151</text:p>
          </table:table-cell>
          <table:table-cell office:value-type="float" office:value="8.275187" calcext:value-type="float">
            <text:p>8.275187</text:p>
          </table:table-cell>
          <table:table-cell office:value-type="float" office:value="5.459588" calcext:value-type="float">
            <text:p>5.459588</text:p>
          </table:table-cell>
          <table:table-cell office:value-type="float" office:value="2.205036" calcext:value-type="float">
            <text:p>2.205036</text:p>
          </table:table-cell>
          <table:table-cell office:value-type="float" office:value="1.47051" calcext:value-type="float">
            <text:p>1.47051</text:p>
          </table:table-cell>
          <table:table-cell office:value-type="float" office:value="4.208691" calcext:value-type="float">
            <text:p>4.208691</text:p>
          </table:table-cell>
          <table:table-cell office:value-type="float" office:value="3.477578" calcext:value-type="float">
            <text:p>3.477578</text:p>
          </table:table-cell>
          <table:table-cell office:value-type="float" office:value="1.074878" calcext:value-type="float">
            <text:p>1.074878</text:p>
          </table:table-cell>
          <table:table-cell office:value-type="float" office:value="0.3640983" calcext:value-type="float">
            <text:p>0.3640983</text:p>
          </table:table-cell>
          <table:table-cell office:value-type="float" office:value="0.4027853" calcext:value-type="float">
            <text:p>0.4027853</text:p>
          </table:table-cell>
          <table:table-cell office:value-type="float" office:value="0.3173829" calcext:value-type="float">
            <text:p>0.3173829</text:p>
          </table:table-cell>
          <table:table-cell office:value-type="float" office:value="0.3537747" calcext:value-type="float">
            <text:p>0.3537747</text:p>
          </table:table-cell>
          <table:table-cell office:value-type="float" office:value="0" calcext:value-type="float">
            <text:p>0</text:p>
          </table:table-cell>
          <table:table-cell office:value-type="float" office:value="88.87913" calcext:value-type="float">
            <text:p>88.879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355472" calcext:value-type="float">
            <text:p>-4.355472E-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4" calcext:value-type="float">
            <text:p>8022004</text:p>
          </table:table-cell>
          <table:table-cell office:value-type="float" office:value="30.90249" calcext:value-type="float">
            <text:p>30.90249</text:p>
          </table:table-cell>
          <table:table-cell office:value-type="float" office:value="1087.131" calcext:value-type="float">
            <text:p>1087.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1539" calcext:value-type="float">
            <text:p>0.1661539</text:p>
          </table:table-cell>
          <table:table-cell office:value-type="float" office:value="9.230764" calcext:value-type="float">
            <text:p>9.230764</text:p>
          </table:table-cell>
          <table:table-cell office:value-type="float" office:value="0" calcext:value-type="float">
            <text:p>0</text:p>
          </table:table-cell>
          <table:table-cell office:value-type="float" office:value="0.0000001706187" calcext:value-type="float">
            <text:p>1.706187E-07</text:p>
          </table:table-cell>
          <table:table-cell office:value-type="float" office:value="0" calcext:value-type="float">
            <text:p>0</text:p>
          </table:table-cell>
          <table:table-cell office:value-type="float" office:value="-0.008091491" calcext:value-type="float">
            <text:p>-0.008091491</text:p>
          </table:table-cell>
          <table:table-cell office:value-type="float" office:value="-0.000167532" calcext:value-type="float">
            <text:p>-0.000167532</text:p>
          </table:table-cell>
          <table:table-cell office:value-type="float" office:value="0.001202769" calcext:value-type="float">
            <text:p>0.001202769</text:p>
          </table:table-cell>
          <table:table-cell office:value-type="float" office:value="0.0000001018274" calcext:value-type="float">
            <text:p>1.018274E-07</text:p>
          </table:table-cell>
          <table:table-cell office:value-type="float" office:value="11.96765" calcext:value-type="float">
            <text:p>11.96765</text:p>
          </table:table-cell>
          <table:table-cell office:value-type="float" office:value="0.2567345" calcext:value-type="float">
            <text:p>0.2567345</text:p>
          </table:table-cell>
          <table:table-cell office:value-type="float" office:value="0.148899" calcext:value-type="float">
            <text:p>0.148899</text:p>
          </table:table-cell>
          <table:table-cell office:value-type="float" office:value="0.128155" calcext:value-type="float">
            <text:p>0.128155</text:p>
          </table:table-cell>
          <table:table-cell office:value-type="float" office:value="0.07527688" calcext:value-type="float">
            <text:p>0.07527688</text:p>
          </table:table-cell>
          <table:table-cell office:value-type="float" office:value="0.08062378" calcext:value-type="float">
            <text:p>0.08062378</text:p>
          </table:table-cell>
          <table:table-cell office:value-type="float" office:value="0.0221423" calcext:value-type="float">
            <text:p>0.0221423</text:p>
          </table:table-cell>
          <table:table-cell office:value-type="float" office:value="0.01634235" calcext:value-type="float">
            <text:p>0.01634235</text:p>
          </table:table-cell>
          <table:table-cell office:value-type="float" office:value="0.02951703" calcext:value-type="float">
            <text:p>0.02951703</text:p>
          </table:table-cell>
          <table:table-cell office:value-type="float" office:value="0.02279503" calcext:value-type="float">
            <text:p>0.02279503</text:p>
          </table:table-cell>
          <table:table-cell office:value-type="float" office:value="0.02224341" calcext:value-type="float">
            <text:p>0.02224341</text:p>
          </table:table-cell>
          <table:table-cell office:value-type="float" office:value="0.02096123" calcext:value-type="float">
            <text:p>0.02096123</text:p>
          </table:table-cell>
          <table:table-cell office:value-type="float" office:value="0.02673162" calcext:value-type="float">
            <text:p>0.02673162</text:p>
          </table:table-cell>
          <table:table-cell office:value-type="float" office:value="0.005239728" calcext:value-type="float">
            <text:p>0.005239728</text:p>
          </table:table-cell>
          <table:table-cell office:value-type="float" office:value="0.005275364" calcext:value-type="float">
            <text:p>0.005275364</text:p>
          </table:table-cell>
          <table:table-cell office:value-type="float" office:value="0" calcext:value-type="float">
            <text:p>0</text:p>
          </table:table-cell>
          <table:table-cell office:value-type="float" office:value="62.13029" calcext:value-type="float">
            <text:p>62.13029</text:p>
          </table:table-cell>
          <table:table-cell office:value-type="float" office:value="26.17541" calcext:value-type="float">
            <text:p>26.17541</text:p>
          </table:table-cell>
          <table:table-cell office:value-type="float" office:value="14.52331" calcext:value-type="float">
            <text:p>14.52331</text:p>
          </table:table-cell>
          <table:table-cell office:value-type="float" office:value="8.288293" calcext:value-type="float">
            <text:p>8.288293</text:p>
          </table:table-cell>
          <table:table-cell office:value-type="float" office:value="5.476118" calcext:value-type="float">
            <text:p>5.476118</text:p>
          </table:table-cell>
          <table:table-cell office:value-type="float" office:value="2.207257" calcext:value-type="float">
            <text:p>2.207257</text:p>
          </table:table-cell>
          <table:table-cell office:value-type="float" office:value="1.494644" calcext:value-type="float">
            <text:p>1.494644</text:p>
          </table:table-cell>
          <table:table-cell office:value-type="float" office:value="4.200607" calcext:value-type="float">
            <text:p>4.200607</text:p>
          </table:table-cell>
          <table:table-cell office:value-type="float" office:value="3.479575" calcext:value-type="float">
            <text:p>3.479575</text:p>
          </table:table-cell>
          <table:table-cell office:value-type="float" office:value="1.075388" calcext:value-type="float">
            <text:p>1.075388</text:p>
          </table:table-cell>
          <table:table-cell office:value-type="float" office:value="0.3648669" calcext:value-type="float">
            <text:p>0.3648669</text:p>
          </table:table-cell>
          <table:table-cell office:value-type="float" office:value="0.4031581" calcext:value-type="float">
            <text:p>0.4031581</text:p>
          </table:table-cell>
          <table:table-cell office:value-type="float" office:value="0.3171278" calcext:value-type="float">
            <text:p>0.3171278</text:p>
          </table:table-cell>
          <table:table-cell office:value-type="float" office:value="0.3537774" calcext:value-type="float">
            <text:p>0.3537774</text:p>
          </table:table-cell>
          <table:table-cell office:value-type="float" office:value="0" calcext:value-type="float">
            <text:p>0</text:p>
          </table:table-cell>
          <table:table-cell office:value-type="float" office:value="90.91985" calcext:value-type="float">
            <text:p>90.91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414749" calcext:value-type="float">
            <text:p>-4.414749E-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4" calcext:value-type="float">
            <text:p>9022004</text:p>
          </table:table-cell>
          <table:table-cell office:value-type="float" office:value="30.90119" calcext:value-type="float">
            <text:p>30.90119</text:p>
          </table:table-cell>
          <table:table-cell office:value-type="float" office:value="1087.131" calcext:value-type="float">
            <text:p>1087.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7856" calcext:value-type="float">
            <text:p>0.167856</text:p>
          </table:table-cell>
          <table:table-cell office:value-type="float" office:value="9.230875" calcext:value-type="float">
            <text:p>9.230875</text:p>
          </table:table-cell>
          <table:table-cell office:value-type="float" office:value="0" calcext:value-type="float">
            <text:p>0</text:p>
          </table:table-cell>
          <table:table-cell office:value-type="float" office:value="0.0000001707173" calcext:value-type="float">
            <text:p>1.707173E-07</text:p>
          </table:table-cell>
          <table:table-cell office:value-type="float" office:value="0" calcext:value-type="float">
            <text:p>0</text:p>
          </table:table-cell>
          <table:table-cell office:value-type="float" office:value="-0.008091288" calcext:value-type="float">
            <text:p>-0.008091288</text:p>
          </table:table-cell>
          <table:table-cell office:value-type="float" office:value="-0.0001710397" calcext:value-type="float">
            <text:p>-0.0001710397</text:p>
          </table:table-cell>
          <table:table-cell office:value-type="float" office:value="0.001237232" calcext:value-type="float">
            <text:p>0.001237232</text:p>
          </table:table-cell>
          <table:table-cell office:value-type="float" office:value="0.0000001020077" calcext:value-type="float">
            <text:p>1.020077E-07</text:p>
          </table:table-cell>
          <table:table-cell office:value-type="float" office:value="11.96949" calcext:value-type="float">
            <text:p>11.96949</text:p>
          </table:table-cell>
          <table:table-cell office:value-type="float" office:value="0.2681976" calcext:value-type="float">
            <text:p>0.2681976</text:p>
          </table:table-cell>
          <table:table-cell office:value-type="float" office:value="0.1487793" calcext:value-type="float">
            <text:p>0.1487793</text:p>
          </table:table-cell>
          <table:table-cell office:value-type="float" office:value="0.1289977" calcext:value-type="float">
            <text:p>0.1289977</text:p>
          </table:table-cell>
          <table:table-cell office:value-type="float" office:value="0.07639003" calcext:value-type="float">
            <text:p>0.07639003</text:p>
          </table:table-cell>
          <table:table-cell office:value-type="float" office:value="0.08210632" calcext:value-type="float">
            <text:p>0.08210632</text:p>
          </table:table-cell>
          <table:table-cell office:value-type="float" office:value="0.02228592" calcext:value-type="float">
            <text:p>0.02228592</text:p>
          </table:table-cell>
          <table:table-cell office:value-type="float" office:value="0.01637105" calcext:value-type="float">
            <text:p>0.01637105</text:p>
          </table:table-cell>
          <table:table-cell office:value-type="float" office:value="0.02959521" calcext:value-type="float">
            <text:p>0.02959521</text:p>
          </table:table-cell>
          <table:table-cell office:value-type="float" office:value="0.02285911" calcext:value-type="float">
            <text:p>0.02285911</text:p>
          </table:table-cell>
          <table:table-cell office:value-type="float" office:value="0.02227069" calcext:value-type="float">
            <text:p>0.02227069</text:p>
          </table:table-cell>
          <table:table-cell office:value-type="float" office:value="0.02097834" calcext:value-type="float">
            <text:p>0.02097834</text:p>
          </table:table-cell>
          <table:table-cell office:value-type="float" office:value="0.02672598" calcext:value-type="float">
            <text:p>0.02672598</text:p>
          </table:table-cell>
          <table:table-cell office:value-type="float" office:value="0.00523934" calcext:value-type="float">
            <text:p>0.00523934</text:p>
          </table:table-cell>
          <table:table-cell office:value-type="float" office:value="0.005275155" calcext:value-type="float">
            <text:p>0.005275155</text:p>
          </table:table-cell>
          <table:table-cell office:value-type="float" office:value="0" calcext:value-type="float">
            <text:p>0</text:p>
          </table:table-cell>
          <table:table-cell office:value-type="float" office:value="71.40972" calcext:value-type="float">
            <text:p>71.40972</text:p>
          </table:table-cell>
          <table:table-cell office:value-type="float" office:value="26.10106" calcext:value-type="float">
            <text:p>26.10106</text:p>
          </table:table-cell>
          <table:table-cell office:value-type="float" office:value="14.57334" calcext:value-type="float">
            <text:p>14.57334</text:p>
          </table:table-cell>
          <table:table-cell office:value-type="float" office:value="8.305012" calcext:value-type="float">
            <text:p>8.305012</text:p>
          </table:table-cell>
          <table:table-cell office:value-type="float" office:value="5.494691" calcext:value-type="float">
            <text:p>5.494691</text:p>
          </table:table-cell>
          <table:table-cell office:value-type="float" office:value="2.209965" calcext:value-type="float">
            <text:p>2.209965</text:p>
          </table:table-cell>
          <table:table-cell office:value-type="float" office:value="1.514798" calcext:value-type="float">
            <text:p>1.514798</text:p>
          </table:table-cell>
          <table:table-cell office:value-type="float" office:value="4.193914" calcext:value-type="float">
            <text:p>4.193914</text:p>
          </table:table-cell>
          <table:table-cell office:value-type="float" office:value="3.48131" calcext:value-type="float">
            <text:p>3.48131</text:p>
          </table:table-cell>
          <table:table-cell office:value-type="float" office:value="1.0759" calcext:value-type="float">
            <text:p>1.0759</text:p>
          </table:table-cell>
          <table:table-cell office:value-type="float" office:value="0.3656247" calcext:value-type="float">
            <text:p>0.3656247</text:p>
          </table:table-cell>
          <table:table-cell office:value-type="float" office:value="0.4035158" calcext:value-type="float">
            <text:p>0.4035158</text:p>
          </table:table-cell>
          <table:table-cell office:value-type="float" office:value="0.3169594" calcext:value-type="float">
            <text:p>0.3169594</text:p>
          </table:table-cell>
          <table:table-cell office:value-type="float" office:value="0.3537772" calcext:value-type="float">
            <text:p>0.3537772</text:p>
          </table:table-cell>
          <table:table-cell office:value-type="float" office:value="0" calcext:value-type="float">
            <text:p>0</text:p>
          </table:table-cell>
          <table:table-cell office:value-type="float" office:value="92.55528" calcext:value-type="float">
            <text:p>92.55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475501" calcext:value-type="float">
            <text:p>-4.475501E-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4" calcext:value-type="float">
            <text:p>10022004</text:p>
          </table:table-cell>
          <table:table-cell office:value-type="float" office:value="30.89857" calcext:value-type="float">
            <text:p>30.89857</text:p>
          </table:table-cell>
          <table:table-cell office:value-type="float" office:value="1087.13" calcext:value-type="float">
            <text:p>1087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5883" calcext:value-type="float">
            <text:p>0.1695883</text:p>
          </table:table-cell>
          <table:table-cell office:value-type="float" office:value="9.232351" calcext:value-type="float">
            <text:p>9.232351</text:p>
          </table:table-cell>
          <table:table-cell office:value-type="float" office:value="0" calcext:value-type="float">
            <text:p>0</text:p>
          </table:table-cell>
          <table:table-cell office:value-type="float" office:value="0.0000001707463" calcext:value-type="float">
            <text:p>1.707463E-07</text:p>
          </table:table-cell>
          <table:table-cell office:value-type="float" office:value="0" calcext:value-type="float">
            <text:p>0</text:p>
          </table:table-cell>
          <table:table-cell office:value-type="float" office:value="-0.008091222" calcext:value-type="float">
            <text:p>-0.008091222</text:p>
          </table:table-cell>
          <table:table-cell office:value-type="float" office:value="-0.0001748221" calcext:value-type="float">
            <text:p>-0.0001748221</text:p>
          </table:table-cell>
          <table:table-cell office:value-type="float" office:value="0.001272011" calcext:value-type="float">
            <text:p>0.001272011</text:p>
          </table:table-cell>
          <table:table-cell office:value-type="float" office:value="0.0000001025163" calcext:value-type="float">
            <text:p>1.025163E-07</text:p>
          </table:table-cell>
          <table:table-cell office:value-type="float" office:value="11.96862" calcext:value-type="float">
            <text:p>11.96862</text:p>
          </table:table-cell>
          <table:table-cell office:value-type="float" office:value="0.2683054" calcext:value-type="float">
            <text:p>0.2683054</text:p>
          </table:table-cell>
          <table:table-cell office:value-type="float" office:value="0.147404" calcext:value-type="float">
            <text:p>0.147404</text:p>
          </table:table-cell>
          <table:table-cell office:value-type="float" office:value="0.1286857" calcext:value-type="float">
            <text:p>0.1286857</text:p>
          </table:table-cell>
          <table:table-cell office:value-type="float" office:value="0.07706287" calcext:value-type="float">
            <text:p>0.07706287</text:p>
          </table:table-cell>
          <table:table-cell office:value-type="float" office:value="0.08315838" calcext:value-type="float">
            <text:p>0.08315838</text:p>
          </table:table-cell>
          <table:table-cell office:value-type="float" office:value="0.02241261" calcext:value-type="float">
            <text:p>0.02241261</text:p>
          </table:table-cell>
          <table:table-cell office:value-type="float" office:value="0.0164013" calcext:value-type="float">
            <text:p>0.0164013</text:p>
          </table:table-cell>
          <table:table-cell office:value-type="float" office:value="0.02967364" calcext:value-type="float">
            <text:p>0.02967364</text:p>
          </table:table-cell>
          <table:table-cell office:value-type="float" office:value="0.02292296" calcext:value-type="float">
            <text:p>0.02292296</text:p>
          </table:table-cell>
          <table:table-cell office:value-type="float" office:value="0.02229818" calcext:value-type="float">
            <text:p>0.02229818</text:p>
          </table:table-cell>
          <table:table-cell office:value-type="float" office:value="0.02099566" calcext:value-type="float">
            <text:p>0.02099566</text:p>
          </table:table-cell>
          <table:table-cell office:value-type="float" office:value="0.02671989" calcext:value-type="float">
            <text:p>0.02671989</text:p>
          </table:table-cell>
          <table:table-cell office:value-type="float" office:value="0.005238924" calcext:value-type="float">
            <text:p>0.005238924</text:p>
          </table:table-cell>
          <table:table-cell office:value-type="float" office:value="0.005274865" calcext:value-type="float">
            <text:p>0.005274865</text:p>
          </table:table-cell>
          <table:table-cell office:value-type="float" office:value="0" calcext:value-type="float">
            <text:p>0</text:p>
          </table:table-cell>
          <table:table-cell office:value-type="float" office:value="66.62241" calcext:value-type="float">
            <text:p>66.62241</text:p>
          </table:table-cell>
          <table:table-cell office:value-type="float" office:value="26.05205" calcext:value-type="float">
            <text:p>26.05205</text:p>
          </table:table-cell>
          <table:table-cell office:value-type="float" office:value="14.62772" calcext:value-type="float">
            <text:p>14.62772</text:p>
          </table:table-cell>
          <table:table-cell office:value-type="float" office:value="8.322035" calcext:value-type="float">
            <text:p>8.322035</text:p>
          </table:table-cell>
          <table:table-cell office:value-type="float" office:value="5.513844" calcext:value-type="float">
            <text:p>5.513844</text:p>
          </table:table-cell>
          <table:table-cell office:value-type="float" office:value="2.212991" calcext:value-type="float">
            <text:p>2.212991</text:p>
          </table:table-cell>
          <table:table-cell office:value-type="float" office:value="1.533186" calcext:value-type="float">
            <text:p>1.533186</text:p>
          </table:table-cell>
          <table:table-cell office:value-type="float" office:value="4.188163" calcext:value-type="float">
            <text:p>4.188163</text:p>
          </table:table-cell>
          <table:table-cell office:value-type="float" office:value="3.482794" calcext:value-type="float">
            <text:p>3.482794</text:p>
          </table:table-cell>
          <table:table-cell office:value-type="float" office:value="1.076414" calcext:value-type="float">
            <text:p>1.076414</text:p>
          </table:table-cell>
          <table:table-cell office:value-type="float" office:value="0.3663735" calcext:value-type="float">
            <text:p>0.3663735</text:p>
          </table:table-cell>
          <table:table-cell office:value-type="float" office:value="0.403861" calcext:value-type="float">
            <text:p>0.403861</text:p>
          </table:table-cell>
          <table:table-cell office:value-type="float" office:value="0.3167851" calcext:value-type="float">
            <text:p>0.3167851</text:p>
          </table:table-cell>
          <table:table-cell office:value-type="float" office:value="0.3537798" calcext:value-type="float">
            <text:p>0.3537798</text:p>
          </table:table-cell>
          <table:table-cell office:value-type="float" office:value="0" calcext:value-type="float">
            <text:p>0</text:p>
          </table:table-cell>
          <table:table-cell office:value-type="float" office:value="94.53823" calcext:value-type="float">
            <text:p>94.538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535915" calcext:value-type="float">
            <text:p>-4.535915E-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4" calcext:value-type="float">
            <text:p>11022004</text:p>
          </table:table-cell>
          <table:table-cell office:value-type="float" office:value="30.89122" calcext:value-type="float">
            <text:p>30.89122</text:p>
          </table:table-cell>
          <table:table-cell office:value-type="float" office:value="1087.13" calcext:value-type="float">
            <text:p>1087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31996" calcext:value-type="float">
            <text:p>0.1731996</text:p>
          </table:table-cell>
          <table:table-cell office:value-type="float" office:value="9.236209" calcext:value-type="float">
            <text:p>9.236209</text:p>
          </table:table-cell>
          <table:table-cell office:value-type="float" office:value="0" calcext:value-type="float">
            <text:p>0</text:p>
          </table:table-cell>
          <table:table-cell office:value-type="float" office:value="0.0000001707463" calcext:value-type="float">
            <text:p>1.707463E-07</text:p>
          </table:table-cell>
          <table:table-cell office:value-type="float" office:value="0" calcext:value-type="float">
            <text:p>0</text:p>
          </table:table-cell>
          <table:table-cell office:value-type="float" office:value="-0.008091222" calcext:value-type="float">
            <text:p>-0.008091222</text:p>
          </table:table-cell>
          <table:table-cell office:value-type="float" office:value="-0.0001761085" calcext:value-type="float">
            <text:p>-0.0001761085</text:p>
          </table:table-cell>
          <table:table-cell office:value-type="float" office:value="0.00130648" calcext:value-type="float">
            <text:p>0.00130648</text:p>
          </table:table-cell>
          <table:table-cell office:value-type="float" office:value="0.0000001033659" calcext:value-type="float">
            <text:p>1.033659E-07</text:p>
          </table:table-cell>
          <table:table-cell office:value-type="float" office:value="11.95641" calcext:value-type="float">
            <text:p>11.95641</text:p>
          </table:table-cell>
          <table:table-cell office:value-type="float" office:value="0.2739845" calcext:value-type="float">
            <text:p>0.2739845</text:p>
          </table:table-cell>
          <table:table-cell office:value-type="float" office:value="0.1435421" calcext:value-type="float">
            <text:p>0.1435421</text:p>
          </table:table-cell>
          <table:table-cell office:value-type="float" office:value="0.1264701" calcext:value-type="float">
            <text:p>0.1264701</text:p>
          </table:table-cell>
          <table:table-cell office:value-type="float" office:value="0.07717275" calcext:value-type="float">
            <text:p>0.07717275</text:p>
          </table:table-cell>
          <table:table-cell office:value-type="float" office:value="0.08373178" calcext:value-type="float">
            <text:p>0.08373178</text:p>
          </table:table-cell>
          <table:table-cell office:value-type="float" office:value="0.02251575" calcext:value-type="float">
            <text:p>0.02251575</text:p>
          </table:table-cell>
          <table:table-cell office:value-type="float" office:value="0.01643333" calcext:value-type="float">
            <text:p>0.01643333</text:p>
          </table:table-cell>
          <table:table-cell office:value-type="float" office:value="0.02975143" calcext:value-type="float">
            <text:p>0.02975143</text:p>
          </table:table-cell>
          <table:table-cell office:value-type="float" office:value="0.02298783" calcext:value-type="float">
            <text:p>0.02298783</text:p>
          </table:table-cell>
          <table:table-cell office:value-type="float" office:value="0.02232505" calcext:value-type="float">
            <text:p>0.02232505</text:p>
          </table:table-cell>
          <table:table-cell office:value-type="float" office:value="0.02101317" calcext:value-type="float">
            <text:p>0.02101317</text:p>
          </table:table-cell>
          <table:table-cell office:value-type="float" office:value="0.02671338" calcext:value-type="float">
            <text:p>0.02671338</text:p>
          </table:table-cell>
          <table:table-cell office:value-type="float" office:value="0.005238615" calcext:value-type="float">
            <text:p>0.005238615</text:p>
          </table:table-cell>
          <table:table-cell office:value-type="float" office:value="0.005274875" calcext:value-type="float">
            <text:p>0.005274875</text:p>
          </table:table-cell>
          <table:table-cell office:value-type="float" office:value="0" calcext:value-type="float">
            <text:p>0</text:p>
          </table:table-cell>
          <table:table-cell office:value-type="float" office:value="62.79527" calcext:value-type="float">
            <text:p>62.79527</text:p>
          </table:table-cell>
          <table:table-cell office:value-type="float" office:value="25.91863" calcext:value-type="float">
            <text:p>25.91863</text:p>
          </table:table-cell>
          <table:table-cell office:value-type="float" office:value="14.6889" calcext:value-type="float">
            <text:p>14.6889</text:p>
          </table:table-cell>
          <table:table-cell office:value-type="float" office:value="8.342499" calcext:value-type="float">
            <text:p>8.342499</text:p>
          </table:table-cell>
          <table:table-cell office:value-type="float" office:value="5.534638" calcext:value-type="float">
            <text:p>5.534638</text:p>
          </table:table-cell>
          <table:table-cell office:value-type="float" office:value="2.216155" calcext:value-type="float">
            <text:p>2.216155</text:p>
          </table:table-cell>
          <table:table-cell office:value-type="float" office:value="1.551461" calcext:value-type="float">
            <text:p>1.551461</text:p>
          </table:table-cell>
          <table:table-cell office:value-type="float" office:value="4.182725" calcext:value-type="float">
            <text:p>4.182725</text:p>
          </table:table-cell>
          <table:table-cell office:value-type="float" office:value="3.484246" calcext:value-type="float">
            <text:p>3.484246</text:p>
          </table:table-cell>
          <table:table-cell office:value-type="float" office:value="1.076814" calcext:value-type="float">
            <text:p>1.076814</text:p>
          </table:table-cell>
          <table:table-cell office:value-type="float" office:value="0.3671126" calcext:value-type="float">
            <text:p>0.3671126</text:p>
          </table:table-cell>
          <table:table-cell office:value-type="float" office:value="0.4041968" calcext:value-type="float">
            <text:p>0.4041968</text:p>
          </table:table-cell>
          <table:table-cell office:value-type="float" office:value="0.3166431" calcext:value-type="float">
            <text:p>0.3166431</text:p>
          </table:table-cell>
          <table:table-cell office:value-type="float" office:value="0.3537806" calcext:value-type="float">
            <text:p>0.3537806</text:p>
          </table:table-cell>
          <table:table-cell office:value-type="float" office:value="0" calcext:value-type="float">
            <text:p>0</text:p>
          </table:table-cell>
          <table:table-cell office:value-type="float" office:value="98.99468" calcext:value-type="float">
            <text:p>98.99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596067" calcext:value-type="float">
            <text:p>-4.596067E-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4" calcext:value-type="float">
            <text:p>12022004</text:p>
          </table:table-cell>
          <table:table-cell office:value-type="float" office:value="30.88532" calcext:value-type="float">
            <text:p>30.88532</text:p>
          </table:table-cell>
          <table:table-cell office:value-type="float" office:value="1087.13" calcext:value-type="float">
            <text:p>1087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60412" calcext:value-type="float">
            <text:p>0.1760412</text:p>
          </table:table-cell>
          <table:table-cell office:value-type="float" office:value="9.239877" calcext:value-type="float">
            <text:p>9.239877</text:p>
          </table:table-cell>
          <table:table-cell office:value-type="float" office:value="0" calcext:value-type="float">
            <text:p>0</text:p>
          </table:table-cell>
          <table:table-cell office:value-type="float" office:value="0.0000001707463" calcext:value-type="float">
            <text:p>1.707463E-07</text:p>
          </table:table-cell>
          <table:table-cell office:value-type="float" office:value="0" calcext:value-type="float">
            <text:p>0</text:p>
          </table:table-cell>
          <table:table-cell office:value-type="float" office:value="-0.008091222" calcext:value-type="float">
            <text:p>-0.008091222</text:p>
          </table:table-cell>
          <table:table-cell office:value-type="float" office:value="-0.0001760532" calcext:value-type="float">
            <text:p>-0.0001760532</text:p>
          </table:table-cell>
          <table:table-cell office:value-type="float" office:value="0.001340913" calcext:value-type="float">
            <text:p>0.001340913</text:p>
          </table:table-cell>
          <table:table-cell office:value-type="float" office:value="0.0000001036572" calcext:value-type="float">
            <text:p>1.036572E-07</text:p>
          </table:table-cell>
          <table:table-cell office:value-type="float" office:value="11.94543" calcext:value-type="float">
            <text:p>11.94543</text:p>
          </table:table-cell>
          <table:table-cell office:value-type="float" office:value="0.2845178" calcext:value-type="float">
            <text:p>0.2845178</text:p>
          </table:table-cell>
          <table:table-cell office:value-type="float" office:value="0.1430208" calcext:value-type="float">
            <text:p>0.1430208</text:p>
          </table:table-cell>
          <table:table-cell office:value-type="float" office:value="0.125405" calcext:value-type="float">
            <text:p>0.125405</text:p>
          </table:table-cell>
          <table:table-cell office:value-type="float" office:value="0.07722023" calcext:value-type="float">
            <text:p>0.07722023</text:p>
          </table:table-cell>
          <table:table-cell office:value-type="float" office:value="0.0840907" calcext:value-type="float">
            <text:p>0.0840907</text:p>
          </table:table-cell>
          <table:table-cell office:value-type="float" office:value="0.02260557" calcext:value-type="float">
            <text:p>0.02260557</text:p>
          </table:table-cell>
          <table:table-cell office:value-type="float" office:value="0.01646681" calcext:value-type="float">
            <text:p>0.01646681</text:p>
          </table:table-cell>
          <table:table-cell office:value-type="float" office:value="0.0298297" calcext:value-type="float">
            <text:p>0.0298297</text:p>
          </table:table-cell>
          <table:table-cell office:value-type="float" office:value="0.02305273" calcext:value-type="float">
            <text:p>0.02305273</text:p>
          </table:table-cell>
          <table:table-cell office:value-type="float" office:value="0.02235193" calcext:value-type="float">
            <text:p>0.02235193</text:p>
          </table:table-cell>
          <table:table-cell office:value-type="float" office:value="0.0210308" calcext:value-type="float">
            <text:p>0.0210308</text:p>
          </table:table-cell>
          <table:table-cell office:value-type="float" office:value="0.02670647" calcext:value-type="float">
            <text:p>0.02670647</text:p>
          </table:table-cell>
          <table:table-cell office:value-type="float" office:value="0.005238003" calcext:value-type="float">
            <text:p>0.005238003</text:p>
          </table:table-cell>
          <table:table-cell office:value-type="float" office:value="0.00527374" calcext:value-type="float">
            <text:p>0.00527374</text:p>
          </table:table-cell>
          <table:table-cell office:value-type="float" office:value="0" calcext:value-type="float">
            <text:p>0</text:p>
          </table:table-cell>
          <table:table-cell office:value-type="float" office:value="57.86189" calcext:value-type="float">
            <text:p>57.86189</text:p>
          </table:table-cell>
          <table:table-cell office:value-type="float" office:value="25.77085" calcext:value-type="float">
            <text:p>25.77085</text:p>
          </table:table-cell>
          <table:table-cell office:value-type="float" office:value="14.7274" calcext:value-type="float">
            <text:p>14.7274</text:p>
          </table:table-cell>
          <table:table-cell office:value-type="float" office:value="8.358634" calcext:value-type="float">
            <text:p>8.358634</text:p>
          </table:table-cell>
          <table:table-cell office:value-type="float" office:value="5.554864" calcext:value-type="float">
            <text:p>5.554864</text:p>
          </table:table-cell>
          <table:table-cell office:value-type="float" office:value="2.219235" calcext:value-type="float">
            <text:p>2.219235</text:p>
          </table:table-cell>
          <table:table-cell office:value-type="float" office:value="1.567402" calcext:value-type="float">
            <text:p>1.567402</text:p>
          </table:table-cell>
          <table:table-cell office:value-type="float" office:value="4.17822" calcext:value-type="float">
            <text:p>4.17822</text:p>
          </table:table-cell>
          <table:table-cell office:value-type="float" office:value="3.485511" calcext:value-type="float">
            <text:p>3.485511</text:p>
          </table:table-cell>
          <table:table-cell office:value-type="float" office:value="1.077186" calcext:value-type="float">
            <text:p>1.077186</text:p>
          </table:table-cell>
          <table:table-cell office:value-type="float" office:value="0.3678395" calcext:value-type="float">
            <text:p>0.3678395</text:p>
          </table:table-cell>
          <table:table-cell office:value-type="float" office:value="0.4045192" calcext:value-type="float">
            <text:p>0.4045192</text:p>
          </table:table-cell>
          <table:table-cell office:value-type="float" office:value="0.3164084" calcext:value-type="float">
            <text:p>0.3164084</text:p>
          </table:table-cell>
          <table:table-cell office:value-type="float" office:value="0.3537821" calcext:value-type="float">
            <text:p>0.3537821</text:p>
          </table:table-cell>
          <table:table-cell office:value-type="float" office:value="0" calcext:value-type="float">
            <text:p>0</text:p>
          </table:table-cell>
          <table:table-cell office:value-type="float" office:value="102.2453" calcext:value-type="float">
            <text:p>102.2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654685" calcext:value-type="float">
            <text:p>-4.654685E-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4" calcext:value-type="float">
            <text:p>13022004</text:p>
          </table:table-cell>
          <table:table-cell office:value-type="float" office:value="30.87419" calcext:value-type="float">
            <text:p>30.87419</text:p>
          </table:table-cell>
          <table:table-cell office:value-type="float" office:value="1087.13" calcext:value-type="float">
            <text:p>1087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31459" calcext:value-type="float">
            <text:p>0.1831459</text:p>
          </table:table-cell>
          <table:table-cell office:value-type="float" office:value="9.243352" calcext:value-type="float">
            <text:p>9.243352</text:p>
          </table:table-cell>
          <table:table-cell office:value-type="float" office:value="0" calcext:value-type="float">
            <text:p>0</text:p>
          </table:table-cell>
          <table:table-cell office:value-type="float" office:value="0.0000001707463" calcext:value-type="float">
            <text:p>1.707463E-07</text:p>
          </table:table-cell>
          <table:table-cell office:value-type="float" office:value="0" calcext:value-type="float">
            <text:p>0</text:p>
          </table:table-cell>
          <table:table-cell office:value-type="float" office:value="-0.008091222" calcext:value-type="float">
            <text:p>-0.008091222</text:p>
          </table:table-cell>
          <table:table-cell office:value-type="float" office:value="-0.0001793673" calcext:value-type="float">
            <text:p>-0.0001793673</text:p>
          </table:table-cell>
          <table:table-cell office:value-type="float" office:value="0.001374222" calcext:value-type="float">
            <text:p>0.001374222</text:p>
          </table:table-cell>
          <table:table-cell office:value-type="float" office:value="0.0000001038356" calcext:value-type="float">
            <text:p>1.038356E-07</text:p>
          </table:table-cell>
          <table:table-cell office:value-type="float" office:value="11.92517" calcext:value-type="float">
            <text:p>11.92517</text:p>
          </table:table-cell>
          <table:table-cell office:value-type="float" office:value="0.3096019" calcext:value-type="float">
            <text:p>0.3096019</text:p>
          </table:table-cell>
          <table:table-cell office:value-type="float" office:value="0.1423086" calcext:value-type="float">
            <text:p>0.1423086</text:p>
          </table:table-cell>
          <table:table-cell office:value-type="float" office:value="0.1254005" calcext:value-type="float">
            <text:p>0.1254005</text:p>
          </table:table-cell>
          <table:table-cell office:value-type="float" office:value="0.07765697" calcext:value-type="float">
            <text:p>0.07765697</text:p>
          </table:table-cell>
          <table:table-cell office:value-type="float" office:value="0.08468737" calcext:value-type="float">
            <text:p>0.08468737</text:p>
          </table:table-cell>
          <table:table-cell office:value-type="float" office:value="0.02269512" calcext:value-type="float">
            <text:p>0.02269512</text:p>
          </table:table-cell>
          <table:table-cell office:value-type="float" office:value="0.01650324" calcext:value-type="float">
            <text:p>0.01650324</text:p>
          </table:table-cell>
          <table:table-cell office:value-type="float" office:value="0.02990806" calcext:value-type="float">
            <text:p>0.02990806</text:p>
          </table:table-cell>
          <table:table-cell office:value-type="float" office:value="0.02311735" calcext:value-type="float">
            <text:p>0.02311735</text:p>
          </table:table-cell>
          <table:table-cell office:value-type="float" office:value="0.02237904" calcext:value-type="float">
            <text:p>0.02237904</text:p>
          </table:table-cell>
          <table:table-cell office:value-type="float" office:value="0.02104857" calcext:value-type="float">
            <text:p>0.02104857</text:p>
          </table:table-cell>
          <table:table-cell office:value-type="float" office:value="0.02669951" calcext:value-type="float">
            <text:p>0.02669951</text:p>
          </table:table-cell>
          <table:table-cell office:value-type="float" office:value="0.005237596" calcext:value-type="float">
            <text:p>0.005237596</text:p>
          </table:table-cell>
          <table:table-cell office:value-type="float" office:value="0.005273378" calcext:value-type="float">
            <text:p>0.005273378</text:p>
          </table:table-cell>
          <table:table-cell office:value-type="float" office:value="0" calcext:value-type="float">
            <text:p>0</text:p>
          </table:table-cell>
          <table:table-cell office:value-type="float" office:value="56.09313" calcext:value-type="float">
            <text:p>56.09313</text:p>
          </table:table-cell>
          <table:table-cell office:value-type="float" office:value="25.54426" calcext:value-type="float">
            <text:p>25.54426</text:p>
          </table:table-cell>
          <table:table-cell office:value-type="float" office:value="14.77769" calcext:value-type="float">
            <text:p>14.77769</text:p>
          </table:table-cell>
          <table:table-cell office:value-type="float" office:value="8.375516" calcext:value-type="float">
            <text:p>8.375516</text:p>
          </table:table-cell>
          <table:table-cell office:value-type="float" office:value="5.572072" calcext:value-type="float">
            <text:p>5.572072</text:p>
          </table:table-cell>
          <table:table-cell office:value-type="float" office:value="2.221873" calcext:value-type="float">
            <text:p>2.221873</text:p>
          </table:table-cell>
          <table:table-cell office:value-type="float" office:value="1.583869" calcext:value-type="float">
            <text:p>1.583869</text:p>
          </table:table-cell>
          <table:table-cell office:value-type="float" office:value="4.173865" calcext:value-type="float">
            <text:p>4.173865</text:p>
          </table:table-cell>
          <table:table-cell office:value-type="float" office:value="3.486544" calcext:value-type="float">
            <text:p>3.486544</text:p>
          </table:table-cell>
          <table:table-cell office:value-type="float" office:value="1.077565" calcext:value-type="float">
            <text:p>1.077565</text:p>
          </table:table-cell>
          <table:table-cell office:value-type="float" office:value="0.3685556" calcext:value-type="float">
            <text:p>0.3685556</text:p>
          </table:table-cell>
          <table:table-cell office:value-type="float" office:value="0.4048284" calcext:value-type="float">
            <text:p>0.4048284</text:p>
          </table:table-cell>
          <table:table-cell office:value-type="float" office:value="0.3162434" calcext:value-type="float">
            <text:p>0.3162434</text:p>
          </table:table-cell>
          <table:table-cell office:value-type="float" office:value="0.3537855" calcext:value-type="float">
            <text:p>0.3537855</text:p>
          </table:table-cell>
          <table:table-cell office:value-type="float" office:value="0" calcext:value-type="float">
            <text:p>0</text:p>
          </table:table-cell>
          <table:table-cell office:value-type="float" office:value="110.3569" calcext:value-type="float">
            <text:p>110.35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711783" calcext:value-type="float">
            <text:p>-4.711783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4" calcext:value-type="float">
            <text:p>14022004</text:p>
          </table:table-cell>
          <table:table-cell office:value-type="float" office:value="30.86548" calcext:value-type="float">
            <text:p>30.86548</text:p>
          </table:table-cell>
          <table:table-cell office:value-type="float" office:value="1087.13" calcext:value-type="float">
            <text:p>1087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1733" calcext:value-type="float">
            <text:p>0.1881733</text:p>
          </table:table-cell>
          <table:table-cell office:value-type="float" office:value="9.24701" calcext:value-type="float">
            <text:p>9.24701</text:p>
          </table:table-cell>
          <table:table-cell office:value-type="float" office:value="0" calcext:value-type="float">
            <text:p>0</text:p>
          </table:table-cell>
          <table:table-cell office:value-type="float" office:value="0.0000001707463" calcext:value-type="float">
            <text:p>1.707463E-07</text:p>
          </table:table-cell>
          <table:table-cell office:value-type="float" office:value="0" calcext:value-type="float">
            <text:p>0</text:p>
          </table:table-cell>
          <table:table-cell office:value-type="float" office:value="-0.008091222" calcext:value-type="float">
            <text:p>-0.008091222</text:p>
          </table:table-cell>
          <table:table-cell office:value-type="float" office:value="-0.0001812995" calcext:value-type="float">
            <text:p>-0.0001812995</text:p>
          </table:table-cell>
          <table:table-cell office:value-type="float" office:value="0.001408132" calcext:value-type="float">
            <text:p>0.001408132</text:p>
          </table:table-cell>
          <table:table-cell office:value-type="float" office:value="0.0000001040334" calcext:value-type="float">
            <text:p>1.040334E-07</text:p>
          </table:table-cell>
          <table:table-cell office:value-type="float" office:value="11.90923" calcext:value-type="float">
            <text:p>11.90923</text:p>
          </table:table-cell>
          <table:table-cell office:value-type="float" office:value="0.3281094" calcext:value-type="float">
            <text:p>0.3281094</text:p>
          </table:table-cell>
          <table:table-cell office:value-type="float" office:value="0.1410812" calcext:value-type="float">
            <text:p>0.1410812</text:p>
          </table:table-cell>
          <table:table-cell office:value-type="float" office:value="0.1244911" calcext:value-type="float">
            <text:p>0.1244911</text:p>
          </table:table-cell>
          <table:table-cell office:value-type="float" office:value="0.07787291" calcext:value-type="float">
            <text:p>0.07787291</text:p>
          </table:table-cell>
          <table:table-cell office:value-type="float" office:value="0.08516748" calcext:value-type="float">
            <text:p>0.08516748</text:p>
          </table:table-cell>
          <table:table-cell office:value-type="float" office:value="0.02278114" calcext:value-type="float">
            <text:p>0.02278114</text:p>
          </table:table-cell>
          <table:table-cell office:value-type="float" office:value="0.0165394" calcext:value-type="float">
            <text:p>0.0165394</text:p>
          </table:table-cell>
          <table:table-cell office:value-type="float" office:value="0.02998525" calcext:value-type="float">
            <text:p>0.02998525</text:p>
          </table:table-cell>
          <table:table-cell office:value-type="float" office:value="0.02318161" calcext:value-type="float">
            <text:p>0.02318161</text:p>
          </table:table-cell>
          <table:table-cell office:value-type="float" office:value="0.02240635" calcext:value-type="float">
            <text:p>0.02240635</text:p>
          </table:table-cell>
          <table:table-cell office:value-type="float" office:value="0.02106647" calcext:value-type="float">
            <text:p>0.02106647</text:p>
          </table:table-cell>
          <table:table-cell office:value-type="float" office:value="0.02669311" calcext:value-type="float">
            <text:p>0.02669311</text:p>
          </table:table-cell>
          <table:table-cell office:value-type="float" office:value="0.005237141" calcext:value-type="float">
            <text:p>0.005237141</text:p>
          </table:table-cell>
          <table:table-cell office:value-type="float" office:value="0.005272731" calcext:value-type="float">
            <text:p>0.005272731</text:p>
          </table:table-cell>
          <table:table-cell office:value-type="float" office:value="0" calcext:value-type="float">
            <text:p>0</text:p>
          </table:table-cell>
          <table:table-cell office:value-type="float" office:value="54.40345" calcext:value-type="float">
            <text:p>54.40345</text:p>
          </table:table-cell>
          <table:table-cell office:value-type="float" office:value="25.33928" calcext:value-type="float">
            <text:p>25.33928</text:p>
          </table:table-cell>
          <table:table-cell office:value-type="float" office:value="14.82425" calcext:value-type="float">
            <text:p>14.82425</text:p>
          </table:table-cell>
          <table:table-cell office:value-type="float" office:value="8.393568" calcext:value-type="float">
            <text:p>8.393568</text:p>
          </table:table-cell>
          <table:table-cell office:value-type="float" office:value="5.590844" calcext:value-type="float">
            <text:p>5.590844</text:p>
          </table:table-cell>
          <table:table-cell office:value-type="float" office:value="2.224768" calcext:value-type="float">
            <text:p>2.224768</text:p>
          </table:table-cell>
          <table:table-cell office:value-type="float" office:value="1.601134" calcext:value-type="float">
            <text:p>1.601134</text:p>
          </table:table-cell>
          <table:table-cell office:value-type="float" office:value="4.169556" calcext:value-type="float">
            <text:p>4.169556</text:p>
          </table:table-cell>
          <table:table-cell office:value-type="float" office:value="3.487402" calcext:value-type="float">
            <text:p>3.487402</text:p>
          </table:table-cell>
          <table:table-cell office:value-type="float" office:value="1.077952" calcext:value-type="float">
            <text:p>1.077952</text:p>
          </table:table-cell>
          <table:table-cell office:value-type="float" office:value="0.3692612" calcext:value-type="float">
            <text:p>0.3692612</text:p>
          </table:table-cell>
          <table:table-cell office:value-type="float" office:value="0.405128" calcext:value-type="float">
            <text:p>0.405128</text:p>
          </table:table-cell>
          <table:table-cell office:value-type="float" office:value="0.316061" calcext:value-type="float">
            <text:p>0.316061</text:p>
          </table:table-cell>
          <table:table-cell office:value-type="float" office:value="0.353786" calcext:value-type="float">
            <text:p>0.353786</text:p>
          </table:table-cell>
          <table:table-cell office:value-type="float" office:value="0" calcext:value-type="float">
            <text:p>0</text:p>
          </table:table-cell>
          <table:table-cell office:value-type="float" office:value="116.1503" calcext:value-type="float">
            <text:p>116.15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768499" calcext:value-type="float">
            <text:p>-4.768499E-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4" calcext:value-type="float">
            <text:p>15022004</text:p>
          </table:table-cell>
          <table:table-cell office:value-type="float" office:value="30.86004" calcext:value-type="float">
            <text:p>30.86004</text:p>
          </table:table-cell>
          <table:table-cell office:value-type="float" office:value="1087.13" calcext:value-type="float">
            <text:p>1087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0433" calcext:value-type="float">
            <text:p>0.1910433</text:p>
          </table:table-cell>
          <table:table-cell office:value-type="float" office:value="9.250225" calcext:value-type="float">
            <text:p>9.250225</text:p>
          </table:table-cell>
          <table:table-cell office:value-type="float" office:value="0" calcext:value-type="float">
            <text:p>0</text:p>
          </table:table-cell>
          <table:table-cell office:value-type="float" office:value="0.0000001707463" calcext:value-type="float">
            <text:p>1.707463E-07</text:p>
          </table:table-cell>
          <table:table-cell office:value-type="float" office:value="0" calcext:value-type="float">
            <text:p>0</text:p>
          </table:table-cell>
          <table:table-cell office:value-type="float" office:value="-0.008091222" calcext:value-type="float">
            <text:p>-0.008091222</text:p>
          </table:table-cell>
          <table:table-cell office:value-type="float" office:value="-0.0001836562" calcext:value-type="float">
            <text:p>-0.0001836562</text:p>
          </table:table-cell>
          <table:table-cell office:value-type="float" office:value="0.001442435" calcext:value-type="float">
            <text:p>0.001442435</text:p>
          </table:table-cell>
          <table:table-cell office:value-type="float" office:value="0.0000001041167" calcext:value-type="float">
            <text:p>1.041167E-07</text:p>
          </table:table-cell>
          <table:table-cell office:value-type="float" office:value="11.89871" calcext:value-type="float">
            <text:p>11.89871</text:p>
          </table:table-cell>
          <table:table-cell office:value-type="float" office:value="0.3402324" calcext:value-type="float">
            <text:p>0.3402324</text:p>
          </table:table-cell>
          <table:table-cell office:value-type="float" office:value="0.1424866" calcext:value-type="float">
            <text:p>0.1424866</text:p>
          </table:table-cell>
          <table:table-cell office:value-type="float" office:value="0.1250028" calcext:value-type="float">
            <text:p>0.1250028</text:p>
          </table:table-cell>
          <table:table-cell office:value-type="float" office:value="0.07832245" calcext:value-type="float">
            <text:p>0.07832245</text:p>
          </table:table-cell>
          <table:table-cell office:value-type="float" office:value="0.08574388" calcext:value-type="float">
            <text:p>0.08574388</text:p>
          </table:table-cell>
          <table:table-cell office:value-type="float" office:value="0.02287186" calcext:value-type="float">
            <text:p>0.02287186</text:p>
          </table:table-cell>
          <table:table-cell office:value-type="float" office:value="0.0165793" calcext:value-type="float">
            <text:p>0.0165793</text:p>
          </table:table-cell>
          <table:table-cell office:value-type="float" office:value="0.0300621" calcext:value-type="float">
            <text:p>0.0300621</text:p>
          </table:table-cell>
          <table:table-cell office:value-type="float" office:value="0.02324542" calcext:value-type="float">
            <text:p>0.02324542</text:p>
          </table:table-cell>
          <table:table-cell office:value-type="float" office:value="0.02243386" calcext:value-type="float">
            <text:p>0.02243386</text:p>
          </table:table-cell>
          <table:table-cell office:value-type="float" office:value="0.0210845" calcext:value-type="float">
            <text:p>0.0210845</text:p>
          </table:table-cell>
          <table:table-cell office:value-type="float" office:value="0.02668731" calcext:value-type="float">
            <text:p>0.02668731</text:p>
          </table:table-cell>
          <table:table-cell office:value-type="float" office:value="0.005236521" calcext:value-type="float">
            <text:p>0.005236521</text:p>
          </table:table-cell>
          <table:table-cell office:value-type="float" office:value="0.005271467" calcext:value-type="float">
            <text:p>0.005271467</text:p>
          </table:table-cell>
          <table:table-cell office:value-type="float" office:value="0" calcext:value-type="float">
            <text:p>0</text:p>
          </table:table-cell>
          <table:table-cell office:value-type="float" office:value="52.69718" calcext:value-type="float">
            <text:p>52.69718</text:p>
          </table:table-cell>
          <table:table-cell office:value-type="float" office:value="25.17052" calcext:value-type="float">
            <text:p>25.17052</text:p>
          </table:table-cell>
          <table:table-cell office:value-type="float" office:value="14.85376" calcext:value-type="float">
            <text:p>14.85376</text:p>
          </table:table-cell>
          <table:table-cell office:value-type="float" office:value="8.408982" calcext:value-type="float">
            <text:p>8.408982</text:p>
          </table:table-cell>
          <table:table-cell office:value-type="float" office:value="5.607012" calcext:value-type="float">
            <text:p>5.607012</text:p>
          </table:table-cell>
          <table:table-cell office:value-type="float" office:value="2.227552" calcext:value-type="float">
            <text:p>2.227552</text:p>
          </table:table-cell>
          <table:table-cell office:value-type="float" office:value="1.618892" calcext:value-type="float">
            <text:p>1.618892</text:p>
          </table:table-cell>
          <table:table-cell office:value-type="float" office:value="4.165284" calcext:value-type="float">
            <text:p>4.165284</text:p>
          </table:table-cell>
          <table:table-cell office:value-type="float" office:value="3.488077" calcext:value-type="float">
            <text:p>3.488077</text:p>
          </table:table-cell>
          <table:table-cell office:value-type="float" office:value="1.078344" calcext:value-type="float">
            <text:p>1.078344</text:p>
          </table:table-cell>
          <table:table-cell office:value-type="float" office:value="0.3699585" calcext:value-type="float">
            <text:p>0.3699585</text:p>
          </table:table-cell>
          <table:table-cell office:value-type="float" office:value="0.4054153" calcext:value-type="float">
            <text:p>0.4054153</text:p>
          </table:table-cell>
          <table:table-cell office:value-type="float" office:value="0.3158291" calcext:value-type="float">
            <text:p>0.3158291</text:p>
          </table:table-cell>
          <table:table-cell office:value-type="float" office:value="0.3537888" calcext:value-type="float">
            <text:p>0.3537888</text:p>
          </table:table-cell>
          <table:table-cell office:value-type="float" office:value="0" calcext:value-type="float">
            <text:p>0</text:p>
          </table:table-cell>
          <table:table-cell office:value-type="float" office:value="119.1933" calcext:value-type="float">
            <text:p>119.1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823479" calcext:value-type="float">
            <text:p>-4.823479E-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4" calcext:value-type="float">
            <text:p>16022004</text:p>
          </table:table-cell>
          <table:table-cell office:value-type="float" office:value="30.85253" calcext:value-type="float">
            <text:p>30.85253</text:p>
          </table:table-cell>
          <table:table-cell office:value-type="float" office:value="1087.129" calcext:value-type="float">
            <text:p>1087.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5288" calcext:value-type="float">
            <text:p>0.1955288</text:p>
          </table:table-cell>
          <table:table-cell office:value-type="float" office:value="9.253423" calcext:value-type="float">
            <text:p>9.253423</text:p>
          </table:table-cell>
          <table:table-cell office:value-type="float" office:value="0" calcext:value-type="float">
            <text:p>0</text:p>
          </table:table-cell>
          <table:table-cell office:value-type="float" office:value="0.0000001707463" calcext:value-type="float">
            <text:p>1.707463E-07</text:p>
          </table:table-cell>
          <table:table-cell office:value-type="float" office:value="0" calcext:value-type="float">
            <text:p>0</text:p>
          </table:table-cell>
          <table:table-cell office:value-type="float" office:value="-0.008091222" calcext:value-type="float">
            <text:p>-0.008091222</text:p>
          </table:table-cell>
          <table:table-cell office:value-type="float" office:value="-0.0001852217" calcext:value-type="float">
            <text:p>-0.0001852217</text:p>
          </table:table-cell>
          <table:table-cell office:value-type="float" office:value="0.00147632" calcext:value-type="float">
            <text:p>0.00147632</text:p>
          </table:table-cell>
          <table:table-cell office:value-type="float" office:value="0.0000001041696" calcext:value-type="float">
            <text:p>1.041696E-07</text:p>
          </table:table-cell>
          <table:table-cell office:value-type="float" office:value="11.88459" calcext:value-type="float">
            <text:p>11.88459</text:p>
          </table:table-cell>
          <table:table-cell office:value-type="float" office:value="0.360636" calcext:value-type="float">
            <text:p>0.360636</text:p>
          </table:table-cell>
          <table:table-cell office:value-type="float" office:value="0.1430473" calcext:value-type="float">
            <text:p>0.1430473</text:p>
          </table:table-cell>
          <table:table-cell office:value-type="float" office:value="0.1257291" calcext:value-type="float">
            <text:p>0.1257291</text:p>
          </table:table-cell>
          <table:table-cell office:value-type="float" office:value="0.07901464" calcext:value-type="float">
            <text:p>0.07901464</text:p>
          </table:table-cell>
          <table:table-cell office:value-type="float" office:value="0.08656637" calcext:value-type="float">
            <text:p>0.08656637</text:p>
          </table:table-cell>
          <table:table-cell office:value-type="float" office:value="0.02297044" calcext:value-type="float">
            <text:p>0.02297044</text:p>
          </table:table-cell>
          <table:table-cell office:value-type="float" office:value="0.0166175" calcext:value-type="float">
            <text:p>0.0166175</text:p>
          </table:table-cell>
          <table:table-cell office:value-type="float" office:value="0.03013927" calcext:value-type="float">
            <text:p>0.03013927</text:p>
          </table:table-cell>
          <table:table-cell office:value-type="float" office:value="0.02330885" calcext:value-type="float">
            <text:p>0.02330885</text:p>
          </table:table-cell>
          <table:table-cell office:value-type="float" office:value="0.02246151" calcext:value-type="float">
            <text:p>0.02246151</text:p>
          </table:table-cell>
          <table:table-cell office:value-type="float" office:value="0.02110266" calcext:value-type="float">
            <text:p>0.02110266</text:p>
          </table:table-cell>
          <table:table-cell office:value-type="float" office:value="0.02668206" calcext:value-type="float">
            <text:p>0.02668206</text:p>
          </table:table-cell>
          <table:table-cell office:value-type="float" office:value="0.005236129" calcext:value-type="float">
            <text:p>0.005236129</text:p>
          </table:table-cell>
          <table:table-cell office:value-type="float" office:value="0.005270962" calcext:value-type="float">
            <text:p>0.005270962</text:p>
          </table:table-cell>
          <table:table-cell office:value-type="float" office:value="0" calcext:value-type="float">
            <text:p>0</text:p>
          </table:table-cell>
          <table:table-cell office:value-type="float" office:value="53.11541" calcext:value-type="float">
            <text:p>53.11541</text:p>
          </table:table-cell>
          <table:table-cell office:value-type="float" office:value="25.03243" calcext:value-type="float">
            <text:p>25.03243</text:p>
          </table:table-cell>
          <table:table-cell office:value-type="float" office:value="14.89328" calcext:value-type="float">
            <text:p>14.89328</text:p>
          </table:table-cell>
          <table:table-cell office:value-type="float" office:value="8.425301" calcext:value-type="float">
            <text:p>8.425301</text:p>
          </table:table-cell>
          <table:table-cell office:value-type="float" office:value="5.62407" calcext:value-type="float">
            <text:p>5.62407</text:p>
          </table:table-cell>
          <table:table-cell office:value-type="float" office:value="2.230174" calcext:value-type="float">
            <text:p>2.230174</text:p>
          </table:table-cell>
          <table:table-cell office:value-type="float" office:value="1.634497" calcext:value-type="float">
            <text:p>1.634497</text:p>
          </table:table-cell>
          <table:table-cell office:value-type="float" office:value="4.161753" calcext:value-type="float">
            <text:p>4.161753</text:p>
          </table:table-cell>
          <table:table-cell office:value-type="float" office:value="3.488591" calcext:value-type="float">
            <text:p>3.488591</text:p>
          </table:table-cell>
          <table:table-cell office:value-type="float" office:value="1.078743" calcext:value-type="float">
            <text:p>1.078743</text:p>
          </table:table-cell>
          <table:table-cell office:value-type="float" office:value="0.3706481" calcext:value-type="float">
            <text:p>0.3706481</text:p>
          </table:table-cell>
          <table:table-cell office:value-type="float" office:value="0.4056919" calcext:value-type="float">
            <text:p>0.4056919</text:p>
          </table:table-cell>
          <table:table-cell office:value-type="float" office:value="0.3156677" calcext:value-type="float">
            <text:p>0.3156677</text:p>
          </table:table-cell>
          <table:table-cell office:value-type="float" office:value="0.3537908" calcext:value-type="float">
            <text:p>0.3537908</text:p>
          </table:table-cell>
          <table:table-cell office:value-type="float" office:value="0" calcext:value-type="float">
            <text:p>0</text:p>
          </table:table-cell>
          <table:table-cell office:value-type="float" office:value="124.0819" calcext:value-type="float">
            <text:p>124.08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877385" calcext:value-type="float">
            <text:p>-4.877385E-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4" calcext:value-type="float">
            <text:p>17022004</text:p>
          </table:table-cell>
          <table:table-cell office:value-type="float" office:value="30.84226" calcext:value-type="float">
            <text:p>30.84226</text:p>
          </table:table-cell>
          <table:table-cell office:value-type="float" office:value="1087.13" calcext:value-type="float">
            <text:p>1087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19234" calcext:value-type="float">
            <text:p>0.2019234</text:p>
          </table:table-cell>
          <table:table-cell office:value-type="float" office:value="9.2569" calcext:value-type="float">
            <text:p>9.2569</text:p>
          </table:table-cell>
          <table:table-cell office:value-type="float" office:value="0" calcext:value-type="float">
            <text:p>0</text:p>
          </table:table-cell>
          <table:table-cell office:value-type="float" office:value="0.0000001707463" calcext:value-type="float">
            <text:p>1.707463E-07</text:p>
          </table:table-cell>
          <table:table-cell office:value-type="float" office:value="0" calcext:value-type="float">
            <text:p>0</text:p>
          </table:table-cell>
          <table:table-cell office:value-type="float" office:value="-0.008091222" calcext:value-type="float">
            <text:p>-0.008091222</text:p>
          </table:table-cell>
          <table:table-cell office:value-type="float" office:value="-0.0001890702" calcext:value-type="float">
            <text:p>-0.0001890702</text:p>
          </table:table-cell>
          <table:table-cell office:value-type="float" office:value="0.001509618" calcext:value-type="float">
            <text:p>0.001509618</text:p>
          </table:table-cell>
          <table:table-cell office:value-type="float" office:value="0.0000001043591" calcext:value-type="float">
            <text:p>1.043591E-07</text:p>
          </table:table-cell>
          <table:table-cell office:value-type="float" office:value="11.8658" calcext:value-type="float">
            <text:p>11.8658</text:p>
          </table:table-cell>
          <table:table-cell office:value-type="float" office:value="0.3866932" calcext:value-type="float">
            <text:p>0.3866932</text:p>
          </table:table-cell>
          <table:table-cell office:value-type="float" office:value="0.1417786" calcext:value-type="float">
            <text:p>0.1417786</text:p>
          </table:table-cell>
          <table:table-cell office:value-type="float" office:value="0.1254005" calcext:value-type="float">
            <text:p>0.1254005</text:p>
          </table:table-cell>
          <table:table-cell office:value-type="float" office:value="0.07951207" calcext:value-type="float">
            <text:p>0.07951207</text:p>
          </table:table-cell>
          <table:table-cell office:value-type="float" office:value="0.08728969" calcext:value-type="float">
            <text:p>0.08728969</text:p>
          </table:table-cell>
          <table:table-cell office:value-type="float" office:value="0.02307323" calcext:value-type="float">
            <text:p>0.02307323</text:p>
          </table:table-cell>
          <table:table-cell office:value-type="float" office:value="0.01665779" calcext:value-type="float">
            <text:p>0.01665779</text:p>
          </table:table-cell>
          <table:table-cell office:value-type="float" office:value="0.03021583" calcext:value-type="float">
            <text:p>0.03021583</text:p>
          </table:table-cell>
          <table:table-cell office:value-type="float" office:value="0.02337184" calcext:value-type="float">
            <text:p>0.02337184</text:p>
          </table:table-cell>
          <table:table-cell office:value-type="float" office:value="0.02248924" calcext:value-type="float">
            <text:p>0.02248924</text:p>
          </table:table-cell>
          <table:table-cell office:value-type="float" office:value="0.02112095" calcext:value-type="float">
            <text:p>0.02112095</text:p>
          </table:table-cell>
          <table:table-cell office:value-type="float" office:value="0.02667732" calcext:value-type="float">
            <text:p>0.02667732</text:p>
          </table:table-cell>
          <table:table-cell office:value-type="float" office:value="0.005235842" calcext:value-type="float">
            <text:p>0.005235842</text:p>
          </table:table-cell>
          <table:table-cell office:value-type="float" office:value="0.005270828" calcext:value-type="float">
            <text:p>0.005270828</text:p>
          </table:table-cell>
          <table:table-cell office:value-type="float" office:value="0" calcext:value-type="float">
            <text:p>0</text:p>
          </table:table-cell>
          <table:table-cell office:value-type="float" office:value="53.23436" calcext:value-type="float">
            <text:p>53.23436</text:p>
          </table:table-cell>
          <table:table-cell office:value-type="float" office:value="24.79508" calcext:value-type="float">
            <text:p>24.79508</text:p>
          </table:table-cell>
          <table:table-cell office:value-type="float" office:value="14.92613" calcext:value-type="float">
            <text:p>14.92613</text:p>
          </table:table-cell>
          <table:table-cell office:value-type="float" office:value="8.444741" calcext:value-type="float">
            <text:p>8.444741</text:p>
          </table:table-cell>
          <table:table-cell office:value-type="float" office:value="5.642773" calcext:value-type="float">
            <text:p>5.642773</text:p>
          </table:table-cell>
          <table:table-cell office:value-type="float" office:value="2.233044" calcext:value-type="float">
            <text:p>2.233044</text:p>
          </table:table-cell>
          <table:table-cell office:value-type="float" office:value="1.650185" calcext:value-type="float">
            <text:p>1.650185</text:p>
          </table:table-cell>
          <table:table-cell office:value-type="float" office:value="4.158349" calcext:value-type="float">
            <text:p>4.158349</text:p>
          </table:table-cell>
          <table:table-cell office:value-type="float" office:value="3.488968" calcext:value-type="float">
            <text:p>3.488968</text:p>
          </table:table-cell>
          <table:table-cell office:value-type="float" office:value="1.079146" calcext:value-type="float">
            <text:p>1.079146</text:p>
          </table:table-cell>
          <table:table-cell office:value-type="float" office:value="0.3713306" calcext:value-type="float">
            <text:p>0.3713306</text:p>
          </table:table-cell>
          <table:table-cell office:value-type="float" office:value="0.4059605" calcext:value-type="float">
            <text:p>0.4059605</text:p>
          </table:table-cell>
          <table:table-cell office:value-type="float" office:value="0.3155399" calcext:value-type="float">
            <text:p>0.3155399</text:p>
          </table:table-cell>
          <table:table-cell office:value-type="float" office:value="0.3537924" calcext:value-type="float">
            <text:p>0.3537924</text:p>
          </table:table-cell>
          <table:table-cell office:value-type="float" office:value="0" calcext:value-type="float">
            <text:p>0</text:p>
          </table:table-cell>
          <table:table-cell office:value-type="float" office:value="131.3661" calcext:value-type="float">
            <text:p>131.36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931242" calcext:value-type="float">
            <text:p>-4.931242E-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4" calcext:value-type="float">
            <text:p>18022004</text:p>
          </table:table-cell>
          <table:table-cell office:value-type="float" office:value="30.82644" calcext:value-type="float">
            <text:p>30.82644</text:p>
          </table:table-cell>
          <table:table-cell office:value-type="float" office:value="1087.131" calcext:value-type="float">
            <text:p>1087.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13682" calcext:value-type="float">
            <text:p>0.2113682</text:p>
          </table:table-cell>
          <table:table-cell office:value-type="float" office:value="9.26168" calcext:value-type="float">
            <text:p>9.26168</text:p>
          </table:table-cell>
          <table:table-cell office:value-type="float" office:value="0" calcext:value-type="float">
            <text:p>0</text:p>
          </table:table-cell>
          <table:table-cell office:value-type="float" office:value="0.0000001707463" calcext:value-type="float">
            <text:p>1.707463E-07</text:p>
          </table:table-cell>
          <table:table-cell office:value-type="float" office:value="0" calcext:value-type="float">
            <text:p>0</text:p>
          </table:table-cell>
          <table:table-cell office:value-type="float" office:value="-0.008091222" calcext:value-type="float">
            <text:p>-0.008091222</text:p>
          </table:table-cell>
          <table:table-cell office:value-type="float" office:value="-0.0001939242" calcext:value-type="float">
            <text:p>-0.0001939242</text:p>
          </table:table-cell>
          <table:table-cell office:value-type="float" office:value="0.001541897" calcext:value-type="float">
            <text:p>0.001541897</text:p>
          </table:table-cell>
          <table:table-cell office:value-type="float" office:value="0.0000001045994" calcext:value-type="float">
            <text:p>1.045994E-07</text:p>
          </table:table-cell>
          <table:table-cell office:value-type="float" office:value="11.8392" calcext:value-type="float">
            <text:p>11.8392</text:p>
          </table:table-cell>
          <table:table-cell office:value-type="float" office:value="0.4230299" calcext:value-type="float">
            <text:p>0.4230299</text:p>
          </table:table-cell>
          <table:table-cell office:value-type="float" office:value="0.1337561" calcext:value-type="float">
            <text:p>0.1337561</text:p>
          </table:table-cell>
          <table:table-cell office:value-type="float" office:value="0.1202683" calcext:value-type="float">
            <text:p>0.1202683</text:p>
          </table:table-cell>
          <table:table-cell office:value-type="float" office:value="0.07903925" calcext:value-type="float">
            <text:p>0.07903925</text:p>
          </table:table-cell>
          <table:table-cell office:value-type="float" office:value="0.08736908" calcext:value-type="float">
            <text:p>0.08736908</text:p>
          </table:table-cell>
          <table:table-cell office:value-type="float" office:value="0.02315663" calcext:value-type="float">
            <text:p>0.02315663</text:p>
          </table:table-cell>
          <table:table-cell office:value-type="float" office:value="0.01669759" calcext:value-type="float">
            <text:p>0.01669759</text:p>
          </table:table-cell>
          <table:table-cell office:value-type="float" office:value="0.03029078" calcext:value-type="float">
            <text:p>0.03029078</text:p>
          </table:table-cell>
          <table:table-cell office:value-type="float" office:value="0.0234344" calcext:value-type="float">
            <text:p>0.0234344</text:p>
          </table:table-cell>
          <table:table-cell office:value-type="float" office:value="0.02251714" calcext:value-type="float">
            <text:p>0.02251714</text:p>
          </table:table-cell>
          <table:table-cell office:value-type="float" office:value="0.02113936" calcext:value-type="float">
            <text:p>0.02113936</text:p>
          </table:table-cell>
          <table:table-cell office:value-type="float" office:value="0.0266731" calcext:value-type="float">
            <text:p>0.0266731</text:p>
          </table:table-cell>
          <table:table-cell office:value-type="float" office:value="0.005235971" calcext:value-type="float">
            <text:p>0.005235971</text:p>
          </table:table-cell>
          <table:table-cell office:value-type="float" office:value="0.005272202" calcext:value-type="float">
            <text:p>0.005272202</text:p>
          </table:table-cell>
          <table:table-cell office:value-type="float" office:value="0" calcext:value-type="float">
            <text:p>0</text:p>
          </table:table-cell>
          <table:table-cell office:value-type="float" office:value="57.47496" calcext:value-type="float">
            <text:p>57.47496</text:p>
          </table:table-cell>
          <table:table-cell office:value-type="float" office:value="24.68627" calcext:value-type="float">
            <text:p>24.68627</text:p>
          </table:table-cell>
          <table:table-cell office:value-type="float" office:value="14.90569" calcext:value-type="float">
            <text:p>14.90569</text:p>
          </table:table-cell>
          <table:table-cell office:value-type="float" office:value="8.488334" calcext:value-type="float">
            <text:p>8.488334</text:p>
          </table:table-cell>
          <table:table-cell office:value-type="float" office:value="5.668943" calcext:value-type="float">
            <text:p>5.668943</text:p>
          </table:table-cell>
          <table:table-cell office:value-type="float" office:value="2.236505" calcext:value-type="float">
            <text:p>2.236505</text:p>
          </table:table-cell>
          <table:table-cell office:value-type="float" office:value="1.666852" calcext:value-type="float">
            <text:p>1.666852</text:p>
          </table:table-cell>
          <table:table-cell office:value-type="float" office:value="4.154905" calcext:value-type="float">
            <text:p>4.154905</text:p>
          </table:table-cell>
          <table:table-cell office:value-type="float" office:value="3.489196" calcext:value-type="float">
            <text:p>3.489196</text:p>
          </table:table-cell>
          <table:table-cell office:value-type="float" office:value="1.079552" calcext:value-type="float">
            <text:p>1.079552</text:p>
          </table:table-cell>
          <table:table-cell office:value-type="float" office:value="0.3720068" calcext:value-type="float">
            <text:p>0.3720068</text:p>
          </table:table-cell>
          <table:table-cell office:value-type="float" office:value="0.4062271" calcext:value-type="float">
            <text:p>0.4062271</text:p>
          </table:table-cell>
          <table:table-cell office:value-type="float" office:value="0.3155385" calcext:value-type="float">
            <text:p>0.3155385</text:p>
          </table:table-cell>
          <table:table-cell office:value-type="float" office:value="0.3537933" calcext:value-type="float">
            <text:p>0.3537933</text:p>
          </table:table-cell>
          <table:table-cell office:value-type="float" office:value="0" calcext:value-type="float">
            <text:p>0</text:p>
          </table:table-cell>
          <table:table-cell office:value-type="float" office:value="142.9079" calcext:value-type="float">
            <text:p>142.90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988477" calcext:value-type="float">
            <text:p>-4.988477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4" calcext:value-type="float">
            <text:p>19022004</text:p>
          </table:table-cell>
          <table:table-cell office:value-type="float" office:value="30.81056" calcext:value-type="float">
            <text:p>30.81056</text:p>
          </table:table-cell>
          <table:table-cell office:value-type="float" office:value="1087.132" calcext:value-type="float">
            <text:p>1087.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05756" calcext:value-type="float">
            <text:p>0.2205756</text:p>
          </table:table-cell>
          <table:table-cell office:value-type="float" office:value="9.266895" calcext:value-type="float">
            <text:p>9.266895</text:p>
          </table:table-cell>
          <table:table-cell office:value-type="float" office:value="0" calcext:value-type="float">
            <text:p>0</text:p>
          </table:table-cell>
          <table:table-cell office:value-type="float" office:value="0.0000001707682" calcext:value-type="float">
            <text:p>1.707682E-07</text:p>
          </table:table-cell>
          <table:table-cell office:value-type="float" office:value="0" calcext:value-type="float">
            <text:p>0</text:p>
          </table:table-cell>
          <table:table-cell office:value-type="float" office:value="-0.008091189" calcext:value-type="float">
            <text:p>-0.008091189</text:p>
          </table:table-cell>
          <table:table-cell office:value-type="float" office:value="-0.0001998117" calcext:value-type="float">
            <text:p>-0.0001998117</text:p>
          </table:table-cell>
          <table:table-cell office:value-type="float" office:value="0.001574024" calcext:value-type="float">
            <text:p>0.001574024</text:p>
          </table:table-cell>
          <table:table-cell office:value-type="float" office:value="0.0000001049834" calcext:value-type="float">
            <text:p>1.049834E-07</text:p>
          </table:table-cell>
          <table:table-cell office:value-type="float" office:value="11.81316" calcext:value-type="float">
            <text:p>11.81316</text:p>
          </table:table-cell>
          <table:table-cell office:value-type="float" office:value="0.4456227" calcext:value-type="float">
            <text:p>0.4456227</text:p>
          </table:table-cell>
          <table:table-cell office:value-type="float" office:value="0.1269474" calcext:value-type="float">
            <text:p>0.1269474</text:p>
          </table:table-cell>
          <table:table-cell office:value-type="float" office:value="0.1132802" calcext:value-type="float">
            <text:p>0.1132802</text:p>
          </table:table-cell>
          <table:table-cell office:value-type="float" office:value="0.07749733" calcext:value-type="float">
            <text:p>0.07749733</text:p>
          </table:table-cell>
          <table:table-cell office:value-type="float" office:value="0.08646653" calcext:value-type="float">
            <text:p>0.08646653</text:p>
          </table:table-cell>
          <table:table-cell office:value-type="float" office:value="0.02320022" calcext:value-type="float">
            <text:p>0.02320022</text:p>
          </table:table-cell>
          <table:table-cell office:value-type="float" office:value="0.01673205" calcext:value-type="float">
            <text:p>0.01673205</text:p>
          </table:table-cell>
          <table:table-cell office:value-type="float" office:value="0.03036353" calcext:value-type="float">
            <text:p>0.03036353</text:p>
          </table:table-cell>
          <table:table-cell office:value-type="float" office:value="0.02349626" calcext:value-type="float">
            <text:p>0.02349626</text:p>
          </table:table-cell>
          <table:table-cell office:value-type="float" office:value="0.02254509" calcext:value-type="float">
            <text:p>0.02254509</text:p>
          </table:table-cell>
          <table:table-cell office:value-type="float" office:value="0.02115792" calcext:value-type="float">
            <text:p>0.02115792</text:p>
          </table:table-cell>
          <table:table-cell office:value-type="float" office:value="0.02666935" calcext:value-type="float">
            <text:p>0.02666935</text:p>
          </table:table-cell>
          <table:table-cell office:value-type="float" office:value="0.005236059" calcext:value-type="float">
            <text:p>0.005236059</text:p>
          </table:table-cell>
          <table:table-cell office:value-type="float" office:value="0.005273416" calcext:value-type="float">
            <text:p>0.005273416</text:p>
          </table:table-cell>
          <table:table-cell office:value-type="float" office:value="0" calcext:value-type="float">
            <text:p>0</text:p>
          </table:table-cell>
          <table:table-cell office:value-type="float" office:value="59.58464" calcext:value-type="float">
            <text:p>59.58464</text:p>
          </table:table-cell>
          <table:table-cell office:value-type="float" office:value="24.63163" calcext:value-type="float">
            <text:p>24.63163</text:p>
          </table:table-cell>
          <table:table-cell office:value-type="float" office:value="14.84505" calcext:value-type="float">
            <text:p>14.84505</text:p>
          </table:table-cell>
          <table:table-cell office:value-type="float" office:value="8.544206" calcext:value-type="float">
            <text:p>8.544206</text:p>
          </table:table-cell>
          <table:table-cell office:value-type="float" office:value="5.703837" calcext:value-type="float">
            <text:p>5.703837</text:p>
          </table:table-cell>
          <table:table-cell office:value-type="float" office:value="2.240612" calcext:value-type="float">
            <text:p>2.240612</text:p>
          </table:table-cell>
          <table:table-cell office:value-type="float" office:value="1.683217" calcext:value-type="float">
            <text:p>1.683217</text:p>
          </table:table-cell>
          <table:table-cell office:value-type="float" office:value="4.151787" calcext:value-type="float">
            <text:p>4.151787</text:p>
          </table:table-cell>
          <table:table-cell office:value-type="float" office:value="3.489293" calcext:value-type="float">
            <text:p>3.489293</text:p>
          </table:table-cell>
          <table:table-cell office:value-type="float" office:value="1.079959" calcext:value-type="float">
            <text:p>1.079959</text:p>
          </table:table-cell>
          <table:table-cell office:value-type="float" office:value="0.3726771" calcext:value-type="float">
            <text:p>0.3726771</text:p>
          </table:table-cell>
          <table:table-cell office:value-type="float" office:value="0.4064923" calcext:value-type="float">
            <text:p>0.4064923</text:p>
          </table:table-cell>
          <table:table-cell office:value-type="float" office:value="0.3155178" calcext:value-type="float">
            <text:p>0.3155178</text:p>
          </table:table-cell>
          <table:table-cell office:value-type="float" office:value="0.3537943" calcext:value-type="float">
            <text:p>0.3537943</text:p>
          </table:table-cell>
          <table:table-cell office:value-type="float" office:value="0" calcext:value-type="float">
            <text:p>0</text:p>
          </table:table-cell>
          <table:table-cell office:value-type="float" office:value="154.4979" calcext:value-type="float">
            <text:p>154.4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04848" calcext:value-type="float">
            <text:p>-5.04848E-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4" calcext:value-type="float">
            <text:p>20022004</text:p>
          </table:table-cell>
          <table:table-cell office:value-type="float" office:value="30.79561" calcext:value-type="float">
            <text:p>30.79561</text:p>
          </table:table-cell>
          <table:table-cell office:value-type="float" office:value="1087.134" calcext:value-type="float">
            <text:p>1087.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93866" calcext:value-type="float">
            <text:p>0.2293866</text:p>
          </table:table-cell>
          <table:table-cell office:value-type="float" office:value="9.271318" calcext:value-type="float">
            <text:p>9.271318</text:p>
          </table:table-cell>
          <table:table-cell office:value-type="float" office:value="0" calcext:value-type="float">
            <text:p>0</text:p>
          </table:table-cell>
          <table:table-cell office:value-type="float" office:value="0.0000001707818" calcext:value-type="float">
            <text:p>1.707818E-07</text:p>
          </table:table-cell>
          <table:table-cell office:value-type="float" office:value="0" calcext:value-type="float">
            <text:p>0</text:p>
          </table:table-cell>
          <table:table-cell office:value-type="float" office:value="-0.008091163" calcext:value-type="float">
            <text:p>-0.008091163</text:p>
          </table:table-cell>
          <table:table-cell office:value-type="float" office:value="-0.0002068724" calcext:value-type="float">
            <text:p>-0.0002068724</text:p>
          </table:table-cell>
          <table:table-cell office:value-type="float" office:value="0.001606063" calcext:value-type="float">
            <text:p>0.001606063</text:p>
          </table:table-cell>
          <table:table-cell office:value-type="float" office:value="0.000000106544" calcext:value-type="float">
            <text:p>1.06544E-07</text:p>
          </table:table-cell>
          <table:table-cell office:value-type="float" office:value="11.79141" calcext:value-type="float">
            <text:p>11.79141</text:p>
          </table:table-cell>
          <table:table-cell office:value-type="float" office:value="0.4359107" calcext:value-type="float">
            <text:p>0.4359107</text:p>
          </table:table-cell>
          <table:table-cell office:value-type="float" office:value="0.120764" calcext:value-type="float">
            <text:p>0.120764</text:p>
          </table:table-cell>
          <table:table-cell office:value-type="float" office:value="0.1060865" calcext:value-type="float">
            <text:p>0.1060865</text:p>
          </table:table-cell>
          <table:table-cell office:value-type="float" office:value="0.07546712" calcext:value-type="float">
            <text:p>0.07546712</text:p>
          </table:table-cell>
          <table:table-cell office:value-type="float" office:value="0.08489811" calcext:value-type="float">
            <text:p>0.08489811</text:p>
          </table:table-cell>
          <table:table-cell office:value-type="float" office:value="0.0232063" calcext:value-type="float">
            <text:p>0.0232063</text:p>
          </table:table-cell>
          <table:table-cell office:value-type="float" office:value="0.01675845" calcext:value-type="float">
            <text:p>0.01675845</text:p>
          </table:table-cell>
          <table:table-cell office:value-type="float" office:value="0.03043332" calcext:value-type="float">
            <text:p>0.03043332</text:p>
          </table:table-cell>
          <table:table-cell office:value-type="float" office:value="0.02355714" calcext:value-type="float">
            <text:p>0.02355714</text:p>
          </table:table-cell>
          <table:table-cell office:value-type="float" office:value="0.02257304" calcext:value-type="float">
            <text:p>0.02257304</text:p>
          </table:table-cell>
          <table:table-cell office:value-type="float" office:value="0.02117659" calcext:value-type="float">
            <text:p>0.02117659</text:p>
          </table:table-cell>
          <table:table-cell office:value-type="float" office:value="0.02666605" calcext:value-type="float">
            <text:p>0.02666605</text:p>
          </table:table-cell>
          <table:table-cell office:value-type="float" office:value="0.005236211" calcext:value-type="float">
            <text:p>0.005236211</text:p>
          </table:table-cell>
          <table:table-cell office:value-type="float" office:value="0.00527483" calcext:value-type="float">
            <text:p>0.00527483</text:p>
          </table:table-cell>
          <table:table-cell office:value-type="float" office:value="0" calcext:value-type="float">
            <text:p>0</text:p>
          </table:table-cell>
          <table:table-cell office:value-type="float" office:value="66.84176" calcext:value-type="float">
            <text:p>66.84176</text:p>
          </table:table-cell>
          <table:table-cell office:value-type="float" office:value="24.76764" calcext:value-type="float">
            <text:p>24.76764</text:p>
          </table:table-cell>
          <table:table-cell office:value-type="float" office:value="14.746" calcext:value-type="float">
            <text:p>14.746</text:p>
          </table:table-cell>
          <table:table-cell office:value-type="float" office:value="8.624866" calcext:value-type="float">
            <text:p>8.624866</text:p>
          </table:table-cell>
          <table:table-cell office:value-type="float" office:value="5.750032" calcext:value-type="float">
            <text:p>5.750032</text:p>
          </table:table-cell>
          <table:table-cell office:value-type="float" office:value="2.245307" calcext:value-type="float">
            <text:p>2.245307</text:p>
          </table:table-cell>
          <table:table-cell office:value-type="float" office:value="1.699525" calcext:value-type="float">
            <text:p>1.699525</text:p>
          </table:table-cell>
          <table:table-cell office:value-type="float" office:value="4.148894" calcext:value-type="float">
            <text:p>4.148894</text:p>
          </table:table-cell>
          <table:table-cell office:value-type="float" office:value="3.489279" calcext:value-type="float">
            <text:p>3.489279</text:p>
          </table:table-cell>
          <table:table-cell office:value-type="float" office:value="1.080369" calcext:value-type="float">
            <text:p>1.080369</text:p>
          </table:table-cell>
          <table:table-cell office:value-type="float" office:value="0.3733425" calcext:value-type="float">
            <text:p>0.3733425</text:p>
          </table:table-cell>
          <table:table-cell office:value-type="float" office:value="0.406755" calcext:value-type="float">
            <text:p>0.406755</text:p>
          </table:table-cell>
          <table:table-cell office:value-type="float" office:value="0.3155106" calcext:value-type="float">
            <text:p>0.3155106</text:p>
          </table:table-cell>
          <table:table-cell office:value-type="float" office:value="0.3537945" calcext:value-type="float">
            <text:p>0.3537945</text:p>
          </table:table-cell>
          <table:table-cell office:value-type="float" office:value="0" calcext:value-type="float">
            <text:p>0</text:p>
          </table:table-cell>
          <table:table-cell office:value-type="float" office:value="166.0638" calcext:value-type="float">
            <text:p>166.06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111557" calcext:value-type="float">
            <text:p>-5.111557E-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4" calcext:value-type="float">
            <text:p>21022004</text:p>
          </table:table-cell>
          <table:table-cell office:value-type="float" office:value="30.78134" calcext:value-type="float">
            <text:p>30.78134</text:p>
          </table:table-cell>
          <table:table-cell office:value-type="float" office:value="1087.134" calcext:value-type="float">
            <text:p>1087.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2323" calcext:value-type="float">
            <text:p>0.2372323</text:p>
          </table:table-cell>
          <table:table-cell office:value-type="float" office:value="9.276677" calcext:value-type="float">
            <text:p>9.276677</text:p>
          </table:table-cell>
          <table:table-cell office:value-type="float" office:value="0" calcext:value-type="float">
            <text:p>0</text:p>
          </table:table-cell>
          <table:table-cell office:value-type="float" office:value="0.0000001707953" calcext:value-type="float">
            <text:p>1.707953E-07</text:p>
          </table:table-cell>
          <table:table-cell office:value-type="float" office:value="0" calcext:value-type="float">
            <text:p>0</text:p>
          </table:table-cell>
          <table:table-cell office:value-type="float" office:value="-0.008091141" calcext:value-type="float">
            <text:p>-0.008091141</text:p>
          </table:table-cell>
          <table:table-cell office:value-type="float" office:value="-0.0002133" calcext:value-type="float">
            <text:p>-0.0002133</text:p>
          </table:table-cell>
          <table:table-cell office:value-type="float" office:value="0.001638459" calcext:value-type="float">
            <text:p>0.001638459</text:p>
          </table:table-cell>
          <table:table-cell office:value-type="float" office:value="0.0000001068091" calcext:value-type="float">
            <text:p>1.068091E-07</text:p>
          </table:table-cell>
          <table:table-cell office:value-type="float" office:value="11.76813" calcext:value-type="float">
            <text:p>11.76813</text:p>
          </table:table-cell>
          <table:table-cell office:value-type="float" office:value="0.4539919" calcext:value-type="float">
            <text:p>0.4539919</text:p>
          </table:table-cell>
          <table:table-cell office:value-type="float" office:value="0.1166496" calcext:value-type="float">
            <text:p>0.1166496</text:p>
          </table:table-cell>
          <table:table-cell office:value-type="float" office:value="0.09983762" calcext:value-type="float">
            <text:p>0.09983762</text:p>
          </table:table-cell>
          <table:table-cell office:value-type="float" office:value="0.07330859" calcext:value-type="float">
            <text:p>0.07330859</text:p>
          </table:table-cell>
          <table:table-cell office:value-type="float" office:value="0.08300309" calcext:value-type="float">
            <text:p>0.08300309</text:p>
          </table:table-cell>
          <table:table-cell office:value-type="float" office:value="0.02318389" calcext:value-type="float">
            <text:p>0.02318389</text:p>
          </table:table-cell>
          <table:table-cell office:value-type="float" office:value="0.01677714" calcext:value-type="float">
            <text:p>0.01677714</text:p>
          </table:table-cell>
          <table:table-cell office:value-type="float" office:value="0.0304998" calcext:value-type="float">
            <text:p>0.0304998</text:p>
          </table:table-cell>
          <table:table-cell office:value-type="float" office:value="0.0236175" calcext:value-type="float">
            <text:p>0.0236175</text:p>
          </table:table-cell>
          <table:table-cell office:value-type="float" office:value="0.0226002" calcext:value-type="float">
            <text:p>0.0226002</text:p>
          </table:table-cell>
          <table:table-cell office:value-type="float" office:value="0.02119535" calcext:value-type="float">
            <text:p>0.02119535</text:p>
          </table:table-cell>
          <table:table-cell office:value-type="float" office:value="0.02666317" calcext:value-type="float">
            <text:p>0.02666317</text:p>
          </table:table-cell>
          <table:table-cell office:value-type="float" office:value="0.005236217" calcext:value-type="float">
            <text:p>0.005236217</text:p>
          </table:table-cell>
          <table:table-cell office:value-type="float" office:value="0.005275677" calcext:value-type="float">
            <text:p>0.005275677</text:p>
          </table:table-cell>
          <table:table-cell office:value-type="float" office:value="0" calcext:value-type="float">
            <text:p>0</text:p>
          </table:table-cell>
          <table:table-cell office:value-type="float" office:value="63.84867" calcext:value-type="float">
            <text:p>63.84867</text:p>
          </table:table-cell>
          <table:table-cell office:value-type="float" office:value="24.80756" calcext:value-type="float">
            <text:p>24.80756</text:p>
          </table:table-cell>
          <table:table-cell office:value-type="float" office:value="14.63118" calcext:value-type="float">
            <text:p>14.63118</text:p>
          </table:table-cell>
          <table:table-cell office:value-type="float" office:value="8.716268" calcext:value-type="float">
            <text:p>8.716268</text:p>
          </table:table-cell>
          <table:table-cell office:value-type="float" office:value="5.803283" calcext:value-type="float">
            <text:p>5.803283</text:p>
          </table:table-cell>
          <table:table-cell office:value-type="float" office:value="2.250606" calcext:value-type="float">
            <text:p>2.250606</text:p>
          </table:table-cell>
          <table:table-cell office:value-type="float" office:value="1.716513" calcext:value-type="float">
            <text:p>1.716513</text:p>
          </table:table-cell>
          <table:table-cell office:value-type="float" office:value="4.146185" calcext:value-type="float">
            <text:p>4.146185</text:p>
          </table:table-cell>
          <table:table-cell office:value-type="float" office:value="3.489126" calcext:value-type="float">
            <text:p>3.489126</text:p>
          </table:table-cell>
          <table:table-cell office:value-type="float" office:value="1.08068" calcext:value-type="float">
            <text:p>1.08068</text:p>
          </table:table-cell>
          <table:table-cell office:value-type="float" office:value="0.3740039" calcext:value-type="float">
            <text:p>0.3740039</text:p>
          </table:table-cell>
          <table:table-cell office:value-type="float" office:value="0.4070143" calcext:value-type="float">
            <text:p>0.4070143</text:p>
          </table:table-cell>
          <table:table-cell office:value-type="float" office:value="0.315451" calcext:value-type="float">
            <text:p>0.315451</text:p>
          </table:table-cell>
          <table:table-cell office:value-type="float" office:value="0.3537963" calcext:value-type="float">
            <text:p>0.3537963</text:p>
          </table:table-cell>
          <table:table-cell office:value-type="float" office:value="0" calcext:value-type="float">
            <text:p>0</text:p>
          </table:table-cell>
          <table:table-cell office:value-type="float" office:value="175.9885" calcext:value-type="float">
            <text:p>175.98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175231" calcext:value-type="float">
            <text:p>-5.175231E-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4" calcext:value-type="float">
            <text:p>22022004</text:p>
          </table:table-cell>
          <table:table-cell office:value-type="float" office:value="30.76705" calcext:value-type="float">
            <text:p>30.76705</text:p>
          </table:table-cell>
          <table:table-cell office:value-type="float" office:value="1087.135" calcext:value-type="float">
            <text:p>1087.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56967" calcext:value-type="float">
            <text:p>0.2456967</text:p>
          </table:table-cell>
          <table:table-cell office:value-type="float" office:value="9.280998" calcext:value-type="float">
            <text:p>9.280998</text:p>
          </table:table-cell>
          <table:table-cell office:value-type="float" office:value="0" calcext:value-type="float">
            <text:p>0</text:p>
          </table:table-cell>
          <table:table-cell office:value-type="float" office:value="0.0000001708084" calcext:value-type="float">
            <text:p>1.708084E-07</text:p>
          </table:table-cell>
          <table:table-cell office:value-type="float" office:value="0" calcext:value-type="float">
            <text:p>0</text:p>
          </table:table-cell>
          <table:table-cell office:value-type="float" office:value="-0.008091118" calcext:value-type="float">
            <text:p>-0.008091118</text:p>
          </table:table-cell>
          <table:table-cell office:value-type="float" office:value="-0.0002201714" calcext:value-type="float">
            <text:p>-0.0002201714</text:p>
          </table:table-cell>
          <table:table-cell office:value-type="float" office:value="0.001670442" calcext:value-type="float">
            <text:p>0.001670442</text:p>
          </table:table-cell>
          <table:table-cell office:value-type="float" office:value="0.0000001075399" calcext:value-type="float">
            <text:p>1.075399E-07</text:p>
          </table:table-cell>
          <table:table-cell office:value-type="float" office:value="11.74768" calcext:value-type="float">
            <text:p>11.74768</text:p>
          </table:table-cell>
          <table:table-cell office:value-type="float" office:value="0.4491156" calcext:value-type="float">
            <text:p>0.4491156</text:p>
          </table:table-cell>
          <table:table-cell office:value-type="float" office:value="0.1124695" calcext:value-type="float">
            <text:p>0.1124695</text:p>
          </table:table-cell>
          <table:table-cell office:value-type="float" office:value="0.09441184" calcext:value-type="float">
            <text:p>0.09441184</text:p>
          </table:table-cell>
          <table:table-cell office:value-type="float" office:value="0.07116623" calcext:value-type="float">
            <text:p>0.07116623</text:p>
          </table:table-cell>
          <table:table-cell office:value-type="float" office:value="0.08095469" calcext:value-type="float">
            <text:p>0.08095469</text:p>
          </table:table-cell>
          <table:table-cell office:value-type="float" office:value="0.02314132" calcext:value-type="float">
            <text:p>0.02314132</text:p>
          </table:table-cell>
          <table:table-cell office:value-type="float" office:value="0.01678979" calcext:value-type="float">
            <text:p>0.01678979</text:p>
          </table:table-cell>
          <table:table-cell office:value-type="float" office:value="0.03056257" calcext:value-type="float">
            <text:p>0.03056257</text:p>
          </table:table-cell>
          <table:table-cell office:value-type="float" office:value="0.02367672" calcext:value-type="float">
            <text:p>0.02367672</text:p>
          </table:table-cell>
          <table:table-cell office:value-type="float" office:value="0.02262695" calcext:value-type="float">
            <text:p>0.02262695</text:p>
          </table:table-cell>
          <table:table-cell office:value-type="float" office:value="0.02121414" calcext:value-type="float">
            <text:p>0.02121414</text:p>
          </table:table-cell>
          <table:table-cell office:value-type="float" office:value="0.02666071" calcext:value-type="float">
            <text:p>0.02666071</text:p>
          </table:table-cell>
          <table:table-cell office:value-type="float" office:value="0.005236394" calcext:value-type="float">
            <text:p>0.005236394</text:p>
          </table:table-cell>
          <table:table-cell office:value-type="float" office:value="0.0052771" calcext:value-type="float">
            <text:p>0.0052771</text:p>
          </table:table-cell>
          <table:table-cell office:value-type="float" office:value="0" calcext:value-type="float">
            <text:p>0</text:p>
          </table:table-cell>
          <table:table-cell office:value-type="float" office:value="69.67342" calcext:value-type="float">
            <text:p>69.67342</text:p>
          </table:table-cell>
          <table:table-cell office:value-type="float" office:value="24.95186" calcext:value-type="float">
            <text:p>24.95186</text:p>
          </table:table-cell>
          <table:table-cell office:value-type="float" office:value="14.5" calcext:value-type="float">
            <text:p>14.5</text:p>
          </table:table-cell>
          <table:table-cell office:value-type="float" office:value="8.831468" calcext:value-type="float">
            <text:p>8.831468</text:p>
          </table:table-cell>
          <table:table-cell office:value-type="float" office:value="5.867424" calcext:value-type="float">
            <text:p>5.867424</text:p>
          </table:table-cell>
          <table:table-cell office:value-type="float" office:value="2.256463" calcext:value-type="float">
            <text:p>2.256463</text:p>
          </table:table-cell>
          <table:table-cell office:value-type="float" office:value="1.734521" calcext:value-type="float">
            <text:p>1.734521</text:p>
          </table:table-cell>
          <table:table-cell office:value-type="float" office:value="4.143472" calcext:value-type="float">
            <text:p>4.143472</text:p>
          </table:table-cell>
          <table:table-cell office:value-type="float" office:value="3.488818" calcext:value-type="float">
            <text:p>3.488818</text:p>
          </table:table-cell>
          <table:table-cell office:value-type="float" office:value="1.080947" calcext:value-type="float">
            <text:p>1.080947</text:p>
          </table:table-cell>
          <table:table-cell office:value-type="float" office:value="0.3746581" calcext:value-type="float">
            <text:p>0.3746581</text:p>
          </table:table-cell>
          <table:table-cell office:value-type="float" office:value="0.4072693" calcext:value-type="float">
            <text:p>0.4072693</text:p>
          </table:table-cell>
          <table:table-cell office:value-type="float" office:value="0.315441" calcext:value-type="float">
            <text:p>0.315441</text:p>
          </table:table-cell>
          <table:table-cell office:value-type="float" office:value="0.3537951" calcext:value-type="float">
            <text:p>0.3537951</text:p>
          </table:table-cell>
          <table:table-cell office:value-type="float" office:value="0" calcext:value-type="float">
            <text:p>0</text:p>
          </table:table-cell>
          <table:table-cell office:value-type="float" office:value="186.9185" calcext:value-type="float">
            <text:p>186.9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241751" calcext:value-type="float">
            <text:p>-5.241751E-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4" calcext:value-type="float">
            <text:p>23022004</text:p>
          </table:table-cell>
          <table:table-cell office:value-type="float" office:value="30.76257" calcext:value-type="float">
            <text:p>30.76257</text:p>
          </table:table-cell>
          <table:table-cell office:value-type="float" office:value="1087.134" calcext:value-type="float">
            <text:p>1087.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64964" calcext:value-type="float">
            <text:p>0.2464964</text:p>
          </table:table-cell>
          <table:table-cell office:value-type="float" office:value="9.286088" calcext:value-type="float">
            <text:p>9.286088</text:p>
          </table:table-cell>
          <table:table-cell office:value-type="float" office:value="0" calcext:value-type="float">
            <text:p>0</text:p>
          </table:table-cell>
          <table:table-cell office:value-type="float" office:value="0.0000001708084" calcext:value-type="float">
            <text:p>1.708084E-07</text:p>
          </table:table-cell>
          <table:table-cell office:value-type="float" office:value="0" calcext:value-type="float">
            <text:p>0</text:p>
          </table:table-cell>
          <table:table-cell office:value-type="float" office:value="-0.008745065" calcext:value-type="float">
            <text:p>-0.008745065</text:p>
          </table:table-cell>
          <table:table-cell office:value-type="float" office:value="-0.0002280184" calcext:value-type="float">
            <text:p>-0.0002280184</text:p>
          </table:table-cell>
          <table:table-cell office:value-type="float" office:value="0.001704107" calcext:value-type="float">
            <text:p>0.001704107</text:p>
          </table:table-cell>
          <table:table-cell office:value-type="float" office:value="0.0000001079944" calcext:value-type="float">
            <text:p>1.079944E-07</text:p>
          </table:table-cell>
          <table:table-cell office:value-type="float" office:value="11.74209" calcext:value-type="float">
            <text:p>11.74209</text:p>
          </table:table-cell>
          <table:table-cell office:value-type="float" office:value="0.449928" calcext:value-type="float">
            <text:p>0.449928</text:p>
          </table:table-cell>
          <table:table-cell office:value-type="float" office:value="0.1118994" calcext:value-type="float">
            <text:p>0.1118994</text:p>
          </table:table-cell>
          <table:table-cell office:value-type="float" office:value="0.09002118" calcext:value-type="float">
            <text:p>0.09002118</text:p>
          </table:table-cell>
          <table:table-cell office:value-type="float" office:value="0.06912626" calcext:value-type="float">
            <text:p>0.06912626</text:p>
          </table:table-cell>
          <table:table-cell office:value-type="float" office:value="0.0788857" calcext:value-type="float">
            <text:p>0.0788857</text:p>
          </table:table-cell>
          <table:table-cell office:value-type="float" office:value="0.02308402" calcext:value-type="float">
            <text:p>0.02308402</text:p>
          </table:table-cell>
          <table:table-cell office:value-type="float" office:value="0.016798" calcext:value-type="float">
            <text:p>0.016798</text:p>
          </table:table-cell>
          <table:table-cell office:value-type="float" office:value="0.03062156" calcext:value-type="float">
            <text:p>0.03062156</text:p>
          </table:table-cell>
          <table:table-cell office:value-type="float" office:value="0.02373426" calcext:value-type="float">
            <text:p>0.02373426</text:p>
          </table:table-cell>
          <table:table-cell office:value-type="float" office:value="0.02265354" calcext:value-type="float">
            <text:p>0.02265354</text:p>
          </table:table-cell>
          <table:table-cell office:value-type="float" office:value="0.02123301" calcext:value-type="float">
            <text:p>0.02123301</text:p>
          </table:table-cell>
          <table:table-cell office:value-type="float" office:value="0.02665877" calcext:value-type="float">
            <text:p>0.02665877</text:p>
          </table:table-cell>
          <table:table-cell office:value-type="float" office:value="0.005264433" calcext:value-type="float">
            <text:p>0.005264433</text:p>
          </table:table-cell>
          <table:table-cell office:value-type="float" office:value="0.005248419" calcext:value-type="float">
            <text:p>0.005248419</text:p>
          </table:table-cell>
          <table:table-cell office:value-type="float" office:value="0" calcext:value-type="float">
            <text:p>0</text:p>
          </table:table-cell>
          <table:table-cell office:value-type="float" office:value="68.96068" calcext:value-type="float">
            <text:p>68.96068</text:p>
          </table:table-cell>
          <table:table-cell office:value-type="float" office:value="25.02473" calcext:value-type="float">
            <text:p>25.02473</text:p>
          </table:table-cell>
          <table:table-cell office:value-type="float" office:value="14.35979" calcext:value-type="float">
            <text:p>14.35979</text:p>
          </table:table-cell>
          <table:table-cell office:value-type="float" office:value="8.956167" calcext:value-type="float">
            <text:p>8.956167</text:p>
          </table:table-cell>
          <table:table-cell office:value-type="float" office:value="5.937626" calcext:value-type="float">
            <text:p>5.937626</text:p>
          </table:table-cell>
          <table:table-cell office:value-type="float" office:value="2.263011" calcext:value-type="float">
            <text:p>2.263011</text:p>
          </table:table-cell>
          <table:table-cell office:value-type="float" office:value="1.753858" calcext:value-type="float">
            <text:p>1.753858</text:p>
          </table:table-cell>
          <table:table-cell office:value-type="float" office:value="4.140492" calcext:value-type="float">
            <text:p>4.140492</text:p>
          </table:table-cell>
          <table:table-cell office:value-type="float" office:value="3.488374" calcext:value-type="float">
            <text:p>3.488374</text:p>
          </table:table-cell>
          <table:table-cell office:value-type="float" office:value="1.081226" calcext:value-type="float">
            <text:p>1.081226</text:p>
          </table:table-cell>
          <table:table-cell office:value-type="float" office:value="0.37532" calcext:value-type="float">
            <text:p>0.37532</text:p>
          </table:table-cell>
          <table:table-cell office:value-type="float" office:value="0.4078656" calcext:value-type="float">
            <text:p>0.4078656</text:p>
          </table:table-cell>
          <table:table-cell office:value-type="float" office:value="0.3246521" calcext:value-type="float">
            <text:p>0.3246521</text:p>
          </table:table-cell>
          <table:table-cell office:value-type="float" office:value="0.3452443" calcext:value-type="float">
            <text:p>0.3452443</text:p>
          </table:table-cell>
          <table:table-cell office:value-type="float" office:value="0" calcext:value-type="float">
            <text:p>0</text:p>
          </table:table-cell>
          <table:table-cell office:value-type="float" office:value="188.3012" calcext:value-type="float">
            <text:p>188.3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306336" calcext:value-type="float">
            <text:p>-5.306336E-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4" calcext:value-type="float">
            <text:p>24022004</text:p>
          </table:table-cell>
          <table:table-cell office:value-type="float" office:value="30.75922" calcext:value-type="float">
            <text:p>30.75922</text:p>
          </table:table-cell>
          <table:table-cell office:value-type="float" office:value="1087.133" calcext:value-type="float">
            <text:p>1087.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64663" calcext:value-type="float">
            <text:p>0.2464663</text:p>
          </table:table-cell>
          <table:table-cell office:value-type="float" office:value="9.291286" calcext:value-type="float">
            <text:p>9.291286</text:p>
          </table:table-cell>
          <table:table-cell office:value-type="float" office:value="0" calcext:value-type="float">
            <text:p>0</text:p>
          </table:table-cell>
          <table:table-cell office:value-type="float" office:value="0.0000001708084" calcext:value-type="float">
            <text:p>1.708084E-07</text:p>
          </table:table-cell>
          <table:table-cell office:value-type="float" office:value="0" calcext:value-type="float">
            <text:p>0</text:p>
          </table:table-cell>
          <table:table-cell office:value-type="float" office:value="-0.009598976" calcext:value-type="float">
            <text:p>-0.009598976</text:p>
          </table:table-cell>
          <table:table-cell office:value-type="float" office:value="-0.0002306545" calcext:value-type="float">
            <text:p>-0.0002306545</text:p>
          </table:table-cell>
          <table:table-cell office:value-type="float" office:value="0.001738599" calcext:value-type="float">
            <text:p>0.001738599</text:p>
          </table:table-cell>
          <table:table-cell office:value-type="float" office:value="0.0000001092365" calcext:value-type="float">
            <text:p>1.092365E-07</text:p>
          </table:table-cell>
          <table:table-cell office:value-type="float" office:value="11.73757" calcext:value-type="float">
            <text:p>11.73757</text:p>
          </table:table-cell>
          <table:table-cell office:value-type="float" office:value="0.4525394" calcext:value-type="float">
            <text:p>0.4525394</text:p>
          </table:table-cell>
          <table:table-cell office:value-type="float" office:value="0.1123912" calcext:value-type="float">
            <text:p>0.1123912</text:p>
          </table:table-cell>
          <table:table-cell office:value-type="float" office:value="0.08661546" calcext:value-type="float">
            <text:p>0.08661546</text:p>
          </table:table-cell>
          <table:table-cell office:value-type="float" office:value="0.06720785" calcext:value-type="float">
            <text:p>0.06720785</text:p>
          </table:table-cell>
          <table:table-cell office:value-type="float" office:value="0.0769138" calcext:value-type="float">
            <text:p>0.0769138</text:p>
          </table:table-cell>
          <table:table-cell office:value-type="float" office:value="0.02301902" calcext:value-type="float">
            <text:p>0.02301902</text:p>
          </table:table-cell>
          <table:table-cell office:value-type="float" office:value="0.01680447" calcext:value-type="float">
            <text:p>0.01680447</text:p>
          </table:table-cell>
          <table:table-cell office:value-type="float" office:value="0.03067757" calcext:value-type="float">
            <text:p>0.03067757</text:p>
          </table:table-cell>
          <table:table-cell office:value-type="float" office:value="0.02379028" calcext:value-type="float">
            <text:p>0.02379028</text:p>
          </table:table-cell>
          <table:table-cell office:value-type="float" office:value="0.02268013" calcext:value-type="float">
            <text:p>0.02268013</text:p>
          </table:table-cell>
          <table:table-cell office:value-type="float" office:value="0.02125263" calcext:value-type="float">
            <text:p>0.02125263</text:p>
          </table:table-cell>
          <table:table-cell office:value-type="float" office:value="0.02665773" calcext:value-type="float">
            <text:p>0.02665773</text:p>
          </table:table-cell>
          <table:table-cell office:value-type="float" office:value="0.005256321" calcext:value-type="float">
            <text:p>0.005256321</text:p>
          </table:table-cell>
          <table:table-cell office:value-type="float" office:value="0.005255029" calcext:value-type="float">
            <text:p>0.005255029</text:p>
          </table:table-cell>
          <table:table-cell office:value-type="float" office:value="0" calcext:value-type="float">
            <text:p>0</text:p>
          </table:table-cell>
          <table:table-cell office:value-type="float" office:value="73.17064" calcext:value-type="float">
            <text:p>73.17064</text:p>
          </table:table-cell>
          <table:table-cell office:value-type="float" office:value="25.12978" calcext:value-type="float">
            <text:p>25.12978</text:p>
          </table:table-cell>
          <table:table-cell office:value-type="float" office:value="14.25605" calcext:value-type="float">
            <text:p>14.25605</text:p>
          </table:table-cell>
          <table:table-cell office:value-type="float" office:value="9.030451" calcext:value-type="float">
            <text:p>9.030451</text:p>
          </table:table-cell>
          <table:table-cell office:value-type="float" office:value="6.004982" calcext:value-type="float">
            <text:p>6.004982</text:p>
          </table:table-cell>
          <table:table-cell office:value-type="float" office:value="2.269873" calcext:value-type="float">
            <text:p>2.269873</text:p>
          </table:table-cell>
          <table:table-cell office:value-type="float" office:value="1.774311" calcext:value-type="float">
            <text:p>1.774311</text:p>
          </table:table-cell>
          <table:table-cell office:value-type="float" office:value="4.137297" calcext:value-type="float">
            <text:p>4.137297</text:p>
          </table:table-cell>
          <table:table-cell office:value-type="float" office:value="3.487797" calcext:value-type="float">
            <text:p>3.487797</text:p>
          </table:table-cell>
          <table:table-cell office:value-type="float" office:value="1.081519" calcext:value-type="float">
            <text:p>1.081519</text:p>
          </table:table-cell>
          <table:table-cell office:value-type="float" office:value="0.3760132" calcext:value-type="float">
            <text:p>0.3760132</text:p>
          </table:table-cell>
          <table:table-cell office:value-type="float" office:value="0.4084148" calcext:value-type="float">
            <text:p>0.4084148</text:p>
          </table:table-cell>
          <table:table-cell office:value-type="float" office:value="0.3217356" calcext:value-type="float">
            <text:p>0.3217356</text:p>
          </table:table-cell>
          <table:table-cell office:value-type="float" office:value="0.3491047" calcext:value-type="float">
            <text:p>0.3491047</text:p>
          </table:table-cell>
          <table:table-cell office:value-type="float" office:value="0" calcext:value-type="float">
            <text:p>0</text:p>
          </table:table-cell>
          <table:table-cell office:value-type="float" office:value="188.5408" calcext:value-type="float">
            <text:p>188.5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369474" calcext:value-type="float">
            <text:p>-5.369474E-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4" calcext:value-type="float">
            <text:p>25022004</text:p>
          </table:table-cell>
          <table:table-cell office:value-type="float" office:value="30.75512" calcext:value-type="float">
            <text:p>30.75512</text:p>
          </table:table-cell>
          <table:table-cell office:value-type="float" office:value="1087.131" calcext:value-type="float">
            <text:p>1087.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71018" calcext:value-type="float">
            <text:p>0.2471018</text:p>
          </table:table-cell>
          <table:table-cell office:value-type="float" office:value="9.296286" calcext:value-type="float">
            <text:p>9.296286</text:p>
          </table:table-cell>
          <table:table-cell office:value-type="float" office:value="0" calcext:value-type="float">
            <text:p>0</text:p>
          </table:table-cell>
          <table:table-cell office:value-type="float" office:value="0.0000001708084" calcext:value-type="float">
            <text:p>1.708084E-07</text:p>
          </table:table-cell>
          <table:table-cell office:value-type="float" office:value="0" calcext:value-type="float">
            <text:p>0</text:p>
          </table:table-cell>
          <table:table-cell office:value-type="float" office:value="-0.01040963" calcext:value-type="float">
            <text:p>-0.01040963</text:p>
          </table:table-cell>
          <table:table-cell office:value-type="float" office:value="-0.0002349834" calcext:value-type="float">
            <text:p>-0.0002349834</text:p>
          </table:table-cell>
          <table:table-cell office:value-type="float" office:value="0.00177278" calcext:value-type="float">
            <text:p>0.00177278</text:p>
          </table:table-cell>
          <table:table-cell office:value-type="float" office:value="0.0000001102004" calcext:value-type="float">
            <text:p>1.102004E-07</text:p>
          </table:table-cell>
          <table:table-cell office:value-type="float" office:value="11.73305" calcext:value-type="float">
            <text:p>11.73305</text:p>
          </table:table-cell>
          <table:table-cell office:value-type="float" office:value="0.4373034" calcext:value-type="float">
            <text:p>0.4373034</text:p>
          </table:table-cell>
          <table:table-cell office:value-type="float" office:value="0.1113729" calcext:value-type="float">
            <text:p>0.1113729</text:p>
          </table:table-cell>
          <table:table-cell office:value-type="float" office:value="0.08405739" calcext:value-type="float">
            <text:p>0.08405739</text:p>
          </table:table-cell>
          <table:table-cell office:value-type="float" office:value="0.06546627" calcext:value-type="float">
            <text:p>0.06546627</text:p>
          </table:table-cell>
          <table:table-cell office:value-type="float" office:value="0.07507511" calcext:value-type="float">
            <text:p>0.07507511</text:p>
          </table:table-cell>
          <table:table-cell office:value-type="float" office:value="0.02294859" calcext:value-type="float">
            <text:p>0.02294859</text:p>
          </table:table-cell>
          <table:table-cell office:value-type="float" office:value="0.01681087" calcext:value-type="float">
            <text:p>0.01681087</text:p>
          </table:table-cell>
          <table:table-cell office:value-type="float" office:value="0.03073054" calcext:value-type="float">
            <text:p>0.03073054</text:p>
          </table:table-cell>
          <table:table-cell office:value-type="float" office:value="0.02384465" calcext:value-type="float">
            <text:p>0.02384465</text:p>
          </table:table-cell>
          <table:table-cell office:value-type="float" office:value="0.02270649" calcext:value-type="float">
            <text:p>0.02270649</text:p>
          </table:table-cell>
          <table:table-cell office:value-type="float" office:value="0.02127244" calcext:value-type="float">
            <text:p>0.02127244</text:p>
          </table:table-cell>
          <table:table-cell office:value-type="float" office:value="0.02665693" calcext:value-type="float">
            <text:p>0.02665693</text:p>
          </table:table-cell>
          <table:table-cell office:value-type="float" office:value="0.005249722" calcext:value-type="float">
            <text:p>0.005249722</text:p>
          </table:table-cell>
          <table:table-cell office:value-type="float" office:value="0.005260879" calcext:value-type="float">
            <text:p>0.005260879</text:p>
          </table:table-cell>
          <table:table-cell office:value-type="float" office:value="0" calcext:value-type="float">
            <text:p>0</text:p>
          </table:table-cell>
          <table:table-cell office:value-type="float" office:value="69.89067" calcext:value-type="float">
            <text:p>69.89067</text:p>
          </table:table-cell>
          <table:table-cell office:value-type="float" office:value="25.29451" calcext:value-type="float">
            <text:p>25.29451</text:p>
          </table:table-cell>
          <table:table-cell office:value-type="float" office:value="14.21289" calcext:value-type="float">
            <text:p>14.21289</text:p>
          </table:table-cell>
          <table:table-cell office:value-type="float" office:value="9.050254" calcext:value-type="float">
            <text:p>9.050254</text:p>
          </table:table-cell>
          <table:table-cell office:value-type="float" office:value="6.052416" calcext:value-type="float">
            <text:p>6.052416</text:p>
          </table:table-cell>
          <table:table-cell office:value-type="float" office:value="2.276457" calcext:value-type="float">
            <text:p>2.276457</text:p>
          </table:table-cell>
          <table:table-cell office:value-type="float" office:value="1.79604" calcext:value-type="float">
            <text:p>1.79604</text:p>
          </table:table-cell>
          <table:table-cell office:value-type="float" office:value="4.133844" calcext:value-type="float">
            <text:p>4.133844</text:p>
          </table:table-cell>
          <table:table-cell office:value-type="float" office:value="3.487091" calcext:value-type="float">
            <text:p>3.487091</text:p>
          </table:table-cell>
          <table:table-cell office:value-type="float" office:value="1.081819" calcext:value-type="float">
            <text:p>1.081819</text:p>
          </table:table-cell>
          <table:table-cell office:value-type="float" office:value="0.3767197" calcext:value-type="float">
            <text:p>0.3767197</text:p>
          </table:table-cell>
          <table:table-cell office:value-type="float" office:value="0.4087903" calcext:value-type="float">
            <text:p>0.4087903</text:p>
          </table:table-cell>
          <table:table-cell office:value-type="float" office:value="0.3194254" calcext:value-type="float">
            <text:p>0.3194254</text:p>
          </table:table-cell>
          <table:table-cell office:value-type="float" office:value="0.3524882" calcext:value-type="float">
            <text:p>0.3524882</text:p>
          </table:table-cell>
          <table:table-cell office:value-type="float" office:value="0" calcext:value-type="float">
            <text:p>0</text:p>
          </table:table-cell>
          <table:table-cell office:value-type="float" office:value="189.8143" calcext:value-type="float">
            <text:p>189.8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432307" calcext:value-type="float">
            <text:p>-5.432307E-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4" calcext:value-type="float">
            <text:p>26022004</text:p>
          </table:table-cell>
          <table:table-cell office:value-type="float" office:value="30.74095" calcext:value-type="float">
            <text:p>30.74095</text:p>
          </table:table-cell>
          <table:table-cell office:value-type="float" office:value="1087.132" calcext:value-type="float">
            <text:p>1087.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51707" calcext:value-type="float">
            <text:p>0.2551707</text:p>
          </table:table-cell>
          <table:table-cell office:value-type="float" office:value="9.301463" calcext:value-type="float">
            <text:p>9.301463</text:p>
          </table:table-cell>
          <table:table-cell office:value-type="float" office:value="0" calcext:value-type="float">
            <text:p>0</text:p>
          </table:table-cell>
          <table:table-cell office:value-type="float" office:value="0.0000001708084" calcext:value-type="float">
            <text:p>1.708084E-07</text:p>
          </table:table-cell>
          <table:table-cell office:value-type="float" office:value="0" calcext:value-type="float">
            <text:p>0</text:p>
          </table:table-cell>
          <table:table-cell office:value-type="float" office:value="-0.0105901" calcext:value-type="float">
            <text:p>-0.0105901</text:p>
          </table:table-cell>
          <table:table-cell office:value-type="float" office:value="-0.0002424245" calcext:value-type="float">
            <text:p>-0.0002424245</text:p>
          </table:table-cell>
          <table:table-cell office:value-type="float" office:value="0.00180503" calcext:value-type="float">
            <text:p>0.00180503</text:p>
          </table:table-cell>
          <table:table-cell office:value-type="float" office:value="0.0000001108086" calcext:value-type="float">
            <text:p>1.108086E-07</text:p>
          </table:table-cell>
          <table:table-cell office:value-type="float" office:value="11.71032" calcext:value-type="float">
            <text:p>11.71032</text:p>
          </table:table-cell>
          <table:table-cell office:value-type="float" office:value="0.4518754" calcext:value-type="float">
            <text:p>0.4518754</text:p>
          </table:table-cell>
          <table:table-cell office:value-type="float" office:value="0.1082833" calcext:value-type="float">
            <text:p>0.1082833</text:p>
          </table:table-cell>
          <table:table-cell office:value-type="float" office:value="0.08181073" calcext:value-type="float">
            <text:p>0.08181073</text:p>
          </table:table-cell>
          <table:table-cell office:value-type="float" office:value="0.06396635" calcext:value-type="float">
            <text:p>0.06396635</text:p>
          </table:table-cell>
          <table:table-cell office:value-type="float" office:value="0.07340352" calcext:value-type="float">
            <text:p>0.07340352</text:p>
          </table:table-cell>
          <table:table-cell office:value-type="float" office:value="0.02287905" calcext:value-type="float">
            <text:p>0.02287905</text:p>
          </table:table-cell>
          <table:table-cell office:value-type="float" office:value="0.01681785" calcext:value-type="float">
            <text:p>0.01681785</text:p>
          </table:table-cell>
          <table:table-cell office:value-type="float" office:value="0.03078095" calcext:value-type="float">
            <text:p>0.03078095</text:p>
          </table:table-cell>
          <table:table-cell office:value-type="float" office:value="0.02389761" calcext:value-type="float">
            <text:p>0.02389761</text:p>
          </table:table-cell>
          <table:table-cell office:value-type="float" office:value="0.02273262" calcext:value-type="float">
            <text:p>0.02273262</text:p>
          </table:table-cell>
          <table:table-cell office:value-type="float" office:value="0.02129229" calcext:value-type="float">
            <text:p>0.02129229</text:p>
          </table:table-cell>
          <table:table-cell office:value-type="float" office:value="0.02665641" calcext:value-type="float">
            <text:p>0.02665641</text:p>
          </table:table-cell>
          <table:table-cell office:value-type="float" office:value="0.005247592" calcext:value-type="float">
            <text:p>0.005247592</text:p>
          </table:table-cell>
          <table:table-cell office:value-type="float" office:value="0.005263911" calcext:value-type="float">
            <text:p>0.005263911</text:p>
          </table:table-cell>
          <table:table-cell office:value-type="float" office:value="0" calcext:value-type="float">
            <text:p>0</text:p>
          </table:table-cell>
          <table:table-cell office:value-type="float" office:value="65.24886" calcext:value-type="float">
            <text:p>65.24886</text:p>
          </table:table-cell>
          <table:table-cell office:value-type="float" office:value="25.35146" calcext:value-type="float">
            <text:p>25.35146</text:p>
          </table:table-cell>
          <table:table-cell office:value-type="float" office:value="14.15238" calcext:value-type="float">
            <text:p>14.15238</text:p>
          </table:table-cell>
          <table:table-cell office:value-type="float" office:value="9.09653" calcext:value-type="float">
            <text:p>9.09653</text:p>
          </table:table-cell>
          <table:table-cell office:value-type="float" office:value="6.095702" calcext:value-type="float">
            <text:p>6.095702</text:p>
          </table:table-cell>
          <table:table-cell office:value-type="float" office:value="2.283191" calcext:value-type="float">
            <text:p>2.283191</text:p>
          </table:table-cell>
          <table:table-cell office:value-type="float" office:value="1.81854" calcext:value-type="float">
            <text:p>1.81854</text:p>
          </table:table-cell>
          <table:table-cell office:value-type="float" office:value="4.130124" calcext:value-type="float">
            <text:p>4.130124</text:p>
          </table:table-cell>
          <table:table-cell office:value-type="float" office:value="3.48626" calcext:value-type="float">
            <text:p>3.48626</text:p>
          </table:table-cell>
          <table:table-cell office:value-type="float" office:value="1.082129" calcext:value-type="float">
            <text:p>1.082129</text:p>
          </table:table-cell>
          <table:table-cell office:value-type="float" office:value="0.3774258" calcext:value-type="float">
            <text:p>0.3774258</text:p>
          </table:table-cell>
          <table:table-cell office:value-type="float" office:value="0.4090668" calcext:value-type="float">
            <text:p>0.4090668</text:p>
          </table:table-cell>
          <table:table-cell office:value-type="float" office:value="0.318594" calcext:value-type="float">
            <text:p>0.318594</text:p>
          </table:table-cell>
          <table:table-cell office:value-type="float" office:value="0.3534788" calcext:value-type="float">
            <text:p>0.3534788</text:p>
          </table:table-cell>
          <table:table-cell office:value-type="float" office:value="0" calcext:value-type="float">
            <text:p>0</text:p>
          </table:table-cell>
          <table:table-cell office:value-type="float" office:value="199.7377" calcext:value-type="float">
            <text:p>199.73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496725" calcext:value-type="float">
            <text:p>-5.496725E-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4" calcext:value-type="float">
            <text:p>27022004</text:p>
          </table:table-cell>
          <table:table-cell office:value-type="float" office:value="30.72243" calcext:value-type="float">
            <text:p>30.72243</text:p>
          </table:table-cell>
          <table:table-cell office:value-type="float" office:value="1087.133" calcext:value-type="float">
            <text:p>1087.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64958" calcext:value-type="float">
            <text:p>0.2664958</text:p>
          </table:table-cell>
          <table:table-cell office:value-type="float" office:value="9.306628" calcext:value-type="float">
            <text:p>9.306628</text:p>
          </table:table-cell>
          <table:table-cell office:value-type="float" office:value="0" calcext:value-type="float">
            <text:p>0</text:p>
          </table:table-cell>
          <table:table-cell office:value-type="float" office:value="0.0000001708084" calcext:value-type="float">
            <text:p>1.708084E-07</text:p>
          </table:table-cell>
          <table:table-cell office:value-type="float" office:value="0" calcext:value-type="float">
            <text:p>0</text:p>
          </table:table-cell>
          <table:table-cell office:value-type="float" office:value="-0.0105901" calcext:value-type="float">
            <text:p>-0.0105901</text:p>
          </table:table-cell>
          <table:table-cell office:value-type="float" office:value="-0.0002513531" calcext:value-type="float">
            <text:p>-0.0002513531</text:p>
          </table:table-cell>
          <table:table-cell office:value-type="float" office:value="0.001836067" calcext:value-type="float">
            <text:p>0.001836067</text:p>
          </table:table-cell>
          <table:table-cell office:value-type="float" office:value="0.0000001108086" calcext:value-type="float">
            <text:p>1.108086E-07</text:p>
          </table:table-cell>
          <table:table-cell office:value-type="float" office:value="11.68084" calcext:value-type="float">
            <text:p>11.68084</text:p>
          </table:table-cell>
          <table:table-cell office:value-type="float" office:value="0.4822457" calcext:value-type="float">
            <text:p>0.4822457</text:p>
          </table:table-cell>
          <table:table-cell office:value-type="float" office:value="0.105257" calcext:value-type="float">
            <text:p>0.105257</text:p>
          </table:table-cell>
          <table:table-cell office:value-type="float" office:value="0.0796909" calcext:value-type="float">
            <text:p>0.0796909</text:p>
          </table:table-cell>
          <table:table-cell office:value-type="float" office:value="0.06263569" calcext:value-type="float">
            <text:p>0.06263569</text:p>
          </table:table-cell>
          <table:table-cell office:value-type="float" office:value="0.07185785" calcext:value-type="float">
            <text:p>0.07185785</text:p>
          </table:table-cell>
          <table:table-cell office:value-type="float" office:value="0.02280976" calcext:value-type="float">
            <text:p>0.02280976</text:p>
          </table:table-cell>
          <table:table-cell office:value-type="float" office:value="0.01682658" calcext:value-type="float">
            <text:p>0.01682658</text:p>
          </table:table-cell>
          <table:table-cell office:value-type="float" office:value="0.03082876" calcext:value-type="float">
            <text:p>0.03082876</text:p>
          </table:table-cell>
          <table:table-cell office:value-type="float" office:value="0.02394926" calcext:value-type="float">
            <text:p>0.02394926</text:p>
          </table:table-cell>
          <table:table-cell office:value-type="float" office:value="0.02275848" calcext:value-type="float">
            <text:p>0.02275848</text:p>
          </table:table-cell>
          <table:table-cell office:value-type="float" office:value="0.0213121" calcext:value-type="float">
            <text:p>0.0213121</text:p>
          </table:table-cell>
          <table:table-cell office:value-type="float" office:value="0.02665617" calcext:value-type="float">
            <text:p>0.02665617</text:p>
          </table:table-cell>
          <table:table-cell office:value-type="float" office:value="0.005247852" calcext:value-type="float">
            <text:p>0.005247852</text:p>
          </table:table-cell>
          <table:table-cell office:value-type="float" office:value="0.005265634" calcext:value-type="float">
            <text:p>0.005265634</text:p>
          </table:table-cell>
          <table:table-cell office:value-type="float" office:value="0" calcext:value-type="float">
            <text:p>0</text:p>
          </table:table-cell>
          <table:table-cell office:value-type="float" office:value="65.09641" calcext:value-type="float">
            <text:p>65.09641</text:p>
          </table:table-cell>
          <table:table-cell office:value-type="float" office:value="25.35572" calcext:value-type="float">
            <text:p>25.35572</text:p>
          </table:table-cell>
          <table:table-cell office:value-type="float" office:value="14.03342" calcext:value-type="float">
            <text:p>14.03342</text:p>
          </table:table-cell>
          <table:table-cell office:value-type="float" office:value="9.210179" calcext:value-type="float">
            <text:p>9.210179</text:p>
          </table:table-cell>
          <table:table-cell office:value-type="float" office:value="6.160951" calcext:value-type="float">
            <text:p>6.160951</text:p>
          </table:table-cell>
          <table:table-cell office:value-type="float" office:value="2.290295" calcext:value-type="float">
            <text:p>2.290295</text:p>
          </table:table-cell>
          <table:table-cell office:value-type="float" office:value="1.841987" calcext:value-type="float">
            <text:p>1.841987</text:p>
          </table:table-cell>
          <table:table-cell office:value-type="float" office:value="4.126228" calcext:value-type="float">
            <text:p>4.126228</text:p>
          </table:table-cell>
          <table:table-cell office:value-type="float" office:value="3.485309" calcext:value-type="float">
            <text:p>3.485309</text:p>
          </table:table-cell>
          <table:table-cell office:value-type="float" office:value="1.08245" calcext:value-type="float">
            <text:p>1.08245</text:p>
          </table:table-cell>
          <table:table-cell office:value-type="float" office:value="0.3781253" calcext:value-type="float">
            <text:p>0.3781253</text:p>
          </table:table-cell>
          <table:table-cell office:value-type="float" office:value="0.4093226" calcext:value-type="float">
            <text:p>0.4093226</text:p>
          </table:table-cell>
          <table:table-cell office:value-type="float" office:value="0.3185209" calcext:value-type="float">
            <text:p>0.3185209</text:p>
          </table:table-cell>
          <table:table-cell office:value-type="float" office:value="0.3534804" calcext:value-type="float">
            <text:p>0.3534804</text:p>
          </table:table-cell>
          <table:table-cell office:value-type="float" office:value="0" calcext:value-type="float">
            <text:p>0</text:p>
          </table:table-cell>
          <table:table-cell office:value-type="float" office:value="213.3757" calcext:value-type="float">
            <text:p>213.37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564086" calcext:value-type="float">
            <text:p>-5.564086E-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4" calcext:value-type="float">
            <text:p>28022004</text:p>
          </table:table-cell>
          <table:table-cell office:value-type="float" office:value="30.71074" calcext:value-type="float">
            <text:p>30.71074</text:p>
          </table:table-cell>
          <table:table-cell office:value-type="float" office:value="1087.133" calcext:value-type="float">
            <text:p>1087.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26212" calcext:value-type="float">
            <text:p>0.2726212</text:p>
          </table:table-cell>
          <table:table-cell office:value-type="float" office:value="9.311522" calcext:value-type="float">
            <text:p>9.311522</text:p>
          </table:table-cell>
          <table:table-cell office:value-type="float" office:value="0" calcext:value-type="float">
            <text:p>0</text:p>
          </table:table-cell>
          <table:table-cell office:value-type="float" office:value="0.0000001708084" calcext:value-type="float">
            <text:p>1.708084E-07</text:p>
          </table:table-cell>
          <table:table-cell office:value-type="float" office:value="0" calcext:value-type="float">
            <text:p>0</text:p>
          </table:table-cell>
          <table:table-cell office:value-type="float" office:value="-0.0105901" calcext:value-type="float">
            <text:p>-0.0105901</text:p>
          </table:table-cell>
          <table:table-cell office:value-type="float" office:value="-0.0002584613" calcext:value-type="float">
            <text:p>-0.0002584613</text:p>
          </table:table-cell>
          <table:table-cell office:value-type="float" office:value="0.001867651" calcext:value-type="float">
            <text:p>0.001867651</text:p>
          </table:table-cell>
          <table:table-cell office:value-type="float" office:value="0.0000001108086" calcext:value-type="float">
            <text:p>1.108086E-07</text:p>
          </table:table-cell>
          <table:table-cell office:value-type="float" office:value="11.66455" calcext:value-type="float">
            <text:p>11.66455</text:p>
          </table:table-cell>
          <table:table-cell office:value-type="float" office:value="0.5051401" calcext:value-type="float">
            <text:p>0.5051401</text:p>
          </table:table-cell>
          <table:table-cell office:value-type="float" office:value="0.1028411" calcext:value-type="float">
            <text:p>0.1028411</text:p>
          </table:table-cell>
          <table:table-cell office:value-type="float" office:value="0.07710629" calcext:value-type="float">
            <text:p>0.07710629</text:p>
          </table:table-cell>
          <table:table-cell office:value-type="float" office:value="0.06142966" calcext:value-type="float">
            <text:p>0.06142966</text:p>
          </table:table-cell>
          <table:table-cell office:value-type="float" office:value="0.07041777" calcext:value-type="float">
            <text:p>0.07041777</text:p>
          </table:table-cell>
          <table:table-cell office:value-type="float" office:value="0.02274585" calcext:value-type="float">
            <text:p>0.02274585</text:p>
          </table:table-cell>
          <table:table-cell office:value-type="float" office:value="0.01683387" calcext:value-type="float">
            <text:p>0.01683387</text:p>
          </table:table-cell>
          <table:table-cell office:value-type="float" office:value="0.03087391" calcext:value-type="float">
            <text:p>0.03087391</text:p>
          </table:table-cell>
          <table:table-cell office:value-type="float" office:value="0.02399979" calcext:value-type="float">
            <text:p>0.02399979</text:p>
          </table:table-cell>
          <table:table-cell office:value-type="float" office:value="0.02278402" calcext:value-type="float">
            <text:p>0.02278402</text:p>
          </table:table-cell>
          <table:table-cell office:value-type="float" office:value="0.02133187" calcext:value-type="float">
            <text:p>0.02133187</text:p>
          </table:table-cell>
          <table:table-cell office:value-type="float" office:value="0.02665615" calcext:value-type="float">
            <text:p>0.02665615</text:p>
          </table:table-cell>
          <table:table-cell office:value-type="float" office:value="0.005248079" calcext:value-type="float">
            <text:p>0.005248079</text:p>
          </table:table-cell>
          <table:table-cell office:value-type="float" office:value="0.005267134" calcext:value-type="float">
            <text:p>0.005267134</text:p>
          </table:table-cell>
          <table:table-cell office:value-type="float" office:value="0" calcext:value-type="float">
            <text:p>0</text:p>
          </table:table-cell>
          <table:table-cell office:value-type="float" office:value="65.20891" calcext:value-type="float">
            <text:p>65.20891</text:p>
          </table:table-cell>
          <table:table-cell office:value-type="float" office:value="25.30569" calcext:value-type="float">
            <text:p>25.30569</text:p>
          </table:table-cell>
          <table:table-cell office:value-type="float" office:value="13.842" calcext:value-type="float">
            <text:p>13.842</text:p>
          </table:table-cell>
          <table:table-cell office:value-type="float" office:value="9.40089" calcext:value-type="float">
            <text:p>9.40089</text:p>
          </table:table-cell>
          <table:table-cell office:value-type="float" office:value="6.274853" calcext:value-type="float">
            <text:p>6.274853</text:p>
          </table:table-cell>
          <table:table-cell office:value-type="float" office:value="2.299425" calcext:value-type="float">
            <text:p>2.299425</text:p>
          </table:table-cell>
          <table:table-cell office:value-type="float" office:value="1.864408" calcext:value-type="float">
            <text:p>1.864408</text:p>
          </table:table-cell>
          <table:table-cell office:value-type="float" office:value="4.122233" calcext:value-type="float">
            <text:p>4.122233</text:p>
          </table:table-cell>
          <table:table-cell office:value-type="float" office:value="3.484456" calcext:value-type="float">
            <text:p>3.484456</text:p>
          </table:table-cell>
          <table:table-cell office:value-type="float" office:value="1.082781" calcext:value-type="float">
            <text:p>1.082781</text:p>
          </table:table-cell>
          <table:table-cell office:value-type="float" office:value="0.3788216" calcext:value-type="float">
            <text:p>0.3788216</text:p>
          </table:table-cell>
          <table:table-cell office:value-type="float" office:value="0.4095687" calcext:value-type="float">
            <text:p>0.4095687</text:p>
          </table:table-cell>
          <table:table-cell office:value-type="float" office:value="0.3184353" calcext:value-type="float">
            <text:p>0.3184353</text:p>
          </table:table-cell>
          <table:table-cell office:value-type="float" office:value="0.3534814" calcext:value-type="float">
            <text:p>0.3534814</text:p>
          </table:table-cell>
          <table:table-cell office:value-type="float" office:value="0" calcext:value-type="float">
            <text:p>0</text:p>
          </table:table-cell>
          <table:table-cell office:value-type="float" office:value="220.8343" calcext:value-type="float">
            <text:p>220.8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634758" calcext:value-type="float">
            <text:p>-5.634758E-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022004" calcext:value-type="float">
            <text:p>29022004</text:p>
          </table:table-cell>
          <table:table-cell office:value-type="float" office:value="30.71576" calcext:value-type="float">
            <text:p>30.71576</text:p>
          </table:table-cell>
          <table:table-cell office:value-type="float" office:value="1087.133" calcext:value-type="float">
            <text:p>1087.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14363" calcext:value-type="float">
            <text:p>0.2714363</text:p>
          </table:table-cell>
          <table:table-cell office:value-type="float" office:value="9.312971" calcext:value-type="float">
            <text:p>9.312971</text:p>
          </table:table-cell>
          <table:table-cell office:value-type="float" office:value="0" calcext:value-type="float">
            <text:p>0</text:p>
          </table:table-cell>
          <table:table-cell office:value-type="float" office:value="0.0000002002612" calcext:value-type="float">
            <text:p>2.002612E-07</text:p>
          </table:table-cell>
          <table:table-cell office:value-type="float" office:value="0" calcext:value-type="float">
            <text:p>0</text:p>
          </table:table-cell>
          <table:table-cell office:value-type="float" office:value="-0.01056849" calcext:value-type="float">
            <text:p>-0.01056849</text:p>
          </table:table-cell>
          <table:table-cell office:value-type="float" office:value="-0.0002707301" calcext:value-type="float">
            <text:p>-0.0002707301</text:p>
          </table:table-cell>
          <table:table-cell office:value-type="float" office:value="0.001892918" calcext:value-type="float">
            <text:p>0.001892918</text:p>
          </table:table-cell>
          <table:table-cell office:value-type="float" office:value="0.0000001120839" calcext:value-type="float">
            <text:p>1.120839E-07</text:p>
          </table:table-cell>
          <table:table-cell office:value-type="float" office:value="11.69257" calcext:value-type="float">
            <text:p>11.69257</text:p>
          </table:table-cell>
          <table:table-cell office:value-type="float" office:value="0.6550615" calcext:value-type="float">
            <text:p>0.6550615</text:p>
          </table:table-cell>
          <table:table-cell office:value-type="float" office:value="0.1352347" calcext:value-type="float">
            <text:p>0.1352347</text:p>
          </table:table-cell>
          <table:table-cell office:value-type="float" office:value="0.07341148" calcext:value-type="float">
            <text:p>0.07341148</text:p>
          </table:table-cell>
          <table:table-cell office:value-type="float" office:value="0.05990246" calcext:value-type="float">
            <text:p>0.05990246</text:p>
          </table:table-cell>
          <table:table-cell office:value-type="float" office:value="0.06896925" calcext:value-type="float">
            <text:p>0.06896925</text:p>
          </table:table-cell>
          <table:table-cell office:value-type="float" office:value="0.02267111" calcext:value-type="float">
            <text:p>0.02267111</text:p>
          </table:table-cell>
          <table:table-cell office:value-type="float" office:value="0.01683647" calcext:value-type="float">
            <text:p>0.01683647</text:p>
          </table:table-cell>
          <table:table-cell office:value-type="float" office:value="0.03091669" calcext:value-type="float">
            <text:p>0.03091669</text:p>
          </table:table-cell>
          <table:table-cell office:value-type="float" office:value="0.02404897" calcext:value-type="float">
            <text:p>0.02404897</text:p>
          </table:table-cell>
          <table:table-cell office:value-type="float" office:value="0.02280927" calcext:value-type="float">
            <text:p>0.02280927</text:p>
          </table:table-cell>
          <table:table-cell office:value-type="float" office:value="0.02135151" calcext:value-type="float">
            <text:p>0.02135151</text:p>
          </table:table-cell>
          <table:table-cell office:value-type="float" office:value="0.02665631" calcext:value-type="float">
            <text:p>0.02665631</text:p>
          </table:table-cell>
          <table:table-cell office:value-type="float" office:value="0.00524817" calcext:value-type="float">
            <text:p>0.00524817</text:p>
          </table:table-cell>
          <table:table-cell office:value-type="float" office:value="0.005268064" calcext:value-type="float">
            <text:p>0.005268064</text:p>
          </table:table-cell>
          <table:table-cell office:value-type="float" office:value="0" calcext:value-type="float">
            <text:p>0</text:p>
          </table:table-cell>
          <table:table-cell office:value-type="float" office:value="79.33443" calcext:value-type="float">
            <text:p>79.33443</text:p>
          </table:table-cell>
          <table:table-cell office:value-type="float" office:value="46.23488" calcext:value-type="float">
            <text:p>46.23488</text:p>
          </table:table-cell>
          <table:table-cell office:value-type="float" office:value="13.6971" calcext:value-type="float">
            <text:p>13.6971</text:p>
          </table:table-cell>
          <table:table-cell office:value-type="float" office:value="9.507322" calcext:value-type="float">
            <text:p>9.507322</text:p>
          </table:table-cell>
          <table:table-cell office:value-type="float" office:value="6.520735" calcext:value-type="float">
            <text:p>6.520735</text:p>
          </table:table-cell>
          <table:table-cell office:value-type="float" office:value="2.312064" calcext:value-type="float">
            <text:p>2.312064</text:p>
          </table:table-cell>
          <table:table-cell office:value-type="float" office:value="1.885484" calcext:value-type="float">
            <text:p>1.885484</text:p>
          </table:table-cell>
          <table:table-cell office:value-type="float" office:value="4.118539" calcext:value-type="float">
            <text:p>4.118539</text:p>
          </table:table-cell>
          <table:table-cell office:value-type="float" office:value="3.483494" calcext:value-type="float">
            <text:p>3.483494</text:p>
          </table:table-cell>
          <table:table-cell office:value-type="float" office:value="1.083117" calcext:value-type="float">
            <text:p>1.083117</text:p>
          </table:table-cell>
          <table:table-cell office:value-type="float" office:value="0.3795121" calcext:value-type="float">
            <text:p>0.3795121</text:p>
          </table:table-cell>
          <table:table-cell office:value-type="float" office:value="0.4098044" calcext:value-type="float">
            <text:p>0.4098044</text:p>
          </table:table-cell>
          <table:table-cell office:value-type="float" office:value="0.3183078" calcext:value-type="float">
            <text:p>0.3183078</text:p>
          </table:table-cell>
          <table:table-cell office:value-type="float" office:value="0.3534823" calcext:value-type="float">
            <text:p>0.3534823</text:p>
          </table:table-cell>
          <table:table-cell office:value-type="float" office:value="0" calcext:value-type="float">
            <text:p>0</text:p>
          </table:table-cell>
          <table:table-cell office:value-type="float" office:value="216.4704" calcext:value-type="float">
            <text:p>216.4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844721" calcext:value-type="float">
            <text:p>-5.844721E-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2004" calcext:value-type="float">
            <text:p>1032004</text:p>
          </table:table-cell>
          <table:table-cell office:value-type="float" office:value="30.72777" calcext:value-type="float">
            <text:p>30.72777</text:p>
          </table:table-cell>
          <table:table-cell office:value-type="float" office:value="1087.134" calcext:value-type="float">
            <text:p>1087.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32662" calcext:value-type="float">
            <text:p>0.2632662</text:p>
          </table:table-cell>
          <table:table-cell office:value-type="float" office:value="9.310977" calcext:value-type="float">
            <text:p>9.310977</text:p>
          </table:table-cell>
          <table:table-cell office:value-type="float" office:value="0" calcext:value-type="float">
            <text:p>0</text:p>
          </table:table-cell>
          <table:table-cell office:value-type="float" office:value="0.0000003411353" calcext:value-type="float">
            <text:p>3.411353E-07</text:p>
          </table:table-cell>
          <table:table-cell office:value-type="float" office:value="0" calcext:value-type="float">
            <text:p>0</text:p>
          </table:table-cell>
          <table:table-cell office:value-type="float" office:value="-0.01046974" calcext:value-type="float">
            <text:p>-0.01046974</text:p>
          </table:table-cell>
          <table:table-cell office:value-type="float" office:value="-0.0002881323" calcext:value-type="float">
            <text:p>-0.0002881323</text:p>
          </table:table-cell>
          <table:table-cell office:value-type="float" office:value="0.001905477" calcext:value-type="float">
            <text:p>0.001905477</text:p>
          </table:table-cell>
          <table:table-cell office:value-type="float" office:value="0.0000001434872" calcext:value-type="float">
            <text:p>1.434872E-07</text:p>
          </table:table-cell>
          <table:table-cell office:value-type="float" office:value="11.73931" calcext:value-type="float">
            <text:p>11.73931</text:p>
          </table:table-cell>
          <table:table-cell office:value-type="float" office:value="0.5322182" calcext:value-type="float">
            <text:p>0.5322182</text:p>
          </table:table-cell>
          <table:table-cell office:value-type="float" office:value="0.1646749" calcext:value-type="float">
            <text:p>0.1646749</text:p>
          </table:table-cell>
          <table:table-cell office:value-type="float" office:value="0.07488561" calcext:value-type="float">
            <text:p>0.07488561</text:p>
          </table:table-cell>
          <table:table-cell office:value-type="float" office:value="0.05789245" calcext:value-type="float">
            <text:p>0.05789245</text:p>
          </table:table-cell>
          <table:table-cell office:value-type="float" office:value="0.06722166" calcext:value-type="float">
            <text:p>0.06722166</text:p>
          </table:table-cell>
          <table:table-cell office:value-type="float" office:value="0.02252421" calcext:value-type="float">
            <text:p>0.02252421</text:p>
          </table:table-cell>
          <table:table-cell office:value-type="float" office:value="0.01679377" calcext:value-type="float">
            <text:p>0.01679377</text:p>
          </table:table-cell>
          <table:table-cell office:value-type="float" office:value="0.03095335" calcext:value-type="float">
            <text:p>0.03095335</text:p>
          </table:table-cell>
          <table:table-cell office:value-type="float" office:value="0.02409651" calcext:value-type="float">
            <text:p>0.02409651</text:p>
          </table:table-cell>
          <table:table-cell office:value-type="float" office:value="0.02283418" calcext:value-type="float">
            <text:p>0.02283418</text:p>
          </table:table-cell>
          <table:table-cell office:value-type="float" office:value="0.02137112" calcext:value-type="float">
            <text:p>0.02137112</text:p>
          </table:table-cell>
          <table:table-cell office:value-type="float" office:value="0.02665661" calcext:value-type="float">
            <text:p>0.02665661</text:p>
          </table:table-cell>
          <table:table-cell office:value-type="float" office:value="0.005248234" calcext:value-type="float">
            <text:p>0.005248234</text:p>
          </table:table-cell>
          <table:table-cell office:value-type="float" office:value="0.005268838" calcext:value-type="float">
            <text:p>0.005268838</text:p>
          </table:table-cell>
          <table:table-cell office:value-type="float" office:value="0" calcext:value-type="float">
            <text:p>0</text:p>
          </table:table-cell>
          <table:table-cell office:value-type="float" office:value="32.81732" calcext:value-type="float">
            <text:p>32.81732</text:p>
          </table:table-cell>
          <table:table-cell office:value-type="float" office:value="49.36494" calcext:value-type="float">
            <text:p>49.36494</text:p>
          </table:table-cell>
          <table:table-cell office:value-type="float" office:value="18.69774" calcext:value-type="float">
            <text:p>18.69774</text:p>
          </table:table-cell>
          <table:table-cell office:value-type="float" office:value="9.541237" calcext:value-type="float">
            <text:p>9.541237</text:p>
          </table:table-cell>
          <table:table-cell office:value-type="float" office:value="6.936062" calcext:value-type="float">
            <text:p>6.936062</text:p>
          </table:table-cell>
          <table:table-cell office:value-type="float" office:value="2.331716" calcext:value-type="float">
            <text:p>2.331716</text:p>
          </table:table-cell>
          <table:table-cell office:value-type="float" office:value="1.892174" calcext:value-type="float">
            <text:p>1.892174</text:p>
          </table:table-cell>
          <table:table-cell office:value-type="float" office:value="4.118147" calcext:value-type="float">
            <text:p>4.118147</text:p>
          </table:table-cell>
          <table:table-cell office:value-type="float" office:value="3.482451" calcext:value-type="float">
            <text:p>3.482451</text:p>
          </table:table-cell>
          <table:table-cell office:value-type="float" office:value="1.083457" calcext:value-type="float">
            <text:p>1.083457</text:p>
          </table:table-cell>
          <table:table-cell office:value-type="float" office:value="0.3801994" calcext:value-type="float">
            <text:p>0.3801994</text:p>
          </table:table-cell>
          <table:table-cell office:value-type="float" office:value="0.4100307" calcext:value-type="float">
            <text:p>0.4100307</text:p>
          </table:table-cell>
          <table:table-cell office:value-type="float" office:value="0.318173" calcext:value-type="float">
            <text:p>0.318173</text:p>
          </table:table-cell>
          <table:table-cell office:value-type="float" office:value="0.3534825" calcext:value-type="float">
            <text:p>0.3534825</text:p>
          </table:table-cell>
          <table:table-cell office:value-type="float" office:value="0" calcext:value-type="float">
            <text:p>0</text:p>
          </table:table-cell>
          <table:table-cell office:value-type="float" office:value="206.9381" calcext:value-type="float">
            <text:p>206.93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6082756" calcext:value-type="float">
            <text:p>-6.082756E-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32004" calcext:value-type="float">
            <text:p>2032004</text:p>
          </table:table-cell>
          <table:table-cell office:value-type="float" office:value="30.7305" calcext:value-type="float">
            <text:p>30.7305</text:p>
          </table:table-cell>
          <table:table-cell office:value-type="float" office:value="1087.133" calcext:value-type="float">
            <text:p>1087.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02305" calcext:value-type="float">
            <text:p>0.2602305</text:p>
          </table:table-cell>
          <table:table-cell office:value-type="float" office:value="9.310825" calcext:value-type="float">
            <text:p>9.310825</text:p>
          </table:table-cell>
          <table:table-cell office:value-type="float" office:value="0" calcext:value-type="float">
            <text:p>0</text:p>
          </table:table-cell>
          <table:table-cell office:value-type="float" office:value="0.0000004794628" calcext:value-type="float">
            <text:p>4.794628E-07</text:p>
          </table:table-cell>
          <table:table-cell office:value-type="float" office:value="0" calcext:value-type="float">
            <text:p>0</text:p>
          </table:table-cell>
          <table:table-cell office:value-type="float" office:value="-0.01038205" calcext:value-type="float">
            <text:p>-0.01038205</text:p>
          </table:table-cell>
          <table:table-cell office:value-type="float" office:value="-0.0002937231" calcext:value-type="float">
            <text:p>-0.0002937231</text:p>
          </table:table-cell>
          <table:table-cell office:value-type="float" office:value="0.001920173" calcext:value-type="float">
            <text:p>0.001920173</text:p>
          </table:table-cell>
          <table:table-cell office:value-type="float" office:value="0.0000001434872" calcext:value-type="float">
            <text:p>1.434872E-07</text:p>
          </table:table-cell>
          <table:table-cell office:value-type="float" office:value="11.75426" calcext:value-type="float">
            <text:p>11.75426</text:p>
          </table:table-cell>
          <table:table-cell office:value-type="float" office:value="0.4469205" calcext:value-type="float">
            <text:p>0.4469205</text:p>
          </table:table-cell>
          <table:table-cell office:value-type="float" office:value="0.141913" calcext:value-type="float">
            <text:p>0.141913</text:p>
          </table:table-cell>
          <table:table-cell office:value-type="float" office:value="0.07454261" calcext:value-type="float">
            <text:p>0.07454261</text:p>
          </table:table-cell>
          <table:table-cell office:value-type="float" office:value="0.05706999" calcext:value-type="float">
            <text:p>0.05706999</text:p>
          </table:table-cell>
          <table:table-cell office:value-type="float" office:value="0.06609745" calcext:value-type="float">
            <text:p>0.06609745</text:p>
          </table:table-cell>
          <table:table-cell office:value-type="float" office:value="0.02246571" calcext:value-type="float">
            <text:p>0.02246571</text:p>
          </table:table-cell>
          <table:table-cell office:value-type="float" office:value="0.01666798" calcext:value-type="float">
            <text:p>0.01666798</text:p>
          </table:table-cell>
          <table:table-cell office:value-type="float" office:value="0.03103159" calcext:value-type="float">
            <text:p>0.03103159</text:p>
          </table:table-cell>
          <table:table-cell office:value-type="float" office:value="0.02414175" calcext:value-type="float">
            <text:p>0.02414175</text:p>
          </table:table-cell>
          <table:table-cell office:value-type="float" office:value="0.02285871" calcext:value-type="float">
            <text:p>0.02285871</text:p>
          </table:table-cell>
          <table:table-cell office:value-type="float" office:value="0.02139061" calcext:value-type="float">
            <text:p>0.02139061</text:p>
          </table:table-cell>
          <table:table-cell office:value-type="float" office:value="0.02665706" calcext:value-type="float">
            <text:p>0.02665706</text:p>
          </table:table-cell>
          <table:table-cell office:value-type="float" office:value="0.005248043" calcext:value-type="float">
            <text:p>0.005248043</text:p>
          </table:table-cell>
          <table:table-cell office:value-type="float" office:value="0.005268586" calcext:value-type="float">
            <text:p>0.005268586</text:p>
          </table:table-cell>
          <table:table-cell office:value-type="float" office:value="0" calcext:value-type="float">
            <text:p>0</text:p>
          </table:table-cell>
          <table:table-cell office:value-type="float" office:value="37.3375" calcext:value-type="float">
            <text:p>37.3375</text:p>
          </table:table-cell>
          <table:table-cell office:value-type="float" office:value="40.60786" calcext:value-type="float">
            <text:p>40.60786</text:p>
          </table:table-cell>
          <table:table-cell office:value-type="float" office:value="20.06754" calcext:value-type="float">
            <text:p>20.06754</text:p>
          </table:table-cell>
          <table:table-cell office:value-type="float" office:value="10.18764" calcext:value-type="float">
            <text:p>10.18764</text:p>
          </table:table-cell>
          <table:table-cell office:value-type="float" office:value="7.452555" calcext:value-type="float">
            <text:p>7.452555</text:p>
          </table:table-cell>
          <table:table-cell office:value-type="float" office:value="2.360474" calcext:value-type="float">
            <text:p>2.360474</text:p>
          </table:table-cell>
          <table:table-cell office:value-type="float" office:value="1.846016" calcext:value-type="float">
            <text:p>1.846016</text:p>
          </table:table-cell>
          <table:table-cell office:value-type="float" office:value="4.131647" calcext:value-type="float">
            <text:p>4.131647</text:p>
          </table:table-cell>
          <table:table-cell office:value-type="float" office:value="3.481467" calcext:value-type="float">
            <text:p>3.481467</text:p>
          </table:table-cell>
          <table:table-cell office:value-type="float" office:value="1.083804" calcext:value-type="float">
            <text:p>1.083804</text:p>
          </table:table-cell>
          <table:table-cell office:value-type="float" office:value="0.3808803" calcext:value-type="float">
            <text:p>0.3808803</text:p>
          </table:table-cell>
          <table:table-cell office:value-type="float" office:value="0.4102353" calcext:value-type="float">
            <text:p>0.4102353</text:p>
          </table:table-cell>
          <table:table-cell office:value-type="float" office:value="0.3179694" calcext:value-type="float">
            <text:p>0.3179694</text:p>
          </table:table-cell>
          <table:table-cell office:value-type="float" office:value="0.3534837" calcext:value-type="float">
            <text:p>0.3534837</text:p>
          </table:table-cell>
          <table:table-cell office:value-type="float" office:value="0" calcext:value-type="float">
            <text:p>0</text:p>
          </table:table-cell>
          <table:table-cell office:value-type="float" office:value="205.5416" calcext:value-type="float">
            <text:p>205.5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6165316" calcext:value-type="float">
            <text:p>-6.165316E-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32004" calcext:value-type="float">
            <text:p>3032004</text:p>
          </table:table-cell>
          <table:table-cell office:value-type="float" office:value="30.73114" calcext:value-type="float">
            <text:p>30.73114</text:p>
          </table:table-cell>
          <table:table-cell office:value-type="float" office:value="1087.133" calcext:value-type="float">
            <text:p>1087.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86972" calcext:value-type="float">
            <text:p>0.2586972</text:p>
          </table:table-cell>
          <table:table-cell office:value-type="float" office:value="9.312491" calcext:value-type="float">
            <text:p>9.312491</text:p>
          </table:table-cell>
          <table:table-cell office:value-type="float" office:value="0" calcext:value-type="float">
            <text:p>0</text:p>
          </table:table-cell>
          <table:table-cell office:value-type="float" office:value="0.0000005845724" calcext:value-type="float">
            <text:p>5.845724E-07</text:p>
          </table:table-cell>
          <table:table-cell office:value-type="float" office:value="0" calcext:value-type="float">
            <text:p>0</text:p>
          </table:table-cell>
          <table:table-cell office:value-type="float" office:value="-0.01032461" calcext:value-type="float">
            <text:p>-0.01032461</text:p>
          </table:table-cell>
          <table:table-cell office:value-type="float" office:value="-0.0002986754" calcext:value-type="float">
            <text:p>-0.0002986754</text:p>
          </table:table-cell>
          <table:table-cell office:value-type="float" office:value="0.001935365" calcext:value-type="float">
            <text:p>0.001935365</text:p>
          </table:table-cell>
          <table:table-cell office:value-type="float" office:value="0.0000001434872" calcext:value-type="float">
            <text:p>1.434872E-07</text:p>
          </table:table-cell>
          <table:table-cell office:value-type="float" office:value="11.76318" calcext:value-type="float">
            <text:p>11.76318</text:p>
          </table:table-cell>
          <table:table-cell office:value-type="float" office:value="0.3929841" calcext:value-type="float">
            <text:p>0.3929841</text:p>
          </table:table-cell>
          <table:table-cell office:value-type="float" office:value="0.1278431" calcext:value-type="float">
            <text:p>0.1278431</text:p>
          </table:table-cell>
          <table:table-cell office:value-type="float" office:value="0.07327405" calcext:value-type="float">
            <text:p>0.07327405</text:p>
          </table:table-cell>
          <table:table-cell office:value-type="float" office:value="0.05607677" calcext:value-type="float">
            <text:p>0.05607677</text:p>
          </table:table-cell>
          <table:table-cell office:value-type="float" office:value="0.06490389" calcext:value-type="float">
            <text:p>0.06490389</text:p>
          </table:table-cell>
          <table:table-cell office:value-type="float" office:value="0.02245637" calcext:value-type="float">
            <text:p>0.02245637</text:p>
          </table:table-cell>
          <table:table-cell office:value-type="float" office:value="0.01655088" calcext:value-type="float">
            <text:p>0.01655088</text:p>
          </table:table-cell>
          <table:table-cell office:value-type="float" office:value="0.03111192" calcext:value-type="float">
            <text:p>0.03111192</text:p>
          </table:table-cell>
          <table:table-cell office:value-type="float" office:value="0.02418545" calcext:value-type="float">
            <text:p>0.02418545</text:p>
          </table:table-cell>
          <table:table-cell office:value-type="float" office:value="0.02288279" calcext:value-type="float">
            <text:p>0.02288279</text:p>
          </table:table-cell>
          <table:table-cell office:value-type="float" office:value="0.02140999" calcext:value-type="float">
            <text:p>0.02140999</text:p>
          </table:table-cell>
          <table:table-cell office:value-type="float" office:value="0.0266576" calcext:value-type="float">
            <text:p>0.0266576</text:p>
          </table:table-cell>
          <table:table-cell office:value-type="float" office:value="0.005247782" calcext:value-type="float">
            <text:p>0.005247782</text:p>
          </table:table-cell>
          <table:table-cell office:value-type="float" office:value="0.005268017" calcext:value-type="float">
            <text:p>0.005268017</text:p>
          </table:table-cell>
          <table:table-cell office:value-type="float" office:value="0" calcext:value-type="float">
            <text:p>0</text:p>
          </table:table-cell>
          <table:table-cell office:value-type="float" office:value="38.60769" calcext:value-type="float">
            <text:p>38.60769</text:p>
          </table:table-cell>
          <table:table-cell office:value-type="float" office:value="38.26228" calcext:value-type="float">
            <text:p>38.26228</text:p>
          </table:table-cell>
          <table:table-cell office:value-type="float" office:value="19.57394" calcext:value-type="float">
            <text:p>19.57394</text:p>
          </table:table-cell>
          <table:table-cell office:value-type="float" office:value="10.50008" calcext:value-type="float">
            <text:p>10.50008</text:p>
          </table:table-cell>
          <table:table-cell office:value-type="float" office:value="7.831424" calcext:value-type="float">
            <text:p>7.831424</text:p>
          </table:table-cell>
          <table:table-cell office:value-type="float" office:value="2.396739" calcext:value-type="float">
            <text:p>2.396739</text:p>
          </table:table-cell>
          <table:table-cell office:value-type="float" office:value="1.798244" calcext:value-type="float">
            <text:p>1.798244</text:p>
          </table:table-cell>
          <table:table-cell office:value-type="float" office:value="4.14456" calcext:value-type="float">
            <text:p>4.14456</text:p>
          </table:table-cell>
          <table:table-cell office:value-type="float" office:value="3.480965" calcext:value-type="float">
            <text:p>3.480965</text:p>
          </table:table-cell>
          <table:table-cell office:value-type="float" office:value="1.084159" calcext:value-type="float">
            <text:p>1.084159</text:p>
          </table:table-cell>
          <table:table-cell office:value-type="float" office:value="0.3815569" calcext:value-type="float">
            <text:p>0.3815569</text:p>
          </table:table-cell>
          <table:table-cell office:value-type="float" office:value="0.4104272" calcext:value-type="float">
            <text:p>0.4104272</text:p>
          </table:table-cell>
          <table:table-cell office:value-type="float" office:value="0.3177489" calcext:value-type="float">
            <text:p>0.3177489</text:p>
          </table:table-cell>
          <table:table-cell office:value-type="float" office:value="0.353485" calcext:value-type="float">
            <text:p>0.353485</text:p>
          </table:table-cell>
          <table:table-cell office:value-type="float" office:value="0" calcext:value-type="float">
            <text:p>0</text:p>
          </table:table-cell>
          <table:table-cell office:value-type="float" office:value="205.1924" calcext:value-type="float">
            <text:p>205.1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6242797" calcext:value-type="float">
            <text:p>-6.242797E-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32004" calcext:value-type="float">
            <text:p>4032004</text:p>
          </table:table-cell>
          <table:table-cell office:value-type="float" office:value="30.73116" calcext:value-type="float">
            <text:p>30.73116</text:p>
          </table:table-cell>
          <table:table-cell office:value-type="float" office:value="1087.132" calcext:value-type="float">
            <text:p>1087.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21728" calcext:value-type="float">
            <text:p>0.2621728</text:p>
          </table:table-cell>
          <table:table-cell office:value-type="float" office:value="9.318789" calcext:value-type="float">
            <text:p>9.318789</text:p>
          </table:table-cell>
          <table:table-cell office:value-type="float" office:value="0" calcext:value-type="float">
            <text:p>0</text:p>
          </table:table-cell>
          <table:table-cell office:value-type="float" office:value="0.000004355059" calcext:value-type="float">
            <text:p>4.355059E-06</text:p>
          </table:table-cell>
          <table:table-cell office:value-type="float" office:value="0" calcext:value-type="float">
            <text:p>0</text:p>
          </table:table-cell>
          <table:table-cell office:value-type="float" office:value="-0.00862747" calcext:value-type="float">
            <text:p>-0.00862747</text:p>
          </table:table-cell>
          <table:table-cell office:value-type="float" office:value="-0.0003155015" calcext:value-type="float">
            <text:p>-0.0003155015</text:p>
          </table:table-cell>
          <table:table-cell office:value-type="float" office:value="0.001947634" calcext:value-type="float">
            <text:p>0.001947634</text:p>
          </table:table-cell>
          <table:table-cell office:value-type="float" office:value="0.0000001434872" calcext:value-type="float">
            <text:p>1.434872E-07</text:p>
          </table:table-cell>
          <table:table-cell office:value-type="float" office:value="11.77001" calcext:value-type="float">
            <text:p>11.77001</text:p>
          </table:table-cell>
          <table:table-cell office:value-type="float" office:value="0.4131706" calcext:value-type="float">
            <text:p>0.4131706</text:p>
          </table:table-cell>
          <table:table-cell office:value-type="float" office:value="0.1200792" calcext:value-type="float">
            <text:p>0.1200792</text:p>
          </table:table-cell>
          <table:table-cell office:value-type="float" office:value="0.07245718" calcext:value-type="float">
            <text:p>0.07245718</text:p>
          </table:table-cell>
          <table:table-cell office:value-type="float" office:value="0.05485816" calcext:value-type="float">
            <text:p>0.05485816</text:p>
          </table:table-cell>
          <table:table-cell office:value-type="float" office:value="0.0638821" calcext:value-type="float">
            <text:p>0.0638821</text:p>
          </table:table-cell>
          <table:table-cell office:value-type="float" office:value="0.02308791" calcext:value-type="float">
            <text:p>0.02308791</text:p>
          </table:table-cell>
          <table:table-cell office:value-type="float" office:value="0.0163213" calcext:value-type="float">
            <text:p>0.0163213</text:p>
          </table:table-cell>
          <table:table-cell office:value-type="float" office:value="0.03120252" calcext:value-type="float">
            <text:p>0.03120252</text:p>
          </table:table-cell>
          <table:table-cell office:value-type="float" office:value="0.02422807" calcext:value-type="float">
            <text:p>0.02422807</text:p>
          </table:table-cell>
          <table:table-cell office:value-type="float" office:value="0.02290643" calcext:value-type="float">
            <text:p>0.02290643</text:p>
          </table:table-cell>
          <table:table-cell office:value-type="float" office:value="0.02142925" calcext:value-type="float">
            <text:p>0.02142925</text:p>
          </table:table-cell>
          <table:table-cell office:value-type="float" office:value="0.02665823" calcext:value-type="float">
            <text:p>0.02665823</text:p>
          </table:table-cell>
          <table:table-cell office:value-type="float" office:value="0.00524749" calcext:value-type="float">
            <text:p>0.00524749</text:p>
          </table:table-cell>
          <table:table-cell office:value-type="float" office:value="0.005267297" calcext:value-type="float">
            <text:p>0.005267297</text:p>
          </table:table-cell>
          <table:table-cell office:value-type="float" office:value="0" calcext:value-type="float">
            <text:p>0</text:p>
          </table:table-cell>
          <table:table-cell office:value-type="float" office:value="25.7579" calcext:value-type="float">
            <text:p>25.7579</text:p>
          </table:table-cell>
          <table:table-cell office:value-type="float" office:value="37.18879" calcext:value-type="float">
            <text:p>37.18879</text:p>
          </table:table-cell>
          <table:table-cell office:value-type="float" office:value="19.34232" calcext:value-type="float">
            <text:p>19.34232</text:p>
          </table:table-cell>
          <table:table-cell office:value-type="float" office:value="10.34031" calcext:value-type="float">
            <text:p>10.34031</text:p>
          </table:table-cell>
          <table:table-cell office:value-type="float" office:value="8.214289" calcext:value-type="float">
            <text:p>8.214289</text:p>
          </table:table-cell>
          <table:table-cell office:value-type="float" office:value="2.443116" calcext:value-type="float">
            <text:p>2.443116</text:p>
          </table:table-cell>
          <table:table-cell office:value-type="float" office:value="1.708544" calcext:value-type="float">
            <text:p>1.708544</text:p>
          </table:table-cell>
          <table:table-cell office:value-type="float" office:value="4.157856" calcext:value-type="float">
            <text:p>4.157856</text:p>
          </table:table-cell>
          <table:table-cell office:value-type="float" office:value="3.480947" calcext:value-type="float">
            <text:p>3.480947</text:p>
          </table:table-cell>
          <table:table-cell office:value-type="float" office:value="1.084523" calcext:value-type="float">
            <text:p>1.084523</text:p>
          </table:table-cell>
          <table:table-cell office:value-type="float" office:value="0.3822264" calcext:value-type="float">
            <text:p>0.3822264</text:p>
          </table:table-cell>
          <table:table-cell office:value-type="float" office:value="0.410611" calcext:value-type="float">
            <text:p>0.410611</text:p>
          </table:table-cell>
          <table:table-cell office:value-type="float" office:value="0.3175228" calcext:value-type="float">
            <text:p>0.3175228</text:p>
          </table:table-cell>
          <table:table-cell office:value-type="float" office:value="0.3534864" calcext:value-type="float">
            <text:p>0.3534864</text:p>
          </table:table-cell>
          <table:table-cell office:value-type="float" office:value="0" calcext:value-type="float">
            <text:p>0</text:p>
          </table:table-cell>
          <table:table-cell office:value-type="float" office:value="209.6856" calcext:value-type="float">
            <text:p>209.6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6319547" calcext:value-type="float">
            <text:p>-6.319547E-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32004" calcext:value-type="float">
            <text:p>5032004</text:p>
          </table:table-cell>
          <table:table-cell office:value-type="float" office:value="30.73441" calcext:value-type="float">
            <text:p>30.73441</text:p>
          </table:table-cell>
          <table:table-cell office:value-type="float" office:value="1087.131" calcext:value-type="float">
            <text:p>1087.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09217" calcext:value-type="float">
            <text:p>0.2609217</text:p>
          </table:table-cell>
          <table:table-cell office:value-type="float" office:value="9.31484" calcext:value-type="float">
            <text:p>9.31484</text:p>
          </table:table-cell>
          <table:table-cell office:value-type="float" office:value="0" calcext:value-type="float">
            <text:p>0</text:p>
          </table:table-cell>
          <table:table-cell office:value-type="float" office:value="0.00001286105" calcext:value-type="float">
            <text:p>1.286105E-05</text:p>
          </table:table-cell>
          <table:table-cell office:value-type="float" office:value="0" calcext:value-type="float">
            <text:p>0</text:p>
          </table:table-cell>
          <table:table-cell office:value-type="float" office:value="-0.004976939" calcext:value-type="float">
            <text:p>-0.004976939</text:p>
          </table:table-cell>
          <table:table-cell office:value-type="float" office:value="-0.0003235454" calcext:value-type="float">
            <text:p>-0.0003235454</text:p>
          </table:table-cell>
          <table:table-cell office:value-type="float" office:value="0.001959731" calcext:value-type="float">
            <text:p>0.001959731</text:p>
          </table:table-cell>
          <table:table-cell office:value-type="float" office:value="0.0000001434877" calcext:value-type="float">
            <text:p>1.434877E-07</text:p>
          </table:table-cell>
          <table:table-cell office:value-type="float" office:value="11.7861" calcext:value-type="float">
            <text:p>11.7861</text:p>
          </table:table-cell>
          <table:table-cell office:value-type="float" office:value="0.2679101" calcext:value-type="float">
            <text:p>0.2679101</text:p>
          </table:table-cell>
          <table:table-cell office:value-type="float" office:value="0.1116684" calcext:value-type="float">
            <text:p>0.1116684</text:p>
          </table:table-cell>
          <table:table-cell office:value-type="float" office:value="0.07308537" calcext:value-type="float">
            <text:p>0.07308537</text:p>
          </table:table-cell>
          <table:table-cell office:value-type="float" office:value="0.05440417" calcext:value-type="float">
            <text:p>0.05440417</text:p>
          </table:table-cell>
          <table:table-cell office:value-type="float" office:value="0.06417662" calcext:value-type="float">
            <text:p>0.06417662</text:p>
          </table:table-cell>
          <table:table-cell office:value-type="float" office:value="0.02354259" calcext:value-type="float">
            <text:p>0.02354259</text:p>
          </table:table-cell>
          <table:table-cell office:value-type="float" office:value="0.01523736" calcext:value-type="float">
            <text:p>0.01523736</text:p>
          </table:table-cell>
          <table:table-cell office:value-type="float" office:value="0.03133299" calcext:value-type="float">
            <text:p>0.03133299</text:p>
          </table:table-cell>
          <table:table-cell office:value-type="float" office:value="0.02427077" calcext:value-type="float">
            <text:p>0.02427077</text:p>
          </table:table-cell>
          <table:table-cell office:value-type="float" office:value="0.02292933" calcext:value-type="float">
            <text:p>0.02292933</text:p>
          </table:table-cell>
          <table:table-cell office:value-type="float" office:value="0.02144839" calcext:value-type="float">
            <text:p>0.02144839</text:p>
          </table:table-cell>
          <table:table-cell office:value-type="float" office:value="0.02665896" calcext:value-type="float">
            <text:p>0.02665896</text:p>
          </table:table-cell>
          <table:table-cell office:value-type="float" office:value="0.005247396" calcext:value-type="float">
            <text:p>0.005247396</text:p>
          </table:table-cell>
          <table:table-cell office:value-type="float" office:value="0.005267315" calcext:value-type="float">
            <text:p>0.005267315</text:p>
          </table:table-cell>
          <table:table-cell office:value-type="float" office:value="0" calcext:value-type="float">
            <text:p>0</text:p>
          </table:table-cell>
          <table:table-cell office:value-type="float" office:value="20.57081" calcext:value-type="float">
            <text:p>20.57081</text:p>
          </table:table-cell>
          <table:table-cell office:value-type="float" office:value="34.5979" calcext:value-type="float">
            <text:p>34.5979</text:p>
          </table:table-cell>
          <table:table-cell office:value-type="float" office:value="19.93307" calcext:value-type="float">
            <text:p>19.93307</text:p>
          </table:table-cell>
          <table:table-cell office:value-type="float" office:value="9.982449" calcext:value-type="float">
            <text:p>9.982449</text:p>
          </table:table-cell>
          <table:table-cell office:value-type="float" office:value="8.677718" calcext:value-type="float">
            <text:p>8.677718</text:p>
          </table:table-cell>
          <table:table-cell office:value-type="float" office:value="2.498695" calcext:value-type="float">
            <text:p>2.498695</text:p>
          </table:table-cell>
          <table:table-cell office:value-type="float" office:value="1.413249" calcext:value-type="float">
            <text:p>1.413249</text:p>
          </table:table-cell>
          <table:table-cell office:value-type="float" office:value="4.173932" calcext:value-type="float">
            <text:p>4.173932</text:p>
          </table:table-cell>
          <table:table-cell office:value-type="float" office:value="3.482213" calcext:value-type="float">
            <text:p>3.482213</text:p>
          </table:table-cell>
          <table:table-cell office:value-type="float" office:value="1.084856" calcext:value-type="float">
            <text:p>1.084856</text:p>
          </table:table-cell>
          <table:table-cell office:value-type="float" office:value="0.3828908" calcext:value-type="float">
            <text:p>0.3828908</text:p>
          </table:table-cell>
          <table:table-cell office:value-type="float" office:value="0.4107897" calcext:value-type="float">
            <text:p>0.4107897</text:p>
          </table:table-cell>
          <table:table-cell office:value-type="float" office:value="0.3173634" calcext:value-type="float">
            <text:p>0.3173634</text:p>
          </table:table-cell>
          <table:table-cell office:value-type="float" office:value="0.3534872" calcext:value-type="float">
            <text:p>0.3534872</text:p>
          </table:table-cell>
          <table:table-cell office:value-type="float" office:value="0" calcext:value-type="float">
            <text:p>0</text:p>
          </table:table-cell>
          <table:table-cell office:value-type="float" office:value="210.3861" calcext:value-type="float">
            <text:p>210.38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6403343" calcext:value-type="float">
            <text:p>-6.403343E-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32004" calcext:value-type="float">
            <text:p>6032004</text:p>
          </table:table-cell>
          <table:table-cell office:value-type="float" office:value="30.7892" calcext:value-type="float">
            <text:p>30.7892</text:p>
          </table:table-cell>
          <table:table-cell office:value-type="float" office:value="1087.136" calcext:value-type="float">
            <text:p>1087.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1754" calcext:value-type="float">
            <text:p>0.251754</text:p>
          </table:table-cell>
          <table:table-cell office:value-type="float" office:value="9.263585" calcext:value-type="float">
            <text:p>9.263585</text:p>
          </table:table-cell>
          <table:table-cell office:value-type="float" office:value="0" calcext:value-type="float">
            <text:p>0</text:p>
          </table:table-cell>
          <table:table-cell office:value-type="float" office:value="0.00001292705" calcext:value-type="float">
            <text:p>1.292705E-05</text:p>
          </table:table-cell>
          <table:table-cell office:value-type="float" office:value="0" calcext:value-type="float">
            <text:p>0</text:p>
          </table:table-cell>
          <table:table-cell office:value-type="float" office:value="-0.004951665" calcext:value-type="float">
            <text:p>-0.004951665</text:p>
          </table:table-cell>
          <table:table-cell office:value-type="float" office:value="-0.0004185058" calcext:value-type="float">
            <text:p>-0.0004185058</text:p>
          </table:table-cell>
          <table:table-cell office:value-type="float" office:value="0.00197522" calcext:value-type="float">
            <text:p>0.00197522</text:p>
          </table:table-cell>
          <table:table-cell office:value-type="float" office:value="0.0000001434924" calcext:value-type="float">
            <text:p>1.434924E-07</text:p>
          </table:table-cell>
          <table:table-cell office:value-type="float" office:value="11.95679" calcext:value-type="float">
            <text:p>11.95679</text:p>
          </table:table-cell>
          <table:table-cell office:value-type="float" office:value="0.1928919" calcext:value-type="float">
            <text:p>0.1928919</text:p>
          </table:table-cell>
          <table:table-cell office:value-type="float" office:value="0.09485334" calcext:value-type="float">
            <text:p>0.09485334</text:p>
          </table:table-cell>
          <table:table-cell office:value-type="float" office:value="0.07100341" calcext:value-type="float">
            <text:p>0.07100341</text:p>
          </table:table-cell>
          <table:table-cell office:value-type="float" office:value="0.05395946" calcext:value-type="float">
            <text:p>0.05395946</text:p>
          </table:table-cell>
          <table:table-cell office:value-type="float" office:value="0.06194583" calcext:value-type="float">
            <text:p>0.06194583</text:p>
          </table:table-cell>
          <table:table-cell office:value-type="float" office:value="0.02344742" calcext:value-type="float">
            <text:p>0.02344742</text:p>
          </table:table-cell>
          <table:table-cell office:value-type="float" office:value="0.01484179" calcext:value-type="float">
            <text:p>0.01484179</text:p>
          </table:table-cell>
          <table:table-cell office:value-type="float" office:value="0.0314336" calcext:value-type="float">
            <text:p>0.0314336</text:p>
          </table:table-cell>
          <table:table-cell office:value-type="float" office:value="0.02431385" calcext:value-type="float">
            <text:p>0.02431385</text:p>
          </table:table-cell>
          <table:table-cell office:value-type="float" office:value="0.02295106" calcext:value-type="float">
            <text:p>0.02295106</text:p>
          </table:table-cell>
          <table:table-cell office:value-type="float" office:value="0.02146735" calcext:value-type="float">
            <text:p>0.02146735</text:p>
          </table:table-cell>
          <table:table-cell office:value-type="float" office:value="0.02665967" calcext:value-type="float">
            <text:p>0.02665967</text:p>
          </table:table-cell>
          <table:table-cell office:value-type="float" office:value="0.005247849" calcext:value-type="float">
            <text:p>0.005247849</text:p>
          </table:table-cell>
          <table:table-cell office:value-type="float" office:value="0.005269552" calcext:value-type="float">
            <text:p>0.005269552</text:p>
          </table:table-cell>
          <table:table-cell office:value-type="float" office:value="0" calcext:value-type="float">
            <text:p>0</text:p>
          </table:table-cell>
          <table:table-cell office:value-type="float" office:value="28.03005" calcext:value-type="float">
            <text:p>28.03005</text:p>
          </table:table-cell>
          <table:table-cell office:value-type="float" office:value="33.30787" calcext:value-type="float">
            <text:p>33.30787</text:p>
          </table:table-cell>
          <table:table-cell office:value-type="float" office:value="19.84207" calcext:value-type="float">
            <text:p>19.84207</text:p>
          </table:table-cell>
          <table:table-cell office:value-type="float" office:value="9.88842" calcext:value-type="float">
            <text:p>9.88842</text:p>
          </table:table-cell>
          <table:table-cell office:value-type="float" office:value="7.821536" calcext:value-type="float">
            <text:p>7.821536</text:p>
          </table:table-cell>
          <table:table-cell office:value-type="float" office:value="2.435056" calcext:value-type="float">
            <text:p>2.435056</text:p>
          </table:table-cell>
          <table:table-cell office:value-type="float" office:value="1.301993" calcext:value-type="float">
            <text:p>1.301993</text:p>
          </table:table-cell>
          <table:table-cell office:value-type="float" office:value="4.182339" calcext:value-type="float">
            <text:p>4.182339</text:p>
          </table:table-cell>
          <table:table-cell office:value-type="float" office:value="3.485012" calcext:value-type="float">
            <text:p>3.485012</text:p>
          </table:table-cell>
          <table:table-cell office:value-type="float" office:value="1.085104" calcext:value-type="float">
            <text:p>1.085104</text:p>
          </table:table-cell>
          <table:table-cell office:value-type="float" office:value="0.3835479" calcext:value-type="float">
            <text:p>0.3835479</text:p>
          </table:table-cell>
          <table:table-cell office:value-type="float" office:value="0.4109668" calcext:value-type="float">
            <text:p>0.4109668</text:p>
          </table:table-cell>
          <table:table-cell office:value-type="float" office:value="0.3173875" calcext:value-type="float">
            <text:p>0.3173875</text:p>
          </table:table-cell>
          <table:table-cell office:value-type="float" office:value="0.3534901" calcext:value-type="float">
            <text:p>0.3534901</text:p>
          </table:table-cell>
          <table:table-cell office:value-type="float" office:value="0" calcext:value-type="float">
            <text:p>0</text:p>
          </table:table-cell>
          <table:table-cell office:value-type="float" office:value="201.7906" calcext:value-type="float">
            <text:p>201.79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6628961" calcext:value-type="float">
            <text:p>-6.628961E-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32004" calcext:value-type="float">
            <text:p>7032004</text:p>
          </table:table-cell>
          <table:table-cell office:value-type="float" office:value="30.86958" calcext:value-type="float">
            <text:p>30.86958</text:p>
          </table:table-cell>
          <table:table-cell office:value-type="float" office:value="1087.144" calcext:value-type="float">
            <text:p>1087.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26745" calcext:value-type="float">
            <text:p>0.2426745</text:p>
          </table:table-cell>
          <table:table-cell office:value-type="float" office:value="9.182375" calcext:value-type="float">
            <text:p>9.182375</text:p>
          </table:table-cell>
          <table:table-cell office:value-type="float" office:value="0" calcext:value-type="float">
            <text:p>0</text:p>
          </table:table-cell>
          <table:table-cell office:value-type="float" office:value="0.0000129272" calcext:value-type="float">
            <text:p>1.29272E-05</text:p>
          </table:table-cell>
          <table:table-cell office:value-type="float" office:value="0" calcext:value-type="float">
            <text:p>0</text:p>
          </table:table-cell>
          <table:table-cell office:value-type="float" office:value="-0.00495156" calcext:value-type="float">
            <text:p>-0.00495156</text:p>
          </table:table-cell>
          <table:table-cell office:value-type="float" office:value="-0.0006604214" calcext:value-type="float">
            <text:p>-0.0006604214</text:p>
          </table:table-cell>
          <table:table-cell office:value-type="float" office:value="0.001991114" calcext:value-type="float">
            <text:p>0.001991114</text:p>
          </table:table-cell>
          <table:table-cell office:value-type="float" office:value="0.0000001482519" calcext:value-type="float">
            <text:p>1.482519E-07</text:p>
          </table:table-cell>
          <table:table-cell office:value-type="float" office:value="12.20585" calcext:value-type="float">
            <text:p>12.20585</text:p>
          </table:table-cell>
          <table:table-cell office:value-type="float" office:value="0.1477405" calcext:value-type="float">
            <text:p>0.1477405</text:p>
          </table:table-cell>
          <table:table-cell office:value-type="float" office:value="0.0795297" calcext:value-type="float">
            <text:p>0.0795297</text:p>
          </table:table-cell>
          <table:table-cell office:value-type="float" office:value="0.06715908" calcext:value-type="float">
            <text:p>0.06715908</text:p>
          </table:table-cell>
          <table:table-cell office:value-type="float" office:value="0.05204771" calcext:value-type="float">
            <text:p>0.05204771</text:p>
          </table:table-cell>
          <table:table-cell office:value-type="float" office:value="0.06057863" calcext:value-type="float">
            <text:p>0.06057863</text:p>
          </table:table-cell>
          <table:table-cell office:value-type="float" office:value="0.02343199" calcext:value-type="float">
            <text:p>0.02343199</text:p>
          </table:table-cell>
          <table:table-cell office:value-type="float" office:value="0.01479338" calcext:value-type="float">
            <text:p>0.01479338</text:p>
          </table:table-cell>
          <table:table-cell office:value-type="float" office:value="0.03154303" calcext:value-type="float">
            <text:p>0.03154303</text:p>
          </table:table-cell>
          <table:table-cell office:value-type="float" office:value="0.02435653" calcext:value-type="float">
            <text:p>0.02435653</text:p>
          </table:table-cell>
          <table:table-cell office:value-type="float" office:value="0.0229724" calcext:value-type="float">
            <text:p>0.0229724</text:p>
          </table:table-cell>
          <table:table-cell office:value-type="float" office:value="0.02148608" calcext:value-type="float">
            <text:p>0.02148608</text:p>
          </table:table-cell>
          <table:table-cell office:value-type="float" office:value="0.02666045" calcext:value-type="float">
            <text:p>0.02666045</text:p>
          </table:table-cell>
          <table:table-cell office:value-type="float" office:value="0.005248359" calcext:value-type="float">
            <text:p>0.005248359</text:p>
          </table:table-cell>
          <table:table-cell office:value-type="float" office:value="0.005271918" calcext:value-type="float">
            <text:p>0.005271918</text:p>
          </table:table-cell>
          <table:table-cell office:value-type="float" office:value="0" calcext:value-type="float">
            <text:p>0</text:p>
          </table:table-cell>
          <table:table-cell office:value-type="float" office:value="30.2334" calcext:value-type="float">
            <text:p>30.2334</text:p>
          </table:table-cell>
          <table:table-cell office:value-type="float" office:value="30.56385" calcext:value-type="float">
            <text:p>30.56385</text:p>
          </table:table-cell>
          <table:table-cell office:value-type="float" office:value="19.11011" calcext:value-type="float">
            <text:p>19.11011</text:p>
          </table:table-cell>
          <table:table-cell office:value-type="float" office:value="9.029801" calcext:value-type="float">
            <text:p>9.029801</text:p>
          </table:table-cell>
          <table:table-cell office:value-type="float" office:value="7.550028" calcext:value-type="float">
            <text:p>7.550028</text:p>
          </table:table-cell>
          <table:table-cell office:value-type="float" office:value="2.426161" calcext:value-type="float">
            <text:p>2.426161</text:p>
          </table:table-cell>
          <table:table-cell office:value-type="float" office:value="1.284496" calcext:value-type="float">
            <text:p>1.284496</text:p>
          </table:table-cell>
          <table:table-cell office:value-type="float" office:value="4.190043" calcext:value-type="float">
            <text:p>4.190043</text:p>
          </table:table-cell>
          <table:table-cell office:value-type="float" office:value="3.488958" calcext:value-type="float">
            <text:p>3.488958</text:p>
          </table:table-cell>
          <table:table-cell office:value-type="float" office:value="1.085376" calcext:value-type="float">
            <text:p>1.085376</text:p>
          </table:table-cell>
          <table:table-cell office:value-type="float" office:value="0.3841959" calcext:value-type="float">
            <text:p>0.3841959</text:p>
          </table:table-cell>
          <table:table-cell office:value-type="float" office:value="0.4111482" calcext:value-type="float">
            <text:p>0.4111482</text:p>
          </table:table-cell>
          <table:table-cell office:value-type="float" office:value="0.3174197" calcext:value-type="float">
            <text:p>0.3174197</text:p>
          </table:table-cell>
          <table:table-cell office:value-type="float" office:value="0.3534915" calcext:value-type="float">
            <text:p>0.3534915</text:p>
          </table:table-cell>
          <table:table-cell office:value-type="float" office:value="0" calcext:value-type="float">
            <text:p>0</text:p>
          </table:table-cell>
          <table:table-cell office:value-type="float" office:value="193.1761" calcext:value-type="float">
            <text:p>193.17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6991249" calcext:value-type="float">
            <text:p>-6.991249E-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32004" calcext:value-type="float">
            <text:p>8032004</text:p>
          </table:table-cell>
          <table:table-cell office:value-type="float" office:value="30.9491" calcext:value-type="float">
            <text:p>30.9491</text:p>
          </table:table-cell>
          <table:table-cell office:value-type="float" office:value="1087.155" calcext:value-type="float">
            <text:p>1087.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0072" calcext:value-type="float">
            <text:p>0.2370072</text:p>
          </table:table-cell>
          <table:table-cell office:value-type="float" office:value="9.095595" calcext:value-type="float">
            <text:p>9.095595</text:p>
          </table:table-cell>
          <table:table-cell office:value-type="float" office:value="0" calcext:value-type="float">
            <text:p>0</text:p>
          </table:table-cell>
          <table:table-cell office:value-type="float" office:value="0.00001292731" calcext:value-type="float">
            <text:p>1.292731E-05</text:p>
          </table:table-cell>
          <table:table-cell office:value-type="float" office:value="0" calcext:value-type="float">
            <text:p>0</text:p>
          </table:table-cell>
          <table:table-cell office:value-type="float" office:value="-0.004951447" calcext:value-type="float">
            <text:p>-0.004951447</text:p>
          </table:table-cell>
          <table:table-cell office:value-type="float" office:value="-0.0009318905" calcext:value-type="float">
            <text:p>-0.0009318905</text:p>
          </table:table-cell>
          <table:table-cell office:value-type="float" office:value="0.002006909" calcext:value-type="float">
            <text:p>0.002006909</text:p>
          </table:table-cell>
          <table:table-cell office:value-type="float" office:value="0.0000002042873" calcext:value-type="float">
            <text:p>2.042873E-07</text:p>
          </table:table-cell>
          <table:table-cell office:value-type="float" office:value="12.45784" calcext:value-type="float">
            <text:p>12.45784</text:p>
          </table:table-cell>
          <table:table-cell office:value-type="float" office:value="0.1237529" calcext:value-type="float">
            <text:p>0.1237529</text:p>
          </table:table-cell>
          <table:table-cell office:value-type="float" office:value="0.06909338" calcext:value-type="float">
            <text:p>0.06909338</text:p>
          </table:table-cell>
          <table:table-cell office:value-type="float" office:value="0.06254973" calcext:value-type="float">
            <text:p>0.06254973</text:p>
          </table:table-cell>
          <table:table-cell office:value-type="float" office:value="0.05070299" calcext:value-type="float">
            <text:p>0.05070299</text:p>
          </table:table-cell>
          <table:table-cell office:value-type="float" office:value="0.05755754" calcext:value-type="float">
            <text:p>0.05755754</text:p>
          </table:table-cell>
          <table:table-cell office:value-type="float" office:value="0.02337761" calcext:value-type="float">
            <text:p>0.02337761</text:p>
          </table:table-cell>
          <table:table-cell office:value-type="float" office:value="0.01483905" calcext:value-type="float">
            <text:p>0.01483905</text:p>
          </table:table-cell>
          <table:table-cell office:value-type="float" office:value="0.03165952" calcext:value-type="float">
            <text:p>0.03165952</text:p>
          </table:table-cell>
          <table:table-cell office:value-type="float" office:value="0.02439903" calcext:value-type="float">
            <text:p>0.02439903</text:p>
          </table:table-cell>
          <table:table-cell office:value-type="float" office:value="0.02299339" calcext:value-type="float">
            <text:p>0.02299339</text:p>
          </table:table-cell>
          <table:table-cell office:value-type="float" office:value="0.02150465" calcext:value-type="float">
            <text:p>0.02150465</text:p>
          </table:table-cell>
          <table:table-cell office:value-type="float" office:value="0.02666119" calcext:value-type="float">
            <text:p>0.02666119</text:p>
          </table:table-cell>
          <table:table-cell office:value-type="float" office:value="0.005248615" calcext:value-type="float">
            <text:p>0.005248615</text:p>
          </table:table-cell>
          <table:table-cell office:value-type="float" office:value="0.005273309" calcext:value-type="float">
            <text:p>0.005273309</text:p>
          </table:table-cell>
          <table:table-cell office:value-type="float" office:value="0" calcext:value-type="float">
            <text:p>0</text:p>
          </table:table-cell>
          <table:table-cell office:value-type="float" office:value="32.02863" calcext:value-type="float">
            <text:p>32.02863</text:p>
          </table:table-cell>
          <table:table-cell office:value-type="float" office:value="28.14211" calcext:value-type="float">
            <text:p>28.14211</text:p>
          </table:table-cell>
          <table:table-cell office:value-type="float" office:value="17.85519" calcext:value-type="float">
            <text:p>17.85519</text:p>
          </table:table-cell>
          <table:table-cell office:value-type="float" office:value="8.872695" calcext:value-type="float">
            <text:p>8.872695</text:p>
          </table:table-cell>
          <table:table-cell office:value-type="float" office:value="6.641851" calcext:value-type="float">
            <text:p>6.641851</text:p>
          </table:table-cell>
          <table:table-cell office:value-type="float" office:value="2.406711" calcext:value-type="float">
            <text:p>2.406711</text:p>
          </table:table-cell>
          <table:table-cell office:value-type="float" office:value="1.303419" calcext:value-type="float">
            <text:p>1.303419</text:p>
          </table:table-cell>
          <table:table-cell office:value-type="float" office:value="4.197616" calcext:value-type="float">
            <text:p>4.197616</text:p>
          </table:table-cell>
          <table:table-cell office:value-type="float" office:value="3.493952" calcext:value-type="float">
            <text:p>3.493952</text:p>
          </table:table-cell>
          <table:table-cell office:value-type="float" office:value="1.085675" calcext:value-type="float">
            <text:p>1.085675</text:p>
          </table:table-cell>
          <table:table-cell office:value-type="float" office:value="0.3848404" calcext:value-type="float">
            <text:p>0.3848404</text:p>
          </table:table-cell>
          <table:table-cell office:value-type="float" office:value="0.4113294" calcext:value-type="float">
            <text:p>0.4113294</text:p>
          </table:table-cell>
          <table:table-cell office:value-type="float" office:value="0.3173655" calcext:value-type="float">
            <text:p>0.3173655</text:p>
          </table:table-cell>
          <table:table-cell office:value-type="float" office:value="0.3534934" calcext:value-type="float">
            <text:p>0.3534934</text:p>
          </table:table-cell>
          <table:table-cell office:value-type="float" office:value="0" calcext:value-type="float">
            <text:p>0</text:p>
          </table:table-cell>
          <table:table-cell office:value-type="float" office:value="188.2801" calcext:value-type="float">
            <text:p>188.28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7374954" calcext:value-type="float">
            <text:p>-7.374954E-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032004" calcext:value-type="float">
            <text:p>9032004</text:p>
          </table:table-cell>
          <table:table-cell office:value-type="float" office:value="31.01296" calcext:value-type="float">
            <text:p>31.01296</text:p>
          </table:table-cell>
          <table:table-cell office:value-type="float" office:value="1087.169" calcext:value-type="float">
            <text:p>1087.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0051" calcext:value-type="float">
            <text:p>0.240051</text:p>
          </table:table-cell>
          <table:table-cell office:value-type="float" office:value="9.013629" calcext:value-type="float">
            <text:p>9.013629</text:p>
          </table:table-cell>
          <table:table-cell office:value-type="float" office:value="0" calcext:value-type="float">
            <text:p>0</text:p>
          </table:table-cell>
          <table:table-cell office:value-type="float" office:value="0.00001292735" calcext:value-type="float">
            <text:p>1.292735E-05</text:p>
          </table:table-cell>
          <table:table-cell office:value-type="float" office:value="0" calcext:value-type="float">
            <text:p>0</text:p>
          </table:table-cell>
          <table:table-cell office:value-type="float" office:value="-0.004951369" calcext:value-type="float">
            <text:p>-0.004951369</text:p>
          </table:table-cell>
          <table:table-cell office:value-type="float" office:value="-0.001202447" calcext:value-type="float">
            <text:p>-0.001202447</text:p>
          </table:table-cell>
          <table:table-cell office:value-type="float" office:value="0.002022834" calcext:value-type="float">
            <text:p>0.002022834</text:p>
          </table:table-cell>
          <table:table-cell office:value-type="float" office:value="0.000000306225" calcext:value-type="float">
            <text:p>3.06225E-07</text:p>
          </table:table-cell>
          <table:table-cell office:value-type="float" office:value="12.67915" calcext:value-type="float">
            <text:p>12.67915</text:p>
          </table:table-cell>
          <table:table-cell office:value-type="float" office:value="0.1063825" calcext:value-type="float">
            <text:p>0.1063825</text:p>
          </table:table-cell>
          <table:table-cell office:value-type="float" office:value="0.06049803" calcext:value-type="float">
            <text:p>0.06049803</text:p>
          </table:table-cell>
          <table:table-cell office:value-type="float" office:value="0.05740679" calcext:value-type="float">
            <text:p>0.05740679</text:p>
          </table:table-cell>
          <table:table-cell office:value-type="float" office:value="0.04758662" calcext:value-type="float">
            <text:p>0.04758662</text:p>
          </table:table-cell>
          <table:table-cell office:value-type="float" office:value="0.05508664" calcext:value-type="float">
            <text:p>0.05508664</text:p>
          </table:table-cell>
          <table:table-cell office:value-type="float" office:value="0.02301843" calcext:value-type="float">
            <text:p>0.02301843</text:p>
          </table:table-cell>
          <table:table-cell office:value-type="float" office:value="0.01495092" calcext:value-type="float">
            <text:p>0.01495092</text:p>
          </table:table-cell>
          <table:table-cell office:value-type="float" office:value="0.03178397" calcext:value-type="float">
            <text:p>0.03178397</text:p>
          </table:table-cell>
          <table:table-cell office:value-type="float" office:value="0.02444134" calcext:value-type="float">
            <text:p>0.02444134</text:p>
          </table:table-cell>
          <table:table-cell office:value-type="float" office:value="0.023014" calcext:value-type="float">
            <text:p>0.023014</text:p>
          </table:table-cell>
          <table:table-cell office:value-type="float" office:value="0.0215231" calcext:value-type="float">
            <text:p>0.0215231</text:p>
          </table:table-cell>
          <table:table-cell office:value-type="float" office:value="0.02666192" calcext:value-type="float">
            <text:p>0.02666192</text:p>
          </table:table-cell>
          <table:table-cell office:value-type="float" office:value="0.005248956" calcext:value-type="float">
            <text:p>0.005248956</text:p>
          </table:table-cell>
          <table:table-cell office:value-type="float" office:value="0.005274963" calcext:value-type="float">
            <text:p>0.005274963</text:p>
          </table:table-cell>
          <table:table-cell office:value-type="float" office:value="0" calcext:value-type="float">
            <text:p>0</text:p>
          </table:table-cell>
          <table:table-cell office:value-type="float" office:value="31.11882" calcext:value-type="float">
            <text:p>31.11882</text:p>
          </table:table-cell>
          <table:table-cell office:value-type="float" office:value="25.93623" calcext:value-type="float">
            <text:p>25.93623</text:p>
          </table:table-cell>
          <table:table-cell office:value-type="float" office:value="16.9126" calcext:value-type="float">
            <text:p>16.9126</text:p>
          </table:table-cell>
          <table:table-cell office:value-type="float" office:value="8.676732" calcext:value-type="float">
            <text:p>8.676732</text:p>
          </table:table-cell>
          <table:table-cell office:value-type="float" office:value="6.329727" calcext:value-type="float">
            <text:p>6.329727</text:p>
          </table:table-cell>
          <table:table-cell office:value-type="float" office:value="2.290358" calcext:value-type="float">
            <text:p>2.290358</text:p>
          </table:table-cell>
          <table:table-cell office:value-type="float" office:value="1.346589" calcext:value-type="float">
            <text:p>1.346589</text:p>
          </table:table-cell>
          <table:table-cell office:value-type="float" office:value="4.205678" calcext:value-type="float">
            <text:p>4.205678</text:p>
          </table:table-cell>
          <table:table-cell office:value-type="float" office:value="3.49988" calcext:value-type="float">
            <text:p>3.49988</text:p>
          </table:table-cell>
          <table:table-cell office:value-type="float" office:value="1.086006" calcext:value-type="float">
            <text:p>1.086006</text:p>
          </table:table-cell>
          <table:table-cell office:value-type="float" office:value="0.3854821" calcext:value-type="float">
            <text:p>0.3854821</text:p>
          </table:table-cell>
          <table:table-cell office:value-type="float" office:value="0.4115102" calcext:value-type="float">
            <text:p>0.4115102</text:p>
          </table:table-cell>
          <table:table-cell office:value-type="float" office:value="0.317333" calcext:value-type="float">
            <text:p>0.317333</text:p>
          </table:table-cell>
          <table:table-cell office:value-type="float" office:value="0.3534946" calcext:value-type="float">
            <text:p>0.3534946</text:p>
          </table:table-cell>
          <table:table-cell office:value-type="float" office:value="0" calcext:value-type="float">
            <text:p>0</text:p>
          </table:table-cell>
          <table:table-cell office:value-type="float" office:value="193.9684" calcext:value-type="float">
            <text:p>193.96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7713944" calcext:value-type="float">
            <text:p>-7.713944E-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32004" calcext:value-type="float">
            <text:p>10032004</text:p>
          </table:table-cell>
          <table:table-cell office:value-type="float" office:value="31.04708" calcext:value-type="float">
            <text:p>31.04708</text:p>
          </table:table-cell>
          <table:table-cell office:value-type="float" office:value="1087.178" calcext:value-type="float">
            <text:p>1087.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96532" calcext:value-type="float">
            <text:p>0.2396532</text:p>
          </table:table-cell>
          <table:table-cell office:value-type="float" office:value="8.96929" calcext:value-type="float">
            <text:p>8.96929</text:p>
          </table:table-cell>
          <table:table-cell office:value-type="float" office:value="0" calcext:value-type="float">
            <text:p>0</text:p>
          </table:table-cell>
          <table:table-cell office:value-type="float" office:value="0.00001292738" calcext:value-type="float">
            <text:p>1.292738E-05</text:p>
          </table:table-cell>
          <table:table-cell office:value-type="float" office:value="0" calcext:value-type="float">
            <text:p>0</text:p>
          </table:table-cell>
          <table:table-cell office:value-type="float" office:value="-0.004951193" calcext:value-type="float">
            <text:p>-0.004951193</text:p>
          </table:table-cell>
          <table:table-cell office:value-type="float" office:value="-0.001303876" calcext:value-type="float">
            <text:p>-0.001303876</text:p>
          </table:table-cell>
          <table:table-cell office:value-type="float" office:value="0.002039327" calcext:value-type="float">
            <text:p>0.002039327</text:p>
          </table:table-cell>
          <table:table-cell office:value-type="float" office:value="0.0000003062268" calcext:value-type="float">
            <text:p>3.062268E-07</text:p>
          </table:table-cell>
          <table:table-cell office:value-type="float" office:value="12.8051" calcext:value-type="float">
            <text:p>12.8051</text:p>
          </table:table-cell>
          <table:table-cell office:value-type="float" office:value="0.1031841" calcext:value-type="float">
            <text:p>0.1031841</text:p>
          </table:table-cell>
          <table:table-cell office:value-type="float" office:value="0.05859382" calcext:value-type="float">
            <text:p>0.05859382</text:p>
          </table:table-cell>
          <table:table-cell office:value-type="float" office:value="0.05643184" calcext:value-type="float">
            <text:p>0.05643184</text:p>
          </table:table-cell>
          <table:table-cell office:value-type="float" office:value="0.04578275" calcext:value-type="float">
            <text:p>0.04578275</text:p>
          </table:table-cell>
          <table:table-cell office:value-type="float" office:value="0.05268409" calcext:value-type="float">
            <text:p>0.05268409</text:p>
          </table:table-cell>
          <table:table-cell office:value-type="float" office:value="0.02275162" calcext:value-type="float">
            <text:p>0.02275162</text:p>
          </table:table-cell>
          <table:table-cell office:value-type="float" office:value="0.01482521" calcext:value-type="float">
            <text:p>0.01482521</text:p>
          </table:table-cell>
          <table:table-cell office:value-type="float" office:value="0.03191663" calcext:value-type="float">
            <text:p>0.03191663</text:p>
          </table:table-cell>
          <table:table-cell office:value-type="float" office:value="0.02448348" calcext:value-type="float">
            <text:p>0.02448348</text:p>
          </table:table-cell>
          <table:table-cell office:value-type="float" office:value="0.02303424" calcext:value-type="float">
            <text:p>0.02303424</text:p>
          </table:table-cell>
          <table:table-cell office:value-type="float" office:value="0.02154134" calcext:value-type="float">
            <text:p>0.02154134</text:p>
          </table:table-cell>
          <table:table-cell office:value-type="float" office:value="0.02666265" calcext:value-type="float">
            <text:p>0.02666265</text:p>
          </table:table-cell>
          <table:table-cell office:value-type="float" office:value="0.005249072" calcext:value-type="float">
            <text:p>0.005249072</text:p>
          </table:table-cell>
          <table:table-cell office:value-type="float" office:value="0.005275717" calcext:value-type="float">
            <text:p>0.005275717</text:p>
          </table:table-cell>
          <table:table-cell office:value-type="float" office:value="0" calcext:value-type="float">
            <text:p>0</text:p>
          </table:table-cell>
          <table:table-cell office:value-type="float" office:value="35.44797" calcext:value-type="float">
            <text:p>35.44797</text:p>
          </table:table-cell>
          <table:table-cell office:value-type="float" office:value="24.84556" calcext:value-type="float">
            <text:p>24.84556</text:p>
          </table:table-cell>
          <table:table-cell office:value-type="float" office:value="16.17751" calcext:value-type="float">
            <text:p>16.17751</text:p>
          </table:table-cell>
          <table:table-cell office:value-type="float" office:value="8.510035" calcext:value-type="float">
            <text:p>8.510035</text:p>
          </table:table-cell>
          <table:table-cell office:value-type="float" office:value="6.031277" calcext:value-type="float">
            <text:p>6.031277</text:p>
          </table:table-cell>
          <table:table-cell office:value-type="float" office:value="2.228923" calcext:value-type="float">
            <text:p>2.228923</text:p>
          </table:table-cell>
          <table:table-cell office:value-type="float" office:value="1.320518" calcext:value-type="float">
            <text:p>1.320518</text:p>
          </table:table-cell>
          <table:table-cell office:value-type="float" office:value="4.214191" calcext:value-type="float">
            <text:p>4.214191</text:p>
          </table:table-cell>
          <table:table-cell office:value-type="float" office:value="3.506773" calcext:value-type="float">
            <text:p>3.506773</text:p>
          </table:table-cell>
          <table:table-cell office:value-type="float" office:value="1.086368" calcext:value-type="float">
            <text:p>1.086368</text:p>
          </table:table-cell>
          <table:table-cell office:value-type="float" office:value="0.3861212" calcext:value-type="float">
            <text:p>0.3861212</text:p>
          </table:table-cell>
          <table:table-cell office:value-type="float" office:value="0.4116895" calcext:value-type="float">
            <text:p>0.4116895</text:p>
          </table:table-cell>
          <table:table-cell office:value-type="float" office:value="0.3172254" calcext:value-type="float">
            <text:p>0.3172254</text:p>
          </table:table-cell>
          <table:table-cell office:value-type="float" office:value="0.3534958" calcext:value-type="float">
            <text:p>0.3534958</text:p>
          </table:table-cell>
          <table:table-cell office:value-type="float" office:value="0" calcext:value-type="float">
            <text:p>0</text:p>
          </table:table-cell>
          <table:table-cell office:value-type="float" office:value="194.3324" calcext:value-type="float">
            <text:p>194.3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7913044" calcext:value-type="float">
            <text:p>-7.913044E-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032004" calcext:value-type="float">
            <text:p>11032004</text:p>
          </table:table-cell>
          <table:table-cell office:value-type="float" office:value="31.10425" calcext:value-type="float">
            <text:p>31.10425</text:p>
          </table:table-cell>
          <table:table-cell office:value-type="float" office:value="1087.192" calcext:value-type="float">
            <text:p>1087.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33299" calcext:value-type="float">
            <text:p>0.2433299</text:p>
          </table:table-cell>
          <table:table-cell office:value-type="float" office:value="8.89298" calcext:value-type="float">
            <text:p>8.89298</text:p>
          </table:table-cell>
          <table:table-cell office:value-type="float" office:value="0" calcext:value-type="float">
            <text:p>0</text:p>
          </table:table-cell>
          <table:table-cell office:value-type="float" office:value="0.00001292738" calcext:value-type="float">
            <text:p>1.292738E-05</text:p>
          </table:table-cell>
          <table:table-cell office:value-type="float" office:value="0" calcext:value-type="float">
            <text:p>0</text:p>
          </table:table-cell>
          <table:table-cell office:value-type="float" office:value="-0.004951185" calcext:value-type="float">
            <text:p>-0.004951185</text:p>
          </table:table-cell>
          <table:table-cell office:value-type="float" office:value="-0.001545692" calcext:value-type="float">
            <text:p>-0.001545692</text:p>
          </table:table-cell>
          <table:table-cell office:value-type="float" office:value="0.00205583" calcext:value-type="float">
            <text:p>0.00205583</text:p>
          </table:table-cell>
          <table:table-cell office:value-type="float" office:value="0.0000004056884" calcext:value-type="float">
            <text:p>4.056884E-07</text:p>
          </table:table-cell>
          <table:table-cell office:value-type="float" office:value="13.00641" calcext:value-type="float">
            <text:p>13.00641</text:p>
          </table:table-cell>
          <table:table-cell office:value-type="float" office:value="0.09046751" calcext:value-type="float">
            <text:p>0.09046751</text:p>
          </table:table-cell>
          <table:table-cell office:value-type="float" office:value="0.0540075" calcext:value-type="float">
            <text:p>0.0540075</text:p>
          </table:table-cell>
          <table:table-cell office:value-type="float" office:value="0.05348956" calcext:value-type="float">
            <text:p>0.05348956</text:p>
          </table:table-cell>
          <table:table-cell office:value-type="float" office:value="0.04345432" calcext:value-type="float">
            <text:p>0.04345432</text:p>
          </table:table-cell>
          <table:table-cell office:value-type="float" office:value="0.05004973" calcext:value-type="float">
            <text:p>0.05004973</text:p>
          </table:table-cell>
          <table:table-cell office:value-type="float" office:value="0.02244912" calcext:value-type="float">
            <text:p>0.02244912</text:p>
          </table:table-cell>
          <table:table-cell office:value-type="float" office:value="0.01473254" calcext:value-type="float">
            <text:p>0.01473254</text:p>
          </table:table-cell>
          <table:table-cell office:value-type="float" office:value="0.03200556" calcext:value-type="float">
            <text:p>0.03200556</text:p>
          </table:table-cell>
          <table:table-cell office:value-type="float" office:value="0.02452821" calcext:value-type="float">
            <text:p>0.02452821</text:p>
          </table:table-cell>
          <table:table-cell office:value-type="float" office:value="0.02305342" calcext:value-type="float">
            <text:p>0.02305342</text:p>
          </table:table-cell>
          <table:table-cell office:value-type="float" office:value="0.02155945" calcext:value-type="float">
            <text:p>0.02155945</text:p>
          </table:table-cell>
          <table:table-cell office:value-type="float" office:value="0.02666337" calcext:value-type="float">
            <text:p>0.02666337</text:p>
          </table:table-cell>
          <table:table-cell office:value-type="float" office:value="0.005248918" calcext:value-type="float">
            <text:p>0.005248918</text:p>
          </table:table-cell>
          <table:table-cell office:value-type="float" office:value="0.005275348" calcext:value-type="float">
            <text:p>0.005275348</text:p>
          </table:table-cell>
          <table:table-cell office:value-type="float" office:value="0" calcext:value-type="float">
            <text:p>0</text:p>
          </table:table-cell>
          <table:table-cell office:value-type="float" office:value="33.96824" calcext:value-type="float">
            <text:p>33.96824</text:p>
          </table:table-cell>
          <table:table-cell office:value-type="float" office:value="23.57542" calcext:value-type="float">
            <text:p>23.57542</text:p>
          </table:table-cell>
          <table:table-cell office:value-type="float" office:value="15.56237" calcext:value-type="float">
            <text:p>15.56237</text:p>
          </table:table-cell>
          <table:table-cell office:value-type="float" office:value="8.356348" calcext:value-type="float">
            <text:p>8.356348</text:p>
          </table:table-cell>
          <table:table-cell office:value-type="float" office:value="5.837406" calcext:value-type="float">
            <text:p>5.837406</text:p>
          </table:table-cell>
          <table:table-cell office:value-type="float" office:value="2.190743" calcext:value-type="float">
            <text:p>2.190743</text:p>
          </table:table-cell>
          <table:table-cell office:value-type="float" office:value="1.300045" calcext:value-type="float">
            <text:p>1.300045</text:p>
          </table:table-cell>
          <table:table-cell office:value-type="float" office:value="4.214265" calcext:value-type="float">
            <text:p>4.214265</text:p>
          </table:table-cell>
          <table:table-cell office:value-type="float" office:value="3.516837" calcext:value-type="float">
            <text:p>3.516837</text:p>
          </table:table-cell>
          <table:table-cell office:value-type="float" office:value="1.086675" calcext:value-type="float">
            <text:p>1.086675</text:p>
          </table:table-cell>
          <table:table-cell office:value-type="float" office:value="0.386759" calcext:value-type="float">
            <text:p>0.386759</text:p>
          </table:table-cell>
          <table:table-cell office:value-type="float" office:value="0.4118619" calcext:value-type="float">
            <text:p>0.4118619</text:p>
          </table:table-cell>
          <table:table-cell office:value-type="float" office:value="0.3170279" calcext:value-type="float">
            <text:p>0.3170279</text:p>
          </table:table-cell>
          <table:table-cell office:value-type="float" office:value="0.3534963" calcext:value-type="float">
            <text:p>0.3534963</text:p>
          </table:table-cell>
          <table:table-cell office:value-type="float" office:value="0" calcext:value-type="float">
            <text:p>0</text:p>
          </table:table-cell>
          <table:table-cell office:value-type="float" office:value="200.4196" calcext:value-type="float">
            <text:p>200.4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8235902" calcext:value-type="float">
            <text:p>-8.235902E-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032004" calcext:value-type="float">
            <text:p>12032004</text:p>
          </table:table-cell>
          <table:table-cell office:value-type="float" office:value="31.14835" calcext:value-type="float">
            <text:p>31.14835</text:p>
          </table:table-cell>
          <table:table-cell office:value-type="float" office:value="1087.207" calcext:value-type="float">
            <text:p>1087.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40388" calcext:value-type="float">
            <text:p>0.2540388</text:p>
          </table:table-cell>
          <table:table-cell office:value-type="float" office:value="8.820954" calcext:value-type="float">
            <text:p>8.820954</text:p>
          </table:table-cell>
          <table:table-cell office:value-type="float" office:value="0" calcext:value-type="float">
            <text:p>0</text:p>
          </table:table-cell>
          <table:table-cell office:value-type="float" office:value="0.00001292738" calcext:value-type="float">
            <text:p>1.292738E-05</text:p>
          </table:table-cell>
          <table:table-cell office:value-type="float" office:value="0" calcext:value-type="float">
            <text:p>0</text:p>
          </table:table-cell>
          <table:table-cell office:value-type="float" office:value="-0.004951182" calcext:value-type="float">
            <text:p>-0.004951182</text:p>
          </table:table-cell>
          <table:table-cell office:value-type="float" office:value="-0.001837326" calcext:value-type="float">
            <text:p>-0.001837326</text:p>
          </table:table-cell>
          <table:table-cell office:value-type="float" office:value="0.002073999" calcext:value-type="float">
            <text:p>0.002073999</text:p>
          </table:table-cell>
          <table:table-cell office:value-type="float" office:value="0.0000005379709" calcext:value-type="float">
            <text:p>5.379709E-07</text:p>
          </table:table-cell>
          <table:table-cell office:value-type="float" office:value="13.18325" calcext:value-type="float">
            <text:p>13.18325</text:p>
          </table:table-cell>
          <table:table-cell office:value-type="float" office:value="0.08908269" calcext:value-type="float">
            <text:p>0.08908269</text:p>
          </table:table-cell>
          <table:table-cell office:value-type="float" office:value="0.0506027" calcext:value-type="float">
            <text:p>0.0506027</text:p>
          </table:table-cell>
          <table:table-cell office:value-type="float" office:value="0.0507867" calcext:value-type="float">
            <text:p>0.0507867</text:p>
          </table:table-cell>
          <table:table-cell office:value-type="float" office:value="0.04090825" calcext:value-type="float">
            <text:p>0.04090825</text:p>
          </table:table-cell>
          <table:table-cell office:value-type="float" office:value="0.04690257" calcext:value-type="float">
            <text:p>0.04690257</text:p>
          </table:table-cell>
          <table:table-cell office:value-type="float" office:value="0.02196303" calcext:value-type="float">
            <text:p>0.02196303</text:p>
          </table:table-cell>
          <table:table-cell office:value-type="float" office:value="0.01473392" calcext:value-type="float">
            <text:p>0.01473392</text:p>
          </table:table-cell>
          <table:table-cell office:value-type="float" office:value="0.03201477" calcext:value-type="float">
            <text:p>0.03201477</text:p>
          </table:table-cell>
          <table:table-cell office:value-type="float" office:value="0.02456709" calcext:value-type="float">
            <text:p>0.02456709</text:p>
          </table:table-cell>
          <table:table-cell office:value-type="float" office:value="0.02307171" calcext:value-type="float">
            <text:p>0.02307171</text:p>
          </table:table-cell>
          <table:table-cell office:value-type="float" office:value="0.02157738" calcext:value-type="float">
            <text:p>0.02157738</text:p>
          </table:table-cell>
          <table:table-cell office:value-type="float" office:value="0.02666407" calcext:value-type="float">
            <text:p>0.02666407</text:p>
          </table:table-cell>
          <table:table-cell office:value-type="float" office:value="0.005248744" calcext:value-type="float">
            <text:p>0.005248744</text:p>
          </table:table-cell>
          <table:table-cell office:value-type="float" office:value="0.005274911" calcext:value-type="float">
            <text:p>0.005274911</text:p>
          </table:table-cell>
          <table:table-cell office:value-type="float" office:value="0" calcext:value-type="float">
            <text:p>0</text:p>
          </table:table-cell>
          <table:table-cell office:value-type="float" office:value="35.31589" calcext:value-type="float">
            <text:p>35.31589</text:p>
          </table:table-cell>
          <table:table-cell office:value-type="float" office:value="22.48364" calcext:value-type="float">
            <text:p>22.48364</text:p>
          </table:table-cell>
          <table:table-cell office:value-type="float" office:value="15.00489" calcext:value-type="float">
            <text:p>15.00489</text:p>
          </table:table-cell>
          <table:table-cell office:value-type="float" office:value="8.206796" calcext:value-type="float">
            <text:p>8.206796</text:p>
          </table:table-cell>
          <table:table-cell office:value-type="float" office:value="5.692919" calcext:value-type="float">
            <text:p>5.692919</text:p>
          </table:table-cell>
          <table:table-cell office:value-type="float" office:value="2.158382" calcext:value-type="float">
            <text:p>2.158382</text:p>
          </table:table-cell>
          <table:table-cell office:value-type="float" office:value="1.308594" calcext:value-type="float">
            <text:p>1.308594</text:p>
          </table:table-cell>
          <table:table-cell office:value-type="float" office:value="4.207324" calcext:value-type="float">
            <text:p>4.207324</text:p>
          </table:table-cell>
          <table:table-cell office:value-type="float" office:value="3.527958" calcext:value-type="float">
            <text:p>3.527958</text:p>
          </table:table-cell>
          <table:table-cell office:value-type="float" office:value="1.086997" calcext:value-type="float">
            <text:p>1.086997</text:p>
          </table:table-cell>
          <table:table-cell office:value-type="float" office:value="0.3873936" calcext:value-type="float">
            <text:p>0.3873936</text:p>
          </table:table-cell>
          <table:table-cell office:value-type="float" office:value="0.4120254" calcext:value-type="float">
            <text:p>0.4120254</text:p>
          </table:table-cell>
          <table:table-cell office:value-type="float" office:value="0.3168301" calcext:value-type="float">
            <text:p>0.3168301</text:p>
          </table:table-cell>
          <table:table-cell office:value-type="float" office:value="0.3534977" calcext:value-type="float">
            <text:p>0.3534977</text:p>
          </table:table-cell>
          <table:table-cell office:value-type="float" office:value="0" calcext:value-type="float">
            <text:p>0</text:p>
          </table:table-cell>
          <table:table-cell office:value-type="float" office:value="215.1235" calcext:value-type="float">
            <text:p>215.12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8610731" calcext:value-type="float">
            <text:p>-8.610731E-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032004" calcext:value-type="float">
            <text:p>13032004</text:p>
          </table:table-cell>
          <table:table-cell office:value-type="float" office:value="31.18274" calcext:value-type="float">
            <text:p>31.18274</text:p>
          </table:table-cell>
          <table:table-cell office:value-type="float" office:value="1087.224" calcext:value-type="float">
            <text:p>1087.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483" calcext:value-type="float">
            <text:p>0.26483</text:p>
          </table:table-cell>
          <table:table-cell office:value-type="float" office:value="8.756974" calcext:value-type="float">
            <text:p>8.756974</text:p>
          </table:table-cell>
          <table:table-cell office:value-type="float" office:value="0" calcext:value-type="float">
            <text:p>0</text:p>
          </table:table-cell>
          <table:table-cell office:value-type="float" office:value="0.00001292738" calcext:value-type="float">
            <text:p>1.292738E-05</text:p>
          </table:table-cell>
          <table:table-cell office:value-type="float" office:value="0" calcext:value-type="float">
            <text:p>0</text:p>
          </table:table-cell>
          <table:table-cell office:value-type="float" office:value="-0.004951181" calcext:value-type="float">
            <text:p>-0.004951181</text:p>
          </table:table-cell>
          <table:table-cell office:value-type="float" office:value="-0.002051506" calcext:value-type="float">
            <text:p>-0.002051506</text:p>
          </table:table-cell>
          <table:table-cell office:value-type="float" office:value="0.002091582" calcext:value-type="float">
            <text:p>0.002091582</text:p>
          </table:table-cell>
          <table:table-cell office:value-type="float" office:value="0.0000005379741" calcext:value-type="float">
            <text:p>5.379741E-07</text:p>
          </table:table-cell>
          <table:table-cell office:value-type="float" office:value="13.34178" calcext:value-type="float">
            <text:p>13.34178</text:p>
          </table:table-cell>
          <table:table-cell office:value-type="float" office:value="0.09002754" calcext:value-type="float">
            <text:p>0.09002754</text:p>
          </table:table-cell>
          <table:table-cell office:value-type="float" office:value="0.04803101" calcext:value-type="float">
            <text:p>0.04803101</text:p>
          </table:table-cell>
          <table:table-cell office:value-type="float" office:value="0.04784304" calcext:value-type="float">
            <text:p>0.04784304</text:p>
          </table:table-cell>
          <table:table-cell office:value-type="float" office:value="0.03752277" calcext:value-type="float">
            <text:p>0.03752277</text:p>
          </table:table-cell>
          <table:table-cell office:value-type="float" office:value="0.04259056" calcext:value-type="float">
            <text:p>0.04259056</text:p>
          </table:table-cell>
          <table:table-cell office:value-type="float" office:value="0.02117331" calcext:value-type="float">
            <text:p>0.02117331</text:p>
          </table:table-cell>
          <table:table-cell office:value-type="float" office:value="0.01466016" calcext:value-type="float">
            <text:p>0.01466016</text:p>
          </table:table-cell>
          <table:table-cell office:value-type="float" office:value="0.03195796" calcext:value-type="float">
            <text:p>0.03195796</text:p>
          </table:table-cell>
          <table:table-cell office:value-type="float" office:value="0.02459384" calcext:value-type="float">
            <text:p>0.02459384</text:p>
          </table:table-cell>
          <table:table-cell office:value-type="float" office:value="0.02308861" calcext:value-type="float">
            <text:p>0.02308861</text:p>
          </table:table-cell>
          <table:table-cell office:value-type="float" office:value="0.021595" calcext:value-type="float">
            <text:p>0.021595</text:p>
          </table:table-cell>
          <table:table-cell office:value-type="float" office:value="0.02666464" calcext:value-type="float">
            <text:p>0.02666464</text:p>
          </table:table-cell>
          <table:table-cell office:value-type="float" office:value="0.005248581" calcext:value-type="float">
            <text:p>0.005248581</text:p>
          </table:table-cell>
          <table:table-cell office:value-type="float" office:value="0.005274451" calcext:value-type="float">
            <text:p>0.005274451</text:p>
          </table:table-cell>
          <table:table-cell office:value-type="float" office:value="0" calcext:value-type="float">
            <text:p>0</text:p>
          </table:table-cell>
          <table:table-cell office:value-type="float" office:value="35.32484" calcext:value-type="float">
            <text:p>35.32484</text:p>
          </table:table-cell>
          <table:table-cell office:value-type="float" office:value="21.69442" calcext:value-type="float">
            <text:p>21.69442</text:p>
          </table:table-cell>
          <table:table-cell office:value-type="float" office:value="14.54194" calcext:value-type="float">
            <text:p>14.54194</text:p>
          </table:table-cell>
          <table:table-cell office:value-type="float" office:value="8.07492" calcext:value-type="float">
            <text:p>8.07492</text:p>
          </table:table-cell>
          <table:table-cell office:value-type="float" office:value="5.579729" calcext:value-type="float">
            <text:p>5.579729</text:p>
          </table:table-cell>
          <table:table-cell office:value-type="float" office:value="2.136066" calcext:value-type="float">
            <text:p>2.136066</text:p>
          </table:table-cell>
          <table:table-cell office:value-type="float" office:value="1.317548" calcext:value-type="float">
            <text:p>1.317548</text:p>
          </table:table-cell>
          <table:table-cell office:value-type="float" office:value="4.19852" calcext:value-type="float">
            <text:p>4.19852</text:p>
          </table:table-cell>
          <table:table-cell office:value-type="float" office:value="3.53877" calcext:value-type="float">
            <text:p>3.53877</text:p>
          </table:table-cell>
          <table:table-cell office:value-type="float" office:value="1.087384" calcext:value-type="float">
            <text:p>1.087384</text:p>
          </table:table-cell>
          <table:table-cell office:value-type="float" office:value="0.3880254" calcext:value-type="float">
            <text:p>0.3880254</text:p>
          </table:table-cell>
          <table:table-cell office:value-type="float" office:value="0.4121825" calcext:value-type="float">
            <text:p>0.4121825</text:p>
          </table:table-cell>
          <table:table-cell office:value-type="float" office:value="0.3166382" calcext:value-type="float">
            <text:p>0.3166382</text:p>
          </table:table-cell>
          <table:table-cell office:value-type="float" office:value="0.3534979" calcext:value-type="float">
            <text:p>0.3534979</text:p>
          </table:table-cell>
          <table:table-cell office:value-type="float" office:value="0" calcext:value-type="float">
            <text:p>0</text:p>
          </table:table-cell>
          <table:table-cell office:value-type="float" office:value="230.1615" calcext:value-type="float">
            <text:p>230.16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8936084" calcext:value-type="float">
            <text:p>-8.936084E-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032004" calcext:value-type="float">
            <text:p>14032004</text:p>
          </table:table-cell>
          <table:table-cell office:value-type="float" office:value="31.21058" calcext:value-type="float">
            <text:p>31.21058</text:p>
          </table:table-cell>
          <table:table-cell office:value-type="float" office:value="1087.241" calcext:value-type="float">
            <text:p>1087.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62597" calcext:value-type="float">
            <text:p>0.2862597</text:p>
          </table:table-cell>
          <table:table-cell office:value-type="float" office:value="8.688058" calcext:value-type="float">
            <text:p>8.688058</text:p>
          </table:table-cell>
          <table:table-cell office:value-type="float" office:value="0" calcext:value-type="float">
            <text:p>0</text:p>
          </table:table-cell>
          <table:table-cell office:value-type="float" office:value="0.00001292738" calcext:value-type="float">
            <text:p>1.292738E-05</text:p>
          </table:table-cell>
          <table:table-cell office:value-type="float" office:value="0" calcext:value-type="float">
            <text:p>0</text:p>
          </table:table-cell>
          <table:table-cell office:value-type="float" office:value="-0.004951181" calcext:value-type="float">
            <text:p>-0.004951181</text:p>
          </table:table-cell>
          <table:table-cell office:value-type="float" office:value="-0.002444872" calcext:value-type="float">
            <text:p>-0.002444872</text:p>
          </table:table-cell>
          <table:table-cell office:value-type="float" office:value="0.002109741" calcext:value-type="float">
            <text:p>0.002109741</text:p>
          </table:table-cell>
          <table:table-cell office:value-type="float" office:value="0.0000005391297" calcext:value-type="float">
            <text:p>5.391297E-07</text:p>
          </table:table-cell>
          <table:table-cell office:value-type="float" office:value="13.49812" calcext:value-type="float">
            <text:p>13.49812</text:p>
          </table:table-cell>
          <table:table-cell office:value-type="float" office:value="0.0886306" calcext:value-type="float">
            <text:p>0.0886306</text:p>
          </table:table-cell>
          <table:table-cell office:value-type="float" office:value="0.04567524" calcext:value-type="float">
            <text:p>0.04567524</text:p>
          </table:table-cell>
          <table:table-cell office:value-type="float" office:value="0.04508348" calcext:value-type="float">
            <text:p>0.04508348</text:p>
          </table:table-cell>
          <table:table-cell office:value-type="float" office:value="0.03471726" calcext:value-type="float">
            <text:p>0.03471726</text:p>
          </table:table-cell>
          <table:table-cell office:value-type="float" office:value="0.03890304" calcext:value-type="float">
            <text:p>0.03890304</text:p>
          </table:table-cell>
          <table:table-cell office:value-type="float" office:value="0.02032316" calcext:value-type="float">
            <text:p>0.02032316</text:p>
          </table:table-cell>
          <table:table-cell office:value-type="float" office:value="0.01452096" calcext:value-type="float">
            <text:p>0.01452096</text:p>
          </table:table-cell>
          <table:table-cell office:value-type="float" office:value="0.0318394" calcext:value-type="float">
            <text:p>0.0318394</text:p>
          </table:table-cell>
          <table:table-cell office:value-type="float" office:value="0.02460563" calcext:value-type="float">
            <text:p>0.02460563</text:p>
          </table:table-cell>
          <table:table-cell office:value-type="float" office:value="0.02310303" calcext:value-type="float">
            <text:p>0.02310303</text:p>
          </table:table-cell>
          <table:table-cell office:value-type="float" office:value="0.0216122" calcext:value-type="float">
            <text:p>0.0216122</text:p>
          </table:table-cell>
          <table:table-cell office:value-type="float" office:value="0.02666499" calcext:value-type="float">
            <text:p>0.02666499</text:p>
          </table:table-cell>
          <table:table-cell office:value-type="float" office:value="0.005248422" calcext:value-type="float">
            <text:p>0.005248422</text:p>
          </table:table-cell>
          <table:table-cell office:value-type="float" office:value="0.005273992" calcext:value-type="float">
            <text:p>0.005273992</text:p>
          </table:table-cell>
          <table:table-cell office:value-type="float" office:value="0" calcext:value-type="float">
            <text:p>0</text:p>
          </table:table-cell>
          <table:table-cell office:value-type="float" office:value="29.41848" calcext:value-type="float">
            <text:p>29.41848</text:p>
          </table:table-cell>
          <table:table-cell office:value-type="float" office:value="21.36349" calcext:value-type="float">
            <text:p>21.36349</text:p>
          </table:table-cell>
          <table:table-cell office:value-type="float" office:value="14.18502" calcext:value-type="float">
            <text:p>14.18502</text:p>
          </table:table-cell>
          <table:table-cell office:value-type="float" office:value="7.960192" calcext:value-type="float">
            <text:p>7.960192</text:p>
          </table:table-cell>
          <table:table-cell office:value-type="float" office:value="5.486492" calcext:value-type="float">
            <text:p>5.486492</text:p>
          </table:table-cell>
          <table:table-cell office:value-type="float" office:value="2.119547" calcext:value-type="float">
            <text:p>2.119547</text:p>
          </table:table-cell>
          <table:table-cell office:value-type="float" office:value="1.323848" calcext:value-type="float">
            <text:p>1.323848</text:p>
          </table:table-cell>
          <table:table-cell office:value-type="float" office:value="4.1887" calcext:value-type="float">
            <text:p>4.1887</text:p>
          </table:table-cell>
          <table:table-cell office:value-type="float" office:value="3.549844" calcext:value-type="float">
            <text:p>3.549844</text:p>
          </table:table-cell>
          <table:table-cell office:value-type="float" office:value="1.087811" calcext:value-type="float">
            <text:p>1.087811</text:p>
          </table:table-cell>
          <table:table-cell office:value-type="float" office:value="0.3886572" calcext:value-type="float">
            <text:p>0.3886572</text:p>
          </table:table-cell>
          <table:table-cell office:value-type="float" office:value="0.4123336" calcext:value-type="float">
            <text:p>0.4123336</text:p>
          </table:table-cell>
          <table:table-cell office:value-type="float" office:value="0.3164522" calcext:value-type="float">
            <text:p>0.3164522</text:p>
          </table:table-cell>
          <table:table-cell office:value-type="float" office:value="0.3534982" calcext:value-type="float">
            <text:p>0.3534982</text:p>
          </table:table-cell>
          <table:table-cell office:value-type="float" office:value="0" calcext:value-type="float">
            <text:p>0</text:p>
          </table:table-cell>
          <table:table-cell office:value-type="float" office:value="258.6289" calcext:value-type="float">
            <text:p>258.6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9445829" calcext:value-type="float">
            <text:p>-9.445829E-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32004" calcext:value-type="float">
            <text:p>15032004</text:p>
          </table:table-cell>
          <table:table-cell office:value-type="float" office:value="31.21199" calcext:value-type="float">
            <text:p>31.21199</text:p>
          </table:table-cell>
          <table:table-cell office:value-type="float" office:value="1087.247" calcext:value-type="float">
            <text:p>1087.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65541" calcext:value-type="float">
            <text:p>0.2865541</text:p>
          </table:table-cell>
          <table:table-cell office:value-type="float" office:value="8.685463" calcext:value-type="float">
            <text:p>8.685463</text:p>
          </table:table-cell>
          <table:table-cell office:value-type="float" office:value="0" calcext:value-type="float">
            <text:p>0</text:p>
          </table:table-cell>
          <table:table-cell office:value-type="float" office:value="0.00001307786" calcext:value-type="float">
            <text:p>1.307786E-05</text:p>
          </table:table-cell>
          <table:table-cell office:value-type="float" office:value="0" calcext:value-type="float">
            <text:p>0</text:p>
          </table:table-cell>
          <table:table-cell office:value-type="float" office:value="-0.004896039" calcext:value-type="float">
            <text:p>-0.004896039</text:p>
          </table:table-cell>
          <table:table-cell office:value-type="float" office:value="-0.002503822" calcext:value-type="float">
            <text:p>-0.002503822</text:p>
          </table:table-cell>
          <table:table-cell office:value-type="float" office:value="0.002124278" calcext:value-type="float">
            <text:p>0.002124278</text:p>
          </table:table-cell>
          <table:table-cell office:value-type="float" office:value="0.0000005397015" calcext:value-type="float">
            <text:p>5.397015E-07</text:p>
          </table:table-cell>
          <table:table-cell office:value-type="float" office:value="13.53368" calcext:value-type="float">
            <text:p>13.53368</text:p>
          </table:table-cell>
          <table:table-cell office:value-type="float" office:value="0.2808822" calcext:value-type="float">
            <text:p>0.2808822</text:p>
          </table:table-cell>
          <table:table-cell office:value-type="float" office:value="0.09343904" calcext:value-type="float">
            <text:p>0.09343904</text:p>
          </table:table-cell>
          <table:table-cell office:value-type="float" office:value="0.05169668" calcext:value-type="float">
            <text:p>0.05169668</text:p>
          </table:table-cell>
          <table:table-cell office:value-type="float" office:value="0.03427045" calcext:value-type="float">
            <text:p>0.03427045</text:p>
          </table:table-cell>
          <table:table-cell office:value-type="float" office:value="0.03713552" calcext:value-type="float">
            <text:p>0.03713552</text:p>
          </table:table-cell>
          <table:table-cell office:value-type="float" office:value="0.01962558" calcext:value-type="float">
            <text:p>0.01962558</text:p>
          </table:table-cell>
          <table:table-cell office:value-type="float" office:value="0.01426478" calcext:value-type="float">
            <text:p>0.01426478</text:p>
          </table:table-cell>
          <table:table-cell office:value-type="float" office:value="0.03167741" calcext:value-type="float">
            <text:p>0.03167741</text:p>
          </table:table-cell>
          <table:table-cell office:value-type="float" office:value="0.02460277" calcext:value-type="float">
            <text:p>0.02460277</text:p>
          </table:table-cell>
          <table:table-cell office:value-type="float" office:value="0.02311373" calcext:value-type="float">
            <text:p>0.02311373</text:p>
          </table:table-cell>
          <table:table-cell office:value-type="float" office:value="0.02162873" calcext:value-type="float">
            <text:p>0.02162873</text:p>
          </table:table-cell>
          <table:table-cell office:value-type="float" office:value="0.026665" calcext:value-type="float">
            <text:p>0.026665</text:p>
          </table:table-cell>
          <table:table-cell office:value-type="float" office:value="0.005248276" calcext:value-type="float">
            <text:p>0.005248276</text:p>
          </table:table-cell>
          <table:table-cell office:value-type="float" office:value="0.005273554" calcext:value-type="float">
            <text:p>0.005273554</text:p>
          </table:table-cell>
          <table:table-cell office:value-type="float" office:value="0" calcext:value-type="float">
            <text:p>0</text:p>
          </table:table-cell>
          <table:table-cell office:value-type="float" office:value="30.80305" calcext:value-type="float">
            <text:p>30.80305</text:p>
          </table:table-cell>
          <table:table-cell office:value-type="float" office:value="33.13713" calcext:value-type="float">
            <text:p>33.13713</text:p>
          </table:table-cell>
          <table:table-cell office:value-type="float" office:value="18.85833" calcext:value-type="float">
            <text:p>18.85833</text:p>
          </table:table-cell>
          <table:table-cell office:value-type="float" office:value="8.512075" calcext:value-type="float">
            <text:p>8.512075</text:p>
          </table:table-cell>
          <table:table-cell office:value-type="float" office:value="5.482784" calcext:value-type="float">
            <text:p>5.482784</text:p>
          </table:table-cell>
          <table:table-cell office:value-type="float" office:value="2.117954" calcext:value-type="float">
            <text:p>2.117954</text:p>
          </table:table-cell>
          <table:table-cell office:value-type="float" office:value="1.307787" calcext:value-type="float">
            <text:p>1.307787</text:p>
          </table:table-cell>
          <table:table-cell office:value-type="float" office:value="4.178661" calcext:value-type="float">
            <text:p>4.178661</text:p>
          </table:table-cell>
          <table:table-cell office:value-type="float" office:value="3.562139" calcext:value-type="float">
            <text:p>3.562139</text:p>
          </table:table-cell>
          <table:table-cell office:value-type="float" office:value="1.088224" calcext:value-type="float">
            <text:p>1.088224</text:p>
          </table:table-cell>
          <table:table-cell office:value-type="float" office:value="0.3892883" calcext:value-type="float">
            <text:p>0.3892883</text:p>
          </table:table-cell>
          <table:table-cell office:value-type="float" office:value="0.4124826" calcext:value-type="float">
            <text:p>0.4124826</text:p>
          </table:table-cell>
          <table:table-cell office:value-type="float" office:value="0.3162704" calcext:value-type="float">
            <text:p>0.3162704</text:p>
          </table:table-cell>
          <table:table-cell office:value-type="float" office:value="0.3534984" calcext:value-type="float">
            <text:p>0.3534984</text:p>
          </table:table-cell>
          <table:table-cell office:value-type="float" office:value="0" calcext:value-type="float">
            <text:p>0</text:p>
          </table:table-cell>
          <table:table-cell office:value-type="float" office:value="254.3981" calcext:value-type="float">
            <text:p>254.3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056561" calcext:value-type="float">
            <text:p>-0.000105656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032004" calcext:value-type="float">
            <text:p>16032004</text:p>
          </table:table-cell>
          <table:table-cell office:value-type="float" office:value="31.21659" calcext:value-type="float">
            <text:p>31.21659</text:p>
          </table:table-cell>
          <table:table-cell office:value-type="float" office:value="1087.251" calcext:value-type="float">
            <text:p>1087.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69571" calcext:value-type="float">
            <text:p>0.2869571</text:p>
          </table:table-cell>
          <table:table-cell office:value-type="float" office:value="8.674491" calcext:value-type="float">
            <text:p>8.674491</text:p>
          </table:table-cell>
          <table:table-cell office:value-type="float" office:value="0" calcext:value-type="float">
            <text:p>0</text:p>
          </table:table-cell>
          <table:table-cell office:value-type="float" office:value="0.00001326217" calcext:value-type="float">
            <text:p>1.326217E-05</text:p>
          </table:table-cell>
          <table:table-cell office:value-type="float" office:value="0" calcext:value-type="float">
            <text:p>0</text:p>
          </table:table-cell>
          <table:table-cell office:value-type="float" office:value="-0.005180729" calcext:value-type="float">
            <text:p>-0.005180729</text:p>
          </table:table-cell>
          <table:table-cell office:value-type="float" office:value="-0.002531692" calcext:value-type="float">
            <text:p>-0.002531692</text:p>
          </table:table-cell>
          <table:table-cell office:value-type="float" office:value="0.002138835" calcext:value-type="float">
            <text:p>0.002138835</text:p>
          </table:table-cell>
          <table:table-cell office:value-type="float" office:value="0.0000005397015" calcext:value-type="float">
            <text:p>5.397015E-07</text:p>
          </table:table-cell>
          <table:table-cell office:value-type="float" office:value="13.56785" calcext:value-type="float">
            <text:p>13.56785</text:p>
          </table:table-cell>
          <table:table-cell office:value-type="float" office:value="0.2944753" calcext:value-type="float">
            <text:p>0.2944753</text:p>
          </table:table-cell>
          <table:table-cell office:value-type="float" office:value="0.0815706" calcext:value-type="float">
            <text:p>0.0815706</text:p>
          </table:table-cell>
          <table:table-cell office:value-type="float" office:value="0.05197843" calcext:value-type="float">
            <text:p>0.05197843</text:p>
          </table:table-cell>
          <table:table-cell office:value-type="float" office:value="0.03530649" calcext:value-type="float">
            <text:p>0.03530649</text:p>
          </table:table-cell>
          <table:table-cell office:value-type="float" office:value="0.03797717" calcext:value-type="float">
            <text:p>0.03797717</text:p>
          </table:table-cell>
          <table:table-cell office:value-type="float" office:value="0.01961577" calcext:value-type="float">
            <text:p>0.01961577</text:p>
          </table:table-cell>
          <table:table-cell office:value-type="float" office:value="0.01370924" calcext:value-type="float">
            <text:p>0.01370924</text:p>
          </table:table-cell>
          <table:table-cell office:value-type="float" office:value="0.03160288" calcext:value-type="float">
            <text:p>0.03160288</text:p>
          </table:table-cell>
          <table:table-cell office:value-type="float" office:value="0.02458945" calcext:value-type="float">
            <text:p>0.02458945</text:p>
          </table:table-cell>
          <table:table-cell office:value-type="float" office:value="0.02312095" calcext:value-type="float">
            <text:p>0.02312095</text:p>
          </table:table-cell>
          <table:table-cell office:value-type="float" office:value="0.02164445" calcext:value-type="float">
            <text:p>0.02164445</text:p>
          </table:table-cell>
          <table:table-cell office:value-type="float" office:value="0.02666455" calcext:value-type="float">
            <text:p>0.02666455</text:p>
          </table:table-cell>
          <table:table-cell office:value-type="float" office:value="0.005265661" calcext:value-type="float">
            <text:p>0.005265661</text:p>
          </table:table-cell>
          <table:table-cell office:value-type="float" office:value="0.005255383" calcext:value-type="float">
            <text:p>0.005255383</text:p>
          </table:table-cell>
          <table:table-cell office:value-type="float" office:value="0" calcext:value-type="float">
            <text:p>0</text:p>
          </table:table-cell>
          <table:table-cell office:value-type="float" office:value="35.04937" calcext:value-type="float">
            <text:p>35.04937</text:p>
          </table:table-cell>
          <table:table-cell office:value-type="float" office:value="30.38637" calcext:value-type="float">
            <text:p>30.38637</text:p>
          </table:table-cell>
          <table:table-cell office:value-type="float" office:value="17.92255" calcext:value-type="float">
            <text:p>17.92255</text:p>
          </table:table-cell>
          <table:table-cell office:value-type="float" office:value="8.930156" calcext:value-type="float">
            <text:p>8.930156</text:p>
          </table:table-cell>
          <table:table-cell office:value-type="float" office:value="5.713401" calcext:value-type="float">
            <text:p>5.713401</text:p>
          </table:table-cell>
          <table:table-cell office:value-type="float" office:value="2.159236" calcext:value-type="float">
            <text:p>2.159236</text:p>
          </table:table-cell>
          <table:table-cell office:value-type="float" office:value="1.189109" calcext:value-type="float">
            <text:p>1.189109</text:p>
          </table:table-cell>
          <table:table-cell office:value-type="float" office:value="4.176537" calcext:value-type="float">
            <text:p>4.176537</text:p>
          </table:table-cell>
          <table:table-cell office:value-type="float" office:value="3.57545" calcext:value-type="float">
            <text:p>3.57545</text:p>
          </table:table-cell>
          <table:table-cell office:value-type="float" office:value="1.088722" calcext:value-type="float">
            <text:p>1.088722</text:p>
          </table:table-cell>
          <table:table-cell office:value-type="float" office:value="0.3899244" calcext:value-type="float">
            <text:p>0.3899244</text:p>
          </table:table-cell>
          <table:table-cell office:value-type="float" office:value="0.4127589" calcext:value-type="float">
            <text:p>0.4127589</text:p>
          </table:table-cell>
          <table:table-cell office:value-type="float" office:value="0.3219441" calcext:value-type="float">
            <text:p>0.3219441</text:p>
          </table:table-cell>
          <table:table-cell office:value-type="float" office:value="0.3481091" calcext:value-type="float">
            <text:p>0.3481091</text:p>
          </table:table-cell>
          <table:table-cell office:value-type="float" office:value="0" calcext:value-type="float">
            <text:p>0</text:p>
          </table:table-cell>
          <table:table-cell office:value-type="float" office:value="255.613" calcext:value-type="float">
            <text:p>255.6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073512" calcext:value-type="float">
            <text:p>-0.00010735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032004" calcext:value-type="float">
            <text:p>17032004</text:p>
          </table:table-cell>
          <table:table-cell office:value-type="float" office:value="31.30099" calcext:value-type="float">
            <text:p>31.30099</text:p>
          </table:table-cell>
          <table:table-cell office:value-type="float" office:value="1087.27" calcext:value-type="float">
            <text:p>1087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7777" calcext:value-type="float">
            <text:p>0.277777</text:p>
          </table:table-cell>
          <table:table-cell office:value-type="float" office:value="8.580048" calcext:value-type="float">
            <text:p>8.580048</text:p>
          </table:table-cell>
          <table:table-cell office:value-type="float" office:value="0" calcext:value-type="float">
            <text:p>0</text:p>
          </table:table-cell>
          <table:table-cell office:value-type="float" office:value="0.00001339716" calcext:value-type="float">
            <text:p>1.339716E-05</text:p>
          </table:table-cell>
          <table:table-cell office:value-type="float" office:value="0" calcext:value-type="float">
            <text:p>0</text:p>
          </table:table-cell>
          <table:table-cell office:value-type="float" office:value="-0.005964547" calcext:value-type="float">
            <text:p>-0.005964547</text:p>
          </table:table-cell>
          <table:table-cell office:value-type="float" office:value="-0.002842351" calcext:value-type="float">
            <text:p>-0.002842351</text:p>
          </table:table-cell>
          <table:table-cell office:value-type="float" office:value="0.002153397" calcext:value-type="float">
            <text:p>0.002153397</text:p>
          </table:table-cell>
          <table:table-cell office:value-type="float" office:value="0.000000669914" calcext:value-type="float">
            <text:p>6.69914E-07</text:p>
          </table:table-cell>
          <table:table-cell office:value-type="float" office:value="13.84134" calcext:value-type="float">
            <text:p>13.84134</text:p>
          </table:table-cell>
          <table:table-cell office:value-type="float" office:value="0.1937658" calcext:value-type="float">
            <text:p>0.1937658</text:p>
          </table:table-cell>
          <table:table-cell office:value-type="float" office:value="0.06809045" calcext:value-type="float">
            <text:p>0.06809045</text:p>
          </table:table-cell>
          <table:table-cell office:value-type="float" office:value="0.05019329" calcext:value-type="float">
            <text:p>0.05019329</text:p>
          </table:table-cell>
          <table:table-cell office:value-type="float" office:value="0.03518659" calcext:value-type="float">
            <text:p>0.03518659</text:p>
          </table:table-cell>
          <table:table-cell office:value-type="float" office:value="0.03803362" calcext:value-type="float">
            <text:p>0.03803362</text:p>
          </table:table-cell>
          <table:table-cell office:value-type="float" office:value="0.01955875" calcext:value-type="float">
            <text:p>0.01955875</text:p>
          </table:table-cell>
          <table:table-cell office:value-type="float" office:value="0.01340921" calcext:value-type="float">
            <text:p>0.01340921</text:p>
          </table:table-cell>
          <table:table-cell office:value-type="float" office:value="0.03154076" calcext:value-type="float">
            <text:p>0.03154076</text:p>
          </table:table-cell>
          <table:table-cell office:value-type="float" office:value="0.0245755" calcext:value-type="float">
            <text:p>0.0245755</text:p>
          </table:table-cell>
          <table:table-cell office:value-type="float" office:value="0.02312507" calcext:value-type="float">
            <text:p>0.02312507</text:p>
          </table:table-cell>
          <table:table-cell office:value-type="float" office:value="0.02165974" calcext:value-type="float">
            <text:p>0.02165974</text:p>
          </table:table-cell>
          <table:table-cell office:value-type="float" office:value="0.02666382" calcext:value-type="float">
            <text:p>0.02666382</text:p>
          </table:table-cell>
          <table:table-cell office:value-type="float" office:value="0.005261598" calcext:value-type="float">
            <text:p>0.005261598</text:p>
          </table:table-cell>
          <table:table-cell office:value-type="float" office:value="0.005258726" calcext:value-type="float">
            <text:p>0.005258726</text:p>
          </table:table-cell>
          <table:table-cell office:value-type="float" office:value="0" calcext:value-type="float">
            <text:p>0</text:p>
          </table:table-cell>
          <table:table-cell office:value-type="float" office:value="30.37678" calcext:value-type="float">
            <text:p>30.37678</text:p>
          </table:table-cell>
          <table:table-cell office:value-type="float" office:value="29.41552" calcext:value-type="float">
            <text:p>29.41552</text:p>
          </table:table-cell>
          <table:table-cell office:value-type="float" office:value="17.65807" calcext:value-type="float">
            <text:p>17.65807</text:p>
          </table:table-cell>
          <table:table-cell office:value-type="float" office:value="8.931644" calcext:value-type="float">
            <text:p>8.931644</text:p>
          </table:table-cell>
          <table:table-cell office:value-type="float" office:value="5.668746" calcext:value-type="float">
            <text:p>5.668746</text:p>
          </table:table-cell>
          <table:table-cell office:value-type="float" office:value="2.159149" calcext:value-type="float">
            <text:p>2.159149</text:p>
          </table:table-cell>
          <table:table-cell office:value-type="float" office:value="1.116428" calcext:value-type="float">
            <text:p>1.116428</text:p>
          </table:table-cell>
          <table:table-cell office:value-type="float" office:value="4.168268" calcext:value-type="float">
            <text:p>4.168268</text:p>
          </table:table-cell>
          <table:table-cell office:value-type="float" office:value="3.589659" calcext:value-type="float">
            <text:p>3.589659</text:p>
          </table:table-cell>
          <table:table-cell office:value-type="float" office:value="1.089297" calcext:value-type="float">
            <text:p>1.089297</text:p>
          </table:table-cell>
          <table:table-cell office:value-type="float" office:value="0.3905872" calcext:value-type="float">
            <text:p>0.3905872</text:p>
          </table:table-cell>
          <table:table-cell office:value-type="float" office:value="0.4131343" calcext:value-type="float">
            <text:p>0.4131343</text:p>
          </table:table-cell>
          <table:table-cell office:value-type="float" office:value="0.3203166" calcext:value-type="float">
            <text:p>0.3203166</text:p>
          </table:table-cell>
          <table:table-cell office:value-type="float" office:value="0.3507666" calcext:value-type="float">
            <text:p>0.3507666</text:p>
          </table:table-cell>
          <table:table-cell office:value-type="float" office:value="0" calcext:value-type="float">
            <text:p>0</text:p>
          </table:table-cell>
          <table:table-cell office:value-type="float" office:value="247.6078" calcext:value-type="float">
            <text:p>247.60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140406" calcext:value-type="float">
            <text:p>-0.00011404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032004" calcext:value-type="float">
            <text:p>18032004</text:p>
          </table:table-cell>
          <table:table-cell office:value-type="float" office:value="31.42122" calcext:value-type="float">
            <text:p>31.42122</text:p>
          </table:table-cell>
          <table:table-cell office:value-type="float" office:value="1087.301" calcext:value-type="float">
            <text:p>1087.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10228" calcext:value-type="float">
            <text:p>0.2910228</text:p>
          </table:table-cell>
          <table:table-cell office:value-type="float" office:value="8.41337" calcext:value-type="float">
            <text:p>8.41337</text:p>
          </table:table-cell>
          <table:table-cell office:value-type="float" office:value="0" calcext:value-type="float">
            <text:p>0</text:p>
          </table:table-cell>
          <table:table-cell office:value-type="float" office:value="0.00001339716" calcext:value-type="float">
            <text:p>1.339716E-05</text:p>
          </table:table-cell>
          <table:table-cell office:value-type="float" office:value="0" calcext:value-type="float">
            <text:p>0</text:p>
          </table:table-cell>
          <table:table-cell office:value-type="float" office:value="-0.006673175" calcext:value-type="float">
            <text:p>-0.006673175</text:p>
          </table:table-cell>
          <table:table-cell office:value-type="float" office:value="-0.00374442" calcext:value-type="float">
            <text:p>-0.00374442</text:p>
          </table:table-cell>
          <table:table-cell office:value-type="float" office:value="0.002168015" calcext:value-type="float">
            <text:p>0.002168015</text:p>
          </table:table-cell>
          <table:table-cell office:value-type="float" office:value="0.0000009231" calcext:value-type="float">
            <text:p>9.231E-07</text:p>
          </table:table-cell>
          <table:table-cell office:value-type="float" office:value="14.25906" calcext:value-type="float">
            <text:p>14.25906</text:p>
          </table:table-cell>
          <table:table-cell office:value-type="float" office:value="0.1562055" calcext:value-type="float">
            <text:p>0.1562055</text:p>
          </table:table-cell>
          <table:table-cell office:value-type="float" office:value="0.05717211" calcext:value-type="float">
            <text:p>0.05717211</text:p>
          </table:table-cell>
          <table:table-cell office:value-type="float" office:value="0.04633623" calcext:value-type="float">
            <text:p>0.04633623</text:p>
          </table:table-cell>
          <table:table-cell office:value-type="float" office:value="0.03313309" calcext:value-type="float">
            <text:p>0.03313309</text:p>
          </table:table-cell>
          <table:table-cell office:value-type="float" office:value="0.03581572" calcext:value-type="float">
            <text:p>0.03581572</text:p>
          </table:table-cell>
          <table:table-cell office:value-type="float" office:value="0.01904676" calcext:value-type="float">
            <text:p>0.01904676</text:p>
          </table:table-cell>
          <table:table-cell office:value-type="float" office:value="0.01336754" calcext:value-type="float">
            <text:p>0.01336754</text:p>
          </table:table-cell>
          <table:table-cell office:value-type="float" office:value="0.03141191" calcext:value-type="float">
            <text:p>0.03141191</text:p>
          </table:table-cell>
          <table:table-cell office:value-type="float" office:value="0.02456537" calcext:value-type="float">
            <text:p>0.02456537</text:p>
          </table:table-cell>
          <table:table-cell office:value-type="float" office:value="0.02312637" calcext:value-type="float">
            <text:p>0.02312637</text:p>
          </table:table-cell>
          <table:table-cell office:value-type="float" office:value="0.02167436" calcext:value-type="float">
            <text:p>0.02167436</text:p>
          </table:table-cell>
          <table:table-cell office:value-type="float" office:value="0.02666234" calcext:value-type="float">
            <text:p>0.02666234</text:p>
          </table:table-cell>
          <table:table-cell office:value-type="float" office:value="0.005258472" calcext:value-type="float">
            <text:p>0.005258472</text:p>
          </table:table-cell>
          <table:table-cell office:value-type="float" office:value="0.005261206" calcext:value-type="float">
            <text:p>0.005261206</text:p>
          </table:table-cell>
          <table:table-cell office:value-type="float" office:value="0" calcext:value-type="float">
            <text:p>0</text:p>
          </table:table-cell>
          <table:table-cell office:value-type="float" office:value="22.27528" calcext:value-type="float">
            <text:p>22.27528</text:p>
          </table:table-cell>
          <table:table-cell office:value-type="float" office:value="26.74088" calcext:value-type="float">
            <text:p>26.74088</text:p>
          </table:table-cell>
          <table:table-cell office:value-type="float" office:value="17.29944" calcext:value-type="float">
            <text:p>17.29944</text:p>
          </table:table-cell>
          <table:table-cell office:value-type="float" office:value="8.885401" calcext:value-type="float">
            <text:p>8.885401</text:p>
          </table:table-cell>
          <table:table-cell office:value-type="float" office:value="5.582335" calcext:value-type="float">
            <text:p>5.582335</text:p>
          </table:table-cell>
          <table:table-cell office:value-type="float" office:value="2.139061" calcext:value-type="float">
            <text:p>2.139061</text:p>
          </table:table-cell>
          <table:table-cell office:value-type="float" office:value="1.105055" calcext:value-type="float">
            <text:p>1.105055</text:p>
          </table:table-cell>
          <table:table-cell office:value-type="float" office:value="4.149733" calcext:value-type="float">
            <text:p>4.149733</text:p>
          </table:table-cell>
          <table:table-cell office:value-type="float" office:value="3.607002" calcext:value-type="float">
            <text:p>3.607002</text:p>
          </table:table-cell>
          <table:table-cell office:value-type="float" office:value="1.089874" calcext:value-type="float">
            <text:p>1.089874</text:p>
          </table:table-cell>
          <table:table-cell office:value-type="float" office:value="0.3912685" calcext:value-type="float">
            <text:p>0.3912685</text:p>
          </table:table-cell>
          <table:table-cell office:value-type="float" office:value="0.4134113" calcext:value-type="float">
            <text:p>0.4134113</text:p>
          </table:table-cell>
          <table:table-cell office:value-type="float" office:value="0.3190235" calcext:value-type="float">
            <text:p>0.3190235</text:p>
          </table:table-cell>
          <table:table-cell office:value-type="float" office:value="0.3529754" calcext:value-type="float">
            <text:p>0.3529754</text:p>
          </table:table-cell>
          <table:table-cell office:value-type="float" office:value="0" calcext:value-type="float">
            <text:p>0</text:p>
          </table:table-cell>
          <table:table-cell office:value-type="float" office:value="268.1729" calcext:value-type="float">
            <text:p>268.17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355265" calcext:value-type="float">
            <text:p>-0.00013552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032004" calcext:value-type="float">
            <text:p>19032004</text:p>
          </table:table-cell>
          <table:table-cell office:value-type="float" office:value="31.50126" calcext:value-type="float">
            <text:p>31.50126</text:p>
          </table:table-cell>
          <table:table-cell office:value-type="float" office:value="1087.342" calcext:value-type="float">
            <text:p>1087.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06147" calcext:value-type="float">
            <text:p>0.3406147</text:p>
          </table:table-cell>
          <table:table-cell office:value-type="float" office:value="8.239137" calcext:value-type="float">
            <text:p>8.239137</text:p>
          </table:table-cell>
          <table:table-cell office:value-type="float" office:value="0" calcext:value-type="float">
            <text:p>0</text:p>
          </table:table-cell>
          <table:table-cell office:value-type="float" office:value="0.00001339716" calcext:value-type="float">
            <text:p>1.339716E-05</text:p>
          </table:table-cell>
          <table:table-cell office:value-type="float" office:value="0" calcext:value-type="float">
            <text:p>0</text:p>
          </table:table-cell>
          <table:table-cell office:value-type="float" office:value="-0.006673175" calcext:value-type="float">
            <text:p>-0.006673175</text:p>
          </table:table-cell>
          <table:table-cell office:value-type="float" office:value="-0.004966903" calcext:value-type="float">
            <text:p>-0.004966903</text:p>
          </table:table-cell>
          <table:table-cell office:value-type="float" office:value="0.002180505" calcext:value-type="float">
            <text:p>0.002180505</text:p>
          </table:table-cell>
          <table:table-cell office:value-type="float" office:value="0.0000009231193" calcext:value-type="float">
            <text:p>9.231193E-07</text:p>
          </table:table-cell>
          <table:table-cell office:value-type="float" office:value="14.6208" calcext:value-type="float">
            <text:p>14.6208</text:p>
          </table:table-cell>
          <table:table-cell office:value-type="float" office:value="0.1455422" calcext:value-type="float">
            <text:p>0.1455422</text:p>
          </table:table-cell>
          <table:table-cell office:value-type="float" office:value="0.04972766" calcext:value-type="float">
            <text:p>0.04972766</text:p>
          </table:table-cell>
          <table:table-cell office:value-type="float" office:value="0.04308167" calcext:value-type="float">
            <text:p>0.04308167</text:p>
          </table:table-cell>
          <table:table-cell office:value-type="float" office:value="0.03112669" calcext:value-type="float">
            <text:p>0.03112669</text:p>
          </table:table-cell>
          <table:table-cell office:value-type="float" office:value="0.03347446" calcext:value-type="float">
            <text:p>0.03347446</text:p>
          </table:table-cell>
          <table:table-cell office:value-type="float" office:value="0.01833189" calcext:value-type="float">
            <text:p>0.01833189</text:p>
          </table:table-cell>
          <table:table-cell office:value-type="float" office:value="0.01328168" calcext:value-type="float">
            <text:p>0.01328168</text:p>
          </table:table-cell>
          <table:table-cell office:value-type="float" office:value="0.03121228" calcext:value-type="float">
            <text:p>0.03121228</text:p>
          </table:table-cell>
          <table:table-cell office:value-type="float" office:value="0.02454408" calcext:value-type="float">
            <text:p>0.02454408</text:p>
          </table:table-cell>
          <table:table-cell office:value-type="float" office:value="0.02312558" calcext:value-type="float">
            <text:p>0.02312558</text:p>
          </table:table-cell>
          <table:table-cell office:value-type="float" office:value="0.02168827" calcext:value-type="float">
            <text:p>0.02168827</text:p>
          </table:table-cell>
          <table:table-cell office:value-type="float" office:value="0.02666001" calcext:value-type="float">
            <text:p>0.02666001</text:p>
          </table:table-cell>
          <table:table-cell office:value-type="float" office:value="0.005257419" calcext:value-type="float">
            <text:p>0.005257419</text:p>
          </table:table-cell>
          <table:table-cell office:value-type="float" office:value="0.005261658" calcext:value-type="float">
            <text:p>0.005261658</text:p>
          </table:table-cell>
          <table:table-cell office:value-type="float" office:value="0" calcext:value-type="float">
            <text:p>0</text:p>
          </table:table-cell>
          <table:table-cell office:value-type="float" office:value="13.49006" calcext:value-type="float">
            <text:p>13.49006</text:p>
          </table:table-cell>
          <table:table-cell office:value-type="float" office:value="25.15149" calcext:value-type="float">
            <text:p>25.15149</text:p>
          </table:table-cell>
          <table:table-cell office:value-type="float" office:value="16.73477" calcext:value-type="float">
            <text:p>16.73477</text:p>
          </table:table-cell>
          <table:table-cell office:value-type="float" office:value="8.751546" calcext:value-type="float">
            <text:p>8.751546</text:p>
          </table:table-cell>
          <table:table-cell office:value-type="float" office:value="5.491272" calcext:value-type="float">
            <text:p>5.491272</text:p>
          </table:table-cell>
          <table:table-cell office:value-type="float" office:value="2.123726" calcext:value-type="float">
            <text:p>2.123726</text:p>
          </table:table-cell>
          <table:table-cell office:value-type="float" office:value="1.10644" calcext:value-type="float">
            <text:p>1.10644</text:p>
          </table:table-cell>
          <table:table-cell office:value-type="float" office:value="4.131773" calcext:value-type="float">
            <text:p>4.131773</text:p>
          </table:table-cell>
          <table:table-cell office:value-type="float" office:value="3.622885" calcext:value-type="float">
            <text:p>3.622885</text:p>
          </table:table-cell>
          <table:table-cell office:value-type="float" office:value="1.090539" calcext:value-type="float">
            <text:p>1.090539</text:p>
          </table:table-cell>
          <table:table-cell office:value-type="float" office:value="0.3919592" calcext:value-type="float">
            <text:p>0.3919592</text:p>
          </table:table-cell>
          <table:table-cell office:value-type="float" office:value="0.4136248" calcext:value-type="float">
            <text:p>0.4136248</text:p>
          </table:table-cell>
          <table:table-cell office:value-type="float" office:value="0.3184866" calcext:value-type="float">
            <text:p>0.3184866</text:p>
          </table:table-cell>
          <table:table-cell office:value-type="float" office:value="0.3532491" calcext:value-type="float">
            <text:p>0.3532491</text:p>
          </table:table-cell>
          <table:table-cell office:value-type="float" office:value="0" calcext:value-type="float">
            <text:p>0</text:p>
          </table:table-cell>
          <table:table-cell office:value-type="float" office:value="335.2856" calcext:value-type="float">
            <text:p>335.2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644916" calcext:value-type="float">
            <text:p>-0.00016449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32004" calcext:value-type="float">
            <text:p>20032004</text:p>
          </table:table-cell>
          <table:table-cell office:value-type="float" office:value="31.42986" calcext:value-type="float">
            <text:p>31.42986</text:p>
          </table:table-cell>
          <table:table-cell office:value-type="float" office:value="1087.378" calcext:value-type="float">
            <text:p>1087.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59569" calcext:value-type="float">
            <text:p>0.4059569</text:p>
          </table:table-cell>
          <table:table-cell office:value-type="float" office:value="8.205907" calcext:value-type="float">
            <text:p>8.205907</text:p>
          </table:table-cell>
          <table:table-cell office:value-type="float" office:value="0" calcext:value-type="float">
            <text:p>0</text:p>
          </table:table-cell>
          <table:table-cell office:value-type="float" office:value="0.00001339716" calcext:value-type="float">
            <text:p>1.339716E-05</text:p>
          </table:table-cell>
          <table:table-cell office:value-type="float" office:value="0" calcext:value-type="float">
            <text:p>0</text:p>
          </table:table-cell>
          <table:table-cell office:value-type="float" office:value="-0.006673175" calcext:value-type="float">
            <text:p>-0.006673175</text:p>
          </table:table-cell>
          <table:table-cell office:value-type="float" office:value="-0.005539809" calcext:value-type="float">
            <text:p>-0.005539809</text:p>
          </table:table-cell>
          <table:table-cell office:value-type="float" office:value="0.002191443" calcext:value-type="float">
            <text:p>0.002191443</text:p>
          </table:table-cell>
          <table:table-cell office:value-type="float" office:value="0.0000009350948" calcext:value-type="float">
            <text:p>9.350948E-07</text:p>
          </table:table-cell>
          <table:table-cell office:value-type="float" office:value="14.63292" calcext:value-type="float">
            <text:p>14.63292</text:p>
          </table:table-cell>
          <table:table-cell office:value-type="float" office:value="0.1248043" calcext:value-type="float">
            <text:p>0.1248043</text:p>
          </table:table-cell>
          <table:table-cell office:value-type="float" office:value="0.04539637" calcext:value-type="float">
            <text:p>0.04539637</text:p>
          </table:table-cell>
          <table:table-cell office:value-type="float" office:value="0.04044506" calcext:value-type="float">
            <text:p>0.04044506</text:p>
          </table:table-cell>
          <table:table-cell office:value-type="float" office:value="0.02876907" calcext:value-type="float">
            <text:p>0.02876907</text:p>
          </table:table-cell>
          <table:table-cell office:value-type="float" office:value="0.03047389" calcext:value-type="float">
            <text:p>0.03047389</text:p>
          </table:table-cell>
          <table:table-cell office:value-type="float" office:value="0.0173107" calcext:value-type="float">
            <text:p>0.0173107</text:p>
          </table:table-cell>
          <table:table-cell office:value-type="float" office:value="0.01302927" calcext:value-type="float">
            <text:p>0.01302927</text:p>
          </table:table-cell>
          <table:table-cell office:value-type="float" office:value="0.0309251" calcext:value-type="float">
            <text:p>0.0309251</text:p>
          </table:table-cell>
          <table:table-cell office:value-type="float" office:value="0.02450557" calcext:value-type="float">
            <text:p>0.02450557</text:p>
          </table:table-cell>
          <table:table-cell office:value-type="float" office:value="0.02312165" calcext:value-type="float">
            <text:p>0.02312165</text:p>
          </table:table-cell>
          <table:table-cell office:value-type="float" office:value="0.02170134" calcext:value-type="float">
            <text:p>0.02170134</text:p>
          </table:table-cell>
          <table:table-cell office:value-type="float" office:value="0.0266569" calcext:value-type="float">
            <text:p>0.0266569</text:p>
          </table:table-cell>
          <table:table-cell office:value-type="float" office:value="0.00525726" calcext:value-type="float">
            <text:p>0.00525726</text:p>
          </table:table-cell>
          <table:table-cell office:value-type="float" office:value="0.005261226" calcext:value-type="float">
            <text:p>0.005261226</text:p>
          </table:table-cell>
          <table:table-cell office:value-type="float" office:value="0" calcext:value-type="float">
            <text:p>0</text:p>
          </table:table-cell>
          <table:table-cell office:value-type="float" office:value="13.27947" calcext:value-type="float">
            <text:p>13.27947</text:p>
          </table:table-cell>
          <table:table-cell office:value-type="float" office:value="24.10323" calcext:value-type="float">
            <text:p>24.10323</text:p>
          </table:table-cell>
          <table:table-cell office:value-type="float" office:value="16.28541" calcext:value-type="float">
            <text:p>16.28541</text:p>
          </table:table-cell>
          <table:table-cell office:value-type="float" office:value="8.617061" calcext:value-type="float">
            <text:p>8.617061</text:p>
          </table:table-cell>
          <table:table-cell office:value-type="float" office:value="5.404707" calcext:value-type="float">
            <text:p>5.404707</text:p>
          </table:table-cell>
          <table:table-cell office:value-type="float" office:value="2.111057" calcext:value-type="float">
            <text:p>2.111057</text:p>
          </table:table-cell>
          <table:table-cell office:value-type="float" office:value="1.110036" calcext:value-type="float">
            <text:p>1.110036</text:p>
          </table:table-cell>
          <table:table-cell office:value-type="float" office:value="4.114389" calcext:value-type="float">
            <text:p>4.114389</text:p>
          </table:table-cell>
          <table:table-cell office:value-type="float" office:value="3.638319" calcext:value-type="float">
            <text:p>3.638319</text:p>
          </table:table-cell>
          <table:table-cell office:value-type="float" office:value="1.09127" calcext:value-type="float">
            <text:p>1.09127</text:p>
          </table:table-cell>
          <table:table-cell office:value-type="float" office:value="0.3926541" calcext:value-type="float">
            <text:p>0.3926541</text:p>
          </table:table-cell>
          <table:table-cell office:value-type="float" office:value="0.4138207" calcext:value-type="float">
            <text:p>0.4138207</text:p>
          </table:table-cell>
          <table:table-cell office:value-type="float" office:value="0.318245" calcext:value-type="float">
            <text:p>0.318245</text:p>
          </table:table-cell>
          <table:table-cell office:value-type="float" office:value="0.3532493" calcext:value-type="float">
            <text:p>0.3532493</text:p>
          </table:table-cell>
          <table:table-cell office:value-type="float" office:value="0" calcext:value-type="float">
            <text:p>0</text:p>
          </table:table-cell>
          <table:table-cell office:value-type="float" office:value="422.3535" calcext:value-type="float">
            <text:p>422.3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777079" calcext:value-type="float">
            <text:p>-0.00017770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032004" calcext:value-type="float">
            <text:p>21032004</text:p>
          </table:table-cell>
          <table:table-cell office:value-type="float" office:value="31.31842" calcext:value-type="float">
            <text:p>31.31842</text:p>
          </table:table-cell>
          <table:table-cell office:value-type="float" office:value="1087.398" calcext:value-type="float">
            <text:p>1087.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2198" calcext:value-type="float">
            <text:p>0.482198</text:p>
          </table:table-cell>
          <table:table-cell office:value-type="float" office:value="8.218087" calcext:value-type="float">
            <text:p>8.218087</text:p>
          </table:table-cell>
          <table:table-cell office:value-type="float" office:value="0" calcext:value-type="float">
            <text:p>0</text:p>
          </table:table-cell>
          <table:table-cell office:value-type="float" office:value="0.00001339716" calcext:value-type="float">
            <text:p>1.339716E-05</text:p>
          </table:table-cell>
          <table:table-cell office:value-type="float" office:value="0" calcext:value-type="float">
            <text:p>0</text:p>
          </table:table-cell>
          <table:table-cell office:value-type="float" office:value="-0.006673175" calcext:value-type="float">
            <text:p>-0.006673175</text:p>
          </table:table-cell>
          <table:table-cell office:value-type="float" office:value="-0.005591841" calcext:value-type="float">
            <text:p>-0.005591841</text:p>
          </table:table-cell>
          <table:table-cell office:value-type="float" office:value="0.002205295" calcext:value-type="float">
            <text:p>0.002205295</text:p>
          </table:table-cell>
          <table:table-cell office:value-type="float" office:value="0.0000009384245" calcext:value-type="float">
            <text:p>9.384245E-07</text:p>
          </table:table-cell>
          <table:table-cell office:value-type="float" office:value="14.47534" calcext:value-type="float">
            <text:p>14.47534</text:p>
          </table:table-cell>
          <table:table-cell office:value-type="float" office:value="0.1432348" calcext:value-type="float">
            <text:p>0.1432348</text:p>
          </table:table-cell>
          <table:table-cell office:value-type="float" office:value="0.04474038" calcext:value-type="float">
            <text:p>0.04474038</text:p>
          </table:table-cell>
          <table:table-cell office:value-type="float" office:value="0.04046909" calcext:value-type="float">
            <text:p>0.04046909</text:p>
          </table:table-cell>
          <table:table-cell office:value-type="float" office:value="0.02817533" calcext:value-type="float">
            <text:p>0.02817533</text:p>
          </table:table-cell>
          <table:table-cell office:value-type="float" office:value="0.02938724" calcext:value-type="float">
            <text:p>0.02938724</text:p>
          </table:table-cell>
          <table:table-cell office:value-type="float" office:value="0.01662516" calcext:value-type="float">
            <text:p>0.01662516</text:p>
          </table:table-cell>
          <table:table-cell office:value-type="float" office:value="0.01277929" calcext:value-type="float">
            <text:p>0.01277929</text:p>
          </table:table-cell>
          <table:table-cell office:value-type="float" office:value="0.03056039" calcext:value-type="float">
            <text:p>0.03056039</text:p>
          </table:table-cell>
          <table:table-cell office:value-type="float" office:value="0.0244445" calcext:value-type="float">
            <text:p>0.0244445</text:p>
          </table:table-cell>
          <table:table-cell office:value-type="float" office:value="0.02311315" calcext:value-type="float">
            <text:p>0.02311315</text:p>
          </table:table-cell>
          <table:table-cell office:value-type="float" office:value="0.02171342" calcext:value-type="float">
            <text:p>0.02171342</text:p>
          </table:table-cell>
          <table:table-cell office:value-type="float" office:value="0.02665289" calcext:value-type="float">
            <text:p>0.02665289</text:p>
          </table:table-cell>
          <table:table-cell office:value-type="float" office:value="0.005257111" calcext:value-type="float">
            <text:p>0.005257111</text:p>
          </table:table-cell>
          <table:table-cell office:value-type="float" office:value="0.005260797" calcext:value-type="float">
            <text:p>0.005260797</text:p>
          </table:table-cell>
          <table:table-cell office:value-type="float" office:value="0" calcext:value-type="float">
            <text:p>0</text:p>
          </table:table-cell>
          <table:table-cell office:value-type="float" office:value="16.29142" calcext:value-type="float">
            <text:p>16.29142</text:p>
          </table:table-cell>
          <table:table-cell office:value-type="float" office:value="23.89328" calcext:value-type="float">
            <text:p>23.89328</text:p>
          </table:table-cell>
          <table:table-cell office:value-type="float" office:value="15.99949" calcext:value-type="float">
            <text:p>15.99949</text:p>
          </table:table-cell>
          <table:table-cell office:value-type="float" office:value="8.514295" calcext:value-type="float">
            <text:p>8.514295</text:p>
          </table:table-cell>
          <table:table-cell office:value-type="float" office:value="5.326218" calcext:value-type="float">
            <text:p>5.326218</text:p>
          </table:table-cell>
          <table:table-cell office:value-type="float" office:value="2.099668" calcext:value-type="float">
            <text:p>2.099668</text:p>
          </table:table-cell>
          <table:table-cell office:value-type="float" office:value="1.11407" calcext:value-type="float">
            <text:p>1.11407</text:p>
          </table:table-cell>
          <table:table-cell office:value-type="float" office:value="4.096381" calcext:value-type="float">
            <text:p>4.096381</text:p>
          </table:table-cell>
          <table:table-cell office:value-type="float" office:value="3.654436" calcext:value-type="float">
            <text:p>3.654436</text:p>
          </table:table-cell>
          <table:table-cell office:value-type="float" office:value="1.092051" calcext:value-type="float">
            <text:p>1.092051</text:p>
          </table:table-cell>
          <table:table-cell office:value-type="float" office:value="0.3933542" calcext:value-type="float">
            <text:p>0.3933542</text:p>
          </table:table-cell>
          <table:table-cell office:value-type="float" office:value="0.414011" calcext:value-type="float">
            <text:p>0.414011</text:p>
          </table:table-cell>
          <table:table-cell office:value-type="float" office:value="0.3180155" calcext:value-type="float">
            <text:p>0.3180155</text:p>
          </table:table-cell>
          <table:table-cell office:value-type="float" office:value="0.3532495" calcext:value-type="float">
            <text:p>0.3532495</text:p>
          </table:table-cell>
          <table:table-cell office:value-type="float" office:value="0" calcext:value-type="float">
            <text:p>0</text:p>
          </table:table-cell>
          <table:table-cell office:value-type="float" office:value="521.3279" calcext:value-type="float">
            <text:p>521.32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817784" calcext:value-type="float">
            <text:p>-0.00018177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032004" calcext:value-type="float">
            <text:p>22032004</text:p>
          </table:table-cell>
          <table:table-cell office:value-type="float" office:value="31.09056" calcext:value-type="float">
            <text:p>31.09056</text:p>
          </table:table-cell>
          <table:table-cell office:value-type="float" office:value="1087.445" calcext:value-type="float">
            <text:p>1087.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7391" calcext:value-type="float">
            <text:p>0.647391</text:p>
          </table:table-cell>
          <table:table-cell office:value-type="float" office:value="8.231699" calcext:value-type="float">
            <text:p>8.231699</text:p>
          </table:table-cell>
          <table:table-cell office:value-type="float" office:value="0" calcext:value-type="float">
            <text:p>0</text:p>
          </table:table-cell>
          <table:table-cell office:value-type="float" office:value="0.00001339716" calcext:value-type="float">
            <text:p>1.339716E-05</text:p>
          </table:table-cell>
          <table:table-cell office:value-type="float" office:value="0" calcext:value-type="float">
            <text:p>0</text:p>
          </table:table-cell>
          <table:table-cell office:value-type="float" office:value="-0.006673175" calcext:value-type="float">
            <text:p>-0.006673175</text:p>
          </table:table-cell>
          <table:table-cell office:value-type="float" office:value="-0.005663079" calcext:value-type="float">
            <text:p>-0.005663079</text:p>
          </table:table-cell>
          <table:table-cell office:value-type="float" office:value="0.002202448" calcext:value-type="float">
            <text:p>0.002202448</text:p>
          </table:table-cell>
          <table:table-cell office:value-type="float" office:value="0.0000009393562" calcext:value-type="float">
            <text:p>9.393562E-07</text:p>
          </table:table-cell>
          <table:table-cell office:value-type="float" office:value="14.11644" calcext:value-type="float">
            <text:p>14.11644</text:p>
          </table:table-cell>
          <table:table-cell office:value-type="float" office:value="0.1751556" calcext:value-type="float">
            <text:p>0.1751556</text:p>
          </table:table-cell>
          <table:table-cell office:value-type="float" office:value="0.04331084" calcext:value-type="float">
            <text:p>0.04331084</text:p>
          </table:table-cell>
          <table:table-cell office:value-type="float" office:value="0.03984905" calcext:value-type="float">
            <text:p>0.03984905</text:p>
          </table:table-cell>
          <table:table-cell office:value-type="float" office:value="0.02767346" calcext:value-type="float">
            <text:p>0.02767346</text:p>
          </table:table-cell>
          <table:table-cell office:value-type="float" office:value="0.02878979" calcext:value-type="float">
            <text:p>0.02878979</text:p>
          </table:table-cell>
          <table:table-cell office:value-type="float" office:value="0.0161556" calcext:value-type="float">
            <text:p>0.0161556</text:p>
          </table:table-cell>
          <table:table-cell office:value-type="float" office:value="0.01260273" calcext:value-type="float">
            <text:p>0.01260273</text:p>
          </table:table-cell>
          <table:table-cell office:value-type="float" office:value="0.03020591" calcext:value-type="float">
            <text:p>0.03020591</text:p>
          </table:table-cell>
          <table:table-cell office:value-type="float" office:value="0.02436291" calcext:value-type="float">
            <text:p>0.02436291</text:p>
          </table:table-cell>
          <table:table-cell office:value-type="float" office:value="0.02309936" calcext:value-type="float">
            <text:p>0.02309936</text:p>
          </table:table-cell>
          <table:table-cell office:value-type="float" office:value="0.02172431" calcext:value-type="float">
            <text:p>0.02172431</text:p>
          </table:table-cell>
          <table:table-cell office:value-type="float" office:value="0.02664789" calcext:value-type="float">
            <text:p>0.02664789</text:p>
          </table:table-cell>
          <table:table-cell office:value-type="float" office:value="0.005256963" calcext:value-type="float">
            <text:p>0.005256963</text:p>
          </table:table-cell>
          <table:table-cell office:value-type="float" office:value="0.005260365" calcext:value-type="float">
            <text:p>0.005260365</text:p>
          </table:table-cell>
          <table:table-cell office:value-type="float" office:value="0" calcext:value-type="float">
            <text:p>0</text:p>
          </table:table-cell>
          <table:table-cell office:value-type="float" office:value="18.82927" calcext:value-type="float">
            <text:p>18.82927</text:p>
          </table:table-cell>
          <table:table-cell office:value-type="float" office:value="23.71054" calcext:value-type="float">
            <text:p>23.71054</text:p>
          </table:table-cell>
          <table:table-cell office:value-type="float" office:value="15.82571" calcext:value-type="float">
            <text:p>15.82571</text:p>
          </table:table-cell>
          <table:table-cell office:value-type="float" office:value="8.441397" calcext:value-type="float">
            <text:p>8.441397</text:p>
          </table:table-cell>
          <table:table-cell office:value-type="float" office:value="5.280831" calcext:value-type="float">
            <text:p>5.280831</text:p>
          </table:table-cell>
          <table:table-cell office:value-type="float" office:value="2.090165" calcext:value-type="float">
            <text:p>2.090165</text:p>
          </table:table-cell>
          <table:table-cell office:value-type="float" office:value="1.118184" calcext:value-type="float">
            <text:p>1.118184</text:p>
          </table:table-cell>
          <table:table-cell office:value-type="float" office:value="4.081192" calcext:value-type="float">
            <text:p>4.081192</text:p>
          </table:table-cell>
          <table:table-cell office:value-type="float" office:value="3.668475" calcext:value-type="float">
            <text:p>3.668475</text:p>
          </table:table-cell>
          <table:table-cell office:value-type="float" office:value="1.092923" calcext:value-type="float">
            <text:p>1.092923</text:p>
          </table:table-cell>
          <table:table-cell office:value-type="float" office:value="0.3940603" calcext:value-type="float">
            <text:p>0.3940603</text:p>
          </table:table-cell>
          <table:table-cell office:value-type="float" office:value="0.4141991" calcext:value-type="float">
            <text:p>0.4141991</text:p>
          </table:table-cell>
          <table:table-cell office:value-type="float" office:value="0.3177961" calcext:value-type="float">
            <text:p>0.3177961</text:p>
          </table:table-cell>
          <table:table-cell office:value-type="float" office:value="0.3532498" calcext:value-type="float">
            <text:p>0.3532498</text:p>
          </table:table-cell>
          <table:table-cell office:value-type="float" office:value="0" calcext:value-type="float">
            <text:p>0</text:p>
          </table:table-cell>
          <table:table-cell office:value-type="float" office:value="735.9343" calcext:value-type="float">
            <text:p>735.9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859263" calcext:value-type="float">
            <text:p>-0.000185926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032004" calcext:value-type="float">
            <text:p>23032004</text:p>
          </table:table-cell>
          <table:table-cell office:value-type="float" office:value="30.96007" calcext:value-type="float">
            <text:p>30.96007</text:p>
          </table:table-cell>
          <table:table-cell office:value-type="float" office:value="1087.469" calcext:value-type="float">
            <text:p>1087.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61525" calcext:value-type="float">
            <text:p>0.7361525</text:p>
          </table:table-cell>
          <table:table-cell office:value-type="float" office:value="8.2463" calcext:value-type="float">
            <text:p>8.2463</text:p>
          </table:table-cell>
          <table:table-cell office:value-type="float" office:value="0" calcext:value-type="float">
            <text:p>0</text:p>
          </table:table-cell>
          <table:table-cell office:value-type="float" office:value="0.00001339716" calcext:value-type="float">
            <text:p>1.339716E-05</text:p>
          </table:table-cell>
          <table:table-cell office:value-type="float" office:value="0" calcext:value-type="float">
            <text:p>0</text:p>
          </table:table-cell>
          <table:table-cell office:value-type="float" office:value="-0.006673175" calcext:value-type="float">
            <text:p>-0.006673175</text:p>
          </table:table-cell>
          <table:table-cell office:value-type="float" office:value="-0.005738236" calcext:value-type="float">
            <text:p>-0.005738236</text:p>
          </table:table-cell>
          <table:table-cell office:value-type="float" office:value="0.00221142" calcext:value-type="float">
            <text:p>0.00221142</text:p>
          </table:table-cell>
          <table:table-cell office:value-type="float" office:value="0.0000009409611" calcext:value-type="float">
            <text:p>9.409611E-07</text:p>
          </table:table-cell>
          <table:table-cell office:value-type="float" office:value="13.93902" calcext:value-type="float">
            <text:p>13.93902</text:p>
          </table:table-cell>
          <table:table-cell office:value-type="float" office:value="0.1842124" calcext:value-type="float">
            <text:p>0.1842124</text:p>
          </table:table-cell>
          <table:table-cell office:value-type="float" office:value="0.04228137" calcext:value-type="float">
            <text:p>0.04228137</text:p>
          </table:table-cell>
          <table:table-cell office:value-type="float" office:value="0.03932958" calcext:value-type="float">
            <text:p>0.03932958</text:p>
          </table:table-cell>
          <table:table-cell office:value-type="float" office:value="0.02713616" calcext:value-type="float">
            <text:p>0.02713616</text:p>
          </table:table-cell>
          <table:table-cell office:value-type="float" office:value="0.02809145" calcext:value-type="float">
            <text:p>0.02809145</text:p>
          </table:table-cell>
          <table:table-cell office:value-type="float" office:value="0.01568109" calcext:value-type="float">
            <text:p>0.01568109</text:p>
          </table:table-cell>
          <table:table-cell office:value-type="float" office:value="0.01239632" calcext:value-type="float">
            <text:p>0.01239632</text:p>
          </table:table-cell>
          <table:table-cell office:value-type="float" office:value="0.02984636" calcext:value-type="float">
            <text:p>0.02984636</text:p>
          </table:table-cell>
          <table:table-cell office:value-type="float" office:value="0.02426806" calcext:value-type="float">
            <text:p>0.02426806</text:p>
          </table:table-cell>
          <table:table-cell office:value-type="float" office:value="0.02308029" calcext:value-type="float">
            <text:p>0.02308029</text:p>
          </table:table-cell>
          <table:table-cell office:value-type="float" office:value="0.02173383" calcext:value-type="float">
            <text:p>0.02173383</text:p>
          </table:table-cell>
          <table:table-cell office:value-type="float" office:value="0.02664177" calcext:value-type="float">
            <text:p>0.02664177</text:p>
          </table:table-cell>
          <table:table-cell office:value-type="float" office:value="0.005256817" calcext:value-type="float">
            <text:p>0.005256817</text:p>
          </table:table-cell>
          <table:table-cell office:value-type="float" office:value="0.005259939" calcext:value-type="float">
            <text:p>0.005259939</text:p>
          </table:table-cell>
          <table:table-cell office:value-type="float" office:value="0" calcext:value-type="float">
            <text:p>0</text:p>
          </table:table-cell>
          <table:table-cell office:value-type="float" office:value="20.52249" calcext:value-type="float">
            <text:p>20.52249</text:p>
          </table:table-cell>
          <table:table-cell office:value-type="float" office:value="23.52899" calcext:value-type="float">
            <text:p>23.52899</text:p>
          </table:table-cell>
          <table:table-cell office:value-type="float" office:value="15.67385" calcext:value-type="float">
            <text:p>15.67385</text:p>
          </table:table-cell>
          <table:table-cell office:value-type="float" office:value="8.384225" calcext:value-type="float">
            <text:p>8.384225</text:p>
          </table:table-cell>
          <table:table-cell office:value-type="float" office:value="5.23904" calcext:value-type="float">
            <text:p>5.23904</text:p>
          </table:table-cell>
          <table:table-cell office:value-type="float" office:value="2.083247" calcext:value-type="float">
            <text:p>2.083247</text:p>
          </table:table-cell>
          <table:table-cell office:value-type="float" office:value="1.12303" calcext:value-type="float">
            <text:p>1.12303</text:p>
          </table:table-cell>
          <table:table-cell office:value-type="float" office:value="4.068439" calcext:value-type="float">
            <text:p>4.068439</text:p>
          </table:table-cell>
          <table:table-cell office:value-type="float" office:value="3.680708" calcext:value-type="float">
            <text:p>3.680708</text:p>
          </table:table-cell>
          <table:table-cell office:value-type="float" office:value="1.093894" calcext:value-type="float">
            <text:p>1.093894</text:p>
          </table:table-cell>
          <table:table-cell office:value-type="float" office:value="0.3947737" calcext:value-type="float">
            <text:p>0.3947737</text:p>
          </table:table-cell>
          <table:table-cell office:value-type="float" office:value="0.4143879" calcext:value-type="float">
            <text:p>0.4143879</text:p>
          </table:table-cell>
          <table:table-cell office:value-type="float" office:value="0.3175863" calcext:value-type="float">
            <text:p>0.3175863</text:p>
          </table:table-cell>
          <table:table-cell office:value-type="float" office:value="0.35325" calcext:value-type="float">
            <text:p>0.35325</text:p>
          </table:table-cell>
          <table:table-cell office:value-type="float" office:value="0" calcext:value-type="float">
            <text:p>0</text:p>
          </table:table-cell>
          <table:table-cell office:value-type="float" office:value="852.3422" calcext:value-type="float">
            <text:p>852.34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904002" calcext:value-type="float">
            <text:p>-0.000190400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032004" calcext:value-type="float">
            <text:p>24032004</text:p>
          </table:table-cell>
          <table:table-cell office:value-type="float" office:value="30.65895" calcext:value-type="float">
            <text:p>30.65895</text:p>
          </table:table-cell>
          <table:table-cell office:value-type="float" office:value="1087.533" calcext:value-type="float">
            <text:p>1087.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11996" calcext:value-type="float">
            <text:p>0.9511996</text:p>
          </table:table-cell>
          <table:table-cell office:value-type="float" office:value="8.26606" calcext:value-type="float">
            <text:p>8.26606</text:p>
          </table:table-cell>
          <table:table-cell office:value-type="float" office:value="0" calcext:value-type="float">
            <text:p>0</text:p>
          </table:table-cell>
          <table:table-cell office:value-type="float" office:value="0.00001339716" calcext:value-type="float">
            <text:p>1.339716E-05</text:p>
          </table:table-cell>
          <table:table-cell office:value-type="float" office:value="0" calcext:value-type="float">
            <text:p>0</text:p>
          </table:table-cell>
          <table:table-cell office:value-type="float" office:value="-0.006673175" calcext:value-type="float">
            <text:p>-0.006673175</text:p>
          </table:table-cell>
          <table:table-cell office:value-type="float" office:value="-0.005858938" calcext:value-type="float">
            <text:p>-0.005858938</text:p>
          </table:table-cell>
          <table:table-cell office:value-type="float" office:value="0.002193784" calcext:value-type="float">
            <text:p>0.002193784</text:p>
          </table:table-cell>
          <table:table-cell office:value-type="float" office:value="0.0000009414681" calcext:value-type="float">
            <text:p>9.414681E-07</text:p>
          </table:table-cell>
          <table:table-cell office:value-type="float" office:value="13.50016" calcext:value-type="float">
            <text:p>13.50016</text:p>
          </table:table-cell>
          <table:table-cell office:value-type="float" office:value="0.2023989" calcext:value-type="float">
            <text:p>0.2023989</text:p>
          </table:table-cell>
          <table:table-cell office:value-type="float" office:value="0.04031872" calcext:value-type="float">
            <text:p>0.04031872</text:p>
          </table:table-cell>
          <table:table-cell office:value-type="float" office:value="0.03764662" calcext:value-type="float">
            <text:p>0.03764662</text:p>
          </table:table-cell>
          <table:table-cell office:value-type="float" office:value="0.02590364" calcext:value-type="float">
            <text:p>0.02590364</text:p>
          </table:table-cell>
          <table:table-cell office:value-type="float" office:value="0.02671661" calcext:value-type="float">
            <text:p>0.02671661</text:p>
          </table:table-cell>
          <table:table-cell office:value-type="float" office:value="0.0150866" calcext:value-type="float">
            <text:p>0.0150866</text:p>
          </table:table-cell>
          <table:table-cell office:value-type="float" office:value="0.01211473" calcext:value-type="float">
            <text:p>0.01211473</text:p>
          </table:table-cell>
          <table:table-cell office:value-type="float" office:value="0.02945906" calcext:value-type="float">
            <text:p>0.02945906</text:p>
          </table:table-cell>
          <table:table-cell office:value-type="float" office:value="0.02416272" calcext:value-type="float">
            <text:p>0.02416272</text:p>
          </table:table-cell>
          <table:table-cell office:value-type="float" office:value="0.02305603" calcext:value-type="float">
            <text:p>0.02305603</text:p>
          </table:table-cell>
          <table:table-cell office:value-type="float" office:value="0.02174193" calcext:value-type="float">
            <text:p>0.02174193</text:p>
          </table:table-cell>
          <table:table-cell office:value-type="float" office:value="0.02663442" calcext:value-type="float">
            <text:p>0.02663442</text:p>
          </table:table-cell>
          <table:table-cell office:value-type="float" office:value="0.005256679" calcext:value-type="float">
            <text:p>0.005256679</text:p>
          </table:table-cell>
          <table:table-cell office:value-type="float" office:value="0.005259509" calcext:value-type="float">
            <text:p>0.005259509</text:p>
          </table:table-cell>
          <table:table-cell office:value-type="float" office:value="0" calcext:value-type="float">
            <text:p>0</text:p>
          </table:table-cell>
          <table:table-cell office:value-type="float" office:value="22.58591" calcext:value-type="float">
            <text:p>22.58591</text:p>
          </table:table-cell>
          <table:table-cell office:value-type="float" office:value="23.4931" calcext:value-type="float">
            <text:p>23.4931</text:p>
          </table:table-cell>
          <table:table-cell office:value-type="float" office:value="15.56598" calcext:value-type="float">
            <text:p>15.56598</text:p>
          </table:table-cell>
          <table:table-cell office:value-type="float" office:value="8.334378" calcext:value-type="float">
            <text:p>8.334378</text:p>
          </table:table-cell>
          <table:table-cell office:value-type="float" office:value="5.20894" calcext:value-type="float">
            <text:p>5.20894</text:p>
          </table:table-cell>
          <table:table-cell office:value-type="float" office:value="2.078203" calcext:value-type="float">
            <text:p>2.078203</text:p>
          </table:table-cell>
          <table:table-cell office:value-type="float" office:value="1.128544" calcext:value-type="float">
            <text:p>1.128544</text:p>
          </table:table-cell>
          <table:table-cell office:value-type="float" office:value="4.055454" calcext:value-type="float">
            <text:p>4.055454</text:p>
          </table:table-cell>
          <table:table-cell office:value-type="float" office:value="3.693275" calcext:value-type="float">
            <text:p>3.693275</text:p>
          </table:table-cell>
          <table:table-cell office:value-type="float" office:value="1.094948" calcext:value-type="float">
            <text:p>1.094948</text:p>
          </table:table-cell>
          <table:table-cell office:value-type="float" office:value="0.3954946" calcext:value-type="float">
            <text:p>0.3954946</text:p>
          </table:table-cell>
          <table:table-cell office:value-type="float" office:value="0.4145799" calcext:value-type="float">
            <text:p>0.4145799</text:p>
          </table:table-cell>
          <table:table-cell office:value-type="float" office:value="0.3173847" calcext:value-type="float">
            <text:p>0.3173847</text:p>
          </table:table-cell>
          <table:table-cell office:value-type="float" office:value="0.3532503" calcext:value-type="float">
            <text:p>0.3532503</text:p>
          </table:table-cell>
          <table:table-cell office:value-type="float" office:value="0" calcext:value-type="float">
            <text:p>0</text:p>
          </table:table-cell>
          <table:table-cell office:value-type="float" office:value="1135.317" calcext:value-type="float">
            <text:p>1135.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973337" calcext:value-type="float">
            <text:p>-0.000197333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32004" calcext:value-type="float">
            <text:p>25032004</text:p>
          </table:table-cell>
          <table:table-cell office:value-type="float" office:value="30.60727" calcext:value-type="float">
            <text:p>30.60727</text:p>
          </table:table-cell>
          <table:table-cell office:value-type="float" office:value="1087.542" calcext:value-type="float">
            <text:p>1087.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63378" calcext:value-type="float">
            <text:p>0.9763378</text:p>
          </table:table-cell>
          <table:table-cell office:value-type="float" office:value="8.280052" calcext:value-type="float">
            <text:p>8.280052</text:p>
          </table:table-cell>
          <table:table-cell office:value-type="float" office:value="0" calcext:value-type="float">
            <text:p>0</text:p>
          </table:table-cell>
          <table:table-cell office:value-type="float" office:value="0.00001339716" calcext:value-type="float">
            <text:p>1.339716E-05</text:p>
          </table:table-cell>
          <table:table-cell office:value-type="float" office:value="0" calcext:value-type="float">
            <text:p>0</text:p>
          </table:table-cell>
          <table:table-cell office:value-type="float" office:value="-0.006673175" calcext:value-type="float">
            <text:p>-0.006673175</text:p>
          </table:table-cell>
          <table:table-cell office:value-type="float" office:value="-0.006000404" calcext:value-type="float">
            <text:p>-0.006000404</text:p>
          </table:table-cell>
          <table:table-cell office:value-type="float" office:value="0.002208544" calcext:value-type="float">
            <text:p>0.002208544</text:p>
          </table:table-cell>
          <table:table-cell office:value-type="float" office:value="0.0000009425712" calcext:value-type="float">
            <text:p>9.425712E-07</text:p>
          </table:table-cell>
          <table:table-cell office:value-type="float" office:value="13.54016" calcext:value-type="float">
            <text:p>13.54016</text:p>
          </table:table-cell>
          <table:table-cell office:value-type="float" office:value="0.2072459" calcext:value-type="float">
            <text:p>0.2072459</text:p>
          </table:table-cell>
          <table:table-cell office:value-type="float" office:value="0.03975604" calcext:value-type="float">
            <text:p>0.03975604</text:p>
          </table:table-cell>
          <table:table-cell office:value-type="float" office:value="0.03700132" calcext:value-type="float">
            <text:p>0.03700132</text:p>
          </table:table-cell>
          <table:table-cell office:value-type="float" office:value="0.0252147" calcext:value-type="float">
            <text:p>0.0252147</text:p>
          </table:table-cell>
          <table:table-cell office:value-type="float" office:value="0.02569063" calcext:value-type="float">
            <text:p>0.02569063</text:p>
          </table:table-cell>
          <table:table-cell office:value-type="float" office:value="0.01448358" calcext:value-type="float">
            <text:p>0.01448358</text:p>
          </table:table-cell>
          <table:table-cell office:value-type="float" office:value="0.01173617" calcext:value-type="float">
            <text:p>0.01173617</text:p>
          </table:table-cell>
          <table:table-cell office:value-type="float" office:value="0.02899873" calcext:value-type="float">
            <text:p>0.02899873</text:p>
          </table:table-cell>
          <table:table-cell office:value-type="float" office:value="0.02403691" calcext:value-type="float">
            <text:p>0.02403691</text:p>
          </table:table-cell>
          <table:table-cell office:value-type="float" office:value="0.02302625" calcext:value-type="float">
            <text:p>0.02302625</text:p>
          </table:table-cell>
          <table:table-cell office:value-type="float" office:value="0.02174847" calcext:value-type="float">
            <text:p>0.02174847</text:p>
          </table:table-cell>
          <table:table-cell office:value-type="float" office:value="0.02662566" calcext:value-type="float">
            <text:p>0.02662566</text:p>
          </table:table-cell>
          <table:table-cell office:value-type="float" office:value="0.005256554" calcext:value-type="float">
            <text:p>0.005256554</text:p>
          </table:table-cell>
          <table:table-cell office:value-type="float" office:value="0.005259088" calcext:value-type="float">
            <text:p>0.005259088</text:p>
          </table:table-cell>
          <table:table-cell office:value-type="float" office:value="0" calcext:value-type="float">
            <text:p>0</text:p>
          </table:table-cell>
          <table:table-cell office:value-type="float" office:value="22.56052" calcext:value-type="float">
            <text:p>22.56052</text:p>
          </table:table-cell>
          <table:table-cell office:value-type="float" office:value="23.4494" calcext:value-type="float">
            <text:p>23.4494</text:p>
          </table:table-cell>
          <table:table-cell office:value-type="float" office:value="15.46553" calcext:value-type="float">
            <text:p>15.46553</text:p>
          </table:table-cell>
          <table:table-cell office:value-type="float" office:value="8.298516" calcext:value-type="float">
            <text:p>8.298516</text:p>
          </table:table-cell>
          <table:table-cell office:value-type="float" office:value="5.191429" calcext:value-type="float">
            <text:p>5.191429</text:p>
          </table:table-cell>
          <table:table-cell office:value-type="float" office:value="2.074782" calcext:value-type="float">
            <text:p>2.074782</text:p>
          </table:table-cell>
          <table:table-cell office:value-type="float" office:value="1.135242" calcext:value-type="float">
            <text:p>1.135242</text:p>
          </table:table-cell>
          <table:table-cell office:value-type="float" office:value="4.045413" calcext:value-type="float">
            <text:p>4.045413</text:p>
          </table:table-cell>
          <table:table-cell office:value-type="float" office:value="3.703915" calcext:value-type="float">
            <text:p>3.703915</text:p>
          </table:table-cell>
          <table:table-cell office:value-type="float" office:value="1.0961" calcext:value-type="float">
            <text:p>1.0961</text:p>
          </table:table-cell>
          <table:table-cell office:value-type="float" office:value="0.3962273" calcext:value-type="float">
            <text:p>0.3962273</text:p>
          </table:table-cell>
          <table:table-cell office:value-type="float" office:value="0.4147765" calcext:value-type="float">
            <text:p>0.4147765</text:p>
          </table:table-cell>
          <table:table-cell office:value-type="float" office:value="0.3171917" calcext:value-type="float">
            <text:p>0.3171917</text:p>
          </table:table-cell>
          <table:table-cell office:value-type="float" office:value="0.3532505" calcext:value-type="float">
            <text:p>0.3532505</text:p>
          </table:table-cell>
          <table:table-cell office:value-type="float" office:value="0" calcext:value-type="float">
            <text:p>0</text:p>
          </table:table-cell>
          <table:table-cell office:value-type="float" office:value="1171.407" calcext:value-type="float">
            <text:p>1171.4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2046812" calcext:value-type="float">
            <text:p>-0.00020468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032004" calcext:value-type="float">
            <text:p>26032004</text:p>
          </table:table-cell>
          <table:table-cell office:value-type="float" office:value="30.491" calcext:value-type="float">
            <text:p>30.491</text:p>
          </table:table-cell>
          <table:table-cell office:value-type="float" office:value="1087.562" calcext:value-type="float">
            <text:p>1087.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0225" calcext:value-type="float">
            <text:p>1.050225</text:p>
          </table:table-cell>
          <table:table-cell office:value-type="float" office:value="8.298048" calcext:value-type="float">
            <text:p>8.298048</text:p>
          </table:table-cell>
          <table:table-cell office:value-type="float" office:value="0" calcext:value-type="float">
            <text:p>0</text:p>
          </table:table-cell>
          <table:table-cell office:value-type="float" office:value="0.00001339716" calcext:value-type="float">
            <text:p>1.339716E-05</text:p>
          </table:table-cell>
          <table:table-cell office:value-type="float" office:value="0" calcext:value-type="float">
            <text:p>0</text:p>
          </table:table-cell>
          <table:table-cell office:value-type="float" office:value="-0.006673175" calcext:value-type="float">
            <text:p>-0.006673175</text:p>
          </table:table-cell>
          <table:table-cell office:value-type="float" office:value="-0.00614435" calcext:value-type="float">
            <text:p>-0.00614435</text:p>
          </table:table-cell>
          <table:table-cell office:value-type="float" office:value="0.002218222" calcext:value-type="float">
            <text:p>0.002218222</text:p>
          </table:table-cell>
          <table:table-cell office:value-type="float" office:value="0.0000009428783" calcext:value-type="float">
            <text:p>9.428783E-07</text:p>
          </table:table-cell>
          <table:table-cell office:value-type="float" office:value="13.45527" calcext:value-type="float">
            <text:p>13.45527</text:p>
          </table:table-cell>
          <table:table-cell office:value-type="float" office:value="0.2158598" calcext:value-type="float">
            <text:p>0.2158598</text:p>
          </table:table-cell>
          <table:table-cell office:value-type="float" office:value="0.03924752" calcext:value-type="float">
            <text:p>0.03924752</text:p>
          </table:table-cell>
          <table:table-cell office:value-type="float" office:value="0.0364897" calcext:value-type="float">
            <text:p>0.0364897</text:p>
          </table:table-cell>
          <table:table-cell office:value-type="float" office:value="0.02461109" calcext:value-type="float">
            <text:p>0.02461109</text:p>
          </table:table-cell>
          <table:table-cell office:value-type="float" office:value="0.02497185" calcext:value-type="float">
            <text:p>0.02497185</text:p>
          </table:table-cell>
          <table:table-cell office:value-type="float" office:value="0.01401707" calcext:value-type="float">
            <text:p>0.01401707</text:p>
          </table:table-cell>
          <table:table-cell office:value-type="float" office:value="0.01140061" calcext:value-type="float">
            <text:p>0.01140061</text:p>
          </table:table-cell>
          <table:table-cell office:value-type="float" office:value="0.02851097" calcext:value-type="float">
            <text:p>0.02851097</text:p>
          </table:table-cell>
          <table:table-cell office:value-type="float" office:value="0.02388663" calcext:value-type="float">
            <text:p>0.02388663</text:p>
          </table:table-cell>
          <table:table-cell office:value-type="float" office:value="0.02298979" calcext:value-type="float">
            <text:p>0.02298979</text:p>
          </table:table-cell>
          <table:table-cell office:value-type="float" office:value="0.0217533" calcext:value-type="float">
            <text:p>0.0217533</text:p>
          </table:table-cell>
          <table:table-cell office:value-type="float" office:value="0.02661538" calcext:value-type="float">
            <text:p>0.02661538</text:p>
          </table:table-cell>
          <table:table-cell office:value-type="float" office:value="0.005256399" calcext:value-type="float">
            <text:p>0.005256399</text:p>
          </table:table-cell>
          <table:table-cell office:value-type="float" office:value="0.005258671" calcext:value-type="float">
            <text:p>0.005258671</text:p>
          </table:table-cell>
          <table:table-cell office:value-type="float" office:value="0" calcext:value-type="float">
            <text:p>0</text:p>
          </table:table-cell>
          <table:table-cell office:value-type="float" office:value="23.41423" calcext:value-type="float">
            <text:p>23.41423</text:p>
          </table:table-cell>
          <table:table-cell office:value-type="float" office:value="23.47489" calcext:value-type="float">
            <text:p>23.47489</text:p>
          </table:table-cell>
          <table:table-cell office:value-type="float" office:value="15.38608" calcext:value-type="float">
            <text:p>15.38608</text:p>
          </table:table-cell>
          <table:table-cell office:value-type="float" office:value="8.259249" calcext:value-type="float">
            <text:p>8.259249</text:p>
          </table:table-cell>
          <table:table-cell office:value-type="float" office:value="5.173172" calcext:value-type="float">
            <text:p>5.173172</text:p>
          </table:table-cell>
          <table:table-cell office:value-type="float" office:value="2.073667" calcext:value-type="float">
            <text:p>2.073667</text:p>
          </table:table-cell>
          <table:table-cell office:value-type="float" office:value="1.142931" calcext:value-type="float">
            <text:p>1.142931</text:p>
          </table:table-cell>
          <table:table-cell office:value-type="float" office:value="4.038272" calcext:value-type="float">
            <text:p>4.038272</text:p>
          </table:table-cell>
          <table:table-cell office:value-type="float" office:value="3.712569" calcext:value-type="float">
            <text:p>3.712569</text:p>
          </table:table-cell>
          <table:table-cell office:value-type="float" office:value="1.097331" calcext:value-type="float">
            <text:p>1.097331</text:p>
          </table:table-cell>
          <table:table-cell office:value-type="float" office:value="0.396969" calcext:value-type="float">
            <text:p>0.396969</text:p>
          </table:table-cell>
          <table:table-cell office:value-type="float" office:value="0.4149816" calcext:value-type="float">
            <text:p>0.4149816</text:p>
          </table:table-cell>
          <table:table-cell office:value-type="float" office:value="0.3170058" calcext:value-type="float">
            <text:p>0.3170058</text:p>
          </table:table-cell>
          <table:table-cell office:value-type="float" office:value="0.3532508" calcext:value-type="float">
            <text:p>0.3532508</text:p>
          </table:table-cell>
          <table:table-cell office:value-type="float" office:value="0" calcext:value-type="float">
            <text:p>0</text:p>
          </table:table-cell>
          <table:table-cell office:value-type="float" office:value="1271.381" calcext:value-type="float">
            <text:p>1271.3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2127338" calcext:value-type="float">
            <text:p>-0.00021273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032004" calcext:value-type="float">
            <text:p>27032004</text:p>
          </table:table-cell>
          <table:table-cell office:value-type="float" office:value="30.51656" calcext:value-type="float">
            <text:p>30.51656</text:p>
          </table:table-cell>
          <table:table-cell office:value-type="float" office:value="1087.599" calcext:value-type="float">
            <text:p>1087.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04249" calcext:value-type="float">
            <text:p>0.9904249</text:p>
          </table:table-cell>
          <table:table-cell office:value-type="float" office:value="8.285886" calcext:value-type="float">
            <text:p>8.285886</text:p>
          </table:table-cell>
          <table:table-cell office:value-type="float" office:value="0" calcext:value-type="float">
            <text:p>0</text:p>
          </table:table-cell>
          <table:table-cell office:value-type="float" office:value="0.00004887798" calcext:value-type="float">
            <text:p>4.887798E-05</text:p>
          </table:table-cell>
          <table:table-cell office:value-type="float" office:value="0" calcext:value-type="float">
            <text:p>0</text:p>
          </table:table-cell>
          <table:table-cell office:value-type="float" office:value="-0.005515984" calcext:value-type="float">
            <text:p>-0.005515984</text:p>
          </table:table-cell>
          <table:table-cell office:value-type="float" office:value="-0.008282807" calcext:value-type="float">
            <text:p>-0.008282807</text:p>
          </table:table-cell>
          <table:table-cell office:value-type="float" office:value="0.002225171" calcext:value-type="float">
            <text:p>0.002225171</text:p>
          </table:table-cell>
          <table:table-cell office:value-type="float" office:value="0.0000009480835" calcext:value-type="float">
            <text:p>9.480835E-07</text:p>
          </table:table-cell>
          <table:table-cell office:value-type="float" office:value="13.86994" calcext:value-type="float">
            <text:p>13.86994</text:p>
          </table:table-cell>
          <table:table-cell office:value-type="float" office:value="1.676955" calcext:value-type="float">
            <text:p>1.676955</text:p>
          </table:table-cell>
          <table:table-cell office:value-type="float" office:value="0.3875825" calcext:value-type="float">
            <text:p>0.3875825</text:p>
          </table:table-cell>
          <table:table-cell office:value-type="float" office:value="0.07425365" calcext:value-type="float">
            <text:p>0.07425365</text:p>
          </table:table-cell>
          <table:table-cell office:value-type="float" office:value="0.03458073" calcext:value-type="float">
            <text:p>0.03458073</text:p>
          </table:table-cell>
          <table:table-cell office:value-type="float" office:value="0.02820444" calcext:value-type="float">
            <text:p>0.02820444</text:p>
          </table:table-cell>
          <table:table-cell office:value-type="float" office:value="0.01372461" calcext:value-type="float">
            <text:p>0.01372461</text:p>
          </table:table-cell>
          <table:table-cell office:value-type="float" office:value="0.01119923" calcext:value-type="float">
            <text:p>0.01119923</text:p>
          </table:table-cell>
          <table:table-cell office:value-type="float" office:value="0.02804377" calcext:value-type="float">
            <text:p>0.02804377</text:p>
          </table:table-cell>
          <table:table-cell office:value-type="float" office:value="0.02371655" calcext:value-type="float">
            <text:p>0.02371655</text:p>
          </table:table-cell>
          <table:table-cell office:value-type="float" office:value="0.02294563" calcext:value-type="float">
            <text:p>0.02294563</text:p>
          </table:table-cell>
          <table:table-cell office:value-type="float" office:value="0.02175616" calcext:value-type="float">
            <text:p>0.02175616</text:p>
          </table:table-cell>
          <table:table-cell office:value-type="float" office:value="0.02660343" calcext:value-type="float">
            <text:p>0.02660343</text:p>
          </table:table-cell>
          <table:table-cell office:value-type="float" office:value="0.005256243" calcext:value-type="float">
            <text:p>0.005256243</text:p>
          </table:table-cell>
          <table:table-cell office:value-type="float" office:value="0.00525823" calcext:value-type="float">
            <text:p>0.00525823</text:p>
          </table:table-cell>
          <table:table-cell office:value-type="float" office:value="0" calcext:value-type="float">
            <text:p>0</text:p>
          </table:table-cell>
          <table:table-cell office:value-type="float" office:value="4.491726" calcext:value-type="float">
            <text:p>4.491726</text:p>
          </table:table-cell>
          <table:table-cell office:value-type="float" office:value="19.56031" calcext:value-type="float">
            <text:p>19.56031</text:p>
          </table:table-cell>
          <table:table-cell office:value-type="float" office:value="23.27857" calcext:value-type="float">
            <text:p>23.27857</text:p>
          </table:table-cell>
          <table:table-cell office:value-type="float" office:value="16.91089" calcext:value-type="float">
            <text:p>16.91089</text:p>
          </table:table-cell>
          <table:table-cell office:value-type="float" office:value="10.30031" calcext:value-type="float">
            <text:p>10.30031</text:p>
          </table:table-cell>
          <table:table-cell office:value-type="float" office:value="2.225183" calcext:value-type="float">
            <text:p>2.225183</text:p>
          </table:table-cell>
          <table:table-cell office:value-type="float" office:value="1.10177" calcext:value-type="float">
            <text:p>1.10177</text:p>
          </table:table-cell>
          <table:table-cell office:value-type="float" office:value="4.038651" calcext:value-type="float">
            <text:p>4.038651</text:p>
          </table:table-cell>
          <table:table-cell office:value-type="float" office:value="3.721478" calcext:value-type="float">
            <text:p>3.721478</text:p>
          </table:table-cell>
          <table:table-cell office:value-type="float" office:value="1.098673" calcext:value-type="float">
            <text:p>1.098673</text:p>
          </table:table-cell>
          <table:table-cell office:value-type="float" office:value="0.3977198" calcext:value-type="float">
            <text:p>0.3977198</text:p>
          </table:table-cell>
          <table:table-cell office:value-type="float" office:value="0.4151956" calcext:value-type="float">
            <text:p>0.4151956</text:p>
          </table:table-cell>
          <table:table-cell office:value-type="float" office:value="0.3168252" calcext:value-type="float">
            <text:p>0.3168252</text:p>
          </table:table-cell>
          <table:table-cell office:value-type="float" office:value="0.3532511" calcext:value-type="float">
            <text:p>0.3532511</text:p>
          </table:table-cell>
          <table:table-cell office:value-type="float" office:value="0" calcext:value-type="float">
            <text:p>0</text:p>
          </table:table-cell>
          <table:table-cell office:value-type="float" office:value="1165.032" calcext:value-type="float">
            <text:p>1165.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886206" calcext:value-type="float">
            <text:p>-0.018862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032004" calcext:value-type="float">
            <text:p>28032004</text:p>
          </table:table-cell>
          <table:table-cell office:value-type="float" office:value="30.59826" calcext:value-type="float">
            <text:p>30.59826</text:p>
          </table:table-cell>
          <table:table-cell office:value-type="float" office:value="1087.638" calcext:value-type="float">
            <text:p>1087.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24006" calcext:value-type="float">
            <text:p>0.9024006</text:p>
          </table:table-cell>
          <table:table-cell office:value-type="float" office:value="8.242434" calcext:value-type="float">
            <text:p>8.242434</text:p>
          </table:table-cell>
          <table:table-cell office:value-type="float" office:value="0" calcext:value-type="float">
            <text:p>0</text:p>
          </table:table-cell>
          <table:table-cell office:value-type="float" office:value="0.00004887818" calcext:value-type="float">
            <text:p>4.887818E-05</text:p>
          </table:table-cell>
          <table:table-cell office:value-type="float" office:value="0" calcext:value-type="float">
            <text:p>0</text:p>
          </table:table-cell>
          <table:table-cell office:value-type="float" office:value="-0.005457746" calcext:value-type="float">
            <text:p>-0.005457746</text:p>
          </table:table-cell>
          <table:table-cell office:value-type="float" office:value="-0.0121119" calcext:value-type="float">
            <text:p>-0.0121119</text:p>
          </table:table-cell>
          <table:table-cell office:value-type="float" office:value="0.002231618" calcext:value-type="float">
            <text:p>0.002231618</text:p>
          </table:table-cell>
          <table:table-cell office:value-type="float" office:value="0.0000009503721" calcext:value-type="float">
            <text:p>9.503721E-07</text:p>
          </table:table-cell>
          <table:table-cell office:value-type="float" office:value="14.41789" calcext:value-type="float">
            <text:p>14.41789</text:p>
          </table:table-cell>
          <table:table-cell office:value-type="float" office:value="0.9125683" calcext:value-type="float">
            <text:p>0.9125683</text:p>
          </table:table-cell>
          <table:table-cell office:value-type="float" office:value="0.1766263" calcext:value-type="float">
            <text:p>0.1766263</text:p>
          </table:table-cell>
          <table:table-cell office:value-type="float" office:value="0.05317883" calcext:value-type="float">
            <text:p>0.05317883</text:p>
          </table:table-cell>
          <table:table-cell office:value-type="float" office:value="0.02942974" calcext:value-type="float">
            <text:p>0.02942974</text:p>
          </table:table-cell>
          <table:table-cell office:value-type="float" office:value="0.02731697" calcext:value-type="float">
            <text:p>0.02731697</text:p>
          </table:table-cell>
          <table:table-cell office:value-type="float" office:value="0.0139411" calcext:value-type="float">
            <text:p>0.0139411</text:p>
          </table:table-cell>
          <table:table-cell office:value-type="float" office:value="0.01100566" calcext:value-type="float">
            <text:p>0.01100566</text:p>
          </table:table-cell>
          <table:table-cell office:value-type="float" office:value="0.02755197" calcext:value-type="float">
            <text:p>0.02755197</text:p>
          </table:table-cell>
          <table:table-cell office:value-type="float" office:value="0.02352982" calcext:value-type="float">
            <text:p>0.02352982</text:p>
          </table:table-cell>
          <table:table-cell office:value-type="float" office:value="0.02289313" calcext:value-type="float">
            <text:p>0.02289313</text:p>
          </table:table-cell>
          <table:table-cell office:value-type="float" office:value="0.0217568" calcext:value-type="float">
            <text:p>0.0217568</text:p>
          </table:table-cell>
          <table:table-cell office:value-type="float" office:value="0.0265896" calcext:value-type="float">
            <text:p>0.0265896</text:p>
          </table:table-cell>
          <table:table-cell office:value-type="float" office:value="0.005256095" calcext:value-type="float">
            <text:p>0.005256095</text:p>
          </table:table-cell>
          <table:table-cell office:value-type="float" office:value="0.005257801" calcext:value-type="float">
            <text:p>0.005257801</text:p>
          </table:table-cell>
          <table:table-cell office:value-type="float" office:value="0" calcext:value-type="float">
            <text:p>0</text:p>
          </table:table-cell>
          <table:table-cell office:value-type="float" office:value="3.457498" calcext:value-type="float">
            <text:p>3.457498</text:p>
          </table:table-cell>
          <table:table-cell office:value-type="float" office:value="17.16996" calcext:value-type="float">
            <text:p>17.16996</text:p>
          </table:table-cell>
          <table:table-cell office:value-type="float" office:value="21.53446" calcext:value-type="float">
            <text:p>21.53446</text:p>
          </table:table-cell>
          <table:table-cell office:value-type="float" office:value="16.43115" calcext:value-type="float">
            <text:p>16.43115</text:p>
          </table:table-cell>
          <table:table-cell office:value-type="float" office:value="11.24254" calcext:value-type="float">
            <text:p>11.24254</text:p>
          </table:table-cell>
          <table:table-cell office:value-type="float" office:value="3.066018" calcext:value-type="float">
            <text:p>3.066018</text:p>
          </table:table-cell>
          <table:table-cell office:value-type="float" office:value="1.228387" calcext:value-type="float">
            <text:p>1.228387</text:p>
          </table:table-cell>
          <table:table-cell office:value-type="float" office:value="4.035268" calcext:value-type="float">
            <text:p>4.035268</text:p>
          </table:table-cell>
          <table:table-cell office:value-type="float" office:value="3.732411" calcext:value-type="float">
            <text:p>3.732411</text:p>
          </table:table-cell>
          <table:table-cell office:value-type="float" office:value="1.100349" calcext:value-type="float">
            <text:p>1.100349</text:p>
          </table:table-cell>
          <table:table-cell office:value-type="float" office:value="0.3984791" calcext:value-type="float">
            <text:p>0.3984791</text:p>
          </table:table-cell>
          <table:table-cell office:value-type="float" office:value="0.41542" calcext:value-type="float">
            <text:p>0.41542</text:p>
          </table:table-cell>
          <table:table-cell office:value-type="float" office:value="0.3166521" calcext:value-type="float">
            <text:p>0.3166521</text:p>
          </table:table-cell>
          <table:table-cell office:value-type="float" office:value="0.3532514" calcext:value-type="float">
            <text:p>0.3532514</text:p>
          </table:table-cell>
          <table:table-cell office:value-type="float" office:value="0" calcext:value-type="float">
            <text:p>0</text:p>
          </table:table-cell>
          <table:table-cell office:value-type="float" office:value="1085.175" calcext:value-type="float">
            <text:p>1085.1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63124" calcext:value-type="float">
            <text:p>-0.023631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032004" calcext:value-type="float">
            <text:p>29032004</text:p>
          </table:table-cell>
          <table:table-cell office:value-type="float" office:value="30.67145" calcext:value-type="float">
            <text:p>30.67145</text:p>
          </table:table-cell>
          <table:table-cell office:value-type="float" office:value="1087.675" calcext:value-type="float">
            <text:p>1087.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85534" calcext:value-type="float">
            <text:p>0.8285534</text:p>
          </table:table-cell>
          <table:table-cell office:value-type="float" office:value="8.200616" calcext:value-type="float">
            <text:p>8.200616</text:p>
          </table:table-cell>
          <table:table-cell office:value-type="float" office:value="0" calcext:value-type="float">
            <text:p>0</text:p>
          </table:table-cell>
          <table:table-cell office:value-type="float" office:value="0.00004887818" calcext:value-type="float">
            <text:p>4.887818E-05</text:p>
          </table:table-cell>
          <table:table-cell office:value-type="float" office:value="0" calcext:value-type="float">
            <text:p>0</text:p>
          </table:table-cell>
          <table:table-cell office:value-type="float" office:value="-0.00601097" calcext:value-type="float">
            <text:p>-0.00601097</text:p>
          </table:table-cell>
          <table:table-cell office:value-type="float" office:value="-0.01480923" calcext:value-type="float">
            <text:p>-0.01480923</text:p>
          </table:table-cell>
          <table:table-cell office:value-type="float" office:value="0.002240121" calcext:value-type="float">
            <text:p>0.002240121</text:p>
          </table:table-cell>
          <table:table-cell office:value-type="float" office:value="0.0000009503752" calcext:value-type="float">
            <text:p>9.503752E-07</text:p>
          </table:table-cell>
          <table:table-cell office:value-type="float" office:value="14.87825" calcext:value-type="float">
            <text:p>14.87825</text:p>
          </table:table-cell>
          <table:table-cell office:value-type="float" office:value="0.6137844" calcext:value-type="float">
            <text:p>0.6137844</text:p>
          </table:table-cell>
          <table:table-cell office:value-type="float" office:value="0.120315" calcext:value-type="float">
            <text:p>0.120315</text:p>
          </table:table-cell>
          <table:table-cell office:value-type="float" office:value="0.04780366" calcext:value-type="float">
            <text:p>0.04780366</text:p>
          </table:table-cell>
          <table:table-cell office:value-type="float" office:value="0.028581" calcext:value-type="float">
            <text:p>0.028581</text:p>
          </table:table-cell>
          <table:table-cell office:value-type="float" office:value="0.0275251" calcext:value-type="float">
            <text:p>0.0275251</text:p>
          </table:table-cell>
          <table:table-cell office:value-type="float" office:value="0.01393465" calcext:value-type="float">
            <text:p>0.01393465</text:p>
          </table:table-cell>
          <table:table-cell office:value-type="float" office:value="0.01104401" calcext:value-type="float">
            <text:p>0.01104401</text:p>
          </table:table-cell>
          <table:table-cell office:value-type="float" office:value="0.02711502" calcext:value-type="float">
            <text:p>0.02711502</text:p>
          </table:table-cell>
          <table:table-cell office:value-type="float" office:value="0.02333491" calcext:value-type="float">
            <text:p>0.02333491</text:p>
          </table:table-cell>
          <table:table-cell office:value-type="float" office:value="0.02283168" calcext:value-type="float">
            <text:p>0.02283168</text:p>
          </table:table-cell>
          <table:table-cell office:value-type="float" office:value="0.02175497" calcext:value-type="float">
            <text:p>0.02175497</text:p>
          </table:table-cell>
          <table:table-cell office:value-type="float" office:value="0.02657387" calcext:value-type="float">
            <text:p>0.02657387</text:p>
          </table:table-cell>
          <table:table-cell office:value-type="float" office:value="0.005284787" calcext:value-type="float">
            <text:p>0.005284787</text:p>
          </table:table-cell>
          <table:table-cell office:value-type="float" office:value="0.005228119" calcext:value-type="float">
            <text:p>0.005228119</text:p>
          </table:table-cell>
          <table:table-cell office:value-type="float" office:value="0" calcext:value-type="float">
            <text:p>0</text:p>
          </table:table-cell>
          <table:table-cell office:value-type="float" office:value="4.625235" calcext:value-type="float">
            <text:p>4.625235</text:p>
          </table:table-cell>
          <table:table-cell office:value-type="float" office:value="16.151" calcext:value-type="float">
            <text:p>16.151</text:p>
          </table:table-cell>
          <table:table-cell office:value-type="float" office:value="20.01672" calcext:value-type="float">
            <text:p>20.01672</text:p>
          </table:table-cell>
          <table:table-cell office:value-type="float" office:value="15.67292" calcext:value-type="float">
            <text:p>15.67292</text:p>
          </table:table-cell>
          <table:table-cell office:value-type="float" office:value="11.30649" calcext:value-type="float">
            <text:p>11.30649</text:p>
          </table:table-cell>
          <table:table-cell office:value-type="float" office:value="3.366527" calcext:value-type="float">
            <text:p>3.366527</text:p>
          </table:table-cell>
          <table:table-cell office:value-type="float" office:value="1.483601" calcext:value-type="float">
            <text:p>1.483601</text:p>
          </table:table-cell>
          <table:table-cell office:value-type="float" office:value="4.035279" calcext:value-type="float">
            <text:p>4.035279</text:p>
          </table:table-cell>
          <table:table-cell office:value-type="float" office:value="3.746656" calcext:value-type="float">
            <text:p>3.746656</text:p>
          </table:table-cell>
          <table:table-cell office:value-type="float" office:value="1.102511" calcext:value-type="float">
            <text:p>1.102511</text:p>
          </table:table-cell>
          <table:table-cell office:value-type="float" office:value="0.3992603" calcext:value-type="float">
            <text:p>0.3992603</text:p>
          </table:table-cell>
          <table:table-cell office:value-type="float" office:value="0.4159553" calcext:value-type="float">
            <text:p>0.4159553</text:p>
          </table:table-cell>
          <table:table-cell office:value-type="float" office:value="0.3261195" calcext:value-type="float">
            <text:p>0.3261195</text:p>
          </table:table-cell>
          <table:table-cell office:value-type="float" office:value="0.3442573" calcext:value-type="float">
            <text:p>0.3442573</text:p>
          </table:table-cell>
          <table:table-cell office:value-type="float" office:value="0" calcext:value-type="float">
            <text:p>0</text:p>
          </table:table-cell>
          <table:table-cell office:value-type="float" office:value="1004.992" calcext:value-type="float">
            <text:p>1004.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82474" calcext:value-type="float">
            <text:p>-0.023824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032004" calcext:value-type="float">
            <text:p>30032004</text:p>
          </table:table-cell>
          <table:table-cell office:value-type="float" office:value="30.7203" calcext:value-type="float">
            <text:p>30.7203</text:p>
          </table:table-cell>
          <table:table-cell office:value-type="float" office:value="1087.704" calcext:value-type="float">
            <text:p>1087.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09038" calcext:value-type="float">
            <text:p>0.7909038</text:p>
          </table:table-cell>
          <table:table-cell office:value-type="float" office:value="8.155713" calcext:value-type="float">
            <text:p>8.155713</text:p>
          </table:table-cell>
          <table:table-cell office:value-type="float" office:value="0" calcext:value-type="float">
            <text:p>0</text:p>
          </table:table-cell>
          <table:table-cell office:value-type="float" office:value="0.00004893539" calcext:value-type="float">
            <text:p>4.893539E-05</text:p>
          </table:table-cell>
          <table:table-cell office:value-type="float" office:value="0" calcext:value-type="float">
            <text:p>0</text:p>
          </table:table-cell>
          <table:table-cell office:value-type="float" office:value="-0.006823196" calcext:value-type="float">
            <text:p>-0.006823196</text:p>
          </table:table-cell>
          <table:table-cell office:value-type="float" office:value="-0.01644161" calcext:value-type="float">
            <text:p>-0.01644161</text:p>
          </table:table-cell>
          <table:table-cell office:value-type="float" office:value="0.00224909" calcext:value-type="float">
            <text:p>0.00224909</text:p>
          </table:table-cell>
          <table:table-cell office:value-type="float" office:value="0.000000964819" calcext:value-type="float">
            <text:p>9.64819E-07</text:p>
          </table:table-cell>
          <table:table-cell office:value-type="float" office:value="15.19501" calcext:value-type="float">
            <text:p>15.19501</text:p>
          </table:table-cell>
          <table:table-cell office:value-type="float" office:value="0.4449863" calcext:value-type="float">
            <text:p>0.4449863</text:p>
          </table:table-cell>
          <table:table-cell office:value-type="float" office:value="0.08981652" calcext:value-type="float">
            <text:p>0.08981652</text:p>
          </table:table-cell>
          <table:table-cell office:value-type="float" office:value="0.04560756" calcext:value-type="float">
            <text:p>0.04560756</text:p>
          </table:table-cell>
          <table:table-cell office:value-type="float" office:value="0.02875956" calcext:value-type="float">
            <text:p>0.02875956</text:p>
          </table:table-cell>
          <table:table-cell office:value-type="float" office:value="0.0282614" calcext:value-type="float">
            <text:p>0.0282614</text:p>
          </table:table-cell>
          <table:table-cell office:value-type="float" office:value="0.01398001" calcext:value-type="float">
            <text:p>0.01398001</text:p>
          </table:table-cell>
          <table:table-cell office:value-type="float" office:value="0.01096302" calcext:value-type="float">
            <text:p>0.01096302</text:p>
          </table:table-cell>
          <table:table-cell office:value-type="float" office:value="0.02674397" calcext:value-type="float">
            <text:p>0.02674397</text:p>
          </table:table-cell>
          <table:table-cell office:value-type="float" office:value="0.02314216" calcext:value-type="float">
            <text:p>0.02314216</text:p>
          </table:table-cell>
          <table:table-cell office:value-type="float" office:value="0.02276321" calcext:value-type="float">
            <text:p>0.02276321</text:p>
          </table:table-cell>
          <table:table-cell office:value-type="float" office:value="0.02175072" calcext:value-type="float">
            <text:p>0.02175072</text:p>
          </table:table-cell>
          <table:table-cell office:value-type="float" office:value="0.0265566" calcext:value-type="float">
            <text:p>0.0265566</text:p>
          </table:table-cell>
          <table:table-cell office:value-type="float" office:value="0.005276749" calcext:value-type="float">
            <text:p>0.005276749</text:p>
          </table:table-cell>
          <table:table-cell office:value-type="float" office:value="0.005235228" calcext:value-type="float">
            <text:p>0.005235228</text:p>
          </table:table-cell>
          <table:table-cell office:value-type="float" office:value="0" calcext:value-type="float">
            <text:p>0</text:p>
          </table:table-cell>
          <table:table-cell office:value-type="float" office:value="6.069943" calcext:value-type="float">
            <text:p>6.069943</text:p>
          </table:table-cell>
          <table:table-cell office:value-type="float" office:value="15.60221" calcext:value-type="float">
            <text:p>15.60221</text:p>
          </table:table-cell>
          <table:table-cell office:value-type="float" office:value="19.00811" calcext:value-type="float">
            <text:p>19.00811</text:p>
          </table:table-cell>
          <table:table-cell office:value-type="float" office:value="15.12038" calcext:value-type="float">
            <text:p>15.12038</text:p>
          </table:table-cell>
          <table:table-cell office:value-type="float" office:value="11.03953" calcext:value-type="float">
            <text:p>11.03953</text:p>
          </table:table-cell>
          <table:table-cell office:value-type="float" office:value="3.357277" calcext:value-type="float">
            <text:p>3.357277</text:p>
          </table:table-cell>
          <table:table-cell office:value-type="float" office:value="1.532677" calcext:value-type="float">
            <text:p>1.532677</text:p>
          </table:table-cell>
          <table:table-cell office:value-type="float" office:value="4.033737" calcext:value-type="float">
            <text:p>4.033737</text:p>
          </table:table-cell>
          <table:table-cell office:value-type="float" office:value="3.7636" calcext:value-type="float">
            <text:p>3.7636</text:p>
          </table:table-cell>
          <table:table-cell office:value-type="float" office:value="1.105567" calcext:value-type="float">
            <text:p>1.105567</text:p>
          </table:table-cell>
          <table:table-cell office:value-type="float" office:value="0.4000591" calcext:value-type="float">
            <text:p>0.4000591</text:p>
          </table:table-cell>
          <table:table-cell office:value-type="float" office:value="0.4165339" calcext:value-type="float">
            <text:p>0.4165339</text:p>
          </table:table-cell>
          <table:table-cell office:value-type="float" office:value="0.3231931" calcext:value-type="float">
            <text:p>0.3231931</text:p>
          </table:table-cell>
          <table:table-cell office:value-type="float" office:value="0.3481757" calcext:value-type="float">
            <text:p>0.3481757</text:p>
          </table:table-cell>
          <table:table-cell office:value-type="float" office:value="0" calcext:value-type="float">
            <text:p>0</text:p>
          </table:table-cell>
          <table:table-cell office:value-type="float" office:value="966.3198" calcext:value-type="float">
            <text:p>966.31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88337" calcext:value-type="float">
            <text:p>-0.0238833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032004" calcext:value-type="float">
            <text:p>31032004</text:p>
          </table:table-cell>
          <table:table-cell office:value-type="float" office:value="30.78915" calcext:value-type="float">
            <text:p>30.78915</text:p>
          </table:table-cell>
          <table:table-cell office:value-type="float" office:value="1087.745" calcext:value-type="float">
            <text:p>1087.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76016" calcext:value-type="float">
            <text:p>0.7576016</text:p>
          </table:table-cell>
          <table:table-cell office:value-type="float" office:value="8.074023" calcext:value-type="float">
            <text:p>8.074023</text:p>
          </table:table-cell>
          <table:table-cell office:value-type="float" office:value="0" calcext:value-type="float">
            <text:p>0</text:p>
          </table:table-cell>
          <table:table-cell office:value-type="float" office:value="0.00004904335" calcext:value-type="float">
            <text:p>4.904335E-05</text:p>
          </table:table-cell>
          <table:table-cell office:value-type="float" office:value="0" calcext:value-type="float">
            <text:p>0</text:p>
          </table:table-cell>
          <table:table-cell office:value-type="float" office:value="-0.007573409" calcext:value-type="float">
            <text:p>-0.007573409</text:p>
          </table:table-cell>
          <table:table-cell office:value-type="float" office:value="-0.01831706" calcext:value-type="float">
            <text:p>-0.01831706</text:p>
          </table:table-cell>
          <table:table-cell office:value-type="float" office:value="0.002258654" calcext:value-type="float">
            <text:p>0.002258654</text:p>
          </table:table-cell>
          <table:table-cell office:value-type="float" office:value="0.0000009648245" calcext:value-type="float">
            <text:p>9.648245E-07</text:p>
          </table:table-cell>
          <table:table-cell office:value-type="float" office:value="15.60184" calcext:value-type="float">
            <text:p>15.60184</text:p>
          </table:table-cell>
          <table:table-cell office:value-type="float" office:value="0.3267344" calcext:value-type="float">
            <text:p>0.3267344</text:p>
          </table:table-cell>
          <table:table-cell office:value-type="float" office:value="0.07058532" calcext:value-type="float">
            <text:p>0.07058532</text:p>
          </table:table-cell>
          <table:table-cell office:value-type="float" office:value="0.04382813" calcext:value-type="float">
            <text:p>0.04382813</text:p>
          </table:table-cell>
          <table:table-cell office:value-type="float" office:value="0.02887752" calcext:value-type="float">
            <text:p>0.02887752</text:p>
          </table:table-cell>
          <table:table-cell office:value-type="float" office:value="0.02891516" calcext:value-type="float">
            <text:p>0.02891516</text:p>
          </table:table-cell>
          <table:table-cell office:value-type="float" office:value="0.01409878" calcext:value-type="float">
            <text:p>0.01409878</text:p>
          </table:table-cell>
          <table:table-cell office:value-type="float" office:value="0.01086171" calcext:value-type="float">
            <text:p>0.01086171</text:p>
          </table:table-cell>
          <table:table-cell office:value-type="float" office:value="0.0264439" calcext:value-type="float">
            <text:p>0.0264439</text:p>
          </table:table-cell>
          <table:table-cell office:value-type="float" office:value="0.02296048" calcext:value-type="float">
            <text:p>0.02296048</text:p>
          </table:table-cell>
          <table:table-cell office:value-type="float" office:value="0.02268969" calcext:value-type="float">
            <text:p>0.02268969</text:p>
          </table:table-cell>
          <table:table-cell office:value-type="float" office:value="0.02174423" calcext:value-type="float">
            <text:p>0.02174423</text:p>
          </table:table-cell>
          <table:table-cell office:value-type="float" office:value="0.02653691" calcext:value-type="float">
            <text:p>0.02653691</text:p>
          </table:table-cell>
          <table:table-cell office:value-type="float" office:value="0.005270077" calcext:value-type="float">
            <text:p>0.005270077</text:p>
          </table:table-cell>
          <table:table-cell office:value-type="float" office:value="0.00524104" calcext:value-type="float">
            <text:p>0.00524104</text:p>
          </table:table-cell>
          <table:table-cell office:value-type="float" office:value="0" calcext:value-type="float">
            <text:p>0</text:p>
          </table:table-cell>
          <table:table-cell office:value-type="float" office:value="7.329175" calcext:value-type="float">
            <text:p>7.329175</text:p>
          </table:table-cell>
          <table:table-cell office:value-type="float" office:value="14.62375" calcext:value-type="float">
            <text:p>14.62375</text:p>
          </table:table-cell>
          <table:table-cell office:value-type="float" office:value="17.65454" calcext:value-type="float">
            <text:p>17.65454</text:p>
          </table:table-cell>
          <table:table-cell office:value-type="float" office:value="14.4265" calcext:value-type="float">
            <text:p>14.4265</text:p>
          </table:table-cell>
          <table:table-cell office:value-type="float" office:value="10.48619" calcext:value-type="float">
            <text:p>10.48619</text:p>
          </table:table-cell>
          <table:table-cell office:value-type="float" office:value="3.31804" calcext:value-type="float">
            <text:p>3.31804</text:p>
          </table:table-cell>
          <table:table-cell office:value-type="float" office:value="1.481683" calcext:value-type="float">
            <text:p>1.481683</text:p>
          </table:table-cell>
          <table:table-cell office:value-type="float" office:value="4.028852" calcext:value-type="float">
            <text:p>4.028852</text:p>
          </table:table-cell>
          <table:table-cell office:value-type="float" office:value="3.780824" calcext:value-type="float">
            <text:p>3.780824</text:p>
          </table:table-cell>
          <table:table-cell office:value-type="float" office:value="1.109381" calcext:value-type="float">
            <text:p>1.109381</text:p>
          </table:table-cell>
          <table:table-cell office:value-type="float" office:value="0.4008935" calcext:value-type="float">
            <text:p>0.4008935</text:p>
          </table:table-cell>
          <table:table-cell office:value-type="float" office:value="0.4169584" calcext:value-type="float">
            <text:p>0.4169584</text:p>
          </table:table-cell>
          <table:table-cell office:value-type="float" office:value="0.3208027" calcext:value-type="float">
            <text:p>0.3208027</text:p>
          </table:table-cell>
          <table:table-cell office:value-type="float" office:value="0.3516344" calcext:value-type="float">
            <text:p>0.3516344</text:p>
          </table:table-cell>
          <table:table-cell office:value-type="float" office:value="0" calcext:value-type="float">
            <text:p>0</text:p>
          </table:table-cell>
          <table:table-cell office:value-type="float" office:value="934.0828" calcext:value-type="float">
            <text:p>934.0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94589" calcext:value-type="float">
            <text:p>-0.0239458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42004" calcext:value-type="float">
            <text:p>1042004</text:p>
          </table:table-cell>
          <table:table-cell office:value-type="float" office:value="30.85165" calcext:value-type="float">
            <text:p>30.85165</text:p>
          </table:table-cell>
          <table:table-cell office:value-type="float" office:value="1087.8" calcext:value-type="float">
            <text:p>108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70299" calcext:value-type="float">
            <text:p>0.7270299</text:p>
          </table:table-cell>
          <table:table-cell office:value-type="float" office:value="7.981025" calcext:value-type="float">
            <text:p>7.981025</text:p>
          </table:table-cell>
          <table:table-cell office:value-type="float" office:value="0" calcext:value-type="float">
            <text:p>0</text:p>
          </table:table-cell>
          <table:table-cell office:value-type="float" office:value="0.00004904335" calcext:value-type="float">
            <text:p>4.904335E-05</text:p>
          </table:table-cell>
          <table:table-cell office:value-type="float" office:value="0" calcext:value-type="float">
            <text:p>0</text:p>
          </table:table-cell>
          <table:table-cell office:value-type="float" office:value="-0.007838456" calcext:value-type="float">
            <text:p>-0.007838456</text:p>
          </table:table-cell>
          <table:table-cell office:value-type="float" office:value="-0.02076421" calcext:value-type="float">
            <text:p>-0.02076421</text:p>
          </table:table-cell>
          <table:table-cell office:value-type="float" office:value="0.002269408" calcext:value-type="float">
            <text:p>0.002269408</text:p>
          </table:table-cell>
          <table:table-cell office:value-type="float" office:value="0.0000009648289" calcext:value-type="float">
            <text:p>9.648289E-07</text:p>
          </table:table-cell>
          <table:table-cell office:value-type="float" office:value="16.04577" calcext:value-type="float">
            <text:p>16.04577</text:p>
          </table:table-cell>
          <table:table-cell office:value-type="float" office:value="0.2471633" calcext:value-type="float">
            <text:p>0.2471633</text:p>
          </table:table-cell>
          <table:table-cell office:value-type="float" office:value="0.05865825" calcext:value-type="float">
            <text:p>0.05865825</text:p>
          </table:table-cell>
          <table:table-cell office:value-type="float" office:value="0.0424097" calcext:value-type="float">
            <text:p>0.0424097</text:p>
          </table:table-cell>
          <table:table-cell office:value-type="float" office:value="0.02859444" calcext:value-type="float">
            <text:p>0.02859444</text:p>
          </table:table-cell>
          <table:table-cell office:value-type="float" office:value="0.02898319" calcext:value-type="float">
            <text:p>0.02898319</text:p>
          </table:table-cell>
          <table:table-cell office:value-type="float" office:value="0.01407308" calcext:value-type="float">
            <text:p>0.01407308</text:p>
          </table:table-cell>
          <table:table-cell office:value-type="float" office:value="0.01089213" calcext:value-type="float">
            <text:p>0.01089213</text:p>
          </table:table-cell>
          <table:table-cell office:value-type="float" office:value="0.02615005" calcext:value-type="float">
            <text:p>0.02615005</text:p>
          </table:table-cell>
          <table:table-cell office:value-type="float" office:value="0.02279364" calcext:value-type="float">
            <text:p>0.02279364</text:p>
          </table:table-cell>
          <table:table-cell office:value-type="float" office:value="0.02261294" calcext:value-type="float">
            <text:p>0.02261294</text:p>
          </table:table-cell>
          <table:table-cell office:value-type="float" office:value="0.02173567" calcext:value-type="float">
            <text:p>0.02173567</text:p>
          </table:table-cell>
          <table:table-cell office:value-type="float" office:value="0.0265148" calcext:value-type="float">
            <text:p>0.0265148</text:p>
          </table:table-cell>
          <table:table-cell office:value-type="float" office:value="0.005267004" calcext:value-type="float">
            <text:p>0.005267004</text:p>
          </table:table-cell>
          <table:table-cell office:value-type="float" office:value="0.005243367" calcext:value-type="float">
            <text:p>0.005243367</text:p>
          </table:table-cell>
          <table:table-cell office:value-type="float" office:value="0" calcext:value-type="float">
            <text:p>0</text:p>
          </table:table-cell>
          <table:table-cell office:value-type="float" office:value="7.471284" calcext:value-type="float">
            <text:p>7.471284</text:p>
          </table:table-cell>
          <table:table-cell office:value-type="float" office:value="14.14807" calcext:value-type="float">
            <text:p>14.14807</text:p>
          </table:table-cell>
          <table:table-cell office:value-type="float" office:value="16.85658" calcext:value-type="float">
            <text:p>16.85658</text:p>
          </table:table-cell>
          <table:table-cell office:value-type="float" office:value="13.83488" calcext:value-type="float">
            <text:p>13.83488</text:p>
          </table:table-cell>
          <table:table-cell office:value-type="float" office:value="9.950947" calcext:value-type="float">
            <text:p>9.950947</text:p>
          </table:table-cell>
          <table:table-cell office:value-type="float" office:value="3.260865" calcext:value-type="float">
            <text:p>3.260865</text:p>
          </table:table-cell>
          <table:table-cell office:value-type="float" office:value="1.481237" calcext:value-type="float">
            <text:p>1.481237</text:p>
          </table:table-cell>
          <table:table-cell office:value-type="float" office:value="4.012465" calcext:value-type="float">
            <text:p>4.012465</text:p>
          </table:table-cell>
          <table:table-cell office:value-type="float" office:value="3.79843" calcext:value-type="float">
            <text:p>3.79843</text:p>
          </table:table-cell>
          <table:table-cell office:value-type="float" office:value="1.113986" calcext:value-type="float">
            <text:p>1.113986</text:p>
          </table:table-cell>
          <table:table-cell office:value-type="float" office:value="0.4017579" calcext:value-type="float">
            <text:p>0.4017579</text:p>
          </table:table-cell>
          <table:table-cell office:value-type="float" office:value="0.4172943" calcext:value-type="float">
            <text:p>0.4172943</text:p>
          </table:table-cell>
          <table:table-cell office:value-type="float" office:value="0.3196546" calcext:value-type="float">
            <text:p>0.3196546</text:p>
          </table:table-cell>
          <table:table-cell office:value-type="float" office:value="0.3529866" calcext:value-type="float">
            <text:p>0.3529866</text:p>
          </table:table-cell>
          <table:table-cell office:value-type="float" office:value="0" calcext:value-type="float">
            <text:p>0</text:p>
          </table:table-cell>
          <table:table-cell office:value-type="float" office:value="906.0767" calcext:value-type="float">
            <text:p>906.07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405104" calcext:value-type="float">
            <text:p>-0.024051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42004" calcext:value-type="float">
            <text:p>2042004</text:p>
          </table:table-cell>
          <table:table-cell office:value-type="float" office:value="30.85162" calcext:value-type="float">
            <text:p>30.85162</text:p>
          </table:table-cell>
          <table:table-cell office:value-type="float" office:value="1087.85" calcext:value-type="float">
            <text:p>1087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9738" calcext:value-type="float">
            <text:p>0.709738</text:p>
          </table:table-cell>
          <table:table-cell office:value-type="float" office:value="7.94102" calcext:value-type="float">
            <text:p>7.94102</text:p>
          </table:table-cell>
          <table:table-cell office:value-type="float" office:value="0" calcext:value-type="float">
            <text:p>0</text:p>
          </table:table-cell>
          <table:table-cell office:value-type="float" office:value="0.00004904335" calcext:value-type="float">
            <text:p>4.904335E-05</text:p>
          </table:table-cell>
          <table:table-cell office:value-type="float" office:value="0" calcext:value-type="float">
            <text:p>0</text:p>
          </table:table-cell>
          <table:table-cell office:value-type="float" office:value="-0.007838456" calcext:value-type="float">
            <text:p>-0.007838456</text:p>
          </table:table-cell>
          <table:table-cell office:value-type="float" office:value="-0.0228193" calcext:value-type="float">
            <text:p>-0.0228193</text:p>
          </table:table-cell>
          <table:table-cell office:value-type="float" office:value="0.002283016" calcext:value-type="float">
            <text:p>0.002283016</text:p>
          </table:table-cell>
          <table:table-cell office:value-type="float" office:value="0.0000009648344" calcext:value-type="float">
            <text:p>9.648344E-07</text:p>
          </table:table-cell>
          <table:table-cell office:value-type="float" office:value="16.3257" calcext:value-type="float">
            <text:p>16.3257</text:p>
          </table:table-cell>
          <table:table-cell office:value-type="float" office:value="0.186752" calcext:value-type="float">
            <text:p>0.186752</text:p>
          </table:table-cell>
          <table:table-cell office:value-type="float" office:value="0.05197404" calcext:value-type="float">
            <text:p>0.05197404</text:p>
          </table:table-cell>
          <table:table-cell office:value-type="float" office:value="0.04144454" calcext:value-type="float">
            <text:p>0.04144454</text:p>
          </table:table-cell>
          <table:table-cell office:value-type="float" office:value="0.0282063" calcext:value-type="float">
            <text:p>0.0282063</text:p>
          </table:table-cell>
          <table:table-cell office:value-type="float" office:value="0.02876516" calcext:value-type="float">
            <text:p>0.02876516</text:p>
          </table:table-cell>
          <table:table-cell office:value-type="float" office:value="0.01398152" calcext:value-type="float">
            <text:p>0.01398152</text:p>
          </table:table-cell>
          <table:table-cell office:value-type="float" office:value="0.01087761" calcext:value-type="float">
            <text:p>0.01087761</text:p>
          </table:table-cell>
          <table:table-cell office:value-type="float" office:value="0.0258523" calcext:value-type="float">
            <text:p>0.0258523</text:p>
          </table:table-cell>
          <table:table-cell office:value-type="float" office:value="0.02263598" calcext:value-type="float">
            <text:p>0.02263598</text:p>
          </table:table-cell>
          <table:table-cell office:value-type="float" office:value="0.02253427" calcext:value-type="float">
            <text:p>0.02253427</text:p>
          </table:table-cell>
          <table:table-cell office:value-type="float" office:value="0.02172517" calcext:value-type="float">
            <text:p>0.02172517</text:p>
          </table:table-cell>
          <table:table-cell office:value-type="float" office:value="0.02649032" calcext:value-type="float">
            <text:p>0.02649032</text:p>
          </table:table-cell>
          <table:table-cell office:value-type="float" office:value="0.005266783" calcext:value-type="float">
            <text:p>0.005266783</text:p>
          </table:table-cell>
          <table:table-cell office:value-type="float" office:value="0.005242932" calcext:value-type="float">
            <text:p>0.005242932</text:p>
          </table:table-cell>
          <table:table-cell office:value-type="float" office:value="0" calcext:value-type="float">
            <text:p>0</text:p>
          </table:table-cell>
          <table:table-cell office:value-type="float" office:value="5.445511" calcext:value-type="float">
            <text:p>5.445511</text:p>
          </table:table-cell>
          <table:table-cell office:value-type="float" office:value="14.56859" calcext:value-type="float">
            <text:p>14.56859</text:p>
          </table:table-cell>
          <table:table-cell office:value-type="float" office:value="16.28794" calcext:value-type="float">
            <text:p>16.28794</text:p>
          </table:table-cell>
          <table:table-cell office:value-type="float" office:value="13.33225" calcext:value-type="float">
            <text:p>13.33225</text:p>
          </table:table-cell>
          <table:table-cell office:value-type="float" office:value="9.518063" calcext:value-type="float">
            <text:p>9.518063</text:p>
          </table:table-cell>
          <table:table-cell office:value-type="float" office:value="3.222775" calcext:value-type="float">
            <text:p>3.222775</text:p>
          </table:table-cell>
          <table:table-cell office:value-type="float" office:value="1.477556" calcext:value-type="float">
            <text:p>1.477556</text:p>
          </table:table-cell>
          <table:table-cell office:value-type="float" office:value="3.991806" calcext:value-type="float">
            <text:p>3.991806</text:p>
          </table:table-cell>
          <table:table-cell office:value-type="float" office:value="3.815441" calcext:value-type="float">
            <text:p>3.815441</text:p>
          </table:table-cell>
          <table:table-cell office:value-type="float" office:value="1.119544" calcext:value-type="float">
            <text:p>1.119544</text:p>
          </table:table-cell>
          <table:table-cell office:value-type="float" office:value="0.4026443" calcext:value-type="float">
            <text:p>0.4026443</text:p>
          </table:table-cell>
          <table:table-cell office:value-type="float" office:value="0.4176217" calcext:value-type="float">
            <text:p>0.4176217</text:p>
          </table:table-cell>
          <table:table-cell office:value-type="float" office:value="0.3194209" calcext:value-type="float">
            <text:p>0.3194209</text:p>
          </table:table-cell>
          <table:table-cell office:value-type="float" office:value="0.3529869" calcext:value-type="float">
            <text:p>0.3529869</text:p>
          </table:table-cell>
          <table:table-cell office:value-type="float" office:value="0" calcext:value-type="float">
            <text:p>0</text:p>
          </table:table-cell>
          <table:table-cell office:value-type="float" office:value="893.4641" calcext:value-type="float">
            <text:p>893.46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413847" calcext:value-type="float">
            <text:p>-0.024138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42004" calcext:value-type="float">
            <text:p>3042004</text:p>
          </table:table-cell>
          <table:table-cell office:value-type="float" office:value="30.48001" calcext:value-type="float">
            <text:p>30.48001</text:p>
          </table:table-cell>
          <table:table-cell office:value-type="float" office:value="1087.93" calcext:value-type="float">
            <text:p>1087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28289" calcext:value-type="float">
            <text:p>0.9628289</text:p>
          </table:table-cell>
          <table:table-cell office:value-type="float" office:value="7.973996" calcext:value-type="float">
            <text:p>7.973996</text:p>
          </table:table-cell>
          <table:table-cell office:value-type="float" office:value="0" calcext:value-type="float">
            <text:p>0</text:p>
          </table:table-cell>
          <table:table-cell office:value-type="float" office:value="0.00004904335" calcext:value-type="float">
            <text:p>4.904335E-05</text:p>
          </table:table-cell>
          <table:table-cell office:value-type="float" office:value="0" calcext:value-type="float">
            <text:p>0</text:p>
          </table:table-cell>
          <table:table-cell office:value-type="float" office:value="-0.007838456" calcext:value-type="float">
            <text:p>-0.007838456</text:p>
          </table:table-cell>
          <table:table-cell office:value-type="float" office:value="-0.0232052" calcext:value-type="float">
            <text:p>-0.0232052</text:p>
          </table:table-cell>
          <table:table-cell office:value-type="float" office:value="0.002257693" calcext:value-type="float">
            <text:p>0.002257693</text:p>
          </table:table-cell>
          <table:table-cell office:value-type="float" office:value="0.0000009661109" calcext:value-type="float">
            <text:p>9.661109E-07</text:p>
          </table:table-cell>
          <table:table-cell office:value-type="float" office:value="15.77423" calcext:value-type="float">
            <text:p>15.77423</text:p>
          </table:table-cell>
          <table:table-cell office:value-type="float" office:value="0.1949249" calcext:value-type="float">
            <text:p>0.1949249</text:p>
          </table:table-cell>
          <table:table-cell office:value-type="float" office:value="0.04830052" calcext:value-type="float">
            <text:p>0.04830052</text:p>
          </table:table-cell>
          <table:table-cell office:value-type="float" office:value="0.04104356" calcext:value-type="float">
            <text:p>0.04104356</text:p>
          </table:table-cell>
          <table:table-cell office:value-type="float" office:value="0.02797468" calcext:value-type="float">
            <text:p>0.02797468</text:p>
          </table:table-cell>
          <table:table-cell office:value-type="float" office:value="0.02858531" calcext:value-type="float">
            <text:p>0.02858531</text:p>
          </table:table-cell>
          <table:table-cell office:value-type="float" office:value="0.01386226" calcext:value-type="float">
            <text:p>0.01386226</text:p>
          </table:table-cell>
          <table:table-cell office:value-type="float" office:value="0.01082963" calcext:value-type="float">
            <text:p>0.01082963</text:p>
          </table:table-cell>
          <table:table-cell office:value-type="float" office:value="0.02555379" calcext:value-type="float">
            <text:p>0.02555379</text:p>
          </table:table-cell>
          <table:table-cell office:value-type="float" office:value="0.02247792" calcext:value-type="float">
            <text:p>0.02247792</text:p>
          </table:table-cell>
          <table:table-cell office:value-type="float" office:value="0.02245338" calcext:value-type="float">
            <text:p>0.02245338</text:p>
          </table:table-cell>
          <table:table-cell office:value-type="float" office:value="0.02171282" calcext:value-type="float">
            <text:p>0.02171282</text:p>
          </table:table-cell>
          <table:table-cell office:value-type="float" office:value="0.02646359" calcext:value-type="float">
            <text:p>0.02646359</text:p>
          </table:table-cell>
          <table:table-cell office:value-type="float" office:value="0.005266556" calcext:value-type="float">
            <text:p>0.005266556</text:p>
          </table:table-cell>
          <table:table-cell office:value-type="float" office:value="0.005242483" calcext:value-type="float">
            <text:p>0.005242483</text:p>
          </table:table-cell>
          <table:table-cell office:value-type="float" office:value="0" calcext:value-type="float">
            <text:p>0</text:p>
          </table:table-cell>
          <table:table-cell office:value-type="float" office:value="7.760651" calcext:value-type="float">
            <text:p>7.760651</text:p>
          </table:table-cell>
          <table:table-cell office:value-type="float" office:value="15.07345" calcext:value-type="float">
            <text:p>15.07345</text:p>
          </table:table-cell>
          <table:table-cell office:value-type="float" office:value="16.18743" calcext:value-type="float">
            <text:p>16.18743</text:p>
          </table:table-cell>
          <table:table-cell office:value-type="float" office:value="13.0561" calcext:value-type="float">
            <text:p>13.0561</text:p>
          </table:table-cell>
          <table:table-cell office:value-type="float" office:value="9.248234" calcext:value-type="float">
            <text:p>9.248234</text:p>
          </table:table-cell>
          <table:table-cell office:value-type="float" office:value="3.195233" calcext:value-type="float">
            <text:p>3.195233</text:p>
          </table:table-cell>
          <table:table-cell office:value-type="float" office:value="1.476861" calcext:value-type="float">
            <text:p>1.476861</text:p>
          </table:table-cell>
          <table:table-cell office:value-type="float" office:value="3.974589" calcext:value-type="float">
            <text:p>3.974589</text:p>
          </table:table-cell>
          <table:table-cell office:value-type="float" office:value="3.828037" calcext:value-type="float">
            <text:p>3.828037</text:p>
          </table:table-cell>
          <table:table-cell office:value-type="float" office:value="1.125515" calcext:value-type="float">
            <text:p>1.125515</text:p>
          </table:table-cell>
          <table:table-cell office:value-type="float" office:value="0.4035491" calcext:value-type="float">
            <text:p>0.4035491</text:p>
          </table:table-cell>
          <table:table-cell office:value-type="float" office:value="0.4179581" calcext:value-type="float">
            <text:p>0.4179581</text:p>
          </table:table-cell>
          <table:table-cell office:value-type="float" office:value="0.3192024" calcext:value-type="float">
            <text:p>0.3192024</text:p>
          </table:table-cell>
          <table:table-cell office:value-type="float" office:value="0.3529871" calcext:value-type="float">
            <text:p>0.3529871</text:p>
          </table:table-cell>
          <table:table-cell office:value-type="float" office:value="0" calcext:value-type="float">
            <text:p>0</text:p>
          </table:table-cell>
          <table:table-cell office:value-type="float" office:value="1257.096" calcext:value-type="float">
            <text:p>1257.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414865" calcext:value-type="float">
            <text:p>-0.0241486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42004" calcext:value-type="float">
            <text:p>4042004</text:p>
          </table:table-cell>
          <table:table-cell office:value-type="float" office:value="30.16429" calcext:value-type="float">
            <text:p>30.16429</text:p>
          </table:table-cell>
          <table:table-cell office:value-type="float" office:value="1087.989" calcext:value-type="float">
            <text:p>1087.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6014" calcext:value-type="float">
            <text:p>1.186014</text:p>
          </table:table-cell>
          <table:table-cell office:value-type="float" office:value="8.001764" calcext:value-type="float">
            <text:p>8.001764</text:p>
          </table:table-cell>
          <table:table-cell office:value-type="float" office:value="0" calcext:value-type="float">
            <text:p>0</text:p>
          </table:table-cell>
          <table:table-cell office:value-type="float" office:value="0.00004904335" calcext:value-type="float">
            <text:p>4.904335E-05</text:p>
          </table:table-cell>
          <table:table-cell office:value-type="float" office:value="0" calcext:value-type="float">
            <text:p>0</text:p>
          </table:table-cell>
          <table:table-cell office:value-type="float" office:value="-0.007838456" calcext:value-type="float">
            <text:p>-0.007838456</text:p>
          </table:table-cell>
          <table:table-cell office:value-type="float" office:value="-0.02338857" calcext:value-type="float">
            <text:p>-0.02338857</text:p>
          </table:table-cell>
          <table:table-cell office:value-type="float" office:value="0.002234242" calcext:value-type="float">
            <text:p>0.002234242</text:p>
          </table:table-cell>
          <table:table-cell office:value-type="float" office:value="0.0000009663675" calcext:value-type="float">
            <text:p>9.663675E-07</text:p>
          </table:table-cell>
          <table:table-cell office:value-type="float" office:value="15.29321" calcext:value-type="float">
            <text:p>15.29321</text:p>
          </table:table-cell>
          <table:table-cell office:value-type="float" office:value="0.2213744" calcext:value-type="float">
            <text:p>0.2213744</text:p>
          </table:table-cell>
          <table:table-cell office:value-type="float" office:value="0.04651152" calcext:value-type="float">
            <text:p>0.04651152</text:p>
          </table:table-cell>
          <table:table-cell office:value-type="float" office:value="0.04109917" calcext:value-type="float">
            <text:p>0.04109917</text:p>
          </table:table-cell>
          <table:table-cell office:value-type="float" office:value="0.02806013" calcext:value-type="float">
            <text:p>0.02806013</text:p>
          </table:table-cell>
          <table:table-cell office:value-type="float" office:value="0.02866091" calcext:value-type="float">
            <text:p>0.02866091</text:p>
          </table:table-cell>
          <table:table-cell office:value-type="float" office:value="0.01377846" calcext:value-type="float">
            <text:p>0.01377846</text:p>
          </table:table-cell>
          <table:table-cell office:value-type="float" office:value="0.01077104" calcext:value-type="float">
            <text:p>0.01077104</text:p>
          </table:table-cell>
          <table:table-cell office:value-type="float" office:value="0.02526423" calcext:value-type="float">
            <text:p>0.02526423</text:p>
          </table:table-cell>
          <table:table-cell office:value-type="float" office:value="0.0223187" calcext:value-type="float">
            <text:p>0.0223187</text:p>
          </table:table-cell>
          <table:table-cell office:value-type="float" office:value="0.02236983" calcext:value-type="float">
            <text:p>0.02236983</text:p>
          </table:table-cell>
          <table:table-cell office:value-type="float" office:value="0.02169862" calcext:value-type="float">
            <text:p>0.02169862</text:p>
          </table:table-cell>
          <table:table-cell office:value-type="float" office:value="0.02643462" calcext:value-type="float">
            <text:p>0.02643462</text:p>
          </table:table-cell>
          <table:table-cell office:value-type="float" office:value="0.005266329" calcext:value-type="float">
            <text:p>0.005266329</text:p>
          </table:table-cell>
          <table:table-cell office:value-type="float" office:value="0.005242041" calcext:value-type="float">
            <text:p>0.005242041</text:p>
          </table:table-cell>
          <table:table-cell office:value-type="float" office:value="0" calcext:value-type="float">
            <text:p>0</text:p>
          </table:table-cell>
          <table:table-cell office:value-type="float" office:value="9.52222" calcext:value-type="float">
            <text:p>9.52222</text:p>
          </table:table-cell>
          <table:table-cell office:value-type="float" office:value="15.42588" calcext:value-type="float">
            <text:p>15.42588</text:p>
          </table:table-cell>
          <table:table-cell office:value-type="float" office:value="16.16917" calcext:value-type="float">
            <text:p>16.16917</text:p>
          </table:table-cell>
          <table:table-cell office:value-type="float" office:value="12.90136" calcext:value-type="float">
            <text:p>12.90136</text:p>
          </table:table-cell>
          <table:table-cell office:value-type="float" office:value="9.093497" calcext:value-type="float">
            <text:p>9.093497</text:p>
          </table:table-cell>
          <table:table-cell office:value-type="float" office:value="3.17957" calcext:value-type="float">
            <text:p>3.17957</text:p>
          </table:table-cell>
          <table:table-cell office:value-type="float" office:value="1.47848" calcext:value-type="float">
            <text:p>1.47848</text:p>
          </table:table-cell>
          <table:table-cell office:value-type="float" office:value="3.960517" calcext:value-type="float">
            <text:p>3.960517</text:p>
          </table:table-cell>
          <table:table-cell office:value-type="float" office:value="3.837836" calcext:value-type="float">
            <text:p>3.837836</text:p>
          </table:table-cell>
          <table:table-cell office:value-type="float" office:value="1.131666" calcext:value-type="float">
            <text:p>1.131666</text:p>
          </table:table-cell>
          <table:table-cell office:value-type="float" office:value="0.4044676" calcext:value-type="float">
            <text:p>0.4044676</text:p>
          </table:table-cell>
          <table:table-cell office:value-type="float" office:value="0.4182967" calcext:value-type="float">
            <text:p>0.4182967</text:p>
          </table:table-cell>
          <table:table-cell office:value-type="float" office:value="0.3190067" calcext:value-type="float">
            <text:p>0.3190067</text:p>
          </table:table-cell>
          <table:table-cell office:value-type="float" office:value="0.3529874" calcext:value-type="float">
            <text:p>0.3529874</text:p>
          </table:table-cell>
          <table:table-cell office:value-type="float" office:value="0" calcext:value-type="float">
            <text:p>0</text:p>
          </table:table-cell>
          <table:table-cell office:value-type="float" office:value="1578.877" calcext:value-type="float">
            <text:p>1578.8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415673" calcext:value-type="float">
            <text:p>-0.0241567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042004" calcext:value-type="float">
            <text:p>5042004</text:p>
          </table:table-cell>
          <table:table-cell office:value-type="float" office:value="29.8421" calcext:value-type="float">
            <text:p>29.8421</text:p>
          </table:table-cell>
          <table:table-cell office:value-type="float" office:value="1088.048" calcext:value-type="float">
            <text:p>1088.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3851" calcext:value-type="float">
            <text:p>1.413851</text:p>
          </table:table-cell>
          <table:table-cell office:value-type="float" office:value="8.031384" calcext:value-type="float">
            <text:p>8.031384</text:p>
          </table:table-cell>
          <table:table-cell office:value-type="float" office:value="0" calcext:value-type="float">
            <text:p>0</text:p>
          </table:table-cell>
          <table:table-cell office:value-type="float" office:value="0.00004904335" calcext:value-type="float">
            <text:p>4.904335E-05</text:p>
          </table:table-cell>
          <table:table-cell office:value-type="float" office:value="0" calcext:value-type="float">
            <text:p>0</text:p>
          </table:table-cell>
          <table:table-cell office:value-type="float" office:value="-0.007838456" calcext:value-type="float">
            <text:p>-0.007838456</text:p>
          </table:table-cell>
          <table:table-cell office:value-type="float" office:value="-0.02355578" calcext:value-type="float">
            <text:p>-0.02355578</text:p>
          </table:table-cell>
          <table:table-cell office:value-type="float" office:value="0.00220826" calcext:value-type="float">
            <text:p>0.00220826</text:p>
          </table:table-cell>
          <table:table-cell office:value-type="float" office:value="0.0000009665304" calcext:value-type="float">
            <text:p>9.665304E-07</text:p>
          </table:table-cell>
          <table:table-cell office:value-type="float" office:value="14.80507" calcext:value-type="float">
            <text:p>14.80507</text:p>
          </table:table-cell>
          <table:table-cell office:value-type="float" office:value="0.2969063" calcext:value-type="float">
            <text:p>0.2969063</text:p>
          </table:table-cell>
          <table:table-cell office:value-type="float" office:value="0.04558241" calcext:value-type="float">
            <text:p>0.04558241</text:p>
          </table:table-cell>
          <table:table-cell office:value-type="float" office:value="0.04112294" calcext:value-type="float">
            <text:p>0.04112294</text:p>
          </table:table-cell>
          <table:table-cell office:value-type="float" office:value="0.02804867" calcext:value-type="float">
            <text:p>0.02804867</text:p>
          </table:table-cell>
          <table:table-cell office:value-type="float" office:value="0.02862803" calcext:value-type="float">
            <text:p>0.02862803</text:p>
          </table:table-cell>
          <table:table-cell office:value-type="float" office:value="0.01367688" calcext:value-type="float">
            <text:p>0.01367688</text:p>
          </table:table-cell>
          <table:table-cell office:value-type="float" office:value="0.01069695" calcext:value-type="float">
            <text:p>0.01069695</text:p>
          </table:table-cell>
          <table:table-cell office:value-type="float" office:value="0.02498797" calcext:value-type="float">
            <text:p>0.02498797</text:p>
          </table:table-cell>
          <table:table-cell office:value-type="float" office:value="0.02216002" calcext:value-type="float">
            <text:p>0.02216002</text:p>
          </table:table-cell>
          <table:table-cell office:value-type="float" office:value="0.02228343" calcext:value-type="float">
            <text:p>0.02228343</text:p>
          </table:table-cell>
          <table:table-cell office:value-type="float" office:value="0.021683" calcext:value-type="float">
            <text:p>0.021683</text:p>
          </table:table-cell>
          <table:table-cell office:value-type="float" office:value="0.02640331" calcext:value-type="float">
            <text:p>0.02640331</text:p>
          </table:table-cell>
          <table:table-cell office:value-type="float" office:value="0.005266091" calcext:value-type="float">
            <text:p>0.005266091</text:p>
          </table:table-cell>
          <table:table-cell office:value-type="float" office:value="0.005241593" calcext:value-type="float">
            <text:p>0.005241593</text:p>
          </table:table-cell>
          <table:table-cell office:value-type="float" office:value="0" calcext:value-type="float">
            <text:p>0</text:p>
          </table:table-cell>
          <table:table-cell office:value-type="float" office:value="10.96983" calcext:value-type="float">
            <text:p>10.96983</text:p>
          </table:table-cell>
          <table:table-cell office:value-type="float" office:value="15.79763" calcext:value-type="float">
            <text:p>15.79763</text:p>
          </table:table-cell>
          <table:table-cell office:value-type="float" office:value="16.17514" calcext:value-type="float">
            <text:p>16.17514</text:p>
          </table:table-cell>
          <table:table-cell office:value-type="float" office:value="12.7915" calcext:value-type="float">
            <text:p>12.7915</text:p>
          </table:table-cell>
          <table:table-cell office:value-type="float" office:value="9.003232" calcext:value-type="float">
            <text:p>9.003232</text:p>
          </table:table-cell>
          <table:table-cell office:value-type="float" office:value="3.172094" calcext:value-type="float">
            <text:p>3.172094</text:p>
          </table:table-cell>
          <table:table-cell office:value-type="float" office:value="1.482656" calcext:value-type="float">
            <text:p>1.482656</text:p>
          </table:table-cell>
          <table:table-cell office:value-type="float" office:value="3.948583" calcext:value-type="float">
            <text:p>3.948583</text:p>
          </table:table-cell>
          <table:table-cell office:value-type="float" office:value="3.84584" calcext:value-type="float">
            <text:p>3.84584</text:p>
          </table:table-cell>
          <table:table-cell office:value-type="float" office:value="1.137946" calcext:value-type="float">
            <text:p>1.137946</text:p>
          </table:table-cell>
          <table:table-cell office:value-type="float" office:value="0.4054139" calcext:value-type="float">
            <text:p>0.4054139</text:p>
          </table:table-cell>
          <table:table-cell office:value-type="float" office:value="0.4186319" calcext:value-type="float">
            <text:p>0.4186319</text:p>
          </table:table-cell>
          <table:table-cell office:value-type="float" office:value="0.3188255" calcext:value-type="float">
            <text:p>0.3188255</text:p>
          </table:table-cell>
          <table:table-cell office:value-type="float" office:value="0.3529876" calcext:value-type="float">
            <text:p>0.3529876</text:p>
          </table:table-cell>
          <table:table-cell office:value-type="float" office:value="0" calcext:value-type="float">
            <text:p>0</text:p>
          </table:table-cell>
          <table:table-cell office:value-type="float" office:value="1909.036" calcext:value-type="float">
            <text:p>1909.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416529" calcext:value-type="float">
            <text:p>-0.024165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42004" calcext:value-type="float">
            <text:p>6042004</text:p>
          </table:table-cell>
          <table:table-cell office:value-type="float" office:value="29.56366" calcext:value-type="float">
            <text:p>29.56366</text:p>
          </table:table-cell>
          <table:table-cell office:value-type="float" office:value="1088.095" calcext:value-type="float">
            <text:p>1088.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771" calcext:value-type="float">
            <text:p>1.60771</text:p>
          </table:table-cell>
          <table:table-cell office:value-type="float" office:value="8.063007" calcext:value-type="float">
            <text:p>8.063007</text:p>
          </table:table-cell>
          <table:table-cell office:value-type="float" office:value="0" calcext:value-type="float">
            <text:p>0</text:p>
          </table:table-cell>
          <table:table-cell office:value-type="float" office:value="0.00004904335" calcext:value-type="float">
            <text:p>4.904335E-05</text:p>
          </table:table-cell>
          <table:table-cell office:value-type="float" office:value="0" calcext:value-type="float">
            <text:p>0</text:p>
          </table:table-cell>
          <table:table-cell office:value-type="float" office:value="-0.007838456" calcext:value-type="float">
            <text:p>-0.007838456</text:p>
          </table:table-cell>
          <table:table-cell office:value-type="float" office:value="-0.02372574" calcext:value-type="float">
            <text:p>-0.02372574</text:p>
          </table:table-cell>
          <table:table-cell office:value-type="float" office:value="0.002186663" calcext:value-type="float">
            <text:p>0.002186663</text:p>
          </table:table-cell>
          <table:table-cell office:value-type="float" office:value="0.0000009665304" calcext:value-type="float">
            <text:p>9.665304E-07</text:p>
          </table:table-cell>
          <table:table-cell office:value-type="float" office:value="14.40209" calcext:value-type="float">
            <text:p>14.40209</text:p>
          </table:table-cell>
          <table:table-cell office:value-type="float" office:value="0.6045403" calcext:value-type="float">
            <text:p>0.6045403</text:p>
          </table:table-cell>
          <table:table-cell office:value-type="float" office:value="0.04541548" calcext:value-type="float">
            <text:p>0.04541548</text:p>
          </table:table-cell>
          <table:table-cell office:value-type="float" office:value="0.04108542" calcext:value-type="float">
            <text:p>0.04108542</text:p>
          </table:table-cell>
          <table:table-cell office:value-type="float" office:value="0.02787732" calcext:value-type="float">
            <text:p>0.02787732</text:p>
          </table:table-cell>
          <table:table-cell office:value-type="float" office:value="0.02844265" calcext:value-type="float">
            <text:p>0.02844265</text:p>
          </table:table-cell>
          <table:table-cell office:value-type="float" office:value="0.01355364" calcext:value-type="float">
            <text:p>0.01355364</text:p>
          </table:table-cell>
          <table:table-cell office:value-type="float" office:value="0.01059466" calcext:value-type="float">
            <text:p>0.01059466</text:p>
          </table:table-cell>
          <table:table-cell office:value-type="float" office:value="0.02471567" calcext:value-type="float">
            <text:p>0.02471567</text:p>
          </table:table-cell>
          <table:table-cell office:value-type="float" office:value="0.0220027" calcext:value-type="float">
            <text:p>0.0220027</text:p>
          </table:table-cell>
          <table:table-cell office:value-type="float" office:value="0.0221946" calcext:value-type="float">
            <text:p>0.0221946</text:p>
          </table:table-cell>
          <table:table-cell office:value-type="float" office:value="0.02166733" calcext:value-type="float">
            <text:p>0.02166733</text:p>
          </table:table-cell>
          <table:table-cell office:value-type="float" office:value="0.02636918" calcext:value-type="float">
            <text:p>0.02636918</text:p>
          </table:table-cell>
          <table:table-cell office:value-type="float" office:value="0.005265854" calcext:value-type="float">
            <text:p>0.005265854</text:p>
          </table:table-cell>
          <table:table-cell office:value-type="float" office:value="0.005241125" calcext:value-type="float">
            <text:p>0.005241125</text:p>
          </table:table-cell>
          <table:table-cell office:value-type="float" office:value="0" calcext:value-type="float">
            <text:p>0</text:p>
          </table:table-cell>
          <table:table-cell office:value-type="float" office:value="11.87477" calcext:value-type="float">
            <text:p>11.87477</text:p>
          </table:table-cell>
          <table:table-cell office:value-type="float" office:value="16.23451" calcext:value-type="float">
            <text:p>16.23451</text:p>
          </table:table-cell>
          <table:table-cell office:value-type="float" office:value="16.21506" calcext:value-type="float">
            <text:p>16.21506</text:p>
          </table:table-cell>
          <table:table-cell office:value-type="float" office:value="12.71118" calcext:value-type="float">
            <text:p>12.71118</text:p>
          </table:table-cell>
          <table:table-cell office:value-type="float" office:value="8.953663" calcext:value-type="float">
            <text:p>8.953663</text:p>
          </table:table-cell>
          <table:table-cell office:value-type="float" office:value="3.169734" calcext:value-type="float">
            <text:p>3.169734</text:p>
          </table:table-cell>
          <table:table-cell office:value-type="float" office:value="1.488566" calcext:value-type="float">
            <text:p>1.488566</text:p>
          </table:table-cell>
          <table:table-cell office:value-type="float" office:value="3.936921" calcext:value-type="float">
            <text:p>3.936921</text:p>
          </table:table-cell>
          <table:table-cell office:value-type="float" office:value="3.853269" calcext:value-type="float">
            <text:p>3.853269</text:p>
          </table:table-cell>
          <table:table-cell office:value-type="float" office:value="1.144789" calcext:value-type="float">
            <text:p>1.144789</text:p>
          </table:table-cell>
          <table:table-cell office:value-type="float" office:value="0.4064289" calcext:value-type="float">
            <text:p>0.4064289</text:p>
          </table:table-cell>
          <table:table-cell office:value-type="float" office:value="0.418939" calcext:value-type="float">
            <text:p>0.418939</text:p>
          </table:table-cell>
          <table:table-cell office:value-type="float" office:value="0.3186515" calcext:value-type="float">
            <text:p>0.3186515</text:p>
          </table:table-cell>
          <table:table-cell office:value-type="float" office:value="0.3529879" calcext:value-type="float">
            <text:p>0.3529879</text:p>
          </table:table-cell>
          <table:table-cell office:value-type="float" office:value="0" calcext:value-type="float">
            <text:p>0</text:p>
          </table:table-cell>
          <table:table-cell office:value-type="float" office:value="2188.677" calcext:value-type="float">
            <text:p>2188.6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417536" calcext:value-type="float">
            <text:p>-0.024175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042004" calcext:value-type="float">
            <text:p>7042004</text:p>
          </table:table-cell>
          <table:table-cell office:value-type="float" office:value="29.34156" calcext:value-type="float">
            <text:p>29.34156</text:p>
          </table:table-cell>
          <table:table-cell office:value-type="float" office:value="1088.126" calcext:value-type="float">
            <text:p>1088.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225" calcext:value-type="float">
            <text:p>1.76225</text:p>
          </table:table-cell>
          <table:table-cell office:value-type="float" office:value="8.093191" calcext:value-type="float">
            <text:p>8.093191</text:p>
          </table:table-cell>
          <table:table-cell office:value-type="float" office:value="0" calcext:value-type="float">
            <text:p>0</text:p>
          </table:table-cell>
          <table:table-cell office:value-type="float" office:value="0.00004904335" calcext:value-type="float">
            <text:p>4.904335E-05</text:p>
          </table:table-cell>
          <table:table-cell office:value-type="float" office:value="0" calcext:value-type="float">
            <text:p>0</text:p>
          </table:table-cell>
          <table:table-cell office:value-type="float" office:value="-0.007838456" calcext:value-type="float">
            <text:p>-0.007838456</text:p>
          </table:table-cell>
          <table:table-cell office:value-type="float" office:value="-0.02386595" calcext:value-type="float">
            <text:p>-0.02386595</text:p>
          </table:table-cell>
          <table:table-cell office:value-type="float" office:value="0.002170372" calcext:value-type="float">
            <text:p>0.002170372</text:p>
          </table:table-cell>
          <table:table-cell office:value-type="float" office:value="0.0000009665304" calcext:value-type="float">
            <text:p>9.665304E-07</text:p>
          </table:table-cell>
          <table:table-cell office:value-type="float" office:value="14.08794" calcext:value-type="float">
            <text:p>14.08794</text:p>
          </table:table-cell>
          <table:table-cell office:value-type="float" office:value="1.434609" calcext:value-type="float">
            <text:p>1.434609</text:p>
          </table:table-cell>
          <table:table-cell office:value-type="float" office:value="0.04675094" calcext:value-type="float">
            <text:p>0.04675094</text:p>
          </table:table-cell>
          <table:table-cell office:value-type="float" office:value="0.04120816" calcext:value-type="float">
            <text:p>0.04120816</text:p>
          </table:table-cell>
          <table:table-cell office:value-type="float" office:value="0.02777215" calcext:value-type="float">
            <text:p>0.02777215</text:p>
          </table:table-cell>
          <table:table-cell office:value-type="float" office:value="0.0282785" calcext:value-type="float">
            <text:p>0.0282785</text:p>
          </table:table-cell>
          <table:table-cell office:value-type="float" office:value="0.01343245" calcext:value-type="float">
            <text:p>0.01343245</text:p>
          </table:table-cell>
          <table:table-cell office:value-type="float" office:value="0.01046776" calcext:value-type="float">
            <text:p>0.01046776</text:p>
          </table:table-cell>
          <table:table-cell office:value-type="float" office:value="0.02444305" calcext:value-type="float">
            <text:p>0.02444305</text:p>
          </table:table-cell>
          <table:table-cell office:value-type="float" office:value="0.02184233" calcext:value-type="float">
            <text:p>0.02184233</text:p>
          </table:table-cell>
          <table:table-cell office:value-type="float" office:value="0.02210248" calcext:value-type="float">
            <text:p>0.02210248</text:p>
          </table:table-cell>
          <table:table-cell office:value-type="float" office:value="0.02165071" calcext:value-type="float">
            <text:p>0.02165071</text:p>
          </table:table-cell>
          <table:table-cell office:value-type="float" office:value="0.02633294" calcext:value-type="float">
            <text:p>0.02633294</text:p>
          </table:table-cell>
          <table:table-cell office:value-type="float" office:value="0.005265597" calcext:value-type="float">
            <text:p>0.005265597</text:p>
          </table:table-cell>
          <table:table-cell office:value-type="float" office:value="0.00524066" calcext:value-type="float">
            <text:p>0.00524066</text:p>
          </table:table-cell>
          <table:table-cell office:value-type="float" office:value="0" calcext:value-type="float">
            <text:p>0</text:p>
          </table:table-cell>
          <table:table-cell office:value-type="float" office:value="12.23471" calcext:value-type="float">
            <text:p>12.23471</text:p>
          </table:table-cell>
          <table:table-cell office:value-type="float" office:value="16.78175" calcext:value-type="float">
            <text:p>16.78175</text:p>
          </table:table-cell>
          <table:table-cell office:value-type="float" office:value="16.30397" calcext:value-type="float">
            <text:p>16.30397</text:p>
          </table:table-cell>
          <table:table-cell office:value-type="float" office:value="12.66485" calcext:value-type="float">
            <text:p>12.66485</text:p>
          </table:table-cell>
          <table:table-cell office:value-type="float" office:value="8.939366" calcext:value-type="float">
            <text:p>8.939366</text:p>
          </table:table-cell>
          <table:table-cell office:value-type="float" office:value="3.171337" calcext:value-type="float">
            <text:p>3.171337</text:p>
          </table:table-cell>
          <table:table-cell office:value-type="float" office:value="1.496222" calcext:value-type="float">
            <text:p>1.496222</text:p>
          </table:table-cell>
          <table:table-cell office:value-type="float" office:value="3.928945" calcext:value-type="float">
            <text:p>3.928945</text:p>
          </table:table-cell>
          <table:table-cell office:value-type="float" office:value="3.858295" calcext:value-type="float">
            <text:p>3.858295</text:p>
          </table:table-cell>
          <table:table-cell office:value-type="float" office:value="1.151528" calcext:value-type="float">
            <text:p>1.151528</text:p>
          </table:table-cell>
          <table:table-cell office:value-type="float" office:value="0.4074337" calcext:value-type="float">
            <text:p>0.4074337</text:p>
          </table:table-cell>
          <table:table-cell office:value-type="float" office:value="0.4192794" calcext:value-type="float">
            <text:p>0.4192794</text:p>
          </table:table-cell>
          <table:table-cell office:value-type="float" office:value="0.3184842" calcext:value-type="float">
            <text:p>0.3184842</text:p>
          </table:table-cell>
          <table:table-cell office:value-type="float" office:value="0.3529881" calcext:value-type="float">
            <text:p>0.3529881</text:p>
          </table:table-cell>
          <table:table-cell office:value-type="float" office:value="0" calcext:value-type="float">
            <text:p>0</text:p>
          </table:table-cell>
          <table:table-cell office:value-type="float" office:value="2403.799" calcext:value-type="float">
            <text:p>2403.7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418666" calcext:value-type="float">
            <text:p>-0.024186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42004" calcext:value-type="float">
            <text:p>8042004</text:p>
          </table:table-cell>
          <table:table-cell office:value-type="float" office:value="29.22085" calcext:value-type="float">
            <text:p>29.22085</text:p>
          </table:table-cell>
          <table:table-cell office:value-type="float" office:value="1088.134" calcext:value-type="float">
            <text:p>1088.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39769" calcext:value-type="float">
            <text:p>1.839769</text:p>
          </table:table-cell>
          <table:table-cell office:value-type="float" office:value="8.122183" calcext:value-type="float">
            <text:p>8.122183</text:p>
          </table:table-cell>
          <table:table-cell office:value-type="float" office:value="0" calcext:value-type="float">
            <text:p>0</text:p>
          </table:table-cell>
          <table:table-cell office:value-type="float" office:value="0.00004904335" calcext:value-type="float">
            <text:p>4.904335E-05</text:p>
          </table:table-cell>
          <table:table-cell office:value-type="float" office:value="0" calcext:value-type="float">
            <text:p>0</text:p>
          </table:table-cell>
          <table:table-cell office:value-type="float" office:value="-0.007838456" calcext:value-type="float">
            <text:p>-0.007838456</text:p>
          </table:table-cell>
          <table:table-cell office:value-type="float" office:value="-0.02400206" calcext:value-type="float">
            <text:p>-0.02400206</text:p>
          </table:table-cell>
          <table:table-cell office:value-type="float" office:value="0.002166197" calcext:value-type="float">
            <text:p>0.002166197</text:p>
          </table:table-cell>
          <table:table-cell office:value-type="float" office:value="0.0000009665304" calcext:value-type="float">
            <text:p>9.665304E-07</text:p>
          </table:table-cell>
          <table:table-cell office:value-type="float" office:value="13.93805" calcext:value-type="float">
            <text:p>13.93805</text:p>
          </table:table-cell>
          <table:table-cell office:value-type="float" office:value="2.359564" calcext:value-type="float">
            <text:p>2.359564</text:p>
          </table:table-cell>
          <table:table-cell office:value-type="float" office:value="0.04901939" calcext:value-type="float">
            <text:p>0.04901939</text:p>
          </table:table-cell>
          <table:table-cell office:value-type="float" office:value="0.04170696" calcext:value-type="float">
            <text:p>0.04170696</text:p>
          </table:table-cell>
          <table:table-cell office:value-type="float" office:value="0.02802798" calcext:value-type="float">
            <text:p>0.02802798</text:p>
          </table:table-cell>
          <table:table-cell office:value-type="float" office:value="0.02845392" calcext:value-type="float">
            <text:p>0.02845392</text:p>
          </table:table-cell>
          <table:table-cell office:value-type="float" office:value="0.01337616" calcext:value-type="float">
            <text:p>0.01337616</text:p>
          </table:table-cell>
          <table:table-cell office:value-type="float" office:value="0.01035688" calcext:value-type="float">
            <text:p>0.01035688</text:p>
          </table:table-cell>
          <table:table-cell office:value-type="float" office:value="0.02417639" calcext:value-type="float">
            <text:p>0.02417639</text:p>
          </table:table-cell>
          <table:table-cell office:value-type="float" office:value="0.0216775" calcext:value-type="float">
            <text:p>0.0216775</text:p>
          </table:table-cell>
          <table:table-cell office:value-type="float" office:value="0.02200746" calcext:value-type="float">
            <text:p>0.02200746</text:p>
          </table:table-cell>
          <table:table-cell office:value-type="float" office:value="0.02163293" calcext:value-type="float">
            <text:p>0.02163293</text:p>
          </table:table-cell>
          <table:table-cell office:value-type="float" office:value="0.02629449" calcext:value-type="float">
            <text:p>0.02629449</text:p>
          </table:table-cell>
          <table:table-cell office:value-type="float" office:value="0.005265336" calcext:value-type="float">
            <text:p>0.005265336</text:p>
          </table:table-cell>
          <table:table-cell office:value-type="float" office:value="0.005240194" calcext:value-type="float">
            <text:p>0.005240194</text:p>
          </table:table-cell>
          <table:table-cell office:value-type="float" office:value="0" calcext:value-type="float">
            <text:p>0</text:p>
          </table:table-cell>
          <table:table-cell office:value-type="float" office:value="12.93136" calcext:value-type="float">
            <text:p>12.93136</text:p>
          </table:table-cell>
          <table:table-cell office:value-type="float" office:value="17.37142" calcext:value-type="float">
            <text:p>17.37142</text:p>
          </table:table-cell>
          <table:table-cell office:value-type="float" office:value="16.43262" calcext:value-type="float">
            <text:p>16.43262</text:p>
          </table:table-cell>
          <table:table-cell office:value-type="float" office:value="12.64856" calcext:value-type="float">
            <text:p>12.64856</text:p>
          </table:table-cell>
          <table:table-cell office:value-type="float" office:value="8.949212" calcext:value-type="float">
            <text:p>8.949212</text:p>
          </table:table-cell>
          <table:table-cell office:value-type="float" office:value="3.176342" calcext:value-type="float">
            <text:p>3.176342</text:p>
          </table:table-cell>
          <table:table-cell office:value-type="float" office:value="1.50516" calcext:value-type="float">
            <text:p>1.50516</text:p>
          </table:table-cell>
          <table:table-cell office:value-type="float" office:value="3.923085" calcext:value-type="float">
            <text:p>3.923085</text:p>
          </table:table-cell>
          <table:table-cell office:value-type="float" office:value="3.861153" calcext:value-type="float">
            <text:p>3.861153</text:p>
          </table:table-cell>
          <table:table-cell office:value-type="float" office:value="1.159043" calcext:value-type="float">
            <text:p>1.159043</text:p>
          </table:table-cell>
          <table:table-cell office:value-type="float" office:value="0.4084193" calcext:value-type="float">
            <text:p>0.4084193</text:p>
          </table:table-cell>
          <table:table-cell office:value-type="float" office:value="0.4196501" calcext:value-type="float">
            <text:p>0.4196501</text:p>
          </table:table-cell>
          <table:table-cell office:value-type="float" office:value="0.3183246" calcext:value-type="float">
            <text:p>0.3183246</text:p>
          </table:table-cell>
          <table:table-cell office:value-type="float" office:value="0.3529884" calcext:value-type="float">
            <text:p>0.3529884</text:p>
          </table:table-cell>
          <table:table-cell office:value-type="float" office:value="0" calcext:value-type="float">
            <text:p>0</text:p>
          </table:table-cell>
          <table:table-cell office:value-type="float" office:value="2504.515" calcext:value-type="float">
            <text:p>2504.5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419726" calcext:value-type="float">
            <text:p>-0.024197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42004" calcext:value-type="float">
            <text:p>9042004</text:p>
          </table:table-cell>
          <table:table-cell office:value-type="float" office:value="29.19055" calcext:value-type="float">
            <text:p>29.19055</text:p>
          </table:table-cell>
          <table:table-cell office:value-type="float" office:value="1088.132" calcext:value-type="float">
            <text:p>1088.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38777" calcext:value-type="float">
            <text:p>1.838777</text:p>
          </table:table-cell>
          <table:table-cell office:value-type="float" office:value="8.150365" calcext:value-type="float">
            <text:p>8.150365</text:p>
          </table:table-cell>
          <table:table-cell office:value-type="float" office:value="0" calcext:value-type="float">
            <text:p>0</text:p>
          </table:table-cell>
          <table:table-cell office:value-type="float" office:value="0.00004904361" calcext:value-type="float">
            <text:p>4.904361E-05</text:p>
          </table:table-cell>
          <table:table-cell office:value-type="float" office:value="0" calcext:value-type="float">
            <text:p>0</text:p>
          </table:table-cell>
          <table:table-cell office:value-type="float" office:value="-0.007771906" calcext:value-type="float">
            <text:p>-0.007771906</text:p>
          </table:table-cell>
          <table:table-cell office:value-type="float" office:value="-0.02418347" calcext:value-type="float">
            <text:p>-0.02418347</text:p>
          </table:table-cell>
          <table:table-cell office:value-type="float" office:value="0.002174485" calcext:value-type="float">
            <text:p>0.002174485</text:p>
          </table:table-cell>
          <table:table-cell office:value-type="float" office:value="0.0000009665304" calcext:value-type="float">
            <text:p>9.665304E-07</text:p>
          </table:table-cell>
          <table:table-cell office:value-type="float" office:value="14.00359" calcext:value-type="float">
            <text:p>14.00359</text:p>
          </table:table-cell>
          <table:table-cell office:value-type="float" office:value="2.285607" calcext:value-type="float">
            <text:p>2.285607</text:p>
          </table:table-cell>
          <table:table-cell office:value-type="float" office:value="0.05122822" calcext:value-type="float">
            <text:p>0.05122822</text:p>
          </table:table-cell>
          <table:table-cell office:value-type="float" office:value="0.04303616" calcext:value-type="float">
            <text:p>0.04303616</text:p>
          </table:table-cell>
          <table:table-cell office:value-type="float" office:value="0.02903627" calcext:value-type="float">
            <text:p>0.02903627</text:p>
          </table:table-cell>
          <table:table-cell office:value-type="float" office:value="0.02928648" calcext:value-type="float">
            <text:p>0.02928648</text:p>
          </table:table-cell>
          <table:table-cell office:value-type="float" office:value="0.01341428" calcext:value-type="float">
            <text:p>0.01341428</text:p>
          </table:table-cell>
          <table:table-cell office:value-type="float" office:value="0.01029951" calcext:value-type="float">
            <text:p>0.01029951</text:p>
          </table:table-cell>
          <table:table-cell office:value-type="float" office:value="0.02393351" calcext:value-type="float">
            <text:p>0.02393351</text:p>
          </table:table-cell>
          <table:table-cell office:value-type="float" office:value="0.02151202" calcext:value-type="float">
            <text:p>0.02151202</text:p>
          </table:table-cell>
          <table:table-cell office:value-type="float" office:value="0.02190824" calcext:value-type="float">
            <text:p>0.02190824</text:p>
          </table:table-cell>
          <table:table-cell office:value-type="float" office:value="0.02161429" calcext:value-type="float">
            <text:p>0.02161429</text:p>
          </table:table-cell>
          <table:table-cell office:value-type="float" office:value="0.02625437" calcext:value-type="float">
            <text:p>0.02625437</text:p>
          </table:table-cell>
          <table:table-cell office:value-type="float" office:value="0.005265051" calcext:value-type="float">
            <text:p>0.005265051</text:p>
          </table:table-cell>
          <table:table-cell office:value-type="float" office:value="0.005239733" calcext:value-type="float">
            <text:p>0.005239733</text:p>
          </table:table-cell>
          <table:table-cell office:value-type="float" office:value="0" calcext:value-type="float">
            <text:p>0</text:p>
          </table:table-cell>
          <table:table-cell office:value-type="float" office:value="15.86407" calcext:value-type="float">
            <text:p>15.86407</text:p>
          </table:table-cell>
          <table:table-cell office:value-type="float" office:value="17.71461" calcext:value-type="float">
            <text:p>17.71461</text:p>
          </table:table-cell>
          <table:table-cell office:value-type="float" office:value="16.49214" calcext:value-type="float">
            <text:p>16.49214</text:p>
          </table:table-cell>
          <table:table-cell office:value-type="float" office:value="12.63364" calcext:value-type="float">
            <text:p>12.63364</text:p>
          </table:table-cell>
          <table:table-cell office:value-type="float" office:value="8.973244" calcext:value-type="float">
            <text:p>8.973244</text:p>
          </table:table-cell>
          <table:table-cell office:value-type="float" office:value="3.183371" calcext:value-type="float">
            <text:p>3.183371</text:p>
          </table:table-cell>
          <table:table-cell office:value-type="float" office:value="1.516159" calcext:value-type="float">
            <text:p>1.516159</text:p>
          </table:table-cell>
          <table:table-cell office:value-type="float" office:value="3.91871" calcext:value-type="float">
            <text:p>3.91871</text:p>
          </table:table-cell>
          <table:table-cell office:value-type="float" office:value="3.863429" calcext:value-type="float">
            <text:p>3.863429</text:p>
          </table:table-cell>
          <table:table-cell office:value-type="float" office:value="1.16631" calcext:value-type="float">
            <text:p>1.16631</text:p>
          </table:table-cell>
          <table:table-cell office:value-type="float" office:value="0.4094076" calcext:value-type="float">
            <text:p>0.4094076</text:p>
          </table:table-cell>
          <table:table-cell office:value-type="float" office:value="0.4200477" calcext:value-type="float">
            <text:p>0.4200477</text:p>
          </table:table-cell>
          <table:table-cell office:value-type="float" office:value="0.3181739" calcext:value-type="float">
            <text:p>0.3181739</text:p>
          </table:table-cell>
          <table:table-cell office:value-type="float" office:value="0.3529886" calcext:value-type="float">
            <text:p>0.3529886</text:p>
          </table:table-cell>
          <table:table-cell office:value-type="float" office:value="0" calcext:value-type="float">
            <text:p>0</text:p>
          </table:table-cell>
          <table:table-cell office:value-type="float" office:value="2509.173" calcext:value-type="float">
            <text:p>2509.1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420524" calcext:value-type="float">
            <text:p>-0.0242052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42004" calcext:value-type="float">
            <text:p>10042004</text:p>
          </table:table-cell>
          <table:table-cell office:value-type="float" office:value="29.11206" calcext:value-type="float">
            <text:p>29.11206</text:p>
          </table:table-cell>
          <table:table-cell office:value-type="float" office:value="1088.137" calcext:value-type="float">
            <text:p>1088.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3758" calcext:value-type="float">
            <text:p>1.873758</text:p>
          </table:table-cell>
          <table:table-cell office:value-type="float" office:value="8.184772" calcext:value-type="float">
            <text:p>8.184772</text:p>
          </table:table-cell>
          <table:table-cell office:value-type="float" office:value="0" calcext:value-type="float">
            <text:p>0</text:p>
          </table:table-cell>
          <table:table-cell office:value-type="float" office:value="0.00004904361" calcext:value-type="float">
            <text:p>4.904361E-05</text:p>
          </table:table-cell>
          <table:table-cell office:value-type="float" office:value="0" calcext:value-type="float">
            <text:p>0</text:p>
          </table:table-cell>
          <table:table-cell office:value-type="float" office:value="-0.007771906" calcext:value-type="float">
            <text:p>-0.007771906</text:p>
          </table:table-cell>
          <table:table-cell office:value-type="float" office:value="-0.02432463" calcext:value-type="float">
            <text:p>-0.02432463</text:p>
          </table:table-cell>
          <table:table-cell office:value-type="float" office:value="0.002182626" calcext:value-type="float">
            <text:p>0.002182626</text:p>
          </table:table-cell>
          <table:table-cell office:value-type="float" office:value="0.0000009667307" calcext:value-type="float">
            <text:p>9.667307E-07</text:p>
          </table:table-cell>
          <table:table-cell office:value-type="float" office:value="13.92891" calcext:value-type="float">
            <text:p>13.92891</text:p>
          </table:table-cell>
          <table:table-cell office:value-type="float" office:value="1.594097" calcext:value-type="float">
            <text:p>1.594097</text:p>
          </table:table-cell>
          <table:table-cell office:value-type="float" office:value="0.04929396" calcext:value-type="float">
            <text:p>0.04929396</text:p>
          </table:table-cell>
          <table:table-cell office:value-type="float" office:value="0.04350983" calcext:value-type="float">
            <text:p>0.04350983</text:p>
          </table:table-cell>
          <table:table-cell office:value-type="float" office:value="0.02961599" calcext:value-type="float">
            <text:p>0.02961599</text:p>
          </table:table-cell>
          <table:table-cell office:value-type="float" office:value="0.03000621" calcext:value-type="float">
            <text:p>0.03000621</text:p>
          </table:table-cell>
          <table:table-cell office:value-type="float" office:value="0.01354469" calcext:value-type="float">
            <text:p>0.01354469</text:p>
          </table:table-cell>
          <table:table-cell office:value-type="float" office:value="0.01032277" calcext:value-type="float">
            <text:p>0.01032277</text:p>
          </table:table-cell>
          <table:table-cell office:value-type="float" office:value="0.02374468" calcext:value-type="float">
            <text:p>0.02374468</text:p>
          </table:table-cell>
          <table:table-cell office:value-type="float" office:value="0.02135419" calcext:value-type="float">
            <text:p>0.02135419</text:p>
          </table:table-cell>
          <table:table-cell office:value-type="float" office:value="0.02180547" calcext:value-type="float">
            <text:p>0.02180547</text:p>
          </table:table-cell>
          <table:table-cell office:value-type="float" office:value="0.02159475" calcext:value-type="float">
            <text:p>0.02159475</text:p>
          </table:table-cell>
          <table:table-cell office:value-type="float" office:value="0.02621322" calcext:value-type="float">
            <text:p>0.02621322</text:p>
          </table:table-cell>
          <table:table-cell office:value-type="float" office:value="0.005264763" calcext:value-type="float">
            <text:p>0.005264763</text:p>
          </table:table-cell>
          <table:table-cell office:value-type="float" office:value="0.005239268" calcext:value-type="float">
            <text:p>0.005239268</text:p>
          </table:table-cell>
          <table:table-cell office:value-type="float" office:value="0" calcext:value-type="float">
            <text:p>0</text:p>
          </table:table-cell>
          <table:table-cell office:value-type="float" office:value="15.84556" calcext:value-type="float">
            <text:p>15.84556</text:p>
          </table:table-cell>
          <table:table-cell office:value-type="float" office:value="17.99368" calcext:value-type="float">
            <text:p>17.99368</text:p>
          </table:table-cell>
          <table:table-cell office:value-type="float" office:value="16.468" calcext:value-type="float">
            <text:p>16.468</text:p>
          </table:table-cell>
          <table:table-cell office:value-type="float" office:value="12.58397" calcext:value-type="float">
            <text:p>12.58397</text:p>
          </table:table-cell>
          <table:table-cell office:value-type="float" office:value="8.98439" calcext:value-type="float">
            <text:p>8.98439</text:p>
          </table:table-cell>
          <table:table-cell office:value-type="float" office:value="3.188844" calcext:value-type="float">
            <text:p>3.188844</text:p>
          </table:table-cell>
          <table:table-cell office:value-type="float" office:value="1.528161" calcext:value-type="float">
            <text:p>1.528161</text:p>
          </table:table-cell>
          <table:table-cell office:value-type="float" office:value="3.915266" calcext:value-type="float">
            <text:p>3.915266</text:p>
          </table:table-cell>
          <table:table-cell office:value-type="float" office:value="3.865398" calcext:value-type="float">
            <text:p>3.865398</text:p>
          </table:table-cell>
          <table:table-cell office:value-type="float" office:value="1.173229" calcext:value-type="float">
            <text:p>1.173229</text:p>
          </table:table-cell>
          <table:table-cell office:value-type="float" office:value="0.410397" calcext:value-type="float">
            <text:p>0.410397</text:p>
          </table:table-cell>
          <table:table-cell office:value-type="float" office:value="0.4204719" calcext:value-type="float">
            <text:p>0.4204719</text:p>
          </table:table-cell>
          <table:table-cell office:value-type="float" office:value="0.3180319" calcext:value-type="float">
            <text:p>0.3180319</text:p>
          </table:table-cell>
          <table:table-cell office:value-type="float" office:value="0.3529889" calcext:value-type="float">
            <text:p>0.3529889</text:p>
          </table:table-cell>
          <table:table-cell office:value-type="float" office:value="0" calcext:value-type="float">
            <text:p>0</text:p>
          </table:table-cell>
          <table:table-cell office:value-type="float" office:value="2572.234" calcext:value-type="float">
            <text:p>2572.2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421272" calcext:value-type="float">
            <text:p>-0.0242127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042004" calcext:value-type="float">
            <text:p>11042004</text:p>
          </table:table-cell>
          <table:table-cell office:value-type="float" office:value="29.07301" calcext:value-type="float">
            <text:p>29.07301</text:p>
          </table:table-cell>
          <table:table-cell office:value-type="float" office:value="1088.133" calcext:value-type="float">
            <text:p>1088.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6769" calcext:value-type="float">
            <text:p>1.886769</text:p>
          </table:table-cell>
          <table:table-cell office:value-type="float" office:value="8.209937" calcext:value-type="float">
            <text:p>8.209937</text:p>
          </table:table-cell>
          <table:table-cell office:value-type="float" office:value="0" calcext:value-type="float">
            <text:p>0</text:p>
          </table:table-cell>
          <table:table-cell office:value-type="float" office:value="0.00004904361" calcext:value-type="float">
            <text:p>4.904361E-05</text:p>
          </table:table-cell>
          <table:table-cell office:value-type="float" office:value="0" calcext:value-type="float">
            <text:p>0</text:p>
          </table:table-cell>
          <table:table-cell office:value-type="float" office:value="-0.007771906" calcext:value-type="float">
            <text:p>-0.007771906</text:p>
          </table:table-cell>
          <table:table-cell office:value-type="float" office:value="-0.02439874" calcext:value-type="float">
            <text:p>-0.02439874</text:p>
          </table:table-cell>
          <table:table-cell office:value-type="float" office:value="0.002197467" calcext:value-type="float">
            <text:p>0.002197467</text:p>
          </table:table-cell>
          <table:table-cell office:value-type="float" office:value="0.0000009673097" calcext:value-type="float">
            <text:p>9.673097E-07</text:p>
          </table:table-cell>
          <table:table-cell office:value-type="float" office:value="13.90543" calcext:value-type="float">
            <text:p>13.90543</text:p>
          </table:table-cell>
          <table:table-cell office:value-type="float" office:value="1.403725" calcext:value-type="float">
            <text:p>1.403725</text:p>
          </table:table-cell>
          <table:table-cell office:value-type="float" office:value="0.0507436" calcext:value-type="float">
            <text:p>0.0507436</text:p>
          </table:table-cell>
          <table:table-cell office:value-type="float" office:value="0.04511529" calcext:value-type="float">
            <text:p>0.04511529</text:p>
          </table:table-cell>
          <table:table-cell office:value-type="float" office:value="0.0308291" calcext:value-type="float">
            <text:p>0.0308291</text:p>
          </table:table-cell>
          <table:table-cell office:value-type="float" office:value="0.03117374" calcext:value-type="float">
            <text:p>0.03117374</text:p>
          </table:table-cell>
          <table:table-cell office:value-type="float" office:value="0.01372761" calcext:value-type="float">
            <text:p>0.01372761</text:p>
          </table:table-cell>
          <table:table-cell office:value-type="float" office:value="0.01037677" calcext:value-type="float">
            <text:p>0.01037677</text:p>
          </table:table-cell>
          <table:table-cell office:value-type="float" office:value="0.02359174" calcext:value-type="float">
            <text:p>0.02359174</text:p>
          </table:table-cell>
          <table:table-cell office:value-type="float" office:value="0.02120964" calcext:value-type="float">
            <text:p>0.02120964</text:p>
          </table:table-cell>
          <table:table-cell office:value-type="float" office:value="0.02170083" calcext:value-type="float">
            <text:p>0.02170083</text:p>
          </table:table-cell>
          <table:table-cell office:value-type="float" office:value="0.02157428" calcext:value-type="float">
            <text:p>0.02157428</text:p>
          </table:table-cell>
          <table:table-cell office:value-type="float" office:value="0.02617095" calcext:value-type="float">
            <text:p>0.02617095</text:p>
          </table:table-cell>
          <table:table-cell office:value-type="float" office:value="0.00526445" calcext:value-type="float">
            <text:p>0.00526445</text:p>
          </table:table-cell>
          <table:table-cell office:value-type="float" office:value="0.0052388" calcext:value-type="float">
            <text:p>0.0052388</text:p>
          </table:table-cell>
          <table:table-cell office:value-type="float" office:value="0" calcext:value-type="float">
            <text:p>0</text:p>
          </table:table-cell>
          <table:table-cell office:value-type="float" office:value="15.31793" calcext:value-type="float">
            <text:p>15.31793</text:p>
          </table:table-cell>
          <table:table-cell office:value-type="float" office:value="18.24732" calcext:value-type="float">
            <text:p>18.24732</text:p>
          </table:table-cell>
          <table:table-cell office:value-type="float" office:value="16.43802" calcext:value-type="float">
            <text:p>16.43802</text:p>
          </table:table-cell>
          <table:table-cell office:value-type="float" office:value="12.52419" calcext:value-type="float">
            <text:p>12.52419</text:p>
          </table:table-cell>
          <table:table-cell office:value-type="float" office:value="8.978308" calcext:value-type="float">
            <text:p>8.978308</text:p>
          </table:table-cell>
          <table:table-cell office:value-type="float" office:value="3.192601" calcext:value-type="float">
            <text:p>3.192601</text:p>
          </table:table-cell>
          <table:table-cell office:value-type="float" office:value="1.539577" calcext:value-type="float">
            <text:p>1.539577</text:p>
          </table:table-cell>
          <table:table-cell office:value-type="float" office:value="3.912472" calcext:value-type="float">
            <text:p>3.912472</text:p>
          </table:table-cell>
          <table:table-cell office:value-type="float" office:value="3.867125" calcext:value-type="float">
            <text:p>3.867125</text:p>
          </table:table-cell>
          <table:table-cell office:value-type="float" office:value="1.179821" calcext:value-type="float">
            <text:p>1.179821</text:p>
          </table:table-cell>
          <table:table-cell office:value-type="float" office:value="0.4113849" calcext:value-type="float">
            <text:p>0.4113849</text:p>
          </table:table-cell>
          <table:table-cell office:value-type="float" office:value="0.4209216" calcext:value-type="float">
            <text:p>0.4209216</text:p>
          </table:table-cell>
          <table:table-cell office:value-type="float" office:value="0.3178994" calcext:value-type="float">
            <text:p>0.3178994</text:p>
          </table:table-cell>
          <table:table-cell office:value-type="float" office:value="0.3529891" calcext:value-type="float">
            <text:p>0.3529891</text:p>
          </table:table-cell>
          <table:table-cell office:value-type="float" office:value="0" calcext:value-type="float">
            <text:p>0</text:p>
          </table:table-cell>
          <table:table-cell office:value-type="float" office:value="2594.704" calcext:value-type="float">
            <text:p>2594.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421853" calcext:value-type="float">
            <text:p>-0.0242185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42004" calcext:value-type="float">
            <text:p>12042004</text:p>
          </table:table-cell>
          <table:table-cell office:value-type="float" office:value="29.03687" calcext:value-type="float">
            <text:p>29.03687</text:p>
          </table:table-cell>
          <table:table-cell office:value-type="float" office:value="1088.129" calcext:value-type="float">
            <text:p>1088.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852" calcext:value-type="float">
            <text:p>1.89852</text:p>
          </table:table-cell>
          <table:table-cell office:value-type="float" office:value="8.234044" calcext:value-type="float">
            <text:p>8.234044</text:p>
          </table:table-cell>
          <table:table-cell office:value-type="float" office:value="0" calcext:value-type="float">
            <text:p>0</text:p>
          </table:table-cell>
          <table:table-cell office:value-type="float" office:value="0.00004904361" calcext:value-type="float">
            <text:p>4.904361E-05</text:p>
          </table:table-cell>
          <table:table-cell office:value-type="float" office:value="0" calcext:value-type="float">
            <text:p>0</text:p>
          </table:table-cell>
          <table:table-cell office:value-type="float" office:value="-0.007771906" calcext:value-type="float">
            <text:p>-0.007771906</text:p>
          </table:table-cell>
          <table:table-cell office:value-type="float" office:value="-0.02446518" calcext:value-type="float">
            <text:p>-0.02446518</text:p>
          </table:table-cell>
          <table:table-cell office:value-type="float" office:value="0.002212543" calcext:value-type="float">
            <text:p>0.002212543</text:p>
          </table:table-cell>
          <table:table-cell office:value-type="float" office:value="0.0000009674859" calcext:value-type="float">
            <text:p>9.674859E-07</text:p>
          </table:table-cell>
          <table:table-cell office:value-type="float" office:value="13.88387" calcext:value-type="float">
            <text:p>13.88387</text:p>
          </table:table-cell>
          <table:table-cell office:value-type="float" office:value="1.303331" calcext:value-type="float">
            <text:p>1.303331</text:p>
          </table:table-cell>
          <table:table-cell office:value-type="float" office:value="0.05198299" calcext:value-type="float">
            <text:p>0.05198299</text:p>
          </table:table-cell>
          <table:table-cell office:value-type="float" office:value="0.04619106" calcext:value-type="float">
            <text:p>0.04619106</text:p>
          </table:table-cell>
          <table:table-cell office:value-type="float" office:value="0.03173512" calcext:value-type="float">
            <text:p>0.03173512</text:p>
          </table:table-cell>
          <table:table-cell office:value-type="float" office:value="0.03214051" calcext:value-type="float">
            <text:p>0.03214051</text:p>
          </table:table-cell>
          <table:table-cell office:value-type="float" office:value="0.01392817" calcext:value-type="float">
            <text:p>0.01392817</text:p>
          </table:table-cell>
          <table:table-cell office:value-type="float" office:value="0.01045541" calcext:value-type="float">
            <text:p>0.01045541</text:p>
          </table:table-cell>
          <table:table-cell office:value-type="float" office:value="0.02348084" calcext:value-type="float">
            <text:p>0.02348084</text:p>
          </table:table-cell>
          <table:table-cell office:value-type="float" office:value="0.02108087" calcext:value-type="float">
            <text:p>0.02108087</text:p>
          </table:table-cell>
          <table:table-cell office:value-type="float" office:value="0.02159613" calcext:value-type="float">
            <text:p>0.02159613</text:p>
          </table:table-cell>
          <table:table-cell office:value-type="float" office:value="0.02155296" calcext:value-type="float">
            <text:p>0.02155296</text:p>
          </table:table-cell>
          <table:table-cell office:value-type="float" office:value="0.02612752" calcext:value-type="float">
            <text:p>0.02612752</text:p>
          </table:table-cell>
          <table:table-cell office:value-type="float" office:value="0.005264131" calcext:value-type="float">
            <text:p>0.005264131</text:p>
          </table:table-cell>
          <table:table-cell office:value-type="float" office:value="0.005238308" calcext:value-type="float">
            <text:p>0.005238308</text:p>
          </table:table-cell>
          <table:table-cell office:value-type="float" office:value="0" calcext:value-type="float">
            <text:p>0</text:p>
          </table:table-cell>
          <table:table-cell office:value-type="float" office:value="15.0008" calcext:value-type="float">
            <text:p>15.0008</text:p>
          </table:table-cell>
          <table:table-cell office:value-type="float" office:value="18.53123" calcext:value-type="float">
            <text:p>18.53123</text:p>
          </table:table-cell>
          <table:table-cell office:value-type="float" office:value="16.42374" calcext:value-type="float">
            <text:p>16.42374</text:p>
          </table:table-cell>
          <table:table-cell office:value-type="float" office:value="12.47304" calcext:value-type="float">
            <text:p>12.47304</text:p>
          </table:table-cell>
          <table:table-cell office:value-type="float" office:value="8.972043" calcext:value-type="float">
            <text:p>8.972043</text:p>
          </table:table-cell>
          <table:table-cell office:value-type="float" office:value="3.195691" calcext:value-type="float">
            <text:p>3.195691</text:p>
          </table:table-cell>
          <table:table-cell office:value-type="float" office:value="1.549552" calcext:value-type="float">
            <text:p>1.549552</text:p>
          </table:table-cell>
          <table:table-cell office:value-type="float" office:value="3.910131" calcext:value-type="float">
            <text:p>3.910131</text:p>
          </table:table-cell>
          <table:table-cell office:value-type="float" office:value="3.868626" calcext:value-type="float">
            <text:p>3.868626</text:p>
          </table:table-cell>
          <table:table-cell office:value-type="float" office:value="1.186103" calcext:value-type="float">
            <text:p>1.186103</text:p>
          </table:table-cell>
          <table:table-cell office:value-type="float" office:value="0.4123759" calcext:value-type="float">
            <text:p>0.4123759</text:p>
          </table:table-cell>
          <table:table-cell office:value-type="float" office:value="0.4213952" calcext:value-type="float">
            <text:p>0.4213952</text:p>
          </table:table-cell>
          <table:table-cell office:value-type="float" office:value="0.3177769" calcext:value-type="float">
            <text:p>0.3177769</text:p>
          </table:table-cell>
          <table:table-cell office:value-type="float" office:value="0.3529894" calcext:value-type="float">
            <text:p>0.3529894</text:p>
          </table:table-cell>
          <table:table-cell office:value-type="float" office:value="0" calcext:value-type="float">
            <text:p>0</text:p>
          </table:table-cell>
          <table:table-cell office:value-type="float" office:value="2614.011" calcext:value-type="float">
            <text:p>2614.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422401" calcext:value-type="float">
            <text:p>-0.024224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042004" calcext:value-type="float">
            <text:p>13042004</text:p>
          </table:table-cell>
          <table:table-cell office:value-type="float" office:value="28.95562" calcext:value-type="float">
            <text:p>28.95562</text:p>
          </table:table-cell>
          <table:table-cell office:value-type="float" office:value="1088.132" calcext:value-type="float">
            <text:p>1088.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4341" calcext:value-type="float">
            <text:p>1.944341</text:p>
          </table:table-cell>
          <table:table-cell office:value-type="float" office:value="8.261041" calcext:value-type="float">
            <text:p>8.261041</text:p>
          </table:table-cell>
          <table:table-cell office:value-type="float" office:value="0" calcext:value-type="float">
            <text:p>0</text:p>
          </table:table-cell>
          <table:table-cell office:value-type="float" office:value="0.00004904361" calcext:value-type="float">
            <text:p>4.904361E-05</text:p>
          </table:table-cell>
          <table:table-cell office:value-type="float" office:value="0" calcext:value-type="float">
            <text:p>0</text:p>
          </table:table-cell>
          <table:table-cell office:value-type="float" office:value="-0.007771906" calcext:value-type="float">
            <text:p>-0.007771906</text:p>
          </table:table-cell>
          <table:table-cell office:value-type="float" office:value="-0.0245846" calcext:value-type="float">
            <text:p>-0.0245846</text:p>
          </table:table-cell>
          <table:table-cell office:value-type="float" office:value="0.002220072" calcext:value-type="float">
            <text:p>0.002220072</text:p>
          </table:table-cell>
          <table:table-cell office:value-type="float" office:value="0.000000967661" calcext:value-type="float">
            <text:p>9.67661E-07</text:p>
          </table:table-cell>
          <table:table-cell office:value-type="float" office:value="13.78851" calcext:value-type="float">
            <text:p>13.78851</text:p>
          </table:table-cell>
          <table:table-cell office:value-type="float" office:value="1.417711" calcext:value-type="float">
            <text:p>1.417711</text:p>
          </table:table-cell>
          <table:table-cell office:value-type="float" office:value="0.05163287" calcext:value-type="float">
            <text:p>0.05163287</text:p>
          </table:table-cell>
          <table:table-cell office:value-type="float" office:value="0.04597018" calcext:value-type="float">
            <text:p>0.04597018</text:p>
          </table:table-cell>
          <table:table-cell office:value-type="float" office:value="0.03185033" calcext:value-type="float">
            <text:p>0.03185033</text:p>
          </table:table-cell>
          <table:table-cell office:value-type="float" office:value="0.03247774" calcext:value-type="float">
            <text:p>0.03247774</text:p>
          </table:table-cell>
          <table:table-cell office:value-type="float" office:value="0.01406526" calcext:value-type="float">
            <text:p>0.01406526</text:p>
          </table:table-cell>
          <table:table-cell office:value-type="float" office:value="0.01052244" calcext:value-type="float">
            <text:p>0.01052244</text:p>
          </table:table-cell>
          <table:table-cell office:value-type="float" office:value="0.02339814" calcext:value-type="float">
            <text:p>0.02339814</text:p>
          </table:table-cell>
          <table:table-cell office:value-type="float" office:value="0.02096859" calcext:value-type="float">
            <text:p>0.02096859</text:p>
          </table:table-cell>
          <table:table-cell office:value-type="float" office:value="0.02149312" calcext:value-type="float">
            <text:p>0.02149312</text:p>
          </table:table-cell>
          <table:table-cell office:value-type="float" office:value="0.02153091" calcext:value-type="float">
            <text:p>0.02153091</text:p>
          </table:table-cell>
          <table:table-cell office:value-type="float" office:value="0.026083" calcext:value-type="float">
            <text:p>0.026083</text:p>
          </table:table-cell>
          <table:table-cell office:value-type="float" office:value="0.005263801" calcext:value-type="float">
            <text:p>0.005263801</text:p>
          </table:table-cell>
          <table:table-cell office:value-type="float" office:value="0.0052378" calcext:value-type="float">
            <text:p>0.0052378</text:p>
          </table:table-cell>
          <table:table-cell office:value-type="float" office:value="0" calcext:value-type="float">
            <text:p>0</text:p>
          </table:table-cell>
          <table:table-cell office:value-type="float" office:value="15.43776" calcext:value-type="float">
            <text:p>15.43776</text:p>
          </table:table-cell>
          <table:table-cell office:value-type="float" office:value="18.89137" calcext:value-type="float">
            <text:p>18.89137</text:p>
          </table:table-cell>
          <table:table-cell office:value-type="float" office:value="16.45689" calcext:value-type="float">
            <text:p>16.45689</text:p>
          </table:table-cell>
          <table:table-cell office:value-type="float" office:value="12.4376" calcext:value-type="float">
            <text:p>12.4376</text:p>
          </table:table-cell>
          <table:table-cell office:value-type="float" office:value="8.971398" calcext:value-type="float">
            <text:p>8.971398</text:p>
          </table:table-cell>
          <table:table-cell office:value-type="float" office:value="3.19975" calcext:value-type="float">
            <text:p>3.19975</text:p>
          </table:table-cell>
          <table:table-cell office:value-type="float" office:value="1.558762" calcext:value-type="float">
            <text:p>1.558762</text:p>
          </table:table-cell>
          <table:table-cell office:value-type="float" office:value="3.90817" calcext:value-type="float">
            <text:p>3.90817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1.192059" calcext:value-type="float">
            <text:p>1.192059</text:p>
          </table:table-cell>
          <table:table-cell office:value-type="float" office:value="0.4134099" calcext:value-type="float">
            <text:p>0.4134099</text:p>
          </table:table-cell>
          <table:table-cell office:value-type="float" office:value="0.4218913" calcext:value-type="float">
            <text:p>0.4218913</text:p>
          </table:table-cell>
          <table:table-cell office:value-type="float" office:value="0.3176642" calcext:value-type="float">
            <text:p>0.3176642</text:p>
          </table:table-cell>
          <table:table-cell office:value-type="float" office:value="0.3529896" calcext:value-type="float">
            <text:p>0.3529896</text:p>
          </table:table-cell>
          <table:table-cell office:value-type="float" office:value="0" calcext:value-type="float">
            <text:p>0</text:p>
          </table:table-cell>
          <table:table-cell office:value-type="float" office:value="2680.62" calcext:value-type="float">
            <text:p>2680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423072" calcext:value-type="float">
            <text:p>-0.0242307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042004" calcext:value-type="float">
            <text:p>14042004</text:p>
          </table:table-cell>
          <table:table-cell office:value-type="float" office:value="28.83622" calcext:value-type="float">
            <text:p>28.83622</text:p>
          </table:table-cell>
          <table:table-cell office:value-type="float" office:value="1088.141" calcext:value-type="float">
            <text:p>1088.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7792" calcext:value-type="float">
            <text:p>2.017792</text:p>
          </table:table-cell>
          <table:table-cell office:value-type="float" office:value="8.292589" calcext:value-type="float">
            <text:p>8.292589</text:p>
          </table:table-cell>
          <table:table-cell office:value-type="float" office:value="0" calcext:value-type="float">
            <text:p>0</text:p>
          </table:table-cell>
          <table:table-cell office:value-type="float" office:value="0.00004904361" calcext:value-type="float">
            <text:p>4.904361E-05</text:p>
          </table:table-cell>
          <table:table-cell office:value-type="float" office:value="0" calcext:value-type="float">
            <text:p>0</text:p>
          </table:table-cell>
          <table:table-cell office:value-type="float" office:value="-0.007771906" calcext:value-type="float">
            <text:p>-0.007771906</text:p>
          </table:table-cell>
          <table:table-cell office:value-type="float" office:value="-0.02469382" calcext:value-type="float">
            <text:p>-0.02469382</text:p>
          </table:table-cell>
          <table:table-cell office:value-type="float" office:value="0.002219013" calcext:value-type="float">
            <text:p>0.002219013</text:p>
          </table:table-cell>
          <table:table-cell office:value-type="float" office:value="0.000000967661" calcext:value-type="float">
            <text:p>9.67661E-07</text:p>
          </table:table-cell>
          <table:table-cell office:value-type="float" office:value="13.63948" calcext:value-type="float">
            <text:p>13.63948</text:p>
          </table:table-cell>
          <table:table-cell office:value-type="float" office:value="1.855856" calcext:value-type="float">
            <text:p>1.855856</text:p>
          </table:table-cell>
          <table:table-cell office:value-type="float" office:value="0.05178345" calcext:value-type="float">
            <text:p>0.05178345</text:p>
          </table:table-cell>
          <table:table-cell office:value-type="float" office:value="0.04562308" calcext:value-type="float">
            <text:p>0.04562308</text:p>
          </table:table-cell>
          <table:table-cell office:value-type="float" office:value="0.03137096" calcext:value-type="float">
            <text:p>0.03137096</text:p>
          </table:table-cell>
          <table:table-cell office:value-type="float" office:value="0.03208168" calcext:value-type="float">
            <text:p>0.03208168</text:p>
          </table:table-cell>
          <table:table-cell office:value-type="float" office:value="0.01403775" calcext:value-type="float">
            <text:p>0.01403775</text:p>
          </table:table-cell>
          <table:table-cell office:value-type="float" office:value="0.01049956" calcext:value-type="float">
            <text:p>0.01049956</text:p>
          </table:table-cell>
          <table:table-cell office:value-type="float" office:value="0.02331142" calcext:value-type="float">
            <text:p>0.02331142</text:p>
          </table:table-cell>
          <table:table-cell office:value-type="float" office:value="0.02086793" calcext:value-type="float">
            <text:p>0.02086793</text:p>
          </table:table-cell>
          <table:table-cell office:value-type="float" office:value="0.02139283" calcext:value-type="float">
            <text:p>0.02139283</text:p>
          </table:table-cell>
          <table:table-cell office:value-type="float" office:value="0.02150799" calcext:value-type="float">
            <text:p>0.02150799</text:p>
          </table:table-cell>
          <table:table-cell office:value-type="float" office:value="0.02603741" calcext:value-type="float">
            <text:p>0.02603741</text:p>
          </table:table-cell>
          <table:table-cell office:value-type="float" office:value="0.005263446" calcext:value-type="float">
            <text:p>0.005263446</text:p>
          </table:table-cell>
          <table:table-cell office:value-type="float" office:value="0.005237291" calcext:value-type="float">
            <text:p>0.005237291</text:p>
          </table:table-cell>
          <table:table-cell office:value-type="float" office:value="0" calcext:value-type="float">
            <text:p>0</text:p>
          </table:table-cell>
          <table:table-cell office:value-type="float" office:value="15.89458" calcext:value-type="float">
            <text:p>15.89458</text:p>
          </table:table-cell>
          <table:table-cell office:value-type="float" office:value="19.38151" calcext:value-type="float">
            <text:p>19.38151</text:p>
          </table:table-cell>
          <table:table-cell office:value-type="float" office:value="16.55471" calcext:value-type="float">
            <text:p>16.55471</text:p>
          </table:table-cell>
          <table:table-cell office:value-type="float" office:value="12.4213" calcext:value-type="float">
            <text:p>12.4213</text:p>
          </table:table-cell>
          <table:table-cell office:value-type="float" office:value="8.984531" calcext:value-type="float">
            <text:p>8.984531</text:p>
          </table:table-cell>
          <table:table-cell office:value-type="float" office:value="3.206642" calcext:value-type="float">
            <text:p>3.206642</text:p>
          </table:table-cell>
          <table:table-cell office:value-type="float" office:value="1.568331" calcext:value-type="float">
            <text:p>1.568331</text:p>
          </table:table-cell>
          <table:table-cell office:value-type="float" office:value="3.906767" calcext:value-type="float">
            <text:p>3.906767</text:p>
          </table:table-cell>
          <table:table-cell office:value-type="float" office:value="3.871054" calcext:value-type="float">
            <text:p>3.871054</text:p>
          </table:table-cell>
          <table:table-cell office:value-type="float" office:value="1.197706" calcext:value-type="float">
            <text:p>1.197706</text:p>
          </table:table-cell>
          <table:table-cell office:value-type="float" office:value="0.4144843" calcext:value-type="float">
            <text:p>0.4144843</text:p>
          </table:table-cell>
          <table:table-cell office:value-type="float" office:value="0.4224078" calcext:value-type="float">
            <text:p>0.4224078</text:p>
          </table:table-cell>
          <table:table-cell office:value-type="float" office:value="0.3175615" calcext:value-type="float">
            <text:p>0.3175615</text:p>
          </table:table-cell>
          <table:table-cell office:value-type="float" office:value="0.3529898" calcext:value-type="float">
            <text:p>0.3529898</text:p>
          </table:table-cell>
          <table:table-cell office:value-type="float" office:value="0" calcext:value-type="float">
            <text:p>0</text:p>
          </table:table-cell>
          <table:table-cell office:value-type="float" office:value="2783.626" calcext:value-type="float">
            <text:p>2783.6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423989" calcext:value-type="float">
            <text:p>-0.0242398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042004" calcext:value-type="float">
            <text:p>15042004</text:p>
          </table:table-cell>
          <table:table-cell office:value-type="float" office:value="28.7557" calcext:value-type="float">
            <text:p>28.7557</text:p>
          </table:table-cell>
          <table:table-cell office:value-type="float" office:value="1088.138" calcext:value-type="float">
            <text:p>1088.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59627" calcext:value-type="float">
            <text:p>2.059627</text:p>
          </table:table-cell>
          <table:table-cell office:value-type="float" office:value="8.328064" calcext:value-type="float">
            <text:p>8.328064</text:p>
          </table:table-cell>
          <table:table-cell office:value-type="float" office:value="0" calcext:value-type="float">
            <text:p>0</text:p>
          </table:table-cell>
          <table:table-cell office:value-type="float" office:value="0.00004904361" calcext:value-type="float">
            <text:p>4.904361E-05</text:p>
          </table:table-cell>
          <table:table-cell office:value-type="float" office:value="0" calcext:value-type="float">
            <text:p>0</text:p>
          </table:table-cell>
          <table:table-cell office:value-type="float" office:value="-0.007771906" calcext:value-type="float">
            <text:p>-0.007771906</text:p>
          </table:table-cell>
          <table:table-cell office:value-type="float" office:value="-0.02481497" calcext:value-type="float">
            <text:p>-0.02481497</text:p>
          </table:table-cell>
          <table:table-cell office:value-type="float" office:value="0.002220052" calcext:value-type="float">
            <text:p>0.002220052</text:p>
          </table:table-cell>
          <table:table-cell office:value-type="float" office:value="0.000000967661" calcext:value-type="float">
            <text:p>9.67661E-07</text:p>
          </table:table-cell>
          <table:table-cell office:value-type="float" office:value="13.563" calcext:value-type="float">
            <text:p>13.563</text:p>
          </table:table-cell>
          <table:table-cell office:value-type="float" office:value="2.67312" calcext:value-type="float">
            <text:p>2.67312</text:p>
          </table:table-cell>
          <table:table-cell office:value-type="float" office:value="0.05288184" calcext:value-type="float">
            <text:p>0.05288184</text:p>
          </table:table-cell>
          <table:table-cell office:value-type="float" office:value="0.04530727" calcext:value-type="float">
            <text:p>0.04530727</text:p>
          </table:table-cell>
          <table:table-cell office:value-type="float" office:value="0.03092998" calcext:value-type="float">
            <text:p>0.03092998</text:p>
          </table:table-cell>
          <table:table-cell office:value-type="float" office:value="0.03143999" calcext:value-type="float">
            <text:p>0.03143999</text:p>
          </table:table-cell>
          <table:table-cell office:value-type="float" office:value="0.01391887" calcext:value-type="float">
            <text:p>0.01391887</text:p>
          </table:table-cell>
          <table:table-cell office:value-type="float" office:value="0.01038733" calcext:value-type="float">
            <text:p>0.01038733</text:p>
          </table:table-cell>
          <table:table-cell office:value-type="float" office:value="0.02319876" calcext:value-type="float">
            <text:p>0.02319876</text:p>
          </table:table-cell>
          <table:table-cell office:value-type="float" office:value="0.02076986" calcext:value-type="float">
            <text:p>0.02076986</text:p>
          </table:table-cell>
          <table:table-cell office:value-type="float" office:value="0.02129476" calcext:value-type="float">
            <text:p>0.02129476</text:p>
          </table:table-cell>
          <table:table-cell office:value-type="float" office:value="0.0214838" calcext:value-type="float">
            <text:p>0.0214838</text:p>
          </table:table-cell>
          <table:table-cell office:value-type="float" office:value="0.02599081" calcext:value-type="float">
            <text:p>0.02599081</text:p>
          </table:table-cell>
          <table:table-cell office:value-type="float" office:value="0.005263086" calcext:value-type="float">
            <text:p>0.005263086</text:p>
          </table:table-cell>
          <table:table-cell office:value-type="float" office:value="0.005236786" calcext:value-type="float">
            <text:p>0.005236786</text:p>
          </table:table-cell>
          <table:table-cell office:value-type="float" office:value="0" calcext:value-type="float">
            <text:p>0</text:p>
          </table:table-cell>
          <table:table-cell office:value-type="float" office:value="15.73571" calcext:value-type="float">
            <text:p>15.73571</text:p>
          </table:table-cell>
          <table:table-cell office:value-type="float" office:value="20.02786" calcext:value-type="float">
            <text:p>20.02786</text:p>
          </table:table-cell>
          <table:table-cell office:value-type="float" office:value="16.73168" calcext:value-type="float">
            <text:p>16.73168</text:p>
          </table:table-cell>
          <table:table-cell office:value-type="float" office:value="12.43672" calcext:value-type="float">
            <text:p>12.43672</text:p>
          </table:table-cell>
          <table:table-cell office:value-type="float" office:value="9.01726" calcext:value-type="float">
            <text:p>9.01726</text:p>
          </table:table-cell>
          <table:table-cell office:value-type="float" office:value="3.215794" calcext:value-type="float">
            <text:p>3.215794</text:p>
          </table:table-cell>
          <table:table-cell office:value-type="float" office:value="1.578943" calcext:value-type="float">
            <text:p>1.578943</text:p>
          </table:table-cell>
          <table:table-cell office:value-type="float" office:value="3.906151" calcext:value-type="float">
            <text:p>3.906151</text:p>
          </table:table-cell>
          <table:table-cell office:value-type="float" office:value="3.872096" calcext:value-type="float">
            <text:p>3.872096</text:p>
          </table:table-cell>
          <table:table-cell office:value-type="float" office:value="1.203065" calcext:value-type="float">
            <text:p>1.203065</text:p>
          </table:table-cell>
          <table:table-cell office:value-type="float" office:value="0.4155901" calcext:value-type="float">
            <text:p>0.4155901</text:p>
          </table:table-cell>
          <table:table-cell office:value-type="float" office:value="0.4229435" calcext:value-type="float">
            <text:p>0.4229435</text:p>
          </table:table-cell>
          <table:table-cell office:value-type="float" office:value="0.3174689" calcext:value-type="float">
            <text:p>0.3174689</text:p>
          </table:table-cell>
          <table:table-cell office:value-type="float" office:value="0.3529901" calcext:value-type="float">
            <text:p>0.3529901</text:p>
          </table:table-cell>
          <table:table-cell office:value-type="float" office:value="0" calcext:value-type="float">
            <text:p>0</text:p>
          </table:table-cell>
          <table:table-cell office:value-type="float" office:value="2834.008" calcext:value-type="float">
            <text:p>2834.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425153" calcext:value-type="float">
            <text:p>-0.0242515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042004" calcext:value-type="float">
            <text:p>16042004</text:p>
          </table:table-cell>
          <table:table-cell office:value-type="float" office:value="28.65969" calcext:value-type="float">
            <text:p>28.65969</text:p>
          </table:table-cell>
          <table:table-cell office:value-type="float" office:value="1088.136" calcext:value-type="float">
            <text:p>1088.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0244" calcext:value-type="float">
            <text:p>2.110244</text:p>
          </table:table-cell>
          <table:table-cell office:value-type="float" office:value="8.369752" calcext:value-type="float">
            <text:p>8.369752</text:p>
          </table:table-cell>
          <table:table-cell office:value-type="float" office:value="0" calcext:value-type="float">
            <text:p>0</text:p>
          </table:table-cell>
          <table:table-cell office:value-type="float" office:value="0.00004904361" calcext:value-type="float">
            <text:p>4.904361E-05</text:p>
          </table:table-cell>
          <table:table-cell office:value-type="float" office:value="0" calcext:value-type="float">
            <text:p>0</text:p>
          </table:table-cell>
          <table:table-cell office:value-type="float" office:value="-0.007771906" calcext:value-type="float">
            <text:p>-0.007771906</text:p>
          </table:table-cell>
          <table:table-cell office:value-type="float" office:value="-0.02492252" calcext:value-type="float">
            <text:p>-0.02492252</text:p>
          </table:table-cell>
          <table:table-cell office:value-type="float" office:value="0.002214439" calcext:value-type="float">
            <text:p>0.002214439</text:p>
          </table:table-cell>
          <table:table-cell office:value-type="float" office:value="0.000000967661" calcext:value-type="float">
            <text:p>9.67661E-07</text:p>
          </table:table-cell>
          <table:table-cell office:value-type="float" office:value="13.46896" calcext:value-type="float">
            <text:p>13.46896</text:p>
          </table:table-cell>
          <table:table-cell office:value-type="float" office:value="3.947699" calcext:value-type="float">
            <text:p>3.947699</text:p>
          </table:table-cell>
          <table:table-cell office:value-type="float" office:value="0.05593644" calcext:value-type="float">
            <text:p>0.05593644</text:p>
          </table:table-cell>
          <table:table-cell office:value-type="float" office:value="0.0452793" calcext:value-type="float">
            <text:p>0.0452793</text:p>
          </table:table-cell>
          <table:table-cell office:value-type="float" office:value="0.03073835" calcext:value-type="float">
            <text:p>0.03073835</text:p>
          </table:table-cell>
          <table:table-cell office:value-type="float" office:value="0.03101783" calcext:value-type="float">
            <text:p>0.03101783</text:p>
          </table:table-cell>
          <table:table-cell office:value-type="float" office:value="0.01378914" calcext:value-type="float">
            <text:p>0.01378914</text:p>
          </table:table-cell>
          <table:table-cell office:value-type="float" office:value="0.01023867" calcext:value-type="float">
            <text:p>0.01023867</text:p>
          </table:table-cell>
          <table:table-cell office:value-type="float" office:value="0.02306238" calcext:value-type="float">
            <text:p>0.02306238</text:p>
          </table:table-cell>
          <table:table-cell office:value-type="float" office:value="0.02066738" calcext:value-type="float">
            <text:p>0.02066738</text:p>
          </table:table-cell>
          <table:table-cell office:value-type="float" office:value="0.0211974" calcext:value-type="float">
            <text:p>0.0211974</text:p>
          </table:table-cell>
          <table:table-cell office:value-type="float" office:value="0.02145837" calcext:value-type="float">
            <text:p>0.02145837</text:p>
          </table:table-cell>
          <table:table-cell office:value-type="float" office:value="0.02594324" calcext:value-type="float">
            <text:p>0.02594324</text:p>
          </table:table-cell>
          <table:table-cell office:value-type="float" office:value="0.005262712" calcext:value-type="float">
            <text:p>0.005262712</text:p>
          </table:table-cell>
          <table:table-cell office:value-type="float" office:value="0.005236287" calcext:value-type="float">
            <text:p>0.005236287</text:p>
          </table:table-cell>
          <table:table-cell office:value-type="float" office:value="0" calcext:value-type="float">
            <text:p>0</text:p>
          </table:table-cell>
          <table:table-cell office:value-type="float" office:value="16.07047" calcext:value-type="float">
            <text:p>16.07047</text:p>
          </table:table-cell>
          <table:table-cell office:value-type="float" office:value="20.8208" calcext:value-type="float">
            <text:p>20.8208</text:p>
          </table:table-cell>
          <table:table-cell office:value-type="float" office:value="16.97773" calcext:value-type="float">
            <text:p>16.97773</text:p>
          </table:table-cell>
          <table:table-cell office:value-type="float" office:value="12.48559" calcext:value-type="float">
            <text:p>12.48559</text:p>
          </table:table-cell>
          <table:table-cell office:value-type="float" office:value="9.07308" calcext:value-type="float">
            <text:p>9.07308</text:p>
          </table:table-cell>
          <table:table-cell office:value-type="float" office:value="3.227706" calcext:value-type="float">
            <text:p>3.227706</text:p>
          </table:table-cell>
          <table:table-cell office:value-type="float" office:value="1.590657" calcext:value-type="float">
            <text:p>1.590657</text:p>
          </table:table-cell>
          <table:table-cell office:value-type="float" office:value="3.90661" calcext:value-type="float">
            <text:p>3.90661</text:p>
          </table:table-cell>
          <table:table-cell office:value-type="float" office:value="3.872899" calcext:value-type="float">
            <text:p>3.872899</text:p>
          </table:table-cell>
          <table:table-cell office:value-type="float" office:value="1.20816" calcext:value-type="float">
            <text:p>1.20816</text:p>
          </table:table-cell>
          <table:table-cell office:value-type="float" office:value="0.4167207" calcext:value-type="float">
            <text:p>0.4167207</text:p>
          </table:table-cell>
          <table:table-cell office:value-type="float" office:value="0.4234954" calcext:value-type="float">
            <text:p>0.4234954</text:p>
          </table:table-cell>
          <table:table-cell office:value-type="float" office:value="0.3173863" calcext:value-type="float">
            <text:p>0.3173863</text:p>
          </table:table-cell>
          <table:table-cell office:value-type="float" office:value="0.3529904" calcext:value-type="float">
            <text:p>0.3529904</text:p>
          </table:table-cell>
          <table:table-cell office:value-type="float" office:value="0" calcext:value-type="float">
            <text:p>0</text:p>
          </table:table-cell>
          <table:table-cell office:value-type="float" office:value="2890.541" calcext:value-type="float">
            <text:p>2890.5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42669" calcext:value-type="float">
            <text:p>-0.024266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042004" calcext:value-type="float">
            <text:p>17042004</text:p>
          </table:table-cell>
          <table:table-cell office:value-type="float" office:value="28.58783" calcext:value-type="float">
            <text:p>28.58783</text:p>
          </table:table-cell>
          <table:table-cell office:value-type="float" office:value="1088.127" calcext:value-type="float">
            <text:p>1088.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7458" calcext:value-type="float">
            <text:p>2.137458</text:p>
          </table:table-cell>
          <table:table-cell office:value-type="float" office:value="8.417669" calcext:value-type="float">
            <text:p>8.417669</text:p>
          </table:table-cell>
          <table:table-cell office:value-type="float" office:value="0" calcext:value-type="float">
            <text:p>0</text:p>
          </table:table-cell>
          <table:table-cell office:value-type="float" office:value="0.00004904361" calcext:value-type="float">
            <text:p>4.904361E-05</text:p>
          </table:table-cell>
          <table:table-cell office:value-type="float" office:value="0" calcext:value-type="float">
            <text:p>0</text:p>
          </table:table-cell>
          <table:table-cell office:value-type="float" office:value="-0.007771906" calcext:value-type="float">
            <text:p>-0.007771906</text:p>
          </table:table-cell>
          <table:table-cell office:value-type="float" office:value="-0.02504849" calcext:value-type="float">
            <text:p>-0.02504849</text:p>
          </table:table-cell>
          <table:table-cell office:value-type="float" office:value="0.002208031" calcext:value-type="float">
            <text:p>0.002208031</text:p>
          </table:table-cell>
          <table:table-cell office:value-type="float" office:value="0.000000967661" calcext:value-type="float">
            <text:p>9.67661E-07</text:p>
          </table:table-cell>
          <table:table-cell office:value-type="float" office:value="13.42497" calcext:value-type="float">
            <text:p>13.42497</text:p>
          </table:table-cell>
          <table:table-cell office:value-type="float" office:value="5.14379" calcext:value-type="float">
            <text:p>5.14379</text:p>
          </table:table-cell>
          <table:table-cell office:value-type="float" office:value="0.06018662" calcext:value-type="float">
            <text:p>0.06018662</text:p>
          </table:table-cell>
          <table:table-cell office:value-type="float" office:value="0.04594213" calcext:value-type="float">
            <text:p>0.04594213</text:p>
          </table:table-cell>
          <table:table-cell office:value-type="float" office:value="0.03070152" calcext:value-type="float">
            <text:p>0.03070152</text:p>
          </table:table-cell>
          <table:table-cell office:value-type="float" office:value="0.0308509" calcext:value-type="float">
            <text:p>0.0308509</text:p>
          </table:table-cell>
          <table:table-cell office:value-type="float" office:value="0.01365845" calcext:value-type="float">
            <text:p>0.01365845</text:p>
          </table:table-cell>
          <table:table-cell office:value-type="float" office:value="0.01006206" calcext:value-type="float">
            <text:p>0.01006206</text:p>
          </table:table-cell>
          <table:table-cell office:value-type="float" office:value="0.02290255" calcext:value-type="float">
            <text:p>0.02290255</text:p>
          </table:table-cell>
          <table:table-cell office:value-type="float" office:value="0.02055747" calcext:value-type="float">
            <text:p>0.02055747</text:p>
          </table:table-cell>
          <table:table-cell office:value-type="float" office:value="0.02109883" calcext:value-type="float">
            <text:p>0.02109883</text:p>
          </table:table-cell>
          <table:table-cell office:value-type="float" office:value="0.02143171" calcext:value-type="float">
            <text:p>0.02143171</text:p>
          </table:table-cell>
          <table:table-cell office:value-type="float" office:value="0.0258946" calcext:value-type="float">
            <text:p>0.0258946</text:p>
          </table:table-cell>
          <table:table-cell office:value-type="float" office:value="0.005262294" calcext:value-type="float">
            <text:p>0.005262294</text:p>
          </table:table-cell>
          <table:table-cell office:value-type="float" office:value="0.005235765" calcext:value-type="float">
            <text:p>0.005235765</text:p>
          </table:table-cell>
          <table:table-cell office:value-type="float" office:value="0" calcext:value-type="float">
            <text:p>0</text:p>
          </table:table-cell>
          <table:table-cell office:value-type="float" office:value="16.08005" calcext:value-type="float">
            <text:p>16.08005</text:p>
          </table:table-cell>
          <table:table-cell office:value-type="float" office:value="21.70837" calcext:value-type="float">
            <text:p>21.70837</text:p>
          </table:table-cell>
          <table:table-cell office:value-type="float" office:value="17.27536" calcext:value-type="float">
            <text:p>17.27536</text:p>
          </table:table-cell>
          <table:table-cell office:value-type="float" office:value="12.5607" calcext:value-type="float">
            <text:p>12.5607</text:p>
          </table:table-cell>
          <table:table-cell office:value-type="float" office:value="9.151492" calcext:value-type="float">
            <text:p>9.151492</text:p>
          </table:table-cell>
          <table:table-cell office:value-type="float" office:value="3.242941" calcext:value-type="float">
            <text:p>3.242941</text:p>
          </table:table-cell>
          <table:table-cell office:value-type="float" office:value="1.60337" calcext:value-type="float">
            <text:p>1.60337</text:p>
          </table:table-cell>
          <table:table-cell office:value-type="float" office:value="3.907815" calcext:value-type="float">
            <text:p>3.907815</text:p>
          </table:table-cell>
          <table:table-cell office:value-type="float" office:value="3.873889" calcext:value-type="float">
            <text:p>3.873889</text:p>
          </table:table-cell>
          <table:table-cell office:value-type="float" office:value="1.213019" calcext:value-type="float">
            <text:p>1.213019</text:p>
          </table:table-cell>
          <table:table-cell office:value-type="float" office:value="0.4178903" calcext:value-type="float">
            <text:p>0.4178903</text:p>
          </table:table-cell>
          <table:table-cell office:value-type="float" office:value="0.4240777" calcext:value-type="float">
            <text:p>0.4240777</text:p>
          </table:table-cell>
          <table:table-cell office:value-type="float" office:value="0.3172854" calcext:value-type="float">
            <text:p>0.3172854</text:p>
          </table:table-cell>
          <table:table-cell office:value-type="float" office:value="0.3529907" calcext:value-type="float">
            <text:p>0.3529907</text:p>
          </table:table-cell>
          <table:table-cell office:value-type="float" office:value="0" calcext:value-type="float">
            <text:p>0</text:p>
          </table:table-cell>
          <table:table-cell office:value-type="float" office:value="2913.196" calcext:value-type="float">
            <text:p>2913.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428552" calcext:value-type="float">
            <text:p>-0.024285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042004" calcext:value-type="float">
            <text:p>18042004</text:p>
          </table:table-cell>
          <table:table-cell office:value-type="float" office:value="28.52981" calcext:value-type="float">
            <text:p>28.52981</text:p>
          </table:table-cell>
          <table:table-cell office:value-type="float" office:value="1088.117" calcext:value-type="float">
            <text:p>1088.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1962" calcext:value-type="float">
            <text:p>2.131962</text:p>
          </table:table-cell>
          <table:table-cell office:value-type="float" office:value="8.487591" calcext:value-type="float">
            <text:p>8.487591</text:p>
          </table:table-cell>
          <table:table-cell office:value-type="float" office:value="0" calcext:value-type="float">
            <text:p>0</text:p>
          </table:table-cell>
          <table:table-cell office:value-type="float" office:value="0.00004904403" calcext:value-type="float">
            <text:p>4.904403E-05</text:p>
          </table:table-cell>
          <table:table-cell office:value-type="float" office:value="0" calcext:value-type="float">
            <text:p>0</text:p>
          </table:table-cell>
          <table:table-cell office:value-type="float" office:value="-0.007745013" calcext:value-type="float">
            <text:p>-0.007745013</text:p>
          </table:table-cell>
          <table:table-cell office:value-type="float" office:value="-0.02525858" calcext:value-type="float">
            <text:p>-0.02525858</text:p>
          </table:table-cell>
          <table:table-cell office:value-type="float" office:value="0.002202651" calcext:value-type="float">
            <text:p>0.002202651</text:p>
          </table:table-cell>
          <table:table-cell office:value-type="float" office:value="0.0000009677059" calcext:value-type="float">
            <text:p>9.677059E-07</text:p>
          </table:table-cell>
          <table:table-cell office:value-type="float" office:value="13.43188" calcext:value-type="float">
            <text:p>13.43188</text:p>
          </table:table-cell>
          <table:table-cell office:value-type="float" office:value="5.833293" calcext:value-type="float">
            <text:p>5.833293</text:p>
          </table:table-cell>
          <table:table-cell office:value-type="float" office:value="0.06368772" calcext:value-type="float">
            <text:p>0.06368772</text:p>
          </table:table-cell>
          <table:table-cell office:value-type="float" office:value="0.04637026" calcext:value-type="float">
            <text:p>0.04637026</text:p>
          </table:table-cell>
          <table:table-cell office:value-type="float" office:value="0.03081829" calcext:value-type="float">
            <text:p>0.03081829</text:p>
          </table:table-cell>
          <table:table-cell office:value-type="float" office:value="0.03083548" calcext:value-type="float">
            <text:p>0.03083548</text:p>
          </table:table-cell>
          <table:table-cell office:value-type="float" office:value="0.01353596" calcext:value-type="float">
            <text:p>0.01353596</text:p>
          </table:table-cell>
          <table:table-cell office:value-type="float" office:value="0.009880225" calcext:value-type="float">
            <text:p>0.009880225</text:p>
          </table:table-cell>
          <table:table-cell office:value-type="float" office:value="0.02272342" calcext:value-type="float">
            <text:p>0.02272342</text:p>
          </table:table-cell>
          <table:table-cell office:value-type="float" office:value="0.02043812" calcext:value-type="float">
            <text:p>0.02043812</text:p>
          </table:table-cell>
          <table:table-cell office:value-type="float" office:value="0.02099731" calcext:value-type="float">
            <text:p>0.02099731</text:p>
          </table:table-cell>
          <table:table-cell office:value-type="float" office:value="0.02140329" calcext:value-type="float">
            <text:p>0.02140329</text:p>
          </table:table-cell>
          <table:table-cell office:value-type="float" office:value="0.0258449" calcext:value-type="float">
            <text:p>0.0258449</text:p>
          </table:table-cell>
          <table:table-cell office:value-type="float" office:value="0.00526187" calcext:value-type="float">
            <text:p>0.00526187</text:p>
          </table:table-cell>
          <table:table-cell office:value-type="float" office:value="0.005235234" calcext:value-type="float">
            <text:p>0.005235234</text:p>
          </table:table-cell>
          <table:table-cell office:value-type="float" office:value="0" calcext:value-type="float">
            <text:p>0</text:p>
          </table:table-cell>
          <table:table-cell office:value-type="float" office:value="25.40815" calcext:value-type="float">
            <text:p>25.40815</text:p>
          </table:table-cell>
          <table:table-cell office:value-type="float" office:value="22.39125" calcext:value-type="float">
            <text:p>22.39125</text:p>
          </table:table-cell>
          <table:table-cell office:value-type="float" office:value="17.56988" calcext:value-type="float">
            <text:p>17.56988</text:p>
          </table:table-cell>
          <table:table-cell office:value-type="float" office:value="12.6533" calcext:value-type="float">
            <text:p>12.6533</text:p>
          </table:table-cell>
          <table:table-cell office:value-type="float" office:value="9.249696" calcext:value-type="float">
            <text:p>9.249696</text:p>
          </table:table-cell>
          <table:table-cell office:value-type="float" office:value="3.261378" calcext:value-type="float">
            <text:p>3.261378</text:p>
          </table:table-cell>
          <table:table-cell office:value-type="float" office:value="1.617284" calcext:value-type="float">
            <text:p>1.617284</text:p>
          </table:table-cell>
          <table:table-cell office:value-type="float" office:value="3.909794" calcext:value-type="float">
            <text:p>3.909794</text:p>
          </table:table-cell>
          <table:table-cell office:value-type="float" office:value="3.875103" calcext:value-type="float">
            <text:p>3.875103</text:p>
          </table:table-cell>
          <table:table-cell office:value-type="float" office:value="1.217683" calcext:value-type="float">
            <text:p>1.217683</text:p>
          </table:table-cell>
          <table:table-cell office:value-type="float" office:value="0.4190754" calcext:value-type="float">
            <text:p>0.4190754</text:p>
          </table:table-cell>
          <table:table-cell office:value-type="float" office:value="0.4246713" calcext:value-type="float">
            <text:p>0.4246713</text:p>
          </table:table-cell>
          <table:table-cell office:value-type="float" office:value="0.3171964" calcext:value-type="float">
            <text:p>0.3171964</text:p>
          </table:table-cell>
          <table:table-cell office:value-type="float" office:value="0.3529911" calcext:value-type="float">
            <text:p>0.3529911</text:p>
          </table:table-cell>
          <table:table-cell office:value-type="float" office:value="0" calcext:value-type="float">
            <text:p>0</text:p>
          </table:table-cell>
          <table:table-cell office:value-type="float" office:value="2896.832" calcext:value-type="float">
            <text:p>2896.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43061" calcext:value-type="float">
            <text:p>-0.024306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042004" calcext:value-type="float">
            <text:p>19042004</text:p>
          </table:table-cell>
          <table:table-cell office:value-type="float" office:value="28.51125" calcext:value-type="float">
            <text:p>28.51125</text:p>
          </table:table-cell>
          <table:table-cell office:value-type="float" office:value="1088.12" calcext:value-type="float">
            <text:p>1088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8473" calcext:value-type="float">
            <text:p>2.078473</text:p>
          </table:table-cell>
          <table:table-cell office:value-type="float" office:value="8.551899" calcext:value-type="float">
            <text:p>8.551899</text:p>
          </table:table-cell>
          <table:table-cell office:value-type="float" office:value="0" calcext:value-type="float">
            <text:p>0</text:p>
          </table:table-cell>
          <table:table-cell office:value-type="float" office:value="0.00004904403" calcext:value-type="float">
            <text:p>4.904403E-05</text:p>
          </table:table-cell>
          <table:table-cell office:value-type="float" office:value="0" calcext:value-type="float">
            <text:p>0</text:p>
          </table:table-cell>
          <table:table-cell office:value-type="float" office:value="-0.008446142" calcext:value-type="float">
            <text:p>-0.008446142</text:p>
          </table:table-cell>
          <table:table-cell office:value-type="float" office:value="-0.02573192" calcext:value-type="float">
            <text:p>-0.02573192</text:p>
          </table:table-cell>
          <table:table-cell office:value-type="float" office:value="0.002200329" calcext:value-type="float">
            <text:p>0.002200329</text:p>
          </table:table-cell>
          <table:table-cell office:value-type="float" office:value="0.0000009677306" calcext:value-type="float">
            <text:p>9.677306E-07</text:p>
          </table:table-cell>
          <table:table-cell office:value-type="float" office:value="13.63453" calcext:value-type="float">
            <text:p>13.63453</text:p>
          </table:table-cell>
          <table:table-cell office:value-type="float" office:value="3.104423" calcext:value-type="float">
            <text:p>3.104423</text:p>
          </table:table-cell>
          <table:table-cell office:value-type="float" office:value="0.05568049" calcext:value-type="float">
            <text:p>0.05568049</text:p>
          </table:table-cell>
          <table:table-cell office:value-type="float" office:value="0.04678532" calcext:value-type="float">
            <text:p>0.04678532</text:p>
          </table:table-cell>
          <table:table-cell office:value-type="float" office:value="0.03131365" calcext:value-type="float">
            <text:p>0.03131365</text:p>
          </table:table-cell>
          <table:table-cell office:value-type="float" office:value="0.03126588" calcext:value-type="float">
            <text:p>0.03126588</text:p>
          </table:table-cell>
          <table:table-cell office:value-type="float" office:value="0.0136097" calcext:value-type="float">
            <text:p>0.0136097</text:p>
          </table:table-cell>
          <table:table-cell office:value-type="float" office:value="0.009807975" calcext:value-type="float">
            <text:p>0.009807975</text:p>
          </table:table-cell>
          <table:table-cell office:value-type="float" office:value="0.02255773" calcext:value-type="float">
            <text:p>0.02255773</text:p>
          </table:table-cell>
          <table:table-cell office:value-type="float" office:value="0.02031134" calcext:value-type="float">
            <text:p>0.02031134</text:p>
          </table:table-cell>
          <table:table-cell office:value-type="float" office:value="0.02089144" calcext:value-type="float">
            <text:p>0.02089144</text:p>
          </table:table-cell>
          <table:table-cell office:value-type="float" office:value="0.02137287" calcext:value-type="float">
            <text:p>0.02137287</text:p>
          </table:table-cell>
          <table:table-cell office:value-type="float" office:value="0.02579435" calcext:value-type="float">
            <text:p>0.02579435</text:p>
          </table:table-cell>
          <table:table-cell office:value-type="float" office:value="0.005274721" calcext:value-type="float">
            <text:p>0.005274721</text:p>
          </table:table-cell>
          <table:table-cell office:value-type="float" office:value="0.005221103" calcext:value-type="float">
            <text:p>0.005221103</text:p>
          </table:table-cell>
          <table:table-cell office:value-type="float" office:value="0" calcext:value-type="float">
            <text:p>0</text:p>
          </table:table-cell>
          <table:table-cell office:value-type="float" office:value="22.5317" calcext:value-type="float">
            <text:p>22.5317</text:p>
          </table:table-cell>
          <table:table-cell office:value-type="float" office:value="21.01567" calcext:value-type="float">
            <text:p>21.01567</text:p>
          </table:table-cell>
          <table:table-cell office:value-type="float" office:value="17.52445" calcext:value-type="float">
            <text:p>17.52445</text:p>
          </table:table-cell>
          <table:table-cell office:value-type="float" office:value="12.68348" calcext:value-type="float">
            <text:p>12.68348</text:p>
          </table:table-cell>
          <table:table-cell office:value-type="float" office:value="9.325605" calcext:value-type="float">
            <text:p>9.325605</text:p>
          </table:table-cell>
          <table:table-cell office:value-type="float" office:value="3.279317" calcext:value-type="float">
            <text:p>3.279317</text:p>
          </table:table-cell>
          <table:table-cell office:value-type="float" office:value="1.631277" calcext:value-type="float">
            <text:p>1.631277</text:p>
          </table:table-cell>
          <table:table-cell office:value-type="float" office:value="3.912364" calcext:value-type="float">
            <text:p>3.912364</text:p>
          </table:table-cell>
          <table:table-cell office:value-type="float" office:value="3.876557" calcext:value-type="float">
            <text:p>3.876557</text:p>
          </table:table-cell>
          <table:table-cell office:value-type="float" office:value="1.222183" calcext:value-type="float">
            <text:p>1.222183</text:p>
          </table:table-cell>
          <table:table-cell office:value-type="float" office:value="0.4202877" calcext:value-type="float">
            <text:p>0.4202877</text:p>
          </table:table-cell>
          <table:table-cell office:value-type="float" office:value="0.4255444" calcext:value-type="float">
            <text:p>0.4255444</text:p>
          </table:table-cell>
          <table:table-cell office:value-type="float" office:value="0.3214932" calcext:value-type="float">
            <text:p>0.3214932</text:p>
          </table:table-cell>
          <table:table-cell office:value-type="float" office:value="0.3495575" calcext:value-type="float">
            <text:p>0.3495575</text:p>
          </table:table-cell>
          <table:table-cell office:value-type="float" office:value="0" calcext:value-type="float">
            <text:p>0</text:p>
          </table:table-cell>
          <table:table-cell office:value-type="float" office:value="2871.748" calcext:value-type="float">
            <text:p>2871.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43203" calcext:value-type="float">
            <text:p>-0.024320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042004" calcext:value-type="float">
            <text:p>20042004</text:p>
          </table:table-cell>
          <table:table-cell office:value-type="float" office:value="28.52721" calcext:value-type="float">
            <text:p>28.52721</text:p>
          </table:table-cell>
          <table:table-cell office:value-type="float" office:value="1088.14" calcext:value-type="float">
            <text:p>1088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809" calcext:value-type="float">
            <text:p>1.995809</text:p>
          </table:table-cell>
          <table:table-cell office:value-type="float" office:value="8.594297" calcext:value-type="float">
            <text:p>8.594297</text:p>
          </table:table-cell>
          <table:table-cell office:value-type="float" office:value="0" calcext:value-type="float">
            <text:p>0</text:p>
          </table:table-cell>
          <table:table-cell office:value-type="float" office:value="0.00004904429" calcext:value-type="float">
            <text:p>4.904429E-05</text:p>
          </table:table-cell>
          <table:table-cell office:value-type="float" office:value="0" calcext:value-type="float">
            <text:p>0</text:p>
          </table:table-cell>
          <table:table-cell office:value-type="float" office:value="-0.009229557" calcext:value-type="float">
            <text:p>-0.009229557</text:p>
          </table:table-cell>
          <table:table-cell office:value-type="float" office:value="-0.02676312" calcext:value-type="float">
            <text:p>-0.02676312</text:p>
          </table:table-cell>
          <table:table-cell office:value-type="float" office:value="0.002200981" calcext:value-type="float">
            <text:p>0.002200981</text:p>
          </table:table-cell>
          <table:table-cell office:value-type="float" office:value="0.0000009677726" calcext:value-type="float">
            <text:p>9.677726E-07</text:p>
          </table:table-cell>
          <table:table-cell office:value-type="float" office:value="14.09909" calcext:value-type="float">
            <text:p>14.09909</text:p>
          </table:table-cell>
          <table:table-cell office:value-type="float" office:value="2.287767" calcext:value-type="float">
            <text:p>2.287767</text:p>
          </table:table-cell>
          <table:table-cell office:value-type="float" office:value="0.05650576" calcext:value-type="float">
            <text:p>0.05650576</text:p>
          </table:table-cell>
          <table:table-cell office:value-type="float" office:value="0.04705589" calcext:value-type="float">
            <text:p>0.04705589</text:p>
          </table:table-cell>
          <table:table-cell office:value-type="float" office:value="0.0317956" calcext:value-type="float">
            <text:p>0.0317956</text:p>
          </table:table-cell>
          <table:table-cell office:value-type="float" office:value="0.03178879" calcext:value-type="float">
            <text:p>0.03178879</text:p>
          </table:table-cell>
          <table:table-cell office:value-type="float" office:value="0.0137417" calcext:value-type="float">
            <text:p>0.0137417</text:p>
          </table:table-cell>
          <table:table-cell office:value-type="float" office:value="0.009821524" calcext:value-type="float">
            <text:p>0.009821524</text:p>
          </table:table-cell>
          <table:table-cell office:value-type="float" office:value="0.02243863" calcext:value-type="float">
            <text:p>0.02243863</text:p>
          </table:table-cell>
          <table:table-cell office:value-type="float" office:value="0.02018881" calcext:value-type="float">
            <text:p>0.02018881</text:p>
          </table:table-cell>
          <table:table-cell office:value-type="float" office:value="0.02078164" calcext:value-type="float">
            <text:p>0.02078164</text:p>
          </table:table-cell>
          <table:table-cell office:value-type="float" office:value="0.02134044" calcext:value-type="float">
            <text:p>0.02134044</text:p>
          </table:table-cell>
          <table:table-cell office:value-type="float" office:value="0.02574256" calcext:value-type="float">
            <text:p>0.02574256</text:p>
          </table:table-cell>
          <table:table-cell office:value-type="float" office:value="0.005271474" calcext:value-type="float">
            <text:p>0.005271474</text:p>
          </table:table-cell>
          <table:table-cell office:value-type="float" office:value="0.005223092" calcext:value-type="float">
            <text:p>0.005223092</text:p>
          </table:table-cell>
          <table:table-cell office:value-type="float" office:value="0" calcext:value-type="float">
            <text:p>0</text:p>
          </table:table-cell>
          <table:table-cell office:value-type="float" office:value="18.74923" calcext:value-type="float">
            <text:p>18.74923</text:p>
          </table:table-cell>
          <table:table-cell office:value-type="float" office:value="21.27749" calcext:value-type="float">
            <text:p>21.27749</text:p>
          </table:table-cell>
          <table:table-cell office:value-type="float" office:value="17.54691" calcext:value-type="float">
            <text:p>17.54691</text:p>
          </table:table-cell>
          <table:table-cell office:value-type="float" office:value="12.65098" calcext:value-type="float">
            <text:p>12.65098</text:p>
          </table:table-cell>
          <table:table-cell office:value-type="float" office:value="9.338014" calcext:value-type="float">
            <text:p>9.338014</text:p>
          </table:table-cell>
          <table:table-cell office:value-type="float" office:value="3.291631" calcext:value-type="float">
            <text:p>3.291631</text:p>
          </table:table-cell>
          <table:table-cell office:value-type="float" office:value="1.64435" calcext:value-type="float">
            <text:p>1.64435</text:p>
          </table:table-cell>
          <table:table-cell office:value-type="float" office:value="3.915024" calcext:value-type="float">
            <text:p>3.915024</text:p>
          </table:table-cell>
          <table:table-cell office:value-type="float" office:value="3.878186" calcext:value-type="float">
            <text:p>3.878186</text:p>
          </table:table-cell>
          <table:table-cell office:value-type="float" office:value="1.226546" calcext:value-type="float">
            <text:p>1.226546</text:p>
          </table:table-cell>
          <table:table-cell office:value-type="float" office:value="0.4215385" calcext:value-type="float">
            <text:p>0.4215385</text:p>
          </table:table-cell>
          <table:table-cell office:value-type="float" office:value="0.4263525" calcext:value-type="float">
            <text:p>0.4263525</text:p>
          </table:table-cell>
          <table:table-cell office:value-type="float" office:value="0.3203668" calcext:value-type="float">
            <text:p>0.3203668</text:p>
          </table:table-cell>
          <table:table-cell office:value-type="float" office:value="0.351813" calcext:value-type="float">
            <text:p>0.351813</text:p>
          </table:table-cell>
          <table:table-cell office:value-type="float" office:value="0" calcext:value-type="float">
            <text:p>0</text:p>
          </table:table-cell>
          <table:table-cell office:value-type="float" office:value="2791.908" calcext:value-type="float">
            <text:p>2791.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433975" calcext:value-type="float">
            <text:p>-0.0243397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042004" calcext:value-type="float">
            <text:p>21042004</text:p>
          </table:table-cell>
          <table:table-cell office:value-type="float" office:value="28.47004" calcext:value-type="float">
            <text:p>28.47004</text:p>
          </table:table-cell>
          <table:table-cell office:value-type="float" office:value="1088.153" calcext:value-type="float">
            <text:p>1088.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4734" calcext:value-type="float">
            <text:p>1.994734</text:p>
          </table:table-cell>
          <table:table-cell office:value-type="float" office:value="8.634862" calcext:value-type="float">
            <text:p>8.634862</text:p>
          </table:table-cell>
          <table:table-cell office:value-type="float" office:value="0" calcext:value-type="float">
            <text:p>0</text:p>
          </table:table-cell>
          <table:table-cell office:value-type="float" office:value="0.00004904429" calcext:value-type="float">
            <text:p>4.904429E-05</text:p>
          </table:table-cell>
          <table:table-cell office:value-type="float" office:value="0" calcext:value-type="float">
            <text:p>0</text:p>
          </table:table-cell>
          <table:table-cell office:value-type="float" office:value="-0.009448334" calcext:value-type="float">
            <text:p>-0.009448334</text:p>
          </table:table-cell>
          <table:table-cell office:value-type="float" office:value="-0.02722707" calcext:value-type="float">
            <text:p>-0.02722707</text:p>
          </table:table-cell>
          <table:table-cell office:value-type="float" office:value="0.002204672" calcext:value-type="float">
            <text:p>0.002204672</text:p>
          </table:table-cell>
          <table:table-cell office:value-type="float" office:value="0.0000009686605" calcext:value-type="float">
            <text:p>9.686605E-07</text:p>
          </table:table-cell>
          <table:table-cell office:value-type="float" office:value="14.23144" calcext:value-type="float">
            <text:p>14.23144</text:p>
          </table:table-cell>
          <table:table-cell office:value-type="float" office:value="1.753931" calcext:value-type="float">
            <text:p>1.753931</text:p>
          </table:table-cell>
          <table:table-cell office:value-type="float" office:value="0.0550279" calcext:value-type="float">
            <text:p>0.0550279</text:p>
          </table:table-cell>
          <table:table-cell office:value-type="float" office:value="0.04742154" calcext:value-type="float">
            <text:p>0.04742154</text:p>
          </table:table-cell>
          <table:table-cell office:value-type="float" office:value="0.03232931" calcext:value-type="float">
            <text:p>0.03232931</text:p>
          </table:table-cell>
          <table:table-cell office:value-type="float" office:value="0.0323173" calcext:value-type="float">
            <text:p>0.0323173</text:p>
          </table:table-cell>
          <table:table-cell office:value-type="float" office:value="0.01388861" calcext:value-type="float">
            <text:p>0.01388861</text:p>
          </table:table-cell>
          <table:table-cell office:value-type="float" office:value="0.009855041" calcext:value-type="float">
            <text:p>0.009855041</text:p>
          </table:table-cell>
          <table:table-cell office:value-type="float" office:value="0.02234415" calcext:value-type="float">
            <text:p>0.02234415</text:p>
          </table:table-cell>
          <table:table-cell office:value-type="float" office:value="0.02007604" calcext:value-type="float">
            <text:p>0.02007604</text:p>
          </table:table-cell>
          <table:table-cell office:value-type="float" office:value="0.0206696" calcext:value-type="float">
            <text:p>0.0206696</text:p>
          </table:table-cell>
          <table:table-cell office:value-type="float" office:value="0.0213056" calcext:value-type="float">
            <text:p>0.0213056</text:p>
          </table:table-cell>
          <table:table-cell office:value-type="float" office:value="0.0256882" calcext:value-type="float">
            <text:p>0.0256882</text:p>
          </table:table-cell>
          <table:table-cell office:value-type="float" office:value="0.005269073" calcext:value-type="float">
            <text:p>0.005269073</text:p>
          </table:table-cell>
          <table:table-cell office:value-type="float" office:value="0.005224349" calcext:value-type="float">
            <text:p>0.005224349</text:p>
          </table:table-cell>
          <table:table-cell office:value-type="float" office:value="0" calcext:value-type="float">
            <text:p>0</text:p>
          </table:table-cell>
          <table:table-cell office:value-type="float" office:value="15.93202" calcext:value-type="float">
            <text:p>15.93202</text:p>
          </table:table-cell>
          <table:table-cell office:value-type="float" office:value="20.81198" calcext:value-type="float">
            <text:p>20.81198</text:p>
          </table:table-cell>
          <table:table-cell office:value-type="float" office:value="17.29618" calcext:value-type="float">
            <text:p>17.29618</text:p>
          </table:table-cell>
          <table:table-cell office:value-type="float" office:value="12.5533" calcext:value-type="float">
            <text:p>12.5533</text:p>
          </table:table-cell>
          <table:table-cell office:value-type="float" office:value="9.30675" calcext:value-type="float">
            <text:p>9.30675</text:p>
          </table:table-cell>
          <table:table-cell office:value-type="float" office:value="3.300115" calcext:value-type="float">
            <text:p>3.300115</text:p>
          </table:table-cell>
          <table:table-cell office:value-type="float" office:value="1.656446" calcext:value-type="float">
            <text:p>1.656446</text:p>
          </table:table-cell>
          <table:table-cell office:value-type="float" office:value="3.917732" calcext:value-type="float">
            <text:p>3.917732</text:p>
          </table:table-cell>
          <table:table-cell office:value-type="float" office:value="3.879896" calcext:value-type="float">
            <text:p>3.879896</text:p>
          </table:table-cell>
          <table:table-cell office:value-type="float" office:value="1.230781" calcext:value-type="float">
            <text:p>1.230781</text:p>
          </table:table-cell>
          <table:table-cell office:value-type="float" office:value="0.4228047" calcext:value-type="float">
            <text:p>0.4228047</text:p>
          </table:table-cell>
          <table:table-cell office:value-type="float" office:value="0.4270706" calcext:value-type="float">
            <text:p>0.4270706</text:p>
          </table:table-cell>
          <table:table-cell office:value-type="float" office:value="0.3196137" calcext:value-type="float">
            <text:p>0.3196137</text:p>
          </table:table-cell>
          <table:table-cell office:value-type="float" office:value="0.352773" calcext:value-type="float">
            <text:p>0.352773</text:p>
          </table:table-cell>
          <table:table-cell office:value-type="float" office:value="0" calcext:value-type="float">
            <text:p>0</text:p>
          </table:table-cell>
          <table:table-cell office:value-type="float" office:value="2812.986" calcext:value-type="float">
            <text:p>2812.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435276" calcext:value-type="float">
            <text:p>-0.0243527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042004" calcext:value-type="float">
            <text:p>22042004</text:p>
          </table:table-cell>
          <table:table-cell office:value-type="float" office:value="28.39193" calcext:value-type="float">
            <text:p>28.39193</text:p>
          </table:table-cell>
          <table:table-cell office:value-type="float" office:value="1088.155" calcext:value-type="float">
            <text:p>1088.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24412" calcext:value-type="float">
            <text:p>2.024412</text:p>
          </table:table-cell>
          <table:table-cell office:value-type="float" office:value="8.677096" calcext:value-type="float">
            <text:p>8.677096</text:p>
          </table:table-cell>
          <table:table-cell office:value-type="float" office:value="0" calcext:value-type="float">
            <text:p>0</text:p>
          </table:table-cell>
          <table:table-cell office:value-type="float" office:value="0.00004904429" calcext:value-type="float">
            <text:p>4.904429E-05</text:p>
          </table:table-cell>
          <table:table-cell office:value-type="float" office:value="0" calcext:value-type="float">
            <text:p>0</text:p>
          </table:table-cell>
          <table:table-cell office:value-type="float" office:value="-0.009448334" calcext:value-type="float">
            <text:p>-0.009448334</text:p>
          </table:table-cell>
          <table:table-cell office:value-type="float" office:value="-0.02734777" calcext:value-type="float">
            <text:p>-0.02734777</text:p>
          </table:table-cell>
          <table:table-cell office:value-type="float" office:value="0.002214888" calcext:value-type="float">
            <text:p>0.002214888</text:p>
          </table:table-cell>
          <table:table-cell office:value-type="float" office:value="0.0000009689458" calcext:value-type="float">
            <text:p>9.689458E-07</text:p>
          </table:table-cell>
          <table:table-cell office:value-type="float" office:value="14.19402" calcext:value-type="float">
            <text:p>14.19402</text:p>
          </table:table-cell>
          <table:table-cell office:value-type="float" office:value="1.492775" calcext:value-type="float">
            <text:p>1.492775</text:p>
          </table:table-cell>
          <table:table-cell office:value-type="float" office:value="0.05430971" calcext:value-type="float">
            <text:p>0.05430971</text:p>
          </table:table-cell>
          <table:table-cell office:value-type="float" office:value="0.04798472" calcext:value-type="float">
            <text:p>0.04798472</text:p>
          </table:table-cell>
          <table:table-cell office:value-type="float" office:value="0.0327679" calcext:value-type="float">
            <text:p>0.0327679</text:p>
          </table:table-cell>
          <table:table-cell office:value-type="float" office:value="0.03281277" calcext:value-type="float">
            <text:p>0.03281277</text:p>
          </table:table-cell>
          <table:table-cell office:value-type="float" office:value="0.01404858" calcext:value-type="float">
            <text:p>0.01404858</text:p>
          </table:table-cell>
          <table:table-cell office:value-type="float" office:value="0.009907867" calcext:value-type="float">
            <text:p>0.009907867</text:p>
          </table:table-cell>
          <table:table-cell office:value-type="float" office:value="0.02227251" calcext:value-type="float">
            <text:p>0.02227251</text:p>
          </table:table-cell>
          <table:table-cell office:value-type="float" office:value="0.01997316" calcext:value-type="float">
            <text:p>0.01997316</text:p>
          </table:table-cell>
          <table:table-cell office:value-type="float" office:value="0.02055706" calcext:value-type="float">
            <text:p>0.02055706</text:p>
          </table:table-cell>
          <table:table-cell office:value-type="float" office:value="0.02126838" calcext:value-type="float">
            <text:p>0.02126838</text:p>
          </table:table-cell>
          <table:table-cell office:value-type="float" office:value="0.02563099" calcext:value-type="float">
            <text:p>0.02563099</text:p>
          </table:table-cell>
          <table:table-cell office:value-type="float" office:value="0.005268545" calcext:value-type="float">
            <text:p>0.005268545</text:p>
          </table:table-cell>
          <table:table-cell office:value-type="float" office:value="0.005223793" calcext:value-type="float">
            <text:p>0.005223793</text:p>
          </table:table-cell>
          <table:table-cell office:value-type="float" office:value="0" calcext:value-type="float">
            <text:p>0</text:p>
          </table:table-cell>
          <table:table-cell office:value-type="float" office:value="16.93796" calcext:value-type="float">
            <text:p>16.93796</text:p>
          </table:table-cell>
          <table:table-cell office:value-type="float" office:value="21.23078" calcext:value-type="float">
            <text:p>21.23078</text:p>
          </table:table-cell>
          <table:table-cell office:value-type="float" office:value="17.24277" calcext:value-type="float">
            <text:p>17.24277</text:p>
          </table:table-cell>
          <table:table-cell office:value-type="float" office:value="12.46999" calcext:value-type="float">
            <text:p>12.46999</text:p>
          </table:table-cell>
          <table:table-cell office:value-type="float" office:value="9.253088" calcext:value-type="float">
            <text:p>9.253088</text:p>
          </table:table-cell>
          <table:table-cell office:value-type="float" office:value="3.305245" calcext:value-type="float">
            <text:p>3.305245</text:p>
          </table:table-cell>
          <table:table-cell office:value-type="float" office:value="1.66798" calcext:value-type="float">
            <text:p>1.66798</text:p>
          </table:table-cell>
          <table:table-cell office:value-type="float" office:value="3.920408" calcext:value-type="float">
            <text:p>3.920408</text:p>
          </table:table-cell>
          <table:table-cell office:value-type="float" office:value="3.881424" calcext:value-type="float">
            <text:p>3.881424</text:p>
          </table:table-cell>
          <table:table-cell office:value-type="float" office:value="1.235055" calcext:value-type="float">
            <text:p>1.235055</text:p>
          </table:table-cell>
          <table:table-cell office:value-type="float" office:value="0.4240994" calcext:value-type="float">
            <text:p>0.4240994</text:p>
          </table:table-cell>
          <table:table-cell office:value-type="float" office:value="0.4277573" calcext:value-type="float">
            <text:p>0.4277573</text:p>
          </table:table-cell>
          <table:table-cell office:value-type="float" office:value="0.3194898" calcext:value-type="float">
            <text:p>0.3194898</text:p>
          </table:table-cell>
          <table:table-cell office:value-type="float" office:value="0.3527733" calcext:value-type="float">
            <text:p>0.3527733</text:p>
          </table:table-cell>
          <table:table-cell office:value-type="float" office:value="0" calcext:value-type="float">
            <text:p>0</text:p>
          </table:table-cell>
          <table:table-cell office:value-type="float" office:value="2865.277" calcext:value-type="float">
            <text:p>2865.2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436245" calcext:value-type="float">
            <text:p>-0.0243624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042004" calcext:value-type="float">
            <text:p>23042004</text:p>
          </table:table-cell>
          <table:table-cell office:value-type="float" office:value="28.23147" calcext:value-type="float">
            <text:p>28.23147</text:p>
          </table:table-cell>
          <table:table-cell office:value-type="float" office:value="1088.17" calcext:value-type="float">
            <text:p>1088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8124" calcext:value-type="float">
            <text:p>2.118124</text:p>
          </table:table-cell>
          <table:table-cell office:value-type="float" office:value="8.723233" calcext:value-type="float">
            <text:p>8.723233</text:p>
          </table:table-cell>
          <table:table-cell office:value-type="float" office:value="0" calcext:value-type="float">
            <text:p>0</text:p>
          </table:table-cell>
          <table:table-cell office:value-type="float" office:value="0.00004904429" calcext:value-type="float">
            <text:p>4.904429E-05</text:p>
          </table:table-cell>
          <table:table-cell office:value-type="float" office:value="0" calcext:value-type="float">
            <text:p>0</text:p>
          </table:table-cell>
          <table:table-cell office:value-type="float" office:value="-0.009448334" calcext:value-type="float">
            <text:p>-0.009448334</text:p>
          </table:table-cell>
          <table:table-cell office:value-type="float" office:value="-0.02747237" calcext:value-type="float">
            <text:p>-0.02747237</text:p>
          </table:table-cell>
          <table:table-cell office:value-type="float" office:value="0.002213089" calcext:value-type="float">
            <text:p>0.002213089</text:p>
          </table:table-cell>
          <table:table-cell office:value-type="float" office:value="0.0000009690112" calcext:value-type="float">
            <text:p>9.690112E-07</text:p>
          </table:table-cell>
          <table:table-cell office:value-type="float" office:value="13.9989" calcext:value-type="float">
            <text:p>13.9989</text:p>
          </table:table-cell>
          <table:table-cell office:value-type="float" office:value="1.422216" calcext:value-type="float">
            <text:p>1.422216</text:p>
          </table:table-cell>
          <table:table-cell office:value-type="float" office:value="0.05417885" calcext:value-type="float">
            <text:p>0.05417885</text:p>
          </table:table-cell>
          <table:table-cell office:value-type="float" office:value="0.04811211" calcext:value-type="float">
            <text:p>0.04811211</text:p>
          </table:table-cell>
          <table:table-cell office:value-type="float" office:value="0.03333512" calcext:value-type="float">
            <text:p>0.03333512</text:p>
          </table:table-cell>
          <table:table-cell office:value-type="float" office:value="0.03330619" calcext:value-type="float">
            <text:p>0.03330619</text:p>
          </table:table-cell>
          <table:table-cell office:value-type="float" office:value="0.01418737" calcext:value-type="float">
            <text:p>0.01418737</text:p>
          </table:table-cell>
          <table:table-cell office:value-type="float" office:value="0.009971258" calcext:value-type="float">
            <text:p>0.009971258</text:p>
          </table:table-cell>
          <table:table-cell office:value-type="float" office:value="0.02222713" calcext:value-type="float">
            <text:p>0.02222713</text:p>
          </table:table-cell>
          <table:table-cell office:value-type="float" office:value="0.01988156" calcext:value-type="float">
            <text:p>0.01988156</text:p>
          </table:table-cell>
          <table:table-cell office:value-type="float" office:value="0.02044542" calcext:value-type="float">
            <text:p>0.02044542</text:p>
          </table:table-cell>
          <table:table-cell office:value-type="float" office:value="0.02122902" calcext:value-type="float">
            <text:p>0.02122902</text:p>
          </table:table-cell>
          <table:table-cell office:value-type="float" office:value="0.02557102" calcext:value-type="float">
            <text:p>0.02557102</text:p>
          </table:table-cell>
          <table:table-cell office:value-type="float" office:value="0.005268004" calcext:value-type="float">
            <text:p>0.005268004</text:p>
          </table:table-cell>
          <table:table-cell office:value-type="float" office:value="0.005223223" calcext:value-type="float">
            <text:p>0.005223223</text:p>
          </table:table-cell>
          <table:table-cell office:value-type="float" office:value="0" calcext:value-type="float">
            <text:p>0</text:p>
          </table:table-cell>
          <table:table-cell office:value-type="float" office:value="19.10955" calcext:value-type="float">
            <text:p>19.10955</text:p>
          </table:table-cell>
          <table:table-cell office:value-type="float" office:value="21.68835" calcext:value-type="float">
            <text:p>21.68835</text:p>
          </table:table-cell>
          <table:table-cell office:value-type="float" office:value="17.35651" calcext:value-type="float">
            <text:p>17.35651</text:p>
          </table:table-cell>
          <table:table-cell office:value-type="float" office:value="12.46013" calcext:value-type="float">
            <text:p>12.46013</text:p>
          </table:table-cell>
          <table:table-cell office:value-type="float" office:value="9.220057" calcext:value-type="float">
            <text:p>9.220057</text:p>
          </table:table-cell>
          <table:table-cell office:value-type="float" office:value="3.308697" calcext:value-type="float">
            <text:p>3.308697</text:p>
          </table:table-cell>
          <table:table-cell office:value-type="float" office:value="1.679901" calcext:value-type="float">
            <text:p>1.679901</text:p>
          </table:table-cell>
          <table:table-cell office:value-type="float" office:value="3.922538" calcext:value-type="float">
            <text:p>3.922538</text:p>
          </table:table-cell>
          <table:table-cell office:value-type="float" office:value="3.882685" calcext:value-type="float">
            <text:p>3.882685</text:p>
          </table:table-cell>
          <table:table-cell office:value-type="float" office:value="1.239386" calcext:value-type="float">
            <text:p>1.239386</text:p>
          </table:table-cell>
          <table:table-cell office:value-type="float" office:value="0.4254358" calcext:value-type="float">
            <text:p>0.4254358</text:p>
          </table:table-cell>
          <table:table-cell office:value-type="float" office:value="0.4284489" calcext:value-type="float">
            <text:p>0.4284489</text:p>
          </table:table-cell>
          <table:table-cell office:value-type="float" office:value="0.3193876" calcext:value-type="float">
            <text:p>0.3193876</text:p>
          </table:table-cell>
          <table:table-cell office:value-type="float" office:value="0.3527735" calcext:value-type="float">
            <text:p>0.3527735</text:p>
          </table:table-cell>
          <table:table-cell office:value-type="float" office:value="0" calcext:value-type="float">
            <text:p>0</text:p>
          </table:table-cell>
          <table:table-cell office:value-type="float" office:value="3010.52" calcext:value-type="float">
            <text:p>3010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437306" calcext:value-type="float">
            <text:p>-0.0243730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042004" calcext:value-type="float">
            <text:p>24042004</text:p>
          </table:table-cell>
          <table:table-cell office:value-type="float" office:value="28.21803" calcext:value-type="float">
            <text:p>28.21803</text:p>
          </table:table-cell>
          <table:table-cell office:value-type="float" office:value="1088.181" calcext:value-type="float">
            <text:p>1088.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01776" calcext:value-type="float">
            <text:p>2.001776</text:p>
          </table:table-cell>
          <table:table-cell office:value-type="float" office:value="8.840459" calcext:value-type="float">
            <text:p>8.840459</text:p>
          </table:table-cell>
          <table:table-cell office:value-type="float" office:value="0.0002325269" calcext:value-type="float">
            <text:p>0.0002325269</text:p>
          </table:table-cell>
          <table:table-cell office:value-type="float" office:value="0.00006050138" calcext:value-type="float">
            <text:p>6.050138E-05</text:p>
          </table:table-cell>
          <table:table-cell office:value-type="float" office:value="0.003800606" calcext:value-type="float">
            <text:p>0.003800606</text:p>
          </table:table-cell>
          <table:table-cell office:value-type="float" office:value="-0.008668335" calcext:value-type="float">
            <text:p>-0.008668335</text:p>
          </table:table-cell>
          <table:table-cell office:value-type="float" office:value="-0.02909089" calcext:value-type="float">
            <text:p>-0.02909089</text:p>
          </table:table-cell>
          <table:table-cell office:value-type="float" office:value="0.002214498" calcext:value-type="float">
            <text:p>0.002214498</text:p>
          </table:table-cell>
          <table:table-cell office:value-type="float" office:value="0.0000009709227" calcext:value-type="float">
            <text:p>9.709227E-07</text:p>
          </table:table-cell>
          <table:table-cell office:value-type="float" office:value="14.18528" calcext:value-type="float">
            <text:p>14.18528</text:p>
          </table:table-cell>
          <table:table-cell office:value-type="float" office:value="4.409944" calcext:value-type="float">
            <text:p>4.409944</text:p>
          </table:table-cell>
          <table:table-cell office:value-type="float" office:value="0.5167681" calcext:value-type="float">
            <text:p>0.5167681</text:p>
          </table:table-cell>
          <table:table-cell office:value-type="float" office:value="0.1107134" calcext:value-type="float">
            <text:p>0.1107134</text:p>
          </table:table-cell>
          <table:table-cell office:value-type="float" office:value="0.04739817" calcext:value-type="float">
            <text:p>0.04739817</text:p>
          </table:table-cell>
          <table:table-cell office:value-type="float" office:value="0.03804282" calcext:value-type="float">
            <text:p>0.03804282</text:p>
          </table:table-cell>
          <table:table-cell office:value-type="float" office:value="0.01447401" calcext:value-type="float">
            <text:p>0.01447401</text:p>
          </table:table-cell>
          <table:table-cell office:value-type="float" office:value="0.01049721" calcext:value-type="float">
            <text:p>0.01049721</text:p>
          </table:table-cell>
          <table:table-cell office:value-type="float" office:value="0.02223025" calcext:value-type="float">
            <text:p>0.02223025</text:p>
          </table:table-cell>
          <table:table-cell office:value-type="float" office:value="0.019802" calcext:value-type="float">
            <text:p>0.019802</text:p>
          </table:table-cell>
          <table:table-cell office:value-type="float" office:value="0.02033559" calcext:value-type="float">
            <text:p>0.02033559</text:p>
          </table:table-cell>
          <table:table-cell office:value-type="float" office:value="0.02118757" calcext:value-type="float">
            <text:p>0.02118757</text:p>
          </table:table-cell>
          <table:table-cell office:value-type="float" office:value="0.02550823" calcext:value-type="float">
            <text:p>0.02550823</text:p>
          </table:table-cell>
          <table:table-cell office:value-type="float" office:value="0.005267456" calcext:value-type="float">
            <text:p>0.005267456</text:p>
          </table:table-cell>
          <table:table-cell office:value-type="float" office:value="0.005222637" calcext:value-type="float">
            <text:p>0.005222637</text:p>
          </table:table-cell>
          <table:table-cell office:value-type="float" office:value="0" calcext:value-type="float">
            <text:p>0</text:p>
          </table:table-cell>
          <table:table-cell office:value-type="float" office:value="6.776917" calcext:value-type="float">
            <text:p>6.776917</text:p>
          </table:table-cell>
          <table:table-cell office:value-type="float" office:value="19.61021" calcext:value-type="float">
            <text:p>19.61021</text:p>
          </table:table-cell>
          <table:table-cell office:value-type="float" office:value="22.75351" calcext:value-type="float">
            <text:p>22.75351</text:p>
          </table:table-cell>
          <table:table-cell office:value-type="float" office:value="18.40168" calcext:value-type="float">
            <text:p>18.40168</text:p>
          </table:table-cell>
          <table:table-cell office:value-type="float" office:value="13.6792" calcext:value-type="float">
            <text:p>13.6792</text:p>
          </table:table-cell>
          <table:table-cell office:value-type="float" office:value="3.490966" calcext:value-type="float">
            <text:p>3.490966</text:p>
          </table:table-cell>
          <table:table-cell office:value-type="float" office:value="1.610759" calcext:value-type="float">
            <text:p>1.610759</text:p>
          </table:table-cell>
          <table:table-cell office:value-type="float" office:value="3.935095" calcext:value-type="float">
            <text:p>3.935095</text:p>
          </table:table-cell>
          <table:table-cell office:value-type="float" office:value="3.885517" calcext:value-type="float">
            <text:p>3.885517</text:p>
          </table:table-cell>
          <table:table-cell office:value-type="float" office:value="1.243537" calcext:value-type="float">
            <text:p>1.243537</text:p>
          </table:table-cell>
          <table:table-cell office:value-type="float" office:value="0.4267691" calcext:value-type="float">
            <text:p>0.4267691</text:p>
          </table:table-cell>
          <table:table-cell office:value-type="float" office:value="0.4291476" calcext:value-type="float">
            <text:p>0.4291476</text:p>
          </table:table-cell>
          <table:table-cell office:value-type="float" office:value="0.3193038" calcext:value-type="float">
            <text:p>0.3193038</text:p>
          </table:table-cell>
          <table:table-cell office:value-type="float" office:value="0.3527738" calcext:value-type="float">
            <text:p>0.3527738</text:p>
          </table:table-cell>
          <table:table-cell office:value-type="float" office:value="0" calcext:value-type="float">
            <text:p>0</text:p>
          </table:table-cell>
          <table:table-cell office:value-type="float" office:value="2775.21" calcext:value-type="float">
            <text:p>2775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883963" calcext:value-type="float">
            <text:p>-0.0288396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042004" calcext:value-type="float">
            <text:p>25042004</text:p>
          </table:table-cell>
          <table:table-cell office:value-type="float" office:value="28.27975" calcext:value-type="float">
            <text:p>28.27975</text:p>
          </table:table-cell>
          <table:table-cell office:value-type="float" office:value="1088.226" calcext:value-type="float">
            <text:p>1088.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1712" calcext:value-type="float">
            <text:p>1.901712</text:p>
          </table:table-cell>
          <table:table-cell office:value-type="float" office:value="8.82565" calcext:value-type="float">
            <text:p>8.82565</text:p>
          </table:table-cell>
          <table:table-cell office:value-type="float" office:value="0.0002325269" calcext:value-type="float">
            <text:p>0.0002325269</text:p>
          </table:table-cell>
          <table:table-cell office:value-type="float" office:value="0.00006050138" calcext:value-type="float">
            <text:p>6.050138E-05</text:p>
          </table:table-cell>
          <table:table-cell office:value-type="float" office:value="0.003800606" calcext:value-type="float">
            <text:p>0.003800606</text:p>
          </table:table-cell>
          <table:table-cell office:value-type="float" office:value="-0.008668335" calcext:value-type="float">
            <text:p>-0.008668335</text:p>
          </table:table-cell>
          <table:table-cell office:value-type="float" office:value="-0.03177814" calcext:value-type="float">
            <text:p>-0.03177814</text:p>
          </table:table-cell>
          <table:table-cell office:value-type="float" office:value="0.002210446" calcext:value-type="float">
            <text:p>0.002210446</text:p>
          </table:table-cell>
          <table:table-cell office:value-type="float" office:value="0.0000009721493" calcext:value-type="float">
            <text:p>9.721493E-07</text:p>
          </table:table-cell>
          <table:table-cell office:value-type="float" office:value="14.85797" calcext:value-type="float">
            <text:p>14.85797</text:p>
          </table:table-cell>
          <table:table-cell office:value-type="float" office:value="1.993214" calcext:value-type="float">
            <text:p>1.993214</text:p>
          </table:table-cell>
          <table:table-cell office:value-type="float" office:value="0.2420117" calcext:value-type="float">
            <text:p>0.2420117</text:p>
          </table:table-cell>
          <table:table-cell office:value-type="float" office:value="0.07431439" calcext:value-type="float">
            <text:p>0.07431439</text:p>
          </table:table-cell>
          <table:table-cell office:value-type="float" office:value="0.03980251" calcext:value-type="float">
            <text:p>0.03980251</text:p>
          </table:table-cell>
          <table:table-cell office:value-type="float" office:value="0.03709222" calcext:value-type="float">
            <text:p>0.03709222</text:p>
          </table:table-cell>
          <table:table-cell office:value-type="float" office:value="0.01498384" calcext:value-type="float">
            <text:p>0.01498384</text:p>
          </table:table-cell>
          <table:table-cell office:value-type="float" office:value="0.01049071" calcext:value-type="float">
            <text:p>0.01049071</text:p>
          </table:table-cell>
          <table:table-cell office:value-type="float" office:value="0.02224828" calcext:value-type="float">
            <text:p>0.02224828</text:p>
          </table:table-cell>
          <table:table-cell office:value-type="float" office:value="0.01973971" calcext:value-type="float">
            <text:p>0.01973971</text:p>
          </table:table-cell>
          <table:table-cell office:value-type="float" office:value="0.02022875" calcext:value-type="float">
            <text:p>0.02022875</text:p>
          </table:table-cell>
          <table:table-cell office:value-type="float" office:value="0.02114466" calcext:value-type="float">
            <text:p>0.02114466</text:p>
          </table:table-cell>
          <table:table-cell office:value-type="float" office:value="0.02544265" calcext:value-type="float">
            <text:p>0.02544265</text:p>
          </table:table-cell>
          <table:table-cell office:value-type="float" office:value="0.005266882" calcext:value-type="float">
            <text:p>0.005266882</text:p>
          </table:table-cell>
          <table:table-cell office:value-type="float" office:value="0.005222029" calcext:value-type="float">
            <text:p>0.005222029</text:p>
          </table:table-cell>
          <table:table-cell office:value-type="float" office:value="0" calcext:value-type="float">
            <text:p>0</text:p>
          </table:table-cell>
          <table:table-cell office:value-type="float" office:value="7.686666" calcext:value-type="float">
            <text:p>7.686666</text:p>
          </table:table-cell>
          <table:table-cell office:value-type="float" office:value="17.83936" calcext:value-type="float">
            <text:p>17.83936</text:p>
          </table:table-cell>
          <table:table-cell office:value-type="float" office:value="20.43225" calcext:value-type="float">
            <text:p>20.43225</text:p>
          </table:table-cell>
          <table:table-cell office:value-type="float" office:value="17.19123" calcext:value-type="float">
            <text:p>17.19123</text:p>
          </table:table-cell>
          <table:table-cell office:value-type="float" office:value="13.36401" calcext:value-type="float">
            <text:p>13.36401</text:p>
          </table:table-cell>
          <table:table-cell office:value-type="float" office:value="4.252704" calcext:value-type="float">
            <text:p>4.252704</text:p>
          </table:table-cell>
          <table:table-cell office:value-type="float" office:value="1.719898" calcext:value-type="float">
            <text:p>1.719898</text:p>
          </table:table-cell>
          <table:table-cell office:value-type="float" office:value="3.940781" calcext:value-type="float">
            <text:p>3.940781</text:p>
          </table:table-cell>
          <table:table-cell office:value-type="float" office:value="3.892664" calcext:value-type="float">
            <text:p>3.892664</text:p>
          </table:table-cell>
          <table:table-cell office:value-type="float" office:value="1.247798" calcext:value-type="float">
            <text:p>1.247798</text:p>
          </table:table-cell>
          <table:table-cell office:value-type="float" office:value="0.4281602" calcext:value-type="float">
            <text:p>0.4281602</text:p>
          </table:table-cell>
          <table:table-cell office:value-type="float" office:value="0.4298438" calcext:value-type="float">
            <text:p>0.4298438</text:p>
          </table:table-cell>
          <table:table-cell office:value-type="float" office:value="0.3192352" calcext:value-type="float">
            <text:p>0.3192352</text:p>
          </table:table-cell>
          <table:table-cell office:value-type="float" office:value="0.3527741" calcext:value-type="float">
            <text:p>0.3527741</text:p>
          </table:table-cell>
          <table:table-cell office:value-type="float" office:value="0" calcext:value-type="float">
            <text:p>0</text:p>
          </table:table-cell>
          <table:table-cell office:value-type="float" office:value="2726.737" calcext:value-type="float">
            <text:p>2726.7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897586" calcext:value-type="float">
            <text:p>-0.0289758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042004" calcext:value-type="float">
            <text:p>26042004</text:p>
          </table:table-cell>
          <table:table-cell office:value-type="float" office:value="28.32381" calcext:value-type="float">
            <text:p>28.32381</text:p>
          </table:table-cell>
          <table:table-cell office:value-type="float" office:value="1088.285" calcext:value-type="float">
            <text:p>1088.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3364" calcext:value-type="float">
            <text:p>1.83364</text:p>
          </table:table-cell>
          <table:table-cell office:value-type="float" office:value="8.781857" calcext:value-type="float">
            <text:p>8.781857</text:p>
          </table:table-cell>
          <table:table-cell office:value-type="float" office:value="0.0002325269" calcext:value-type="float">
            <text:p>0.0002325269</text:p>
          </table:table-cell>
          <table:table-cell office:value-type="float" office:value="0.00006050138" calcext:value-type="float">
            <text:p>6.050138E-05</text:p>
          </table:table-cell>
          <table:table-cell office:value-type="float" office:value="0.003800606" calcext:value-type="float">
            <text:p>0.003800606</text:p>
          </table:table-cell>
          <table:table-cell office:value-type="float" office:value="-0.008668335" calcext:value-type="float">
            <text:p>-0.008668335</text:p>
          </table:table-cell>
          <table:table-cell office:value-type="float" office:value="-0.03398088" calcext:value-type="float">
            <text:p>-0.03398088</text:p>
          </table:table-cell>
          <table:table-cell office:value-type="float" office:value="0.002208367" calcext:value-type="float">
            <text:p>0.002208367</text:p>
          </table:table-cell>
          <table:table-cell office:value-type="float" office:value="0.0000009730052" calcext:value-type="float">
            <text:p>9.730052E-07</text:p>
          </table:table-cell>
          <table:table-cell office:value-type="float" office:value="15.49675" calcext:value-type="float">
            <text:p>15.49675</text:p>
          </table:table-cell>
          <table:table-cell office:value-type="float" office:value="1.333936" calcext:value-type="float">
            <text:p>1.333936</text:p>
          </table:table-cell>
          <table:table-cell office:value-type="float" office:value="0.1655004" calcext:value-type="float">
            <text:p>0.1655004</text:p>
          </table:table-cell>
          <table:table-cell office:value-type="float" office:value="0.06339262" calcext:value-type="float">
            <text:p>0.06339262</text:p>
          </table:table-cell>
          <table:table-cell office:value-type="float" office:value="0.03843879" calcext:value-type="float">
            <text:p>0.03843879</text:p>
          </table:table-cell>
          <table:table-cell office:value-type="float" office:value="0.0368995" calcext:value-type="float">
            <text:p>0.0368995</text:p>
          </table:table-cell>
          <table:table-cell office:value-type="float" office:value="0.0150836" calcext:value-type="float">
            <text:p>0.0150836</text:p>
          </table:table-cell>
          <table:table-cell office:value-type="float" office:value="0.01055465" calcext:value-type="float">
            <text:p>0.01055465</text:p>
          </table:table-cell>
          <table:table-cell office:value-type="float" office:value="0.02226284" calcext:value-type="float">
            <text:p>0.02226284</text:p>
          </table:table-cell>
          <table:table-cell office:value-type="float" office:value="0.01969071" calcext:value-type="float">
            <text:p>0.01969071</text:p>
          </table:table-cell>
          <table:table-cell office:value-type="float" office:value="0.02012634" calcext:value-type="float">
            <text:p>0.02012634</text:p>
          </table:table-cell>
          <table:table-cell office:value-type="float" office:value="0.02110025" calcext:value-type="float">
            <text:p>0.02110025</text:p>
          </table:table-cell>
          <table:table-cell office:value-type="float" office:value="0.02537458" calcext:value-type="float">
            <text:p>0.02537458</text:p>
          </table:table-cell>
          <table:table-cell office:value-type="float" office:value="0.005266287" calcext:value-type="float">
            <text:p>0.005266287</text:p>
          </table:table-cell>
          <table:table-cell office:value-type="float" office:value="0.00522142" calcext:value-type="float">
            <text:p>0.00522142</text:p>
          </table:table-cell>
          <table:table-cell office:value-type="float" office:value="0" calcext:value-type="float">
            <text:p>0</text:p>
          </table:table-cell>
          <table:table-cell office:value-type="float" office:value="8.924392" calcext:value-type="float">
            <text:p>8.924392</text:p>
          </table:table-cell>
          <table:table-cell office:value-type="float" office:value="16.15868" calcext:value-type="float">
            <text:p>16.15868</text:p>
          </table:table-cell>
          <table:table-cell office:value-type="float" office:value="19.06059" calcext:value-type="float">
            <text:p>19.06059</text:p>
          </table:table-cell>
          <table:table-cell office:value-type="float" office:value="16.41551" calcext:value-type="float">
            <text:p>16.41551</text:p>
          </table:table-cell>
          <table:table-cell office:value-type="float" office:value="13.02394" calcext:value-type="float">
            <text:p>13.02394</text:p>
          </table:table-cell>
          <table:table-cell office:value-type="float" office:value="4.331704" calcext:value-type="float">
            <text:p>4.331704</text:p>
          </table:table-cell>
          <table:table-cell office:value-type="float" office:value="1.870549" calcext:value-type="float">
            <text:p>1.870549</text:p>
          </table:table-cell>
          <table:table-cell office:value-type="float" office:value="3.947021" calcext:value-type="float">
            <text:p>3.947021</text:p>
          </table:table-cell>
          <table:table-cell office:value-type="float" office:value="3.901342" calcext:value-type="float">
            <text:p>3.901342</text:p>
          </table:table-cell>
          <table:table-cell office:value-type="float" office:value="1.252391" calcext:value-type="float">
            <text:p>1.252391</text:p>
          </table:table-cell>
          <table:table-cell office:value-type="float" office:value="0.4295553" calcext:value-type="float">
            <text:p>0.4295553</text:p>
          </table:table-cell>
          <table:table-cell office:value-type="float" office:value="0.4305545" calcext:value-type="float">
            <text:p>0.4305545</text:p>
          </table:table-cell>
          <table:table-cell office:value-type="float" office:value="0.3191795" calcext:value-type="float">
            <text:p>0.3191795</text:p>
          </table:table-cell>
          <table:table-cell office:value-type="float" office:value="0.3527744" calcext:value-type="float">
            <text:p>0.3527744</text:p>
          </table:table-cell>
          <table:table-cell office:value-type="float" office:value="0" calcext:value-type="float">
            <text:p>0</text:p>
          </table:table-cell>
          <table:table-cell office:value-type="float" office:value="2688.426" calcext:value-type="float">
            <text:p>2688.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905096" calcext:value-type="float">
            <text:p>-0.0290509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7042004" calcext:value-type="float">
            <text:p>27042004</text:p>
          </table:table-cell>
          <table:table-cell office:value-type="float" office:value="28.27421" calcext:value-type="float">
            <text:p>28.27421</text:p>
          </table:table-cell>
          <table:table-cell office:value-type="float" office:value="1088.334" calcext:value-type="float">
            <text:p>1088.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22426" calcext:value-type="float">
            <text:p>1.822426</text:p>
          </table:table-cell>
          <table:table-cell office:value-type="float" office:value="8.785813" calcext:value-type="float">
            <text:p>8.785813</text:p>
          </table:table-cell>
          <table:table-cell office:value-type="float" office:value="0.0002325269" calcext:value-type="float">
            <text:p>0.0002325269</text:p>
          </table:table-cell>
          <table:table-cell office:value-type="float" office:value="0.00006050138" calcext:value-type="float">
            <text:p>6.050138E-05</text:p>
          </table:table-cell>
          <table:table-cell office:value-type="float" office:value="0.003800606" calcext:value-type="float">
            <text:p>0.003800606</text:p>
          </table:table-cell>
          <table:table-cell office:value-type="float" office:value="-0.008668335" calcext:value-type="float">
            <text:p>-0.008668335</text:p>
          </table:table-cell>
          <table:table-cell office:value-type="float" office:value="-0.03604373" calcext:value-type="float">
            <text:p>-0.03604373</text:p>
          </table:table-cell>
          <table:table-cell office:value-type="float" office:value="0.002207377" calcext:value-type="float">
            <text:p>0.002207377</text:p>
          </table:table-cell>
          <table:table-cell office:value-type="float" office:value="0.0000009765273" calcext:value-type="float">
            <text:p>9.765273E-07</text:p>
          </table:table-cell>
          <table:table-cell office:value-type="float" office:value="15.7954" calcext:value-type="float">
            <text:p>15.7954</text:p>
          </table:table-cell>
          <table:table-cell office:value-type="float" office:value="0.9661456" calcext:value-type="float">
            <text:p>0.9661456</text:p>
          </table:table-cell>
          <table:table-cell office:value-type="float" office:value="0.1201552" calcext:value-type="float">
            <text:p>0.1201552</text:p>
          </table:table-cell>
          <table:table-cell office:value-type="float" office:value="0.05753525" calcext:value-type="float">
            <text:p>0.05753525</text:p>
          </table:table-cell>
          <table:table-cell office:value-type="float" office:value="0.0381803" calcext:value-type="float">
            <text:p>0.0381803</text:p>
          </table:table-cell>
          <table:table-cell office:value-type="float" office:value="0.03718142" calcext:value-type="float">
            <text:p>0.03718142</text:p>
          </table:table-cell>
          <table:table-cell office:value-type="float" office:value="0.01513771" calcext:value-type="float">
            <text:p>0.01513771</text:p>
          </table:table-cell>
          <table:table-cell office:value-type="float" office:value="0.0105543" calcext:value-type="float">
            <text:p>0.0105543</text:p>
          </table:table-cell>
          <table:table-cell office:value-type="float" office:value="0.02227223" calcext:value-type="float">
            <text:p>0.02227223</text:p>
          </table:table-cell>
          <table:table-cell office:value-type="float" office:value="0.01964976" calcext:value-type="float">
            <text:p>0.01964976</text:p>
          </table:table-cell>
          <table:table-cell office:value-type="float" office:value="0.02002849" calcext:value-type="float">
            <text:p>0.02002849</text:p>
          </table:table-cell>
          <table:table-cell office:value-type="float" office:value="0.02105465" calcext:value-type="float">
            <text:p>0.02105465</text:p>
          </table:table-cell>
          <table:table-cell office:value-type="float" office:value="0.02530429" calcext:value-type="float">
            <text:p>0.02530429</text:p>
          </table:table-cell>
          <table:table-cell office:value-type="float" office:value="0.005265674" calcext:value-type="float">
            <text:p>0.005265674</text:p>
          </table:table-cell>
          <table:table-cell office:value-type="float" office:value="0.005220811" calcext:value-type="float">
            <text:p>0.005220811</text:p>
          </table:table-cell>
          <table:table-cell office:value-type="float" office:value="0" calcext:value-type="float">
            <text:p>0</text:p>
          </table:table-cell>
          <table:table-cell office:value-type="float" office:value="5.688536" calcext:value-type="float">
            <text:p>5.688536</text:p>
          </table:table-cell>
          <table:table-cell office:value-type="float" office:value="16.83635" calcext:value-type="float">
            <text:p>16.83635</text:p>
          </table:table-cell>
          <table:table-cell office:value-type="float" office:value="18.5383" calcext:value-type="float">
            <text:p>18.5383</text:p>
          </table:table-cell>
          <table:table-cell office:value-type="float" office:value="15.84551" calcext:value-type="float">
            <text:p>15.84551</text:p>
          </table:table-cell>
          <table:table-cell office:value-type="float" office:value="12.56572" calcext:value-type="float">
            <text:p>12.56572</text:p>
          </table:table-cell>
          <table:table-cell office:value-type="float" office:value="4.26526" calcext:value-type="float">
            <text:p>4.26526</text:p>
          </table:table-cell>
          <table:table-cell office:value-type="float" office:value="1.918338" calcext:value-type="float">
            <text:p>1.918338</text:p>
          </table:table-cell>
          <table:table-cell office:value-type="float" office:value="3.949834" calcext:value-type="float">
            <text:p>3.949834</text:p>
          </table:table-cell>
          <table:table-cell office:value-type="float" office:value="3.91183" calcext:value-type="float">
            <text:p>3.91183</text:p>
          </table:table-cell>
          <table:table-cell office:value-type="float" office:value="1.257423" calcext:value-type="float">
            <text:p>1.257423</text:p>
          </table:table-cell>
          <table:table-cell office:value-type="float" office:value="0.4309622" calcext:value-type="float">
            <text:p>0.4309622</text:p>
          </table:table-cell>
          <table:table-cell office:value-type="float" office:value="0.4312821" calcext:value-type="float">
            <text:p>0.4312821</text:p>
          </table:table-cell>
          <table:table-cell office:value-type="float" office:value="0.3191355" calcext:value-type="float">
            <text:p>0.3191355</text:p>
          </table:table-cell>
          <table:table-cell office:value-type="float" office:value="0.3527747" calcext:value-type="float">
            <text:p>0.3527747</text:p>
          </table:table-cell>
          <table:table-cell office:value-type="float" office:value="0" calcext:value-type="float">
            <text:p>0</text:p>
          </table:table-cell>
          <table:table-cell office:value-type="float" office:value="2715.793" calcext:value-type="float">
            <text:p>2715.7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930374" calcext:value-type="float">
            <text:p>-0.0293037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8042004" calcext:value-type="float">
            <text:p>28042004</text:p>
          </table:table-cell>
          <table:table-cell office:value-type="float" office:value="27.46948" calcext:value-type="float">
            <text:p>27.46948</text:p>
          </table:table-cell>
          <table:table-cell office:value-type="float" office:value="1088.492" calcext:value-type="float">
            <text:p>1088.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3067" calcext:value-type="float">
            <text:p>2.393067</text:p>
          </table:table-cell>
          <table:table-cell office:value-type="float" office:value="8.854672" calcext:value-type="float">
            <text:p>8.854672</text:p>
          </table:table-cell>
          <table:table-cell office:value-type="float" office:value="0.0002325269" calcext:value-type="float">
            <text:p>0.0002325269</text:p>
          </table:table-cell>
          <table:table-cell office:value-type="float" office:value="0.00006050138" calcext:value-type="float">
            <text:p>6.050138E-05</text:p>
          </table:table-cell>
          <table:table-cell office:value-type="float" office:value="0.003800606" calcext:value-type="float">
            <text:p>0.003800606</text:p>
          </table:table-cell>
          <table:table-cell office:value-type="float" office:value="-0.008668335" calcext:value-type="float">
            <text:p>-0.008668335</text:p>
          </table:table-cell>
          <table:table-cell office:value-type="float" office:value="-0.03627753" calcext:value-type="float">
            <text:p>-0.03627753</text:p>
          </table:table-cell>
          <table:table-cell office:value-type="float" office:value="0.002064572" calcext:value-type="float">
            <text:p>0.002064572</text:p>
          </table:table-cell>
          <table:table-cell office:value-type="float" office:value="0.0000009769213" calcext:value-type="float">
            <text:p>9.769213E-07</text:p>
          </table:table-cell>
          <table:table-cell office:value-type="float" office:value="14.50964" calcext:value-type="float">
            <text:p>14.50964</text:p>
          </table:table-cell>
          <table:table-cell office:value-type="float" office:value="1.583253" calcext:value-type="float">
            <text:p>1.583253</text:p>
          </table:table-cell>
          <table:table-cell office:value-type="float" office:value="0.09638996" calcext:value-type="float">
            <text:p>0.09638996</text:p>
          </table:table-cell>
          <table:table-cell office:value-type="float" office:value="0.05488225" calcext:value-type="float">
            <text:p>0.05488225</text:p>
          </table:table-cell>
          <table:table-cell office:value-type="float" office:value="0.03811241" calcext:value-type="float">
            <text:p>0.03811241</text:p>
          </table:table-cell>
          <table:table-cell office:value-type="float" office:value="0.03747099" calcext:value-type="float">
            <text:p>0.03747099</text:p>
          </table:table-cell>
          <table:table-cell office:value-type="float" office:value="0.01508901" calcext:value-type="float">
            <text:p>0.01508901</text:p>
          </table:table-cell>
          <table:table-cell office:value-type="float" office:value="0.01050031" calcext:value-type="float">
            <text:p>0.01050031</text:p>
          </table:table-cell>
          <table:table-cell office:value-type="float" office:value="0.02226054" calcext:value-type="float">
            <text:p>0.02226054</text:p>
          </table:table-cell>
          <table:table-cell office:value-type="float" office:value="0.01961206" calcext:value-type="float">
            <text:p>0.01961206</text:p>
          </table:table-cell>
          <table:table-cell office:value-type="float" office:value="0.0199346" calcext:value-type="float">
            <text:p>0.0199346</text:p>
          </table:table-cell>
          <table:table-cell office:value-type="float" office:value="0.0210081" calcext:value-type="float">
            <text:p>0.0210081</text:p>
          </table:table-cell>
          <table:table-cell office:value-type="float" office:value="0.02523199" calcext:value-type="float">
            <text:p>0.02523199</text:p>
          </table:table-cell>
          <table:table-cell office:value-type="float" office:value="0.005265036" calcext:value-type="float">
            <text:p>0.005265036</text:p>
          </table:table-cell>
          <table:table-cell office:value-type="float" office:value="0.005220176" calcext:value-type="float">
            <text:p>0.005220176</text:p>
          </table:table-cell>
          <table:table-cell office:value-type="float" office:value="0" calcext:value-type="float">
            <text:p>0</text:p>
          </table:table-cell>
          <table:table-cell office:value-type="float" office:value="9.879966" calcext:value-type="float">
            <text:p>9.879966</text:p>
          </table:table-cell>
          <table:table-cell office:value-type="float" office:value="17.68857" calcext:value-type="float">
            <text:p>17.68857</text:p>
          </table:table-cell>
          <table:table-cell office:value-type="float" office:value="18.7457" calcext:value-type="float">
            <text:p>18.7457</text:p>
          </table:table-cell>
          <table:table-cell office:value-type="float" office:value="15.7477" calcext:value-type="float">
            <text:p>15.7477</text:p>
          </table:table-cell>
          <table:table-cell office:value-type="float" office:value="12.39373" calcext:value-type="float">
            <text:p>12.39373</text:p>
          </table:table-cell>
          <table:table-cell office:value-type="float" office:value="4.238804" calcext:value-type="float">
            <text:p>4.238804</text:p>
          </table:table-cell>
          <table:table-cell office:value-type="float" office:value="1.93724" calcext:value-type="float">
            <text:p>1.93724</text:p>
          </table:table-cell>
          <table:table-cell office:value-type="float" office:value="3.947375" calcext:value-type="float">
            <text:p>3.947375</text:p>
          </table:table-cell>
          <table:table-cell office:value-type="float" office:value="3.921586" calcext:value-type="float">
            <text:p>3.921586</text:p>
          </table:table-cell>
          <table:table-cell office:value-type="float" office:value="1.26289" calcext:value-type="float">
            <text:p>1.26289</text:p>
          </table:table-cell>
          <table:table-cell office:value-type="float" office:value="0.432402" calcext:value-type="float">
            <text:p>0.432402</text:p>
          </table:table-cell>
          <table:table-cell office:value-type="float" office:value="0.432025" calcext:value-type="float">
            <text:p>0.432025</text:p>
          </table:table-cell>
          <table:table-cell office:value-type="float" office:value="0.3191014" calcext:value-type="float">
            <text:p>0.3191014</text:p>
          </table:table-cell>
          <table:table-cell office:value-type="float" office:value="0.3527752" calcext:value-type="float">
            <text:p>0.3527752</text:p>
          </table:table-cell>
          <table:table-cell office:value-type="float" office:value="0" calcext:value-type="float">
            <text:p>0</text:p>
          </table:table-cell>
          <table:table-cell office:value-type="float" office:value="3637.094" calcext:value-type="float">
            <text:p>3637.0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932202" calcext:value-type="float">
            <text:p>-0.029322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042004" calcext:value-type="float">
            <text:p>29042004</text:p>
          </table:table-cell>
          <table:table-cell office:value-type="float" office:value="27.39551" calcext:value-type="float">
            <text:p>27.39551</text:p>
          </table:table-cell>
          <table:table-cell office:value-type="float" office:value="1088.482" calcext:value-type="float">
            <text:p>1088.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0632" calcext:value-type="float">
            <text:p>2.420632</text:p>
          </table:table-cell>
          <table:table-cell office:value-type="float" office:value="8.903967" calcext:value-type="float">
            <text:p>8.903967</text:p>
          </table:table-cell>
          <table:table-cell office:value-type="float" office:value="0.0002325269" calcext:value-type="float">
            <text:p>0.0002325269</text:p>
          </table:table-cell>
          <table:table-cell office:value-type="float" office:value="0.00006050141" calcext:value-type="float">
            <text:p>6.050141E-05</text:p>
          </table:table-cell>
          <table:table-cell office:value-type="float" office:value="0.003800606" calcext:value-type="float">
            <text:p>0.003800606</text:p>
          </table:table-cell>
          <table:table-cell office:value-type="float" office:value="-0.0086488" calcext:value-type="float">
            <text:p>-0.0086488</text:p>
          </table:table-cell>
          <table:table-cell office:value-type="float" office:value="-0.03639493" calcext:value-type="float">
            <text:p>-0.03639493</text:p>
          </table:table-cell>
          <table:table-cell office:value-type="float" office:value="0.002053569" calcext:value-type="float">
            <text:p>0.002053569</text:p>
          </table:table-cell>
          <table:table-cell office:value-type="float" office:value="0.0000009770122" calcext:value-type="float">
            <text:p>9.770122E-07</text:p>
          </table:table-cell>
          <table:table-cell office:value-type="float" office:value="14.45671" calcext:value-type="float">
            <text:p>14.45671</text:p>
          </table:table-cell>
          <table:table-cell office:value-type="float" office:value="2.047757" calcext:value-type="float">
            <text:p>2.047757</text:p>
          </table:table-cell>
          <table:table-cell office:value-type="float" office:value="0.078853" calcext:value-type="float">
            <text:p>0.078853</text:p>
          </table:table-cell>
          <table:table-cell office:value-type="float" office:value="0.05327364" calcext:value-type="float">
            <text:p>0.05327364</text:p>
          </table:table-cell>
          <table:table-cell office:value-type="float" office:value="0.03818255" calcext:value-type="float">
            <text:p>0.03818255</text:p>
          </table:table-cell>
          <table:table-cell office:value-type="float" office:value="0.03760454" calcext:value-type="float">
            <text:p>0.03760454</text:p>
          </table:table-cell>
          <table:table-cell office:value-type="float" office:value="0.01509628" calcext:value-type="float">
            <text:p>0.01509628</text:p>
          </table:table-cell>
          <table:table-cell office:value-type="float" office:value="0.01042682" calcext:value-type="float">
            <text:p>0.01042682</text:p>
          </table:table-cell>
          <table:table-cell office:value-type="float" office:value="0.02222553" calcext:value-type="float">
            <text:p>0.02222553</text:p>
          </table:table-cell>
          <table:table-cell office:value-type="float" office:value="0.01957151" calcext:value-type="float">
            <text:p>0.01957151</text:p>
          </table:table-cell>
          <table:table-cell office:value-type="float" office:value="0.01984313" calcext:value-type="float">
            <text:p>0.01984313</text:p>
          </table:table-cell>
          <table:table-cell office:value-type="float" office:value="0.02096051" calcext:value-type="float">
            <text:p>0.02096051</text:p>
          </table:table-cell>
          <table:table-cell office:value-type="float" office:value="0.02515769" calcext:value-type="float">
            <text:p>0.02515769</text:p>
          </table:table-cell>
          <table:table-cell office:value-type="float" office:value="0.005264384" calcext:value-type="float">
            <text:p>0.005264384</text:p>
          </table:table-cell>
          <table:table-cell office:value-type="float" office:value="0.005219543" calcext:value-type="float">
            <text:p>0.005219543</text:p>
          </table:table-cell>
          <table:table-cell office:value-type="float" office:value="0" calcext:value-type="float">
            <text:p>0</text:p>
          </table:table-cell>
          <table:table-cell office:value-type="float" office:value="11.82563" calcext:value-type="float">
            <text:p>11.82563</text:p>
          </table:table-cell>
          <table:table-cell office:value-type="float" office:value="18.35956" calcext:value-type="float">
            <text:p>18.35956</text:p>
          </table:table-cell>
          <table:table-cell office:value-type="float" office:value="18.96024" calcext:value-type="float">
            <text:p>18.96024</text:p>
          </table:table-cell>
          <table:table-cell office:value-type="float" office:value="15.77498" calcext:value-type="float">
            <text:p>15.77498</text:p>
          </table:table-cell>
          <table:table-cell office:value-type="float" office:value="12.39144" calcext:value-type="float">
            <text:p>12.39144</text:p>
          </table:table-cell>
          <table:table-cell office:value-type="float" office:value="4.238544" calcext:value-type="float">
            <text:p>4.238544</text:p>
          </table:table-cell>
          <table:table-cell office:value-type="float" office:value="1.954962" calcext:value-type="float">
            <text:p>1.954962</text:p>
          </table:table-cell>
          <table:table-cell office:value-type="float" office:value="3.944244" calcext:value-type="float">
            <text:p>3.944244</text:p>
          </table:table-cell>
          <table:table-cell office:value-type="float" office:value="3.929976" calcext:value-type="float">
            <text:p>3.929976</text:p>
          </table:table-cell>
          <table:table-cell office:value-type="float" office:value="1.268668" calcext:value-type="float">
            <text:p>1.268668</text:p>
          </table:table-cell>
          <table:table-cell office:value-type="float" office:value="0.4338894" calcext:value-type="float">
            <text:p>0.4338894</text:p>
          </table:table-cell>
          <table:table-cell office:value-type="float" office:value="0.4327834" calcext:value-type="float">
            <text:p>0.4327834</text:p>
          </table:table-cell>
          <table:table-cell office:value-type="float" office:value="0.3190791" calcext:value-type="float">
            <text:p>0.3190791</text:p>
          </table:table-cell>
          <table:table-cell office:value-type="float" office:value="0.3527754" calcext:value-type="float">
            <text:p>0.3527754</text:p>
          </table:table-cell>
          <table:table-cell office:value-type="float" office:value="0" calcext:value-type="float">
            <text:p>0</text:p>
          </table:table-cell>
          <table:table-cell office:value-type="float" office:value="3676.922" calcext:value-type="float">
            <text:p>3676.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933438" calcext:value-type="float">
            <text:p>-0.0293343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042004" calcext:value-type="float">
            <text:p>30042004</text:p>
          </table:table-cell>
          <table:table-cell office:value-type="float" office:value="27.34958" calcext:value-type="float">
            <text:p>27.34958</text:p>
          </table:table-cell>
          <table:table-cell office:value-type="float" office:value="1088.473" calcext:value-type="float">
            <text:p>1088.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8486" calcext:value-type="float">
            <text:p>2.428486</text:p>
          </table:table-cell>
          <table:table-cell office:value-type="float" office:value="8.945465" calcext:value-type="float">
            <text:p>8.945465</text:p>
          </table:table-cell>
          <table:table-cell office:value-type="float" office:value="0.0002325269" calcext:value-type="float">
            <text:p>0.0002325269</text:p>
          </table:table-cell>
          <table:table-cell office:value-type="float" office:value="0.00006050149" calcext:value-type="float">
            <text:p>6.050149E-05</text:p>
          </table:table-cell>
          <table:table-cell office:value-type="float" office:value="0.003800606" calcext:value-type="float">
            <text:p>0.003800606</text:p>
          </table:table-cell>
          <table:table-cell office:value-type="float" office:value="-0.008612085" calcext:value-type="float">
            <text:p>-0.008612085</text:p>
          </table:table-cell>
          <table:table-cell office:value-type="float" office:value="-0.03648853" calcext:value-type="float">
            <text:p>-0.03648853</text:p>
          </table:table-cell>
          <table:table-cell office:value-type="float" office:value="0.002060532" calcext:value-type="float">
            <text:p>0.002060532</text:p>
          </table:table-cell>
          <table:table-cell office:value-type="float" office:value="0.0000009771186" calcext:value-type="float">
            <text:p>9.771186E-07</text:p>
          </table:table-cell>
          <table:table-cell office:value-type="float" office:value="14.44825" calcext:value-type="float">
            <text:p>14.44825</text:p>
          </table:table-cell>
          <table:table-cell office:value-type="float" office:value="2.043592" calcext:value-type="float">
            <text:p>2.043592</text:p>
          </table:table-cell>
          <table:table-cell office:value-type="float" office:value="0.06952369" calcext:value-type="float">
            <text:p>0.06952369</text:p>
          </table:table-cell>
          <table:table-cell office:value-type="float" office:value="0.05279585" calcext:value-type="float">
            <text:p>0.05279585</text:p>
          </table:table-cell>
          <table:table-cell office:value-type="float" office:value="0.03898421" calcext:value-type="float">
            <text:p>0.03898421</text:p>
          </table:table-cell>
          <table:table-cell office:value-type="float" office:value="0.03870277" calcext:value-type="float">
            <text:p>0.03870277</text:p>
          </table:table-cell>
          <table:table-cell office:value-type="float" office:value="0.01529746" calcext:value-type="float">
            <text:p>0.01529746</text:p>
          </table:table-cell>
          <table:table-cell office:value-type="float" office:value="0.01049852" calcext:value-type="float">
            <text:p>0.01049852</text:p>
          </table:table-cell>
          <table:table-cell office:value-type="float" office:value="0.02222008" calcext:value-type="float">
            <text:p>0.02222008</text:p>
          </table:table-cell>
          <table:table-cell office:value-type="float" office:value="0.01953189" calcext:value-type="float">
            <text:p>0.01953189</text:p>
          </table:table-cell>
          <table:table-cell office:value-type="float" office:value="0.01975322" calcext:value-type="float">
            <text:p>0.01975322</text:p>
          </table:table-cell>
          <table:table-cell office:value-type="float" office:value="0.02091184" calcext:value-type="float">
            <text:p>0.02091184</text:p>
          </table:table-cell>
          <table:table-cell office:value-type="float" office:value="0.02508153" calcext:value-type="float">
            <text:p>0.02508153</text:p>
          </table:table-cell>
          <table:table-cell office:value-type="float" office:value="0.005263709" calcext:value-type="float">
            <text:p>0.005263709</text:p>
          </table:table-cell>
          <table:table-cell office:value-type="float" office:value="0.005218908" calcext:value-type="float">
            <text:p>0.005218908</text:p>
          </table:table-cell>
          <table:table-cell office:value-type="float" office:value="0" calcext:value-type="float">
            <text:p>0</text:p>
          </table:table-cell>
          <table:table-cell office:value-type="float" office:value="14.67335" calcext:value-type="float">
            <text:p>14.67335</text:p>
          </table:table-cell>
          <table:table-cell office:value-type="float" office:value="18.86956" calcext:value-type="float">
            <text:p>18.86956</text:p>
          </table:table-cell>
          <table:table-cell office:value-type="float" office:value="19.06257" calcext:value-type="float">
            <text:p>19.06257</text:p>
          </table:table-cell>
          <table:table-cell office:value-type="float" office:value="15.79762" calcext:value-type="float">
            <text:p>15.79762</text:p>
          </table:table-cell>
          <table:table-cell office:value-type="float" office:value="12.43414" calcext:value-type="float">
            <text:p>12.43414</text:p>
          </table:table-cell>
          <table:table-cell office:value-type="float" office:value="4.245947" calcext:value-type="float">
            <text:p>4.245947</text:p>
          </table:table-cell>
          <table:table-cell office:value-type="float" office:value="1.974034" calcext:value-type="float">
            <text:p>1.974034</text:p>
          </table:table-cell>
          <table:table-cell office:value-type="float" office:value="3.941421" calcext:value-type="float">
            <text:p>3.941421</text:p>
          </table:table-cell>
          <table:table-cell office:value-type="float" office:value="3.937032" calcext:value-type="float">
            <text:p>3.937032</text:p>
          </table:table-cell>
          <table:table-cell office:value-type="float" office:value="1.274633" calcext:value-type="float">
            <text:p>1.274633</text:p>
          </table:table-cell>
          <table:table-cell office:value-type="float" office:value="0.4354323" calcext:value-type="float">
            <text:p>0.4354323</text:p>
          </table:table-cell>
          <table:table-cell office:value-type="float" office:value="0.433557" calcext:value-type="float">
            <text:p>0.433557</text:p>
          </table:table-cell>
          <table:table-cell office:value-type="float" office:value="0.319066" calcext:value-type="float">
            <text:p>0.319066</text:p>
          </table:table-cell>
          <table:table-cell office:value-type="float" office:value="0.3527756" calcext:value-type="float">
            <text:p>0.3527756</text:p>
          </table:table-cell>
          <table:table-cell office:value-type="float" office:value="0" calcext:value-type="float">
            <text:p>0</text:p>
          </table:table-cell>
          <table:table-cell office:value-type="float" office:value="3693.133" calcext:value-type="float">
            <text:p>3693.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934245" calcext:value-type="float">
            <text:p>-0.0293424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52004" calcext:value-type="float">
            <text:p>1052004</text:p>
          </table:table-cell>
          <table:table-cell office:value-type="float" office:value="27.21849" calcext:value-type="float">
            <text:p>27.21849</text:p>
          </table:table-cell>
          <table:table-cell office:value-type="float" office:value="1088.479" calcext:value-type="float">
            <text:p>1088.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03609" calcext:value-type="float">
            <text:p>2.503609</text:p>
          </table:table-cell>
          <table:table-cell office:value-type="float" office:value="8.989278" calcext:value-type="float">
            <text:p>8.989278</text:p>
          </table:table-cell>
          <table:table-cell office:value-type="float" office:value="0.0002325269" calcext:value-type="float">
            <text:p>0.0002325269</text:p>
          </table:table-cell>
          <table:table-cell office:value-type="float" office:value="0.00006050149" calcext:value-type="float">
            <text:p>6.050149E-05</text:p>
          </table:table-cell>
          <table:table-cell office:value-type="float" office:value="0.003800606" calcext:value-type="float">
            <text:p>0.003800606</text:p>
          </table:table-cell>
          <table:table-cell office:value-type="float" office:value="-0.008612085" calcext:value-type="float">
            <text:p>-0.008612085</text:p>
          </table:table-cell>
          <table:table-cell office:value-type="float" office:value="-0.03665648" calcext:value-type="float">
            <text:p>-0.03665648</text:p>
          </table:table-cell>
          <table:table-cell office:value-type="float" office:value="0.00205686" calcext:value-type="float">
            <text:p>0.00205686</text:p>
          </table:table-cell>
          <table:table-cell office:value-type="float" office:value="0.0000009772277" calcext:value-type="float">
            <text:p>9.772277E-07</text:p>
          </table:table-cell>
          <table:table-cell office:value-type="float" office:value="14.28201" calcext:value-type="float">
            <text:p>14.28201</text:p>
          </table:table-cell>
          <table:table-cell office:value-type="float" office:value="2.196258" calcext:value-type="float">
            <text:p>2.196258</text:p>
          </table:table-cell>
          <table:table-cell office:value-type="float" office:value="0.06315315" calcext:value-type="float">
            <text:p>0.06315315</text:p>
          </table:table-cell>
          <table:table-cell office:value-type="float" office:value="0.05212524" calcext:value-type="float">
            <text:p>0.05212524</text:p>
          </table:table-cell>
          <table:table-cell office:value-type="float" office:value="0.03943033" calcext:value-type="float">
            <text:p>0.03943033</text:p>
          </table:table-cell>
          <table:table-cell office:value-type="float" office:value="0.03945595" calcext:value-type="float">
            <text:p>0.03945595</text:p>
          </table:table-cell>
          <table:table-cell office:value-type="float" office:value="0.0154723" calcext:value-type="float">
            <text:p>0.0154723</text:p>
          </table:table-cell>
          <table:table-cell office:value-type="float" office:value="0.01060649" calcext:value-type="float">
            <text:p>0.01060649</text:p>
          </table:table-cell>
          <table:table-cell office:value-type="float" office:value="0.02224648" calcext:value-type="float">
            <text:p>0.02224648</text:p>
          </table:table-cell>
          <table:table-cell office:value-type="float" office:value="0.01950213" calcext:value-type="float">
            <text:p>0.01950213</text:p>
          </table:table-cell>
          <table:table-cell office:value-type="float" office:value="0.01966565" calcext:value-type="float">
            <text:p>0.01966565</text:p>
          </table:table-cell>
          <table:table-cell office:value-type="float" office:value="0.02086203" calcext:value-type="float">
            <text:p>0.02086203</text:p>
          </table:table-cell>
          <table:table-cell office:value-type="float" office:value="0.02500357" calcext:value-type="float">
            <text:p>0.02500357</text:p>
          </table:table-cell>
          <table:table-cell office:value-type="float" office:value="0.005263009" calcext:value-type="float">
            <text:p>0.005263009</text:p>
          </table:table-cell>
          <table:table-cell office:value-type="float" office:value="0.005218268" calcext:value-type="float">
            <text:p>0.005218268</text:p>
          </table:table-cell>
          <table:table-cell office:value-type="float" office:value="0" calcext:value-type="float">
            <text:p>0</text:p>
          </table:table-cell>
          <table:table-cell office:value-type="float" office:value="15.09862" calcext:value-type="float">
            <text:p>15.09862</text:p>
          </table:table-cell>
          <table:table-cell office:value-type="float" office:value="19.50451" calcext:value-type="float">
            <text:p>19.50451</text:p>
          </table:table-cell>
          <table:table-cell office:value-type="float" office:value="19.18008" calcext:value-type="float">
            <text:p>19.18008</text:p>
          </table:table-cell>
          <table:table-cell office:value-type="float" office:value="15.81808" calcext:value-type="float">
            <text:p>15.81808</text:p>
          </table:table-cell>
          <table:table-cell office:value-type="float" office:value="12.48412" calcext:value-type="float">
            <text:p>12.48412</text:p>
          </table:table-cell>
          <table:table-cell office:value-type="float" office:value="4.25493" calcext:value-type="float">
            <text:p>4.25493</text:p>
          </table:table-cell>
          <table:table-cell office:value-type="float" office:value="1.993994" calcext:value-type="float">
            <text:p>1.993994</text:p>
          </table:table-cell>
          <table:table-cell office:value-type="float" office:value="3.939318" calcext:value-type="float">
            <text:p>3.939318</text:p>
          </table:table-cell>
          <table:table-cell office:value-type="float" office:value="3.942928" calcext:value-type="float">
            <text:p>3.942928</text:p>
          </table:table-cell>
          <table:table-cell office:value-type="float" office:value="1.28068" calcext:value-type="float">
            <text:p>1.28068</text:p>
          </table:table-cell>
          <table:table-cell office:value-type="float" office:value="0.4370327" calcext:value-type="float">
            <text:p>0.4370327</text:p>
          </table:table-cell>
          <table:table-cell office:value-type="float" office:value="0.4343468" calcext:value-type="float">
            <text:p>0.4343468</text:p>
          </table:table-cell>
          <table:table-cell office:value-type="float" office:value="0.3190608" calcext:value-type="float">
            <text:p>0.3190608</text:p>
          </table:table-cell>
          <table:table-cell office:value-type="float" office:value="0.3527759" calcext:value-type="float">
            <text:p>0.3527759</text:p>
          </table:table-cell>
          <table:table-cell office:value-type="float" office:value="0" calcext:value-type="float">
            <text:p>0</text:p>
          </table:table-cell>
          <table:table-cell office:value-type="float" office:value="3815.229" calcext:value-type="float">
            <text:p>3815.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935155" calcext:value-type="float">
            <text:p>-0.029351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52004" calcext:value-type="float">
            <text:p>2052004</text:p>
          </table:table-cell>
          <table:table-cell office:value-type="float" office:value="27.15365" calcext:value-type="float">
            <text:p>27.15365</text:p>
          </table:table-cell>
          <table:table-cell office:value-type="float" office:value="1088.476" calcext:value-type="float">
            <text:p>1088.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13306" calcext:value-type="float">
            <text:p>2.513306</text:p>
          </table:table-cell>
          <table:table-cell office:value-type="float" office:value="9.041875" calcext:value-type="float">
            <text:p>9.041875</text:p>
          </table:table-cell>
          <table:table-cell office:value-type="float" office:value="0.0002325269" calcext:value-type="float">
            <text:p>0.0002325269</text:p>
          </table:table-cell>
          <table:table-cell office:value-type="float" office:value="0.00006050168" calcext:value-type="float">
            <text:p>6.050168E-05</text:p>
          </table:table-cell>
          <table:table-cell office:value-type="float" office:value="0.003800606" calcext:value-type="float">
            <text:p>0.003800606</text:p>
          </table:table-cell>
          <table:table-cell office:value-type="float" office:value="-0.008540915" calcext:value-type="float">
            <text:p>-0.008540915</text:p>
          </table:table-cell>
          <table:table-cell office:value-type="float" office:value="-0.03685462" calcext:value-type="float">
            <text:p>-0.03685462</text:p>
          </table:table-cell>
          <table:table-cell office:value-type="float" office:value="0.002061035" calcext:value-type="float">
            <text:p>0.002061035</text:p>
          </table:table-cell>
          <table:table-cell office:value-type="float" office:value="0.0000009773369" calcext:value-type="float">
            <text:p>9.773369E-07</text:p>
          </table:table-cell>
          <table:table-cell office:value-type="float" office:value="14.27386" calcext:value-type="float">
            <text:p>14.27386</text:p>
          </table:table-cell>
          <table:table-cell office:value-type="float" office:value="1.578197" calcext:value-type="float">
            <text:p>1.578197</text:p>
          </table:table-cell>
          <table:table-cell office:value-type="float" office:value="0.05846421" calcext:value-type="float">
            <text:p>0.05846421</text:p>
          </table:table-cell>
          <table:table-cell office:value-type="float" office:value="0.05192455" calcext:value-type="float">
            <text:p>0.05192455</text:p>
          </table:table-cell>
          <table:table-cell office:value-type="float" office:value="0.03978547" calcext:value-type="float">
            <text:p>0.03978547</text:p>
          </table:table-cell>
          <table:table-cell office:value-type="float" office:value="0.04000056" calcext:value-type="float">
            <text:p>0.04000056</text:p>
          </table:table-cell>
          <table:table-cell office:value-type="float" office:value="0.01558417" calcext:value-type="float">
            <text:p>0.01558417</text:p>
          </table:table-cell>
          <table:table-cell office:value-type="float" office:value="0.01067194" calcext:value-type="float">
            <text:p>0.01067194</text:p>
          </table:table-cell>
          <table:table-cell office:value-type="float" office:value="0.02227448" calcext:value-type="float">
            <text:p>0.02227448</text:p>
          </table:table-cell>
          <table:table-cell office:value-type="float" office:value="0.01948142" calcext:value-type="float">
            <text:p>0.01948142</text:p>
          </table:table-cell>
          <table:table-cell office:value-type="float" office:value="0.01958188" calcext:value-type="float">
            <text:p>0.01958188</text:p>
          </table:table-cell>
          <table:table-cell office:value-type="float" office:value="0.02081126" calcext:value-type="float">
            <text:p>0.02081126</text:p>
          </table:table-cell>
          <table:table-cell office:value-type="float" office:value="0.02492376" calcext:value-type="float">
            <text:p>0.02492376</text:p>
          </table:table-cell>
          <table:table-cell office:value-type="float" office:value="0.005262286" calcext:value-type="float">
            <text:p>0.005262286</text:p>
          </table:table-cell>
          <table:table-cell office:value-type="float" office:value="0.005217613" calcext:value-type="float">
            <text:p>0.005217613</text:p>
          </table:table-cell>
          <table:table-cell office:value-type="float" office:value="0" calcext:value-type="float">
            <text:p>0</text:p>
          </table:table-cell>
          <table:table-cell office:value-type="float" office:value="17.14921" calcext:value-type="float">
            <text:p>17.14921</text:p>
          </table:table-cell>
          <table:table-cell office:value-type="float" office:value="19.99072" calcext:value-type="float">
            <text:p>19.99072</text:p>
          </table:table-cell>
          <table:table-cell office:value-type="float" office:value="19.25962" calcext:value-type="float">
            <text:p>19.25962</text:p>
          </table:table-cell>
          <table:table-cell office:value-type="float" office:value="15.8346" calcext:value-type="float">
            <text:p>15.8346</text:p>
          </table:table-cell>
          <table:table-cell office:value-type="float" office:value="12.53956" calcext:value-type="float">
            <text:p>12.53956</text:p>
          </table:table-cell>
          <table:table-cell office:value-type="float" office:value="4.266324" calcext:value-type="float">
            <text:p>4.266324</text:p>
          </table:table-cell>
          <table:table-cell office:value-type="float" office:value="2.014824" calcext:value-type="float">
            <text:p>2.014824</text:p>
          </table:table-cell>
          <table:table-cell office:value-type="float" office:value="3.938126" calcext:value-type="float">
            <text:p>3.938126</text:p>
          </table:table-cell>
          <table:table-cell office:value-type="float" office:value="3.947701" calcext:value-type="float">
            <text:p>3.947701</text:p>
          </table:table-cell>
          <table:table-cell office:value-type="float" office:value="1.286725" calcext:value-type="float">
            <text:p>1.286725</text:p>
          </table:table-cell>
          <table:table-cell office:value-type="float" office:value="0.4386872" calcext:value-type="float">
            <text:p>0.4386872</text:p>
          </table:table-cell>
          <table:table-cell office:value-type="float" office:value="0.4351527" calcext:value-type="float">
            <text:p>0.4351527</text:p>
          </table:table-cell>
          <table:table-cell office:value-type="float" office:value="0.319064" calcext:value-type="float">
            <text:p>0.319064</text:p>
          </table:table-cell>
          <table:table-cell office:value-type="float" office:value="0.3527762" calcext:value-type="float">
            <text:p>0.3527762</text:p>
          </table:table-cell>
          <table:table-cell office:value-type="float" office:value="0" calcext:value-type="float">
            <text:p>0</text:p>
          </table:table-cell>
          <table:table-cell office:value-type="float" office:value="3847.785" calcext:value-type="float">
            <text:p>3847.7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936025" calcext:value-type="float">
            <text:p>-0.029360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052004" calcext:value-type="float">
            <text:p>3052004</text:p>
          </table:table-cell>
          <table:table-cell office:value-type="float" office:value="26.99727" calcext:value-type="float">
            <text:p>26.99727</text:p>
          </table:table-cell>
          <table:table-cell office:value-type="float" office:value="1088.486" calcext:value-type="float">
            <text:p>1088.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07183" calcext:value-type="float">
            <text:p>2.607183</text:p>
          </table:table-cell>
          <table:table-cell office:value-type="float" office:value="9.087811" calcext:value-type="float">
            <text:p>9.087811</text:p>
          </table:table-cell>
          <table:table-cell office:value-type="float" office:value="0.0002325269" calcext:value-type="float">
            <text:p>0.0002325269</text:p>
          </table:table-cell>
          <table:table-cell office:value-type="float" office:value="0.00006050168" calcext:value-type="float">
            <text:p>6.050168E-05</text:p>
          </table:table-cell>
          <table:table-cell office:value-type="float" office:value="0.003800606" calcext:value-type="float">
            <text:p>0.003800606</text:p>
          </table:table-cell>
          <table:table-cell office:value-type="float" office:value="-0.008540915" calcext:value-type="float">
            <text:p>-0.008540915</text:p>
          </table:table-cell>
          <table:table-cell office:value-type="float" office:value="-0.03701224" calcext:value-type="float">
            <text:p>-0.03701224</text:p>
          </table:table-cell>
          <table:table-cell office:value-type="float" office:value="0.002054275" calcext:value-type="float">
            <text:p>0.002054275</text:p>
          </table:table-cell>
          <table:table-cell office:value-type="float" office:value="0.000000977446" calcext:value-type="float">
            <text:p>9.77446E-07</text:p>
          </table:table-cell>
          <table:table-cell office:value-type="float" office:value="14.06741" calcext:value-type="float">
            <text:p>14.06741</text:p>
          </table:table-cell>
          <table:table-cell office:value-type="float" office:value="1.786787" calcext:value-type="float">
            <text:p>1.786787</text:p>
          </table:table-cell>
          <table:table-cell office:value-type="float" office:value="0.05722427" calcext:value-type="float">
            <text:p>0.05722427</text:p>
          </table:table-cell>
          <table:table-cell office:value-type="float" office:value="0.05161946" calcext:value-type="float">
            <text:p>0.05161946</text:p>
          </table:table-cell>
          <table:table-cell office:value-type="float" office:value="0.04037608" calcext:value-type="float">
            <text:p>0.04037608</text:p>
          </table:table-cell>
          <table:table-cell office:value-type="float" office:value="0.04063948" calcext:value-type="float">
            <text:p>0.04063948</text:p>
          </table:table-cell>
          <table:table-cell office:value-type="float" office:value="0.01570056" calcext:value-type="float">
            <text:p>0.01570056</text:p>
          </table:table-cell>
          <table:table-cell office:value-type="float" office:value="0.01075091" calcext:value-type="float">
            <text:p>0.01075091</text:p>
          </table:table-cell>
          <table:table-cell office:value-type="float" office:value="0.02231021" calcext:value-type="float">
            <text:p>0.02231021</text:p>
          </table:table-cell>
          <table:table-cell office:value-type="float" office:value="0.01946704" calcext:value-type="float">
            <text:p>0.01946704</text:p>
          </table:table-cell>
          <table:table-cell office:value-type="float" office:value="0.01950247" calcext:value-type="float">
            <text:p>0.01950247</text:p>
          </table:table-cell>
          <table:table-cell office:value-type="float" office:value="0.02075984" calcext:value-type="float">
            <text:p>0.02075984</text:p>
          </table:table-cell>
          <table:table-cell office:value-type="float" office:value="0.02484231" calcext:value-type="float">
            <text:p>0.02484231</text:p>
          </table:table-cell>
          <table:table-cell office:value-type="float" office:value="0.005261539" calcext:value-type="float">
            <text:p>0.005261539</text:p>
          </table:table-cell>
          <table:table-cell office:value-type="float" office:value="0.005216931" calcext:value-type="float">
            <text:p>0.005216931</text:p>
          </table:table-cell>
          <table:table-cell office:value-type="float" office:value="0" calcext:value-type="float">
            <text:p>0</text:p>
          </table:table-cell>
          <table:table-cell office:value-type="float" office:value="17.27301" calcext:value-type="float">
            <text:p>17.27301</text:p>
          </table:table-cell>
          <table:table-cell office:value-type="float" office:value="20.65382" calcext:value-type="float">
            <text:p>20.65382</text:p>
          </table:table-cell>
          <table:table-cell office:value-type="float" office:value="19.38013" calcext:value-type="float">
            <text:p>19.38013</text:p>
          </table:table-cell>
          <table:table-cell office:value-type="float" office:value="15.85069" calcext:value-type="float">
            <text:p>15.85069</text:p>
          </table:table-cell>
          <table:table-cell office:value-type="float" office:value="12.58444" calcext:value-type="float">
            <text:p>12.58444</text:p>
          </table:table-cell>
          <table:table-cell office:value-type="float" office:value="4.279244" calcext:value-type="float">
            <text:p>4.279244</text:p>
          </table:table-cell>
          <table:table-cell office:value-type="float" office:value="2.032816" calcext:value-type="float">
            <text:p>2.032816</text:p>
          </table:table-cell>
          <table:table-cell office:value-type="float" office:value="3.937794" calcext:value-type="float">
            <text:p>3.937794</text:p>
          </table:table-cell>
          <table:table-cell office:value-type="float" office:value="3.951465" calcext:value-type="float">
            <text:p>3.951465</text:p>
          </table:table-cell>
          <table:table-cell office:value-type="float" office:value="1.292686" calcext:value-type="float">
            <text:p>1.292686</text:p>
          </table:table-cell>
          <table:table-cell office:value-type="float" office:value="0.4403904" calcext:value-type="float">
            <text:p>0.4403904</text:p>
          </table:table-cell>
          <table:table-cell office:value-type="float" office:value="0.4359754" calcext:value-type="float">
            <text:p>0.4359754</text:p>
          </table:table-cell>
          <table:table-cell office:value-type="float" office:value="0.319074" calcext:value-type="float">
            <text:p>0.319074</text:p>
          </table:table-cell>
          <table:table-cell office:value-type="float" office:value="0.3527765" calcext:value-type="float">
            <text:p>0.3527765</text:p>
          </table:table-cell>
          <table:table-cell office:value-type="float" office:value="0" calcext:value-type="float">
            <text:p>0</text:p>
          </table:table-cell>
          <table:table-cell office:value-type="float" office:value="4000.135" calcext:value-type="float">
            <text:p>4000.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936991" calcext:value-type="float">
            <text:p>-0.0293699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52004" calcext:value-type="float">
            <text:p>4052004</text:p>
          </table:table-cell>
          <table:table-cell office:value-type="float" office:value="26.84382" calcext:value-type="float">
            <text:p>26.84382</text:p>
          </table:table-cell>
          <table:table-cell office:value-type="float" office:value="1088.492" calcext:value-type="float">
            <text:p>1088.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93832" calcext:value-type="float">
            <text:p>2.693832</text:p>
          </table:table-cell>
          <table:table-cell office:value-type="float" office:value="9.142227" calcext:value-type="float">
            <text:p>9.142227</text:p>
          </table:table-cell>
          <table:table-cell office:value-type="float" office:value="0.0002325269" calcext:value-type="float">
            <text:p>0.0002325269</text:p>
          </table:table-cell>
          <table:table-cell office:value-type="float" office:value="0.00006050174" calcext:value-type="float">
            <text:p>6.050174E-05</text:p>
          </table:table-cell>
          <table:table-cell office:value-type="float" office:value="0.003800606" calcext:value-type="float">
            <text:p>0.003800606</text:p>
          </table:table-cell>
          <table:table-cell office:value-type="float" office:value="-0.008529127" calcext:value-type="float">
            <text:p>-0.008529127</text:p>
          </table:table-cell>
          <table:table-cell office:value-type="float" office:value="-0.03718469" calcext:value-type="float">
            <text:p>-0.03718469</text:p>
          </table:table-cell>
          <table:table-cell office:value-type="float" office:value="0.002042519" calcext:value-type="float">
            <text:p>0.002042519</text:p>
          </table:table-cell>
          <table:table-cell office:value-type="float" office:value="0.0000009775551" calcext:value-type="float">
            <text:p>9.775551E-07</text:p>
          </table:table-cell>
          <table:table-cell office:value-type="float" office:value="13.89118" calcext:value-type="float">
            <text:p>13.89118</text:p>
          </table:table-cell>
          <table:table-cell office:value-type="float" office:value="2.497129" calcext:value-type="float">
            <text:p>2.497129</text:p>
          </table:table-cell>
          <table:table-cell office:value-type="float" office:value="0.05900143" calcext:value-type="float">
            <text:p>0.05900143</text:p>
          </table:table-cell>
          <table:table-cell office:value-type="float" office:value="0.05136959" calcext:value-type="float">
            <text:p>0.05136959</text:p>
          </table:table-cell>
          <table:table-cell office:value-type="float" office:value="0.04055794" calcext:value-type="float">
            <text:p>0.04055794</text:p>
          </table:table-cell>
          <table:table-cell office:value-type="float" office:value="0.04091814" calcext:value-type="float">
            <text:p>0.04091814</text:p>
          </table:table-cell>
          <table:table-cell office:value-type="float" office:value="0.0156637" calcext:value-type="float">
            <text:p>0.0156637</text:p>
          </table:table-cell>
          <table:table-cell office:value-type="float" office:value="0.01074708" calcext:value-type="float">
            <text:p>0.01074708</text:p>
          </table:table-cell>
          <table:table-cell office:value-type="float" office:value="0.022333" calcext:value-type="float">
            <text:p>0.022333</text:p>
          </table:table-cell>
          <table:table-cell office:value-type="float" office:value="0.019457" calcext:value-type="float">
            <text:p>0.019457</text:p>
          </table:table-cell>
          <table:table-cell office:value-type="float" office:value="0.01942751" calcext:value-type="float">
            <text:p>0.01942751</text:p>
          </table:table-cell>
          <table:table-cell office:value-type="float" office:value="0.020708" calcext:value-type="float">
            <text:p>0.020708</text:p>
          </table:table-cell>
          <table:table-cell office:value-type="float" office:value="0.0247594" calcext:value-type="float">
            <text:p>0.0247594</text:p>
          </table:table-cell>
          <table:table-cell office:value-type="float" office:value="0.005260773" calcext:value-type="float">
            <text:p>0.005260773</text:p>
          </table:table-cell>
          <table:table-cell office:value-type="float" office:value="0.005216247" calcext:value-type="float">
            <text:p>0.005216247</text:p>
          </table:table-cell>
          <table:table-cell office:value-type="float" office:value="0" calcext:value-type="float">
            <text:p>0</text:p>
          </table:table-cell>
          <table:table-cell office:value-type="float" office:value="17.93173" calcext:value-type="float">
            <text:p>17.93173</text:p>
          </table:table-cell>
          <table:table-cell office:value-type="float" office:value="21.54328" calcext:value-type="float">
            <text:p>21.54328</text:p>
          </table:table-cell>
          <table:table-cell office:value-type="float" office:value="19.6152" calcext:value-type="float">
            <text:p>19.6152</text:p>
          </table:table-cell>
          <table:table-cell office:value-type="float" office:value="15.9171" calcext:value-type="float">
            <text:p>15.9171</text:p>
          </table:table-cell>
          <table:table-cell office:value-type="float" office:value="12.65944" calcext:value-type="float">
            <text:p>12.65944</text:p>
          </table:table-cell>
          <table:table-cell office:value-type="float" office:value="4.295539" calcext:value-type="float">
            <text:p>4.295539</text:p>
          </table:table-cell>
          <table:table-cell office:value-type="float" office:value="2.050513" calcext:value-type="float">
            <text:p>2.050513</text:p>
          </table:table-cell>
          <table:table-cell office:value-type="float" office:value="3.938088" calcext:value-type="float">
            <text:p>3.938088</text:p>
          </table:table-cell>
          <table:table-cell office:value-type="float" office:value="3.954837" calcext:value-type="float">
            <text:p>3.954837</text:p>
          </table:table-cell>
          <table:table-cell office:value-type="float" office:value="1.29854" calcext:value-type="float">
            <text:p>1.29854</text:p>
          </table:table-cell>
          <table:table-cell office:value-type="float" office:value="0.4421354" calcext:value-type="float">
            <text:p>0.4421354</text:p>
          </table:table-cell>
          <table:table-cell office:value-type="float" office:value="0.4368138" calcext:value-type="float">
            <text:p>0.4368138</text:p>
          </table:table-cell>
          <table:table-cell office:value-type="float" office:value="0.3190911" calcext:value-type="float">
            <text:p>0.3190911</text:p>
          </table:table-cell>
          <table:table-cell office:value-type="float" office:value="0.3527767" calcext:value-type="float">
            <text:p>0.3527767</text:p>
          </table:table-cell>
          <table:table-cell office:value-type="float" office:value="0" calcext:value-type="float">
            <text:p>0</text:p>
          </table:table-cell>
          <table:table-cell office:value-type="float" office:value="4134.113" calcext:value-type="float">
            <text:p>4134.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938319" calcext:value-type="float">
            <text:p>-0.0293831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52004" calcext:value-type="float">
            <text:p>5052004</text:p>
          </table:table-cell>
          <table:table-cell office:value-type="float" office:value="26.6926" calcext:value-type="float">
            <text:p>26.6926</text:p>
          </table:table-cell>
          <table:table-cell office:value-type="float" office:value="1088.49" calcext:value-type="float">
            <text:p>1088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767" calcext:value-type="float">
            <text:p>2.7767</text:p>
          </table:table-cell>
          <table:table-cell office:value-type="float" office:value="9.205473" calcext:value-type="float">
            <text:p>9.205473</text:p>
          </table:table-cell>
          <table:table-cell office:value-type="float" office:value="0.0002325269" calcext:value-type="float">
            <text:p>0.0002325269</text:p>
          </table:table-cell>
          <table:table-cell office:value-type="float" office:value="0.00006050174" calcext:value-type="float">
            <text:p>6.050174E-05</text:p>
          </table:table-cell>
          <table:table-cell office:value-type="float" office:value="0.003800606" calcext:value-type="float">
            <text:p>0.003800606</text:p>
          </table:table-cell>
          <table:table-cell office:value-type="float" office:value="-0.008529127" calcext:value-type="float">
            <text:p>-0.008529127</text:p>
          </table:table-cell>
          <table:table-cell office:value-type="float" office:value="-0.03735726" calcext:value-type="float">
            <text:p>-0.03735726</text:p>
          </table:table-cell>
          <table:table-cell office:value-type="float" office:value="0.002025112" calcext:value-type="float">
            <text:p>0.002025112</text:p>
          </table:table-cell>
          <table:table-cell office:value-type="float" office:value="0.0000009776717" calcext:value-type="float">
            <text:p>9.776717E-07</text:p>
          </table:table-cell>
          <table:table-cell office:value-type="float" office:value="13.71388" calcext:value-type="float">
            <text:p>13.71388</text:p>
          </table:table-cell>
          <table:table-cell office:value-type="float" office:value="4.038833" calcext:value-type="float">
            <text:p>4.038833</text:p>
          </table:table-cell>
          <table:table-cell office:value-type="float" office:value="0.06985028" calcext:value-type="float">
            <text:p>0.06985028</text:p>
          </table:table-cell>
          <table:table-cell office:value-type="float" office:value="0.05440493" calcext:value-type="float">
            <text:p>0.05440493</text:p>
          </table:table-cell>
          <table:table-cell office:value-type="float" office:value="0.04092282" calcext:value-type="float">
            <text:p>0.04092282</text:p>
          </table:table-cell>
          <table:table-cell office:value-type="float" office:value="0.04120391" calcext:value-type="float">
            <text:p>0.04120391</text:p>
          </table:table-cell>
          <table:table-cell office:value-type="float" office:value="0.01554074" calcext:value-type="float">
            <text:p>0.01554074</text:p>
          </table:table-cell>
          <table:table-cell office:value-type="float" office:value="0.01068522" calcext:value-type="float">
            <text:p>0.01068522</text:p>
          </table:table-cell>
          <table:table-cell office:value-type="float" office:value="0.02233066" calcext:value-type="float">
            <text:p>0.02233066</text:p>
          </table:table-cell>
          <table:table-cell office:value-type="float" office:value="0.01944572" calcext:value-type="float">
            <text:p>0.01944572</text:p>
          </table:table-cell>
          <table:table-cell office:value-type="float" office:value="0.01935643" calcext:value-type="float">
            <text:p>0.01935643</text:p>
          </table:table-cell>
          <table:table-cell office:value-type="float" office:value="0.02065591" calcext:value-type="float">
            <text:p>0.02065591</text:p>
          </table:table-cell>
          <table:table-cell office:value-type="float" office:value="0.02467523" calcext:value-type="float">
            <text:p>0.02467523</text:p>
          </table:table-cell>
          <table:table-cell office:value-type="float" office:value="0.005259982" calcext:value-type="float">
            <text:p>0.005259982</text:p>
          </table:table-cell>
          <table:table-cell office:value-type="float" office:value="0.005215575" calcext:value-type="float">
            <text:p>0.005215575</text:p>
          </table:table-cell>
          <table:table-cell office:value-type="float" office:value="0" calcext:value-type="float">
            <text:p>0</text:p>
          </table:table-cell>
          <table:table-cell office:value-type="float" office:value="17.53671" calcext:value-type="float">
            <text:p>17.53671</text:p>
          </table:table-cell>
          <table:table-cell office:value-type="float" office:value="22.71776" calcext:value-type="float">
            <text:p>22.71776</text:p>
          </table:table-cell>
          <table:table-cell office:value-type="float" office:value="19.96623" calcext:value-type="float">
            <text:p>19.96623</text:p>
          </table:table-cell>
          <table:table-cell office:value-type="float" office:value="16.03984" calcext:value-type="float">
            <text:p>16.03984</text:p>
          </table:table-cell>
          <table:table-cell office:value-type="float" office:value="12.77624" calcext:value-type="float">
            <text:p>12.77624</text:p>
          </table:table-cell>
          <table:table-cell office:value-type="float" office:value="4.317129" calcext:value-type="float">
            <text:p>4.317129</text:p>
          </table:table-cell>
          <table:table-cell office:value-type="float" office:value="2.068676" calcext:value-type="float">
            <text:p>2.068676</text:p>
          </table:table-cell>
          <table:table-cell office:value-type="float" office:value="3.938628" calcext:value-type="float">
            <text:p>3.938628</text:p>
          </table:table-cell>
          <table:table-cell office:value-type="float" office:value="3.958037" calcext:value-type="float">
            <text:p>3.958037</text:p>
          </table:table-cell>
          <table:table-cell office:value-type="float" office:value="1.304502" calcext:value-type="float">
            <text:p>1.304502</text:p>
          </table:table-cell>
          <table:table-cell office:value-type="float" office:value="0.4439175" calcext:value-type="float">
            <text:p>0.4439175</text:p>
          </table:table-cell>
          <table:table-cell office:value-type="float" office:value="0.4376667" calcext:value-type="float">
            <text:p>0.4376667</text:p>
          </table:table-cell>
          <table:table-cell office:value-type="float" office:value="0.3191154" calcext:value-type="float">
            <text:p>0.3191154</text:p>
          </table:table-cell>
          <table:table-cell office:value-type="float" office:value="0.352777" calcext:value-type="float">
            <text:p>0.352777</text:p>
          </table:table-cell>
          <table:table-cell office:value-type="float" office:value="0" calcext:value-type="float">
            <text:p>0</text:p>
          </table:table-cell>
          <table:table-cell office:value-type="float" office:value="4245.668" calcext:value-type="float">
            <text:p>4245.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940262" calcext:value-type="float">
            <text:p>-0.029402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052004" calcext:value-type="float">
            <text:p>6052004</text:p>
          </table:table-cell>
          <table:table-cell office:value-type="float" office:value="26.59367" calcext:value-type="float">
            <text:p>26.59367</text:p>
          </table:table-cell>
          <table:table-cell office:value-type="float" office:value="1088.472" calcext:value-type="float">
            <text:p>1088.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09107" calcext:value-type="float">
            <text:p>2.809107</text:p>
          </table:table-cell>
          <table:table-cell office:value-type="float" office:value="9.282646" calcext:value-type="float">
            <text:p>9.282646</text:p>
          </table:table-cell>
          <table:table-cell office:value-type="float" office:value="0.0002325269" calcext:value-type="float">
            <text:p>0.0002325269</text:p>
          </table:table-cell>
          <table:table-cell office:value-type="float" office:value="0.00006050174" calcext:value-type="float">
            <text:p>6.050174E-05</text:p>
          </table:table-cell>
          <table:table-cell office:value-type="float" office:value="0.003800606" calcext:value-type="float">
            <text:p>0.003800606</text:p>
          </table:table-cell>
          <table:table-cell office:value-type="float" office:value="-0.008529127" calcext:value-type="float">
            <text:p>-0.008529127</text:p>
          </table:table-cell>
          <table:table-cell office:value-type="float" office:value="-0.03755274" calcext:value-type="float">
            <text:p>-0.03755274</text:p>
          </table:table-cell>
          <table:table-cell office:value-type="float" office:value="0.00201192" calcext:value-type="float">
            <text:p>0.00201192</text:p>
          </table:table-cell>
          <table:table-cell office:value-type="float" office:value="0.0000009778062" calcext:value-type="float">
            <text:p>9.778062E-07</text:p>
          </table:table-cell>
          <table:table-cell office:value-type="float" office:value="13.64341" calcext:value-type="float">
            <text:p>13.64341</text:p>
          </table:table-cell>
          <table:table-cell office:value-type="float" office:value="5.299337" calcext:value-type="float">
            <text:p>5.299337</text:p>
          </table:table-cell>
          <table:table-cell office:value-type="float" office:value="0.07736206" calcext:value-type="float">
            <text:p>0.07736206</text:p>
          </table:table-cell>
          <table:table-cell office:value-type="float" office:value="0.05826205" calcext:value-type="float">
            <text:p>0.05826205</text:p>
          </table:table-cell>
          <table:table-cell office:value-type="float" office:value="0.04111881" calcext:value-type="float">
            <text:p>0.04111881</text:p>
          </table:table-cell>
          <table:table-cell office:value-type="float" office:value="0.04139885" calcext:value-type="float">
            <text:p>0.04139885</text:p>
          </table:table-cell>
          <table:table-cell office:value-type="float" office:value="0.01531787" calcext:value-type="float">
            <text:p>0.01531787</text:p>
          </table:table-cell>
          <table:table-cell office:value-type="float" office:value="0.01055326" calcext:value-type="float">
            <text:p>0.01055326</text:p>
          </table:table-cell>
          <table:table-cell office:value-type="float" office:value="0.02229348" calcext:value-type="float">
            <text:p>0.02229348</text:p>
          </table:table-cell>
          <table:table-cell office:value-type="float" office:value="0.01942805" calcext:value-type="float">
            <text:p>0.01942805</text:p>
          </table:table-cell>
          <table:table-cell office:value-type="float" office:value="0.01928781" calcext:value-type="float">
            <text:p>0.01928781</text:p>
          </table:table-cell>
          <table:table-cell office:value-type="float" office:value="0.02060348" calcext:value-type="float">
            <text:p>0.02060348</text:p>
          </table:table-cell>
          <table:table-cell office:value-type="float" office:value="0.02458982" calcext:value-type="float">
            <text:p>0.02458982</text:p>
          </table:table-cell>
          <table:table-cell office:value-type="float" office:value="0.005259183" calcext:value-type="float">
            <text:p>0.005259183</text:p>
          </table:table-cell>
          <table:table-cell office:value-type="float" office:value="0.00521489" calcext:value-type="float">
            <text:p>0.00521489</text:p>
          </table:table-cell>
          <table:table-cell office:value-type="float" office:value="0" calcext:value-type="float">
            <text:p>0</text:p>
          </table:table-cell>
          <table:table-cell office:value-type="float" office:value="16.56835" calcext:value-type="float">
            <text:p>16.56835</text:p>
          </table:table-cell>
          <table:table-cell office:value-type="float" office:value="24.01646" calcext:value-type="float">
            <text:p>24.01646</text:p>
          </table:table-cell>
          <table:table-cell office:value-type="float" office:value="20.42437" calcext:value-type="float">
            <text:p>20.42437</text:p>
          </table:table-cell>
          <table:table-cell office:value-type="float" office:value="16.21973" calcext:value-type="float">
            <text:p>16.21973</text:p>
          </table:table-cell>
          <table:table-cell office:value-type="float" office:value="12.94658" calcext:value-type="float">
            <text:p>12.94658</text:p>
          </table:table-cell>
          <table:table-cell office:value-type="float" office:value="4.345087" calcext:value-type="float">
            <text:p>4.345087</text:p>
          </table:table-cell>
          <table:table-cell office:value-type="float" office:value="2.08892" calcext:value-type="float">
            <text:p>2.08892</text:p>
          </table:table-cell>
          <table:table-cell office:value-type="float" office:value="3.939688" calcext:value-type="float">
            <text:p>3.939688</text:p>
          </table:table-cell>
          <table:table-cell office:value-type="float" office:value="3.961134" calcext:value-type="float">
            <text:p>3.961134</text:p>
          </table:table-cell>
          <table:table-cell office:value-type="float" office:value="1.310783" calcext:value-type="float">
            <text:p>1.310783</text:p>
          </table:table-cell>
          <table:table-cell office:value-type="float" office:value="0.4457498" calcext:value-type="float">
            <text:p>0.4457498</text:p>
          </table:table-cell>
          <table:table-cell office:value-type="float" office:value="0.4385334" calcext:value-type="float">
            <text:p>0.4385334</text:p>
          </table:table-cell>
          <table:table-cell office:value-type="float" office:value="0.3191477" calcext:value-type="float">
            <text:p>0.3191477</text:p>
          </table:table-cell>
          <table:table-cell office:value-type="float" office:value="0.3527773" calcext:value-type="float">
            <text:p>0.3527773</text:p>
          </table:table-cell>
          <table:table-cell office:value-type="float" office:value="0" calcext:value-type="float">
            <text:p>0</text:p>
          </table:table-cell>
          <table:table-cell office:value-type="float" office:value="4277.941" calcext:value-type="float">
            <text:p>4277.9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942957" calcext:value-type="float">
            <text:p>-0.029429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52004" calcext:value-type="float">
            <text:p>7052004</text:p>
          </table:table-cell>
          <table:table-cell office:value-type="float" office:value="26.5214" calcext:value-type="float">
            <text:p>26.5214</text:p>
          </table:table-cell>
          <table:table-cell office:value-type="float" office:value="1088.451" calcext:value-type="float">
            <text:p>1088.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21481" calcext:value-type="float">
            <text:p>2.821481</text:p>
          </table:table-cell>
          <table:table-cell office:value-type="float" office:value="9.357074" calcext:value-type="float">
            <text:p>9.357074</text:p>
          </table:table-cell>
          <table:table-cell office:value-type="float" office:value="0.0002325269" calcext:value-type="float">
            <text:p>0.0002325269</text:p>
          </table:table-cell>
          <table:table-cell office:value-type="float" office:value="0.00006050174" calcext:value-type="float">
            <text:p>6.050174E-05</text:p>
          </table:table-cell>
          <table:table-cell office:value-type="float" office:value="0.003800606" calcext:value-type="float">
            <text:p>0.003800606</text:p>
          </table:table-cell>
          <table:table-cell office:value-type="float" office:value="-0.008529127" calcext:value-type="float">
            <text:p>-0.008529127</text:p>
          </table:table-cell>
          <table:table-cell office:value-type="float" office:value="-0.03772392" calcext:value-type="float">
            <text:p>-0.03772392</text:p>
          </table:table-cell>
          <table:table-cell office:value-type="float" office:value="0.002002096" calcext:value-type="float">
            <text:p>0.002002096</text:p>
          </table:table-cell>
          <table:table-cell office:value-type="float" office:value="0.000000977969" calcext:value-type="float">
            <text:p>9.77969E-07</text:p>
          </table:table-cell>
          <table:table-cell office:value-type="float" office:value="13.61349" calcext:value-type="float">
            <text:p>13.61349</text:p>
          </table:table-cell>
          <table:table-cell office:value-type="float" office:value="5.974007" calcext:value-type="float">
            <text:p>5.974007</text:p>
          </table:table-cell>
          <table:table-cell office:value-type="float" office:value="0.07750006" calcext:value-type="float">
            <text:p>0.07750006</text:p>
          </table:table-cell>
          <table:table-cell office:value-type="float" office:value="0.05796146" calcext:value-type="float">
            <text:p>0.05796146</text:p>
          </table:table-cell>
          <table:table-cell office:value-type="float" office:value="0.04154309" calcext:value-type="float">
            <text:p>0.04154309</text:p>
          </table:table-cell>
          <table:table-cell office:value-type="float" office:value="0.04181685" calcext:value-type="float">
            <text:p>0.04181685</text:p>
          </table:table-cell>
          <table:table-cell office:value-type="float" office:value="0.01524228" calcext:value-type="float">
            <text:p>0.01524228</text:p>
          </table:table-cell>
          <table:table-cell office:value-type="float" office:value="0.01046148" calcext:value-type="float">
            <text:p>0.01046148</text:p>
          </table:table-cell>
          <table:table-cell office:value-type="float" office:value="0.02223799" calcext:value-type="float">
            <text:p>0.02223799</text:p>
          </table:table-cell>
          <table:table-cell office:value-type="float" office:value="0.01940046" calcext:value-type="float">
            <text:p>0.01940046</text:p>
          </table:table-cell>
          <table:table-cell office:value-type="float" office:value="0.01921937" calcext:value-type="float">
            <text:p>0.01921937</text:p>
          </table:table-cell>
          <table:table-cell office:value-type="float" office:value="0.02055041" calcext:value-type="float">
            <text:p>0.02055041</text:p>
          </table:table-cell>
          <table:table-cell office:value-type="float" office:value="0.02450317" calcext:value-type="float">
            <text:p>0.02450317</text:p>
          </table:table-cell>
          <table:table-cell office:value-type="float" office:value="0.005258468" calcext:value-type="float">
            <text:p>0.005258468</text:p>
          </table:table-cell>
          <table:table-cell office:value-type="float" office:value="0.005214185" calcext:value-type="float">
            <text:p>0.005214185</text:p>
          </table:table-cell>
          <table:table-cell office:value-type="float" office:value="0" calcext:value-type="float">
            <text:p>0</text:p>
          </table:table-cell>
          <table:table-cell office:value-type="float" office:value="16.12589" calcext:value-type="float">
            <text:p>16.12589</text:p>
          </table:table-cell>
          <table:table-cell office:value-type="float" office:value="25.10584" calcext:value-type="float">
            <text:p>25.10584</text:p>
          </table:table-cell>
          <table:table-cell office:value-type="float" office:value="20.86147" calcext:value-type="float">
            <text:p>20.86147</text:p>
          </table:table-cell>
          <table:table-cell office:value-type="float" office:value="16.40455" calcext:value-type="float">
            <text:p>16.40455</text:p>
          </table:table-cell>
          <table:table-cell office:value-type="float" office:value="13.12583" calcext:value-type="float">
            <text:p>13.12583</text:p>
          </table:table-cell>
          <table:table-cell office:value-type="float" office:value="4.378006" calcext:value-type="float">
            <text:p>4.378006</text:p>
          </table:table-cell>
          <table:table-cell office:value-type="float" office:value="2.111464" calcext:value-type="float">
            <text:p>2.111464</text:p>
          </table:table-cell>
          <table:table-cell office:value-type="float" office:value="3.94223" calcext:value-type="float">
            <text:p>3.94223</text:p>
          </table:table-cell>
          <table:table-cell office:value-type="float" office:value="3.964103" calcext:value-type="float">
            <text:p>3.964103</text:p>
          </table:table-cell>
          <table:table-cell office:value-type="float" office:value="1.316902" calcext:value-type="float">
            <text:p>1.316902</text:p>
          </table:table-cell>
          <table:table-cell office:value-type="float" office:value="0.4476307" calcext:value-type="float">
            <text:p>0.4476307</text:p>
          </table:table-cell>
          <table:table-cell office:value-type="float" office:value="0.4394109" calcext:value-type="float">
            <text:p>0.4394109</text:p>
          </table:table-cell>
          <table:table-cell office:value-type="float" office:value="0.3191888" calcext:value-type="float">
            <text:p>0.3191888</text:p>
          </table:table-cell>
          <table:table-cell office:value-type="float" office:value="0.3527777" calcext:value-type="float">
            <text:p>0.3527777</text:p>
          </table:table-cell>
          <table:table-cell office:value-type="float" office:value="0" calcext:value-type="float">
            <text:p>0</text:p>
          </table:table-cell>
          <table:table-cell office:value-type="float" office:value="4287.492" calcext:value-type="float">
            <text:p>4287.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945151" calcext:value-type="float">
            <text:p>-0.0294515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052004" calcext:value-type="float">
            <text:p>8052004</text:p>
          </table:table-cell>
          <table:table-cell office:value-type="float" office:value="26.43636" calcext:value-type="float">
            <text:p>26.43636</text:p>
          </table:table-cell>
          <table:table-cell office:value-type="float" office:value="1088.426" calcext:value-type="float">
            <text:p>1088.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37529" calcext:value-type="float">
            <text:p>2.837529</text:p>
          </table:table-cell>
          <table:table-cell office:value-type="float" office:value="9.442546" calcext:value-type="float">
            <text:p>9.442546</text:p>
          </table:table-cell>
          <table:table-cell office:value-type="float" office:value="0.0002325269" calcext:value-type="float">
            <text:p>0.0002325269</text:p>
          </table:table-cell>
          <table:table-cell office:value-type="float" office:value="0.0000605018" calcext:value-type="float">
            <text:p>6.05018E-05</text:p>
          </table:table-cell>
          <table:table-cell office:value-type="float" office:value="0.003800606" calcext:value-type="float">
            <text:p>0.003800606</text:p>
          </table:table-cell>
          <table:table-cell office:value-type="float" office:value="-0.00850806" calcext:value-type="float">
            <text:p>-0.00850806</text:p>
          </table:table-cell>
          <table:table-cell office:value-type="float" office:value="-0.03789706" calcext:value-type="float">
            <text:p>-0.03789706</text:p>
          </table:table-cell>
          <table:table-cell office:value-type="float" office:value="0.001988724" calcext:value-type="float">
            <text:p>0.001988724</text:p>
          </table:table-cell>
          <table:table-cell office:value-type="float" office:value="0.000000978163" calcext:value-type="float">
            <text:p>9.78163E-07</text:p>
          </table:table-cell>
          <table:table-cell office:value-type="float" office:value="13.57545" calcext:value-type="float">
            <text:p>13.57545</text:p>
          </table:table-cell>
          <table:table-cell office:value-type="float" office:value="6.730542" calcext:value-type="float">
            <text:p>6.730542</text:p>
          </table:table-cell>
          <table:table-cell office:value-type="float" office:value="0.08764231" calcext:value-type="float">
            <text:p>0.08764231</text:p>
          </table:table-cell>
          <table:table-cell office:value-type="float" office:value="0.06429243" calcext:value-type="float">
            <text:p>0.06429243</text:p>
          </table:table-cell>
          <table:table-cell office:value-type="float" office:value="0.04196449" calcext:value-type="float">
            <text:p>0.04196449</text:p>
          </table:table-cell>
          <table:table-cell office:value-type="float" office:value="0.04229111" calcext:value-type="float">
            <text:p>0.04229111</text:p>
          </table:table-cell>
          <table:table-cell office:value-type="float" office:value="0.01516723" calcext:value-type="float">
            <text:p>0.01516723</text:p>
          </table:table-cell>
          <table:table-cell office:value-type="float" office:value="0.01040711" calcext:value-type="float">
            <text:p>0.01040711</text:p>
          </table:table-cell>
          <table:table-cell office:value-type="float" office:value="0.02218546" calcext:value-type="float">
            <text:p>0.02218546</text:p>
          </table:table-cell>
          <table:table-cell office:value-type="float" office:value="0.01936681" calcext:value-type="float">
            <text:p>0.01936681</text:p>
          </table:table-cell>
          <table:table-cell office:value-type="float" office:value="0.01915007" calcext:value-type="float">
            <text:p>0.01915007</text:p>
          </table:table-cell>
          <table:table-cell office:value-type="float" office:value="0.02049638" calcext:value-type="float">
            <text:p>0.02049638</text:p>
          </table:table-cell>
          <table:table-cell office:value-type="float" office:value="0.02441528" calcext:value-type="float">
            <text:p>0.02441528</text:p>
          </table:table-cell>
          <table:table-cell office:value-type="float" office:value="0.005257823" calcext:value-type="float">
            <text:p>0.005257823</text:p>
          </table:table-cell>
          <table:table-cell office:value-type="float" office:value="0.005213475" calcext:value-type="float">
            <text:p>0.005213475</text:p>
          </table:table-cell>
          <table:table-cell office:value-type="float" office:value="0" calcext:value-type="float">
            <text:p>0</text:p>
          </table:table-cell>
          <table:table-cell office:value-type="float" office:value="15.782" calcext:value-type="float">
            <text:p>15.782</text:p>
          </table:table-cell>
          <table:table-cell office:value-type="float" office:value="26.2618" calcext:value-type="float">
            <text:p>26.2618</text:p>
          </table:table-cell>
          <table:table-cell office:value-type="float" office:value="21.36409" calcext:value-type="float">
            <text:p>21.36409</text:p>
          </table:table-cell>
          <table:table-cell office:value-type="float" office:value="16.61505" calcext:value-type="float">
            <text:p>16.61505</text:p>
          </table:table-cell>
          <table:table-cell office:value-type="float" office:value="13.32516" calcext:value-type="float">
            <text:p>13.32516</text:p>
          </table:table-cell>
          <table:table-cell office:value-type="float" office:value="4.415696" calcext:value-type="float">
            <text:p>4.415696</text:p>
          </table:table-cell>
          <table:table-cell office:value-type="float" office:value="2.135798" calcext:value-type="float">
            <text:p>2.135798</text:p>
          </table:table-cell>
          <table:table-cell office:value-type="float" office:value="3.945784" calcext:value-type="float">
            <text:p>3.945784</text:p>
          </table:table-cell>
          <table:table-cell office:value-type="float" office:value="3.967092" calcext:value-type="float">
            <text:p>3.967092</text:p>
          </table:table-cell>
          <table:table-cell office:value-type="float" office:value="1.322878" calcext:value-type="float">
            <text:p>1.322878</text:p>
          </table:table-cell>
          <table:table-cell office:value-type="float" office:value="0.4495541" calcext:value-type="float">
            <text:p>0.4495541</text:p>
          </table:table-cell>
          <table:table-cell office:value-type="float" office:value="0.4403009" calcext:value-type="float">
            <text:p>0.4403009</text:p>
          </table:table-cell>
          <table:table-cell office:value-type="float" office:value="0.3192399" calcext:value-type="float">
            <text:p>0.3192399</text:p>
          </table:table-cell>
          <table:table-cell office:value-type="float" office:value="0.352778" calcext:value-type="float">
            <text:p>0.352778</text:p>
          </table:table-cell>
          <table:table-cell office:value-type="float" office:value="0" calcext:value-type="float">
            <text:p>0</text:p>
          </table:table-cell>
          <table:table-cell office:value-type="float" office:value="4300.6" calcext:value-type="float">
            <text:p>430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948232" calcext:value-type="float">
            <text:p>-0.029482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052004" calcext:value-type="float">
            <text:p>9052004</text:p>
          </table:table-cell>
          <table:table-cell office:value-type="float" office:value="26.33399" calcext:value-type="float">
            <text:p>26.33399</text:p>
          </table:table-cell>
          <table:table-cell office:value-type="float" office:value="1088.407" calcext:value-type="float">
            <text:p>1088.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62774" calcext:value-type="float">
            <text:p>2.862774</text:p>
          </table:table-cell>
          <table:table-cell office:value-type="float" office:value="9.532532" calcext:value-type="float">
            <text:p>9.532532</text:p>
          </table:table-cell>
          <table:table-cell office:value-type="float" office:value="0.0002325269" calcext:value-type="float">
            <text:p>0.0002325269</text:p>
          </table:table-cell>
          <table:table-cell office:value-type="float" office:value="0.000060502" calcext:value-type="float">
            <text:p>6.0502E-05</text:p>
          </table:table-cell>
          <table:table-cell office:value-type="float" office:value="0.003800606" calcext:value-type="float">
            <text:p>0.003800606</text:p>
          </table:table-cell>
          <table:table-cell office:value-type="float" office:value="-0.00848957" calcext:value-type="float">
            <text:p>-0.00848957</text:p>
          </table:table-cell>
          <table:table-cell office:value-type="float" office:value="-0.03807911" calcext:value-type="float">
            <text:p>-0.03807911</text:p>
          </table:table-cell>
          <table:table-cell office:value-type="float" office:value="0.001968853" calcext:value-type="float">
            <text:p>0.001968853</text:p>
          </table:table-cell>
          <table:table-cell office:value-type="float" office:value="0.0000009783888" calcext:value-type="float">
            <text:p>9.783888E-07</text:p>
          </table:table-cell>
          <table:table-cell office:value-type="float" office:value="13.52717" calcext:value-type="float">
            <text:p>13.52717</text:p>
          </table:table-cell>
          <table:table-cell office:value-type="float" office:value="7.231524" calcext:value-type="float">
            <text:p>7.231524</text:p>
          </table:table-cell>
          <table:table-cell office:value-type="float" office:value="0.0907612" calcext:value-type="float">
            <text:p>0.0907612</text:p>
          </table:table-cell>
          <table:table-cell office:value-type="float" office:value="0.06681766" calcext:value-type="float">
            <text:p>0.06681766</text:p>
          </table:table-cell>
          <table:table-cell office:value-type="float" office:value="0.0423571" calcext:value-type="float">
            <text:p>0.0423571</text:p>
          </table:table-cell>
          <table:table-cell office:value-type="float" office:value="0.04273038" calcext:value-type="float">
            <text:p>0.04273038</text:p>
          </table:table-cell>
          <table:table-cell office:value-type="float" office:value="0.01515036" calcext:value-type="float">
            <text:p>0.01515036</text:p>
          </table:table-cell>
          <table:table-cell office:value-type="float" office:value="0.01035957" calcext:value-type="float">
            <text:p>0.01035957</text:p>
          </table:table-cell>
          <table:table-cell office:value-type="float" office:value="0.02212593" calcext:value-type="float">
            <text:p>0.02212593</text:p>
          </table:table-cell>
          <table:table-cell office:value-type="float" office:value="0.01932813" calcext:value-type="float">
            <text:p>0.01932813</text:p>
          </table:table-cell>
          <table:table-cell office:value-type="float" office:value="0.01907925" calcext:value-type="float">
            <text:p>0.01907925</text:p>
          </table:table-cell>
          <table:table-cell office:value-type="float" office:value="0.02044095" calcext:value-type="float">
            <text:p>0.02044095</text:p>
          </table:table-cell>
          <table:table-cell office:value-type="float" office:value="0.02432586" calcext:value-type="float">
            <text:p>0.02432586</text:p>
          </table:table-cell>
          <table:table-cell office:value-type="float" office:value="0.005257238" calcext:value-type="float">
            <text:p>0.005257238</text:p>
          </table:table-cell>
          <table:table-cell office:value-type="float" office:value="0.005212772" calcext:value-type="float">
            <text:p>0.005212772</text:p>
          </table:table-cell>
          <table:table-cell office:value-type="float" office:value="0" calcext:value-type="float">
            <text:p>0</text:p>
          </table:table-cell>
          <table:table-cell office:value-type="float" office:value="15.883" calcext:value-type="float">
            <text:p>15.883</text:p>
          </table:table-cell>
          <table:table-cell office:value-type="float" office:value="27.25534" calcext:value-type="float">
            <text:p>27.25534</text:p>
          </table:table-cell>
          <table:table-cell office:value-type="float" office:value="21.87226" calcext:value-type="float">
            <text:p>21.87226</text:p>
          </table:table-cell>
          <table:table-cell office:value-type="float" office:value="16.83749" calcext:value-type="float">
            <text:p>16.83749</text:p>
          </table:table-cell>
          <table:table-cell office:value-type="float" office:value="13.53706" calcext:value-type="float">
            <text:p>13.53706</text:p>
          </table:table-cell>
          <table:table-cell office:value-type="float" office:value="4.4575" calcext:value-type="float">
            <text:p>4.4575</text:p>
          </table:table-cell>
          <table:table-cell office:value-type="float" office:value="2.161795" calcext:value-type="float">
            <text:p>2.161795</text:p>
          </table:table-cell>
          <table:table-cell office:value-type="float" office:value="3.950344" calcext:value-type="float">
            <text:p>3.950344</text:p>
          </table:table-cell>
          <table:table-cell office:value-type="float" office:value="3.970192" calcext:value-type="float">
            <text:p>3.970192</text:p>
          </table:table-cell>
          <table:table-cell office:value-type="float" office:value="1.32873" calcext:value-type="float">
            <text:p>1.32873</text:p>
          </table:table-cell>
          <table:table-cell office:value-type="float" office:value="0.4515159" calcext:value-type="float">
            <text:p>0.4515159</text:p>
          </table:table-cell>
          <table:table-cell office:value-type="float" office:value="0.4412036" calcext:value-type="float">
            <text:p>0.4412036</text:p>
          </table:table-cell>
          <table:table-cell office:value-type="float" office:value="0.3193016" calcext:value-type="float">
            <text:p>0.3193016</text:p>
          </table:table-cell>
          <table:table-cell office:value-type="float" office:value="0.3527783" calcext:value-type="float">
            <text:p>0.3527783</text:p>
          </table:table-cell>
          <table:table-cell office:value-type="float" office:value="0" calcext:value-type="float">
            <text:p>0</text:p>
          </table:table-cell>
          <table:table-cell office:value-type="float" office:value="4336.124" calcext:value-type="float">
            <text:p>4336.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951269" calcext:value-type="float">
            <text:p>-0.0295126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52004" calcext:value-type="float">
            <text:p>10052004</text:p>
          </table:table-cell>
          <table:table-cell office:value-type="float" office:value="26.27721" calcext:value-type="float">
            <text:p>26.27721</text:p>
          </table:table-cell>
          <table:table-cell office:value-type="float" office:value="1088.41" calcext:value-type="float">
            <text:p>1088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899" calcext:value-type="float">
            <text:p>2.72899</text:p>
          </table:table-cell>
          <table:table-cell office:value-type="float" office:value="9.712697" calcext:value-type="float">
            <text:p>9.712697</text:p>
          </table:table-cell>
          <table:table-cell office:value-type="float" office:value="0.0002325269" calcext:value-type="float">
            <text:p>0.0002325269</text:p>
          </table:table-cell>
          <table:table-cell office:value-type="float" office:value="0.00006055471" calcext:value-type="float">
            <text:p>6.055471E-05</text:p>
          </table:table-cell>
          <table:table-cell office:value-type="float" office:value="0.003800606" calcext:value-type="float">
            <text:p>0.003800606</text:p>
          </table:table-cell>
          <table:table-cell office:value-type="float" office:value="-0.008449472" calcext:value-type="float">
            <text:p>-0.008449472</text:p>
          </table:table-cell>
          <table:table-cell office:value-type="float" office:value="-0.04212397" calcext:value-type="float">
            <text:p>-0.04212397</text:p>
          </table:table-cell>
          <table:table-cell office:value-type="float" office:value="0.001959964" calcext:value-type="float">
            <text:p>0.001959964</text:p>
          </table:table-cell>
          <table:table-cell office:value-type="float" office:value="0.0000009810367" calcext:value-type="float">
            <text:p>9.810367E-07</text:p>
          </table:table-cell>
          <table:table-cell office:value-type="float" office:value="13.7771" calcext:value-type="float">
            <text:p>13.7771</text:p>
          </table:table-cell>
          <table:table-cell office:value-type="float" office:value="4.168155" calcext:value-type="float">
            <text:p>4.168155</text:p>
          </table:table-cell>
          <table:table-cell office:value-type="float" office:value="0.1700695" calcext:value-type="float">
            <text:p>0.1700695</text:p>
          </table:table-cell>
          <table:table-cell office:value-type="float" office:value="0.06501698" calcext:value-type="float">
            <text:p>0.06501698</text:p>
          </table:table-cell>
          <table:table-cell office:value-type="float" office:value="0.04359468" calcext:value-type="float">
            <text:p>0.04359468</text:p>
          </table:table-cell>
          <table:table-cell office:value-type="float" office:value="0.0438283" calcext:value-type="float">
            <text:p>0.0438283</text:p>
          </table:table-cell>
          <table:table-cell office:value-type="float" office:value="0.0152824" calcext:value-type="float">
            <text:p>0.0152824</text:p>
          </table:table-cell>
          <table:table-cell office:value-type="float" office:value="0.01033972" calcext:value-type="float">
            <text:p>0.01033972</text:p>
          </table:table-cell>
          <table:table-cell office:value-type="float" office:value="0.02207903" calcext:value-type="float">
            <text:p>0.02207903</text:p>
          </table:table-cell>
          <table:table-cell office:value-type="float" office:value="0.01928671" calcext:value-type="float">
            <text:p>0.01928671</text:p>
          </table:table-cell>
          <table:table-cell office:value-type="float" office:value="0.01900663" calcext:value-type="float">
            <text:p>0.01900663</text:p>
          </table:table-cell>
          <table:table-cell office:value-type="float" office:value="0.02038381" calcext:value-type="float">
            <text:p>0.02038381</text:p>
          </table:table-cell>
          <table:table-cell office:value-type="float" office:value="0.0242347" calcext:value-type="float">
            <text:p>0.0242347</text:p>
          </table:table-cell>
          <table:table-cell office:value-type="float" office:value="0.005256714" calcext:value-type="float">
            <text:p>0.005256714</text:p>
          </table:table-cell>
          <table:table-cell office:value-type="float" office:value="0.005212048" calcext:value-type="float">
            <text:p>0.005212048</text:p>
          </table:table-cell>
          <table:table-cell office:value-type="float" office:value="0" calcext:value-type="float">
            <text:p>0</text:p>
          </table:table-cell>
          <table:table-cell office:value-type="float" office:value="19.21704" calcext:value-type="float">
            <text:p>19.21704</text:p>
          </table:table-cell>
          <table:table-cell office:value-type="float" office:value="21.94406" calcext:value-type="float">
            <text:p>21.94406</text:p>
          </table:table-cell>
          <table:table-cell office:value-type="float" office:value="23.40642" calcext:value-type="float">
            <text:p>23.40642</text:p>
          </table:table-cell>
          <table:table-cell office:value-type="float" office:value="19.3166" calcext:value-type="float">
            <text:p>19.3166</text:p>
          </table:table-cell>
          <table:table-cell office:value-type="float" office:value="15.42098" calcext:value-type="float">
            <text:p>15.42098</text:p>
          </table:table-cell>
          <table:table-cell office:value-type="float" office:value="4.803801" calcext:value-type="float">
            <text:p>4.803801</text:p>
          </table:table-cell>
          <table:table-cell office:value-type="float" office:value="2.188697" calcext:value-type="float">
            <text:p>2.188697</text:p>
          </table:table-cell>
          <table:table-cell office:value-type="float" office:value="3.958979" calcext:value-type="float">
            <text:p>3.958979</text:p>
          </table:table-cell>
          <table:table-cell office:value-type="float" office:value="3.974036" calcext:value-type="float">
            <text:p>3.974036</text:p>
          </table:table-cell>
          <table:table-cell office:value-type="float" office:value="1.334491" calcext:value-type="float">
            <text:p>1.334491</text:p>
          </table:table-cell>
          <table:table-cell office:value-type="float" office:value="0.4535129" calcext:value-type="float">
            <text:p>0.4535129</text:p>
          </table:table-cell>
          <table:table-cell office:value-type="float" office:value="0.4421199" calcext:value-type="float">
            <text:p>0.4421199</text:p>
          </table:table-cell>
          <table:table-cell office:value-type="float" office:value="0.3193707" calcext:value-type="float">
            <text:p>0.3193707</text:p>
          </table:table-cell>
          <table:table-cell office:value-type="float" office:value="0.3527786" calcext:value-type="float">
            <text:p>0.3527786</text:p>
          </table:table-cell>
          <table:table-cell office:value-type="float" office:value="0" calcext:value-type="float">
            <text:p>0</text:p>
          </table:table-cell>
          <table:table-cell office:value-type="float" office:value="4194.004" calcext:value-type="float">
            <text:p>4194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98668" calcext:value-type="float">
            <text:p>-0.031986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052004" calcext:value-type="float">
            <text:p>11052004</text:p>
          </table:table-cell>
          <table:table-cell office:value-type="float" office:value="26.24569" calcext:value-type="float">
            <text:p>26.24569</text:p>
          </table:table-cell>
          <table:table-cell office:value-type="float" office:value="1088.44" calcext:value-type="float">
            <text:p>1088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29557" calcext:value-type="float">
            <text:p>2.629557</text:p>
          </table:table-cell>
          <table:table-cell office:value-type="float" office:value="9.805985" calcext:value-type="float">
            <text:p>9.805985</text:p>
          </table:table-cell>
          <table:table-cell office:value-type="float" office:value="0.0002325269" calcext:value-type="float">
            <text:p>0.0002325269</text:p>
          </table:table-cell>
          <table:table-cell office:value-type="float" office:value="0.00006055471" calcext:value-type="float">
            <text:p>6.055471E-05</text:p>
          </table:table-cell>
          <table:table-cell office:value-type="float" office:value="0.003800606" calcext:value-type="float">
            <text:p>0.003800606</text:p>
          </table:table-cell>
          <table:table-cell office:value-type="float" office:value="-0.008449472" calcext:value-type="float">
            <text:p>-0.008449472</text:p>
          </table:table-cell>
          <table:table-cell office:value-type="float" office:value="-0.04324063" calcext:value-type="float">
            <text:p>-0.04324063</text:p>
          </table:table-cell>
          <table:table-cell office:value-type="float" office:value="0.001952207" calcext:value-type="float">
            <text:p>0.001952207</text:p>
          </table:table-cell>
          <table:table-cell office:value-type="float" office:value="0.0000009825184" calcext:value-type="float">
            <text:p>9.825184E-07</text:p>
          </table:table-cell>
          <table:table-cell office:value-type="float" office:value="14.31184" calcext:value-type="float">
            <text:p>14.31184</text:p>
          </table:table-cell>
          <table:table-cell office:value-type="float" office:value="2.865159" calcext:value-type="float">
            <text:p>2.865159</text:p>
          </table:table-cell>
          <table:table-cell office:value-type="float" office:value="0.1287121" calcext:value-type="float">
            <text:p>0.1287121</text:p>
          </table:table-cell>
          <table:table-cell office:value-type="float" office:value="0.06329855" calcext:value-type="float">
            <text:p>0.06329855</text:p>
          </table:table-cell>
          <table:table-cell office:value-type="float" office:value="0.04356075" calcext:value-type="float">
            <text:p>0.04356075</text:p>
          </table:table-cell>
          <table:table-cell office:value-type="float" office:value="0.04411667" calcext:value-type="float">
            <text:p>0.04411667</text:p>
          </table:table-cell>
          <table:table-cell office:value-type="float" office:value="0.01554962" calcext:value-type="float">
            <text:p>0.01554962</text:p>
          </table:table-cell>
          <table:table-cell office:value-type="float" office:value="0.01046029" calcext:value-type="float">
            <text:p>0.01046029</text:p>
          </table:table-cell>
          <table:table-cell office:value-type="float" office:value="0.02205607" calcext:value-type="float">
            <text:p>0.02205607</text:p>
          </table:table-cell>
          <table:table-cell office:value-type="float" office:value="0.01924807" calcext:value-type="float">
            <text:p>0.01924807</text:p>
          </table:table-cell>
          <table:table-cell office:value-type="float" office:value="0.01893281" calcext:value-type="float">
            <text:p>0.01893281</text:p>
          </table:table-cell>
          <table:table-cell office:value-type="float" office:value="0.0203248" calcext:value-type="float">
            <text:p>0.0203248</text:p>
          </table:table-cell>
          <table:table-cell office:value-type="float" office:value="0.02414161" calcext:value-type="float">
            <text:p>0.02414161</text:p>
          </table:table-cell>
          <table:table-cell office:value-type="float" office:value="0.005256241" calcext:value-type="float">
            <text:p>0.005256241</text:p>
          </table:table-cell>
          <table:table-cell office:value-type="float" office:value="0.005211286" calcext:value-type="float">
            <text:p>0.005211286</text:p>
          </table:table-cell>
          <table:table-cell office:value-type="float" office:value="0" calcext:value-type="float">
            <text:p>0</text:p>
          </table:table-cell>
          <table:table-cell office:value-type="float" office:value="17.64403" calcext:value-type="float">
            <text:p>17.64403</text:p>
          </table:table-cell>
          <table:table-cell office:value-type="float" office:value="20.93101" calcext:value-type="float">
            <text:p>20.93101</text:p>
          </table:table-cell>
          <table:table-cell office:value-type="float" office:value="22.46918" calcext:value-type="float">
            <text:p>22.46918</text:p>
          </table:table-cell>
          <table:table-cell office:value-type="float" office:value="18.7543" calcext:value-type="float">
            <text:p>18.7543</text:p>
          </table:table-cell>
          <table:table-cell office:value-type="float" office:value="15.18432" calcext:value-type="float">
            <text:p>15.18432</text:p>
          </table:table-cell>
          <table:table-cell office:value-type="float" office:value="4.951815" calcext:value-type="float">
            <text:p>4.951815</text:p>
          </table:table-cell>
          <table:table-cell office:value-type="float" office:value="2.285564" calcext:value-type="float">
            <text:p>2.285564</text:p>
          </table:table-cell>
          <table:table-cell office:value-type="float" office:value="3.968136" calcext:value-type="float">
            <text:p>3.968136</text:p>
          </table:table-cell>
          <table:table-cell office:value-type="float" office:value="3.978905" calcext:value-type="float">
            <text:p>3.978905</text:p>
          </table:table-cell>
          <table:table-cell office:value-type="float" office:value="1.340244" calcext:value-type="float">
            <text:p>1.340244</text:p>
          </table:table-cell>
          <table:table-cell office:value-type="float" office:value="0.4555438" calcext:value-type="float">
            <text:p>0.4555438</text:p>
          </table:table-cell>
          <table:table-cell office:value-type="float" office:value="0.4430515" calcext:value-type="float">
            <text:p>0.4430515</text:p>
          </table:table-cell>
          <table:table-cell office:value-type="float" office:value="0.3194475" calcext:value-type="float">
            <text:p>0.3194475</text:p>
          </table:table-cell>
          <table:table-cell office:value-type="float" office:value="0.3527789" calcext:value-type="float">
            <text:p>0.3527789</text:p>
          </table:table-cell>
          <table:table-cell office:value-type="float" office:value="0" calcext:value-type="float">
            <text:p>0</text:p>
          </table:table-cell>
          <table:table-cell office:value-type="float" office:value="4118.306" calcext:value-type="float">
            <text:p>4118.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201881" calcext:value-type="float">
            <text:p>-0.0320188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052004" calcext:value-type="float">
            <text:p>12052004</text:p>
          </table:table-cell>
          <table:table-cell office:value-type="float" office:value="26.22195" calcext:value-type="float">
            <text:p>26.22195</text:p>
          </table:table-cell>
          <table:table-cell office:value-type="float" office:value="1088.465" calcext:value-type="float">
            <text:p>1088.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8913" calcext:value-type="float">
            <text:p>2.558913</text:p>
          </table:table-cell>
          <table:table-cell office:value-type="float" office:value="9.868009" calcext:value-type="float">
            <text:p>9.868009</text:p>
          </table:table-cell>
          <table:table-cell office:value-type="float" office:value="0.0002325269" calcext:value-type="float">
            <text:p>0.0002325269</text:p>
          </table:table-cell>
          <table:table-cell office:value-type="float" office:value="0.000060557" calcext:value-type="float">
            <text:p>6.0557E-05</text:p>
          </table:table-cell>
          <table:table-cell office:value-type="float" office:value="0.003800606" calcext:value-type="float">
            <text:p>0.003800606</text:p>
          </table:table-cell>
          <table:table-cell office:value-type="float" office:value="-0.008441688" calcext:value-type="float">
            <text:p>-0.008441688</text:p>
          </table:table-cell>
          <table:table-cell office:value-type="float" office:value="-0.04394248" calcext:value-type="float">
            <text:p>-0.04394248</text:p>
          </table:table-cell>
          <table:table-cell office:value-type="float" office:value="0.001950565" calcext:value-type="float">
            <text:p>0.001950565</text:p>
          </table:table-cell>
          <table:table-cell office:value-type="float" office:value="0.000000982832" calcext:value-type="float">
            <text:p>9.82832E-07</text:p>
          </table:table-cell>
          <table:table-cell office:value-type="float" office:value="14.68796" calcext:value-type="float">
            <text:p>14.68796</text:p>
          </table:table-cell>
          <table:table-cell office:value-type="float" office:value="2.074684" calcext:value-type="float">
            <text:p>2.074684</text:p>
          </table:table-cell>
          <table:table-cell office:value-type="float" office:value="0.09432157" calcext:value-type="float">
            <text:p>0.09432157</text:p>
          </table:table-cell>
          <table:table-cell office:value-type="float" office:value="0.05675605" calcext:value-type="float">
            <text:p>0.05675605</text:p>
          </table:table-cell>
          <table:table-cell office:value-type="float" office:value="0.04325457" calcext:value-type="float">
            <text:p>0.04325457</text:p>
          </table:table-cell>
          <table:table-cell office:value-type="float" office:value="0.04400041" calcext:value-type="float">
            <text:p>0.04400041</text:p>
          </table:table-cell>
          <table:table-cell office:value-type="float" office:value="0.01579427" calcext:value-type="float">
            <text:p>0.01579427</text:p>
          </table:table-cell>
          <table:table-cell office:value-type="float" office:value="0.01058605" calcext:value-type="float">
            <text:p>0.01058605</text:p>
          </table:table-cell>
          <table:table-cell office:value-type="float" office:value="0.02205636" calcext:value-type="float">
            <text:p>0.02205636</text:p>
          </table:table-cell>
          <table:table-cell office:value-type="float" office:value="0.01921575" calcext:value-type="float">
            <text:p>0.01921575</text:p>
          </table:table-cell>
          <table:table-cell office:value-type="float" office:value="0.01885883" calcext:value-type="float">
            <text:p>0.01885883</text:p>
          </table:table-cell>
          <table:table-cell office:value-type="float" office:value="0.02026388" calcext:value-type="float">
            <text:p>0.02026388</text:p>
          </table:table-cell>
          <table:table-cell office:value-type="float" office:value="0.02404638" calcext:value-type="float">
            <text:p>0.02404638</text:p>
          </table:table-cell>
          <table:table-cell office:value-type="float" office:value="0.005255802" calcext:value-type="float">
            <text:p>0.005255802</text:p>
          </table:table-cell>
          <table:table-cell office:value-type="float" office:value="0.005210519" calcext:value-type="float">
            <text:p>0.005210519</text:p>
          </table:table-cell>
          <table:table-cell office:value-type="float" office:value="0" calcext:value-type="float">
            <text:p>0</text:p>
          </table:table-cell>
          <table:table-cell office:value-type="float" office:value="22.63855" calcext:value-type="float">
            <text:p>22.63855</text:p>
          </table:table-cell>
          <table:table-cell office:value-type="float" office:value="20.49185" calcext:value-type="float">
            <text:p>20.49185</text:p>
          </table:table-cell>
          <table:table-cell office:value-type="float" office:value="21.76289" calcext:value-type="float">
            <text:p>21.76289</text:p>
          </table:table-cell>
          <table:table-cell office:value-type="float" office:value="18.31619" calcext:value-type="float">
            <text:p>18.31619</text:p>
          </table:table-cell>
          <table:table-cell office:value-type="float" office:value="14.90666" calcext:value-type="float">
            <text:p>14.90666</text:p>
          </table:table-cell>
          <table:table-cell office:value-type="float" office:value="4.940694" calcext:value-type="float">
            <text:p>4.940694</text:p>
          </table:table-cell>
          <table:table-cell office:value-type="float" office:value="2.329508" calcext:value-type="float">
            <text:p>2.329508</text:p>
          </table:table-cell>
          <table:table-cell office:value-type="float" office:value="3.976214" calcext:value-type="float">
            <text:p>3.976214</text:p>
          </table:table-cell>
          <table:table-cell office:value-type="float" office:value="3.984609" calcext:value-type="float">
            <text:p>3.984609</text:p>
          </table:table-cell>
          <table:table-cell office:value-type="float" office:value="1.346055" calcext:value-type="float">
            <text:p>1.346055</text:p>
          </table:table-cell>
          <table:table-cell office:value-type="float" office:value="0.4576094" calcext:value-type="float">
            <text:p>0.4576094</text:p>
          </table:table-cell>
          <table:table-cell office:value-type="float" office:value="0.4439996" calcext:value-type="float">
            <text:p>0.4439996</text:p>
          </table:table-cell>
          <table:table-cell office:value-type="float" office:value="0.3195313" calcext:value-type="float">
            <text:p>0.3195313</text:p>
          </table:table-cell>
          <table:table-cell office:value-type="float" office:value="0.3527792" calcext:value-type="float">
            <text:p>0.3527792</text:p>
          </table:table-cell>
          <table:table-cell office:value-type="float" office:value="0" calcext:value-type="float">
            <text:p>0</text:p>
          </table:table-cell>
          <table:table-cell office:value-type="float" office:value="4066.852" calcext:value-type="float">
            <text:p>4066.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203589" calcext:value-type="float">
            <text:p>-0.0320358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052004" calcext:value-type="float">
            <text:p>13052004</text:p>
          </table:table-cell>
          <table:table-cell office:value-type="float" office:value="26.19908" calcext:value-type="float">
            <text:p>26.19908</text:p>
          </table:table-cell>
          <table:table-cell office:value-type="float" office:value="1088.47" calcext:value-type="float">
            <text:p>1088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07477" calcext:value-type="float">
            <text:p>2.507477</text:p>
          </table:table-cell>
          <table:table-cell office:value-type="float" office:value="9.931986" calcext:value-type="float">
            <text:p>9.931986</text:p>
          </table:table-cell>
          <table:table-cell office:value-type="float" office:value="0.0002325269" calcext:value-type="float">
            <text:p>0.0002325269</text:p>
          </table:table-cell>
          <table:table-cell office:value-type="float" office:value="0.00006055743" calcext:value-type="float">
            <text:p>6.055743E-05</text:p>
          </table:table-cell>
          <table:table-cell office:value-type="float" office:value="0.003800606" calcext:value-type="float">
            <text:p>0.003800606</text:p>
          </table:table-cell>
          <table:table-cell office:value-type="float" office:value="-0.008398205" calcext:value-type="float">
            <text:p>-0.008398205</text:p>
          </table:table-cell>
          <table:table-cell office:value-type="float" office:value="-0.04424087" calcext:value-type="float">
            <text:p>-0.04424087</text:p>
          </table:table-cell>
          <table:table-cell office:value-type="float" office:value="0.001948236" calcext:value-type="float">
            <text:p>0.001948236</text:p>
          </table:table-cell>
          <table:table-cell office:value-type="float" office:value="0.0000009831601" calcext:value-type="float">
            <text:p>9.831601E-07</text:p>
          </table:table-cell>
          <table:table-cell office:value-type="float" office:value="14.82865" calcext:value-type="float">
            <text:p>14.82865</text:p>
          </table:table-cell>
          <table:table-cell office:value-type="float" office:value="3.822775" calcext:value-type="float">
            <text:p>3.822775</text:p>
          </table:table-cell>
          <table:table-cell office:value-type="float" office:value="0.12492" calcext:value-type="float">
            <text:p>0.12492</text:p>
          </table:table-cell>
          <table:table-cell office:value-type="float" office:value="0.05503779" calcext:value-type="float">
            <text:p>0.05503779</text:p>
          </table:table-cell>
          <table:table-cell office:value-type="float" office:value="0.04310673" calcext:value-type="float">
            <text:p>0.04310673</text:p>
          </table:table-cell>
          <table:table-cell office:value-type="float" office:value="0.04405217" calcext:value-type="float">
            <text:p>0.04405217</text:p>
          </table:table-cell>
          <table:table-cell office:value-type="float" office:value="0.01618551" calcext:value-type="float">
            <text:p>0.01618551</text:p>
          </table:table-cell>
          <table:table-cell office:value-type="float" office:value="0.01078705" calcext:value-type="float">
            <text:p>0.01078705</text:p>
          </table:table-cell>
          <table:table-cell office:value-type="float" office:value="0.02210396" calcext:value-type="float">
            <text:p>0.02210396</text:p>
          </table:table-cell>
          <table:table-cell office:value-type="float" office:value="0.01919444" calcext:value-type="float">
            <text:p>0.01919444</text:p>
          </table:table-cell>
          <table:table-cell office:value-type="float" office:value="0.01878607" calcext:value-type="float">
            <text:p>0.01878607</text:p>
          </table:table-cell>
          <table:table-cell office:value-type="float" office:value="0.02020124" calcext:value-type="float">
            <text:p>0.02020124</text:p>
          </table:table-cell>
          <table:table-cell office:value-type="float" office:value="0.02394899" calcext:value-type="float">
            <text:p>0.02394899</text:p>
          </table:table-cell>
          <table:table-cell office:value-type="float" office:value="0.005255402" calcext:value-type="float">
            <text:p>0.005255402</text:p>
          </table:table-cell>
          <table:table-cell office:value-type="float" office:value="0.005209746" calcext:value-type="float">
            <text:p>0.005209746</text:p>
          </table:table-cell>
          <table:table-cell office:value-type="float" office:value="0" calcext:value-type="float">
            <text:p>0</text:p>
          </table:table-cell>
          <table:table-cell office:value-type="float" office:value="36.8522" calcext:value-type="float">
            <text:p>36.8522</text:p>
          </table:table-cell>
          <table:table-cell office:value-type="float" office:value="23.4656" calcext:value-type="float">
            <text:p>23.4656</text:p>
          </table:table-cell>
          <table:table-cell office:value-type="float" office:value="21.87514" calcext:value-type="float">
            <text:p>21.87514</text:p>
          </table:table-cell>
          <table:table-cell office:value-type="float" office:value="18.14503" calcext:value-type="float">
            <text:p>18.14503</text:p>
          </table:table-cell>
          <table:table-cell office:value-type="float" office:value="14.64379" calcext:value-type="float">
            <text:p>14.64379</text:p>
          </table:table-cell>
          <table:table-cell office:value-type="float" office:value="4.928855" calcext:value-type="float">
            <text:p>4.928855</text:p>
          </table:table-cell>
          <table:table-cell office:value-type="float" office:value="2.342668" calcext:value-type="float">
            <text:p>2.342668</text:p>
          </table:table-cell>
          <table:table-cell office:value-type="float" office:value="3.981339" calcext:value-type="float">
            <text:p>3.981339</text:p>
          </table:table-cell>
          <table:table-cell office:value-type="float" office:value="3.990404" calcext:value-type="float">
            <text:p>3.990404</text:p>
          </table:table-cell>
          <table:table-cell office:value-type="float" office:value="1.351948" calcext:value-type="float">
            <text:p>1.351948</text:p>
          </table:table-cell>
          <table:table-cell office:value-type="float" office:value="0.4597113" calcext:value-type="float">
            <text:p>0.4597113</text:p>
          </table:table-cell>
          <table:table-cell office:value-type="float" office:value="0.4449649" calcext:value-type="float">
            <text:p>0.4449649</text:p>
          </table:table-cell>
          <table:table-cell office:value-type="float" office:value="0.3196218" calcext:value-type="float">
            <text:p>0.3196218</text:p>
          </table:table-cell>
          <table:table-cell office:value-type="float" office:value="0.3527794" calcext:value-type="float">
            <text:p>0.3527794</text:p>
          </table:table-cell>
          <table:table-cell office:value-type="float" office:value="0" calcext:value-type="float">
            <text:p>0</text:p>
          </table:table-cell>
          <table:table-cell office:value-type="float" office:value="3972.292" calcext:value-type="float">
            <text:p>3972.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204529" calcext:value-type="float">
            <text:p>-0.0320452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052004" calcext:value-type="float">
            <text:p>14052004</text:p>
          </table:table-cell>
          <table:table-cell office:value-type="float" office:value="26.19037" calcext:value-type="float">
            <text:p>26.19037</text:p>
          </table:table-cell>
          <table:table-cell office:value-type="float" office:value="1088.509" calcext:value-type="float">
            <text:p>1088.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6165" calcext:value-type="float">
            <text:p>2.466165</text:p>
          </table:table-cell>
          <table:table-cell office:value-type="float" office:value="9.936633" calcext:value-type="float">
            <text:p>9.936633</text:p>
          </table:table-cell>
          <table:table-cell office:value-type="float" office:value="0.0002325269" calcext:value-type="float">
            <text:p>0.0002325269</text:p>
          </table:table-cell>
          <table:table-cell office:value-type="float" office:value="0.00006055745" calcext:value-type="float">
            <text:p>6.055745E-05</text:p>
          </table:table-cell>
          <table:table-cell office:value-type="float" office:value="0.003800606" calcext:value-type="float">
            <text:p>0.003800606</text:p>
          </table:table-cell>
          <table:table-cell office:value-type="float" office:value="-0.008395283" calcext:value-type="float">
            <text:p>-0.008395283</text:p>
          </table:table-cell>
          <table:table-cell office:value-type="float" office:value="-0.04539941" calcext:value-type="float">
            <text:p>-0.04539941</text:p>
          </table:table-cell>
          <table:table-cell office:value-type="float" office:value="0.001941243" calcext:value-type="float">
            <text:p>0.001941243</text:p>
          </table:table-cell>
          <table:table-cell office:value-type="float" office:value="0.000000983511" calcext:value-type="float">
            <text:p>9.83511E-07</text:p>
          </table:table-cell>
          <table:table-cell office:value-type="float" office:value="15.17709" calcext:value-type="float">
            <text:p>15.17709</text:p>
          </table:table-cell>
          <table:table-cell office:value-type="float" office:value="1.650088" calcext:value-type="float">
            <text:p>1.650088</text:p>
          </table:table-cell>
          <table:table-cell office:value-type="float" office:value="0.07913829" calcext:value-type="float">
            <text:p>0.07913829</text:p>
          </table:table-cell>
          <table:table-cell office:value-type="float" office:value="0.05362248" calcext:value-type="float">
            <text:p>0.05362248</text:p>
          </table:table-cell>
          <table:table-cell office:value-type="float" office:value="0.04348482" calcext:value-type="float">
            <text:p>0.04348482</text:p>
          </table:table-cell>
          <table:table-cell office:value-type="float" office:value="0.04455575" calcext:value-type="float">
            <text:p>0.04455575</text:p>
          </table:table-cell>
          <table:table-cell office:value-type="float" office:value="0.0165913" calcext:value-type="float">
            <text:p>0.0165913</text:p>
          </table:table-cell>
          <table:table-cell office:value-type="float" office:value="0.01101377" calcext:value-type="float">
            <text:p>0.01101377</text:p>
          </table:table-cell>
          <table:table-cell office:value-type="float" office:value="0.02219762" calcext:value-type="float">
            <text:p>0.02219762</text:p>
          </table:table-cell>
          <table:table-cell office:value-type="float" office:value="0.019192" calcext:value-type="float">
            <text:p>0.019192</text:p>
          </table:table-cell>
          <table:table-cell office:value-type="float" office:value="0.01871686" calcext:value-type="float">
            <text:p>0.01871686</text:p>
          </table:table-cell>
          <table:table-cell office:value-type="float" office:value="0.02013726" calcext:value-type="float">
            <text:p>0.02013726</text:p>
          </table:table-cell>
          <table:table-cell office:value-type="float" office:value="0.02384945" calcext:value-type="float">
            <text:p>0.02384945</text:p>
          </table:table-cell>
          <table:table-cell office:value-type="float" office:value="0.005255017" calcext:value-type="float">
            <text:p>0.005255017</text:p>
          </table:table-cell>
          <table:table-cell office:value-type="float" office:value="0.005208958" calcext:value-type="float">
            <text:p>0.005208958</text:p>
          </table:table-cell>
          <table:table-cell office:value-type="float" office:value="0" calcext:value-type="float">
            <text:p>0</text:p>
          </table:table-cell>
          <table:table-cell office:value-type="float" office:value="16.97476" calcext:value-type="float">
            <text:p>16.97476</text:p>
          </table:table-cell>
          <table:table-cell office:value-type="float" office:value="23.30164" calcext:value-type="float">
            <text:p>23.30164</text:p>
          </table:table-cell>
          <table:table-cell office:value-type="float" office:value="22.15016" calcext:value-type="float">
            <text:p>22.15016</text:p>
          </table:table-cell>
          <table:table-cell office:value-type="float" office:value="18.31863" calcext:value-type="float">
            <text:p>18.31863</text:p>
          </table:table-cell>
          <table:table-cell office:value-type="float" office:value="14.68265" calcext:value-type="float">
            <text:p>14.68265</text:p>
          </table:table-cell>
          <table:table-cell office:value-type="float" office:value="4.940719" calcext:value-type="float">
            <text:p>4.940719</text:p>
          </table:table-cell>
          <table:table-cell office:value-type="float" office:value="2.351115" calcext:value-type="float">
            <text:p>2.351115</text:p>
          </table:table-cell>
          <table:table-cell office:value-type="float" office:value="3.984045" calcext:value-type="float">
            <text:p>3.984045</text:p>
          </table:table-cell>
          <table:table-cell office:value-type="float" office:value="3.995592" calcext:value-type="float">
            <text:p>3.995592</text:p>
          </table:table-cell>
          <table:table-cell office:value-type="float" office:value="1.357882" calcext:value-type="float">
            <text:p>1.357882</text:p>
          </table:table-cell>
          <table:table-cell office:value-type="float" office:value="0.4618492" calcext:value-type="float">
            <text:p>0.4618492</text:p>
          </table:table-cell>
          <table:table-cell office:value-type="float" office:value="0.4459483" calcext:value-type="float">
            <text:p>0.4459483</text:p>
          </table:table-cell>
          <table:table-cell office:value-type="float" office:value="0.3197182" calcext:value-type="float">
            <text:p>0.3197182</text:p>
          </table:table-cell>
          <table:table-cell office:value-type="float" office:value="0.3527803" calcext:value-type="float">
            <text:p>0.3527803</text:p>
          </table:table-cell>
          <table:table-cell office:value-type="float" office:value="0" calcext:value-type="float">
            <text:p>0</text:p>
          </table:table-cell>
          <table:table-cell office:value-type="float" office:value="3994.378" calcext:value-type="float">
            <text:p>3994.3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206314" calcext:value-type="float">
            <text:p>-0.0320631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052004" calcext:value-type="float">
            <text:p>15052004</text:p>
          </table:table-cell>
          <table:table-cell office:value-type="float" office:value="26.12104" calcext:value-type="float">
            <text:p>26.12104</text:p>
          </table:table-cell>
          <table:table-cell office:value-type="float" office:value="1088.519" calcext:value-type="float">
            <text:p>1088.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4315" calcext:value-type="float">
            <text:p>2.454315</text:p>
          </table:table-cell>
          <table:table-cell office:value-type="float" office:value="10.00214" calcext:value-type="float">
            <text:p>10.00214</text:p>
          </table:table-cell>
          <table:table-cell office:value-type="float" office:value="0.0002325269" calcext:value-type="float">
            <text:p>0.0002325269</text:p>
          </table:table-cell>
          <table:table-cell office:value-type="float" office:value="0.00006055758" calcext:value-type="float">
            <text:p>6.055758E-05</text:p>
          </table:table-cell>
          <table:table-cell office:value-type="float" office:value="0.003800606" calcext:value-type="float">
            <text:p>0.003800606</text:p>
          </table:table-cell>
          <table:table-cell office:value-type="float" office:value="-0.00838902" calcext:value-type="float">
            <text:p>-0.00838902</text:p>
          </table:table-cell>
          <table:table-cell office:value-type="float" office:value="-0.04583647" calcext:value-type="float">
            <text:p>-0.04583647</text:p>
          </table:table-cell>
          <table:table-cell office:value-type="float" office:value="0.001945454" calcext:value-type="float">
            <text:p>0.001945454</text:p>
          </table:table-cell>
          <table:table-cell office:value-type="float" office:value="0.0000009838172" calcext:value-type="float">
            <text:p>9.838172E-07</text:p>
          </table:table-cell>
          <table:table-cell office:value-type="float" office:value="15.22653" calcext:value-type="float">
            <text:p>15.22653</text:p>
          </table:table-cell>
          <table:table-cell office:value-type="float" office:value="1.292731" calcext:value-type="float">
            <text:p>1.292731</text:p>
          </table:table-cell>
          <table:table-cell office:value-type="float" office:value="0.0672871" calcext:value-type="float">
            <text:p>0.0672871</text:p>
          </table:table-cell>
          <table:table-cell office:value-type="float" office:value="0.05280428" calcext:value-type="float">
            <text:p>0.05280428</text:p>
          </table:table-cell>
          <table:table-cell office:value-type="float" office:value="0.04358959" calcext:value-type="float">
            <text:p>0.04358959</text:p>
          </table:table-cell>
          <table:table-cell office:value-type="float" office:value="0.04466686" calcext:value-type="float">
            <text:p>0.04466686</text:p>
          </table:table-cell>
          <table:table-cell office:value-type="float" office:value="0.01684231" calcext:value-type="float">
            <text:p>0.01684231</text:p>
          </table:table-cell>
          <table:table-cell office:value-type="float" office:value="0.01115913" calcext:value-type="float">
            <text:p>0.01115913</text:p>
          </table:table-cell>
          <table:table-cell office:value-type="float" office:value="0.02228985" calcext:value-type="float">
            <text:p>0.02228985</text:p>
          </table:table-cell>
          <table:table-cell office:value-type="float" office:value="0.01920486" calcext:value-type="float">
            <text:p>0.01920486</text:p>
          </table:table-cell>
          <table:table-cell office:value-type="float" office:value="0.01865362" calcext:value-type="float">
            <text:p>0.01865362</text:p>
          </table:table-cell>
          <table:table-cell office:value-type="float" office:value="0.02007261" calcext:value-type="float">
            <text:p>0.02007261</text:p>
          </table:table-cell>
          <table:table-cell office:value-type="float" office:value="0.02374801" calcext:value-type="float">
            <text:p>0.02374801</text:p>
          </table:table-cell>
          <table:table-cell office:value-type="float" office:value="0.005254665" calcext:value-type="float">
            <text:p>0.005254665</text:p>
          </table:table-cell>
          <table:table-cell office:value-type="float" office:value="0.005208146" calcext:value-type="float">
            <text:p>0.005208146</text:p>
          </table:table-cell>
          <table:table-cell office:value-type="float" office:value="0" calcext:value-type="float">
            <text:p>0</text:p>
          </table:table-cell>
          <table:table-cell office:value-type="float" office:value="17.95739" calcext:value-type="float">
            <text:p>17.95739</text:p>
          </table:table-cell>
          <table:table-cell office:value-type="float" office:value="23.58189" calcext:value-type="float">
            <text:p>23.58189</text:p>
          </table:table-cell>
          <table:table-cell office:value-type="float" office:value="22.07813" calcext:value-type="float">
            <text:p>22.07813</text:p>
          </table:table-cell>
          <table:table-cell office:value-type="float" office:value="18.22452" calcext:value-type="float">
            <text:p>18.22452</text:p>
          </table:table-cell>
          <table:table-cell office:value-type="float" office:value="14.60238" calcext:value-type="float">
            <text:p>14.60238</text:p>
          </table:table-cell>
          <table:table-cell office:value-type="float" office:value="4.953099" calcext:value-type="float">
            <text:p>4.953099</text:p>
          </table:table-cell>
          <table:table-cell office:value-type="float" office:value="2.361963" calcext:value-type="float">
            <text:p>2.361963</text:p>
          </table:table-cell>
          <table:table-cell office:value-type="float" office:value="3.986427" calcext:value-type="float">
            <text:p>3.986427</text:p>
          </table:table-cell>
          <table:table-cell office:value-type="float" office:value="3.999979" calcext:value-type="float">
            <text:p>3.999979</text:p>
          </table:table-cell>
          <table:table-cell office:value-type="float" office:value="1.363785" calcext:value-type="float">
            <text:p>1.363785</text:p>
          </table:table-cell>
          <table:table-cell office:value-type="float" office:value="0.4640189" calcext:value-type="float">
            <text:p>0.4640189</text:p>
          </table:table-cell>
          <table:table-cell office:value-type="float" office:value="0.4469479" calcext:value-type="float">
            <text:p>0.4469479</text:p>
          </table:table-cell>
          <table:table-cell office:value-type="float" office:value="0.3198219" calcext:value-type="float">
            <text:p>0.3198219</text:p>
          </table:table-cell>
          <table:table-cell office:value-type="float" office:value="0.352783" calcext:value-type="float">
            <text:p>0.352783</text:p>
          </table:table-cell>
          <table:table-cell office:value-type="float" office:value="0" calcext:value-type="float">
            <text:p>0</text:p>
          </table:table-cell>
          <table:table-cell office:value-type="float" office:value="4002.733" calcext:value-type="float">
            <text:p>4002.7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207263" calcext:value-type="float">
            <text:p>-0.0320726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052004" calcext:value-type="float">
            <text:p>16052004</text:p>
          </table:table-cell>
          <table:table-cell office:value-type="float" office:value="25.7339" calcext:value-type="float">
            <text:p>25.7339</text:p>
          </table:table-cell>
          <table:table-cell office:value-type="float" office:value="1088.584" calcext:value-type="float">
            <text:p>1088.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95117" calcext:value-type="float">
            <text:p>2.695117</text:p>
          </table:table-cell>
          <table:table-cell office:value-type="float" office:value="10.07816" calcext:value-type="float">
            <text:p>10.07816</text:p>
          </table:table-cell>
          <table:table-cell office:value-type="float" office:value="0.0002325269" calcext:value-type="float">
            <text:p>0.0002325269</text:p>
          </table:table-cell>
          <table:table-cell office:value-type="float" office:value="0.00006055786" calcext:value-type="float">
            <text:p>6.055786E-05</text:p>
          </table:table-cell>
          <table:table-cell office:value-type="float" office:value="0.003800606" calcext:value-type="float">
            <text:p>0.003800606</text:p>
          </table:table-cell>
          <table:table-cell office:value-type="float" office:value="-0.008381411" calcext:value-type="float">
            <text:p>-0.008381411</text:p>
          </table:table-cell>
          <table:table-cell office:value-type="float" office:value="-0.04613704" calcext:value-type="float">
            <text:p>-0.04613704</text:p>
          </table:table-cell>
          <table:table-cell office:value-type="float" office:value="0.001908208" calcext:value-type="float">
            <text:p>0.001908208</text:p>
          </table:table-cell>
          <table:table-cell office:value-type="float" office:value="0.0000009842739" calcext:value-type="float">
            <text:p>9.842739E-07</text:p>
          </table:table-cell>
          <table:table-cell office:value-type="float" office:value="14.68454" calcext:value-type="float">
            <text:p>14.68454</text:p>
          </table:table-cell>
          <table:table-cell office:value-type="float" office:value="1.157954" calcext:value-type="float">
            <text:p>1.157954</text:p>
          </table:table-cell>
          <table:table-cell office:value-type="float" office:value="0.06297243" calcext:value-type="float">
            <text:p>0.06297243</text:p>
          </table:table-cell>
          <table:table-cell office:value-type="float" office:value="0.05226645" calcext:value-type="float">
            <text:p>0.05226645</text:p>
          </table:table-cell>
          <table:table-cell office:value-type="float" office:value="0.04351876" calcext:value-type="float">
            <text:p>0.04351876</text:p>
          </table:table-cell>
          <table:table-cell office:value-type="float" office:value="0.04463907" calcext:value-type="float">
            <text:p>0.04463907</text:p>
          </table:table-cell>
          <table:table-cell office:value-type="float" office:value="0.01699864" calcext:value-type="float">
            <text:p>0.01699864</text:p>
          </table:table-cell>
          <table:table-cell office:value-type="float" office:value="0.01125627" calcext:value-type="float">
            <text:p>0.01125627</text:p>
          </table:table-cell>
          <table:table-cell office:value-type="float" office:value="0.02237996" calcext:value-type="float">
            <text:p>0.02237996</text:p>
          </table:table-cell>
          <table:table-cell office:value-type="float" office:value="0.01922656" calcext:value-type="float">
            <text:p>0.01922656</text:p>
          </table:table-cell>
          <table:table-cell office:value-type="float" office:value="0.01859707" calcext:value-type="float">
            <text:p>0.01859707</text:p>
          </table:table-cell>
          <table:table-cell office:value-type="float" office:value="0.02000808" calcext:value-type="float">
            <text:p>0.02000808</text:p>
          </table:table-cell>
          <table:table-cell office:value-type="float" office:value="0.02364514" calcext:value-type="float">
            <text:p>0.02364514</text:p>
          </table:table-cell>
          <table:table-cell office:value-type="float" office:value="0.005254316" calcext:value-type="float">
            <text:p>0.005254316</text:p>
          </table:table-cell>
          <table:table-cell office:value-type="float" office:value="0.005207324" calcext:value-type="float">
            <text:p>0.005207324</text:p>
          </table:table-cell>
          <table:table-cell office:value-type="float" office:value="0" calcext:value-type="float">
            <text:p>0</text:p>
          </table:table-cell>
          <table:table-cell office:value-type="float" office:value="23.61648" calcext:value-type="float">
            <text:p>23.61648</text:p>
          </table:table-cell>
          <table:table-cell office:value-type="float" office:value="24.2147" calcext:value-type="float">
            <text:p>24.2147</text:p>
          </table:table-cell>
          <table:table-cell office:value-type="float" office:value="22.21481" calcext:value-type="float">
            <text:p>22.21481</text:p>
          </table:table-cell>
          <table:table-cell office:value-type="float" office:value="18.20793" calcext:value-type="float">
            <text:p>18.20793</text:p>
          </table:table-cell>
          <table:table-cell office:value-type="float" office:value="14.54964" calcext:value-type="float">
            <text:p>14.54964</text:p>
          </table:table-cell>
          <table:table-cell office:value-type="float" office:value="4.96626" calcext:value-type="float">
            <text:p>4.96626</text:p>
          </table:table-cell>
          <table:table-cell office:value-type="float" office:value="2.372375" calcext:value-type="float">
            <text:p>2.372375</text:p>
          </table:table-cell>
          <table:table-cell office:value-type="float" office:value="3.988909" calcext:value-type="float">
            <text:p>3.988909</text:p>
          </table:table-cell>
          <table:table-cell office:value-type="float" office:value="4.003707" calcext:value-type="float">
            <text:p>4.003707</text:p>
          </table:table-cell>
          <table:table-cell office:value-type="float" office:value="1.369599" calcext:value-type="float">
            <text:p>1.369599</text:p>
          </table:table-cell>
          <table:table-cell office:value-type="float" office:value="0.4662145" calcext:value-type="float">
            <text:p>0.4662145</text:p>
          </table:table-cell>
          <table:table-cell office:value-type="float" office:value="0.4479619" calcext:value-type="float">
            <text:p>0.4479619</text:p>
          </table:table-cell>
          <table:table-cell office:value-type="float" office:value="0.3199314" calcext:value-type="float">
            <text:p>0.3199314</text:p>
          </table:table-cell>
          <table:table-cell office:value-type="float" office:value="0.3527858" calcext:value-type="float">
            <text:p>0.3527858</text:p>
          </table:table-cell>
          <table:table-cell office:value-type="float" office:value="0" calcext:value-type="float">
            <text:p>0</text:p>
          </table:table-cell>
          <table:table-cell office:value-type="float" office:value="4441.906" calcext:value-type="float">
            <text:p>4441.9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208404" calcext:value-type="float">
            <text:p>-0.0320840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052004" calcext:value-type="float">
            <text:p>17052004</text:p>
          </table:table-cell>
          <table:table-cell office:value-type="float" office:value="25.70504" calcext:value-type="float">
            <text:p>25.70504</text:p>
          </table:table-cell>
          <table:table-cell office:value-type="float" office:value="1088.619" calcext:value-type="float">
            <text:p>1088.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00238" calcext:value-type="float">
            <text:p>2.600238</text:p>
          </table:table-cell>
          <table:table-cell office:value-type="float" office:value="10.16127" calcext:value-type="float">
            <text:p>10.16127</text:p>
          </table:table-cell>
          <table:table-cell office:value-type="float" office:value="0.0002325269" calcext:value-type="float">
            <text:p>0.0002325269</text:p>
          </table:table-cell>
          <table:table-cell office:value-type="float" office:value="0.0000605581" calcext:value-type="float">
            <text:p>6.05581E-05</text:p>
          </table:table-cell>
          <table:table-cell office:value-type="float" office:value="0.003800606" calcext:value-type="float">
            <text:p>0.003800606</text:p>
          </table:table-cell>
          <table:table-cell office:value-type="float" office:value="-0.008375274" calcext:value-type="float">
            <text:p>-0.008375274</text:p>
          </table:table-cell>
          <table:table-cell office:value-type="float" office:value="-0.04717697" calcext:value-type="float">
            <text:p>-0.04717697</text:p>
          </table:table-cell>
          <table:table-cell office:value-type="float" office:value="0.001907742" calcext:value-type="float">
            <text:p>0.001907742</text:p>
          </table:table-cell>
          <table:table-cell office:value-type="float" office:value="0.0000009845577" calcext:value-type="float">
            <text:p>9.845577E-07</text:p>
          </table:table-cell>
          <table:table-cell office:value-type="float" office:value="15.04076" calcext:value-type="float">
            <text:p>15.04076</text:p>
          </table:table-cell>
          <table:table-cell office:value-type="float" office:value="0.8361536" calcext:value-type="float">
            <text:p>0.8361536</text:p>
          </table:table-cell>
          <table:table-cell office:value-type="float" office:value="0.05834623" calcext:value-type="float">
            <text:p>0.05834623</text:p>
          </table:table-cell>
          <table:table-cell office:value-type="float" office:value="0.05146703" calcext:value-type="float">
            <text:p>0.05146703</text:p>
          </table:table-cell>
          <table:table-cell office:value-type="float" office:value="0.04323827" calcext:value-type="float">
            <text:p>0.04323827</text:p>
          </table:table-cell>
          <table:table-cell office:value-type="float" office:value="0.04436589" calcext:value-type="float">
            <text:p>0.04436589</text:p>
          </table:table-cell>
          <table:table-cell office:value-type="float" office:value="0.01702563" calcext:value-type="float">
            <text:p>0.01702563</text:p>
          </table:table-cell>
          <table:table-cell office:value-type="float" office:value="0.01127033" calcext:value-type="float">
            <text:p>0.01127033</text:p>
          </table:table-cell>
          <table:table-cell office:value-type="float" office:value="0.02244938" calcext:value-type="float">
            <text:p>0.02244938</text:p>
          </table:table-cell>
          <table:table-cell office:value-type="float" office:value="0.01925124" calcext:value-type="float">
            <text:p>0.01925124</text:p>
          </table:table-cell>
          <table:table-cell office:value-type="float" office:value="0.01854661" calcext:value-type="float">
            <text:p>0.01854661</text:p>
          </table:table-cell>
          <table:table-cell office:value-type="float" office:value="0.01994413" calcext:value-type="float">
            <text:p>0.01994413</text:p>
          </table:table-cell>
          <table:table-cell office:value-type="float" office:value="0.02354127" calcext:value-type="float">
            <text:p>0.02354127</text:p>
          </table:table-cell>
          <table:table-cell office:value-type="float" office:value="0.005254003" calcext:value-type="float">
            <text:p>0.005254003</text:p>
          </table:table-cell>
          <table:table-cell office:value-type="float" office:value="0.0052065" calcext:value-type="float">
            <text:p>0.0052065</text:p>
          </table:table-cell>
          <table:table-cell office:value-type="float" office:value="0" calcext:value-type="float">
            <text:p>0</text:p>
          </table:table-cell>
          <table:table-cell office:value-type="float" office:value="33.85103" calcext:value-type="float">
            <text:p>33.85103</text:p>
          </table:table-cell>
          <table:table-cell office:value-type="float" office:value="23.92435" calcext:value-type="float">
            <text:p>23.92435</text:p>
          </table:table-cell>
          <table:table-cell office:value-type="float" office:value="22.11255" calcext:value-type="float">
            <text:p>22.11255</text:p>
          </table:table-cell>
          <table:table-cell office:value-type="float" office:value="18.18239" calcext:value-type="float">
            <text:p>18.18239</text:p>
          </table:table-cell>
          <table:table-cell office:value-type="float" office:value="14.52216" calcext:value-type="float">
            <text:p>14.52216</text:p>
          </table:table-cell>
          <table:table-cell office:value-type="float" office:value="4.981991" calcext:value-type="float">
            <text:p>4.981991</text:p>
          </table:table-cell>
          <table:table-cell office:value-type="float" office:value="2.384017" calcext:value-type="float">
            <text:p>2.384017</text:p>
          </table:table-cell>
          <table:table-cell office:value-type="float" office:value="3.991882" calcext:value-type="float">
            <text:p>3.991882</text:p>
          </table:table-cell>
          <table:table-cell office:value-type="float" office:value="4.006919" calcext:value-type="float">
            <text:p>4.006919</text:p>
          </table:table-cell>
          <table:table-cell office:value-type="float" office:value="1.37529" calcext:value-type="float">
            <text:p>1.37529</text:p>
          </table:table-cell>
          <table:table-cell office:value-type="float" office:value="0.4684291" calcext:value-type="float">
            <text:p>0.4684291</text:p>
          </table:table-cell>
          <table:table-cell office:value-type="float" office:value="0.4489912" calcext:value-type="float">
            <text:p>0.4489912</text:p>
          </table:table-cell>
          <table:table-cell office:value-type="float" office:value="0.3200468" calcext:value-type="float">
            <text:p>0.3200468</text:p>
          </table:table-cell>
          <table:table-cell office:value-type="float" office:value="0.3527886" calcext:value-type="float">
            <text:p>0.3527886</text:p>
          </table:table-cell>
          <table:table-cell office:value-type="float" office:value="0" calcext:value-type="float">
            <text:p>0</text:p>
          </table:table-cell>
          <table:table-cell office:value-type="float" office:value="4345.576" calcext:value-type="float">
            <text:p>4345.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20987" calcext:value-type="float">
            <text:p>-0.032098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052004" calcext:value-type="float">
            <text:p>18052004</text:p>
          </table:table-cell>
          <table:table-cell office:value-type="float" office:value="25.69671" calcext:value-type="float">
            <text:p>25.69671</text:p>
          </table:table-cell>
          <table:table-cell office:value-type="float" office:value="1088.686" calcext:value-type="float">
            <text:p>1088.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13502" calcext:value-type="float">
            <text:p>2.513502</text:p>
          </table:table-cell>
          <table:table-cell office:value-type="float" office:value="10.18073" calcext:value-type="float">
            <text:p>10.18073</text:p>
          </table:table-cell>
          <table:table-cell office:value-type="float" office:value="0.0002325269" calcext:value-type="float">
            <text:p>0.0002325269</text:p>
          </table:table-cell>
          <table:table-cell office:value-type="float" office:value="0.00006056065" calcext:value-type="float">
            <text:p>6.056065E-05</text:p>
          </table:table-cell>
          <table:table-cell office:value-type="float" office:value="0.003800606" calcext:value-type="float">
            <text:p>0.003800606</text:p>
          </table:table-cell>
          <table:table-cell office:value-type="float" office:value="-0.008368732" calcext:value-type="float">
            <text:p>-0.008368732</text:p>
          </table:table-cell>
          <table:table-cell office:value-type="float" office:value="-0.05054687" calcext:value-type="float">
            <text:p>-0.05054687</text:p>
          </table:table-cell>
          <table:table-cell office:value-type="float" office:value="0.001902143" calcext:value-type="float">
            <text:p>0.001902143</text:p>
          </table:table-cell>
          <table:table-cell office:value-type="float" office:value="0.0000009866862" calcext:value-type="float">
            <text:p>9.866862E-07</text:p>
          </table:table-cell>
          <table:table-cell office:value-type="float" office:value="15.55738" calcext:value-type="float">
            <text:p>15.55738</text:p>
          </table:table-cell>
          <table:table-cell office:value-type="float" office:value="0.9549607" calcext:value-type="float">
            <text:p>0.9549607</text:p>
          </table:table-cell>
          <table:table-cell office:value-type="float" office:value="0.06801122" calcext:value-type="float">
            <text:p>0.06801122</text:p>
          </table:table-cell>
          <table:table-cell office:value-type="float" office:value="0.05197069" calcext:value-type="float">
            <text:p>0.05197069</text:p>
          </table:table-cell>
          <table:table-cell office:value-type="float" office:value="0.04317303" calcext:value-type="float">
            <text:p>0.04317303</text:p>
          </table:table-cell>
          <table:table-cell office:value-type="float" office:value="0.0442775" calcext:value-type="float">
            <text:p>0.0442775</text:p>
          </table:table-cell>
          <table:table-cell office:value-type="float" office:value="0.01708931" calcext:value-type="float">
            <text:p>0.01708931</text:p>
          </table:table-cell>
          <table:table-cell office:value-type="float" office:value="0.01128769" calcext:value-type="float">
            <text:p>0.01128769</text:p>
          </table:table-cell>
          <table:table-cell office:value-type="float" office:value="0.02251464" calcext:value-type="float">
            <text:p>0.02251464</text:p>
          </table:table-cell>
          <table:table-cell office:value-type="float" office:value="0.01927606" calcext:value-type="float">
            <text:p>0.01927606</text:p>
          </table:table-cell>
          <table:table-cell office:value-type="float" office:value="0.01850114" calcext:value-type="float">
            <text:p>0.01850114</text:p>
          </table:table-cell>
          <table:table-cell office:value-type="float" office:value="0.01988103" calcext:value-type="float">
            <text:p>0.01988103</text:p>
          </table:table-cell>
          <table:table-cell office:value-type="float" office:value="0.02343683" calcext:value-type="float">
            <text:p>0.02343683</text:p>
          </table:table-cell>
          <table:table-cell office:value-type="float" office:value="0.005253695" calcext:value-type="float">
            <text:p>0.005253695</text:p>
          </table:table-cell>
          <table:table-cell office:value-type="float" office:value="0.005205645" calcext:value-type="float">
            <text:p>0.005205645</text:p>
          </table:table-cell>
          <table:table-cell office:value-type="float" office:value="0" calcext:value-type="float">
            <text:p>0</text:p>
          </table:table-cell>
          <table:table-cell office:value-type="float" office:value="18.68975" calcext:value-type="float">
            <text:p>18.68975</text:p>
          </table:table-cell>
          <table:table-cell office:value-type="float" office:value="25.99258" calcext:value-type="float">
            <text:p>25.99258</text:p>
          </table:table-cell>
          <table:table-cell office:value-type="float" office:value="22.78748" calcext:value-type="float">
            <text:p>22.78748</text:p>
          </table:table-cell>
          <table:table-cell office:value-type="float" office:value="18.38175" calcext:value-type="float">
            <text:p>18.38175</text:p>
          </table:table-cell>
          <table:table-cell office:value-type="float" office:value="14.5809" calcext:value-type="float">
            <text:p>14.5809</text:p>
          </table:table-cell>
          <table:table-cell office:value-type="float" office:value="5.000025" calcext:value-type="float">
            <text:p>5.000025</text:p>
          </table:table-cell>
          <table:table-cell office:value-type="float" office:value="2.395403" calcext:value-type="float">
            <text:p>2.395403</text:p>
          </table:table-cell>
          <table:table-cell office:value-type="float" office:value="3.995267" calcext:value-type="float">
            <text:p>3.995267</text:p>
          </table:table-cell>
          <table:table-cell office:value-type="float" office:value="4.00976" calcext:value-type="float">
            <text:p>4.00976</text:p>
          </table:table-cell>
          <table:table-cell office:value-type="float" office:value="1.380844" calcext:value-type="float">
            <text:p>1.380844</text:p>
          </table:table-cell>
          <table:table-cell office:value-type="float" office:value="0.470657" calcext:value-type="float">
            <text:p>0.470657</text:p>
          </table:table-cell>
          <table:table-cell office:value-type="float" office:value="0.4500311" calcext:value-type="float">
            <text:p>0.4500311</text:p>
          </table:table-cell>
          <table:table-cell office:value-type="float" office:value="0.3201672" calcext:value-type="float">
            <text:p>0.3201672</text:p>
          </table:table-cell>
          <table:table-cell office:value-type="float" office:value="0.3527914" calcext:value-type="float">
            <text:p>0.3527914</text:p>
          </table:table-cell>
          <table:table-cell office:value-type="float" office:value="0" calcext:value-type="float">
            <text:p>0</text:p>
          </table:table-cell>
          <table:table-cell office:value-type="float" office:value="4280.417" calcext:value-type="float">
            <text:p>4280.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29015" calcext:value-type="float">
            <text:p>-0.03290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052004" calcext:value-type="float">
            <text:p>19052004</text:p>
          </table:table-cell>
          <table:table-cell office:value-type="float" office:value="25.63001" calcext:value-type="float">
            <text:p>25.63001</text:p>
          </table:table-cell>
          <table:table-cell office:value-type="float" office:value="1088.737" calcext:value-type="float">
            <text:p>1088.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5014" calcext:value-type="float">
            <text:p>2.455014</text:p>
          </table:table-cell>
          <table:table-cell office:value-type="float" office:value="10.24561" calcext:value-type="float">
            <text:p>10.24561</text:p>
          </table:table-cell>
          <table:table-cell office:value-type="float" office:value="0.0002325269" calcext:value-type="float">
            <text:p>0.0002325269</text:p>
          </table:table-cell>
          <table:table-cell office:value-type="float" office:value="0.00006056065" calcext:value-type="float">
            <text:p>6.056065E-05</text:p>
          </table:table-cell>
          <table:table-cell office:value-type="float" office:value="0.003800606" calcext:value-type="float">
            <text:p>0.003800606</text:p>
          </table:table-cell>
          <table:table-cell office:value-type="float" office:value="-0.008368732" calcext:value-type="float">
            <text:p>-0.008368732</text:p>
          </table:table-cell>
          <table:table-cell office:value-type="float" office:value="-0.05206935" calcext:value-type="float">
            <text:p>-0.05206935</text:p>
          </table:table-cell>
          <table:table-cell office:value-type="float" office:value="0.00190359" calcext:value-type="float">
            <text:p>0.00190359</text:p>
          </table:table-cell>
          <table:table-cell office:value-type="float" office:value="0.0000009869834" calcext:value-type="float">
            <text:p>9.869834E-07</text:p>
          </table:table-cell>
          <table:table-cell office:value-type="float" office:value="15.81705" calcext:value-type="float">
            <text:p>15.81705</text:p>
          </table:table-cell>
          <table:table-cell office:value-type="float" office:value="0.7192389" calcext:value-type="float">
            <text:p>0.7192389</text:p>
          </table:table-cell>
          <table:table-cell office:value-type="float" office:value="0.06367446" calcext:value-type="float">
            <text:p>0.06367446</text:p>
          </table:table-cell>
          <table:table-cell office:value-type="float" office:value="0.05121286" calcext:value-type="float">
            <text:p>0.05121286</text:p>
          </table:table-cell>
          <table:table-cell office:value-type="float" office:value="0.04307372" calcext:value-type="float">
            <text:p>0.04307372</text:p>
          </table:table-cell>
          <table:table-cell office:value-type="float" office:value="0.0441827" calcext:value-type="float">
            <text:p>0.0441827</text:p>
          </table:table-cell>
          <table:table-cell office:value-type="float" office:value="0.01715019" calcext:value-type="float">
            <text:p>0.01715019</text:p>
          </table:table-cell>
          <table:table-cell office:value-type="float" office:value="0.01129444" calcext:value-type="float">
            <text:p>0.01129444</text:p>
          </table:table-cell>
          <table:table-cell office:value-type="float" office:value="0.02256679" calcext:value-type="float">
            <text:p>0.02256679</text:p>
          </table:table-cell>
          <table:table-cell office:value-type="float" office:value="0.01930014" calcext:value-type="float">
            <text:p>0.01930014</text:p>
          </table:table-cell>
          <table:table-cell office:value-type="float" office:value="0.01845982" calcext:value-type="float">
            <text:p>0.01845982</text:p>
          </table:table-cell>
          <table:table-cell office:value-type="float" office:value="0.01981908" calcext:value-type="float">
            <text:p>0.01981908</text:p>
          </table:table-cell>
          <table:table-cell office:value-type="float" office:value="0.02333222" calcext:value-type="float">
            <text:p>0.02333222</text:p>
          </table:table-cell>
          <table:table-cell office:value-type="float" office:value="0.005253393" calcext:value-type="float">
            <text:p>0.005253393</text:p>
          </table:table-cell>
          <table:table-cell office:value-type="float" office:value="0.005204776" calcext:value-type="float">
            <text:p>0.005204776</text:p>
          </table:table-cell>
          <table:table-cell office:value-type="float" office:value="0" calcext:value-type="float">
            <text:p>0</text:p>
          </table:table-cell>
          <table:table-cell office:value-type="float" office:value="19.84736" calcext:value-type="float">
            <text:p>19.84736</text:p>
          </table:table-cell>
          <table:table-cell office:value-type="float" office:value="25.00529" calcext:value-type="float">
            <text:p>25.00529</text:p>
          </table:table-cell>
          <table:table-cell office:value-type="float" office:value="22.42585" calcext:value-type="float">
            <text:p>22.42585</text:p>
          </table:table-cell>
          <table:table-cell office:value-type="float" office:value="18.26898" calcext:value-type="float">
            <text:p>18.26898</text:p>
          </table:table-cell>
          <table:table-cell office:value-type="float" office:value="14.54747" calcext:value-type="float">
            <text:p>14.54747</text:p>
          </table:table-cell>
          <table:table-cell office:value-type="float" office:value="5.021387" calcext:value-type="float">
            <text:p>5.021387</text:p>
          </table:table-cell>
          <table:table-cell office:value-type="float" office:value="2.409314" calcext:value-type="float">
            <text:p>2.409314</text:p>
          </table:table-cell>
          <table:table-cell office:value-type="float" office:value="3.999183" calcext:value-type="float">
            <text:p>3.999183</text:p>
          </table:table-cell>
          <table:table-cell office:value-type="float" office:value="4.011972" calcext:value-type="float">
            <text:p>4.011972</text:p>
          </table:table-cell>
          <table:table-cell office:value-type="float" office:value="1.386447" calcext:value-type="float">
            <text:p>1.386447</text:p>
          </table:table-cell>
          <table:table-cell office:value-type="float" office:value="0.4730133" calcext:value-type="float">
            <text:p>0.4730133</text:p>
          </table:table-cell>
          <table:table-cell office:value-type="float" office:value="0.4510814" calcext:value-type="float">
            <text:p>0.4510814</text:p>
          </table:table-cell>
          <table:table-cell office:value-type="float" office:value="0.3202933" calcext:value-type="float">
            <text:p>0.3202933</text:p>
          </table:table-cell>
          <table:table-cell office:value-type="float" office:value="0.3527942" calcext:value-type="float">
            <text:p>0.3527942</text:p>
          </table:table-cell>
          <table:table-cell office:value-type="float" office:value="0" calcext:value-type="float">
            <text:p>0</text:p>
          </table:table-cell>
          <table:table-cell office:value-type="float" office:value="4246.581" calcext:value-type="float">
            <text:p>4246.5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292057" calcext:value-type="float">
            <text:p>-0.0329205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052004" calcext:value-type="float">
            <text:p>20052004</text:p>
          </table:table-cell>
          <table:table-cell office:value-type="float" office:value="25.53256" calcext:value-type="float">
            <text:p>25.53256</text:p>
          </table:table-cell>
          <table:table-cell office:value-type="float" office:value="1088.779" calcext:value-type="float">
            <text:p>1088.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8004" calcext:value-type="float">
            <text:p>2.388004</text:p>
          </table:table-cell>
          <table:table-cell office:value-type="float" office:value="10.35933" calcext:value-type="float">
            <text:p>10.35933</text:p>
          </table:table-cell>
          <table:table-cell office:value-type="float" office:value="0.0002325269" calcext:value-type="float">
            <text:p>0.0002325269</text:p>
          </table:table-cell>
          <table:table-cell office:value-type="float" office:value="0.00006056078" calcext:value-type="float">
            <text:p>6.056078E-05</text:p>
          </table:table-cell>
          <table:table-cell office:value-type="float" office:value="0.003800606" calcext:value-type="float">
            <text:p>0.003800606</text:p>
          </table:table-cell>
          <table:table-cell office:value-type="float" office:value="-0.008365808" calcext:value-type="float">
            <text:p>-0.008365808</text:p>
          </table:table-cell>
          <table:table-cell office:value-type="float" office:value="-0.05369079" calcext:value-type="float">
            <text:p>-0.05369079</text:p>
          </table:table-cell>
          <table:table-cell office:value-type="float" office:value="0.001910045" calcext:value-type="float">
            <text:p>0.001910045</text:p>
          </table:table-cell>
          <table:table-cell office:value-type="float" office:value="0.000000988721" calcext:value-type="float">
            <text:p>9.88721E-07</text:p>
          </table:table-cell>
          <table:table-cell office:value-type="float" office:value="15.98257" calcext:value-type="float">
            <text:p>15.98257</text:p>
          </table:table-cell>
          <table:table-cell office:value-type="float" office:value="0.5459405" calcext:value-type="float">
            <text:p>0.5459405</text:p>
          </table:table-cell>
          <table:table-cell office:value-type="float" office:value="0.06171888" calcext:value-type="float">
            <text:p>0.06171888</text:p>
          </table:table-cell>
          <table:table-cell office:value-type="float" office:value="0.0514378" calcext:value-type="float">
            <text:p>0.0514378</text:p>
          </table:table-cell>
          <table:table-cell office:value-type="float" office:value="0.04281306" calcext:value-type="float">
            <text:p>0.04281306</text:p>
          </table:table-cell>
          <table:table-cell office:value-type="float" office:value="0.043933" calcext:value-type="float">
            <text:p>0.043933</text:p>
          </table:table-cell>
          <table:table-cell office:value-type="float" office:value="0.0172042" calcext:value-type="float">
            <text:p>0.0172042</text:p>
          </table:table-cell>
          <table:table-cell office:value-type="float" office:value="0.01130721" calcext:value-type="float">
            <text:p>0.01130721</text:p>
          </table:table-cell>
          <table:table-cell office:value-type="float" office:value="0.02261426" calcext:value-type="float">
            <text:p>0.02261426</text:p>
          </table:table-cell>
          <table:table-cell office:value-type="float" office:value="0.01932239" calcext:value-type="float">
            <text:p>0.01932239</text:p>
          </table:table-cell>
          <table:table-cell office:value-type="float" office:value="0.01842182" calcext:value-type="float">
            <text:p>0.01842182</text:p>
          </table:table-cell>
          <table:table-cell office:value-type="float" office:value="0.01975834" calcext:value-type="float">
            <text:p>0.01975834</text:p>
          </table:table-cell>
          <table:table-cell office:value-type="float" office:value="0.02322764" calcext:value-type="float">
            <text:p>0.02322764</text:p>
          </table:table-cell>
          <table:table-cell office:value-type="float" office:value="0.005253092" calcext:value-type="float">
            <text:p>0.005253092</text:p>
          </table:table-cell>
          <table:table-cell office:value-type="float" office:value="0.005203907" calcext:value-type="float">
            <text:p>0.005203907</text:p>
          </table:table-cell>
          <table:table-cell office:value-type="float" office:value="0" calcext:value-type="float">
            <text:p>0</text:p>
          </table:table-cell>
          <table:table-cell office:value-type="float" office:value="22.62013" calcext:value-type="float">
            <text:p>22.62013</text:p>
          </table:table-cell>
          <table:table-cell office:value-type="float" office:value="25.03743" calcext:value-type="float">
            <text:p>25.03743</text:p>
          </table:table-cell>
          <table:table-cell office:value-type="float" office:value="22.28505" calcext:value-type="float">
            <text:p>22.28505</text:p>
          </table:table-cell>
          <table:table-cell office:value-type="float" office:value="18.14875" calcext:value-type="float">
            <text:p>18.14875</text:p>
          </table:table-cell>
          <table:table-cell office:value-type="float" office:value="14.43919" calcext:value-type="float">
            <text:p>14.43919</text:p>
          </table:table-cell>
          <table:table-cell office:value-type="float" office:value="5.034407" calcext:value-type="float">
            <text:p>5.034407</text:p>
          </table:table-cell>
          <table:table-cell office:value-type="float" office:value="2.423204" calcext:value-type="float">
            <text:p>2.423204</text:p>
          </table:table-cell>
          <table:table-cell office:value-type="float" office:value="4.003326" calcext:value-type="float">
            <text:p>4.003326</text:p>
          </table:table-cell>
          <table:table-cell office:value-type="float" office:value="4.013607" calcext:value-type="float">
            <text:p>4.013607</text:p>
          </table:table-cell>
          <table:table-cell office:value-type="float" office:value="1.392156" calcext:value-type="float">
            <text:p>1.392156</text:p>
          </table:table-cell>
          <table:table-cell office:value-type="float" office:value="0.4755445" calcext:value-type="float">
            <text:p>0.4755445</text:p>
          </table:table-cell>
          <table:table-cell office:value-type="float" office:value="0.4521469" calcext:value-type="float">
            <text:p>0.4521469</text:p>
          </table:table-cell>
          <table:table-cell office:value-type="float" office:value="0.3204246" calcext:value-type="float">
            <text:p>0.3204246</text:p>
          </table:table-cell>
          <table:table-cell office:value-type="float" office:value="0.3527974" calcext:value-type="float">
            <text:p>0.3527974</text:p>
          </table:table-cell>
          <table:table-cell office:value-type="float" office:value="0" calcext:value-type="float">
            <text:p>0</text:p>
          </table:table-cell>
          <table:table-cell office:value-type="float" office:value="4186.662" calcext:value-type="float">
            <text:p>4186.6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299621" calcext:value-type="float">
            <text:p>-0.0329962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052004" calcext:value-type="float">
            <text:p>21052004</text:p>
          </table:table-cell>
          <table:table-cell office:value-type="float" office:value="24.81965" calcext:value-type="float">
            <text:p>24.81965</text:p>
          </table:table-cell>
          <table:table-cell office:value-type="float" office:value="1088.906" calcext:value-type="float">
            <text:p>1088.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66515" calcext:value-type="float">
            <text:p>2.866515</text:p>
          </table:table-cell>
          <table:table-cell office:value-type="float" office:value="10.45879" calcext:value-type="float">
            <text:p>10.45879</text:p>
          </table:table-cell>
          <table:table-cell office:value-type="float" office:value="0.0002325269" calcext:value-type="float">
            <text:p>0.0002325269</text:p>
          </table:table-cell>
          <table:table-cell office:value-type="float" office:value="0.00006056078" calcext:value-type="float">
            <text:p>6.056078E-05</text:p>
          </table:table-cell>
          <table:table-cell office:value-type="float" office:value="0.003800606" calcext:value-type="float">
            <text:p>0.003800606</text:p>
          </table:table-cell>
          <table:table-cell office:value-type="float" office:value="-0.008365808" calcext:value-type="float">
            <text:p>-0.008365808</text:p>
          </table:table-cell>
          <table:table-cell office:value-type="float" office:value="-0.05422172" calcext:value-type="float">
            <text:p>-0.05422172</text:p>
          </table:table-cell>
          <table:table-cell office:value-type="float" office:value="0.001795502" calcext:value-type="float">
            <text:p>0.001795502</text:p>
          </table:table-cell>
          <table:table-cell office:value-type="float" office:value="0.0000009893103" calcext:value-type="float">
            <text:p>9.893103E-07</text:p>
          </table:table-cell>
          <table:table-cell office:value-type="float" office:value="14.87282" calcext:value-type="float">
            <text:p>14.87282</text:p>
          </table:table-cell>
          <table:table-cell office:value-type="float" office:value="1.631321" calcext:value-type="float">
            <text:p>1.631321</text:p>
          </table:table-cell>
          <table:table-cell office:value-type="float" office:value="0.07237803" calcext:value-type="float">
            <text:p>0.07237803</text:p>
          </table:table-cell>
          <table:table-cell office:value-type="float" office:value="0.05842408" calcext:value-type="float">
            <text:p>0.05842408</text:p>
          </table:table-cell>
          <table:table-cell office:value-type="float" office:value="0.04263655" calcext:value-type="float">
            <text:p>0.04263655</text:p>
          </table:table-cell>
          <table:table-cell office:value-type="float" office:value="0.04371439" calcext:value-type="float">
            <text:p>0.04371439</text:p>
          </table:table-cell>
          <table:table-cell office:value-type="float" office:value="0.01721096" calcext:value-type="float">
            <text:p>0.01721096</text:p>
          </table:table-cell>
          <table:table-cell office:value-type="float" office:value="0.01129466" calcext:value-type="float">
            <text:p>0.01129466</text:p>
          </table:table-cell>
          <table:table-cell office:value-type="float" office:value="0.02265264" calcext:value-type="float">
            <text:p>0.02265264</text:p>
          </table:table-cell>
          <table:table-cell office:value-type="float" office:value="0.01934298" calcext:value-type="float">
            <text:p>0.01934298</text:p>
          </table:table-cell>
          <table:table-cell office:value-type="float" office:value="0.01838652" calcext:value-type="float">
            <text:p>0.01838652</text:p>
          </table:table-cell>
          <table:table-cell office:value-type="float" office:value="0.01969836" calcext:value-type="float">
            <text:p>0.01969836</text:p>
          </table:table-cell>
          <table:table-cell office:value-type="float" office:value="0.02312339" calcext:value-type="float">
            <text:p>0.02312339</text:p>
          </table:table-cell>
          <table:table-cell office:value-type="float" office:value="0.005252795" calcext:value-type="float">
            <text:p>0.005252795</text:p>
          </table:table-cell>
          <table:table-cell office:value-type="float" office:value="0.005203024" calcext:value-type="float">
            <text:p>0.005203024</text:p>
          </table:table-cell>
          <table:table-cell office:value-type="float" office:value="0" calcext:value-type="float">
            <text:p>0</text:p>
          </table:table-cell>
          <table:table-cell office:value-type="float" office:value="28.5223" calcext:value-type="float">
            <text:p>28.5223</text:p>
          </table:table-cell>
          <table:table-cell office:value-type="float" office:value="26.37915" calcext:value-type="float">
            <text:p>26.37915</text:p>
          </table:table-cell>
          <table:table-cell office:value-type="float" office:value="22.53337" calcext:value-type="float">
            <text:p>22.53337</text:p>
          </table:table-cell>
          <table:table-cell office:value-type="float" office:value="18.15754" calcext:value-type="float">
            <text:p>18.15754</text:p>
          </table:table-cell>
          <table:table-cell office:value-type="float" office:value="14.37309" calcext:value-type="float">
            <text:p>14.37309</text:p>
          </table:table-cell>
          <table:table-cell office:value-type="float" office:value="5.045711" calcext:value-type="float">
            <text:p>5.045711</text:p>
          </table:table-cell>
          <table:table-cell office:value-type="float" office:value="2.437497" calcext:value-type="float">
            <text:p>2.437497</text:p>
          </table:table-cell>
          <table:table-cell office:value-type="float" office:value="4.007482" calcext:value-type="float">
            <text:p>4.007482</text:p>
          </table:table-cell>
          <table:table-cell office:value-type="float" office:value="4.015275" calcext:value-type="float">
            <text:p>4.015275</text:p>
          </table:table-cell>
          <table:table-cell office:value-type="float" office:value="1.397593" calcext:value-type="float">
            <text:p>1.397593</text:p>
          </table:table-cell>
          <table:table-cell office:value-type="float" office:value="0.478051" calcext:value-type="float">
            <text:p>0.478051</text:p>
          </table:table-cell>
          <table:table-cell office:value-type="float" office:value="0.4532247" calcext:value-type="float">
            <text:p>0.4532247</text:p>
          </table:table-cell>
          <table:table-cell office:value-type="float" office:value="0.3205608" calcext:value-type="float">
            <text:p>0.3205608</text:p>
          </table:table-cell>
          <table:table-cell office:value-type="float" office:value="0.3528025" calcext:value-type="float">
            <text:p>0.3528025</text:p>
          </table:table-cell>
          <table:table-cell office:value-type="float" office:value="0" calcext:value-type="float">
            <text:p>0</text:p>
          </table:table-cell>
          <table:table-cell office:value-type="float" office:value="5090.901" calcext:value-type="float">
            <text:p>5090.9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301281" calcext:value-type="float">
            <text:p>-0.0330128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052004" calcext:value-type="float">
            <text:p>22052004</text:p>
          </table:table-cell>
          <table:table-cell office:value-type="float" office:value="24.64043" calcext:value-type="float">
            <text:p>24.64043</text:p>
          </table:table-cell>
          <table:table-cell office:value-type="float" office:value="1088.726" calcext:value-type="float">
            <text:p>1088.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48626" calcext:value-type="float">
            <text:p>2.648626</text:p>
          </table:table-cell>
          <table:table-cell office:value-type="float" office:value="10.48918" calcext:value-type="float">
            <text:p>10.48918</text:p>
          </table:table-cell>
          <table:table-cell office:value-type="float" office:value="0.2618377" calcext:value-type="float">
            <text:p>0.2618377</text:p>
          </table:table-cell>
          <table:table-cell office:value-type="float" office:value="0.00009596723" calcext:value-type="float">
            <text:p>9.596723E-05</text:p>
          </table:table-cell>
          <table:table-cell office:value-type="float" office:value="0.2877789" calcext:value-type="float">
            <text:p>0.2877789</text:p>
          </table:table-cell>
          <table:table-cell office:value-type="float" office:value="-0.006819137" calcext:value-type="float">
            <text:p>-0.006819137</text:p>
          </table:table-cell>
          <table:table-cell office:value-type="float" office:value="-0.05891647" calcext:value-type="float">
            <text:p>-0.05891647</text:p>
          </table:table-cell>
          <table:table-cell office:value-type="float" office:value="0.001781252" calcext:value-type="float">
            <text:p>0.001781252</text:p>
          </table:table-cell>
          <table:table-cell office:value-type="float" office:value="0.0000009896592" calcext:value-type="float">
            <text:p>9.896592E-07</text:p>
          </table:table-cell>
          <table:table-cell office:value-type="float" office:value="15.13934" calcext:value-type="float">
            <text:p>15.13934</text:p>
          </table:table-cell>
          <table:table-cell office:value-type="float" office:value="4.70263" calcext:value-type="float">
            <text:p>4.70263</text:p>
          </table:table-cell>
          <table:table-cell office:value-type="float" office:value="1.108559" calcext:value-type="float">
            <text:p>1.108559</text:p>
          </table:table-cell>
          <table:table-cell office:value-type="float" office:value="0.09313007" calcext:value-type="float">
            <text:p>0.09313007</text:p>
          </table:table-cell>
          <table:table-cell office:value-type="float" office:value="0.04255266" calcext:value-type="float">
            <text:p>0.04255266</text:p>
          </table:table-cell>
          <table:table-cell office:value-type="float" office:value="0.04289268" calcext:value-type="float">
            <text:p>0.04289268</text:p>
          </table:table-cell>
          <table:table-cell office:value-type="float" office:value="0.01709348" calcext:value-type="float">
            <text:p>0.01709348</text:p>
          </table:table-cell>
          <table:table-cell office:value-type="float" office:value="0.01184978" calcext:value-type="float">
            <text:p>0.01184978</text:p>
          </table:table-cell>
          <table:table-cell office:value-type="float" office:value="0.02268102" calcext:value-type="float">
            <text:p>0.02268102</text:p>
          </table:table-cell>
          <table:table-cell office:value-type="float" office:value="0.01935893" calcext:value-type="float">
            <text:p>0.01935893</text:p>
          </table:table-cell>
          <table:table-cell office:value-type="float" office:value="0.01835277" calcext:value-type="float">
            <text:p>0.01835277</text:p>
          </table:table-cell>
          <table:table-cell office:value-type="float" office:value="0.019641" calcext:value-type="float">
            <text:p>0.019641</text:p>
          </table:table-cell>
          <table:table-cell office:value-type="float" office:value="0.02301263" calcext:value-type="float">
            <text:p>0.02301263</text:p>
          </table:table-cell>
          <table:table-cell office:value-type="float" office:value="0.005252097" calcext:value-type="float">
            <text:p>0.005252097</text:p>
          </table:table-cell>
          <table:table-cell office:value-type="float" office:value="0.005198576" calcext:value-type="float">
            <text:p>0.005198576</text:p>
          </table:table-cell>
          <table:table-cell office:value-type="float" office:value="0" calcext:value-type="float">
            <text:p>0</text:p>
          </table:table-cell>
          <table:table-cell office:value-type="float" office:value="20.79602" calcext:value-type="float">
            <text:p>20.79602</text:p>
          </table:table-cell>
          <table:table-cell office:value-type="float" office:value="37.05496" calcext:value-type="float">
            <text:p>37.05496</text:p>
          </table:table-cell>
          <table:table-cell office:value-type="float" office:value="27.19154" calcext:value-type="float">
            <text:p>27.19154</text:p>
          </table:table-cell>
          <table:table-cell office:value-type="float" office:value="18.46802" calcext:value-type="float">
            <text:p>18.46802</text:p>
          </table:table-cell>
          <table:table-cell office:value-type="float" office:value="14.70094" calcext:value-type="float">
            <text:p>14.70094</text:p>
          </table:table-cell>
          <table:table-cell office:value-type="float" office:value="5.079601" calcext:value-type="float">
            <text:p>5.079601</text:p>
          </table:table-cell>
          <table:table-cell office:value-type="float" office:value="2.420904" calcext:value-type="float">
            <text:p>2.420904</text:p>
          </table:table-cell>
          <table:table-cell office:value-type="float" office:value="4.019282" calcext:value-type="float">
            <text:p>4.019282</text:p>
          </table:table-cell>
          <table:table-cell office:value-type="float" office:value="4.016298" calcext:value-type="float">
            <text:p>4.016298</text:p>
          </table:table-cell>
          <table:table-cell office:value-type="float" office:value="1.401905" calcext:value-type="float">
            <text:p>1.401905</text:p>
          </table:table-cell>
          <table:table-cell office:value-type="float" office:value="0.4805107" calcext:value-type="float">
            <text:p>0.4805107</text:p>
          </table:table-cell>
          <table:table-cell office:value-type="float" office:value="0.4542628" calcext:value-type="float">
            <text:p>0.4542628</text:p>
          </table:table-cell>
          <table:table-cell office:value-type="float" office:value="0.3205909" calcext:value-type="float">
            <text:p>0.3205909</text:p>
          </table:table-cell>
          <table:table-cell office:value-type="float" office:value="0.3526654" calcext:value-type="float">
            <text:p>0.3526654</text:p>
          </table:table-cell>
          <table:table-cell office:value-type="float" office:value="0" calcext:value-type="float">
            <text:p>0</text:p>
          </table:table-cell>
          <table:table-cell office:value-type="float" office:value="4643.737" calcext:value-type="float">
            <text:p>4643.7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339286" calcext:value-type="float">
            <text:p>-0.0433928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052004" calcext:value-type="float">
            <text:p>23052004</text:p>
          </table:table-cell>
          <table:table-cell office:value-type="float" office:value="24.61254" calcext:value-type="float">
            <text:p>24.61254</text:p>
          </table:table-cell>
          <table:table-cell office:value-type="float" office:value="1088.807" calcext:value-type="float">
            <text:p>1088.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887" calcext:value-type="float">
            <text:p>2.46887</text:p>
          </table:table-cell>
          <table:table-cell office:value-type="float" office:value="10.59336" calcext:value-type="float">
            <text:p>10.59336</text:p>
          </table:table-cell>
          <table:table-cell office:value-type="float" office:value="0.2618377" calcext:value-type="float">
            <text:p>0.2618377</text:p>
          </table:table-cell>
          <table:table-cell office:value-type="float" office:value="0.00009596723" calcext:value-type="float">
            <text:p>9.596723E-05</text:p>
          </table:table-cell>
          <table:table-cell office:value-type="float" office:value="0.2877789" calcext:value-type="float">
            <text:p>0.2877789</text:p>
          </table:table-cell>
          <table:table-cell office:value-type="float" office:value="-0.006819137" calcext:value-type="float">
            <text:p>-0.006819137</text:p>
          </table:table-cell>
          <table:table-cell office:value-type="float" office:value="-0.06693302" calcext:value-type="float">
            <text:p>-0.06693302</text:p>
          </table:table-cell>
          <table:table-cell office:value-type="float" office:value="0.001774896" calcext:value-type="float">
            <text:p>0.001774896</text:p>
          </table:table-cell>
          <table:table-cell office:value-type="float" office:value="0.0000009903022" calcext:value-type="float">
            <text:p>9.903022E-07</text:p>
          </table:table-cell>
          <table:table-cell office:value-type="float" office:value="15.78247" calcext:value-type="float">
            <text:p>15.78247</text:p>
          </table:table-cell>
          <table:table-cell office:value-type="float" office:value="1.795487" calcext:value-type="float">
            <text:p>1.795487</text:p>
          </table:table-cell>
          <table:table-cell office:value-type="float" office:value="0.2451792" calcext:value-type="float">
            <text:p>0.2451792</text:p>
          </table:table-cell>
          <table:table-cell office:value-type="float" office:value="0.06301723" calcext:value-type="float">
            <text:p>0.06301723</text:p>
          </table:table-cell>
          <table:table-cell office:value-type="float" office:value="0.04375369" calcext:value-type="float">
            <text:p>0.04375369</text:p>
          </table:table-cell>
          <table:table-cell office:value-type="float" office:value="0.04427957" calcext:value-type="float">
            <text:p>0.04427957</text:p>
          </table:table-cell>
          <table:table-cell office:value-type="float" office:value="0.01734657" calcext:value-type="float">
            <text:p>0.01734657</text:p>
          </table:table-cell>
          <table:table-cell office:value-type="float" office:value="0.01142378" calcext:value-type="float">
            <text:p>0.01142378</text:p>
          </table:table-cell>
          <table:table-cell office:value-type="float" office:value="0.02271792" calcext:value-type="float">
            <text:p>0.02271792</text:p>
          </table:table-cell>
          <table:table-cell office:value-type="float" office:value="0.01937367" calcext:value-type="float">
            <text:p>0.01937367</text:p>
          </table:table-cell>
          <table:table-cell office:value-type="float" office:value="0.01831993" calcext:value-type="float">
            <text:p>0.01831993</text:p>
          </table:table-cell>
          <table:table-cell office:value-type="float" office:value="0.01958179" calcext:value-type="float">
            <text:p>0.01958179</text:p>
          </table:table-cell>
          <table:table-cell office:value-type="float" office:value="0.02290886" calcext:value-type="float">
            <text:p>0.02290886</text:p>
          </table:table-cell>
          <table:table-cell office:value-type="float" office:value="0.005251593" calcext:value-type="float">
            <text:p>0.005251593</text:p>
          </table:table-cell>
          <table:table-cell office:value-type="float" office:value="0.005198136" calcext:value-type="float">
            <text:p>0.005198136</text:p>
          </table:table-cell>
          <table:table-cell office:value-type="float" office:value="0" calcext:value-type="float">
            <text:p>0</text:p>
          </table:table-cell>
          <table:table-cell office:value-type="float" office:value="16.9594" calcext:value-type="float">
            <text:p>16.9594</text:p>
          </table:table-cell>
          <table:table-cell office:value-type="float" office:value="26.00292" calcext:value-type="float">
            <text:p>26.00292</text:p>
          </table:table-cell>
          <table:table-cell office:value-type="float" office:value="26.90172" calcext:value-type="float">
            <text:p>26.90172</text:p>
          </table:table-cell>
          <table:table-cell office:value-type="float" office:value="21.85685" calcext:value-type="float">
            <text:p>21.85685</text:p>
          </table:table-cell>
          <table:table-cell office:value-type="float" office:value="17.4966" calcext:value-type="float">
            <text:p>17.4966</text:p>
          </table:table-cell>
          <table:table-cell office:value-type="float" office:value="5.593429" calcext:value-type="float">
            <text:p>5.593429</text:p>
          </table:table-cell>
          <table:table-cell office:value-type="float" office:value="2.339358" calcext:value-type="float">
            <text:p>2.339358</text:p>
          </table:table-cell>
          <table:table-cell office:value-type="float" office:value="4.039103" calcext:value-type="float">
            <text:p>4.039103</text:p>
          </table:table-cell>
          <table:table-cell office:value-type="float" office:value="4.022153" calcext:value-type="float">
            <text:p>4.022153</text:p>
          </table:table-cell>
          <table:table-cell office:value-type="float" office:value="1.40662" calcext:value-type="float">
            <text:p>1.40662</text:p>
          </table:table-cell>
          <table:table-cell office:value-type="float" office:value="0.4829359" calcext:value-type="float">
            <text:p>0.4829359</text:p>
          </table:table-cell>
          <table:table-cell office:value-type="float" office:value="0.4553371" calcext:value-type="float">
            <text:p>0.4553371</text:p>
          </table:table-cell>
          <table:table-cell office:value-type="float" office:value="0.3206158" calcext:value-type="float">
            <text:p>0.3206158</text:p>
          </table:table-cell>
          <table:table-cell office:value-type="float" office:value="0.3528193" calcext:value-type="float">
            <text:p>0.3528193</text:p>
          </table:table-cell>
          <table:table-cell office:value-type="float" office:value="0" calcext:value-type="float">
            <text:p>0</text:p>
          </table:table-cell>
          <table:table-cell office:value-type="float" office:value="4547.81" calcext:value-type="float">
            <text:p>4547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415026" calcext:value-type="float">
            <text:p>-0.0541502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4052004" calcext:value-type="float">
            <text:p>24052004</text:p>
          </table:table-cell>
          <table:table-cell office:value-type="float" office:value="24.57134" calcext:value-type="float">
            <text:p>24.57134</text:p>
          </table:table-cell>
          <table:table-cell office:value-type="float" office:value="1088.882" calcext:value-type="float">
            <text:p>1088.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7329" calcext:value-type="float">
            <text:p>2.317329</text:p>
          </table:table-cell>
          <table:table-cell office:value-type="float" office:value="10.68913" calcext:value-type="float">
            <text:p>10.68913</text:p>
          </table:table-cell>
          <table:table-cell office:value-type="float" office:value="0.2618377" calcext:value-type="float">
            <text:p>0.2618377</text:p>
          </table:table-cell>
          <table:table-cell office:value-type="float" office:value="0.00009599794" calcext:value-type="float">
            <text:p>9.599794E-05</text:p>
          </table:table-cell>
          <table:table-cell office:value-type="float" office:value="0.2877789" calcext:value-type="float">
            <text:p>0.2877789</text:p>
          </table:table-cell>
          <table:table-cell office:value-type="float" office:value="-0.006763587" calcext:value-type="float">
            <text:p>-0.006763587</text:p>
          </table:table-cell>
          <table:table-cell office:value-type="float" office:value="-0.07307528" calcext:value-type="float">
            <text:p>-0.07307528</text:p>
          </table:table-cell>
          <table:table-cell office:value-type="float" office:value="0.001771091" calcext:value-type="float">
            <text:p>0.001771091</text:p>
          </table:table-cell>
          <table:table-cell office:value-type="float" office:value="0.0000009911062" calcext:value-type="float">
            <text:p>9.911062E-07</text:p>
          </table:table-cell>
          <table:table-cell office:value-type="float" office:value="16.2015" calcext:value-type="float">
            <text:p>16.2015</text:p>
          </table:table-cell>
          <table:table-cell office:value-type="float" office:value="2.328573" calcext:value-type="float">
            <text:p>2.328573</text:p>
          </table:table-cell>
          <table:table-cell office:value-type="float" office:value="0.2118734" calcext:value-type="float">
            <text:p>0.2118734</text:p>
          </table:table-cell>
          <table:table-cell office:value-type="float" office:value="0.05914354" calcext:value-type="float">
            <text:p>0.05914354</text:p>
          </table:table-cell>
          <table:table-cell office:value-type="float" office:value="0.04368923" calcext:value-type="float">
            <text:p>0.04368923</text:p>
          </table:table-cell>
          <table:table-cell office:value-type="float" office:value="0.04425785" calcext:value-type="float">
            <text:p>0.04425785</text:p>
          </table:table-cell>
          <table:table-cell office:value-type="float" office:value="0.01760331" calcext:value-type="float">
            <text:p>0.01760331</text:p>
          </table:table-cell>
          <table:table-cell office:value-type="float" office:value="0.01145747" calcext:value-type="float">
            <text:p>0.01145747</text:p>
          </table:table-cell>
          <table:table-cell office:value-type="float" office:value="0.02276008" calcext:value-type="float">
            <text:p>0.02276008</text:p>
          </table:table-cell>
          <table:table-cell office:value-type="float" office:value="0.01939008" calcext:value-type="float">
            <text:p>0.01939008</text:p>
          </table:table-cell>
          <table:table-cell office:value-type="float" office:value="0.01828846" calcext:value-type="float">
            <text:p>0.01828846</text:p>
          </table:table-cell>
          <table:table-cell office:value-type="float" office:value="0.01952283" calcext:value-type="float">
            <text:p>0.01952283</text:p>
          </table:table-cell>
          <table:table-cell office:value-type="float" office:value="0.02280543" calcext:value-type="float">
            <text:p>0.02280543</text:p>
          </table:table-cell>
          <table:table-cell office:value-type="float" office:value="0.005251532" calcext:value-type="float">
            <text:p>0.005251532</text:p>
          </table:table-cell>
          <table:table-cell office:value-type="float" office:value="0.0051972" calcext:value-type="float">
            <text:p>0.0051972</text:p>
          </table:table-cell>
          <table:table-cell office:value-type="float" office:value="0" calcext:value-type="float">
            <text:p>0</text:p>
          </table:table-cell>
          <table:table-cell office:value-type="float" office:value="18.77375" calcext:value-type="float">
            <text:p>18.77375</text:p>
          </table:table-cell>
          <table:table-cell office:value-type="float" office:value="27.29285" calcext:value-type="float">
            <text:p>27.29285</text:p>
          </table:table-cell>
          <table:table-cell office:value-type="float" office:value="28.33177" calcext:value-type="float">
            <text:p>28.33177</text:p>
          </table:table-cell>
          <table:table-cell office:value-type="float" office:value="22.84945" calcext:value-type="float">
            <text:p>22.84945</text:p>
          </table:table-cell>
          <table:table-cell office:value-type="float" office:value="18.12169" calcext:value-type="float">
            <text:p>18.12169</text:p>
          </table:table-cell>
          <table:table-cell office:value-type="float" office:value="5.785828" calcext:value-type="float">
            <text:p>5.785828</text:p>
          </table:table-cell>
          <table:table-cell office:value-type="float" office:value="2.38783" calcext:value-type="float">
            <text:p>2.38783</text:p>
          </table:table-cell>
          <table:table-cell office:value-type="float" office:value="4.049904" calcext:value-type="float">
            <text:p>4.049904</text:p>
          </table:table-cell>
          <table:table-cell office:value-type="float" office:value="4.029924" calcext:value-type="float">
            <text:p>4.029924</text:p>
          </table:table-cell>
          <table:table-cell office:value-type="float" office:value="1.412127" calcext:value-type="float">
            <text:p>1.412127</text:p>
          </table:table-cell>
          <table:table-cell office:value-type="float" office:value="0.4853463" calcext:value-type="float">
            <text:p>0.4853463</text:p>
          </table:table-cell>
          <table:table-cell office:value-type="float" office:value="0.4564247" calcext:value-type="float">
            <text:p>0.4564247</text:p>
          </table:table-cell>
          <table:table-cell office:value-type="float" office:value="0.3207915" calcext:value-type="float">
            <text:p>0.3207915</text:p>
          </table:table-cell>
          <table:table-cell office:value-type="float" office:value="0.3528243" calcext:value-type="float">
            <text:p>0.3528243</text:p>
          </table:table-cell>
          <table:table-cell office:value-type="float" office:value="0" calcext:value-type="float">
            <text:p>0</text:p>
          </table:table-cell>
          <table:table-cell office:value-type="float" office:value="4346.579" calcext:value-type="float">
            <text:p>4346.5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51412" calcext:value-type="float">
            <text:p>-0.065141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052004" calcext:value-type="float">
            <text:p>25052004</text:p>
          </table:table-cell>
          <table:table-cell office:value-type="float" office:value="24.53461" calcext:value-type="float">
            <text:p>24.53461</text:p>
          </table:table-cell>
          <table:table-cell office:value-type="float" office:value="1088.97" calcext:value-type="float">
            <text:p>1088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0298" calcext:value-type="float">
            <text:p>2.240298</text:p>
          </table:table-cell>
          <table:table-cell office:value-type="float" office:value="10.7048" calcext:value-type="float">
            <text:p>10.7048</text:p>
          </table:table-cell>
          <table:table-cell office:value-type="float" office:value="0.2618377" calcext:value-type="float">
            <text:p>0.2618377</text:p>
          </table:table-cell>
          <table:table-cell office:value-type="float" office:value="0.00009599794" calcext:value-type="float">
            <text:p>9.599794E-05</text:p>
          </table:table-cell>
          <table:table-cell office:value-type="float" office:value="0.2877789" calcext:value-type="float">
            <text:p>0.2877789</text:p>
          </table:table-cell>
          <table:table-cell office:value-type="float" office:value="-0.006763587" calcext:value-type="float">
            <text:p>-0.006763587</text:p>
          </table:table-cell>
          <table:table-cell office:value-type="float" office:value="-0.07615294" calcext:value-type="float">
            <text:p>-0.07615294</text:p>
          </table:table-cell>
          <table:table-cell office:value-type="float" office:value="0.00176619" calcext:value-type="float">
            <text:p>0.00176619</text:p>
          </table:table-cell>
          <table:table-cell office:value-type="float" office:value="0.0000009921315" calcext:value-type="float">
            <text:p>9.921315E-07</text:p>
          </table:table-cell>
          <table:table-cell office:value-type="float" office:value="16.64922" calcext:value-type="float">
            <text:p>16.64922</text:p>
          </table:table-cell>
          <table:table-cell office:value-type="float" office:value="1.316498" calcext:value-type="float">
            <text:p>1.316498</text:p>
          </table:table-cell>
          <table:table-cell office:value-type="float" office:value="0.1462722" calcext:value-type="float">
            <text:p>0.1462722</text:p>
          </table:table-cell>
          <table:table-cell office:value-type="float" office:value="0.05580916" calcext:value-type="float">
            <text:p>0.05580916</text:p>
          </table:table-cell>
          <table:table-cell office:value-type="float" office:value="0.04349708" calcext:value-type="float">
            <text:p>0.04349708</text:p>
          </table:table-cell>
          <table:table-cell office:value-type="float" office:value="0.0443635" calcext:value-type="float">
            <text:p>0.0443635</text:p>
          </table:table-cell>
          <table:table-cell office:value-type="float" office:value="0.0179282" calcext:value-type="float">
            <text:p>0.0179282</text:p>
          </table:table-cell>
          <table:table-cell office:value-type="float" office:value="0.01158419" calcext:value-type="float">
            <text:p>0.01158419</text:p>
          </table:table-cell>
          <table:table-cell office:value-type="float" office:value="0.02282408" calcext:value-type="float">
            <text:p>0.02282408</text:p>
          </table:table-cell>
          <table:table-cell office:value-type="float" office:value="0.01941276" calcext:value-type="float">
            <text:p>0.01941276</text:p>
          </table:table-cell>
          <table:table-cell office:value-type="float" office:value="0.01825868" calcext:value-type="float">
            <text:p>0.01825868</text:p>
          </table:table-cell>
          <table:table-cell office:value-type="float" office:value="0.01946411" calcext:value-type="float">
            <text:p>0.01946411</text:p>
          </table:table-cell>
          <table:table-cell office:value-type="float" office:value="0.02270227" calcext:value-type="float">
            <text:p>0.02270227</text:p>
          </table:table-cell>
          <table:table-cell office:value-type="float" office:value="0.005251433" calcext:value-type="float">
            <text:p>0.005251433</text:p>
          </table:table-cell>
          <table:table-cell office:value-type="float" office:value="0.005196261" calcext:value-type="float">
            <text:p>0.005196261</text:p>
          </table:table-cell>
          <table:table-cell office:value-type="float" office:value="0" calcext:value-type="float">
            <text:p>0</text:p>
          </table:table-cell>
          <table:table-cell office:value-type="float" office:value="15.24951" calcext:value-type="float">
            <text:p>15.24951</text:p>
          </table:table-cell>
          <table:table-cell office:value-type="float" office:value="24.06461" calcext:value-type="float">
            <text:p>24.06461</text:p>
          </table:table-cell>
          <table:table-cell office:value-type="float" office:value="26.38227" calcext:value-type="float">
            <text:p>26.38227</text:p>
          </table:table-cell>
          <table:table-cell office:value-type="float" office:value="22.45663" calcext:value-type="float">
            <text:p>22.45663</text:p>
          </table:table-cell>
          <table:table-cell office:value-type="float" office:value="18.28472" calcext:value-type="float">
            <text:p>18.28472</text:p>
          </table:table-cell>
          <table:table-cell office:value-type="float" office:value="6.053188" calcext:value-type="float">
            <text:p>6.053188</text:p>
          </table:table-cell>
          <table:table-cell office:value-type="float" office:value="2.500651" calcext:value-type="float">
            <text:p>2.500651</text:p>
          </table:table-cell>
          <table:table-cell office:value-type="float" office:value="4.05922" calcext:value-type="float">
            <text:p>4.05922</text:p>
          </table:table-cell>
          <table:table-cell office:value-type="float" office:value="4.039202" calcext:value-type="float">
            <text:p>4.039202</text:p>
          </table:table-cell>
          <table:table-cell office:value-type="float" office:value="1.418126" calcext:value-type="float">
            <text:p>1.418126</text:p>
          </table:table-cell>
          <table:table-cell office:value-type="float" office:value="0.4877774" calcext:value-type="float">
            <text:p>0.4877774</text:p>
          </table:table-cell>
          <table:table-cell office:value-type="float" office:value="0.457526" calcext:value-type="float">
            <text:p>0.457526</text:p>
          </table:table-cell>
          <table:table-cell office:value-type="float" office:value="0.3209688" calcext:value-type="float">
            <text:p>0.3209688</text:p>
          </table:table-cell>
          <table:table-cell office:value-type="float" office:value="0.3528294" calcext:value-type="float">
            <text:p>0.3528294</text:p>
          </table:table-cell>
          <table:table-cell office:value-type="float" office:value="0" calcext:value-type="float">
            <text:p>0</text:p>
          </table:table-cell>
          <table:table-cell office:value-type="float" office:value="4329.141" calcext:value-type="float">
            <text:p>4329.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522752" calcext:value-type="float">
            <text:p>-0.0652275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052004" calcext:value-type="float">
            <text:p>26052004</text:p>
          </table:table-cell>
          <table:table-cell office:value-type="float" office:value="24.43566" calcext:value-type="float">
            <text:p>24.43566</text:p>
          </table:table-cell>
          <table:table-cell office:value-type="float" office:value="1089.061" calcext:value-type="float">
            <text:p>1089.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2152" calcext:value-type="float">
            <text:p>2.192152</text:p>
          </table:table-cell>
          <table:table-cell office:value-type="float" office:value="10.74802" calcext:value-type="float">
            <text:p>10.74802</text:p>
          </table:table-cell>
          <table:table-cell office:value-type="float" office:value="0.2618377" calcext:value-type="float">
            <text:p>0.2618377</text:p>
          </table:table-cell>
          <table:table-cell office:value-type="float" office:value="0.00009621046" calcext:value-type="float">
            <text:p>9.621046E-05</text:p>
          </table:table-cell>
          <table:table-cell office:value-type="float" office:value="0.2877789" calcext:value-type="float">
            <text:p>0.2877789</text:p>
          </table:table-cell>
          <table:table-cell office:value-type="float" office:value="-0.00660838" calcext:value-type="float">
            <text:p>-0.00660838</text:p>
          </table:table-cell>
          <table:table-cell office:value-type="float" office:value="-0.08139531" calcext:value-type="float">
            <text:p>-0.08139531</text:p>
          </table:table-cell>
          <table:table-cell office:value-type="float" office:value="0.001758369" calcext:value-type="float">
            <text:p>0.001758369</text:p>
          </table:table-cell>
          <table:table-cell office:value-type="float" office:value="0.0000009934333" calcext:value-type="float">
            <text:p>9.934333E-07</text:p>
          </table:table-cell>
          <table:table-cell office:value-type="float" office:value="16.96452" calcext:value-type="float">
            <text:p>16.96452</text:p>
          </table:table-cell>
          <table:table-cell office:value-type="float" office:value="1.19184" calcext:value-type="float">
            <text:p>1.19184</text:p>
          </table:table-cell>
          <table:table-cell office:value-type="float" office:value="0.1234197" calcext:value-type="float">
            <text:p>0.1234197</text:p>
          </table:table-cell>
          <table:table-cell office:value-type="float" office:value="0.0569978" calcext:value-type="float">
            <text:p>0.0569978</text:p>
          </table:table-cell>
          <table:table-cell office:value-type="float" office:value="0.04351482" calcext:value-type="float">
            <text:p>0.04351482</text:p>
          </table:table-cell>
          <table:table-cell office:value-type="float" office:value="0.04433216" calcext:value-type="float">
            <text:p>0.04433216</text:p>
          </table:table-cell>
          <table:table-cell office:value-type="float" office:value="0.01807603" calcext:value-type="float">
            <text:p>0.01807603</text:p>
          </table:table-cell>
          <table:table-cell office:value-type="float" office:value="0.01167724" calcext:value-type="float">
            <text:p>0.01167724</text:p>
          </table:table-cell>
          <table:table-cell office:value-type="float" office:value="0.02288956" calcext:value-type="float">
            <text:p>0.02288956</text:p>
          </table:table-cell>
          <table:table-cell office:value-type="float" office:value="0.01944146" calcext:value-type="float">
            <text:p>0.01944146</text:p>
          </table:table-cell>
          <table:table-cell office:value-type="float" office:value="0.01823143" calcext:value-type="float">
            <text:p>0.01823143</text:p>
          </table:table-cell>
          <table:table-cell office:value-type="float" office:value="0.0194058" calcext:value-type="float">
            <text:p>0.0194058</text:p>
          </table:table-cell>
          <table:table-cell office:value-type="float" office:value="0.02259946" calcext:value-type="float">
            <text:p>0.02259946</text:p>
          </table:table-cell>
          <table:table-cell office:value-type="float" office:value="0.00525129" calcext:value-type="float">
            <text:p>0.00525129</text:p>
          </table:table-cell>
          <table:table-cell office:value-type="float" office:value="0.00519529" calcext:value-type="float">
            <text:p>0.00519529</text:p>
          </table:table-cell>
          <table:table-cell office:value-type="float" office:value="0" calcext:value-type="float">
            <text:p>0</text:p>
          </table:table-cell>
          <table:table-cell office:value-type="float" office:value="11.97695" calcext:value-type="float">
            <text:p>11.97695</text:p>
          </table:table-cell>
          <table:table-cell office:value-type="float" office:value="25.46342" calcext:value-type="float">
            <text:p>25.46342</text:p>
          </table:table-cell>
          <table:table-cell office:value-type="float" office:value="26.59797" calcext:value-type="float">
            <text:p>26.59797</text:p>
          </table:table-cell>
          <table:table-cell office:value-type="float" office:value="22.49341" calcext:value-type="float">
            <text:p>22.49341</text:p>
          </table:table-cell>
          <table:table-cell office:value-type="float" office:value="18.32149" calcext:value-type="float">
            <text:p>18.32149</text:p>
          </table:table-cell>
          <table:table-cell office:value-type="float" office:value="6.077803" calcext:value-type="float">
            <text:p>6.077803</text:p>
          </table:table-cell>
          <table:table-cell office:value-type="float" office:value="2.58445" calcext:value-type="float">
            <text:p>2.58445</text:p>
          </table:table-cell>
          <table:table-cell office:value-type="float" office:value="4.066968" calcext:value-type="float">
            <text:p>4.066968</text:p>
          </table:table-cell>
          <table:table-cell office:value-type="float" office:value="4.048438" calcext:value-type="float">
            <text:p>4.048438</text:p>
          </table:table-cell>
          <table:table-cell office:value-type="float" office:value="1.424516" calcext:value-type="float">
            <text:p>1.424516</text:p>
          </table:table-cell>
          <table:table-cell office:value-type="float" office:value="0.4902467" calcext:value-type="float">
            <text:p>0.4902467</text:p>
          </table:table-cell>
          <table:table-cell office:value-type="float" office:value="0.458642" calcext:value-type="float">
            <text:p>0.458642</text:p>
          </table:table-cell>
          <table:table-cell office:value-type="float" office:value="0.3211464" calcext:value-type="float">
            <text:p>0.3211464</text:p>
          </table:table-cell>
          <table:table-cell office:value-type="float" office:value="0.3528344" calcext:value-type="float">
            <text:p>0.3528344</text:p>
          </table:table-cell>
          <table:table-cell office:value-type="float" office:value="0" calcext:value-type="float">
            <text:p>0</text:p>
          </table:table-cell>
          <table:table-cell office:value-type="float" office:value="4346.823" calcext:value-type="float">
            <text:p>4346.8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654451" calcext:value-type="float">
            <text:p>-0.0665445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7052004" calcext:value-type="float">
            <text:p>27052004</text:p>
          </table:table-cell>
          <table:table-cell office:value-type="float" office:value="23.64621" calcext:value-type="float">
            <text:p>23.64621</text:p>
          </table:table-cell>
          <table:table-cell office:value-type="float" office:value="1089.204" calcext:value-type="float">
            <text:p>1089.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15053" calcext:value-type="float">
            <text:p>2.715053</text:p>
          </table:table-cell>
          <table:table-cell office:value-type="float" office:value="10.86234" calcext:value-type="float">
            <text:p>10.86234</text:p>
          </table:table-cell>
          <table:table-cell office:value-type="float" office:value="0.2618377" calcext:value-type="float">
            <text:p>0.2618377</text:p>
          </table:table-cell>
          <table:table-cell office:value-type="float" office:value="0.00009621046" calcext:value-type="float">
            <text:p>9.621046E-05</text:p>
          </table:table-cell>
          <table:table-cell office:value-type="float" office:value="0.2877789" calcext:value-type="float">
            <text:p>0.2877789</text:p>
          </table:table-cell>
          <table:table-cell office:value-type="float" office:value="-0.00660838" calcext:value-type="float">
            <text:p>-0.00660838</text:p>
          </table:table-cell>
          <table:table-cell office:value-type="float" office:value="-0.0818602" calcext:value-type="float">
            <text:p>-0.0818602</text:p>
          </table:table-cell>
          <table:table-cell office:value-type="float" office:value="0.001621064" calcext:value-type="float">
            <text:p>0.001621064</text:p>
          </table:table-cell>
          <table:table-cell office:value-type="float" office:value="0.0000009940472" calcext:value-type="float">
            <text:p>9.940472E-07</text:p>
          </table:table-cell>
          <table:table-cell office:value-type="float" office:value="15.71659" calcext:value-type="float">
            <text:p>15.71659</text:p>
          </table:table-cell>
          <table:table-cell office:value-type="float" office:value="3.412633" calcext:value-type="float">
            <text:p>3.412633</text:p>
          </table:table-cell>
          <table:table-cell office:value-type="float" office:value="0.1071145" calcext:value-type="float">
            <text:p>0.1071145</text:p>
          </table:table-cell>
          <table:table-cell office:value-type="float" office:value="0.05966893" calcext:value-type="float">
            <text:p>0.05966893</text:p>
          </table:table-cell>
          <table:table-cell office:value-type="float" office:value="0.04347221" calcext:value-type="float">
            <text:p>0.04347221</text:p>
          </table:table-cell>
          <table:table-cell office:value-type="float" office:value="0.0442111" calcext:value-type="float">
            <text:p>0.0442111</text:p>
          </table:table-cell>
          <table:table-cell office:value-type="float" office:value="0.01813765" calcext:value-type="float">
            <text:p>0.01813765</text:p>
          </table:table-cell>
          <table:table-cell office:value-type="float" office:value="0.01171099" calcext:value-type="float">
            <text:p>0.01171099</text:p>
          </table:table-cell>
          <table:table-cell office:value-type="float" office:value="0.02293954" calcext:value-type="float">
            <text:p>0.02293954</text:p>
          </table:table-cell>
          <table:table-cell office:value-type="float" office:value="0.01947198" calcext:value-type="float">
            <text:p>0.01947198</text:p>
          </table:table-cell>
          <table:table-cell office:value-type="float" office:value="0.01820703" calcext:value-type="float">
            <text:p>0.01820703</text:p>
          </table:table-cell>
          <table:table-cell office:value-type="float" office:value="0.01934817" calcext:value-type="float">
            <text:p>0.01934817</text:p>
          </table:table-cell>
          <table:table-cell office:value-type="float" office:value="0.02249704" calcext:value-type="float">
            <text:p>0.02249704</text:p>
          </table:table-cell>
          <table:table-cell office:value-type="float" office:value="0.005251106" calcext:value-type="float">
            <text:p>0.005251106</text:p>
          </table:table-cell>
          <table:table-cell office:value-type="float" office:value="0.005194325" calcext:value-type="float">
            <text:p>0.005194325</text:p>
          </table:table-cell>
          <table:table-cell office:value-type="float" office:value="0" calcext:value-type="float">
            <text:p>0</text:p>
          </table:table-cell>
          <table:table-cell office:value-type="float" office:value="17.41595" calcext:value-type="float">
            <text:p>17.41595</text:p>
          </table:table-cell>
          <table:table-cell office:value-type="float" office:value="26.58785" calcext:value-type="float">
            <text:p>26.58785</text:p>
          </table:table-cell>
          <table:table-cell office:value-type="float" office:value="26.82511" calcext:value-type="float">
            <text:p>26.82511</text:p>
          </table:table-cell>
          <table:table-cell office:value-type="float" office:value="22.48678" calcext:value-type="float">
            <text:p>22.48678</text:p>
          </table:table-cell>
          <table:table-cell office:value-type="float" office:value="18.36215" calcext:value-type="float">
            <text:p>18.36215</text:p>
          </table:table-cell>
          <table:table-cell office:value-type="float" office:value="6.082191" calcext:value-type="float">
            <text:p>6.082191</text:p>
          </table:table-cell>
          <table:table-cell office:value-type="float" office:value="2.638515" calcext:value-type="float">
            <text:p>2.638515</text:p>
          </table:table-cell>
          <table:table-cell office:value-type="float" office:value="4.072959" calcext:value-type="float">
            <text:p>4.072959</text:p>
          </table:table-cell>
          <table:table-cell office:value-type="float" office:value="4.05719" calcext:value-type="float">
            <text:p>4.05719</text:p>
          </table:table-cell>
          <table:table-cell office:value-type="float" office:value="1.431228" calcext:value-type="float">
            <text:p>1.431228</text:p>
          </table:table-cell>
          <table:table-cell office:value-type="float" office:value="0.4927651" calcext:value-type="float">
            <text:p>0.4927651</text:p>
          </table:table-cell>
          <table:table-cell office:value-type="float" office:value="0.4597719" calcext:value-type="float">
            <text:p>0.4597719</text:p>
          </table:table-cell>
          <table:table-cell office:value-type="float" office:value="0.3213261" calcext:value-type="float">
            <text:p>0.3213261</text:p>
          </table:table-cell>
          <table:table-cell office:value-type="float" office:value="0.3528395" calcext:value-type="float">
            <text:p>0.3528395</text:p>
          </table:table-cell>
          <table:table-cell office:value-type="float" office:value="0" calcext:value-type="float">
            <text:p>0</text:p>
          </table:table-cell>
          <table:table-cell office:value-type="float" office:value="5464.253" calcext:value-type="float">
            <text:p>5464.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656474" calcext:value-type="float">
            <text:p>-0.0665647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8052004" calcext:value-type="float">
            <text:p>28052004</text:p>
          </table:table-cell>
          <table:table-cell office:value-type="float" office:value="23.13738" calcext:value-type="float">
            <text:p>23.13738</text:p>
          </table:table-cell>
          <table:table-cell office:value-type="float" office:value="1089.257" calcext:value-type="float">
            <text:p>1089.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3878" calcext:value-type="float">
            <text:p>3.063878</text:p>
          </table:table-cell>
          <table:table-cell office:value-type="float" office:value="10.96043" calcext:value-type="float">
            <text:p>10.96043</text:p>
          </table:table-cell>
          <table:table-cell office:value-type="float" office:value="0.2618377" calcext:value-type="float">
            <text:p>0.2618377</text:p>
          </table:table-cell>
          <table:table-cell office:value-type="float" office:value="0.00009621046" calcext:value-type="float">
            <text:p>9.621046E-05</text:p>
          </table:table-cell>
          <table:table-cell office:value-type="float" office:value="0.2877789" calcext:value-type="float">
            <text:p>0.2877789</text:p>
          </table:table-cell>
          <table:table-cell office:value-type="float" office:value="-0.00660838" calcext:value-type="float">
            <text:p>-0.00660838</text:p>
          </table:table-cell>
          <table:table-cell office:value-type="float" office:value="-0.08218358" calcext:value-type="float">
            <text:p>-0.08218358</text:p>
          </table:table-cell>
          <table:table-cell office:value-type="float" office:value="0.001495222" calcext:value-type="float">
            <text:p>0.001495222</text:p>
          </table:table-cell>
          <table:table-cell office:value-type="float" office:value="0.0000009944793" calcext:value-type="float">
            <text:p>9.944793E-07</text:p>
          </table:table-cell>
          <table:table-cell office:value-type="float" office:value="14.9262" calcext:value-type="float">
            <text:p>14.9262</text:p>
          </table:table-cell>
          <table:table-cell office:value-type="float" office:value="7.013161" calcext:value-type="float">
            <text:p>7.013161</text:p>
          </table:table-cell>
          <table:table-cell office:value-type="float" office:value="0.112873" calcext:value-type="float">
            <text:p>0.112873</text:p>
          </table:table-cell>
          <table:table-cell office:value-type="float" office:value="0.06767321" calcext:value-type="float">
            <text:p>0.06767321</text:p>
          </table:table-cell>
          <table:table-cell office:value-type="float" office:value="0.04368016" calcext:value-type="float">
            <text:p>0.04368016</text:p>
          </table:table-cell>
          <table:table-cell office:value-type="float" office:value="0.0442031" calcext:value-type="float">
            <text:p>0.0442031</text:p>
          </table:table-cell>
          <table:table-cell office:value-type="float" office:value="0.01813247" calcext:value-type="float">
            <text:p>0.01813247</text:p>
          </table:table-cell>
          <table:table-cell office:value-type="float" office:value="0.01169973" calcext:value-type="float">
            <text:p>0.01169973</text:p>
          </table:table-cell>
          <table:table-cell office:value-type="float" office:value="0.02297274" calcext:value-type="float">
            <text:p>0.02297274</text:p>
          </table:table-cell>
          <table:table-cell office:value-type="float" office:value="0.01950041" calcext:value-type="float">
            <text:p>0.01950041</text:p>
          </table:table-cell>
          <table:table-cell office:value-type="float" office:value="0.01818484" calcext:value-type="float">
            <text:p>0.01818484</text:p>
          </table:table-cell>
          <table:table-cell office:value-type="float" office:value="0.01929132" calcext:value-type="float">
            <text:p>0.01929132</text:p>
          </table:table-cell>
          <table:table-cell office:value-type="float" office:value="0.02239512" calcext:value-type="float">
            <text:p>0.02239512</text:p>
          </table:table-cell>
          <table:table-cell office:value-type="float" office:value="0.005250897" calcext:value-type="float">
            <text:p>0.005250897</text:p>
          </table:table-cell>
          <table:table-cell office:value-type="float" office:value="0.00519337" calcext:value-type="float">
            <text:p>0.00519337</text:p>
          </table:table-cell>
          <table:table-cell office:value-type="float" office:value="0" calcext:value-type="float">
            <text:p>0</text:p>
          </table:table-cell>
          <table:table-cell office:value-type="float" office:value="19.18889" calcext:value-type="float">
            <text:p>19.18889</text:p>
          </table:table-cell>
          <table:table-cell office:value-type="float" office:value="28.36634" calcext:value-type="float">
            <text:p>28.36634</text:p>
          </table:table-cell>
          <table:table-cell office:value-type="float" office:value="27.29505" calcext:value-type="float">
            <text:p>27.29505</text:p>
          </table:table-cell>
          <table:table-cell office:value-type="float" office:value="22.691" calcext:value-type="float">
            <text:p>22.691</text:p>
          </table:table-cell>
          <table:table-cell office:value-type="float" office:value="18.55471" calcext:value-type="float">
            <text:p>18.55471</text:p>
          </table:table-cell>
          <table:table-cell office:value-type="float" office:value="6.115344" calcext:value-type="float">
            <text:p>6.115344</text:p>
          </table:table-cell>
          <table:table-cell office:value-type="float" office:value="2.68502" calcext:value-type="float">
            <text:p>2.68502</text:p>
          </table:table-cell>
          <table:table-cell office:value-type="float" office:value="4.078173" calcext:value-type="float">
            <text:p>4.078173</text:p>
          </table:table-cell>
          <table:table-cell office:value-type="float" office:value="4.065216" calcext:value-type="float">
            <text:p>4.065216</text:p>
          </table:table-cell>
          <table:table-cell office:value-type="float" office:value="1.438175" calcext:value-type="float">
            <text:p>1.438175</text:p>
          </table:table-cell>
          <table:table-cell office:value-type="float" office:value="0.4953387" calcext:value-type="float">
            <text:p>0.4953387</text:p>
          </table:table-cell>
          <table:table-cell office:value-type="float" office:value="0.4609151" calcext:value-type="float">
            <text:p>0.4609151</text:p>
          </table:table-cell>
          <table:table-cell office:value-type="float" office:value="0.3215092" calcext:value-type="float">
            <text:p>0.3215092</text:p>
          </table:table-cell>
          <table:table-cell office:value-type="float" office:value="0.3528446" calcext:value-type="float">
            <text:p>0.3528446</text:p>
          </table:table-cell>
          <table:table-cell office:value-type="float" office:value="0" calcext:value-type="float">
            <text:p>0</text:p>
          </table:table-cell>
          <table:table-cell office:value-type="float" office:value="6164.567" calcext:value-type="float">
            <text:p>6164.5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659279" calcext:value-type="float">
            <text:p>-0.066592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052004" calcext:value-type="float">
            <text:p>29052004</text:p>
          </table:table-cell>
          <table:table-cell office:value-type="float" office:value="22.85788" calcext:value-type="float">
            <text:p>22.85788</text:p>
          </table:table-cell>
          <table:table-cell office:value-type="float" office:value="1089.133" calcext:value-type="float">
            <text:p>1089.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79458" calcext:value-type="float">
            <text:p>3.079458</text:p>
          </table:table-cell>
          <table:table-cell office:value-type="float" office:value="11.08708" calcext:value-type="float">
            <text:p>11.08708</text:p>
          </table:table-cell>
          <table:table-cell office:value-type="float" office:value="0.4026134" calcext:value-type="float">
            <text:p>0.4026134</text:p>
          </table:table-cell>
          <table:table-cell office:value-type="float" office:value="0.0001075357" calcext:value-type="float">
            <text:p>0.0001075357</text:p>
          </table:table-cell>
          <table:table-cell office:value-type="float" office:value="0.415105" calcext:value-type="float">
            <text:p>0.415105</text:p>
          </table:table-cell>
          <table:table-cell office:value-type="float" office:value="-0.005882688" calcext:value-type="float">
            <text:p>-0.005882688</text:p>
          </table:table-cell>
          <table:table-cell office:value-type="float" office:value="-0.08261482" calcext:value-type="float">
            <text:p>-0.08261482</text:p>
          </table:table-cell>
          <table:table-cell office:value-type="float" office:value="0.001438965" calcext:value-type="float">
            <text:p>0.001438965</text:p>
          </table:table-cell>
          <table:table-cell office:value-type="float" office:value="0.0000009949407" calcext:value-type="float">
            <text:p>9.949407E-07</text:p>
          </table:table-cell>
          <table:table-cell office:value-type="float" office:value="14.62382" calcext:value-type="float">
            <text:p>14.62382</text:p>
          </table:table-cell>
          <table:table-cell office:value-type="float" office:value="9.893318" calcext:value-type="float">
            <text:p>9.893318</text:p>
          </table:table-cell>
          <table:table-cell office:value-type="float" office:value="1.94289" calcext:value-type="float">
            <text:p>1.94289</text:p>
          </table:table-cell>
          <table:table-cell office:value-type="float" office:value="0.3627661" calcext:value-type="float">
            <text:p>0.3627661</text:p>
          </table:table-cell>
          <table:table-cell office:value-type="float" office:value="0.04878872" calcext:value-type="float">
            <text:p>0.04878872</text:p>
          </table:table-cell>
          <table:table-cell office:value-type="float" office:value="0.04403241" calcext:value-type="float">
            <text:p>0.04403241</text:p>
          </table:table-cell>
          <table:table-cell office:value-type="float" office:value="0.01809197" calcext:value-type="float">
            <text:p>0.01809197</text:p>
          </table:table-cell>
          <table:table-cell office:value-type="float" office:value="0.0126114" calcext:value-type="float">
            <text:p>0.0126114</text:p>
          </table:table-cell>
          <table:table-cell office:value-type="float" office:value="0.02298558" calcext:value-type="float">
            <text:p>0.02298558</text:p>
          </table:table-cell>
          <table:table-cell office:value-type="float" office:value="0.01952307" calcext:value-type="float">
            <text:p>0.01952307</text:p>
          </table:table-cell>
          <table:table-cell office:value-type="float" office:value="0.018164" calcext:value-type="float">
            <text:p>0.018164</text:p>
          </table:table-cell>
          <table:table-cell office:value-type="float" office:value="0.01923622" calcext:value-type="float">
            <text:p>0.01923622</text:p>
          </table:table-cell>
          <table:table-cell office:value-type="float" office:value="0.0222903" calcext:value-type="float">
            <text:p>0.0222903</text:p>
          </table:table-cell>
          <table:table-cell office:value-type="float" office:value="0.005250531" calcext:value-type="float">
            <text:p>0.005250531</text:p>
          </table:table-cell>
          <table:table-cell office:value-type="float" office:value="0.005190508" calcext:value-type="float">
            <text:p>0.005190508</text:p>
          </table:table-cell>
          <table:table-cell office:value-type="float" office:value="0" calcext:value-type="float">
            <text:p>0</text:p>
          </table:table-cell>
          <table:table-cell office:value-type="float" office:value="8.389173" calcext:value-type="float">
            <text:p>8.389173</text:p>
          </table:table-cell>
          <table:table-cell office:value-type="float" office:value="30.59418" calcext:value-type="float">
            <text:p>30.59418</text:p>
          </table:table-cell>
          <table:table-cell office:value-type="float" office:value="34.34571" calcext:value-type="float">
            <text:p>34.34571</text:p>
          </table:table-cell>
          <table:table-cell office:value-type="float" office:value="23.46217" calcext:value-type="float">
            <text:p>23.46217</text:p>
          </table:table-cell>
          <table:table-cell office:value-type="float" office:value="19.08887" calcext:value-type="float">
            <text:p>19.08887</text:p>
          </table:table-cell>
          <table:table-cell office:value-type="float" office:value="6.189739" calcext:value-type="float">
            <text:p>6.189739</text:p>
          </table:table-cell>
          <table:table-cell office:value-type="float" office:value="2.710718" calcext:value-type="float">
            <text:p>2.710718</text:p>
          </table:table-cell>
          <table:table-cell office:value-type="float" office:value="4.086887" calcext:value-type="float">
            <text:p>4.086887</text:p>
          </table:table-cell>
          <table:table-cell office:value-type="float" office:value="4.071964" calcext:value-type="float">
            <text:p>4.071964</text:p>
          </table:table-cell>
          <table:table-cell office:value-type="float" office:value="1.445085" calcext:value-type="float">
            <text:p>1.445085</text:p>
          </table:table-cell>
          <table:table-cell office:value-type="float" office:value="0.4979631" calcext:value-type="float">
            <text:p>0.4979631</text:p>
          </table:table-cell>
          <table:table-cell office:value-type="float" office:value="0.4620355" calcext:value-type="float">
            <text:p>0.4620355</text:p>
          </table:table-cell>
          <table:table-cell office:value-type="float" office:value="0.3216512" calcext:value-type="float">
            <text:p>0.3216512</text:p>
          </table:table-cell>
          <table:table-cell office:value-type="float" office:value="0.3527662" calcext:value-type="float">
            <text:p>0.3527662</text:p>
          </table:table-cell>
          <table:table-cell office:value-type="float" office:value="0" calcext:value-type="float">
            <text:p>0</text:p>
          </table:table-cell>
          <table:table-cell office:value-type="float" office:value="5985.394" calcext:value-type="float">
            <text:p>5985.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800328" calcext:value-type="float">
            <text:p>-0.0680032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0052004" calcext:value-type="float">
            <text:p>30052004</text:p>
          </table:table-cell>
          <table:table-cell office:value-type="float" office:value="22.76549" calcext:value-type="float">
            <text:p>22.76549</text:p>
          </table:table-cell>
          <table:table-cell office:value-type="float" office:value="1089.165" calcext:value-type="float">
            <text:p>1089.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53364" calcext:value-type="float">
            <text:p>2.853364</text:p>
          </table:table-cell>
          <table:table-cell office:value-type="float" office:value="11.33886" calcext:value-type="float">
            <text:p>11.33886</text:p>
          </table:table-cell>
          <table:table-cell office:value-type="float" office:value="0.4026134" calcext:value-type="float">
            <text:p>0.4026134</text:p>
          </table:table-cell>
          <table:table-cell office:value-type="float" office:value="0.0001078429" calcext:value-type="float">
            <text:p>0.0001078429</text:p>
          </table:table-cell>
          <table:table-cell office:value-type="float" office:value="0.415105" calcext:value-type="float">
            <text:p>0.415105</text:p>
          </table:table-cell>
          <table:table-cell office:value-type="float" office:value="-0.005766782" calcext:value-type="float">
            <text:p>-0.005766782</text:p>
          </table:table-cell>
          <table:table-cell office:value-type="float" office:value="-0.09459441" calcext:value-type="float">
            <text:p>-0.09459441</text:p>
          </table:table-cell>
          <table:table-cell office:value-type="float" office:value="0.001428734" calcext:value-type="float">
            <text:p>0.001428734</text:p>
          </table:table-cell>
          <table:table-cell office:value-type="float" office:value="0.0000009955426" calcext:value-type="float">
            <text:p>9.955426E-07</text:p>
          </table:table-cell>
          <table:table-cell office:value-type="float" office:value="15.02232" calcext:value-type="float">
            <text:p>15.02232</text:p>
          </table:table-cell>
          <table:table-cell office:value-type="float" office:value="6.535471" calcext:value-type="float">
            <text:p>6.535471</text:p>
          </table:table-cell>
          <table:table-cell office:value-type="float" office:value="0.3943287" calcext:value-type="float">
            <text:p>0.3943287</text:p>
          </table:table-cell>
          <table:table-cell office:value-type="float" office:value="0.08725336" calcext:value-type="float">
            <text:p>0.08725336</text:p>
          </table:table-cell>
          <table:table-cell office:value-type="float" office:value="0.04728738" calcext:value-type="float">
            <text:p>0.04728738</text:p>
          </table:table-cell>
          <table:table-cell office:value-type="float" office:value="0.04576994" calcext:value-type="float">
            <text:p>0.04576994</text:p>
          </table:table-cell>
          <table:table-cell office:value-type="float" office:value="0.01870766" calcext:value-type="float">
            <text:p>0.01870766</text:p>
          </table:table-cell>
          <table:table-cell office:value-type="float" office:value="0.01216485" calcext:value-type="float">
            <text:p>0.01216485</text:p>
          </table:table-cell>
          <table:table-cell office:value-type="float" office:value="0.0230494" calcext:value-type="float">
            <text:p>0.0230494</text:p>
          </table:table-cell>
          <table:table-cell office:value-type="float" office:value="0.01954402" calcext:value-type="float">
            <text:p>0.01954402</text:p>
          </table:table-cell>
          <table:table-cell office:value-type="float" office:value="0.01814339" calcext:value-type="float">
            <text:p>0.01814339</text:p>
          </table:table-cell>
          <table:table-cell office:value-type="float" office:value="0.01918054" calcext:value-type="float">
            <text:p>0.01918054</text:p>
          </table:table-cell>
          <table:table-cell office:value-type="float" office:value="0.02218949" calcext:value-type="float">
            <text:p>0.02218949</text:p>
          </table:table-cell>
          <table:table-cell office:value-type="float" office:value="0.00525014" calcext:value-type="float">
            <text:p>0.00525014</text:p>
          </table:table-cell>
          <table:table-cell office:value-type="float" office:value="0.005189805" calcext:value-type="float">
            <text:p>0.005189805</text:p>
          </table:table-cell>
          <table:table-cell office:value-type="float" office:value="0" calcext:value-type="float">
            <text:p>0</text:p>
          </table:table-cell>
          <table:table-cell office:value-type="float" office:value="20.87822" calcext:value-type="float">
            <text:p>20.87822</text:p>
          </table:table-cell>
          <table:table-cell office:value-type="float" office:value="23.85667" calcext:value-type="float">
            <text:p>23.85667</text:p>
          </table:table-cell>
          <table:table-cell office:value-type="float" office:value="28.71511" calcext:value-type="float">
            <text:p>28.71511</text:p>
          </table:table-cell>
          <table:table-cell office:value-type="float" office:value="26.72764" calcext:value-type="float">
            <text:p>26.72764</text:p>
          </table:table-cell>
          <table:table-cell office:value-type="float" office:value="23.26225" calcext:value-type="float">
            <text:p>23.26225</text:p>
          </table:table-cell>
          <table:table-cell office:value-type="float" office:value="7.817058" calcext:value-type="float">
            <text:p>7.817058</text:p>
          </table:table-cell>
          <table:table-cell office:value-type="float" office:value="2.997638" calcext:value-type="float">
            <text:p>2.997638</text:p>
          </table:table-cell>
          <table:table-cell office:value-type="float" office:value="4.121133" calcext:value-type="float">
            <text:p>4.121133</text:p>
          </table:table-cell>
          <table:table-cell office:value-type="float" office:value="4.082795" calcext:value-type="float">
            <text:p>4.082795</text:p>
          </table:table-cell>
          <table:table-cell office:value-type="float" office:value="1.45241" calcext:value-type="float">
            <text:p>1.45241</text:p>
          </table:table-cell>
          <table:table-cell office:value-type="float" office:value="0.5006528" calcext:value-type="float">
            <text:p>0.5006528</text:p>
          </table:table-cell>
          <table:table-cell office:value-type="float" office:value="0.463189" calcext:value-type="float">
            <text:p>0.463189</text:p>
          </table:table-cell>
          <table:table-cell office:value-type="float" office:value="0.3217674" calcext:value-type="float">
            <text:p>0.3217674</text:p>
          </table:table-cell>
          <table:table-cell office:value-type="float" office:value="0.3528587" calcext:value-type="float">
            <text:p>0.3528587</text:p>
          </table:table-cell>
          <table:table-cell office:value-type="float" office:value="0" calcext:value-type="float">
            <text:p>0</text:p>
          </table:table-cell>
          <table:table-cell office:value-type="float" office:value="5841.305" calcext:value-type="float">
            <text:p>5841.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8516635" calcext:value-type="float">
            <text:p>-0.0851663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052004" calcext:value-type="float">
            <text:p>31052004</text:p>
          </table:table-cell>
          <table:table-cell office:value-type="float" office:value="22.68131" calcext:value-type="float">
            <text:p>22.68131</text:p>
          </table:table-cell>
          <table:table-cell office:value-type="float" office:value="1089.223" calcext:value-type="float">
            <text:p>1089.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05275" calcext:value-type="float">
            <text:p>2.705275</text:p>
          </table:table-cell>
          <table:table-cell office:value-type="float" office:value="11.50309" calcext:value-type="float">
            <text:p>11.50309</text:p>
          </table:table-cell>
          <table:table-cell office:value-type="float" office:value="0.4026134" calcext:value-type="float">
            <text:p>0.4026134</text:p>
          </table:table-cell>
          <table:table-cell office:value-type="float" office:value="0.0001078429" calcext:value-type="float">
            <text:p>0.0001078429</text:p>
          </table:table-cell>
          <table:table-cell office:value-type="float" office:value="0.415105" calcext:value-type="float">
            <text:p>0.415105</text:p>
          </table:table-cell>
          <table:table-cell office:value-type="float" office:value="-0.005719414" calcext:value-type="float">
            <text:p>-0.005719414</text:p>
          </table:table-cell>
          <table:table-cell office:value-type="float" office:value="-0.09701987" calcext:value-type="float">
            <text:p>-0.09701987</text:p>
          </table:table-cell>
          <table:table-cell office:value-type="float" office:value="0.0014216" calcext:value-type="float">
            <text:p>0.0014216</text:p>
          </table:table-cell>
          <table:table-cell office:value-type="float" office:value="0.0000009962166" calcext:value-type="float">
            <text:p>9.962166E-07</text:p>
          </table:table-cell>
          <table:table-cell office:value-type="float" office:value="15.53189" calcext:value-type="float">
            <text:p>15.53189</text:p>
          </table:table-cell>
          <table:table-cell office:value-type="float" office:value="3.379618" calcext:value-type="float">
            <text:p>3.379618</text:p>
          </table:table-cell>
          <table:table-cell office:value-type="float" office:value="0.2456753" calcext:value-type="float">
            <text:p>0.2456753</text:p>
          </table:table-cell>
          <table:table-cell office:value-type="float" office:value="0.07273302" calcext:value-type="float">
            <text:p>0.07273302</text:p>
          </table:table-cell>
          <table:table-cell office:value-type="float" office:value="0.04536465" calcext:value-type="float">
            <text:p>0.04536465</text:p>
          </table:table-cell>
          <table:table-cell office:value-type="float" office:value="0.04513854" calcext:value-type="float">
            <text:p>0.04513854</text:p>
          </table:table-cell>
          <table:table-cell office:value-type="float" office:value="0.0188852" calcext:value-type="float">
            <text:p>0.0188852</text:p>
          </table:table-cell>
          <table:table-cell office:value-type="float" office:value="0.01227991" calcext:value-type="float">
            <text:p>0.01227991</text:p>
          </table:table-cell>
          <table:table-cell office:value-type="float" office:value="0.02314412" calcext:value-type="float">
            <text:p>0.02314412</text:p>
          </table:table-cell>
          <table:table-cell office:value-type="float" office:value="0.01957269" calcext:value-type="float">
            <text:p>0.01957269</text:p>
          </table:table-cell>
          <table:table-cell office:value-type="float" office:value="0.01812295" calcext:value-type="float">
            <text:p>0.01812295</text:p>
          </table:table-cell>
          <table:table-cell office:value-type="float" office:value="0.01912521" calcext:value-type="float">
            <text:p>0.01912521</text:p>
          </table:table-cell>
          <table:table-cell office:value-type="float" office:value="0.0220895" calcext:value-type="float">
            <text:p>0.0220895</text:p>
          </table:table-cell>
          <table:table-cell office:value-type="float" office:value="0.005250071" calcext:value-type="float">
            <text:p>0.005250071</text:p>
          </table:table-cell>
          <table:table-cell office:value-type="float" office:value="0.00518879" calcext:value-type="float">
            <text:p>0.00518879</text:p>
          </table:table-cell>
          <table:table-cell office:value-type="float" office:value="0" calcext:value-type="float">
            <text:p>0</text:p>
          </table:table-cell>
          <table:table-cell office:value-type="float" office:value="25.28627" calcext:value-type="float">
            <text:p>25.28627</text:p>
          </table:table-cell>
          <table:table-cell office:value-type="float" office:value="22.65801" calcext:value-type="float">
            <text:p>22.65801</text:p>
          </table:table-cell>
          <table:table-cell office:value-type="float" office:value="26.48675" calcext:value-type="float">
            <text:p>26.48675</text:p>
          </table:table-cell>
          <table:table-cell office:value-type="float" office:value="25.42346" calcext:value-type="float">
            <text:p>25.42346</text:p>
          </table:table-cell>
          <table:table-cell office:value-type="float" office:value="22.43111" calcext:value-type="float">
            <text:p>22.43111</text:p>
          </table:table-cell>
          <table:table-cell office:value-type="float" office:value="7.904784" calcext:value-type="float">
            <text:p>7.904784</text:p>
          </table:table-cell>
          <table:table-cell office:value-type="float" office:value="3.301809" calcext:value-type="float">
            <text:p>3.301809</text:p>
          </table:table-cell>
          <table:table-cell office:value-type="float" office:value="4.157598" calcext:value-type="float">
            <text:p>4.157598</text:p>
          </table:table-cell>
          <table:table-cell office:value-type="float" office:value="4.098601" calcext:value-type="float">
            <text:p>4.098601</text:p>
          </table:table-cell>
          <table:table-cell office:value-type="float" office:value="1.460213" calcext:value-type="float">
            <text:p>1.460213</text:p>
          </table:table-cell>
          <table:table-cell office:value-type="float" office:value="0.5035768" calcext:value-type="float">
            <text:p>0.5035768</text:p>
          </table:table-cell>
          <table:table-cell office:value-type="float" office:value="0.4643959" calcext:value-type="float">
            <text:p>0.4643959</text:p>
          </table:table-cell>
          <table:table-cell office:value-type="float" office:value="0.3219807" calcext:value-type="float">
            <text:p>0.3219807</text:p>
          </table:table-cell>
          <table:table-cell office:value-type="float" office:value="0.3528639" calcext:value-type="float">
            <text:p>0.3528639</text:p>
          </table:table-cell>
          <table:table-cell office:value-type="float" office:value="0" calcext:value-type="float">
            <text:p>0</text:p>
          </table:table-cell>
          <table:table-cell office:value-type="float" office:value="5748.407" calcext:value-type="float">
            <text:p>5748.4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8540808" calcext:value-type="float">
            <text:p>-0.0854080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62004" calcext:value-type="float">
            <text:p>1062004</text:p>
          </table:table-cell>
          <table:table-cell office:value-type="float" office:value="22.58525" calcext:value-type="float">
            <text:p>22.58525</text:p>
          </table:table-cell>
          <table:table-cell office:value-type="float" office:value="1089.271" calcext:value-type="float">
            <text:p>1089.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68482" calcext:value-type="float">
            <text:p>2.668482</text:p>
          </table:table-cell>
          <table:table-cell office:value-type="float" office:value="11.57867" calcext:value-type="float">
            <text:p>11.57867</text:p>
          </table:table-cell>
          <table:table-cell office:value-type="float" office:value="0.4026134" calcext:value-type="float">
            <text:p>0.4026134</text:p>
          </table:table-cell>
          <table:table-cell office:value-type="float" office:value="0.0001078429" calcext:value-type="float">
            <text:p>0.0001078429</text:p>
          </table:table-cell>
          <table:table-cell office:value-type="float" office:value="0.415105" calcext:value-type="float">
            <text:p>0.415105</text:p>
          </table:table-cell>
          <table:table-cell office:value-type="float" office:value="-0.00569738" calcext:value-type="float">
            <text:p>-0.00569738</text:p>
          </table:table-cell>
          <table:table-cell office:value-type="float" office:value="-0.09864363" calcext:value-type="float">
            <text:p>-0.09864363</text:p>
          </table:table-cell>
          <table:table-cell office:value-type="float" office:value="0.001410209" calcext:value-type="float">
            <text:p>0.001410209</text:p>
          </table:table-cell>
          <table:table-cell office:value-type="float" office:value="0.0000009975303" calcext:value-type="float">
            <text:p>9.975303E-07</text:p>
          </table:table-cell>
          <table:table-cell office:value-type="float" office:value="15.83352" calcext:value-type="float">
            <text:p>15.83352</text:p>
          </table:table-cell>
          <table:table-cell office:value-type="float" office:value="2.372179" calcext:value-type="float">
            <text:p>2.372179</text:p>
          </table:table-cell>
          <table:table-cell office:value-type="float" office:value="0.1727341" calcext:value-type="float">
            <text:p>0.1727341</text:p>
          </table:table-cell>
          <table:table-cell office:value-type="float" office:value="0.06638899" calcext:value-type="float">
            <text:p>0.06638899</text:p>
          </table:table-cell>
          <table:table-cell office:value-type="float" office:value="0.04418362" calcext:value-type="float">
            <text:p>0.04418362</text:p>
          </table:table-cell>
          <table:table-cell office:value-type="float" office:value="0.04457852" calcext:value-type="float">
            <text:p>0.04457852</text:p>
          </table:table-cell>
          <table:table-cell office:value-type="float" office:value="0.01892943" calcext:value-type="float">
            <text:p>0.01892943</text:p>
          </table:table-cell>
          <table:table-cell office:value-type="float" office:value="0.01229145" calcext:value-type="float">
            <text:p>0.01229145</text:p>
          </table:table-cell>
          <table:table-cell office:value-type="float" office:value="0.02322671" calcext:value-type="float">
            <text:p>0.02322671</text:p>
          </table:table-cell>
          <table:table-cell office:value-type="float" office:value="0.01961269" calcext:value-type="float">
            <text:p>0.01961269</text:p>
          </table:table-cell>
          <table:table-cell office:value-type="float" office:value="0.0181045" calcext:value-type="float">
            <text:p>0.0181045</text:p>
          </table:table-cell>
          <table:table-cell office:value-type="float" office:value="0.01907025" calcext:value-type="float">
            <text:p>0.01907025</text:p>
          </table:table-cell>
          <table:table-cell office:value-type="float" office:value="0.02198995" calcext:value-type="float">
            <text:p>0.02198995</text:p>
          </table:table-cell>
          <table:table-cell office:value-type="float" office:value="0.005250008" calcext:value-type="float">
            <text:p>0.005250008</text:p>
          </table:table-cell>
          <table:table-cell office:value-type="float" office:value="0.005187775" calcext:value-type="float">
            <text:p>0.005187775</text:p>
          </table:table-cell>
          <table:table-cell office:value-type="float" office:value="0" calcext:value-type="float">
            <text:p>0</text:p>
          </table:table-cell>
          <table:table-cell office:value-type="float" office:value="19.55534" calcext:value-type="float">
            <text:p>19.55534</text:p>
          </table:table-cell>
          <table:table-cell office:value-type="float" office:value="23.97552" calcext:value-type="float">
            <text:p>23.97552</text:p>
          </table:table-cell>
          <table:table-cell office:value-type="float" office:value="26.11577" calcext:value-type="float">
            <text:p>26.11577</text:p>
          </table:table-cell>
          <table:table-cell office:value-type="float" office:value="24.67189" calcext:value-type="float">
            <text:p>24.67189</text:p>
          </table:table-cell>
          <table:table-cell office:value-type="float" office:value="21.40198" calcext:value-type="float">
            <text:p>21.40198</text:p>
          </table:table-cell>
          <table:table-cell office:value-type="float" office:value="7.749835" calcext:value-type="float">
            <text:p>7.749835</text:p>
          </table:table-cell>
          <table:table-cell office:value-type="float" office:value="3.333281" calcext:value-type="float">
            <text:p>3.333281</text:p>
          </table:table-cell>
          <table:table-cell office:value-type="float" office:value="4.171737" calcext:value-type="float">
            <text:p>4.171737</text:p>
          </table:table-cell>
          <table:table-cell office:value-type="float" office:value="4.118376" calcext:value-type="float">
            <text:p>4.118376</text:p>
          </table:table-cell>
          <table:table-cell office:value-type="float" office:value="1.469419" calcext:value-type="float">
            <text:p>1.469419</text:p>
          </table:table-cell>
          <table:table-cell office:value-type="float" office:value="0.5066243" calcext:value-type="float">
            <text:p>0.5066243</text:p>
          </table:table-cell>
          <table:table-cell office:value-type="float" office:value="0.4656258" calcext:value-type="float">
            <text:p>0.4656258</text:p>
          </table:table-cell>
          <table:table-cell office:value-type="float" office:value="0.3222001" calcext:value-type="float">
            <text:p>0.3222001</text:p>
          </table:table-cell>
          <table:table-cell office:value-type="float" office:value="0.352869" calcext:value-type="float">
            <text:p>0.352869</text:p>
          </table:table-cell>
          <table:table-cell office:value-type="float" office:value="0" calcext:value-type="float">
            <text:p>0</text:p>
          </table:table-cell>
          <table:table-cell office:value-type="float" office:value="5815.709" calcext:value-type="float">
            <text:p>5815.7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8549786" calcext:value-type="float">
            <text:p>-0.0854978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62004" calcext:value-type="float">
            <text:p>2062004</text:p>
          </table:table-cell>
          <table:table-cell office:value-type="float" office:value="22.25702" calcext:value-type="float">
            <text:p>22.25702</text:p>
          </table:table-cell>
          <table:table-cell office:value-type="float" office:value="1089.295" calcext:value-type="float">
            <text:p>1089.295</text:p>
          </table:table-cell>
          <table:table-cell office:value-type="float" office:value="0" calcext:value-type="float">
            <text:p>0</text:p>
          </table:table-cell>
          <table:table-cell office:value-type="float" office:value="-0.0001087934" calcext:value-type="float">
            <text:p>-0.0001087934</text:p>
          </table:table-cell>
          <table:table-cell office:value-type="float" office:value="2.873309" calcext:value-type="float">
            <text:p>2.873309</text:p>
          </table:table-cell>
          <table:table-cell office:value-type="float" office:value="11.66929" calcext:value-type="float">
            <text:p>11.66929</text:p>
          </table:table-cell>
          <table:table-cell office:value-type="float" office:value="0.4026134" calcext:value-type="float">
            <text:p>0.4026134</text:p>
          </table:table-cell>
          <table:table-cell office:value-type="float" office:value="0.0001078429" calcext:value-type="float">
            <text:p>0.0001078429</text:p>
          </table:table-cell>
          <table:table-cell office:value-type="float" office:value="0.415105" calcext:value-type="float">
            <text:p>0.415105</text:p>
          </table:table-cell>
          <table:table-cell office:value-type="float" office:value="-0.00569738" calcext:value-type="float">
            <text:p>-0.00569738</text:p>
          </table:table-cell>
          <table:table-cell office:value-type="float" office:value="-0.09896953" calcext:value-type="float">
            <text:p>-0.09896953</text:p>
          </table:table-cell>
          <table:table-cell office:value-type="float" office:value="0.001371629" calcext:value-type="float">
            <text:p>0.001371629</text:p>
          </table:table-cell>
          <table:table-cell office:value-type="float" office:value="0.0000009981935" calcext:value-type="float">
            <text:p>9.981935E-07</text:p>
          </table:table-cell>
          <table:table-cell office:value-type="float" office:value="15.36137" calcext:value-type="float">
            <text:p>15.36137</text:p>
          </table:table-cell>
          <table:table-cell office:value-type="float" office:value="3.533828" calcext:value-type="float">
            <text:p>3.533828</text:p>
          </table:table-cell>
          <table:table-cell office:value-type="float" office:value="0.130038" calcext:value-type="float">
            <text:p>0.130038</text:p>
          </table:table-cell>
          <table:table-cell office:value-type="float" office:value="0.06213195" calcext:value-type="float">
            <text:p>0.06213195</text:p>
          </table:table-cell>
          <table:table-cell office:value-type="float" office:value="0.04357746" calcext:value-type="float">
            <text:p>0.04357746</text:p>
          </table:table-cell>
          <table:table-cell office:value-type="float" office:value="0.04422357" calcext:value-type="float">
            <text:p>0.04422357</text:p>
          </table:table-cell>
          <table:table-cell office:value-type="float" office:value="0.01897842" calcext:value-type="float">
            <text:p>0.01897842</text:p>
          </table:table-cell>
          <table:table-cell office:value-type="float" office:value="0.01231444" calcext:value-type="float">
            <text:p>0.01231444</text:p>
          </table:table-cell>
          <table:table-cell office:value-type="float" office:value="0.02328929" calcext:value-type="float">
            <text:p>0.02328929</text:p>
          </table:table-cell>
          <table:table-cell office:value-type="float" office:value="0.0196586" calcext:value-type="float">
            <text:p>0.0196586</text:p>
          </table:table-cell>
          <table:table-cell office:value-type="float" office:value="0.01808913" calcext:value-type="float">
            <text:p>0.01808913</text:p>
          </table:table-cell>
          <table:table-cell office:value-type="float" office:value="0.01901596" calcext:value-type="float">
            <text:p>0.01901596</text:p>
          </table:table-cell>
          <table:table-cell office:value-type="float" office:value="0.02189085" calcext:value-type="float">
            <text:p>0.02189085</text:p>
          </table:table-cell>
          <table:table-cell office:value-type="float" office:value="0.005249941" calcext:value-type="float">
            <text:p>0.005249941</text:p>
          </table:table-cell>
          <table:table-cell office:value-type="float" office:value="0.005186747" calcext:value-type="float">
            <text:p>0.005186747</text:p>
          </table:table-cell>
          <table:table-cell office:value-type="float" office:value="0" calcext:value-type="float">
            <text:p>0</text:p>
          </table:table-cell>
          <table:table-cell office:value-type="float" office:value="25.22918" calcext:value-type="float">
            <text:p>25.22918</text:p>
          </table:table-cell>
          <table:table-cell office:value-type="float" office:value="25.96393" calcext:value-type="float">
            <text:p>25.96393</text:p>
          </table:table-cell>
          <table:table-cell office:value-type="float" office:value="26.60612" calcext:value-type="float">
            <text:p>26.60612</text:p>
          </table:table-cell>
          <table:table-cell office:value-type="float" office:value="24.68689" calcext:value-type="float">
            <text:p>24.68689</text:p>
          </table:table-cell>
          <table:table-cell office:value-type="float" office:value="21.16687" calcext:value-type="float">
            <text:p>21.16687</text:p>
          </table:table-cell>
          <table:table-cell office:value-type="float" office:value="7.705756" calcext:value-type="float">
            <text:p>7.705756</text:p>
          </table:table-cell>
          <table:table-cell office:value-type="float" office:value="3.34559" calcext:value-type="float">
            <text:p>3.34559</text:p>
          </table:table-cell>
          <table:table-cell office:value-type="float" office:value="4.168462" calcext:value-type="float">
            <text:p>4.168462</text:p>
          </table:table-cell>
          <table:table-cell office:value-type="float" office:value="4.136466" calcext:value-type="float">
            <text:p>4.136466</text:p>
          </table:table-cell>
          <table:table-cell office:value-type="float" office:value="1.480332" calcext:value-type="float">
            <text:p>1.480332</text:p>
          </table:table-cell>
          <table:table-cell office:value-type="float" office:value="0.5098431" calcext:value-type="float">
            <text:p>0.5098431</text:p>
          </table:table-cell>
          <table:table-cell office:value-type="float" office:value="0.4668694" calcext:value-type="float">
            <text:p>0.4668694</text:p>
          </table:table-cell>
          <table:table-cell office:value-type="float" office:value="0.3224257" calcext:value-type="float">
            <text:p>0.3224257</text:p>
          </table:table-cell>
          <table:table-cell office:value-type="float" office:value="0.3528741" calcext:value-type="float">
            <text:p>0.3528741</text:p>
          </table:table-cell>
          <table:table-cell office:value-type="float" office:value="0" calcext:value-type="float">
            <text:p>0</text:p>
          </table:table-cell>
          <table:table-cell office:value-type="float" office:value="6294.734" calcext:value-type="float">
            <text:p>6294.7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8551569" calcext:value-type="float">
            <text:p>-0.0855156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62004" calcext:value-type="float">
            <text:p>3062004</text:p>
          </table:table-cell>
          <table:table-cell office:value-type="float" office:value="21.95709" calcext:value-type="float">
            <text:p>21.95709</text:p>
          </table:table-cell>
          <table:table-cell office:value-type="float" office:value="1089.303" calcext:value-type="float">
            <text:p>1089.303</text:p>
          </table:table-cell>
          <table:table-cell office:value-type="float" office:value="0" calcext:value-type="float">
            <text:p>0</text:p>
          </table:table-cell>
          <table:table-cell office:value-type="float" office:value="-0.0004107042" calcext:value-type="float">
            <text:p>-0.0004107042</text:p>
          </table:table-cell>
          <table:table-cell office:value-type="float" office:value="3.064169" calcext:value-type="float">
            <text:p>3.064169</text:p>
          </table:table-cell>
          <table:table-cell office:value-type="float" office:value="11.7612" calcext:value-type="float">
            <text:p>11.7612</text:p>
          </table:table-cell>
          <table:table-cell office:value-type="float" office:value="0.4026134" calcext:value-type="float">
            <text:p>0.4026134</text:p>
          </table:table-cell>
          <table:table-cell office:value-type="float" office:value="0.0001078429" calcext:value-type="float">
            <text:p>0.0001078429</text:p>
          </table:table-cell>
          <table:table-cell office:value-type="float" office:value="0.415105" calcext:value-type="float">
            <text:p>0.415105</text:p>
          </table:table-cell>
          <table:table-cell office:value-type="float" office:value="-0.00569738" calcext:value-type="float">
            <text:p>-0.00569738</text:p>
          </table:table-cell>
          <table:table-cell office:value-type="float" office:value="-0.09927125" calcext:value-type="float">
            <text:p>-0.09927125</text:p>
          </table:table-cell>
          <table:table-cell office:value-type="float" office:value="0.001321107" calcext:value-type="float">
            <text:p>0.001321107</text:p>
          </table:table-cell>
          <table:table-cell office:value-type="float" office:value="0.0000009987647" calcext:value-type="float">
            <text:p>9.987647E-07</text:p>
          </table:table-cell>
          <table:table-cell office:value-type="float" office:value="14.92905" calcext:value-type="float">
            <text:p>14.92905</text:p>
          </table:table-cell>
          <table:table-cell office:value-type="float" office:value="5.546478" calcext:value-type="float">
            <text:p>5.546478</text:p>
          </table:table-cell>
          <table:table-cell office:value-type="float" office:value="0.1159397" calcext:value-type="float">
            <text:p>0.1159397</text:p>
          </table:table-cell>
          <table:table-cell office:value-type="float" office:value="0.06572045" calcext:value-type="float">
            <text:p>0.06572045</text:p>
          </table:table-cell>
          <table:table-cell office:value-type="float" office:value="0.04335409" calcext:value-type="float">
            <text:p>0.04335409</text:p>
          </table:table-cell>
          <table:table-cell office:value-type="float" office:value="0.04414982" calcext:value-type="float">
            <text:p>0.04414982</text:p>
          </table:table-cell>
          <table:table-cell office:value-type="float" office:value="0.01899392" calcext:value-type="float">
            <text:p>0.01899392</text:p>
          </table:table-cell>
          <table:table-cell office:value-type="float" office:value="0.01233101" calcext:value-type="float">
            <text:p>0.01233101</text:p>
          </table:table-cell>
          <table:table-cell office:value-type="float" office:value="0.02334574" calcext:value-type="float">
            <text:p>0.02334574</text:p>
          </table:table-cell>
          <table:table-cell office:value-type="float" office:value="0.01970382" calcext:value-type="float">
            <text:p>0.01970382</text:p>
          </table:table-cell>
          <table:table-cell office:value-type="float" office:value="0.01807638" calcext:value-type="float">
            <text:p>0.01807638</text:p>
          </table:table-cell>
          <table:table-cell office:value-type="float" office:value="0.01896256" calcext:value-type="float">
            <text:p>0.01896256</text:p>
          </table:table-cell>
          <table:table-cell office:value-type="float" office:value="0.02179231" calcext:value-type="float">
            <text:p>0.02179231</text:p>
          </table:table-cell>
          <table:table-cell office:value-type="float" office:value="0.005249876" calcext:value-type="float">
            <text:p>0.005249876</text:p>
          </table:table-cell>
          <table:table-cell office:value-type="float" office:value="0.005185723" calcext:value-type="float">
            <text:p>0.005185723</text:p>
          </table:table-cell>
          <table:table-cell office:value-type="float" office:value="0" calcext:value-type="float">
            <text:p>0</text:p>
          </table:table-cell>
          <table:table-cell office:value-type="float" office:value="26.91913" calcext:value-type="float">
            <text:p>26.91913</text:p>
          </table:table-cell>
          <table:table-cell office:value-type="float" office:value="28.31684" calcext:value-type="float">
            <text:p>28.31684</text:p>
          </table:table-cell>
          <table:table-cell office:value-type="float" office:value="27.09636" calcext:value-type="float">
            <text:p>27.09636</text:p>
          </table:table-cell>
          <table:table-cell office:value-type="float" office:value="24.87303" calcext:value-type="float">
            <text:p>24.87303</text:p>
          </table:table-cell>
          <table:table-cell office:value-type="float" office:value="21.32366" calcext:value-type="float">
            <text:p>21.32366</text:p>
          </table:table-cell>
          <table:table-cell office:value-type="float" office:value="7.72555" calcext:value-type="float">
            <text:p>7.72555</text:p>
          </table:table-cell>
          <table:table-cell office:value-type="float" office:value="3.381765" calcext:value-type="float">
            <text:p>3.381765</text:p>
          </table:table-cell>
          <table:table-cell office:value-type="float" office:value="4.166548" calcext:value-type="float">
            <text:p>4.166548</text:p>
          </table:table-cell>
          <table:table-cell office:value-type="float" office:value="4.148057" calcext:value-type="float">
            <text:p>4.148057</text:p>
          </table:table-cell>
          <table:table-cell office:value-type="float" office:value="1.491638" calcext:value-type="float">
            <text:p>1.491638</text:p>
          </table:table-cell>
          <table:table-cell office:value-type="float" office:value="0.513249" calcext:value-type="float">
            <text:p>0.513249</text:p>
          </table:table-cell>
          <table:table-cell office:value-type="float" office:value="0.468131" calcext:value-type="float">
            <text:p>0.468131</text:p>
          </table:table-cell>
          <table:table-cell office:value-type="float" office:value="0.3226573" calcext:value-type="float">
            <text:p>0.3226573</text:p>
          </table:table-cell>
          <table:table-cell office:value-type="float" office:value="0.3528792" calcext:value-type="float">
            <text:p>0.3528792</text:p>
          </table:table-cell>
          <table:table-cell office:value-type="float" office:value="0" calcext:value-type="float">
            <text:p>0</text:p>
          </table:table-cell>
          <table:table-cell office:value-type="float" office:value="6715.117" calcext:value-type="float">
            <text:p>6715.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8553915" calcext:value-type="float">
            <text:p>-0.0855391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062004" calcext:value-type="float">
            <text:p>4062004</text:p>
          </table:table-cell>
          <table:table-cell office:value-type="float" office:value="21.65353" calcext:value-type="float">
            <text:p>21.65353</text:p>
          </table:table-cell>
          <table:table-cell office:value-type="float" office:value="1089.303" calcext:value-type="float">
            <text:p>1089.303</text:p>
          </table:table-cell>
          <table:table-cell office:value-type="float" office:value="0" calcext:value-type="float">
            <text:p>0</text:p>
          </table:table-cell>
          <table:table-cell office:value-type="float" office:value="-0.002915014" calcext:value-type="float">
            <text:p>-0.002915014</text:p>
          </table:table-cell>
          <table:table-cell office:value-type="float" office:value="3.248062" calcext:value-type="float">
            <text:p>3.248062</text:p>
          </table:table-cell>
          <table:table-cell office:value-type="float" office:value="11.86935" calcext:value-type="float">
            <text:p>11.86935</text:p>
          </table:table-cell>
          <table:table-cell office:value-type="float" office:value="0.4026134" calcext:value-type="float">
            <text:p>0.4026134</text:p>
          </table:table-cell>
          <table:table-cell office:value-type="float" office:value="0.0001078429" calcext:value-type="float">
            <text:p>0.0001078429</text:p>
          </table:table-cell>
          <table:table-cell office:value-type="float" office:value="0.415105" calcext:value-type="float">
            <text:p>0.415105</text:p>
          </table:table-cell>
          <table:table-cell office:value-type="float" office:value="-0.00569738" calcext:value-type="float">
            <text:p>-0.00569738</text:p>
          </table:table-cell>
          <table:table-cell office:value-type="float" office:value="-0.09954912" calcext:value-type="float">
            <text:p>-0.09954912</text:p>
          </table:table-cell>
          <table:table-cell office:value-type="float" office:value="0.001260465" calcext:value-type="float">
            <text:p>0.001260465</text:p>
          </table:table-cell>
          <table:table-cell office:value-type="float" office:value="0.0000009993521" calcext:value-type="float">
            <text:p>9.993521E-07</text:p>
          </table:table-cell>
          <table:table-cell office:value-type="float" office:value="14.49927" calcext:value-type="float">
            <text:p>14.49927</text:p>
          </table:table-cell>
          <table:table-cell office:value-type="float" office:value="7.403072" calcext:value-type="float">
            <text:p>7.403072</text:p>
          </table:table-cell>
          <table:table-cell office:value-type="float" office:value="0.1193233" calcext:value-type="float">
            <text:p>0.1193233</text:p>
          </table:table-cell>
          <table:table-cell office:value-type="float" office:value="0.07441147" calcext:value-type="float">
            <text:p>0.07441147</text:p>
          </table:table-cell>
          <table:table-cell office:value-type="float" office:value="0.0440064" calcext:value-type="float">
            <text:p>0.0440064</text:p>
          </table:table-cell>
          <table:table-cell office:value-type="float" office:value="0.04427139" calcext:value-type="float">
            <text:p>0.04427139</text:p>
          </table:table-cell>
          <table:table-cell office:value-type="float" office:value="0.01893788" calcext:value-type="float">
            <text:p>0.01893788</text:p>
          </table:table-cell>
          <table:table-cell office:value-type="float" office:value="0.01228961" calcext:value-type="float">
            <text:p>0.01228961</text:p>
          </table:table-cell>
          <table:table-cell office:value-type="float" office:value="0.02338458" calcext:value-type="float">
            <text:p>0.02338458</text:p>
          </table:table-cell>
          <table:table-cell office:value-type="float" office:value="0.01974738" calcext:value-type="float">
            <text:p>0.01974738</text:p>
          </table:table-cell>
          <table:table-cell office:value-type="float" office:value="0.01806596" calcext:value-type="float">
            <text:p>0.01806596</text:p>
          </table:table-cell>
          <table:table-cell office:value-type="float" office:value="0.01891019" calcext:value-type="float">
            <text:p>0.01891019</text:p>
          </table:table-cell>
          <table:table-cell office:value-type="float" office:value="0.02169446" calcext:value-type="float">
            <text:p>0.02169446</text:p>
          </table:table-cell>
          <table:table-cell office:value-type="float" office:value="0.005249783" calcext:value-type="float">
            <text:p>0.005249783</text:p>
          </table:table-cell>
          <table:table-cell office:value-type="float" office:value="0.00518469" calcext:value-type="float">
            <text:p>0.00518469</text:p>
          </table:table-cell>
          <table:table-cell office:value-type="float" office:value="0" calcext:value-type="float">
            <text:p>0</text:p>
          </table:table-cell>
          <table:table-cell office:value-type="float" office:value="26.98185" calcext:value-type="float">
            <text:p>26.98185</text:p>
          </table:table-cell>
          <table:table-cell office:value-type="float" office:value="30.8502" calcext:value-type="float">
            <text:p>30.8502</text:p>
          </table:table-cell>
          <table:table-cell office:value-type="float" office:value="27.64363" calcext:value-type="float">
            <text:p>27.64363</text:p>
          </table:table-cell>
          <table:table-cell office:value-type="float" office:value="25.09484" calcext:value-type="float">
            <text:p>25.09484</text:p>
          </table:table-cell>
          <table:table-cell office:value-type="float" office:value="21.55696" calcext:value-type="float">
            <text:p>21.55696</text:p>
          </table:table-cell>
          <table:table-cell office:value-type="float" office:value="7.778052" calcext:value-type="float">
            <text:p>7.778052</text:p>
          </table:table-cell>
          <table:table-cell office:value-type="float" office:value="3.431852" calcext:value-type="float">
            <text:p>3.431852</text:p>
          </table:table-cell>
          <table:table-cell office:value-type="float" office:value="4.168867" calcext:value-type="float">
            <text:p>4.168867</text:p>
          </table:table-cell>
          <table:table-cell office:value-type="float" office:value="4.157171" calcext:value-type="float">
            <text:p>4.157171</text:p>
          </table:table-cell>
          <table:table-cell office:value-type="float" office:value="1.502949" calcext:value-type="float">
            <text:p>1.502949</text:p>
          </table:table-cell>
          <table:table-cell office:value-type="float" office:value="0.5168213" calcext:value-type="float">
            <text:p>0.5168213</text:p>
          </table:table-cell>
          <table:table-cell office:value-type="float" office:value="0.4694126" calcext:value-type="float">
            <text:p>0.4694126</text:p>
          </table:table-cell>
          <table:table-cell office:value-type="float" office:value="0.3228956" calcext:value-type="float">
            <text:p>0.3228956</text:p>
          </table:table-cell>
          <table:table-cell office:value-type="float" office:value="0.3528843" calcext:value-type="float">
            <text:p>0.3528843</text:p>
          </table:table-cell>
          <table:table-cell office:value-type="float" office:value="0" calcext:value-type="float">
            <text:p>0</text:p>
          </table:table-cell>
          <table:table-cell office:value-type="float" office:value="7123.013" calcext:value-type="float">
            <text:p>7123.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8557615" calcext:value-type="float">
            <text:p>-0.0855761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62004" calcext:value-type="float">
            <text:p>5062004</text:p>
          </table:table-cell>
          <table:table-cell office:value-type="float" office:value="21.56062" calcext:value-type="float">
            <text:p>21.56062</text:p>
          </table:table-cell>
          <table:table-cell office:value-type="float" office:value="1089.315" calcext:value-type="float">
            <text:p>1089.315</text:p>
          </table:table-cell>
          <table:table-cell office:value-type="float" office:value="0" calcext:value-type="float">
            <text:p>0</text:p>
          </table:table-cell>
          <table:table-cell office:value-type="float" office:value="-0.0234805" calcext:value-type="float">
            <text:p>-0.0234805</text:p>
          </table:table-cell>
          <table:table-cell office:value-type="float" office:value="3.108295" calcext:value-type="float">
            <text:p>3.108295</text:p>
          </table:table-cell>
          <table:table-cell office:value-type="float" office:value="12.06099" calcext:value-type="float">
            <text:p>12.06099</text:p>
          </table:table-cell>
          <table:table-cell office:value-type="float" office:value="0.4026134" calcext:value-type="float">
            <text:p>0.4026134</text:p>
          </table:table-cell>
          <table:table-cell office:value-type="float" office:value="0.0001078435" calcext:value-type="float">
            <text:p>0.0001078435</text:p>
          </table:table-cell>
          <table:table-cell office:value-type="float" office:value="0.415105" calcext:value-type="float">
            <text:p>0.415105</text:p>
          </table:table-cell>
          <table:table-cell office:value-type="float" office:value="-0.005608306" calcext:value-type="float">
            <text:p>-0.005608306</text:p>
          </table:table-cell>
          <table:table-cell office:value-type="float" office:value="-0.1034135" calcext:value-type="float">
            <text:p>-0.1034135</text:p>
          </table:table-cell>
          <table:table-cell office:value-type="float" office:value="0.001248927" calcext:value-type="float">
            <text:p>0.001248927</text:p>
          </table:table-cell>
          <table:table-cell office:value-type="float" office:value="0.000001000816" calcext:value-type="float">
            <text:p>1.000816E-06</text:p>
          </table:table-cell>
          <table:table-cell office:value-type="float" office:value="14.74702" calcext:value-type="float">
            <text:p>14.74702</text:p>
          </table:table-cell>
          <table:table-cell office:value-type="float" office:value="4.32602" calcext:value-type="float">
            <text:p>4.32602</text:p>
          </table:table-cell>
          <table:table-cell office:value-type="float" office:value="0.0937067" calcext:value-type="float">
            <text:p>0.0937067</text:p>
          </table:table-cell>
          <table:table-cell office:value-type="float" office:value="0.06451069" calcext:value-type="float">
            <text:p>0.06451069</text:p>
          </table:table-cell>
          <table:table-cell office:value-type="float" office:value="0.04213445" calcext:value-type="float">
            <text:p>0.04213445</text:p>
          </table:table-cell>
          <table:table-cell office:value-type="float" office:value="0.04326636" calcext:value-type="float">
            <text:p>0.04326636</text:p>
          </table:table-cell>
          <table:table-cell office:value-type="float" office:value="0.01865336" calcext:value-type="float">
            <text:p>0.01865336</text:p>
          </table:table-cell>
          <table:table-cell office:value-type="float" office:value="0.01223308" calcext:value-type="float">
            <text:p>0.01223308</text:p>
          </table:table-cell>
          <table:table-cell office:value-type="float" office:value="0.0234073" calcext:value-type="float">
            <text:p>0.0234073</text:p>
          </table:table-cell>
          <table:table-cell office:value-type="float" office:value="0.01978531" calcext:value-type="float">
            <text:p>0.01978531</text:p>
          </table:table-cell>
          <table:table-cell office:value-type="float" office:value="0.01805708" calcext:value-type="float">
            <text:p>0.01805708</text:p>
          </table:table-cell>
          <table:table-cell office:value-type="float" office:value="0.01885886" calcext:value-type="float">
            <text:p>0.01885886</text:p>
          </table:table-cell>
          <table:table-cell office:value-type="float" office:value="0.02159748" calcext:value-type="float">
            <text:p>0.02159748</text:p>
          </table:table-cell>
          <table:table-cell office:value-type="float" office:value="0.005249688" calcext:value-type="float">
            <text:p>0.005249688</text:p>
          </table:table-cell>
          <table:table-cell office:value-type="float" office:value="0.005183623" calcext:value-type="float">
            <text:p>0.005183623</text:p>
          </table:table-cell>
          <table:table-cell office:value-type="float" office:value="0" calcext:value-type="float">
            <text:p>0</text:p>
          </table:table-cell>
          <table:table-cell office:value-type="float" office:value="43.41076" calcext:value-type="float">
            <text:p>43.41076</text:p>
          </table:table-cell>
          <table:table-cell office:value-type="float" office:value="31.92199" calcext:value-type="float">
            <text:p>31.92199</text:p>
          </table:table-cell>
          <table:table-cell office:value-type="float" office:value="27.73936" calcext:value-type="float">
            <text:p>27.73936</text:p>
          </table:table-cell>
          <table:table-cell office:value-type="float" office:value="25.12821" calcext:value-type="float">
            <text:p>25.12821</text:p>
          </table:table-cell>
          <table:table-cell office:value-type="float" office:value="21.7545" calcext:value-type="float">
            <text:p>21.7545</text:p>
          </table:table-cell>
          <table:table-cell office:value-type="float" office:value="7.840393" calcext:value-type="float">
            <text:p>7.840393</text:p>
          </table:table-cell>
          <table:table-cell office:value-type="float" office:value="3.49432" calcext:value-type="float">
            <text:p>3.49432</text:p>
          </table:table-cell>
          <table:table-cell office:value-type="float" office:value="4.174839" calcext:value-type="float">
            <text:p>4.174839</text:p>
          </table:table-cell>
          <table:table-cell office:value-type="float" office:value="4.164879" calcext:value-type="float">
            <text:p>4.164879</text:p>
          </table:table-cell>
          <table:table-cell office:value-type="float" office:value="1.514136" calcext:value-type="float">
            <text:p>1.514136</text:p>
          </table:table-cell>
          <table:table-cell office:value-type="float" office:value="0.5205342" calcext:value-type="float">
            <text:p>0.5205342</text:p>
          </table:table-cell>
          <table:table-cell office:value-type="float" office:value="0.4707161" calcext:value-type="float">
            <text:p>0.4707161</text:p>
          </table:table-cell>
          <table:table-cell office:value-type="float" office:value="0.3231401" calcext:value-type="float">
            <text:p>0.3231401</text:p>
          </table:table-cell>
          <table:table-cell office:value-type="float" office:value="0.3528894" calcext:value-type="float">
            <text:p>0.3528894</text:p>
          </table:table-cell>
          <table:table-cell office:value-type="float" office:value="0" calcext:value-type="float">
            <text:p>0</text:p>
          </table:table-cell>
          <table:table-cell office:value-type="float" office:value="6971.688" calcext:value-type="float">
            <text:p>6971.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8626594" calcext:value-type="float">
            <text:p>-0.0862659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062004" calcext:value-type="float">
            <text:p>6062004</text:p>
          </table:table-cell>
          <table:table-cell office:value-type="float" office:value="21.47028" calcext:value-type="float">
            <text:p>21.47028</text:p>
          </table:table-cell>
          <table:table-cell office:value-type="float" office:value="1089.365" calcext:value-type="float">
            <text:p>1089.365</text:p>
          </table:table-cell>
          <table:table-cell office:value-type="float" office:value="0" calcext:value-type="float">
            <text:p>0</text:p>
          </table:table-cell>
          <table:table-cell office:value-type="float" office:value="-0.07702932" calcext:value-type="float">
            <text:p>-0.07702932</text:p>
          </table:table-cell>
          <table:table-cell office:value-type="float" office:value="2.941385" calcext:value-type="float">
            <text:p>2.941385</text:p>
          </table:table-cell>
          <table:table-cell office:value-type="float" office:value="12.20683" calcext:value-type="float">
            <text:p>12.20683</text:p>
          </table:table-cell>
          <table:table-cell office:value-type="float" office:value="0.4026134" calcext:value-type="float">
            <text:p>0.4026134</text:p>
          </table:table-cell>
          <table:table-cell office:value-type="float" office:value="0.0001078436" calcext:value-type="float">
            <text:p>0.0001078436</text:p>
          </table:table-cell>
          <table:table-cell office:value-type="float" office:value="0.415105" calcext:value-type="float">
            <text:p>0.415105</text:p>
          </table:table-cell>
          <table:table-cell office:value-type="float" office:value="-0.00558043" calcext:value-type="float">
            <text:p>-0.00558043</text:p>
          </table:table-cell>
          <table:table-cell office:value-type="float" office:value="-0.104523" calcext:value-type="float">
            <text:p>-0.104523</text:p>
          </table:table-cell>
          <table:table-cell office:value-type="float" office:value="0.001242243" calcext:value-type="float">
            <text:p>0.001242243</text:p>
          </table:table-cell>
          <table:table-cell office:value-type="float" office:value="0.000001002647" calcext:value-type="float">
            <text:p>1.002647E-06</text:p>
          </table:table-cell>
          <table:table-cell office:value-type="float" office:value="15.1523" calcext:value-type="float">
            <text:p>15.1523</text:p>
          </table:table-cell>
          <table:table-cell office:value-type="float" office:value="2.925313" calcext:value-type="float">
            <text:p>2.925313</text:p>
          </table:table-cell>
          <table:table-cell office:value-type="float" office:value="0.08193071" calcext:value-type="float">
            <text:p>0.08193071</text:p>
          </table:table-cell>
          <table:table-cell office:value-type="float" office:value="0.06217008" calcext:value-type="float">
            <text:p>0.06217008</text:p>
          </table:table-cell>
          <table:table-cell office:value-type="float" office:value="0.04087777" calcext:value-type="float">
            <text:p>0.04087777</text:p>
          </table:table-cell>
          <table:table-cell office:value-type="float" office:value="0.04221261" calcext:value-type="float">
            <text:p>0.04221261</text:p>
          </table:table-cell>
          <table:table-cell office:value-type="float" office:value="0.01810807" calcext:value-type="float">
            <text:p>0.01810807</text:p>
          </table:table-cell>
          <table:table-cell office:value-type="float" office:value="0.01226619" calcext:value-type="float">
            <text:p>0.01226619</text:p>
          </table:table-cell>
          <table:table-cell office:value-type="float" office:value="0.02345377" calcext:value-type="float">
            <text:p>0.02345377</text:p>
          </table:table-cell>
          <table:table-cell office:value-type="float" office:value="0.01982159" calcext:value-type="float">
            <text:p>0.01982159</text:p>
          </table:table-cell>
          <table:table-cell office:value-type="float" office:value="0.01804902" calcext:value-type="float">
            <text:p>0.01804902</text:p>
          </table:table-cell>
          <table:table-cell office:value-type="float" office:value="0.01880843" calcext:value-type="float">
            <text:p>0.01880843</text:p>
          </table:table-cell>
          <table:table-cell office:value-type="float" office:value="0.02150144" calcext:value-type="float">
            <text:p>0.02150144</text:p>
          </table:table-cell>
          <table:table-cell office:value-type="float" office:value="0.005249603" calcext:value-type="float">
            <text:p>0.005249603</text:p>
          </table:table-cell>
          <table:table-cell office:value-type="float" office:value="0.005182541" calcext:value-type="float">
            <text:p>0.005182541</text:p>
          </table:table-cell>
          <table:table-cell office:value-type="float" office:value="0" calcext:value-type="float">
            <text:p>0</text:p>
          </table:table-cell>
          <table:table-cell office:value-type="float" office:value="44.81659" calcext:value-type="float">
            <text:p>44.81659</text:p>
          </table:table-cell>
          <table:table-cell office:value-type="float" office:value="30.2746" calcext:value-type="float">
            <text:p>30.2746</text:p>
          </table:table-cell>
          <table:table-cell office:value-type="float" office:value="26.73151" calcext:value-type="float">
            <text:p>26.73151</text:p>
          </table:table-cell>
          <table:table-cell office:value-type="float" office:value="24.56689" calcext:value-type="float">
            <text:p>24.56689</text:p>
          </table:table-cell>
          <table:table-cell office:value-type="float" office:value="21.45316" calcext:value-type="float">
            <text:p>21.45316</text:p>
          </table:table-cell>
          <table:table-cell office:value-type="float" office:value="7.768692" calcext:value-type="float">
            <text:p>7.768692</text:p>
          </table:table-cell>
          <table:table-cell office:value-type="float" office:value="3.541325" calcext:value-type="float">
            <text:p>3.541325</text:p>
          </table:table-cell>
          <table:table-cell office:value-type="float" office:value="4.182178" calcext:value-type="float">
            <text:p>4.182178</text:p>
          </table:table-cell>
          <table:table-cell office:value-type="float" office:value="4.171774" calcext:value-type="float">
            <text:p>4.171774</text:p>
          </table:table-cell>
          <table:table-cell office:value-type="float" office:value="1.525149" calcext:value-type="float">
            <text:p>1.525149</text:p>
          </table:table-cell>
          <table:table-cell office:value-type="float" office:value="0.5243655" calcext:value-type="float">
            <text:p>0.5243655</text:p>
          </table:table-cell>
          <table:table-cell office:value-type="float" office:value="0.4720405" calcext:value-type="float">
            <text:p>0.4720405</text:p>
          </table:table-cell>
          <table:table-cell office:value-type="float" office:value="0.323393" calcext:value-type="float">
            <text:p>0.323393</text:p>
          </table:table-cell>
          <table:table-cell office:value-type="float" office:value="0.3528945" calcext:value-type="float">
            <text:p>0.3528945</text:p>
          </table:table-cell>
          <table:table-cell office:value-type="float" office:value="0" calcext:value-type="float">
            <text:p>0</text:p>
          </table:table-cell>
          <table:table-cell office:value-type="float" office:value="6774.551" calcext:value-type="float">
            <text:p>6774.5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8629037" calcext:value-type="float">
            <text:p>-0.0862903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062004" calcext:value-type="float">
            <text:p>7062004</text:p>
          </table:table-cell>
          <table:table-cell office:value-type="float" office:value="21.10258" calcext:value-type="float">
            <text:p>21.10258</text:p>
          </table:table-cell>
          <table:table-cell office:value-type="float" office:value="1089.436" calcext:value-type="float">
            <text:p>1089.436</text:p>
          </table:table-cell>
          <table:table-cell office:value-type="float" office:value="0" calcext:value-type="float">
            <text:p>0</text:p>
          </table:table-cell>
          <table:table-cell office:value-type="float" office:value="-0.1633024" calcext:value-type="float">
            <text:p>-0.1633024</text:p>
          </table:table-cell>
          <table:table-cell office:value-type="float" office:value="3.067497" calcext:value-type="float">
            <text:p>3.067497</text:p>
          </table:table-cell>
          <table:table-cell office:value-type="float" office:value="12.28259" calcext:value-type="float">
            <text:p>12.28259</text:p>
          </table:table-cell>
          <table:table-cell office:value-type="float" office:value="0.4026134" calcext:value-type="float">
            <text:p>0.4026134</text:p>
          </table:table-cell>
          <table:table-cell office:value-type="float" office:value="0.0001078436" calcext:value-type="float">
            <text:p>0.0001078436</text:p>
          </table:table-cell>
          <table:table-cell office:value-type="float" office:value="0.415105" calcext:value-type="float">
            <text:p>0.415105</text:p>
          </table:table-cell>
          <table:table-cell office:value-type="float" office:value="-0.00558043" calcext:value-type="float">
            <text:p>-0.00558043</text:p>
          </table:table-cell>
          <table:table-cell office:value-type="float" office:value="-0.1055429" calcext:value-type="float">
            <text:p>-0.1055429</text:p>
          </table:table-cell>
          <table:table-cell office:value-type="float" office:value="0.001190638" calcext:value-type="float">
            <text:p>0.001190638</text:p>
          </table:table-cell>
          <table:table-cell office:value-type="float" office:value="0.000001003636" calcext:value-type="float">
            <text:p>1.003636E-06</text:p>
          </table:table-cell>
          <table:table-cell office:value-type="float" office:value="14.87959" calcext:value-type="float">
            <text:p>14.87959</text:p>
          </table:table-cell>
          <table:table-cell office:value-type="float" office:value="2.788487" calcext:value-type="float">
            <text:p>2.788487</text:p>
          </table:table-cell>
          <table:table-cell office:value-type="float" office:value="0.08824138" calcext:value-type="float">
            <text:p>0.08824138</text:p>
          </table:table-cell>
          <table:table-cell office:value-type="float" office:value="0.06980416" calcext:value-type="float">
            <text:p>0.06980416</text:p>
          </table:table-cell>
          <table:table-cell office:value-type="float" office:value="0.04155184" calcext:value-type="float">
            <text:p>0.04155184</text:p>
          </table:table-cell>
          <table:table-cell office:value-type="float" office:value="0.04157892" calcext:value-type="float">
            <text:p>0.04157892</text:p>
          </table:table-cell>
          <table:table-cell office:value-type="float" office:value="0.01773646" calcext:value-type="float">
            <text:p>0.01773646</text:p>
          </table:table-cell>
          <table:table-cell office:value-type="float" office:value="0.01208972" calcext:value-type="float">
            <text:p>0.01208972</text:p>
          </table:table-cell>
          <table:table-cell office:value-type="float" office:value="0.02350028" calcext:value-type="float">
            <text:p>0.02350028</text:p>
          </table:table-cell>
          <table:table-cell office:value-type="float" office:value="0.01986031" calcext:value-type="float">
            <text:p>0.01986031</text:p>
          </table:table-cell>
          <table:table-cell office:value-type="float" office:value="0.01804222" calcext:value-type="float">
            <text:p>0.01804222</text:p>
          </table:table-cell>
          <table:table-cell office:value-type="float" office:value="0.01875885" calcext:value-type="float">
            <text:p>0.01875885</text:p>
          </table:table-cell>
          <table:table-cell office:value-type="float" office:value="0.02140643" calcext:value-type="float">
            <text:p>0.02140643</text:p>
          </table:table-cell>
          <table:table-cell office:value-type="float" office:value="0.005249553" calcext:value-type="float">
            <text:p>0.005249553</text:p>
          </table:table-cell>
          <table:table-cell office:value-type="float" office:value="0.005181455" calcext:value-type="float">
            <text:p>0.005181455</text:p>
          </table:table-cell>
          <table:table-cell office:value-type="float" office:value="0" calcext:value-type="float">
            <text:p>0</text:p>
          </table:table-cell>
          <table:table-cell office:value-type="float" office:value="43.05434" calcext:value-type="float">
            <text:p>43.05434</text:p>
          </table:table-cell>
          <table:table-cell office:value-type="float" office:value="32.02314" calcext:value-type="float">
            <text:p>32.02314</text:p>
          </table:table-cell>
          <table:table-cell office:value-type="float" office:value="26.18116" calcext:value-type="float">
            <text:p>26.18116</text:p>
          </table:table-cell>
          <table:table-cell office:value-type="float" office:value="23.7692" calcext:value-type="float">
            <text:p>23.7692</text:p>
          </table:table-cell>
          <table:table-cell office:value-type="float" office:value="20.66617" calcext:value-type="float">
            <text:p>20.66617</text:p>
          </table:table-cell>
          <table:table-cell office:value-type="float" office:value="7.610085" calcext:value-type="float">
            <text:p>7.610085</text:p>
          </table:table-cell>
          <table:table-cell office:value-type="float" office:value="3.534427" calcext:value-type="float">
            <text:p>3.534427</text:p>
          </table:table-cell>
          <table:table-cell office:value-type="float" office:value="4.187345" calcext:value-type="float">
            <text:p>4.187345</text:p>
          </table:table-cell>
          <table:table-cell office:value-type="float" office:value="4.177813" calcext:value-type="float">
            <text:p>4.177813</text:p>
          </table:table-cell>
          <table:table-cell office:value-type="float" office:value="1.535954" calcext:value-type="float">
            <text:p>1.535954</text:p>
          </table:table-cell>
          <table:table-cell office:value-type="float" office:value="0.5282952" calcext:value-type="float">
            <text:p>0.5282952</text:p>
          </table:table-cell>
          <table:table-cell office:value-type="float" office:value="0.4733859" calcext:value-type="float">
            <text:p>0.4733859</text:p>
          </table:table-cell>
          <table:table-cell office:value-type="float" office:value="0.3236538" calcext:value-type="float">
            <text:p>0.3236538</text:p>
          </table:table-cell>
          <table:table-cell office:value-type="float" office:value="0.3528997" calcext:value-type="float">
            <text:p>0.3528997</text:p>
          </table:table-cell>
          <table:table-cell office:value-type="float" office:value="0" calcext:value-type="float">
            <text:p>0</text:p>
          </table:table-cell>
          <table:table-cell office:value-type="float" office:value="7221.615" calcext:value-type="float">
            <text:p>7221.6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8633085" calcext:value-type="float">
            <text:p>-0.0863308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062004" calcext:value-type="float">
            <text:p>8062004</text:p>
          </table:table-cell>
          <table:table-cell office:value-type="float" office:value="20.8385" calcext:value-type="float">
            <text:p>20.8385</text:p>
          </table:table-cell>
          <table:table-cell office:value-type="float" office:value="1089.428" calcext:value-type="float">
            <text:p>1089.428</text:p>
          </table:table-cell>
          <table:table-cell office:value-type="float" office:value="0" calcext:value-type="float">
            <text:p>0</text:p>
          </table:table-cell>
          <table:table-cell office:value-type="float" office:value="-0.2621884" calcext:value-type="float">
            <text:p>-0.2621884</text:p>
          </table:table-cell>
          <table:table-cell office:value-type="float" office:value="3.225155" calcext:value-type="float">
            <text:p>3.225155</text:p>
          </table:table-cell>
          <table:table-cell office:value-type="float" office:value="12.29004" calcext:value-type="float">
            <text:p>12.29004</text:p>
          </table:table-cell>
          <table:table-cell office:value-type="float" office:value="0.4026134" calcext:value-type="float">
            <text:p>0.4026134</text:p>
          </table:table-cell>
          <table:table-cell office:value-type="float" office:value="0.0001078436" calcext:value-type="float">
            <text:p>0.0001078436</text:p>
          </table:table-cell>
          <table:table-cell office:value-type="float" office:value="0.415105" calcext:value-type="float">
            <text:p>0.415105</text:p>
          </table:table-cell>
          <table:table-cell office:value-type="float" office:value="-0.00558043" calcext:value-type="float">
            <text:p>-0.00558043</text:p>
          </table:table-cell>
          <table:table-cell office:value-type="float" office:value="-0.1059122" calcext:value-type="float">
            <text:p>-0.1059122</text:p>
          </table:table-cell>
          <table:table-cell office:value-type="float" office:value="0.001148366" calcext:value-type="float">
            <text:p>0.001148366</text:p>
          </table:table-cell>
          <table:table-cell office:value-type="float" office:value="0.000001004333" calcext:value-type="float">
            <text:p>1.004333E-06</text:p>
          </table:table-cell>
          <table:table-cell office:value-type="float" office:value="14.52702" calcext:value-type="float">
            <text:p>14.52702</text:p>
          </table:table-cell>
          <table:table-cell office:value-type="float" office:value="4.672402" calcext:value-type="float">
            <text:p>4.672402</text:p>
          </table:table-cell>
          <table:table-cell office:value-type="float" office:value="0.0976847" calcext:value-type="float">
            <text:p>0.0976847</text:p>
          </table:table-cell>
          <table:table-cell office:value-type="float" office:value="0.07616479" calcext:value-type="float">
            <text:p>0.07616479</text:p>
          </table:table-cell>
          <table:table-cell office:value-type="float" office:value="0.04301421" calcext:value-type="float">
            <text:p>0.04301421</text:p>
          </table:table-cell>
          <table:table-cell office:value-type="float" office:value="0.04219465" calcext:value-type="float">
            <text:p>0.04219465</text:p>
          </table:table-cell>
          <table:table-cell office:value-type="float" office:value="0.01780799" calcext:value-type="float">
            <text:p>0.01780799</text:p>
          </table:table-cell>
          <table:table-cell office:value-type="float" office:value="0.01183401" calcext:value-type="float">
            <text:p>0.01183401</text:p>
          </table:table-cell>
          <table:table-cell office:value-type="float" office:value="0.02350289" calcext:value-type="float">
            <text:p>0.02350289</text:p>
          </table:table-cell>
          <table:table-cell office:value-type="float" office:value="0.01989684" calcext:value-type="float">
            <text:p>0.01989684</text:p>
          </table:table-cell>
          <table:table-cell office:value-type="float" office:value="0.01803689" calcext:value-type="float">
            <text:p>0.01803689</text:p>
          </table:table-cell>
          <table:table-cell office:value-type="float" office:value="0.01871017" calcext:value-type="float">
            <text:p>0.01871017</text:p>
          </table:table-cell>
          <table:table-cell office:value-type="float" office:value="0.02131243" calcext:value-type="float">
            <text:p>0.02131243</text:p>
          </table:table-cell>
          <table:table-cell office:value-type="float" office:value="0.005249524" calcext:value-type="float">
            <text:p>0.005249524</text:p>
          </table:table-cell>
          <table:table-cell office:value-type="float" office:value="0.005180357" calcext:value-type="float">
            <text:p>0.005180357</text:p>
          </table:table-cell>
          <table:table-cell office:value-type="float" office:value="0" calcext:value-type="float">
            <text:p>0</text:p>
          </table:table-cell>
          <table:table-cell office:value-type="float" office:value="45.74314" calcext:value-type="float">
            <text:p>45.74314</text:p>
          </table:table-cell>
          <table:table-cell office:value-type="float" office:value="35.38586" calcext:value-type="float">
            <text:p>35.38586</text:p>
          </table:table-cell>
          <table:table-cell office:value-type="float" office:value="26.15893" calcext:value-type="float">
            <text:p>26.15893</text:p>
          </table:table-cell>
          <table:table-cell office:value-type="float" office:value="23.4975" calcext:value-type="float">
            <text:p>23.4975</text:p>
          </table:table-cell>
          <table:table-cell office:value-type="float" office:value="20.15651" calcext:value-type="float">
            <text:p>20.15651</text:p>
          </table:table-cell>
          <table:table-cell office:value-type="float" office:value="7.504915" calcext:value-type="float">
            <text:p>7.504915</text:p>
          </table:table-cell>
          <table:table-cell office:value-type="float" office:value="3.497634" calcext:value-type="float">
            <text:p>3.497634</text:p>
          </table:table-cell>
          <table:table-cell office:value-type="float" office:value="4.189251" calcext:value-type="float">
            <text:p>4.189251</text:p>
          </table:table-cell>
          <table:table-cell office:value-type="float" office:value="4.182698" calcext:value-type="float">
            <text:p>4.182698</text:p>
          </table:table-cell>
          <table:table-cell office:value-type="float" office:value="1.5465" calcext:value-type="float">
            <text:p>1.5465</text:p>
          </table:table-cell>
          <table:table-cell office:value-type="float" office:value="0.5323048" calcext:value-type="float">
            <text:p>0.5323048</text:p>
          </table:table-cell>
          <table:table-cell office:value-type="float" office:value="0.4747517" calcext:value-type="float">
            <text:p>0.4747517</text:p>
          </table:table-cell>
          <table:table-cell office:value-type="float" office:value="0.3239253" calcext:value-type="float">
            <text:p>0.3239253</text:p>
          </table:table-cell>
          <table:table-cell office:value-type="float" office:value="0.3529048" calcext:value-type="float">
            <text:p>0.3529048</text:p>
          </table:table-cell>
          <table:table-cell office:value-type="float" office:value="0" calcext:value-type="float">
            <text:p>0</text:p>
          </table:table-cell>
          <table:table-cell office:value-type="float" office:value="7590.108" calcext:value-type="float">
            <text:p>7590.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8635461" calcext:value-type="float">
            <text:p>-0.0863546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062004" calcext:value-type="float">
            <text:p>9062004</text:p>
          </table:table-cell>
          <table:table-cell office:value-type="float" office:value="20.66588" calcext:value-type="float">
            <text:p>20.66588</text:p>
          </table:table-cell>
          <table:table-cell office:value-type="float" office:value="1089.395" calcext:value-type="float">
            <text:p>1089.395</text:p>
          </table:table-cell>
          <table:table-cell office:value-type="float" office:value="0" calcext:value-type="float">
            <text:p>0</text:p>
          </table:table-cell>
          <table:table-cell office:value-type="float" office:value="-0.3451517" calcext:value-type="float">
            <text:p>-0.3451517</text:p>
          </table:table-cell>
          <table:table-cell office:value-type="float" office:value="3.305482" calcext:value-type="float">
            <text:p>3.305482</text:p>
          </table:table-cell>
          <table:table-cell office:value-type="float" office:value="12.3231" calcext:value-type="float">
            <text:p>12.3231</text:p>
          </table:table-cell>
          <table:table-cell office:value-type="float" office:value="0.4026134" calcext:value-type="float">
            <text:p>0.4026134</text:p>
          </table:table-cell>
          <table:table-cell office:value-type="float" office:value="0.0001078436" calcext:value-type="float">
            <text:p>0.0001078436</text:p>
          </table:table-cell>
          <table:table-cell office:value-type="float" office:value="0.415105" calcext:value-type="float">
            <text:p>0.415105</text:p>
          </table:table-cell>
          <table:table-cell office:value-type="float" office:value="-0.00558043" calcext:value-type="float">
            <text:p>-0.00558043</text:p>
          </table:table-cell>
          <table:table-cell office:value-type="float" office:value="-0.1062658" calcext:value-type="float">
            <text:p>-0.1062658</text:p>
          </table:table-cell>
          <table:table-cell office:value-type="float" office:value="0.001118655" calcext:value-type="float">
            <text:p>0.001118655</text:p>
          </table:table-cell>
          <table:table-cell office:value-type="float" office:value="0.000001005448" calcext:value-type="float">
            <text:p>1.005448E-06</text:p>
          </table:table-cell>
          <table:table-cell office:value-type="float" office:value="14.32896" calcext:value-type="float">
            <text:p>14.32896</text:p>
          </table:table-cell>
          <table:table-cell office:value-type="float" office:value="6.020182" calcext:value-type="float">
            <text:p>6.020182</text:p>
          </table:table-cell>
          <table:table-cell office:value-type="float" office:value="0.1035867" calcext:value-type="float">
            <text:p>0.1035867</text:p>
          </table:table-cell>
          <table:table-cell office:value-type="float" office:value="0.08052821" calcext:value-type="float">
            <text:p>0.08052821</text:p>
          </table:table-cell>
          <table:table-cell office:value-type="float" office:value="0.04486442" calcext:value-type="float">
            <text:p>0.04486442</text:p>
          </table:table-cell>
          <table:table-cell office:value-type="float" office:value="0.04342724" calcext:value-type="float">
            <text:p>0.04342724</text:p>
          </table:table-cell>
          <table:table-cell office:value-type="float" office:value="0.01783624" calcext:value-type="float">
            <text:p>0.01783624</text:p>
          </table:table-cell>
          <table:table-cell office:value-type="float" office:value="0.01171761" calcext:value-type="float">
            <text:p>0.01171761</text:p>
          </table:table-cell>
          <table:table-cell office:value-type="float" office:value="0.02348701" calcext:value-type="float">
            <text:p>0.02348701</text:p>
          </table:table-cell>
          <table:table-cell office:value-type="float" office:value="0.01992764" calcext:value-type="float">
            <text:p>0.01992764</text:p>
          </table:table-cell>
          <table:table-cell office:value-type="float" office:value="0.01803243" calcext:value-type="float">
            <text:p>0.01803243</text:p>
          </table:table-cell>
          <table:table-cell office:value-type="float" office:value="0.0186624" calcext:value-type="float">
            <text:p>0.0186624</text:p>
          </table:table-cell>
          <table:table-cell office:value-type="float" office:value="0.02121956" calcext:value-type="float">
            <text:p>0.02121956</text:p>
          </table:table-cell>
          <table:table-cell office:value-type="float" office:value="0.005249499" calcext:value-type="float">
            <text:p>0.005249499</text:p>
          </table:table-cell>
          <table:table-cell office:value-type="float" office:value="0.005179259" calcext:value-type="float">
            <text:p>0.005179259</text:p>
          </table:table-cell>
          <table:table-cell office:value-type="float" office:value="0" calcext:value-type="float">
            <text:p>0</text:p>
          </table:table-cell>
          <table:table-cell office:value-type="float" office:value="45.88482" calcext:value-type="float">
            <text:p>45.88482</text:p>
          </table:table-cell>
          <table:table-cell office:value-type="float" office:value="38.66864" calcext:value-type="float">
            <text:p>38.66864</text:p>
          </table:table-cell>
          <table:table-cell office:value-type="float" office:value="26.52565" calcext:value-type="float">
            <text:p>26.52565</text:p>
          </table:table-cell>
          <table:table-cell office:value-type="float" office:value="23.42624" calcext:value-type="float">
            <text:p>23.42624</text:p>
          </table:table-cell>
          <table:table-cell office:value-type="float" office:value="19.84968" calcext:value-type="float">
            <text:p>19.84968</text:p>
          </table:table-cell>
          <table:table-cell office:value-type="float" office:value="7.439535" calcext:value-type="float">
            <text:p>7.439535</text:p>
          </table:table-cell>
          <table:table-cell office:value-type="float" office:value="3.466641" calcext:value-type="float">
            <text:p>3.466641</text:p>
          </table:table-cell>
          <table:table-cell office:value-type="float" office:value="4.188608" calcext:value-type="float">
            <text:p>4.188608</text:p>
          </table:table-cell>
          <table:table-cell office:value-type="float" office:value="4.185794" calcext:value-type="float">
            <text:p>4.185794</text:p>
          </table:table-cell>
          <table:table-cell office:value-type="float" office:value="1.556708" calcext:value-type="float">
            <text:p>1.556708</text:p>
          </table:table-cell>
          <table:table-cell office:value-type="float" office:value="0.5363761" calcext:value-type="float">
            <text:p>0.5363761</text:p>
          </table:table-cell>
          <table:table-cell office:value-type="float" office:value="0.4761374" calcext:value-type="float">
            <text:p>0.4761374</text:p>
          </table:table-cell>
          <table:table-cell office:value-type="float" office:value="0.3242053" calcext:value-type="float">
            <text:p>0.3242053</text:p>
          </table:table-cell>
          <table:table-cell office:value-type="float" office:value="0.3529098" calcext:value-type="float">
            <text:p>0.3529098</text:p>
          </table:table-cell>
          <table:table-cell office:value-type="float" office:value="0" calcext:value-type="float">
            <text:p>0</text:p>
          </table:table-cell>
          <table:table-cell office:value-type="float" office:value="7767.411" calcext:value-type="float">
            <text:p>7767.4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8638076" calcext:value-type="float">
            <text:p>-0.0863807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62004" calcext:value-type="float">
            <text:p>10062004</text:p>
          </table:table-cell>
          <table:table-cell office:value-type="float" office:value="20.52971" calcext:value-type="float">
            <text:p>20.52971</text:p>
          </table:table-cell>
          <table:table-cell office:value-type="float" office:value="1089.354" calcext:value-type="float">
            <text:p>1089.354</text:p>
          </table:table-cell>
          <table:table-cell office:value-type="float" office:value="0" calcext:value-type="float">
            <text:p>0</text:p>
          </table:table-cell>
          <table:table-cell office:value-type="float" office:value="-0.4450324" calcext:value-type="float">
            <text:p>-0.4450324</text:p>
          </table:table-cell>
          <table:table-cell office:value-type="float" office:value="3.354526" calcext:value-type="float">
            <text:p>3.354526</text:p>
          </table:table-cell>
          <table:table-cell office:value-type="float" office:value="12.34224" calcext:value-type="float">
            <text:p>12.34224</text:p>
          </table:table-cell>
          <table:table-cell office:value-type="float" office:value="0.4026134" calcext:value-type="float">
            <text:p>0.4026134</text:p>
          </table:table-cell>
          <table:table-cell office:value-type="float" office:value="0.0001078436" calcext:value-type="float">
            <text:p>0.0001078436</text:p>
          </table:table-cell>
          <table:table-cell office:value-type="float" office:value="0.415105" calcext:value-type="float">
            <text:p>0.415105</text:p>
          </table:table-cell>
          <table:table-cell office:value-type="float" office:value="-0.00558043" calcext:value-type="float">
            <text:p>-0.00558043</text:p>
          </table:table-cell>
          <table:table-cell office:value-type="float" office:value="-0.1066041" calcext:value-type="float">
            <text:p>-0.1066041</text:p>
          </table:table-cell>
          <table:table-cell office:value-type="float" office:value="0.001094017" calcext:value-type="float">
            <text:p>0.001094017</text:p>
          </table:table-cell>
          <table:table-cell office:value-type="float" office:value="0.000001011694" calcext:value-type="float">
            <text:p>1.011694E-06</text:p>
          </table:table-cell>
          <table:table-cell office:value-type="float" office:value="14.19642" calcext:value-type="float">
            <text:p>14.19642</text:p>
          </table:table-cell>
          <table:table-cell office:value-type="float" office:value="6.903559" calcext:value-type="float">
            <text:p>6.903559</text:p>
          </table:table-cell>
          <table:table-cell office:value-type="float" office:value="0.1093325" calcext:value-type="float">
            <text:p>0.1093325</text:p>
          </table:table-cell>
          <table:table-cell office:value-type="float" office:value="0.08491589" calcext:value-type="float">
            <text:p>0.08491589</text:p>
          </table:table-cell>
          <table:table-cell office:value-type="float" office:value="0.04668037" calcext:value-type="float">
            <text:p>0.04668037</text:p>
          </table:table-cell>
          <table:table-cell office:value-type="float" office:value="0.04464209" calcext:value-type="float">
            <text:p>0.04464209</text:p>
          </table:table-cell>
          <table:table-cell office:value-type="float" office:value="0.01782414" calcext:value-type="float">
            <text:p>0.01782414</text:p>
          </table:table-cell>
          <table:table-cell office:value-type="float" office:value="0.01169429" calcext:value-type="float">
            <text:p>0.01169429</text:p>
          </table:table-cell>
          <table:table-cell office:value-type="float" office:value="0.02346675" calcext:value-type="float">
            <text:p>0.02346675</text:p>
          </table:table-cell>
          <table:table-cell office:value-type="float" office:value="0.01995302" calcext:value-type="float">
            <text:p>0.01995302</text:p>
          </table:table-cell>
          <table:table-cell office:value-type="float" office:value="0.01802814" calcext:value-type="float">
            <text:p>0.01802814</text:p>
          </table:table-cell>
          <table:table-cell office:value-type="float" office:value="0.01861492" calcext:value-type="float">
            <text:p>0.01861492</text:p>
          </table:table-cell>
          <table:table-cell office:value-type="float" office:value="0.02112762" calcext:value-type="float">
            <text:p>0.02112762</text:p>
          </table:table-cell>
          <table:table-cell office:value-type="float" office:value="0.00525009" calcext:value-type="float">
            <text:p>0.00525009</text:p>
          </table:table-cell>
          <table:table-cell office:value-type="float" office:value="0.00517816" calcext:value-type="float">
            <text:p>0.00517816</text:p>
          </table:table-cell>
          <table:table-cell office:value-type="float" office:value="0" calcext:value-type="float">
            <text:p>0</text:p>
          </table:table-cell>
          <table:table-cell office:value-type="float" office:value="44.91621" calcext:value-type="float">
            <text:p>44.91621</text:p>
          </table:table-cell>
          <table:table-cell office:value-type="float" office:value="41.61646" calcext:value-type="float">
            <text:p>41.61646</text:p>
          </table:table-cell>
          <table:table-cell office:value-type="float" office:value="26.68079" calcext:value-type="float">
            <text:p>26.68079</text:p>
          </table:table-cell>
          <table:table-cell office:value-type="float" office:value="23.34177" calcext:value-type="float">
            <text:p>23.34177</text:p>
          </table:table-cell>
          <table:table-cell office:value-type="float" office:value="19.73696" calcext:value-type="float">
            <text:p>19.73696</text:p>
          </table:table-cell>
          <table:table-cell office:value-type="float" office:value="7.361882" calcext:value-type="float">
            <text:p>7.361882</text:p>
          </table:table-cell>
          <table:table-cell office:value-type="float" office:value="3.445482" calcext:value-type="float">
            <text:p>3.445482</text:p>
          </table:table-cell>
          <table:table-cell office:value-type="float" office:value="4.186799" calcext:value-type="float">
            <text:p>4.186799</text:p>
          </table:table-cell>
          <table:table-cell office:value-type="float" office:value="4.188237" calcext:value-type="float">
            <text:p>4.188237</text:p>
          </table:table-cell>
          <table:table-cell office:value-type="float" office:value="1.566499" calcext:value-type="float">
            <text:p>1.566499</text:p>
          </table:table-cell>
          <table:table-cell office:value-type="float" office:value="0.5404124" calcext:value-type="float">
            <text:p>0.5404124</text:p>
          </table:table-cell>
          <table:table-cell office:value-type="float" office:value="0.4775358" calcext:value-type="float">
            <text:p>0.4775358</text:p>
          </table:table-cell>
          <table:table-cell office:value-type="float" office:value="0.3245611" calcext:value-type="float">
            <text:p>0.3245611</text:p>
          </table:table-cell>
          <table:table-cell office:value-type="float" office:value="0.3529149" calcext:value-type="float">
            <text:p>0.3529149</text:p>
          </table:table-cell>
          <table:table-cell office:value-type="float" office:value="0" calcext:value-type="float">
            <text:p>0</text:p>
          </table:table-cell>
          <table:table-cell office:value-type="float" office:value="7875.428" calcext:value-type="float">
            <text:p>7875.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8640716" calcext:value-type="float">
            <text:p>-0.0864071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062004" calcext:value-type="float">
            <text:p>11062004</text:p>
          </table:table-cell>
          <table:table-cell office:value-type="float" office:value="20.39517" calcext:value-type="float">
            <text:p>20.39517</text:p>
          </table:table-cell>
          <table:table-cell office:value-type="float" office:value="1089.305" calcext:value-type="float">
            <text:p>1089.305</text:p>
          </table:table-cell>
          <table:table-cell office:value-type="float" office:value="0" calcext:value-type="float">
            <text:p>0</text:p>
          </table:table-cell>
          <table:table-cell office:value-type="float" office:value="-0.5524879" calcext:value-type="float">
            <text:p>-0.5524879</text:p>
          </table:table-cell>
          <table:table-cell office:value-type="float" office:value="3.393735" calcext:value-type="float">
            <text:p>3.393735</text:p>
          </table:table-cell>
          <table:table-cell office:value-type="float" office:value="12.37039" calcext:value-type="float">
            <text:p>12.37039</text:p>
          </table:table-cell>
          <table:table-cell office:value-type="float" office:value="0.4026134" calcext:value-type="float">
            <text:p>0.4026134</text:p>
          </table:table-cell>
          <table:table-cell office:value-type="float" office:value="0.0001078436" calcext:value-type="float">
            <text:p>0.0001078436</text:p>
          </table:table-cell>
          <table:table-cell office:value-type="float" office:value="0.415105" calcext:value-type="float">
            <text:p>0.415105</text:p>
          </table:table-cell>
          <table:table-cell office:value-type="float" office:value="-0.00558043" calcext:value-type="float">
            <text:p>-0.00558043</text:p>
          </table:table-cell>
          <table:table-cell office:value-type="float" office:value="-0.1069005" calcext:value-type="float">
            <text:p>-0.1069005</text:p>
          </table:table-cell>
          <table:table-cell office:value-type="float" office:value="0.001069166" calcext:value-type="float">
            <text:p>0.001069166</text:p>
          </table:table-cell>
          <table:table-cell office:value-type="float" office:value="0.000001021986" calcext:value-type="float">
            <text:p>1.021986E-06</text:p>
          </table:table-cell>
          <table:table-cell office:value-type="float" office:value="14.06019" calcext:value-type="float">
            <text:p>14.06019</text:p>
          </table:table-cell>
          <table:table-cell office:value-type="float" office:value="7.602999" calcext:value-type="float">
            <text:p>7.602999</text:p>
          </table:table-cell>
          <table:table-cell office:value-type="float" office:value="0.1190232" calcext:value-type="float">
            <text:p>0.1190232</text:p>
          </table:table-cell>
          <table:table-cell office:value-type="float" office:value="0.09219486" calcext:value-type="float">
            <text:p>0.09219486</text:p>
          </table:table-cell>
          <table:table-cell office:value-type="float" office:value="0.05077313" calcext:value-type="float">
            <text:p>0.05077313</text:p>
          </table:table-cell>
          <table:table-cell office:value-type="float" office:value="0.04798554" calcext:value-type="float">
            <text:p>0.04798554</text:p>
          </table:table-cell>
          <table:table-cell office:value-type="float" office:value="0.01791811" calcext:value-type="float">
            <text:p>0.01791811</text:p>
          </table:table-cell>
          <table:table-cell office:value-type="float" office:value="0.01168997" calcext:value-type="float">
            <text:p>0.01168997</text:p>
          </table:table-cell>
          <table:table-cell office:value-type="float" office:value="0.0234664" calcext:value-type="float">
            <text:p>0.0234664</text:p>
          </table:table-cell>
          <table:table-cell office:value-type="float" office:value="0.01996599" calcext:value-type="float">
            <text:p>0.01996599</text:p>
          </table:table-cell>
          <table:table-cell office:value-type="float" office:value="0.01802351" calcext:value-type="float">
            <text:p>0.01802351</text:p>
          </table:table-cell>
          <table:table-cell office:value-type="float" office:value="0.01856802" calcext:value-type="float">
            <text:p>0.01856802</text:p>
          </table:table-cell>
          <table:table-cell office:value-type="float" office:value="0.02103681" calcext:value-type="float">
            <text:p>0.02103681</text:p>
          </table:table-cell>
          <table:table-cell office:value-type="float" office:value="0.005250807" calcext:value-type="float">
            <text:p>0.005250807</text:p>
          </table:table-cell>
          <table:table-cell office:value-type="float" office:value="0.005177029" calcext:value-type="float">
            <text:p>0.005177029</text:p>
          </table:table-cell>
          <table:table-cell office:value-type="float" office:value="0" calcext:value-type="float">
            <text:p>0</text:p>
          </table:table-cell>
          <table:table-cell office:value-type="float" office:value="42.13194" calcext:value-type="float">
            <text:p>42.13194</text:p>
          </table:table-cell>
          <table:table-cell office:value-type="float" office:value="44.68336" calcext:value-type="float">
            <text:p>44.68336</text:p>
          </table:table-cell>
          <table:table-cell office:value-type="float" office:value="27.00973" calcext:value-type="float">
            <text:p>27.00973</text:p>
          </table:table-cell>
          <table:table-cell office:value-type="float" office:value="23.19327" calcext:value-type="float">
            <text:p>23.19327</text:p>
          </table:table-cell>
          <table:table-cell office:value-type="float" office:value="19.57418" calcext:value-type="float">
            <text:p>19.57418</text:p>
          </table:table-cell>
          <table:table-cell office:value-type="float" office:value="7.26677" calcext:value-type="float">
            <text:p>7.26677</text:p>
          </table:table-cell>
          <table:table-cell office:value-type="float" office:value="3.428611" calcext:value-type="float">
            <text:p>3.428611</text:p>
          </table:table-cell>
          <table:table-cell office:value-type="float" office:value="4.187662" calcext:value-type="float">
            <text:p>4.187662</text:p>
          </table:table-cell>
          <table:table-cell office:value-type="float" office:value="4.190026" calcext:value-type="float">
            <text:p>4.190026</text:p>
          </table:table-cell>
          <table:table-cell office:value-type="float" office:value="1.575867" calcext:value-type="float">
            <text:p>1.575867</text:p>
          </table:table-cell>
          <table:table-cell office:value-type="float" office:value="0.5444886" calcext:value-type="float">
            <text:p>0.5444886</text:p>
          </table:table-cell>
          <table:table-cell office:value-type="float" office:value="0.4789507" calcext:value-type="float">
            <text:p>0.4789507</text:p>
          </table:table-cell>
          <table:table-cell office:value-type="float" office:value="0.3249397" calcext:value-type="float">
            <text:p>0.3249397</text:p>
          </table:table-cell>
          <table:table-cell office:value-type="float" office:value="0.35292" calcext:value-type="float">
            <text:p>0.35292</text:p>
          </table:table-cell>
          <table:table-cell office:value-type="float" office:value="0" calcext:value-type="float">
            <text:p>0</text:p>
          </table:table-cell>
          <table:table-cell office:value-type="float" office:value="7959.916" calcext:value-type="float">
            <text:p>7959.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864386" calcext:value-type="float">
            <text:p>-0.086438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062004" calcext:value-type="float">
            <text:p>12062004</text:p>
          </table:table-cell>
          <table:table-cell office:value-type="float" office:value="20.31586" calcext:value-type="float">
            <text:p>20.31586</text:p>
          </table:table-cell>
          <table:table-cell office:value-type="float" office:value="1089.238" calcext:value-type="float">
            <text:p>1089.238</text:p>
          </table:table-cell>
          <table:table-cell office:value-type="float" office:value="0" calcext:value-type="float">
            <text:p>0</text:p>
          </table:table-cell>
          <table:table-cell office:value-type="float" office:value="-0.6482422" calcext:value-type="float">
            <text:p>-0.6482422</text:p>
          </table:table-cell>
          <table:table-cell office:value-type="float" office:value="3.170512" calcext:value-type="float">
            <text:p>3.170512</text:p>
          </table:table-cell>
          <table:table-cell office:value-type="float" office:value="12.52773" calcext:value-type="float">
            <text:p>12.52773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1186127" calcext:value-type="float">
            <text:p>0.0001186127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-0.004000146" calcext:value-type="float">
            <text:p>-0.004000146</text:p>
          </table:table-cell>
          <table:table-cell office:value-type="float" office:value="-0.1091679" calcext:value-type="float">
            <text:p>-0.1091679</text:p>
          </table:table-cell>
          <table:table-cell office:value-type="float" office:value="0.001053585" calcext:value-type="float">
            <text:p>0.001053585</text:p>
          </table:table-cell>
          <table:table-cell office:value-type="float" office:value="0.000001037946" calcext:value-type="float">
            <text:p>1.037946E-06</text:p>
          </table:table-cell>
          <table:table-cell office:value-type="float" office:value="14.06283" calcext:value-type="float">
            <text:p>14.06283</text:p>
          </table:table-cell>
          <table:table-cell office:value-type="float" office:value="9.038548" calcext:value-type="float">
            <text:p>9.038548</text:p>
          </table:table-cell>
          <table:table-cell office:value-type="float" office:value="1.998276" calcext:value-type="float">
            <text:p>1.998276</text:p>
          </table:table-cell>
          <table:table-cell office:value-type="float" office:value="1.100055" calcext:value-type="float">
            <text:p>1.100055</text:p>
          </table:table-cell>
          <table:table-cell office:value-type="float" office:value="0.4572247" calcext:value-type="float">
            <text:p>0.4572247</text:p>
          </table:table-cell>
          <table:table-cell office:value-type="float" office:value="0.1685194" calcext:value-type="float">
            <text:p>0.1685194</text:p>
          </table:table-cell>
          <table:table-cell office:value-type="float" office:value="0.03724209" calcext:value-type="float">
            <text:p>0.03724209</text:p>
          </table:table-cell>
          <table:table-cell office:value-type="float" office:value="0.0185029" calcext:value-type="float">
            <text:p>0.0185029</text:p>
          </table:table-cell>
          <table:table-cell office:value-type="float" office:value="0.02448039" calcext:value-type="float">
            <text:p>0.02448039</text:p>
          </table:table-cell>
          <table:table-cell office:value-type="float" office:value="0.02000707" calcext:value-type="float">
            <text:p>0.02000707</text:p>
          </table:table-cell>
          <table:table-cell office:value-type="float" office:value="0.01801854" calcext:value-type="float">
            <text:p>0.01801854</text:p>
          </table:table-cell>
          <table:table-cell office:value-type="float" office:value="0.01852324" calcext:value-type="float">
            <text:p>0.01852324</text:p>
          </table:table-cell>
          <table:table-cell office:value-type="float" office:value="0.02094633" calcext:value-type="float">
            <text:p>0.02094633</text:p>
          </table:table-cell>
          <table:table-cell office:value-type="float" office:value="0.005251355" calcext:value-type="float">
            <text:p>0.005251355</text:p>
          </table:table-cell>
          <table:table-cell office:value-type="float" office:value="0.00517545" calcext:value-type="float">
            <text:p>0.00517545</text:p>
          </table:table-cell>
          <table:table-cell office:value-type="float" office:value="0" calcext:value-type="float">
            <text:p>0</text:p>
          </table:table-cell>
          <table:table-cell office:value-type="float" office:value="3.147346" calcext:value-type="float">
            <text:p>3.147346</text:p>
          </table:table-cell>
          <table:table-cell office:value-type="float" office:value="12.71217" calcext:value-type="float">
            <text:p>12.71217</text:p>
          </table:table-cell>
          <table:table-cell office:value-type="float" office:value="24.34727" calcext:value-type="float">
            <text:p>24.34727</text:p>
          </table:table-cell>
          <table:table-cell office:value-type="float" office:value="29.78925" calcext:value-type="float">
            <text:p>29.78925</text:p>
          </table:table-cell>
          <table:table-cell office:value-type="float" office:value="29.53306" calcext:value-type="float">
            <text:p>29.53306</text:p>
          </table:table-cell>
          <table:table-cell office:value-type="float" office:value="14.44675" calcext:value-type="float">
            <text:p>14.44675</text:p>
          </table:table-cell>
          <table:table-cell office:value-type="float" office:value="7.474239" calcext:value-type="float">
            <text:p>7.474239</text:p>
          </table:table-cell>
          <table:table-cell office:value-type="float" office:value="4.847795" calcext:value-type="float">
            <text:p>4.847795</text:p>
          </table:table-cell>
          <table:table-cell office:value-type="float" office:value="4.22334" calcext:value-type="float">
            <text:p>4.22334</text:p>
          </table:table-cell>
          <table:table-cell office:value-type="float" office:value="1.585824" calcext:value-type="float">
            <text:p>1.585824</text:p>
          </table:table-cell>
          <table:table-cell office:value-type="float" office:value="0.5492865" calcext:value-type="float">
            <text:p>0.5492865</text:p>
          </table:table-cell>
          <table:table-cell office:value-type="float" office:value="0.4803825" calcext:value-type="float">
            <text:p>0.4803825</text:p>
          </table:table-cell>
          <table:table-cell office:value-type="float" office:value="0.3252829" calcext:value-type="float">
            <text:p>0.3252829</text:p>
          </table:table-cell>
          <table:table-cell office:value-type="float" office:value="0.3529264" calcext:value-type="float">
            <text:p>0.3529264</text:p>
          </table:table-cell>
          <table:table-cell office:value-type="float" office:value="0" calcext:value-type="float">
            <text:p>0</text:p>
          </table:table-cell>
          <table:table-cell office:value-type="float" office:value="7022.577" calcext:value-type="float">
            <text:p>7022.5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230835" calcext:value-type="float">
            <text:p>-0.123083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062004" calcext:value-type="float">
            <text:p>13062004</text:p>
          </table:table-cell>
          <table:table-cell office:value-type="float" office:value="20.23584" calcext:value-type="float">
            <text:p>20.23584</text:p>
          </table:table-cell>
          <table:table-cell office:value-type="float" office:value="1089.252" calcext:value-type="float">
            <text:p>1089.252</text:p>
          </table:table-cell>
          <table:table-cell office:value-type="float" office:value="0" calcext:value-type="float">
            <text:p>0</text:p>
          </table:table-cell>
          <table:table-cell office:value-type="float" office:value="-0.7611459" calcext:value-type="float">
            <text:p>-0.7611459</text:p>
          </table:table-cell>
          <table:table-cell office:value-type="float" office:value="2.932337" calcext:value-type="float">
            <text:p>2.932337</text:p>
          </table:table-cell>
          <table:table-cell office:value-type="float" office:value="12.69592" calcext:value-type="float">
            <text:p>12.69592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1186131" calcext:value-type="float">
            <text:p>0.0001186131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-0.003970109" calcext:value-type="float">
            <text:p>-0.003970109</text:p>
          </table:table-cell>
          <table:table-cell office:value-type="float" office:value="-0.1236525" calcext:value-type="float">
            <text:p>-0.1236525</text:p>
          </table:table-cell>
          <table:table-cell office:value-type="float" office:value="0.00103935" calcext:value-type="float">
            <text:p>0.00103935</text:p>
          </table:table-cell>
          <table:table-cell office:value-type="float" office:value="0.000001051122" calcext:value-type="float">
            <text:p>1.051122E-06</text:p>
          </table:table-cell>
          <table:table-cell office:value-type="float" office:value="14.28447" calcext:value-type="float">
            <text:p>14.28447</text:p>
          </table:table-cell>
          <table:table-cell office:value-type="float" office:value="5.422091" calcext:value-type="float">
            <text:p>5.422091</text:p>
          </table:table-cell>
          <table:table-cell office:value-type="float" office:value="0.6797588" calcext:value-type="float">
            <text:p>0.6797588</text:p>
          </table:table-cell>
          <table:table-cell office:value-type="float" office:value="0.3549618" calcext:value-type="float">
            <text:p>0.3549618</text:p>
          </table:table-cell>
          <table:table-cell office:value-type="float" office:value="0.1454807" calcext:value-type="float">
            <text:p>0.1454807</text:p>
          </table:table-cell>
          <table:table-cell office:value-type="float" office:value="0.07428779" calcext:value-type="float">
            <text:p>0.07428779</text:p>
          </table:table-cell>
          <table:table-cell office:value-type="float" office:value="0.02283762" calcext:value-type="float">
            <text:p>0.02283762</text:p>
          </table:table-cell>
          <table:table-cell office:value-type="float" office:value="0.01561522" calcext:value-type="float">
            <text:p>0.01561522</text:p>
          </table:table-cell>
          <table:table-cell office:value-type="float" office:value="0.02493492" calcext:value-type="float">
            <text:p>0.02493492</text:p>
          </table:table-cell>
          <table:table-cell office:value-type="float" office:value="0.02046702" calcext:value-type="float">
            <text:p>0.02046702</text:p>
          </table:table-cell>
          <table:table-cell office:value-type="float" office:value="0.01803992" calcext:value-type="float">
            <text:p>0.01803992</text:p>
          </table:table-cell>
          <table:table-cell office:value-type="float" office:value="0.01848016" calcext:value-type="float">
            <text:p>0.01848016</text:p>
          </table:table-cell>
          <table:table-cell office:value-type="float" office:value="0.02085792" calcext:value-type="float">
            <text:p>0.02085792</text:p>
          </table:table-cell>
          <table:table-cell office:value-type="float" office:value="0.005252023" calcext:value-type="float">
            <text:p>0.005252023</text:p>
          </table:table-cell>
          <table:table-cell office:value-type="float" office:value="0.005174281" calcext:value-type="float">
            <text:p>0.005174281</text:p>
          </table:table-cell>
          <table:table-cell office:value-type="float" office:value="0" calcext:value-type="float">
            <text:p>0</text:p>
          </table:table-cell>
          <table:table-cell office:value-type="float" office:value="14.62938" calcext:value-type="float">
            <text:p>14.62938</text:p>
          </table:table-cell>
          <table:table-cell office:value-type="float" office:value="14.37543" calcext:value-type="float">
            <text:p>14.37543</text:p>
          </table:table-cell>
          <table:table-cell office:value-type="float" office:value="22.3834" calcext:value-type="float">
            <text:p>22.3834</text:p>
          </table:table-cell>
          <table:table-cell office:value-type="float" office:value="26.51935" calcext:value-type="float">
            <text:p>26.51935</text:p>
          </table:table-cell>
          <table:table-cell office:value-type="float" office:value="26.25175" calcext:value-type="float">
            <text:p>26.25175</text:p>
          </table:table-cell>
          <table:table-cell office:value-type="float" office:value="13.14361" calcext:value-type="float">
            <text:p>13.14361</text:p>
          </table:table-cell>
          <table:table-cell office:value-type="float" office:value="8.331388" calcext:value-type="float">
            <text:p>8.331388</text:p>
          </table:table-cell>
          <table:table-cell office:value-type="float" office:value="5.181753" calcext:value-type="float">
            <text:p>5.181753</text:p>
          </table:table-cell>
          <table:table-cell office:value-type="float" office:value="4.618779" calcext:value-type="float">
            <text:p>4.618779</text:p>
          </table:table-cell>
          <table:table-cell office:value-type="float" office:value="1.628976" calcext:value-type="float">
            <text:p>1.628976</text:p>
          </table:table-cell>
          <table:table-cell office:value-type="float" office:value="0.5549297" calcext:value-type="float">
            <text:p>0.5549297</text:p>
          </table:table-cell>
          <table:table-cell office:value-type="float" office:value="0.4818633" calcext:value-type="float">
            <text:p>0.4818633</text:p>
          </table:table-cell>
          <table:table-cell office:value-type="float" office:value="0.3256716" calcext:value-type="float">
            <text:p>0.3256716</text:p>
          </table:table-cell>
          <table:table-cell office:value-type="float" office:value="0.3529316" calcext:value-type="float">
            <text:p>0.3529316</text:p>
          </table:table-cell>
          <table:table-cell office:value-type="float" office:value="0" calcext:value-type="float">
            <text:p>0</text:p>
          </table:table-cell>
          <table:table-cell office:value-type="float" office:value="6886.328" calcext:value-type="float">
            <text:p>6886.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331332" calcext:value-type="float">
            <text:p>-0.133133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062004" calcext:value-type="float">
            <text:p>14062004</text:p>
          </table:table-cell>
          <table:table-cell office:value-type="float" office:value="20.14146" calcext:value-type="float">
            <text:p>20.14146</text:p>
          </table:table-cell>
          <table:table-cell office:value-type="float" office:value="1089.289" calcext:value-type="float">
            <text:p>1089.289</text:p>
          </table:table-cell>
          <table:table-cell office:value-type="float" office:value="0" calcext:value-type="float">
            <text:p>0</text:p>
          </table:table-cell>
          <table:table-cell office:value-type="float" office:value="-0.9368747" calcext:value-type="float">
            <text:p>-0.9368747</text:p>
          </table:table-cell>
          <table:table-cell office:value-type="float" office:value="2.763491" calcext:value-type="float">
            <text:p>2.763491</text:p>
          </table:table-cell>
          <table:table-cell office:value-type="float" office:value="12.73813" calcext:value-type="float">
            <text:p>12.73813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1186131" calcext:value-type="float">
            <text:p>0.0001186131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-0.003970109" calcext:value-type="float">
            <text:p>-0.003970109</text:p>
          </table:table-cell>
          <table:table-cell office:value-type="float" office:value="-0.1262682" calcext:value-type="float">
            <text:p>-0.1262682</text:p>
          </table:table-cell>
          <table:table-cell office:value-type="float" office:value="0.001031032" calcext:value-type="float">
            <text:p>0.001031032</text:p>
          </table:table-cell>
          <table:table-cell office:value-type="float" office:value="0.000001071598" calcext:value-type="float">
            <text:p>1.071598E-06</text:p>
          </table:table-cell>
          <table:table-cell office:value-type="float" office:value="14.62762" calcext:value-type="float">
            <text:p>14.62762</text:p>
          </table:table-cell>
          <table:table-cell office:value-type="float" office:value="3.238497" calcext:value-type="float">
            <text:p>3.238497</text:p>
          </table:table-cell>
          <table:table-cell office:value-type="float" office:value="0.4338949" calcext:value-type="float">
            <text:p>0.4338949</text:p>
          </table:table-cell>
          <table:table-cell office:value-type="float" office:value="0.2304338" calcext:value-type="float">
            <text:p>0.2304338</text:p>
          </table:table-cell>
          <table:table-cell office:value-type="float" office:value="0.09626726" calcext:value-type="float">
            <text:p>0.09626726</text:p>
          </table:table-cell>
          <table:table-cell office:value-type="float" office:value="0.05761161" calcext:value-type="float">
            <text:p>0.05761161</text:p>
          </table:table-cell>
          <table:table-cell office:value-type="float" office:value="0.02017951" calcext:value-type="float">
            <text:p>0.02017951</text:p>
          </table:table-cell>
          <table:table-cell office:value-type="float" office:value="0.0147667" calcext:value-type="float">
            <text:p>0.0147667</text:p>
          </table:table-cell>
          <table:table-cell office:value-type="float" office:value="0.02497875" calcext:value-type="float">
            <text:p>0.02497875</text:p>
          </table:table-cell>
          <table:table-cell office:value-type="float" office:value="0.02076065" calcext:value-type="float">
            <text:p>0.02076065</text:p>
          </table:table-cell>
          <table:table-cell office:value-type="float" office:value="0.01808109" calcext:value-type="float">
            <text:p>0.01808109</text:p>
          </table:table-cell>
          <table:table-cell office:value-type="float" office:value="0.0184422" calcext:value-type="float">
            <text:p>0.0184422</text:p>
          </table:table-cell>
          <table:table-cell office:value-type="float" office:value="0.02077086" calcext:value-type="float">
            <text:p>0.02077086</text:p>
          </table:table-cell>
          <table:table-cell office:value-type="float" office:value="0.005252698" calcext:value-type="float">
            <text:p>0.005252698</text:p>
          </table:table-cell>
          <table:table-cell office:value-type="float" office:value="0.00517309" calcext:value-type="float">
            <text:p>0.00517309</text:p>
          </table:table-cell>
          <table:table-cell office:value-type="float" office:value="0" calcext:value-type="float">
            <text:p>0</text:p>
          </table:table-cell>
          <table:table-cell office:value-type="float" office:value="19.49867" calcext:value-type="float">
            <text:p>19.49867</text:p>
          </table:table-cell>
          <table:table-cell office:value-type="float" office:value="15.60677" calcext:value-type="float">
            <text:p>15.60677</text:p>
          </table:table-cell>
          <table:table-cell office:value-type="float" office:value="20.91644" calcext:value-type="float">
            <text:p>20.91644</text:p>
          </table:table-cell>
          <table:table-cell office:value-type="float" office:value="24.63217" calcext:value-type="float">
            <text:p>24.63217</text:p>
          </table:table-cell>
          <table:table-cell office:value-type="float" office:value="24.21084" calcext:value-type="float">
            <text:p>24.21084</text:p>
          </table:table-cell>
          <table:table-cell office:value-type="float" office:value="12.38114" calcext:value-type="float">
            <text:p>12.38114</text:p>
          </table:table-cell>
          <table:table-cell office:value-type="float" office:value="8.119489" calcext:value-type="float">
            <text:p>8.119489</text:p>
          </table:table-cell>
          <table:table-cell office:value-type="float" office:value="5.139362" calcext:value-type="float">
            <text:p>5.139362</text:p>
          </table:table-cell>
          <table:table-cell office:value-type="float" office:value="4.76348" calcext:value-type="float">
            <text:p>4.76348</text:p>
          </table:table-cell>
          <table:table-cell office:value-type="float" office:value="1.6909" calcext:value-type="float">
            <text:p>1.6909</text:p>
          </table:table-cell>
          <table:table-cell office:value-type="float" office:value="0.563181" calcext:value-type="float">
            <text:p>0.563181</text:p>
          </table:table-cell>
          <table:table-cell office:value-type="float" office:value="0.4834228" calcext:value-type="float">
            <text:p>0.4834228</text:p>
          </table:table-cell>
          <table:table-cell office:value-type="float" office:value="0.3260702" calcext:value-type="float">
            <text:p>0.3260702</text:p>
          </table:table-cell>
          <table:table-cell office:value-type="float" office:value="0.3529367" calcext:value-type="float">
            <text:p>0.3529367</text:p>
          </table:table-cell>
          <table:table-cell office:value-type="float" office:value="0" calcext:value-type="float">
            <text:p>0</text:p>
          </table:table-cell>
          <table:table-cell office:value-type="float" office:value="6711.64" calcext:value-type="float">
            <text:p>6711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335098" calcext:value-type="float">
            <text:p>-0.133509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062004" calcext:value-type="float">
            <text:p>15062004</text:p>
          </table:table-cell>
          <table:table-cell office:value-type="float" office:value="20.04201" calcext:value-type="float">
            <text:p>20.04201</text:p>
          </table:table-cell>
          <table:table-cell office:value-type="float" office:value="1089.341" calcext:value-type="float">
            <text:p>1089.341</text:p>
          </table:table-cell>
          <table:table-cell office:value-type="float" office:value="0" calcext:value-type="float">
            <text:p>0</text:p>
          </table:table-cell>
          <table:table-cell office:value-type="float" office:value="-1.13667" calcext:value-type="float">
            <text:p>-1.13667</text:p>
          </table:table-cell>
          <table:table-cell office:value-type="float" office:value="2.635223" calcext:value-type="float">
            <text:p>2.635223</text:p>
          </table:table-cell>
          <table:table-cell office:value-type="float" office:value="12.70365" calcext:value-type="float">
            <text:p>12.70365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1186134" calcext:value-type="float">
            <text:p>0.0001186134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-0.003940119" calcext:value-type="float">
            <text:p>-0.003940119</text:p>
          </table:table-cell>
          <table:table-cell office:value-type="float" office:value="-0.1297891" calcext:value-type="float">
            <text:p>-0.1297891</text:p>
          </table:table-cell>
          <table:table-cell office:value-type="float" office:value="0.001023311" calcext:value-type="float">
            <text:p>0.001023311</text:p>
          </table:table-cell>
          <table:table-cell office:value-type="float" office:value="0.000001087421" calcext:value-type="float">
            <text:p>1.087421E-06</text:p>
          </table:table-cell>
          <table:table-cell office:value-type="float" office:value="14.94689" calcext:value-type="float">
            <text:p>14.94689</text:p>
          </table:table-cell>
          <table:table-cell office:value-type="float" office:value="2.444637" calcext:value-type="float">
            <text:p>2.444637</text:p>
          </table:table-cell>
          <table:table-cell office:value-type="float" office:value="0.2894002" calcext:value-type="float">
            <text:p>0.2894002</text:p>
          </table:table-cell>
          <table:table-cell office:value-type="float" office:value="0.1585198" calcext:value-type="float">
            <text:p>0.1585198</text:p>
          </table:table-cell>
          <table:table-cell office:value-type="float" office:value="0.06996813" calcext:value-type="float">
            <text:p>0.06996813</text:p>
          </table:table-cell>
          <table:table-cell office:value-type="float" office:value="0.04865217" calcext:value-type="float">
            <text:p>0.04865217</text:p>
          </table:table-cell>
          <table:table-cell office:value-type="float" office:value="0.0183763" calcext:value-type="float">
            <text:p>0.0183763</text:p>
          </table:table-cell>
          <table:table-cell office:value-type="float" office:value="0.01429424" calcext:value-type="float">
            <text:p>0.01429424</text:p>
          </table:table-cell>
          <table:table-cell office:value-type="float" office:value="0.02502304" calcext:value-type="float">
            <text:p>0.02502304</text:p>
          </table:table-cell>
          <table:table-cell office:value-type="float" office:value="0.02090423" calcext:value-type="float">
            <text:p>0.02090423</text:p>
          </table:table-cell>
          <table:table-cell office:value-type="float" office:value="0.01814149" calcext:value-type="float">
            <text:p>0.01814149</text:p>
          </table:table-cell>
          <table:table-cell office:value-type="float" office:value="0.01841221" calcext:value-type="float">
            <text:p>0.01841221</text:p>
          </table:table-cell>
          <table:table-cell office:value-type="float" office:value="0.02068576" calcext:value-type="float">
            <text:p>0.02068576</text:p>
          </table:table-cell>
          <table:table-cell office:value-type="float" office:value="0.005253514" calcext:value-type="float">
            <text:p>0.005253514</text:p>
          </table:table-cell>
          <table:table-cell office:value-type="float" office:value="0.005171872" calcext:value-type="float">
            <text:p>0.005171872</text:p>
          </table:table-cell>
          <table:table-cell office:value-type="float" office:value="0" calcext:value-type="float">
            <text:p>0</text:p>
          </table:table-cell>
          <table:table-cell office:value-type="float" office:value="21.97658" calcext:value-type="float">
            <text:p>21.97658</text:p>
          </table:table-cell>
          <table:table-cell office:value-type="float" office:value="17.79893" calcext:value-type="float">
            <text:p>17.79893</text:p>
          </table:table-cell>
          <table:table-cell office:value-type="float" office:value="20.34676" calcext:value-type="float">
            <text:p>20.34676</text:p>
          </table:table-cell>
          <table:table-cell office:value-type="float" office:value="23.35675" calcext:value-type="float">
            <text:p>23.35675</text:p>
          </table:table-cell>
          <table:table-cell office:value-type="float" office:value="22.60909" calcext:value-type="float">
            <text:p>22.60909</text:p>
          </table:table-cell>
          <table:table-cell office:value-type="float" office:value="11.74014" calcext:value-type="float">
            <text:p>11.74014</text:p>
          </table:table-cell>
          <table:table-cell office:value-type="float" office:value="7.901239" calcext:value-type="float">
            <text:p>7.901239</text:p>
          </table:table-cell>
          <table:table-cell office:value-type="float" office:value="5.137428" calcext:value-type="float">
            <text:p>5.137428</text:p>
          </table:table-cell>
          <table:table-cell office:value-type="float" office:value="4.733754" calcext:value-type="float">
            <text:p>4.733754</text:p>
          </table:table-cell>
          <table:table-cell office:value-type="float" office:value="1.766375" calcext:value-type="float">
            <text:p>1.766375</text:p>
          </table:table-cell>
          <table:table-cell office:value-type="float" office:value="0.5756922" calcext:value-type="float">
            <text:p>0.5756922</text:p>
          </table:table-cell>
          <table:table-cell office:value-type="float" office:value="0.4851564" calcext:value-type="float">
            <text:p>0.4851564</text:p>
          </table:table-cell>
          <table:table-cell office:value-type="float" office:value="0.3264925" calcext:value-type="float">
            <text:p>0.3264925</text:p>
          </table:table-cell>
          <table:table-cell office:value-type="float" office:value="0.3529419" calcext:value-type="float">
            <text:p>0.3529419</text:p>
          </table:table-cell>
          <table:table-cell office:value-type="float" office:value="0" calcext:value-type="float">
            <text:p>0</text:p>
          </table:table-cell>
          <table:table-cell office:value-type="float" office:value="6593.545" calcext:value-type="float">
            <text:p>6593.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344051" calcext:value-type="float">
            <text:p>-0.134405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062004" calcext:value-type="float">
            <text:p>16062004</text:p>
          </table:table-cell>
          <table:table-cell office:value-type="float" office:value="19.80243" calcext:value-type="float">
            <text:p>19.80243</text:p>
          </table:table-cell>
          <table:table-cell office:value-type="float" office:value="1089.354" calcext:value-type="float">
            <text:p>1089.354</text:p>
          </table:table-cell>
          <table:table-cell office:value-type="float" office:value="0" calcext:value-type="float">
            <text:p>0</text:p>
          </table:table-cell>
          <table:table-cell office:value-type="float" office:value="-1.378854" calcext:value-type="float">
            <text:p>-1.378854</text:p>
          </table:table-cell>
          <table:table-cell office:value-type="float" office:value="2.720392" calcext:value-type="float">
            <text:p>2.720392</text:p>
          </table:table-cell>
          <table:table-cell office:value-type="float" office:value="12.59606" calcext:value-type="float">
            <text:p>12.59606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1186134" calcext:value-type="float">
            <text:p>0.0001186134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-0.003940119" calcext:value-type="float">
            <text:p>-0.003940119</text:p>
          </table:table-cell>
          <table:table-cell office:value-type="float" office:value="-0.1302808" calcext:value-type="float">
            <text:p>-0.1302808</text:p>
          </table:table-cell>
          <table:table-cell office:value-type="float" office:value="0.00100165" calcext:value-type="float">
            <text:p>0.00100165</text:p>
          </table:table-cell>
          <table:table-cell office:value-type="float" office:value="0.000001103614" calcext:value-type="float">
            <text:p>1.103614E-06</text:p>
          </table:table-cell>
          <table:table-cell office:value-type="float" office:value="14.70483" calcext:value-type="float">
            <text:p>14.70483</text:p>
          </table:table-cell>
          <table:table-cell office:value-type="float" office:value="2.436818" calcext:value-type="float">
            <text:p>2.436818</text:p>
          </table:table-cell>
          <table:table-cell office:value-type="float" office:value="0.1958041" calcext:value-type="float">
            <text:p>0.1958041</text:p>
          </table:table-cell>
          <table:table-cell office:value-type="float" office:value="0.1147184" calcext:value-type="float">
            <text:p>0.1147184</text:p>
          </table:table-cell>
          <table:table-cell office:value-type="float" office:value="0.05482267" calcext:value-type="float">
            <text:p>0.05482267</text:p>
          </table:table-cell>
          <table:table-cell office:value-type="float" office:value="0.04347219" calcext:value-type="float">
            <text:p>0.04347219</text:p>
          </table:table-cell>
          <table:table-cell office:value-type="float" office:value="0.0171011" calcext:value-type="float">
            <text:p>0.0171011</text:p>
          </table:table-cell>
          <table:table-cell office:value-type="float" office:value="0.01399932" calcext:value-type="float">
            <text:p>0.01399932</text:p>
          </table:table-cell>
          <table:table-cell office:value-type="float" office:value="0.02504169" calcext:value-type="float">
            <text:p>0.02504169</text:p>
          </table:table-cell>
          <table:table-cell office:value-type="float" office:value="0.02096567" calcext:value-type="float">
            <text:p>0.02096567</text:p>
          </table:table-cell>
          <table:table-cell office:value-type="float" office:value="0.01821733" calcext:value-type="float">
            <text:p>0.01821733</text:p>
          </table:table-cell>
          <table:table-cell office:value-type="float" office:value="0.01839408" calcext:value-type="float">
            <text:p>0.01839408</text:p>
          </table:table-cell>
          <table:table-cell office:value-type="float" office:value="0.02060407" calcext:value-type="float">
            <text:p>0.02060407</text:p>
          </table:table-cell>
          <table:table-cell office:value-type="float" office:value="0.005254832" calcext:value-type="float">
            <text:p>0.005254832</text:p>
          </table:table-cell>
          <table:table-cell office:value-type="float" office:value="0.005170669" calcext:value-type="float">
            <text:p>0.005170669</text:p>
          </table:table-cell>
          <table:table-cell office:value-type="float" office:value="0" calcext:value-type="float">
            <text:p>0</text:p>
          </table:table-cell>
          <table:table-cell office:value-type="float" office:value="25.59801" calcext:value-type="float">
            <text:p>25.59801</text:p>
          </table:table-cell>
          <table:table-cell office:value-type="float" office:value="19.21231" calcext:value-type="float">
            <text:p>19.21231</text:p>
          </table:table-cell>
          <table:table-cell office:value-type="float" office:value="19.93013" calcext:value-type="float">
            <text:p>19.93013</text:p>
          </table:table-cell>
          <table:table-cell office:value-type="float" office:value="22.62841" calcext:value-type="float">
            <text:p>22.62841</text:p>
          </table:table-cell>
          <table:table-cell office:value-type="float" office:value="21.49485" calcext:value-type="float">
            <text:p>21.49485</text:p>
          </table:table-cell>
          <table:table-cell office:value-type="float" office:value="11.15694" calcext:value-type="float">
            <text:p>11.15694</text:p>
          </table:table-cell>
          <table:table-cell office:value-type="float" office:value="7.739983" calcext:value-type="float">
            <text:p>7.739983</text:p>
          </table:table-cell>
          <table:table-cell office:value-type="float" office:value="5.126286" calcext:value-type="float">
            <text:p>5.126286</text:p>
          </table:table-cell>
          <table:table-cell office:value-type="float" office:value="4.650199" calcext:value-type="float">
            <text:p>4.650199</text:p>
          </table:table-cell>
          <table:table-cell office:value-type="float" office:value="1.850242" calcext:value-type="float">
            <text:p>1.850242</text:p>
          </table:table-cell>
          <table:table-cell office:value-type="float" office:value="0.5952752" calcext:value-type="float">
            <text:p>0.5952752</text:p>
          </table:table-cell>
          <table:table-cell office:value-type="float" office:value="0.4873046" calcext:value-type="float">
            <text:p>0.4873046</text:p>
          </table:table-cell>
          <table:table-cell office:value-type="float" office:value="0.3269847" calcext:value-type="float">
            <text:p>0.3269847</text:p>
          </table:table-cell>
          <table:table-cell office:value-type="float" office:value="0.352947" calcext:value-type="float">
            <text:p>0.352947</text:p>
          </table:table-cell>
          <table:table-cell office:value-type="float" office:value="0" calcext:value-type="float">
            <text:p>0</text:p>
          </table:table-cell>
          <table:table-cell office:value-type="float" office:value="6899.157" calcext:value-type="float">
            <text:p>6899.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344299" calcext:value-type="float">
            <text:p>-0.134429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62004" calcext:value-type="float">
            <text:p>17062004</text:p>
          </table:table-cell>
          <table:table-cell office:value-type="float" office:value="19.58889" calcext:value-type="float">
            <text:p>19.58889</text:p>
          </table:table-cell>
          <table:table-cell office:value-type="float" office:value="1089.339" calcext:value-type="float">
            <text:p>1089.339</text:p>
          </table:table-cell>
          <table:table-cell office:value-type="float" office:value="0" calcext:value-type="float">
            <text:p>0</text:p>
          </table:table-cell>
          <table:table-cell office:value-type="float" office:value="-1.666241" calcext:value-type="float">
            <text:p>-1.666241</text:p>
          </table:table-cell>
          <table:table-cell office:value-type="float" office:value="2.842509" calcext:value-type="float">
            <text:p>2.842509</text:p>
          </table:table-cell>
          <table:table-cell office:value-type="float" office:value="12.40883" calcext:value-type="float">
            <text:p>12.40883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1186134" calcext:value-type="float">
            <text:p>0.0001186134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-0.003927445" calcext:value-type="float">
            <text:p>-0.003927445</text:p>
          </table:table-cell>
          <table:table-cell office:value-type="float" office:value="-0.1305524" calcext:value-type="float">
            <text:p>-0.1305524</text:p>
          </table:table-cell>
          <table:table-cell office:value-type="float" office:value="0.0009741136" calcext:value-type="float">
            <text:p>0.0009741136</text:p>
          </table:table-cell>
          <table:table-cell office:value-type="float" office:value="0.000001120816" calcext:value-type="float">
            <text:p>1.120816E-06</text:p>
          </table:table-cell>
          <table:table-cell office:value-type="float" office:value="14.41783" calcext:value-type="float">
            <text:p>14.41783</text:p>
          </table:table-cell>
          <table:table-cell office:value-type="float" office:value="3.835178" calcext:value-type="float">
            <text:p>3.835178</text:p>
          </table:table-cell>
          <table:table-cell office:value-type="float" office:value="0.1490412" calcext:value-type="float">
            <text:p>0.1490412</text:p>
          </table:table-cell>
          <table:table-cell office:value-type="float" office:value="0.09451617" calcext:value-type="float">
            <text:p>0.09451617</text:p>
          </table:table-cell>
          <table:table-cell office:value-type="float" office:value="0.04829456" calcext:value-type="float">
            <text:p>0.04829456</text:p>
          </table:table-cell>
          <table:table-cell office:value-type="float" office:value="0.04178923" calcext:value-type="float">
            <text:p>0.04178923</text:p>
          </table:table-cell>
          <table:table-cell office:value-type="float" office:value="0.01619832" calcext:value-type="float">
            <text:p>0.01619832</text:p>
          </table:table-cell>
          <table:table-cell office:value-type="float" office:value="0.01377947" calcext:value-type="float">
            <text:p>0.01377947</text:p>
          </table:table-cell>
          <table:table-cell office:value-type="float" office:value="0.02504727" calcext:value-type="float">
            <text:p>0.02504727</text:p>
          </table:table-cell>
          <table:table-cell office:value-type="float" office:value="0.0209695" calcext:value-type="float">
            <text:p>0.0209695</text:p>
          </table:table-cell>
          <table:table-cell office:value-type="float" office:value="0.01830083" calcext:value-type="float">
            <text:p>0.01830083</text:p>
          </table:table-cell>
          <table:table-cell office:value-type="float" office:value="0.01838691" calcext:value-type="float">
            <text:p>0.01838691</text:p>
          </table:table-cell>
          <table:table-cell office:value-type="float" office:value="0.02052587" calcext:value-type="float">
            <text:p>0.02052587</text:p>
          </table:table-cell>
          <table:table-cell office:value-type="float" office:value="0.005256969" calcext:value-type="float">
            <text:p>0.005256969</text:p>
          </table:table-cell>
          <table:table-cell office:value-type="float" office:value="0.005169434" calcext:value-type="float">
            <text:p>0.005169434</text:p>
          </table:table-cell>
          <table:table-cell office:value-type="float" office:value="0" calcext:value-type="float">
            <text:p>0</text:p>
          </table:table-cell>
          <table:table-cell office:value-type="float" office:value="25.44377" calcext:value-type="float">
            <text:p>25.44377</text:p>
          </table:table-cell>
          <table:table-cell office:value-type="float" office:value="20.9524" calcext:value-type="float">
            <text:p>20.9524</text:p>
          </table:table-cell>
          <table:table-cell office:value-type="float" office:value="19.33063" calcext:value-type="float">
            <text:p>19.33063</text:p>
          </table:table-cell>
          <table:table-cell office:value-type="float" office:value="21.77932" calcext:value-type="float">
            <text:p>21.77932</text:p>
          </table:table-cell>
          <table:table-cell office:value-type="float" office:value="20.44892" calcext:value-type="float">
            <text:p>20.44892</text:p>
          </table:table-cell>
          <table:table-cell office:value-type="float" office:value="10.56188" calcext:value-type="float">
            <text:p>10.56188</text:p>
          </table:table-cell>
          <table:table-cell office:value-type="float" office:value="7.615795" calcext:value-type="float">
            <text:p>7.615795</text:p>
          </table:table-cell>
          <table:table-cell office:value-type="float" office:value="5.112479" calcext:value-type="float">
            <text:p>5.112479</text:p>
          </table:table-cell>
          <table:table-cell office:value-type="float" office:value="4.554073" calcext:value-type="float">
            <text:p>4.554073</text:p>
          </table:table-cell>
          <table:table-cell office:value-type="float" office:value="1.931804" calcext:value-type="float">
            <text:p>1.931804</text:p>
          </table:table-cell>
          <table:table-cell office:value-type="float" office:value="0.6211697" calcext:value-type="float">
            <text:p>0.6211697</text:p>
          </table:table-cell>
          <table:table-cell office:value-type="float" office:value="0.4898576" calcext:value-type="float">
            <text:p>0.4898576</text:p>
          </table:table-cell>
          <table:table-cell office:value-type="float" office:value="0.3275858" calcext:value-type="float">
            <text:p>0.3275858</text:p>
          </table:table-cell>
          <table:table-cell office:value-type="float" office:value="0.3529521" calcext:value-type="float">
            <text:p>0.3529521</text:p>
          </table:table-cell>
          <table:table-cell office:value-type="float" office:value="0" calcext:value-type="float">
            <text:p>0</text:p>
          </table:table-cell>
          <table:table-cell office:value-type="float" office:value="7220.168" calcext:value-type="float">
            <text:p>7220.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34454" calcext:value-type="float">
            <text:p>-0.13445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062004" calcext:value-type="float">
            <text:p>18062004</text:p>
          </table:table-cell>
          <table:table-cell office:value-type="float" office:value="19.51731" calcext:value-type="float">
            <text:p>19.51731</text:p>
          </table:table-cell>
          <table:table-cell office:value-type="float" office:value="1089.345" calcext:value-type="float">
            <text:p>1089.345</text:p>
          </table:table-cell>
          <table:table-cell office:value-type="float" office:value="0" calcext:value-type="float">
            <text:p>0</text:p>
          </table:table-cell>
          <table:table-cell office:value-type="float" office:value="-1.947068" calcext:value-type="float">
            <text:p>-1.947068</text:p>
          </table:table-cell>
          <table:table-cell office:value-type="float" office:value="2.697377" calcext:value-type="float">
            <text:p>2.697377</text:p>
          </table:table-cell>
          <table:table-cell office:value-type="float" office:value="12.33388" calcext:value-type="float">
            <text:p>12.33388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1186145" calcext:value-type="float">
            <text:p>0.0001186145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-0.003718913" calcext:value-type="float">
            <text:p>-0.003718913</text:p>
          </table:table-cell>
          <table:table-cell office:value-type="float" office:value="-0.1333232" calcext:value-type="float">
            <text:p>-0.1333232</text:p>
          </table:table-cell>
          <table:table-cell office:value-type="float" office:value="0.0009697487" calcext:value-type="float">
            <text:p>0.0009697487</text:p>
          </table:table-cell>
          <table:table-cell office:value-type="float" office:value="0.000001140351" calcext:value-type="float">
            <text:p>1.140351E-06</text:p>
          </table:table-cell>
          <table:table-cell office:value-type="float" office:value="14.5822" calcext:value-type="float">
            <text:p>14.5822</text:p>
          </table:table-cell>
          <table:table-cell office:value-type="float" office:value="3.46734" calcext:value-type="float">
            <text:p>3.46734</text:p>
          </table:table-cell>
          <table:table-cell office:value-type="float" office:value="0.1067729" calcext:value-type="float">
            <text:p>0.1067729</text:p>
          </table:table-cell>
          <table:table-cell office:value-type="float" office:value="0.07047445" calcext:value-type="float">
            <text:p>0.07047445</text:p>
          </table:table-cell>
          <table:table-cell office:value-type="float" office:value="0.04123733" calcext:value-type="float">
            <text:p>0.04123733</text:p>
          </table:table-cell>
          <table:table-cell office:value-type="float" office:value="0.03811827" calcext:value-type="float">
            <text:p>0.03811827</text:p>
          </table:table-cell>
          <table:table-cell office:value-type="float" office:value="0.01552423" calcext:value-type="float">
            <text:p>0.01552423</text:p>
          </table:table-cell>
          <table:table-cell office:value-type="float" office:value="0.01362294" calcext:value-type="float">
            <text:p>0.01362294</text:p>
          </table:table-cell>
          <table:table-cell office:value-type="float" office:value="0.02505063" calcext:value-type="float">
            <text:p>0.02505063</text:p>
          </table:table-cell>
          <table:table-cell office:value-type="float" office:value="0.02094754" calcext:value-type="float">
            <text:p>0.02094754</text:p>
          </table:table-cell>
          <table:table-cell office:value-type="float" office:value="0.01836953" calcext:value-type="float">
            <text:p>0.01836953</text:p>
          </table:table-cell>
          <table:table-cell office:value-type="float" office:value="0.01838792" calcext:value-type="float">
            <text:p>0.01838792</text:p>
          </table:table-cell>
          <table:table-cell office:value-type="float" office:value="0.02045241" calcext:value-type="float">
            <text:p>0.02045241</text:p>
          </table:table-cell>
          <table:table-cell office:value-type="float" office:value="0.005260394" calcext:value-type="float">
            <text:p>0.005260394</text:p>
          </table:table-cell>
          <table:table-cell office:value-type="float" office:value="0.00516819" calcext:value-type="float">
            <text:p>0.00516819</text:p>
          </table:table-cell>
          <table:table-cell office:value-type="float" office:value="0" calcext:value-type="float">
            <text:p>0</text:p>
          </table:table-cell>
          <table:table-cell office:value-type="float" office:value="40.40005" calcext:value-type="float">
            <text:p>40.40005</text:p>
          </table:table-cell>
          <table:table-cell office:value-type="float" office:value="22.71356" calcext:value-type="float">
            <text:p>22.71356</text:p>
          </table:table-cell>
          <table:table-cell office:value-type="float" office:value="18.92143" calcext:value-type="float">
            <text:p>18.92143</text:p>
          </table:table-cell>
          <table:table-cell office:value-type="float" office:value="20.94168" calcext:value-type="float">
            <text:p>20.94168</text:p>
          </table:table-cell>
          <table:table-cell office:value-type="float" office:value="19.35523" calcext:value-type="float">
            <text:p>19.35523</text:p>
          </table:table-cell>
          <table:table-cell office:value-type="float" office:value="9.940508" calcext:value-type="float">
            <text:p>9.940508</text:p>
          </table:table-cell>
          <table:table-cell office:value-type="float" office:value="7.505476" calcext:value-type="float">
            <text:p>7.505476</text:p>
          </table:table-cell>
          <table:table-cell office:value-type="float" office:value="5.104317" calcext:value-type="float">
            <text:p>5.104317</text:p>
          </table:table-cell>
          <table:table-cell office:value-type="float" office:value="4.475315" calcext:value-type="float">
            <text:p>4.475315</text:p>
          </table:table-cell>
          <table:table-cell office:value-type="float" office:value="1.986237" calcext:value-type="float">
            <text:p>1.986237</text:p>
          </table:table-cell>
          <table:table-cell office:value-type="float" office:value="0.6519462" calcext:value-type="float">
            <text:p>0.6519462</text:p>
          </table:table-cell>
          <table:table-cell office:value-type="float" office:value="0.4930427" calcext:value-type="float">
            <text:p>0.4930427</text:p>
          </table:table-cell>
          <table:table-cell office:value-type="float" office:value="0.328351" calcext:value-type="float">
            <text:p>0.328351</text:p>
          </table:table-cell>
          <table:table-cell office:value-type="float" office:value="0.3529572" calcext:value-type="float">
            <text:p>0.3529572</text:p>
          </table:table-cell>
          <table:table-cell office:value-type="float" office:value="0" calcext:value-type="float">
            <text:p>0</text:p>
          </table:table-cell>
          <table:table-cell office:value-type="float" office:value="6944.48" calcext:value-type="float">
            <text:p>6944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348708" calcext:value-type="float">
            <text:p>-0.134870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062004" calcext:value-type="float">
            <text:p>19062004</text:p>
          </table:table-cell>
          <table:table-cell office:value-type="float" office:value="19.45425" calcext:value-type="float">
            <text:p>19.45425</text:p>
          </table:table-cell>
          <table:table-cell office:value-type="float" office:value="1089.367" calcext:value-type="float">
            <text:p>1089.367</text:p>
          </table:table-cell>
          <table:table-cell office:value-type="float" office:value="0" calcext:value-type="float">
            <text:p>0</text:p>
          </table:table-cell>
          <table:table-cell office:value-type="float" office:value="-2.249307" calcext:value-type="float">
            <text:p>-2.249307</text:p>
          </table:table-cell>
          <table:table-cell office:value-type="float" office:value="2.584564" calcext:value-type="float">
            <text:p>2.584564</text:p>
          </table:table-cell>
          <table:table-cell office:value-type="float" office:value="12.18222" calcext:value-type="float">
            <text:p>12.18222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1186145" calcext:value-type="float">
            <text:p>0.0001186145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-0.003718913" calcext:value-type="float">
            <text:p>-0.003718913</text:p>
          </table:table-cell>
          <table:table-cell office:value-type="float" office:value="-0.1342713" calcext:value-type="float">
            <text:p>-0.1342713</text:p>
          </table:table-cell>
          <table:table-cell office:value-type="float" office:value="0.0009644923" calcext:value-type="float">
            <text:p>0.0009644923</text:p>
          </table:table-cell>
          <table:table-cell office:value-type="float" office:value="0.000001161139" calcext:value-type="float">
            <text:p>1.161139E-06</text:p>
          </table:table-cell>
          <table:table-cell office:value-type="float" office:value="14.78778" calcext:value-type="float">
            <text:p>14.78778</text:p>
          </table:table-cell>
          <table:table-cell office:value-type="float" office:value="1.897524" calcext:value-type="float">
            <text:p>1.897524</text:p>
          </table:table-cell>
          <table:table-cell office:value-type="float" office:value="0.0793926" calcext:value-type="float">
            <text:p>0.0793926</text:p>
          </table:table-cell>
          <table:table-cell office:value-type="float" office:value="0.06018684" calcext:value-type="float">
            <text:p>0.06018684</text:p>
          </table:table-cell>
          <table:table-cell office:value-type="float" office:value="0.03734918" calcext:value-type="float">
            <text:p>0.03734918</text:p>
          </table:table-cell>
          <table:table-cell office:value-type="float" office:value="0.03593598" calcext:value-type="float">
            <text:p>0.03593598</text:p>
          </table:table-cell>
          <table:table-cell office:value-type="float" office:value="0.01501083" calcext:value-type="float">
            <text:p>0.01501083</text:p>
          </table:table-cell>
          <table:table-cell office:value-type="float" office:value="0.01352007" calcext:value-type="float">
            <text:p>0.01352007</text:p>
          </table:table-cell>
          <table:table-cell office:value-type="float" office:value="0.02507919" calcext:value-type="float">
            <text:p>0.02507919</text:p>
          </table:table-cell>
          <table:table-cell office:value-type="float" office:value="0.02092368" calcext:value-type="float">
            <text:p>0.02092368</text:p>
          </table:table-cell>
          <table:table-cell office:value-type="float" office:value="0.01842139" calcext:value-type="float">
            <text:p>0.01842139</text:p>
          </table:table-cell>
          <table:table-cell office:value-type="float" office:value="0.01839398" calcext:value-type="float">
            <text:p>0.01839398</text:p>
          </table:table-cell>
          <table:table-cell office:value-type="float" office:value="0.02038402" calcext:value-type="float">
            <text:p>0.02038402</text:p>
          </table:table-cell>
          <table:table-cell office:value-type="float" office:value="0.005265915" calcext:value-type="float">
            <text:p>0.005265915</text:p>
          </table:table-cell>
          <table:table-cell office:value-type="float" office:value="0.005166919" calcext:value-type="float">
            <text:p>0.005166919</text:p>
          </table:table-cell>
          <table:table-cell office:value-type="float" office:value="0" calcext:value-type="float">
            <text:p>0</text:p>
          </table:table-cell>
          <table:table-cell office:value-type="float" office:value="34.65076" calcext:value-type="float">
            <text:p>34.65076</text:p>
          </table:table-cell>
          <table:table-cell office:value-type="float" office:value="21.37552" calcext:value-type="float">
            <text:p>21.37552</text:p>
          </table:table-cell>
          <table:table-cell office:value-type="float" office:value="17.47117" calcext:value-type="float">
            <text:p>17.47117</text:p>
          </table:table-cell>
          <table:table-cell office:value-type="float" office:value="19.71314" calcext:value-type="float">
            <text:p>19.71314</text:p>
          </table:table-cell>
          <table:table-cell office:value-type="float" office:value="18.04645" calcext:value-type="float">
            <text:p>18.04645</text:p>
          </table:table-cell>
          <table:table-cell office:value-type="float" office:value="9.320212" calcext:value-type="float">
            <text:p>9.320212</text:p>
          </table:table-cell>
          <table:table-cell office:value-type="float" office:value="7.390963" calcext:value-type="float">
            <text:p>7.390963</text:p>
          </table:table-cell>
          <table:table-cell office:value-type="float" office:value="5.098134" calcext:value-type="float">
            <text:p>5.098134</text:p>
          </table:table-cell>
          <table:table-cell office:value-type="float" office:value="4.416303" calcext:value-type="float">
            <text:p>4.416303</text:p>
          </table:table-cell>
          <table:table-cell office:value-type="float" office:value="2.017473" calcext:value-type="float">
            <text:p>2.017473</text:p>
          </table:table-cell>
          <table:table-cell office:value-type="float" office:value="0.6852702" calcext:value-type="float">
            <text:p>0.6852702</text:p>
          </table:table-cell>
          <table:table-cell office:value-type="float" office:value="0.496862" calcext:value-type="float">
            <text:p>0.496862</text:p>
          </table:table-cell>
          <table:table-cell office:value-type="float" office:value="0.3293805" calcext:value-type="float">
            <text:p>0.3293805</text:p>
          </table:table-cell>
          <table:table-cell office:value-type="float" office:value="0.3529624" calcext:value-type="float">
            <text:p>0.3529624</text:p>
          </table:table-cell>
          <table:table-cell office:value-type="float" office:value="0" calcext:value-type="float">
            <text:p>0</text:p>
          </table:table-cell>
          <table:table-cell office:value-type="float" office:value="6799.857" calcext:value-type="float">
            <text:p>6799.8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348887" calcext:value-type="float">
            <text:p>-0.134888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062004" calcext:value-type="float">
            <text:p>20062004</text:p>
          </table:table-cell>
          <table:table-cell office:value-type="float" office:value="19.39294" calcext:value-type="float">
            <text:p>19.39294</text:p>
          </table:table-cell>
          <table:table-cell office:value-type="float" office:value="1089.395" calcext:value-type="float">
            <text:p>1089.395</text:p>
          </table:table-cell>
          <table:table-cell office:value-type="float" office:value="0" calcext:value-type="float">
            <text:p>0</text:p>
          </table:table-cell>
          <table:table-cell office:value-type="float" office:value="-2.574083" calcext:value-type="float">
            <text:p>-2.574083</text:p>
          </table:table-cell>
          <table:table-cell office:value-type="float" office:value="2.484592" calcext:value-type="float">
            <text:p>2.484592</text:p>
          </table:table-cell>
          <table:table-cell office:value-type="float" office:value="11.99034" calcext:value-type="float">
            <text:p>11.99034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1186146" calcext:value-type="float">
            <text:p>0.0001186146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-0.003708035" calcext:value-type="float">
            <text:p>-0.003708035</text:p>
          </table:table-cell>
          <table:table-cell office:value-type="float" office:value="-0.1350806" calcext:value-type="float">
            <text:p>-0.1350806</text:p>
          </table:table-cell>
          <table:table-cell office:value-type="float" office:value="0.0009629702" calcext:value-type="float">
            <text:p>0.0009629702</text:p>
          </table:table-cell>
          <table:table-cell office:value-type="float" office:value="0.000001182096" calcext:value-type="float">
            <text:p>1.182096E-06</text:p>
          </table:table-cell>
          <table:table-cell office:value-type="float" office:value="14.98278" calcext:value-type="float">
            <text:p>14.98278</text:p>
          </table:table-cell>
          <table:table-cell office:value-type="float" office:value="1.472243" calcext:value-type="float">
            <text:p>1.472243</text:p>
          </table:table-cell>
          <table:table-cell office:value-type="float" office:value="0.06687002" calcext:value-type="float">
            <text:p>0.06687002</text:p>
          </table:table-cell>
          <table:table-cell office:value-type="float" office:value="0.05439783" calcext:value-type="float">
            <text:p>0.05439783</text:p>
          </table:table-cell>
          <table:table-cell office:value-type="float" office:value="0.03501679" calcext:value-type="float">
            <text:p>0.03501679</text:p>
          </table:table-cell>
          <table:table-cell office:value-type="float" office:value="0.03449403" calcext:value-type="float">
            <text:p>0.03449403</text:p>
          </table:table-cell>
          <table:table-cell office:value-type="float" office:value="0.01449431" calcext:value-type="float">
            <text:p>0.01449431</text:p>
          </table:table-cell>
          <table:table-cell office:value-type="float" office:value="0.013117" calcext:value-type="float">
            <text:p>0.013117</text:p>
          </table:table-cell>
          <table:table-cell office:value-type="float" office:value="0.02511005" calcext:value-type="float">
            <text:p>0.02511005</text:p>
          </table:table-cell>
          <table:table-cell office:value-type="float" office:value="0.02090247" calcext:value-type="float">
            <text:p>0.02090247</text:p>
          </table:table-cell>
          <table:table-cell office:value-type="float" office:value="0.01846523" calcext:value-type="float">
            <text:p>0.01846523</text:p>
          </table:table-cell>
          <table:table-cell office:value-type="float" office:value="0.01839141" calcext:value-type="float">
            <text:p>0.01839141</text:p>
          </table:table-cell>
          <table:table-cell office:value-type="float" office:value="0.02032006" calcext:value-type="float">
            <text:p>0.02032006</text:p>
          </table:table-cell>
          <table:table-cell office:value-type="float" office:value="0.005276876" calcext:value-type="float">
            <text:p>0.005276876</text:p>
          </table:table-cell>
          <table:table-cell office:value-type="float" office:value="0.005165623" calcext:value-type="float">
            <text:p>0.005165623</text:p>
          </table:table-cell>
          <table:table-cell office:value-type="float" office:value="0" calcext:value-type="float">
            <text:p>0</text:p>
          </table:table-cell>
          <table:table-cell office:value-type="float" office:value="40.124" calcext:value-type="float">
            <text:p>40.124</text:p>
          </table:table-cell>
          <table:table-cell office:value-type="float" office:value="20.09089" calcext:value-type="float">
            <text:p>20.09089</text:p>
          </table:table-cell>
          <table:table-cell office:value-type="float" office:value="16.20004" calcext:value-type="float">
            <text:p>16.20004</text:p>
          </table:table-cell>
          <table:table-cell office:value-type="float" office:value="18.19444" calcext:value-type="float">
            <text:p>18.19444</text:p>
          </table:table-cell>
          <table:table-cell office:value-type="float" office:value="16.47556" calcext:value-type="float">
            <text:p>16.47556</text:p>
          </table:table-cell>
          <table:table-cell office:value-type="float" office:value="8.592557" calcext:value-type="float">
            <text:p>8.592557</text:p>
          </table:table-cell>
          <table:table-cell office:value-type="float" office:value="7.202676" calcext:value-type="float">
            <text:p>7.202676</text:p>
          </table:table-cell>
          <table:table-cell office:value-type="float" office:value="5.08531" calcext:value-type="float">
            <text:p>5.08531</text:p>
          </table:table-cell>
          <table:table-cell office:value-type="float" office:value="4.365784" calcext:value-type="float">
            <text:p>4.365784</text:p>
          </table:table-cell>
          <table:table-cell office:value-type="float" office:value="2.038048" calcext:value-type="float">
            <text:p>2.038048</text:p>
          </table:table-cell>
          <table:table-cell office:value-type="float" office:value="0.7138274" calcext:value-type="float">
            <text:p>0.7138274</text:p>
          </table:table-cell>
          <table:table-cell office:value-type="float" office:value="0.5014005" calcext:value-type="float">
            <text:p>0.5014005</text:p>
          </table:table-cell>
          <table:table-cell office:value-type="float" office:value="0.3310844" calcext:value-type="float">
            <text:p>0.3310844</text:p>
          </table:table-cell>
          <table:table-cell office:value-type="float" office:value="0.3529676" calcext:value-type="float">
            <text:p>0.3529676</text:p>
          </table:table-cell>
          <table:table-cell office:value-type="float" office:value="0" calcext:value-type="float">
            <text:p>0</text:p>
          </table:table-cell>
          <table:table-cell office:value-type="float" office:value="6657.625" calcext:value-type="float">
            <text:p>6657.6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349017" calcext:value-type="float">
            <text:p>-0.134901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062004" calcext:value-type="float">
            <text:p>21062004</text:p>
          </table:table-cell>
          <table:table-cell office:value-type="float" office:value="19.33907" calcext:value-type="float">
            <text:p>19.33907</text:p>
          </table:table-cell>
          <table:table-cell office:value-type="float" office:value="1089.462" calcext:value-type="float">
            <text:p>1089.462</text:p>
          </table:table-cell>
          <table:table-cell office:value-type="float" office:value="0" calcext:value-type="float">
            <text:p>0</text:p>
          </table:table-cell>
          <table:table-cell office:value-type="float" office:value="-2.961091" calcext:value-type="float">
            <text:p>-2.961091</text:p>
          </table:table-cell>
          <table:table-cell office:value-type="float" office:value="2.337477" calcext:value-type="float">
            <text:p>2.337477</text:p>
          </table:table-cell>
          <table:table-cell office:value-type="float" office:value="11.73205" calcext:value-type="float">
            <text:p>11.73205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1186199" calcext:value-type="float">
            <text:p>0.0001186199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-0.003674842" calcext:value-type="float">
            <text:p>-0.003674842</text:p>
          </table:table-cell>
          <table:table-cell office:value-type="float" office:value="-0.1408324" calcext:value-type="float">
            <text:p>-0.1408324</text:p>
          </table:table-cell>
          <table:table-cell office:value-type="float" office:value="0.0009596088" calcext:value-type="float">
            <text:p>0.0009596088</text:p>
          </table:table-cell>
          <table:table-cell office:value-type="float" office:value="0.000001204234" calcext:value-type="float">
            <text:p>1.204234E-06</text:p>
          </table:table-cell>
          <table:table-cell office:value-type="float" office:value="15.33741" calcext:value-type="float">
            <text:p>15.33741</text:p>
          </table:table-cell>
          <table:table-cell office:value-type="float" office:value="1.47948" calcext:value-type="float">
            <text:p>1.47948</text:p>
          </table:table-cell>
          <table:table-cell office:value-type="float" office:value="0.08804919" calcext:value-type="float">
            <text:p>0.08804919</text:p>
          </table:table-cell>
          <table:table-cell office:value-type="float" office:value="0.05448873" calcext:value-type="float">
            <text:p>0.05448873</text:p>
          </table:table-cell>
          <table:table-cell office:value-type="float" office:value="0.03427264" calcext:value-type="float">
            <text:p>0.03427264</text:p>
          </table:table-cell>
          <table:table-cell office:value-type="float" office:value="0.03415607" calcext:value-type="float">
            <text:p>0.03415607</text:p>
          </table:table-cell>
          <table:table-cell office:value-type="float" office:value="0.01415547" calcext:value-type="float">
            <text:p>0.01415547</text:p>
          </table:table-cell>
          <table:table-cell office:value-type="float" office:value="0.01272091" calcext:value-type="float">
            <text:p>0.01272091</text:p>
          </table:table-cell>
          <table:table-cell office:value-type="float" office:value="0.02513559" calcext:value-type="float">
            <text:p>0.02513559</text:p>
          </table:table-cell>
          <table:table-cell office:value-type="float" office:value="0.02088135" calcext:value-type="float">
            <text:p>0.02088135</text:p>
          </table:table-cell>
          <table:table-cell office:value-type="float" office:value="0.01849947" calcext:value-type="float">
            <text:p>0.01849947</text:p>
          </table:table-cell>
          <table:table-cell office:value-type="float" office:value="0.01839171" calcext:value-type="float">
            <text:p>0.01839171</text:p>
          </table:table-cell>
          <table:table-cell office:value-type="float" office:value="0.02026159" calcext:value-type="float">
            <text:p>0.02026159</text:p>
          </table:table-cell>
          <table:table-cell office:value-type="float" office:value="0.005289931" calcext:value-type="float">
            <text:p>0.005289931</text:p>
          </table:table-cell>
          <table:table-cell office:value-type="float" office:value="0.005164306" calcext:value-type="float">
            <text:p>0.005164306</text:p>
          </table:table-cell>
          <table:table-cell office:value-type="float" office:value="0" calcext:value-type="float">
            <text:p>0</text:p>
          </table:table-cell>
          <table:table-cell office:value-type="float" office:value="26.96095" calcext:value-type="float">
            <text:p>26.96095</text:p>
          </table:table-cell>
          <table:table-cell office:value-type="float" office:value="24.2058" calcext:value-type="float">
            <text:p>24.2058</text:p>
          </table:table-cell>
          <table:table-cell office:value-type="float" office:value="17.29689" calcext:value-type="float">
            <text:p>17.29689</text:p>
          </table:table-cell>
          <table:table-cell office:value-type="float" office:value="17.6691" calcext:value-type="float">
            <text:p>17.6691</text:p>
          </table:table-cell>
          <table:table-cell office:value-type="float" office:value="15.67209" calcext:value-type="float">
            <text:p>15.67209</text:p>
          </table:table-cell>
          <table:table-cell office:value-type="float" office:value="8.00051" calcext:value-type="float">
            <text:p>8.00051</text:p>
          </table:table-cell>
          <table:table-cell office:value-type="float" office:value="7.035723" calcext:value-type="float">
            <text:p>7.035723</text:p>
          </table:table-cell>
          <table:table-cell office:value-type="float" office:value="5.070742" calcext:value-type="float">
            <text:p>5.070742</text:p>
          </table:table-cell>
          <table:table-cell office:value-type="float" office:value="4.314729" calcext:value-type="float">
            <text:p>4.314729</text:p>
          </table:table-cell>
          <table:table-cell office:value-type="float" office:value="2.051801" calcext:value-type="float">
            <text:p>2.051801</text:p>
          </table:table-cell>
          <table:table-cell office:value-type="float" office:value="0.7436066" calcext:value-type="float">
            <text:p>0.7436066</text:p>
          </table:table-cell>
          <table:table-cell office:value-type="float" office:value="0.5065493" calcext:value-type="float">
            <text:p>0.5065493</text:p>
          </table:table-cell>
          <table:table-cell office:value-type="float" office:value="0.3330716" calcext:value-type="float">
            <text:p>0.3330716</text:p>
          </table:table-cell>
          <table:table-cell office:value-type="float" office:value="0.3529728" calcext:value-type="float">
            <text:p>0.3529728</text:p>
          </table:table-cell>
          <table:table-cell office:value-type="float" office:value="0" calcext:value-type="float">
            <text:p>0</text:p>
          </table:table-cell>
          <table:table-cell office:value-type="float" office:value="6439.019" calcext:value-type="float">
            <text:p>6439.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39542" calcext:value-type="float">
            <text:p>-0.13954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062004" calcext:value-type="float">
            <text:p>22062004</text:p>
          </table:table-cell>
          <table:table-cell office:value-type="float" office:value="19.20407" calcext:value-type="float">
            <text:p>19.20407</text:p>
          </table:table-cell>
          <table:table-cell office:value-type="float" office:value="1089.491" calcext:value-type="float">
            <text:p>1089.491</text:p>
          </table:table-cell>
          <table:table-cell office:value-type="float" office:value="0" calcext:value-type="float">
            <text:p>0</text:p>
          </table:table-cell>
          <table:table-cell office:value-type="float" office:value="-3.385992" calcext:value-type="float">
            <text:p>-3.385992</text:p>
          </table:table-cell>
          <table:table-cell office:value-type="float" office:value="2.367108" calcext:value-type="float">
            <text:p>2.367108</text:p>
          </table:table-cell>
          <table:table-cell office:value-type="float" office:value="11.38652" calcext:value-type="float">
            <text:p>11.38652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1186199" calcext:value-type="float">
            <text:p>0.0001186199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-0.003674842" calcext:value-type="float">
            <text:p>-0.003674842</text:p>
          </table:table-cell>
          <table:table-cell office:value-type="float" office:value="-0.1418288" calcext:value-type="float">
            <text:p>-0.1418288</text:p>
          </table:table-cell>
          <table:table-cell office:value-type="float" office:value="0.0009426837" calcext:value-type="float">
            <text:p>0.0009426837</text:p>
          </table:table-cell>
          <table:table-cell office:value-type="float" office:value="0.000001229904" calcext:value-type="float">
            <text:p>1.229904E-06</text:p>
          </table:table-cell>
          <table:table-cell office:value-type="float" office:value="15.33746" calcext:value-type="float">
            <text:p>15.33746</text:p>
          </table:table-cell>
          <table:table-cell office:value-type="float" office:value="1.09094" calcext:value-type="float">
            <text:p>1.09094</text:p>
          </table:table-cell>
          <table:table-cell office:value-type="float" office:value="0.07599764" calcext:value-type="float">
            <text:p>0.07599764</text:p>
          </table:table-cell>
          <table:table-cell office:value-type="float" office:value="0.05443183" calcext:value-type="float">
            <text:p>0.05443183</text:p>
          </table:table-cell>
          <table:table-cell office:value-type="float" office:value="0.03345913" calcext:value-type="float">
            <text:p>0.03345913</text:p>
          </table:table-cell>
          <table:table-cell office:value-type="float" office:value="0.03366083" calcext:value-type="float">
            <text:p>0.03366083</text:p>
          </table:table-cell>
          <table:table-cell office:value-type="float" office:value="0.01386977" calcext:value-type="float">
            <text:p>0.01386977</text:p>
          </table:table-cell>
          <table:table-cell office:value-type="float" office:value="0.01245957" calcext:value-type="float">
            <text:p>0.01245957</text:p>
          </table:table-cell>
          <table:table-cell office:value-type="float" office:value="0.02512044" calcext:value-type="float">
            <text:p>0.02512044</text:p>
          </table:table-cell>
          <table:table-cell office:value-type="float" office:value="0.02086454" calcext:value-type="float">
            <text:p>0.02086454</text:p>
          </table:table-cell>
          <table:table-cell office:value-type="float" office:value="0.01852741" calcext:value-type="float">
            <text:p>0.01852741</text:p>
          </table:table-cell>
          <table:table-cell office:value-type="float" office:value="0.01838923" calcext:value-type="float">
            <text:p>0.01838923</text:p>
          </table:table-cell>
          <table:table-cell office:value-type="float" office:value="0.02020518" calcext:value-type="float">
            <text:p>0.02020518</text:p>
          </table:table-cell>
          <table:table-cell office:value-type="float" office:value="0.005304814" calcext:value-type="float">
            <text:p>0.005304814</text:p>
          </table:table-cell>
          <table:table-cell office:value-type="float" office:value="0.005162979" calcext:value-type="float">
            <text:p>0.005162979</text:p>
          </table:table-cell>
          <table:table-cell office:value-type="float" office:value="0" calcext:value-type="float">
            <text:p>0</text:p>
          </table:table-cell>
          <table:table-cell office:value-type="float" office:value="24.06592" calcext:value-type="float">
            <text:p>24.06592</text:p>
          </table:table-cell>
          <table:table-cell office:value-type="float" office:value="23.31923" calcext:value-type="float">
            <text:p>23.31923</text:p>
          </table:table-cell>
          <table:table-cell office:value-type="float" office:value="15.51858" calcext:value-type="float">
            <text:p>15.51858</text:p>
          </table:table-cell>
          <table:table-cell office:value-type="float" office:value="15.95754" calcext:value-type="float">
            <text:p>15.95754</text:p>
          </table:table-cell>
          <table:table-cell office:value-type="float" office:value="14.1025" calcext:value-type="float">
            <text:p>14.1025</text:p>
          </table:table-cell>
          <table:table-cell office:value-type="float" office:value="7.210475" calcext:value-type="float">
            <text:p>7.210475</text:p>
          </table:table-cell>
          <table:table-cell office:value-type="float" office:value="6.82917" calcext:value-type="float">
            <text:p>6.82917</text:p>
          </table:table-cell>
          <table:table-cell office:value-type="float" office:value="5.058045" calcext:value-type="float">
            <text:p>5.058045</text:p>
          </table:table-cell>
          <table:table-cell office:value-type="float" office:value="4.269914" calcext:value-type="float">
            <text:p>4.269914</text:p>
          </table:table-cell>
          <table:table-cell office:value-type="float" office:value="2.060121" calcext:value-type="float">
            <text:p>2.060121</text:p>
          </table:table-cell>
          <table:table-cell office:value-type="float" office:value="0.7690853" calcext:value-type="float">
            <text:p>0.7690853</text:p>
          </table:table-cell>
          <table:table-cell office:value-type="float" office:value="0.5114917" calcext:value-type="float">
            <text:p>0.5114917</text:p>
          </table:table-cell>
          <table:table-cell office:value-type="float" office:value="0.3353172" calcext:value-type="float">
            <text:p>0.3353172</text:p>
          </table:table-cell>
          <table:table-cell office:value-type="float" office:value="0.3529781" calcext:value-type="float">
            <text:p>0.3529781</text:p>
          </table:table-cell>
          <table:table-cell office:value-type="float" office:value="0" calcext:value-type="float">
            <text:p>0</text:p>
          </table:table-cell>
          <table:table-cell office:value-type="float" office:value="6647.182" calcext:value-type="float">
            <text:p>6647.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395808" calcext:value-type="float">
            <text:p>-0.139580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062004" calcext:value-type="float">
            <text:p>23062004</text:p>
          </table:table-cell>
          <table:table-cell office:value-type="float" office:value="18.87135" calcext:value-type="float">
            <text:p>18.87135</text:p>
          </table:table-cell>
          <table:table-cell office:value-type="float" office:value="1089.507" calcext:value-type="float">
            <text:p>1089.507</text:p>
          </table:table-cell>
          <table:table-cell office:value-type="float" office:value="0" calcext:value-type="float">
            <text:p>0</text:p>
          </table:table-cell>
          <table:table-cell office:value-type="float" office:value="-3.865986" calcext:value-type="float">
            <text:p>-3.865986</text:p>
          </table:table-cell>
          <table:table-cell office:value-type="float" office:value="2.595668" calcext:value-type="float">
            <text:p>2.595668</text:p>
          </table:table-cell>
          <table:table-cell office:value-type="float" office:value="10.99961" calcext:value-type="float">
            <text:p>10.99961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1186199" calcext:value-type="float">
            <text:p>0.0001186199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-0.003674842" calcext:value-type="float">
            <text:p>-0.003674842</text:p>
          </table:table-cell>
          <table:table-cell office:value-type="float" office:value="-0.1421193" calcext:value-type="float">
            <text:p>-0.1421193</text:p>
          </table:table-cell>
          <table:table-cell office:value-type="float" office:value="0.0008979937" calcext:value-type="float">
            <text:p>0.0008979937</text:p>
          </table:table-cell>
          <table:table-cell office:value-type="float" office:value="0.00000126337" calcext:value-type="float">
            <text:p>1.26337E-06</text:p>
          </table:table-cell>
          <table:table-cell office:value-type="float" office:value="14.82491" calcext:value-type="float">
            <text:p>14.82491</text:p>
          </table:table-cell>
          <table:table-cell office:value-type="float" office:value="3.132624" calcext:value-type="float">
            <text:p>3.132624</text:p>
          </table:table-cell>
          <table:table-cell office:value-type="float" office:value="0.08137801" calcext:value-type="float">
            <text:p>0.08137801</text:p>
          </table:table-cell>
          <table:table-cell office:value-type="float" office:value="0.06089247" calcext:value-type="float">
            <text:p>0.06089247</text:p>
          </table:table-cell>
          <table:table-cell office:value-type="float" office:value="0.03601344" calcext:value-type="float">
            <text:p>0.03601344</text:p>
          </table:table-cell>
          <table:table-cell office:value-type="float" office:value="0.03546107" calcext:value-type="float">
            <text:p>0.03546107</text:p>
          </table:table-cell>
          <table:table-cell office:value-type="float" office:value="0.01372357" calcext:value-type="float">
            <text:p>0.01372357</text:p>
          </table:table-cell>
          <table:table-cell office:value-type="float" office:value="0.01237418" calcext:value-type="float">
            <text:p>0.01237418</text:p>
          </table:table-cell>
          <table:table-cell office:value-type="float" office:value="0.02507562" calcext:value-type="float">
            <text:p>0.02507562</text:p>
          </table:table-cell>
          <table:table-cell office:value-type="float" office:value="0.02084993" calcext:value-type="float">
            <text:p>0.02084993</text:p>
          </table:table-cell>
          <table:table-cell office:value-type="float" office:value="0.01855528" calcext:value-type="float">
            <text:p>0.01855528</text:p>
          </table:table-cell>
          <table:table-cell office:value-type="float" office:value="0.01837018" calcext:value-type="float">
            <text:p>0.01837018</text:p>
          </table:table-cell>
          <table:table-cell office:value-type="float" office:value="0.02014928" calcext:value-type="float">
            <text:p>0.02014928</text:p>
          </table:table-cell>
          <table:table-cell office:value-type="float" office:value="0.005327645" calcext:value-type="float">
            <text:p>0.005327645</text:p>
          </table:table-cell>
          <table:table-cell office:value-type="float" office:value="0.005161652" calcext:value-type="float">
            <text:p>0.005161652</text:p>
          </table:table-cell>
          <table:table-cell office:value-type="float" office:value="0" calcext:value-type="float">
            <text:p>0</text:p>
          </table:table-cell>
          <table:table-cell office:value-type="float" office:value="27.34323" calcext:value-type="float">
            <text:p>27.34323</text:p>
          </table:table-cell>
          <table:table-cell office:value-type="float" office:value="23.6092" calcext:value-type="float">
            <text:p>23.6092</text:p>
          </table:table-cell>
          <table:table-cell office:value-type="float" office:value="13.94892" calcext:value-type="float">
            <text:p>13.94892</text:p>
          </table:table-cell>
          <table:table-cell office:value-type="float" office:value="14.44012" calcext:value-type="float">
            <text:p>14.44012</text:p>
          </table:table-cell>
          <table:table-cell office:value-type="float" office:value="12.47268" calcext:value-type="float">
            <text:p>12.47268</text:p>
          </table:table-cell>
          <table:table-cell office:value-type="float" office:value="6.375889" calcext:value-type="float">
            <text:p>6.375889</text:p>
          </table:table-cell>
          <table:table-cell office:value-type="float" office:value="6.612802" calcext:value-type="float">
            <text:p>6.612802</text:p>
          </table:table-cell>
          <table:table-cell office:value-type="float" office:value="5.032798" calcext:value-type="float">
            <text:p>5.032798</text:p>
          </table:table-cell>
          <table:table-cell office:value-type="float" office:value="4.228302" calcext:value-type="float">
            <text:p>4.228302</text:p>
          </table:table-cell>
          <table:table-cell office:value-type="float" office:value="2.068258" calcext:value-type="float">
            <text:p>2.068258</text:p>
          </table:table-cell>
          <table:table-cell office:value-type="float" office:value="0.7848046" calcext:value-type="float">
            <text:p>0.7848046</text:p>
          </table:table-cell>
          <table:table-cell office:value-type="float" office:value="0.5164934" calcext:value-type="float">
            <text:p>0.5164934</text:p>
          </table:table-cell>
          <table:table-cell office:value-type="float" office:value="0.3385937" calcext:value-type="float">
            <text:p>0.3385937</text:p>
          </table:table-cell>
          <table:table-cell office:value-type="float" office:value="0.3529834" calcext:value-type="float">
            <text:p>0.3529834</text:p>
          </table:table-cell>
          <table:table-cell office:value-type="float" office:value="0" calcext:value-type="float">
            <text:p>0</text:p>
          </table:table-cell>
          <table:table-cell office:value-type="float" office:value="7301.85" calcext:value-type="float">
            <text:p>7301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39597" calcext:value-type="float">
            <text:p>-0.13959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062004" calcext:value-type="float">
            <text:p>24062004</text:p>
          </table:table-cell>
          <table:table-cell office:value-type="float" office:value="18.78782" calcext:value-type="float">
            <text:p>18.78782</text:p>
          </table:table-cell>
          <table:table-cell office:value-type="float" office:value="1089.484" calcext:value-type="float">
            <text:p>1089.484</text:p>
          </table:table-cell>
          <table:table-cell office:value-type="float" office:value="0" calcext:value-type="float">
            <text:p>0</text:p>
          </table:table-cell>
          <table:table-cell office:value-type="float" office:value="-4.349033" calcext:value-type="float">
            <text:p>-4.349033</text:p>
          </table:table-cell>
          <table:table-cell office:value-type="float" office:value="2.597707" calcext:value-type="float">
            <text:p>2.597707</text:p>
          </table:table-cell>
          <table:table-cell office:value-type="float" office:value="10.63024" calcext:value-type="float">
            <text:p>10.63024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1186202" calcext:value-type="float">
            <text:p>0.0001186202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-0.00364558" calcext:value-type="float">
            <text:p>-0.00364558</text:p>
          </table:table-cell>
          <table:table-cell office:value-type="float" office:value="-0.1423987" calcext:value-type="float">
            <text:p>-0.1423987</text:p>
          </table:table-cell>
          <table:table-cell office:value-type="float" office:value="0.0008873309" calcext:value-type="float">
            <text:p>0.0008873309</text:p>
          </table:table-cell>
          <table:table-cell office:value-type="float" office:value="0.000001305003" calcext:value-type="float">
            <text:p>1.305003E-06</text:p>
          </table:table-cell>
          <table:table-cell office:value-type="float" office:value="14.78787" calcext:value-type="float">
            <text:p>14.78787</text:p>
          </table:table-cell>
          <table:table-cell office:value-type="float" office:value="2.98023" calcext:value-type="float">
            <text:p>2.98023</text:p>
          </table:table-cell>
          <table:table-cell office:value-type="float" office:value="0.06488641" calcext:value-type="float">
            <text:p>0.06488641</text:p>
          </table:table-cell>
          <table:table-cell office:value-type="float" office:value="0.05373497" calcext:value-type="float">
            <text:p>0.05373497</text:p>
          </table:table-cell>
          <table:table-cell office:value-type="float" office:value="0.03314028" calcext:value-type="float">
            <text:p>0.03314028</text:p>
          </table:table-cell>
          <table:table-cell office:value-type="float" office:value="0.03362437" calcext:value-type="float">
            <text:p>0.03362437</text:p>
          </table:table-cell>
          <table:table-cell office:value-type="float" office:value="0.01353426" calcext:value-type="float">
            <text:p>0.01353426</text:p>
          </table:table-cell>
          <table:table-cell office:value-type="float" office:value="0.01235051" calcext:value-type="float">
            <text:p>0.01235051</text:p>
          </table:table-cell>
          <table:table-cell office:value-type="float" office:value="0.02502893" calcext:value-type="float">
            <text:p>0.02502893</text:p>
          </table:table-cell>
          <table:table-cell office:value-type="float" office:value="0.02081461" calcext:value-type="float">
            <text:p>0.02081461</text:p>
          </table:table-cell>
          <table:table-cell office:value-type="float" office:value="0.01857875" calcext:value-type="float">
            <text:p>0.01857875</text:p>
          </table:table-cell>
          <table:table-cell office:value-type="float" office:value="0.01835383" calcext:value-type="float">
            <text:p>0.01835383</text:p>
          </table:table-cell>
          <table:table-cell office:value-type="float" office:value="0.02009518" calcext:value-type="float">
            <text:p>0.02009518</text:p>
          </table:table-cell>
          <table:table-cell office:value-type="float" office:value="0.005350919" calcext:value-type="float">
            <text:p>0.005350919</text:p>
          </table:table-cell>
          <table:table-cell office:value-type="float" office:value="0.005160326" calcext:value-type="float">
            <text:p>0.005160326</text:p>
          </table:table-cell>
          <table:table-cell office:value-type="float" office:value="0" calcext:value-type="float">
            <text:p>0</text:p>
          </table:table-cell>
          <table:table-cell office:value-type="float" office:value="31.84176" calcext:value-type="float">
            <text:p>31.84176</text:p>
          </table:table-cell>
          <table:table-cell office:value-type="float" office:value="23.59702" calcext:value-type="float">
            <text:p>23.59702</text:p>
          </table:table-cell>
          <table:table-cell office:value-type="float" office:value="12.42833" calcext:value-type="float">
            <text:p>12.42833</text:p>
          </table:table-cell>
          <table:table-cell office:value-type="float" office:value="13.01703" calcext:value-type="float">
            <text:p>13.01703</text:p>
          </table:table-cell>
          <table:table-cell office:value-type="float" office:value="10.99549" calcext:value-type="float">
            <text:p>10.99549</text:p>
          </table:table-cell>
          <table:table-cell office:value-type="float" office:value="5.501046" calcext:value-type="float">
            <text:p>5.501046</text:p>
          </table:table-cell>
          <table:table-cell office:value-type="float" office:value="6.41375" calcext:value-type="float">
            <text:p>6.41375</text:p>
          </table:table-cell>
          <table:table-cell office:value-type="float" office:value="5.005216" calcext:value-type="float">
            <text:p>5.005216</text:p>
          </table:table-cell>
          <table:table-cell office:value-type="float" office:value="4.17987" calcext:value-type="float">
            <text:p>4.17987</text:p>
          </table:table-cell>
          <table:table-cell office:value-type="float" office:value="2.074962" calcext:value-type="float">
            <text:p>2.074962</text:p>
          </table:table-cell>
          <table:table-cell office:value-type="float" office:value="0.8006332" calcext:value-type="float">
            <text:p>0.8006332</text:p>
          </table:table-cell>
          <table:table-cell office:value-type="float" office:value="0.5210624" calcext:value-type="float">
            <text:p>0.5210624</text:p>
          </table:table-cell>
          <table:table-cell office:value-type="float" office:value="0.3419737" calcext:value-type="float">
            <text:p>0.3419737</text:p>
          </table:table-cell>
          <table:table-cell office:value-type="float" office:value="0.3529887" calcext:value-type="float">
            <text:p>0.3529887</text:p>
          </table:table-cell>
          <table:table-cell office:value-type="float" office:value="0" calcext:value-type="float">
            <text:p>0</text:p>
          </table:table-cell>
          <table:table-cell office:value-type="float" office:value="7350.088" calcext:value-type="float">
            <text:p>7350.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396117" calcext:value-type="float">
            <text:p>-0.139611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062004" calcext:value-type="float">
            <text:p>25062004</text:p>
          </table:table-cell>
          <table:table-cell office:value-type="float" office:value="18.6335" calcext:value-type="float">
            <text:p>18.6335</text:p>
          </table:table-cell>
          <table:table-cell office:value-type="float" office:value="1089.467" calcext:value-type="float">
            <text:p>1089.467</text:p>
          </table:table-cell>
          <table:table-cell office:value-type="float" office:value="0" calcext:value-type="float">
            <text:p>0</text:p>
          </table:table-cell>
          <table:table-cell office:value-type="float" office:value="-4.833574" calcext:value-type="float">
            <text:p>-4.833574</text:p>
          </table:table-cell>
          <table:table-cell office:value-type="float" office:value="2.692167" calcext:value-type="float">
            <text:p>2.692167</text:p>
          </table:table-cell>
          <table:table-cell office:value-type="float" office:value="10.23062" calcext:value-type="float">
            <text:p>10.23062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1186202" calcext:value-type="float">
            <text:p>0.0001186202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-0.003669214" calcext:value-type="float">
            <text:p>-0.003669214</text:p>
          </table:table-cell>
          <table:table-cell office:value-type="float" office:value="-0.1426592" calcext:value-type="float">
            <text:p>-0.1426592</text:p>
          </table:table-cell>
          <table:table-cell office:value-type="float" office:value="0.0008709569" calcext:value-type="float">
            <text:p>0.0008709569</text:p>
          </table:table-cell>
          <table:table-cell office:value-type="float" office:value="0.000001350314" calcext:value-type="float">
            <text:p>1.350314E-06</text:p>
          </table:table-cell>
          <table:table-cell office:value-type="float" office:value="14.56947" calcext:value-type="float">
            <text:p>14.56947</text:p>
          </table:table-cell>
          <table:table-cell office:value-type="float" office:value="4.038246" calcext:value-type="float">
            <text:p>4.038246</text:p>
          </table:table-cell>
          <table:table-cell office:value-type="float" office:value="0.06751929" calcext:value-type="float">
            <text:p>0.06751929</text:p>
          </table:table-cell>
          <table:table-cell office:value-type="float" office:value="0.05560556" calcext:value-type="float">
            <text:p>0.05560556</text:p>
          </table:table-cell>
          <table:table-cell office:value-type="float" office:value="0.03341029" calcext:value-type="float">
            <text:p>0.03341029</text:p>
          </table:table-cell>
          <table:table-cell office:value-type="float" office:value="0.03353488" calcext:value-type="float">
            <text:p>0.03353488</text:p>
          </table:table-cell>
          <table:table-cell office:value-type="float" office:value="0.01334934" calcext:value-type="float">
            <text:p>0.01334934</text:p>
          </table:table-cell>
          <table:table-cell office:value-type="float" office:value="0.01221469" calcext:value-type="float">
            <text:p>0.01221469</text:p>
          </table:table-cell>
          <table:table-cell office:value-type="float" office:value="0.02502191" calcext:value-type="float">
            <text:p>0.02502191</text:p>
          </table:table-cell>
          <table:table-cell office:value-type="float" office:value="0.02071981" calcext:value-type="float">
            <text:p>0.02071981</text:p>
          </table:table-cell>
          <table:table-cell office:value-type="float" office:value="0.01859619" calcext:value-type="float">
            <text:p>0.01859619</text:p>
          </table:table-cell>
          <table:table-cell office:value-type="float" office:value="0.01833862" calcext:value-type="float">
            <text:p>0.01833862</text:p>
          </table:table-cell>
          <table:table-cell office:value-type="float" office:value="0.02004299" calcext:value-type="float">
            <text:p>0.02004299</text:p>
          </table:table-cell>
          <table:table-cell office:value-type="float" office:value="0.00537404" calcext:value-type="float">
            <text:p>0.00537404</text:p>
          </table:table-cell>
          <table:table-cell office:value-type="float" office:value="0.005158972" calcext:value-type="float">
            <text:p>0.005158972</text:p>
          </table:table-cell>
          <table:table-cell office:value-type="float" office:value="0" calcext:value-type="float">
            <text:p>0</text:p>
          </table:table-cell>
          <table:table-cell office:value-type="float" office:value="31.64517" calcext:value-type="float">
            <text:p>31.64517</text:p>
          </table:table-cell>
          <table:table-cell office:value-type="float" office:value="23.67859" calcext:value-type="float">
            <text:p>23.67859</text:p>
          </table:table-cell>
          <table:table-cell office:value-type="float" office:value="10.74286" calcext:value-type="float">
            <text:p>10.74286</text:p>
          </table:table-cell>
          <table:table-cell office:value-type="float" office:value="11.69964" calcext:value-type="float">
            <text:p>11.69964</text:p>
          </table:table-cell>
          <table:table-cell office:value-type="float" office:value="9.637182" calcext:value-type="float">
            <text:p>9.637182</text:p>
          </table:table-cell>
          <table:table-cell office:value-type="float" office:value="4.730408" calcext:value-type="float">
            <text:p>4.730408</text:p>
          </table:table-cell>
          <table:table-cell office:value-type="float" office:value="6.217918" calcext:value-type="float">
            <text:p>6.217918</text:p>
          </table:table-cell>
          <table:table-cell office:value-type="float" office:value="4.98118" calcext:value-type="float">
            <text:p>4.98118</text:p>
          </table:table-cell>
          <table:table-cell office:value-type="float" office:value="4.109492" calcext:value-type="float">
            <text:p>4.109492</text:p>
          </table:table-cell>
          <table:table-cell office:value-type="float" office:value="2.078152" calcext:value-type="float">
            <text:p>2.078152</text:p>
          </table:table-cell>
          <table:table-cell office:value-type="float" office:value="0.8158914" calcext:value-type="float">
            <text:p>0.8158914</text:p>
          </table:table-cell>
          <table:table-cell office:value-type="float" office:value="0.5252727" calcext:value-type="float">
            <text:p>0.5252727</text:p>
          </table:table-cell>
          <table:table-cell office:value-type="float" office:value="0.345419" calcext:value-type="float">
            <text:p>0.345419</text:p>
          </table:table-cell>
          <table:table-cell office:value-type="float" office:value="0.352995" calcext:value-type="float">
            <text:p>0.352995</text:p>
          </table:table-cell>
          <table:table-cell office:value-type="float" office:value="0" calcext:value-type="float">
            <text:p>0</text:p>
          </table:table-cell>
          <table:table-cell office:value-type="float" office:value="7620.083" calcext:value-type="float">
            <text:p>7620.0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396269" calcext:value-type="float">
            <text:p>-0.139626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062004" calcext:value-type="float">
            <text:p>26062004</text:p>
          </table:table-cell>
          <table:table-cell office:value-type="float" office:value="18.55647" calcext:value-type="float">
            <text:p>18.55647</text:p>
          </table:table-cell>
          <table:table-cell office:value-type="float" office:value="1089.438" calcext:value-type="float">
            <text:p>1089.438</text:p>
          </table:table-cell>
          <table:table-cell office:value-type="float" office:value="0" calcext:value-type="float">
            <text:p>0</text:p>
          </table:table-cell>
          <table:table-cell office:value-type="float" office:value="-5.324687" calcext:value-type="float">
            <text:p>-5.324687</text:p>
          </table:table-cell>
          <table:table-cell office:value-type="float" office:value="2.727053" calcext:value-type="float">
            <text:p>2.727053</text:p>
          </table:table-cell>
          <table:table-cell office:value-type="float" office:value="9.825454" calcext:value-type="float">
            <text:p>9.825454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1186209" calcext:value-type="float">
            <text:p>0.0001186209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-0.003715896" calcext:value-type="float">
            <text:p>-0.003715896</text:p>
          </table:table-cell>
          <table:table-cell office:value-type="float" office:value="-0.1428301" calcext:value-type="float">
            <text:p>-0.1428301</text:p>
          </table:table-cell>
          <table:table-cell office:value-type="float" office:value="0.0008629299" calcext:value-type="float">
            <text:p>0.0008629299</text:p>
          </table:table-cell>
          <table:table-cell office:value-type="float" office:value="0.000001397776" calcext:value-type="float">
            <text:p>1.397776E-06</text:p>
          </table:table-cell>
          <table:table-cell office:value-type="float" office:value="14.48088" calcext:value-type="float">
            <text:p>14.48088</text:p>
          </table:table-cell>
          <table:table-cell office:value-type="float" office:value="4.60822" calcext:value-type="float">
            <text:p>4.60822</text:p>
          </table:table-cell>
          <table:table-cell office:value-type="float" office:value="0.06160524" calcext:value-type="float">
            <text:p>0.06160524</text:p>
          </table:table-cell>
          <table:table-cell office:value-type="float" office:value="0.05160962" calcext:value-type="float">
            <text:p>0.05160962</text:p>
          </table:table-cell>
          <table:table-cell office:value-type="float" office:value="0.03179252" calcext:value-type="float">
            <text:p>0.03179252</text:p>
          </table:table-cell>
          <table:table-cell office:value-type="float" office:value="0.03229842" calcext:value-type="float">
            <text:p>0.03229842</text:p>
          </table:table-cell>
          <table:table-cell office:value-type="float" office:value="0.01316971" calcext:value-type="float">
            <text:p>0.01316971</text:p>
          </table:table-cell>
          <table:table-cell office:value-type="float" office:value="0.01199834" calcext:value-type="float">
            <text:p>0.01199834</text:p>
          </table:table-cell>
          <table:table-cell office:value-type="float" office:value="0.02501095" calcext:value-type="float">
            <text:p>0.02501095</text:p>
          </table:table-cell>
          <table:table-cell office:value-type="float" office:value="0.02060639" calcext:value-type="float">
            <text:p>0.02060639</text:p>
          </table:table-cell>
          <table:table-cell office:value-type="float" office:value="0.01861271" calcext:value-type="float">
            <text:p>0.01861271</text:p>
          </table:table-cell>
          <table:table-cell office:value-type="float" office:value="0.01832314" calcext:value-type="float">
            <text:p>0.01832314</text:p>
          </table:table-cell>
          <table:table-cell office:value-type="float" office:value="0.01999214" calcext:value-type="float">
            <text:p>0.01999214</text:p>
          </table:table-cell>
          <table:table-cell office:value-type="float" office:value="0.005395744" calcext:value-type="float">
            <text:p>0.005395744</text:p>
          </table:table-cell>
          <table:table-cell office:value-type="float" office:value="0.005157604" calcext:value-type="float">
            <text:p>0.005157604</text:p>
          </table:table-cell>
          <table:table-cell office:value-type="float" office:value="0" calcext:value-type="float">
            <text:p>0</text:p>
          </table:table-cell>
          <table:table-cell office:value-type="float" office:value="31.10321" calcext:value-type="float">
            <text:p>31.10321</text:p>
          </table:table-cell>
          <table:table-cell office:value-type="float" office:value="23.51201" calcext:value-type="float">
            <text:p>23.51201</text:p>
          </table:table-cell>
          <table:table-cell office:value-type="float" office:value="9.27494" calcext:value-type="float">
            <text:p>9.27494</text:p>
          </table:table-cell>
          <table:table-cell office:value-type="float" office:value="10.40432" calcext:value-type="float">
            <text:p>10.40432</text:p>
          </table:table-cell>
          <table:table-cell office:value-type="float" office:value="8.308448" calcext:value-type="float">
            <text:p>8.308448</text:p>
          </table:table-cell>
          <table:table-cell office:value-type="float" office:value="3.937986" calcext:value-type="float">
            <text:p>3.937986</text:p>
          </table:table-cell>
          <table:table-cell office:value-type="float" office:value="6.000093" calcext:value-type="float">
            <text:p>6.000093</text:p>
          </table:table-cell>
          <table:table-cell office:value-type="float" office:value="4.958077" calcext:value-type="float">
            <text:p>4.958077</text:p>
          </table:table-cell>
          <table:table-cell office:value-type="float" office:value="4.017787" calcext:value-type="float">
            <text:p>4.017787</text:p>
          </table:table-cell>
          <table:table-cell office:value-type="float" office:value="2.08235" calcext:value-type="float">
            <text:p>2.08235</text:p>
          </table:table-cell>
          <table:table-cell office:value-type="float" office:value="0.8288906" calcext:value-type="float">
            <text:p>0.8288906</text:p>
          </table:table-cell>
          <table:table-cell office:value-type="float" office:value="0.5289055" calcext:value-type="float">
            <text:p>0.5289055</text:p>
          </table:table-cell>
          <table:table-cell office:value-type="float" office:value="0.3487731" calcext:value-type="float">
            <text:p>0.3487731</text:p>
          </table:table-cell>
          <table:table-cell office:value-type="float" office:value="0.3530026" calcext:value-type="float">
            <text:p>0.3530026</text:p>
          </table:table-cell>
          <table:table-cell office:value-type="float" office:value="0" calcext:value-type="float">
            <text:p>0</text:p>
          </table:table-cell>
          <table:table-cell office:value-type="float" office:value="7718.896" calcext:value-type="float">
            <text:p>7718.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396412" calcext:value-type="float">
            <text:p>-0.139641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062004" calcext:value-type="float">
            <text:p>27062004</text:p>
          </table:table-cell>
          <table:table-cell office:value-type="float" office:value="18.44158" calcext:value-type="float">
            <text:p>18.44158</text:p>
          </table:table-cell>
          <table:table-cell office:value-type="float" office:value="1089.417" calcext:value-type="float">
            <text:p>1089.417</text:p>
          </table:table-cell>
          <table:table-cell office:value-type="float" office:value="0" calcext:value-type="float">
            <text:p>0</text:p>
          </table:table-cell>
          <table:table-cell office:value-type="float" office:value="-5.869818" calcext:value-type="float">
            <text:p>-5.869818</text:p>
          </table:table-cell>
          <table:table-cell office:value-type="float" office:value="2.781241" calcext:value-type="float">
            <text:p>2.781241</text:p>
          </table:table-cell>
          <table:table-cell office:value-type="float" office:value="9.378184" calcext:value-type="float">
            <text:p>9.378184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1186769" calcext:value-type="float">
            <text:p>0.0001186769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-0.0037012" calcext:value-type="float">
            <text:p>-0.0037012</text:p>
          </table:table-cell>
          <table:table-cell office:value-type="float" office:value="-0.1436419" calcext:value-type="float">
            <text:p>-0.1436419</text:p>
          </table:table-cell>
          <table:table-cell office:value-type="float" office:value="0.0008512526" calcext:value-type="float">
            <text:p>0.0008512526</text:p>
          </table:table-cell>
          <table:table-cell office:value-type="float" office:value="0.000001448801" calcext:value-type="float">
            <text:p>1.448801E-06</text:p>
          </table:table-cell>
          <table:table-cell office:value-type="float" office:value="14.35262" calcext:value-type="float">
            <text:p>14.35262</text:p>
          </table:table-cell>
          <table:table-cell office:value-type="float" office:value="5.427021" calcext:value-type="float">
            <text:p>5.427021</text:p>
          </table:table-cell>
          <table:table-cell office:value-type="float" office:value="0.06451165" calcext:value-type="float">
            <text:p>0.06451165</text:p>
          </table:table-cell>
          <table:table-cell office:value-type="float" office:value="0.05447763" calcext:value-type="float">
            <text:p>0.05447763</text:p>
          </table:table-cell>
          <table:table-cell office:value-type="float" office:value="0.0326783" calcext:value-type="float">
            <text:p>0.0326783</text:p>
          </table:table-cell>
          <table:table-cell office:value-type="float" office:value="0.03292187" calcext:value-type="float">
            <text:p>0.03292187</text:p>
          </table:table-cell>
          <table:table-cell office:value-type="float" office:value="0.01313672" calcext:value-type="float">
            <text:p>0.01313672</text:p>
          </table:table-cell>
          <table:table-cell office:value-type="float" office:value="0.01181776" calcext:value-type="float">
            <text:p>0.01181776</text:p>
          </table:table-cell>
          <table:table-cell office:value-type="float" office:value="0.0249798" calcext:value-type="float">
            <text:p>0.0249798</text:p>
          </table:table-cell>
          <table:table-cell office:value-type="float" office:value="0.02050721" calcext:value-type="float">
            <text:p>0.02050721</text:p>
          </table:table-cell>
          <table:table-cell office:value-type="float" office:value="0.0186289" calcext:value-type="float">
            <text:p>0.0186289</text:p>
          </table:table-cell>
          <table:table-cell office:value-type="float" office:value="0.01830458" calcext:value-type="float">
            <text:p>0.01830458</text:p>
          </table:table-cell>
          <table:table-cell office:value-type="float" office:value="0.01994267" calcext:value-type="float">
            <text:p>0.01994267</text:p>
          </table:table-cell>
          <table:table-cell office:value-type="float" office:value="0.005415462" calcext:value-type="float">
            <text:p>0.005415462</text:p>
          </table:table-cell>
          <table:table-cell office:value-type="float" office:value="0.005156236" calcext:value-type="float">
            <text:p>0.005156236</text:p>
          </table:table-cell>
          <table:table-cell office:value-type="float" office:value="0" calcext:value-type="float">
            <text:p>0</text:p>
          </table:table-cell>
          <table:table-cell office:value-type="float" office:value="30.04204" calcext:value-type="float">
            <text:p>30.04204</text:p>
          </table:table-cell>
          <table:table-cell office:value-type="float" office:value="22.68685" calcext:value-type="float">
            <text:p>22.68685</text:p>
          </table:table-cell>
          <table:table-cell office:value-type="float" office:value="7.511555" calcext:value-type="float">
            <text:p>7.511555</text:p>
          </table:table-cell>
          <table:table-cell office:value-type="float" office:value="8.999375" calcext:value-type="float">
            <text:p>8.999375</text:p>
          </table:table-cell>
          <table:table-cell office:value-type="float" office:value="6.950256" calcext:value-type="float">
            <text:p>6.950256</text:p>
          </table:table-cell>
          <table:table-cell office:value-type="float" office:value="3.165322" calcext:value-type="float">
            <text:p>3.165322</text:p>
          </table:table-cell>
          <table:table-cell office:value-type="float" office:value="5.770861" calcext:value-type="float">
            <text:p>5.770861</text:p>
          </table:table-cell>
          <table:table-cell office:value-type="float" office:value="4.933832" calcext:value-type="float">
            <text:p>4.933832</text:p>
          </table:table-cell>
          <table:table-cell office:value-type="float" office:value="3.916775" calcext:value-type="float">
            <text:p>3.916775</text:p>
          </table:table-cell>
          <table:table-cell office:value-type="float" office:value="2.0869" calcext:value-type="float">
            <text:p>2.0869</text:p>
          </table:table-cell>
          <table:table-cell office:value-type="float" office:value="0.8379549" calcext:value-type="float">
            <text:p>0.8379549</text:p>
          </table:table-cell>
          <table:table-cell office:value-type="float" office:value="0.532023" calcext:value-type="float">
            <text:p>0.532023</text:p>
          </table:table-cell>
          <table:table-cell office:value-type="float" office:value="0.3518096" calcext:value-type="float">
            <text:p>0.3518096</text:p>
          </table:table-cell>
          <table:table-cell office:value-type="float" office:value="0.3530104" calcext:value-type="float">
            <text:p>0.3530104</text:p>
          </table:table-cell>
          <table:table-cell office:value-type="float" office:value="0" calcext:value-type="float">
            <text:p>0</text:p>
          </table:table-cell>
          <table:table-cell office:value-type="float" office:value="7882.647" calcext:value-type="float">
            <text:p>7882.6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396876" calcext:value-type="float">
            <text:p>-0.139687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062004" calcext:value-type="float">
            <text:p>28062004</text:p>
          </table:table-cell>
          <table:table-cell office:value-type="float" office:value="18.33711" calcext:value-type="float">
            <text:p>18.33711</text:p>
          </table:table-cell>
          <table:table-cell office:value-type="float" office:value="1089.396" calcext:value-type="float">
            <text:p>1089.396</text:p>
          </table:table-cell>
          <table:table-cell office:value-type="float" office:value="0" calcext:value-type="float">
            <text:p>0</text:p>
          </table:table-cell>
          <table:table-cell office:value-type="float" office:value="-6.404513" calcext:value-type="float">
            <text:p>-6.404513</text:p>
          </table:table-cell>
          <table:table-cell office:value-type="float" office:value="2.821027" calcext:value-type="float">
            <text:p>2.821027</text:p>
          </table:table-cell>
          <table:table-cell office:value-type="float" office:value="8.947363" calcext:value-type="float">
            <text:p>8.947363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1189386" calcext:value-type="float">
            <text:p>0.0001189386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-0.003608691" calcext:value-type="float">
            <text:p>-0.003608691</text:p>
          </table:table-cell>
          <table:table-cell office:value-type="float" office:value="-0.1448569" calcext:value-type="float">
            <text:p>-0.1448569</text:p>
          </table:table-cell>
          <table:table-cell office:value-type="float" office:value="0.0008334329" calcext:value-type="float">
            <text:p>0.0008334329</text:p>
          </table:table-cell>
          <table:table-cell office:value-type="float" office:value="0.000001507621" calcext:value-type="float">
            <text:p>1.507621E-06</text:p>
          </table:table-cell>
          <table:table-cell office:value-type="float" office:value="14.25339" calcext:value-type="float">
            <text:p>14.25339</text:p>
          </table:table-cell>
          <table:table-cell office:value-type="float" office:value="6.20824" calcext:value-type="float">
            <text:p>6.20824</text:p>
          </table:table-cell>
          <table:table-cell office:value-type="float" office:value="0.06705227" calcext:value-type="float">
            <text:p>0.06705227</text:p>
          </table:table-cell>
          <table:table-cell office:value-type="float" office:value="0.05609473" calcext:value-type="float">
            <text:p>0.05609473</text:p>
          </table:table-cell>
          <table:table-cell office:value-type="float" office:value="0.03311844" calcext:value-type="float">
            <text:p>0.03311844</text:p>
          </table:table-cell>
          <table:table-cell office:value-type="float" office:value="0.03321848" calcext:value-type="float">
            <text:p>0.03321848</text:p>
          </table:table-cell>
          <table:table-cell office:value-type="float" office:value="0.01311287" calcext:value-type="float">
            <text:p>0.01311287</text:p>
          </table:table-cell>
          <table:table-cell office:value-type="float" office:value="0.01169252" calcext:value-type="float">
            <text:p>0.01169252</text:p>
          </table:table-cell>
          <table:table-cell office:value-type="float" office:value="0.02491596" calcext:value-type="float">
            <text:p>0.02491596</text:p>
          </table:table-cell>
          <table:table-cell office:value-type="float" office:value="0.02048135" calcext:value-type="float">
            <text:p>0.02048135</text:p>
          </table:table-cell>
          <table:table-cell office:value-type="float" office:value="0.01863022" calcext:value-type="float">
            <text:p>0.01863022</text:p>
          </table:table-cell>
          <table:table-cell office:value-type="float" office:value="0.01828731" calcext:value-type="float">
            <text:p>0.01828731</text:p>
          </table:table-cell>
          <table:table-cell office:value-type="float" office:value="0.01989641" calcext:value-type="float">
            <text:p>0.01989641</text:p>
          </table:table-cell>
          <table:table-cell office:value-type="float" office:value="0.005432855" calcext:value-type="float">
            <text:p>0.005432855</text:p>
          </table:table-cell>
          <table:table-cell office:value-type="float" office:value="0.005154825" calcext:value-type="float">
            <text:p>0.005154825</text:p>
          </table:table-cell>
          <table:table-cell office:value-type="float" office:value="0" calcext:value-type="float">
            <text:p>0</text:p>
          </table:table-cell>
          <table:table-cell office:value-type="float" office:value="29.40952" calcext:value-type="float">
            <text:p>29.40952</text:p>
          </table:table-cell>
          <table:table-cell office:value-type="float" office:value="21.52519" calcext:value-type="float">
            <text:p>21.52519</text:p>
          </table:table-cell>
          <table:table-cell office:value-type="float" office:value="6.126903" calcext:value-type="float">
            <text:p>6.126903</text:p>
          </table:table-cell>
          <table:table-cell office:value-type="float" office:value="7.540195" calcext:value-type="float">
            <text:p>7.540195</text:p>
          </table:table-cell>
          <table:table-cell office:value-type="float" office:value="5.551699" calcext:value-type="float">
            <text:p>5.551699</text:p>
          </table:table-cell>
          <table:table-cell office:value-type="float" office:value="2.388223" calcext:value-type="float">
            <text:p>2.388223</text:p>
          </table:table-cell>
          <table:table-cell office:value-type="float" office:value="5.535354" calcext:value-type="float">
            <text:p>5.535354</text:p>
          </table:table-cell>
          <table:table-cell office:value-type="float" office:value="4.901928" calcext:value-type="float">
            <text:p>4.901928</text:p>
          </table:table-cell>
          <table:table-cell office:value-type="float" office:value="3.83376" calcext:value-type="float">
            <text:p>3.83376</text:p>
          </table:table-cell>
          <table:table-cell office:value-type="float" office:value="2.088585" calcext:value-type="float">
            <text:p>2.088585</text:p>
          </table:table-cell>
          <table:table-cell office:value-type="float" office:value="0.8471595" calcext:value-type="float">
            <text:p>0.8471595</text:p>
          </table:table-cell>
          <table:table-cell office:value-type="float" office:value="0.5351442" calcext:value-type="float">
            <text:p>0.5351442</text:p>
          </table:table-cell>
          <table:table-cell office:value-type="float" office:value="0.3544765" calcext:value-type="float">
            <text:p>0.3544765</text:p>
          </table:table-cell>
          <table:table-cell office:value-type="float" office:value="0.3530181" calcext:value-type="float">
            <text:p>0.3530181</text:p>
          </table:table-cell>
          <table:table-cell office:value-type="float" office:value="0" calcext:value-type="float">
            <text:p>0</text:p>
          </table:table-cell>
          <table:table-cell office:value-type="float" office:value="8013.625" calcext:value-type="float">
            <text:p>8013.6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397818" calcext:value-type="float">
            <text:p>-0.139781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062004" calcext:value-type="float">
            <text:p>29062004</text:p>
          </table:table-cell>
          <table:table-cell office:value-type="float" office:value="18.23586" calcext:value-type="float">
            <text:p>18.23586</text:p>
          </table:table-cell>
          <table:table-cell office:value-type="float" office:value="1089.366" calcext:value-type="float">
            <text:p>1089.366</text:p>
          </table:table-cell>
          <table:table-cell office:value-type="float" office:value="0" calcext:value-type="float">
            <text:p>0</text:p>
          </table:table-cell>
          <table:table-cell office:value-type="float" office:value="-6.952928" calcext:value-type="float">
            <text:p>-6.952928</text:p>
          </table:table-cell>
          <table:table-cell office:value-type="float" office:value="2.875877" calcext:value-type="float">
            <text:p>2.875877</text:p>
          </table:table-cell>
          <table:table-cell office:value-type="float" office:value="8.427768" calcext:value-type="float">
            <text:p>8.427768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2278635" calcext:value-type="float">
            <text:p>0.0002278635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06827885" calcext:value-type="float">
            <text:p>0.06827885</text:p>
          </table:table-cell>
          <table:table-cell office:value-type="float" office:value="-0.1450762" calcext:value-type="float">
            <text:p>-0.1450762</text:p>
          </table:table-cell>
          <table:table-cell office:value-type="float" office:value="0.0008197869" calcext:value-type="float">
            <text:p>0.0008197869</text:p>
          </table:table-cell>
          <table:table-cell office:value-type="float" office:value="0.000001574331" calcext:value-type="float">
            <text:p>1.574331E-06</text:p>
          </table:table-cell>
          <table:table-cell office:value-type="float" office:value="14.11538" calcext:value-type="float">
            <text:p>14.11538</text:p>
          </table:table-cell>
          <table:table-cell office:value-type="float" office:value="6.802866" calcext:value-type="float">
            <text:p>6.802866</text:p>
          </table:table-cell>
          <table:table-cell office:value-type="float" office:value="0.07136784" calcext:value-type="float">
            <text:p>0.07136784</text:p>
          </table:table-cell>
          <table:table-cell office:value-type="float" office:value="0.05926829" calcext:value-type="float">
            <text:p>0.05926829</text:p>
          </table:table-cell>
          <table:table-cell office:value-type="float" office:value="0.03431041" calcext:value-type="float">
            <text:p>0.03431041</text:p>
          </table:table-cell>
          <table:table-cell office:value-type="float" office:value="0.03421876" calcext:value-type="float">
            <text:p>0.03421876</text:p>
          </table:table-cell>
          <table:table-cell office:value-type="float" office:value="0.01307932" calcext:value-type="float">
            <text:p>0.01307932</text:p>
          </table:table-cell>
          <table:table-cell office:value-type="float" office:value="0.0115196" calcext:value-type="float">
            <text:p>0.0115196</text:p>
          </table:table-cell>
          <table:table-cell office:value-type="float" office:value="0.02480699" calcext:value-type="float">
            <text:p>0.02480699</text:p>
          </table:table-cell>
          <table:table-cell office:value-type="float" office:value="0.02036239" calcext:value-type="float">
            <text:p>0.02036239</text:p>
          </table:table-cell>
          <table:table-cell office:value-type="float" office:value="0.01857875" calcext:value-type="float">
            <text:p>0.01857875</text:p>
          </table:table-cell>
          <table:table-cell office:value-type="float" office:value="0.01824584" calcext:value-type="float">
            <text:p>0.01824584</text:p>
          </table:table-cell>
          <table:table-cell office:value-type="float" office:value="0.01984315" calcext:value-type="float">
            <text:p>0.01984315</text:p>
          </table:table-cell>
          <table:table-cell office:value-type="float" office:value="0.005447417" calcext:value-type="float">
            <text:p>0.005447417</text:p>
          </table:table-cell>
          <table:table-cell office:value-type="float" office:value="0.005153419" calcext:value-type="float">
            <text:p>0.005153419</text:p>
          </table:table-cell>
          <table:table-cell office:value-type="float" office:value="0" calcext:value-type="float">
            <text:p>0</text:p>
          </table:table-cell>
          <table:table-cell office:value-type="float" office:value="28.4285" calcext:value-type="float">
            <text:p>28.4285</text:p>
          </table:table-cell>
          <table:table-cell office:value-type="float" office:value="20.08207" calcext:value-type="float">
            <text:p>20.08207</text:p>
          </table:table-cell>
          <table:table-cell office:value-type="float" office:value="5.029319" calcext:value-type="float">
            <text:p>5.029319</text:p>
          </table:table-cell>
          <table:table-cell office:value-type="float" office:value="5.995721" calcext:value-type="float">
            <text:p>5.995721</text:p>
          </table:table-cell>
          <table:table-cell office:value-type="float" office:value="4.101682" calcext:value-type="float">
            <text:p>4.101682</text:p>
          </table:table-cell>
          <table:table-cell office:value-type="float" office:value="1.601451" calcext:value-type="float">
            <text:p>1.601451</text:p>
          </table:table-cell>
          <table:table-cell office:value-type="float" office:value="5.229017" calcext:value-type="float">
            <text:p>5.229017</text:p>
          </table:table-cell>
          <table:table-cell office:value-type="float" office:value="4.814762" calcext:value-type="float">
            <text:p>4.814762</text:p>
          </table:table-cell>
          <table:table-cell office:value-type="float" office:value="3.696154" calcext:value-type="float">
            <text:p>3.696154</text:p>
          </table:table-cell>
          <table:table-cell office:value-type="float" office:value="2.063074" calcext:value-type="float">
            <text:p>2.063074</text:p>
          </table:table-cell>
          <table:table-cell office:value-type="float" office:value="0.8486158" calcext:value-type="float">
            <text:p>0.8486158</text:p>
          </table:table-cell>
          <table:table-cell office:value-type="float" office:value="0.5366964" calcext:value-type="float">
            <text:p>0.5366964</text:p>
          </table:table-cell>
          <table:table-cell office:value-type="float" office:value="0.3566992" calcext:value-type="float">
            <text:p>0.3566992</text:p>
          </table:table-cell>
          <table:table-cell office:value-type="float" office:value="0.3530258" calcext:value-type="float">
            <text:p>0.3530258</text:p>
          </table:table-cell>
          <table:table-cell office:value-type="float" office:value="0" calcext:value-type="float">
            <text:p>0</text:p>
          </table:table-cell>
          <table:table-cell office:value-type="float" office:value="8174.159" calcext:value-type="float">
            <text:p>8174.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398151" calcext:value-type="float">
            <text:p>-0.139815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062004" calcext:value-type="float">
            <text:p>30062004</text:p>
          </table:table-cell>
          <table:table-cell office:value-type="float" office:value="18.13489" calcext:value-type="float">
            <text:p>18.13489</text:p>
          </table:table-cell>
          <table:table-cell office:value-type="float" office:value="1089.332" calcext:value-type="float">
            <text:p>1089.332</text:p>
          </table:table-cell>
          <table:table-cell office:value-type="float" office:value="0" calcext:value-type="float">
            <text:p>0</text:p>
          </table:table-cell>
          <table:table-cell office:value-type="float" office:value="-7.541389" calcext:value-type="float">
            <text:p>-7.541389</text:p>
          </table:table-cell>
          <table:table-cell office:value-type="float" office:value="2.929976" calcext:value-type="float">
            <text:p>2.929976</text:p>
          </table:table-cell>
          <table:table-cell office:value-type="float" office:value="7.904665" calcext:value-type="float">
            <text:p>7.904665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296633" calcext:value-type="float">
            <text:p>0.000296633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137875" calcext:value-type="float">
            <text:p>0.1137875</text:p>
          </table:table-cell>
          <table:table-cell office:value-type="float" office:value="-0.1452921" calcext:value-type="float">
            <text:p>-0.1452921</text:p>
          </table:table-cell>
          <table:table-cell office:value-type="float" office:value="0.0008073197" calcext:value-type="float">
            <text:p>0.0008073197</text:p>
          </table:table-cell>
          <table:table-cell office:value-type="float" office:value="0.000001645173" calcext:value-type="float">
            <text:p>1.645173E-06</text:p>
          </table:table-cell>
          <table:table-cell office:value-type="float" office:value="13.96954" calcext:value-type="float">
            <text:p>13.96954</text:p>
          </table:table-cell>
          <table:table-cell office:value-type="float" office:value="7.418197" calcext:value-type="float">
            <text:p>7.418197</text:p>
          </table:table-cell>
          <table:table-cell office:value-type="float" office:value="0.08029737" calcext:value-type="float">
            <text:p>0.08029737</text:p>
          </table:table-cell>
          <table:table-cell office:value-type="float" office:value="0.06573714" calcext:value-type="float">
            <text:p>0.06573714</text:p>
          </table:table-cell>
          <table:table-cell office:value-type="float" office:value="0.03736712" calcext:value-type="float">
            <text:p>0.03736712</text:p>
          </table:table-cell>
          <table:table-cell office:value-type="float" office:value="0.03666709" calcext:value-type="float">
            <text:p>0.03666709</text:p>
          </table:table-cell>
          <table:table-cell office:value-type="float" office:value="0.01320155" calcext:value-type="float">
            <text:p>0.01320155</text:p>
          </table:table-cell>
          <table:table-cell office:value-type="float" office:value="0.01136425" calcext:value-type="float">
            <text:p>0.01136425</text:p>
          </table:table-cell>
          <table:table-cell office:value-type="float" office:value="0.02472107" calcext:value-type="float">
            <text:p>0.02472107</text:p>
          </table:table-cell>
          <table:table-cell office:value-type="float" office:value="0.02022118" calcext:value-type="float">
            <text:p>0.02022118</text:p>
          </table:table-cell>
          <table:table-cell office:value-type="float" office:value="0.0185171" calcext:value-type="float">
            <text:p>0.0185171</text:p>
          </table:table-cell>
          <table:table-cell office:value-type="float" office:value="0.01820184" calcext:value-type="float">
            <text:p>0.01820184</text:p>
          </table:table-cell>
          <table:table-cell office:value-type="float" office:value="0.01979036" calcext:value-type="float">
            <text:p>0.01979036</text:p>
          </table:table-cell>
          <table:table-cell office:value-type="float" office:value="0.005456484" calcext:value-type="float">
            <text:p>0.005456484</text:p>
          </table:table-cell>
          <table:table-cell office:value-type="float" office:value="0.00515201" calcext:value-type="float">
            <text:p>0.00515201</text:p>
          </table:table-cell>
          <table:table-cell office:value-type="float" office:value="0" calcext:value-type="float">
            <text:p>0</text:p>
          </table:table-cell>
          <table:table-cell office:value-type="float" office:value="27.59978" calcext:value-type="float">
            <text:p>27.59978</text:p>
          </table:table-cell>
          <table:table-cell office:value-type="float" office:value="18.01829" calcext:value-type="float">
            <text:p>18.01829</text:p>
          </table:table-cell>
          <table:table-cell office:value-type="float" office:value="3.661114" calcext:value-type="float">
            <text:p>3.661114</text:p>
          </table:table-cell>
          <table:table-cell office:value-type="float" office:value="4.609226" calcext:value-type="float">
            <text:p>4.609226</text:p>
          </table:table-cell>
          <table:table-cell office:value-type="float" office:value="2.802761" calcext:value-type="float">
            <text:p>2.802761</text:p>
          </table:table-cell>
          <table:table-cell office:value-type="float" office:value="0.8295175" calcext:value-type="float">
            <text:p>0.8295175</text:p>
          </table:table-cell>
          <table:table-cell office:value-type="float" office:value="5.005462" calcext:value-type="float">
            <text:p>5.005462</text:p>
          </table:table-cell>
          <table:table-cell office:value-type="float" office:value="4.758986" calcext:value-type="float">
            <text:p>4.758986</text:p>
          </table:table-cell>
          <table:table-cell office:value-type="float" office:value="3.55358" calcext:value-type="float">
            <text:p>3.55358</text:p>
          </table:table-cell>
          <table:table-cell office:value-type="float" office:value="2.037191" calcext:value-type="float">
            <text:p>2.037191</text:p>
          </table:table-cell>
          <table:table-cell office:value-type="float" office:value="0.846392" calcext:value-type="float">
            <text:p>0.846392</text:p>
          </table:table-cell>
          <table:table-cell office:value-type="float" office:value="0.5374414" calcext:value-type="float">
            <text:p>0.5374414</text:p>
          </table:table-cell>
          <table:table-cell office:value-type="float" office:value="0.3581457" calcext:value-type="float">
            <text:p>0.3581457</text:p>
          </table:table-cell>
          <table:table-cell office:value-type="float" office:value="0.3530337" calcext:value-type="float">
            <text:p>0.3530337</text:p>
          </table:table-cell>
          <table:table-cell office:value-type="float" office:value="0" calcext:value-type="float">
            <text:p>0</text:p>
          </table:table-cell>
          <table:table-cell office:value-type="float" office:value="8329.663" calcext:value-type="float">
            <text:p>8329.6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398592" calcext:value-type="float">
            <text:p>-0.139859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72004" calcext:value-type="float">
            <text:p>1072004</text:p>
          </table:table-cell>
          <table:table-cell office:value-type="float" office:value="18.06246" calcext:value-type="float">
            <text:p>18.06246</text:p>
          </table:table-cell>
          <table:table-cell office:value-type="float" office:value="1089.289" calcext:value-type="float">
            <text:p>1089.289</text:p>
          </table:table-cell>
          <table:table-cell office:value-type="float" office:value="0" calcext:value-type="float">
            <text:p>0</text:p>
          </table:table-cell>
          <table:table-cell office:value-type="float" office:value="-8.113737" calcext:value-type="float">
            <text:p>-8.113737</text:p>
          </table:table-cell>
          <table:table-cell office:value-type="float" office:value="2.96113" calcext:value-type="float">
            <text:p>2.96113</text:p>
          </table:table-cell>
          <table:table-cell office:value-type="float" office:value="7.428467" calcext:value-type="float">
            <text:p>7.428467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3356668" calcext:value-type="float">
            <text:p>0.0003356668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367082" calcext:value-type="float">
            <text:p>0.1367082</text:p>
          </table:table-cell>
          <table:table-cell office:value-type="float" office:value="-0.1454977" calcext:value-type="float">
            <text:p>-0.1454977</text:p>
          </table:table-cell>
          <table:table-cell office:value-type="float" office:value="0.0008006204" calcext:value-type="float">
            <text:p>0.0008006204</text:p>
          </table:table-cell>
          <table:table-cell office:value-type="float" office:value="0.00000172299" calcext:value-type="float">
            <text:p>1.72299E-06</text:p>
          </table:table-cell>
          <table:table-cell office:value-type="float" office:value="13.86635" calcext:value-type="float">
            <text:p>13.86635</text:p>
          </table:table-cell>
          <table:table-cell office:value-type="float" office:value="7.883477" calcext:value-type="float">
            <text:p>7.883477</text:p>
          </table:table-cell>
          <table:table-cell office:value-type="float" office:value="0.08535964" calcext:value-type="float">
            <text:p>0.08535964</text:p>
          </table:table-cell>
          <table:table-cell office:value-type="float" office:value="0.06923918" calcext:value-type="float">
            <text:p>0.06923918</text:p>
          </table:table-cell>
          <table:table-cell office:value-type="float" office:value="0.03949977" calcext:value-type="float">
            <text:p>0.03949977</text:p>
          </table:table-cell>
          <table:table-cell office:value-type="float" office:value="0.03856282" calcext:value-type="float">
            <text:p>0.03856282</text:p>
          </table:table-cell>
          <table:table-cell office:value-type="float" office:value="0.01333643" calcext:value-type="float">
            <text:p>0.01333643</text:p>
          </table:table-cell>
          <table:table-cell office:value-type="float" office:value="0.01127153" calcext:value-type="float">
            <text:p>0.01127153</text:p>
          </table:table-cell>
          <table:table-cell office:value-type="float" office:value="0.0246125" calcext:value-type="float">
            <text:p>0.0246125</text:p>
          </table:table-cell>
          <table:table-cell office:value-type="float" office:value="0.02011781" calcext:value-type="float">
            <text:p>0.02011781</text:p>
          </table:table-cell>
          <table:table-cell office:value-type="float" office:value="0.01845564" calcext:value-type="float">
            <text:p>0.01845564</text:p>
          </table:table-cell>
          <table:table-cell office:value-type="float" office:value="0.01816185" calcext:value-type="float">
            <text:p>0.01816185</text:p>
          </table:table-cell>
          <table:table-cell office:value-type="float" office:value="0.01974135" calcext:value-type="float">
            <text:p>0.01974135</text:p>
          </table:table-cell>
          <table:table-cell office:value-type="float" office:value="0.005459818" calcext:value-type="float">
            <text:p>0.005459818</text:p>
          </table:table-cell>
          <table:table-cell office:value-type="float" office:value="0.005150568" calcext:value-type="float">
            <text:p>0.005150568</text:p>
          </table:table-cell>
          <table:table-cell office:value-type="float" office:value="0" calcext:value-type="float">
            <text:p>0</text:p>
          </table:table-cell>
          <table:table-cell office:value-type="float" office:value="27.22784" calcext:value-type="float">
            <text:p>27.22784</text:p>
          </table:table-cell>
          <table:table-cell office:value-type="float" office:value="15.65884" calcext:value-type="float">
            <text:p>15.65884</text:p>
          </table:table-cell>
          <table:table-cell office:value-type="float" office:value="2.169437" calcext:value-type="float">
            <text:p>2.169437</text:p>
          </table:table-cell>
          <table:table-cell office:value-type="float" office:value="3.599816" calcext:value-type="float">
            <text:p>3.599816</text:p>
          </table:table-cell>
          <table:table-cell office:value-type="float" office:value="1.812213" calcext:value-type="float">
            <text:p>1.812213</text:p>
          </table:table-cell>
          <table:table-cell office:value-type="float" office:value="0.1452005" calcext:value-type="float">
            <text:p>0.1452005</text:p>
          </table:table-cell>
          <table:table-cell office:value-type="float" office:value="4.768388" calcext:value-type="float">
            <text:p>4.768388</text:p>
          </table:table-cell>
          <table:table-cell office:value-type="float" office:value="4.71876" calcext:value-type="float">
            <text:p>4.71876</text:p>
          </table:table-cell>
          <table:table-cell office:value-type="float" office:value="3.431858" calcext:value-type="float">
            <text:p>3.431858</text:p>
          </table:table-cell>
          <table:table-cell office:value-type="float" office:value="2.015781" calcext:value-type="float">
            <text:p>2.015781</text:p>
          </table:table-cell>
          <table:table-cell office:value-type="float" office:value="0.8443263" calcext:value-type="float">
            <text:p>0.8443263</text:p>
          </table:table-cell>
          <table:table-cell office:value-type="float" office:value="0.5381479" calcext:value-type="float">
            <text:p>0.5381479</text:p>
          </table:table-cell>
          <table:table-cell office:value-type="float" office:value="0.3588099" calcext:value-type="float">
            <text:p>0.3588099</text:p>
          </table:table-cell>
          <table:table-cell office:value-type="float" office:value="0.3530416" calcext:value-type="float">
            <text:p>0.3530416</text:p>
          </table:table-cell>
          <table:table-cell office:value-type="float" office:value="0" calcext:value-type="float">
            <text:p>0</text:p>
          </table:table-cell>
          <table:table-cell office:value-type="float" office:value="8417.229" calcext:value-type="float">
            <text:p>8417.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399155" calcext:value-type="float">
            <text:p>-0.139915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72004" calcext:value-type="float">
            <text:p>2072004</text:p>
          </table:table-cell>
          <table:table-cell office:value-type="float" office:value="18.0101" calcext:value-type="float">
            <text:p>18.0101</text:p>
          </table:table-cell>
          <table:table-cell office:value-type="float" office:value="1089.258" calcext:value-type="float">
            <text:p>1089.258</text:p>
          </table:table-cell>
          <table:table-cell office:value-type="float" office:value="0" calcext:value-type="float">
            <text:p>0</text:p>
          </table:table-cell>
          <table:table-cell office:value-type="float" office:value="-8.597273" calcext:value-type="float">
            <text:p>-8.597273</text:p>
          </table:table-cell>
          <table:table-cell office:value-type="float" office:value="2.927946" calcext:value-type="float">
            <text:p>2.927946</text:p>
          </table:table-cell>
          <table:table-cell office:value-type="float" office:value="7.090164" calcext:value-type="float">
            <text:p>7.090164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3589141" calcext:value-type="float">
            <text:p>0.0003589141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487058" calcext:value-type="float">
            <text:p>0.1487058</text:p>
          </table:table-cell>
          <table:table-cell office:value-type="float" office:value="-0.1464372" calcext:value-type="float">
            <text:p>-0.1464372</text:p>
          </table:table-cell>
          <table:table-cell office:value-type="float" office:value="0.0007971016" calcext:value-type="float">
            <text:p>0.0007971016</text:p>
          </table:table-cell>
          <table:table-cell office:value-type="float" office:value="0.000001811983" calcext:value-type="float">
            <text:p>1.811983E-06</text:p>
          </table:table-cell>
          <table:table-cell office:value-type="float" office:value="13.86715" calcext:value-type="float">
            <text:p>13.86715</text:p>
          </table:table-cell>
          <table:table-cell office:value-type="float" office:value="11.19323" calcext:value-type="float">
            <text:p>11.19323</text:p>
          </table:table-cell>
          <table:table-cell office:value-type="float" office:value="0.1381414" calcext:value-type="float">
            <text:p>0.1381414</text:p>
          </table:table-cell>
          <table:table-cell office:value-type="float" office:value="0.06476577" calcext:value-type="float">
            <text:p>0.06476577</text:p>
          </table:table-cell>
          <table:table-cell office:value-type="float" office:value="0.03810885" calcext:value-type="float">
            <text:p>0.03810885</text:p>
          </table:table-cell>
          <table:table-cell office:value-type="float" office:value="0.03805738" calcext:value-type="float">
            <text:p>0.03805738</text:p>
          </table:table-cell>
          <table:table-cell office:value-type="float" office:value="0.01320799" calcext:value-type="float">
            <text:p>0.01320799</text:p>
          </table:table-cell>
          <table:table-cell office:value-type="float" office:value="0.01122989" calcext:value-type="float">
            <text:p>0.01122989</text:p>
          </table:table-cell>
          <table:table-cell office:value-type="float" office:value="0.02451207" calcext:value-type="float">
            <text:p>0.02451207</text:p>
          </table:table-cell>
          <table:table-cell office:value-type="float" office:value="0.02004752" calcext:value-type="float">
            <text:p>0.02004752</text:p>
          </table:table-cell>
          <table:table-cell office:value-type="float" office:value="0.01841352" calcext:value-type="float">
            <text:p>0.01841352</text:p>
          </table:table-cell>
          <table:table-cell office:value-type="float" office:value="0.01811833" calcext:value-type="float">
            <text:p>0.01811833</text:p>
          </table:table-cell>
          <table:table-cell office:value-type="float" office:value="0.01969543" calcext:value-type="float">
            <text:p>0.01969543</text:p>
          </table:table-cell>
          <table:table-cell office:value-type="float" office:value="0.005459444" calcext:value-type="float">
            <text:p>0.005459444</text:p>
          </table:table-cell>
          <table:table-cell office:value-type="float" office:value="0.005149113" calcext:value-type="float">
            <text:p>0.005149113</text:p>
          </table:table-cell>
          <table:table-cell office:value-type="float" office:value="0" calcext:value-type="float">
            <text:p>0</text:p>
          </table:table-cell>
          <table:table-cell office:value-type="float" office:value="21.62962" calcext:value-type="float">
            <text:p>21.62962</text:p>
          </table:table-cell>
          <table:table-cell office:value-type="float" office:value="16.71347" calcext:value-type="float">
            <text:p>16.71347</text:p>
          </table:table-cell>
          <table:table-cell office:value-type="float" office:value="0.8118261" calcext:value-type="float">
            <text:p>0.8118261</text:p>
          </table:table-cell>
          <table:table-cell office:value-type="float" office:value="2.56543" calcext:value-type="float">
            <text:p>2.56543</text:p>
          </table:table-cell>
          <table:table-cell office:value-type="float" office:value="0.8173263" calcext:value-type="float">
            <text:p>0.8173263</text:p>
          </table:table-cell>
          <table:table-cell office:value-type="float" office:value="0.02422041" calcext:value-type="float">
            <text:p>0.02422041</text:p>
          </table:table-cell>
          <table:table-cell office:value-type="float" office:value="4.546659" calcext:value-type="float">
            <text:p>4.546659</text:p>
          </table:table-cell>
          <table:table-cell office:value-type="float" office:value="4.672895" calcext:value-type="float">
            <text:p>4.672895</text:p>
          </table:table-cell>
          <table:table-cell office:value-type="float" office:value="3.32527" calcext:value-type="float">
            <text:p>3.32527</text:p>
          </table:table-cell>
          <table:table-cell office:value-type="float" office:value="2.002124" calcext:value-type="float">
            <text:p>2.002124</text:p>
          </table:table-cell>
          <table:table-cell office:value-type="float" office:value="0.8417211" calcext:value-type="float">
            <text:p>0.8417211</text:p>
          </table:table-cell>
          <table:table-cell office:value-type="float" office:value="0.5389118" calcext:value-type="float">
            <text:p>0.5389118</text:p>
          </table:table-cell>
          <table:table-cell office:value-type="float" office:value="0.3589855" calcext:value-type="float">
            <text:p>0.3589855</text:p>
          </table:table-cell>
          <table:table-cell office:value-type="float" office:value="0.3530494" calcext:value-type="float">
            <text:p>0.3530494</text:p>
          </table:table-cell>
          <table:table-cell office:value-type="float" office:value="0" calcext:value-type="float">
            <text:p>0</text:p>
          </table:table-cell>
          <table:table-cell office:value-type="float" office:value="8254.482" calcext:value-type="float">
            <text:p>8254.4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430351" calcext:value-type="float">
            <text:p>-0.143035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072004" calcext:value-type="float">
            <text:p>3072004</text:p>
          </table:table-cell>
          <table:table-cell office:value-type="float" office:value="17.94327" calcext:value-type="float">
            <text:p>17.94327</text:p>
          </table:table-cell>
          <table:table-cell office:value-type="float" office:value="1089.274" calcext:value-type="float">
            <text:p>1089.274</text:p>
          </table:table-cell>
          <table:table-cell office:value-type="float" office:value="0" calcext:value-type="float">
            <text:p>0</text:p>
          </table:table-cell>
          <table:table-cell office:value-type="float" office:value="-9.08424" calcext:value-type="float">
            <text:p>-9.08424</text:p>
          </table:table-cell>
          <table:table-cell office:value-type="float" office:value="2.774432" calcext:value-type="float">
            <text:p>2.774432</text:p>
          </table:table-cell>
          <table:table-cell office:value-type="float" office:value="6.838999" calcext:value-type="float">
            <text:p>6.838999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3834164" calcext:value-type="float">
            <text:p>0.0003834164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582312" calcext:value-type="float">
            <text:p>0.1582312</text:p>
          </table:table-cell>
          <table:table-cell office:value-type="float" office:value="-0.1514203" calcext:value-type="float">
            <text:p>-0.1514203</text:p>
          </table:table-cell>
          <table:table-cell office:value-type="float" office:value="0.000788965" calcext:value-type="float">
            <text:p>0.000788965</text:p>
          </table:table-cell>
          <table:table-cell office:value-type="float" office:value="0.000001931808" calcext:value-type="float">
            <text:p>1.931808E-06</text:p>
          </table:table-cell>
          <table:table-cell office:value-type="float" office:value="14.11904" calcext:value-type="float">
            <text:p>14.11904</text:p>
          </table:table-cell>
          <table:table-cell office:value-type="float" office:value="9.233168" calcext:value-type="float">
            <text:p>9.233168</text:p>
          </table:table-cell>
          <table:table-cell office:value-type="float" office:value="0.3358623" calcext:value-type="float">
            <text:p>0.3358623</text:p>
          </table:table-cell>
          <table:table-cell office:value-type="float" office:value="0.06706053" calcext:value-type="float">
            <text:p>0.06706053</text:p>
          </table:table-cell>
          <table:table-cell office:value-type="float" office:value="0.03917053" calcext:value-type="float">
            <text:p>0.03917053</text:p>
          </table:table-cell>
          <table:table-cell office:value-type="float" office:value="0.0388151" calcext:value-type="float">
            <text:p>0.0388151</text:p>
          </table:table-cell>
          <table:table-cell office:value-type="float" office:value="0.01301817" calcext:value-type="float">
            <text:p>0.01301817</text:p>
          </table:table-cell>
          <table:table-cell office:value-type="float" office:value="0.0111631" calcext:value-type="float">
            <text:p>0.0111631</text:p>
          </table:table-cell>
          <table:table-cell office:value-type="float" office:value="0.02443317" calcext:value-type="float">
            <text:p>0.02443317</text:p>
          </table:table-cell>
          <table:table-cell office:value-type="float" office:value="0.0199083" calcext:value-type="float">
            <text:p>0.0199083</text:p>
          </table:table-cell>
          <table:table-cell office:value-type="float" office:value="0.01837985" calcext:value-type="float">
            <text:p>0.01837985</text:p>
          </table:table-cell>
          <table:table-cell office:value-type="float" office:value="0.01806779" calcext:value-type="float">
            <text:p>0.01806779</text:p>
          </table:table-cell>
          <table:table-cell office:value-type="float" office:value="0.01964706" calcext:value-type="float">
            <text:p>0.01964706</text:p>
          </table:table-cell>
          <table:table-cell office:value-type="float" office:value="0.005456074" calcext:value-type="float">
            <text:p>0.005456074</text:p>
          </table:table-cell>
          <table:table-cell office:value-type="float" office:value="0.005147647" calcext:value-type="float">
            <text:p>0.005147647</text:p>
          </table:table-cell>
          <table:table-cell office:value-type="float" office:value="0" calcext:value-type="float">
            <text:p>0</text:p>
          </table:table-cell>
          <table:table-cell office:value-type="float" office:value="16.82421" calcext:value-type="float">
            <text:p>16.82421</text:p>
          </table:table-cell>
          <table:table-cell office:value-type="float" office:value="17.31893" calcext:value-type="float">
            <text:p>17.31893</text:p>
          </table:table-cell>
          <table:table-cell office:value-type="float" office:value="0.08944913" calcext:value-type="float">
            <text:p>0.08944913</text:p>
          </table:table-cell>
          <table:table-cell office:value-type="float" office:value="1.535414" calcext:value-type="float">
            <text:p>1.535414</text:p>
          </table:table-cell>
          <table:table-cell office:value-type="float" office:value="0.04666585" calcext:value-type="float">
            <text:p>0.04666585</text:p>
          </table:table-cell>
          <table:table-cell office:value-type="float" office:value="0.02427405" calcext:value-type="float">
            <text:p>0.02427405</text:p>
          </table:table-cell>
          <table:table-cell office:value-type="float" office:value="4.32485" calcext:value-type="float">
            <text:p>4.32485</text:p>
          </table:table-cell>
          <table:table-cell office:value-type="float" office:value="4.627952" calcext:value-type="float">
            <text:p>4.627952</text:p>
          </table:table-cell>
          <table:table-cell office:value-type="float" office:value="3.188411" calcext:value-type="float">
            <text:p>3.188411</text:p>
          </table:table-cell>
          <table:table-cell office:value-type="float" office:value="1.99313" calcext:value-type="float">
            <text:p>1.99313</text:p>
          </table:table-cell>
          <table:table-cell office:value-type="float" office:value="0.8350978" calcext:value-type="float">
            <text:p>0.8350978</text:p>
          </table:table-cell>
          <table:table-cell office:value-type="float" office:value="0.5390939" calcext:value-type="float">
            <text:p>0.5390939</text:p>
          </table:table-cell>
          <table:table-cell office:value-type="float" office:value="0.3584831" calcext:value-type="float">
            <text:p>0.3584831</text:p>
          </table:table-cell>
          <table:table-cell office:value-type="float" office:value="0.3530572" calcext:value-type="float">
            <text:p>0.3530572</text:p>
          </table:table-cell>
          <table:table-cell office:value-type="float" office:value="0" calcext:value-type="float">
            <text:p>0</text:p>
          </table:table-cell>
          <table:table-cell office:value-type="float" office:value="7995.503" calcext:value-type="float">
            <text:p>7995.5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507996" calcext:value-type="float">
            <text:p>-0.150799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072004" calcext:value-type="float">
            <text:p>4072004</text:p>
          </table:table-cell>
          <table:table-cell office:value-type="float" office:value="17.88093" calcext:value-type="float">
            <text:p>17.88093</text:p>
          </table:table-cell>
          <table:table-cell office:value-type="float" office:value="1089.311" calcext:value-type="float">
            <text:p>1089.311</text:p>
          </table:table-cell>
          <table:table-cell office:value-type="float" office:value="0" calcext:value-type="float">
            <text:p>0</text:p>
          </table:table-cell>
          <table:table-cell office:value-type="float" office:value="-9.581912" calcext:value-type="float">
            <text:p>-9.581912</text:p>
          </table:table-cell>
          <table:table-cell office:value-type="float" office:value="2.654445" calcext:value-type="float">
            <text:p>2.654445</text:p>
          </table:table-cell>
          <table:table-cell office:value-type="float" office:value="6.536542" calcext:value-type="float">
            <text:p>6.536542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3902524" calcext:value-type="float">
            <text:p>0.0003902524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08542" calcext:value-type="float">
            <text:p>0.1608542</text:p>
          </table:table-cell>
          <table:table-cell office:value-type="float" office:value="-0.1544509" calcext:value-type="float">
            <text:p>-0.1544509</text:p>
          </table:table-cell>
          <table:table-cell office:value-type="float" office:value="0.0007840872" calcext:value-type="float">
            <text:p>0.0007840872</text:p>
          </table:table-cell>
          <table:table-cell office:value-type="float" office:value="0.000002137027" calcext:value-type="float">
            <text:p>2.137027E-06</text:p>
          </table:table-cell>
          <table:table-cell office:value-type="float" office:value="14.43748" calcext:value-type="float">
            <text:p>14.43748</text:p>
          </table:table-cell>
          <table:table-cell office:value-type="float" office:value="4.610373" calcext:value-type="float">
            <text:p>4.610373</text:p>
          </table:table-cell>
          <table:table-cell office:value-type="float" office:value="0.1057206" calcext:value-type="float">
            <text:p>0.1057206</text:p>
          </table:table-cell>
          <table:table-cell office:value-type="float" office:value="0.06720803" calcext:value-type="float">
            <text:p>0.06720803</text:p>
          </table:table-cell>
          <table:table-cell office:value-type="float" office:value="0.03984068" calcext:value-type="float">
            <text:p>0.03984068</text:p>
          </table:table-cell>
          <table:table-cell office:value-type="float" office:value="0.03993405" calcext:value-type="float">
            <text:p>0.03993405</text:p>
          </table:table-cell>
          <table:table-cell office:value-type="float" office:value="0.01284603" calcext:value-type="float">
            <text:p>0.01284603</text:p>
          </table:table-cell>
          <table:table-cell office:value-type="float" office:value="0.01097164" calcext:value-type="float">
            <text:p>0.01097164</text:p>
          </table:table-cell>
          <table:table-cell office:value-type="float" office:value="0.02432206" calcext:value-type="float">
            <text:p>0.02432206</text:p>
          </table:table-cell>
          <table:table-cell office:value-type="float" office:value="0.01979651" calcext:value-type="float">
            <text:p>0.01979651</text:p>
          </table:table-cell>
          <table:table-cell office:value-type="float" office:value="0.01835394" calcext:value-type="float">
            <text:p>0.01835394</text:p>
          </table:table-cell>
          <table:table-cell office:value-type="float" office:value="0.01801991" calcext:value-type="float">
            <text:p>0.01801991</text:p>
          </table:table-cell>
          <table:table-cell office:value-type="float" office:value="0.01960627" calcext:value-type="float">
            <text:p>0.01960627</text:p>
          </table:table-cell>
          <table:table-cell office:value-type="float" office:value="0.005452527" calcext:value-type="float">
            <text:p>0.005452527</text:p>
          </table:table-cell>
          <table:table-cell office:value-type="float" office:value="0.005146174" calcext:value-type="float">
            <text:p>0.005146174</text:p>
          </table:table-cell>
          <table:table-cell office:value-type="float" office:value="0" calcext:value-type="float">
            <text:p>0</text:p>
          </table:table-cell>
          <table:table-cell office:value-type="float" office:value="10.58942" calcext:value-type="float">
            <text:p>10.58942</text:p>
          </table:table-cell>
          <table:table-cell office:value-type="float" office:value="12.79175" calcext:value-type="float">
            <text:p>12.79175</text:p>
          </table:table-cell>
          <table:table-cell office:value-type="float" office:value="0.0493781" calcext:value-type="float">
            <text:p>0.0493781</text:p>
          </table:table-cell>
          <table:table-cell office:value-type="float" office:value="0.5018222" calcext:value-type="float">
            <text:p>0.5018222</text:p>
          </table:table-cell>
          <table:table-cell office:value-type="float" office:value="0.03296942" calcext:value-type="float">
            <text:p>0.03296942</text:p>
          </table:table-cell>
          <table:table-cell office:value-type="float" office:value="0.021047" calcext:value-type="float">
            <text:p>0.021047</text:p>
          </table:table-cell>
          <table:table-cell office:value-type="float" office:value="4.022655" calcext:value-type="float">
            <text:p>4.022655</text:p>
          </table:table-cell>
          <table:table-cell office:value-type="float" office:value="4.58307" calcext:value-type="float">
            <text:p>4.58307</text:p>
          </table:table-cell>
          <table:table-cell office:value-type="float" office:value="3.04169" calcext:value-type="float">
            <text:p>3.04169</text:p>
          </table:table-cell>
          <table:table-cell office:value-type="float" office:value="1.988654" calcext:value-type="float">
            <text:p>1.988654</text:p>
          </table:table-cell>
          <table:table-cell office:value-type="float" office:value="0.82585" calcext:value-type="float">
            <text:p>0.82585</text:p>
          </table:table-cell>
          <table:table-cell office:value-type="float" office:value="0.540176" calcext:value-type="float">
            <text:p>0.540176</text:p>
          </table:table-cell>
          <table:table-cell office:value-type="float" office:value="0.3583091" calcext:value-type="float">
            <text:p>0.3583091</text:p>
          </table:table-cell>
          <table:table-cell office:value-type="float" office:value="0.353065" calcext:value-type="float">
            <text:p>0.353065</text:p>
          </table:table-cell>
          <table:table-cell office:value-type="float" office:value="0" calcext:value-type="float">
            <text:p>0</text:p>
          </table:table-cell>
          <table:table-cell office:value-type="float" office:value="8013.615" calcext:value-type="float">
            <text:p>8013.6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527486" calcext:value-type="float">
            <text:p>-0.15274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072004" calcext:value-type="float">
            <text:p>5072004</text:p>
          </table:table-cell>
          <table:table-cell office:value-type="float" office:value="17.82914" calcext:value-type="float">
            <text:p>17.82914</text:p>
          </table:table-cell>
          <table:table-cell office:value-type="float" office:value="1089.338" calcext:value-type="float">
            <text:p>1089.338</text:p>
          </table:table-cell>
          <table:table-cell office:value-type="float" office:value="0" calcext:value-type="float">
            <text:p>0</text:p>
          </table:table-cell>
          <table:table-cell office:value-type="float" office:value="-9.960458" calcext:value-type="float">
            <text:p>-9.960458</text:p>
          </table:table-cell>
          <table:table-cell office:value-type="float" office:value="2.589213" calcext:value-type="float">
            <text:p>2.589213</text:p>
          </table:table-cell>
          <table:table-cell office:value-type="float" office:value="6.314053" calcext:value-type="float">
            <text:p>6.314053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4013787" calcext:value-type="float">
            <text:p>0.0004013787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2584" calcext:value-type="float">
            <text:p>0.162584</text:p>
          </table:table-cell>
          <table:table-cell office:value-type="float" office:value="-0.1554295" calcext:value-type="float">
            <text:p>-0.1554295</text:p>
          </table:table-cell>
          <table:table-cell office:value-type="float" office:value="0.0007839293" calcext:value-type="float">
            <text:p>0.0007839293</text:p>
          </table:table-cell>
          <table:table-cell office:value-type="float" office:value="0.000002436891" calcext:value-type="float">
            <text:p>2.436891E-06</text:p>
          </table:table-cell>
          <table:table-cell office:value-type="float" office:value="14.64909" calcext:value-type="float">
            <text:p>14.64909</text:p>
          </table:table-cell>
          <table:table-cell office:value-type="float" office:value="3.841593" calcext:value-type="float">
            <text:p>3.841593</text:p>
          </table:table-cell>
          <table:table-cell office:value-type="float" office:value="0.08649326" calcext:value-type="float">
            <text:p>0.08649326</text:p>
          </table:table-cell>
          <table:table-cell office:value-type="float" office:value="0.06205487" calcext:value-type="float">
            <text:p>0.06205487</text:p>
          </table:table-cell>
          <table:table-cell office:value-type="float" office:value="0.03742998" calcext:value-type="float">
            <text:p>0.03742998</text:p>
          </table:table-cell>
          <table:table-cell office:value-type="float" office:value="0.03873785" calcext:value-type="float">
            <text:p>0.03873785</text:p>
          </table:table-cell>
          <table:table-cell office:value-type="float" office:value="0.01253743" calcext:value-type="float">
            <text:p>0.01253743</text:p>
          </table:table-cell>
          <table:table-cell office:value-type="float" office:value="0.01079649" calcext:value-type="float">
            <text:p>0.01079649</text:p>
          </table:table-cell>
          <table:table-cell office:value-type="float" office:value="0.02417162" calcext:value-type="float">
            <text:p>0.02417162</text:p>
          </table:table-cell>
          <table:table-cell office:value-type="float" office:value="0.01970305" calcext:value-type="float">
            <text:p>0.01970305</text:p>
          </table:table-cell>
          <table:table-cell office:value-type="float" office:value="0.0183315" calcext:value-type="float">
            <text:p>0.0183315</text:p>
          </table:table-cell>
          <table:table-cell office:value-type="float" office:value="0.01797313" calcext:value-type="float">
            <text:p>0.01797313</text:p>
          </table:table-cell>
          <table:table-cell office:value-type="float" office:value="0.01956119" calcext:value-type="float">
            <text:p>0.01956119</text:p>
          </table:table-cell>
          <table:table-cell office:value-type="float" office:value="0.005448498" calcext:value-type="float">
            <text:p>0.005448498</text:p>
          </table:table-cell>
          <table:table-cell office:value-type="float" office:value="0.005144666" calcext:value-type="float">
            <text:p>0.005144666</text:p>
          </table:table-cell>
          <table:table-cell office:value-type="float" office:value="0" calcext:value-type="float">
            <text:p>0</text:p>
          </table:table-cell>
          <table:table-cell office:value-type="float" office:value="12.76155" calcext:value-type="float">
            <text:p>12.76155</text:p>
          </table:table-cell>
          <table:table-cell office:value-type="float" office:value="10.7299" calcext:value-type="float">
            <text:p>10.7299</text:p>
          </table:table-cell>
          <table:table-cell office:value-type="float" office:value="0.03749527" calcext:value-type="float">
            <text:p>0.03749527</text:p>
          </table:table-cell>
          <table:table-cell office:value-type="float" office:value="0.03220981" calcext:value-type="float">
            <text:p>0.03220981</text:p>
          </table:table-cell>
          <table:table-cell office:value-type="float" office:value="0.03082437" calcext:value-type="float">
            <text:p>0.03082437</text:p>
          </table:table-cell>
          <table:table-cell office:value-type="float" office:value="0.01974737" calcext:value-type="float">
            <text:p>0.01974737</text:p>
          </table:table-cell>
          <table:table-cell office:value-type="float" office:value="3.75558" calcext:value-type="float">
            <text:p>3.75558</text:p>
          </table:table-cell>
          <table:table-cell office:value-type="float" office:value="4.515683" calcext:value-type="float">
            <text:p>4.515683</text:p>
          </table:table-cell>
          <table:table-cell office:value-type="float" office:value="2.885472" calcext:value-type="float">
            <text:p>2.885472</text:p>
          </table:table-cell>
          <table:table-cell office:value-type="float" office:value="1.98499" calcext:value-type="float">
            <text:p>1.98499</text:p>
          </table:table-cell>
          <table:table-cell office:value-type="float" office:value="0.8156117" calcext:value-type="float">
            <text:p>0.8156117</text:p>
          </table:table-cell>
          <table:table-cell office:value-type="float" office:value="0.5407836" calcext:value-type="float">
            <text:p>0.5407836</text:p>
          </table:table-cell>
          <table:table-cell office:value-type="float" office:value="0.3580961" calcext:value-type="float">
            <text:p>0.3580961</text:p>
          </table:table-cell>
          <table:table-cell office:value-type="float" office:value="0.3530729" calcext:value-type="float">
            <text:p>0.3530729</text:p>
          </table:table-cell>
          <table:table-cell office:value-type="float" office:value="0" calcext:value-type="float">
            <text:p>0</text:p>
          </table:table-cell>
          <table:table-cell office:value-type="float" office:value="8018.132" calcext:value-type="float">
            <text:p>8018.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528425" calcext:value-type="float">
            <text:p>-0.152842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072004" calcext:value-type="float">
            <text:p>6072004</text:p>
          </table:table-cell>
          <table:table-cell office:value-type="float" office:value="17.78489" calcext:value-type="float">
            <text:p>17.78489</text:p>
          </table:table-cell>
          <table:table-cell office:value-type="float" office:value="1089.36" calcext:value-type="float">
            <text:p>1089.36</text:p>
          </table:table-cell>
          <table:table-cell office:value-type="float" office:value="0" calcext:value-type="float">
            <text:p>0</text:p>
          </table:table-cell>
          <table:table-cell office:value-type="float" office:value="-10.33477" calcext:value-type="float">
            <text:p>-10.33477</text:p>
          </table:table-cell>
          <table:table-cell office:value-type="float" office:value="2.516489" calcext:value-type="float">
            <text:p>2.516489</text:p>
          </table:table-cell>
          <table:table-cell office:value-type="float" office:value="6.112671" calcext:value-type="float">
            <text:p>6.112671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404115" calcext:value-type="float">
            <text:p>0.000404115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34525" calcext:value-type="float">
            <text:p>0.1634525</text:p>
          </table:table-cell>
          <table:table-cell office:value-type="float" office:value="-0.1564934" calcext:value-type="float">
            <text:p>-0.1564934</text:p>
          </table:table-cell>
          <table:table-cell office:value-type="float" office:value="0.0007844335" calcext:value-type="float">
            <text:p>0.0007844335</text:p>
          </table:table-cell>
          <table:table-cell office:value-type="float" office:value="0.000002808136" calcext:value-type="float">
            <text:p>2.808136E-06</text:p>
          </table:table-cell>
          <table:table-cell office:value-type="float" office:value="14.80977" calcext:value-type="float">
            <text:p>14.80977</text:p>
          </table:table-cell>
          <table:table-cell office:value-type="float" office:value="2.370277" calcext:value-type="float">
            <text:p>2.370277</text:p>
          </table:table-cell>
          <table:table-cell office:value-type="float" office:value="0.06943557" calcext:value-type="float">
            <text:p>0.06943557</text:p>
          </table:table-cell>
          <table:table-cell office:value-type="float" office:value="0.05738713" calcext:value-type="float">
            <text:p>0.05738713</text:p>
          </table:table-cell>
          <table:table-cell office:value-type="float" office:value="0.03529058" calcext:value-type="float">
            <text:p>0.03529058</text:p>
          </table:table-cell>
          <table:table-cell office:value-type="float" office:value="0.03721795" calcext:value-type="float">
            <text:p>0.03721795</text:p>
          </table:table-cell>
          <table:table-cell office:value-type="float" office:value="0.01220922" calcext:value-type="float">
            <text:p>0.01220922</text:p>
          </table:table-cell>
          <table:table-cell office:value-type="float" office:value="0.01066824" calcext:value-type="float">
            <text:p>0.01066824</text:p>
          </table:table-cell>
          <table:table-cell office:value-type="float" office:value="0.02399765" calcext:value-type="float">
            <text:p>0.02399765</text:p>
          </table:table-cell>
          <table:table-cell office:value-type="float" office:value="0.01955815" calcext:value-type="float">
            <text:p>0.01955815</text:p>
          </table:table-cell>
          <table:table-cell office:value-type="float" office:value="0.01831287" calcext:value-type="float">
            <text:p>0.01831287</text:p>
          </table:table-cell>
          <table:table-cell office:value-type="float" office:value="0.01793277" calcext:value-type="float">
            <text:p>0.01793277</text:p>
          </table:table-cell>
          <table:table-cell office:value-type="float" office:value="0.01950651" calcext:value-type="float">
            <text:p>0.01950651</text:p>
          </table:table-cell>
          <table:table-cell office:value-type="float" office:value="0.005444166" calcext:value-type="float">
            <text:p>0.005444166</text:p>
          </table:table-cell>
          <table:table-cell office:value-type="float" office:value="0.00514315" calcext:value-type="float">
            <text:p>0.00514315</text:p>
          </table:table-cell>
          <table:table-cell office:value-type="float" office:value="0" calcext:value-type="float">
            <text:p>0</text:p>
          </table:table-cell>
          <table:table-cell office:value-type="float" office:value="12.47793" calcext:value-type="float">
            <text:p>12.47793</text:p>
          </table:table-cell>
          <table:table-cell office:value-type="float" office:value="9.315322" calcext:value-type="float">
            <text:p>9.315322</text:p>
          </table:table-cell>
          <table:table-cell office:value-type="float" office:value="0.03448559" calcext:value-type="float">
            <text:p>0.03448559</text:p>
          </table:table-cell>
          <table:table-cell office:value-type="float" office:value="0.03039324" calcext:value-type="float">
            <text:p>0.03039324</text:p>
          </table:table-cell>
          <table:table-cell office:value-type="float" office:value="0.02947728" calcext:value-type="float">
            <text:p>0.02947728</text:p>
          </table:table-cell>
          <table:table-cell office:value-type="float" office:value="0.01913943" calcext:value-type="float">
            <text:p>0.01913943</text:p>
          </table:table-cell>
          <table:table-cell office:value-type="float" office:value="3.501342" calcext:value-type="float">
            <text:p>3.501342</text:p>
          </table:table-cell>
          <table:table-cell office:value-type="float" office:value="4.427913" calcext:value-type="float">
            <text:p>4.427913</text:p>
          </table:table-cell>
          <table:table-cell office:value-type="float" office:value="2.688177" calcext:value-type="float">
            <text:p>2.688177</text:p>
          </table:table-cell>
          <table:table-cell office:value-type="float" office:value="1.981692" calcext:value-type="float">
            <text:p>1.981692</text:p>
          </table:table-cell>
          <table:table-cell office:value-type="float" office:value="0.8093669" calcext:value-type="float">
            <text:p>0.8093669</text:p>
          </table:table-cell>
          <table:table-cell office:value-type="float" office:value="0.5388251" calcext:value-type="float">
            <text:p>0.5388251</text:p>
          </table:table-cell>
          <table:table-cell office:value-type="float" office:value="0.3578665" calcext:value-type="float">
            <text:p>0.3578665</text:p>
          </table:table-cell>
          <table:table-cell office:value-type="float" office:value="0.3530807" calcext:value-type="float">
            <text:p>0.3530807</text:p>
          </table:table-cell>
          <table:table-cell office:value-type="float" office:value="0" calcext:value-type="float">
            <text:p>0</text:p>
          </table:table-cell>
          <table:table-cell office:value-type="float" office:value="7997.402" calcext:value-type="float">
            <text:p>7997.4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529357" calcext:value-type="float">
            <text:p>-0.152935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072004" calcext:value-type="float">
            <text:p>7072004</text:p>
          </table:table-cell>
          <table:table-cell office:value-type="float" office:value="17.74689" calcext:value-type="float">
            <text:p>17.74689</text:p>
          </table:table-cell>
          <table:table-cell office:value-type="float" office:value="1089.384" calcext:value-type="float">
            <text:p>1089.384</text:p>
          </table:table-cell>
          <table:table-cell office:value-type="float" office:value="0" calcext:value-type="float">
            <text:p>0</text:p>
          </table:table-cell>
          <table:table-cell office:value-type="float" office:value="-10.79581" calcext:value-type="float">
            <text:p>-10.79581</text:p>
          </table:table-cell>
          <table:table-cell office:value-type="float" office:value="2.375378" calcext:value-type="float">
            <text:p>2.375378</text:p>
          </table:table-cell>
          <table:table-cell office:value-type="float" office:value="5.893015" calcext:value-type="float">
            <text:p>5.893015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4045513" calcext:value-type="float">
            <text:p>0.0004045513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36244" calcext:value-type="float">
            <text:p>0.1636244</text:p>
          </table:table-cell>
          <table:table-cell office:value-type="float" office:value="-0.1609039" calcext:value-type="float">
            <text:p>-0.1609039</text:p>
          </table:table-cell>
          <table:table-cell office:value-type="float" office:value="0.0007868956" calcext:value-type="float">
            <text:p>0.0007868956</text:p>
          </table:table-cell>
          <table:table-cell office:value-type="float" office:value="0.000003242438" calcext:value-type="float">
            <text:p>3.242438E-06</text:p>
          </table:table-cell>
          <table:table-cell office:value-type="float" office:value="14.93577" calcext:value-type="float">
            <text:p>14.93577</text:p>
          </table:table-cell>
          <table:table-cell office:value-type="float" office:value="4.616725" calcext:value-type="float">
            <text:p>4.616725</text:p>
          </table:table-cell>
          <table:table-cell office:value-type="float" office:value="0.1048072" calcext:value-type="float">
            <text:p>0.1048072</text:p>
          </table:table-cell>
          <table:table-cell office:value-type="float" office:value="0.05195817" calcext:value-type="float">
            <text:p>0.05195817</text:p>
          </table:table-cell>
          <table:table-cell office:value-type="float" office:value="0.03233378" calcext:value-type="float">
            <text:p>0.03233378</text:p>
          </table:table-cell>
          <table:table-cell office:value-type="float" office:value="0.03457432" calcext:value-type="float">
            <text:p>0.03457432</text:p>
          </table:table-cell>
          <table:table-cell office:value-type="float" office:value="0.01181202" calcext:value-type="float">
            <text:p>0.01181202</text:p>
          </table:table-cell>
          <table:table-cell office:value-type="float" office:value="0.01055455" calcext:value-type="float">
            <text:p>0.01055455</text:p>
          </table:table-cell>
          <table:table-cell office:value-type="float" office:value="0.02384827" calcext:value-type="float">
            <text:p>0.02384827</text:p>
          </table:table-cell>
          <table:table-cell office:value-type="float" office:value="0.01933079" calcext:value-type="float">
            <text:p>0.01933079</text:p>
          </table:table-cell>
          <table:table-cell office:value-type="float" office:value="0.01829745" calcext:value-type="float">
            <text:p>0.01829745</text:p>
          </table:table-cell>
          <table:table-cell office:value-type="float" office:value="0.01789674" calcext:value-type="float">
            <text:p>0.01789674</text:p>
          </table:table-cell>
          <table:table-cell office:value-type="float" office:value="0.01944521" calcext:value-type="float">
            <text:p>0.01944521</text:p>
          </table:table-cell>
          <table:table-cell office:value-type="float" office:value="0.005439898" calcext:value-type="float">
            <text:p>0.005439898</text:p>
          </table:table-cell>
          <table:table-cell office:value-type="float" office:value="0.005141635" calcext:value-type="float">
            <text:p>0.005141635</text:p>
          </table:table-cell>
          <table:table-cell office:value-type="float" office:value="0" calcext:value-type="float">
            <text:p>0</text:p>
          </table:table-cell>
          <table:table-cell office:value-type="float" office:value="7.751076" calcext:value-type="float">
            <text:p>7.751076</text:p>
          </table:table-cell>
          <table:table-cell office:value-type="float" office:value="12.80433" calcext:value-type="float">
            <text:p>12.80433</text:p>
          </table:table-cell>
          <table:table-cell office:value-type="float" office:value="0.1361529" calcext:value-type="float">
            <text:p>0.1361529</text:p>
          </table:table-cell>
          <table:table-cell office:value-type="float" office:value="0.02959936" calcext:value-type="float">
            <text:p>0.02959936</text:p>
          </table:table-cell>
          <table:table-cell office:value-type="float" office:value="0.02895511" calcext:value-type="float">
            <text:p>0.02895511</text:p>
          </table:table-cell>
          <table:table-cell office:value-type="float" office:value="0.01835712" calcext:value-type="float">
            <text:p>0.01835712</text:p>
          </table:table-cell>
          <table:table-cell office:value-type="float" office:value="3.259775" calcext:value-type="float">
            <text:p>3.259775</text:p>
          </table:table-cell>
          <table:table-cell office:value-type="float" office:value="4.325917" calcext:value-type="float">
            <text:p>4.325917</text:p>
          </table:table-cell>
          <table:table-cell office:value-type="float" office:value="2.39344" calcext:value-type="float">
            <text:p>2.39344</text:p>
          </table:table-cell>
          <table:table-cell office:value-type="float" office:value="1.978235" calcext:value-type="float">
            <text:p>1.978235</text:p>
          </table:table-cell>
          <table:table-cell office:value-type="float" office:value="0.8041264" calcext:value-type="float">
            <text:p>0.8041264</text:p>
          </table:table-cell>
          <table:table-cell office:value-type="float" office:value="0.533709" calcext:value-type="float">
            <text:p>0.533709</text:p>
          </table:table-cell>
          <table:table-cell office:value-type="float" office:value="0.3576699" calcext:value-type="float">
            <text:p>0.3576699</text:p>
          </table:table-cell>
          <table:table-cell office:value-type="float" office:value="0.3530887" calcext:value-type="float">
            <text:p>0.3530887</text:p>
          </table:table-cell>
          <table:table-cell office:value-type="float" office:value="0" calcext:value-type="float">
            <text:p>0</text:p>
          </table:table-cell>
          <table:table-cell office:value-type="float" office:value="7602.09" calcext:value-type="float">
            <text:p>7602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658206" calcext:value-type="float">
            <text:p>-0.165820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072004" calcext:value-type="float">
            <text:p>8072004</text:p>
          </table:table-cell>
          <table:table-cell office:value-type="float" office:value="17.73479" calcext:value-type="float">
            <text:p>17.73479</text:p>
          </table:table-cell>
          <table:table-cell office:value-type="float" office:value="1089.432" calcext:value-type="float">
            <text:p>1089.432</text:p>
          </table:table-cell>
          <table:table-cell office:value-type="float" office:value="0" calcext:value-type="float">
            <text:p>0</text:p>
          </table:table-cell>
          <table:table-cell office:value-type="float" office:value="-11.40701" calcext:value-type="float">
            <text:p>-11.40701</text:p>
          </table:table-cell>
          <table:table-cell office:value-type="float" office:value="2.21105" calcext:value-type="float">
            <text:p>2.21105</text:p>
          </table:table-cell>
          <table:table-cell office:value-type="float" office:value="5.521292" calcext:value-type="float">
            <text:p>5.521292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4049219" calcext:value-type="float">
            <text:p>0.0004049219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37574" calcext:value-type="float">
            <text:p>0.1637574</text:p>
          </table:table-cell>
          <table:table-cell office:value-type="float" office:value="-0.164394" calcext:value-type="float">
            <text:p>-0.164394</text:p>
          </table:table-cell>
          <table:table-cell office:value-type="float" office:value="0.0007858042" calcext:value-type="float">
            <text:p>0.0007858042</text:p>
          </table:table-cell>
          <table:table-cell office:value-type="float" office:value="0.00001173261" calcext:value-type="float">
            <text:p>1.173261E-05</text:p>
          </table:table-cell>
          <table:table-cell office:value-type="float" office:value="15.22278" calcext:value-type="float">
            <text:p>15.22278</text:p>
          </table:table-cell>
          <table:table-cell office:value-type="float" office:value="2.159984" calcext:value-type="float">
            <text:p>2.159984</text:p>
          </table:table-cell>
          <table:table-cell office:value-type="float" office:value="0.08019757" calcext:value-type="float">
            <text:p>0.08019757</text:p>
          </table:table-cell>
          <table:table-cell office:value-type="float" office:value="0.05170315" calcext:value-type="float">
            <text:p>0.05170315</text:p>
          </table:table-cell>
          <table:table-cell office:value-type="float" office:value="0.03240352" calcext:value-type="float">
            <text:p>0.03240352</text:p>
          </table:table-cell>
          <table:table-cell office:value-type="float" office:value="0.0342801" calcext:value-type="float">
            <text:p>0.0342801</text:p>
          </table:table-cell>
          <table:table-cell office:value-type="float" office:value="0.01158204" calcext:value-type="float">
            <text:p>0.01158204</text:p>
          </table:table-cell>
          <table:table-cell office:value-type="float" office:value="0.01044599" calcext:value-type="float">
            <text:p>0.01044599</text:p>
          </table:table-cell>
          <table:table-cell office:value-type="float" office:value="0.0237738" calcext:value-type="float">
            <text:p>0.0237738</text:p>
          </table:table-cell>
          <table:table-cell office:value-type="float" office:value="0.01912045" calcext:value-type="float">
            <text:p>0.01912045</text:p>
          </table:table-cell>
          <table:table-cell office:value-type="float" office:value="0.01828638" calcext:value-type="float">
            <text:p>0.01828638</text:p>
          </table:table-cell>
          <table:table-cell office:value-type="float" office:value="0.01786281" calcext:value-type="float">
            <text:p>0.01786281</text:p>
          </table:table-cell>
          <table:table-cell office:value-type="float" office:value="0.01937751" calcext:value-type="float">
            <text:p>0.01937751</text:p>
          </table:table-cell>
          <table:table-cell office:value-type="float" office:value="0.005435847" calcext:value-type="float">
            <text:p>0.005435847</text:p>
          </table:table-cell>
          <table:table-cell office:value-type="float" office:value="0.005140108" calcext:value-type="float">
            <text:p>0.005140108</text:p>
          </table:table-cell>
          <table:table-cell office:value-type="float" office:value="0" calcext:value-type="float">
            <text:p>0</text:p>
          </table:table-cell>
          <table:table-cell office:value-type="float" office:value="6.391377" calcext:value-type="float">
            <text:p>6.391377</text:p>
          </table:table-cell>
          <table:table-cell office:value-type="float" office:value="8.072635" calcext:value-type="float">
            <text:p>8.072635</text:p>
          </table:table-cell>
          <table:table-cell office:value-type="float" office:value="0.08000901" calcext:value-type="float">
            <text:p>0.08000901</text:p>
          </table:table-cell>
          <table:table-cell office:value-type="float" office:value="0.02904333" calcext:value-type="float">
            <text:p>0.02904333</text:p>
          </table:table-cell>
          <table:table-cell office:value-type="float" office:value="0.02804573" calcext:value-type="float">
            <text:p>0.02804573</text:p>
          </table:table-cell>
          <table:table-cell office:value-type="float" office:value="0.01792828" calcext:value-type="float">
            <text:p>0.01792828</text:p>
          </table:table-cell>
          <table:table-cell office:value-type="float" office:value="3.024841" calcext:value-type="float">
            <text:p>3.024841</text:p>
          </table:table-cell>
          <table:table-cell office:value-type="float" office:value="4.227674" calcext:value-type="float">
            <text:p>4.227674</text:p>
          </table:table-cell>
          <table:table-cell office:value-type="float" office:value="1.998937" calcext:value-type="float">
            <text:p>1.998937</text:p>
          </table:table-cell>
          <table:table-cell office:value-type="float" office:value="1.974554" calcext:value-type="float">
            <text:p>1.974554</text:p>
          </table:table-cell>
          <table:table-cell office:value-type="float" office:value="0.7989506" calcext:value-type="float">
            <text:p>0.7989506</text:p>
          </table:table-cell>
          <table:table-cell office:value-type="float" office:value="0.5252681" calcext:value-type="float">
            <text:p>0.5252681</text:p>
          </table:table-cell>
          <table:table-cell office:value-type="float" office:value="0.3575214" calcext:value-type="float">
            <text:p>0.3575214</text:p>
          </table:table-cell>
          <table:table-cell office:value-type="float" office:value="0.3530966" calcext:value-type="float">
            <text:p>0.3530966</text:p>
          </table:table-cell>
          <table:table-cell office:value-type="float" office:value="0" calcext:value-type="float">
            <text:p>0</text:p>
          </table:table-cell>
          <table:table-cell office:value-type="float" office:value="7360.75" calcext:value-type="float">
            <text:p>736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669437" calcext:value-type="float">
            <text:p>-0.166943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072004" calcext:value-type="float">
            <text:p>9072004</text:p>
          </table:table-cell>
          <table:table-cell office:value-type="float" office:value="17.6984" calcext:value-type="float">
            <text:p>17.6984</text:p>
          </table:table-cell>
          <table:table-cell office:value-type="float" office:value="1089.487" calcext:value-type="float">
            <text:p>1089.487</text:p>
          </table:table-cell>
          <table:table-cell office:value-type="float" office:value="0" calcext:value-type="float">
            <text:p>0</text:p>
          </table:table-cell>
          <table:table-cell office:value-type="float" office:value="-11.9783" calcext:value-type="float">
            <text:p>-11.9783</text:p>
          </table:table-cell>
          <table:table-cell office:value-type="float" office:value="2.10022" calcext:value-type="float">
            <text:p>2.10022</text:p>
          </table:table-cell>
          <table:table-cell office:value-type="float" office:value="5.165807" calcext:value-type="float">
            <text:p>5.165807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405253" calcext:value-type="float">
            <text:p>0.000405253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38808" calcext:value-type="float">
            <text:p>0.1638808</text:p>
          </table:table-cell>
          <table:table-cell office:value-type="float" office:value="-0.1664801" calcext:value-type="float">
            <text:p>-0.1664801</text:p>
          </table:table-cell>
          <table:table-cell office:value-type="float" office:value="0.0007874306" calcext:value-type="float">
            <text:p>0.0007874306</text:p>
          </table:table-cell>
          <table:table-cell office:value-type="float" office:value="0.00001684212" calcext:value-type="float">
            <text:p>1.684212E-05</text:p>
          </table:table-cell>
          <table:table-cell office:value-type="float" office:value="15.47127" calcext:value-type="float">
            <text:p>15.47127</text:p>
          </table:table-cell>
          <table:table-cell office:value-type="float" office:value="1.498019" calcext:value-type="float">
            <text:p>1.498019</text:p>
          </table:table-cell>
          <table:table-cell office:value-type="float" office:value="0.07381043" calcext:value-type="float">
            <text:p>0.07381043</text:p>
          </table:table-cell>
          <table:table-cell office:value-type="float" office:value="0.05540407" calcext:value-type="float">
            <text:p>0.05540407</text:p>
          </table:table-cell>
          <table:table-cell office:value-type="float" office:value="0.03469531" calcext:value-type="float">
            <text:p>0.03469531</text:p>
          </table:table-cell>
          <table:table-cell office:value-type="float" office:value="0.03612525" calcext:value-type="float">
            <text:p>0.03612525</text:p>
          </table:table-cell>
          <table:table-cell office:value-type="float" office:value="0.01153501" calcext:value-type="float">
            <text:p>0.01153501</text:p>
          </table:table-cell>
          <table:table-cell office:value-type="float" office:value="0.01035671" calcext:value-type="float">
            <text:p>0.01035671</text:p>
          </table:table-cell>
          <table:table-cell office:value-type="float" office:value="0.02369473" calcext:value-type="float">
            <text:p>0.02369473</text:p>
          </table:table-cell>
          <table:table-cell office:value-type="float" office:value="0.01895324" calcext:value-type="float">
            <text:p>0.01895324</text:p>
          </table:table-cell>
          <table:table-cell office:value-type="float" office:value="0.01827937" calcext:value-type="float">
            <text:p>0.01827937</text:p>
          </table:table-cell>
          <table:table-cell office:value-type="float" office:value="0.01783106" calcext:value-type="float">
            <text:p>0.01783106</text:p>
          </table:table-cell>
          <table:table-cell office:value-type="float" office:value="0.01930781" calcext:value-type="float">
            <text:p>0.01930781</text:p>
          </table:table-cell>
          <table:table-cell office:value-type="float" office:value="0.005431905" calcext:value-type="float">
            <text:p>0.005431905</text:p>
          </table:table-cell>
          <table:table-cell office:value-type="float" office:value="0.005138566" calcext:value-type="float">
            <text:p>0.005138566</text:p>
          </table:table-cell>
          <table:table-cell office:value-type="float" office:value="0" calcext:value-type="float">
            <text:p>0</text:p>
          </table:table-cell>
          <table:table-cell office:value-type="float" office:value="7.710921" calcext:value-type="float">
            <text:p>7.710921</text:p>
          </table:table-cell>
          <table:table-cell office:value-type="float" office:value="5.311121" calcext:value-type="float">
            <text:p>5.311121</text:p>
          </table:table-cell>
          <table:table-cell office:value-type="float" office:value="0.03271174" calcext:value-type="float">
            <text:p>0.03271174</text:p>
          </table:table-cell>
          <table:table-cell office:value-type="float" office:value="0.02682769" calcext:value-type="float">
            <text:p>0.02682769</text:p>
          </table:table-cell>
          <table:table-cell office:value-type="float" office:value="0.02671551" calcext:value-type="float">
            <text:p>0.02671551</text:p>
          </table:table-cell>
          <table:table-cell office:value-type="float" office:value="0.01775045" calcext:value-type="float">
            <text:p>0.01775045</text:p>
          </table:table-cell>
          <table:table-cell office:value-type="float" office:value="2.784765" calcext:value-type="float">
            <text:p>2.784765</text:p>
          </table:table-cell>
          <table:table-cell office:value-type="float" office:value="4.127357" calcext:value-type="float">
            <text:p>4.127357</text:p>
          </table:table-cell>
          <table:table-cell office:value-type="float" office:value="1.572859" calcext:value-type="float">
            <text:p>1.572859</text:p>
          </table:table-cell>
          <table:table-cell office:value-type="float" office:value="1.97068" calcext:value-type="float">
            <text:p>1.97068</text:p>
          </table:table-cell>
          <table:table-cell office:value-type="float" office:value="0.7937151" calcext:value-type="float">
            <text:p>0.7937151</text:p>
          </table:table-cell>
          <table:table-cell office:value-type="float" office:value="0.5151684" calcext:value-type="float">
            <text:p>0.5151684</text:p>
          </table:table-cell>
          <table:table-cell office:value-type="float" office:value="0.357404" calcext:value-type="float">
            <text:p>0.357404</text:p>
          </table:table-cell>
          <table:table-cell office:value-type="float" office:value="0.3531045" calcext:value-type="float">
            <text:p>0.3531045</text:p>
          </table:table-cell>
          <table:table-cell office:value-type="float" office:value="0" calcext:value-type="float">
            <text:p>0</text:p>
          </table:table-cell>
          <table:table-cell office:value-type="float" office:value="7252.257" calcext:value-type="float">
            <text:p>7252.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672131" calcext:value-type="float">
            <text:p>-0.167213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72004" calcext:value-type="float">
            <text:p>10072004</text:p>
          </table:table-cell>
          <table:table-cell office:value-type="float" office:value="17.60586" calcext:value-type="float">
            <text:p>17.60586</text:p>
          </table:table-cell>
          <table:table-cell office:value-type="float" office:value="1089.502" calcext:value-type="float">
            <text:p>1089.502</text:p>
          </table:table-cell>
          <table:table-cell office:value-type="float" office:value="0" calcext:value-type="float">
            <text:p>0</text:p>
          </table:table-cell>
          <table:table-cell office:value-type="float" office:value="-12.54245" calcext:value-type="float">
            <text:p>-12.54245</text:p>
          </table:table-cell>
          <table:table-cell office:value-type="float" office:value="2.061476" calcext:value-type="float">
            <text:p>2.061476</text:p>
          </table:table-cell>
          <table:table-cell office:value-type="float" office:value="4.851278" calcext:value-type="float">
            <text:p>4.851278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4055493" calcext:value-type="float">
            <text:p>0.0004055493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39871" calcext:value-type="float">
            <text:p>0.1639871</text:p>
          </table:table-cell>
          <table:table-cell office:value-type="float" office:value="-0.1672964" calcext:value-type="float">
            <text:p>-0.1672964</text:p>
          </table:table-cell>
          <table:table-cell office:value-type="float" office:value="0.0007964278" calcext:value-type="float">
            <text:p>0.0007964278</text:p>
          </table:table-cell>
          <table:table-cell office:value-type="float" office:value="0.00001735901" calcext:value-type="float">
            <text:p>1.735901E-05</text:p>
          </table:table-cell>
          <table:table-cell office:value-type="float" office:value="15.45601" calcext:value-type="float">
            <text:p>15.45601</text:p>
          </table:table-cell>
          <table:table-cell office:value-type="float" office:value="1.143661" calcext:value-type="float">
            <text:p>1.143661</text:p>
          </table:table-cell>
          <table:table-cell office:value-type="float" office:value="0.07138216" calcext:value-type="float">
            <text:p>0.07138216</text:p>
          </table:table-cell>
          <table:table-cell office:value-type="float" office:value="0.0578731" calcext:value-type="float">
            <text:p>0.0578731</text:p>
          </table:table-cell>
          <table:table-cell office:value-type="float" office:value="0.03613168" calcext:value-type="float">
            <text:p>0.03613168</text:p>
          </table:table-cell>
          <table:table-cell office:value-type="float" office:value="0.037319" calcext:value-type="float">
            <text:p>0.037319</text:p>
          </table:table-cell>
          <table:table-cell office:value-type="float" office:value="0.01149534" calcext:value-type="float">
            <text:p>0.01149534</text:p>
          </table:table-cell>
          <table:table-cell office:value-type="float" office:value="0.01029472" calcext:value-type="float">
            <text:p>0.01029472</text:p>
          </table:table-cell>
          <table:table-cell office:value-type="float" office:value="0.02360788" calcext:value-type="float">
            <text:p>0.02360788</text:p>
          </table:table-cell>
          <table:table-cell office:value-type="float" office:value="0.01881509" calcext:value-type="float">
            <text:p>0.01881509</text:p>
          </table:table-cell>
          <table:table-cell office:value-type="float" office:value="0.0182744" calcext:value-type="float">
            <text:p>0.0182744</text:p>
          </table:table-cell>
          <table:table-cell office:value-type="float" office:value="0.01780115" calcext:value-type="float">
            <text:p>0.01780115</text:p>
          </table:table-cell>
          <table:table-cell office:value-type="float" office:value="0.01924391" calcext:value-type="float">
            <text:p>0.01924391</text:p>
          </table:table-cell>
          <table:table-cell office:value-type="float" office:value="0.005428008" calcext:value-type="float">
            <text:p>0.005428008</text:p>
          </table:table-cell>
          <table:table-cell office:value-type="float" office:value="0.005137014" calcext:value-type="float">
            <text:p>0.005137014</text:p>
          </table:table-cell>
          <table:table-cell office:value-type="float" office:value="0" calcext:value-type="float">
            <text:p>0</text:p>
          </table:table-cell>
          <table:table-cell office:value-type="float" office:value="13.93841" calcext:value-type="float">
            <text:p>13.93841</text:p>
          </table:table-cell>
          <table:table-cell office:value-type="float" office:value="3.331125" calcext:value-type="float">
            <text:p>3.331125</text:p>
          </table:table-cell>
          <table:table-cell office:value-type="float" office:value="0.02745561" calcext:value-type="float">
            <text:p>0.02745561</text:p>
          </table:table-cell>
          <table:table-cell office:value-type="float" office:value="0.02531122" calcext:value-type="float">
            <text:p>0.02531122</text:p>
          </table:table-cell>
          <table:table-cell office:value-type="float" office:value="0.02582914" calcext:value-type="float">
            <text:p>0.02582914</text:p>
          </table:table-cell>
          <table:table-cell office:value-type="float" office:value="0.01759264" calcext:value-type="float">
            <text:p>0.01759264</text:p>
          </table:table-cell>
          <table:table-cell office:value-type="float" office:value="2.539166" calcext:value-type="float">
            <text:p>2.539166</text:p>
          </table:table-cell>
          <table:table-cell office:value-type="float" office:value="4.017683" calcext:value-type="float">
            <text:p>4.017683</text:p>
          </table:table-cell>
          <table:table-cell office:value-type="float" office:value="1.118775" calcext:value-type="float">
            <text:p>1.118775</text:p>
          </table:table-cell>
          <table:table-cell office:value-type="float" office:value="1.966075" calcext:value-type="float">
            <text:p>1.966075</text:p>
          </table:table-cell>
          <table:table-cell office:value-type="float" office:value="0.7879968" calcext:value-type="float">
            <text:p>0.7879968</text:p>
          </table:table-cell>
          <table:table-cell office:value-type="float" office:value="0.5072583" calcext:value-type="float">
            <text:p>0.5072583</text:p>
          </table:table-cell>
          <table:table-cell office:value-type="float" office:value="0.3573069" calcext:value-type="float">
            <text:p>0.3573069</text:p>
          </table:table-cell>
          <table:table-cell office:value-type="float" office:value="0.3531123" calcext:value-type="float">
            <text:p>0.3531123</text:p>
          </table:table-cell>
          <table:table-cell office:value-type="float" office:value="0" calcext:value-type="float">
            <text:p>0</text:p>
          </table:table-cell>
          <table:table-cell office:value-type="float" office:value="7262.469" calcext:value-type="float">
            <text:p>7262.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673137" calcext:value-type="float">
            <text:p>-0.167313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072004" calcext:value-type="float">
            <text:p>11072004</text:p>
          </table:table-cell>
          <table:table-cell office:value-type="float" office:value="17.49772" calcext:value-type="float">
            <text:p>17.49772</text:p>
          </table:table-cell>
          <table:table-cell office:value-type="float" office:value="1089.5" calcext:value-type="float">
            <text:p>1089.5</text:p>
          </table:table-cell>
          <table:table-cell office:value-type="float" office:value="0" calcext:value-type="float">
            <text:p>0</text:p>
          </table:table-cell>
          <table:table-cell office:value-type="float" office:value="-13.11791" calcext:value-type="float">
            <text:p>-13.11791</text:p>
          </table:table-cell>
          <table:table-cell office:value-type="float" office:value="2.079644" calcext:value-type="float">
            <text:p>2.079644</text:p>
          </table:table-cell>
          <table:table-cell office:value-type="float" office:value="4.508497" calcext:value-type="float">
            <text:p>4.508497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4058153" calcext:value-type="float">
            <text:p>0.0004058153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0862" calcext:value-type="float">
            <text:p>0.1640862</text:p>
          </table:table-cell>
          <table:table-cell office:value-type="float" office:value="-0.1678752" calcext:value-type="float">
            <text:p>-0.1678752</text:p>
          </table:table-cell>
          <table:table-cell office:value-type="float" office:value="0.0008064624" calcext:value-type="float">
            <text:p>0.0008064624</text:p>
          </table:table-cell>
          <table:table-cell office:value-type="float" office:value="0.00001789552" calcext:value-type="float">
            <text:p>1.789552E-05</text:p>
          </table:table-cell>
          <table:table-cell office:value-type="float" office:value="15.36585" calcext:value-type="float">
            <text:p>15.36585</text:p>
          </table:table-cell>
          <table:table-cell office:value-type="float" office:value="0.9361321" calcext:value-type="float">
            <text:p>0.9361321</text:p>
          </table:table-cell>
          <table:table-cell office:value-type="float" office:value="0.07357019" calcext:value-type="float">
            <text:p>0.07357019</text:p>
          </table:table-cell>
          <table:table-cell office:value-type="float" office:value="0.06264811" calcext:value-type="float">
            <text:p>0.06264811</text:p>
          </table:table-cell>
          <table:table-cell office:value-type="float" office:value="0.03889827" calcext:value-type="float">
            <text:p>0.03889827</text:p>
          </table:table-cell>
          <table:table-cell office:value-type="float" office:value="0.03951265" calcext:value-type="float">
            <text:p>0.03951265</text:p>
          </table:table-cell>
          <table:table-cell office:value-type="float" office:value="0.01152171" calcext:value-type="float">
            <text:p>0.01152171</text:p>
          </table:table-cell>
          <table:table-cell office:value-type="float" office:value="0.01023617" calcext:value-type="float">
            <text:p>0.01023617</text:p>
          </table:table-cell>
          <table:table-cell office:value-type="float" office:value="0.02352897" calcext:value-type="float">
            <text:p>0.02352897</text:p>
          </table:table-cell>
          <table:table-cell office:value-type="float" office:value="0.01871448" calcext:value-type="float">
            <text:p>0.01871448</text:p>
          </table:table-cell>
          <table:table-cell office:value-type="float" office:value="0.01827163" calcext:value-type="float">
            <text:p>0.01827163</text:p>
          </table:table-cell>
          <table:table-cell office:value-type="float" office:value="0.01777315" calcext:value-type="float">
            <text:p>0.01777315</text:p>
          </table:table-cell>
          <table:table-cell office:value-type="float" office:value="0.01918699" calcext:value-type="float">
            <text:p>0.01918699</text:p>
          </table:table-cell>
          <table:table-cell office:value-type="float" office:value="0.005424126" calcext:value-type="float">
            <text:p>0.005424126</text:p>
          </table:table-cell>
          <table:table-cell office:value-type="float" office:value="0.005135464" calcext:value-type="float">
            <text:p>0.005135464</text:p>
          </table:table-cell>
          <table:table-cell office:value-type="float" office:value="0" calcext:value-type="float">
            <text:p>0</text:p>
          </table:table-cell>
          <table:table-cell office:value-type="float" office:value="17.34953" calcext:value-type="float">
            <text:p>17.34953</text:p>
          </table:table-cell>
          <table:table-cell office:value-type="float" office:value="1.423876" calcext:value-type="float">
            <text:p>1.423876</text:p>
          </table:table-cell>
          <table:table-cell office:value-type="float" office:value="0.02344221" calcext:value-type="float">
            <text:p>0.02344221</text:p>
          </table:table-cell>
          <table:table-cell office:value-type="float" office:value="0.02366846" calcext:value-type="float">
            <text:p>0.02366846</text:p>
          </table:table-cell>
          <table:table-cell office:value-type="float" office:value="0.02452029" calcext:value-type="float">
            <text:p>0.02452029</text:p>
          </table:table-cell>
          <table:table-cell office:value-type="float" office:value="0.01736747" calcext:value-type="float">
            <text:p>0.01736747</text:p>
          </table:table-cell>
          <table:table-cell office:value-type="float" office:value="2.290377" calcext:value-type="float">
            <text:p>2.290377</text:p>
          </table:table-cell>
          <table:table-cell office:value-type="float" office:value="3.901989" calcext:value-type="float">
            <text:p>3.901989</text:p>
          </table:table-cell>
          <table:table-cell office:value-type="float" office:value="0.6804473" calcext:value-type="float">
            <text:p>0.6804473</text:p>
          </table:table-cell>
          <table:table-cell office:value-type="float" office:value="1.961085" calcext:value-type="float">
            <text:p>1.961085</text:p>
          </table:table-cell>
          <table:table-cell office:value-type="float" office:value="0.7821072" calcext:value-type="float">
            <text:p>0.7821072</text:p>
          </table:table-cell>
          <table:table-cell office:value-type="float" office:value="0.5018076" calcext:value-type="float">
            <text:p>0.5018076</text:p>
          </table:table-cell>
          <table:table-cell office:value-type="float" office:value="0.3572243" calcext:value-type="float">
            <text:p>0.3572243</text:p>
          </table:table-cell>
          <table:table-cell office:value-type="float" office:value="0.3531201" calcext:value-type="float">
            <text:p>0.3531201</text:p>
          </table:table-cell>
          <table:table-cell office:value-type="float" office:value="0" calcext:value-type="float">
            <text:p>0</text:p>
          </table:table-cell>
          <table:table-cell office:value-type="float" office:value="7436.835" calcext:value-type="float">
            <text:p>7436.8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67421" calcext:value-type="float">
            <text:p>-0.16742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072004" calcext:value-type="float">
            <text:p>12072004</text:p>
          </table:table-cell>
          <table:table-cell office:value-type="float" office:value="17.20602" calcext:value-type="float">
            <text:p>17.20602</text:p>
          </table:table-cell>
          <table:table-cell office:value-type="float" office:value="1089.511" calcext:value-type="float">
            <text:p>1089.511</text:p>
          </table:table-cell>
          <table:table-cell office:value-type="float" office:value="0" calcext:value-type="float">
            <text:p>0</text:p>
          </table:table-cell>
          <table:table-cell office:value-type="float" office:value="-13.67304" calcext:value-type="float">
            <text:p>-13.67304</text:p>
          </table:table-cell>
          <table:table-cell office:value-type="float" office:value="2.286196" calcext:value-type="float">
            <text:p>2.286196</text:p>
          </table:table-cell>
          <table:table-cell office:value-type="float" office:value="4.169615" calcext:value-type="float">
            <text:p>4.169615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4060535" calcext:value-type="float">
            <text:p>0.0004060535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1717" calcext:value-type="float">
            <text:p>0.1641717</text:p>
          </table:table-cell>
          <table:table-cell office:value-type="float" office:value="-0.1683066" calcext:value-type="float">
            <text:p>-0.1683066</text:p>
          </table:table-cell>
          <table:table-cell office:value-type="float" office:value="0.0007847558" calcext:value-type="float">
            <text:p>0.0007847558</text:p>
          </table:table-cell>
          <table:table-cell office:value-type="float" office:value="0.00001845118" calcext:value-type="float">
            <text:p>1.845118E-05</text:p>
          </table:table-cell>
          <table:table-cell office:value-type="float" office:value="14.85977" calcext:value-type="float">
            <text:p>14.85977</text:p>
          </table:table-cell>
          <table:table-cell office:value-type="float" office:value="2.589177" calcext:value-type="float">
            <text:p>2.589177</text:p>
          </table:table-cell>
          <table:table-cell office:value-type="float" office:value="0.08616162" calcext:value-type="float">
            <text:p>0.08616162</text:p>
          </table:table-cell>
          <table:table-cell office:value-type="float" office:value="0.06954192" calcext:value-type="float">
            <text:p>0.06954192</text:p>
          </table:table-cell>
          <table:table-cell office:value-type="float" office:value="0.04258307" calcext:value-type="float">
            <text:p>0.04258307</text:p>
          </table:table-cell>
          <table:table-cell office:value-type="float" office:value="0.04254844" calcext:value-type="float">
            <text:p>0.04254844</text:p>
          </table:table-cell>
          <table:table-cell office:value-type="float" office:value="0.01178642" calcext:value-type="float">
            <text:p>0.01178642</text:p>
          </table:table-cell>
          <table:table-cell office:value-type="float" office:value="0.01016168" calcext:value-type="float">
            <text:p>0.01016168</text:p>
          </table:table-cell>
          <table:table-cell office:value-type="float" office:value="0.02344189" calcext:value-type="float">
            <text:p>0.02344189</text:p>
          </table:table-cell>
          <table:table-cell office:value-type="float" office:value="0.01863428" calcext:value-type="float">
            <text:p>0.01863428</text:p>
          </table:table-cell>
          <table:table-cell office:value-type="float" office:value="0.01826989" calcext:value-type="float">
            <text:p>0.01826989</text:p>
          </table:table-cell>
          <table:table-cell office:value-type="float" office:value="0.01774672" calcext:value-type="float">
            <text:p>0.01774672</text:p>
          </table:table-cell>
          <table:table-cell office:value-type="float" office:value="0.01913505" calcext:value-type="float">
            <text:p>0.01913505</text:p>
          </table:table-cell>
          <table:table-cell office:value-type="float" office:value="0.005420195" calcext:value-type="float">
            <text:p>0.005420195</text:p>
          </table:table-cell>
          <table:table-cell office:value-type="float" office:value="0.005133918" calcext:value-type="float">
            <text:p>0.005133918</text:p>
          </table:table-cell>
          <table:table-cell office:value-type="float" office:value="0" calcext:value-type="float">
            <text:p>0</text:p>
          </table:table-cell>
          <table:table-cell office:value-type="float" office:value="19.3807" calcext:value-type="float">
            <text:p>19.3807</text:p>
          </table:table-cell>
          <table:table-cell office:value-type="float" office:value="0.05099871" calcext:value-type="float">
            <text:p>0.05099871</text:p>
          </table:table-cell>
          <table:table-cell office:value-type="float" office:value="0.01995629" calcext:value-type="float">
            <text:p>0.01995629</text:p>
          </table:table-cell>
          <table:table-cell office:value-type="float" office:value="0.02181549" calcext:value-type="float">
            <text:p>0.02181549</text:p>
          </table:table-cell>
          <table:table-cell office:value-type="float" office:value="0.02305361" calcext:value-type="float">
            <text:p>0.02305361</text:p>
          </table:table-cell>
          <table:table-cell office:value-type="float" office:value="0.01670091" calcext:value-type="float">
            <text:p>0.01670091</text:p>
          </table:table-cell>
          <table:table-cell office:value-type="float" office:value="2.041327" calcext:value-type="float">
            <text:p>2.041327</text:p>
          </table:table-cell>
          <table:table-cell office:value-type="float" office:value="3.777422" calcext:value-type="float">
            <text:p>3.777422</text:p>
          </table:table-cell>
          <table:table-cell office:value-type="float" office:value="0.2837356" calcext:value-type="float">
            <text:p>0.2837356</text:p>
          </table:table-cell>
          <table:table-cell office:value-type="float" office:value="1.955414" calcext:value-type="float">
            <text:p>1.955414</text:p>
          </table:table-cell>
          <table:table-cell office:value-type="float" office:value="0.775859" calcext:value-type="float">
            <text:p>0.775859</text:p>
          </table:table-cell>
          <table:table-cell office:value-type="float" office:value="0.4975441" calcext:value-type="float">
            <text:p>0.4975441</text:p>
          </table:table-cell>
          <table:table-cell office:value-type="float" office:value="0.35715" calcext:value-type="float">
            <text:p>0.35715</text:p>
          </table:table-cell>
          <table:table-cell office:value-type="float" office:value="0.353128" calcext:value-type="float">
            <text:p>0.353128</text:p>
          </table:table-cell>
          <table:table-cell office:value-type="float" office:value="0" calcext:value-type="float">
            <text:p>0</text:p>
          </table:table-cell>
          <table:table-cell office:value-type="float" office:value="8227.477" calcext:value-type="float">
            <text:p>8227.4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675342" calcext:value-type="float">
            <text:p>-0.167534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072004" calcext:value-type="float">
            <text:p>13072004</text:p>
          </table:table-cell>
          <table:table-cell office:value-type="float" office:value="17.04082" calcext:value-type="float">
            <text:p>17.04082</text:p>
          </table:table-cell>
          <table:table-cell office:value-type="float" office:value="1089.487" calcext:value-type="float">
            <text:p>1089.487</text:p>
          </table:table-cell>
          <table:table-cell office:value-type="float" office:value="0" calcext:value-type="float">
            <text:p>0</text:p>
          </table:table-cell>
          <table:table-cell office:value-type="float" office:value="-14.07631" calcext:value-type="float">
            <text:p>-14.07631</text:p>
          </table:table-cell>
          <table:table-cell office:value-type="float" office:value="2.404293" calcext:value-type="float">
            <text:p>2.404293</text:p>
          </table:table-cell>
          <table:table-cell office:value-type="float" office:value="3.980884" calcext:value-type="float">
            <text:p>3.980884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4062662" calcext:value-type="float">
            <text:p>0.0004062662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2506" calcext:value-type="float">
            <text:p>0.1642506</text:p>
          </table:table-cell>
          <table:table-cell office:value-type="float" office:value="-0.1684594" calcext:value-type="float">
            <text:p>-0.1684594</text:p>
          </table:table-cell>
          <table:table-cell office:value-type="float" office:value="0.000767051" calcext:value-type="float">
            <text:p>0.000767051</text:p>
          </table:table-cell>
          <table:table-cell office:value-type="float" office:value="0.00001902165" calcext:value-type="float">
            <text:p>1.902165E-05</text:p>
          </table:table-cell>
          <table:table-cell office:value-type="float" office:value="14.54945" calcext:value-type="float">
            <text:p>14.54945</text:p>
          </table:table-cell>
          <table:table-cell office:value-type="float" office:value="4.155401" calcext:value-type="float">
            <text:p>4.155401</text:p>
          </table:table-cell>
          <table:table-cell office:value-type="float" office:value="0.0892367" calcext:value-type="float">
            <text:p>0.0892367</text:p>
          </table:table-cell>
          <table:table-cell office:value-type="float" office:value="0.07282451" calcext:value-type="float">
            <text:p>0.07282451</text:p>
          </table:table-cell>
          <table:table-cell office:value-type="float" office:value="0.04500575" calcext:value-type="float">
            <text:p>0.04500575</text:p>
          </table:table-cell>
          <table:table-cell office:value-type="float" office:value="0.04500232" calcext:value-type="float">
            <text:p>0.04500232</text:p>
          </table:table-cell>
          <table:table-cell office:value-type="float" office:value="0.01224293" calcext:value-type="float">
            <text:p>0.01224293</text:p>
          </table:table-cell>
          <table:table-cell office:value-type="float" office:value="0.01006375" calcext:value-type="float">
            <text:p>0.01006375</text:p>
          </table:table-cell>
          <table:table-cell office:value-type="float" office:value="0.02336188" calcext:value-type="float">
            <text:p>0.02336188</text:p>
          </table:table-cell>
          <table:table-cell office:value-type="float" office:value="0.01856102" calcext:value-type="float">
            <text:p>0.01856102</text:p>
          </table:table-cell>
          <table:table-cell office:value-type="float" office:value="0.01826902" calcext:value-type="float">
            <text:p>0.01826902</text:p>
          </table:table-cell>
          <table:table-cell office:value-type="float" office:value="0.01772168" calcext:value-type="float">
            <text:p>0.01772168</text:p>
          </table:table-cell>
          <table:table-cell office:value-type="float" office:value="0.01908644" calcext:value-type="float">
            <text:p>0.01908644</text:p>
          </table:table-cell>
          <table:table-cell office:value-type="float" office:value="0.005416196" calcext:value-type="float">
            <text:p>0.005416196</text:p>
          </table:table-cell>
          <table:table-cell office:value-type="float" office:value="0.005132365" calcext:value-type="float">
            <text:p>0.005132365</text:p>
          </table:table-cell>
          <table:table-cell office:value-type="float" office:value="0" calcext:value-type="float">
            <text:p>0</text:p>
          </table:table-cell>
          <table:table-cell office:value-type="float" office:value="20.35225" calcext:value-type="float">
            <text:p>20.35225</text:p>
          </table:table-cell>
          <table:table-cell office:value-type="float" office:value="0.04675404" calcext:value-type="float">
            <text:p>0.04675404</text:p>
          </table:table-cell>
          <table:table-cell office:value-type="float" office:value="0.01797069" calcext:value-type="float">
            <text:p>0.01797069</text:p>
          </table:table-cell>
          <table:table-cell office:value-type="float" office:value="0.02041291" calcext:value-type="float">
            <text:p>0.02041291</text:p>
          </table:table-cell>
          <table:table-cell office:value-type="float" office:value="0.02193212" calcext:value-type="float">
            <text:p>0.02193212</text:p>
          </table:table-cell>
          <table:table-cell office:value-type="float" office:value="0.01537453" calcext:value-type="float">
            <text:p>0.01537453</text:p>
          </table:table-cell>
          <table:table-cell office:value-type="float" office:value="1.813473" calcext:value-type="float">
            <text:p>1.813473</text:p>
          </table:table-cell>
          <table:table-cell office:value-type="float" office:value="3.644723" calcext:value-type="float">
            <text:p>3.644723</text:p>
          </table:table-cell>
          <table:table-cell office:value-type="float" office:value="0.1076814" calcext:value-type="float">
            <text:p>0.1076814</text:p>
          </table:table-cell>
          <table:table-cell office:value-type="float" office:value="1.949298" calcext:value-type="float">
            <text:p>1.949298</text:p>
          </table:table-cell>
          <table:table-cell office:value-type="float" office:value="0.7695144" calcext:value-type="float">
            <text:p>0.7695144</text:p>
          </table:table-cell>
          <table:table-cell office:value-type="float" office:value="0.4936973" calcext:value-type="float">
            <text:p>0.4936973</text:p>
          </table:table-cell>
          <table:table-cell office:value-type="float" office:value="0.357081" calcext:value-type="float">
            <text:p>0.357081</text:p>
          </table:table-cell>
          <table:table-cell office:value-type="float" office:value="0.3531359" calcext:value-type="float">
            <text:p>0.3531359</text:p>
          </table:table-cell>
          <table:table-cell office:value-type="float" office:value="0" calcext:value-type="float">
            <text:p>0</text:p>
          </table:table-cell>
          <table:table-cell office:value-type="float" office:value="8659.612" calcext:value-type="float">
            <text:p>8659.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676361" calcext:value-type="float">
            <text:p>-0.167636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072004" calcext:value-type="float">
            <text:p>14072004</text:p>
          </table:table-cell>
          <table:table-cell office:value-type="float" office:value="17.02116" calcext:value-type="float">
            <text:p>17.02116</text:p>
          </table:table-cell>
          <table:table-cell office:value-type="float" office:value="1089.511" calcext:value-type="float">
            <text:p>1089.511</text:p>
          </table:table-cell>
          <table:table-cell office:value-type="float" office:value="0" calcext:value-type="float">
            <text:p>0</text:p>
          </table:table-cell>
          <table:table-cell office:value-type="float" office:value="-14.41484" calcext:value-type="float">
            <text:p>-14.41484</text:p>
          </table:table-cell>
          <table:table-cell office:value-type="float" office:value="2.332419" calcext:value-type="float">
            <text:p>2.332419</text:p>
          </table:table-cell>
          <table:table-cell office:value-type="float" office:value="3.830779" calcext:value-type="float">
            <text:p>3.830779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4064628" calcext:value-type="float">
            <text:p>0.0004064628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3226" calcext:value-type="float">
            <text:p>0.1643226</text:p>
          </table:table-cell>
          <table:table-cell office:value-type="float" office:value="-0.1751923" calcext:value-type="float">
            <text:p>-0.1751923</text:p>
          </table:table-cell>
          <table:table-cell office:value-type="float" office:value="0.0007663242" calcext:value-type="float">
            <text:p>0.0007663242</text:p>
          </table:table-cell>
          <table:table-cell office:value-type="float" office:value="0.00001962542" calcext:value-type="float">
            <text:p>1.962542E-05</text:p>
          </table:table-cell>
          <table:table-cell office:value-type="float" office:value="14.84868" calcext:value-type="float">
            <text:p>14.84868</text:p>
          </table:table-cell>
          <table:table-cell office:value-type="float" office:value="6.099389" calcext:value-type="float">
            <text:p>6.099389</text:p>
          </table:table-cell>
          <table:table-cell office:value-type="float" office:value="0.084893" calcext:value-type="float">
            <text:p>0.084893</text:p>
          </table:table-cell>
          <table:table-cell office:value-type="float" office:value="0.06963635" calcext:value-type="float">
            <text:p>0.06963635</text:p>
          </table:table-cell>
          <table:table-cell office:value-type="float" office:value="0.04390929" calcext:value-type="float">
            <text:p>0.04390929</text:p>
          </table:table-cell>
          <table:table-cell office:value-type="float" office:value="0.0443067" calcext:value-type="float">
            <text:p>0.0443067</text:p>
          </table:table-cell>
          <table:table-cell office:value-type="float" office:value="0.01216081" calcext:value-type="float">
            <text:p>0.01216081</text:p>
          </table:table-cell>
          <table:table-cell office:value-type="float" office:value="0.009851666" calcext:value-type="float">
            <text:p>0.009851666</text:p>
          </table:table-cell>
          <table:table-cell office:value-type="float" office:value="0.02329169" calcext:value-type="float">
            <text:p>0.02329169</text:p>
          </table:table-cell>
          <table:table-cell office:value-type="float" office:value="0.01847486" calcext:value-type="float">
            <text:p>0.01847486</text:p>
          </table:table-cell>
          <table:table-cell office:value-type="float" office:value="0.01826839" calcext:value-type="float">
            <text:p>0.01826839</text:p>
          </table:table-cell>
          <table:table-cell office:value-type="float" office:value="0.01769781" calcext:value-type="float">
            <text:p>0.01769781</text:p>
          </table:table-cell>
          <table:table-cell office:value-type="float" office:value="0.01904017" calcext:value-type="float">
            <text:p>0.01904017</text:p>
          </table:table-cell>
          <table:table-cell office:value-type="float" office:value="0.005412153" calcext:value-type="float">
            <text:p>0.005412153</text:p>
          </table:table-cell>
          <table:table-cell office:value-type="float" office:value="0.005130774" calcext:value-type="float">
            <text:p>0.005130774</text:p>
          </table:table-cell>
          <table:table-cell office:value-type="float" office:value="0" calcext:value-type="float">
            <text:p>0</text:p>
          </table:table-cell>
          <table:table-cell office:value-type="float" office:value="11.46927" calcext:value-type="float">
            <text:p>11.46927</text:p>
          </table:table-cell>
          <table:table-cell office:value-type="float" office:value="0.0467348" calcext:value-type="float">
            <text:p>0.0467348</text:p>
          </table:table-cell>
          <table:table-cell office:value-type="float" office:value="0.01689495" calcext:value-type="float">
            <text:p>0.01689495</text:p>
          </table:table-cell>
          <table:table-cell office:value-type="float" office:value="0.01971431" calcext:value-type="float">
            <text:p>0.01971431</text:p>
          </table:table-cell>
          <table:table-cell office:value-type="float" office:value="0.02139898" calcext:value-type="float">
            <text:p>0.02139898</text:p>
          </table:table-cell>
          <table:table-cell office:value-type="float" office:value="0.01520621" calcext:value-type="float">
            <text:p>0.01520621</text:p>
          </table:table-cell>
          <table:table-cell office:value-type="float" office:value="1.714787" calcext:value-type="float">
            <text:p>1.714787</text:p>
          </table:table-cell>
          <table:table-cell office:value-type="float" office:value="3.506032" calcext:value-type="float">
            <text:p>3.506032</text:p>
          </table:table-cell>
          <table:table-cell office:value-type="float" office:value="0.1040151" calcext:value-type="float">
            <text:p>0.1040151</text:p>
          </table:table-cell>
          <table:table-cell office:value-type="float" office:value="1.942806" calcext:value-type="float">
            <text:p>1.942806</text:p>
          </table:table-cell>
          <table:table-cell office:value-type="float" office:value="0.763062" calcext:value-type="float">
            <text:p>0.763062</text:p>
          </table:table-cell>
          <table:table-cell office:value-type="float" office:value="0.489888" calcext:value-type="float">
            <text:p>0.489888</text:p>
          </table:table-cell>
          <table:table-cell office:value-type="float" office:value="0.3570159" calcext:value-type="float">
            <text:p>0.3570159</text:p>
          </table:table-cell>
          <table:table-cell office:value-type="float" office:value="0.3531437" calcext:value-type="float">
            <text:p>0.3531437</text:p>
          </table:table-cell>
          <table:table-cell office:value-type="float" office:value="0" calcext:value-type="float">
            <text:p>0</text:p>
          </table:table-cell>
          <table:table-cell office:value-type="float" office:value="8612.535" calcext:value-type="float">
            <text:p>8612.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925422" calcext:value-type="float">
            <text:p>-0.192542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072004" calcext:value-type="float">
            <text:p>15072004</text:p>
          </table:table-cell>
          <table:table-cell office:value-type="float" office:value="17.00135" calcext:value-type="float">
            <text:p>17.00135</text:p>
          </table:table-cell>
          <table:table-cell office:value-type="float" office:value="1089.544" calcext:value-type="float">
            <text:p>1089.544</text:p>
          </table:table-cell>
          <table:table-cell office:value-type="float" office:value="0" calcext:value-type="float">
            <text:p>0</text:p>
          </table:table-cell>
          <table:table-cell office:value-type="float" office:value="-14.71706" calcext:value-type="float">
            <text:p>-14.71706</text:p>
          </table:table-cell>
          <table:table-cell office:value-type="float" office:value="2.218989" calcext:value-type="float">
            <text:p>2.218989</text:p>
          </table:table-cell>
          <table:table-cell office:value-type="float" office:value="3.783402" calcext:value-type="float">
            <text:p>3.783402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406629" calcext:value-type="float">
            <text:p>0.000406629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3839" calcext:value-type="float">
            <text:p>0.1643839</text:p>
          </table:table-cell>
          <table:table-cell office:value-type="float" office:value="-0.182821" calcext:value-type="float">
            <text:p>-0.182821</text:p>
          </table:table-cell>
          <table:table-cell office:value-type="float" office:value="0.0007726915" calcext:value-type="float">
            <text:p>0.0007726915</text:p>
          </table:table-cell>
          <table:table-cell office:value-type="float" office:value="0.00002028312" calcext:value-type="float">
            <text:p>2.028312E-05</text:p>
          </table:table-cell>
          <table:table-cell office:value-type="float" office:value="15.10661" calcext:value-type="float">
            <text:p>15.10661</text:p>
          </table:table-cell>
          <table:table-cell office:value-type="float" office:value="3.182138" calcext:value-type="float">
            <text:p>3.182138</text:p>
          </table:table-cell>
          <table:table-cell office:value-type="float" office:value="0.07822627" calcext:value-type="float">
            <text:p>0.07822627</text:p>
          </table:table-cell>
          <table:table-cell office:value-type="float" office:value="0.06854782" calcext:value-type="float">
            <text:p>0.06854782</text:p>
          </table:table-cell>
          <table:table-cell office:value-type="float" office:value="0.04317915" calcext:value-type="float">
            <text:p>0.04317915</text:p>
          </table:table-cell>
          <table:table-cell office:value-type="float" office:value="0.0435398" calcext:value-type="float">
            <text:p>0.0435398</text:p>
          </table:table-cell>
          <table:table-cell office:value-type="float" office:value="0.01192298" calcext:value-type="float">
            <text:p>0.01192298</text:p>
          </table:table-cell>
          <table:table-cell office:value-type="float" office:value="0.009590094" calcext:value-type="float">
            <text:p>0.009590094</text:p>
          </table:table-cell>
          <table:table-cell office:value-type="float" office:value="0.02321089" calcext:value-type="float">
            <text:p>0.02321089</text:p>
          </table:table-cell>
          <table:table-cell office:value-type="float" office:value="0.01836258" calcext:value-type="float">
            <text:p>0.01836258</text:p>
          </table:table-cell>
          <table:table-cell office:value-type="float" office:value="0.01826723" calcext:value-type="float">
            <text:p>0.01826723</text:p>
          </table:table-cell>
          <table:table-cell office:value-type="float" office:value="0.0176746" calcext:value-type="float">
            <text:p>0.0176746</text:p>
          </table:table-cell>
          <table:table-cell office:value-type="float" office:value="0.0189953" calcext:value-type="float">
            <text:p>0.0189953</text:p>
          </table:table-cell>
          <table:table-cell office:value-type="float" office:value="0.005408068" calcext:value-type="float">
            <text:p>0.005408068</text:p>
          </table:table-cell>
          <table:table-cell office:value-type="float" office:value="0.005129165" calcext:value-type="float">
            <text:p>0.005129165</text:p>
          </table:table-cell>
          <table:table-cell office:value-type="float" office:value="0" calcext:value-type="float">
            <text:p>0</text:p>
          </table:table-cell>
          <table:table-cell office:value-type="float" office:value="9.50692" calcext:value-type="float">
            <text:p>9.50692</text:p>
          </table:table-cell>
          <table:table-cell office:value-type="float" office:value="0.04070798" calcext:value-type="float">
            <text:p>0.04070798</text:p>
          </table:table-cell>
          <table:table-cell office:value-type="float" office:value="0.01592075" calcext:value-type="float">
            <text:p>0.01592075</text:p>
          </table:table-cell>
          <table:table-cell office:value-type="float" office:value="0.01885095" calcext:value-type="float">
            <text:p>0.01885095</text:p>
          </table:table-cell>
          <table:table-cell office:value-type="float" office:value="0.02067083" calcext:value-type="float">
            <text:p>0.02067083</text:p>
          </table:table-cell>
          <table:table-cell office:value-type="float" office:value="0.0151584" calcext:value-type="float">
            <text:p>0.0151584</text:p>
          </table:table-cell>
          <table:table-cell office:value-type="float" office:value="1.692179" calcext:value-type="float">
            <text:p>1.692179</text:p>
          </table:table-cell>
          <table:table-cell office:value-type="float" office:value="3.359981" calcext:value-type="float">
            <text:p>3.359981</text:p>
          </table:table-cell>
          <table:table-cell office:value-type="float" office:value="0.1032165" calcext:value-type="float">
            <text:p>0.1032165</text:p>
          </table:table-cell>
          <table:table-cell office:value-type="float" office:value="1.935821" calcext:value-type="float">
            <text:p>1.935821</text:p>
          </table:table-cell>
          <table:table-cell office:value-type="float" office:value="0.7560432" calcext:value-type="float">
            <text:p>0.7560432</text:p>
          </table:table-cell>
          <table:table-cell office:value-type="float" office:value="0.485712" calcext:value-type="float">
            <text:p>0.485712</text:p>
          </table:table-cell>
          <table:table-cell office:value-type="float" office:value="0.3569548" calcext:value-type="float">
            <text:p>0.3569548</text:p>
          </table:table-cell>
          <table:table-cell office:value-type="float" office:value="0.3531518" calcext:value-type="float">
            <text:p>0.3531518</text:p>
          </table:table-cell>
          <table:table-cell office:value-type="float" office:value="0" calcext:value-type="float">
            <text:p>0</text:p>
          </table:table-cell>
          <table:table-cell office:value-type="float" office:value="8599.698" calcext:value-type="float">
            <text:p>8599.6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958116" calcext:value-type="float">
            <text:p>-0.195811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072004" calcext:value-type="float">
            <text:p>16072004</text:p>
          </table:table-cell>
          <table:table-cell office:value-type="float" office:value="16.87729" calcext:value-type="float">
            <text:p>16.87729</text:p>
          </table:table-cell>
          <table:table-cell office:value-type="float" office:value="1089.546" calcext:value-type="float">
            <text:p>1089.546</text:p>
          </table:table-cell>
          <table:table-cell office:value-type="float" office:value="0" calcext:value-type="float">
            <text:p>0</text:p>
          </table:table-cell>
          <table:table-cell office:value-type="float" office:value="-15.03794" calcext:value-type="float">
            <text:p>-15.03794</text:p>
          </table:table-cell>
          <table:table-cell office:value-type="float" office:value="2.257815" calcext:value-type="float">
            <text:p>2.257815</text:p>
          </table:table-cell>
          <table:table-cell office:value-type="float" office:value="3.717314" calcext:value-type="float">
            <text:p>3.717314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4067739" calcext:value-type="float">
            <text:p>0.0004067739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4359" calcext:value-type="float">
            <text:p>0.1644359</text:p>
          </table:table-cell>
          <table:table-cell office:value-type="float" office:value="-0.1873004" calcext:value-type="float">
            <text:p>-0.1873004</text:p>
          </table:table-cell>
          <table:table-cell office:value-type="float" office:value="0.0007765592" calcext:value-type="float">
            <text:p>0.0007765592</text:p>
          </table:table-cell>
          <table:table-cell office:value-type="float" office:value="0.00002099332" calcext:value-type="float">
            <text:p>2.099332E-05</text:p>
          </table:table-cell>
          <table:table-cell office:value-type="float" office:value="14.96256" calcext:value-type="float">
            <text:p>14.96256</text:p>
          </table:table-cell>
          <table:table-cell office:value-type="float" office:value="2.948591" calcext:value-type="float">
            <text:p>2.948591</text:p>
          </table:table-cell>
          <table:table-cell office:value-type="float" office:value="0.07632206" calcext:value-type="float">
            <text:p>0.07632206</text:p>
          </table:table-cell>
          <table:table-cell office:value-type="float" office:value="0.06935465" calcext:value-type="float">
            <text:p>0.06935465</text:p>
          </table:table-cell>
          <table:table-cell office:value-type="float" office:value="0.04390863" calcext:value-type="float">
            <text:p>0.04390863</text:p>
          </table:table-cell>
          <table:table-cell office:value-type="float" office:value="0.04426179" calcext:value-type="float">
            <text:p>0.04426179</text:p>
          </table:table-cell>
          <table:table-cell office:value-type="float" office:value="0.01199891" calcext:value-type="float">
            <text:p>0.01199891</text:p>
          </table:table-cell>
          <table:table-cell office:value-type="float" office:value="0.009323168" calcext:value-type="float">
            <text:p>0.009323168</text:p>
          </table:table-cell>
          <table:table-cell office:value-type="float" office:value="0.02312285" calcext:value-type="float">
            <text:p>0.02312285</text:p>
          </table:table-cell>
          <table:table-cell office:value-type="float" office:value="0.01824365" calcext:value-type="float">
            <text:p>0.01824365</text:p>
          </table:table-cell>
          <table:table-cell office:value-type="float" office:value="0.01826642" calcext:value-type="float">
            <text:p>0.01826642</text:p>
          </table:table-cell>
          <table:table-cell office:value-type="float" office:value="0.01765208" calcext:value-type="float">
            <text:p>0.01765208</text:p>
          </table:table-cell>
          <table:table-cell office:value-type="float" office:value="0.01895187" calcext:value-type="float">
            <text:p>0.01895187</text:p>
          </table:table-cell>
          <table:table-cell office:value-type="float" office:value="0.005403978" calcext:value-type="float">
            <text:p>0.005403978</text:p>
          </table:table-cell>
          <table:table-cell office:value-type="float" office:value="0.005127572" calcext:value-type="float">
            <text:p>0.005127572</text:p>
          </table:table-cell>
          <table:table-cell office:value-type="float" office:value="0" calcext:value-type="float">
            <text:p>0</text:p>
          </table:table-cell>
          <table:table-cell office:value-type="float" office:value="11.28845" calcext:value-type="float">
            <text:p>11.28845</text:p>
          </table:table-cell>
          <table:table-cell office:value-type="float" office:value="0.03428011" calcext:value-type="float">
            <text:p>0.03428011</text:p>
          </table:table-cell>
          <table:table-cell office:value-type="float" office:value="0.01497517" calcext:value-type="float">
            <text:p>0.01497517</text:p>
          </table:table-cell>
          <table:table-cell office:value-type="float" office:value="0.01760441" calcext:value-type="float">
            <text:p>0.01760441</text:p>
          </table:table-cell>
          <table:table-cell office:value-type="float" office:value="0.01931109" calcext:value-type="float">
            <text:p>0.01931109</text:p>
          </table:table-cell>
          <table:table-cell office:value-type="float" office:value="0.01436862" calcext:value-type="float">
            <text:p>0.01436862</text:p>
          </table:table-cell>
          <table:table-cell office:value-type="float" office:value="1.67293" calcext:value-type="float">
            <text:p>1.67293</text:p>
          </table:table-cell>
          <table:table-cell office:value-type="float" office:value="3.20906" calcext:value-type="float">
            <text:p>3.20906</text:p>
          </table:table-cell>
          <table:table-cell office:value-type="float" office:value="0.1026757" calcext:value-type="float">
            <text:p>0.1026757</text:p>
          </table:table-cell>
          <table:table-cell office:value-type="float" office:value="1.928374" calcext:value-type="float">
            <text:p>1.928374</text:p>
          </table:table-cell>
          <table:table-cell office:value-type="float" office:value="0.7487454" calcext:value-type="float">
            <text:p>0.7487454</text:p>
          </table:table-cell>
          <table:table-cell office:value-type="float" office:value="0.4813144" calcext:value-type="float">
            <text:p>0.4813144</text:p>
          </table:table-cell>
          <table:table-cell office:value-type="float" office:value="0.3568976" calcext:value-type="float">
            <text:p>0.3568976</text:p>
          </table:table-cell>
          <table:table-cell office:value-type="float" office:value="0.3531595" calcext:value-type="float">
            <text:p>0.3531595</text:p>
          </table:table-cell>
          <table:table-cell office:value-type="float" office:value="0" calcext:value-type="float">
            <text:p>0</text:p>
          </table:table-cell>
          <table:table-cell office:value-type="float" office:value="8921.307" calcext:value-type="float">
            <text:p>8921.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970352" calcext:value-type="float">
            <text:p>-0.19703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072004" calcext:value-type="float">
            <text:p>17072004</text:p>
          </table:table-cell>
          <table:table-cell office:value-type="float" office:value="16.72338" calcext:value-type="float">
            <text:p>16.72338</text:p>
          </table:table-cell>
          <table:table-cell office:value-type="float" office:value="1089.526" calcext:value-type="float">
            <text:p>1089.526</text:p>
          </table:table-cell>
          <table:table-cell office:value-type="float" office:value="0" calcext:value-type="float">
            <text:p>0</text:p>
          </table:table-cell>
          <table:table-cell office:value-type="float" office:value="-15.3764" calcext:value-type="float">
            <text:p>-15.3764</text:p>
          </table:table-cell>
          <table:table-cell office:value-type="float" office:value="2.369202" calcext:value-type="float">
            <text:p>2.369202</text:p>
          </table:table-cell>
          <table:table-cell office:value-type="float" office:value="3.630027" calcext:value-type="float">
            <text:p>3.630027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4068979" calcext:value-type="float">
            <text:p>0.0004068979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4804" calcext:value-type="float">
            <text:p>0.1644804</text:p>
          </table:table-cell>
          <table:table-cell office:value-type="float" office:value="-0.187536" calcext:value-type="float">
            <text:p>-0.187536</text:p>
          </table:table-cell>
          <table:table-cell office:value-type="float" office:value="0.0007728288" calcext:value-type="float">
            <text:p>0.0007728288</text:p>
          </table:table-cell>
          <table:table-cell office:value-type="float" office:value="0.00002174664" calcext:value-type="float">
            <text:p>2.174664E-05</text:p>
          </table:table-cell>
          <table:table-cell office:value-type="float" office:value="14.66185" calcext:value-type="float">
            <text:p>14.66185</text:p>
          </table:table-cell>
          <table:table-cell office:value-type="float" office:value="3.949126" calcext:value-type="float">
            <text:p>3.949126</text:p>
          </table:table-cell>
          <table:table-cell office:value-type="float" office:value="0.07645537" calcext:value-type="float">
            <text:p>0.07645537</text:p>
          </table:table-cell>
          <table:table-cell office:value-type="float" office:value="0.07090326" calcext:value-type="float">
            <text:p>0.07090326</text:p>
          </table:table-cell>
          <table:table-cell office:value-type="float" office:value="0.04489826" calcext:value-type="float">
            <text:p>0.04489826</text:p>
          </table:table-cell>
          <table:table-cell office:value-type="float" office:value="0.04516509" calcext:value-type="float">
            <text:p>0.04516509</text:p>
          </table:table-cell>
          <table:table-cell office:value-type="float" office:value="0.012029" calcext:value-type="float">
            <text:p>0.012029</text:p>
          </table:table-cell>
          <table:table-cell office:value-type="float" office:value="0.009114826" calcext:value-type="float">
            <text:p>0.009114826</text:p>
          </table:table-cell>
          <table:table-cell office:value-type="float" office:value="0.02302246" calcext:value-type="float">
            <text:p>0.02302246</text:p>
          </table:table-cell>
          <table:table-cell office:value-type="float" office:value="0.0181201" calcext:value-type="float">
            <text:p>0.0181201</text:p>
          </table:table-cell>
          <table:table-cell office:value-type="float" office:value="0.01826584" calcext:value-type="float">
            <text:p>0.01826584</text:p>
          </table:table-cell>
          <table:table-cell office:value-type="float" office:value="0.01763035" calcext:value-type="float">
            <text:p>0.01763035</text:p>
          </table:table-cell>
          <table:table-cell office:value-type="float" office:value="0.01890998" calcext:value-type="float">
            <text:p>0.01890998</text:p>
          </table:table-cell>
          <table:table-cell office:value-type="float" office:value="0.005399895" calcext:value-type="float">
            <text:p>0.005399895</text:p>
          </table:table-cell>
          <table:table-cell office:value-type="float" office:value="0.005125983" calcext:value-type="float">
            <text:p>0.005125983</text:p>
          </table:table-cell>
          <table:table-cell office:value-type="float" office:value="0" calcext:value-type="float">
            <text:p>0</text:p>
          </table:table-cell>
          <table:table-cell office:value-type="float" office:value="13.09646" calcext:value-type="float">
            <text:p>13.09646</text:p>
          </table:table-cell>
          <table:table-cell office:value-type="float" office:value="0.03837401" calcext:value-type="float">
            <text:p>0.03837401</text:p>
          </table:table-cell>
          <table:table-cell office:value-type="float" office:value="0.01452414" calcext:value-type="float">
            <text:p>0.01452414</text:p>
          </table:table-cell>
          <table:table-cell office:value-type="float" office:value="0.01662921" calcext:value-type="float">
            <text:p>0.01662921</text:p>
          </table:table-cell>
          <table:table-cell office:value-type="float" office:value="0.01804161" calcext:value-type="float">
            <text:p>0.01804161</text:p>
          </table:table-cell>
          <table:table-cell office:value-type="float" office:value="0.0137779" calcext:value-type="float">
            <text:p>0.0137779</text:p>
          </table:table-cell>
          <table:table-cell office:value-type="float" office:value="1.656589" calcext:value-type="float">
            <text:p>1.656589</text:p>
          </table:table-cell>
          <table:table-cell office:value-type="float" office:value="3.051288" calcext:value-type="float">
            <text:p>3.051288</text:p>
          </table:table-cell>
          <table:table-cell office:value-type="float" office:value="0.1022011" calcext:value-type="float">
            <text:p>0.1022011</text:p>
          </table:table-cell>
          <table:table-cell office:value-type="float" office:value="1.920349" calcext:value-type="float">
            <text:p>1.920349</text:p>
          </table:table-cell>
          <table:table-cell office:value-type="float" office:value="0.7411736" calcext:value-type="float">
            <text:p>0.7411736</text:p>
          </table:table-cell>
          <table:table-cell office:value-type="float" office:value="0.4767518" calcext:value-type="float">
            <text:p>0.4767518</text:p>
          </table:table-cell>
          <table:table-cell office:value-type="float" office:value="0.3568412" calcext:value-type="float">
            <text:p>0.3568412</text:p>
          </table:table-cell>
          <table:table-cell office:value-type="float" office:value="0.3531673" calcext:value-type="float">
            <text:p>0.3531673</text:p>
          </table:table-cell>
          <table:table-cell office:value-type="float" office:value="0" calcext:value-type="float">
            <text:p>0</text:p>
          </table:table-cell>
          <table:table-cell office:value-type="float" office:value="9397.589" calcext:value-type="float">
            <text:p>9397.5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97118" calcext:value-type="float">
            <text:p>-0.1971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72004" calcext:value-type="float">
            <text:p>18072004</text:p>
          </table:table-cell>
          <table:table-cell office:value-type="float" office:value="16.56785" calcext:value-type="float">
            <text:p>16.56785</text:p>
          </table:table-cell>
          <table:table-cell office:value-type="float" office:value="1089.504" calcext:value-type="float">
            <text:p>1089.504</text:p>
          </table:table-cell>
          <table:table-cell office:value-type="float" office:value="0" calcext:value-type="float">
            <text:p>0</text:p>
          </table:table-cell>
          <table:table-cell office:value-type="float" office:value="-15.73567" calcext:value-type="float">
            <text:p>-15.73567</text:p>
          </table:table-cell>
          <table:table-cell office:value-type="float" office:value="2.48048" calcext:value-type="float">
            <text:p>2.48048</text:p>
          </table:table-cell>
          <table:table-cell office:value-type="float" office:value="3.537673" calcext:value-type="float">
            <text:p>3.537673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4070011" calcext:value-type="float">
            <text:p>0.0004070011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5174" calcext:value-type="float">
            <text:p>0.1645174</text:p>
          </table:table-cell>
          <table:table-cell office:value-type="float" office:value="-0.1877598" calcext:value-type="float">
            <text:p>-0.1877598</text:p>
          </table:table-cell>
          <table:table-cell office:value-type="float" office:value="0.0007633699" calcext:value-type="float">
            <text:p>0.0007633699</text:p>
          </table:table-cell>
          <table:table-cell office:value-type="float" office:value="0.00002254256" calcext:value-type="float">
            <text:p>2.254256E-05</text:p>
          </table:table-cell>
          <table:table-cell office:value-type="float" office:value="14.34926" calcext:value-type="float">
            <text:p>14.34926</text:p>
          </table:table-cell>
          <table:table-cell office:value-type="float" office:value="4.814924" calcext:value-type="float">
            <text:p>4.814924</text:p>
          </table:table-cell>
          <table:table-cell office:value-type="float" office:value="0.07985795" calcext:value-type="float">
            <text:p>0.07985795</text:p>
          </table:table-cell>
          <table:table-cell office:value-type="float" office:value="0.07429031" calcext:value-type="float">
            <text:p>0.07429031</text:p>
          </table:table-cell>
          <table:table-cell office:value-type="float" office:value="0.04761081" calcext:value-type="float">
            <text:p>0.04761081</text:p>
          </table:table-cell>
          <table:table-cell office:value-type="float" office:value="0.04706043" calcext:value-type="float">
            <text:p>0.04706043</text:p>
          </table:table-cell>
          <table:table-cell office:value-type="float" office:value="0.01219479" calcext:value-type="float">
            <text:p>0.01219479</text:p>
          </table:table-cell>
          <table:table-cell office:value-type="float" office:value="0.0089451" calcext:value-type="float">
            <text:p>0.0089451</text:p>
          </table:table-cell>
          <table:table-cell office:value-type="float" office:value="0.02291215" calcext:value-type="float">
            <text:p>0.02291215</text:p>
          </table:table-cell>
          <table:table-cell office:value-type="float" office:value="0.01800346" calcext:value-type="float">
            <text:p>0.01800346</text:p>
          </table:table-cell>
          <table:table-cell office:value-type="float" office:value="0.01826081" calcext:value-type="float">
            <text:p>0.01826081</text:p>
          </table:table-cell>
          <table:table-cell office:value-type="float" office:value="0.0176094" calcext:value-type="float">
            <text:p>0.0176094</text:p>
          </table:table-cell>
          <table:table-cell office:value-type="float" office:value="0.01886961" calcext:value-type="float">
            <text:p>0.01886961</text:p>
          </table:table-cell>
          <table:table-cell office:value-type="float" office:value="0.005395811" calcext:value-type="float">
            <text:p>0.005395811</text:p>
          </table:table-cell>
          <table:table-cell office:value-type="float" office:value="0.005124393" calcext:value-type="float">
            <text:p>0.005124393</text:p>
          </table:table-cell>
          <table:table-cell office:value-type="float" office:value="0" calcext:value-type="float">
            <text:p>0</text:p>
          </table:table-cell>
          <table:table-cell office:value-type="float" office:value="13.49781" calcext:value-type="float">
            <text:p>13.49781</text:p>
          </table:table-cell>
          <table:table-cell office:value-type="float" office:value="0.03928313" calcext:value-type="float">
            <text:p>0.03928313</text:p>
          </table:table-cell>
          <table:table-cell office:value-type="float" office:value="0.01412012" calcext:value-type="float">
            <text:p>0.01412012</text:p>
          </table:table-cell>
          <table:table-cell office:value-type="float" office:value="0.01602118" calcext:value-type="float">
            <text:p>0.01602118</text:p>
          </table:table-cell>
          <table:table-cell office:value-type="float" office:value="0.01675482" calcext:value-type="float">
            <text:p>0.01675482</text:p>
          </table:table-cell>
          <table:table-cell office:value-type="float" office:value="0.01302218" calcext:value-type="float">
            <text:p>0.01302218</text:p>
          </table:table-cell>
          <table:table-cell office:value-type="float" office:value="1.642158" calcext:value-type="float">
            <text:p>1.642158</text:p>
          </table:table-cell>
          <table:table-cell office:value-type="float" office:value="2.887912" calcext:value-type="float">
            <text:p>2.887912</text:p>
          </table:table-cell>
          <table:table-cell office:value-type="float" office:value="0.1018248" calcext:value-type="float">
            <text:p>0.1018248</text:p>
          </table:table-cell>
          <table:table-cell office:value-type="float" office:value="1.911043" calcext:value-type="float">
            <text:p>1.911043</text:p>
          </table:table-cell>
          <table:table-cell office:value-type="float" office:value="0.7333419" calcext:value-type="float">
            <text:p>0.7333419</text:p>
          </table:table-cell>
          <table:table-cell office:value-type="float" office:value="0.4720742" calcext:value-type="float">
            <text:p>0.4720742</text:p>
          </table:table-cell>
          <table:table-cell office:value-type="float" office:value="0.356784" calcext:value-type="float">
            <text:p>0.356784</text:p>
          </table:table-cell>
          <table:table-cell office:value-type="float" office:value="0.3531752" calcext:value-type="float">
            <text:p>0.3531752</text:p>
          </table:table-cell>
          <table:table-cell office:value-type="float" office:value="0" calcext:value-type="float">
            <text:p>0</text:p>
          </table:table-cell>
          <table:table-cell office:value-type="float" office:value="9881.314" calcext:value-type="float">
            <text:p>9881.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971961" calcext:value-type="float">
            <text:p>-0.197196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072004" calcext:value-type="float">
            <text:p>19072004</text:p>
          </table:table-cell>
          <table:table-cell office:value-type="float" office:value="16.41163" calcext:value-type="float">
            <text:p>16.41163</text:p>
          </table:table-cell>
          <table:table-cell office:value-type="float" office:value="1089.476" calcext:value-type="float">
            <text:p>1089.476</text:p>
          </table:table-cell>
          <table:table-cell office:value-type="float" office:value="0" calcext:value-type="float">
            <text:p>0</text:p>
          </table:table-cell>
          <table:table-cell office:value-type="float" office:value="-16.11148" calcext:value-type="float">
            <text:p>-16.11148</text:p>
          </table:table-cell>
          <table:table-cell office:value-type="float" office:value="2.590624" calcext:value-type="float">
            <text:p>2.590624</text:p>
          </table:table-cell>
          <table:table-cell office:value-type="float" office:value="3.439817" calcext:value-type="float">
            <text:p>3.439817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4070916" calcext:value-type="float">
            <text:p>0.0004070916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5491" calcext:value-type="float">
            <text:p>0.1645491</text:p>
          </table:table-cell>
          <table:table-cell office:value-type="float" office:value="-0.1879884" calcext:value-type="float">
            <text:p>-0.1879884</text:p>
          </table:table-cell>
          <table:table-cell office:value-type="float" office:value="0.000750375" calcext:value-type="float">
            <text:p>0.000750375</text:p>
          </table:table-cell>
          <table:table-cell office:value-type="float" office:value="0.00002336397" calcext:value-type="float">
            <text:p>2.336397E-05</text:p>
          </table:table-cell>
          <table:table-cell office:value-type="float" office:value="14.01798" calcext:value-type="float">
            <text:p>14.01798</text:p>
          </table:table-cell>
          <table:table-cell office:value-type="float" office:value="5.635202" calcext:value-type="float">
            <text:p>5.635202</text:p>
          </table:table-cell>
          <table:table-cell office:value-type="float" office:value="0.08980182" calcext:value-type="float">
            <text:p>0.08980182</text:p>
          </table:table-cell>
          <table:table-cell office:value-type="float" office:value="0.0825213" calcext:value-type="float">
            <text:p>0.0825213</text:p>
          </table:table-cell>
          <table:table-cell office:value-type="float" office:value="0.05344816" calcext:value-type="float">
            <text:p>0.05344816</text:p>
          </table:table-cell>
          <table:table-cell office:value-type="float" office:value="0.05144573" calcext:value-type="float">
            <text:p>0.05144573</text:p>
          </table:table-cell>
          <table:table-cell office:value-type="float" office:value="0.01272245" calcext:value-type="float">
            <text:p>0.01272245</text:p>
          </table:table-cell>
          <table:table-cell office:value-type="float" office:value="0.008824576" calcext:value-type="float">
            <text:p>0.008824576</text:p>
          </table:table-cell>
          <table:table-cell office:value-type="float" office:value="0.02279778" calcext:value-type="float">
            <text:p>0.02279778</text:p>
          </table:table-cell>
          <table:table-cell office:value-type="float" office:value="0.01790273" calcext:value-type="float">
            <text:p>0.01790273</text:p>
          </table:table-cell>
          <table:table-cell office:value-type="float" office:value="0.01824128" calcext:value-type="float">
            <text:p>0.01824128</text:p>
          </table:table-cell>
          <table:table-cell office:value-type="float" office:value="0.01758936" calcext:value-type="float">
            <text:p>0.01758936</text:p>
          </table:table-cell>
          <table:table-cell office:value-type="float" office:value="0.0188311" calcext:value-type="float">
            <text:p>0.0188311</text:p>
          </table:table-cell>
          <table:table-cell office:value-type="float" office:value="0.005391709" calcext:value-type="float">
            <text:p>0.005391709</text:p>
          </table:table-cell>
          <table:table-cell office:value-type="float" office:value="0.005122782" calcext:value-type="float">
            <text:p>0.005122782</text:p>
          </table:table-cell>
          <table:table-cell office:value-type="float" office:value="0" calcext:value-type="float">
            <text:p>0</text:p>
          </table:table-cell>
          <table:table-cell office:value-type="float" office:value="12.95409" calcext:value-type="float">
            <text:p>12.95409</text:p>
          </table:table-cell>
          <table:table-cell office:value-type="float" office:value="0.03889896" calcext:value-type="float">
            <text:p>0.03889896</text:p>
          </table:table-cell>
          <table:table-cell office:value-type="float" office:value="0.01388021" calcext:value-type="float">
            <text:p>0.01388021</text:p>
          </table:table-cell>
          <table:table-cell office:value-type="float" office:value="0.0154327" calcext:value-type="float">
            <text:p>0.0154327</text:p>
          </table:table-cell>
          <table:table-cell office:value-type="float" office:value="0.01558225" calcext:value-type="float">
            <text:p>0.01558225</text:p>
          </table:table-cell>
          <table:table-cell office:value-type="float" office:value="0.01188566" calcext:value-type="float">
            <text:p>0.01188566</text:p>
          </table:table-cell>
          <table:table-cell office:value-type="float" office:value="1.630743" calcext:value-type="float">
            <text:p>1.630743</text:p>
          </table:table-cell>
          <table:table-cell office:value-type="float" office:value="2.720485" calcext:value-type="float">
            <text:p>2.720485</text:p>
          </table:table-cell>
          <table:table-cell office:value-type="float" office:value="0.1015388" calcext:value-type="float">
            <text:p>0.1015388</text:p>
          </table:table-cell>
          <table:table-cell office:value-type="float" office:value="1.897702" calcext:value-type="float">
            <text:p>1.897702</text:p>
          </table:table-cell>
          <table:table-cell office:value-type="float" office:value="0.7255853" calcext:value-type="float">
            <text:p>0.7255853</text:p>
          </table:table-cell>
          <table:table-cell office:value-type="float" office:value="0.4675254" calcext:value-type="float">
            <text:p>0.4675254</text:p>
          </table:table-cell>
          <table:table-cell office:value-type="float" office:value="0.3567198" calcext:value-type="float">
            <text:p>0.3567198</text:p>
          </table:table-cell>
          <table:table-cell office:value-type="float" office:value="0.353183" calcext:value-type="float">
            <text:p>0.353183</text:p>
          </table:table-cell>
          <table:table-cell office:value-type="float" office:value="0" calcext:value-type="float">
            <text:p>0</text:p>
          </table:table-cell>
          <table:table-cell office:value-type="float" office:value="10358.03" calcext:value-type="float">
            <text:p>10358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972749" calcext:value-type="float">
            <text:p>-0.197274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72004" calcext:value-type="float">
            <text:p>20072004</text:p>
          </table:table-cell>
          <table:table-cell office:value-type="float" office:value="16.30537" calcext:value-type="float">
            <text:p>16.30537</text:p>
          </table:table-cell>
          <table:table-cell office:value-type="float" office:value="1089.437" calcext:value-type="float">
            <text:p>1089.437</text:p>
          </table:table-cell>
          <table:table-cell office:value-type="float" office:value="0" calcext:value-type="float">
            <text:p>0</text:p>
          </table:table-cell>
          <table:table-cell office:value-type="float" office:value="-16.46383" calcext:value-type="float">
            <text:p>-16.46383</text:p>
          </table:table-cell>
          <table:table-cell office:value-type="float" office:value="2.673959" calcext:value-type="float">
            <text:p>2.673959</text:p>
          </table:table-cell>
          <table:table-cell office:value-type="float" office:value="3.338605" calcext:value-type="float">
            <text:p>3.338605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4071768" calcext:value-type="float">
            <text:p>0.0004071768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5775" calcext:value-type="float">
            <text:p>0.1645775</text:p>
          </table:table-cell>
          <table:table-cell office:value-type="float" office:value="-0.1882729" calcext:value-type="float">
            <text:p>-0.1882729</text:p>
          </table:table-cell>
          <table:table-cell office:value-type="float" office:value="0.0007398875" calcext:value-type="float">
            <text:p>0.0007398875</text:p>
          </table:table-cell>
          <table:table-cell office:value-type="float" office:value="0.00002419161" calcext:value-type="float">
            <text:p>2.419161E-05</text:p>
          </table:table-cell>
          <table:table-cell office:value-type="float" office:value="13.7325" calcext:value-type="float">
            <text:p>13.7325</text:p>
          </table:table-cell>
          <table:table-cell office:value-type="float" office:value="5.995893" calcext:value-type="float">
            <text:p>5.995893</text:p>
          </table:table-cell>
          <table:table-cell office:value-type="float" office:value="0.09490781" calcext:value-type="float">
            <text:p>0.09490781</text:p>
          </table:table-cell>
          <table:table-cell office:value-type="float" office:value="0.08722811" calcext:value-type="float">
            <text:p>0.08722811</text:p>
          </table:table-cell>
          <table:table-cell office:value-type="float" office:value="0.05807821" calcext:value-type="float">
            <text:p>0.05807821</text:p>
          </table:table-cell>
          <table:table-cell office:value-type="float" office:value="0.05615554" calcext:value-type="float">
            <text:p>0.05615554</text:p>
          </table:table-cell>
          <table:table-cell office:value-type="float" office:value="0.01343143" calcext:value-type="float">
            <text:p>0.01343143</text:p>
          </table:table-cell>
          <table:table-cell office:value-type="float" office:value="0.008734817" calcext:value-type="float">
            <text:p>0.008734817</text:p>
          </table:table-cell>
          <table:table-cell office:value-type="float" office:value="0.02269335" calcext:value-type="float">
            <text:p>0.02269335</text:p>
          </table:table-cell>
          <table:table-cell office:value-type="float" office:value="0.01782383" calcext:value-type="float">
            <text:p>0.01782383</text:p>
          </table:table-cell>
          <table:table-cell office:value-type="float" office:value="0.01821133" calcext:value-type="float">
            <text:p>0.01821133</text:p>
          </table:table-cell>
          <table:table-cell office:value-type="float" office:value="0.01757044" calcext:value-type="float">
            <text:p>0.01757044</text:p>
          </table:table-cell>
          <table:table-cell office:value-type="float" office:value="0.01879473" calcext:value-type="float">
            <text:p>0.01879473</text:p>
          </table:table-cell>
          <table:table-cell office:value-type="float" office:value="0.005387562" calcext:value-type="float">
            <text:p>0.005387562</text:p>
          </table:table-cell>
          <table:table-cell office:value-type="float" office:value="0.00512116" calcext:value-type="float">
            <text:p>0.00512116</text:p>
          </table:table-cell>
          <table:table-cell office:value-type="float" office:value="0" calcext:value-type="float">
            <text:p>0</text:p>
          </table:table-cell>
          <table:table-cell office:value-type="float" office:value="11.77871" calcext:value-type="float">
            <text:p>11.77871</text:p>
          </table:table-cell>
          <table:table-cell office:value-type="float" office:value="0.03730743" calcext:value-type="float">
            <text:p>0.03730743</text:p>
          </table:table-cell>
          <table:table-cell office:value-type="float" office:value="0.01326797" calcext:value-type="float">
            <text:p>0.01326797</text:p>
          </table:table-cell>
          <table:table-cell office:value-type="float" office:value="0.01465718" calcext:value-type="float">
            <text:p>0.01465718</text:p>
          </table:table-cell>
          <table:table-cell office:value-type="float" office:value="0.0147108" calcext:value-type="float">
            <text:p>0.0147108</text:p>
          </table:table-cell>
          <table:table-cell office:value-type="float" office:value="0.01086009" calcext:value-type="float">
            <text:p>0.01086009</text:p>
          </table:table-cell>
          <table:table-cell office:value-type="float" office:value="1.619364" calcext:value-type="float">
            <text:p>1.619364</text:p>
          </table:table-cell>
          <table:table-cell office:value-type="float" office:value="2.551452" calcext:value-type="float">
            <text:p>2.551452</text:p>
          </table:table-cell>
          <table:table-cell office:value-type="float" office:value="0.1013131" calcext:value-type="float">
            <text:p>0.1013131</text:p>
          </table:table-cell>
          <table:table-cell office:value-type="float" office:value="1.880229" calcext:value-type="float">
            <text:p>1.880229</text:p>
          </table:table-cell>
          <table:table-cell office:value-type="float" office:value="0.7182528" calcext:value-type="float">
            <text:p>0.7182528</text:p>
          </table:table-cell>
          <table:table-cell office:value-type="float" office:value="0.4633454" calcext:value-type="float">
            <text:p>0.4633454</text:p>
          </table:table-cell>
          <table:table-cell office:value-type="float" office:value="0.3566448" calcext:value-type="float">
            <text:p>0.3566448</text:p>
          </table:table-cell>
          <table:table-cell office:value-type="float" office:value="0.3531907" calcext:value-type="float">
            <text:p>0.3531907</text:p>
          </table:table-cell>
          <table:table-cell office:value-type="float" office:value="0" calcext:value-type="float">
            <text:p>0</text:p>
          </table:table-cell>
          <table:table-cell office:value-type="float" office:value="10694.12" calcext:value-type="float">
            <text:p>10694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973574" calcext:value-type="float">
            <text:p>-0.197357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072004" calcext:value-type="float">
            <text:p>21072004</text:p>
          </table:table-cell>
          <table:table-cell office:value-type="float" office:value="16.21933" calcext:value-type="float">
            <text:p>16.21933</text:p>
          </table:table-cell>
          <table:table-cell office:value-type="float" office:value="1089.388" calcext:value-type="float">
            <text:p>1089.388</text:p>
          </table:table-cell>
          <table:table-cell office:value-type="float" office:value="0" calcext:value-type="float">
            <text:p>0</text:p>
          </table:table-cell>
          <table:table-cell office:value-type="float" office:value="-16.82171" calcext:value-type="float">
            <text:p>-16.82171</text:p>
          </table:table-cell>
          <table:table-cell office:value-type="float" office:value="2.722945" calcext:value-type="float">
            <text:p>2.722945</text:p>
          </table:table-cell>
          <table:table-cell office:value-type="float" office:value="3.237908" calcext:value-type="float">
            <text:p>3.237908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4072561" calcext:value-type="float">
            <text:p>0.0004072561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6019" calcext:value-type="float">
            <text:p>0.1646019</text:p>
          </table:table-cell>
          <table:table-cell office:value-type="float" office:value="-0.1884713" calcext:value-type="float">
            <text:p>-0.1884713</text:p>
          </table:table-cell>
          <table:table-cell office:value-type="float" office:value="0.000736171" calcext:value-type="float">
            <text:p>0.000736171</text:p>
          </table:table-cell>
          <table:table-cell office:value-type="float" office:value="0.00002502576" calcext:value-type="float">
            <text:p>2.502576E-05</text:p>
          </table:table-cell>
          <table:table-cell office:value-type="float" office:value="13.51608" calcext:value-type="float">
            <text:p>13.51608</text:p>
          </table:table-cell>
          <table:table-cell office:value-type="float" office:value="5.926792" calcext:value-type="float">
            <text:p>5.926792</text:p>
          </table:table-cell>
          <table:table-cell office:value-type="float" office:value="0.09537455" calcext:value-type="float">
            <text:p>0.09537455</text:p>
          </table:table-cell>
          <table:table-cell office:value-type="float" office:value="0.08817103" calcext:value-type="float">
            <text:p>0.08817103</text:p>
          </table:table-cell>
          <table:table-cell office:value-type="float" office:value="0.06016056" calcext:value-type="float">
            <text:p>0.06016056</text:p>
          </table:table-cell>
          <table:table-cell office:value-type="float" office:value="0.05906651" calcext:value-type="float">
            <text:p>0.05906651</text:p>
          </table:table-cell>
          <table:table-cell office:value-type="float" office:value="0.01400286" calcext:value-type="float">
            <text:p>0.01400286</text:p>
          </table:table-cell>
          <table:table-cell office:value-type="float" office:value="0.008636886" calcext:value-type="float">
            <text:p>0.008636886</text:p>
          </table:table-cell>
          <table:table-cell office:value-type="float" office:value="0.0226084" calcext:value-type="float">
            <text:p>0.0226084</text:p>
          </table:table-cell>
          <table:table-cell office:value-type="float" office:value="0.01776531" calcext:value-type="float">
            <text:p>0.01776531</text:p>
          </table:table-cell>
          <table:table-cell office:value-type="float" office:value="0.01817226" calcext:value-type="float">
            <text:p>0.01817226</text:p>
          </table:table-cell>
          <table:table-cell office:value-type="float" office:value="0.01755259" calcext:value-type="float">
            <text:p>0.01755259</text:p>
          </table:table-cell>
          <table:table-cell office:value-type="float" office:value="0.01876058" calcext:value-type="float">
            <text:p>0.01876058</text:p>
          </table:table-cell>
          <table:table-cell office:value-type="float" office:value="0.005383385" calcext:value-type="float">
            <text:p>0.005383385</text:p>
          </table:table-cell>
          <table:table-cell office:value-type="float" office:value="0.005119535" calcext:value-type="float">
            <text:p>0.005119535</text:p>
          </table:table-cell>
          <table:table-cell office:value-type="float" office:value="0" calcext:value-type="float">
            <text:p>0</text:p>
          </table:table-cell>
          <table:table-cell office:value-type="float" office:value="10.25556" calcext:value-type="float">
            <text:p>10.25556</text:p>
          </table:table-cell>
          <table:table-cell office:value-type="float" office:value="0.03409436" calcext:value-type="float">
            <text:p>0.03409436</text:p>
          </table:table-cell>
          <table:table-cell office:value-type="float" office:value="0.01256011" calcext:value-type="float">
            <text:p>0.01256011</text:p>
          </table:table-cell>
          <table:table-cell office:value-type="float" office:value="0.01380861" calcext:value-type="float">
            <text:p>0.01380861</text:p>
          </table:table-cell>
          <table:table-cell office:value-type="float" office:value="0.01379247" calcext:value-type="float">
            <text:p>0.01379247</text:p>
          </table:table-cell>
          <table:table-cell office:value-type="float" office:value="0.01010164" calcext:value-type="float">
            <text:p>0.01010164</text:p>
          </table:table-cell>
          <table:table-cell office:value-type="float" office:value="1.608598" calcext:value-type="float">
            <text:p>1.608598</text:p>
          </table:table-cell>
          <table:table-cell office:value-type="float" office:value="2.389374" calcext:value-type="float">
            <text:p>2.389374</text:p>
          </table:table-cell>
          <table:table-cell office:value-type="float" office:value="0.1010876" calcext:value-type="float">
            <text:p>0.1010876</text:p>
          </table:table-cell>
          <table:table-cell office:value-type="float" office:value="1.858418" calcext:value-type="float">
            <text:p>1.858418</text:p>
          </table:table-cell>
          <table:table-cell office:value-type="float" office:value="0.711454" calcext:value-type="float">
            <text:p>0.711454</text:p>
          </table:table-cell>
          <table:table-cell office:value-type="float" office:value="0.4596149" calcext:value-type="float">
            <text:p>0.4596149</text:p>
          </table:table-cell>
          <table:table-cell office:value-type="float" office:value="0.3565584" calcext:value-type="float">
            <text:p>0.3565584</text:p>
          </table:table-cell>
          <table:table-cell office:value-type="float" office:value="0.3531985" calcext:value-type="float">
            <text:p>0.3531985</text:p>
          </table:table-cell>
          <table:table-cell office:value-type="float" office:value="0" calcext:value-type="float">
            <text:p>0</text:p>
          </table:table-cell>
          <table:table-cell office:value-type="float" office:value="10924.8" calcext:value-type="float">
            <text:p>10924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974361" calcext:value-type="float">
            <text:p>-0.197436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072004" calcext:value-type="float">
            <text:p>22072004</text:p>
          </table:table-cell>
          <table:table-cell office:value-type="float" office:value="16.18076" calcext:value-type="float">
            <text:p>16.18076</text:p>
          </table:table-cell>
          <table:table-cell office:value-type="float" office:value="1089.382" calcext:value-type="float">
            <text:p>1089.382</text:p>
          </table:table-cell>
          <table:table-cell office:value-type="float" office:value="0" calcext:value-type="float">
            <text:p>0</text:p>
          </table:table-cell>
          <table:table-cell office:value-type="float" office:value="-17.16595" calcext:value-type="float">
            <text:p>-17.16595</text:p>
          </table:table-cell>
          <table:table-cell office:value-type="float" office:value="2.645314" calcext:value-type="float">
            <text:p>2.645314</text:p>
          </table:table-cell>
          <table:table-cell office:value-type="float" office:value="3.146802" calcext:value-type="float">
            <text:p>3.146802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4073369" calcext:value-type="float">
            <text:p>0.0004073369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6262" calcext:value-type="float">
            <text:p>0.1646262</text:p>
          </table:table-cell>
          <table:table-cell office:value-type="float" office:value="-0.1932852" calcext:value-type="float">
            <text:p>-0.1932852</text:p>
          </table:table-cell>
          <table:table-cell office:value-type="float" office:value="0.0007330565" calcext:value-type="float">
            <text:p>0.0007330565</text:p>
          </table:table-cell>
          <table:table-cell office:value-type="float" office:value="0.00002588384" calcext:value-type="float">
            <text:p>2.588384E-05</text:p>
          </table:table-cell>
          <table:table-cell office:value-type="float" office:value="13.70069" calcext:value-type="float">
            <text:p>13.70069</text:p>
          </table:table-cell>
          <table:table-cell office:value-type="float" office:value="11.3851" calcext:value-type="float">
            <text:p>11.3851</text:p>
          </table:table-cell>
          <table:table-cell office:value-type="float" office:value="0.08834369" calcext:value-type="float">
            <text:p>0.08834369</text:p>
          </table:table-cell>
          <table:table-cell office:value-type="float" office:value="0.07658068" calcext:value-type="float">
            <text:p>0.07658068</text:p>
          </table:table-cell>
          <table:table-cell office:value-type="float" office:value="0.05423881" calcext:value-type="float">
            <text:p>0.05423881</text:p>
          </table:table-cell>
          <table:table-cell office:value-type="float" office:value="0.05544835" calcext:value-type="float">
            <text:p>0.05544835</text:p>
          </table:table-cell>
          <table:table-cell office:value-type="float" office:value="0.01381302" calcext:value-type="float">
            <text:p>0.01381302</text:p>
          </table:table-cell>
          <table:table-cell office:value-type="float" office:value="0.008525572" calcext:value-type="float">
            <text:p>0.008525572</text:p>
          </table:table-cell>
          <table:table-cell office:value-type="float" office:value="0.02254785" calcext:value-type="float">
            <text:p>0.02254785</text:p>
          </table:table-cell>
          <table:table-cell office:value-type="float" office:value="0.0177757" calcext:value-type="float">
            <text:p>0.0177757</text:p>
          </table:table-cell>
          <table:table-cell office:value-type="float" office:value="0.01812519" calcext:value-type="float">
            <text:p>0.01812519</text:p>
          </table:table-cell>
          <table:table-cell office:value-type="float" office:value="0.01753642" calcext:value-type="float">
            <text:p>0.01753642</text:p>
          </table:table-cell>
          <table:table-cell office:value-type="float" office:value="0.0187285" calcext:value-type="float">
            <text:p>0.0187285</text:p>
          </table:table-cell>
          <table:table-cell office:value-type="float" office:value="0.005379164" calcext:value-type="float">
            <text:p>0.005379164</text:p>
          </table:table-cell>
          <table:table-cell office:value-type="float" office:value="0.005117895" calcext:value-type="float">
            <text:p>0.005117895</text:p>
          </table:table-cell>
          <table:table-cell office:value-type="float" office:value="0" calcext:value-type="float">
            <text:p>0</text:p>
          </table:table-cell>
          <table:table-cell office:value-type="float" office:value="7.166148" calcext:value-type="float">
            <text:p>7.166148</text:p>
          </table:table-cell>
          <table:table-cell office:value-type="float" office:value="0.0353082" calcext:value-type="float">
            <text:p>0.0353082</text:p>
          </table:table-cell>
          <table:table-cell office:value-type="float" office:value="0.01200071" calcext:value-type="float">
            <text:p>0.01200071</text:p>
          </table:table-cell>
          <table:table-cell office:value-type="float" office:value="0.01305368" calcext:value-type="float">
            <text:p>0.01305368</text:p>
          </table:table-cell>
          <table:table-cell office:value-type="float" office:value="0.01328832" calcext:value-type="float">
            <text:p>0.01328832</text:p>
          </table:table-cell>
          <table:table-cell office:value-type="float" office:value="0.009971961" calcext:value-type="float">
            <text:p>0.009971961</text:p>
          </table:table-cell>
          <table:table-cell office:value-type="float" office:value="1.598956" calcext:value-type="float">
            <text:p>1.598956</text:p>
          </table:table-cell>
          <table:table-cell office:value-type="float" office:value="2.234903" calcext:value-type="float">
            <text:p>2.234903</text:p>
          </table:table-cell>
          <table:table-cell office:value-type="float" office:value="0.1010403" calcext:value-type="float">
            <text:p>0.1010403</text:p>
          </table:table-cell>
          <table:table-cell office:value-type="float" office:value="1.833897" calcext:value-type="float">
            <text:p>1.833897</text:p>
          </table:table-cell>
          <table:table-cell office:value-type="float" office:value="0.7051243" calcext:value-type="float">
            <text:p>0.7051243</text:p>
          </table:table-cell>
          <table:table-cell office:value-type="float" office:value="0.4562261" calcext:value-type="float">
            <text:p>0.4562261</text:p>
          </table:table-cell>
          <table:table-cell office:value-type="float" office:value="0.3564633" calcext:value-type="float">
            <text:p>0.3564633</text:p>
          </table:table-cell>
          <table:table-cell office:value-type="float" office:value="0.3532063" calcext:value-type="float">
            <text:p>0.3532063</text:p>
          </table:table-cell>
          <table:table-cell office:value-type="float" office:value="0" calcext:value-type="float">
            <text:p>0</text:p>
          </table:table-cell>
          <table:table-cell office:value-type="float" office:value="10648.6" calcext:value-type="float">
            <text:p>10648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215076" calcext:value-type="float">
            <text:p>-0.221507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072004" calcext:value-type="float">
            <text:p>23072004</text:p>
          </table:table-cell>
          <table:table-cell office:value-type="float" office:value="16.15973" calcext:value-type="float">
            <text:p>16.15973</text:p>
          </table:table-cell>
          <table:table-cell office:value-type="float" office:value="1089.384" calcext:value-type="float">
            <text:p>1089.384</text:p>
          </table:table-cell>
          <table:table-cell office:value-type="float" office:value="0" calcext:value-type="float">
            <text:p>0</text:p>
          </table:table-cell>
          <table:table-cell office:value-type="float" office:value="-17.49178" calcext:value-type="float">
            <text:p>-17.49178</text:p>
          </table:table-cell>
          <table:table-cell office:value-type="float" office:value="2.524074" calcext:value-type="float">
            <text:p>2.524074</text:p>
          </table:table-cell>
          <table:table-cell office:value-type="float" office:value="3.113924" calcext:value-type="float">
            <text:p>3.113924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4074034" calcext:value-type="float">
            <text:p>0.0004074034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6419" calcext:value-type="float">
            <text:p>0.1646419</text:p>
          </table:table-cell>
          <table:table-cell office:value-type="float" office:value="-0.20065" calcext:value-type="float">
            <text:p>-0.20065</text:p>
          </table:table-cell>
          <table:table-cell office:value-type="float" office:value="0.000735791" calcext:value-type="float">
            <text:p>0.000735791</text:p>
          </table:table-cell>
          <table:table-cell office:value-type="float" office:value="0.00002680287" calcext:value-type="float">
            <text:p>2.680287E-05</text:p>
          </table:table-cell>
          <table:table-cell office:value-type="float" office:value="13.87533" calcext:value-type="float">
            <text:p>13.87533</text:p>
          </table:table-cell>
          <table:table-cell office:value-type="float" office:value="5.990694" calcext:value-type="float">
            <text:p>5.990694</text:p>
          </table:table-cell>
          <table:table-cell office:value-type="float" office:value="0.07075889" calcext:value-type="float">
            <text:p>0.07075889</text:p>
          </table:table-cell>
          <table:table-cell office:value-type="float" office:value="0.06549753" calcext:value-type="float">
            <text:p>0.06549753</text:p>
          </table:table-cell>
          <table:table-cell office:value-type="float" office:value="0.04758054" calcext:value-type="float">
            <text:p>0.04758054</text:p>
          </table:table-cell>
          <table:table-cell office:value-type="float" office:value="0.04989273" calcext:value-type="float">
            <text:p>0.04989273</text:p>
          </table:table-cell>
          <table:table-cell office:value-type="float" office:value="0.01304734" calcext:value-type="float">
            <text:p>0.01304734</text:p>
          </table:table-cell>
          <table:table-cell office:value-type="float" office:value="0.008361113" calcext:value-type="float">
            <text:p>0.008361113</text:p>
          </table:table-cell>
          <table:table-cell office:value-type="float" office:value="0.02246054" calcext:value-type="float">
            <text:p>0.02246054</text:p>
          </table:table-cell>
          <table:table-cell office:value-type="float" office:value="0.01782247" calcext:value-type="float">
            <text:p>0.01782247</text:p>
          </table:table-cell>
          <table:table-cell office:value-type="float" office:value="0.0180534" calcext:value-type="float">
            <text:p>0.0180534</text:p>
          </table:table-cell>
          <table:table-cell office:value-type="float" office:value="0.01752054" calcext:value-type="float">
            <text:p>0.01752054</text:p>
          </table:table-cell>
          <table:table-cell office:value-type="float" office:value="0.01869764" calcext:value-type="float">
            <text:p>0.01869764</text:p>
          </table:table-cell>
          <table:table-cell office:value-type="float" office:value="0.005374929" calcext:value-type="float">
            <text:p>0.005374929</text:p>
          </table:table-cell>
          <table:table-cell office:value-type="float" office:value="0.005116258" calcext:value-type="float">
            <text:p>0.005116258</text:p>
          </table:table-cell>
          <table:table-cell office:value-type="float" office:value="0" calcext:value-type="float">
            <text:p>0</text:p>
          </table:table-cell>
          <table:table-cell office:value-type="float" office:value="9.78776" calcext:value-type="float">
            <text:p>9.78776</text:p>
          </table:table-cell>
          <table:table-cell office:value-type="float" office:value="0.04670825" calcext:value-type="float">
            <text:p>0.04670825</text:p>
          </table:table-cell>
          <table:table-cell office:value-type="float" office:value="0.01190175" calcext:value-type="float">
            <text:p>0.01190175</text:p>
          </table:table-cell>
          <table:table-cell office:value-type="float" office:value="0.01304638" calcext:value-type="float">
            <text:p>0.01304638</text:p>
          </table:table-cell>
          <table:table-cell office:value-type="float" office:value="0.0131181" calcext:value-type="float">
            <text:p>0.0131181</text:p>
          </table:table-cell>
          <table:table-cell office:value-type="float" office:value="0.01013996" calcext:value-type="float">
            <text:p>0.01013996</text:p>
          </table:table-cell>
          <table:table-cell office:value-type="float" office:value="1.589356" calcext:value-type="float">
            <text:p>1.589356</text:p>
          </table:table-cell>
          <table:table-cell office:value-type="float" office:value="2.071325" calcext:value-type="float">
            <text:p>2.071325</text:p>
          </table:table-cell>
          <table:table-cell office:value-type="float" office:value="0.101068" calcext:value-type="float">
            <text:p>0.101068</text:p>
          </table:table-cell>
          <table:table-cell office:value-type="float" office:value="1.798429" calcext:value-type="float">
            <text:p>1.798429</text:p>
          </table:table-cell>
          <table:table-cell office:value-type="float" office:value="0.6982937" calcext:value-type="float">
            <text:p>0.6982937</text:p>
          </table:table-cell>
          <table:table-cell office:value-type="float" office:value="0.452683" calcext:value-type="float">
            <text:p>0.452683</text:p>
          </table:table-cell>
          <table:table-cell office:value-type="float" office:value="0.3563648" calcext:value-type="float">
            <text:p>0.3563648</text:p>
          </table:table-cell>
          <table:table-cell office:value-type="float" office:value="0.353214" calcext:value-type="float">
            <text:p>0.353214</text:p>
          </table:table-cell>
          <table:table-cell office:value-type="float" office:value="0" calcext:value-type="float">
            <text:p>0</text:p>
          </table:table-cell>
          <table:table-cell office:value-type="float" office:value="10625.92" calcext:value-type="float">
            <text:p>10625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241767" calcext:value-type="float">
            <text:p>-0.224176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4072004" calcext:value-type="float">
            <text:p>24072004</text:p>
          </table:table-cell>
          <table:table-cell office:value-type="float" office:value="16.14301" calcext:value-type="float">
            <text:p>16.14301</text:p>
          </table:table-cell>
          <table:table-cell office:value-type="float" office:value="1089.391" calcext:value-type="float">
            <text:p>1089.391</text:p>
          </table:table-cell>
          <table:table-cell office:value-type="float" office:value="0" calcext:value-type="float">
            <text:p>0</text:p>
          </table:table-cell>
          <table:table-cell office:value-type="float" office:value="-17.83535" calcext:value-type="float">
            <text:p>-17.83535</text:p>
          </table:table-cell>
          <table:table-cell office:value-type="float" office:value="2.420496" calcext:value-type="float">
            <text:p>2.420496</text:p>
          </table:table-cell>
          <table:table-cell office:value-type="float" office:value="3.046289" calcext:value-type="float">
            <text:p>3.046289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4074661" calcext:value-type="float">
            <text:p>0.0004074661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6569" calcext:value-type="float">
            <text:p>0.1646569</text:p>
          </table:table-cell>
          <table:table-cell office:value-type="float" office:value="-0.2061115" calcext:value-type="float">
            <text:p>-0.2061115</text:p>
          </table:table-cell>
          <table:table-cell office:value-type="float" office:value="0.000737661" calcext:value-type="float">
            <text:p>0.000737661</text:p>
          </table:table-cell>
          <table:table-cell office:value-type="float" office:value="0.00002779962" calcext:value-type="float">
            <text:p>2.779962E-05</text:p>
          </table:table-cell>
          <table:table-cell office:value-type="float" office:value="14.01602" calcext:value-type="float">
            <text:p>14.01602</text:p>
          </table:table-cell>
          <table:table-cell office:value-type="float" office:value="10.32943" calcext:value-type="float">
            <text:p>10.32943</text:p>
          </table:table-cell>
          <table:table-cell office:value-type="float" office:value="0.06302205" calcext:value-type="float">
            <text:p>0.06302205</text:p>
          </table:table-cell>
          <table:table-cell office:value-type="float" office:value="0.0560016" calcext:value-type="float">
            <text:p>0.0560016</text:p>
          </table:table-cell>
          <table:table-cell office:value-type="float" office:value="0.04141162" calcext:value-type="float">
            <text:p>0.04141162</text:p>
          </table:table-cell>
          <table:table-cell office:value-type="float" office:value="0.04421889" calcext:value-type="float">
            <text:p>0.04421889</text:p>
          </table:table-cell>
          <table:table-cell office:value-type="float" office:value="0.01211627" calcext:value-type="float">
            <text:p>0.01211627</text:p>
          </table:table-cell>
          <table:table-cell office:value-type="float" office:value="0.008203886" calcext:value-type="float">
            <text:p>0.008203886</text:p>
          </table:table-cell>
          <table:table-cell office:value-type="float" office:value="0.02237745" calcext:value-type="float">
            <text:p>0.02237745</text:p>
          </table:table-cell>
          <table:table-cell office:value-type="float" office:value="0.0178481" calcext:value-type="float">
            <text:p>0.0178481</text:p>
          </table:table-cell>
          <table:table-cell office:value-type="float" office:value="0.01796697" calcext:value-type="float">
            <text:p>0.01796697</text:p>
          </table:table-cell>
          <table:table-cell office:value-type="float" office:value="0.01750468" calcext:value-type="float">
            <text:p>0.01750468</text:p>
          </table:table-cell>
          <table:table-cell office:value-type="float" office:value="0.01866752" calcext:value-type="float">
            <text:p>0.01866752</text:p>
          </table:table-cell>
          <table:table-cell office:value-type="float" office:value="0.005370655" calcext:value-type="float">
            <text:p>0.005370655</text:p>
          </table:table-cell>
          <table:table-cell office:value-type="float" office:value="0.005114616" calcext:value-type="float">
            <text:p>0.005114616</text:p>
          </table:table-cell>
          <table:table-cell office:value-type="float" office:value="0" calcext:value-type="float">
            <text:p>0</text:p>
          </table:table-cell>
          <table:table-cell office:value-type="float" office:value="13.58912" calcext:value-type="float">
            <text:p>13.58912</text:p>
          </table:table-cell>
          <table:table-cell office:value-type="float" office:value="0.05817822" calcext:value-type="float">
            <text:p>0.05817822</text:p>
          </table:table-cell>
          <table:table-cell office:value-type="float" office:value="0.01210089" calcext:value-type="float">
            <text:p>0.01210089</text:p>
          </table:table-cell>
          <table:table-cell office:value-type="float" office:value="0.01324997" calcext:value-type="float">
            <text:p>0.01324997</text:p>
          </table:table-cell>
          <table:table-cell office:value-type="float" office:value="0.01327326" calcext:value-type="float">
            <text:p>0.01327326</text:p>
          </table:table-cell>
          <table:table-cell office:value-type="float" office:value="0.01059644" calcext:value-type="float">
            <text:p>0.01059644</text:p>
          </table:table-cell>
          <table:table-cell office:value-type="float" office:value="1.580211" calcext:value-type="float">
            <text:p>1.580211</text:p>
          </table:table-cell>
          <table:table-cell office:value-type="float" office:value="1.899774" calcext:value-type="float">
            <text:p>1.899774</text:p>
          </table:table-cell>
          <table:table-cell office:value-type="float" office:value="0.1009186" calcext:value-type="float">
            <text:p>0.1009186</text:p>
          </table:table-cell>
          <table:table-cell office:value-type="float" office:value="1.749164" calcext:value-type="float">
            <text:p>1.749164</text:p>
          </table:table-cell>
          <table:table-cell office:value-type="float" office:value="0.6907257" calcext:value-type="float">
            <text:p>0.6907257</text:p>
          </table:table-cell>
          <table:table-cell office:value-type="float" office:value="0.44879" calcext:value-type="float">
            <text:p>0.44879</text:p>
          </table:table-cell>
          <table:table-cell office:value-type="float" office:value="0.3562626" calcext:value-type="float">
            <text:p>0.3562626</text:p>
          </table:table-cell>
          <table:table-cell office:value-type="float" office:value="0.3532218" calcext:value-type="float">
            <text:p>0.3532218</text:p>
          </table:table-cell>
          <table:table-cell office:value-type="float" office:value="0" calcext:value-type="float">
            <text:p>0</text:p>
          </table:table-cell>
          <table:table-cell office:value-type="float" office:value="10213.95" calcext:value-type="float">
            <text:p>10213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99922" calcext:value-type="float">
            <text:p>-0.239992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072004" calcext:value-type="float">
            <text:p>25072004</text:p>
          </table:table-cell>
          <table:table-cell office:value-type="float" office:value="16.13396" calcext:value-type="float">
            <text:p>16.13396</text:p>
          </table:table-cell>
          <table:table-cell office:value-type="float" office:value="1089.409" calcext:value-type="float">
            <text:p>1089.409</text:p>
          </table:table-cell>
          <table:table-cell office:value-type="float" office:value="0" calcext:value-type="float">
            <text:p>0</text:p>
          </table:table-cell>
          <table:table-cell office:value-type="float" office:value="-18.20748" calcext:value-type="float">
            <text:p>-18.20748</text:p>
          </table:table-cell>
          <table:table-cell office:value-type="float" office:value="2.267618" calcext:value-type="float">
            <text:p>2.267618</text:p>
          </table:table-cell>
          <table:table-cell office:value-type="float" office:value="3.007627" calcext:value-type="float">
            <text:p>3.007627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4075188" calcext:value-type="float">
            <text:p>0.0004075188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6636" calcext:value-type="float">
            <text:p>0.1646636</text:p>
          </table:table-cell>
          <table:table-cell office:value-type="float" office:value="-0.2161842" calcext:value-type="float">
            <text:p>-0.2161842</text:p>
          </table:table-cell>
          <table:table-cell office:value-type="float" office:value="0.0007415416" calcext:value-type="float">
            <text:p>0.0007415416</text:p>
          </table:table-cell>
          <table:table-cell office:value-type="float" office:value="0.00002999316" calcext:value-type="float">
            <text:p>2.999316E-05</text:p>
          </table:table-cell>
          <table:table-cell office:value-type="float" office:value="14.1929" calcext:value-type="float">
            <text:p>14.1929</text:p>
          </table:table-cell>
          <table:table-cell office:value-type="float" office:value="5.916391" calcext:value-type="float">
            <text:p>5.916391</text:p>
          </table:table-cell>
          <table:table-cell office:value-type="float" office:value="0.05450633" calcext:value-type="float">
            <text:p>0.05450633</text:p>
          </table:table-cell>
          <table:table-cell office:value-type="float" office:value="0.05117518" calcext:value-type="float">
            <text:p>0.05117518</text:p>
          </table:table-cell>
          <table:table-cell office:value-type="float" office:value="0.03806879" calcext:value-type="float">
            <text:p>0.03806879</text:p>
          </table:table-cell>
          <table:table-cell office:value-type="float" office:value="0.04106498" calcext:value-type="float">
            <text:p>0.04106498</text:p>
          </table:table-cell>
          <table:table-cell office:value-type="float" office:value="0.01153734" calcext:value-type="float">
            <text:p>0.01153734</text:p>
          </table:table-cell>
          <table:table-cell office:value-type="float" office:value="0.008053578" calcext:value-type="float">
            <text:p>0.008053578</text:p>
          </table:table-cell>
          <table:table-cell office:value-type="float" office:value="0.02226225" calcext:value-type="float">
            <text:p>0.02226225</text:p>
          </table:table-cell>
          <table:table-cell office:value-type="float" office:value="0.0178314" calcext:value-type="float">
            <text:p>0.0178314</text:p>
          </table:table-cell>
          <table:table-cell office:value-type="float" office:value="0.01787535" calcext:value-type="float">
            <text:p>0.01787535</text:p>
          </table:table-cell>
          <table:table-cell office:value-type="float" office:value="0.01748919" calcext:value-type="float">
            <text:p>0.01748919</text:p>
          </table:table-cell>
          <table:table-cell office:value-type="float" office:value="0.01863821" calcext:value-type="float">
            <text:p>0.01863821</text:p>
          </table:table-cell>
          <table:table-cell office:value-type="float" office:value="0.005366358" calcext:value-type="float">
            <text:p>0.005366358</text:p>
          </table:table-cell>
          <table:table-cell office:value-type="float" office:value="0.005112958" calcext:value-type="float">
            <text:p>0.005112958</text:p>
          </table:table-cell>
          <table:table-cell office:value-type="float" office:value="0" calcext:value-type="float">
            <text:p>0</text:p>
          </table:table-cell>
          <table:table-cell office:value-type="float" office:value="16.50319" calcext:value-type="float">
            <text:p>16.50319</text:p>
          </table:table-cell>
          <table:table-cell office:value-type="float" office:value="0.07439545" calcext:value-type="float">
            <text:p>0.07439545</text:p>
          </table:table-cell>
          <table:table-cell office:value-type="float" office:value="0.01169221" calcext:value-type="float">
            <text:p>0.01169221</text:p>
          </table:table-cell>
          <table:table-cell office:value-type="float" office:value="0.01294086" calcext:value-type="float">
            <text:p>0.01294086</text:p>
          </table:table-cell>
          <table:table-cell office:value-type="float" office:value="0.01282366" calcext:value-type="float">
            <text:p>0.01282366</text:p>
          </table:table-cell>
          <table:table-cell office:value-type="float" office:value="0.01058796" calcext:value-type="float">
            <text:p>0.01058796</text:p>
          </table:table-cell>
          <table:table-cell office:value-type="float" office:value="1.571168" calcext:value-type="float">
            <text:p>1.571168</text:p>
          </table:table-cell>
          <table:table-cell office:value-type="float" office:value="1.727119" calcext:value-type="float">
            <text:p>1.727119</text:p>
          </table:table-cell>
          <table:table-cell office:value-type="float" office:value="0.1006102" calcext:value-type="float">
            <text:p>0.1006102</text:p>
          </table:table-cell>
          <table:table-cell office:value-type="float" office:value="1.689454" calcext:value-type="float">
            <text:p>1.689454</text:p>
          </table:table-cell>
          <table:table-cell office:value-type="float" office:value="0.6824899" calcext:value-type="float">
            <text:p>0.6824899</text:p>
          </table:table-cell>
          <table:table-cell office:value-type="float" office:value="0.4445825" calcext:value-type="float">
            <text:p>0.4445825</text:p>
          </table:table-cell>
          <table:table-cell office:value-type="float" office:value="0.356155" calcext:value-type="float">
            <text:p>0.356155</text:p>
          </table:table-cell>
          <table:table-cell office:value-type="float" office:value="0.3532297" calcext:value-type="float">
            <text:p>0.3532297</text:p>
          </table:table-cell>
          <table:table-cell office:value-type="float" office:value="0" calcext:value-type="float">
            <text:p>0</text:p>
          </table:table-cell>
          <table:table-cell office:value-type="float" office:value="10006.67" calcext:value-type="float">
            <text:p>10006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456999" calcext:value-type="float">
            <text:p>-0.245699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072004" calcext:value-type="float">
            <text:p>26072004</text:p>
          </table:table-cell>
          <table:table-cell office:value-type="float" office:value="16.09081" calcext:value-type="float">
            <text:p>16.09081</text:p>
          </table:table-cell>
          <table:table-cell office:value-type="float" office:value="1089.4" calcext:value-type="float">
            <text:p>1089.4</text:p>
          </table:table-cell>
          <table:table-cell office:value-type="float" office:value="0" calcext:value-type="float">
            <text:p>0</text:p>
          </table:table-cell>
          <table:table-cell office:value-type="float" office:value="-18.61341" calcext:value-type="float">
            <text:p>-18.61341</text:p>
          </table:table-cell>
          <table:table-cell office:value-type="float" office:value="2.237913" calcext:value-type="float">
            <text:p>2.237913</text:p>
          </table:table-cell>
          <table:table-cell office:value-type="float" office:value="2.903632" calcext:value-type="float">
            <text:p>2.903632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4075639" calcext:value-type="float">
            <text:p>0.0004075639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6653" calcext:value-type="float">
            <text:p>0.1646653</text:p>
          </table:table-cell>
          <table:table-cell office:value-type="float" office:value="-0.2232887" calcext:value-type="float">
            <text:p>-0.2232887</text:p>
          </table:table-cell>
          <table:table-cell office:value-type="float" office:value="0.0007544755" calcext:value-type="float">
            <text:p>0.0007544755</text:p>
          </table:table-cell>
          <table:table-cell office:value-type="float" office:value="0.00003259682" calcext:value-type="float">
            <text:p>3.259682E-05</text:p>
          </table:table-cell>
          <table:table-cell office:value-type="float" office:value="14.16514" calcext:value-type="float">
            <text:p>14.16514</text:p>
          </table:table-cell>
          <table:table-cell office:value-type="float" office:value="4.757225" calcext:value-type="float">
            <text:p>4.757225</text:p>
          </table:table-cell>
          <table:table-cell office:value-type="float" office:value="0.04986503" calcext:value-type="float">
            <text:p>0.04986503</text:p>
          </table:table-cell>
          <table:table-cell office:value-type="float" office:value="0.04800764" calcext:value-type="float">
            <text:p>0.04800764</text:p>
          </table:table-cell>
          <table:table-cell office:value-type="float" office:value="0.03565235" calcext:value-type="float">
            <text:p>0.03565235</text:p>
          </table:table-cell>
          <table:table-cell office:value-type="float" office:value="0.03881368" calcext:value-type="float">
            <text:p>0.03881368</text:p>
          </table:table-cell>
          <table:table-cell office:value-type="float" office:value="0.01108414" calcext:value-type="float">
            <text:p>0.01108414</text:p>
          </table:table-cell>
          <table:table-cell office:value-type="float" office:value="0.007901012" calcext:value-type="float">
            <text:p>0.007901012</text:p>
          </table:table-cell>
          <table:table-cell office:value-type="float" office:value="0.02211856" calcext:value-type="float">
            <text:p>0.02211856</text:p>
          </table:table-cell>
          <table:table-cell office:value-type="float" office:value="0.017784" calcext:value-type="float">
            <text:p>0.017784</text:p>
          </table:table-cell>
          <table:table-cell office:value-type="float" office:value="0.01778029" calcext:value-type="float">
            <text:p>0.01778029</text:p>
          </table:table-cell>
          <table:table-cell office:value-type="float" office:value="0.01747365" calcext:value-type="float">
            <text:p>0.01747365</text:p>
          </table:table-cell>
          <table:table-cell office:value-type="float" office:value="0.01860941" calcext:value-type="float">
            <text:p>0.01860941</text:p>
          </table:table-cell>
          <table:table-cell office:value-type="float" office:value="0.00536202" calcext:value-type="float">
            <text:p>0.00536202</text:p>
          </table:table-cell>
          <table:table-cell office:value-type="float" office:value="0.005111279" calcext:value-type="float">
            <text:p>0.005111279</text:p>
          </table:table-cell>
          <table:table-cell office:value-type="float" office:value="0" calcext:value-type="float">
            <text:p>0</text:p>
          </table:table-cell>
          <table:table-cell office:value-type="float" office:value="17.4058" calcext:value-type="float">
            <text:p>17.4058</text:p>
          </table:table-cell>
          <table:table-cell office:value-type="float" office:value="0.05319379" calcext:value-type="float">
            <text:p>0.05319379</text:p>
          </table:table-cell>
          <table:table-cell office:value-type="float" office:value="0.01136839" calcext:value-type="float">
            <text:p>0.01136839</text:p>
          </table:table-cell>
          <table:table-cell office:value-type="float" office:value="0.01274416" calcext:value-type="float">
            <text:p>0.01274416</text:p>
          </table:table-cell>
          <table:table-cell office:value-type="float" office:value="0.01248804" calcext:value-type="float">
            <text:p>0.01248804</text:p>
          </table:table-cell>
          <table:table-cell office:value-type="float" office:value="0.01038192" calcext:value-type="float">
            <text:p>0.01038192</text:p>
          </table:table-cell>
          <table:table-cell office:value-type="float" office:value="1.56266" calcext:value-type="float">
            <text:p>1.56266</text:p>
          </table:table-cell>
          <table:table-cell office:value-type="float" office:value="1.547888" calcext:value-type="float">
            <text:p>1.547888</text:p>
          </table:table-cell>
          <table:table-cell office:value-type="float" office:value="0.1002654" calcext:value-type="float">
            <text:p>0.1002654</text:p>
          </table:table-cell>
          <table:table-cell office:value-type="float" office:value="1.619347" calcext:value-type="float">
            <text:p>1.619347</text:p>
          </table:table-cell>
          <table:table-cell office:value-type="float" office:value="0.6727921" calcext:value-type="float">
            <text:p>0.6727921</text:p>
          </table:table-cell>
          <table:table-cell office:value-type="float" office:value="0.4398554" calcext:value-type="float">
            <text:p>0.4398554</text:p>
          </table:table-cell>
          <table:table-cell office:value-type="float" office:value="0.3560369" calcext:value-type="float">
            <text:p>0.3560369</text:p>
          </table:table-cell>
          <table:table-cell office:value-type="float" office:value="0.3532374" calcext:value-type="float">
            <text:p>0.3532374</text:p>
          </table:table-cell>
          <table:table-cell office:value-type="float" office:value="0" calcext:value-type="float">
            <text:p>0</text:p>
          </table:table-cell>
          <table:table-cell office:value-type="float" office:value="10035.32" calcext:value-type="float">
            <text:p>10035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470907" calcext:value-type="float">
            <text:p>-0.247090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7072004" calcext:value-type="float">
            <text:p>27072004</text:p>
          </table:table-cell>
          <table:table-cell office:value-type="float" office:value="15.97365" calcext:value-type="float">
            <text:p>15.97365</text:p>
          </table:table-cell>
          <table:table-cell office:value-type="float" office:value="1089.387" calcext:value-type="float">
            <text:p>1089.387</text:p>
          </table:table-cell>
          <table:table-cell office:value-type="float" office:value="0" calcext:value-type="float">
            <text:p>0</text:p>
          </table:table-cell>
          <table:table-cell office:value-type="float" office:value="-19.05044" calcext:value-type="float">
            <text:p>-19.05044</text:p>
          </table:table-cell>
          <table:table-cell office:value-type="float" office:value="2.319947" calcext:value-type="float">
            <text:p>2.319947</text:p>
          </table:table-cell>
          <table:table-cell office:value-type="float" office:value="2.763409" calcext:value-type="float">
            <text:p>2.763409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4076012" calcext:value-type="float">
            <text:p>0.0004076012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662" calcext:value-type="float">
            <text:p>0.164662</text:p>
          </table:table-cell>
          <table:table-cell office:value-type="float" office:value="-0.2246978" calcext:value-type="float">
            <text:p>-0.2246978</text:p>
          </table:table-cell>
          <table:table-cell office:value-type="float" office:value="0.0007589849" calcext:value-type="float">
            <text:p>0.0007589849</text:p>
          </table:table-cell>
          <table:table-cell office:value-type="float" office:value="0.00003372253" calcext:value-type="float">
            <text:p>3.372253E-05</text:p>
          </table:table-cell>
          <table:table-cell office:value-type="float" office:value="13.94341" calcext:value-type="float">
            <text:p>13.94341</text:p>
          </table:table-cell>
          <table:table-cell office:value-type="float" office:value="4.970808" calcext:value-type="float">
            <text:p>4.970808</text:p>
          </table:table-cell>
          <table:table-cell office:value-type="float" office:value="0.05211827" calcext:value-type="float">
            <text:p>0.05211827</text:p>
          </table:table-cell>
          <table:table-cell office:value-type="float" office:value="0.04934328" calcext:value-type="float">
            <text:p>0.04934328</text:p>
          </table:table-cell>
          <table:table-cell office:value-type="float" office:value="0.03597049" calcext:value-type="float">
            <text:p>0.03597049</text:p>
          </table:table-cell>
          <table:table-cell office:value-type="float" office:value="0.03902923" calcext:value-type="float">
            <text:p>0.03902923</text:p>
          </table:table-cell>
          <table:table-cell office:value-type="float" office:value="0.01102333" calcext:value-type="float">
            <text:p>0.01102333</text:p>
          </table:table-cell>
          <table:table-cell office:value-type="float" office:value="0.007767274" calcext:value-type="float">
            <text:p>0.007767274</text:p>
          </table:table-cell>
          <table:table-cell office:value-type="float" office:value="0.02195961" calcext:value-type="float">
            <text:p>0.02195961</text:p>
          </table:table-cell>
          <table:table-cell office:value-type="float" office:value="0.01772485" calcext:value-type="float">
            <text:p>0.01772485</text:p>
          </table:table-cell>
          <table:table-cell office:value-type="float" office:value="0.01769353" calcext:value-type="float">
            <text:p>0.01769353</text:p>
          </table:table-cell>
          <table:table-cell office:value-type="float" office:value="0.01745233" calcext:value-type="float">
            <text:p>0.01745233</text:p>
          </table:table-cell>
          <table:table-cell office:value-type="float" office:value="0.01858201" calcext:value-type="float">
            <text:p>0.01858201</text:p>
          </table:table-cell>
          <table:table-cell office:value-type="float" office:value="0.005357664" calcext:value-type="float">
            <text:p>0.005357664</text:p>
          </table:table-cell>
          <table:table-cell office:value-type="float" office:value="0.005109604" calcext:value-type="float">
            <text:p>0.005109604</text:p>
          </table:table-cell>
          <table:table-cell office:value-type="float" office:value="0" calcext:value-type="float">
            <text:p>0</text:p>
          </table:table-cell>
          <table:table-cell office:value-type="float" office:value="17.69313" calcext:value-type="float">
            <text:p>17.69313</text:p>
          </table:table-cell>
          <table:table-cell office:value-type="float" office:value="0.05206528" calcext:value-type="float">
            <text:p>0.05206528</text:p>
          </table:table-cell>
          <table:table-cell office:value-type="float" office:value="0.01100281" calcext:value-type="float">
            <text:p>0.01100281</text:p>
          </table:table-cell>
          <table:table-cell office:value-type="float" office:value="0.01228253" calcext:value-type="float">
            <text:p>0.01228253</text:p>
          </table:table-cell>
          <table:table-cell office:value-type="float" office:value="0.01199211" calcext:value-type="float">
            <text:p>0.01199211</text:p>
          </table:table-cell>
          <table:table-cell office:value-type="float" office:value="0.009808792" calcext:value-type="float">
            <text:p>0.009808792</text:p>
          </table:table-cell>
          <table:table-cell office:value-type="float" office:value="1.554345" calcext:value-type="float">
            <text:p>1.554345</text:p>
          </table:table-cell>
          <table:table-cell office:value-type="float" office:value="1.365664" calcext:value-type="float">
            <text:p>1.365664</text:p>
          </table:table-cell>
          <table:table-cell office:value-type="float" office:value="0.09992486" calcext:value-type="float">
            <text:p>0.09992486</text:p>
          </table:table-cell>
          <table:table-cell office:value-type="float" office:value="1.545517" calcext:value-type="float">
            <text:p>1.545517</text:p>
          </table:table-cell>
          <table:table-cell office:value-type="float" office:value="0.6576034" calcext:value-type="float">
            <text:p>0.6576034</text:p>
          </table:table-cell>
          <table:table-cell office:value-type="float" office:value="0.434955" calcext:value-type="float">
            <text:p>0.434955</text:p>
          </table:table-cell>
          <table:table-cell office:value-type="float" office:value="0.3559214" calcext:value-type="float">
            <text:p>0.3559214</text:p>
          </table:table-cell>
          <table:table-cell office:value-type="float" office:value="0.3532451" calcext:value-type="float">
            <text:p>0.3532451</text:p>
          </table:table-cell>
          <table:table-cell office:value-type="float" office:value="0" calcext:value-type="float">
            <text:p>0</text:p>
          </table:table-cell>
          <table:table-cell office:value-type="float" office:value="10472.3" calcext:value-type="float">
            <text:p>1047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472427" calcext:value-type="float">
            <text:p>-0.247242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072004" calcext:value-type="float">
            <text:p>28072004</text:p>
          </table:table-cell>
          <table:table-cell office:value-type="float" office:value="15.89332" calcext:value-type="float">
            <text:p>15.89332</text:p>
          </table:table-cell>
          <table:table-cell office:value-type="float" office:value="1089.367" calcext:value-type="float">
            <text:p>1089.367</text:p>
          </table:table-cell>
          <table:table-cell office:value-type="float" office:value="0" calcext:value-type="float">
            <text:p>0</text:p>
          </table:table-cell>
          <table:table-cell office:value-type="float" office:value="-19.50105" calcext:value-type="float">
            <text:p>-19.50105</text:p>
          </table:table-cell>
          <table:table-cell office:value-type="float" office:value="2.357133" calcext:value-type="float">
            <text:p>2.357133</text:p>
          </table:table-cell>
          <table:table-cell office:value-type="float" office:value="2.633671" calcext:value-type="float">
            <text:p>2.633671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4076326" calcext:value-type="float">
            <text:p>0.0004076326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6549" calcext:value-type="float">
            <text:p>0.1646549</text:p>
          </table:table-cell>
          <table:table-cell office:value-type="float" office:value="-0.2250929" calcext:value-type="float">
            <text:p>-0.2250929</text:p>
          </table:table-cell>
          <table:table-cell office:value-type="float" office:value="0.0007635906" calcext:value-type="float">
            <text:p>0.0007635906</text:p>
          </table:table-cell>
          <table:table-cell office:value-type="float" office:value="0.00003484619" calcext:value-type="float">
            <text:p>3.484619E-05</text:p>
          </table:table-cell>
          <table:table-cell office:value-type="float" office:value="13.79335" calcext:value-type="float">
            <text:p>13.79335</text:p>
          </table:table-cell>
          <table:table-cell office:value-type="float" office:value="5.327274" calcext:value-type="float">
            <text:p>5.327274</text:p>
          </table:table-cell>
          <table:table-cell office:value-type="float" office:value="0.05367372" calcext:value-type="float">
            <text:p>0.05367372</text:p>
          </table:table-cell>
          <table:table-cell office:value-type="float" office:value="0.05013698" calcext:value-type="float">
            <text:p>0.05013698</text:p>
          </table:table-cell>
          <table:table-cell office:value-type="float" office:value="0.03642065" calcext:value-type="float">
            <text:p>0.03642065</text:p>
          </table:table-cell>
          <table:table-cell office:value-type="float" office:value="0.03959298" calcext:value-type="float">
            <text:p>0.03959298</text:p>
          </table:table-cell>
          <table:table-cell office:value-type="float" office:value="0.01118487" calcext:value-type="float">
            <text:p>0.01118487</text:p>
          </table:table-cell>
          <table:table-cell office:value-type="float" office:value="0.007669809" calcext:value-type="float">
            <text:p>0.007669809</text:p>
          </table:table-cell>
          <table:table-cell office:value-type="float" office:value="0.02180498" calcext:value-type="float">
            <text:p>0.02180498</text:p>
          </table:table-cell>
          <table:table-cell office:value-type="float" office:value="0.01766626" calcext:value-type="float">
            <text:p>0.01766626</text:p>
          </table:table-cell>
          <table:table-cell office:value-type="float" office:value="0.01762165" calcext:value-type="float">
            <text:p>0.01762165</text:p>
          </table:table-cell>
          <table:table-cell office:value-type="float" office:value="0.01742464" calcext:value-type="float">
            <text:p>0.01742464</text:p>
          </table:table-cell>
          <table:table-cell office:value-type="float" office:value="0.01855586" calcext:value-type="float">
            <text:p>0.01855586</text:p>
          </table:table-cell>
          <table:table-cell office:value-type="float" office:value="0.005353337" calcext:value-type="float">
            <text:p>0.005353337</text:p>
          </table:table-cell>
          <table:table-cell office:value-type="float" office:value="0.005107924" calcext:value-type="float">
            <text:p>0.005107924</text:p>
          </table:table-cell>
          <table:table-cell office:value-type="float" office:value="0" calcext:value-type="float">
            <text:p>0</text:p>
          </table:table-cell>
          <table:table-cell office:value-type="float" office:value="19.87903" calcext:value-type="float">
            <text:p>19.87903</text:p>
          </table:table-cell>
          <table:table-cell office:value-type="float" office:value="0.06011912" calcext:value-type="float">
            <text:p>0.06011912</text:p>
          </table:table-cell>
          <table:table-cell office:value-type="float" office:value="0.01089939" calcext:value-type="float">
            <text:p>0.01089939</text:p>
          </table:table-cell>
          <table:table-cell office:value-type="float" office:value="0.01205423" calcext:value-type="float">
            <text:p>0.01205423</text:p>
          </table:table-cell>
          <table:table-cell office:value-type="float" office:value="0.01169234" calcext:value-type="float">
            <text:p>0.01169234</text:p>
          </table:table-cell>
          <table:table-cell office:value-type="float" office:value="0.009134091" calcext:value-type="float">
            <text:p>0.009134091</text:p>
          </table:table-cell>
          <table:table-cell office:value-type="float" office:value="1.546119" calcext:value-type="float">
            <text:p>1.546119</text:p>
          </table:table-cell>
          <table:table-cell office:value-type="float" office:value="1.183017" calcext:value-type="float">
            <text:p>1.183017</text:p>
          </table:table-cell>
          <table:table-cell office:value-type="float" office:value="0.09964202" calcext:value-type="float">
            <text:p>0.09964202</text:p>
          </table:table-cell>
          <table:table-cell office:value-type="float" office:value="1.47618" calcext:value-type="float">
            <text:p>1.47618</text:p>
          </table:table-cell>
          <table:table-cell office:value-type="float" office:value="0.6369574" calcext:value-type="float">
            <text:p>0.6369574</text:p>
          </table:table-cell>
          <table:table-cell office:value-type="float" office:value="0.4301711" calcext:value-type="float">
            <text:p>0.4301711</text:p>
          </table:table-cell>
          <table:table-cell office:value-type="float" office:value="0.3558346" calcext:value-type="float">
            <text:p>0.3558346</text:p>
          </table:table-cell>
          <table:table-cell office:value-type="float" office:value="0.3532528" calcext:value-type="float">
            <text:p>0.3532528</text:p>
          </table:table-cell>
          <table:table-cell office:value-type="float" office:value="0" calcext:value-type="float">
            <text:p>0</text:p>
          </table:table-cell>
          <table:table-cell office:value-type="float" office:value="10694.43" calcext:value-type="float">
            <text:p>10694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473187" calcext:value-type="float">
            <text:p>-0.247318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9072004" calcext:value-type="float">
            <text:p>29072004</text:p>
          </table:table-cell>
          <table:table-cell office:value-type="float" office:value="15.8731" calcext:value-type="float">
            <text:p>15.8731</text:p>
          </table:table-cell>
          <table:table-cell office:value-type="float" office:value="1089.385" calcext:value-type="float">
            <text:p>1089.385</text:p>
          </table:table-cell>
          <table:table-cell office:value-type="float" office:value="0" calcext:value-type="float">
            <text:p>0</text:p>
          </table:table-cell>
          <table:table-cell office:value-type="float" office:value="-19.94926" calcext:value-type="float">
            <text:p>-19.94926</text:p>
          </table:table-cell>
          <table:table-cell office:value-type="float" office:value="2.293784" calcext:value-type="float">
            <text:p>2.293784</text:p>
          </table:table-cell>
          <table:table-cell office:value-type="float" office:value="2.503119" calcext:value-type="float">
            <text:p>2.503119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4076572" calcext:value-type="float">
            <text:p>0.0004076572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6433" calcext:value-type="float">
            <text:p>0.1646433</text:p>
          </table:table-cell>
          <table:table-cell office:value-type="float" office:value="-0.2267707" calcext:value-type="float">
            <text:p>-0.2267707</text:p>
          </table:table-cell>
          <table:table-cell office:value-type="float" office:value="0.0007726425" calcext:value-type="float">
            <text:p>0.0007726425</text:p>
          </table:table-cell>
          <table:table-cell office:value-type="float" office:value="0.00003597202" calcext:value-type="float">
            <text:p>3.597202E-05</text:p>
          </table:table-cell>
          <table:table-cell office:value-type="float" office:value="13.96685" calcext:value-type="float">
            <text:p>13.96685</text:p>
          </table:table-cell>
          <table:table-cell office:value-type="float" office:value="2.875931" calcext:value-type="float">
            <text:p>2.875931</text:p>
          </table:table-cell>
          <table:table-cell office:value-type="float" office:value="0.0521971" calcext:value-type="float">
            <text:p>0.0521971</text:p>
          </table:table-cell>
          <table:table-cell office:value-type="float" office:value="0.05052761" calcext:value-type="float">
            <text:p>0.05052761</text:p>
          </table:table-cell>
          <table:table-cell office:value-type="float" office:value="0.03679152" calcext:value-type="float">
            <text:p>0.03679152</text:p>
          </table:table-cell>
          <table:table-cell office:value-type="float" office:value="0.04014993" calcext:value-type="float">
            <text:p>0.04014993</text:p>
          </table:table-cell>
          <table:table-cell office:value-type="float" office:value="0.01144173" calcext:value-type="float">
            <text:p>0.01144173</text:p>
          </table:table-cell>
          <table:table-cell office:value-type="float" office:value="0.007605372" calcext:value-type="float">
            <text:p>0.007605372</text:p>
          </table:table-cell>
          <table:table-cell office:value-type="float" office:value="0.02165865" calcext:value-type="float">
            <text:p>0.02165865</text:p>
          </table:table-cell>
          <table:table-cell office:value-type="float" office:value="0.01761006" calcext:value-type="float">
            <text:p>0.01761006</text:p>
          </table:table-cell>
          <table:table-cell office:value-type="float" office:value="0.01756286" calcext:value-type="float">
            <text:p>0.01756286</text:p>
          </table:table-cell>
          <table:table-cell office:value-type="float" office:value="0.01738982" calcext:value-type="float">
            <text:p>0.01738982</text:p>
          </table:table-cell>
          <table:table-cell office:value-type="float" office:value="0.01853099" calcext:value-type="float">
            <text:p>0.01853099</text:p>
          </table:table-cell>
          <table:table-cell office:value-type="float" office:value="0.005348973" calcext:value-type="float">
            <text:p>0.005348973</text:p>
          </table:table-cell>
          <table:table-cell office:value-type="float" office:value="0.00510624" calcext:value-type="float">
            <text:p>0.00510624</text:p>
          </table:table-cell>
          <table:table-cell office:value-type="float" office:value="0" calcext:value-type="float">
            <text:p>0</text:p>
          </table:table-cell>
          <table:table-cell office:value-type="float" office:value="14.60551" calcext:value-type="float">
            <text:p>14.60551</text:p>
          </table:table-cell>
          <table:table-cell office:value-type="float" office:value="0.04374165" calcext:value-type="float">
            <text:p>0.04374165</text:p>
          </table:table-cell>
          <table:table-cell office:value-type="float" office:value="0.01079646" calcext:value-type="float">
            <text:p>0.01079646</text:p>
          </table:table-cell>
          <table:table-cell office:value-type="float" office:value="0.01184416" calcext:value-type="float">
            <text:p>0.01184416</text:p>
          </table:table-cell>
          <table:table-cell office:value-type="float" office:value="0.01144457" calcext:value-type="float">
            <text:p>0.01144457</text:p>
          </table:table-cell>
          <table:table-cell office:value-type="float" office:value="0.008661455" calcext:value-type="float">
            <text:p>0.008661455</text:p>
          </table:table-cell>
          <table:table-cell office:value-type="float" office:value="1.537965" calcext:value-type="float">
            <text:p>1.537965</text:p>
          </table:table-cell>
          <table:table-cell office:value-type="float" office:value="1.002883" calcext:value-type="float">
            <text:p>1.002883</text:p>
          </table:table-cell>
          <table:table-cell office:value-type="float" office:value="0.0993716" calcext:value-type="float">
            <text:p>0.0993716</text:p>
          </table:table-cell>
          <table:table-cell office:value-type="float" office:value="1.411472" calcext:value-type="float">
            <text:p>1.411472</text:p>
          </table:table-cell>
          <table:table-cell office:value-type="float" office:value="0.6092189" calcext:value-type="float">
            <text:p>0.6092189</text:p>
          </table:table-cell>
          <table:table-cell office:value-type="float" office:value="0.4256029" calcext:value-type="float">
            <text:p>0.4256029</text:p>
          </table:table-cell>
          <table:table-cell office:value-type="float" office:value="0.3557324" calcext:value-type="float">
            <text:p>0.3557324</text:p>
          </table:table-cell>
          <table:table-cell office:value-type="float" office:value="0.3532605" calcext:value-type="float">
            <text:p>0.3532605</text:p>
          </table:table-cell>
          <table:table-cell office:value-type="float" office:value="0" calcext:value-type="float">
            <text:p>0</text:p>
          </table:table-cell>
          <table:table-cell office:value-type="float" office:value="10857.93" calcext:value-type="float">
            <text:p>10857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474521" calcext:value-type="float">
            <text:p>-0.247452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072004" calcext:value-type="float">
            <text:p>30072004</text:p>
          </table:table-cell>
          <table:table-cell office:value-type="float" office:value="15.85347" calcext:value-type="float">
            <text:p>15.85347</text:p>
          </table:table-cell>
          <table:table-cell office:value-type="float" office:value="1089.414" calcext:value-type="float">
            <text:p>1089.414</text:p>
          </table:table-cell>
          <table:table-cell office:value-type="float" office:value="0" calcext:value-type="float">
            <text:p>0</text:p>
          </table:table-cell>
          <table:table-cell office:value-type="float" office:value="-20.45484" calcext:value-type="float">
            <text:p>-20.45484</text:p>
          </table:table-cell>
          <table:table-cell office:value-type="float" office:value="2.158278" calcext:value-type="float">
            <text:p>2.158278</text:p>
          </table:table-cell>
          <table:table-cell office:value-type="float" office:value="2.345136" calcext:value-type="float">
            <text:p>2.345136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4163801" calcext:value-type="float">
            <text:p>0.0004163801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7199" calcext:value-type="float">
            <text:p>0.1647199</text:p>
          </table:table-cell>
          <table:table-cell office:value-type="float" office:value="-0.2335023" calcext:value-type="float">
            <text:p>-0.2335023</text:p>
          </table:table-cell>
          <table:table-cell office:value-type="float" office:value="0.0007796074" calcext:value-type="float">
            <text:p>0.0007796074</text:p>
          </table:table-cell>
          <table:table-cell office:value-type="float" office:value="0.0000380751" calcext:value-type="float">
            <text:p>3.80751E-05</text:p>
          </table:table-cell>
          <table:table-cell office:value-type="float" office:value="14.15753" calcext:value-type="float">
            <text:p>14.15753</text:p>
          </table:table-cell>
          <table:table-cell office:value-type="float" office:value="4.687909" calcext:value-type="float">
            <text:p>4.687909</text:p>
          </table:table-cell>
          <table:table-cell office:value-type="float" office:value="0.06234028" calcext:value-type="float">
            <text:p>0.06234028</text:p>
          </table:table-cell>
          <table:table-cell office:value-type="float" office:value="0.0505581" calcext:value-type="float">
            <text:p>0.0505581</text:p>
          </table:table-cell>
          <table:table-cell office:value-type="float" office:value="0.03657163" calcext:value-type="float">
            <text:p>0.03657163</text:p>
          </table:table-cell>
          <table:table-cell office:value-type="float" office:value="0.03981493" calcext:value-type="float">
            <text:p>0.03981493</text:p>
          </table:table-cell>
          <table:table-cell office:value-type="float" office:value="0.0114776" calcext:value-type="float">
            <text:p>0.0114776</text:p>
          </table:table-cell>
          <table:table-cell office:value-type="float" office:value="0.007590538" calcext:value-type="float">
            <text:p>0.007590538</text:p>
          </table:table-cell>
          <table:table-cell office:value-type="float" office:value="0.02150677" calcext:value-type="float">
            <text:p>0.02150677</text:p>
          </table:table-cell>
          <table:table-cell office:value-type="float" office:value="0.01755374" calcext:value-type="float">
            <text:p>0.01755374</text:p>
          </table:table-cell>
          <table:table-cell office:value-type="float" office:value="0.01755663" calcext:value-type="float">
            <text:p>0.01755663</text:p>
          </table:table-cell>
          <table:table-cell office:value-type="float" office:value="0.01734345" calcext:value-type="float">
            <text:p>0.01734345</text:p>
          </table:table-cell>
          <table:table-cell office:value-type="float" office:value="0.01850706" calcext:value-type="float">
            <text:p>0.01850706</text:p>
          </table:table-cell>
          <table:table-cell office:value-type="float" office:value="0.00534408" calcext:value-type="float">
            <text:p>0.00534408</text:p>
          </table:table-cell>
          <table:table-cell office:value-type="float" office:value="0.005104545" calcext:value-type="float">
            <text:p>0.005104545</text:p>
          </table:table-cell>
          <table:table-cell office:value-type="float" office:value="0" calcext:value-type="float">
            <text:p>0</text:p>
          </table:table-cell>
          <table:table-cell office:value-type="float" office:value="10.7872" calcext:value-type="float">
            <text:p>10.7872</text:p>
          </table:table-cell>
          <table:table-cell office:value-type="float" office:value="0.05237824" calcext:value-type="float">
            <text:p>0.05237824</text:p>
          </table:table-cell>
          <table:table-cell office:value-type="float" office:value="0.01101552" calcext:value-type="float">
            <text:p>0.01101552</text:p>
          </table:table-cell>
          <table:table-cell office:value-type="float" office:value="0.01184698" calcext:value-type="float">
            <text:p>0.01184698</text:p>
          </table:table-cell>
          <table:table-cell office:value-type="float" office:value="0.01144533" calcext:value-type="float">
            <text:p>0.01144533</text:p>
          </table:table-cell>
          <table:table-cell office:value-type="float" office:value="0.008555228" calcext:value-type="float">
            <text:p>0.008555228</text:p>
          </table:table-cell>
          <table:table-cell office:value-type="float" office:value="1.529451" calcext:value-type="float">
            <text:p>1.529451</text:p>
          </table:table-cell>
          <table:table-cell office:value-type="float" office:value="0.8281741" calcext:value-type="float">
            <text:p>0.8281741</text:p>
          </table:table-cell>
          <table:table-cell office:value-type="float" office:value="0.09912155" calcext:value-type="float">
            <text:p>0.09912155</text:p>
          </table:table-cell>
          <table:table-cell office:value-type="float" office:value="1.359581" calcext:value-type="float">
            <text:p>1.359581</text:p>
          </table:table-cell>
          <table:table-cell office:value-type="float" office:value="0.5746188" calcext:value-type="float">
            <text:p>0.5746188</text:p>
          </table:table-cell>
          <table:table-cell office:value-type="float" office:value="0.4209894" calcext:value-type="float">
            <text:p>0.4209894</text:p>
          </table:table-cell>
          <table:table-cell office:value-type="float" office:value="0.3554588" calcext:value-type="float">
            <text:p>0.3554588</text:p>
          </table:table-cell>
          <table:table-cell office:value-type="float" office:value="0.3532684" calcext:value-type="float">
            <text:p>0.3532684</text:p>
          </table:table-cell>
          <table:table-cell office:value-type="float" office:value="0" calcext:value-type="float">
            <text:p>0</text:p>
          </table:table-cell>
          <table:table-cell office:value-type="float" office:value="10486.37" calcext:value-type="float">
            <text:p>10486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696992" calcext:value-type="float">
            <text:p>-0.269699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072004" calcext:value-type="float">
            <text:p>31072004</text:p>
          </table:table-cell>
          <table:table-cell office:value-type="float" office:value="15.81456" calcext:value-type="float">
            <text:p>15.81456</text:p>
          </table:table-cell>
          <table:table-cell office:value-type="float" office:value="1089.436" calcext:value-type="float">
            <text:p>1089.436</text:p>
          </table:table-cell>
          <table:table-cell office:value-type="float" office:value="0" calcext:value-type="float">
            <text:p>0</text:p>
          </table:table-cell>
          <table:table-cell office:value-type="float" office:value="-20.87389" calcext:value-type="float">
            <text:p>-20.87389</text:p>
          </table:table-cell>
          <table:table-cell office:value-type="float" office:value="2.071909" calcext:value-type="float">
            <text:p>2.071909</text:p>
          </table:table-cell>
          <table:table-cell office:value-type="float" office:value="2.270648" calcext:value-type="float">
            <text:p>2.270648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4291256" calcext:value-type="float">
            <text:p>0.0004291256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693" calcext:value-type="float">
            <text:p>0.164693</text:p>
          </table:table-cell>
          <table:table-cell office:value-type="float" office:value="-0.240777" calcext:value-type="float">
            <text:p>-0.240777</text:p>
          </table:table-cell>
          <table:table-cell office:value-type="float" office:value="0.0007882676" calcext:value-type="float">
            <text:p>0.0007882676</text:p>
          </table:table-cell>
          <table:table-cell office:value-type="float" office:value="0.00004090443" calcext:value-type="float">
            <text:p>4.090443E-05</text:p>
          </table:table-cell>
          <table:table-cell office:value-type="float" office:value="14.25051" calcext:value-type="float">
            <text:p>14.25051</text:p>
          </table:table-cell>
          <table:table-cell office:value-type="float" office:value="2.506824" calcext:value-type="float">
            <text:p>2.506824</text:p>
          </table:table-cell>
          <table:table-cell office:value-type="float" office:value="0.05782131" calcext:value-type="float">
            <text:p>0.05782131</text:p>
          </table:table-cell>
          <table:table-cell office:value-type="float" office:value="0.05035299" calcext:value-type="float">
            <text:p>0.05035299</text:p>
          </table:table-cell>
          <table:table-cell office:value-type="float" office:value="0.0362314" calcext:value-type="float">
            <text:p>0.0362314</text:p>
          </table:table-cell>
          <table:table-cell office:value-type="float" office:value="0.03945618" calcext:value-type="float">
            <text:p>0.03945618</text:p>
          </table:table-cell>
          <table:table-cell office:value-type="float" office:value="0.01147877" calcext:value-type="float">
            <text:p>0.01147877</text:p>
          </table:table-cell>
          <table:table-cell office:value-type="float" office:value="0.007528778" calcext:value-type="float">
            <text:p>0.007528778</text:p>
          </table:table-cell>
          <table:table-cell office:value-type="float" office:value="0.02132827" calcext:value-type="float">
            <text:p>0.02132827</text:p>
          </table:table-cell>
          <table:table-cell office:value-type="float" office:value="0.01749396" calcext:value-type="float">
            <text:p>0.01749396</text:p>
          </table:table-cell>
          <table:table-cell office:value-type="float" office:value="0.01758948" calcext:value-type="float">
            <text:p>0.01758948</text:p>
          </table:table-cell>
          <table:table-cell office:value-type="float" office:value="0.01727718" calcext:value-type="float">
            <text:p>0.01727718</text:p>
          </table:table-cell>
          <table:table-cell office:value-type="float" office:value="0.01848345" calcext:value-type="float">
            <text:p>0.01848345</text:p>
          </table:table-cell>
          <table:table-cell office:value-type="float" office:value="0.005339627" calcext:value-type="float">
            <text:p>0.005339627</text:p>
          </table:table-cell>
          <table:table-cell office:value-type="float" office:value="0.005102814" calcext:value-type="float">
            <text:p>0.005102814</text:p>
          </table:table-cell>
          <table:table-cell office:value-type="float" office:value="0" calcext:value-type="float">
            <text:p>0</text:p>
          </table:table-cell>
          <table:table-cell office:value-type="float" office:value="11.86753" calcext:value-type="float">
            <text:p>11.86753</text:p>
          </table:table-cell>
          <table:table-cell office:value-type="float" office:value="0.03118284" calcext:value-type="float">
            <text:p>0.03118284</text:p>
          </table:table-cell>
          <table:table-cell office:value-type="float" office:value="0.01057675" calcext:value-type="float">
            <text:p>0.01057675</text:p>
          </table:table-cell>
          <table:table-cell office:value-type="float" office:value="0.01168317" calcext:value-type="float">
            <text:p>0.01168317</text:p>
          </table:table-cell>
          <table:table-cell office:value-type="float" office:value="0.01122289" calcext:value-type="float">
            <text:p>0.01122289</text:p>
          </table:table-cell>
          <table:table-cell office:value-type="float" office:value="0.008315705" calcext:value-type="float">
            <text:p>0.008315705</text:p>
          </table:table-cell>
          <table:table-cell office:value-type="float" office:value="1.520627" calcext:value-type="float">
            <text:p>1.520627</text:p>
          </table:table-cell>
          <table:table-cell office:value-type="float" office:value="0.6783645" calcext:value-type="float">
            <text:p>0.6783645</text:p>
          </table:table-cell>
          <table:table-cell office:value-type="float" office:value="0.09887469" calcext:value-type="float">
            <text:p>0.09887469</text:p>
          </table:table-cell>
          <table:table-cell office:value-type="float" office:value="1.321375" calcext:value-type="float">
            <text:p>1.321375</text:p>
          </table:table-cell>
          <table:table-cell office:value-type="float" office:value="0.5191171" calcext:value-type="float">
            <text:p>0.5191171</text:p>
          </table:table-cell>
          <table:table-cell office:value-type="float" office:value="0.4157065" calcext:value-type="float">
            <text:p>0.4157065</text:p>
          </table:table-cell>
          <table:table-cell office:value-type="float" office:value="0.3553406" calcext:value-type="float">
            <text:p>0.3553406</text:p>
          </table:table-cell>
          <table:table-cell office:value-type="float" office:value="0.3532764" calcext:value-type="float">
            <text:p>0.3532764</text:p>
          </table:table-cell>
          <table:table-cell office:value-type="float" office:value="0" calcext:value-type="float">
            <text:p>0</text:p>
          </table:table-cell>
          <table:table-cell office:value-type="float" office:value="10483.48" calcext:value-type="float">
            <text:p>10483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23335" calcext:value-type="float">
            <text:p>-0.272333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82004" calcext:value-type="float">
            <text:p>1082004</text:p>
          </table:table-cell>
          <table:table-cell office:value-type="float" office:value="15.67064" calcext:value-type="float">
            <text:p>15.67064</text:p>
          </table:table-cell>
          <table:table-cell office:value-type="float" office:value="1089.43" calcext:value-type="float">
            <text:p>1089.43</text:p>
          </table:table-cell>
          <table:table-cell office:value-type="float" office:value="0" calcext:value-type="float">
            <text:p>0</text:p>
          </table:table-cell>
          <table:table-cell office:value-type="float" office:value="-21.29336" calcext:value-type="float">
            <text:p>-21.29336</text:p>
          </table:table-cell>
          <table:table-cell office:value-type="float" office:value="2.153059" calcext:value-type="float">
            <text:p>2.153059</text:p>
          </table:table-cell>
          <table:table-cell office:value-type="float" office:value="2.170521" calcext:value-type="float">
            <text:p>2.170521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4418689" calcext:value-type="float">
            <text:p>0.0004418689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661" calcext:value-type="float">
            <text:p>0.164661</text:p>
          </table:table-cell>
          <table:table-cell office:value-type="float" office:value="-0.2438775" calcext:value-type="float">
            <text:p>-0.2438775</text:p>
          </table:table-cell>
          <table:table-cell office:value-type="float" office:value="0.0007934217" calcext:value-type="float">
            <text:p>0.0007934217</text:p>
          </table:table-cell>
          <table:table-cell office:value-type="float" office:value="0.00004207606" calcext:value-type="float">
            <text:p>4.207606E-05</text:p>
          </table:table-cell>
          <table:table-cell office:value-type="float" office:value="14.00091" calcext:value-type="float">
            <text:p>14.00091</text:p>
          </table:table-cell>
          <table:table-cell office:value-type="float" office:value="2.362508" calcext:value-type="float">
            <text:p>2.362508</text:p>
          </table:table-cell>
          <table:table-cell office:value-type="float" office:value="0.0612717" calcext:value-type="float">
            <text:p>0.0612717</text:p>
          </table:table-cell>
          <table:table-cell office:value-type="float" office:value="0.05380604" calcext:value-type="float">
            <text:p>0.05380604</text:p>
          </table:table-cell>
          <table:table-cell office:value-type="float" office:value="0.03803473" calcext:value-type="float">
            <text:p>0.03803473</text:p>
          </table:table-cell>
          <table:table-cell office:value-type="float" office:value="0.0410124" calcext:value-type="float">
            <text:p>0.0410124</text:p>
          </table:table-cell>
          <table:table-cell office:value-type="float" office:value="0.01178483" calcext:value-type="float">
            <text:p>0.01178483</text:p>
          </table:table-cell>
          <table:table-cell office:value-type="float" office:value="0.007478459" calcext:value-type="float">
            <text:p>0.007478459</text:p>
          </table:table-cell>
          <table:table-cell office:value-type="float" office:value="0.02108295" calcext:value-type="float">
            <text:p>0.02108295</text:p>
          </table:table-cell>
          <table:table-cell office:value-type="float" office:value="0.01743844" calcext:value-type="float">
            <text:p>0.01743844</text:p>
          </table:table-cell>
          <table:table-cell office:value-type="float" office:value="0.01762209" calcext:value-type="float">
            <text:p>0.01762209</text:p>
          </table:table-cell>
          <table:table-cell office:value-type="float" office:value="0.01719547" calcext:value-type="float">
            <text:p>0.01719547</text:p>
          </table:table-cell>
          <table:table-cell office:value-type="float" office:value="0.01845367" calcext:value-type="float">
            <text:p>0.01845367</text:p>
          </table:table-cell>
          <table:table-cell office:value-type="float" office:value="0.005335107" calcext:value-type="float">
            <text:p>0.005335107</text:p>
          </table:table-cell>
          <table:table-cell office:value-type="float" office:value="0.005101094" calcext:value-type="float">
            <text:p>0.005101094</text:p>
          </table:table-cell>
          <table:table-cell office:value-type="float" office:value="0" calcext:value-type="float">
            <text:p>0</text:p>
          </table:table-cell>
          <table:table-cell office:value-type="float" office:value="12.03612" calcext:value-type="float">
            <text:p>12.03612</text:p>
          </table:table-cell>
          <table:table-cell office:value-type="float" office:value="0.03294128" calcext:value-type="float">
            <text:p>0.03294128</text:p>
          </table:table-cell>
          <table:table-cell office:value-type="float" office:value="0.01022974" calcext:value-type="float">
            <text:p>0.01022974</text:p>
          </table:table-cell>
          <table:table-cell office:value-type="float" office:value="0.01127953" calcext:value-type="float">
            <text:p>0.01127953</text:p>
          </table:table-cell>
          <table:table-cell office:value-type="float" office:value="0.01082868" calcext:value-type="float">
            <text:p>0.01082868</text:p>
          </table:table-cell>
          <table:table-cell office:value-type="float" office:value="0.007902213" calcext:value-type="float">
            <text:p>0.007902213</text:p>
          </table:table-cell>
          <table:table-cell office:value-type="float" office:value="1.511792" calcext:value-type="float">
            <text:p>1.511792</text:p>
          </table:table-cell>
          <table:table-cell office:value-type="float" office:value="0.6035639" calcext:value-type="float">
            <text:p>0.6035639</text:p>
          </table:table-cell>
          <table:table-cell office:value-type="float" office:value="0.09865778" calcext:value-type="float">
            <text:p>0.09865778</text:p>
          </table:table-cell>
          <table:table-cell office:value-type="float" office:value="1.286064" calcext:value-type="float">
            <text:p>1.286064</text:p>
          </table:table-cell>
          <table:table-cell office:value-type="float" office:value="0.4495459" calcext:value-type="float">
            <text:p>0.4495459</text:p>
          </table:table-cell>
          <table:table-cell office:value-type="float" office:value="0.4056156" calcext:value-type="float">
            <text:p>0.4056156</text:p>
          </table:table-cell>
          <table:table-cell office:value-type="float" office:value="0.3551894" calcext:value-type="float">
            <text:p>0.3551894</text:p>
          </table:table-cell>
          <table:table-cell office:value-type="float" office:value="0.353284" calcext:value-type="float">
            <text:p>0.353284</text:p>
          </table:table-cell>
          <table:table-cell office:value-type="float" office:value="0" calcext:value-type="float">
            <text:p>0</text:p>
          </table:table-cell>
          <table:table-cell office:value-type="float" office:value="11043.65" calcext:value-type="float">
            <text:p>11043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27833" calcext:value-type="float">
            <text:p>-0.272783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82004" calcext:value-type="float">
            <text:p>2082004</text:p>
          </table:table-cell>
          <table:table-cell office:value-type="float" office:value="15.53443" calcext:value-type="float">
            <text:p>15.53443</text:p>
          </table:table-cell>
          <table:table-cell office:value-type="float" office:value="1089.41" calcext:value-type="float">
            <text:p>1089.41</text:p>
          </table:table-cell>
          <table:table-cell office:value-type="float" office:value="0" calcext:value-type="float">
            <text:p>0</text:p>
          </table:table-cell>
          <table:table-cell office:value-type="float" office:value="-21.69541" calcext:value-type="float">
            <text:p>-21.69541</text:p>
          </table:table-cell>
          <table:table-cell office:value-type="float" office:value="2.2419" calcext:value-type="float">
            <text:p>2.2419</text:p>
          </table:table-cell>
          <table:table-cell office:value-type="float" office:value="2.076106" calcext:value-type="float">
            <text:p>2.076106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4546122" calcext:value-type="float">
            <text:p>0.0004546122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6228" calcext:value-type="float">
            <text:p>0.1646228</text:p>
          </table:table-cell>
          <table:table-cell office:value-type="float" office:value="-0.2443825" calcext:value-type="float">
            <text:p>-0.2443825</text:p>
          </table:table-cell>
          <table:table-cell office:value-type="float" office:value="0.0007957122" calcext:value-type="float">
            <text:p>0.0007957122</text:p>
          </table:table-cell>
          <table:table-cell office:value-type="float" office:value="0.00004322294" calcext:value-type="float">
            <text:p>4.322294E-05</text:p>
          </table:table-cell>
          <table:table-cell office:value-type="float" office:value="13.73693" calcext:value-type="float">
            <text:p>13.73693</text:p>
          </table:table-cell>
          <table:table-cell office:value-type="float" office:value="2.069505" calcext:value-type="float">
            <text:p>2.069505</text:p>
          </table:table-cell>
          <table:table-cell office:value-type="float" office:value="0.06471801" calcext:value-type="float">
            <text:p>0.06471801</text:p>
          </table:table-cell>
          <table:table-cell office:value-type="float" office:value="0.05738492" calcext:value-type="float">
            <text:p>0.05738492</text:p>
          </table:table-cell>
          <table:table-cell office:value-type="float" office:value="0.04025453" calcext:value-type="float">
            <text:p>0.04025453</text:p>
          </table:table-cell>
          <table:table-cell office:value-type="float" office:value="0.04315975" calcext:value-type="float">
            <text:p>0.04315975</text:p>
          </table:table-cell>
          <table:table-cell office:value-type="float" office:value="0.01225921" calcext:value-type="float">
            <text:p>0.01225921</text:p>
          </table:table-cell>
          <table:table-cell office:value-type="float" office:value="0.007465673" calcext:value-type="float">
            <text:p>0.007465673</text:p>
          </table:table-cell>
          <table:table-cell office:value-type="float" office:value="0.02078578" calcext:value-type="float">
            <text:p>0.02078578</text:p>
          </table:table-cell>
          <table:table-cell office:value-type="float" office:value="0.01739462" calcext:value-type="float">
            <text:p>0.01739462</text:p>
          </table:table-cell>
          <table:table-cell office:value-type="float" office:value="0.01766055" calcext:value-type="float">
            <text:p>0.01766055</text:p>
          </table:table-cell>
          <table:table-cell office:value-type="float" office:value="0.01710766" calcext:value-type="float">
            <text:p>0.01710766</text:p>
          </table:table-cell>
          <table:table-cell office:value-type="float" office:value="0.01841836" calcext:value-type="float">
            <text:p>0.01841836</text:p>
          </table:table-cell>
          <table:table-cell office:value-type="float" office:value="0.005330473" calcext:value-type="float">
            <text:p>0.005330473</text:p>
          </table:table-cell>
          <table:table-cell office:value-type="float" office:value="0.005099379" calcext:value-type="float">
            <text:p>0.005099379</text:p>
          </table:table-cell>
          <table:table-cell office:value-type="float" office:value="0" calcext:value-type="float">
            <text:p>0</text:p>
          </table:table-cell>
          <table:table-cell office:value-type="float" office:value="10.63845" calcext:value-type="float">
            <text:p>10.63845</text:p>
          </table:table-cell>
          <table:table-cell office:value-type="float" office:value="0.03303552" calcext:value-type="float">
            <text:p>0.03303552</text:p>
          </table:table-cell>
          <table:table-cell office:value-type="float" office:value="0.01001913" calcext:value-type="float">
            <text:p>0.01001913</text:p>
          </table:table-cell>
          <table:table-cell office:value-type="float" office:value="0.01094634" calcext:value-type="float">
            <text:p>0.01094634</text:p>
          </table:table-cell>
          <table:table-cell office:value-type="float" office:value="0.01049344" calcext:value-type="float">
            <text:p>0.01049344</text:p>
          </table:table-cell>
          <table:table-cell office:value-type="float" office:value="0.007451053" calcext:value-type="float">
            <text:p>0.007451053</text:p>
          </table:table-cell>
          <table:table-cell office:value-type="float" office:value="1.502829" calcext:value-type="float">
            <text:p>1.502829</text:p>
          </table:table-cell>
          <table:table-cell office:value-type="float" office:value="0.5930992" calcext:value-type="float">
            <text:p>0.5930992</text:p>
          </table:table-cell>
          <table:table-cell office:value-type="float" office:value="0.09844733" calcext:value-type="float">
            <text:p>0.09844733</text:p>
          </table:table-cell>
          <table:table-cell office:value-type="float" office:value="1.253467" calcext:value-type="float">
            <text:p>1.253467</text:p>
          </table:table-cell>
          <table:table-cell office:value-type="float" office:value="0.3821073" calcext:value-type="float">
            <text:p>0.3821073</text:p>
          </table:table-cell>
          <table:table-cell office:value-type="float" office:value="0.392947" calcext:value-type="float">
            <text:p>0.392947</text:p>
          </table:table-cell>
          <table:table-cell office:value-type="float" office:value="0.3549879" calcext:value-type="float">
            <text:p>0.3549879</text:p>
          </table:table-cell>
          <table:table-cell office:value-type="float" office:value="0.3532917" calcext:value-type="float">
            <text:p>0.3532917</text:p>
          </table:table-cell>
          <table:table-cell office:value-type="float" office:value="0" calcext:value-type="float">
            <text:p>0</text:p>
          </table:table-cell>
          <table:table-cell office:value-type="float" office:value="11620.43" calcext:value-type="float">
            <text:p>1162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28676" calcext:value-type="float">
            <text:p>-0.272867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82004" calcext:value-type="float">
            <text:p>3082004</text:p>
          </table:table-cell>
          <table:table-cell office:value-type="float" office:value="15.42285" calcext:value-type="float">
            <text:p>15.42285</text:p>
          </table:table-cell>
          <table:table-cell office:value-type="float" office:value="1089.383" calcext:value-type="float">
            <text:p>1089.383</text:p>
          </table:table-cell>
          <table:table-cell office:value-type="float" office:value="0" calcext:value-type="float">
            <text:p>0</text:p>
          </table:table-cell>
          <table:table-cell office:value-type="float" office:value="-22.05391" calcext:value-type="float">
            <text:p>-22.05391</text:p>
          </table:table-cell>
          <table:table-cell office:value-type="float" office:value="2.316769" calcext:value-type="float">
            <text:p>2.316769</text:p>
          </table:table-cell>
          <table:table-cell office:value-type="float" office:value="1.996841" calcext:value-type="float">
            <text:p>1.996841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4680294" calcext:value-type="float">
            <text:p>0.0004680294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5892" calcext:value-type="float">
            <text:p>0.1645892</text:p>
          </table:table-cell>
          <table:table-cell office:value-type="float" office:value="-0.2447762" calcext:value-type="float">
            <text:p>-0.2447762</text:p>
          </table:table-cell>
          <table:table-cell office:value-type="float" office:value="0.0007992046" calcext:value-type="float">
            <text:p>0.0007992046</text:p>
          </table:table-cell>
          <table:table-cell office:value-type="float" office:value="0.00004430934" calcext:value-type="float">
            <text:p>4.430934E-05</text:p>
          </table:table-cell>
          <table:table-cell office:value-type="float" office:value="13.49836" calcext:value-type="float">
            <text:p>13.49836</text:p>
          </table:table-cell>
          <table:table-cell office:value-type="float" office:value="1.731552" calcext:value-type="float">
            <text:p>1.731552</text:p>
          </table:table-cell>
          <table:table-cell office:value-type="float" office:value="0.06612369" calcext:value-type="float">
            <text:p>0.06612369</text:p>
          </table:table-cell>
          <table:table-cell office:value-type="float" office:value="0.05979663" calcext:value-type="float">
            <text:p>0.05979663</text:p>
          </table:table-cell>
          <table:table-cell office:value-type="float" office:value="0.04216937" calcext:value-type="float">
            <text:p>0.04216937</text:p>
          </table:table-cell>
          <table:table-cell office:value-type="float" office:value="0.04521652" calcext:value-type="float">
            <text:p>0.04521652</text:p>
          </table:table-cell>
          <table:table-cell office:value-type="float" office:value="0.01275412" calcext:value-type="float">
            <text:p>0.01275412</text:p>
          </table:table-cell>
          <table:table-cell office:value-type="float" office:value="0.007474779" calcext:value-type="float">
            <text:p>0.007474779</text:p>
          </table:table-cell>
          <table:table-cell office:value-type="float" office:value="0.02049468" calcext:value-type="float">
            <text:p>0.02049468</text:p>
          </table:table-cell>
          <table:table-cell office:value-type="float" office:value="0.01736084" calcext:value-type="float">
            <text:p>0.01736084</text:p>
          </table:table-cell>
          <table:table-cell office:value-type="float" office:value="0.01770339" calcext:value-type="float">
            <text:p>0.01770339</text:p>
          </table:table-cell>
          <table:table-cell office:value-type="float" office:value="0.01702098" calcext:value-type="float">
            <text:p>0.01702098</text:p>
          </table:table-cell>
          <table:table-cell office:value-type="float" office:value="0.01837973" calcext:value-type="float">
            <text:p>0.01837973</text:p>
          </table:table-cell>
          <table:table-cell office:value-type="float" office:value="0.00532575" calcext:value-type="float">
            <text:p>0.00532575</text:p>
          </table:table-cell>
          <table:table-cell office:value-type="float" office:value="0.005097661" calcext:value-type="float">
            <text:p>0.005097661</text:p>
          </table:table-cell>
          <table:table-cell office:value-type="float" office:value="0" calcext:value-type="float">
            <text:p>0</text:p>
          </table:table-cell>
          <table:table-cell office:value-type="float" office:value="9.215286" calcext:value-type="float">
            <text:p>9.215286</text:p>
          </table:table-cell>
          <table:table-cell office:value-type="float" office:value="0.03174114" calcext:value-type="float">
            <text:p>0.03174114</text:p>
          </table:table-cell>
          <table:table-cell office:value-type="float" office:value="0.009781958" calcext:value-type="float">
            <text:p>0.009781958</text:p>
          </table:table-cell>
          <table:table-cell office:value-type="float" office:value="0.01061564" calcext:value-type="float">
            <text:p>0.01061564</text:p>
          </table:table-cell>
          <table:table-cell office:value-type="float" office:value="0.01015348" calcext:value-type="float">
            <text:p>0.01015348</text:p>
          </table:table-cell>
          <table:table-cell office:value-type="float" office:value="0.007070575" calcext:value-type="float">
            <text:p>0.007070575</text:p>
          </table:table-cell>
          <table:table-cell office:value-type="float" office:value="1.493713" calcext:value-type="float">
            <text:p>1.493713</text:p>
          </table:table-cell>
          <table:table-cell office:value-type="float" office:value="0.5917839" calcext:value-type="float">
            <text:p>0.5917839</text:p>
          </table:table-cell>
          <table:table-cell office:value-type="float" office:value="0.09824439" calcext:value-type="float">
            <text:p>0.09824439</text:p>
          </table:table-cell>
          <table:table-cell office:value-type="float" office:value="1.223501" calcext:value-type="float">
            <text:p>1.223501</text:p>
          </table:table-cell>
          <table:table-cell office:value-type="float" office:value="0.3236798" calcext:value-type="float">
            <text:p>0.3236798</text:p>
          </table:table-cell>
          <table:table-cell office:value-type="float" office:value="0.378085" calcext:value-type="float">
            <text:p>0.378085</text:p>
          </table:table-cell>
          <table:table-cell office:value-type="float" office:value="0.3547449" calcext:value-type="float">
            <text:p>0.3547449</text:p>
          </table:table-cell>
          <table:table-cell office:value-type="float" office:value="0.3532994" calcext:value-type="float">
            <text:p>0.3532994</text:p>
          </table:table-cell>
          <table:table-cell office:value-type="float" office:value="0" calcext:value-type="float">
            <text:p>0</text:p>
          </table:table-cell>
          <table:table-cell office:value-type="float" office:value="12094.68" calcext:value-type="float">
            <text:p>12094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29435" calcext:value-type="float">
            <text:p>-0.272943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082004" calcext:value-type="float">
            <text:p>4082004</text:p>
          </table:table-cell>
          <table:table-cell office:value-type="float" office:value="15.37374" calcext:value-type="float">
            <text:p>15.37374</text:p>
          </table:table-cell>
          <table:table-cell office:value-type="float" office:value="1089.347" calcext:value-type="float">
            <text:p>1089.347</text:p>
          </table:table-cell>
          <table:table-cell office:value-type="float" office:value="0" calcext:value-type="float">
            <text:p>0</text:p>
          </table:table-cell>
          <table:table-cell office:value-type="float" office:value="-22.37928" calcext:value-type="float">
            <text:p>-22.37928</text:p>
          </table:table-cell>
          <table:table-cell office:value-type="float" office:value="2.341291" calcext:value-type="float">
            <text:p>2.341291</text:p>
          </table:table-cell>
          <table:table-cell office:value-type="float" office:value="1.932268" calcext:value-type="float">
            <text:p>1.932268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4807727" calcext:value-type="float">
            <text:p>0.0004807727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5347" calcext:value-type="float">
            <text:p>0.1645347</text:p>
          </table:table-cell>
          <table:table-cell office:value-type="float" office:value="-0.2449841" calcext:value-type="float">
            <text:p>-0.2449841</text:p>
          </table:table-cell>
          <table:table-cell office:value-type="float" office:value="0.0008143481" calcext:value-type="float">
            <text:p>0.0008143481</text:p>
          </table:table-cell>
          <table:table-cell office:value-type="float" office:value="0.00004536163" calcext:value-type="float">
            <text:p>4.536163E-05</text:p>
          </table:table-cell>
          <table:table-cell office:value-type="float" office:value="13.39359" calcext:value-type="float">
            <text:p>13.39359</text:p>
          </table:table-cell>
          <table:table-cell office:value-type="float" office:value="1.387396" calcext:value-type="float">
            <text:p>1.387396</text:p>
          </table:table-cell>
          <table:table-cell office:value-type="float" office:value="0.0608853" calcext:value-type="float">
            <text:p>0.0608853</text:p>
          </table:table-cell>
          <table:table-cell office:value-type="float" office:value="0.05642404" calcext:value-type="float">
            <text:p>0.05642404</text:p>
          </table:table-cell>
          <table:table-cell office:value-type="float" office:value="0.04051337" calcext:value-type="float">
            <text:p>0.04051337</text:p>
          </table:table-cell>
          <table:table-cell office:value-type="float" office:value="0.04386844" calcext:value-type="float">
            <text:p>0.04386844</text:p>
          </table:table-cell>
          <table:table-cell office:value-type="float" office:value="0.01265425" calcext:value-type="float">
            <text:p>0.01265425</text:p>
          </table:table-cell>
          <table:table-cell office:value-type="float" office:value="0.007433591" calcext:value-type="float">
            <text:p>0.007433591</text:p>
          </table:table-cell>
          <table:table-cell office:value-type="float" office:value="0.02021729" calcext:value-type="float">
            <text:p>0.02021729</text:p>
          </table:table-cell>
          <table:table-cell office:value-type="float" office:value="0.01733406" calcext:value-type="float">
            <text:p>0.01733406</text:p>
          </table:table-cell>
          <table:table-cell office:value-type="float" office:value="0.01774546" calcext:value-type="float">
            <text:p>0.01774546</text:p>
          </table:table-cell>
          <table:table-cell office:value-type="float" office:value="0.01693766" calcext:value-type="float">
            <text:p>0.01693766</text:p>
          </table:table-cell>
          <table:table-cell office:value-type="float" office:value="0.0183388" calcext:value-type="float">
            <text:p>0.0183388</text:p>
          </table:table-cell>
          <table:table-cell office:value-type="float" office:value="0.005320935" calcext:value-type="float">
            <text:p>0.005320935</text:p>
          </table:table-cell>
          <table:table-cell office:value-type="float" office:value="0.005095948" calcext:value-type="float">
            <text:p>0.005095948</text:p>
          </table:table-cell>
          <table:table-cell office:value-type="float" office:value="0" calcext:value-type="float">
            <text:p>0</text:p>
          </table:table-cell>
          <table:table-cell office:value-type="float" office:value="8.347257" calcext:value-type="float">
            <text:p>8.347257</text:p>
          </table:table-cell>
          <table:table-cell office:value-type="float" office:value="0.03189496" calcext:value-type="float">
            <text:p>0.03189496</text:p>
          </table:table-cell>
          <table:table-cell office:value-type="float" office:value="0.009670762" calcext:value-type="float">
            <text:p>0.009670762</text:p>
          </table:table-cell>
          <table:table-cell office:value-type="float" office:value="0.01056106" calcext:value-type="float">
            <text:p>0.01056106</text:p>
          </table:table-cell>
          <table:table-cell office:value-type="float" office:value="0.01006266" calcext:value-type="float">
            <text:p>0.01006266</text:p>
          </table:table-cell>
          <table:table-cell office:value-type="float" office:value="0.006981215" calcext:value-type="float">
            <text:p>0.006981215</text:p>
          </table:table-cell>
          <table:table-cell office:value-type="float" office:value="1.484466" calcext:value-type="float">
            <text:p>1.484466</text:p>
          </table:table-cell>
          <table:table-cell office:value-type="float" office:value="0.5908964" calcext:value-type="float">
            <text:p>0.5908964</text:p>
          </table:table-cell>
          <table:table-cell office:value-type="float" office:value="0.09807578" calcext:value-type="float">
            <text:p>0.09807578</text:p>
          </table:table-cell>
          <table:table-cell office:value-type="float" office:value="1.194597" calcext:value-type="float">
            <text:p>1.194597</text:p>
          </table:table-cell>
          <table:table-cell office:value-type="float" office:value="0.2719521" calcext:value-type="float">
            <text:p>0.2719521</text:p>
          </table:table-cell>
          <table:table-cell office:value-type="float" office:value="0.3623375" calcext:value-type="float">
            <text:p>0.3623375</text:p>
          </table:table-cell>
          <table:table-cell office:value-type="float" office:value="0.3544626" calcext:value-type="float">
            <text:p>0.3544626</text:p>
          </table:table-cell>
          <table:table-cell office:value-type="float" office:value="0.3533071" calcext:value-type="float">
            <text:p>0.3533071</text:p>
          </table:table-cell>
          <table:table-cell office:value-type="float" office:value="0" calcext:value-type="float">
            <text:p>0</text:p>
          </table:table-cell>
          <table:table-cell office:value-type="float" office:value="12295.2" calcext:value-type="float">
            <text:p>1229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30108" calcext:value-type="float">
            <text:p>-0.273010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082004" calcext:value-type="float">
            <text:p>5082004</text:p>
          </table:table-cell>
          <table:table-cell office:value-type="float" office:value="15.31819" calcext:value-type="float">
            <text:p>15.31819</text:p>
          </table:table-cell>
          <table:table-cell office:value-type="float" office:value="1089.316" calcext:value-type="float">
            <text:p>1089.316</text:p>
          </table:table-cell>
          <table:table-cell office:value-type="float" office:value="0" calcext:value-type="float">
            <text:p>0</text:p>
          </table:table-cell>
          <table:table-cell office:value-type="float" office:value="-22.68909" calcext:value-type="float">
            <text:p>-22.68909</text:p>
          </table:table-cell>
          <table:table-cell office:value-type="float" office:value="2.373589" calcext:value-type="float">
            <text:p>2.373589</text:p>
          </table:table-cell>
          <table:table-cell office:value-type="float" office:value="1.876578" calcext:value-type="float">
            <text:p>1.876578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4935171" calcext:value-type="float">
            <text:p>0.0004935171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4697" calcext:value-type="float">
            <text:p>0.1644697</text:p>
          </table:table-cell>
          <table:table-cell office:value-type="float" office:value="-0.2451687" calcext:value-type="float">
            <text:p>-0.2451687</text:p>
          </table:table-cell>
          <table:table-cell office:value-type="float" office:value="0.0008298339" calcext:value-type="float">
            <text:p>0.0008298339</text:p>
          </table:table-cell>
          <table:table-cell office:value-type="float" office:value="0.00004640559" calcext:value-type="float">
            <text:p>4.640559E-05</text:p>
          </table:table-cell>
          <table:table-cell office:value-type="float" office:value="13.27553" calcext:value-type="float">
            <text:p>13.27553</text:p>
          </table:table-cell>
          <table:table-cell office:value-type="float" office:value="1.210541" calcext:value-type="float">
            <text:p>1.210541</text:p>
          </table:table-cell>
          <table:table-cell office:value-type="float" office:value="0.05797347" calcext:value-type="float">
            <text:p>0.05797347</text:p>
          </table:table-cell>
          <table:table-cell office:value-type="float" office:value="0.05443277" calcext:value-type="float">
            <text:p>0.05443277</text:p>
          </table:table-cell>
          <table:table-cell office:value-type="float" office:value="0.03938378" calcext:value-type="float">
            <text:p>0.03938378</text:p>
          </table:table-cell>
          <table:table-cell office:value-type="float" office:value="0.0427697" calcext:value-type="float">
            <text:p>0.0427697</text:p>
          </table:table-cell>
          <table:table-cell office:value-type="float" office:value="0.01247732" calcext:value-type="float">
            <text:p>0.01247732</text:p>
          </table:table-cell>
          <table:table-cell office:value-type="float" office:value="0.007372863" calcext:value-type="float">
            <text:p>0.007372863</text:p>
          </table:table-cell>
          <table:table-cell office:value-type="float" office:value="0.01993518" calcext:value-type="float">
            <text:p>0.01993518</text:p>
          </table:table-cell>
          <table:table-cell office:value-type="float" office:value="0.01729993" calcext:value-type="float">
            <text:p>0.01729993</text:p>
          </table:table-cell>
          <table:table-cell office:value-type="float" office:value="0.01777858" calcext:value-type="float">
            <text:p>0.01777858</text:p>
          </table:table-cell>
          <table:table-cell office:value-type="float" office:value="0.01685845" calcext:value-type="float">
            <text:p>0.01685845</text:p>
          </table:table-cell>
          <table:table-cell office:value-type="float" office:value="0.01829503" calcext:value-type="float">
            <text:p>0.01829503</text:p>
          </table:table-cell>
          <table:table-cell office:value-type="float" office:value="0.005316008" calcext:value-type="float">
            <text:p>0.005316008</text:p>
          </table:table-cell>
          <table:table-cell office:value-type="float" office:value="0.005094232" calcext:value-type="float">
            <text:p>0.005094232</text:p>
          </table:table-cell>
          <table:table-cell office:value-type="float" office:value="0" calcext:value-type="float">
            <text:p>0</text:p>
          </table:table-cell>
          <table:table-cell office:value-type="float" office:value="7.887436" calcext:value-type="float">
            <text:p>7.887436</text:p>
          </table:table-cell>
          <table:table-cell office:value-type="float" office:value="0.0311811" calcext:value-type="float">
            <text:p>0.0311811</text:p>
          </table:table-cell>
          <table:table-cell office:value-type="float" office:value="0.009493588" calcext:value-type="float">
            <text:p>0.009493588</text:p>
          </table:table-cell>
          <table:table-cell office:value-type="float" office:value="0.01038692" calcext:value-type="float">
            <text:p>0.01038692</text:p>
          </table:table-cell>
          <table:table-cell office:value-type="float" office:value="0.00988155" calcext:value-type="float">
            <text:p>0.00988155</text:p>
          </table:table-cell>
          <table:table-cell office:value-type="float" office:value="0.006900769" calcext:value-type="float">
            <text:p>0.006900769</text:p>
          </table:table-cell>
          <table:table-cell office:value-type="float" office:value="1.475537" calcext:value-type="float">
            <text:p>1.475537</text:p>
          </table:table-cell>
          <table:table-cell office:value-type="float" office:value="0.5900195" calcext:value-type="float">
            <text:p>0.5900195</text:p>
          </table:table-cell>
          <table:table-cell office:value-type="float" office:value="0.09787913" calcext:value-type="float">
            <text:p>0.09787913</text:p>
          </table:table-cell>
          <table:table-cell office:value-type="float" office:value="1.164937" calcext:value-type="float">
            <text:p>1.164937</text:p>
          </table:table-cell>
          <table:table-cell office:value-type="float" office:value="0.2265544" calcext:value-type="float">
            <text:p>0.2265544</text:p>
          </table:table-cell>
          <table:table-cell office:value-type="float" office:value="0.3454885" calcext:value-type="float">
            <text:p>0.3454885</text:p>
          </table:table-cell>
          <table:table-cell office:value-type="float" office:value="0.354127" calcext:value-type="float">
            <text:p>0.354127</text:p>
          </table:table-cell>
          <table:table-cell office:value-type="float" office:value="0.3533147" calcext:value-type="float">
            <text:p>0.3533147</text:p>
          </table:table-cell>
          <table:table-cell office:value-type="float" office:value="0" calcext:value-type="float">
            <text:p>0</text:p>
          </table:table-cell>
          <table:table-cell office:value-type="float" office:value="12525.87" calcext:value-type="float">
            <text:p>12525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30759" calcext:value-type="float">
            <text:p>-0.273075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082004" calcext:value-type="float">
            <text:p>6082004</text:p>
          </table:table-cell>
          <table:table-cell office:value-type="float" office:value="15.27573" calcext:value-type="float">
            <text:p>15.27573</text:p>
          </table:table-cell>
          <table:table-cell office:value-type="float" office:value="1089.285" calcext:value-type="float">
            <text:p>1089.285</text:p>
          </table:table-cell>
          <table:table-cell office:value-type="float" office:value="0" calcext:value-type="float">
            <text:p>0</text:p>
          </table:table-cell>
          <table:table-cell office:value-type="float" office:value="-22.98873" calcext:value-type="float">
            <text:p>-22.98873</text:p>
          </table:table-cell>
          <table:table-cell office:value-type="float" office:value="2.397617" calcext:value-type="float">
            <text:p>2.397617</text:p>
          </table:table-cell>
          <table:table-cell office:value-type="float" office:value="1.825655" calcext:value-type="float">
            <text:p>1.825655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5062632" calcext:value-type="float">
            <text:p>0.0005062632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3925" calcext:value-type="float">
            <text:p>0.1643925</text:p>
          </table:table-cell>
          <table:table-cell office:value-type="float" office:value="-0.2452953" calcext:value-type="float">
            <text:p>-0.2452953</text:p>
          </table:table-cell>
          <table:table-cell office:value-type="float" office:value="0.0008470275" calcext:value-type="float">
            <text:p>0.0008470275</text:p>
          </table:table-cell>
          <table:table-cell office:value-type="float" office:value="0.00004745332" calcext:value-type="float">
            <text:p>4.745332E-05</text:p>
          </table:table-cell>
          <table:table-cell office:value-type="float" office:value="13.17906" calcext:value-type="float">
            <text:p>13.17906</text:p>
          </table:table-cell>
          <table:table-cell office:value-type="float" office:value="1.047369" calcext:value-type="float">
            <text:p>1.047369</text:p>
          </table:table-cell>
          <table:table-cell office:value-type="float" office:value="0.05490435" calcext:value-type="float">
            <text:p>0.05490435</text:p>
          </table:table-cell>
          <table:table-cell office:value-type="float" office:value="0.05197083" calcext:value-type="float">
            <text:p>0.05197083</text:p>
          </table:table-cell>
          <table:table-cell office:value-type="float" office:value="0.03783919" calcext:value-type="float">
            <text:p>0.03783919</text:p>
          </table:table-cell>
          <table:table-cell office:value-type="float" office:value="0.04121918" calcext:value-type="float">
            <text:p>0.04121918</text:p>
          </table:table-cell>
          <table:table-cell office:value-type="float" office:value="0.01218183" calcext:value-type="float">
            <text:p>0.01218183</text:p>
          </table:table-cell>
          <table:table-cell office:value-type="float" office:value="0.007303075" calcext:value-type="float">
            <text:p>0.007303075</text:p>
          </table:table-cell>
          <table:table-cell office:value-type="float" office:value="0.01965925" calcext:value-type="float">
            <text:p>0.01965925</text:p>
          </table:table-cell>
          <table:table-cell office:value-type="float" office:value="0.01725715" calcext:value-type="float">
            <text:p>0.01725715</text:p>
          </table:table-cell>
          <table:table-cell office:value-type="float" office:value="0.01780372" calcext:value-type="float">
            <text:p>0.01780372</text:p>
          </table:table-cell>
          <table:table-cell office:value-type="float" office:value="0.0168408" calcext:value-type="float">
            <text:p>0.0168408</text:p>
          </table:table-cell>
          <table:table-cell office:value-type="float" office:value="0.01824556" calcext:value-type="float">
            <text:p>0.01824556</text:p>
          </table:table-cell>
          <table:table-cell office:value-type="float" office:value="0.005310935" calcext:value-type="float">
            <text:p>0.005310935</text:p>
          </table:table-cell>
          <table:table-cell office:value-type="float" office:value="0.005092514" calcext:value-type="float">
            <text:p>0.005092514</text:p>
          </table:table-cell>
          <table:table-cell office:value-type="float" office:value="0" calcext:value-type="float">
            <text:p>0</text:p>
          </table:table-cell>
          <table:table-cell office:value-type="float" office:value="7.380233" calcext:value-type="float">
            <text:p>7.380233</text:p>
          </table:table-cell>
          <table:table-cell office:value-type="float" office:value="0.03010946" calcext:value-type="float">
            <text:p>0.03010946</text:p>
          </table:table-cell>
          <table:table-cell office:value-type="float" office:value="0.009394469" calcext:value-type="float">
            <text:p>0.009394469</text:p>
          </table:table-cell>
          <table:table-cell office:value-type="float" office:value="0.01030458" calcext:value-type="float">
            <text:p>0.01030458</text:p>
          </table:table-cell>
          <table:table-cell office:value-type="float" office:value="0.009783493" calcext:value-type="float">
            <text:p>0.009783493</text:p>
          </table:table-cell>
          <table:table-cell office:value-type="float" office:value="0.006837531" calcext:value-type="float">
            <text:p>0.006837531</text:p>
          </table:table-cell>
          <table:table-cell office:value-type="float" office:value="1.466879" calcext:value-type="float">
            <text:p>1.466879</text:p>
          </table:table-cell>
          <table:table-cell office:value-type="float" office:value="0.5891869" calcext:value-type="float">
            <text:p>0.5891869</text:p>
          </table:table-cell>
          <table:table-cell office:value-type="float" office:value="0.09769855" calcext:value-type="float">
            <text:p>0.09769855</text:p>
          </table:table-cell>
          <table:table-cell office:value-type="float" office:value="1.134305" calcext:value-type="float">
            <text:p>1.134305</text:p>
          </table:table-cell>
          <table:table-cell office:value-type="float" office:value="0.1955992" calcext:value-type="float">
            <text:p>0.1955992</text:p>
          </table:table-cell>
          <table:table-cell office:value-type="float" office:value="0.3257605" calcext:value-type="float">
            <text:p>0.3257605</text:p>
          </table:table-cell>
          <table:table-cell office:value-type="float" office:value="0.3537195" calcext:value-type="float">
            <text:p>0.3537195</text:p>
          </table:table-cell>
          <table:table-cell office:value-type="float" office:value="0.3533224" calcext:value-type="float">
            <text:p>0.3533224</text:p>
          </table:table-cell>
          <table:table-cell office:value-type="float" office:value="0" calcext:value-type="float">
            <text:p>0</text:p>
          </table:table-cell>
          <table:table-cell office:value-type="float" office:value="12700.44" calcext:value-type="float">
            <text:p>12700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31346" calcext:value-type="float">
            <text:p>-0.273134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082004" calcext:value-type="float">
            <text:p>7082004</text:p>
          </table:table-cell>
          <table:table-cell office:value-type="float" office:value="15.23056" calcext:value-type="float">
            <text:p>15.23056</text:p>
          </table:table-cell>
          <table:table-cell office:value-type="float" office:value="1089.253" calcext:value-type="float">
            <text:p>1089.253</text:p>
          </table:table-cell>
          <table:table-cell office:value-type="float" office:value="0" calcext:value-type="float">
            <text:p>0</text:p>
          </table:table-cell>
          <table:table-cell office:value-type="float" office:value="-23.29578" calcext:value-type="float">
            <text:p>-23.29578</text:p>
          </table:table-cell>
          <table:table-cell office:value-type="float" office:value="2.424812" calcext:value-type="float">
            <text:p>2.424812</text:p>
          </table:table-cell>
          <table:table-cell office:value-type="float" office:value="1.773964" calcext:value-type="float">
            <text:p>1.773964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5190093" calcext:value-type="float">
            <text:p>0.0005190093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3009" calcext:value-type="float">
            <text:p>0.1643009</text:p>
          </table:table-cell>
          <table:table-cell office:value-type="float" office:value="-0.2454106" calcext:value-type="float">
            <text:p>-0.2454106</text:p>
          </table:table-cell>
          <table:table-cell office:value-type="float" office:value="0.00086384" calcext:value-type="float">
            <text:p>0.00086384</text:p>
          </table:table-cell>
          <table:table-cell office:value-type="float" office:value="0.00004851655" calcext:value-type="float">
            <text:p>4.851655E-05</text:p>
          </table:table-cell>
          <table:table-cell office:value-type="float" office:value="13.07488" calcext:value-type="float">
            <text:p>13.07488</text:p>
          </table:table-cell>
          <table:table-cell office:value-type="float" office:value="0.9206029" calcext:value-type="float">
            <text:p>0.9206029</text:p>
          </table:table-cell>
          <table:table-cell office:value-type="float" office:value="0.05520229" calcext:value-type="float">
            <text:p>0.05520229</text:p>
          </table:table-cell>
          <table:table-cell office:value-type="float" office:value="0.05195886" calcext:value-type="float">
            <text:p>0.05195886</text:p>
          </table:table-cell>
          <table:table-cell office:value-type="float" office:value="0.03763623" calcext:value-type="float">
            <text:p>0.03763623</text:p>
          </table:table-cell>
          <table:table-cell office:value-type="float" office:value="0.04078802" calcext:value-type="float">
            <text:p>0.04078802</text:p>
          </table:table-cell>
          <table:table-cell office:value-type="float" office:value="0.01203183" calcext:value-type="float">
            <text:p>0.01203183</text:p>
          </table:table-cell>
          <table:table-cell office:value-type="float" office:value="0.007249201" calcext:value-type="float">
            <text:p>0.007249201</text:p>
          </table:table-cell>
          <table:table-cell office:value-type="float" office:value="0.0193869" calcext:value-type="float">
            <text:p>0.0193869</text:p>
          </table:table-cell>
          <table:table-cell office:value-type="float" office:value="0.01720579" calcext:value-type="float">
            <text:p>0.01720579</text:p>
          </table:table-cell>
          <table:table-cell office:value-type="float" office:value="0.0178201" calcext:value-type="float">
            <text:p>0.0178201</text:p>
          </table:table-cell>
          <table:table-cell office:value-type="float" office:value="0.01684727" calcext:value-type="float">
            <text:p>0.01684727</text:p>
          </table:table-cell>
          <table:table-cell office:value-type="float" office:value="0.01819067" calcext:value-type="float">
            <text:p>0.01819067</text:p>
          </table:table-cell>
          <table:table-cell office:value-type="float" office:value="0.005305702" calcext:value-type="float">
            <text:p>0.005305702</text:p>
          </table:table-cell>
          <table:table-cell office:value-type="float" office:value="0.005090767" calcext:value-type="float">
            <text:p>0.005090767</text:p>
          </table:table-cell>
          <table:table-cell office:value-type="float" office:value="0" calcext:value-type="float">
            <text:p>0</text:p>
          </table:table-cell>
          <table:table-cell office:value-type="float" office:value="6.842037" calcext:value-type="float">
            <text:p>6.842037</text:p>
          </table:table-cell>
          <table:table-cell office:value-type="float" office:value="0.02811667" calcext:value-type="float">
            <text:p>0.02811667</text:p>
          </table:table-cell>
          <table:table-cell office:value-type="float" office:value="0.00920211" calcext:value-type="float">
            <text:p>0.00920211</text:p>
          </table:table-cell>
          <table:table-cell office:value-type="float" office:value="0.01007714" calcext:value-type="float">
            <text:p>0.01007714</text:p>
          </table:table-cell>
          <table:table-cell office:value-type="float" office:value="0.009573949" calcext:value-type="float">
            <text:p>0.009573949</text:p>
          </table:table-cell>
          <table:table-cell office:value-type="float" office:value="0.006711114" calcext:value-type="float">
            <text:p>0.006711114</text:p>
          </table:table-cell>
          <table:table-cell office:value-type="float" office:value="1.458305" calcext:value-type="float">
            <text:p>1.458305</text:p>
          </table:table-cell>
          <table:table-cell office:value-type="float" office:value="0.5884123" calcext:value-type="float">
            <text:p>0.5884123</text:p>
          </table:table-cell>
          <table:table-cell office:value-type="float" office:value="0.09751025" calcext:value-type="float">
            <text:p>0.09751025</text:p>
          </table:table-cell>
          <table:table-cell office:value-type="float" office:value="1.102255" calcext:value-type="float">
            <text:p>1.102255</text:p>
          </table:table-cell>
          <table:table-cell office:value-type="float" office:value="0.1713684" calcext:value-type="float">
            <text:p>0.1713684</text:p>
          </table:table-cell>
          <table:table-cell office:value-type="float" office:value="0.3005165" calcext:value-type="float">
            <text:p>0.3005165</text:p>
          </table:table-cell>
          <table:table-cell office:value-type="float" office:value="0.3532329" calcext:value-type="float">
            <text:p>0.3532329</text:p>
          </table:table-cell>
          <table:table-cell office:value-type="float" office:value="0.3533301" calcext:value-type="float">
            <text:p>0.3533301</text:p>
          </table:table-cell>
          <table:table-cell office:value-type="float" office:value="0" calcext:value-type="float">
            <text:p>0</text:p>
          </table:table-cell>
          <table:table-cell office:value-type="float" office:value="12887.39" calcext:value-type="float">
            <text:p>12887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31916" calcext:value-type="float">
            <text:p>-0.273191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082004" calcext:value-type="float">
            <text:p>8082004</text:p>
          </table:table-cell>
          <table:table-cell office:value-type="float" office:value="15.20287" calcext:value-type="float">
            <text:p>15.20287</text:p>
          </table:table-cell>
          <table:table-cell office:value-type="float" office:value="1089.233" calcext:value-type="float">
            <text:p>1089.233</text:p>
          </table:table-cell>
          <table:table-cell office:value-type="float" office:value="0" calcext:value-type="float">
            <text:p>0</text:p>
          </table:table-cell>
          <table:table-cell office:value-type="float" office:value="-23.62112" calcext:value-type="float">
            <text:p>-23.62112</text:p>
          </table:table-cell>
          <table:table-cell office:value-type="float" office:value="2.407496" calcext:value-type="float">
            <text:p>2.407496</text:p>
          </table:table-cell>
          <table:table-cell office:value-type="float" office:value="1.720257" calcext:value-type="float">
            <text:p>1.720257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5232469" calcext:value-type="float">
            <text:p>0.0005232469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2677" calcext:value-type="float">
            <text:p>0.1642677</text:p>
          </table:table-cell>
          <table:table-cell office:value-type="float" office:value="-0.2474154" calcext:value-type="float">
            <text:p>-0.2474154</text:p>
          </table:table-cell>
          <table:table-cell office:value-type="float" office:value="0.0008786533" calcext:value-type="float">
            <text:p>0.0008786533</text:p>
          </table:table-cell>
          <table:table-cell office:value-type="float" office:value="0.00004959015" calcext:value-type="float">
            <text:p>4.959015E-05</text:p>
          </table:table-cell>
          <table:table-cell office:value-type="float" office:value="13.09715" calcext:value-type="float">
            <text:p>13.09715</text:p>
          </table:table-cell>
          <table:table-cell office:value-type="float" office:value="0.7987957" calcext:value-type="float">
            <text:p>0.7987957</text:p>
          </table:table-cell>
          <table:table-cell office:value-type="float" office:value="0.05291096" calcext:value-type="float">
            <text:p>0.05291096</text:p>
          </table:table-cell>
          <table:table-cell office:value-type="float" office:value="0.05030416" calcext:value-type="float">
            <text:p>0.05030416</text:p>
          </table:table-cell>
          <table:table-cell office:value-type="float" office:value="0.03673349" calcext:value-type="float">
            <text:p>0.03673349</text:p>
          </table:table-cell>
          <table:table-cell office:value-type="float" office:value="0.03993785" calcext:value-type="float">
            <text:p>0.03993785</text:p>
          </table:table-cell>
          <table:table-cell office:value-type="float" office:value="0.01189023" calcext:value-type="float">
            <text:p>0.01189023</text:p>
          </table:table-cell>
          <table:table-cell office:value-type="float" office:value="0.007211898" calcext:value-type="float">
            <text:p>0.007211898</text:p>
          </table:table-cell>
          <table:table-cell office:value-type="float" office:value="0.01914257" calcext:value-type="float">
            <text:p>0.01914257</text:p>
          </table:table-cell>
          <table:table-cell office:value-type="float" office:value="0.01715478" calcext:value-type="float">
            <text:p>0.01715478</text:p>
          </table:table-cell>
          <table:table-cell office:value-type="float" office:value="0.01783446" calcext:value-type="float">
            <text:p>0.01783446</text:p>
          </table:table-cell>
          <table:table-cell office:value-type="float" office:value="0.0168552" calcext:value-type="float">
            <text:p>0.0168552</text:p>
          </table:table-cell>
          <table:table-cell office:value-type="float" office:value="0.01813398" calcext:value-type="float">
            <text:p>0.01813398</text:p>
          </table:table-cell>
          <table:table-cell office:value-type="float" office:value="0.005300369" calcext:value-type="float">
            <text:p>0.005300369</text:p>
          </table:table-cell>
          <table:table-cell office:value-type="float" office:value="0.005089007" calcext:value-type="float">
            <text:p>0.005089007</text:p>
          </table:table-cell>
          <table:table-cell office:value-type="float" office:value="0" calcext:value-type="float">
            <text:p>0</text:p>
          </table:table-cell>
          <table:table-cell office:value-type="float" office:value="5.183444" calcext:value-type="float">
            <text:p>5.183444</text:p>
          </table:table-cell>
          <table:table-cell office:value-type="float" office:value="0.02236776" calcext:value-type="float">
            <text:p>0.02236776</text:p>
          </table:table-cell>
          <table:table-cell office:value-type="float" office:value="0.009132121" calcext:value-type="float">
            <text:p>0.009132121</text:p>
          </table:table-cell>
          <table:table-cell office:value-type="float" office:value="0.009979736" calcext:value-type="float">
            <text:p>0.009979736</text:p>
          </table:table-cell>
          <table:table-cell office:value-type="float" office:value="0.009455921" calcext:value-type="float">
            <text:p>0.009455921</text:p>
          </table:table-cell>
          <table:table-cell office:value-type="float" office:value="0.006582495" calcext:value-type="float">
            <text:p>0.006582495</text:p>
          </table:table-cell>
          <table:table-cell office:value-type="float" office:value="1.449606" calcext:value-type="float">
            <text:p>1.449606</text:p>
          </table:table-cell>
          <table:table-cell office:value-type="float" office:value="0.5877281" calcext:value-type="float">
            <text:p>0.5877281</text:p>
          </table:table-cell>
          <table:table-cell office:value-type="float" office:value="0.09732626" calcext:value-type="float">
            <text:p>0.09732626</text:p>
          </table:table-cell>
          <table:table-cell office:value-type="float" office:value="1.069984" calcext:value-type="float">
            <text:p>1.069984</text:p>
          </table:table-cell>
          <table:table-cell office:value-type="float" office:value="0.148749" calcext:value-type="float">
            <text:p>0.148749</text:p>
          </table:table-cell>
          <table:table-cell office:value-type="float" office:value="0.272468" calcext:value-type="float">
            <text:p>0.272468</text:p>
          </table:table-cell>
          <table:table-cell office:value-type="float" office:value="0.3525742" calcext:value-type="float">
            <text:p>0.3525742</text:p>
          </table:table-cell>
          <table:table-cell office:value-type="float" office:value="0.3533377" calcext:value-type="float">
            <text:p>0.3533377</text:p>
          </table:table-cell>
          <table:table-cell office:value-type="float" office:value="0" calcext:value-type="float">
            <text:p>0</text:p>
          </table:table-cell>
          <table:table-cell office:value-type="float" office:value="12951.09" calcext:value-type="float">
            <text:p>12951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35242" calcext:value-type="float">
            <text:p>-0.273524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082004" calcext:value-type="float">
            <text:p>9082004</text:p>
          </table:table-cell>
          <table:table-cell office:value-type="float" office:value="15.15896" calcext:value-type="float">
            <text:p>15.15896</text:p>
          </table:table-cell>
          <table:table-cell office:value-type="float" office:value="1089.205" calcext:value-type="float">
            <text:p>1089.205</text:p>
          </table:table-cell>
          <table:table-cell office:value-type="float" office:value="0" calcext:value-type="float">
            <text:p>0</text:p>
          </table:table-cell>
          <table:table-cell office:value-type="float" office:value="-23.93347" calcext:value-type="float">
            <text:p>-23.93347</text:p>
          </table:table-cell>
          <table:table-cell office:value-type="float" office:value="2.431966" calcext:value-type="float">
            <text:p>2.431966</text:p>
          </table:table-cell>
          <table:table-cell office:value-type="float" office:value="1.66385" calcext:value-type="float">
            <text:p>1.66385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5232469" calcext:value-type="float">
            <text:p>0.0005232469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2677" calcext:value-type="float">
            <text:p>0.1642677</text:p>
          </table:table-cell>
          <table:table-cell office:value-type="float" office:value="-0.248242" calcext:value-type="float">
            <text:p>-0.248242</text:p>
          </table:table-cell>
          <table:table-cell office:value-type="float" office:value="0.0008948277" calcext:value-type="float">
            <text:p>0.0008948277</text:p>
          </table:table-cell>
          <table:table-cell office:value-type="float" office:value="0.00005068235" calcext:value-type="float">
            <text:p>5.068235E-05</text:p>
          </table:table-cell>
          <table:table-cell office:value-type="float" office:value="13.00696" calcext:value-type="float">
            <text:p>13.00696</text:p>
          </table:table-cell>
          <table:table-cell office:value-type="float" office:value="0.684431" calcext:value-type="float">
            <text:p>0.684431</text:p>
          </table:table-cell>
          <table:table-cell office:value-type="float" office:value="0.05212231" calcext:value-type="float">
            <text:p>0.05212231</text:p>
          </table:table-cell>
          <table:table-cell office:value-type="float" office:value="0.04958636" calcext:value-type="float">
            <text:p>0.04958636</text:p>
          </table:table-cell>
          <table:table-cell office:value-type="float" office:value="0.03623708" calcext:value-type="float">
            <text:p>0.03623708</text:p>
          </table:table-cell>
          <table:table-cell office:value-type="float" office:value="0.03931397" calcext:value-type="float">
            <text:p>0.03931397</text:p>
          </table:table-cell>
          <table:table-cell office:value-type="float" office:value="0.01171562" calcext:value-type="float">
            <text:p>0.01171562</text:p>
          </table:table-cell>
          <table:table-cell office:value-type="float" office:value="0.007165171" calcext:value-type="float">
            <text:p>0.007165171</text:p>
          </table:table-cell>
          <table:table-cell office:value-type="float" office:value="0.0189015" calcext:value-type="float">
            <text:p>0.0189015</text:p>
          </table:table-cell>
          <table:table-cell office:value-type="float" office:value="0.01709774" calcext:value-type="float">
            <text:p>0.01709774</text:p>
          </table:table-cell>
          <table:table-cell office:value-type="float" office:value="0.01784419" calcext:value-type="float">
            <text:p>0.01784419</text:p>
          </table:table-cell>
          <table:table-cell office:value-type="float" office:value="0.01686107" calcext:value-type="float">
            <text:p>0.01686107</text:p>
          </table:table-cell>
          <table:table-cell office:value-type="float" office:value="0.0180791" calcext:value-type="float">
            <text:p>0.0180791</text:p>
          </table:table-cell>
          <table:table-cell office:value-type="float" office:value="0.005295174" calcext:value-type="float">
            <text:p>0.005295174</text:p>
          </table:table-cell>
          <table:table-cell office:value-type="float" office:value="0.00508725" calcext:value-type="float">
            <text:p>0.00508725</text:p>
          </table:table-cell>
          <table:table-cell office:value-type="float" office:value="0" calcext:value-type="float">
            <text:p>0</text:p>
          </table:table-cell>
          <table:table-cell office:value-type="float" office:value="4.606042" calcext:value-type="float">
            <text:p>4.606042</text:p>
          </table:table-cell>
          <table:table-cell office:value-type="float" office:value="0.02240347" calcext:value-type="float">
            <text:p>0.02240347</text:p>
          </table:table-cell>
          <table:table-cell office:value-type="float" office:value="0.00896434" calcext:value-type="float">
            <text:p>0.00896434</text:p>
          </table:table-cell>
          <table:table-cell office:value-type="float" office:value="0.009794746" calcext:value-type="float">
            <text:p>0.009794746</text:p>
          </table:table-cell>
          <table:table-cell office:value-type="float" office:value="0.00926451" calcext:value-type="float">
            <text:p>0.00926451</text:p>
          </table:table-cell>
          <table:table-cell office:value-type="float" office:value="0.006498749" calcext:value-type="float">
            <text:p>0.006498749</text:p>
          </table:table-cell>
          <table:table-cell office:value-type="float" office:value="1.440827" calcext:value-type="float">
            <text:p>1.440827</text:p>
          </table:table-cell>
          <table:table-cell office:value-type="float" office:value="0.5870566" calcext:value-type="float">
            <text:p>0.5870566</text:p>
          </table:table-cell>
          <table:table-cell office:value-type="float" office:value="0.09715712" calcext:value-type="float">
            <text:p>0.09715712</text:p>
          </table:table-cell>
          <table:table-cell office:value-type="float" office:value="1.037039" calcext:value-type="float">
            <text:p>1.037039</text:p>
          </table:table-cell>
          <table:table-cell office:value-type="float" office:value="0.1269794" calcext:value-type="float">
            <text:p>0.1269794</text:p>
          </table:table-cell>
          <table:table-cell office:value-type="float" office:value="0.2430239" calcext:value-type="float">
            <text:p>0.2430239</text:p>
          </table:table-cell>
          <table:table-cell office:value-type="float" office:value="0.3519367" calcext:value-type="float">
            <text:p>0.3519367</text:p>
          </table:table-cell>
          <table:table-cell office:value-type="float" office:value="0.3533453" calcext:value-type="float">
            <text:p>0.3533453</text:p>
          </table:table-cell>
          <table:table-cell office:value-type="float" office:value="0" calcext:value-type="float">
            <text:p>0</text:p>
          </table:table-cell>
          <table:table-cell office:value-type="float" office:value="13140.15" calcext:value-type="float">
            <text:p>13140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36675" calcext:value-type="float">
            <text:p>-0.273667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82004" calcext:value-type="float">
            <text:p>10082004</text:p>
          </table:table-cell>
          <table:table-cell office:value-type="float" office:value="15.13916" calcext:value-type="float">
            <text:p>15.13916</text:p>
          </table:table-cell>
          <table:table-cell office:value-type="float" office:value="1089.183" calcext:value-type="float">
            <text:p>1089.183</text:p>
          </table:table-cell>
          <table:table-cell office:value-type="float" office:value="0" calcext:value-type="float">
            <text:p>0</text:p>
          </table:table-cell>
          <table:table-cell office:value-type="float" office:value="-24.23862" calcext:value-type="float">
            <text:p>-24.23862</text:p>
          </table:table-cell>
          <table:table-cell office:value-type="float" office:value="2.427462" calcext:value-type="float">
            <text:p>2.427462</text:p>
          </table:table-cell>
          <table:table-cell office:value-type="float" office:value="1.614716" calcext:value-type="float">
            <text:p>1.614716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5232469" calcext:value-type="float">
            <text:p>0.0005232469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2681" calcext:value-type="float">
            <text:p>0.1642681</text:p>
          </table:table-cell>
          <table:table-cell office:value-type="float" office:value="-0.2505357" calcext:value-type="float">
            <text:p>-0.2505357</text:p>
          </table:table-cell>
          <table:table-cell office:value-type="float" office:value="0.0009142788" calcext:value-type="float">
            <text:p>0.0009142788</text:p>
          </table:table-cell>
          <table:table-cell office:value-type="float" office:value="0.00005179767" calcext:value-type="float">
            <text:p>5.179767E-05</text:p>
          </table:table-cell>
          <table:table-cell office:value-type="float" office:value="12.99741" calcext:value-type="float">
            <text:p>12.99741</text:p>
          </table:table-cell>
          <table:table-cell office:value-type="float" office:value="0.9937955" calcext:value-type="float">
            <text:p>0.9937955</text:p>
          </table:table-cell>
          <table:table-cell office:value-type="float" office:value="0.04484538" calcext:value-type="float">
            <text:p>0.04484538</text:p>
          </table:table-cell>
          <table:table-cell office:value-type="float" office:value="0.0437823" calcext:value-type="float">
            <text:p>0.0437823</text:p>
          </table:table-cell>
          <table:table-cell office:value-type="float" office:value="0.03281895" calcext:value-type="float">
            <text:p>0.03281895</text:p>
          </table:table-cell>
          <table:table-cell office:value-type="float" office:value="0.03614547" calcext:value-type="float">
            <text:p>0.03614547</text:p>
          </table:table-cell>
          <table:table-cell office:value-type="float" office:value="0.01113645" calcext:value-type="float">
            <text:p>0.01113645</text:p>
          </table:table-cell>
          <table:table-cell office:value-type="float" office:value="0.007077827" calcext:value-type="float">
            <text:p>0.007077827</text:p>
          </table:table-cell>
          <table:table-cell office:value-type="float" office:value="0.01867398" calcext:value-type="float">
            <text:p>0.01867398</text:p>
          </table:table-cell>
          <table:table-cell office:value-type="float" office:value="0.01703895" calcext:value-type="float">
            <text:p>0.01703895</text:p>
          </table:table-cell>
          <table:table-cell office:value-type="float" office:value="0.01784843" calcext:value-type="float">
            <text:p>0.01784843</text:p>
          </table:table-cell>
          <table:table-cell office:value-type="float" office:value="0.01686377" calcext:value-type="float">
            <text:p>0.01686377</text:p>
          </table:table-cell>
          <table:table-cell office:value-type="float" office:value="0.01802992" calcext:value-type="float">
            <text:p>0.01802992</text:p>
          </table:table-cell>
          <table:table-cell office:value-type="float" office:value="0.005289953" calcext:value-type="float">
            <text:p>0.005289953</text:p>
          </table:table-cell>
          <table:table-cell office:value-type="float" office:value="0.005085493" calcext:value-type="float">
            <text:p>0.005085493</text:p>
          </table:table-cell>
          <table:table-cell office:value-type="float" office:value="0" calcext:value-type="float">
            <text:p>0</text:p>
          </table:table-cell>
          <table:table-cell office:value-type="float" office:value="4.117431" calcext:value-type="float">
            <text:p>4.117431</text:p>
          </table:table-cell>
          <table:table-cell office:value-type="float" office:value="0.0223273" calcext:value-type="float">
            <text:p>0.0223273</text:p>
          </table:table-cell>
          <table:table-cell office:value-type="float" office:value="0.009189924" calcext:value-type="float">
            <text:p>0.009189924</text:p>
          </table:table-cell>
          <table:table-cell office:value-type="float" office:value="0.0100234" calcext:value-type="float">
            <text:p>0.0100234</text:p>
          </table:table-cell>
          <table:table-cell office:value-type="float" office:value="0.009355597" calcext:value-type="float">
            <text:p>0.009355597</text:p>
          </table:table-cell>
          <table:table-cell office:value-type="float" office:value="0.006556426" calcext:value-type="float">
            <text:p>0.006556426</text:p>
          </table:table-cell>
          <table:table-cell office:value-type="float" office:value="1.432008" calcext:value-type="float">
            <text:p>1.432008</text:p>
          </table:table-cell>
          <table:table-cell office:value-type="float" office:value="0.5864401" calcext:value-type="float">
            <text:p>0.5864401</text:p>
          </table:table-cell>
          <table:table-cell office:value-type="float" office:value="0.0970014" calcext:value-type="float">
            <text:p>0.0970014</text:p>
          </table:table-cell>
          <table:table-cell office:value-type="float" office:value="1.002917" calcext:value-type="float">
            <text:p>1.002917</text:p>
          </table:table-cell>
          <table:table-cell office:value-type="float" office:value="0.1060186" calcext:value-type="float">
            <text:p>0.1060186</text:p>
          </table:table-cell>
          <table:table-cell office:value-type="float" office:value="0.2128578" calcext:value-type="float">
            <text:p>0.2128578</text:p>
          </table:table-cell>
          <table:table-cell office:value-type="float" office:value="0.3512914" calcext:value-type="float">
            <text:p>0.3512914</text:p>
          </table:table-cell>
          <table:table-cell office:value-type="float" office:value="0.353353" calcext:value-type="float">
            <text:p>0.353353</text:p>
          </table:table-cell>
          <table:table-cell office:value-type="float" office:value="0" calcext:value-type="float">
            <text:p>0</text:p>
          </table:table-cell>
          <table:table-cell office:value-type="float" office:value="13191.29" calcext:value-type="float">
            <text:p>13191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41348" calcext:value-type="float">
            <text:p>-0.274134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082004" calcext:value-type="float">
            <text:p>11082004</text:p>
          </table:table-cell>
          <table:table-cell office:value-type="float" office:value="15.12351" calcext:value-type="float">
            <text:p>15.12351</text:p>
          </table:table-cell>
          <table:table-cell office:value-type="float" office:value="1089.171" calcext:value-type="float">
            <text:p>1089.171</text:p>
          </table:table-cell>
          <table:table-cell office:value-type="float" office:value="0" calcext:value-type="float">
            <text:p>0</text:p>
          </table:table-cell>
          <table:table-cell office:value-type="float" office:value="-24.56385" calcext:value-type="float">
            <text:p>-24.56385</text:p>
          </table:table-cell>
          <table:table-cell office:value-type="float" office:value="2.394533" calcext:value-type="float">
            <text:p>2.394533</text:p>
          </table:table-cell>
          <table:table-cell office:value-type="float" office:value="1.571956" calcext:value-type="float">
            <text:p>1.571956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5232469" calcext:value-type="float">
            <text:p>0.0005232469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2683" calcext:value-type="float">
            <text:p>0.1642683</text:p>
          </table:table-cell>
          <table:table-cell office:value-type="float" office:value="-0.2542427" calcext:value-type="float">
            <text:p>-0.2542427</text:p>
          </table:table-cell>
          <table:table-cell office:value-type="float" office:value="0.0009275474" calcext:value-type="float">
            <text:p>0.0009275474</text:p>
          </table:table-cell>
          <table:table-cell office:value-type="float" office:value="0.00005296417" calcext:value-type="float">
            <text:p>5.296417E-05</text:p>
          </table:table-cell>
          <table:table-cell office:value-type="float" office:value="13.02363" calcext:value-type="float">
            <text:p>13.02363</text:p>
          </table:table-cell>
          <table:table-cell office:value-type="float" office:value="0.8837139" calcext:value-type="float">
            <text:p>0.8837139</text:p>
          </table:table-cell>
          <table:table-cell office:value-type="float" office:value="0.03974771" calcext:value-type="float">
            <text:p>0.03974771</text:p>
          </table:table-cell>
          <table:table-cell office:value-type="float" office:value="0.03951918" calcext:value-type="float">
            <text:p>0.03951918</text:p>
          </table:table-cell>
          <table:table-cell office:value-type="float" office:value="0.02991801" calcext:value-type="float">
            <text:p>0.02991801</text:p>
          </table:table-cell>
          <table:table-cell office:value-type="float" office:value="0.03304771" calcext:value-type="float">
            <text:p>0.03304771</text:p>
          </table:table-cell>
          <table:table-cell office:value-type="float" office:value="0.01046389" calcext:value-type="float">
            <text:p>0.01046389</text:p>
          </table:table-cell>
          <table:table-cell office:value-type="float" office:value="0.006946301" calcext:value-type="float">
            <text:p>0.006946301</text:p>
          </table:table-cell>
          <table:table-cell office:value-type="float" office:value="0.01843046" calcext:value-type="float">
            <text:p>0.01843046</text:p>
          </table:table-cell>
          <table:table-cell office:value-type="float" office:value="0.01696952" calcext:value-type="float">
            <text:p>0.01696952</text:p>
          </table:table-cell>
          <table:table-cell office:value-type="float" office:value="0.01784222" calcext:value-type="float">
            <text:p>0.01784222</text:p>
          </table:table-cell>
          <table:table-cell office:value-type="float" office:value="0.01685901" calcext:value-type="float">
            <text:p>0.01685901</text:p>
          </table:table-cell>
          <table:table-cell office:value-type="float" office:value="0.01798687" calcext:value-type="float">
            <text:p>0.01798687</text:p>
          </table:table-cell>
          <table:table-cell office:value-type="float" office:value="0.005284645" calcext:value-type="float">
            <text:p>0.005284645</text:p>
          </table:table-cell>
          <table:table-cell office:value-type="float" office:value="0.00508373" calcext:value-type="float">
            <text:p>0.00508373</text:p>
          </table:table-cell>
          <table:table-cell office:value-type="float" office:value="0" calcext:value-type="float">
            <text:p>0</text:p>
          </table:table-cell>
          <table:table-cell office:value-type="float" office:value="4.461517" calcext:value-type="float">
            <text:p>4.461517</text:p>
          </table:table-cell>
          <table:table-cell office:value-type="float" office:value="0.02446761" calcext:value-type="float">
            <text:p>0.02446761</text:p>
          </table:table-cell>
          <table:table-cell office:value-type="float" office:value="0.009366843" calcext:value-type="float">
            <text:p>0.009366843</text:p>
          </table:table-cell>
          <table:table-cell office:value-type="float" office:value="0.01028722" calcext:value-type="float">
            <text:p>0.01028722</text:p>
          </table:table-cell>
          <table:table-cell office:value-type="float" office:value="0.009521335" calcext:value-type="float">
            <text:p>0.009521335</text:p>
          </table:table-cell>
          <table:table-cell office:value-type="float" office:value="0.006822654" calcext:value-type="float">
            <text:p>0.006822654</text:p>
          </table:table-cell>
          <table:table-cell office:value-type="float" office:value="1.423661" calcext:value-type="float">
            <text:p>1.423661</text:p>
          </table:table-cell>
          <table:table-cell office:value-type="float" office:value="0.5858211" calcext:value-type="float">
            <text:p>0.5858211</text:p>
          </table:table-cell>
          <table:table-cell office:value-type="float" office:value="0.09683418" calcext:value-type="float">
            <text:p>0.09683418</text:p>
          </table:table-cell>
          <table:table-cell office:value-type="float" office:value="0.9662135" calcext:value-type="float">
            <text:p>0.9662135</text:p>
          </table:table-cell>
          <table:table-cell office:value-type="float" office:value="0.08547993" calcext:value-type="float">
            <text:p>0.08547993</text:p>
          </table:table-cell>
          <table:table-cell office:value-type="float" office:value="0.1813161" calcext:value-type="float">
            <text:p>0.1813161</text:p>
          </table:table-cell>
          <table:table-cell office:value-type="float" office:value="0.3505844" calcext:value-type="float">
            <text:p>0.3505844</text:p>
          </table:table-cell>
          <table:table-cell office:value-type="float" office:value="0.3533606" calcext:value-type="float">
            <text:p>0.3533606</text:p>
          </table:table-cell>
          <table:table-cell office:value-type="float" office:value="0" calcext:value-type="float">
            <text:p>0</text:p>
          </table:table-cell>
          <table:table-cell office:value-type="float" office:value="13152.88" calcext:value-type="float">
            <text:p>13152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46476" calcext:value-type="float">
            <text:p>-0.274647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082004" calcext:value-type="float">
            <text:p>12082004</text:p>
          </table:table-cell>
          <table:table-cell office:value-type="float" office:value="15.106" calcext:value-type="float">
            <text:p>15.106</text:p>
          </table:table-cell>
          <table:table-cell office:value-type="float" office:value="1089.172" calcext:value-type="float">
            <text:p>1089.172</text:p>
          </table:table-cell>
          <table:table-cell office:value-type="float" office:value="0" calcext:value-type="float">
            <text:p>0</text:p>
          </table:table-cell>
          <table:table-cell office:value-type="float" office:value="-24.92163" calcext:value-type="float">
            <text:p>-24.92163</text:p>
          </table:table-cell>
          <table:table-cell office:value-type="float" office:value="2.339376" calcext:value-type="float">
            <text:p>2.339376</text:p>
          </table:table-cell>
          <table:table-cell office:value-type="float" office:value="1.53503" calcext:value-type="float">
            <text:p>1.53503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5232469" calcext:value-type="float">
            <text:p>0.0005232469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2695" calcext:value-type="float">
            <text:p>0.1642695</text:p>
          </table:table-cell>
          <table:table-cell office:value-type="float" office:value="-0.2592168" calcext:value-type="float">
            <text:p>-0.2592168</text:p>
          </table:table-cell>
          <table:table-cell office:value-type="float" office:value="0.0009393531" calcext:value-type="float">
            <text:p>0.0009393531</text:p>
          </table:table-cell>
          <table:table-cell office:value-type="float" office:value="0.00005416892" calcext:value-type="float">
            <text:p>5.416892E-05</text:p>
          </table:table-cell>
          <table:table-cell office:value-type="float" office:value="13.10386" calcext:value-type="float">
            <text:p>13.10386</text:p>
          </table:table-cell>
          <table:table-cell office:value-type="float" office:value="1.163783" calcext:value-type="float">
            <text:p>1.163783</text:p>
          </table:table-cell>
          <table:table-cell office:value-type="float" office:value="0.03880496" calcext:value-type="float">
            <text:p>0.03880496</text:p>
          </table:table-cell>
          <table:table-cell office:value-type="float" office:value="0.03779846" calcext:value-type="float">
            <text:p>0.03779846</text:p>
          </table:table-cell>
          <table:table-cell office:value-type="float" office:value="0.0284322" calcext:value-type="float">
            <text:p>0.0284322</text:p>
          </table:table-cell>
          <table:table-cell office:value-type="float" office:value="0.03123656" calcext:value-type="float">
            <text:p>0.03123656</text:p>
          </table:table-cell>
          <table:table-cell office:value-type="float" office:value="0.009992055" calcext:value-type="float">
            <text:p>0.009992055</text:p>
          </table:table-cell>
          <table:table-cell office:value-type="float" office:value="0.006848882" calcext:value-type="float">
            <text:p>0.006848882</text:p>
          </table:table-cell>
          <table:table-cell office:value-type="float" office:value="0.01818806" calcext:value-type="float">
            <text:p>0.01818806</text:p>
          </table:table-cell>
          <table:table-cell office:value-type="float" office:value="0.01688897" calcext:value-type="float">
            <text:p>0.01688897</text:p>
          </table:table-cell>
          <table:table-cell office:value-type="float" office:value="0.01781961" calcext:value-type="float">
            <text:p>0.01781961</text:p>
          </table:table-cell>
          <table:table-cell office:value-type="float" office:value="0.01684084" calcext:value-type="float">
            <text:p>0.01684084</text:p>
          </table:table-cell>
          <table:table-cell office:value-type="float" office:value="0.01794845" calcext:value-type="float">
            <text:p>0.01794845</text:p>
          </table:table-cell>
          <table:table-cell office:value-type="float" office:value="0.005279246" calcext:value-type="float">
            <text:p>0.005279246</text:p>
          </table:table-cell>
          <table:table-cell office:value-type="float" office:value="0.005081967" calcext:value-type="float">
            <text:p>0.005081967</text:p>
          </table:table-cell>
          <table:table-cell office:value-type="float" office:value="0" calcext:value-type="float">
            <text:p>0</text:p>
          </table:table-cell>
          <table:table-cell office:value-type="float" office:value="5.166112" calcext:value-type="float">
            <text:p>5.166112</text:p>
          </table:table-cell>
          <table:table-cell office:value-type="float" office:value="0.03219885" calcext:value-type="float">
            <text:p>0.03219885</text:p>
          </table:table-cell>
          <table:table-cell office:value-type="float" office:value="0.009350671" calcext:value-type="float">
            <text:p>0.009350671</text:p>
          </table:table-cell>
          <table:table-cell office:value-type="float" office:value="0.01027846" calcext:value-type="float">
            <text:p>0.01027846</text:p>
          </table:table-cell>
          <table:table-cell office:value-type="float" office:value="0.009545393" calcext:value-type="float">
            <text:p>0.009545393</text:p>
          </table:table-cell>
          <table:table-cell office:value-type="float" office:value="0.006984845" calcext:value-type="float">
            <text:p>0.006984845</text:p>
          </table:table-cell>
          <table:table-cell office:value-type="float" office:value="1.415607" calcext:value-type="float">
            <text:p>1.415607</text:p>
          </table:table-cell>
          <table:table-cell office:value-type="float" office:value="0.5852658" calcext:value-type="float">
            <text:p>0.5852658</text:p>
          </table:table-cell>
          <table:table-cell office:value-type="float" office:value="0.09666902" calcext:value-type="float">
            <text:p>0.09666902</text:p>
          </table:table-cell>
          <table:table-cell office:value-type="float" office:value="0.925346" calcext:value-type="float">
            <text:p>0.925346</text:p>
          </table:table-cell>
          <table:table-cell office:value-type="float" office:value="0.06569491" calcext:value-type="float">
            <text:p>0.06569491</text:p>
          </table:table-cell>
          <table:table-cell office:value-type="float" office:value="0.1477691" calcext:value-type="float">
            <text:p>0.1477691</text:p>
          </table:table-cell>
          <table:table-cell office:value-type="float" office:value="0.3498175" calcext:value-type="float">
            <text:p>0.3498175</text:p>
          </table:table-cell>
          <table:table-cell office:value-type="float" office:value="0.3533682" calcext:value-type="float">
            <text:p>0.3533682</text:p>
          </table:table-cell>
          <table:table-cell office:value-type="float" office:value="0" calcext:value-type="float">
            <text:p>0</text:p>
          </table:table-cell>
          <table:table-cell office:value-type="float" office:value="13060.79" calcext:value-type="float">
            <text:p>13060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59368" calcext:value-type="float">
            <text:p>-0.275936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082004" calcext:value-type="float">
            <text:p>13082004</text:p>
          </table:table-cell>
          <table:table-cell office:value-type="float" office:value="15.09187" calcext:value-type="float">
            <text:p>15.09187</text:p>
          </table:table-cell>
          <table:table-cell office:value-type="float" office:value="1089.157" calcext:value-type="float">
            <text:p>1089.157</text:p>
          </table:table-cell>
          <table:table-cell office:value-type="float" office:value="0" calcext:value-type="float">
            <text:p>0</text:p>
          </table:table-cell>
          <table:table-cell office:value-type="float" office:value="-25.29155" calcext:value-type="float">
            <text:p>-25.29155</text:p>
          </table:table-cell>
          <table:table-cell office:value-type="float" office:value="2.322361" calcext:value-type="float">
            <text:p>2.322361</text:p>
          </table:table-cell>
          <table:table-cell office:value-type="float" office:value="1.476881" calcext:value-type="float">
            <text:p>1.476881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5232469" calcext:value-type="float">
            <text:p>0.0005232469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2695" calcext:value-type="float">
            <text:p>0.1642695</text:p>
          </table:table-cell>
          <table:table-cell office:value-type="float" office:value="-0.2629876" calcext:value-type="float">
            <text:p>-0.2629876</text:p>
          </table:table-cell>
          <table:table-cell office:value-type="float" office:value="0.0009558171" calcext:value-type="float">
            <text:p>0.0009558171</text:p>
          </table:table-cell>
          <table:table-cell office:value-type="float" office:value="0.00005539751" calcext:value-type="float">
            <text:p>5.539751E-05</text:p>
          </table:table-cell>
          <table:table-cell office:value-type="float" office:value="13.09631" calcext:value-type="float">
            <text:p>13.09631</text:p>
          </table:table-cell>
          <table:table-cell office:value-type="float" office:value="0.8393943" calcext:value-type="float">
            <text:p>0.8393943</text:p>
          </table:table-cell>
          <table:table-cell office:value-type="float" office:value="0.03642119" calcext:value-type="float">
            <text:p>0.03642119</text:p>
          </table:table-cell>
          <table:table-cell office:value-type="float" office:value="0.03598101" calcext:value-type="float">
            <text:p>0.03598101</text:p>
          </table:table-cell>
          <table:table-cell office:value-type="float" office:value="0.02712979" calcext:value-type="float">
            <text:p>0.02712979</text:p>
          </table:table-cell>
          <table:table-cell office:value-type="float" office:value="0.02977434" calcext:value-type="float">
            <text:p>0.02977434</text:p>
          </table:table-cell>
          <table:table-cell office:value-type="float" office:value="0.009634607" calcext:value-type="float">
            <text:p>0.009634607</text:p>
          </table:table-cell>
          <table:table-cell office:value-type="float" office:value="0.006770814" calcext:value-type="float">
            <text:p>0.006770814</text:p>
          </table:table-cell>
          <table:table-cell office:value-type="float" office:value="0.01796084" calcext:value-type="float">
            <text:p>0.01796084</text:p>
          </table:table-cell>
          <table:table-cell office:value-type="float" office:value="0.01680257" calcext:value-type="float">
            <text:p>0.01680257</text:p>
          </table:table-cell>
          <table:table-cell office:value-type="float" office:value="0.0177894" calcext:value-type="float">
            <text:p>0.0177894</text:p>
          </table:table-cell>
          <table:table-cell office:value-type="float" office:value="0.01681258" calcext:value-type="float">
            <text:p>0.01681258</text:p>
          </table:table-cell>
          <table:table-cell office:value-type="float" office:value="0.01791534" calcext:value-type="float">
            <text:p>0.01791534</text:p>
          </table:table-cell>
          <table:table-cell office:value-type="float" office:value="0.00527375" calcext:value-type="float">
            <text:p>0.00527375</text:p>
          </table:table-cell>
          <table:table-cell office:value-type="float" office:value="0.005080204" calcext:value-type="float">
            <text:p>0.005080204</text:p>
          </table:table-cell>
          <table:table-cell office:value-type="float" office:value="0" calcext:value-type="float">
            <text:p>0</text:p>
          </table:table-cell>
          <table:table-cell office:value-type="float" office:value="4.780257" calcext:value-type="float">
            <text:p>4.780257</text:p>
          </table:table-cell>
          <table:table-cell office:value-type="float" office:value="0.02488247" calcext:value-type="float">
            <text:p>0.02488247</text:p>
          </table:table-cell>
          <table:table-cell office:value-type="float" office:value="0.009170149" calcext:value-type="float">
            <text:p>0.009170149</text:p>
          </table:table-cell>
          <table:table-cell office:value-type="float" office:value="0.01016578" calcext:value-type="float">
            <text:p>0.01016578</text:p>
          </table:table-cell>
          <table:table-cell office:value-type="float" office:value="0.009400388" calcext:value-type="float">
            <text:p>0.009400388</text:p>
          </table:table-cell>
          <table:table-cell office:value-type="float" office:value="0.007015762" calcext:value-type="float">
            <text:p>0.007015762</text:p>
          </table:table-cell>
          <table:table-cell office:value-type="float" office:value="1.407556" calcext:value-type="float">
            <text:p>1.407556</text:p>
          </table:table-cell>
          <table:table-cell office:value-type="float" office:value="0.5847638" calcext:value-type="float">
            <text:p>0.5847638</text:p>
          </table:table-cell>
          <table:table-cell office:value-type="float" office:value="0.09650421" calcext:value-type="float">
            <text:p>0.09650421</text:p>
          </table:table-cell>
          <table:table-cell office:value-type="float" office:value="0.8820467" calcext:value-type="float">
            <text:p>0.8820467</text:p>
          </table:table-cell>
          <table:table-cell office:value-type="float" office:value="0.04871707" calcext:value-type="float">
            <text:p>0.04871707</text:p>
          </table:table-cell>
          <table:table-cell office:value-type="float" office:value="0.1144088" calcext:value-type="float">
            <text:p>0.1144088</text:p>
          </table:table-cell>
          <table:table-cell office:value-type="float" office:value="0.348982" calcext:value-type="float">
            <text:p>0.348982</text:p>
          </table:table-cell>
          <table:table-cell office:value-type="float" office:value="0.3533758" calcext:value-type="float">
            <text:p>0.3533758</text:p>
          </table:table-cell>
          <table:table-cell office:value-type="float" office:value="0" calcext:value-type="float">
            <text:p>0</text:p>
          </table:table-cell>
          <table:table-cell office:value-type="float" office:value="13070.6" calcext:value-type="float">
            <text:p>1307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65087" calcext:value-type="float">
            <text:p>-0.276508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082004" calcext:value-type="float">
            <text:p>14082004</text:p>
          </table:table-cell>
          <table:table-cell office:value-type="float" office:value="15.06109" calcext:value-type="float">
            <text:p>15.06109</text:p>
          </table:table-cell>
          <table:table-cell office:value-type="float" office:value="1089.138" calcext:value-type="float">
            <text:p>1089.138</text:p>
          </table:table-cell>
          <table:table-cell office:value-type="float" office:value="0" calcext:value-type="float">
            <text:p>0</text:p>
          </table:table-cell>
          <table:table-cell office:value-type="float" office:value="-25.66538" calcext:value-type="float">
            <text:p>-25.66538</text:p>
          </table:table-cell>
          <table:table-cell office:value-type="float" office:value="2.344102" calcext:value-type="float">
            <text:p>2.344102</text:p>
          </table:table-cell>
          <table:table-cell office:value-type="float" office:value="1.417022" calcext:value-type="float">
            <text:p>1.417022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5232469" calcext:value-type="float">
            <text:p>0.0005232469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2695" calcext:value-type="float">
            <text:p>0.1642695</text:p>
          </table:table-cell>
          <table:table-cell office:value-type="float" office:value="-0.2637438" calcext:value-type="float">
            <text:p>-0.2637438</text:p>
          </table:table-cell>
          <table:table-cell office:value-type="float" office:value="0.0009752034" calcext:value-type="float">
            <text:p>0.0009752034</text:p>
          </table:table-cell>
          <table:table-cell office:value-type="float" office:value="0.00005664704" calcext:value-type="float">
            <text:p>5.664704E-05</text:p>
          </table:table-cell>
          <table:table-cell office:value-type="float" office:value="13.02213" calcext:value-type="float">
            <text:p>13.02213</text:p>
          </table:table-cell>
          <table:table-cell office:value-type="float" office:value="0.7246482" calcext:value-type="float">
            <text:p>0.7246482</text:p>
          </table:table-cell>
          <table:table-cell office:value-type="float" office:value="0.03657942" calcext:value-type="float">
            <text:p>0.03657942</text:p>
          </table:table-cell>
          <table:table-cell office:value-type="float" office:value="0.03572913" calcext:value-type="float">
            <text:p>0.03572913</text:p>
          </table:table-cell>
          <table:table-cell office:value-type="float" office:value="0.02669533" calcext:value-type="float">
            <text:p>0.02669533</text:p>
          </table:table-cell>
          <table:table-cell office:value-type="float" office:value="0.02907957" calcext:value-type="float">
            <text:p>0.02907957</text:p>
          </table:table-cell>
          <table:table-cell office:value-type="float" office:value="0.009406665" calcext:value-type="float">
            <text:p>0.009406665</text:p>
          </table:table-cell>
          <table:table-cell office:value-type="float" office:value="0.006707264" calcext:value-type="float">
            <text:p>0.006707264</text:p>
          </table:table-cell>
          <table:table-cell office:value-type="float" office:value="0.01774136" calcext:value-type="float">
            <text:p>0.01774136</text:p>
          </table:table-cell>
          <table:table-cell office:value-type="float" office:value="0.01671305" calcext:value-type="float">
            <text:p>0.01671305</text:p>
          </table:table-cell>
          <table:table-cell office:value-type="float" office:value="0.01775637" calcext:value-type="float">
            <text:p>0.01775637</text:p>
          </table:table-cell>
          <table:table-cell office:value-type="float" office:value="0.0167772" calcext:value-type="float">
            <text:p>0.0167772</text:p>
          </table:table-cell>
          <table:table-cell office:value-type="float" office:value="0.01788747" calcext:value-type="float">
            <text:p>0.01788747</text:p>
          </table:table-cell>
          <table:table-cell office:value-type="float" office:value="0.005268154" calcext:value-type="float">
            <text:p>0.005268154</text:p>
          </table:table-cell>
          <table:table-cell office:value-type="float" office:value="0.005078441" calcext:value-type="float">
            <text:p>0.005078441</text:p>
          </table:table-cell>
          <table:table-cell office:value-type="float" office:value="0" calcext:value-type="float">
            <text:p>0</text:p>
          </table:table-cell>
          <table:table-cell office:value-type="float" office:value="4.527297" calcext:value-type="float">
            <text:p>4.527297</text:p>
          </table:table-cell>
          <table:table-cell office:value-type="float" office:value="0.02422025" calcext:value-type="float">
            <text:p>0.02422025</text:p>
          </table:table-cell>
          <table:table-cell office:value-type="float" office:value="0.008879643" calcext:value-type="float">
            <text:p>0.008879643</text:p>
          </table:table-cell>
          <table:table-cell office:value-type="float" office:value="0.009872857" calcext:value-type="float">
            <text:p>0.009872857</text:p>
          </table:table-cell>
          <table:table-cell office:value-type="float" office:value="0.009158126" calcext:value-type="float">
            <text:p>0.009158126</text:p>
          </table:table-cell>
          <table:table-cell office:value-type="float" office:value="0.007011452" calcext:value-type="float">
            <text:p>0.007011452</text:p>
          </table:table-cell>
          <table:table-cell office:value-type="float" office:value="1.39955" calcext:value-type="float">
            <text:p>1.39955</text:p>
          </table:table-cell>
          <table:table-cell office:value-type="float" office:value="0.5842761" calcext:value-type="float">
            <text:p>0.5842761</text:p>
          </table:table-cell>
          <table:table-cell office:value-type="float" office:value="0.09632708" calcext:value-type="float">
            <text:p>0.09632708</text:p>
          </table:table-cell>
          <table:table-cell office:value-type="float" office:value="0.8377635" calcext:value-type="float">
            <text:p>0.8377635</text:p>
          </table:table-cell>
          <table:table-cell office:value-type="float" office:value="0.03600231" calcext:value-type="float">
            <text:p>0.03600231</text:p>
          </table:table-cell>
          <table:table-cell office:value-type="float" office:value="0.08432413" calcext:value-type="float">
            <text:p>0.08432413</text:p>
          </table:table-cell>
          <table:table-cell office:value-type="float" office:value="0.3480776" calcext:value-type="float">
            <text:p>0.3480776</text:p>
          </table:table-cell>
          <table:table-cell office:value-type="float" office:value="0.3533834" calcext:value-type="float">
            <text:p>0.3533834</text:p>
          </table:table-cell>
          <table:table-cell office:value-type="float" office:value="0" calcext:value-type="float">
            <text:p>0</text:p>
          </table:table-cell>
          <table:table-cell office:value-type="float" office:value="13242.31" calcext:value-type="float">
            <text:p>13242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66448" calcext:value-type="float">
            <text:p>-0.276644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82004" calcext:value-type="float">
            <text:p>15082004</text:p>
          </table:table-cell>
          <table:table-cell office:value-type="float" office:value="15.03823" calcext:value-type="float">
            <text:p>15.03823</text:p>
          </table:table-cell>
          <table:table-cell office:value-type="float" office:value="1089.116" calcext:value-type="float">
            <text:p>1089.116</text:p>
          </table:table-cell>
          <table:table-cell office:value-type="float" office:value="0" calcext:value-type="float">
            <text:p>0</text:p>
          </table:table-cell>
          <table:table-cell office:value-type="float" office:value="-26.03695" calcext:value-type="float">
            <text:p>-26.03695</text:p>
          </table:table-cell>
          <table:table-cell office:value-type="float" office:value="2.36246" calcext:value-type="float">
            <text:p>2.36246</text:p>
          </table:table-cell>
          <table:table-cell office:value-type="float" office:value="1.368293" calcext:value-type="float">
            <text:p>1.368293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5232469" calcext:value-type="float">
            <text:p>0.0005232469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2695" calcext:value-type="float">
            <text:p>0.1642695</text:p>
          </table:table-cell>
          <table:table-cell office:value-type="float" office:value="-0.2638575" calcext:value-type="float">
            <text:p>-0.2638575</text:p>
          </table:table-cell>
          <table:table-cell office:value-type="float" office:value="0.0009957914" calcext:value-type="float">
            <text:p>0.0009957914</text:p>
          </table:table-cell>
          <table:table-cell office:value-type="float" office:value="0.00005790567" calcext:value-type="float">
            <text:p>5.790567E-05</text:p>
          </table:table-cell>
          <table:table-cell office:value-type="float" office:value="12.9556" calcext:value-type="float">
            <text:p>12.9556</text:p>
          </table:table-cell>
          <table:table-cell office:value-type="float" office:value="0.6235897" calcext:value-type="float">
            <text:p>0.6235897</text:p>
          </table:table-cell>
          <table:table-cell office:value-type="float" office:value="0.0376015" calcext:value-type="float">
            <text:p>0.0376015</text:p>
          </table:table-cell>
          <table:table-cell office:value-type="float" office:value="0.03626661" calcext:value-type="float">
            <text:p>0.03626661</text:p>
          </table:table-cell>
          <table:table-cell office:value-type="float" office:value="0.02686629" calcext:value-type="float">
            <text:p>0.02686629</text:p>
          </table:table-cell>
          <table:table-cell office:value-type="float" office:value="0.02908121" calcext:value-type="float">
            <text:p>0.02908121</text:p>
          </table:table-cell>
          <table:table-cell office:value-type="float" office:value="0.009347107" calcext:value-type="float">
            <text:p>0.009347107</text:p>
          </table:table-cell>
          <table:table-cell office:value-type="float" office:value="0.006678793" calcext:value-type="float">
            <text:p>0.006678793</text:p>
          </table:table-cell>
          <table:table-cell office:value-type="float" office:value="0.01754544" calcext:value-type="float">
            <text:p>0.01754544</text:p>
          </table:table-cell>
          <table:table-cell office:value-type="float" office:value="0.01662709" calcext:value-type="float">
            <text:p>0.01662709</text:p>
          </table:table-cell>
          <table:table-cell office:value-type="float" office:value="0.0177286" calcext:value-type="float">
            <text:p>0.0177286</text:p>
          </table:table-cell>
          <table:table-cell office:value-type="float" office:value="0.0167418" calcext:value-type="float">
            <text:p>0.0167418</text:p>
          </table:table-cell>
          <table:table-cell office:value-type="float" office:value="0.01786501" calcext:value-type="float">
            <text:p>0.01786501</text:p>
          </table:table-cell>
          <table:table-cell office:value-type="float" office:value="0.005262463" calcext:value-type="float">
            <text:p>0.005262463</text:p>
          </table:table-cell>
          <table:table-cell office:value-type="float" office:value="0.005076647" calcext:value-type="float">
            <text:p>0.005076647</text:p>
          </table:table-cell>
          <table:table-cell office:value-type="float" office:value="0" calcext:value-type="float">
            <text:p>0</text:p>
          </table:table-cell>
          <table:table-cell office:value-type="float" office:value="4.583423" calcext:value-type="float">
            <text:p>4.583423</text:p>
          </table:table-cell>
          <table:table-cell office:value-type="float" office:value="0.02405277" calcext:value-type="float">
            <text:p>0.02405277</text:p>
          </table:table-cell>
          <table:table-cell office:value-type="float" office:value="0.008731938" calcext:value-type="float">
            <text:p>0.008731938</text:p>
          </table:table-cell>
          <table:table-cell office:value-type="float" office:value="0.009617922" calcext:value-type="float">
            <text:p>0.009617922</text:p>
          </table:table-cell>
          <table:table-cell office:value-type="float" office:value="0.008940456" calcext:value-type="float">
            <text:p>0.008940456</text:p>
          </table:table-cell>
          <table:table-cell office:value-type="float" office:value="0.006846311" calcext:value-type="float">
            <text:p>0.006846311</text:p>
          </table:table-cell>
          <table:table-cell office:value-type="float" office:value="1.391307" calcext:value-type="float">
            <text:p>1.391307</text:p>
          </table:table-cell>
          <table:table-cell office:value-type="float" office:value="0.5838166" calcext:value-type="float">
            <text:p>0.5838166</text:p>
          </table:table-cell>
          <table:table-cell office:value-type="float" office:value="0.09616905" calcext:value-type="float">
            <text:p>0.09616905</text:p>
          </table:table-cell>
          <table:table-cell office:value-type="float" office:value="0.7941375" calcext:value-type="float">
            <text:p>0.7941375</text:p>
          </table:table-cell>
          <table:table-cell office:value-type="float" office:value="0.02790244" calcext:value-type="float">
            <text:p>0.02790244</text:p>
          </table:table-cell>
          <table:table-cell office:value-type="float" office:value="0.060479" calcext:value-type="float">
            <text:p>0.060479</text:p>
          </table:table-cell>
          <table:table-cell office:value-type="float" office:value="0.3471069" calcext:value-type="float">
            <text:p>0.3471069</text:p>
          </table:table-cell>
          <table:table-cell office:value-type="float" office:value="0.353391" calcext:value-type="float">
            <text:p>0.353391</text:p>
          </table:table-cell>
          <table:table-cell office:value-type="float" office:value="0" calcext:value-type="float">
            <text:p>0</text:p>
          </table:table-cell>
          <table:table-cell office:value-type="float" office:value="13384.84" calcext:value-type="float">
            <text:p>13384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6702" calcext:value-type="float">
            <text:p>-0.27670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6082004" calcext:value-type="float">
            <text:p>16082004</text:p>
          </table:table-cell>
          <table:table-cell office:value-type="float" office:value="15.00597" calcext:value-type="float">
            <text:p>15.00597</text:p>
          </table:table-cell>
          <table:table-cell office:value-type="float" office:value="1089.091" calcext:value-type="float">
            <text:p>1089.091</text:p>
          </table:table-cell>
          <table:table-cell office:value-type="float" office:value="0" calcext:value-type="float">
            <text:p>0</text:p>
          </table:table-cell>
          <table:table-cell office:value-type="float" office:value="-26.40582" calcext:value-type="float">
            <text:p>-26.40582</text:p>
          </table:table-cell>
          <table:table-cell office:value-type="float" office:value="2.38829" calcext:value-type="float">
            <text:p>2.38829</text:p>
          </table:table-cell>
          <table:table-cell office:value-type="float" office:value="1.325349" calcext:value-type="float">
            <text:p>1.325349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5232469" calcext:value-type="float">
            <text:p>0.0005232469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2695" calcext:value-type="float">
            <text:p>0.1642695</text:p>
          </table:table-cell>
          <table:table-cell office:value-type="float" office:value="-0.2639453" calcext:value-type="float">
            <text:p>-0.2639453</text:p>
          </table:table-cell>
          <table:table-cell office:value-type="float" office:value="0.001014594" calcext:value-type="float">
            <text:p>0.001014594</text:p>
          </table:table-cell>
          <table:table-cell office:value-type="float" office:value="0.0000591657" calcext:value-type="float">
            <text:p>5.91657E-05</text:p>
          </table:table-cell>
          <table:table-cell office:value-type="float" office:value="12.86866" calcext:value-type="float">
            <text:p>12.86866</text:p>
          </table:table-cell>
          <table:table-cell office:value-type="float" office:value="0.5391825" calcext:value-type="float">
            <text:p>0.5391825</text:p>
          </table:table-cell>
          <table:table-cell office:value-type="float" office:value="0.04213786" calcext:value-type="float">
            <text:p>0.04213786</text:p>
          </table:table-cell>
          <table:table-cell office:value-type="float" office:value="0.03960405" calcext:value-type="float">
            <text:p>0.03960405</text:p>
          </table:table-cell>
          <table:table-cell office:value-type="float" office:value="0.02873351" calcext:value-type="float">
            <text:p>0.02873351</text:p>
          </table:table-cell>
          <table:table-cell office:value-type="float" office:value="0.03067518" calcext:value-type="float">
            <text:p>0.03067518</text:p>
          </table:table-cell>
          <table:table-cell office:value-type="float" office:value="0.009560266" calcext:value-type="float">
            <text:p>0.009560266</text:p>
          </table:table-cell>
          <table:table-cell office:value-type="float" office:value="0.006693375" calcext:value-type="float">
            <text:p>0.006693375</text:p>
          </table:table-cell>
          <table:table-cell office:value-type="float" office:value="0.01737113" calcext:value-type="float">
            <text:p>0.01737113</text:p>
          </table:table-cell>
          <table:table-cell office:value-type="float" office:value="0.01654478" calcext:value-type="float">
            <text:p>0.01654478</text:p>
          </table:table-cell>
          <table:table-cell office:value-type="float" office:value="0.01770502" calcext:value-type="float">
            <text:p>0.01770502</text:p>
          </table:table-cell>
          <table:table-cell office:value-type="float" office:value="0.01670814" calcext:value-type="float">
            <text:p>0.01670814</text:p>
          </table:table-cell>
          <table:table-cell office:value-type="float" office:value="0.01784794" calcext:value-type="float">
            <text:p>0.01784794</text:p>
          </table:table-cell>
          <table:table-cell office:value-type="float" office:value="0.005256683" calcext:value-type="float">
            <text:p>0.005256683</text:p>
          </table:table-cell>
          <table:table-cell office:value-type="float" office:value="0.005074849" calcext:value-type="float">
            <text:p>0.005074849</text:p>
          </table:table-cell>
          <table:table-cell office:value-type="float" office:value="0" calcext:value-type="float">
            <text:p>0</text:p>
          </table:table-cell>
          <table:table-cell office:value-type="float" office:value="4.450473" calcext:value-type="float">
            <text:p>4.450473</text:p>
          </table:table-cell>
          <table:table-cell office:value-type="float" office:value="0.02156357" calcext:value-type="float">
            <text:p>0.02156357</text:p>
          </table:table-cell>
          <table:table-cell office:value-type="float" office:value="0.008445538" calcext:value-type="float">
            <text:p>0.008445538</text:p>
          </table:table-cell>
          <table:table-cell office:value-type="float" office:value="0.009172622" calcext:value-type="float">
            <text:p>0.009172622</text:p>
          </table:table-cell>
          <table:table-cell office:value-type="float" office:value="0.008594882" calcext:value-type="float">
            <text:p>0.008594882</text:p>
          </table:table-cell>
          <table:table-cell office:value-type="float" office:value="0.006545783" calcext:value-type="float">
            <text:p>0.006545783</text:p>
          </table:table-cell>
          <table:table-cell office:value-type="float" office:value="1.382589" calcext:value-type="float">
            <text:p>1.382589</text:p>
          </table:table-cell>
          <table:table-cell office:value-type="float" office:value="0.5833682" calcext:value-type="float">
            <text:p>0.5833682</text:p>
          </table:table-cell>
          <table:table-cell office:value-type="float" office:value="0.0960084" calcext:value-type="float">
            <text:p>0.0960084</text:p>
          </table:table-cell>
          <table:table-cell office:value-type="float" office:value="0.751378" calcext:value-type="float">
            <text:p>0.751378</text:p>
          </table:table-cell>
          <table:table-cell office:value-type="float" office:value="0.02338765" calcext:value-type="float">
            <text:p>0.02338765</text:p>
          </table:table-cell>
          <table:table-cell office:value-type="float" office:value="0.04363468" calcext:value-type="float">
            <text:p>0.04363468</text:p>
          </table:table-cell>
          <table:table-cell office:value-type="float" office:value="0.3460779" calcext:value-type="float">
            <text:p>0.3460779</text:p>
          </table:table-cell>
          <table:table-cell office:value-type="float" office:value="0.3533987" calcext:value-type="float">
            <text:p>0.3533987</text:p>
          </table:table-cell>
          <table:table-cell office:value-type="float" office:value="0" calcext:value-type="float">
            <text:p>0</text:p>
          </table:table-cell>
          <table:table-cell office:value-type="float" office:value="13572.93" calcext:value-type="float">
            <text:p>13572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67601" calcext:value-type="float">
            <text:p>-0.276760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082004" calcext:value-type="float">
            <text:p>17082004</text:p>
          </table:table-cell>
          <table:table-cell office:value-type="float" office:value="14.98191" calcext:value-type="float">
            <text:p>14.98191</text:p>
          </table:table-cell>
          <table:table-cell office:value-type="float" office:value="1089.065" calcext:value-type="float">
            <text:p>1089.065</text:p>
          </table:table-cell>
          <table:table-cell office:value-type="float" office:value="0" calcext:value-type="float">
            <text:p>0</text:p>
          </table:table-cell>
          <table:table-cell office:value-type="float" office:value="-26.7533" calcext:value-type="float">
            <text:p>-26.7533</text:p>
          </table:table-cell>
          <table:table-cell office:value-type="float" office:value="2.406531" calcext:value-type="float">
            <text:p>2.406531</text:p>
          </table:table-cell>
          <table:table-cell office:value-type="float" office:value="1.288403" calcext:value-type="float">
            <text:p>1.288403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5232469" calcext:value-type="float">
            <text:p>0.0005232469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2695" calcext:value-type="float">
            <text:p>0.1642695</text:p>
          </table:table-cell>
          <table:table-cell office:value-type="float" office:value="-0.2640729" calcext:value-type="float">
            <text:p>-0.2640729</text:p>
          </table:table-cell>
          <table:table-cell office:value-type="float" office:value="0.001034414" calcext:value-type="float">
            <text:p>0.001034414</text:p>
          </table:table-cell>
          <table:table-cell office:value-type="float" office:value="0.00006041766" calcext:value-type="float">
            <text:p>6.041766E-05</text:p>
          </table:table-cell>
          <table:table-cell office:value-type="float" office:value="12.79928" calcext:value-type="float">
            <text:p>12.79928</text:p>
          </table:table-cell>
          <table:table-cell office:value-type="float" office:value="0.4690996" calcext:value-type="float">
            <text:p>0.4690996</text:p>
          </table:table-cell>
          <table:table-cell office:value-type="float" office:value="0.04343461" calcext:value-type="float">
            <text:p>0.04343461</text:p>
          </table:table-cell>
          <table:table-cell office:value-type="float" office:value="0.0408501" calcext:value-type="float">
            <text:p>0.0408501</text:p>
          </table:table-cell>
          <table:table-cell office:value-type="float" office:value="0.029702" calcext:value-type="float">
            <text:p>0.029702</text:p>
          </table:table-cell>
          <table:table-cell office:value-type="float" office:value="0.03170184" calcext:value-type="float">
            <text:p>0.03170184</text:p>
          </table:table-cell>
          <table:table-cell office:value-type="float" office:value="0.009761631" calcext:value-type="float">
            <text:p>0.009761631</text:p>
          </table:table-cell>
          <table:table-cell office:value-type="float" office:value="0.006719722" calcext:value-type="float">
            <text:p>0.006719722</text:p>
          </table:table-cell>
          <table:table-cell office:value-type="float" office:value="0.01722733" calcext:value-type="float">
            <text:p>0.01722733</text:p>
          </table:table-cell>
          <table:table-cell office:value-type="float" office:value="0.01647039" calcext:value-type="float">
            <text:p>0.01647039</text:p>
          </table:table-cell>
          <table:table-cell office:value-type="float" office:value="0.01768902" calcext:value-type="float">
            <text:p>0.01768902</text:p>
          </table:table-cell>
          <table:table-cell office:value-type="float" office:value="0.01668034" calcext:value-type="float">
            <text:p>0.01668034</text:p>
          </table:table-cell>
          <table:table-cell office:value-type="float" office:value="0.01783624" calcext:value-type="float">
            <text:p>0.01783624</text:p>
          </table:table-cell>
          <table:table-cell office:value-type="float" office:value="0.005251082" calcext:value-type="float">
            <text:p>0.005251082</text:p>
          </table:table-cell>
          <table:table-cell office:value-type="float" office:value="0.005073048" calcext:value-type="float">
            <text:p>0.005073048</text:p>
          </table:table-cell>
          <table:table-cell office:value-type="float" office:value="0" calcext:value-type="float">
            <text:p>0</text:p>
          </table:table-cell>
          <table:table-cell office:value-type="float" office:value="4.20486" calcext:value-type="float">
            <text:p>4.20486</text:p>
          </table:table-cell>
          <table:table-cell office:value-type="float" office:value="0.02133417" calcext:value-type="float">
            <text:p>0.02133417</text:p>
          </table:table-cell>
          <table:table-cell office:value-type="float" office:value="0.008353611" calcext:value-type="float">
            <text:p>0.008353611</text:p>
          </table:table-cell>
          <table:table-cell office:value-type="float" office:value="0.008988474" calcext:value-type="float">
            <text:p>0.008988474</text:p>
          </table:table-cell>
          <table:table-cell office:value-type="float" office:value="0.00840727" calcext:value-type="float">
            <text:p>0.00840727</text:p>
          </table:table-cell>
          <table:table-cell office:value-type="float" office:value="0.006274723" calcext:value-type="float">
            <text:p>0.006274723</text:p>
          </table:table-cell>
          <table:table-cell office:value-type="float" office:value="1.373147" calcext:value-type="float">
            <text:p>1.373147</text:p>
          </table:table-cell>
          <table:table-cell office:value-type="float" office:value="0.5829482" calcext:value-type="float">
            <text:p>0.5829482</text:p>
          </table:table-cell>
          <table:table-cell office:value-type="float" office:value="0.09586257" calcext:value-type="float">
            <text:p>0.09586257</text:p>
          </table:table-cell>
          <table:table-cell office:value-type="float" office:value="0.7103997" calcext:value-type="float">
            <text:p>0.7103997</text:p>
          </table:table-cell>
          <table:table-cell office:value-type="float" office:value="0.02114626" calcext:value-type="float">
            <text:p>0.02114626</text:p>
          </table:table-cell>
          <table:table-cell office:value-type="float" office:value="0.03302936" calcext:value-type="float">
            <text:p>0.03302936</text:p>
          </table:table-cell>
          <table:table-cell office:value-type="float" office:value="0.3451899" calcext:value-type="float">
            <text:p>0.3451899</text:p>
          </table:table-cell>
          <table:table-cell office:value-type="float" office:value="0.3534062" calcext:value-type="float">
            <text:p>0.3534062</text:p>
          </table:table-cell>
          <table:table-cell office:value-type="float" office:value="0" calcext:value-type="float">
            <text:p>0</text:p>
          </table:table-cell>
          <table:table-cell office:value-type="float" office:value="13717.88" calcext:value-type="float">
            <text:p>13717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68214" calcext:value-type="float">
            <text:p>-0.276821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8082004" calcext:value-type="float">
            <text:p>18082004</text:p>
          </table:table-cell>
          <table:table-cell office:value-type="float" office:value="14.95825" calcext:value-type="float">
            <text:p>14.95825</text:p>
          </table:table-cell>
          <table:table-cell office:value-type="float" office:value="1089.036" calcext:value-type="float">
            <text:p>1089.036</text:p>
          </table:table-cell>
          <table:table-cell office:value-type="float" office:value="0" calcext:value-type="float">
            <text:p>0</text:p>
          </table:table-cell>
          <table:table-cell office:value-type="float" office:value="-27.08364" calcext:value-type="float">
            <text:p>-27.08364</text:p>
          </table:table-cell>
          <table:table-cell office:value-type="float" office:value="2.424271" calcext:value-type="float">
            <text:p>2.424271</text:p>
          </table:table-cell>
          <table:table-cell office:value-type="float" office:value="1.255214" calcext:value-type="float">
            <text:p>1.255214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5232469" calcext:value-type="float">
            <text:p>0.0005232469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2695" calcext:value-type="float">
            <text:p>0.1642695</text:p>
          </table:table-cell>
          <table:table-cell office:value-type="float" office:value="-0.2642072" calcext:value-type="float">
            <text:p>-0.2642072</text:p>
          </table:table-cell>
          <table:table-cell office:value-type="float" office:value="0.001054393" calcext:value-type="float">
            <text:p>0.001054393</text:p>
          </table:table-cell>
          <table:table-cell office:value-type="float" office:value="0.00006166849" calcext:value-type="float">
            <text:p>6.166849E-05</text:p>
          </table:table-cell>
          <table:table-cell office:value-type="float" office:value="12.73" calcext:value-type="float">
            <text:p>12.73</text:p>
          </table:table-cell>
          <table:table-cell office:value-type="float" office:value="0.4053002" calcext:value-type="float">
            <text:p>0.4053002</text:p>
          </table:table-cell>
          <table:table-cell office:value-type="float" office:value="0.04449422" calcext:value-type="float">
            <text:p>0.04449422</text:p>
          </table:table-cell>
          <table:table-cell office:value-type="float" office:value="0.04198308" calcext:value-type="float">
            <text:p>0.04198308</text:p>
          </table:table-cell>
          <table:table-cell office:value-type="float" office:value="0.03061666" calcext:value-type="float">
            <text:p>0.03061666</text:p>
          </table:table-cell>
          <table:table-cell office:value-type="float" office:value="0.0326694" calcext:value-type="float">
            <text:p>0.0326694</text:p>
          </table:table-cell>
          <table:table-cell office:value-type="float" office:value="0.00995135" calcext:value-type="float">
            <text:p>0.00995135</text:p>
          </table:table-cell>
          <table:table-cell office:value-type="float" office:value="0.006743548" calcext:value-type="float">
            <text:p>0.006743548</text:p>
          </table:table-cell>
          <table:table-cell office:value-type="float" office:value="0.01710207" calcext:value-type="float">
            <text:p>0.01710207</text:p>
          </table:table-cell>
          <table:table-cell office:value-type="float" office:value="0.0164018" calcext:value-type="float">
            <text:p>0.0164018</text:p>
          </table:table-cell>
          <table:table-cell office:value-type="float" office:value="0.01767525" calcext:value-type="float">
            <text:p>0.01767525</text:p>
          </table:table-cell>
          <table:table-cell office:value-type="float" office:value="0.01665537" calcext:value-type="float">
            <text:p>0.01665537</text:p>
          </table:table-cell>
          <table:table-cell office:value-type="float" office:value="0.01782959" calcext:value-type="float">
            <text:p>0.01782959</text:p>
          </table:table-cell>
          <table:table-cell office:value-type="float" office:value="0.005245494" calcext:value-type="float">
            <text:p>0.005245494</text:p>
          </table:table-cell>
          <table:table-cell office:value-type="float" office:value="0.005071251" calcext:value-type="float">
            <text:p>0.005071251</text:p>
          </table:table-cell>
          <table:table-cell office:value-type="float" office:value="0" calcext:value-type="float">
            <text:p>0</text:p>
          </table:table-cell>
          <table:table-cell office:value-type="float" office:value="3.914743" calcext:value-type="float">
            <text:p>3.914743</text:p>
          </table:table-cell>
          <table:table-cell office:value-type="float" office:value="0.02070409" calcext:value-type="float">
            <text:p>0.02070409</text:p>
          </table:table-cell>
          <table:table-cell office:value-type="float" office:value="0.00825189" calcext:value-type="float">
            <text:p>0.00825189</text:p>
          </table:table-cell>
          <table:table-cell office:value-type="float" office:value="0.0088129" calcext:value-type="float">
            <text:p>0.0088129</text:p>
          </table:table-cell>
          <table:table-cell office:value-type="float" office:value="0.008243396" calcext:value-type="float">
            <text:p>0.008243396</text:p>
          </table:table-cell>
          <table:table-cell office:value-type="float" office:value="0.006093492" calcext:value-type="float">
            <text:p>0.006093492</text:p>
          </table:table-cell>
          <table:table-cell office:value-type="float" office:value="1.363068" calcext:value-type="float">
            <text:p>1.363068</text:p>
          </table:table-cell>
          <table:table-cell office:value-type="float" office:value="0.5825713" calcext:value-type="float">
            <text:p>0.5825713</text:p>
          </table:table-cell>
          <table:table-cell office:value-type="float" office:value="0.09572529" calcext:value-type="float">
            <text:p>0.09572529</text:p>
          </table:table-cell>
          <table:table-cell office:value-type="float" office:value="0.6703133" calcext:value-type="float">
            <text:p>0.6703133</text:p>
          </table:table-cell>
          <table:table-cell office:value-type="float" office:value="0.02006747" calcext:value-type="float">
            <text:p>0.02006747</text:p>
          </table:table-cell>
          <table:table-cell office:value-type="float" office:value="0.02681267" calcext:value-type="float">
            <text:p>0.02681267</text:p>
          </table:table-cell>
          <table:table-cell office:value-type="float" office:value="0.3443142" calcext:value-type="float">
            <text:p>0.3443142</text:p>
          </table:table-cell>
          <table:table-cell office:value-type="float" office:value="0.3534138" calcext:value-type="float">
            <text:p>0.3534138</text:p>
          </table:table-cell>
          <table:table-cell office:value-type="float" office:value="0" calcext:value-type="float">
            <text:p>0</text:p>
          </table:table-cell>
          <table:table-cell office:value-type="float" office:value="13857.16" calcext:value-type="float">
            <text:p>13857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68853" calcext:value-type="float">
            <text:p>-0.276885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082004" calcext:value-type="float">
            <text:p>19082004</text:p>
          </table:table-cell>
          <table:table-cell office:value-type="float" office:value="14.95137" calcext:value-type="float">
            <text:p>14.95137</text:p>
          </table:table-cell>
          <table:table-cell office:value-type="float" office:value="1089.009" calcext:value-type="float">
            <text:p>1089.009</text:p>
          </table:table-cell>
          <table:table-cell office:value-type="float" office:value="0" calcext:value-type="float">
            <text:p>0</text:p>
          </table:table-cell>
          <table:table-cell office:value-type="float" office:value="-27.39456" calcext:value-type="float">
            <text:p>-27.39456</text:p>
          </table:table-cell>
          <table:table-cell office:value-type="float" office:value="2.430957" calcext:value-type="float">
            <text:p>2.430957</text:p>
          </table:table-cell>
          <table:table-cell office:value-type="float" office:value="1.22454" calcext:value-type="float">
            <text:p>1.22454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5232469" calcext:value-type="float">
            <text:p>0.0005232469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2695" calcext:value-type="float">
            <text:p>0.1642695</text:p>
          </table:table-cell>
          <table:table-cell office:value-type="float" office:value="-0.2642264" calcext:value-type="float">
            <text:p>-0.2642264</text:p>
          </table:table-cell>
          <table:table-cell office:value-type="float" office:value="0.001077865" calcext:value-type="float">
            <text:p>0.001077865</text:p>
          </table:table-cell>
          <table:table-cell office:value-type="float" office:value="0.00006293211" calcext:value-type="float">
            <text:p>6.293211E-05</text:p>
          </table:table-cell>
          <table:table-cell office:value-type="float" office:value="12.68876" calcext:value-type="float">
            <text:p>12.68876</text:p>
          </table:table-cell>
          <table:table-cell office:value-type="float" office:value="0.3655452" calcext:value-type="float">
            <text:p>0.3655452</text:p>
          </table:table-cell>
          <table:table-cell office:value-type="float" office:value="0.0404936" calcext:value-type="float">
            <text:p>0.0404936</text:p>
          </table:table-cell>
          <table:table-cell office:value-type="float" office:value="0.03908541" calcext:value-type="float">
            <text:p>0.03908541</text:p>
          </table:table-cell>
          <table:table-cell office:value-type="float" office:value="0.02903397" calcext:value-type="float">
            <text:p>0.02903397</text:p>
          </table:table-cell>
          <table:table-cell office:value-type="float" office:value="0.03130398" calcext:value-type="float">
            <text:p>0.03130398</text:p>
          </table:table-cell>
          <table:table-cell office:value-type="float" office:value="0.009749155" calcext:value-type="float">
            <text:p>0.009749155</text:p>
          </table:table-cell>
          <table:table-cell office:value-type="float" office:value="0.006703461" calcext:value-type="float">
            <text:p>0.006703461</text:p>
          </table:table-cell>
          <table:table-cell office:value-type="float" office:value="0.01698321" calcext:value-type="float">
            <text:p>0.01698321</text:p>
          </table:table-cell>
          <table:table-cell office:value-type="float" office:value="0.01633329" calcext:value-type="float">
            <text:p>0.01633329</text:p>
          </table:table-cell>
          <table:table-cell office:value-type="float" office:value="0.0176552" calcext:value-type="float">
            <text:p>0.0176552</text:p>
          </table:table-cell>
          <table:table-cell office:value-type="float" office:value="0.01662793" calcext:value-type="float">
            <text:p>0.01662793</text:p>
          </table:table-cell>
          <table:table-cell office:value-type="float" office:value="0.01782825" calcext:value-type="float">
            <text:p>0.01782825</text:p>
          </table:table-cell>
          <table:table-cell office:value-type="float" office:value="0.00523982" calcext:value-type="float">
            <text:p>0.00523982</text:p>
          </table:table-cell>
          <table:table-cell office:value-type="float" office:value="0.005069447" calcext:value-type="float">
            <text:p>0.005069447</text:p>
          </table:table-cell>
          <table:table-cell office:value-type="float" office:value="0" calcext:value-type="float">
            <text:p>0</text:p>
          </table:table-cell>
          <table:table-cell office:value-type="float" office:value="3.687459" calcext:value-type="float">
            <text:p>3.687459</text:p>
          </table:table-cell>
          <table:table-cell office:value-type="float" office:value="0.02201272" calcext:value-type="float">
            <text:p>0.02201272</text:p>
          </table:table-cell>
          <table:table-cell office:value-type="float" office:value="0.008357192" calcext:value-type="float">
            <text:p>0.008357192</text:p>
          </table:table-cell>
          <table:table-cell office:value-type="float" office:value="0.008947847" calcext:value-type="float">
            <text:p>0.008947847</text:p>
          </table:table-cell>
          <table:table-cell office:value-type="float" office:value="0.008293286" calcext:value-type="float">
            <text:p>0.008293286</text:p>
          </table:table-cell>
          <table:table-cell office:value-type="float" office:value="0.006133043" calcext:value-type="float">
            <text:p>0.006133043</text:p>
          </table:table-cell>
          <table:table-cell office:value-type="float" office:value="1.352808" calcext:value-type="float">
            <text:p>1.352808</text:p>
          </table:table-cell>
          <table:table-cell office:value-type="float" office:value="0.5822277" calcext:value-type="float">
            <text:p>0.5822277</text:p>
          </table:table-cell>
          <table:table-cell office:value-type="float" office:value="0.09557736" calcext:value-type="float">
            <text:p>0.09557736</text:p>
          </table:table-cell>
          <table:table-cell office:value-type="float" office:value="0.6294239" calcext:value-type="float">
            <text:p>0.6294239</text:p>
          </table:table-cell>
          <table:table-cell office:value-type="float" office:value="0.01948533" calcext:value-type="float">
            <text:p>0.01948533</text:p>
          </table:table-cell>
          <table:table-cell office:value-type="float" office:value="0.02398858" calcext:value-type="float">
            <text:p>0.02398858</text:p>
          </table:table-cell>
          <table:table-cell office:value-type="float" office:value="0.3433733" calcext:value-type="float">
            <text:p>0.3433733</text:p>
          </table:table-cell>
          <table:table-cell office:value-type="float" office:value="0.3534214" calcext:value-type="float">
            <text:p>0.3534214</text:p>
          </table:table-cell>
          <table:table-cell office:value-type="float" office:value="0" calcext:value-type="float">
            <text:p>0</text:p>
          </table:table-cell>
          <table:table-cell office:value-type="float" office:value="13917.94" calcext:value-type="float">
            <text:p>13917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69405" calcext:value-type="float">
            <text:p>-0.276940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082004" calcext:value-type="float">
            <text:p>20082004</text:p>
          </table:table-cell>
          <table:table-cell office:value-type="float" office:value="14.93706" calcext:value-type="float">
            <text:p>14.93706</text:p>
          </table:table-cell>
          <table:table-cell office:value-type="float" office:value="1088.984" calcext:value-type="float">
            <text:p>1088.984</text:p>
          </table:table-cell>
          <table:table-cell office:value-type="float" office:value="0" calcext:value-type="float">
            <text:p>0</text:p>
          </table:table-cell>
          <table:table-cell office:value-type="float" office:value="-27.71654" calcext:value-type="float">
            <text:p>-27.71654</text:p>
          </table:table-cell>
          <table:table-cell office:value-type="float" office:value="2.442958" calcext:value-type="float">
            <text:p>2.442958</text:p>
          </table:table-cell>
          <table:table-cell office:value-type="float" office:value="1.193265" calcext:value-type="float">
            <text:p>1.193265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5232469" calcext:value-type="float">
            <text:p>0.0005232469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2695" calcext:value-type="float">
            <text:p>0.1642695</text:p>
          </table:table-cell>
          <table:table-cell office:value-type="float" office:value="-0.2642666" calcext:value-type="float">
            <text:p>-0.2642666</text:p>
          </table:table-cell>
          <table:table-cell office:value-type="float" office:value="0.001099299" calcext:value-type="float">
            <text:p>0.001099299</text:p>
          </table:table-cell>
          <table:table-cell office:value-type="float" office:value="0.00006422134" calcext:value-type="float">
            <text:p>6.422134E-05</text:p>
          </table:table-cell>
          <table:table-cell office:value-type="float" office:value="12.63607" calcext:value-type="float">
            <text:p>12.63607</text:p>
          </table:table-cell>
          <table:table-cell office:value-type="float" office:value="0.3158353" calcext:value-type="float">
            <text:p>0.3158353</text:p>
          </table:table-cell>
          <table:table-cell office:value-type="float" office:value="0.04143624" calcext:value-type="float">
            <text:p>0.04143624</text:p>
          </table:table-cell>
          <table:table-cell office:value-type="float" office:value="0.03932806" calcext:value-type="float">
            <text:p>0.03932806</text:p>
          </table:table-cell>
          <table:table-cell office:value-type="float" office:value="0.02895406" calcext:value-type="float">
            <text:p>0.02895406</text:p>
          </table:table-cell>
          <table:table-cell office:value-type="float" office:value="0.03100663" calcext:value-type="float">
            <text:p>0.03100663</text:p>
          </table:table-cell>
          <table:table-cell office:value-type="float" office:value="0.009621983" calcext:value-type="float">
            <text:p>0.009621983</text:p>
          </table:table-cell>
          <table:table-cell office:value-type="float" office:value="0.006658175" calcext:value-type="float">
            <text:p>0.006658175</text:p>
          </table:table-cell>
          <table:table-cell office:value-type="float" office:value="0.01685365" calcext:value-type="float">
            <text:p>0.01685365</text:p>
          </table:table-cell>
          <table:table-cell office:value-type="float" office:value="0.01625747" calcext:value-type="float">
            <text:p>0.01625747</text:p>
          </table:table-cell>
          <table:table-cell office:value-type="float" office:value="0.01761939" calcext:value-type="float">
            <text:p>0.01761939</text:p>
          </table:table-cell>
          <table:table-cell office:value-type="float" office:value="0.01658986" calcext:value-type="float">
            <text:p>0.01658986</text:p>
          </table:table-cell>
          <table:table-cell office:value-type="float" office:value="0.0178344" calcext:value-type="float">
            <text:p>0.0178344</text:p>
          </table:table-cell>
          <table:table-cell office:value-type="float" office:value="0.005234054" calcext:value-type="float">
            <text:p>0.005234054</text:p>
          </table:table-cell>
          <table:table-cell office:value-type="float" office:value="0.005067647" calcext:value-type="float">
            <text:p>0.005067647</text:p>
          </table:table-cell>
          <table:table-cell office:value-type="float" office:value="0" calcext:value-type="float">
            <text:p>0</text:p>
          </table:table-cell>
          <table:table-cell office:value-type="float" office:value="3.427248" calcext:value-type="float">
            <text:p>3.427248</text:p>
          </table:table-cell>
          <table:table-cell office:value-type="float" office:value="0.01968046" calcext:value-type="float">
            <text:p>0.01968046</text:p>
          </table:table-cell>
          <table:table-cell office:value-type="float" office:value="0.008138664" calcext:value-type="float">
            <text:p>0.008138664</text:p>
          </table:table-cell>
          <table:table-cell office:value-type="float" office:value="0.008750026" calcext:value-type="float">
            <text:p>0.008750026</text:p>
          </table:table-cell>
          <table:table-cell office:value-type="float" office:value="0.00814663" calcext:value-type="float">
            <text:p>0.00814663</text:p>
          </table:table-cell>
          <table:table-cell office:value-type="float" office:value="0.006176631" calcext:value-type="float">
            <text:p>0.006176631</text:p>
          </table:table-cell>
          <table:table-cell office:value-type="float" office:value="1.342777" calcext:value-type="float">
            <text:p>1.342777</text:p>
          </table:table-cell>
          <table:table-cell office:value-type="float" office:value="0.5818892" calcext:value-type="float">
            <text:p>0.5818892</text:p>
          </table:table-cell>
          <table:table-cell office:value-type="float" office:value="0.09542322" calcext:value-type="float">
            <text:p>0.09542322</text:p>
          </table:table-cell>
          <table:table-cell office:value-type="float" office:value="0.5855126" calcext:value-type="float">
            <text:p>0.5855126</text:p>
          </table:table-cell>
          <table:table-cell office:value-type="float" office:value="0.01909029" calcext:value-type="float">
            <text:p>0.01909029</text:p>
          </table:table-cell>
          <table:table-cell office:value-type="float" office:value="0.02313374" calcext:value-type="float">
            <text:p>0.02313374</text:p>
          </table:table-cell>
          <table:table-cell office:value-type="float" office:value="0.3423719" calcext:value-type="float">
            <text:p>0.3423719</text:p>
          </table:table-cell>
          <table:table-cell office:value-type="float" office:value="0.353429" calcext:value-type="float">
            <text:p>0.353429</text:p>
          </table:table-cell>
          <table:table-cell office:value-type="float" office:value="0" calcext:value-type="float">
            <text:p>0</text:p>
          </table:table-cell>
          <table:table-cell office:value-type="float" office:value="14014.07" calcext:value-type="float">
            <text:p>14014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6994" calcext:value-type="float">
            <text:p>-0.27699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082004" calcext:value-type="float">
            <text:p>21082004</text:p>
          </table:table-cell>
          <table:table-cell office:value-type="float" office:value="14.92384" calcext:value-type="float">
            <text:p>14.92384</text:p>
          </table:table-cell>
          <table:table-cell office:value-type="float" office:value="1088.957" calcext:value-type="float">
            <text:p>1088.957</text:p>
          </table:table-cell>
          <table:table-cell office:value-type="float" office:value="0" calcext:value-type="float">
            <text:p>0</text:p>
          </table:table-cell>
          <table:table-cell office:value-type="float" office:value="-28.04641" calcext:value-type="float">
            <text:p>-28.04641</text:p>
          </table:table-cell>
          <table:table-cell office:value-type="float" office:value="2.453309" calcext:value-type="float">
            <text:p>2.453309</text:p>
          </table:table-cell>
          <table:table-cell office:value-type="float" office:value="1.161682" calcext:value-type="float">
            <text:p>1.161682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5232469" calcext:value-type="float">
            <text:p>0.0005232469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2695" calcext:value-type="float">
            <text:p>0.1642695</text:p>
          </table:table-cell>
          <table:table-cell office:value-type="float" office:value="-0.2643021" calcext:value-type="float">
            <text:p>-0.2643021</text:p>
          </table:table-cell>
          <table:table-cell office:value-type="float" office:value="0.001121211" calcext:value-type="float">
            <text:p>0.001121211</text:p>
          </table:table-cell>
          <table:table-cell office:value-type="float" office:value="0.0000655125" calcext:value-type="float">
            <text:p>6.55125E-05</text:p>
          </table:table-cell>
          <table:table-cell office:value-type="float" office:value="12.58519" calcext:value-type="float">
            <text:p>12.58519</text:p>
          </table:table-cell>
          <table:table-cell office:value-type="float" office:value="0.278537" calcext:value-type="float">
            <text:p>0.278537</text:p>
          </table:table-cell>
          <table:table-cell office:value-type="float" office:value="0.04265943" calcext:value-type="float">
            <text:p>0.04265943</text:p>
          </table:table-cell>
          <table:table-cell office:value-type="float" office:value="0.04008046" calcext:value-type="float">
            <text:p>0.04008046</text:p>
          </table:table-cell>
          <table:table-cell office:value-type="float" office:value="0.02934007" calcext:value-type="float">
            <text:p>0.02934007</text:p>
          </table:table-cell>
          <table:table-cell office:value-type="float" office:value="0.03129571" calcext:value-type="float">
            <text:p>0.03129571</text:p>
          </table:table-cell>
          <table:table-cell office:value-type="float" office:value="0.00963753" calcext:value-type="float">
            <text:p>0.00963753</text:p>
          </table:table-cell>
          <table:table-cell office:value-type="float" office:value="0.006645748" calcext:value-type="float">
            <text:p>0.006645748</text:p>
          </table:table-cell>
          <table:table-cell office:value-type="float" office:value="0.01673905" calcext:value-type="float">
            <text:p>0.01673905</text:p>
          </table:table-cell>
          <table:table-cell office:value-type="float" office:value="0.01617764" calcext:value-type="float">
            <text:p>0.01617764</text:p>
          </table:table-cell>
          <table:table-cell office:value-type="float" office:value="0.01757861" calcext:value-type="float">
            <text:p>0.01757861</text:p>
          </table:table-cell>
          <table:table-cell office:value-type="float" office:value="0.01654628" calcext:value-type="float">
            <text:p>0.01654628</text:p>
          </table:table-cell>
          <table:table-cell office:value-type="float" office:value="0.01784342" calcext:value-type="float">
            <text:p>0.01784342</text:p>
          </table:table-cell>
          <table:table-cell office:value-type="float" office:value="0.005228213" calcext:value-type="float">
            <text:p>0.005228213</text:p>
          </table:table-cell>
          <table:table-cell office:value-type="float" office:value="0.005065848" calcext:value-type="float">
            <text:p>0.005065848</text:p>
          </table:table-cell>
          <table:table-cell office:value-type="float" office:value="0" calcext:value-type="float">
            <text:p>0</text:p>
          </table:table-cell>
          <table:table-cell office:value-type="float" office:value="3.181155" calcext:value-type="float">
            <text:p>3.181155</text:p>
          </table:table-cell>
          <table:table-cell office:value-type="float" office:value="0.01850964" calcext:value-type="float">
            <text:p>0.01850964</text:p>
          </table:table-cell>
          <table:table-cell office:value-type="float" office:value="0.007994886" calcext:value-type="float">
            <text:p>0.007994886</text:p>
          </table:table-cell>
          <table:table-cell office:value-type="float" office:value="0.008536932" calcext:value-type="float">
            <text:p>0.008536932</text:p>
          </table:table-cell>
          <table:table-cell office:value-type="float" office:value="0.007970655" calcext:value-type="float">
            <text:p>0.007970655</text:p>
          </table:table-cell>
          <table:table-cell office:value-type="float" office:value="0.006051061" calcext:value-type="float">
            <text:p>0.006051061</text:p>
          </table:table-cell>
          <table:table-cell office:value-type="float" office:value="1.332332" calcext:value-type="float">
            <text:p>1.332332</text:p>
          </table:table-cell>
          <table:table-cell office:value-type="float" office:value="0.5815886" calcext:value-type="float">
            <text:p>0.5815886</text:p>
          </table:table-cell>
          <table:table-cell office:value-type="float" office:value="0.09525727" calcext:value-type="float">
            <text:p>0.09525727</text:p>
          </table:table-cell>
          <table:table-cell office:value-type="float" office:value="0.5403801" calcext:value-type="float">
            <text:p>0.5403801</text:p>
          </table:table-cell>
          <table:table-cell office:value-type="float" office:value="0.018831" calcext:value-type="float">
            <text:p>0.018831</text:p>
          </table:table-cell>
          <table:table-cell office:value-type="float" office:value="0.02267668" calcext:value-type="float">
            <text:p>0.02267668</text:p>
          </table:table-cell>
          <table:table-cell office:value-type="float" office:value="0.3413165" calcext:value-type="float">
            <text:p>0.3413165</text:p>
          </table:table-cell>
          <table:table-cell office:value-type="float" office:value="0.3534366" calcext:value-type="float">
            <text:p>0.3534366</text:p>
          </table:table-cell>
          <table:table-cell office:value-type="float" office:value="0" calcext:value-type="float">
            <text:p>0</text:p>
          </table:table-cell>
          <table:table-cell office:value-type="float" office:value="14097.08" calcext:value-type="float">
            <text:p>14097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70473" calcext:value-type="float">
            <text:p>-0.277047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082004" calcext:value-type="float">
            <text:p>22082004</text:p>
          </table:table-cell>
          <table:table-cell office:value-type="float" office:value="14.90897" calcext:value-type="float">
            <text:p>14.90897</text:p>
          </table:table-cell>
          <table:table-cell office:value-type="float" office:value="1088.927" calcext:value-type="float">
            <text:p>1088.927</text:p>
          </table:table-cell>
          <table:table-cell office:value-type="float" office:value="0" calcext:value-type="float">
            <text:p>0</text:p>
          </table:table-cell>
          <table:table-cell office:value-type="float" office:value="-28.37833" calcext:value-type="float">
            <text:p>-28.37833</text:p>
          </table:table-cell>
          <table:table-cell office:value-type="float" office:value="2.466302" calcext:value-type="float">
            <text:p>2.466302</text:p>
          </table:table-cell>
          <table:table-cell office:value-type="float" office:value="1.12992" calcext:value-type="float">
            <text:p>1.12992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5232469" calcext:value-type="float">
            <text:p>0.0005232469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2695" calcext:value-type="float">
            <text:p>0.1642695</text:p>
          </table:table-cell>
          <table:table-cell office:value-type="float" office:value="-0.2643653" calcext:value-type="float">
            <text:p>-0.2643653</text:p>
          </table:table-cell>
          <table:table-cell office:value-type="float" office:value="0.001141794" calcext:value-type="float">
            <text:p>0.001141794</text:p>
          </table:table-cell>
          <table:table-cell office:value-type="float" office:value="0.00006679733" calcext:value-type="float">
            <text:p>6.679733E-05</text:p>
          </table:table-cell>
          <table:table-cell office:value-type="float" office:value="12.5248" calcext:value-type="float">
            <text:p>12.5248</text:p>
          </table:table-cell>
          <table:table-cell office:value-type="float" office:value="0.2500171" calcext:value-type="float">
            <text:p>0.2500171</text:p>
          </table:table-cell>
          <table:table-cell office:value-type="float" office:value="0.04748635" calcext:value-type="float">
            <text:p>0.04748635</text:p>
          </table:table-cell>
          <table:table-cell office:value-type="float" office:value="0.04358917" calcext:value-type="float">
            <text:p>0.04358917</text:p>
          </table:table-cell>
          <table:table-cell office:value-type="float" office:value="0.03132446" calcext:value-type="float">
            <text:p>0.03132446</text:p>
          </table:table-cell>
          <table:table-cell office:value-type="float" office:value="0.03303444" calcext:value-type="float">
            <text:p>0.03303444</text:p>
          </table:table-cell>
          <table:table-cell office:value-type="float" office:value="0.009881524" calcext:value-type="float">
            <text:p>0.009881524</text:p>
          </table:table-cell>
          <table:table-cell office:value-type="float" office:value="0.006674018" calcext:value-type="float">
            <text:p>0.006674018</text:p>
          </table:table-cell>
          <table:table-cell office:value-type="float" office:value="0.01664372" calcext:value-type="float">
            <text:p>0.01664372</text:p>
          </table:table-cell>
          <table:table-cell office:value-type="float" office:value="0.01609683" calcext:value-type="float">
            <text:p>0.01609683</text:p>
          </table:table-cell>
          <table:table-cell office:value-type="float" office:value="0.01753649" calcext:value-type="float">
            <text:p>0.01753649</text:p>
          </table:table-cell>
          <table:table-cell office:value-type="float" office:value="0.01650008" calcext:value-type="float">
            <text:p>0.01650008</text:p>
          </table:table-cell>
          <table:table-cell office:value-type="float" office:value="0.01785343" calcext:value-type="float">
            <text:p>0.01785343</text:p>
          </table:table-cell>
          <table:table-cell office:value-type="float" office:value="0.005222307" calcext:value-type="float">
            <text:p>0.005222307</text:p>
          </table:table-cell>
          <table:table-cell office:value-type="float" office:value="0.005064052" calcext:value-type="float">
            <text:p>0.005064052</text:p>
          </table:table-cell>
          <table:table-cell office:value-type="float" office:value="0" calcext:value-type="float">
            <text:p>0</text:p>
          </table:table-cell>
          <table:table-cell office:value-type="float" office:value="2.917413" calcext:value-type="float">
            <text:p>2.917413</text:p>
          </table:table-cell>
          <table:table-cell office:value-type="float" office:value="0.01673158" calcext:value-type="float">
            <text:p>0.01673158</text:p>
          </table:table-cell>
          <table:table-cell office:value-type="float" office:value="0.007833359" calcext:value-type="float">
            <text:p>0.007833359</text:p>
          </table:table-cell>
          <table:table-cell office:value-type="float" office:value="0.008269927" calcext:value-type="float">
            <text:p>0.008269927</text:p>
          </table:table-cell>
          <table:table-cell office:value-type="float" office:value="0.007758687" calcext:value-type="float">
            <text:p>0.007758687</text:p>
          </table:table-cell>
          <table:table-cell office:value-type="float" office:value="0.005840082" calcext:value-type="float">
            <text:p>0.005840082</text:p>
          </table:table-cell>
          <table:table-cell office:value-type="float" office:value="1.321256" calcext:value-type="float">
            <text:p>1.321256</text:p>
          </table:table-cell>
          <table:table-cell office:value-type="float" office:value="0.5813131" calcext:value-type="float">
            <text:p>0.5813131</text:p>
          </table:table-cell>
          <table:table-cell office:value-type="float" office:value="0.09509595" calcext:value-type="float">
            <text:p>0.09509595</text:p>
          </table:table-cell>
          <table:table-cell office:value-type="float" office:value="0.4949218" calcext:value-type="float">
            <text:p>0.4949218</text:p>
          </table:table-cell>
          <table:table-cell office:value-type="float" office:value="0.01864894" calcext:value-type="float">
            <text:p>0.01864894</text:p>
          </table:table-cell>
          <table:table-cell office:value-type="float" office:value="0.02237428" calcext:value-type="float">
            <text:p>0.02237428</text:p>
          </table:table-cell>
          <table:table-cell office:value-type="float" office:value="0.3402132" calcext:value-type="float">
            <text:p>0.3402132</text:p>
          </table:table-cell>
          <table:table-cell office:value-type="float" office:value="0.3534442" calcext:value-type="float">
            <text:p>0.3534442</text:p>
          </table:table-cell>
          <table:table-cell office:value-type="float" office:value="0" calcext:value-type="float">
            <text:p>0</text:p>
          </table:table-cell>
          <table:table-cell office:value-type="float" office:value="14180.78" calcext:value-type="float">
            <text:p>1418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71061" calcext:value-type="float">
            <text:p>-0.277106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082004" calcext:value-type="float">
            <text:p>23082004</text:p>
          </table:table-cell>
          <table:table-cell office:value-type="float" office:value="14.89656" calcext:value-type="float">
            <text:p>14.89656</text:p>
          </table:table-cell>
          <table:table-cell office:value-type="float" office:value="1088.895" calcext:value-type="float">
            <text:p>1088.895</text:p>
          </table:table-cell>
          <table:table-cell office:value-type="float" office:value="0" calcext:value-type="float">
            <text:p>0</text:p>
          </table:table-cell>
          <table:table-cell office:value-type="float" office:value="-28.70534" calcext:value-type="float">
            <text:p>-28.70534</text:p>
          </table:table-cell>
          <table:table-cell office:value-type="float" office:value="2.472965" calcext:value-type="float">
            <text:p>2.472965</text:p>
          </table:table-cell>
          <table:table-cell office:value-type="float" office:value="1.098749" calcext:value-type="float">
            <text:p>1.098749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5232469" calcext:value-type="float">
            <text:p>0.0005232469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2695" calcext:value-type="float">
            <text:p>0.1642695</text:p>
          </table:table-cell>
          <table:table-cell office:value-type="float" office:value="-0.2644671" calcext:value-type="float">
            <text:p>-0.2644671</text:p>
          </table:table-cell>
          <table:table-cell office:value-type="float" office:value="0.001163154" calcext:value-type="float">
            <text:p>0.001163154</text:p>
          </table:table-cell>
          <table:table-cell office:value-type="float" office:value="0.00006806643" calcext:value-type="float">
            <text:p>6.806643E-05</text:p>
          </table:table-cell>
          <table:table-cell office:value-type="float" office:value="12.48001" calcext:value-type="float">
            <text:p>12.48001</text:p>
          </table:table-cell>
          <table:table-cell office:value-type="float" office:value="0.2170791" calcext:value-type="float">
            <text:p>0.2170791</text:p>
          </table:table-cell>
          <table:table-cell office:value-type="float" office:value="0.04881354" calcext:value-type="float">
            <text:p>0.04881354</text:p>
          </table:table-cell>
          <table:table-cell office:value-type="float" office:value="0.04487054" calcext:value-type="float">
            <text:p>0.04487054</text:p>
          </table:table-cell>
          <table:table-cell office:value-type="float" office:value="0.0323152" calcext:value-type="float">
            <text:p>0.0323152</text:p>
          </table:table-cell>
          <table:table-cell office:value-type="float" office:value="0.03412724" calcext:value-type="float">
            <text:p>0.03412724</text:p>
          </table:table-cell>
          <table:table-cell office:value-type="float" office:value="0.01013167" calcext:value-type="float">
            <text:p>0.01013167</text:p>
          </table:table-cell>
          <table:table-cell office:value-type="float" office:value="0.006717128" calcext:value-type="float">
            <text:p>0.006717128</text:p>
          </table:table-cell>
          <table:table-cell office:value-type="float" office:value="0.01657846" calcext:value-type="float">
            <text:p>0.01657846</text:p>
          </table:table-cell>
          <table:table-cell office:value-type="float" office:value="0.01602054" calcext:value-type="float">
            <text:p>0.01602054</text:p>
          </table:table-cell>
          <table:table-cell office:value-type="float" office:value="0.01749701" calcext:value-type="float">
            <text:p>0.01749701</text:p>
          </table:table-cell>
          <table:table-cell office:value-type="float" office:value="0.01645495" calcext:value-type="float">
            <text:p>0.01645495</text:p>
          </table:table-cell>
          <table:table-cell office:value-type="float" office:value="0.01786456" calcext:value-type="float">
            <text:p>0.01786456</text:p>
          </table:table-cell>
          <table:table-cell office:value-type="float" office:value="0.005216555" calcext:value-type="float">
            <text:p>0.005216555</text:p>
          </table:table-cell>
          <table:table-cell office:value-type="float" office:value="0.005062255" calcext:value-type="float">
            <text:p>0.005062255</text:p>
          </table:table-cell>
          <table:table-cell office:value-type="float" office:value="0" calcext:value-type="float">
            <text:p>0</text:p>
          </table:table-cell>
          <table:table-cell office:value-type="float" office:value="2.656106" calcext:value-type="float">
            <text:p>2.656106</text:p>
          </table:table-cell>
          <table:table-cell office:value-type="float" office:value="0.01617799" calcext:value-type="float">
            <text:p>0.01617799</text:p>
          </table:table-cell>
          <table:table-cell office:value-type="float" office:value="0.007809141" calcext:value-type="float">
            <text:p>0.007809141</text:p>
          </table:table-cell>
          <table:table-cell office:value-type="float" office:value="0.008182617" calcext:value-type="float">
            <text:p>0.008182617</text:p>
          </table:table-cell>
          <table:table-cell office:value-type="float" office:value="0.007672649" calcext:value-type="float">
            <text:p>0.007672649</text:p>
          </table:table-cell>
          <table:table-cell office:value-type="float" office:value="0.005646879" calcext:value-type="float">
            <text:p>0.005646879</text:p>
          </table:table-cell>
          <table:table-cell office:value-type="float" office:value="1.309128" calcext:value-type="float">
            <text:p>1.309128</text:p>
          </table:table-cell>
          <table:table-cell office:value-type="float" office:value="0.5810882" calcext:value-type="float">
            <text:p>0.5810882</text:p>
          </table:table-cell>
          <table:table-cell office:value-type="float" office:value="0.09493761" calcext:value-type="float">
            <text:p>0.09493761</text:p>
          </table:table-cell>
          <table:table-cell office:value-type="float" office:value="0.4501255" calcext:value-type="float">
            <text:p>0.4501255</text:p>
          </table:table-cell>
          <table:table-cell office:value-type="float" office:value="0.01850123" calcext:value-type="float">
            <text:p>0.01850123</text:p>
          </table:table-cell>
          <table:table-cell office:value-type="float" office:value="0.02204659" calcext:value-type="float">
            <text:p>0.02204659</text:p>
          </table:table-cell>
          <table:table-cell office:value-type="float" office:value="0.3392335" calcext:value-type="float">
            <text:p>0.3392335</text:p>
          </table:table-cell>
          <table:table-cell office:value-type="float" office:value="0.3534518" calcext:value-type="float">
            <text:p>0.3534518</text:p>
          </table:table-cell>
          <table:table-cell office:value-type="float" office:value="0" calcext:value-type="float">
            <text:p>0</text:p>
          </table:table-cell>
          <table:table-cell office:value-type="float" office:value="14242.87" calcext:value-type="float">
            <text:p>14242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71666" calcext:value-type="float">
            <text:p>-0.277166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082004" calcext:value-type="float">
            <text:p>24082004</text:p>
          </table:table-cell>
          <table:table-cell office:value-type="float" office:value="14.87892" calcext:value-type="float">
            <text:p>14.87892</text:p>
          </table:table-cell>
          <table:table-cell office:value-type="float" office:value="1088.872" calcext:value-type="float">
            <text:p>1088.872</text:p>
          </table:table-cell>
          <table:table-cell office:value-type="float" office:value="0" calcext:value-type="float">
            <text:p>0</text:p>
          </table:table-cell>
          <table:table-cell office:value-type="float" office:value="-29.04228" calcext:value-type="float">
            <text:p>-29.04228</text:p>
          </table:table-cell>
          <table:table-cell office:value-type="float" office:value="2.463204" calcext:value-type="float">
            <text:p>2.463204</text:p>
          </table:table-cell>
          <table:table-cell office:value-type="float" office:value="1.063784" calcext:value-type="float">
            <text:p>1.063784</text:p>
          </table:table-cell>
          <table:table-cell office:value-type="float" office:value="0.4415652" calcext:value-type="float">
            <text:p>0.4415652</text:p>
          </table:table-cell>
          <table:table-cell office:value-type="float" office:value="0.0005232469" calcext:value-type="float">
            <text:p>0.0005232469</text:p>
          </table:table-cell>
          <table:table-cell office:value-type="float" office:value="0.4713719" calcext:value-type="float">
            <text:p>0.4713719</text:p>
          </table:table-cell>
          <table:table-cell office:value-type="float" office:value="0.1642703" calcext:value-type="float">
            <text:p>0.1642703</text:p>
          </table:table-cell>
          <table:table-cell office:value-type="float" office:value="-0.2651725" calcext:value-type="float">
            <text:p>-0.2651725</text:p>
          </table:table-cell>
          <table:table-cell office:value-type="float" office:value="0.001180382" calcext:value-type="float">
            <text:p>0.001180382</text:p>
          </table:table-cell>
          <table:table-cell office:value-type="float" office:value="0.00006934018" calcext:value-type="float">
            <text:p>6.934018E-05</text:p>
          </table:table-cell>
          <table:table-cell office:value-type="float" office:value="12.47548" calcext:value-type="float">
            <text:p>12.47548</text:p>
          </table:table-cell>
          <table:table-cell office:value-type="float" office:value="0.221661" calcext:value-type="float">
            <text:p>0.221661</text:p>
          </table:table-cell>
          <table:table-cell office:value-type="float" office:value="0.04833014" calcext:value-type="float">
            <text:p>0.04833014</text:p>
          </table:table-cell>
          <table:table-cell office:value-type="float" office:value="0.04474549" calcext:value-type="float">
            <text:p>0.04474549</text:p>
          </table:table-cell>
          <table:table-cell office:value-type="float" office:value="0.03247127" calcext:value-type="float">
            <text:p>0.03247127</text:p>
          </table:table-cell>
          <table:table-cell office:value-type="float" office:value="0.03440163" calcext:value-type="float">
            <text:p>0.03440163</text:p>
          </table:table-cell>
          <table:table-cell office:value-type="float" office:value="0.01022125" calcext:value-type="float">
            <text:p>0.01022125</text:p>
          </table:table-cell>
          <table:table-cell office:value-type="float" office:value="0.006733065" calcext:value-type="float">
            <text:p>0.006733065</text:p>
          </table:table-cell>
          <table:table-cell office:value-type="float" office:value="0.01652477" calcext:value-type="float">
            <text:p>0.01652477</text:p>
          </table:table-cell>
          <table:table-cell office:value-type="float" office:value="0.01594955" calcext:value-type="float">
            <text:p>0.01594955</text:p>
          </table:table-cell>
          <table:table-cell office:value-type="float" office:value="0.01745579" calcext:value-type="float">
            <text:p>0.01745579</text:p>
          </table:table-cell>
          <table:table-cell office:value-type="float" office:value="0.01641252" calcext:value-type="float">
            <text:p>0.01641252</text:p>
          </table:table-cell>
          <table:table-cell office:value-type="float" office:value="0.01787492" calcext:value-type="float">
            <text:p>0.01787492</text:p>
          </table:table-cell>
          <table:table-cell office:value-type="float" office:value="0.005210912" calcext:value-type="float">
            <text:p>0.005210912</text:p>
          </table:table-cell>
          <table:table-cell office:value-type="float" office:value="0.005060451" calcext:value-type="float">
            <text:p>0.005060451</text:p>
          </table:table-cell>
          <table:table-cell office:value-type="float" office:value="0" calcext:value-type="float">
            <text:p>0</text:p>
          </table:table-cell>
          <table:table-cell office:value-type="float" office:value="1.636099" calcext:value-type="float">
            <text:p>1.636099</text:p>
          </table:table-cell>
          <table:table-cell office:value-type="float" office:value="0.01341351" calcext:value-type="float">
            <text:p>0.01341351</text:p>
          </table:table-cell>
          <table:table-cell office:value-type="float" office:value="0.007773369" calcext:value-type="float">
            <text:p>0.007773369</text:p>
          </table:table-cell>
          <table:table-cell office:value-type="float" office:value="0.008135675" calcext:value-type="float">
            <text:p>0.008135675</text:p>
          </table:table-cell>
          <table:table-cell office:value-type="float" office:value="0.007616994" calcext:value-type="float">
            <text:p>0.007616994</text:p>
          </table:table-cell>
          <table:table-cell office:value-type="float" office:value="0.005572305" calcext:value-type="float">
            <text:p>0.005572305</text:p>
          </table:table-cell>
          <table:table-cell office:value-type="float" office:value="1.296354" calcext:value-type="float">
            <text:p>1.296354</text:p>
          </table:table-cell>
          <table:table-cell office:value-type="float" office:value="0.5809094" calcext:value-type="float">
            <text:p>0.5809094</text:p>
          </table:table-cell>
          <table:table-cell office:value-type="float" office:value="0.0947901" calcext:value-type="float">
            <text:p>0.0947901</text:p>
          </table:table-cell>
          <table:table-cell office:value-type="float" office:value="0.4052193" calcext:value-type="float">
            <text:p>0.4052193</text:p>
          </table:table-cell>
          <table:table-cell office:value-type="float" office:value="0.01837312" calcext:value-type="float">
            <text:p>0.01837312</text:p>
          </table:table-cell>
          <table:table-cell office:value-type="float" office:value="0.02173205" calcext:value-type="float">
            <text:p>0.02173205</text:p>
          </table:table-cell>
          <table:table-cell office:value-type="float" office:value="0.3383227" calcext:value-type="float">
            <text:p>0.3383227</text:p>
          </table:table-cell>
          <table:table-cell office:value-type="float" office:value="0.3534594" calcext:value-type="float">
            <text:p>0.3534594</text:p>
          </table:table-cell>
          <table:table-cell office:value-type="float" office:value="0" calcext:value-type="float">
            <text:p>0</text:p>
          </table:table-cell>
          <table:table-cell office:value-type="float" office:value="14282.99" calcext:value-type="float">
            <text:p>14282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72876" calcext:value-type="float">
            <text:p>-0.277287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082004" calcext:value-type="float">
            <text:p>25082004</text:p>
          </table:table-cell>
          <table:table-cell office:value-type="float" office:value="14.88387" calcext:value-type="float">
            <text:p>14.88387</text:p>
          </table:table-cell>
          <table:table-cell office:value-type="float" office:value="1088.881" calcext:value-type="float">
            <text:p>1088.881</text:p>
          </table:table-cell>
          <table:table-cell office:value-type="float" office:value="0" calcext:value-type="float">
            <text:p>0</text:p>
          </table:table-cell>
          <table:table-cell office:value-type="float" office:value="-29.5233" calcext:value-type="float">
            <text:p>-29.5233</text:p>
          </table:table-cell>
          <table:table-cell office:value-type="float" office:value="2.162453" calcext:value-type="float">
            <text:p>2.162453</text:p>
          </table:table-cell>
          <table:table-cell office:value-type="float" office:value="1.059557" calcext:value-type="float">
            <text:p>1.059557</text:p>
          </table:table-cell>
          <table:table-cell office:value-type="float" office:value="0.4438292" calcext:value-type="float">
            <text:p>0.4438292</text:p>
          </table:table-cell>
          <table:table-cell office:value-type="float" office:value="0.0005664823" calcext:value-type="float">
            <text:p>0.0005664823</text:p>
          </table:table-cell>
          <table:table-cell office:value-type="float" office:value="0.5104445" calcext:value-type="float">
            <text:p>0.5104445</text:p>
          </table:table-cell>
          <table:table-cell office:value-type="float" office:value="0.1647637" calcext:value-type="float">
            <text:p>0.1647637</text:p>
          </table:table-cell>
          <table:table-cell office:value-type="float" office:value="-0.2677949" calcext:value-type="float">
            <text:p>-0.2677949</text:p>
          </table:table-cell>
          <table:table-cell office:value-type="float" office:value="0.001168232" calcext:value-type="float">
            <text:p>0.001168232</text:p>
          </table:table-cell>
          <table:table-cell office:value-type="float" office:value="0.00007115713" calcext:value-type="float">
            <text:p>7.115713E-05</text:p>
          </table:table-cell>
          <table:table-cell office:value-type="float" office:value="12.6032" calcext:value-type="float">
            <text:p>12.6032</text:p>
          </table:table-cell>
          <table:table-cell office:value-type="float" office:value="10.43323" calcext:value-type="float">
            <text:p>10.43323</text:p>
          </table:table-cell>
          <table:table-cell office:value-type="float" office:value="2.405833" calcext:value-type="float">
            <text:p>2.405833</text:p>
          </table:table-cell>
          <table:table-cell office:value-type="float" office:value="0.1086871" calcext:value-type="float">
            <text:p>0.1086871</text:p>
          </table:table-cell>
          <table:table-cell office:value-type="float" office:value="0.03246624" calcext:value-type="float">
            <text:p>0.03246624</text:p>
          </table:table-cell>
          <table:table-cell office:value-type="float" office:value="0.03403135" calcext:value-type="float">
            <text:p>0.03403135</text:p>
          </table:table-cell>
          <table:table-cell office:value-type="float" office:value="0.01013551" calcext:value-type="float">
            <text:p>0.01013551</text:p>
          </table:table-cell>
          <table:table-cell office:value-type="float" office:value="0.007447812" calcext:value-type="float">
            <text:p>0.007447812</text:p>
          </table:table-cell>
          <table:table-cell office:value-type="float" office:value="0.01647978" calcext:value-type="float">
            <text:p>0.01647978</text:p>
          </table:table-cell>
          <table:table-cell office:value-type="float" office:value="0.01589595" calcext:value-type="float">
            <text:p>0.01589595</text:p>
          </table:table-cell>
          <table:table-cell office:value-type="float" office:value="0.01741186" calcext:value-type="float">
            <text:p>0.01741186</text:p>
          </table:table-cell>
          <table:table-cell office:value-type="float" office:value="0.01637297" calcext:value-type="float">
            <text:p>0.01637297</text:p>
          </table:table-cell>
          <table:table-cell office:value-type="float" office:value="0.01788545" calcext:value-type="float">
            <text:p>0.01788545</text:p>
          </table:table-cell>
          <table:table-cell office:value-type="float" office:value="0.00520523" calcext:value-type="float">
            <text:p>0.00520523</text:p>
          </table:table-cell>
          <table:table-cell office:value-type="float" office:value="0.005058637" calcext:value-type="float">
            <text:p>0.005058637</text:p>
          </table:table-cell>
          <table:table-cell office:value-type="float" office:value="0" calcext:value-type="float">
            <text:p>0</text:p>
          </table:table-cell>
          <table:table-cell office:value-type="float" office:value="1.452877" calcext:value-type="float">
            <text:p>1.452877</text:p>
          </table:table-cell>
          <table:table-cell office:value-type="float" office:value="0.4100823" calcext:value-type="float">
            <text:p>0.4100823</text:p>
          </table:table-cell>
          <table:table-cell office:value-type="float" office:value="0.1181548" calcext:value-type="float">
            <text:p>0.1181548</text:p>
          </table:table-cell>
          <table:table-cell office:value-type="float" office:value="0.009962018" calcext:value-type="float">
            <text:p>0.009962018</text:p>
          </table:table-cell>
          <table:table-cell office:value-type="float" office:value="0.007877328" calcext:value-type="float">
            <text:p>0.007877328</text:p>
          </table:table-cell>
          <table:table-cell office:value-type="float" office:value="0.005759143" calcext:value-type="float">
            <text:p>0.005759143</text:p>
          </table:table-cell>
          <table:table-cell office:value-type="float" office:value="1.276506" calcext:value-type="float">
            <text:p>1.276506</text:p>
          </table:table-cell>
          <table:table-cell office:value-type="float" office:value="0.5824986" calcext:value-type="float">
            <text:p>0.5824986</text:p>
          </table:table-cell>
          <table:table-cell office:value-type="float" office:value="0.09468494" calcext:value-type="float">
            <text:p>0.09468494</text:p>
          </table:table-cell>
          <table:table-cell office:value-type="float" office:value="0.3592297" calcext:value-type="float">
            <text:p>0.3592297</text:p>
          </table:table-cell>
          <table:table-cell office:value-type="float" office:value="0.01826533" calcext:value-type="float">
            <text:p>0.01826533</text:p>
          </table:table-cell>
          <table:table-cell office:value-type="float" office:value="0.0214463" calcext:value-type="float">
            <text:p>0.0214463</text:p>
          </table:table-cell>
          <table:table-cell office:value-type="float" office:value="0.3373892" calcext:value-type="float">
            <text:p>0.3373892</text:p>
          </table:table-cell>
          <table:table-cell office:value-type="float" office:value="0.353467" calcext:value-type="float">
            <text:p>0.353467</text:p>
          </table:table-cell>
          <table:table-cell office:value-type="float" office:value="0" calcext:value-type="float">
            <text:p>0</text:p>
          </table:table-cell>
          <table:table-cell office:value-type="float" office:value="11476.2" calcext:value-type="float">
            <text:p>1147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999971" calcext:value-type="float">
            <text:p>-0.299997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082004" calcext:value-type="float">
            <text:p>26082004</text:p>
          </table:table-cell>
          <table:table-cell office:value-type="float" office:value="14.89845" calcext:value-type="float">
            <text:p>14.89845</text:p>
          </table:table-cell>
          <table:table-cell office:value-type="float" office:value="1088.901" calcext:value-type="float">
            <text:p>1088.901</text:p>
          </table:table-cell>
          <table:table-cell office:value-type="float" office:value="0" calcext:value-type="float">
            <text:p>0</text:p>
          </table:table-cell>
          <table:table-cell office:value-type="float" office:value="-29.91444" calcext:value-type="float">
            <text:p>-29.91444</text:p>
          </table:table-cell>
          <table:table-cell office:value-type="float" office:value="1.985451" calcext:value-type="float">
            <text:p>1.985451</text:p>
          </table:table-cell>
          <table:table-cell office:value-type="float" office:value="1.063255" calcext:value-type="float">
            <text:p>1.063255</text:p>
          </table:table-cell>
          <table:table-cell office:value-type="float" office:value="0.4438292" calcext:value-type="float">
            <text:p>0.4438292</text:p>
          </table:table-cell>
          <table:table-cell office:value-type="float" office:value="0.0005664823" calcext:value-type="float">
            <text:p>0.0005664823</text:p>
          </table:table-cell>
          <table:table-cell office:value-type="float" office:value="0.5104445" calcext:value-type="float">
            <text:p>0.5104445</text:p>
          </table:table-cell>
          <table:table-cell office:value-type="float" office:value="0.1647637" calcext:value-type="float">
            <text:p>0.1647637</text:p>
          </table:table-cell>
          <table:table-cell office:value-type="float" office:value="-0.2700284" calcext:value-type="float">
            <text:p>-0.2700284</text:p>
          </table:table-cell>
          <table:table-cell office:value-type="float" office:value="0.001166653" calcext:value-type="float">
            <text:p>0.001166653</text:p>
          </table:table-cell>
          <table:table-cell office:value-type="float" office:value="0.00007317019" calcext:value-type="float">
            <text:p>7.317019E-05</text:p>
          </table:table-cell>
          <table:table-cell office:value-type="float" office:value="12.80534" calcext:value-type="float">
            <text:p>12.80534</text:p>
          </table:table-cell>
          <table:table-cell office:value-type="float" office:value="5.23302" calcext:value-type="float">
            <text:p>5.23302</text:p>
          </table:table-cell>
          <table:table-cell office:value-type="float" office:value="1.125365" calcext:value-type="float">
            <text:p>1.125365</text:p>
          </table:table-cell>
          <table:table-cell office:value-type="float" office:value="0.07808674" calcext:value-type="float">
            <text:p>0.07808674</text:p>
          </table:table-cell>
          <table:table-cell office:value-type="float" office:value="0.0326774" calcext:value-type="float">
            <text:p>0.0326774</text:p>
          </table:table-cell>
          <table:table-cell office:value-type="float" office:value="0.03427183" calcext:value-type="float">
            <text:p>0.03427183</text:p>
          </table:table-cell>
          <table:table-cell office:value-type="float" office:value="0.01012803" calcext:value-type="float">
            <text:p>0.01012803</text:p>
          </table:table-cell>
          <table:table-cell office:value-type="float" office:value="0.007463924" calcext:value-type="float">
            <text:p>0.007463924</text:p>
          </table:table-cell>
          <table:table-cell office:value-type="float" office:value="0.01643546" calcext:value-type="float">
            <text:p>0.01643546</text:p>
          </table:table-cell>
          <table:table-cell office:value-type="float" office:value="0.01584691" calcext:value-type="float">
            <text:p>0.01584691</text:p>
          </table:table-cell>
          <table:table-cell office:value-type="float" office:value="0.01736602" calcext:value-type="float">
            <text:p>0.01736602</text:p>
          </table:table-cell>
          <table:table-cell office:value-type="float" office:value="0.01633903" calcext:value-type="float">
            <text:p>0.01633903</text:p>
          </table:table-cell>
          <table:table-cell office:value-type="float" office:value="0.01789727" calcext:value-type="float">
            <text:p>0.01789727</text:p>
          </table:table-cell>
          <table:table-cell office:value-type="float" office:value="0.005199617" calcext:value-type="float">
            <text:p>0.005199617</text:p>
          </table:table-cell>
          <table:table-cell office:value-type="float" office:value="0.00505683" calcext:value-type="float">
            <text:p>0.00505683</text:p>
          </table:table-cell>
          <table:table-cell office:value-type="float" office:value="0" calcext:value-type="float">
            <text:p>0</text:p>
          </table:table-cell>
          <table:table-cell office:value-type="float" office:value="4.597381" calcext:value-type="float">
            <text:p>4.597381</text:p>
          </table:table-cell>
          <table:table-cell office:value-type="float" office:value="0.05052175" calcext:value-type="float">
            <text:p>0.05052175</text:p>
          </table:table-cell>
          <table:table-cell office:value-type="float" office:value="0.01879407" calcext:value-type="float">
            <text:p>0.01879407</text:p>
          </table:table-cell>
          <table:table-cell office:value-type="float" office:value="0.009289939" calcext:value-type="float">
            <text:p>0.009289939</text:p>
          </table:table-cell>
          <table:table-cell office:value-type="float" office:value="0.007950313" calcext:value-type="float">
            <text:p>0.007950313</text:p>
          </table:table-cell>
          <table:table-cell office:value-type="float" office:value="0.005762847" calcext:value-type="float">
            <text:p>0.005762847</text:p>
          </table:table-cell>
          <table:table-cell office:value-type="float" office:value="1.251532" calcext:value-type="float">
            <text:p>1.251532</text:p>
          </table:table-cell>
          <table:table-cell office:value-type="float" office:value="0.5843692" calcext:value-type="float">
            <text:p>0.5843692</text:p>
          </table:table-cell>
          <table:table-cell office:value-type="float" office:value="0.09459757" calcext:value-type="float">
            <text:p>0.09459757</text:p>
          </table:table-cell>
          <table:table-cell office:value-type="float" office:value="0.3102862" calcext:value-type="float">
            <text:p>0.3102862</text:p>
          </table:table-cell>
          <table:table-cell office:value-type="float" office:value="0.01815328" calcext:value-type="float">
            <text:p>0.01815328</text:p>
          </table:table-cell>
          <table:table-cell office:value-type="float" office:value="0.02104672" calcext:value-type="float">
            <text:p>0.02104672</text:p>
          </table:table-cell>
          <table:table-cell office:value-type="float" office:value="0.3365091" calcext:value-type="float">
            <text:p>0.3365091</text:p>
          </table:table-cell>
          <table:table-cell office:value-type="float" office:value="0.3534746" calcext:value-type="float">
            <text:p>0.3534746</text:p>
          </table:table-cell>
          <table:table-cell office:value-type="float" office:value="0" calcext:value-type="float">
            <text:p>0</text:p>
          </table:table-cell>
          <table:table-cell office:value-type="float" office:value="11238.01" calcext:value-type="float">
            <text:p>11238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07826" calcext:value-type="float">
            <text:p>-0.300782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082004" calcext:value-type="float">
            <text:p>27082004</text:p>
          </table:table-cell>
          <table:table-cell office:value-type="float" office:value="14.8626" calcext:value-type="float">
            <text:p>14.8626</text:p>
          </table:table-cell>
          <table:table-cell office:value-type="float" office:value="1088.915" calcext:value-type="float">
            <text:p>1088.915</text:p>
          </table:table-cell>
          <table:table-cell office:value-type="float" office:value="0" calcext:value-type="float">
            <text:p>0</text:p>
          </table:table-cell>
          <table:table-cell office:value-type="float" office:value="-30.26933" calcext:value-type="float">
            <text:p>-30.26933</text:p>
          </table:table-cell>
          <table:table-cell office:value-type="float" office:value="1.898362" calcext:value-type="float">
            <text:p>1.898362</text:p>
          </table:table-cell>
          <table:table-cell office:value-type="float" office:value="1.039318" calcext:value-type="float">
            <text:p>1.039318</text:p>
          </table:table-cell>
          <table:table-cell office:value-type="float" office:value="0.4438292" calcext:value-type="float">
            <text:p>0.4438292</text:p>
          </table:table-cell>
          <table:table-cell office:value-type="float" office:value="0.0005664823" calcext:value-type="float">
            <text:p>0.0005664823</text:p>
          </table:table-cell>
          <table:table-cell office:value-type="float" office:value="0.5104445" calcext:value-type="float">
            <text:p>0.5104445</text:p>
          </table:table-cell>
          <table:table-cell office:value-type="float" office:value="0.1647637" calcext:value-type="float">
            <text:p>0.1647637</text:p>
          </table:table-cell>
          <table:table-cell office:value-type="float" office:value="-0.2733788" calcext:value-type="float">
            <text:p>-0.2733788</text:p>
          </table:table-cell>
          <table:table-cell office:value-type="float" office:value="0.001171332" calcext:value-type="float">
            <text:p>0.001171332</text:p>
          </table:table-cell>
          <table:table-cell office:value-type="float" office:value="0.00007516438" calcext:value-type="float">
            <text:p>7.516438E-05</text:p>
          </table:table-cell>
          <table:table-cell office:value-type="float" office:value="12.92525" calcext:value-type="float">
            <text:p>12.92525</text:p>
          </table:table-cell>
          <table:table-cell office:value-type="float" office:value="3.672868" calcext:value-type="float">
            <text:p>3.672868</text:p>
          </table:table-cell>
          <table:table-cell office:value-type="float" office:value="0.7866743" calcext:value-type="float">
            <text:p>0.7866743</text:p>
          </table:table-cell>
          <table:table-cell office:value-type="float" office:value="0.06332558" calcext:value-type="float">
            <text:p>0.06332558</text:p>
          </table:table-cell>
          <table:table-cell office:value-type="float" office:value="0.03190179" calcext:value-type="float">
            <text:p>0.03190179</text:p>
          </table:table-cell>
          <table:table-cell office:value-type="float" office:value="0.03374438" calcext:value-type="float">
            <text:p>0.03374438</text:p>
          </table:table-cell>
          <table:table-cell office:value-type="float" office:value="0.01004329" calcext:value-type="float">
            <text:p>0.01004329</text:p>
          </table:table-cell>
          <table:table-cell office:value-type="float" office:value="0.007411681" calcext:value-type="float">
            <text:p>0.007411681</text:p>
          </table:table-cell>
          <table:table-cell office:value-type="float" office:value="0.01639402" calcext:value-type="float">
            <text:p>0.01639402</text:p>
          </table:table-cell>
          <table:table-cell office:value-type="float" office:value="0.01580001" calcext:value-type="float">
            <text:p>0.01580001</text:p>
          </table:table-cell>
          <table:table-cell office:value-type="float" office:value="0.01733628" calcext:value-type="float">
            <text:p>0.01733628</text:p>
          </table:table-cell>
          <table:table-cell office:value-type="float" office:value="0.01632021" calcext:value-type="float">
            <text:p>0.01632021</text:p>
          </table:table-cell>
          <table:table-cell office:value-type="float" office:value="0.01790996" calcext:value-type="float">
            <text:p>0.01790996</text:p>
          </table:table-cell>
          <table:table-cell office:value-type="float" office:value="0.005194036" calcext:value-type="float">
            <text:p>0.005194036</text:p>
          </table:table-cell>
          <table:table-cell office:value-type="float" office:value="0.005055028" calcext:value-type="float">
            <text:p>0.005055028</text:p>
          </table:table-cell>
          <table:table-cell office:value-type="float" office:value="0" calcext:value-type="float">
            <text:p>0</text:p>
          </table:table-cell>
          <table:table-cell office:value-type="float" office:value="5.33604" calcext:value-type="float">
            <text:p>5.33604</text:p>
          </table:table-cell>
          <table:table-cell office:value-type="float" office:value="0.03856456" calcext:value-type="float">
            <text:p>0.03856456</text:p>
          </table:table-cell>
          <table:table-cell office:value-type="float" office:value="0.0128597" calcext:value-type="float">
            <text:p>0.0128597</text:p>
          </table:table-cell>
          <table:table-cell office:value-type="float" office:value="0.008875011" calcext:value-type="float">
            <text:p>0.008875011</text:p>
          </table:table-cell>
          <table:table-cell office:value-type="float" office:value="0.007808029" calcext:value-type="float">
            <text:p>0.007808029</text:p>
          </table:table-cell>
          <table:table-cell office:value-type="float" office:value="0.005628638" calcext:value-type="float">
            <text:p>0.005628638</text:p>
          </table:table-cell>
          <table:table-cell office:value-type="float" office:value="1.224235" calcext:value-type="float">
            <text:p>1.224235</text:p>
          </table:table-cell>
          <table:table-cell office:value-type="float" office:value="0.5860694" calcext:value-type="float">
            <text:p>0.5860694</text:p>
          </table:table-cell>
          <table:table-cell office:value-type="float" office:value="0.09450873" calcext:value-type="float">
            <text:p>0.09450873</text:p>
          </table:table-cell>
          <table:table-cell office:value-type="float" office:value="0.2521195" calcext:value-type="float">
            <text:p>0.2521195</text:p>
          </table:table-cell>
          <table:table-cell office:value-type="float" office:value="0.01799546" calcext:value-type="float">
            <text:p>0.01799546</text:p>
          </table:table-cell>
          <table:table-cell office:value-type="float" office:value="0.02028684" calcext:value-type="float">
            <text:p>0.02028684</text:p>
          </table:table-cell>
          <table:table-cell office:value-type="float" office:value="0.3356658" calcext:value-type="float">
            <text:p>0.3356658</text:p>
          </table:table-cell>
          <table:table-cell office:value-type="float" office:value="0.3534822" calcext:value-type="float">
            <text:p>0.3534822</text:p>
          </table:table-cell>
          <table:table-cell office:value-type="float" office:value="0" calcext:value-type="float">
            <text:p>0</text:p>
          </table:table-cell>
          <table:table-cell office:value-type="float" office:value="11190.96" calcext:value-type="float">
            <text:p>11190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18023" calcext:value-type="float">
            <text:p>-0.301802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8082004" calcext:value-type="float">
            <text:p>28082004</text:p>
          </table:table-cell>
          <table:table-cell office:value-type="float" office:value="14.82403" calcext:value-type="float">
            <text:p>14.82403</text:p>
          </table:table-cell>
          <table:table-cell office:value-type="float" office:value="1088.912" calcext:value-type="float">
            <text:p>1088.912</text:p>
          </table:table-cell>
          <table:table-cell office:value-type="float" office:value="0" calcext:value-type="float">
            <text:p>0</text:p>
          </table:table-cell>
          <table:table-cell office:value-type="float" office:value="-30.60714" calcext:value-type="float">
            <text:p>-30.60714</text:p>
          </table:table-cell>
          <table:table-cell office:value-type="float" office:value="1.855866" calcext:value-type="float">
            <text:p>1.855866</text:p>
          </table:table-cell>
          <table:table-cell office:value-type="float" office:value="0.999273" calcext:value-type="float">
            <text:p>0.999273</text:p>
          </table:table-cell>
          <table:table-cell office:value-type="float" office:value="0.4438292" calcext:value-type="float">
            <text:p>0.4438292</text:p>
          </table:table-cell>
          <table:table-cell office:value-type="float" office:value="0.0005664823" calcext:value-type="float">
            <text:p>0.0005664823</text:p>
          </table:table-cell>
          <table:table-cell office:value-type="float" office:value="0.5104445" calcext:value-type="float">
            <text:p>0.5104445</text:p>
          </table:table-cell>
          <table:table-cell office:value-type="float" office:value="0.1647637" calcext:value-type="float">
            <text:p>0.1647637</text:p>
          </table:table-cell>
          <table:table-cell office:value-type="float" office:value="-0.2783554" calcext:value-type="float">
            <text:p>-0.2783554</text:p>
          </table:table-cell>
          <table:table-cell office:value-type="float" office:value="0.00118417" calcext:value-type="float">
            <text:p>0.00118417</text:p>
          </table:table-cell>
          <table:table-cell office:value-type="float" office:value="0.00007717282" calcext:value-type="float">
            <text:p>7.717282E-05</text:p>
          </table:table-cell>
          <table:table-cell office:value-type="float" office:value="12.92895" calcext:value-type="float">
            <text:p>12.92895</text:p>
          </table:table-cell>
          <table:table-cell office:value-type="float" office:value="2.839355" calcext:value-type="float">
            <text:p>2.839355</text:p>
          </table:table-cell>
          <table:table-cell office:value-type="float" office:value="0.5827969" calcext:value-type="float">
            <text:p>0.5827969</text:p>
          </table:table-cell>
          <table:table-cell office:value-type="float" office:value="0.05261394" calcext:value-type="float">
            <text:p>0.05261394</text:p>
          </table:table-cell>
          <table:table-cell office:value-type="float" office:value="0.03022226" calcext:value-type="float">
            <text:p>0.03022226</text:p>
          </table:table-cell>
          <table:table-cell office:value-type="float" office:value="0.03228211" calcext:value-type="float">
            <text:p>0.03228211</text:p>
          </table:table-cell>
          <table:table-cell office:value-type="float" office:value="0.009787292" calcext:value-type="float">
            <text:p>0.009787292</text:p>
          </table:table-cell>
          <table:table-cell office:value-type="float" office:value="0.007328718" calcext:value-type="float">
            <text:p>0.007328718</text:p>
          </table:table-cell>
          <table:table-cell office:value-type="float" office:value="0.01635432" calcext:value-type="float">
            <text:p>0.01635432</text:p>
          </table:table-cell>
          <table:table-cell office:value-type="float" office:value="0.01575865" calcext:value-type="float">
            <text:p>0.01575865</text:p>
          </table:table-cell>
          <table:table-cell office:value-type="float" office:value="0.01730937" calcext:value-type="float">
            <text:p>0.01730937</text:p>
          </table:table-cell>
          <table:table-cell office:value-type="float" office:value="0.01630787" calcext:value-type="float">
            <text:p>0.01630787</text:p>
          </table:table-cell>
          <table:table-cell office:value-type="float" office:value="0.01792169" calcext:value-type="float">
            <text:p>0.01792169</text:p>
          </table:table-cell>
          <table:table-cell office:value-type="float" office:value="0.005188471" calcext:value-type="float">
            <text:p>0.005188471</text:p>
          </table:table-cell>
          <table:table-cell office:value-type="float" office:value="0.005053222" calcext:value-type="float">
            <text:p>0.005053222</text:p>
          </table:table-cell>
          <table:table-cell office:value-type="float" office:value="0" calcext:value-type="float">
            <text:p>0</text:p>
          </table:table-cell>
          <table:table-cell office:value-type="float" office:value="5.471855" calcext:value-type="float">
            <text:p>5.471855</text:p>
          </table:table-cell>
          <table:table-cell office:value-type="float" office:value="0.03501523" calcext:value-type="float">
            <text:p>0.03501523</text:p>
          </table:table-cell>
          <table:table-cell office:value-type="float" office:value="0.01130759" calcext:value-type="float">
            <text:p>0.01130759</text:p>
          </table:table-cell>
          <table:table-cell office:value-type="float" office:value="0.009061161" calcext:value-type="float">
            <text:p>0.009061161</text:p>
          </table:table-cell>
          <table:table-cell office:value-type="float" office:value="0.007991303" calcext:value-type="float">
            <text:p>0.007991303</text:p>
          </table:table-cell>
          <table:table-cell office:value-type="float" office:value="0.005711194" calcext:value-type="float">
            <text:p>0.005711194</text:p>
          </table:table-cell>
          <table:table-cell office:value-type="float" office:value="1.197723" calcext:value-type="float">
            <text:p>1.197723</text:p>
          </table:table-cell>
          <table:table-cell office:value-type="float" office:value="0.5876929" calcext:value-type="float">
            <text:p>0.5876929</text:p>
          </table:table-cell>
          <table:table-cell office:value-type="float" office:value="0.09442662" calcext:value-type="float">
            <text:p>0.09442662</text:p>
          </table:table-cell>
          <table:table-cell office:value-type="float" office:value="0.1955285" calcext:value-type="float">
            <text:p>0.1955285</text:p>
          </table:table-cell>
          <table:table-cell office:value-type="float" office:value="0.01790612" calcext:value-type="float">
            <text:p>0.01790612</text:p>
          </table:table-cell>
          <table:table-cell office:value-type="float" office:value="0.01979608" calcext:value-type="float">
            <text:p>0.01979608</text:p>
          </table:table-cell>
          <table:table-cell office:value-type="float" office:value="0.3348399" calcext:value-type="float">
            <text:p>0.3348399</text:p>
          </table:table-cell>
          <table:table-cell office:value-type="float" office:value="0.3534897" calcext:value-type="float">
            <text:p>0.3534897</text:p>
          </table:table-cell>
          <table:table-cell office:value-type="float" office:value="0" calcext:value-type="float">
            <text:p>0</text:p>
          </table:table-cell>
          <table:table-cell office:value-type="float" office:value="11180.03" calcext:value-type="float">
            <text:p>1118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28028" calcext:value-type="float">
            <text:p>-0.30280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082004" calcext:value-type="float">
            <text:p>29082004</text:p>
          </table:table-cell>
          <table:table-cell office:value-type="float" office:value="14.86175" calcext:value-type="float">
            <text:p>14.86175</text:p>
          </table:table-cell>
          <table:table-cell office:value-type="float" office:value="1088.898" calcext:value-type="float">
            <text:p>1088.898</text:p>
          </table:table-cell>
          <table:table-cell office:value-type="float" office:value="0" calcext:value-type="float">
            <text:p>0</text:p>
          </table:table-cell>
          <table:table-cell office:value-type="float" office:value="-30.85781" calcext:value-type="float">
            <text:p>-30.85781</text:p>
          </table:table-cell>
          <table:table-cell office:value-type="float" office:value="1.857791" calcext:value-type="float">
            <text:p>1.857791</text:p>
          </table:table-cell>
          <table:table-cell office:value-type="float" office:value="0.9483253" calcext:value-type="float">
            <text:p>0.9483253</text:p>
          </table:table-cell>
          <table:table-cell office:value-type="float" office:value="0.4438292" calcext:value-type="float">
            <text:p>0.4438292</text:p>
          </table:table-cell>
          <table:table-cell office:value-type="float" office:value="0.0005664987" calcext:value-type="float">
            <text:p>0.0005664987</text:p>
          </table:table-cell>
          <table:table-cell office:value-type="float" office:value="0.5104445" calcext:value-type="float">
            <text:p>0.5104445</text:p>
          </table:table-cell>
          <table:table-cell office:value-type="float" office:value="0.1647716" calcext:value-type="float">
            <text:p>0.1647716</text:p>
          </table:table-cell>
          <table:table-cell office:value-type="float" office:value="-0.2814352" calcext:value-type="float">
            <text:p>-0.2814352</text:p>
          </table:table-cell>
          <table:table-cell office:value-type="float" office:value="0.001201961" calcext:value-type="float">
            <text:p>0.001201961</text:p>
          </table:table-cell>
          <table:table-cell office:value-type="float" office:value="0.00007920458" calcext:value-type="float">
            <text:p>7.920458E-05</text:p>
          </table:table-cell>
          <table:table-cell office:value-type="float" office:value="12.88" calcext:value-type="float">
            <text:p>12.88</text:p>
          </table:table-cell>
          <table:table-cell office:value-type="float" office:value="2.29422" calcext:value-type="float">
            <text:p>2.29422</text:p>
          </table:table-cell>
          <table:table-cell office:value-type="float" office:value="0.4531425" calcext:value-type="float">
            <text:p>0.4531425</text:p>
          </table:table-cell>
          <table:table-cell office:value-type="float" office:value="0.04662127" calcext:value-type="float">
            <text:p>0.04662127</text:p>
          </table:table-cell>
          <table:table-cell office:value-type="float" office:value="0.02901792" calcext:value-type="float">
            <text:p>0.02901792</text:p>
          </table:table-cell>
          <table:table-cell office:value-type="float" office:value="0.03095055" calcext:value-type="float">
            <text:p>0.03095055</text:p>
          </table:table-cell>
          <table:table-cell office:value-type="float" office:value="0.009493982" calcext:value-type="float">
            <text:p>0.009493982</text:p>
          </table:table-cell>
          <table:table-cell office:value-type="float" office:value="0.007185068" calcext:value-type="float">
            <text:p>0.007185068</text:p>
          </table:table-cell>
          <table:table-cell office:value-type="float" office:value="0.01629929" calcext:value-type="float">
            <text:p>0.01629929</text:p>
          </table:table-cell>
          <table:table-cell office:value-type="float" office:value="0.01571189" calcext:value-type="float">
            <text:p>0.01571189</text:p>
          </table:table-cell>
          <table:table-cell office:value-type="float" office:value="0.01727066" calcext:value-type="float">
            <text:p>0.01727066</text:p>
          </table:table-cell>
          <table:table-cell office:value-type="float" office:value="0.01629021" calcext:value-type="float">
            <text:p>0.01629021</text:p>
          </table:table-cell>
          <table:table-cell office:value-type="float" office:value="0.01793161" calcext:value-type="float">
            <text:p>0.01793161</text:p>
          </table:table-cell>
          <table:table-cell office:value-type="float" office:value="0.005182912" calcext:value-type="float">
            <text:p>0.005182912</text:p>
          </table:table-cell>
          <table:table-cell office:value-type="float" office:value="0.005051423" calcext:value-type="float">
            <text:p>0.005051423</text:p>
          </table:table-cell>
          <table:table-cell office:value-type="float" office:value="0" calcext:value-type="float">
            <text:p>0</text:p>
          </table:table-cell>
          <table:table-cell office:value-type="float" office:value="4.722786" calcext:value-type="float">
            <text:p>4.722786</text:p>
          </table:table-cell>
          <table:table-cell office:value-type="float" office:value="0.02799158" calcext:value-type="float">
            <text:p>0.02799158</text:p>
          </table:table-cell>
          <table:table-cell office:value-type="float" office:value="0.009520472" calcext:value-type="float">
            <text:p>0.009520472</text:p>
          </table:table-cell>
          <table:table-cell office:value-type="float" office:value="0.008856749" calcext:value-type="float">
            <text:p>0.008856749</text:p>
          </table:table-cell>
          <table:table-cell office:value-type="float" office:value="0.007956575" calcext:value-type="float">
            <text:p>0.007956575</text:p>
          </table:table-cell>
          <table:table-cell office:value-type="float" office:value="0.00590328" calcext:value-type="float">
            <text:p>0.00590328</text:p>
          </table:table-cell>
          <table:table-cell office:value-type="float" office:value="1.172385" calcext:value-type="float">
            <text:p>1.172385</text:p>
          </table:table-cell>
          <table:table-cell office:value-type="float" office:value="0.5893007" calcext:value-type="float">
            <text:p>0.5893007</text:p>
          </table:table-cell>
          <table:table-cell office:value-type="float" office:value="0.09432379" calcext:value-type="float">
            <text:p>0.09432379</text:p>
          </table:table-cell>
          <table:table-cell office:value-type="float" office:value="0.1423517" calcext:value-type="float">
            <text:p>0.1423517</text:p>
          </table:table-cell>
          <table:table-cell office:value-type="float" office:value="0.01783617" calcext:value-type="float">
            <text:p>0.01783617</text:p>
          </table:table-cell>
          <table:table-cell office:value-type="float" office:value="0.01950921" calcext:value-type="float">
            <text:p>0.01950921</text:p>
          </table:table-cell>
          <table:table-cell office:value-type="float" office:value="0.3340219" calcext:value-type="float">
            <text:p>0.3340219</text:p>
          </table:table-cell>
          <table:table-cell office:value-type="float" office:value="0.3534974" calcext:value-type="float">
            <text:p>0.3534974</text:p>
          </table:table-cell>
          <table:table-cell office:value-type="float" office:value="0" calcext:value-type="float">
            <text:p>0</text:p>
          </table:table-cell>
          <table:table-cell office:value-type="float" office:value="11026.82" calcext:value-type="float">
            <text:p>11026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34719" calcext:value-type="float">
            <text:p>-0.303471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0082004" calcext:value-type="float">
            <text:p>30082004</text:p>
          </table:table-cell>
          <table:table-cell office:value-type="float" office:value="14.80161" calcext:value-type="float">
            <text:p>14.80161</text:p>
          </table:table-cell>
          <table:table-cell office:value-type="float" office:value="1088.882" calcext:value-type="float">
            <text:p>1088.882</text:p>
          </table:table-cell>
          <table:table-cell office:value-type="float" office:value="0" calcext:value-type="float">
            <text:p>0</text:p>
          </table:table-cell>
          <table:table-cell office:value-type="float" office:value="-31.17756" calcext:value-type="float">
            <text:p>-31.17756</text:p>
          </table:table-cell>
          <table:table-cell office:value-type="float" office:value="1.890198" calcext:value-type="float">
            <text:p>1.890198</text:p>
          </table:table-cell>
          <table:table-cell office:value-type="float" office:value="0.9113932" calcext:value-type="float">
            <text:p>0.9113932</text:p>
          </table:table-cell>
          <table:table-cell office:value-type="float" office:value="0.4438292" calcext:value-type="float">
            <text:p>0.4438292</text:p>
          </table:table-cell>
          <table:table-cell office:value-type="float" office:value="0.0005664987" calcext:value-type="float">
            <text:p>0.0005664987</text:p>
          </table:table-cell>
          <table:table-cell office:value-type="float" office:value="0.5104445" calcext:value-type="float">
            <text:p>0.5104445</text:p>
          </table:table-cell>
          <table:table-cell office:value-type="float" office:value="0.1642744" calcext:value-type="float">
            <text:p>0.1642744</text:p>
          </table:table-cell>
          <table:table-cell office:value-type="float" office:value="-0.281606" calcext:value-type="float">
            <text:p>-0.281606</text:p>
          </table:table-cell>
          <table:table-cell office:value-type="float" office:value="0.001218948" calcext:value-type="float">
            <text:p>0.001218948</text:p>
          </table:table-cell>
          <table:table-cell office:value-type="float" office:value="0.00008118587" calcext:value-type="float">
            <text:p>8.118587E-05</text:p>
          </table:table-cell>
          <table:table-cell office:value-type="float" office:value="12.77308" calcext:value-type="float">
            <text:p>12.77308</text:p>
          </table:table-cell>
          <table:table-cell office:value-type="float" office:value="1.974298" calcext:value-type="float">
            <text:p>1.974298</text:p>
          </table:table-cell>
          <table:table-cell office:value-type="float" office:value="0.3638129" calcext:value-type="float">
            <text:p>0.3638129</text:p>
          </table:table-cell>
          <table:table-cell office:value-type="float" office:value="0.04514835" calcext:value-type="float">
            <text:p>0.04514835</text:p>
          </table:table-cell>
          <table:table-cell office:value-type="float" office:value="0.02943372" calcext:value-type="float">
            <text:p>0.02943372</text:p>
          </table:table-cell>
          <table:table-cell office:value-type="float" office:value="0.03117769" calcext:value-type="float">
            <text:p>0.03117769</text:p>
          </table:table-cell>
          <table:table-cell office:value-type="float" office:value="0.009472631" calcext:value-type="float">
            <text:p>0.009472631</text:p>
          </table:table-cell>
          <table:table-cell office:value-type="float" office:value="0.007039648" calcext:value-type="float">
            <text:p>0.007039648</text:p>
          </table:table-cell>
          <table:table-cell office:value-type="float" office:value="0.01624708" calcext:value-type="float">
            <text:p>0.01624708</text:p>
          </table:table-cell>
          <table:table-cell office:value-type="float" office:value="0.01565651" calcext:value-type="float">
            <text:p>0.01565651</text:p>
          </table:table-cell>
          <table:table-cell office:value-type="float" office:value="0.01721656" calcext:value-type="float">
            <text:p>0.01721656</text:p>
          </table:table-cell>
          <table:table-cell office:value-type="float" office:value="0.01626845" calcext:value-type="float">
            <text:p>0.01626845</text:p>
          </table:table-cell>
          <table:table-cell office:value-type="float" office:value="0.01793881" calcext:value-type="float">
            <text:p>0.01793881</text:p>
          </table:table-cell>
          <table:table-cell office:value-type="float" office:value="0.005184693" calcext:value-type="float">
            <text:p>0.005184693</text:p>
          </table:table-cell>
          <table:table-cell office:value-type="float" office:value="0.0050421" calcext:value-type="float">
            <text:p>0.0050421</text:p>
          </table:table-cell>
          <table:table-cell office:value-type="float" office:value="0" calcext:value-type="float">
            <text:p>0</text:p>
          </table:table-cell>
          <table:table-cell office:value-type="float" office:value="4.899084" calcext:value-type="float">
            <text:p>4.899084</text:p>
          </table:table-cell>
          <table:table-cell office:value-type="float" office:value="0.0253147" calcext:value-type="float">
            <text:p>0.0253147</text:p>
          </table:table-cell>
          <table:table-cell office:value-type="float" office:value="0.008087658" calcext:value-type="float">
            <text:p>0.008087658</text:p>
          </table:table-cell>
          <table:table-cell office:value-type="float" office:value="0.008217847" calcext:value-type="float">
            <text:p>0.008217847</text:p>
          </table:table-cell>
          <table:table-cell office:value-type="float" office:value="0.007573825" calcext:value-type="float">
            <text:p>0.007573825</text:p>
          </table:table-cell>
          <table:table-cell office:value-type="float" office:value="0.005865554" calcext:value-type="float">
            <text:p>0.005865554</text:p>
          </table:table-cell>
          <table:table-cell office:value-type="float" office:value="1.148989" calcext:value-type="float">
            <text:p>1.148989</text:p>
          </table:table-cell>
          <table:table-cell office:value-type="float" office:value="0.5905306" calcext:value-type="float">
            <text:p>0.5905306</text:p>
          </table:table-cell>
          <table:table-cell office:value-type="float" office:value="0.09420259" calcext:value-type="float">
            <text:p>0.09420259</text:p>
          </table:table-cell>
          <table:table-cell office:value-type="float" office:value="0.0956414" calcext:value-type="float">
            <text:p>0.0956414</text:p>
          </table:table-cell>
          <table:table-cell office:value-type="float" office:value="0.0177658" calcext:value-type="float">
            <text:p>0.0177658</text:p>
          </table:table-cell>
          <table:table-cell office:value-type="float" office:value="0.01941793" calcext:value-type="float">
            <text:p>0.01941793</text:p>
          </table:table-cell>
          <table:table-cell office:value-type="float" office:value="0.335715" calcext:value-type="float">
            <text:p>0.335715</text:p>
          </table:table-cell>
          <table:table-cell office:value-type="float" office:value="0.3517404" calcext:value-type="float">
            <text:p>0.3517404</text:p>
          </table:table-cell>
          <table:table-cell office:value-type="float" office:value="0" calcext:value-type="float">
            <text:p>0</text:p>
          </table:table-cell>
          <table:table-cell office:value-type="float" office:value="11328.03" calcext:value-type="float">
            <text:p>11328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35412" calcext:value-type="float">
            <text:p>-0.303541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1082004" calcext:value-type="float">
            <text:p>31082004</text:p>
          </table:table-cell>
          <table:table-cell office:value-type="float" office:value="14.74195" calcext:value-type="float">
            <text:p>14.74195</text:p>
          </table:table-cell>
          <table:table-cell office:value-type="float" office:value="1088.861" calcext:value-type="float">
            <text:p>1088.861</text:p>
          </table:table-cell>
          <table:table-cell office:value-type="float" office:value="0" calcext:value-type="float">
            <text:p>0</text:p>
          </table:table-cell>
          <table:table-cell office:value-type="float" office:value="-31.48945" calcext:value-type="float">
            <text:p>-31.48945</text:p>
          </table:table-cell>
          <table:table-cell office:value-type="float" office:value="1.925484" calcext:value-type="float">
            <text:p>1.925484</text:p>
          </table:table-cell>
          <table:table-cell office:value-type="float" office:value="0.8821936" calcext:value-type="float">
            <text:p>0.8821936</text:p>
          </table:table-cell>
          <table:table-cell office:value-type="float" office:value="0.4438292" calcext:value-type="float">
            <text:p>0.4438292</text:p>
          </table:table-cell>
          <table:table-cell office:value-type="float" office:value="0.0005664987" calcext:value-type="float">
            <text:p>0.0005664987</text:p>
          </table:table-cell>
          <table:table-cell office:value-type="float" office:value="0.5104445" calcext:value-type="float">
            <text:p>0.5104445</text:p>
          </table:table-cell>
          <table:table-cell office:value-type="float" office:value="0.163669" calcext:value-type="float">
            <text:p>0.163669</text:p>
          </table:table-cell>
          <table:table-cell office:value-type="float" office:value="-0.2818633" calcext:value-type="float">
            <text:p>-0.2818633</text:p>
          </table:table-cell>
          <table:table-cell office:value-type="float" office:value="0.001235952" calcext:value-type="float">
            <text:p>0.001235952</text:p>
          </table:table-cell>
          <table:table-cell office:value-type="float" office:value="0.00008303993" calcext:value-type="float">
            <text:p>8.303993E-05</text:p>
          </table:table-cell>
          <table:table-cell office:value-type="float" office:value="12.65429" calcext:value-type="float">
            <text:p>12.65429</text:p>
          </table:table-cell>
          <table:table-cell office:value-type="float" office:value="1.723992" calcext:value-type="float">
            <text:p>1.723992</text:p>
          </table:table-cell>
          <table:table-cell office:value-type="float" office:value="0.2957617" calcext:value-type="float">
            <text:p>0.2957617</text:p>
          </table:table-cell>
          <table:table-cell office:value-type="float" office:value="0.04612315" calcext:value-type="float">
            <text:p>0.04612315</text:p>
          </table:table-cell>
          <table:table-cell office:value-type="float" office:value="0.03061726" calcext:value-type="float">
            <text:p>0.03061726</text:p>
          </table:table-cell>
          <table:table-cell office:value-type="float" office:value="0.03212847" calcext:value-type="float">
            <text:p>0.03212847</text:p>
          </table:table-cell>
          <table:table-cell office:value-type="float" office:value="0.0095943" calcext:value-type="float">
            <text:p>0.0095943</text:p>
          </table:table-cell>
          <table:table-cell office:value-type="float" office:value="0.006911254" calcext:value-type="float">
            <text:p>0.006911254</text:p>
          </table:table-cell>
          <table:table-cell office:value-type="float" office:value="0.01620406" calcext:value-type="float">
            <text:p>0.01620406</text:p>
          </table:table-cell>
          <table:table-cell office:value-type="float" office:value="0.01559327" calcext:value-type="float">
            <text:p>0.01559327</text:p>
          </table:table-cell>
          <table:table-cell office:value-type="float" office:value="0.01714021" calcext:value-type="float">
            <text:p>0.01714021</text:p>
          </table:table-cell>
          <table:table-cell office:value-type="float" office:value="0.01624867" calcext:value-type="float">
            <text:p>0.01624867</text:p>
          </table:table-cell>
          <table:table-cell office:value-type="float" office:value="0.01794265" calcext:value-type="float">
            <text:p>0.01794265</text:p>
          </table:table-cell>
          <table:table-cell office:value-type="float" office:value="0.005178079" calcext:value-type="float">
            <text:p>0.005178079</text:p>
          </table:table-cell>
          <table:table-cell office:value-type="float" office:value="0.005041092" calcext:value-type="float">
            <text:p>0.005041092</text:p>
          </table:table-cell>
          <table:table-cell office:value-type="float" office:value="0" calcext:value-type="float">
            <text:p>0</text:p>
          </table:table-cell>
          <table:table-cell office:value-type="float" office:value="4.963838" calcext:value-type="float">
            <text:p>4.963838</text:p>
          </table:table-cell>
          <table:table-cell office:value-type="float" office:value="0.02421333" calcext:value-type="float">
            <text:p>0.02421333</text:p>
          </table:table-cell>
          <table:table-cell office:value-type="float" office:value="0.007523766" calcext:value-type="float">
            <text:p>0.007523766</text:p>
          </table:table-cell>
          <table:table-cell office:value-type="float" office:value="0.007719142" calcext:value-type="float">
            <text:p>0.007719142</text:p>
          </table:table-cell>
          <table:table-cell office:value-type="float" office:value="0.007214278" calcext:value-type="float">
            <text:p>0.007214278</text:p>
          </table:table-cell>
          <table:table-cell office:value-type="float" office:value="0.005670383" calcext:value-type="float">
            <text:p>0.005670383</text:p>
          </table:table-cell>
          <table:table-cell office:value-type="float" office:value="1.126844" calcext:value-type="float">
            <text:p>1.126844</text:p>
          </table:table-cell>
          <table:table-cell office:value-type="float" office:value="0.5912609" calcext:value-type="float">
            <text:p>0.5912609</text:p>
          </table:table-cell>
          <table:table-cell office:value-type="float" office:value="0.0940672" calcext:value-type="float">
            <text:p>0.0940672</text:p>
          </table:table-cell>
          <table:table-cell office:value-type="float" office:value="0.05930406" calcext:value-type="float">
            <text:p>0.05930406</text:p>
          </table:table-cell>
          <table:table-cell office:value-type="float" office:value="0.01767897" calcext:value-type="float">
            <text:p>0.01767897</text:p>
          </table:table-cell>
          <table:table-cell office:value-type="float" office:value="0.0192934" calcext:value-type="float">
            <text:p>0.0192934</text:p>
          </table:table-cell>
          <table:table-cell office:value-type="float" office:value="0.3344238" calcext:value-type="float">
            <text:p>0.3344238</text:p>
          </table:table-cell>
          <table:table-cell office:value-type="float" office:value="0.3531048" calcext:value-type="float">
            <text:p>0.3531048</text:p>
          </table:table-cell>
          <table:table-cell office:value-type="float" office:value="0" calcext:value-type="float">
            <text:p>0</text:p>
          </table:table-cell>
          <table:table-cell office:value-type="float" office:value="11628.26" calcext:value-type="float">
            <text:p>11628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36179" calcext:value-type="float">
            <text:p>-0.303617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92004" calcext:value-type="float">
            <text:p>1092004</text:p>
          </table:table-cell>
          <table:table-cell office:value-type="float" office:value="14.73986" calcext:value-type="float">
            <text:p>14.73986</text:p>
          </table:table-cell>
          <table:table-cell office:value-type="float" office:value="1088.837" calcext:value-type="float">
            <text:p>1088.837</text:p>
          </table:table-cell>
          <table:table-cell office:value-type="float" office:value="0" calcext:value-type="float">
            <text:p>0</text:p>
          </table:table-cell>
          <table:table-cell office:value-type="float" office:value="-31.73486" calcext:value-type="float">
            <text:p>-31.73486</text:p>
          </table:table-cell>
          <table:table-cell office:value-type="float" office:value="1.958472" calcext:value-type="float">
            <text:p>1.958472</text:p>
          </table:table-cell>
          <table:table-cell office:value-type="float" office:value="0.8614965" calcext:value-type="float">
            <text:p>0.8614965</text:p>
          </table:table-cell>
          <table:table-cell office:value-type="float" office:value="0.4438292" calcext:value-type="float">
            <text:p>0.4438292</text:p>
          </table:table-cell>
          <table:table-cell office:value-type="float" office:value="0.0005664987" calcext:value-type="float">
            <text:p>0.0005664987</text:p>
          </table:table-cell>
          <table:table-cell office:value-type="float" office:value="0.5104445" calcext:value-type="float">
            <text:p>0.5104445</text:p>
          </table:table-cell>
          <table:table-cell office:value-type="float" office:value="0.163669" calcext:value-type="float">
            <text:p>0.163669</text:p>
          </table:table-cell>
          <table:table-cell office:value-type="float" office:value="-0.2819941" calcext:value-type="float">
            <text:p>-0.2819941</text:p>
          </table:table-cell>
          <table:table-cell office:value-type="float" office:value="0.001253184" calcext:value-type="float">
            <text:p>0.001253184</text:p>
          </table:table-cell>
          <table:table-cell office:value-type="float" office:value="0.00008471861" calcext:value-type="float">
            <text:p>8.471861E-05</text:p>
          </table:table-cell>
          <table:table-cell office:value-type="float" office:value="12.53794" calcext:value-type="float">
            <text:p>12.53794</text:p>
          </table:table-cell>
          <table:table-cell office:value-type="float" office:value="1.505044" calcext:value-type="float">
            <text:p>1.505044</text:p>
          </table:table-cell>
          <table:table-cell office:value-type="float" office:value="0.2414196" calcext:value-type="float">
            <text:p>0.2414196</text:p>
          </table:table-cell>
          <table:table-cell office:value-type="float" office:value="0.04757694" calcext:value-type="float">
            <text:p>0.04757694</text:p>
          </table:table-cell>
          <table:table-cell office:value-type="float" office:value="0.03189038" calcext:value-type="float">
            <text:p>0.03189038</text:p>
          </table:table-cell>
          <table:table-cell office:value-type="float" office:value="0.03327714" calcext:value-type="float">
            <text:p>0.03327714</text:p>
          </table:table-cell>
          <table:table-cell office:value-type="float" office:value="0.009775989" calcext:value-type="float">
            <text:p>0.009775989</text:p>
          </table:table-cell>
          <table:table-cell office:value-type="float" office:value="0.006821732" calcext:value-type="float">
            <text:p>0.006821732</text:p>
          </table:table-cell>
          <table:table-cell office:value-type="float" office:value="0.01616825" calcext:value-type="float">
            <text:p>0.01616825</text:p>
          </table:table-cell>
          <table:table-cell office:value-type="float" office:value="0.01552665" calcext:value-type="float">
            <text:p>0.01552665</text:p>
          </table:table-cell>
          <table:table-cell office:value-type="float" office:value="0.01703567" calcext:value-type="float">
            <text:p>0.01703567</text:p>
          </table:table-cell>
          <table:table-cell office:value-type="float" office:value="0.01623071" calcext:value-type="float">
            <text:p>0.01623071</text:p>
          </table:table-cell>
          <table:table-cell office:value-type="float" office:value="0.017942" calcext:value-type="float">
            <text:p>0.017942</text:p>
          </table:table-cell>
          <table:table-cell office:value-type="float" office:value="0.005171887" calcext:value-type="float">
            <text:p>0.005171887</text:p>
          </table:table-cell>
          <table:table-cell office:value-type="float" office:value="0.005039646" calcext:value-type="float">
            <text:p>0.005039646</text:p>
          </table:table-cell>
          <table:table-cell office:value-type="float" office:value="0" calcext:value-type="float">
            <text:p>0</text:p>
          </table:table-cell>
          <table:table-cell office:value-type="float" office:value="4.786455" calcext:value-type="float">
            <text:p>4.786455</text:p>
          </table:table-cell>
          <table:table-cell office:value-type="float" office:value="0.02301132" calcext:value-type="float">
            <text:p>0.02301132</text:p>
          </table:table-cell>
          <table:table-cell office:value-type="float" office:value="0.007308622" calcext:value-type="float">
            <text:p>0.007308622</text:p>
          </table:table-cell>
          <table:table-cell office:value-type="float" office:value="0.007423991" calcext:value-type="float">
            <text:p>0.007423991</text:p>
          </table:table-cell>
          <table:table-cell office:value-type="float" office:value="0.006975358" calcext:value-type="float">
            <text:p>0.006975358</text:p>
          </table:table-cell>
          <table:table-cell office:value-type="float" office:value="0.005457056" calcext:value-type="float">
            <text:p>0.005457056</text:p>
          </table:table-cell>
          <table:table-cell office:value-type="float" office:value="1.106016" calcext:value-type="float">
            <text:p>1.106016</text:p>
          </table:table-cell>
          <table:table-cell office:value-type="float" office:value="0.5915568" calcext:value-type="float">
            <text:p>0.5915568</text:p>
          </table:table-cell>
          <table:table-cell office:value-type="float" office:value="0.09392213" calcext:value-type="float">
            <text:p>0.09392213</text:p>
          </table:table-cell>
          <table:table-cell office:value-type="float" office:value="0.03776008" calcext:value-type="float">
            <text:p>0.03776008</text:p>
          </table:table-cell>
          <table:table-cell office:value-type="float" office:value="0.01761924" calcext:value-type="float">
            <text:p>0.01761924</text:p>
          </table:table-cell>
          <table:table-cell office:value-type="float" office:value="0.01921719" calcext:value-type="float">
            <text:p>0.01921719</text:p>
          </table:table-cell>
          <table:table-cell office:value-type="float" office:value="0.3332503" calcext:value-type="float">
            <text:p>0.3332503</text:p>
          </table:table-cell>
          <table:table-cell office:value-type="float" office:value="0.3532488" calcext:value-type="float">
            <text:p>0.3532488</text:p>
          </table:table-cell>
          <table:table-cell office:value-type="float" office:value="0" calcext:value-type="float">
            <text:p>0</text:p>
          </table:table-cell>
          <table:table-cell office:value-type="float" office:value="11693.97" calcext:value-type="float">
            <text:p>11693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36841" calcext:value-type="float">
            <text:p>-0.303684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92004" calcext:value-type="float">
            <text:p>2092004</text:p>
          </table:table-cell>
          <table:table-cell office:value-type="float" office:value="14.72836" calcext:value-type="float">
            <text:p>14.72836</text:p>
          </table:table-cell>
          <table:table-cell office:value-type="float" office:value="1088.808" calcext:value-type="float">
            <text:p>1088.808</text:p>
          </table:table-cell>
          <table:table-cell office:value-type="float" office:value="0" calcext:value-type="float">
            <text:p>0</text:p>
          </table:table-cell>
          <table:table-cell office:value-type="float" office:value="-31.98642" calcext:value-type="float">
            <text:p>-31.98642</text:p>
          </table:table-cell>
          <table:table-cell office:value-type="float" office:value="1.982447" calcext:value-type="float">
            <text:p>1.982447</text:p>
          </table:table-cell>
          <table:table-cell office:value-type="float" office:value="0.849482" calcext:value-type="float">
            <text:p>0.849482</text:p>
          </table:table-cell>
          <table:table-cell office:value-type="float" office:value="0.4438292" calcext:value-type="float">
            <text:p>0.4438292</text:p>
          </table:table-cell>
          <table:table-cell office:value-type="float" office:value="0.0005664987" calcext:value-type="float">
            <text:p>0.0005664987</text:p>
          </table:table-cell>
          <table:table-cell office:value-type="float" office:value="0.5104445" calcext:value-type="float">
            <text:p>0.5104445</text:p>
          </table:table-cell>
          <table:table-cell office:value-type="float" office:value="0.162921" calcext:value-type="float">
            <text:p>0.162921</text:p>
          </table:table-cell>
          <table:table-cell office:value-type="float" office:value="-0.2820794" calcext:value-type="float">
            <text:p>-0.2820794</text:p>
          </table:table-cell>
          <table:table-cell office:value-type="float" office:value="0.001272844" calcext:value-type="float">
            <text:p>0.001272844</text:p>
          </table:table-cell>
          <table:table-cell office:value-type="float" office:value="0.00008622491" calcext:value-type="float">
            <text:p>8.622491E-05</text:p>
          </table:table-cell>
          <table:table-cell office:value-type="float" office:value="12.44251" calcext:value-type="float">
            <text:p>12.44251</text:p>
          </table:table-cell>
          <table:table-cell office:value-type="float" office:value="1.316786" calcext:value-type="float">
            <text:p>1.316786</text:p>
          </table:table-cell>
          <table:table-cell office:value-type="float" office:value="0.1979983" calcext:value-type="float">
            <text:p>0.1979983</text:p>
          </table:table-cell>
          <table:table-cell office:value-type="float" office:value="0.04862298" calcext:value-type="float">
            <text:p>0.04862298</text:p>
          </table:table-cell>
          <table:table-cell office:value-type="float" office:value="0.03287197" calcext:value-type="float">
            <text:p>0.03287197</text:p>
          </table:table-cell>
          <table:table-cell office:value-type="float" office:value="0.03421435" calcext:value-type="float">
            <text:p>0.03421435</text:p>
          </table:table-cell>
          <table:table-cell office:value-type="float" office:value="0.009943907" calcext:value-type="float">
            <text:p>0.009943907</text:p>
          </table:table-cell>
          <table:table-cell office:value-type="float" office:value="0.006764855" calcext:value-type="float">
            <text:p>0.006764855</text:p>
          </table:table-cell>
          <table:table-cell office:value-type="float" office:value="0.01613685" calcext:value-type="float">
            <text:p>0.01613685</text:p>
          </table:table-cell>
          <table:table-cell office:value-type="float" office:value="0.01545945" calcext:value-type="float">
            <text:p>0.01545945</text:p>
          </table:table-cell>
          <table:table-cell office:value-type="float" office:value="0.01690096" calcext:value-type="float">
            <text:p>0.01690096</text:p>
          </table:table-cell>
          <table:table-cell office:value-type="float" office:value="0.01621454" calcext:value-type="float">
            <text:p>0.01621454</text:p>
          </table:table-cell>
          <table:table-cell office:value-type="float" office:value="0.01793922" calcext:value-type="float">
            <text:p>0.01793922</text:p>
          </table:table-cell>
          <table:table-cell office:value-type="float" office:value="0.005181112" calcext:value-type="float">
            <text:p>0.005181112</text:p>
          </table:table-cell>
          <table:table-cell office:value-type="float" office:value="0.00502229" calcext:value-type="float">
            <text:p>0.00502229</text:p>
          </table:table-cell>
          <table:table-cell office:value-type="float" office:value="0" calcext:value-type="float">
            <text:p>0</text:p>
          </table:table-cell>
          <table:table-cell office:value-type="float" office:value="4.509258" calcext:value-type="float">
            <text:p>4.509258</text:p>
          </table:table-cell>
          <table:table-cell office:value-type="float" office:value="0.0221403" calcext:value-type="float">
            <text:p>0.0221403</text:p>
          </table:table-cell>
          <table:table-cell office:value-type="float" office:value="0.007208608" calcext:value-type="float">
            <text:p>0.007208608</text:p>
          </table:table-cell>
          <table:table-cell office:value-type="float" office:value="0.007268149" calcext:value-type="float">
            <text:p>0.007268149</text:p>
          </table:table-cell>
          <table:table-cell office:value-type="float" office:value="0.006837318" calcext:value-type="float">
            <text:p>0.006837318</text:p>
          </table:table-cell>
          <table:table-cell office:value-type="float" office:value="0.005273576" calcext:value-type="float">
            <text:p>0.005273576</text:p>
          </table:table-cell>
          <table:table-cell office:value-type="float" office:value="1.085642" calcext:value-type="float">
            <text:p>1.085642</text:p>
          </table:table-cell>
          <table:table-cell office:value-type="float" office:value="0.591588" calcext:value-type="float">
            <text:p>0.591588</text:p>
          </table:table-cell>
          <table:table-cell office:value-type="float" office:value="0.09377219" calcext:value-type="float">
            <text:p>0.09377219</text:p>
          </table:table-cell>
          <table:table-cell office:value-type="float" office:value="0.02906926" calcext:value-type="float">
            <text:p>0.02906926</text:p>
          </table:table-cell>
          <table:table-cell office:value-type="float" office:value="0.01756935" calcext:value-type="float">
            <text:p>0.01756935</text:p>
          </table:table-cell>
          <table:table-cell office:value-type="float" office:value="0.01943661" calcext:value-type="float">
            <text:p>0.01943661</text:p>
          </table:table-cell>
          <table:table-cell office:value-type="float" office:value="0.3373261" calcext:value-type="float">
            <text:p>0.3373261</text:p>
          </table:table-cell>
          <table:table-cell office:value-type="float" office:value="0.3491094" calcext:value-type="float">
            <text:p>0.3491094</text:p>
          </table:table-cell>
          <table:table-cell office:value-type="float" office:value="0" calcext:value-type="float">
            <text:p>0</text:p>
          </table:table-cell>
          <table:table-cell office:value-type="float" office:value="11785.37" calcext:value-type="float">
            <text:p>11785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37475" calcext:value-type="float">
            <text:p>-0.303747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092004" calcext:value-type="float">
            <text:p>3092004</text:p>
          </table:table-cell>
          <table:table-cell office:value-type="float" office:value="14.74096" calcext:value-type="float">
            <text:p>14.74096</text:p>
          </table:table-cell>
          <table:table-cell office:value-type="float" office:value="1088.778" calcext:value-type="float">
            <text:p>1088.778</text:p>
          </table:table-cell>
          <table:table-cell office:value-type="float" office:value="0" calcext:value-type="float">
            <text:p>0</text:p>
          </table:table-cell>
          <table:table-cell office:value-type="float" office:value="-32.20827" calcext:value-type="float">
            <text:p>-32.20827</text:p>
          </table:table-cell>
          <table:table-cell office:value-type="float" office:value="2.002292" calcext:value-type="float">
            <text:p>2.002292</text:p>
          </table:table-cell>
          <table:table-cell office:value-type="float" office:value="0.8414536" calcext:value-type="float">
            <text:p>0.8414536</text:p>
          </table:table-cell>
          <table:table-cell office:value-type="float" office:value="0.4438292" calcext:value-type="float">
            <text:p>0.4438292</text:p>
          </table:table-cell>
          <table:table-cell office:value-type="float" office:value="0.0005664987" calcext:value-type="float">
            <text:p>0.0005664987</text:p>
          </table:table-cell>
          <table:table-cell office:value-type="float" office:value="0.5104445" calcext:value-type="float">
            <text:p>0.5104445</text:p>
          </table:table-cell>
          <table:table-cell office:value-type="float" office:value="0.1621045" calcext:value-type="float">
            <text:p>0.1621045</text:p>
          </table:table-cell>
          <table:table-cell office:value-type="float" office:value="-0.2821463" calcext:value-type="float">
            <text:p>-0.2821463</text:p>
          </table:table-cell>
          <table:table-cell office:value-type="float" office:value="0.001292881" calcext:value-type="float">
            <text:p>0.001292881</text:p>
          </table:table-cell>
          <table:table-cell office:value-type="float" office:value="0.00008765949" calcext:value-type="float">
            <text:p>8.765949E-05</text:p>
          </table:table-cell>
          <table:table-cell office:value-type="float" office:value="12.35687" calcext:value-type="float">
            <text:p>12.35687</text:p>
          </table:table-cell>
          <table:table-cell office:value-type="float" office:value="1.155329" calcext:value-type="float">
            <text:p>1.155329</text:p>
          </table:table-cell>
          <table:table-cell office:value-type="float" office:value="0.1640511" calcext:value-type="float">
            <text:p>0.1640511</text:p>
          </table:table-cell>
          <table:table-cell office:value-type="float" office:value="0.04979434" calcext:value-type="float">
            <text:p>0.04979434</text:p>
          </table:table-cell>
          <table:table-cell office:value-type="float" office:value="0.03384693" calcext:value-type="float">
            <text:p>0.03384693</text:p>
          </table:table-cell>
          <table:table-cell office:value-type="float" office:value="0.0351303" calcext:value-type="float">
            <text:p>0.0351303</text:p>
          </table:table-cell>
          <table:table-cell office:value-type="float" office:value="0.0101215" calcext:value-type="float">
            <text:p>0.0101215</text:p>
          </table:table-cell>
          <table:table-cell office:value-type="float" office:value="0.006759253" calcext:value-type="float">
            <text:p>0.006759253</text:p>
          </table:table-cell>
          <table:table-cell office:value-type="float" office:value="0.01610441" calcext:value-type="float">
            <text:p>0.01610441</text:p>
          </table:table-cell>
          <table:table-cell office:value-type="float" office:value="0.01539247" calcext:value-type="float">
            <text:p>0.01539247</text:p>
          </table:table-cell>
          <table:table-cell office:value-type="float" office:value="0.01675382" calcext:value-type="float">
            <text:p>0.01675382</text:p>
          </table:table-cell>
          <table:table-cell office:value-type="float" office:value="0.0162055" calcext:value-type="float">
            <text:p>0.0162055</text:p>
          </table:table-cell>
          <table:table-cell office:value-type="float" office:value="0.01793313" calcext:value-type="float">
            <text:p>0.01793313</text:p>
          </table:table-cell>
          <table:table-cell office:value-type="float" office:value="0.005172583" calcext:value-type="float">
            <text:p>0.005172583</text:p>
          </table:table-cell>
          <table:table-cell office:value-type="float" office:value="0.005022941" calcext:value-type="float">
            <text:p>0.005022941</text:p>
          </table:table-cell>
          <table:table-cell office:value-type="float" office:value="0" calcext:value-type="float">
            <text:p>0</text:p>
          </table:table-cell>
          <table:table-cell office:value-type="float" office:value="4.187776" calcext:value-type="float">
            <text:p>4.187776</text:p>
          </table:table-cell>
          <table:table-cell office:value-type="float" office:value="0.0207826" calcext:value-type="float">
            <text:p>0.0207826</text:p>
          </table:table-cell>
          <table:table-cell office:value-type="float" office:value="0.007099223" calcext:value-type="float">
            <text:p>0.007099223</text:p>
          </table:table-cell>
          <table:table-cell office:value-type="float" office:value="0.007114548" calcext:value-type="float">
            <text:p>0.007114548</text:p>
          </table:table-cell>
          <table:table-cell office:value-type="float" office:value="0.006692969" calcext:value-type="float">
            <text:p>0.006692969</text:p>
          </table:table-cell>
          <table:table-cell office:value-type="float" office:value="0.005087793" calcext:value-type="float">
            <text:p>0.005087793</text:p>
          </table:table-cell>
          <table:table-cell office:value-type="float" office:value="1.063823" calcext:value-type="float">
            <text:p>1.063823</text:p>
          </table:table-cell>
          <table:table-cell office:value-type="float" office:value="0.5915098" calcext:value-type="float">
            <text:p>0.5915098</text:p>
          </table:table-cell>
          <table:table-cell office:value-type="float" office:value="0.09362236" calcext:value-type="float">
            <text:p>0.09362236</text:p>
          </table:table-cell>
          <table:table-cell office:value-type="float" office:value="0.02684575" calcext:value-type="float">
            <text:p>0.02684575</text:p>
          </table:table-cell>
          <table:table-cell office:value-type="float" office:value="0.01752799" calcext:value-type="float">
            <text:p>0.01752799</text:p>
          </table:table-cell>
          <table:table-cell office:value-type="float" office:value="0.01944988" calcext:value-type="float">
            <text:p>0.01944988</text:p>
          </table:table-cell>
          <table:table-cell office:value-type="float" office:value="0.3352247" calcext:value-type="float">
            <text:p>0.3352247</text:p>
          </table:table-cell>
          <table:table-cell office:value-type="float" office:value="0.3514393" calcext:value-type="float">
            <text:p>0.3514393</text:p>
          </table:table-cell>
          <table:table-cell office:value-type="float" office:value="0" calcext:value-type="float">
            <text:p>0</text:p>
          </table:table-cell>
          <table:table-cell office:value-type="float" office:value="11780.53" calcext:value-type="float">
            <text:p>11780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38092" calcext:value-type="float">
            <text:p>-0.303809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092004" calcext:value-type="float">
            <text:p>4092004</text:p>
          </table:table-cell>
          <table:table-cell office:value-type="float" office:value="14.75676" calcext:value-type="float">
            <text:p>14.75676</text:p>
          </table:table-cell>
          <table:table-cell office:value-type="float" office:value="1088.745" calcext:value-type="float">
            <text:p>1088.745</text:p>
          </table:table-cell>
          <table:table-cell office:value-type="float" office:value="0" calcext:value-type="float">
            <text:p>0</text:p>
          </table:table-cell>
          <table:table-cell office:value-type="float" office:value="-32.42443" calcext:value-type="float">
            <text:p>-32.42443</text:p>
          </table:table-cell>
          <table:table-cell office:value-type="float" office:value="2.017503" calcext:value-type="float">
            <text:p>2.017503</text:p>
          </table:table-cell>
          <table:table-cell office:value-type="float" office:value="0.8343992" calcext:value-type="float">
            <text:p>0.8343992</text:p>
          </table:table-cell>
          <table:table-cell office:value-type="float" office:value="0.4438292" calcext:value-type="float">
            <text:p>0.4438292</text:p>
          </table:table-cell>
          <table:table-cell office:value-type="float" office:value="0.0005664987" calcext:value-type="float">
            <text:p>0.0005664987</text:p>
          </table:table-cell>
          <table:table-cell office:value-type="float" office:value="0.5104445" calcext:value-type="float">
            <text:p>0.5104445</text:p>
          </table:table-cell>
          <table:table-cell office:value-type="float" office:value="0.1615254" calcext:value-type="float">
            <text:p>0.1615254</text:p>
          </table:table-cell>
          <table:table-cell office:value-type="float" office:value="-0.2822105" calcext:value-type="float">
            <text:p>-0.2822105</text:p>
          </table:table-cell>
          <table:table-cell office:value-type="float" office:value="0.001313646" calcext:value-type="float">
            <text:p>0.001313646</text:p>
          </table:table-cell>
          <table:table-cell office:value-type="float" office:value="0.00008907997" calcext:value-type="float">
            <text:p>8.907997E-05</text:p>
          </table:table-cell>
          <table:table-cell office:value-type="float" office:value="12.28288" calcext:value-type="float">
            <text:p>12.28288</text:p>
          </table:table-cell>
          <table:table-cell office:value-type="float" office:value="1.013126" calcext:value-type="float">
            <text:p>1.013126</text:p>
          </table:table-cell>
          <table:table-cell office:value-type="float" office:value="0.1375126" calcext:value-type="float">
            <text:p>0.1375126</text:p>
          </table:table-cell>
          <table:table-cell office:value-type="float" office:value="0.05094834" calcext:value-type="float">
            <text:p>0.05094834</text:p>
          </table:table-cell>
          <table:table-cell office:value-type="float" office:value="0.03473608" calcext:value-type="float">
            <text:p>0.03473608</text:p>
          </table:table-cell>
          <table:table-cell office:value-type="float" office:value="0.03596332" calcext:value-type="float">
            <text:p>0.03596332</text:p>
          </table:table-cell>
          <table:table-cell office:value-type="float" office:value="0.0103012" calcext:value-type="float">
            <text:p>0.0103012</text:p>
          </table:table-cell>
          <table:table-cell office:value-type="float" office:value="0.006801138" calcext:value-type="float">
            <text:p>0.006801138</text:p>
          </table:table-cell>
          <table:table-cell office:value-type="float" office:value="0.0160752" calcext:value-type="float">
            <text:p>0.0160752</text:p>
          </table:table-cell>
          <table:table-cell office:value-type="float" office:value="0.01532628" calcext:value-type="float">
            <text:p>0.01532628</text:p>
          </table:table-cell>
          <table:table-cell office:value-type="float" office:value="0.01662004" calcext:value-type="float">
            <text:p>0.01662004</text:p>
          </table:table-cell>
          <table:table-cell office:value-type="float" office:value="0.01620343" calcext:value-type="float">
            <text:p>0.01620343</text:p>
          </table:table-cell>
          <table:table-cell office:value-type="float" office:value="0.0179221" calcext:value-type="float">
            <text:p>0.0179221</text:p>
          </table:table-cell>
          <table:table-cell office:value-type="float" office:value="0.005165037" calcext:value-type="float">
            <text:p>0.005165037</text:p>
          </table:table-cell>
          <table:table-cell office:value-type="float" office:value="0.005022803" calcext:value-type="float">
            <text:p>0.005022803</text:p>
          </table:table-cell>
          <table:table-cell office:value-type="float" office:value="0" calcext:value-type="float">
            <text:p>0</text:p>
          </table:table-cell>
          <table:table-cell office:value-type="float" office:value="3.855166" calcext:value-type="float">
            <text:p>3.855166</text:p>
          </table:table-cell>
          <table:table-cell office:value-type="float" office:value="0.0194425" calcext:value-type="float">
            <text:p>0.0194425</text:p>
          </table:table-cell>
          <table:table-cell office:value-type="float" office:value="0.007012795" calcext:value-type="float">
            <text:p>0.007012795</text:p>
          </table:table-cell>
          <table:table-cell office:value-type="float" office:value="0.006995517" calcext:value-type="float">
            <text:p>0.006995517</text:p>
          </table:table-cell>
          <table:table-cell office:value-type="float" office:value="0.006581951" calcext:value-type="float">
            <text:p>0.006581951</text:p>
          </table:table-cell>
          <table:table-cell office:value-type="float" office:value="0.004924816" calcext:value-type="float">
            <text:p>0.004924816</text:p>
          </table:table-cell>
          <table:table-cell office:value-type="float" office:value="1.039536" calcext:value-type="float">
            <text:p>1.039536</text:p>
          </table:table-cell>
          <table:table-cell office:value-type="float" office:value="0.5914084" calcext:value-type="float">
            <text:p>0.5914084</text:p>
          </table:table-cell>
          <table:table-cell office:value-type="float" office:value="0.09346959" calcext:value-type="float">
            <text:p>0.09346959</text:p>
          </table:table-cell>
          <table:table-cell office:value-type="float" office:value="0.02635298" calcext:value-type="float">
            <text:p>0.02635298</text:p>
          </table:table-cell>
          <table:table-cell office:value-type="float" office:value="0.01749283" calcext:value-type="float">
            <text:p>0.01749283</text:p>
          </table:table-cell>
          <table:table-cell office:value-type="float" office:value="0.01943561" calcext:value-type="float">
            <text:p>0.01943561</text:p>
          </table:table-cell>
          <table:table-cell office:value-type="float" office:value="0.3335654" calcext:value-type="float">
            <text:p>0.3335654</text:p>
          </table:table-cell>
          <table:table-cell office:value-type="float" office:value="0.353101" calcext:value-type="float">
            <text:p>0.353101</text:p>
          </table:table-cell>
          <table:table-cell office:value-type="float" office:value="0" calcext:value-type="float">
            <text:p>0</text:p>
          </table:table-cell>
          <table:table-cell office:value-type="float" office:value="11759.38" calcext:value-type="float">
            <text:p>11759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38706" calcext:value-type="float">
            <text:p>-0.303870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092004" calcext:value-type="float">
            <text:p>5092004</text:p>
          </table:table-cell>
          <table:table-cell office:value-type="float" office:value="14.74135" calcext:value-type="float">
            <text:p>14.74135</text:p>
          </table:table-cell>
          <table:table-cell office:value-type="float" office:value="1088.729" calcext:value-type="float">
            <text:p>1088.729</text:p>
          </table:table-cell>
          <table:table-cell office:value-type="float" office:value="0" calcext:value-type="float">
            <text:p>0</text:p>
          </table:table-cell>
          <table:table-cell office:value-type="float" office:value="-32.77835" calcext:value-type="float">
            <text:p>-32.77835</text:p>
          </table:table-cell>
          <table:table-cell office:value-type="float" office:value="1.907537" calcext:value-type="float">
            <text:p>1.907537</text:p>
          </table:table-cell>
          <table:table-cell office:value-type="float" office:value="0.8234109" calcext:value-type="float">
            <text:p>0.8234109</text:p>
          </table:table-cell>
          <table:table-cell office:value-type="float" office:value="0.4438292" calcext:value-type="float">
            <text:p>0.4438292</text:p>
          </table:table-cell>
          <table:table-cell office:value-type="float" office:value="0.0005823794" calcext:value-type="float">
            <text:p>0.0005823794</text:p>
          </table:table-cell>
          <table:table-cell office:value-type="float" office:value="0.5104445" calcext:value-type="float">
            <text:p>0.5104445</text:p>
          </table:table-cell>
          <table:table-cell office:value-type="float" office:value="0.1616744" calcext:value-type="float">
            <text:p>0.1616744</text:p>
          </table:table-cell>
          <table:table-cell office:value-type="float" office:value="-0.2833838" calcext:value-type="float">
            <text:p>-0.2833838</text:p>
          </table:table-cell>
          <table:table-cell office:value-type="float" office:value="0.001323423" calcext:value-type="float">
            <text:p>0.001323423</text:p>
          </table:table-cell>
          <table:table-cell office:value-type="float" office:value="0.00009066037" calcext:value-type="float">
            <text:p>9.066037E-05</text:p>
          </table:table-cell>
          <table:table-cell office:value-type="float" office:value="12.31779" calcext:value-type="float">
            <text:p>12.31779</text:p>
          </table:table-cell>
          <table:table-cell office:value-type="float" office:value="2.958042" calcext:value-type="float">
            <text:p>2.958042</text:p>
          </table:table-cell>
          <table:table-cell office:value-type="float" office:value="0.1639425" calcext:value-type="float">
            <text:p>0.1639425</text:p>
          </table:table-cell>
          <table:table-cell office:value-type="float" office:value="0.04726795" calcext:value-type="float">
            <text:p>0.04726795</text:p>
          </table:table-cell>
          <table:table-cell office:value-type="float" office:value="0.03339848" calcext:value-type="float">
            <text:p>0.03339848</text:p>
          </table:table-cell>
          <table:table-cell office:value-type="float" office:value="0.03502639" calcext:value-type="float">
            <text:p>0.03502639</text:p>
          </table:table-cell>
          <table:table-cell office:value-type="float" office:value="0.01024719" calcext:value-type="float">
            <text:p>0.01024719</text:p>
          </table:table-cell>
          <table:table-cell office:value-type="float" office:value="0.006944413" calcext:value-type="float">
            <text:p>0.006944413</text:p>
          </table:table-cell>
          <table:table-cell office:value-type="float" office:value="0.01605878" calcext:value-type="float">
            <text:p>0.01605878</text:p>
          </table:table-cell>
          <table:table-cell office:value-type="float" office:value="0.01527402" calcext:value-type="float">
            <text:p>0.01527402</text:p>
          </table:table-cell>
          <table:table-cell office:value-type="float" office:value="0.01651119" calcext:value-type="float">
            <text:p>0.01651119</text:p>
          </table:table-cell>
          <table:table-cell office:value-type="float" office:value="0.01620846" calcext:value-type="float">
            <text:p>0.01620846</text:p>
          </table:table-cell>
          <table:table-cell office:value-type="float" office:value="0.01790811" calcext:value-type="float">
            <text:p>0.01790811</text:p>
          </table:table-cell>
          <table:table-cell office:value-type="float" office:value="0.005158644" calcext:value-type="float">
            <text:p>0.005158644</text:p>
          </table:table-cell>
          <table:table-cell office:value-type="float" office:value="0.005021566" calcext:value-type="float">
            <text:p>0.005021566</text:p>
          </table:table-cell>
          <table:table-cell office:value-type="float" office:value="0" calcext:value-type="float">
            <text:p>0</text:p>
          </table:table-cell>
          <table:table-cell office:value-type="float" office:value="1.503795" calcext:value-type="float">
            <text:p>1.503795</text:p>
          </table:table-cell>
          <table:table-cell office:value-type="float" office:value="0.3379916" calcext:value-type="float">
            <text:p>0.3379916</text:p>
          </table:table-cell>
          <table:table-cell office:value-type="float" office:value="0.00878028" calcext:value-type="float">
            <text:p>0.00878028</text:p>
          </table:table-cell>
          <table:table-cell office:value-type="float" office:value="0.007475809" calcext:value-type="float">
            <text:p>0.007475809</text:p>
          </table:table-cell>
          <table:table-cell office:value-type="float" office:value="0.006706601" calcext:value-type="float">
            <text:p>0.006706601</text:p>
          </table:table-cell>
          <table:table-cell office:value-type="float" office:value="0.004961135" calcext:value-type="float">
            <text:p>0.004961135</text:p>
          </table:table-cell>
          <table:table-cell office:value-type="float" office:value="1.012074" calcext:value-type="float">
            <text:p>1.012074</text:p>
          </table:table-cell>
          <table:table-cell office:value-type="float" office:value="0.5918321" calcext:value-type="float">
            <text:p>0.5918321</text:p>
          </table:table-cell>
          <table:table-cell office:value-type="float" office:value="0.09335067" calcext:value-type="float">
            <text:p>0.09335067</text:p>
          </table:table-cell>
          <table:table-cell office:value-type="float" office:value="0.02619517" calcext:value-type="float">
            <text:p>0.02619517</text:p>
          </table:table-cell>
          <table:table-cell office:value-type="float" office:value="0.01747834" calcext:value-type="float">
            <text:p>0.01747834</text:p>
          </table:table-cell>
          <table:table-cell office:value-type="float" office:value="0.01953062" calcext:value-type="float">
            <text:p>0.01953062</text:p>
          </table:table-cell>
          <table:table-cell office:value-type="float" office:value="0.3322943" calcext:value-type="float">
            <text:p>0.3322943</text:p>
          </table:table-cell>
          <table:table-cell office:value-type="float" office:value="0.353346" calcext:value-type="float">
            <text:p>0.353346</text:p>
          </table:table-cell>
          <table:table-cell office:value-type="float" office:value="0" calcext:value-type="float">
            <text:p>0</text:p>
          </table:table-cell>
          <table:table-cell office:value-type="float" office:value="11098.1" calcext:value-type="float">
            <text:p>11098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8452" calcext:value-type="float">
            <text:p>-0.307845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092004" calcext:value-type="float">
            <text:p>6092004</text:p>
          </table:table-cell>
          <table:table-cell office:value-type="float" office:value="14.72424" calcext:value-type="float">
            <text:p>14.72424</text:p>
          </table:table-cell>
          <table:table-cell office:value-type="float" office:value="1088.727" calcext:value-type="float">
            <text:p>1088.727</text:p>
          </table:table-cell>
          <table:table-cell office:value-type="float" office:value="0" calcext:value-type="float">
            <text:p>0</text:p>
          </table:table-cell>
          <table:table-cell office:value-type="float" office:value="-33.07045" calcext:value-type="float">
            <text:p>-33.07045</text:p>
          </table:table-cell>
          <table:table-cell office:value-type="float" office:value="1.824656" calcext:value-type="float">
            <text:p>1.824656</text:p>
          </table:table-cell>
          <table:table-cell office:value-type="float" office:value="0.8247618" calcext:value-type="float">
            <text:p>0.8247618</text:p>
          </table:table-cell>
          <table:table-cell office:value-type="float" office:value="0.4438292" calcext:value-type="float">
            <text:p>0.4438292</text:p>
          </table:table-cell>
          <table:table-cell office:value-type="float" office:value="0.0005823794" calcext:value-type="float">
            <text:p>0.0005823794</text:p>
          </table:table-cell>
          <table:table-cell office:value-type="float" office:value="0.5104445" calcext:value-type="float">
            <text:p>0.5104445</text:p>
          </table:table-cell>
          <table:table-cell office:value-type="float" office:value="0.1614892" calcext:value-type="float">
            <text:p>0.1614892</text:p>
          </table:table-cell>
          <table:table-cell office:value-type="float" office:value="-0.2845149" calcext:value-type="float">
            <text:p>-0.2845149</text:p>
          </table:table-cell>
          <table:table-cell office:value-type="float" office:value="0.001327248" calcext:value-type="float">
            <text:p>0.001327248</text:p>
          </table:table-cell>
          <table:table-cell office:value-type="float" office:value="0.00009253773" calcext:value-type="float">
            <text:p>9.253773E-05</text:p>
          </table:table-cell>
          <table:table-cell office:value-type="float" office:value="12.41035" calcext:value-type="float">
            <text:p>12.41035</text:p>
          </table:table-cell>
          <table:table-cell office:value-type="float" office:value="1.649386" calcext:value-type="float">
            <text:p>1.649386</text:p>
          </table:table-cell>
          <table:table-cell office:value-type="float" office:value="0.1115749" calcext:value-type="float">
            <text:p>0.1115749</text:p>
          </table:table-cell>
          <table:table-cell office:value-type="float" office:value="0.04271407" calcext:value-type="float">
            <text:p>0.04271407</text:p>
          </table:table-cell>
          <table:table-cell office:value-type="float" office:value="0.03089324" calcext:value-type="float">
            <text:p>0.03089324</text:p>
          </table:table-cell>
          <table:table-cell office:value-type="float" office:value="0.03281595" calcext:value-type="float">
            <text:p>0.03281595</text:p>
          </table:table-cell>
          <table:table-cell office:value-type="float" office:value="0.009845509" calcext:value-type="float">
            <text:p>0.009845509</text:p>
          </table:table-cell>
          <table:table-cell office:value-type="float" office:value="0.006851532" calcext:value-type="float">
            <text:p>0.006851532</text:p>
          </table:table-cell>
          <table:table-cell office:value-type="float" office:value="0.01601943" calcext:value-type="float">
            <text:p>0.01601943</text:p>
          </table:table-cell>
          <table:table-cell office:value-type="float" office:value="0.01523111" calcext:value-type="float">
            <text:p>0.01523111</text:p>
          </table:table-cell>
          <table:table-cell office:value-type="float" office:value="0.01641997" calcext:value-type="float">
            <text:p>0.01641997</text:p>
          </table:table-cell>
          <table:table-cell office:value-type="float" office:value="0.01621596" calcext:value-type="float">
            <text:p>0.01621596</text:p>
          </table:table-cell>
          <table:table-cell office:value-type="float" office:value="0.01789359" calcext:value-type="float">
            <text:p>0.01789359</text:p>
          </table:table-cell>
          <table:table-cell office:value-type="float" office:value="0.005167175" calcext:value-type="float">
            <text:p>0.005167175</text:p>
          </table:table-cell>
          <table:table-cell office:value-type="float" office:value="0.005005304" calcext:value-type="float">
            <text:p>0.005005304</text:p>
          </table:table-cell>
          <table:table-cell office:value-type="float" office:value="0" calcext:value-type="float">
            <text:p>0</text:p>
          </table:table-cell>
          <table:table-cell office:value-type="float" office:value="1.904077" calcext:value-type="float">
            <text:p>1.904077</text:p>
          </table:table-cell>
          <table:table-cell office:value-type="float" office:value="0.02622246" calcext:value-type="float">
            <text:p>0.02622246</text:p>
          </table:table-cell>
          <table:table-cell office:value-type="float" office:value="0.007711125" calcext:value-type="float">
            <text:p>0.007711125</text:p>
          </table:table-cell>
          <table:table-cell office:value-type="float" office:value="0.007570816" calcext:value-type="float">
            <text:p>0.007570816</text:p>
          </table:table-cell>
          <table:table-cell office:value-type="float" office:value="0.006912817" calcext:value-type="float">
            <text:p>0.006912817</text:p>
          </table:table-cell>
          <table:table-cell office:value-type="float" office:value="0.005068537" calcext:value-type="float">
            <text:p>0.005068537</text:p>
          </table:table-cell>
          <table:table-cell office:value-type="float" office:value="0.9822916" calcext:value-type="float">
            <text:p>0.9822916</text:p>
          </table:table-cell>
          <table:table-cell office:value-type="float" office:value="0.5927545" calcext:value-type="float">
            <text:p>0.5927545</text:p>
          </table:table-cell>
          <table:table-cell office:value-type="float" office:value="0.09326336" calcext:value-type="float">
            <text:p>0.09326336</text:p>
          </table:table-cell>
          <table:table-cell office:value-type="float" office:value="0.02608442" calcext:value-type="float">
            <text:p>0.02608442</text:p>
          </table:table-cell>
          <table:table-cell office:value-type="float" office:value="0.01746669" calcext:value-type="float">
            <text:p>0.01746669</text:p>
          </table:table-cell>
          <table:table-cell office:value-type="float" office:value="0.01964158" calcext:value-type="float">
            <text:p>0.01964158</text:p>
          </table:table-cell>
          <table:table-cell office:value-type="float" office:value="0.3362885" calcext:value-type="float">
            <text:p>0.3362885</text:p>
          </table:table-cell>
          <table:table-cell office:value-type="float" office:value="0.3486237" calcext:value-type="float">
            <text:p>0.3486237</text:p>
          </table:table-cell>
          <table:table-cell office:value-type="float" office:value="0" calcext:value-type="float">
            <text:p>0</text:p>
          </table:table-cell>
          <table:table-cell office:value-type="float" office:value="10879.93" calcext:value-type="float">
            <text:p>10879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82658" calcext:value-type="float">
            <text:p>-0.308265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092004" calcext:value-type="float">
            <text:p>7092004</text:p>
          </table:table-cell>
          <table:table-cell office:value-type="float" office:value="14.70705" calcext:value-type="float">
            <text:p>14.70705</text:p>
          </table:table-cell>
          <table:table-cell office:value-type="float" office:value="1088.719" calcext:value-type="float">
            <text:p>1088.719</text:p>
          </table:table-cell>
          <table:table-cell office:value-type="float" office:value="0" calcext:value-type="float">
            <text:p>0</text:p>
          </table:table-cell>
          <table:table-cell office:value-type="float" office:value="-33.33723" calcext:value-type="float">
            <text:p>-33.33723</text:p>
          </table:table-cell>
          <table:table-cell office:value-type="float" office:value="1.793378" calcext:value-type="float">
            <text:p>1.793378</text:p>
          </table:table-cell>
          <table:table-cell office:value-type="float" office:value="0.819797" calcext:value-type="float">
            <text:p>0.819797</text:p>
          </table:table-cell>
          <table:table-cell office:value-type="float" office:value="0.4438292" calcext:value-type="float">
            <text:p>0.4438292</text:p>
          </table:table-cell>
          <table:table-cell office:value-type="float" office:value="0.0005823794" calcext:value-type="float">
            <text:p>0.0005823794</text:p>
          </table:table-cell>
          <table:table-cell office:value-type="float" office:value="0.5104445" calcext:value-type="float">
            <text:p>0.5104445</text:p>
          </table:table-cell>
          <table:table-cell office:value-type="float" office:value="0.1606667" calcext:value-type="float">
            <text:p>0.1606667</text:p>
          </table:table-cell>
          <table:table-cell office:value-type="float" office:value="-0.2878741" calcext:value-type="float">
            <text:p>-0.2878741</text:p>
          </table:table-cell>
          <table:table-cell office:value-type="float" office:value="0.001340027" calcext:value-type="float">
            <text:p>0.001340027</text:p>
          </table:table-cell>
          <table:table-cell office:value-type="float" office:value="0.00009441434" calcext:value-type="float">
            <text:p>9.441434E-05</text:p>
          </table:table-cell>
          <table:table-cell office:value-type="float" office:value="12.43037" calcext:value-type="float">
            <text:p>12.43037</text:p>
          </table:table-cell>
          <table:table-cell office:value-type="float" office:value="1.202241" calcext:value-type="float">
            <text:p>1.202241</text:p>
          </table:table-cell>
          <table:table-cell office:value-type="float" office:value="0.08609648" calcext:value-type="float">
            <text:p>0.08609648</text:p>
          </table:table-cell>
          <table:table-cell office:value-type="float" office:value="0.03940142" calcext:value-type="float">
            <text:p>0.03940142</text:p>
          </table:table-cell>
          <table:table-cell office:value-type="float" office:value="0.02883122" calcext:value-type="float">
            <text:p>0.02883122</text:p>
          </table:table-cell>
          <table:table-cell office:value-type="float" office:value="0.0307271" calcext:value-type="float">
            <text:p>0.0307271</text:p>
          </table:table-cell>
          <table:table-cell office:value-type="float" office:value="0.009457736" calcext:value-type="float">
            <text:p>0.009457736</text:p>
          </table:table-cell>
          <table:table-cell office:value-type="float" office:value="0.006734736" calcext:value-type="float">
            <text:p>0.006734736</text:p>
          </table:table-cell>
          <table:table-cell office:value-type="float" office:value="0.01596118" calcext:value-type="float">
            <text:p>0.01596118</text:p>
          </table:table-cell>
          <table:table-cell office:value-type="float" office:value="0.01518252" calcext:value-type="float">
            <text:p>0.01518252</text:p>
          </table:table-cell>
          <table:table-cell office:value-type="float" office:value="0.01632538" calcext:value-type="float">
            <text:p>0.01632538</text:p>
          </table:table-cell>
          <table:table-cell office:value-type="float" office:value="0.01620786" calcext:value-type="float">
            <text:p>0.01620786</text:p>
          </table:table-cell>
          <table:table-cell office:value-type="float" office:value="0.01787584" calcext:value-type="float">
            <text:p>0.01787584</text:p>
          </table:table-cell>
          <table:table-cell office:value-type="float" office:value="0.00515932" calcext:value-type="float">
            <text:p>0.00515932</text:p>
          </table:table-cell>
          <table:table-cell office:value-type="float" office:value="0.005005378" calcext:value-type="float">
            <text:p>0.005005378</text:p>
          </table:table-cell>
          <table:table-cell office:value-type="float" office:value="0" calcext:value-type="float">
            <text:p>0</text:p>
          </table:table-cell>
          <table:table-cell office:value-type="float" office:value="1.682285" calcext:value-type="float">
            <text:p>1.682285</text:p>
          </table:table-cell>
          <table:table-cell office:value-type="float" office:value="0.01523958" calcext:value-type="float">
            <text:p>0.01523958</text:p>
          </table:table-cell>
          <table:table-cell office:value-type="float" office:value="0.007548344" calcext:value-type="float">
            <text:p>0.007548344</text:p>
          </table:table-cell>
          <table:table-cell office:value-type="float" office:value="0.007567369" calcext:value-type="float">
            <text:p>0.007567369</text:p>
          </table:table-cell>
          <table:table-cell office:value-type="float" office:value="0.006984274" calcext:value-type="float">
            <text:p>0.006984274</text:p>
          </table:table-cell>
          <table:table-cell office:value-type="float" office:value="0.005168416" calcext:value-type="float">
            <text:p>0.005168416</text:p>
          </table:table-cell>
          <table:table-cell office:value-type="float" office:value="0.9544805" calcext:value-type="float">
            <text:p>0.9544805</text:p>
          </table:table-cell>
          <table:table-cell office:value-type="float" office:value="0.5934707" calcext:value-type="float">
            <text:p>0.5934707</text:p>
          </table:table-cell>
          <table:table-cell office:value-type="float" office:value="0.09316785" calcext:value-type="float">
            <text:p>0.09316785</text:p>
          </table:table-cell>
          <table:table-cell office:value-type="float" office:value="0.02591107" calcext:value-type="float">
            <text:p>0.02591107</text:p>
          </table:table-cell>
          <table:table-cell office:value-type="float" office:value="0.01743134" calcext:value-type="float">
            <text:p>0.01743134</text:p>
          </table:table-cell>
          <table:table-cell office:value-type="float" office:value="0.01968794" calcext:value-type="float">
            <text:p>0.01968794</text:p>
          </table:table-cell>
          <table:table-cell office:value-type="float" office:value="0.334426" calcext:value-type="float">
            <text:p>0.334426</text:p>
          </table:table-cell>
          <table:table-cell office:value-type="float" office:value="0.350767" calcext:value-type="float">
            <text:p>0.350767</text:p>
          </table:table-cell>
          <table:table-cell office:value-type="float" office:value="0" calcext:value-type="float">
            <text:p>0</text:p>
          </table:table-cell>
          <table:table-cell office:value-type="float" office:value="10838.76" calcext:value-type="float">
            <text:p>10838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91746" calcext:value-type="float">
            <text:p>-0.309174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092004" calcext:value-type="float">
            <text:p>8092004</text:p>
          </table:table-cell>
          <table:table-cell office:value-type="float" office:value="14.68955" calcext:value-type="float">
            <text:p>14.68955</text:p>
          </table:table-cell>
          <table:table-cell office:value-type="float" office:value="1088.7" calcext:value-type="float">
            <text:p>1088.7</text:p>
          </table:table-cell>
          <table:table-cell office:value-type="float" office:value="0" calcext:value-type="float">
            <text:p>0</text:p>
          </table:table-cell>
          <table:table-cell office:value-type="float" office:value="-33.59954" calcext:value-type="float">
            <text:p>-33.59954</text:p>
          </table:table-cell>
          <table:table-cell office:value-type="float" office:value="1.801771" calcext:value-type="float">
            <text:p>1.801771</text:p>
          </table:table-cell>
          <table:table-cell office:value-type="float" office:value="0.812193" calcext:value-type="float">
            <text:p>0.812193</text:p>
          </table:table-cell>
          <table:table-cell office:value-type="float" office:value="0.4438292" calcext:value-type="float">
            <text:p>0.4438292</text:p>
          </table:table-cell>
          <table:table-cell office:value-type="float" office:value="0.0005823794" calcext:value-type="float">
            <text:p>0.0005823794</text:p>
          </table:table-cell>
          <table:table-cell office:value-type="float" office:value="0.5104445" calcext:value-type="float">
            <text:p>0.5104445</text:p>
          </table:table-cell>
          <table:table-cell office:value-type="float" office:value="0.159867" calcext:value-type="float">
            <text:p>0.159867</text:p>
          </table:table-cell>
          <table:table-cell office:value-type="float" office:value="-0.2895044" calcext:value-type="float">
            <text:p>-0.2895044</text:p>
          </table:table-cell>
          <table:table-cell office:value-type="float" office:value="0.001361276" calcext:value-type="float">
            <text:p>0.001361276</text:p>
          </table:table-cell>
          <table:table-cell office:value-type="float" office:value="0.00009622874" calcext:value-type="float">
            <text:p>9.622874E-05</text:p>
          </table:table-cell>
          <table:table-cell office:value-type="float" office:value="12.38717" calcext:value-type="float">
            <text:p>12.38717</text:p>
          </table:table-cell>
          <table:table-cell office:value-type="float" office:value="1.000586" calcext:value-type="float">
            <text:p>1.000586</text:p>
          </table:table-cell>
          <table:table-cell office:value-type="float" office:value="0.07163849" calcext:value-type="float">
            <text:p>0.07163849</text:p>
          </table:table-cell>
          <table:table-cell office:value-type="float" office:value="0.03749872" calcext:value-type="float">
            <text:p>0.03749872</text:p>
          </table:table-cell>
          <table:table-cell office:value-type="float" office:value="0.02756197" calcext:value-type="float">
            <text:p>0.02756197</text:p>
          </table:table-cell>
          <table:table-cell office:value-type="float" office:value="0.02933082" calcext:value-type="float">
            <text:p>0.02933082</text:p>
          </table:table-cell>
          <table:table-cell office:value-type="float" office:value="0.009187938" calcext:value-type="float">
            <text:p>0.009187938</text:p>
          </table:table-cell>
          <table:table-cell office:value-type="float" office:value="0.006614789" calcext:value-type="float">
            <text:p>0.006614789</text:p>
          </table:table-cell>
          <table:table-cell office:value-type="float" office:value="0.01589412" calcext:value-type="float">
            <text:p>0.01589412</text:p>
          </table:table-cell>
          <table:table-cell office:value-type="float" office:value="0.01512368" calcext:value-type="float">
            <text:p>0.01512368</text:p>
          </table:table-cell>
          <table:table-cell office:value-type="float" office:value="0.01623916" calcext:value-type="float">
            <text:p>0.01623916</text:p>
          </table:table-cell>
          <table:table-cell office:value-type="float" office:value="0.01618997" calcext:value-type="float">
            <text:p>0.01618997</text:p>
          </table:table-cell>
          <table:table-cell office:value-type="float" office:value="0.01785425" calcext:value-type="float">
            <text:p>0.01785425</text:p>
          </table:table-cell>
          <table:table-cell office:value-type="float" office:value="0.005151668" calcext:value-type="float">
            <text:p>0.005151668</text:p>
          </table:table-cell>
          <table:table-cell office:value-type="float" office:value="0.005005183" calcext:value-type="float">
            <text:p>0.005005183</text:p>
          </table:table-cell>
          <table:table-cell office:value-type="float" office:value="0" calcext:value-type="float">
            <text:p>0</text:p>
          </table:table-cell>
          <table:table-cell office:value-type="float" office:value="1.837672" calcext:value-type="float">
            <text:p>1.837672</text:p>
          </table:table-cell>
          <table:table-cell office:value-type="float" office:value="0.01466884" calcext:value-type="float">
            <text:p>0.01466884</text:p>
          </table:table-cell>
          <table:table-cell office:value-type="float" office:value="0.00720059" calcext:value-type="float">
            <text:p>0.00720059</text:p>
          </table:table-cell>
          <table:table-cell office:value-type="float" office:value="0.007320809" calcext:value-type="float">
            <text:p>0.007320809</text:p>
          </table:table-cell>
          <table:table-cell office:value-type="float" office:value="0.00680043" calcext:value-type="float">
            <text:p>0.00680043</text:p>
          </table:table-cell>
          <table:table-cell office:value-type="float" office:value="0.005185643" calcext:value-type="float">
            <text:p>0.005185643</text:p>
          </table:table-cell>
          <table:table-cell office:value-type="float" office:value="0.9279534" calcext:value-type="float">
            <text:p>0.9279534</text:p>
          </table:table-cell>
          <table:table-cell office:value-type="float" office:value="0.5939594" calcext:value-type="float">
            <text:p>0.5939594</text:p>
          </table:table-cell>
          <table:table-cell office:value-type="float" office:value="0.09305065" calcext:value-type="float">
            <text:p>0.09305065</text:p>
          </table:table-cell>
          <table:table-cell office:value-type="float" office:value="0.02575569" calcext:value-type="float">
            <text:p>0.02575569</text:p>
          </table:table-cell>
          <table:table-cell office:value-type="float" office:value="0.01739096" calcext:value-type="float">
            <text:p>0.01739096</text:p>
          </table:table-cell>
          <table:table-cell office:value-type="float" office:value="0.01967976" calcext:value-type="float">
            <text:p>0.01967976</text:p>
          </table:table-cell>
          <table:table-cell office:value-type="float" office:value="0.3326518" calcext:value-type="float">
            <text:p>0.3326518</text:p>
          </table:table-cell>
          <table:table-cell office:value-type="float" office:value="0.352823" calcext:value-type="float">
            <text:p>0.352823</text:p>
          </table:table-cell>
          <table:table-cell office:value-type="float" office:value="0" calcext:value-type="float">
            <text:p>0</text:p>
          </table:table-cell>
          <table:table-cell office:value-type="float" office:value="10947.79" calcext:value-type="float">
            <text:p>10947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9514" calcext:value-type="float">
            <text:p>-0.30951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092004" calcext:value-type="float">
            <text:p>9092004</text:p>
          </table:table-cell>
          <table:table-cell office:value-type="float" office:value="14.67041" calcext:value-type="float">
            <text:p>14.67041</text:p>
          </table:table-cell>
          <table:table-cell office:value-type="float" office:value="1088.678" calcext:value-type="float">
            <text:p>1088.678</text:p>
          </table:table-cell>
          <table:table-cell office:value-type="float" office:value="0" calcext:value-type="float">
            <text:p>0</text:p>
          </table:table-cell>
          <table:table-cell office:value-type="float" office:value="-33.87423" calcext:value-type="float">
            <text:p>-33.87423</text:p>
          </table:table-cell>
          <table:table-cell office:value-type="float" office:value="1.822312" calcext:value-type="float">
            <text:p>1.822312</text:p>
          </table:table-cell>
          <table:table-cell office:value-type="float" office:value="0.8064772" calcext:value-type="float">
            <text:p>0.8064772</text:p>
          </table:table-cell>
          <table:table-cell office:value-type="float" office:value="0.4438292" calcext:value-type="float">
            <text:p>0.4438292</text:p>
          </table:table-cell>
          <table:table-cell office:value-type="float" office:value="0.0005823794" calcext:value-type="float">
            <text:p>0.0005823794</text:p>
          </table:table-cell>
          <table:table-cell office:value-type="float" office:value="0.5104445" calcext:value-type="float">
            <text:p>0.5104445</text:p>
          </table:table-cell>
          <table:table-cell office:value-type="float" office:value="0.1598461" calcext:value-type="float">
            <text:p>0.1598461</text:p>
          </table:table-cell>
          <table:table-cell office:value-type="float" office:value="-0.2896819" calcext:value-type="float">
            <text:p>-0.2896819</text:p>
          </table:table-cell>
          <table:table-cell office:value-type="float" office:value="0.001383222" calcext:value-type="float">
            <text:p>0.001383222</text:p>
          </table:table-cell>
          <table:table-cell office:value-type="float" office:value="0.00009791309" calcext:value-type="float">
            <text:p>9.791309E-05</text:p>
          </table:table-cell>
          <table:table-cell office:value-type="float" office:value="12.31586" calcext:value-type="float">
            <text:p>12.31586</text:p>
          </table:table-cell>
          <table:table-cell office:value-type="float" office:value="0.8752699" calcext:value-type="float">
            <text:p>0.8752699</text:p>
          </table:table-cell>
          <table:table-cell office:value-type="float" office:value="0.06321481" calcext:value-type="float">
            <text:p>0.06321481</text:p>
          </table:table-cell>
          <table:table-cell office:value-type="float" office:value="0.03797299" calcext:value-type="float">
            <text:p>0.03797299</text:p>
          </table:table-cell>
          <table:table-cell office:value-type="float" office:value="0.02758367" calcext:value-type="float">
            <text:p>0.02758367</text:p>
          </table:table-cell>
          <table:table-cell office:value-type="float" office:value="0.02906033" calcext:value-type="float">
            <text:p>0.02906033</text:p>
          </table:table-cell>
          <table:table-cell office:value-type="float" office:value="0.009091829" calcext:value-type="float">
            <text:p>0.009091829</text:p>
          </table:table-cell>
          <table:table-cell office:value-type="float" office:value="0.006526239" calcext:value-type="float">
            <text:p>0.006526239</text:p>
          </table:table-cell>
          <table:table-cell office:value-type="float" office:value="0.01582611" calcext:value-type="float">
            <text:p>0.01582611</text:p>
          </table:table-cell>
          <table:table-cell office:value-type="float" office:value="0.01505823" calcext:value-type="float">
            <text:p>0.01505823</text:p>
          </table:table-cell>
          <table:table-cell office:value-type="float" office:value="0.01615824" calcext:value-type="float">
            <text:p>0.01615824</text:p>
          </table:table-cell>
          <table:table-cell office:value-type="float" office:value="0.01617074" calcext:value-type="float">
            <text:p>0.01617074</text:p>
          </table:table-cell>
          <table:table-cell office:value-type="float" office:value="0.01782997" calcext:value-type="float">
            <text:p>0.01782997</text:p>
          </table:table-cell>
          <table:table-cell office:value-type="float" office:value="0.00514489" calcext:value-type="float">
            <text:p>0.00514489</text:p>
          </table:table-cell>
          <table:table-cell office:value-type="float" office:value="0.005004264" calcext:value-type="float">
            <text:p>0.005004264</text:p>
          </table:table-cell>
          <table:table-cell office:value-type="float" office:value="0" calcext:value-type="float">
            <text:p>0</text:p>
          </table:table-cell>
          <table:table-cell office:value-type="float" office:value="2.111706" calcext:value-type="float">
            <text:p>2.111706</text:p>
          </table:table-cell>
          <table:table-cell office:value-type="float" office:value="0.01511538" calcext:value-type="float">
            <text:p>0.01511538</text:p>
          </table:table-cell>
          <table:table-cell office:value-type="float" office:value="0.006921286" calcext:value-type="float">
            <text:p>0.006921286</text:p>
          </table:table-cell>
          <table:table-cell office:value-type="float" office:value="0.007022484" calcext:value-type="float">
            <text:p>0.007022484</text:p>
          </table:table-cell>
          <table:table-cell office:value-type="float" office:value="0.006579829" calcext:value-type="float">
            <text:p>0.006579829</text:p>
          </table:table-cell>
          <table:table-cell office:value-type="float" office:value="0.005120023" calcext:value-type="float">
            <text:p>0.005120023</text:p>
          </table:table-cell>
          <table:table-cell office:value-type="float" office:value="0.902348" calcext:value-type="float">
            <text:p>0.902348</text:p>
          </table:table-cell>
          <table:table-cell office:value-type="float" office:value="0.5942122" calcext:value-type="float">
            <text:p>0.5942122</text:p>
          </table:table-cell>
          <table:table-cell office:value-type="float" office:value="0.09291806" calcext:value-type="float">
            <text:p>0.09291806</text:p>
          </table:table-cell>
          <table:table-cell office:value-type="float" office:value="0.025627" calcext:value-type="float">
            <text:p>0.025627</text:p>
          </table:table-cell>
          <table:table-cell office:value-type="float" office:value="0.01734429" calcext:value-type="float">
            <text:p>0.01734429</text:p>
          </table:table-cell>
          <table:table-cell office:value-type="float" office:value="0.01971481" calcext:value-type="float">
            <text:p>0.01971481</text:p>
          </table:table-cell>
          <table:table-cell office:value-type="float" office:value="0.331195" calcext:value-type="float">
            <text:p>0.331195</text:p>
          </table:table-cell>
          <table:table-cell office:value-type="float" office:value="0.3532244" calcext:value-type="float">
            <text:p>0.3532244</text:p>
          </table:table-cell>
          <table:table-cell office:value-type="float" office:value="0" calcext:value-type="float">
            <text:p>0</text:p>
          </table:table-cell>
          <table:table-cell office:value-type="float" office:value="11097.17" calcext:value-type="float">
            <text:p>11097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9586" calcext:value-type="float">
            <text:p>-0.30958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92004" calcext:value-type="float">
            <text:p>10092004</text:p>
          </table:table-cell>
          <table:table-cell office:value-type="float" office:value="14.69204" calcext:value-type="float">
            <text:p>14.69204</text:p>
          </table:table-cell>
          <table:table-cell office:value-type="float" office:value="1088.653" calcext:value-type="float">
            <text:p>1088.653</text:p>
          </table:table-cell>
          <table:table-cell office:value-type="float" office:value="0" calcext:value-type="float">
            <text:p>0</text:p>
          </table:table-cell>
          <table:table-cell office:value-type="float" office:value="-34.12052" calcext:value-type="float">
            <text:p>-34.12052</text:p>
          </table:table-cell>
          <table:table-cell office:value-type="float" office:value="1.843782" calcext:value-type="float">
            <text:p>1.843782</text:p>
          </table:table-cell>
          <table:table-cell office:value-type="float" office:value="0.8010826" calcext:value-type="float">
            <text:p>0.8010826</text:p>
          </table:table-cell>
          <table:table-cell office:value-type="float" office:value="0.4438292" calcext:value-type="float">
            <text:p>0.4438292</text:p>
          </table:table-cell>
          <table:table-cell office:value-type="float" office:value="0.0005823794" calcext:value-type="float">
            <text:p>0.0005823794</text:p>
          </table:table-cell>
          <table:table-cell office:value-type="float" office:value="0.5104445" calcext:value-type="float">
            <text:p>0.5104445</text:p>
          </table:table-cell>
          <table:table-cell office:value-type="float" office:value="0.1596398" calcext:value-type="float">
            <text:p>0.1596398</text:p>
          </table:table-cell>
          <table:table-cell office:value-type="float" office:value="-0.2897044" calcext:value-type="float">
            <text:p>-0.2897044</text:p>
          </table:table-cell>
          <table:table-cell office:value-type="float" office:value="0.001404809" calcext:value-type="float">
            <text:p>0.001404809</text:p>
          </table:table-cell>
          <table:table-cell office:value-type="float" office:value="0.00009946768" calcext:value-type="float">
            <text:p>9.946768E-05</text:p>
          </table:table-cell>
          <table:table-cell office:value-type="float" office:value="12.23908" calcext:value-type="float">
            <text:p>12.23908</text:p>
          </table:table-cell>
          <table:table-cell office:value-type="float" office:value="0.7736123" calcext:value-type="float">
            <text:p>0.7736123</text:p>
          </table:table-cell>
          <table:table-cell office:value-type="float" office:value="0.05816441" calcext:value-type="float">
            <text:p>0.05816441</text:p>
          </table:table-cell>
          <table:table-cell office:value-type="float" office:value="0.03954015" calcext:value-type="float">
            <text:p>0.03954015</text:p>
          </table:table-cell>
          <table:table-cell office:value-type="float" office:value="0.02836909" calcext:value-type="float">
            <text:p>0.02836909</text:p>
          </table:table-cell>
          <table:table-cell office:value-type="float" office:value="0.02964096" calcext:value-type="float">
            <text:p>0.02964096</text:p>
          </table:table-cell>
          <table:table-cell office:value-type="float" office:value="0.009165407" calcext:value-type="float">
            <text:p>0.009165407</text:p>
          </table:table-cell>
          <table:table-cell office:value-type="float" office:value="0.006483108" calcext:value-type="float">
            <text:p>0.006483108</text:p>
          </table:table-cell>
          <table:table-cell office:value-type="float" office:value="0.01577218" calcext:value-type="float">
            <text:p>0.01577218</text:p>
          </table:table-cell>
          <table:table-cell office:value-type="float" office:value="0.01499033" calcext:value-type="float">
            <text:p>0.01499033</text:p>
          </table:table-cell>
          <table:table-cell office:value-type="float" office:value="0.01608249" calcext:value-type="float">
            <text:p>0.01608249</text:p>
          </table:table-cell>
          <table:table-cell office:value-type="float" office:value="0.01615075" calcext:value-type="float">
            <text:p>0.01615075</text:p>
          </table:table-cell>
          <table:table-cell office:value-type="float" office:value="0.01780437" calcext:value-type="float">
            <text:p>0.01780437</text:p>
          </table:table-cell>
          <table:table-cell office:value-type="float" office:value="0.005155949" calcext:value-type="float">
            <text:p>0.005155949</text:p>
          </table:table-cell>
          <table:table-cell office:value-type="float" office:value="0.004985293" calcext:value-type="float">
            <text:p>0.004985293</text:p>
          </table:table-cell>
          <table:table-cell office:value-type="float" office:value="0" calcext:value-type="float">
            <text:p>0</text:p>
          </table:table-cell>
          <table:table-cell office:value-type="float" office:value="2.17342" calcext:value-type="float">
            <text:p>2.17342</text:p>
          </table:table-cell>
          <table:table-cell office:value-type="float" office:value="0.01496378" calcext:value-type="float">
            <text:p>0.01496378</text:p>
          </table:table-cell>
          <table:table-cell office:value-type="float" office:value="0.006793568" calcext:value-type="float">
            <text:p>0.006793568</text:p>
          </table:table-cell>
          <table:table-cell office:value-type="float" office:value="0.006827794" calcext:value-type="float">
            <text:p>0.006827794</text:p>
          </table:table-cell>
          <table:table-cell office:value-type="float" office:value="0.006437015" calcext:value-type="float">
            <text:p>0.006437015</text:p>
          </table:table-cell>
          <table:table-cell office:value-type="float" office:value="0.005001128" calcext:value-type="float">
            <text:p>0.005001128</text:p>
          </table:table-cell>
          <table:table-cell office:value-type="float" office:value="0.8771458" calcext:value-type="float">
            <text:p>0.8771458</text:p>
          </table:table-cell>
          <table:table-cell office:value-type="float" office:value="0.5942847" calcext:value-type="float">
            <text:p>0.5942847</text:p>
          </table:table-cell>
          <table:table-cell office:value-type="float" office:value="0.0927821" calcext:value-type="float">
            <text:p>0.0927821</text:p>
          </table:table-cell>
          <table:table-cell office:value-type="float" office:value="0.02552777" calcext:value-type="float">
            <text:p>0.02552777</text:p>
          </table:table-cell>
          <table:table-cell office:value-type="float" office:value="0.01730216" calcext:value-type="float">
            <text:p>0.01730216</text:p>
          </table:table-cell>
          <table:table-cell office:value-type="float" office:value="0.01991788" calcext:value-type="float">
            <text:p>0.01991788</text:p>
          </table:table-cell>
          <table:table-cell office:value-type="float" office:value="0.3360261" calcext:value-type="float">
            <text:p>0.3360261</text:p>
          </table:table-cell>
          <table:table-cell office:value-type="float" office:value="0.3475712" calcext:value-type="float">
            <text:p>0.3475712</text:p>
          </table:table-cell>
          <table:table-cell office:value-type="float" office:value="0" calcext:value-type="float">
            <text:p>0</text:p>
          </table:table-cell>
          <table:table-cell office:value-type="float" office:value="11096.42" calcext:value-type="float">
            <text:p>11096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96445" calcext:value-type="float">
            <text:p>-0.30964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092004" calcext:value-type="float">
            <text:p>11092004</text:p>
          </table:table-cell>
          <table:table-cell office:value-type="float" office:value="14.73088" calcext:value-type="float">
            <text:p>14.73088</text:p>
          </table:table-cell>
          <table:table-cell office:value-type="float" office:value="1088.625" calcext:value-type="float">
            <text:p>1088.625</text:p>
          </table:table-cell>
          <table:table-cell office:value-type="float" office:value="0" calcext:value-type="float">
            <text:p>0</text:p>
          </table:table-cell>
          <table:table-cell office:value-type="float" office:value="-34.36299" calcext:value-type="float">
            <text:p>-34.36299</text:p>
          </table:table-cell>
          <table:table-cell office:value-type="float" office:value="1.859908" calcext:value-type="float">
            <text:p>1.859908</text:p>
          </table:table-cell>
          <table:table-cell office:value-type="float" office:value="0.7964916" calcext:value-type="float">
            <text:p>0.7964916</text:p>
          </table:table-cell>
          <table:table-cell office:value-type="float" office:value="0.4438292" calcext:value-type="float">
            <text:p>0.4438292</text:p>
          </table:table-cell>
          <table:table-cell office:value-type="float" office:value="0.0005823794" calcext:value-type="float">
            <text:p>0.0005823794</text:p>
          </table:table-cell>
          <table:table-cell office:value-type="float" office:value="0.5104445" calcext:value-type="float">
            <text:p>0.5104445</text:p>
          </table:table-cell>
          <table:table-cell office:value-type="float" office:value="0.1588074" calcext:value-type="float">
            <text:p>0.1588074</text:p>
          </table:table-cell>
          <table:table-cell office:value-type="float" office:value="-0.2897187" calcext:value-type="float">
            <text:p>-0.2897187</text:p>
          </table:table-cell>
          <table:table-cell office:value-type="float" office:value="0.001427422" calcext:value-type="float">
            <text:p>0.001427422</text:p>
          </table:table-cell>
          <table:table-cell office:value-type="float" office:value="0.0001009643" calcext:value-type="float">
            <text:p>0.0001009643</text:p>
          </table:table-cell>
          <table:table-cell office:value-type="float" office:value="12.17474" calcext:value-type="float">
            <text:p>12.17474</text:p>
          </table:table-cell>
          <table:table-cell office:value-type="float" office:value="0.676721" calcext:value-type="float">
            <text:p>0.676721</text:p>
          </table:table-cell>
          <table:table-cell office:value-type="float" office:value="0.05419471" calcext:value-type="float">
            <text:p>0.05419471</text:p>
          </table:table-cell>
          <table:table-cell office:value-type="float" office:value="0.0404517" calcext:value-type="float">
            <text:p>0.0404517</text:p>
          </table:table-cell>
          <table:table-cell office:value-type="float" office:value="0.02893918" calcext:value-type="float">
            <text:p>0.02893918</text:p>
          </table:table-cell>
          <table:table-cell office:value-type="float" office:value="0.03013719" calcext:value-type="float">
            <text:p>0.03013719</text:p>
          </table:table-cell>
          <table:table-cell office:value-type="float" office:value="0.009256531" calcext:value-type="float">
            <text:p>0.009256531</text:p>
          </table:table-cell>
          <table:table-cell office:value-type="float" office:value="0.006463237" calcext:value-type="float">
            <text:p>0.006463237</text:p>
          </table:table-cell>
          <table:table-cell office:value-type="float" office:value="0.01573332" calcext:value-type="float">
            <text:p>0.01573332</text:p>
          </table:table-cell>
          <table:table-cell office:value-type="float" office:value="0.0149231" calcext:value-type="float">
            <text:p>0.0149231</text:p>
          </table:table-cell>
          <table:table-cell office:value-type="float" office:value="0.01601194" calcext:value-type="float">
            <text:p>0.01601194</text:p>
          </table:table-cell>
          <table:table-cell office:value-type="float" office:value="0.01613083" calcext:value-type="float">
            <text:p>0.01613083</text:p>
          </table:table-cell>
          <table:table-cell office:value-type="float" office:value="0.01777921" calcext:value-type="float">
            <text:p>0.01777921</text:p>
          </table:table-cell>
          <table:table-cell office:value-type="float" office:value="0.005147459" calcext:value-type="float">
            <text:p>0.005147459</text:p>
          </table:table-cell>
          <table:table-cell office:value-type="float" office:value="0.00498579" calcext:value-type="float">
            <text:p>0.00498579</text:p>
          </table:table-cell>
          <table:table-cell office:value-type="float" office:value="0" calcext:value-type="float">
            <text:p>0</text:p>
          </table:table-cell>
          <table:table-cell office:value-type="float" office:value="2.118504" calcext:value-type="float">
            <text:p>2.118504</text:p>
          </table:table-cell>
          <table:table-cell office:value-type="float" office:value="0.01473669" calcext:value-type="float">
            <text:p>0.01473669</text:p>
          </table:table-cell>
          <table:table-cell office:value-type="float" office:value="0.006770752" calcext:value-type="float">
            <text:p>0.006770752</text:p>
          </table:table-cell>
          <table:table-cell office:value-type="float" office:value="0.006771653" calcext:value-type="float">
            <text:p>0.006771653</text:p>
          </table:table-cell>
          <table:table-cell office:value-type="float" office:value="0.006395588" calcext:value-type="float">
            <text:p>0.006395588</text:p>
          </table:table-cell>
          <table:table-cell office:value-type="float" office:value="0.00491576" calcext:value-type="float">
            <text:p>0.00491576</text:p>
          </table:table-cell>
          <table:table-cell office:value-type="float" office:value="0.8522271" calcext:value-type="float">
            <text:p>0.8522271</text:p>
          </table:table-cell>
          <table:table-cell office:value-type="float" office:value="0.5942746" calcext:value-type="float">
            <text:p>0.5942746</text:p>
          </table:table-cell>
          <table:table-cell office:value-type="float" office:value="0.09265013" calcext:value-type="float">
            <text:p>0.09265013</text:p>
          </table:table-cell>
          <table:table-cell office:value-type="float" office:value="0.0254508" calcext:value-type="float">
            <text:p>0.0254508</text:p>
          </table:table-cell>
          <table:table-cell office:value-type="float" office:value="0.01726698" calcext:value-type="float">
            <text:p>0.01726698</text:p>
          </table:table-cell>
          <table:table-cell office:value-type="float" office:value="0.02030256" calcext:value-type="float">
            <text:p>0.02030256</text:p>
          </table:table-cell>
          <table:table-cell office:value-type="float" office:value="0.3338253" calcext:value-type="float">
            <text:p>0.3338253</text:p>
          </table:table-cell>
          <table:table-cell office:value-type="float" office:value="0.349888" calcext:value-type="float">
            <text:p>0.349888</text:p>
          </table:table-cell>
          <table:table-cell office:value-type="float" office:value="0" calcext:value-type="float">
            <text:p>0</text:p>
          </table:table-cell>
          <table:table-cell office:value-type="float" office:value="11029.42" calcext:value-type="float">
            <text:p>11029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97011" calcext:value-type="float">
            <text:p>-0.30970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092004" calcext:value-type="float">
            <text:p>12092004</text:p>
          </table:table-cell>
          <table:table-cell office:value-type="float" office:value="14.80783" calcext:value-type="float">
            <text:p>14.80783</text:p>
          </table:table-cell>
          <table:table-cell office:value-type="float" office:value="1088.595" calcext:value-type="float">
            <text:p>1088.595</text:p>
          </table:table-cell>
          <table:table-cell office:value-type="float" office:value="0" calcext:value-type="float">
            <text:p>0</text:p>
          </table:table-cell>
          <table:table-cell office:value-type="float" office:value="-34.56874" calcext:value-type="float">
            <text:p>-34.56874</text:p>
          </table:table-cell>
          <table:table-cell office:value-type="float" office:value="1.875951" calcext:value-type="float">
            <text:p>1.875951</text:p>
          </table:table-cell>
          <table:table-cell office:value-type="float" office:value="0.7920061" calcext:value-type="float">
            <text:p>0.7920061</text:p>
          </table:table-cell>
          <table:table-cell office:value-type="float" office:value="0.4438292" calcext:value-type="float">
            <text:p>0.4438292</text:p>
          </table:table-cell>
          <table:table-cell office:value-type="float" office:value="0.0005823794" calcext:value-type="float">
            <text:p>0.0005823794</text:p>
          </table:table-cell>
          <table:table-cell office:value-type="float" office:value="0.5104445" calcext:value-type="float">
            <text:p>0.5104445</text:p>
          </table:table-cell>
          <table:table-cell office:value-type="float" office:value="0.1580006" calcext:value-type="float">
            <text:p>0.1580006</text:p>
          </table:table-cell>
          <table:table-cell office:value-type="float" office:value="-0.2897468" calcext:value-type="float">
            <text:p>-0.2897468</text:p>
          </table:table-cell>
          <table:table-cell office:value-type="float" office:value="0.001449996" calcext:value-type="float">
            <text:p>0.001449996</text:p>
          </table:table-cell>
          <table:table-cell office:value-type="float" office:value="0.0001024403" calcext:value-type="float">
            <text:p>0.0001024403</text:p>
          </table:table-cell>
          <table:table-cell office:value-type="float" office:value="12.11006" calcext:value-type="float">
            <text:p>12.11006</text:p>
          </table:table-cell>
          <table:table-cell office:value-type="float" office:value="0.5960301" calcext:value-type="float">
            <text:p>0.5960301</text:p>
          </table:table-cell>
          <table:table-cell office:value-type="float" office:value="0.05410637" calcext:value-type="float">
            <text:p>0.05410637</text:p>
          </table:table-cell>
          <table:table-cell office:value-type="float" office:value="0.04253713" calcext:value-type="float">
            <text:p>0.04253713</text:p>
          </table:table-cell>
          <table:table-cell office:value-type="float" office:value="0.02996648" calcext:value-type="float">
            <text:p>0.02996648</text:p>
          </table:table-cell>
          <table:table-cell office:value-type="float" office:value="0.03094381" calcext:value-type="float">
            <text:p>0.03094381</text:p>
          </table:table-cell>
          <table:table-cell office:value-type="float" office:value="0.00937924" calcext:value-type="float">
            <text:p>0.00937924</text:p>
          </table:table-cell>
          <table:table-cell office:value-type="float" office:value="0.00646814" calcext:value-type="float">
            <text:p>0.00646814</text:p>
          </table:table-cell>
          <table:table-cell office:value-type="float" office:value="0.01570231" calcext:value-type="float">
            <text:p>0.01570231</text:p>
          </table:table-cell>
          <table:table-cell office:value-type="float" office:value="0.01485691" calcext:value-type="float">
            <text:p>0.01485691</text:p>
          </table:table-cell>
          <table:table-cell office:value-type="float" office:value="0.01594559" calcext:value-type="float">
            <text:p>0.01594559</text:p>
          </table:table-cell>
          <table:table-cell office:value-type="float" office:value="0.01610964" calcext:value-type="float">
            <text:p>0.01610964</text:p>
          </table:table-cell>
          <table:table-cell office:value-type="float" office:value="0.01775474" calcext:value-type="float">
            <text:p>0.01775474</text:p>
          </table:table-cell>
          <table:table-cell office:value-type="float" office:value="0.005139191" calcext:value-type="float">
            <text:p>0.005139191</text:p>
          </table:table-cell>
          <table:table-cell office:value-type="float" office:value="0.004985994" calcext:value-type="float">
            <text:p>0.004985994</text:p>
          </table:table-cell>
          <table:table-cell office:value-type="float" office:value="0" calcext:value-type="float">
            <text:p>0</text:p>
          </table:table-cell>
          <table:table-cell office:value-type="float" office:value="2.000874" calcext:value-type="float">
            <text:p>2.000874</text:p>
          </table:table-cell>
          <table:table-cell office:value-type="float" office:value="0.01410821" calcext:value-type="float">
            <text:p>0.01410821</text:p>
          </table:table-cell>
          <table:table-cell office:value-type="float" office:value="0.006755584" calcext:value-type="float">
            <text:p>0.006755584</text:p>
          </table:table-cell>
          <table:table-cell office:value-type="float" office:value="0.00673409" calcext:value-type="float">
            <text:p>0.00673409</text:p>
          </table:table-cell>
          <table:table-cell office:value-type="float" office:value="0.006364736" calcext:value-type="float">
            <text:p>0.006364736</text:p>
          </table:table-cell>
          <table:table-cell office:value-type="float" office:value="0.004859654" calcext:value-type="float">
            <text:p>0.004859654</text:p>
          </table:table-cell>
          <table:table-cell office:value-type="float" office:value="0.8275415" calcext:value-type="float">
            <text:p>0.8275415</text:p>
          </table:table-cell>
          <table:table-cell office:value-type="float" office:value="0.5942386" calcext:value-type="float">
            <text:p>0.5942386</text:p>
          </table:table-cell>
          <table:table-cell office:value-type="float" office:value="0.09251687" calcext:value-type="float">
            <text:p>0.09251687</text:p>
          </table:table-cell>
          <table:table-cell office:value-type="float" office:value="0.02538449" calcext:value-type="float">
            <text:p>0.02538449</text:p>
          </table:table-cell>
          <table:table-cell office:value-type="float" office:value="0.0172291" calcext:value-type="float">
            <text:p>0.0172291</text:p>
          </table:table-cell>
          <table:table-cell office:value-type="float" office:value="0.02071065" calcext:value-type="float">
            <text:p>0.02071065</text:p>
          </table:table-cell>
          <table:table-cell office:value-type="float" office:value="0.3317069" calcext:value-type="float">
            <text:p>0.3317069</text:p>
          </table:table-cell>
          <table:table-cell office:value-type="float" office:value="0.3521012" calcext:value-type="float">
            <text:p>0.3521012</text:p>
          </table:table-cell>
          <table:table-cell office:value-type="float" office:value="0" calcext:value-type="float">
            <text:p>0</text:p>
          </table:table-cell>
          <table:table-cell office:value-type="float" office:value="10838.8" calcext:value-type="float">
            <text:p>10838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97595" calcext:value-type="float">
            <text:p>-0.309759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092004" calcext:value-type="float">
            <text:p>13092004</text:p>
          </table:table-cell>
          <table:table-cell office:value-type="float" office:value="14.94097" calcext:value-type="float">
            <text:p>14.94097</text:p>
          </table:table-cell>
          <table:table-cell office:value-type="float" office:value="1088.562" calcext:value-type="float">
            <text:p>1088.562</text:p>
          </table:table-cell>
          <table:table-cell office:value-type="float" office:value="0" calcext:value-type="float">
            <text:p>0</text:p>
          </table:table-cell>
          <table:table-cell office:value-type="float" office:value="-34.71198" calcext:value-type="float">
            <text:p>-34.71198</text:p>
          </table:table-cell>
          <table:table-cell office:value-type="float" office:value="1.892544" calcext:value-type="float">
            <text:p>1.892544</text:p>
          </table:table-cell>
          <table:table-cell office:value-type="float" office:value="0.786583" calcext:value-type="float">
            <text:p>0.786583</text:p>
          </table:table-cell>
          <table:table-cell office:value-type="float" office:value="0.4438292" calcext:value-type="float">
            <text:p>0.4438292</text:p>
          </table:table-cell>
          <table:table-cell office:value-type="float" office:value="0.0005823794" calcext:value-type="float">
            <text:p>0.0005823794</text:p>
          </table:table-cell>
          <table:table-cell office:value-type="float" office:value="0.5104445" calcext:value-type="float">
            <text:p>0.5104445</text:p>
          </table:table-cell>
          <table:table-cell office:value-type="float" office:value="0.1577275" calcext:value-type="float">
            <text:p>0.1577275</text:p>
          </table:table-cell>
          <table:table-cell office:value-type="float" office:value="-0.2897524" calcext:value-type="float">
            <text:p>-0.2897524</text:p>
          </table:table-cell>
          <table:table-cell office:value-type="float" office:value="0.001472295" calcext:value-type="float">
            <text:p>0.001472295</text:p>
          </table:table-cell>
          <table:table-cell office:value-type="float" office:value="0.0001038852" calcext:value-type="float">
            <text:p>0.0001038852</text:p>
          </table:table-cell>
          <table:table-cell office:value-type="float" office:value="12.04097" calcext:value-type="float">
            <text:p>12.04097</text:p>
          </table:table-cell>
          <table:table-cell office:value-type="float" office:value="0.5360605" calcext:value-type="float">
            <text:p>0.5360605</text:p>
          </table:table-cell>
          <table:table-cell office:value-type="float" office:value="0.05629323" calcext:value-type="float">
            <text:p>0.05629323</text:p>
          </table:table-cell>
          <table:table-cell office:value-type="float" office:value="0.04578536" calcext:value-type="float">
            <text:p>0.04578536</text:p>
          </table:table-cell>
          <table:table-cell office:value-type="float" office:value="0.03183083" calcext:value-type="float">
            <text:p>0.03183083</text:p>
          </table:table-cell>
          <table:table-cell office:value-type="float" office:value="0.03259887" calcext:value-type="float">
            <text:p>0.03259887</text:p>
          </table:table-cell>
          <table:table-cell office:value-type="float" office:value="0.009687293" calcext:value-type="float">
            <text:p>0.009687293</text:p>
          </table:table-cell>
          <table:table-cell office:value-type="float" office:value="0.006575865" calcext:value-type="float">
            <text:p>0.006575865</text:p>
          </table:table-cell>
          <table:table-cell office:value-type="float" office:value="0.01568425" calcext:value-type="float">
            <text:p>0.01568425</text:p>
          </table:table-cell>
          <table:table-cell office:value-type="float" office:value="0.01479176" calcext:value-type="float">
            <text:p>0.01479176</text:p>
          </table:table-cell>
          <table:table-cell office:value-type="float" office:value="0.01588353" calcext:value-type="float">
            <text:p>0.01588353</text:p>
          </table:table-cell>
          <table:table-cell office:value-type="float" office:value="0.01608742" calcext:value-type="float">
            <text:p>0.01608742</text:p>
          </table:table-cell>
          <table:table-cell office:value-type="float" office:value="0.01773112" calcext:value-type="float">
            <text:p>0.01773112</text:p>
          </table:table-cell>
          <table:table-cell office:value-type="float" office:value="0.00513202" calcext:value-type="float">
            <text:p>0.00513202</text:p>
          </table:table-cell>
          <table:table-cell office:value-type="float" office:value="0.004985216" calcext:value-type="float">
            <text:p>0.004985216</text:p>
          </table:table-cell>
          <table:table-cell office:value-type="float" office:value="0" calcext:value-type="float">
            <text:p>0</text:p>
          </table:table-cell>
          <table:table-cell office:value-type="float" office:value="1.854609" calcext:value-type="float">
            <text:p>1.854609</text:p>
          </table:table-cell>
          <table:table-cell office:value-type="float" office:value="0.0133297" calcext:value-type="float">
            <text:p>0.0133297</text:p>
          </table:table-cell>
          <table:table-cell office:value-type="float" office:value="0.006682415" calcext:value-type="float">
            <text:p>0.006682415</text:p>
          </table:table-cell>
          <table:table-cell office:value-type="float" office:value="0.006604486" calcext:value-type="float">
            <text:p>0.006604486</text:p>
          </table:table-cell>
          <table:table-cell office:value-type="float" office:value="0.006247066" calcext:value-type="float">
            <text:p>0.006247066</text:p>
          </table:table-cell>
          <table:table-cell office:value-type="float" office:value="0.00472335" calcext:value-type="float">
            <text:p>0.00472335</text:p>
          </table:table-cell>
          <table:table-cell office:value-type="float" office:value="0.7980106" calcext:value-type="float">
            <text:p>0.7980106</text:p>
          </table:table-cell>
          <table:table-cell office:value-type="float" office:value="0.5941793" calcext:value-type="float">
            <text:p>0.5941793</text:p>
          </table:table-cell>
          <table:table-cell office:value-type="float" office:value="0.09238343" calcext:value-type="float">
            <text:p>0.09238343</text:p>
          </table:table-cell>
          <table:table-cell office:value-type="float" office:value="0.02533529" calcext:value-type="float">
            <text:p>0.02533529</text:p>
          </table:table-cell>
          <table:table-cell office:value-type="float" office:value="0.0171913" calcext:value-type="float">
            <text:p>0.0171913</text:p>
          </table:table-cell>
          <table:table-cell office:value-type="float" office:value="0.02116369" calcext:value-type="float">
            <text:p>0.02116369</text:p>
          </table:table-cell>
          <table:table-cell office:value-type="float" office:value="0.330001" calcext:value-type="float">
            <text:p>0.330001</text:p>
          </table:table-cell>
          <table:table-cell office:value-type="float" office:value="0.3530217" calcext:value-type="float">
            <text:p>0.3530217</text:p>
          </table:table-cell>
          <table:table-cell office:value-type="float" office:value="0" calcext:value-type="float">
            <text:p>0</text:p>
          </table:table-cell>
          <table:table-cell office:value-type="float" office:value="10493.38" calcext:value-type="float">
            <text:p>10493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98202" calcext:value-type="float">
            <text:p>-0.309820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092004" calcext:value-type="float">
            <text:p>14092004</text:p>
          </table:table-cell>
          <table:table-cell office:value-type="float" office:value="15.03822" calcext:value-type="float">
            <text:p>15.03822</text:p>
          </table:table-cell>
          <table:table-cell office:value-type="float" office:value="1088.526" calcext:value-type="float">
            <text:p>1088.526</text:p>
          </table:table-cell>
          <table:table-cell office:value-type="float" office:value="0" calcext:value-type="float">
            <text:p>0</text:p>
          </table:table-cell>
          <table:table-cell office:value-type="float" office:value="-34.88942" calcext:value-type="float">
            <text:p>-34.88942</text:p>
          </table:table-cell>
          <table:table-cell office:value-type="float" office:value="1.901576" calcext:value-type="float">
            <text:p>1.901576</text:p>
          </table:table-cell>
          <table:table-cell office:value-type="float" office:value="0.7810097" calcext:value-type="float">
            <text:p>0.7810097</text:p>
          </table:table-cell>
          <table:table-cell office:value-type="float" office:value="0.4438292" calcext:value-type="float">
            <text:p>0.4438292</text:p>
          </table:table-cell>
          <table:table-cell office:value-type="float" office:value="0.0005823794" calcext:value-type="float">
            <text:p>0.0005823794</text:p>
          </table:table-cell>
          <table:table-cell office:value-type="float" office:value="0.5104445" calcext:value-type="float">
            <text:p>0.5104445</text:p>
          </table:table-cell>
          <table:table-cell office:value-type="float" office:value="0.1575227" calcext:value-type="float">
            <text:p>0.1575227</text:p>
          </table:table-cell>
          <table:table-cell office:value-type="float" office:value="-0.2897591" calcext:value-type="float">
            <text:p>-0.2897591</text:p>
          </table:table-cell>
          <table:table-cell office:value-type="float" office:value="0.001495951" calcext:value-type="float">
            <text:p>0.001495951</text:p>
          </table:table-cell>
          <table:table-cell office:value-type="float" office:value="0.0001053016" calcext:value-type="float">
            <text:p>0.0001053016</text:p>
          </table:table-cell>
          <table:table-cell office:value-type="float" office:value="11.99145" calcext:value-type="float">
            <text:p>11.99145</text:p>
          </table:table-cell>
          <table:table-cell office:value-type="float" office:value="0.4706851" calcext:value-type="float">
            <text:p>0.4706851</text:p>
          </table:table-cell>
          <table:table-cell office:value-type="float" office:value="0.05588437" calcext:value-type="float">
            <text:p>0.05588437</text:p>
          </table:table-cell>
          <table:table-cell office:value-type="float" office:value="0.04659916" calcext:value-type="float">
            <text:p>0.04659916</text:p>
          </table:table-cell>
          <table:table-cell office:value-type="float" office:value="0.03248179" calcext:value-type="float">
            <text:p>0.03248179</text:p>
          </table:table-cell>
          <table:table-cell office:value-type="float" office:value="0.03330708" calcext:value-type="float">
            <text:p>0.03330708</text:p>
          </table:table-cell>
          <table:table-cell office:value-type="float" office:value="0.009887346" calcext:value-type="float">
            <text:p>0.009887346</text:p>
          </table:table-cell>
          <table:table-cell office:value-type="float" office:value="0.006667345" calcext:value-type="float">
            <text:p>0.006667345</text:p>
          </table:table-cell>
          <table:table-cell office:value-type="float" office:value="0.01568515" calcext:value-type="float">
            <text:p>0.01568515</text:p>
          </table:table-cell>
          <table:table-cell office:value-type="float" office:value="0.0147316" calcext:value-type="float">
            <text:p>0.0147316</text:p>
          </table:table-cell>
          <table:table-cell office:value-type="float" office:value="0.01582652" calcext:value-type="float">
            <text:p>0.01582652</text:p>
          </table:table-cell>
          <table:table-cell office:value-type="float" office:value="0.01607209" calcext:value-type="float">
            <text:p>0.01607209</text:p>
          </table:table-cell>
          <table:table-cell office:value-type="float" office:value="0.01770868" calcext:value-type="float">
            <text:p>0.01770868</text:p>
          </table:table-cell>
          <table:table-cell office:value-type="float" office:value="0.005142658" calcext:value-type="float">
            <text:p>0.005142658</text:p>
          </table:table-cell>
          <table:table-cell office:value-type="float" office:value="0.004966489" calcext:value-type="float">
            <text:p>0.004966489</text:p>
          </table:table-cell>
          <table:table-cell office:value-type="float" office:value="0" calcext:value-type="float">
            <text:p>0</text:p>
          </table:table-cell>
          <table:table-cell office:value-type="float" office:value="1.706993" calcext:value-type="float">
            <text:p>1.706993</text:p>
          </table:table-cell>
          <table:table-cell office:value-type="float" office:value="0.01299094" calcext:value-type="float">
            <text:p>0.01299094</text:p>
          </table:table-cell>
          <table:table-cell office:value-type="float" office:value="0.006662772" calcext:value-type="float">
            <text:p>0.006662772</text:p>
          </table:table-cell>
          <table:table-cell office:value-type="float" office:value="0.006572353" calcext:value-type="float">
            <text:p>0.006572353</text:p>
          </table:table-cell>
          <table:table-cell office:value-type="float" office:value="0.00621823" calcext:value-type="float">
            <text:p>0.00621823</text:p>
          </table:table-cell>
          <table:table-cell office:value-type="float" office:value="0.004632319" calcext:value-type="float">
            <text:p>0.004632319</text:p>
          </table:table-cell>
          <table:table-cell office:value-type="float" office:value="0.7642451" calcext:value-type="float">
            <text:p>0.7642451</text:p>
          </table:table-cell>
          <table:table-cell office:value-type="float" office:value="0.5941364" calcext:value-type="float">
            <text:p>0.5941364</text:p>
          </table:table-cell>
          <table:table-cell office:value-type="float" office:value="0.09225868" calcext:value-type="float">
            <text:p>0.09225868</text:p>
          </table:table-cell>
          <table:table-cell office:value-type="float" office:value="0.02530354" calcext:value-type="float">
            <text:p>0.02530354</text:p>
          </table:table-cell>
          <table:table-cell office:value-type="float" office:value="0.01716303" calcext:value-type="float">
            <text:p>0.01716303</text:p>
          </table:table-cell>
          <table:table-cell office:value-type="float" office:value="0.02180415" calcext:value-type="float">
            <text:p>0.02180415</text:p>
          </table:table-cell>
          <table:table-cell office:value-type="float" office:value="0.3346111" calcext:value-type="float">
            <text:p>0.3346111</text:p>
          </table:table-cell>
          <table:table-cell office:value-type="float" office:value="0.3474367" calcext:value-type="float">
            <text:p>0.3474367</text:p>
          </table:table-cell>
          <table:table-cell office:value-type="float" office:value="0" calcext:value-type="float">
            <text:p>0</text:p>
          </table:table-cell>
          <table:table-cell office:value-type="float" office:value="10274.45" calcext:value-type="float">
            <text:p>10274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98826" calcext:value-type="float">
            <text:p>-0.309882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092004" calcext:value-type="float">
            <text:p>15092004</text:p>
          </table:table-cell>
          <table:table-cell office:value-type="float" office:value="15.05602" calcext:value-type="float">
            <text:p>15.05602</text:p>
          </table:table-cell>
          <table:table-cell office:value-type="float" office:value="1088.515" calcext:value-type="float">
            <text:p>1088.515</text:p>
          </table:table-cell>
          <table:table-cell office:value-type="float" office:value="0" calcext:value-type="float">
            <text:p>0</text:p>
          </table:table-cell>
          <table:table-cell office:value-type="float" office:value="-35.19937" calcext:value-type="float">
            <text:p>-35.19937</text:p>
          </table:table-cell>
          <table:table-cell office:value-type="float" office:value="1.810236" calcext:value-type="float">
            <text:p>1.810236</text:p>
          </table:table-cell>
          <table:table-cell office:value-type="float" office:value="0.7847026" calcext:value-type="float">
            <text:p>0.7847026</text:p>
          </table:table-cell>
          <table:table-cell office:value-type="float" office:value="0.4438292" calcext:value-type="float">
            <text:p>0.4438292</text:p>
          </table:table-cell>
          <table:table-cell office:value-type="float" office:value="0.0005823984" calcext:value-type="float">
            <text:p>0.0005823984</text:p>
          </table:table-cell>
          <table:table-cell office:value-type="float" office:value="0.5104445" calcext:value-type="float">
            <text:p>0.5104445</text:p>
          </table:table-cell>
          <table:table-cell office:value-type="float" office:value="0.1566963" calcext:value-type="float">
            <text:p>0.1566963</text:p>
          </table:table-cell>
          <table:table-cell office:value-type="float" office:value="-0.2906758" calcext:value-type="float">
            <text:p>-0.2906758</text:p>
          </table:table-cell>
          <table:table-cell office:value-type="float" office:value="0.001503753" calcext:value-type="float">
            <text:p>0.001503753</text:p>
          </table:table-cell>
          <table:table-cell office:value-type="float" office:value="0.0001067218" calcext:value-type="float">
            <text:p>0.0001067218</text:p>
          </table:table-cell>
          <table:table-cell office:value-type="float" office:value="12.04776" calcext:value-type="float">
            <text:p>12.04776</text:p>
          </table:table-cell>
          <table:table-cell office:value-type="float" office:value="1.280528" calcext:value-type="float">
            <text:p>1.280528</text:p>
          </table:table-cell>
          <table:table-cell office:value-type="float" office:value="0.05771796" calcext:value-type="float">
            <text:p>0.05771796</text:p>
          </table:table-cell>
          <table:table-cell office:value-type="float" office:value="0.04128871" calcext:value-type="float">
            <text:p>0.04128871</text:p>
          </table:table-cell>
          <table:table-cell office:value-type="float" office:value="0.03006279" calcext:value-type="float">
            <text:p>0.03006279</text:p>
          </table:table-cell>
          <table:table-cell office:value-type="float" office:value="0.03153638" calcext:value-type="float">
            <text:p>0.03153638</text:p>
          </table:table-cell>
          <table:table-cell office:value-type="float" office:value="0.009679772" calcext:value-type="float">
            <text:p>0.009679772</text:p>
          </table:table-cell>
          <table:table-cell office:value-type="float" office:value="0.006637158" calcext:value-type="float">
            <text:p>0.006637158</text:p>
          </table:table-cell>
          <table:table-cell office:value-type="float" office:value="0.01568489" calcext:value-type="float">
            <text:p>0.01568489</text:p>
          </table:table-cell>
          <table:table-cell office:value-type="float" office:value="0.01468801" calcext:value-type="float">
            <text:p>0.01468801</text:p>
          </table:table-cell>
          <table:table-cell office:value-type="float" office:value="0.01578358" calcext:value-type="float">
            <text:p>0.01578358</text:p>
          </table:table-cell>
          <table:table-cell office:value-type="float" office:value="0.01606661" calcext:value-type="float">
            <text:p>0.01606661</text:p>
          </table:table-cell>
          <table:table-cell office:value-type="float" office:value="0.01768892" calcext:value-type="float">
            <text:p>0.01768892</text:p>
          </table:table-cell>
          <table:table-cell office:value-type="float" office:value="0.005134163" calcext:value-type="float">
            <text:p>0.005134163</text:p>
          </table:table-cell>
          <table:table-cell office:value-type="float" office:value="0.004966879" calcext:value-type="float">
            <text:p>0.004966879</text:p>
          </table:table-cell>
          <table:table-cell office:value-type="float" office:value="0" calcext:value-type="float">
            <text:p>0</text:p>
          </table:table-cell>
          <table:table-cell office:value-type="float" office:value="1.44267" calcext:value-type="float">
            <text:p>1.44267</text:p>
          </table:table-cell>
          <table:table-cell office:value-type="float" office:value="0.01862869" calcext:value-type="float">
            <text:p>0.01862869</text:p>
          </table:table-cell>
          <table:table-cell office:value-type="float" office:value="0.007033402" calcext:value-type="float">
            <text:p>0.007033402</text:p>
          </table:table-cell>
          <table:table-cell office:value-type="float" office:value="0.006741337" calcext:value-type="float">
            <text:p>0.006741337</text:p>
          </table:table-cell>
          <table:table-cell office:value-type="float" office:value="0.006363865" calcext:value-type="float">
            <text:p>0.006363865</text:p>
          </table:table-cell>
          <table:table-cell office:value-type="float" office:value="0.004658809" calcext:value-type="float">
            <text:p>0.004658809</text:p>
          </table:table-cell>
          <table:table-cell office:value-type="float" office:value="0.7301975" calcext:value-type="float">
            <text:p>0.7301975</text:p>
          </table:table-cell>
          <table:table-cell office:value-type="float" office:value="0.5941402" calcext:value-type="float">
            <text:p>0.5941402</text:p>
          </table:table-cell>
          <table:table-cell office:value-type="float" office:value="0.09217759" calcext:value-type="float">
            <text:p>0.09217759</text:p>
          </table:table-cell>
          <table:table-cell office:value-type="float" office:value="0.02528914" calcext:value-type="float">
            <text:p>0.02528914</text:p>
          </table:table-cell>
          <table:table-cell office:value-type="float" office:value="0.01715211" calcext:value-type="float">
            <text:p>0.01715211</text:p>
          </table:table-cell>
          <table:table-cell office:value-type="float" office:value="0.02265993" calcext:value-type="float">
            <text:p>0.02265993</text:p>
          </table:table-cell>
          <table:table-cell office:value-type="float" office:value="0.3323361" calcext:value-type="float">
            <text:p>0.3323361</text:p>
          </table:table-cell>
          <table:table-cell office:value-type="float" office:value="0.3497277" calcext:value-type="float">
            <text:p>0.3497277</text:p>
          </table:table-cell>
          <table:table-cell office:value-type="float" office:value="0" calcext:value-type="float">
            <text:p>0</text:p>
          </table:table-cell>
          <table:table-cell office:value-type="float" office:value="9776.451" calcext:value-type="float">
            <text:p>9776.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12546" calcext:value-type="float">
            <text:p>-0.31254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092004" calcext:value-type="float">
            <text:p>16092004</text:p>
          </table:table-cell>
          <table:table-cell office:value-type="float" office:value="15.07121" calcext:value-type="float">
            <text:p>15.07121</text:p>
          </table:table-cell>
          <table:table-cell office:value-type="float" office:value="1088.5" calcext:value-type="float">
            <text:p>1088.5</text:p>
          </table:table-cell>
          <table:table-cell office:value-type="float" office:value="0" calcext:value-type="float">
            <text:p>0</text:p>
          </table:table-cell>
          <table:table-cell office:value-type="float" office:value="-35.46085" calcext:value-type="float">
            <text:p>-35.46085</text:p>
          </table:table-cell>
          <table:table-cell office:value-type="float" office:value="1.781285" calcext:value-type="float">
            <text:p>1.781285</text:p>
          </table:table-cell>
          <table:table-cell office:value-type="float" office:value="0.781268" calcext:value-type="float">
            <text:p>0.781268</text:p>
          </table:table-cell>
          <table:table-cell office:value-type="float" office:value="0.4438292" calcext:value-type="float">
            <text:p>0.4438292</text:p>
          </table:table-cell>
          <table:table-cell office:value-type="float" office:value="0.0005823984" calcext:value-type="float">
            <text:p>0.0005823984</text:p>
          </table:table-cell>
          <table:table-cell office:value-type="float" office:value="0.5104445" calcext:value-type="float">
            <text:p>0.5104445</text:p>
          </table:table-cell>
          <table:table-cell office:value-type="float" office:value="0.1558889" calcext:value-type="float">
            <text:p>0.1558889</text:p>
          </table:table-cell>
          <table:table-cell office:value-type="float" office:value="-0.2931252" calcext:value-type="float">
            <text:p>-0.2931252</text:p>
          </table:table-cell>
          <table:table-cell office:value-type="float" office:value="0.001518733" calcext:value-type="float">
            <text:p>0.001518733</text:p>
          </table:table-cell>
          <table:table-cell office:value-type="float" office:value="0.0001081801" calcext:value-type="float">
            <text:p>0.0001081801</text:p>
          </table:table-cell>
          <table:table-cell office:value-type="float" office:value="12.06257" calcext:value-type="float">
            <text:p>12.06257</text:p>
          </table:table-cell>
          <table:table-cell office:value-type="float" office:value="0.8367119" calcext:value-type="float">
            <text:p>0.8367119</text:p>
          </table:table-cell>
          <table:table-cell office:value-type="float" office:value="0.04869626" calcext:value-type="float">
            <text:p>0.04869626</text:p>
          </table:table-cell>
          <table:table-cell office:value-type="float" office:value="0.03763774" calcext:value-type="float">
            <text:p>0.03763774</text:p>
          </table:table-cell>
          <table:table-cell office:value-type="float" office:value="0.02770849" calcext:value-type="float">
            <text:p>0.02770849</text:p>
          </table:table-cell>
          <table:table-cell office:value-type="float" office:value="0.02918421" calcext:value-type="float">
            <text:p>0.02918421</text:p>
          </table:table-cell>
          <table:table-cell office:value-type="float" office:value="0.009247521" calcext:value-type="float">
            <text:p>0.009247521</text:p>
          </table:table-cell>
          <table:table-cell office:value-type="float" office:value="0.006460419" calcext:value-type="float">
            <text:p>0.006460419</text:p>
          </table:table-cell>
          <table:table-cell office:value-type="float" office:value="0.0156459" calcext:value-type="float">
            <text:p>0.0156459</text:p>
          </table:table-cell>
          <table:table-cell office:value-type="float" office:value="0.01464245" calcext:value-type="float">
            <text:p>0.01464245</text:p>
          </table:table-cell>
          <table:table-cell office:value-type="float" office:value="0.01573827" calcext:value-type="float">
            <text:p>0.01573827</text:p>
          </table:table-cell>
          <table:table-cell office:value-type="float" office:value="0.01605196" calcext:value-type="float">
            <text:p>0.01605196</text:p>
          </table:table-cell>
          <table:table-cell office:value-type="float" office:value="0.01766977" calcext:value-type="float">
            <text:p>0.01766977</text:p>
          </table:table-cell>
          <table:table-cell office:value-type="float" office:value="0.00512599" calcext:value-type="float">
            <text:p>0.00512599</text:p>
          </table:table-cell>
          <table:table-cell office:value-type="float" office:value="0.004966968" calcext:value-type="float">
            <text:p>0.004966968</text:p>
          </table:table-cell>
          <table:table-cell office:value-type="float" office:value="0" calcext:value-type="float">
            <text:p>0</text:p>
          </table:table-cell>
          <table:table-cell office:value-type="float" office:value="1.265741" calcext:value-type="float">
            <text:p>1.265741</text:p>
          </table:table-cell>
          <table:table-cell office:value-type="float" office:value="0.01289272" calcext:value-type="float">
            <text:p>0.01289272</text:p>
          </table:table-cell>
          <table:table-cell office:value-type="float" office:value="0.006936952" calcext:value-type="float">
            <text:p>0.006936952</text:p>
          </table:table-cell>
          <table:table-cell office:value-type="float" office:value="0.006855458" calcext:value-type="float">
            <text:p>0.006855458</text:p>
          </table:table-cell>
          <table:table-cell office:value-type="float" office:value="0.006427713" calcext:value-type="float">
            <text:p>0.006427713</text:p>
          </table:table-cell>
          <table:table-cell office:value-type="float" office:value="0.004790343" calcext:value-type="float">
            <text:p>0.004790343</text:p>
          </table:table-cell>
          <table:table-cell office:value-type="float" office:value="0.7008562" calcext:value-type="float">
            <text:p>0.7008562</text:p>
          </table:table-cell>
          <table:table-cell office:value-type="float" office:value="0.5941231" calcext:value-type="float">
            <text:p>0.5941231</text:p>
          </table:table-cell>
          <table:table-cell office:value-type="float" office:value="0.0920888" calcext:value-type="float">
            <text:p>0.0920888</text:p>
          </table:table-cell>
          <table:table-cell office:value-type="float" office:value="0.02523129" calcext:value-type="float">
            <text:p>0.02523129</text:p>
          </table:table-cell>
          <table:table-cell office:value-type="float" office:value="0.01712993" calcext:value-type="float">
            <text:p>0.01712993</text:p>
          </table:table-cell>
          <table:table-cell office:value-type="float" office:value="0.02351798" calcext:value-type="float">
            <text:p>0.02351798</text:p>
          </table:table-cell>
          <table:table-cell office:value-type="float" office:value="0.3302261" calcext:value-type="float">
            <text:p>0.3302261</text:p>
          </table:table-cell>
          <table:table-cell office:value-type="float" office:value="0.3519089" calcext:value-type="float">
            <text:p>0.3519089</text:p>
          </table:table-cell>
          <table:table-cell office:value-type="float" office:value="0" calcext:value-type="float">
            <text:p>0</text:p>
          </table:table-cell>
          <table:table-cell office:value-type="float" office:value="9669.983" calcext:value-type="float">
            <text:p>9669.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131626" calcext:value-type="float">
            <text:p>-0.313162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092004" calcext:value-type="float">
            <text:p>17092004</text:p>
          </table:table-cell>
          <table:table-cell office:value-type="float" office:value="15.09768" calcext:value-type="float">
            <text:p>15.09768</text:p>
          </table:table-cell>
          <table:table-cell office:value-type="float" office:value="1088.479" calcext:value-type="float">
            <text:p>1088.479</text:p>
          </table:table-cell>
          <table:table-cell office:value-type="float" office:value="0" calcext:value-type="float">
            <text:p>0</text:p>
          </table:table-cell>
          <table:table-cell office:value-type="float" office:value="-35.70345" calcext:value-type="float">
            <text:p>-35.70345</text:p>
          </table:table-cell>
          <table:table-cell office:value-type="float" office:value="1.791424" calcext:value-type="float">
            <text:p>1.791424</text:p>
          </table:table-cell>
          <table:table-cell office:value-type="float" office:value="0.7754136" calcext:value-type="float">
            <text:p>0.7754136</text:p>
          </table:table-cell>
          <table:table-cell office:value-type="float" office:value="0.4438292" calcext:value-type="float">
            <text:p>0.4438292</text:p>
          </table:table-cell>
          <table:table-cell office:value-type="float" office:value="0.0005823984" calcext:value-type="float">
            <text:p>0.0005823984</text:p>
          </table:table-cell>
          <table:table-cell office:value-type="float" office:value="0.5104445" calcext:value-type="float">
            <text:p>0.5104445</text:p>
          </table:table-cell>
          <table:table-cell office:value-type="float" office:value="0.1555836" calcext:value-type="float">
            <text:p>0.1555836</text:p>
          </table:table-cell>
          <table:table-cell office:value-type="float" office:value="-0.2937362" calcext:value-type="float">
            <text:p>-0.2937362</text:p>
          </table:table-cell>
          <table:table-cell office:value-type="float" office:value="0.001541832" calcext:value-type="float">
            <text:p>0.001541832</text:p>
          </table:table-cell>
          <table:table-cell office:value-type="float" office:value="0.0001096434" calcext:value-type="float">
            <text:p>0.0001096434</text:p>
          </table:table-cell>
          <table:table-cell office:value-type="float" office:value="12.0217" calcext:value-type="float">
            <text:p>12.0217</text:p>
          </table:table-cell>
          <table:table-cell office:value-type="float" office:value="0.7161" calcext:value-type="float">
            <text:p>0.7161</text:p>
          </table:table-cell>
          <table:table-cell office:value-type="float" office:value="0.04497454" calcext:value-type="float">
            <text:p>0.04497454</text:p>
          </table:table-cell>
          <table:table-cell office:value-type="float" office:value="0.03654864" calcext:value-type="float">
            <text:p>0.03654864</text:p>
          </table:table-cell>
          <table:table-cell office:value-type="float" office:value="0.02680751" calcext:value-type="float">
            <text:p>0.02680751</text:p>
          </table:table-cell>
          <table:table-cell office:value-type="float" office:value="0.02809818" calcext:value-type="float">
            <text:p>0.02809818</text:p>
          </table:table-cell>
          <table:table-cell office:value-type="float" office:value="0.009013329" calcext:value-type="float">
            <text:p>0.009013329</text:p>
          </table:table-cell>
          <table:table-cell office:value-type="float" office:value="0.006357803" calcext:value-type="float">
            <text:p>0.006357803</text:p>
          </table:table-cell>
          <table:table-cell office:value-type="float" office:value="0.01559174" calcext:value-type="float">
            <text:p>0.01559174</text:p>
          </table:table-cell>
          <table:table-cell office:value-type="float" office:value="0.01458718" calcext:value-type="float">
            <text:p>0.01458718</text:p>
          </table:table-cell>
          <table:table-cell office:value-type="float" office:value="0.01568995" calcext:value-type="float">
            <text:p>0.01568995</text:p>
          </table:table-cell>
          <table:table-cell office:value-type="float" office:value="0.01602678" calcext:value-type="float">
            <text:p>0.01602678</text:p>
          </table:table-cell>
          <table:table-cell office:value-type="float" office:value="0.01765049" calcext:value-type="float">
            <text:p>0.01765049</text:p>
          </table:table-cell>
          <table:table-cell office:value-type="float" office:value="0.005118954" calcext:value-type="float">
            <text:p>0.005118954</text:p>
          </table:table-cell>
          <table:table-cell office:value-type="float" office:value="0.004966068" calcext:value-type="float">
            <text:p>0.004966068</text:p>
          </table:table-cell>
          <table:table-cell office:value-type="float" office:value="0" calcext:value-type="float">
            <text:p>0</text:p>
          </table:table-cell>
          <table:table-cell office:value-type="float" office:value="1.334195" calcext:value-type="float">
            <text:p>1.334195</text:p>
          </table:table-cell>
          <table:table-cell office:value-type="float" office:value="0.01260766" calcext:value-type="float">
            <text:p>0.01260766</text:p>
          </table:table-cell>
          <table:table-cell office:value-type="float" office:value="0.00674873" calcext:value-type="float">
            <text:p>0.00674873</text:p>
          </table:table-cell>
          <table:table-cell office:value-type="float" office:value="0.006747851" calcext:value-type="float">
            <text:p>0.006747851</text:p>
          </table:table-cell>
          <table:table-cell office:value-type="float" office:value="0.006330089" calcext:value-type="float">
            <text:p>0.006330089</text:p>
          </table:table-cell>
          <table:table-cell office:value-type="float" office:value="0.004839282" calcext:value-type="float">
            <text:p>0.004839282</text:p>
          </table:table-cell>
          <table:table-cell office:value-type="float" office:value="0.6724817" calcext:value-type="float">
            <text:p>0.6724817</text:p>
          </table:table-cell>
          <table:table-cell office:value-type="float" office:value="0.594079" calcext:value-type="float">
            <text:p>0.594079</text:p>
          </table:table-cell>
          <table:table-cell office:value-type="float" office:value="0.0919793" calcext:value-type="float">
            <text:p>0.0919793</text:p>
          </table:table-cell>
          <table:table-cell office:value-type="float" office:value="0.02514899" calcext:value-type="float">
            <text:p>0.02514899</text:p>
          </table:table-cell>
          <table:table-cell office:value-type="float" office:value="0.01708494" calcext:value-type="float">
            <text:p>0.01708494</text:p>
          </table:table-cell>
          <table:table-cell office:value-type="float" office:value="0.02447946" calcext:value-type="float">
            <text:p>0.02447946</text:p>
          </table:table-cell>
          <table:table-cell office:value-type="float" office:value="0.3285548" calcext:value-type="float">
            <text:p>0.3285548</text:p>
          </table:table-cell>
          <table:table-cell office:value-type="float" office:value="0.3528574" calcext:value-type="float">
            <text:p>0.3528574</text:p>
          </table:table-cell>
          <table:table-cell office:value-type="float" office:value="0" calcext:value-type="float">
            <text:p>0</text:p>
          </table:table-cell>
          <table:table-cell office:value-type="float" office:value="9672.367" calcext:value-type="float">
            <text:p>9672.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133077" calcext:value-type="float">
            <text:p>-0.313307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8092004" calcext:value-type="float">
            <text:p>18092004</text:p>
          </table:table-cell>
          <table:table-cell office:value-type="float" office:value="15.19862" calcext:value-type="float">
            <text:p>15.19862</text:p>
          </table:table-cell>
          <table:table-cell office:value-type="float" office:value="1088.453" calcext:value-type="float">
            <text:p>1088.453</text:p>
          </table:table-cell>
          <table:table-cell office:value-type="float" office:value="0" calcext:value-type="float">
            <text:p>0</text:p>
          </table:table-cell>
          <table:table-cell office:value-type="float" office:value="-35.88092" calcext:value-type="float">
            <text:p>-35.88092</text:p>
          </table:table-cell>
          <table:table-cell office:value-type="float" office:value="1.80904" calcext:value-type="float">
            <text:p>1.80904</text:p>
          </table:table-cell>
          <table:table-cell office:value-type="float" office:value="0.7707561" calcext:value-type="float">
            <text:p>0.7707561</text:p>
          </table:table-cell>
          <table:table-cell office:value-type="float" office:value="0.4438292" calcext:value-type="float">
            <text:p>0.4438292</text:p>
          </table:table-cell>
          <table:table-cell office:value-type="float" office:value="0.0005823984" calcext:value-type="float">
            <text:p>0.0005823984</text:p>
          </table:table-cell>
          <table:table-cell office:value-type="float" office:value="0.5104445" calcext:value-type="float">
            <text:p>0.5104445</text:p>
          </table:table-cell>
          <table:table-cell office:value-type="float" office:value="0.1553504" calcext:value-type="float">
            <text:p>0.1553504</text:p>
          </table:table-cell>
          <table:table-cell office:value-type="float" office:value="-0.2937587" calcext:value-type="float">
            <text:p>-0.2937587</text:p>
          </table:table-cell>
          <table:table-cell office:value-type="float" office:value="0.001564738" calcext:value-type="float">
            <text:p>0.001564738</text:p>
          </table:table-cell>
          <table:table-cell office:value-type="float" office:value="0.0001110843" calcext:value-type="float">
            <text:p>0.0001110843</text:p>
          </table:table-cell>
          <table:table-cell office:value-type="float" office:value="11.95857" calcext:value-type="float">
            <text:p>11.95857</text:p>
          </table:table-cell>
          <table:table-cell office:value-type="float" office:value="0.6333209" calcext:value-type="float">
            <text:p>0.6333209</text:p>
          </table:table-cell>
          <table:table-cell office:value-type="float" office:value="0.04793016" calcext:value-type="float">
            <text:p>0.04793016</text:p>
          </table:table-cell>
          <table:table-cell office:value-type="float" office:value="0.03957006" calcext:value-type="float">
            <text:p>0.03957006</text:p>
          </table:table-cell>
          <table:table-cell office:value-type="float" office:value="0.02820509" calcext:value-type="float">
            <text:p>0.02820509</text:p>
          </table:table-cell>
          <table:table-cell office:value-type="float" office:value="0.02909183" calcext:value-type="float">
            <text:p>0.02909183</text:p>
          </table:table-cell>
          <table:table-cell office:value-type="float" office:value="0.009117005" calcext:value-type="float">
            <text:p>0.009117005</text:p>
          </table:table-cell>
          <table:table-cell office:value-type="float" office:value="0.006361179" calcext:value-type="float">
            <text:p>0.006361179</text:p>
          </table:table-cell>
          <table:table-cell office:value-type="float" office:value="0.01555037" calcext:value-type="float">
            <text:p>0.01555037</text:p>
          </table:table-cell>
          <table:table-cell office:value-type="float" office:value="0.01452786" calcext:value-type="float">
            <text:p>0.01452786</text:p>
          </table:table-cell>
          <table:table-cell office:value-type="float" office:value="0.01564055" calcext:value-type="float">
            <text:p>0.01564055</text:p>
          </table:table-cell>
          <table:table-cell office:value-type="float" office:value="0.01600156" calcext:value-type="float">
            <text:p>0.01600156</text:p>
          </table:table-cell>
          <table:table-cell office:value-type="float" office:value="0.01762994" calcext:value-type="float">
            <text:p>0.01762994</text:p>
          </table:table-cell>
          <table:table-cell office:value-type="float" office:value="0.005123759" calcext:value-type="float">
            <text:p>0.005123759</text:p>
          </table:table-cell>
          <table:table-cell office:value-type="float" office:value="0.004953296" calcext:value-type="float">
            <text:p>0.004953296</text:p>
          </table:table-cell>
          <table:table-cell office:value-type="float" office:value="0" calcext:value-type="float">
            <text:p>0</text:p>
          </table:table-cell>
          <table:table-cell office:value-type="float" office:value="1.458916" calcext:value-type="float">
            <text:p>1.458916</text:p>
          </table:table-cell>
          <table:table-cell office:value-type="float" office:value="0.0122695" calcext:value-type="float">
            <text:p>0.0122695</text:p>
          </table:table-cell>
          <table:table-cell office:value-type="float" office:value="0.006614165" calcext:value-type="float">
            <text:p>0.006614165</text:p>
          </table:table-cell>
          <table:table-cell office:value-type="float" office:value="0.006577512" calcext:value-type="float">
            <text:p>0.006577512</text:p>
          </table:table-cell>
          <table:table-cell office:value-type="float" office:value="0.00620762" calcext:value-type="float">
            <text:p>0.00620762</text:p>
          </table:table-cell>
          <table:table-cell office:value-type="float" office:value="0.004772467" calcext:value-type="float">
            <text:p>0.004772467</text:p>
          </table:table-cell>
          <table:table-cell office:value-type="float" office:value="0.6424908" calcext:value-type="float">
            <text:p>0.6424908</text:p>
          </table:table-cell>
          <table:table-cell office:value-type="float" office:value="0.5940291" calcext:value-type="float">
            <text:p>0.5940291</text:p>
          </table:table-cell>
          <table:table-cell office:value-type="float" office:value="0.09186547" calcext:value-type="float">
            <text:p>0.09186547</text:p>
          </table:table-cell>
          <table:table-cell office:value-type="float" office:value="0.02507937" calcext:value-type="float">
            <text:p>0.02507937</text:p>
          </table:table-cell>
          <table:table-cell office:value-type="float" office:value="0.01704833" calcext:value-type="float">
            <text:p>0.01704833</text:p>
          </table:table-cell>
          <table:table-cell office:value-type="float" office:value="0.0257441" calcext:value-type="float">
            <text:p>0.0257441</text:p>
          </table:table-cell>
          <table:table-cell office:value-type="float" office:value="0.3311045" calcext:value-type="float">
            <text:p>0.3311045</text:p>
          </table:table-cell>
          <table:table-cell office:value-type="float" office:value="0.3494335" calcext:value-type="float">
            <text:p>0.3494335</text:p>
          </table:table-cell>
          <table:table-cell office:value-type="float" office:value="0" calcext:value-type="float">
            <text:p>0</text:p>
          </table:table-cell>
          <table:table-cell office:value-type="float" office:value="9489.93" calcext:value-type="float">
            <text:p>9489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133651" calcext:value-type="float">
            <text:p>-0.313365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092004" calcext:value-type="float">
            <text:p>19092004</text:p>
          </table:table-cell>
          <table:table-cell office:value-type="float" office:value="15.35809" calcext:value-type="float">
            <text:p>15.35809</text:p>
          </table:table-cell>
          <table:table-cell office:value-type="float" office:value="1088.421" calcext:value-type="float">
            <text:p>1088.421</text:p>
          </table:table-cell>
          <table:table-cell office:value-type="float" office:value="0" calcext:value-type="float">
            <text:p>0</text:p>
          </table:table-cell>
          <table:table-cell office:value-type="float" office:value="-35.99322" calcext:value-type="float">
            <text:p>-35.99322</text:p>
          </table:table-cell>
          <table:table-cell office:value-type="float" office:value="1.823782" calcext:value-type="float">
            <text:p>1.823782</text:p>
          </table:table-cell>
          <table:table-cell office:value-type="float" office:value="0.76645" calcext:value-type="float">
            <text:p>0.76645</text:p>
          </table:table-cell>
          <table:table-cell office:value-type="float" office:value="0.4438292" calcext:value-type="float">
            <text:p>0.4438292</text:p>
          </table:table-cell>
          <table:table-cell office:value-type="float" office:value="0.0005823984" calcext:value-type="float">
            <text:p>0.0005823984</text:p>
          </table:table-cell>
          <table:table-cell office:value-type="float" office:value="0.5104445" calcext:value-type="float">
            <text:p>0.5104445</text:p>
          </table:table-cell>
          <table:table-cell office:value-type="float" office:value="0.1545392" calcext:value-type="float">
            <text:p>0.1545392</text:p>
          </table:table-cell>
          <table:table-cell office:value-type="float" office:value="-0.2937767" calcext:value-type="float">
            <text:p>-0.2937767</text:p>
          </table:table-cell>
          <table:table-cell office:value-type="float" office:value="0.001586974" calcext:value-type="float">
            <text:p>0.001586974</text:p>
          </table:table-cell>
          <table:table-cell office:value-type="float" office:value="0.0001124863" calcext:value-type="float">
            <text:p>0.0001124863</text:p>
          </table:table-cell>
          <table:table-cell office:value-type="float" office:value="11.90084" calcext:value-type="float">
            <text:p>11.90084</text:p>
          </table:table-cell>
          <table:table-cell office:value-type="float" office:value="0.5679218" calcext:value-type="float">
            <text:p>0.5679218</text:p>
          </table:table-cell>
          <table:table-cell office:value-type="float" office:value="0.04975114" calcext:value-type="float">
            <text:p>0.04975114</text:p>
          </table:table-cell>
          <table:table-cell office:value-type="float" office:value="0.0420398" calcext:value-type="float">
            <text:p>0.0420398</text:p>
          </table:table-cell>
          <table:table-cell office:value-type="float" office:value="0.02974996" calcext:value-type="float">
            <text:p>0.02974996</text:p>
          </table:table-cell>
          <table:table-cell office:value-type="float" office:value="0.03053176" calcext:value-type="float">
            <text:p>0.03053176</text:p>
          </table:table-cell>
          <table:table-cell office:value-type="float" office:value="0.009369045" calcext:value-type="float">
            <text:p>0.009369045</text:p>
          </table:table-cell>
          <table:table-cell office:value-type="float" office:value="0.006452146" calcext:value-type="float">
            <text:p>0.006452146</text:p>
          </table:table-cell>
          <table:table-cell office:value-type="float" office:value="0.01554335" calcext:value-type="float">
            <text:p>0.01554335</text:p>
          </table:table-cell>
          <table:table-cell office:value-type="float" office:value="0.0144709" calcext:value-type="float">
            <text:p>0.0144709</text:p>
          </table:table-cell>
          <table:table-cell office:value-type="float" office:value="0.01559296" calcext:value-type="float">
            <text:p>0.01559296</text:p>
          </table:table-cell>
          <table:table-cell office:value-type="float" office:value="0.01598139" calcext:value-type="float">
            <text:p>0.01598139</text:p>
          </table:table-cell>
          <table:table-cell office:value-type="float" office:value="0.01760861" calcext:value-type="float">
            <text:p>0.01760861</text:p>
          </table:table-cell>
          <table:table-cell office:value-type="float" office:value="0.005116455" calcext:value-type="float">
            <text:p>0.005116455</text:p>
          </table:table-cell>
          <table:table-cell office:value-type="float" office:value="0.004952585" calcext:value-type="float">
            <text:p>0.004952585</text:p>
          </table:table-cell>
          <table:table-cell office:value-type="float" office:value="0" calcext:value-type="float">
            <text:p>0</text:p>
          </table:table-cell>
          <table:table-cell office:value-type="float" office:value="1.45649" calcext:value-type="float">
            <text:p>1.45649</text:p>
          </table:table-cell>
          <table:table-cell office:value-type="float" office:value="0.012368" calcext:value-type="float">
            <text:p>0.012368</text:p>
          </table:table-cell>
          <table:table-cell office:value-type="float" office:value="0.006583373" calcext:value-type="float">
            <text:p>0.006583373</text:p>
          </table:table-cell>
          <table:table-cell office:value-type="float" office:value="0.006509433" calcext:value-type="float">
            <text:p>0.006509433</text:p>
          </table:table-cell>
          <table:table-cell office:value-type="float" office:value="0.006152915" calcext:value-type="float">
            <text:p>0.006152915</text:p>
          </table:table-cell>
          <table:table-cell office:value-type="float" office:value="0.004669785" calcext:value-type="float">
            <text:p>0.004669785</text:p>
          </table:table-cell>
          <table:table-cell office:value-type="float" office:value="0.6095318" calcext:value-type="float">
            <text:p>0.6095318</text:p>
          </table:table-cell>
          <table:table-cell office:value-type="float" office:value="0.5939987" calcext:value-type="float">
            <text:p>0.5939987</text:p>
          </table:table-cell>
          <table:table-cell office:value-type="float" office:value="0.09175495" calcext:value-type="float">
            <text:p>0.09175495</text:p>
          </table:table-cell>
          <table:table-cell office:value-type="float" office:value="0.02504185" calcext:value-type="float">
            <text:p>0.02504185</text:p>
          </table:table-cell>
          <table:table-cell office:value-type="float" office:value="0.01703615" calcext:value-type="float">
            <text:p>0.01703615</text:p>
          </table:table-cell>
          <table:table-cell office:value-type="float" office:value="0.02715245" calcext:value-type="float">
            <text:p>0.02715245</text:p>
          </table:table-cell>
          <table:table-cell office:value-type="float" office:value="0.329276" calcext:value-type="float">
            <text:p>0.329276</text:p>
          </table:table-cell>
          <table:table-cell office:value-type="float" office:value="0.3513241" calcext:value-type="float">
            <text:p>0.3513241</text:p>
          </table:table-cell>
          <table:table-cell office:value-type="float" office:value="0" calcext:value-type="float">
            <text:p>0</text:p>
          </table:table-cell>
          <table:table-cell office:value-type="float" office:value="9179.58" calcext:value-type="float">
            <text:p>9179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134275" calcext:value-type="float">
            <text:p>-0.313427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092004" calcext:value-type="float">
            <text:p>20092004</text:p>
          </table:table-cell>
          <table:table-cell office:value-type="float" office:value="15.50347" calcext:value-type="float">
            <text:p>15.50347</text:p>
          </table:table-cell>
          <table:table-cell office:value-type="float" office:value="1088.387" calcext:value-type="float">
            <text:p>1088.387</text:p>
          </table:table-cell>
          <table:table-cell office:value-type="float" office:value="0" calcext:value-type="float">
            <text:p>0</text:p>
          </table:table-cell>
          <table:table-cell office:value-type="float" office:value="-36.10532" calcext:value-type="float">
            <text:p>-36.10532</text:p>
          </table:table-cell>
          <table:table-cell office:value-type="float" office:value="1.834931" calcext:value-type="float">
            <text:p>1.834931</text:p>
          </table:table-cell>
          <table:table-cell office:value-type="float" office:value="0.7619276" calcext:value-type="float">
            <text:p>0.7619276</text:p>
          </table:table-cell>
          <table:table-cell office:value-type="float" office:value="0.4438292" calcext:value-type="float">
            <text:p>0.4438292</text:p>
          </table:table-cell>
          <table:table-cell office:value-type="float" office:value="0.0005823984" calcext:value-type="float">
            <text:p>0.0005823984</text:p>
          </table:table-cell>
          <table:table-cell office:value-type="float" office:value="0.5104445" calcext:value-type="float">
            <text:p>0.5104445</text:p>
          </table:table-cell>
          <table:table-cell office:value-type="float" office:value="0.1540053" calcext:value-type="float">
            <text:p>0.1540053</text:p>
          </table:table-cell>
          <table:table-cell office:value-type="float" office:value="-0.2937713" calcext:value-type="float">
            <text:p>-0.2937713</text:p>
          </table:table-cell>
          <table:table-cell office:value-type="float" office:value="0.001609682" calcext:value-type="float">
            <text:p>0.001609682</text:p>
          </table:table-cell>
          <table:table-cell office:value-type="float" office:value="0.0001138589" calcext:value-type="float">
            <text:p>0.0001138589</text:p>
          </table:table-cell>
          <table:table-cell office:value-type="float" office:value="11.8512" calcext:value-type="float">
            <text:p>11.8512</text:p>
          </table:table-cell>
          <table:table-cell office:value-type="float" office:value="0.5229747" calcext:value-type="float">
            <text:p>0.5229747</text:p>
          </table:table-cell>
          <table:table-cell office:value-type="float" office:value="0.04995382" calcext:value-type="float">
            <text:p>0.04995382</text:p>
          </table:table-cell>
          <table:table-cell office:value-type="float" office:value="0.04300997" calcext:value-type="float">
            <text:p>0.04300997</text:p>
          </table:table-cell>
          <table:table-cell office:value-type="float" office:value="0.03050084" calcext:value-type="float">
            <text:p>0.03050084</text:p>
          </table:table-cell>
          <table:table-cell office:value-type="float" office:value="0.03132955" calcext:value-type="float">
            <text:p>0.03132955</text:p>
          </table:table-cell>
          <table:table-cell office:value-type="float" office:value="0.009551619" calcext:value-type="float">
            <text:p>0.009551619</text:p>
          </table:table-cell>
          <table:table-cell office:value-type="float" office:value="0.006523611" calcext:value-type="float">
            <text:p>0.006523611</text:p>
          </table:table-cell>
          <table:table-cell office:value-type="float" office:value="0.01555326" calcext:value-type="float">
            <text:p>0.01555326</text:p>
          </table:table-cell>
          <table:table-cell office:value-type="float" office:value="0.01441985" calcext:value-type="float">
            <text:p>0.01441985</text:p>
          </table:table-cell>
          <table:table-cell office:value-type="float" office:value="0.01555487" calcext:value-type="float">
            <text:p>0.01555487</text:p>
          </table:table-cell>
          <table:table-cell office:value-type="float" office:value="0.01597758" calcext:value-type="float">
            <text:p>0.01597758</text:p>
          </table:table-cell>
          <table:table-cell office:value-type="float" office:value="0.01758772" calcext:value-type="float">
            <text:p>0.01758772</text:p>
          </table:table-cell>
          <table:table-cell office:value-type="float" office:value="0.005109661" calcext:value-type="float">
            <text:p>0.005109661</text:p>
          </table:table-cell>
          <table:table-cell office:value-type="float" office:value="0.004951399" calcext:value-type="float">
            <text:p>0.004951399</text:p>
          </table:table-cell>
          <table:table-cell office:value-type="float" office:value="0" calcext:value-type="float">
            <text:p>0</text:p>
          </table:table-cell>
          <table:table-cell office:value-type="float" office:value="1.397205" calcext:value-type="float">
            <text:p>1.397205</text:p>
          </table:table-cell>
          <table:table-cell office:value-type="float" office:value="0.01238125" calcext:value-type="float">
            <text:p>0.01238125</text:p>
          </table:table-cell>
          <table:table-cell office:value-type="float" office:value="0.006586852" calcext:value-type="float">
            <text:p>0.006586852</text:p>
          </table:table-cell>
          <table:table-cell office:value-type="float" office:value="0.006504926" calcext:value-type="float">
            <text:p>0.006504926</text:p>
          </table:table-cell>
          <table:table-cell office:value-type="float" office:value="0.006147187" calcext:value-type="float">
            <text:p>0.006147187</text:p>
          </table:table-cell>
          <table:table-cell office:value-type="float" office:value="0.004621981" calcext:value-type="float">
            <text:p>0.004621981</text:p>
          </table:table-cell>
          <table:table-cell office:value-type="float" office:value="0.5758507" calcext:value-type="float">
            <text:p>0.5758507</text:p>
          </table:table-cell>
          <table:table-cell office:value-type="float" office:value="0.593981" calcext:value-type="float">
            <text:p>0.593981</text:p>
          </table:table-cell>
          <table:table-cell office:value-type="float" office:value="0.09164899" calcext:value-type="float">
            <text:p>0.09164899</text:p>
          </table:table-cell>
          <table:table-cell office:value-type="float" office:value="0.02502805" calcext:value-type="float">
            <text:p>0.02502805</text:p>
          </table:table-cell>
          <table:table-cell office:value-type="float" office:value="0.01703628" calcext:value-type="float">
            <text:p>0.01703628</text:p>
          </table:table-cell>
          <table:table-cell office:value-type="float" office:value="0.0284321" calcext:value-type="float">
            <text:p>0.0284321</text:p>
          </table:table-cell>
          <table:table-cell office:value-type="float" office:value="0.3276594" calcext:value-type="float">
            <text:p>0.3276594</text:p>
          </table:table-cell>
          <table:table-cell office:value-type="float" office:value="0.3525883" calcext:value-type="float">
            <text:p>0.3525883</text:p>
          </table:table-cell>
          <table:table-cell office:value-type="float" office:value="0" calcext:value-type="float">
            <text:p>0</text:p>
          </table:table-cell>
          <table:table-cell office:value-type="float" office:value="8926.419" calcext:value-type="float">
            <text:p>8926.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134891" calcext:value-type="float">
            <text:p>-0.313489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092004" calcext:value-type="float">
            <text:p>21092004</text:p>
          </table:table-cell>
          <table:table-cell office:value-type="float" office:value="15.5444" calcext:value-type="float">
            <text:p>15.5444</text:p>
          </table:table-cell>
          <table:table-cell office:value-type="float" office:value="1088.354" calcext:value-type="float">
            <text:p>1088.354</text:p>
          </table:table-cell>
          <table:table-cell office:value-type="float" office:value="0" calcext:value-type="float">
            <text:p>0</text:p>
          </table:table-cell>
          <table:table-cell office:value-type="float" office:value="-36.50719" calcext:value-type="float">
            <text:p>-36.50719</text:p>
          </table:table-cell>
          <table:table-cell office:value-type="float" office:value="1.458389" calcext:value-type="float">
            <text:p>1.458389</text:p>
          </table:table-cell>
          <table:table-cell office:value-type="float" office:value="0.7733234" calcext:value-type="float">
            <text:p>0.7733234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75" calcext:value-type="float">
            <text:p>0.000601275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540336" calcext:value-type="float">
            <text:p>0.1540336</text:p>
          </table:table-cell>
          <table:table-cell office:value-type="float" office:value="-0.294285" calcext:value-type="float">
            <text:p>-0.294285</text:p>
          </table:table-cell>
          <table:table-cell office:value-type="float" office:value="0.001604075" calcext:value-type="float">
            <text:p>0.001604075</text:p>
          </table:table-cell>
          <table:table-cell office:value-type="float" office:value="0.0001157037" calcext:value-type="float">
            <text:p>0.0001157037</text:p>
          </table:table-cell>
          <table:table-cell office:value-type="float" office:value="11.89265" calcext:value-type="float">
            <text:p>11.89265</text:p>
          </table:table-cell>
          <table:table-cell office:value-type="float" office:value="4.114006" calcext:value-type="float">
            <text:p>4.114006</text:p>
          </table:table-cell>
          <table:table-cell office:value-type="float" office:value="1.494167" calcext:value-type="float">
            <text:p>1.494167</text:p>
          </table:table-cell>
          <table:table-cell office:value-type="float" office:value="0.2648712" calcext:value-type="float">
            <text:p>0.2648712</text:p>
          </table:table-cell>
          <table:table-cell office:value-type="float" office:value="0.04098679" calcext:value-type="float">
            <text:p>0.04098679</text:p>
          </table:table-cell>
          <table:table-cell office:value-type="float" office:value="0.02956342" calcext:value-type="float">
            <text:p>0.02956342</text:p>
          </table:table-cell>
          <table:table-cell office:value-type="float" office:value="0.009311352" calcext:value-type="float">
            <text:p>0.009311352</text:p>
          </table:table-cell>
          <table:table-cell office:value-type="float" office:value="0.007151619" calcext:value-type="float">
            <text:p>0.007151619</text:p>
          </table:table-cell>
          <table:table-cell office:value-type="float" office:value="0.01556251" calcext:value-type="float">
            <text:p>0.01556251</text:p>
          </table:table-cell>
          <table:table-cell office:value-type="float" office:value="0.01438855" calcext:value-type="float">
            <text:p>0.01438855</text:p>
          </table:table-cell>
          <table:table-cell office:value-type="float" office:value="0.01553948" calcext:value-type="float">
            <text:p>0.01553948</text:p>
          </table:table-cell>
          <table:table-cell office:value-type="float" office:value="0.01599134" calcext:value-type="float">
            <text:p>0.01599134</text:p>
          </table:table-cell>
          <table:table-cell office:value-type="float" office:value="0.017569" calcext:value-type="float">
            <text:p>0.017569</text:p>
          </table:table-cell>
          <table:table-cell office:value-type="float" office:value="0.005107603" calcext:value-type="float">
            <text:p>0.005107603</text:p>
          </table:table-cell>
          <table:table-cell office:value-type="float" office:value="0.004945223" calcext:value-type="float">
            <text:p>0.004945223</text:p>
          </table:table-cell>
          <table:table-cell office:value-type="float" office:value="0" calcext:value-type="float">
            <text:p>0</text:p>
          </table:table-cell>
          <table:table-cell office:value-type="float" office:value="0.5992875" calcext:value-type="float">
            <text:p>0.5992875</text:p>
          </table:table-cell>
          <table:table-cell office:value-type="float" office:value="0.2311979" calcext:value-type="float">
            <text:p>0.2311979</text:p>
          </table:table-cell>
          <table:table-cell office:value-type="float" office:value="0.1766604" calcext:value-type="float">
            <text:p>0.1766604</text:p>
          </table:table-cell>
          <table:table-cell office:value-type="float" office:value="0.09539517" calcext:value-type="float">
            <text:p>0.09539517</text:p>
          </table:table-cell>
          <table:table-cell office:value-type="float" office:value="0.007281706" calcext:value-type="float">
            <text:p>0.007281706</text:p>
          </table:table-cell>
          <table:table-cell office:value-type="float" office:value="0.004763305" calcext:value-type="float">
            <text:p>0.004763305</text:p>
          </table:table-cell>
          <table:table-cell office:value-type="float" office:value="0.542874" calcext:value-type="float">
            <text:p>0.542874</text:p>
          </table:table-cell>
          <table:table-cell office:value-type="float" office:value="0.5945898" calcext:value-type="float">
            <text:p>0.5945898</text:p>
          </table:table-cell>
          <table:table-cell office:value-type="float" office:value="0.09158781" calcext:value-type="float">
            <text:p>0.09158781</text:p>
          </table:table-cell>
          <table:table-cell office:value-type="float" office:value="0.02507404" calcext:value-type="float">
            <text:p>0.02507404</text:p>
          </table:table-cell>
          <table:table-cell office:value-type="float" office:value="0.01707268" calcext:value-type="float">
            <text:p>0.01707268</text:p>
          </table:table-cell>
          <table:table-cell office:value-type="float" office:value="0.0296518" calcext:value-type="float">
            <text:p>0.0296518</text:p>
          </table:table-cell>
          <table:table-cell office:value-type="float" office:value="0.3277611" calcext:value-type="float">
            <text:p>0.3277611</text:p>
          </table:table-cell>
          <table:table-cell office:value-type="float" office:value="0.351657" calcext:value-type="float">
            <text:p>0.351657</text:p>
          </table:table-cell>
          <table:table-cell office:value-type="float" office:value="0" calcext:value-type="float">
            <text:p>0</text:p>
          </table:table-cell>
          <table:table-cell office:value-type="float" office:value="6507.54" calcext:value-type="float">
            <text:p>6507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271863" calcext:value-type="float">
            <text:p>-0.327186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2092004" calcext:value-type="float">
            <text:p>22092004</text:p>
          </table:table-cell>
          <table:table-cell office:value-type="float" office:value="15.60068" calcext:value-type="float">
            <text:p>15.60068</text:p>
          </table:table-cell>
          <table:table-cell office:value-type="float" office:value="1088.36" calcext:value-type="float">
            <text:p>1088.36</text:p>
          </table:table-cell>
          <table:table-cell office:value-type="float" office:value="0" calcext:value-type="float">
            <text:p>0</text:p>
          </table:table-cell>
          <table:table-cell office:value-type="float" office:value="-36.73333" calcext:value-type="float">
            <text:p>-36.73333</text:p>
          </table:table-cell>
          <table:table-cell office:value-type="float" office:value="1.320417" calcext:value-type="float">
            <text:p>1.320417</text:p>
          </table:table-cell>
          <table:table-cell office:value-type="float" office:value="0.7863052" calcext:value-type="float">
            <text:p>0.7863052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75" calcext:value-type="float">
            <text:p>0.000601275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534847" calcext:value-type="float">
            <text:p>0.1534847</text:p>
          </table:table-cell>
          <table:table-cell office:value-type="float" office:value="-0.2952535" calcext:value-type="float">
            <text:p>-0.2952535</text:p>
          </table:table-cell>
          <table:table-cell office:value-type="float" office:value="0.001605081" calcext:value-type="float">
            <text:p>0.001605081</text:p>
          </table:table-cell>
          <table:table-cell office:value-type="float" office:value="0.0001178111" calcext:value-type="float">
            <text:p>0.0001178111</text:p>
          </table:table-cell>
          <table:table-cell office:value-type="float" office:value="12.01933" calcext:value-type="float">
            <text:p>12.01933</text:p>
          </table:table-cell>
          <table:table-cell office:value-type="float" office:value="1.897869" calcext:value-type="float">
            <text:p>1.897869</text:p>
          </table:table-cell>
          <table:table-cell office:value-type="float" office:value="0.5590539" calcext:value-type="float">
            <text:p>0.5590539</text:p>
          </table:table-cell>
          <table:table-cell office:value-type="float" office:value="0.1177183" calcext:value-type="float">
            <text:p>0.1177183</text:p>
          </table:table-cell>
          <table:table-cell office:value-type="float" office:value="0.03399589" calcext:value-type="float">
            <text:p>0.03399589</text:p>
          </table:table-cell>
          <table:table-cell office:value-type="float" office:value="0.02861281" calcext:value-type="float">
            <text:p>0.02861281</text:p>
          </table:table-cell>
          <table:table-cell office:value-type="float" office:value="0.009154975" calcext:value-type="float">
            <text:p>0.009154975</text:p>
          </table:table-cell>
          <table:table-cell office:value-type="float" office:value="0.007181628" calcext:value-type="float">
            <text:p>0.007181628</text:p>
          </table:table-cell>
          <table:table-cell office:value-type="float" office:value="0.01554748" calcext:value-type="float">
            <text:p>0.01554748</text:p>
          </table:table-cell>
          <table:table-cell office:value-type="float" office:value="0.01436639" calcext:value-type="float">
            <text:p>0.01436639</text:p>
          </table:table-cell>
          <table:table-cell office:value-type="float" office:value="0.0155466" calcext:value-type="float">
            <text:p>0.0155466</text:p>
          </table:table-cell>
          <table:table-cell office:value-type="float" office:value="0.01602676" calcext:value-type="float">
            <text:p>0.01602676</text:p>
          </table:table-cell>
          <table:table-cell office:value-type="float" office:value="0.01755717" calcext:value-type="float">
            <text:p>0.01755717</text:p>
          </table:table-cell>
          <table:table-cell office:value-type="float" office:value="0.005115598" calcext:value-type="float">
            <text:p>0.005115598</text:p>
          </table:table-cell>
          <table:table-cell office:value-type="float" office:value="0.004929387" calcext:value-type="float">
            <text:p>0.004929387</text:p>
          </table:table-cell>
          <table:table-cell office:value-type="float" office:value="0" calcext:value-type="float">
            <text:p>0</text:p>
          </table:table-cell>
          <table:table-cell office:value-type="float" office:value="1.985844" calcext:value-type="float">
            <text:p>1.985844</text:p>
          </table:table-cell>
          <table:table-cell office:value-type="float" office:value="0.07548634" calcext:value-type="float">
            <text:p>0.07548634</text:p>
          </table:table-cell>
          <table:table-cell office:value-type="float" office:value="0.05238877" calcext:value-type="float">
            <text:p>0.05238877</text:p>
          </table:table-cell>
          <table:table-cell office:value-type="float" office:value="0.04150767" calcext:value-type="float">
            <text:p>0.04150767</text:p>
          </table:table-cell>
          <table:table-cell office:value-type="float" office:value="0.007454338" calcext:value-type="float">
            <text:p>0.007454338</text:p>
          </table:table-cell>
          <table:table-cell office:value-type="float" office:value="0.004920546" calcext:value-type="float">
            <text:p>0.004920546</text:p>
          </table:table-cell>
          <table:table-cell office:value-type="float" office:value="0.5104157" calcext:value-type="float">
            <text:p>0.5104157</text:p>
          </table:table-cell>
          <table:table-cell office:value-type="float" office:value="0.595396" calcext:value-type="float">
            <text:p>0.595396</text:p>
          </table:table-cell>
          <table:table-cell office:value-type="float" office:value="0.09155302" calcext:value-type="float">
            <text:p>0.09155302</text:p>
          </table:table-cell>
          <table:table-cell office:value-type="float" office:value="0.02518552" calcext:value-type="float">
            <text:p>0.02518552</text:p>
          </table:table-cell>
          <table:table-cell office:value-type="float" office:value="0.0171449" calcext:value-type="float">
            <text:p>0.0171449</text:p>
          </table:table-cell>
          <table:table-cell office:value-type="float" office:value="0.03083439" calcext:value-type="float">
            <text:p>0.03083439</text:p>
          </table:table-cell>
          <table:table-cell office:value-type="float" office:value="0.3315052" calcext:value-type="float">
            <text:p>0.3315052</text:p>
          </table:table-cell>
          <table:table-cell office:value-type="float" office:value="0.3476726" calcext:value-type="float">
            <text:p>0.3476726</text:p>
          </table:table-cell>
          <table:table-cell office:value-type="float" office:value="0" calcext:value-type="float">
            <text:p>0</text:p>
          </table:table-cell>
          <table:table-cell office:value-type="float" office:value="6151.132" calcext:value-type="float">
            <text:p>6151.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388787" calcext:value-type="float">
            <text:p>-0.338878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3092004" calcext:value-type="float">
            <text:p>23092004</text:p>
          </table:table-cell>
          <table:table-cell office:value-type="float" office:value="15.6142" calcext:value-type="float">
            <text:p>15.6142</text:p>
          </table:table-cell>
          <table:table-cell office:value-type="float" office:value="1088.367" calcext:value-type="float">
            <text:p>1088.367</text:p>
          </table:table-cell>
          <table:table-cell office:value-type="float" office:value="0" calcext:value-type="float">
            <text:p>0</text:p>
          </table:table-cell>
          <table:table-cell office:value-type="float" office:value="-37.00494" calcext:value-type="float">
            <text:p>-37.00494</text:p>
          </table:table-cell>
          <table:table-cell office:value-type="float" office:value="1.202183" calcext:value-type="float">
            <text:p>1.202183</text:p>
          </table:table-cell>
          <table:table-cell office:value-type="float" office:value="0.8036572" calcext:value-type="float">
            <text:p>0.8036572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854" calcext:value-type="float">
            <text:p>0.0006012854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526609" calcext:value-type="float">
            <text:p>0.1526609</text:p>
          </table:table-cell>
          <table:table-cell office:value-type="float" office:value="-0.2963473" calcext:value-type="float">
            <text:p>-0.2963473</text:p>
          </table:table-cell>
          <table:table-cell office:value-type="float" office:value="0.00160687" calcext:value-type="float">
            <text:p>0.00160687</text:p>
          </table:table-cell>
          <table:table-cell office:value-type="float" office:value="0.0001198953" calcext:value-type="float">
            <text:p>0.0001198953</text:p>
          </table:table-cell>
          <table:table-cell office:value-type="float" office:value="12.14209" calcext:value-type="float">
            <text:p>12.14209</text:p>
          </table:table-cell>
          <table:table-cell office:value-type="float" office:value="1.6157" calcext:value-type="float">
            <text:p>1.6157</text:p>
          </table:table-cell>
          <table:table-cell office:value-type="float" office:value="0.336327" calcext:value-type="float">
            <text:p>0.336327</text:p>
          </table:table-cell>
          <table:table-cell office:value-type="float" office:value="0.07753995" calcext:value-type="float">
            <text:p>0.07753995</text:p>
          </table:table-cell>
          <table:table-cell office:value-type="float" office:value="0.03031589" calcext:value-type="float">
            <text:p>0.03031589</text:p>
          </table:table-cell>
          <table:table-cell office:value-type="float" office:value="0.02705136" calcext:value-type="float">
            <text:p>0.02705136</text:p>
          </table:table-cell>
          <table:table-cell office:value-type="float" office:value="0.008945014" calcext:value-type="float">
            <text:p>0.008945014</text:p>
          </table:table-cell>
          <table:table-cell office:value-type="float" office:value="0.0071548" calcext:value-type="float">
            <text:p>0.0071548</text:p>
          </table:table-cell>
          <table:table-cell office:value-type="float" office:value="0.01553121" calcext:value-type="float">
            <text:p>0.01553121</text:p>
          </table:table-cell>
          <table:table-cell office:value-type="float" office:value="0.01434348" calcext:value-type="float">
            <text:p>0.01434348</text:p>
          </table:table-cell>
          <table:table-cell office:value-type="float" office:value="0.01553936" calcext:value-type="float">
            <text:p>0.01553936</text:p>
          </table:table-cell>
          <table:table-cell office:value-type="float" office:value="0.01605922" calcext:value-type="float">
            <text:p>0.01605922</text:p>
          </table:table-cell>
          <table:table-cell office:value-type="float" office:value="0.0175465" calcext:value-type="float">
            <text:p>0.0175465</text:p>
          </table:table-cell>
          <table:table-cell office:value-type="float" office:value="0.005107801" calcext:value-type="float">
            <text:p>0.005107801</text:p>
          </table:table-cell>
          <table:table-cell office:value-type="float" office:value="0.004929359" calcext:value-type="float">
            <text:p>0.004929359</text:p>
          </table:table-cell>
          <table:table-cell office:value-type="float" office:value="0" calcext:value-type="float">
            <text:p>0</text:p>
          </table:table-cell>
          <table:table-cell office:value-type="float" office:value="3.104707" calcext:value-type="float">
            <text:p>3.104707</text:p>
          </table:table-cell>
          <table:table-cell office:value-type="float" office:value="0.1565192" calcext:value-type="float">
            <text:p>0.1565192</text:p>
          </table:table-cell>
          <table:table-cell office:value-type="float" office:value="0.03699872" calcext:value-type="float">
            <text:p>0.03699872</text:p>
          </table:table-cell>
          <table:table-cell office:value-type="float" office:value="0.02547744" calcext:value-type="float">
            <text:p>0.02547744</text:p>
          </table:table-cell>
          <table:table-cell office:value-type="float" office:value="0.007519507" calcext:value-type="float">
            <text:p>0.007519507</text:p>
          </table:table-cell>
          <table:table-cell office:value-type="float" office:value="0.005047169" calcext:value-type="float">
            <text:p>0.005047169</text:p>
          </table:table-cell>
          <table:table-cell office:value-type="float" office:value="0.4792594" calcext:value-type="float">
            <text:p>0.4792594</text:p>
          </table:table-cell>
          <table:table-cell office:value-type="float" office:value="0.5961504" calcext:value-type="float">
            <text:p>0.5961504</text:p>
          </table:table-cell>
          <table:table-cell office:value-type="float" office:value="0.09152044" calcext:value-type="float">
            <text:p>0.09152044</text:p>
          </table:table-cell>
          <table:table-cell office:value-type="float" office:value="0.02517443" calcext:value-type="float">
            <text:p>0.02517443</text:p>
          </table:table-cell>
          <table:table-cell office:value-type="float" office:value="0.01719261" calcext:value-type="float">
            <text:p>0.01719261</text:p>
          </table:table-cell>
          <table:table-cell office:value-type="float" office:value="0.0320257" calcext:value-type="float">
            <text:p>0.0320257</text:p>
          </table:table-cell>
          <table:table-cell office:value-type="float" office:value="0.3295656" calcext:value-type="float">
            <text:p>0.3295656</text:p>
          </table:table-cell>
          <table:table-cell office:value-type="float" office:value="0.3498145" calcext:value-type="float">
            <text:p>0.3498145</text:p>
          </table:table-cell>
          <table:table-cell office:value-type="float" office:value="0" calcext:value-type="float">
            <text:p>0</text:p>
          </table:table-cell>
          <table:table-cell office:value-type="float" office:value="5684.74" calcext:value-type="float">
            <text:p>5684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446605" calcext:value-type="float">
            <text:p>-0.344660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4092004" calcext:value-type="float">
            <text:p>24092004</text:p>
          </table:table-cell>
          <table:table-cell office:value-type="float" office:value="15.6136" calcext:value-type="float">
            <text:p>15.6136</text:p>
          </table:table-cell>
          <table:table-cell office:value-type="float" office:value="1088.379" calcext:value-type="float">
            <text:p>1088.379</text:p>
          </table:table-cell>
          <table:table-cell office:value-type="float" office:value="0" calcext:value-type="float">
            <text:p>0</text:p>
          </table:table-cell>
          <table:table-cell office:value-type="float" office:value="-37.26933" calcext:value-type="float">
            <text:p>-37.26933</text:p>
          </table:table-cell>
          <table:table-cell office:value-type="float" office:value="1.111127" calcext:value-type="float">
            <text:p>1.111127</text:p>
          </table:table-cell>
          <table:table-cell office:value-type="float" office:value="0.8280133" calcext:value-type="float">
            <text:p>0.8280133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854" calcext:value-type="float">
            <text:p>0.0006012854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518577" calcext:value-type="float">
            <text:p>0.1518577</text:p>
          </table:table-cell>
          <table:table-cell office:value-type="float" office:value="-0.2970061" calcext:value-type="float">
            <text:p>-0.2970061</text:p>
          </table:table-cell>
          <table:table-cell office:value-type="float" office:value="0.001609757" calcext:value-type="float">
            <text:p>0.001609757</text:p>
          </table:table-cell>
          <table:table-cell office:value-type="float" office:value="0.0001220182" calcext:value-type="float">
            <text:p>0.0001220182</text:p>
          </table:table-cell>
          <table:table-cell office:value-type="float" office:value="12.26461" calcext:value-type="float">
            <text:p>12.26461</text:p>
          </table:table-cell>
          <table:table-cell office:value-type="float" office:value="1.048459" calcext:value-type="float">
            <text:p>1.048459</text:p>
          </table:table-cell>
          <table:table-cell office:value-type="float" office:value="0.207125" calcext:value-type="float">
            <text:p>0.207125</text:p>
          </table:table-cell>
          <table:table-cell office:value-type="float" office:value="0.05586062" calcext:value-type="float">
            <text:p>0.05586062</text:p>
          </table:table-cell>
          <table:table-cell office:value-type="float" office:value="0.02754548" calcext:value-type="float">
            <text:p>0.02754548</text:p>
          </table:table-cell>
          <table:table-cell office:value-type="float" office:value="0.02541391" calcext:value-type="float">
            <text:p>0.02541391</text:p>
          </table:table-cell>
          <table:table-cell office:value-type="float" office:value="0.008658984" calcext:value-type="float">
            <text:p>0.008658984</text:p>
          </table:table-cell>
          <table:table-cell office:value-type="float" office:value="0.007074116" calcext:value-type="float">
            <text:p>0.007074116</text:p>
          </table:table-cell>
          <table:table-cell office:value-type="float" office:value="0.01549832" calcext:value-type="float">
            <text:p>0.01549832</text:p>
          </table:table-cell>
          <table:table-cell office:value-type="float" office:value="0.01431829" calcext:value-type="float">
            <text:p>0.01431829</text:p>
          </table:table-cell>
          <table:table-cell office:value-type="float" office:value="0.01551799" calcext:value-type="float">
            <text:p>0.01551799</text:p>
          </table:table-cell>
          <table:table-cell office:value-type="float" office:value="0.01608105" calcext:value-type="float">
            <text:p>0.01608105</text:p>
          </table:table-cell>
          <table:table-cell office:value-type="float" office:value="0.01753371" calcext:value-type="float">
            <text:p>0.01753371</text:p>
          </table:table-cell>
          <table:table-cell office:value-type="float" office:value="0.005100213" calcext:value-type="float">
            <text:p>0.005100213</text:p>
          </table:table-cell>
          <table:table-cell office:value-type="float" office:value="0.004929217" calcext:value-type="float">
            <text:p>0.004929217</text:p>
          </table:table-cell>
          <table:table-cell office:value-type="float" office:value="0" calcext:value-type="float">
            <text:p>0</text:p>
          </table:table-cell>
          <table:table-cell office:value-type="float" office:value="4.26109" calcext:value-type="float">
            <text:p>4.26109</text:p>
          </table:table-cell>
          <table:table-cell office:value-type="float" office:value="0.07450689" calcext:value-type="float">
            <text:p>0.07450689</text:p>
          </table:table-cell>
          <table:table-cell office:value-type="float" office:value="0.02218979" calcext:value-type="float">
            <text:p>0.02218979</text:p>
          </table:table-cell>
          <table:table-cell office:value-type="float" office:value="0.02001216" calcext:value-type="float">
            <text:p>0.02001216</text:p>
          </table:table-cell>
          <table:table-cell office:value-type="float" office:value="0.007850487" calcext:value-type="float">
            <text:p>0.007850487</text:p>
          </table:table-cell>
          <table:table-cell office:value-type="float" office:value="0.005231272" calcext:value-type="float">
            <text:p>0.005231272</text:p>
          </table:table-cell>
          <table:table-cell office:value-type="float" office:value="0.4505235" calcext:value-type="float">
            <text:p>0.4505235</text:p>
          </table:table-cell>
          <table:table-cell office:value-type="float" office:value="0.5969083" calcext:value-type="float">
            <text:p>0.5969083</text:p>
          </table:table-cell>
          <table:table-cell office:value-type="float" office:value="0.09148326" calcext:value-type="float">
            <text:p>0.09148326</text:p>
          </table:table-cell>
          <table:table-cell office:value-type="float" office:value="0.02510821" calcext:value-type="float">
            <text:p>0.02510821</text:p>
          </table:table-cell>
          <table:table-cell office:value-type="float" office:value="0.01723354" calcext:value-type="float">
            <text:p>0.01723354</text:p>
          </table:table-cell>
          <table:table-cell office:value-type="float" office:value="0.03307121" calcext:value-type="float">
            <text:p>0.03307121</text:p>
          </table:table-cell>
          <table:table-cell office:value-type="float" office:value="0.3277371" calcext:value-type="float">
            <text:p>0.3277371</text:p>
          </table:table-cell>
          <table:table-cell office:value-type="float" office:value="0.3519185" calcext:value-type="float">
            <text:p>0.3519185</text:p>
          </table:table-cell>
          <table:table-cell office:value-type="float" office:value="0" calcext:value-type="float">
            <text:p>0</text:p>
          </table:table-cell>
          <table:table-cell office:value-type="float" office:value="5360.325" calcext:value-type="float">
            <text:p>5360.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449751" calcext:value-type="float">
            <text:p>-0.344975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092004" calcext:value-type="float">
            <text:p>25092004</text:p>
          </table:table-cell>
          <table:table-cell office:value-type="float" office:value="15.60907" calcext:value-type="float">
            <text:p>15.60907</text:p>
          </table:table-cell>
          <table:table-cell office:value-type="float" office:value="1088.394" calcext:value-type="float">
            <text:p>1088.394</text:p>
          </table:table-cell>
          <table:table-cell office:value-type="float" office:value="0" calcext:value-type="float">
            <text:p>0</text:p>
          </table:table-cell>
          <table:table-cell office:value-type="float" office:value="-37.53584" calcext:value-type="float">
            <text:p>-37.53584</text:p>
          </table:table-cell>
          <table:table-cell office:value-type="float" office:value="1.021135" calcext:value-type="float">
            <text:p>1.021135</text:p>
          </table:table-cell>
          <table:table-cell office:value-type="float" office:value="0.8579403" calcext:value-type="float">
            <text:p>0.8579403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854" calcext:value-type="float">
            <text:p>0.0006012854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517121" calcext:value-type="float">
            <text:p>0.1517121</text:p>
          </table:table-cell>
          <table:table-cell office:value-type="float" office:value="-0.2977237" calcext:value-type="float">
            <text:p>-0.2977237</text:p>
          </table:table-cell>
          <table:table-cell office:value-type="float" office:value="0.001613543" calcext:value-type="float">
            <text:p>0.001613543</text:p>
          </table:table-cell>
          <table:table-cell office:value-type="float" office:value="0.0001241476" calcext:value-type="float">
            <text:p>0.0001241476</text:p>
          </table:table-cell>
          <table:table-cell office:value-type="float" office:value="12.38892" calcext:value-type="float">
            <text:p>12.38892</text:p>
          </table:table-cell>
          <table:table-cell office:value-type="float" office:value="0.7131145" calcext:value-type="float">
            <text:p>0.7131145</text:p>
          </table:table-cell>
          <table:table-cell office:value-type="float" office:value="0.1336617" calcext:value-type="float">
            <text:p>0.1336617</text:p>
          </table:table-cell>
          <table:table-cell office:value-type="float" office:value="0.04403362" calcext:value-type="float">
            <text:p>0.04403362</text:p>
          </table:table-cell>
          <table:table-cell office:value-type="float" office:value="0.02575521" calcext:value-type="float">
            <text:p>0.02575521</text:p>
          </table:table-cell>
          <table:table-cell office:value-type="float" office:value="0.02425777" calcext:value-type="float">
            <text:p>0.02425777</text:p>
          </table:table-cell>
          <table:table-cell office:value-type="float" office:value="0.008464366" calcext:value-type="float">
            <text:p>0.008464366</text:p>
          </table:table-cell>
          <table:table-cell office:value-type="float" office:value="0.006994241" calcext:value-type="float">
            <text:p>0.006994241</text:p>
          </table:table-cell>
          <table:table-cell office:value-type="float" office:value="0.0154657" calcext:value-type="float">
            <text:p>0.0154657</text:p>
          </table:table-cell>
          <table:table-cell office:value-type="float" office:value="0.01429181" calcext:value-type="float">
            <text:p>0.01429181</text:p>
          </table:table-cell>
          <table:table-cell office:value-type="float" office:value="0.01549106" calcext:value-type="float">
            <text:p>0.01549106</text:p>
          </table:table-cell>
          <table:table-cell office:value-type="float" office:value="0.0160966" calcext:value-type="float">
            <text:p>0.0160966</text:p>
          </table:table-cell>
          <table:table-cell office:value-type="float" office:value="0.01751813" calcext:value-type="float">
            <text:p>0.01751813</text:p>
          </table:table-cell>
          <table:table-cell office:value-type="float" office:value="0.005093485" calcext:value-type="float">
            <text:p>0.005093485</text:p>
          </table:table-cell>
          <table:table-cell office:value-type="float" office:value="0.004928357" calcext:value-type="float">
            <text:p>0.004928357</text:p>
          </table:table-cell>
          <table:table-cell office:value-type="float" office:value="0" calcext:value-type="float">
            <text:p>0</text:p>
          </table:table-cell>
          <table:table-cell office:value-type="float" office:value="5.75476" calcext:value-type="float">
            <text:p>5.75476</text:p>
          </table:table-cell>
          <table:table-cell office:value-type="float" office:value="0.07936305" calcext:value-type="float">
            <text:p>0.07936305</text:p>
          </table:table-cell>
          <table:table-cell office:value-type="float" office:value="0.01754511" calcext:value-type="float">
            <text:p>0.01754511</text:p>
          </table:table-cell>
          <table:table-cell office:value-type="float" office:value="0.01715362" calcext:value-type="float">
            <text:p>0.01715362</text:p>
          </table:table-cell>
          <table:table-cell office:value-type="float" office:value="0.008194148" calcext:value-type="float">
            <text:p>0.008194148</text:p>
          </table:table-cell>
          <table:table-cell office:value-type="float" office:value="0.005372523" calcext:value-type="float">
            <text:p>0.005372523</text:p>
          </table:table-cell>
          <table:table-cell office:value-type="float" office:value="0.4230892" calcext:value-type="float">
            <text:p>0.4230892</text:p>
          </table:table-cell>
          <table:table-cell office:value-type="float" office:value="0.5975889" calcext:value-type="float">
            <text:p>0.5975889</text:p>
          </table:table-cell>
          <table:table-cell office:value-type="float" office:value="0.09144583" calcext:value-type="float">
            <text:p>0.09144583</text:p>
          </table:table-cell>
          <table:table-cell office:value-type="float" office:value="0.02504558" calcext:value-type="float">
            <text:p>0.02504558</text:p>
          </table:table-cell>
          <table:table-cell office:value-type="float" office:value="0.01728109" calcext:value-type="float">
            <text:p>0.01728109</text:p>
          </table:table-cell>
          <table:table-cell office:value-type="float" office:value="0.03400592" calcext:value-type="float">
            <text:p>0.03400592</text:p>
          </table:table-cell>
          <table:table-cell office:value-type="float" office:value="0.3263016" calcext:value-type="float">
            <text:p>0.3263016</text:p>
          </table:table-cell>
          <table:table-cell office:value-type="float" office:value="0.3525907" calcext:value-type="float">
            <text:p>0.3525907</text:p>
          </table:table-cell>
          <table:table-cell office:value-type="float" office:value="0" calcext:value-type="float">
            <text:p>0</text:p>
          </table:table-cell>
          <table:table-cell office:value-type="float" office:value="5015.718" calcext:value-type="float">
            <text:p>5015.7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451319" calcext:value-type="float">
            <text:p>-0.345131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092004" calcext:value-type="float">
            <text:p>26092004</text:p>
          </table:table-cell>
          <table:table-cell office:value-type="float" office:value="15.60223" calcext:value-type="float">
            <text:p>15.60223</text:p>
          </table:table-cell>
          <table:table-cell office:value-type="float" office:value="1088.413" calcext:value-type="float">
            <text:p>1088.413</text:p>
          </table:table-cell>
          <table:table-cell office:value-type="float" office:value="0" calcext:value-type="float">
            <text:p>0</text:p>
          </table:table-cell>
          <table:table-cell office:value-type="float" office:value="-37.81015" calcext:value-type="float">
            <text:p>-37.81015</text:p>
          </table:table-cell>
          <table:table-cell office:value-type="float" office:value="0.9291107" calcext:value-type="float">
            <text:p>0.9291107</text:p>
          </table:table-cell>
          <table:table-cell office:value-type="float" office:value="0.8920579" calcext:value-type="float">
            <text:p>0.8920579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854" calcext:value-type="float">
            <text:p>0.0006012854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517121" calcext:value-type="float">
            <text:p>0.1517121</text:p>
          </table:table-cell>
          <table:table-cell office:value-type="float" office:value="-0.2985308" calcext:value-type="float">
            <text:p>-0.2985308</text:p>
          </table:table-cell>
          <table:table-cell office:value-type="float" office:value="0.001618674" calcext:value-type="float">
            <text:p>0.001618674</text:p>
          </table:table-cell>
          <table:table-cell office:value-type="float" office:value="0.0001262764" calcext:value-type="float">
            <text:p>0.0001262764</text:p>
          </table:table-cell>
          <table:table-cell office:value-type="float" office:value="12.51859" calcext:value-type="float">
            <text:p>12.51859</text:p>
          </table:table-cell>
          <table:table-cell office:value-type="float" office:value="0.4954163" calcext:value-type="float">
            <text:p>0.4954163</text:p>
          </table:table-cell>
          <table:table-cell office:value-type="float" office:value="0.09185178" calcext:value-type="float">
            <text:p>0.09185178</text:p>
          </table:table-cell>
          <table:table-cell office:value-type="float" office:value="0.03790801" calcext:value-type="float">
            <text:p>0.03790801</text:p>
          </table:table-cell>
          <table:table-cell office:value-type="float" office:value="0.02466309" calcext:value-type="float">
            <text:p>0.02466309</text:p>
          </table:table-cell>
          <table:table-cell office:value-type="float" office:value="0.02352297" calcext:value-type="float">
            <text:p>0.02352297</text:p>
          </table:table-cell>
          <table:table-cell office:value-type="float" office:value="0.0083094" calcext:value-type="float">
            <text:p>0.0083094</text:p>
          </table:table-cell>
          <table:table-cell office:value-type="float" office:value="0.006914291" calcext:value-type="float">
            <text:p>0.006914291</text:p>
          </table:table-cell>
          <table:table-cell office:value-type="float" office:value="0.01543524" calcext:value-type="float">
            <text:p>0.01543524</text:p>
          </table:table-cell>
          <table:table-cell office:value-type="float" office:value="0.01426624" calcext:value-type="float">
            <text:p>0.01426624</text:p>
          </table:table-cell>
          <table:table-cell office:value-type="float" office:value="0.01546547" calcext:value-type="float">
            <text:p>0.01546547</text:p>
          </table:table-cell>
          <table:table-cell office:value-type="float" office:value="0.01610953" calcext:value-type="float">
            <text:p>0.01610953</text:p>
          </table:table-cell>
          <table:table-cell office:value-type="float" office:value="0.01749959" calcext:value-type="float">
            <text:p>0.01749959</text:p>
          </table:table-cell>
          <table:table-cell office:value-type="float" office:value="0.005087877" calcext:value-type="float">
            <text:p>0.005087877</text:p>
          </table:table-cell>
          <table:table-cell office:value-type="float" office:value="0.004926439" calcext:value-type="float">
            <text:p>0.004926439</text:p>
          </table:table-cell>
          <table:table-cell office:value-type="float" office:value="0" calcext:value-type="float">
            <text:p>0</text:p>
          </table:table-cell>
          <table:table-cell office:value-type="float" office:value="7.272563" calcext:value-type="float">
            <text:p>7.272563</text:p>
          </table:table-cell>
          <table:table-cell office:value-type="float" office:value="0.08780964" calcext:value-type="float">
            <text:p>0.08780964</text:p>
          </table:table-cell>
          <table:table-cell office:value-type="float" office:value="0.01538286" calcext:value-type="float">
            <text:p>0.01538286</text:p>
          </table:table-cell>
          <table:table-cell office:value-type="float" office:value="0.01524608" calcext:value-type="float">
            <text:p>0.01524608</text:p>
          </table:table-cell>
          <table:table-cell office:value-type="float" office:value="0.008636208" calcext:value-type="float">
            <text:p>0.008636208</text:p>
          </table:table-cell>
          <table:table-cell office:value-type="float" office:value="0.005502141" calcext:value-type="float">
            <text:p>0.005502141</text:p>
          </table:table-cell>
          <table:table-cell office:value-type="float" office:value="0.3967071" calcext:value-type="float">
            <text:p>0.3967071</text:p>
          </table:table-cell>
          <table:table-cell office:value-type="float" office:value="0.5982061" calcext:value-type="float">
            <text:p>0.5982061</text:p>
          </table:table-cell>
          <table:table-cell office:value-type="float" office:value="0.09140994" calcext:value-type="float">
            <text:p>0.09140994</text:p>
          </table:table-cell>
          <table:table-cell office:value-type="float" office:value="0.02499398" calcext:value-type="float">
            <text:p>0.02499398</text:p>
          </table:table-cell>
          <table:table-cell office:value-type="float" office:value="0.0173391" calcext:value-type="float">
            <text:p>0.0173391</text:p>
          </table:table-cell>
          <table:table-cell office:value-type="float" office:value="0.03492425" calcext:value-type="float">
            <text:p>0.03492425</text:p>
          </table:table-cell>
          <table:table-cell office:value-type="float" office:value="0.3252861" calcext:value-type="float">
            <text:p>0.3252861</text:p>
          </table:table-cell>
          <table:table-cell office:value-type="float" office:value="0.3526535" calcext:value-type="float">
            <text:p>0.3526535</text:p>
          </table:table-cell>
          <table:table-cell office:value-type="float" office:value="0" calcext:value-type="float">
            <text:p>0</text:p>
          </table:table-cell>
          <table:table-cell office:value-type="float" office:value="4643.849" calcext:value-type="float">
            <text:p>4643.8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452388" calcext:value-type="float">
            <text:p>-0.345238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2004" calcext:value-type="float">
            <text:p>27092004</text:p>
          </table:table-cell>
          <table:table-cell office:value-type="float" office:value="15.59765" calcext:value-type="float">
            <text:p>15.59765</text:p>
          </table:table-cell>
          <table:table-cell office:value-type="float" office:value="1088.435" calcext:value-type="float">
            <text:p>1088.435</text:p>
          </table:table-cell>
          <table:table-cell office:value-type="float" office:value="0" calcext:value-type="float">
            <text:p>0</text:p>
          </table:table-cell>
          <table:table-cell office:value-type="float" office:value="-38.09533" calcext:value-type="float">
            <text:p>-38.09533</text:p>
          </table:table-cell>
          <table:table-cell office:value-type="float" office:value="0.8345221" calcext:value-type="float">
            <text:p>0.8345221</text:p>
          </table:table-cell>
          <table:table-cell office:value-type="float" office:value="0.9297241" calcext:value-type="float">
            <text:p>0.9297241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854" calcext:value-type="float">
            <text:p>0.0006012854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509803" calcext:value-type="float">
            <text:p>0.1509803</text:p>
          </table:table-cell>
          <table:table-cell office:value-type="float" office:value="-0.2993967" calcext:value-type="float">
            <text:p>-0.2993967</text:p>
          </table:table-cell>
          <table:table-cell office:value-type="float" office:value="0.001625924" calcext:value-type="float">
            <text:p>0.001625924</text:p>
          </table:table-cell>
          <table:table-cell office:value-type="float" office:value="0.0001284034" calcext:value-type="float">
            <text:p>0.0001284034</text:p>
          </table:table-cell>
          <table:table-cell office:value-type="float" office:value="12.64523" calcext:value-type="float">
            <text:p>12.64523</text:p>
          </table:table-cell>
          <table:table-cell office:value-type="float" office:value="0.3458243" calcext:value-type="float">
            <text:p>0.3458243</text:p>
          </table:table-cell>
          <table:table-cell office:value-type="float" office:value="0.06708369" calcext:value-type="float">
            <text:p>0.06708369</text:p>
          </table:table-cell>
          <table:table-cell office:value-type="float" office:value="0.03455098" calcext:value-type="float">
            <text:p>0.03455098</text:p>
          </table:table-cell>
          <table:table-cell office:value-type="float" office:value="0.02389666" calcext:value-type="float">
            <text:p>0.02389666</text:p>
          </table:table-cell>
          <table:table-cell office:value-type="float" office:value="0.02314872" calcext:value-type="float">
            <text:p>0.02314872</text:p>
          </table:table-cell>
          <table:table-cell office:value-type="float" office:value="0.008188789" calcext:value-type="float">
            <text:p>0.008188789</text:p>
          </table:table-cell>
          <table:table-cell office:value-type="float" office:value="0.006854493" calcext:value-type="float">
            <text:p>0.006854493</text:p>
          </table:table-cell>
          <table:table-cell office:value-type="float" office:value="0.01542523" calcext:value-type="float">
            <text:p>0.01542523</text:p>
          </table:table-cell>
          <table:table-cell office:value-type="float" office:value="0.01424979" calcext:value-type="float">
            <text:p>0.01424979</text:p>
          </table:table-cell>
          <table:table-cell office:value-type="float" office:value="0.01545138" calcext:value-type="float">
            <text:p>0.01545138</text:p>
          </table:table-cell>
          <table:table-cell office:value-type="float" office:value="0.01612364" calcext:value-type="float">
            <text:p>0.01612364</text:p>
          </table:table-cell>
          <table:table-cell office:value-type="float" office:value="0.01747891" calcext:value-type="float">
            <text:p>0.01747891</text:p>
          </table:table-cell>
          <table:table-cell office:value-type="float" office:value="0.005103174" calcext:value-type="float">
            <text:p>0.005103174</text:p>
          </table:table-cell>
          <table:table-cell office:value-type="float" office:value="0.004903284" calcext:value-type="float">
            <text:p>0.004903284</text:p>
          </table:table-cell>
          <table:table-cell office:value-type="float" office:value="0" calcext:value-type="float">
            <text:p>0</text:p>
          </table:table-cell>
          <table:table-cell office:value-type="float" office:value="9.266947" calcext:value-type="float">
            <text:p>9.266947</text:p>
          </table:table-cell>
          <table:table-cell office:value-type="float" office:value="0.09730501" calcext:value-type="float">
            <text:p>0.09730501</text:p>
          </table:table-cell>
          <table:table-cell office:value-type="float" office:value="0.01392408" calcext:value-type="float">
            <text:p>0.01392408</text:p>
          </table:table-cell>
          <table:table-cell office:value-type="float" office:value="0.01380084" calcext:value-type="float">
            <text:p>0.01380084</text:p>
          </table:table-cell>
          <table:table-cell office:value-type="float" office:value="0.009465517" calcext:value-type="float">
            <text:p>0.009465517</text:p>
          </table:table-cell>
          <table:table-cell office:value-type="float" office:value="0.005690019" calcext:value-type="float">
            <text:p>0.005690019</text:p>
          </table:table-cell>
          <table:table-cell office:value-type="float" office:value="0.3735232" calcext:value-type="float">
            <text:p>0.3735232</text:p>
          </table:table-cell>
          <table:table-cell office:value-type="float" office:value="0.5988103" calcext:value-type="float">
            <text:p>0.5988103</text:p>
          </table:table-cell>
          <table:table-cell office:value-type="float" office:value="0.09138224" calcext:value-type="float">
            <text:p>0.09138224</text:p>
          </table:table-cell>
          <table:table-cell office:value-type="float" office:value="0.02504293" calcext:value-type="float">
            <text:p>0.02504293</text:p>
          </table:table-cell>
          <table:table-cell office:value-type="float" office:value="0.01746237" calcext:value-type="float">
            <text:p>0.01746237</text:p>
          </table:table-cell>
          <table:table-cell office:value-type="float" office:value="0.03625827" calcext:value-type="float">
            <text:p>0.03625827</text:p>
          </table:table-cell>
          <table:table-cell office:value-type="float" office:value="0.3317986" calcext:value-type="float">
            <text:p>0.3317986</text:p>
          </table:table-cell>
          <table:table-cell office:value-type="float" office:value="0.3462573" calcext:value-type="float">
            <text:p>0.3462573</text:p>
          </table:table-cell>
          <table:table-cell office:value-type="float" office:value="0" calcext:value-type="float">
            <text:p>0</text:p>
          </table:table-cell>
          <table:table-cell office:value-type="float" office:value="4235.217" calcext:value-type="float">
            <text:p>4235.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453225" calcext:value-type="float">
            <text:p>-0.345322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8092004" calcext:value-type="float">
            <text:p>28092004</text:p>
          </table:table-cell>
          <table:table-cell office:value-type="float" office:value="15.60413" calcext:value-type="float">
            <text:p>15.60413</text:p>
          </table:table-cell>
          <table:table-cell office:value-type="float" office:value="1088.447" calcext:value-type="float">
            <text:p>1088.447</text:p>
          </table:table-cell>
          <table:table-cell office:value-type="float" office:value="0" calcext:value-type="float">
            <text:p>0</text:p>
          </table:table-cell>
          <table:table-cell office:value-type="float" office:value="-38.38612" calcext:value-type="float">
            <text:p>-38.38612</text:p>
          </table:table-cell>
          <table:table-cell office:value-type="float" office:value="0.7611052" calcext:value-type="float">
            <text:p>0.7611052</text:p>
          </table:table-cell>
          <table:table-cell office:value-type="float" office:value="0.9510705" calcext:value-type="float">
            <text:p>0.9510705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854" calcext:value-type="float">
            <text:p>0.0006012854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501463" calcext:value-type="float">
            <text:p>0.1501463</text:p>
          </table:table-cell>
          <table:table-cell office:value-type="float" office:value="-0.3015258" calcext:value-type="float">
            <text:p>-0.3015258</text:p>
          </table:table-cell>
          <table:table-cell office:value-type="float" office:value="0.001637721" calcext:value-type="float">
            <text:p>0.001637721</text:p>
          </table:table-cell>
          <table:table-cell office:value-type="float" office:value="0.0001305334" calcext:value-type="float">
            <text:p>0.0001305334</text:p>
          </table:table-cell>
          <table:table-cell office:value-type="float" office:value="12.71989" calcext:value-type="float">
            <text:p>12.71989</text:p>
          </table:table-cell>
          <table:table-cell office:value-type="float" office:value="0.2421245" calcext:value-type="float">
            <text:p>0.2421245</text:p>
          </table:table-cell>
          <table:table-cell office:value-type="float" office:value="0.04948687" calcext:value-type="float">
            <text:p>0.04948687</text:p>
          </table:table-cell>
          <table:table-cell office:value-type="float" office:value="0.03097022" calcext:value-type="float">
            <text:p>0.03097022</text:p>
          </table:table-cell>
          <table:table-cell office:value-type="float" office:value="0.02262041" calcext:value-type="float">
            <text:p>0.02262041</text:p>
          </table:table-cell>
          <table:table-cell office:value-type="float" office:value="0.02259197" calcext:value-type="float">
            <text:p>0.02259197</text:p>
          </table:table-cell>
          <table:table-cell office:value-type="float" office:value="0.008040081" calcext:value-type="float">
            <text:p>0.008040081</text:p>
          </table:table-cell>
          <table:table-cell office:value-type="float" office:value="0.00679217" calcext:value-type="float">
            <text:p>0.00679217</text:p>
          </table:table-cell>
          <table:table-cell office:value-type="float" office:value="0.01542507" calcext:value-type="float">
            <text:p>0.01542507</text:p>
          </table:table-cell>
          <table:table-cell office:value-type="float" office:value="0.01423874" calcext:value-type="float">
            <text:p>0.01423874</text:p>
          </table:table-cell>
          <table:table-cell office:value-type="float" office:value="0.01544388" calcext:value-type="float">
            <text:p>0.01544388</text:p>
          </table:table-cell>
          <table:table-cell office:value-type="float" office:value="0.01613956" calcext:value-type="float">
            <text:p>0.01613956</text:p>
          </table:table-cell>
          <table:table-cell office:value-type="float" office:value="0.01745836" calcext:value-type="float">
            <text:p>0.01745836</text:p>
          </table:table-cell>
          <table:table-cell office:value-type="float" office:value="0.005092127" calcext:value-type="float">
            <text:p>0.005092127</text:p>
          </table:table-cell>
          <table:table-cell office:value-type="float" office:value="0.004906746" calcext:value-type="float">
            <text:p>0.004906746</text:p>
          </table:table-cell>
          <table:table-cell office:value-type="float" office:value="0" calcext:value-type="float">
            <text:p>0</text:p>
          </table:table-cell>
          <table:table-cell office:value-type="float" office:value="11.73598" calcext:value-type="float">
            <text:p>11.73598</text:p>
          </table:table-cell>
          <table:table-cell office:value-type="float" office:value="0.1186228" calcext:value-type="float">
            <text:p>0.1186228</text:p>
          </table:table-cell>
          <table:table-cell office:value-type="float" office:value="0.01295755" calcext:value-type="float">
            <text:p>0.01295755</text:p>
          </table:table-cell>
          <table:table-cell office:value-type="float" office:value="0.01264068" calcext:value-type="float">
            <text:p>0.01264068</text:p>
          </table:table-cell>
          <table:table-cell office:value-type="float" office:value="0.01077104" calcext:value-type="float">
            <text:p>0.01077104</text:p>
          </table:table-cell>
          <table:table-cell office:value-type="float" office:value="0.005983151" calcext:value-type="float">
            <text:p>0.005983151</text:p>
          </table:table-cell>
          <table:table-cell office:value-type="float" office:value="0.3534604" calcext:value-type="float">
            <text:p>0.3534604</text:p>
          </table:table-cell>
          <table:table-cell office:value-type="float" office:value="0.5994396" calcext:value-type="float">
            <text:p>0.5994396</text:p>
          </table:table-cell>
          <table:table-cell office:value-type="float" office:value="0.09135996" calcext:value-type="float">
            <text:p>0.09135996</text:p>
          </table:table-cell>
          <table:table-cell office:value-type="float" office:value="0.02511005" calcext:value-type="float">
            <text:p>0.02511005</text:p>
          </table:table-cell>
          <table:table-cell office:value-type="float" office:value="0.0175813" calcext:value-type="float">
            <text:p>0.0175813</text:p>
          </table:table-cell>
          <table:table-cell office:value-type="float" office:value="0.03760822" calcext:value-type="float">
            <text:p>0.03760822</text:p>
          </table:table-cell>
          <table:table-cell office:value-type="float" office:value="0.3288417" calcext:value-type="float">
            <text:p>0.3288417</text:p>
          </table:table-cell>
          <table:table-cell office:value-type="float" office:value="0.3496077" calcext:value-type="float">
            <text:p>0.3496077</text:p>
          </table:table-cell>
          <table:table-cell office:value-type="float" office:value="0" calcext:value-type="float">
            <text:p>0</text:p>
          </table:table-cell>
          <table:table-cell office:value-type="float" office:value="3891.565" calcext:value-type="float">
            <text:p>3891.5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459963" calcext:value-type="float">
            <text:p>-0.345996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9092004" calcext:value-type="float">
            <text:p>29092004</text:p>
          </table:table-cell>
          <table:table-cell office:value-type="float" office:value="15.6207" calcext:value-type="float">
            <text:p>15.6207</text:p>
          </table:table-cell>
          <table:table-cell office:value-type="float" office:value="1088.446" calcext:value-type="float">
            <text:p>1088.446</text:p>
          </table:table-cell>
          <table:table-cell office:value-type="float" office:value="0" calcext:value-type="float">
            <text:p>0</text:p>
          </table:table-cell>
          <table:table-cell office:value-type="float" office:value="-38.66947" calcext:value-type="float">
            <text:p>-38.66947</text:p>
          </table:table-cell>
          <table:table-cell office:value-type="float" office:value="0.7420995" calcext:value-type="float">
            <text:p>0.7420995</text:p>
          </table:table-cell>
          <table:table-cell office:value-type="float" office:value="0.9456447" calcext:value-type="float">
            <text:p>0.9456447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854" calcext:value-type="float">
            <text:p>0.0006012854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493449" calcext:value-type="float">
            <text:p>0.1493449</text:p>
          </table:table-cell>
          <table:table-cell office:value-type="float" office:value="-0.3055829" calcext:value-type="float">
            <text:p>-0.3055829</text:p>
          </table:table-cell>
          <table:table-cell office:value-type="float" office:value="0.001655578" calcext:value-type="float">
            <text:p>0.001655578</text:p>
          </table:table-cell>
          <table:table-cell office:value-type="float" office:value="0.000132678" calcext:value-type="float">
            <text:p>0.000132678</text:p>
          </table:table-cell>
          <table:table-cell office:value-type="float" office:value="12.72247" calcext:value-type="float">
            <text:p>12.72247</text:p>
          </table:table-cell>
          <table:table-cell office:value-type="float" office:value="0.1891484" calcext:value-type="float">
            <text:p>0.1891484</text:p>
          </table:table-cell>
          <table:table-cell office:value-type="float" office:value="0.03963667" calcext:value-type="float">
            <text:p>0.03963667</text:p>
          </table:table-cell>
          <table:table-cell office:value-type="float" office:value="0.0283797" calcext:value-type="float">
            <text:p>0.0283797</text:p>
          </table:table-cell>
          <table:table-cell office:value-type="float" office:value="0.0213055" calcext:value-type="float">
            <text:p>0.0213055</text:p>
          </table:table-cell>
          <table:table-cell office:value-type="float" office:value="0.02142152" calcext:value-type="float">
            <text:p>0.02142152</text:p>
          </table:table-cell>
          <table:table-cell office:value-type="float" office:value="0.007770728" calcext:value-type="float">
            <text:p>0.007770728</text:p>
          </table:table-cell>
          <table:table-cell office:value-type="float" office:value="0.006700102" calcext:value-type="float">
            <text:p>0.006700102</text:p>
          </table:table-cell>
          <table:table-cell office:value-type="float" office:value="0.01542061" calcext:value-type="float">
            <text:p>0.01542061</text:p>
          </table:table-cell>
          <table:table-cell office:value-type="float" office:value="0.01422801" calcext:value-type="float">
            <text:p>0.01422801</text:p>
          </table:table-cell>
          <table:table-cell office:value-type="float" office:value="0.01543727" calcext:value-type="float">
            <text:p>0.01543727</text:p>
          </table:table-cell>
          <table:table-cell office:value-type="float" office:value="0.01614963" calcext:value-type="float">
            <text:p>0.01614963</text:p>
          </table:table-cell>
          <table:table-cell office:value-type="float" office:value="0.01743845" calcext:value-type="float">
            <text:p>0.01743845</text:p>
          </table:table-cell>
          <table:table-cell office:value-type="float" office:value="0.005083321" calcext:value-type="float">
            <text:p>0.005083321</text:p>
          </table:table-cell>
          <table:table-cell office:value-type="float" office:value="0.004907907" calcext:value-type="float">
            <text:p>0.004907907</text:p>
          </table:table-cell>
          <table:table-cell office:value-type="float" office:value="0" calcext:value-type="float">
            <text:p>0</text:p>
          </table:table-cell>
          <table:table-cell office:value-type="float" office:value="12.54955" calcext:value-type="float">
            <text:p>12.54955</text:p>
          </table:table-cell>
          <table:table-cell office:value-type="float" office:value="0.1282514" calcext:value-type="float">
            <text:p>0.1282514</text:p>
          </table:table-cell>
          <table:table-cell office:value-type="float" office:value="0.01254823" calcext:value-type="float">
            <text:p>0.01254823</text:p>
          </table:table-cell>
          <table:table-cell office:value-type="float" office:value="0.01248107" calcext:value-type="float">
            <text:p>0.01248107</text:p>
          </table:table-cell>
          <table:table-cell office:value-type="float" office:value="0.01120054" calcext:value-type="float">
            <text:p>0.01120054</text:p>
          </table:table-cell>
          <table:table-cell office:value-type="float" office:value="0.006502501" calcext:value-type="float">
            <text:p>0.006502501</text:p>
          </table:table-cell>
          <table:table-cell office:value-type="float" office:value="0.336276" calcext:value-type="float">
            <text:p>0.336276</text:p>
          </table:table-cell>
          <table:table-cell office:value-type="float" office:value="0.599983" calcext:value-type="float">
            <text:p>0.599983</text:p>
          </table:table-cell>
          <table:table-cell office:value-type="float" office:value="0.09133846" calcext:value-type="float">
            <text:p>0.09133846</text:p>
          </table:table-cell>
          <table:table-cell office:value-type="float" office:value="0.02513423" calcext:value-type="float">
            <text:p>0.02513423</text:p>
          </table:table-cell>
          <table:table-cell office:value-type="float" office:value="0.01765865" calcext:value-type="float">
            <text:p>0.01765865</text:p>
          </table:table-cell>
          <table:table-cell office:value-type="float" office:value="0.03891952" calcext:value-type="float">
            <text:p>0.03891952</text:p>
          </table:table-cell>
          <table:table-cell office:value-type="float" office:value="0.3266705" calcext:value-type="float">
            <text:p>0.3266705</text:p>
          </table:table-cell>
          <table:table-cell office:value-type="float" office:value="0.3521636" calcext:value-type="float">
            <text:p>0.3521636</text:p>
          </table:table-cell>
          <table:table-cell office:value-type="float" office:value="0" calcext:value-type="float">
            <text:p>0</text:p>
          </table:table-cell>
          <table:table-cell office:value-type="float" office:value="3793.74" calcext:value-type="float">
            <text:p>3793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47316" calcext:value-type="float">
            <text:p>-0.34731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0092004" calcext:value-type="float">
            <text:p>30092004</text:p>
          </table:table-cell>
          <table:table-cell office:value-type="float" office:value="15.64594" calcext:value-type="float">
            <text:p>15.64594</text:p>
          </table:table-cell>
          <table:table-cell office:value-type="float" office:value="1088.442" calcext:value-type="float">
            <text:p>1088.442</text:p>
          </table:table-cell>
          <table:table-cell office:value-type="float" office:value="0" calcext:value-type="float">
            <text:p>0</text:p>
          </table:table-cell>
          <table:table-cell office:value-type="float" office:value="-38.94204" calcext:value-type="float">
            <text:p>-38.94204</text:p>
          </table:table-cell>
          <table:table-cell office:value-type="float" office:value="0.7806724" calcext:value-type="float">
            <text:p>0.7806724</text:p>
          </table:table-cell>
          <table:table-cell office:value-type="float" office:value="0.9253611" calcext:value-type="float">
            <text:p>0.9253611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854" calcext:value-type="float">
            <text:p>0.0006012854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493291" calcext:value-type="float">
            <text:p>0.1493291</text:p>
          </table:table-cell>
          <table:table-cell office:value-type="float" office:value="-0.3074374" calcext:value-type="float">
            <text:p>-0.3074374</text:p>
          </table:table-cell>
          <table:table-cell office:value-type="float" office:value="0.001674928" calcext:value-type="float">
            <text:p>0.001674928</text:p>
          </table:table-cell>
          <table:table-cell office:value-type="float" office:value="0.000134818" calcext:value-type="float">
            <text:p>0.000134818</text:p>
          </table:table-cell>
          <table:table-cell office:value-type="float" office:value="12.62914" calcext:value-type="float">
            <text:p>12.62914</text:p>
          </table:table-cell>
          <table:table-cell office:value-type="float" office:value="0.1926388" calcext:value-type="float">
            <text:p>0.1926388</text:p>
          </table:table-cell>
          <table:table-cell office:value-type="float" office:value="0.03662421" calcext:value-type="float">
            <text:p>0.03662421</text:p>
          </table:table-cell>
          <table:table-cell office:value-type="float" office:value="0.0290371" calcext:value-type="float">
            <text:p>0.0290371</text:p>
          </table:table-cell>
          <table:table-cell office:value-type="float" office:value="0.02152231" calcext:value-type="float">
            <text:p>0.02152231</text:p>
          </table:table-cell>
          <table:table-cell office:value-type="float" office:value="0.02135933" calcext:value-type="float">
            <text:p>0.02135933</text:p>
          </table:table-cell>
          <table:table-cell office:value-type="float" office:value="0.007710135" calcext:value-type="float">
            <text:p>0.007710135</text:p>
          </table:table-cell>
          <table:table-cell office:value-type="float" office:value="0.006628073" calcext:value-type="float">
            <text:p>0.006628073</text:p>
          </table:table-cell>
          <table:table-cell office:value-type="float" office:value="0.01542709" calcext:value-type="float">
            <text:p>0.01542709</text:p>
          </table:table-cell>
          <table:table-cell office:value-type="float" office:value="0.01421522" calcext:value-type="float">
            <text:p>0.01421522</text:p>
          </table:table-cell>
          <table:table-cell office:value-type="float" office:value="0.01542965" calcext:value-type="float">
            <text:p>0.01542965</text:p>
          </table:table-cell>
          <table:table-cell office:value-type="float" office:value="0.01615212" calcext:value-type="float">
            <text:p>0.01615212</text:p>
          </table:table-cell>
          <table:table-cell office:value-type="float" office:value="0.01742021" calcext:value-type="float">
            <text:p>0.01742021</text:p>
          </table:table-cell>
          <table:table-cell office:value-type="float" office:value="0.005076629" calcext:value-type="float">
            <text:p>0.005076629</text:p>
          </table:table-cell>
          <table:table-cell office:value-type="float" office:value="0.004906962" calcext:value-type="float">
            <text:p>0.004906962</text:p>
          </table:table-cell>
          <table:table-cell office:value-type="float" office:value="0" calcext:value-type="float">
            <text:p>0</text:p>
          </table:table-cell>
          <table:table-cell office:value-type="float" office:value="12.51586" calcext:value-type="float">
            <text:p>12.51586</text:p>
          </table:table-cell>
          <table:table-cell office:value-type="float" office:value="0.09720922" calcext:value-type="float">
            <text:p>0.09720922</text:p>
          </table:table-cell>
          <table:table-cell office:value-type="float" office:value="0.01099811" calcext:value-type="float">
            <text:p>0.01099811</text:p>
          </table:table-cell>
          <table:table-cell office:value-type="float" office:value="0.01146446" calcext:value-type="float">
            <text:p>0.01146446</text:p>
          </table:table-cell>
          <table:table-cell office:value-type="float" office:value="0.01052328" calcext:value-type="float">
            <text:p>0.01052328</text:p>
          </table:table-cell>
          <table:table-cell office:value-type="float" office:value="0.006757323" calcext:value-type="float">
            <text:p>0.006757323</text:p>
          </table:table-cell>
          <table:table-cell office:value-type="float" office:value="0.3200799" calcext:value-type="float">
            <text:p>0.3200799</text:p>
          </table:table-cell>
          <table:table-cell office:value-type="float" office:value="0.6004728" calcext:value-type="float">
            <text:p>0.6004728</text:p>
          </table:table-cell>
          <table:table-cell office:value-type="float" office:value="0.09131344" calcext:value-type="float">
            <text:p>0.09131344</text:p>
          </table:table-cell>
          <table:table-cell office:value-type="float" office:value="0.0251253" calcext:value-type="float">
            <text:p>0.0251253</text:p>
          </table:table-cell>
          <table:table-cell office:value-type="float" office:value="0.01770983" calcext:value-type="float">
            <text:p>0.01770983</text:p>
          </table:table-cell>
          <table:table-cell office:value-type="float" office:value="0.04031476" calcext:value-type="float">
            <text:p>0.04031476</text:p>
          </table:table-cell>
          <table:table-cell office:value-type="float" office:value="0.3251462" calcext:value-type="float">
            <text:p>0.3251462</text:p>
          </table:table-cell>
          <table:table-cell office:value-type="float" office:value="0.3525792" calcext:value-type="float">
            <text:p>0.3525792</text:p>
          </table:table-cell>
          <table:table-cell office:value-type="float" office:value="0" calcext:value-type="float">
            <text:p>0</text:p>
          </table:table-cell>
          <table:table-cell office:value-type="float" office:value="3945.758" calcext:value-type="float">
            <text:p>3945.7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475848" calcext:value-type="float">
            <text:p>-0.347584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02004" calcext:value-type="float">
            <text:p>1102004</text:p>
          </table:table-cell>
          <table:table-cell office:value-type="float" office:value="15.68873" calcext:value-type="float">
            <text:p>15.68873</text:p>
          </table:table-cell>
          <table:table-cell office:value-type="float" office:value="1088.432" calcext:value-type="float">
            <text:p>1088.432</text:p>
          </table:table-cell>
          <table:table-cell office:value-type="float" office:value="0" calcext:value-type="float">
            <text:p>0</text:p>
          </table:table-cell>
          <table:table-cell office:value-type="float" office:value="-39.23745" calcext:value-type="float">
            <text:p>-39.23745</text:p>
          </table:table-cell>
          <table:table-cell office:value-type="float" office:value="0.7747343" calcext:value-type="float">
            <text:p>0.7747343</text:p>
          </table:table-cell>
          <table:table-cell office:value-type="float" office:value="0.9194366" calcext:value-type="float">
            <text:p>0.9194366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854" calcext:value-type="float">
            <text:p>0.0006012854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493299" calcext:value-type="float">
            <text:p>0.1493299</text:p>
          </table:table-cell>
          <table:table-cell office:value-type="float" office:value="-0.3101664" calcext:value-type="float">
            <text:p>-0.3101664</text:p>
          </table:table-cell>
          <table:table-cell office:value-type="float" office:value="0.001701142" calcext:value-type="float">
            <text:p>0.001701142</text:p>
          </table:table-cell>
          <table:table-cell office:value-type="float" office:value="0.0001369449" calcext:value-type="float">
            <text:p>0.0001369449</text:p>
          </table:table-cell>
          <table:table-cell office:value-type="float" office:value="12.62444" calcext:value-type="float">
            <text:p>12.62444</text:p>
          </table:table-cell>
          <table:table-cell office:value-type="float" office:value="0.1470629" calcext:value-type="float">
            <text:p>0.1470629</text:p>
          </table:table-cell>
          <table:table-cell office:value-type="float" office:value="0.02953941" calcext:value-type="float">
            <text:p>0.02953941</text:p>
          </table:table-cell>
          <table:table-cell office:value-type="float" office:value="0.02630813" calcext:value-type="float">
            <text:p>0.02630813</text:p>
          </table:table-cell>
          <table:table-cell office:value-type="float" office:value="0.02054362" calcext:value-type="float">
            <text:p>0.02054362</text:p>
          </table:table-cell>
          <table:table-cell office:value-type="float" office:value="0.02076447" calcext:value-type="float">
            <text:p>0.02076447</text:p>
          </table:table-cell>
          <table:table-cell office:value-type="float" office:value="0.007651197" calcext:value-type="float">
            <text:p>0.007651197</text:p>
          </table:table-cell>
          <table:table-cell office:value-type="float" office:value="0.00658947" calcext:value-type="float">
            <text:p>0.00658947</text:p>
          </table:table-cell>
          <table:table-cell office:value-type="float" office:value="0.01544501" calcext:value-type="float">
            <text:p>0.01544501</text:p>
          </table:table-cell>
          <table:table-cell office:value-type="float" office:value="0.01420579" calcext:value-type="float">
            <text:p>0.01420579</text:p>
          </table:table-cell>
          <table:table-cell office:value-type="float" office:value="0.01542439" calcext:value-type="float">
            <text:p>0.01542439</text:p>
          </table:table-cell>
          <table:table-cell office:value-type="float" office:value="0.01615189" calcext:value-type="float">
            <text:p>0.01615189</text:p>
          </table:table-cell>
          <table:table-cell office:value-type="float" office:value="0.01740461" calcext:value-type="float">
            <text:p>0.01740461</text:p>
          </table:table-cell>
          <table:table-cell office:value-type="float" office:value="0.005071218" calcext:value-type="float">
            <text:p>0.005071218</text:p>
          </table:table-cell>
          <table:table-cell office:value-type="float" office:value="0.004904856" calcext:value-type="float">
            <text:p>0.004904856</text:p>
          </table:table-cell>
          <table:table-cell office:value-type="float" office:value="0" calcext:value-type="float">
            <text:p>0</text:p>
          </table:table-cell>
          <table:table-cell office:value-type="float" office:value="13.28861" calcext:value-type="float">
            <text:p>13.28861</text:p>
          </table:table-cell>
          <table:table-cell office:value-type="float" office:value="0.1205331" calcext:value-type="float">
            <text:p>0.1205331</text:p>
          </table:table-cell>
          <table:table-cell office:value-type="float" office:value="0.01063989" calcext:value-type="float">
            <text:p>0.01063989</text:p>
          </table:table-cell>
          <table:table-cell office:value-type="float" office:value="0.01100229" calcext:value-type="float">
            <text:p>0.01100229</text:p>
          </table:table-cell>
          <table:table-cell office:value-type="float" office:value="0.01008888" calcext:value-type="float">
            <text:p>0.01008888</text:p>
          </table:table-cell>
          <table:table-cell office:value-type="float" office:value="0.006804218" calcext:value-type="float">
            <text:p>0.006804218</text:p>
          </table:table-cell>
          <table:table-cell office:value-type="float" office:value="0.3039388" calcext:value-type="float">
            <text:p>0.3039388</text:p>
          </table:table-cell>
          <table:table-cell office:value-type="float" office:value="0.6009227" calcext:value-type="float">
            <text:p>0.6009227</text:p>
          </table:table-cell>
          <table:table-cell office:value-type="float" office:value="0.09129401" calcext:value-type="float">
            <text:p>0.09129401</text:p>
          </table:table-cell>
          <table:table-cell office:value-type="float" office:value="0.02513486" calcext:value-type="float">
            <text:p>0.02513486</text:p>
          </table:table-cell>
          <table:table-cell office:value-type="float" office:value="0.01776651" calcext:value-type="float">
            <text:p>0.01776651</text:p>
          </table:table-cell>
          <table:table-cell office:value-type="float" office:value="0.04158586" calcext:value-type="float">
            <text:p>0.04158586</text:p>
          </table:table-cell>
          <table:table-cell office:value-type="float" office:value="0.3241033" calcext:value-type="float">
            <text:p>0.3241033</text:p>
          </table:table-cell>
          <table:table-cell office:value-type="float" office:value="0.3525844" calcext:value-type="float">
            <text:p>0.3525844</text:p>
          </table:table-cell>
          <table:table-cell office:value-type="float" office:value="0" calcext:value-type="float">
            <text:p>0</text:p>
          </table:table-cell>
          <table:table-cell office:value-type="float" office:value="3889.54" calcext:value-type="float">
            <text:p>3889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480734" calcext:value-type="float">
            <text:p>-0.348073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102004" calcext:value-type="float">
            <text:p>2102004</text:p>
          </table:table-cell>
          <table:table-cell office:value-type="float" office:value="15.7378" calcext:value-type="float">
            <text:p>15.7378</text:p>
          </table:table-cell>
          <table:table-cell office:value-type="float" office:value="1088.421" calcext:value-type="float">
            <text:p>1088.421</text:p>
          </table:table-cell>
          <table:table-cell office:value-type="float" office:value="0" calcext:value-type="float">
            <text:p>0</text:p>
          </table:table-cell>
          <table:table-cell office:value-type="float" office:value="-39.51543" calcext:value-type="float">
            <text:p>-39.51543</text:p>
          </table:table-cell>
          <table:table-cell office:value-type="float" office:value="0.7896087" calcext:value-type="float">
            <text:p>0.7896087</text:p>
          </table:table-cell>
          <table:table-cell office:value-type="float" office:value="0.9073105" calcext:value-type="float">
            <text:p>0.9073105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854" calcext:value-type="float">
            <text:p>0.0006012854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489065" calcext:value-type="float">
            <text:p>0.1489065</text:p>
          </table:table-cell>
          <table:table-cell office:value-type="float" office:value="-0.3107641" calcext:value-type="float">
            <text:p>-0.3107641</text:p>
          </table:table-cell>
          <table:table-cell office:value-type="float" office:value="0.00172771" calcext:value-type="float">
            <text:p>0.00172771</text:p>
          </table:table-cell>
          <table:table-cell office:value-type="float" office:value="0.0001390888" calcext:value-type="float">
            <text:p>0.0001390888</text:p>
          </table:table-cell>
          <table:table-cell office:value-type="float" office:value="12.59033" calcext:value-type="float">
            <text:p>12.59033</text:p>
          </table:table-cell>
          <table:table-cell office:value-type="float" office:value="0.1324657" calcext:value-type="float">
            <text:p>0.1324657</text:p>
          </table:table-cell>
          <table:table-cell office:value-type="float" office:value="0.02556542" calcext:value-type="float">
            <text:p>0.02556542</text:p>
          </table:table-cell>
          <table:table-cell office:value-type="float" office:value="0.02384408" calcext:value-type="float">
            <text:p>0.02384408</text:p>
          </table:table-cell>
          <table:table-cell office:value-type="float" office:value="0.01888966" calcext:value-type="float">
            <text:p>0.01888966</text:p>
          </table:table-cell>
          <table:table-cell office:value-type="float" office:value="0.01920049" calcext:value-type="float">
            <text:p>0.01920049</text:p>
          </table:table-cell>
          <table:table-cell office:value-type="float" office:value="0.007306599" calcext:value-type="float">
            <text:p>0.007306599</text:p>
          </table:table-cell>
          <table:table-cell office:value-type="float" office:value="0.006488574" calcext:value-type="float">
            <text:p>0.006488574</text:p>
          </table:table-cell>
          <table:table-cell office:value-type="float" office:value="0.01545681" calcext:value-type="float">
            <text:p>0.01545681</text:p>
          </table:table-cell>
          <table:table-cell office:value-type="float" office:value="0.01419598" calcext:value-type="float">
            <text:p>0.01419598</text:p>
          </table:table-cell>
          <table:table-cell office:value-type="float" office:value="0.01541972" calcext:value-type="float">
            <text:p>0.01541972</text:p>
          </table:table-cell>
          <table:table-cell office:value-type="float" office:value="0.01615217" calcext:value-type="float">
            <text:p>0.01615217</text:p>
          </table:table-cell>
          <table:table-cell office:value-type="float" office:value="0.01739277" calcext:value-type="float">
            <text:p>0.01739277</text:p>
          </table:table-cell>
          <table:table-cell office:value-type="float" office:value="0.005084226" calcext:value-type="float">
            <text:p>0.005084226</text:p>
          </table:table-cell>
          <table:table-cell office:value-type="float" office:value="0.004884114" calcext:value-type="float">
            <text:p>0.004884114</text:p>
          </table:table-cell>
          <table:table-cell office:value-type="float" office:value="0" calcext:value-type="float">
            <text:p>0</text:p>
          </table:table-cell>
          <table:table-cell office:value-type="float" office:value="13.21538" calcext:value-type="float">
            <text:p>13.21538</text:p>
          </table:table-cell>
          <table:table-cell office:value-type="float" office:value="0.1507229" calcext:value-type="float">
            <text:p>0.1507229</text:p>
          </table:table-cell>
          <table:table-cell office:value-type="float" office:value="0.0111999" calcext:value-type="float">
            <text:p>0.0111999</text:p>
          </table:table-cell>
          <table:table-cell office:value-type="float" office:value="0.01155779" calcext:value-type="float">
            <text:p>0.01155779</text:p>
          </table:table-cell>
          <table:table-cell office:value-type="float" office:value="0.01024586" calcext:value-type="float">
            <text:p>0.01024586</text:p>
          </table:table-cell>
          <table:table-cell office:value-type="float" office:value="0.007533755" calcext:value-type="float">
            <text:p>0.007533755</text:p>
          </table:table-cell>
          <table:table-cell office:value-type="float" office:value="0.2899692" calcext:value-type="float">
            <text:p>0.2899692</text:p>
          </table:table-cell>
          <table:table-cell office:value-type="float" office:value="0.6013057" calcext:value-type="float">
            <text:p>0.6013057</text:p>
          </table:table-cell>
          <table:table-cell office:value-type="float" office:value="0.09127335" calcext:value-type="float">
            <text:p>0.09127335</text:p>
          </table:table-cell>
          <table:table-cell office:value-type="float" office:value="0.02514157" calcext:value-type="float">
            <text:p>0.02514157</text:p>
          </table:table-cell>
          <table:table-cell office:value-type="float" office:value="0.01782604" calcext:value-type="float">
            <text:p>0.01782604</text:p>
          </table:table-cell>
          <table:table-cell office:value-type="float" office:value="0.04293124" calcext:value-type="float">
            <text:p>0.04293124</text:p>
          </table:table-cell>
          <table:table-cell office:value-type="float" office:value="0.32973" calcext:value-type="float">
            <text:p>0.32973</text:p>
          </table:table-cell>
          <table:table-cell office:value-type="float" office:value="0.3465423" calcext:value-type="float">
            <text:p>0.3465423</text:p>
          </table:table-cell>
          <table:table-cell office:value-type="float" office:value="0" calcext:value-type="float">
            <text:p>0</text:p>
          </table:table-cell>
          <table:table-cell office:value-type="float" office:value="3925.802" calcext:value-type="float">
            <text:p>3925.8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481974" calcext:value-type="float">
            <text:p>-0.348197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102004" calcext:value-type="float">
            <text:p>3102004</text:p>
          </table:table-cell>
          <table:table-cell office:value-type="float" office:value="15.823" calcext:value-type="float">
            <text:p>15.823</text:p>
          </table:table-cell>
          <table:table-cell office:value-type="float" office:value="1088.413" calcext:value-type="float">
            <text:p>1088.413</text:p>
          </table:table-cell>
          <table:table-cell office:value-type="float" office:value="0" calcext:value-type="float">
            <text:p>0</text:p>
          </table:table-cell>
          <table:table-cell office:value-type="float" office:value="-39.7793" calcext:value-type="float">
            <text:p>-39.7793</text:p>
          </table:table-cell>
          <table:table-cell office:value-type="float" office:value="0.8232949" calcext:value-type="float">
            <text:p>0.8232949</text:p>
          </table:table-cell>
          <table:table-cell office:value-type="float" office:value="0.8923399" calcext:value-type="float">
            <text:p>0.8923399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854" calcext:value-type="float">
            <text:p>0.0006012854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48073" calcext:value-type="float">
            <text:p>0.148073</text:p>
          </table:table-cell>
          <table:table-cell office:value-type="float" office:value="-0.3110531" calcext:value-type="float">
            <text:p>-0.3110531</text:p>
          </table:table-cell>
          <table:table-cell office:value-type="float" office:value="0.001750739" calcext:value-type="float">
            <text:p>0.001750739</text:p>
          </table:table-cell>
          <table:table-cell office:value-type="float" office:value="0.0001412178" calcext:value-type="float">
            <text:p>0.0001412178</text:p>
          </table:table-cell>
          <table:table-cell office:value-type="float" office:value="12.51151" calcext:value-type="float">
            <text:p>12.51151</text:p>
          </table:table-cell>
          <table:table-cell office:value-type="float" office:value="0.1382633" calcext:value-type="float">
            <text:p>0.1382633</text:p>
          </table:table-cell>
          <table:table-cell office:value-type="float" office:value="0.0259926" calcext:value-type="float">
            <text:p>0.0259926</text:p>
          </table:table-cell>
          <table:table-cell office:value-type="float" office:value="0.02462747" calcext:value-type="float">
            <text:p>0.02462747</text:p>
          </table:table-cell>
          <table:table-cell office:value-type="float" office:value="0.01903402" calcext:value-type="float">
            <text:p>0.01903402</text:p>
          </table:table-cell>
          <table:table-cell office:value-type="float" office:value="0.01906116" calcext:value-type="float">
            <text:p>0.01906116</text:p>
          </table:table-cell>
          <table:table-cell office:value-type="float" office:value="0.007224591" calcext:value-type="float">
            <text:p>0.007224591</text:p>
          </table:table-cell>
          <table:table-cell office:value-type="float" office:value="0.006409904" calcext:value-type="float">
            <text:p>0.006409904</text:p>
          </table:table-cell>
          <table:table-cell office:value-type="float" office:value="0.01546853" calcext:value-type="float">
            <text:p>0.01546853</text:p>
          </table:table-cell>
          <table:table-cell office:value-type="float" office:value="0.01418143" calcext:value-type="float">
            <text:p>0.01418143</text:p>
          </table:table-cell>
          <table:table-cell office:value-type="float" office:value="0.01541509" calcext:value-type="float">
            <text:p>0.01541509</text:p>
          </table:table-cell>
          <table:table-cell office:value-type="float" office:value="0.01615113" calcext:value-type="float">
            <text:p>0.01615113</text:p>
          </table:table-cell>
          <table:table-cell office:value-type="float" office:value="0.01738486" calcext:value-type="float">
            <text:p>0.01738486</text:p>
          </table:table-cell>
          <table:table-cell office:value-type="float" office:value="0.005074669" calcext:value-type="float">
            <text:p>0.005074669</text:p>
          </table:table-cell>
          <table:table-cell office:value-type="float" office:value="0.004886068" calcext:value-type="float">
            <text:p>0.004886068</text:p>
          </table:table-cell>
          <table:table-cell office:value-type="float" office:value="0" calcext:value-type="float">
            <text:p>0</text:p>
          </table:table-cell>
          <table:table-cell office:value-type="float" office:value="13.01292" calcext:value-type="float">
            <text:p>13.01292</text:p>
          </table:table-cell>
          <table:table-cell office:value-type="float" office:value="0.1012402" calcext:value-type="float">
            <text:p>0.1012402</text:p>
          </table:table-cell>
          <table:table-cell office:value-type="float" office:value="0.009999322" calcext:value-type="float">
            <text:p>0.009999322</text:p>
          </table:table-cell>
          <table:table-cell office:value-type="float" office:value="0.01064177" calcext:value-type="float">
            <text:p>0.01064177</text:p>
          </table:table-cell>
          <table:table-cell office:value-type="float" office:value="0.009573355" calcext:value-type="float">
            <text:p>0.009573355</text:p>
          </table:table-cell>
          <table:table-cell office:value-type="float" office:value="0.007905637" calcext:value-type="float">
            <text:p>0.007905637</text:p>
          </table:table-cell>
          <table:table-cell office:value-type="float" office:value="0.276928" calcext:value-type="float">
            <text:p>0.276928</text:p>
          </table:table-cell>
          <table:table-cell office:value-type="float" office:value="0.6016825" calcext:value-type="float">
            <text:p>0.6016825</text:p>
          </table:table-cell>
          <table:table-cell office:value-type="float" office:value="0.09124438" calcext:value-type="float">
            <text:p>0.09124438</text:p>
          </table:table-cell>
          <table:table-cell office:value-type="float" office:value="0.02514184" calcext:value-type="float">
            <text:p>0.02514184</text:p>
          </table:table-cell>
          <table:table-cell office:value-type="float" office:value="0.01788923" calcext:value-type="float">
            <text:p>0.01788923</text:p>
          </table:table-cell>
          <table:table-cell office:value-type="float" office:value="0.04427809" calcext:value-type="float">
            <text:p>0.04427809</text:p>
          </table:table-cell>
          <table:table-cell office:value-type="float" office:value="0.3271839" calcext:value-type="float">
            <text:p>0.3271839</text:p>
          </table:table-cell>
          <table:table-cell office:value-type="float" office:value="0.3493702" calcext:value-type="float">
            <text:p>0.3493702</text:p>
          </table:table-cell>
          <table:table-cell office:value-type="float" office:value="0" calcext:value-type="float">
            <text:p>0</text:p>
          </table:table-cell>
          <table:table-cell office:value-type="float" office:value="3999.663" calcext:value-type="float">
            <text:p>3999.6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482608" calcext:value-type="float">
            <text:p>-0.348260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102004" calcext:value-type="float">
            <text:p>4102004</text:p>
          </table:table-cell>
          <table:table-cell office:value-type="float" office:value="15.86063" calcext:value-type="float">
            <text:p>15.86063</text:p>
          </table:table-cell>
          <table:table-cell office:value-type="float" office:value="1088.4" calcext:value-type="float">
            <text:p>1088.4</text:p>
          </table:table-cell>
          <table:table-cell office:value-type="float" office:value="0" calcext:value-type="float">
            <text:p>0</text:p>
          </table:table-cell>
          <table:table-cell office:value-type="float" office:value="-40.12512" calcext:value-type="float">
            <text:p>-40.12512</text:p>
          </table:table-cell>
          <table:table-cell office:value-type="float" office:value="0.8381127" calcext:value-type="float">
            <text:p>0.8381127</text:p>
          </table:table-cell>
          <table:table-cell office:value-type="float" office:value="0.8804603" calcext:value-type="float">
            <text:p>0.8804603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854" calcext:value-type="float">
            <text:p>0.0006012854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472683" calcext:value-type="float">
            <text:p>0.1472683</text:p>
          </table:table-cell>
          <table:table-cell office:value-type="float" office:value="-0.3111706" calcext:value-type="float">
            <text:p>-0.3111706</text:p>
          </table:table-cell>
          <table:table-cell office:value-type="float" office:value="0.001777671" calcext:value-type="float">
            <text:p>0.001777671</text:p>
          </table:table-cell>
          <table:table-cell office:value-type="float" office:value="0.0001433162" calcext:value-type="float">
            <text:p>0.0001433162</text:p>
          </table:table-cell>
          <table:table-cell office:value-type="float" office:value="12.47444" calcext:value-type="float">
            <text:p>12.47444</text:p>
          </table:table-cell>
          <table:table-cell office:value-type="float" office:value="0.1197899" calcext:value-type="float">
            <text:p>0.1197899</text:p>
          </table:table-cell>
          <table:table-cell office:value-type="float" office:value="0.02385909" calcext:value-type="float">
            <text:p>0.02385909</text:p>
          </table:table-cell>
          <table:table-cell office:value-type="float" office:value="0.02360051" calcext:value-type="float">
            <text:p>0.02360051</text:p>
          </table:table-cell>
          <table:table-cell office:value-type="float" office:value="0.01852015" calcext:value-type="float">
            <text:p>0.01852015</text:p>
          </table:table-cell>
          <table:table-cell office:value-type="float" office:value="0.01868489" calcext:value-type="float">
            <text:p>0.01868489</text:p>
          </table:table-cell>
          <table:table-cell office:value-type="float" office:value="0.00715949" calcext:value-type="float">
            <text:p>0.00715949</text:p>
          </table:table-cell>
          <table:table-cell office:value-type="float" office:value="0.006356224" calcext:value-type="float">
            <text:p>0.006356224</text:p>
          </table:table-cell>
          <table:table-cell office:value-type="float" office:value="0.01549075" calcext:value-type="float">
            <text:p>0.01549075</text:p>
          </table:table-cell>
          <table:table-cell office:value-type="float" office:value="0.01416868" calcext:value-type="float">
            <text:p>0.01416868</text:p>
          </table:table-cell>
          <table:table-cell office:value-type="float" office:value="0.01541161" calcext:value-type="float">
            <text:p>0.01541161</text:p>
          </table:table-cell>
          <table:table-cell office:value-type="float" office:value="0.01615223" calcext:value-type="float">
            <text:p>0.01615223</text:p>
          </table:table-cell>
          <table:table-cell office:value-type="float" office:value="0.01737938" calcext:value-type="float">
            <text:p>0.01737938</text:p>
          </table:table-cell>
          <table:table-cell office:value-type="float" office:value="0.005066896" calcext:value-type="float">
            <text:p>0.005066896</text:p>
          </table:table-cell>
          <table:table-cell office:value-type="float" office:value="0.004886314" calcext:value-type="float">
            <text:p>0.004886314</text:p>
          </table:table-cell>
          <table:table-cell office:value-type="float" office:value="0" calcext:value-type="float">
            <text:p>0</text:p>
          </table:table-cell>
          <table:table-cell office:value-type="float" office:value="12.6339" calcext:value-type="float">
            <text:p>12.6339</text:p>
          </table:table-cell>
          <table:table-cell office:value-type="float" office:value="0.1027926" calcext:value-type="float">
            <text:p>0.1027926</text:p>
          </table:table-cell>
          <table:table-cell office:value-type="float" office:value="0.009520522" calcext:value-type="float">
            <text:p>0.009520522</text:p>
          </table:table-cell>
          <table:table-cell office:value-type="float" office:value="0.01003502" calcext:value-type="float">
            <text:p>0.01003502</text:p>
          </table:table-cell>
          <table:table-cell office:value-type="float" office:value="0.009059885" calcext:value-type="float">
            <text:p>0.009059885</text:p>
          </table:table-cell>
          <table:table-cell office:value-type="float" office:value="0.008083179" calcext:value-type="float">
            <text:p>0.008083179</text:p>
          </table:table-cell>
          <table:table-cell office:value-type="float" office:value="0.2640187" calcext:value-type="float">
            <text:p>0.2640187</text:p>
          </table:table-cell>
          <table:table-cell office:value-type="float" office:value="0.6020277" calcext:value-type="float">
            <text:p>0.6020277</text:p>
          </table:table-cell>
          <table:table-cell office:value-type="float" office:value="0.09121996" calcext:value-type="float">
            <text:p>0.09121996</text:p>
          </table:table-cell>
          <table:table-cell office:value-type="float" office:value="0.02515264" calcext:value-type="float">
            <text:p>0.02515264</text:p>
          </table:table-cell>
          <table:table-cell office:value-type="float" office:value="0.01799234" calcext:value-type="float">
            <text:p>0.01799234</text:p>
          </table:table-cell>
          <table:table-cell office:value-type="float" office:value="0.04546235" calcext:value-type="float">
            <text:p>0.04546235</text:p>
          </table:table-cell>
          <table:table-cell office:value-type="float" office:value="0.3252954" calcext:value-type="float">
            <text:p>0.3252954</text:p>
          </table:table-cell>
          <table:table-cell office:value-type="float" office:value="0.3516152" calcext:value-type="float">
            <text:p>0.3516152</text:p>
          </table:table-cell>
          <table:table-cell office:value-type="float" office:value="0" calcext:value-type="float">
            <text:p>0</text:p>
          </table:table-cell>
          <table:table-cell office:value-type="float" office:value="4045.966" calcext:value-type="float">
            <text:p>4045.9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483121" calcext:value-type="float">
            <text:p>-0.348312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102004" calcext:value-type="float">
            <text:p>5102004</text:p>
          </table:table-cell>
          <table:table-cell office:value-type="float" office:value="15.85139" calcext:value-type="float">
            <text:p>15.85139</text:p>
          </table:table-cell>
          <table:table-cell office:value-type="float" office:value="1088.389" calcext:value-type="float">
            <text:p>1088.389</text:p>
          </table:table-cell>
          <table:table-cell office:value-type="float" office:value="0" calcext:value-type="float">
            <text:p>0</text:p>
          </table:table-cell>
          <table:table-cell office:value-type="float" office:value="-40.24329" calcext:value-type="float">
            <text:p>-40.24329</text:p>
          </table:table-cell>
          <table:table-cell office:value-type="float" office:value="0.8623767" calcext:value-type="float">
            <text:p>0.8623767</text:p>
          </table:table-cell>
          <table:table-cell office:value-type="float" office:value="0.8679561" calcext:value-type="float">
            <text:p>0.8679561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854" calcext:value-type="float">
            <text:p>0.0006012854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470944" calcext:value-type="float">
            <text:p>0.1470944</text:p>
          </table:table-cell>
          <table:table-cell office:value-type="float" office:value="-0.3113037" calcext:value-type="float">
            <text:p>-0.3113037</text:p>
          </table:table-cell>
          <table:table-cell office:value-type="float" office:value="0.00180307" calcext:value-type="float">
            <text:p>0.00180307</text:p>
          </table:table-cell>
          <table:table-cell office:value-type="float" office:value="0.000145395" calcext:value-type="float">
            <text:p>0.000145395</text:p>
          </table:table-cell>
          <table:table-cell office:value-type="float" office:value="12.4156" calcext:value-type="float">
            <text:p>12.4156</text:p>
          </table:table-cell>
          <table:table-cell office:value-type="float" office:value="0.1221495" calcext:value-type="float">
            <text:p>0.1221495</text:p>
          </table:table-cell>
          <table:table-cell office:value-type="float" office:value="0.02479251" calcext:value-type="float">
            <text:p>0.02479251</text:p>
          </table:table-cell>
          <table:table-cell office:value-type="float" office:value="0.02434215" calcext:value-type="float">
            <text:p>0.02434215</text:p>
          </table:table-cell>
          <table:table-cell office:value-type="float" office:value="0.0186847" calcext:value-type="float">
            <text:p>0.0186847</text:p>
          </table:table-cell>
          <table:table-cell office:value-type="float" office:value="0.01867888" calcext:value-type="float">
            <text:p>0.01867888</text:p>
          </table:table-cell>
          <table:table-cell office:value-type="float" office:value="0.007126043" calcext:value-type="float">
            <text:p>0.007126043</text:p>
          </table:table-cell>
          <table:table-cell office:value-type="float" office:value="0.006292309" calcext:value-type="float">
            <text:p>0.006292309</text:p>
          </table:table-cell>
          <table:table-cell office:value-type="float" office:value="0.01550119" calcext:value-type="float">
            <text:p>0.01550119</text:p>
          </table:table-cell>
          <table:table-cell office:value-type="float" office:value="0.01415487" calcext:value-type="float">
            <text:p>0.01415487</text:p>
          </table:table-cell>
          <table:table-cell office:value-type="float" office:value="0.01540207" calcext:value-type="float">
            <text:p>0.01540207</text:p>
          </table:table-cell>
          <table:table-cell office:value-type="float" office:value="0.0161551" calcext:value-type="float">
            <text:p>0.0161551</text:p>
          </table:table-cell>
          <table:table-cell office:value-type="float" office:value="0.01737915" calcext:value-type="float">
            <text:p>0.01737915</text:p>
          </table:table-cell>
          <table:table-cell office:value-type="float" office:value="0.005060232" calcext:value-type="float">
            <text:p>0.005060232</text:p>
          </table:table-cell>
          <table:table-cell office:value-type="float" office:value="0.004885716" calcext:value-type="float">
            <text:p>0.004885716</text:p>
          </table:table-cell>
          <table:table-cell office:value-type="float" office:value="0" calcext:value-type="float">
            <text:p>0</text:p>
          </table:table-cell>
          <table:table-cell office:value-type="float" office:value="12.04195" calcext:value-type="float">
            <text:p>12.04195</text:p>
          </table:table-cell>
          <table:table-cell office:value-type="float" office:value="0.09190857" calcext:value-type="float">
            <text:p>0.09190857</text:p>
          </table:table-cell>
          <table:table-cell office:value-type="float" office:value="0.009068775" calcext:value-type="float">
            <text:p>0.009068775</text:p>
          </table:table-cell>
          <table:table-cell office:value-type="float" office:value="0.009542748" calcext:value-type="float">
            <text:p>0.009542748</text:p>
          </table:table-cell>
          <table:table-cell office:value-type="float" office:value="0.008659704" calcext:value-type="float">
            <text:p>0.008659704</text:p>
          </table:table-cell>
          <table:table-cell office:value-type="float" office:value="0.008212603" calcext:value-type="float">
            <text:p>0.008212603</text:p>
          </table:table-cell>
          <table:table-cell office:value-type="float" office:value="0.2516516" calcext:value-type="float">
            <text:p>0.2516516</text:p>
          </table:table-cell>
          <table:table-cell office:value-type="float" office:value="0.6022922" calcext:value-type="float">
            <text:p>0.6022922</text:p>
          </table:table-cell>
          <table:table-cell office:value-type="float" office:value="0.09119456" calcext:value-type="float">
            <text:p>0.09119456</text:p>
          </table:table-cell>
          <table:table-cell office:value-type="float" office:value="0.02509355" calcext:value-type="float">
            <text:p>0.02509355</text:p>
          </table:table-cell>
          <table:table-cell office:value-type="float" office:value="0.01804004" calcext:value-type="float">
            <text:p>0.01804004</text:p>
          </table:table-cell>
          <table:table-cell office:value-type="float" office:value="0.04643409" calcext:value-type="float">
            <text:p>0.04643409</text:p>
          </table:table-cell>
          <table:table-cell office:value-type="float" office:value="0.3238374" calcext:value-type="float">
            <text:p>0.3238374</text:p>
          </table:table-cell>
          <table:table-cell office:value-type="float" office:value="0.3524302" calcext:value-type="float">
            <text:p>0.3524302</text:p>
          </table:table-cell>
          <table:table-cell office:value-type="float" office:value="0" calcext:value-type="float">
            <text:p>0</text:p>
          </table:table-cell>
          <table:table-cell office:value-type="float" office:value="4175.74" calcext:value-type="float">
            <text:p>4175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483598" calcext:value-type="float">
            <text:p>-0.348359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102004" calcext:value-type="float">
            <text:p>6102004</text:p>
          </table:table-cell>
          <table:table-cell office:value-type="float" office:value="15.84562" calcext:value-type="float">
            <text:p>15.84562</text:p>
          </table:table-cell>
          <table:table-cell office:value-type="float" office:value="1088.378" calcext:value-type="float">
            <text:p>1088.378</text:p>
          </table:table-cell>
          <table:table-cell office:value-type="float" office:value="0" calcext:value-type="float">
            <text:p>0</text:p>
          </table:table-cell>
          <table:table-cell office:value-type="float" office:value="-40.25843" calcext:value-type="float">
            <text:p>-40.25843</text:p>
          </table:table-cell>
          <table:table-cell office:value-type="float" office:value="0.870224" calcext:value-type="float">
            <text:p>0.870224</text:p>
          </table:table-cell>
          <table:table-cell office:value-type="float" office:value="0.8626124" calcext:value-type="float">
            <text:p>0.8626124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858" calcext:value-type="float">
            <text:p>0.0006012858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470964" calcext:value-type="float">
            <text:p>0.1470964</text:p>
          </table:table-cell>
          <table:table-cell office:value-type="float" office:value="-0.3120661" calcext:value-type="float">
            <text:p>-0.3120661</text:p>
          </table:table-cell>
          <table:table-cell office:value-type="float" office:value="0.001827988" calcext:value-type="float">
            <text:p>0.001827988</text:p>
          </table:table-cell>
          <table:table-cell office:value-type="float" office:value="0.0001474462" calcext:value-type="float">
            <text:p>0.0001474462</text:p>
          </table:table-cell>
          <table:table-cell office:value-type="float" office:value="12.38518" calcext:value-type="float">
            <text:p>12.38518</text:p>
          </table:table-cell>
          <table:table-cell office:value-type="float" office:value="0.1459423" calcext:value-type="float">
            <text:p>0.1459423</text:p>
          </table:table-cell>
          <table:table-cell office:value-type="float" office:value="0.02492947" calcext:value-type="float">
            <text:p>0.02492947</text:p>
          </table:table-cell>
          <table:table-cell office:value-type="float" office:value="0.02474316" calcext:value-type="float">
            <text:p>0.02474316</text:p>
          </table:table-cell>
          <table:table-cell office:value-type="float" office:value="0.01892018" calcext:value-type="float">
            <text:p>0.01892018</text:p>
          </table:table-cell>
          <table:table-cell office:value-type="float" office:value="0.01890196" calcext:value-type="float">
            <text:p>0.01890196</text:p>
          </table:table-cell>
          <table:table-cell office:value-type="float" office:value="0.007156483" calcext:value-type="float">
            <text:p>0.007156483</text:p>
          </table:table-cell>
          <table:table-cell office:value-type="float" office:value="0.006251646" calcext:value-type="float">
            <text:p>0.006251646</text:p>
          </table:table-cell>
          <table:table-cell office:value-type="float" office:value="0.01550474" calcext:value-type="float">
            <text:p>0.01550474</text:p>
          </table:table-cell>
          <table:table-cell office:value-type="float" office:value="0.01414242" calcext:value-type="float">
            <text:p>0.01414242</text:p>
          </table:table-cell>
          <table:table-cell office:value-type="float" office:value="0.01539137" calcext:value-type="float">
            <text:p>0.01539137</text:p>
          </table:table-cell>
          <table:table-cell office:value-type="float" office:value="0.01615814" calcext:value-type="float">
            <text:p>0.01615814</text:p>
          </table:table-cell>
          <table:table-cell office:value-type="float" office:value="0.01738646" calcext:value-type="float">
            <text:p>0.01738646</text:p>
          </table:table-cell>
          <table:table-cell office:value-type="float" office:value="0.005055154" calcext:value-type="float">
            <text:p>0.005055154</text:p>
          </table:table-cell>
          <table:table-cell office:value-type="float" office:value="0.004883625" calcext:value-type="float">
            <text:p>0.004883625</text:p>
          </table:table-cell>
          <table:table-cell office:value-type="float" office:value="0" calcext:value-type="float">
            <text:p>0</text:p>
          </table:table-cell>
          <table:table-cell office:value-type="float" office:value="11.13235" calcext:value-type="float">
            <text:p>11.13235</text:p>
          </table:table-cell>
          <table:table-cell office:value-type="float" office:value="0.08284421" calcext:value-type="float">
            <text:p>0.08284421</text:p>
          </table:table-cell>
          <table:table-cell office:value-type="float" office:value="0.008735643" calcext:value-type="float">
            <text:p>0.008735643</text:p>
          </table:table-cell>
          <table:table-cell office:value-type="float" office:value="0.009063009" calcext:value-type="float">
            <text:p>0.009063009</text:p>
          </table:table-cell>
          <table:table-cell office:value-type="float" office:value="0.008294547" calcext:value-type="float">
            <text:p>0.008294547</text:p>
          </table:table-cell>
          <table:table-cell office:value-type="float" office:value="0.008190081" calcext:value-type="float">
            <text:p>0.008190081</text:p>
          </table:table-cell>
          <table:table-cell office:value-type="float" office:value="0.2388287" calcext:value-type="float">
            <text:p>0.2388287</text:p>
          </table:table-cell>
          <table:table-cell office:value-type="float" office:value="0.6025056" calcext:value-type="float">
            <text:p>0.6025056</text:p>
          </table:table-cell>
          <table:table-cell office:value-type="float" office:value="0.09117144" calcext:value-type="float">
            <text:p>0.09117144</text:p>
          </table:table-cell>
          <table:table-cell office:value-type="float" office:value="0.0250485" calcext:value-type="float">
            <text:p>0.0250485</text:p>
          </table:table-cell>
          <table:table-cell office:value-type="float" office:value="0.01805071" calcext:value-type="float">
            <text:p>0.01805071</text:p>
          </table:table-cell>
          <table:table-cell office:value-type="float" office:value="0.04719905" calcext:value-type="float">
            <text:p>0.04719905</text:p>
          </table:table-cell>
          <table:table-cell office:value-type="float" office:value="0.3229197" calcext:value-type="float">
            <text:p>0.3229197</text:p>
          </table:table-cell>
          <table:table-cell office:value-type="float" office:value="0.3524362" calcext:value-type="float">
            <text:p>0.3524362</text:p>
          </table:table-cell>
          <table:table-cell office:value-type="float" office:value="0" calcext:value-type="float">
            <text:p>0</text:p>
          </table:table-cell>
          <table:table-cell office:value-type="float" office:value="4227.982" calcext:value-type="float">
            <text:p>4227.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485282" calcext:value-type="float">
            <text:p>-0.348528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102004" calcext:value-type="float">
            <text:p>7102004</text:p>
          </table:table-cell>
          <table:table-cell office:value-type="float" office:value="15.85358" calcext:value-type="float">
            <text:p>15.85358</text:p>
          </table:table-cell>
          <table:table-cell office:value-type="float" office:value="1088.392" calcext:value-type="float">
            <text:p>1088.392</text:p>
          </table:table-cell>
          <table:table-cell office:value-type="float" office:value="0" calcext:value-type="float">
            <text:p>0</text:p>
          </table:table-cell>
          <table:table-cell office:value-type="float" office:value="-40.30451" calcext:value-type="float">
            <text:p>-40.30451</text:p>
          </table:table-cell>
          <table:table-cell office:value-type="float" office:value="0.7682336" calcext:value-type="float">
            <text:p>0.7682336</text:p>
          </table:table-cell>
          <table:table-cell office:value-type="float" office:value="0.8906747" calcext:value-type="float">
            <text:p>0.8906747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904" calcext:value-type="float">
            <text:p>0.0006012904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467779" calcext:value-type="float">
            <text:p>0.1467779</text:p>
          </table:table-cell>
          <table:table-cell office:value-type="float" office:value="-0.3139681" calcext:value-type="float">
            <text:p>-0.3139681</text:p>
          </table:table-cell>
          <table:table-cell office:value-type="float" office:value="0.001839789" calcext:value-type="float">
            <text:p>0.001839789</text:p>
          </table:table-cell>
          <table:table-cell office:value-type="float" office:value="0.0001494802" calcext:value-type="float">
            <text:p>0.0001494802</text:p>
          </table:table-cell>
          <table:table-cell office:value-type="float" office:value="12.53609" calcext:value-type="float">
            <text:p>12.53609</text:p>
          </table:table-cell>
          <table:table-cell office:value-type="float" office:value="0.3861879" calcext:value-type="float">
            <text:p>0.3861879</text:p>
          </table:table-cell>
          <table:table-cell office:value-type="float" office:value="0.0262407" calcext:value-type="float">
            <text:p>0.0262407</text:p>
          </table:table-cell>
          <table:table-cell office:value-type="float" office:value="0.02556345" calcext:value-type="float">
            <text:p>0.02556345</text:p>
          </table:table-cell>
          <table:table-cell office:value-type="float" office:value="0.019326" calcext:value-type="float">
            <text:p>0.019326</text:p>
          </table:table-cell>
          <table:table-cell office:value-type="float" office:value="0.01920878" calcext:value-type="float">
            <text:p>0.01920878</text:p>
          </table:table-cell>
          <table:table-cell office:value-type="float" office:value="0.007187776" calcext:value-type="float">
            <text:p>0.007187776</text:p>
          </table:table-cell>
          <table:table-cell office:value-type="float" office:value="0.006230006" calcext:value-type="float">
            <text:p>0.006230006</text:p>
          </table:table-cell>
          <table:table-cell office:value-type="float" office:value="0.01551061" calcext:value-type="float">
            <text:p>0.01551061</text:p>
          </table:table-cell>
          <table:table-cell office:value-type="float" office:value="0.01413431" calcext:value-type="float">
            <text:p>0.01413431</text:p>
          </table:table-cell>
          <table:table-cell office:value-type="float" office:value="0.01538615" calcext:value-type="float">
            <text:p>0.01538615</text:p>
          </table:table-cell>
          <table:table-cell office:value-type="float" office:value="0.01616274" calcext:value-type="float">
            <text:p>0.01616274</text:p>
          </table:table-cell>
          <table:table-cell office:value-type="float" office:value="0.01740224" calcext:value-type="float">
            <text:p>0.01740224</text:p>
          </table:table-cell>
          <table:table-cell office:value-type="float" office:value="0.005078347" calcext:value-type="float">
            <text:p>0.005078347</text:p>
          </table:table-cell>
          <table:table-cell office:value-type="float" office:value="0.004852901" calcext:value-type="float">
            <text:p>0.004852901</text:p>
          </table:table-cell>
          <table:table-cell office:value-type="float" office:value="0" calcext:value-type="float">
            <text:p>0</text:p>
          </table:table-cell>
          <table:table-cell office:value-type="float" office:value="11.70911" calcext:value-type="float">
            <text:p>11.70911</text:p>
          </table:table-cell>
          <table:table-cell office:value-type="float" office:value="0.1239389" calcext:value-type="float">
            <text:p>0.1239389</text:p>
          </table:table-cell>
          <table:table-cell office:value-type="float" office:value="0.008952603" calcext:value-type="float">
            <text:p>0.008952603</text:p>
          </table:table-cell>
          <table:table-cell office:value-type="float" office:value="0.00894388" calcext:value-type="float">
            <text:p>0.00894388</text:p>
          </table:table-cell>
          <table:table-cell office:value-type="float" office:value="0.008217344" calcext:value-type="float">
            <text:p>0.008217344</text:p>
          </table:table-cell>
          <table:table-cell office:value-type="float" office:value="0.008149761" calcext:value-type="float">
            <text:p>0.008149761</text:p>
          </table:table-cell>
          <table:table-cell office:value-type="float" office:value="0.2258545" calcext:value-type="float">
            <text:p>0.2258545</text:p>
          </table:table-cell>
          <table:table-cell office:value-type="float" office:value="0.6027089" calcext:value-type="float">
            <text:p>0.6027089</text:p>
          </table:table-cell>
          <table:table-cell office:value-type="float" office:value="0.09115521" calcext:value-type="float">
            <text:p>0.09115521</text:p>
          </table:table-cell>
          <table:table-cell office:value-type="float" office:value="0.02506288" calcext:value-type="float">
            <text:p>0.02506288</text:p>
          </table:table-cell>
          <table:table-cell office:value-type="float" office:value="0.01808549" calcext:value-type="float">
            <text:p>0.01808549</text:p>
          </table:table-cell>
          <table:table-cell office:value-type="float" office:value="0.04802208" calcext:value-type="float">
            <text:p>0.04802208</text:p>
          </table:table-cell>
          <table:table-cell office:value-type="float" office:value="0.332291" calcext:value-type="float">
            <text:p>0.332291</text:p>
          </table:table-cell>
          <table:table-cell office:value-type="float" office:value="0.3425424" calcext:value-type="float">
            <text:p>0.3425424</text:p>
          </table:table-cell>
          <table:table-cell office:value-type="float" office:value="0" calcext:value-type="float">
            <text:p>0</text:p>
          </table:table-cell>
          <table:table-cell office:value-type="float" office:value="3767.885" calcext:value-type="float">
            <text:p>3767.8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48872" calcext:value-type="float">
            <text:p>-0.354887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102004" calcext:value-type="float">
            <text:p>8102004</text:p>
          </table:table-cell>
          <table:table-cell office:value-type="float" office:value="15.86244" calcext:value-type="float">
            <text:p>15.86244</text:p>
          </table:table-cell>
          <table:table-cell office:value-type="float" office:value="1088.407" calcext:value-type="float">
            <text:p>1088.407</text:p>
          </table:table-cell>
          <table:table-cell office:value-type="float" office:value="0" calcext:value-type="float">
            <text:p>0</text:p>
          </table:table-cell>
          <table:table-cell office:value-type="float" office:value="-40.34249" calcext:value-type="float">
            <text:p>-40.34249</text:p>
          </table:table-cell>
          <table:table-cell office:value-type="float" office:value="0.6818684" calcext:value-type="float">
            <text:p>0.6818684</text:p>
          </table:table-cell>
          <table:table-cell office:value-type="float" office:value="0.9134699" calcext:value-type="float">
            <text:p>0.9134699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904" calcext:value-type="float">
            <text:p>0.0006012904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459015" calcext:value-type="float">
            <text:p>0.1459015</text:p>
          </table:table-cell>
          <table:table-cell office:value-type="float" office:value="-0.3153341" calcext:value-type="float">
            <text:p>-0.3153341</text:p>
          </table:table-cell>
          <table:table-cell office:value-type="float" office:value="0.001852531" calcext:value-type="float">
            <text:p>0.001852531</text:p>
          </table:table-cell>
          <table:table-cell office:value-type="float" office:value="0.0001514979" calcext:value-type="float">
            <text:p>0.0001514979</text:p>
          </table:table-cell>
          <table:table-cell office:value-type="float" office:value="12.68997" calcext:value-type="float">
            <text:p>12.68997</text:p>
          </table:table-cell>
          <table:table-cell office:value-type="float" office:value="0.2651952" calcext:value-type="float">
            <text:p>0.2651952</text:p>
          </table:table-cell>
          <table:table-cell office:value-type="float" office:value="0.0250389" calcext:value-type="float">
            <text:p>0.0250389</text:p>
          </table:table-cell>
          <table:table-cell office:value-type="float" office:value="0.02532007" calcext:value-type="float">
            <text:p>0.02532007</text:p>
          </table:table-cell>
          <table:table-cell office:value-type="float" office:value="0.01947856" calcext:value-type="float">
            <text:p>0.01947856</text:p>
          </table:table-cell>
          <table:table-cell office:value-type="float" office:value="0.01944414" calcext:value-type="float">
            <text:p>0.01944414</text:p>
          </table:table-cell>
          <table:table-cell office:value-type="float" office:value="0.00725773" calcext:value-type="float">
            <text:p>0.00725773</text:p>
          </table:table-cell>
          <table:table-cell office:value-type="float" office:value="0.006221832" calcext:value-type="float">
            <text:p>0.006221832</text:p>
          </table:table-cell>
          <table:table-cell office:value-type="float" office:value="0.01552414" calcext:value-type="float">
            <text:p>0.01552414</text:p>
          </table:table-cell>
          <table:table-cell office:value-type="float" office:value="0.01412857" calcext:value-type="float">
            <text:p>0.01412857</text:p>
          </table:table-cell>
          <table:table-cell office:value-type="float" office:value="0.01538442" calcext:value-type="float">
            <text:p>0.01538442</text:p>
          </table:table-cell>
          <table:table-cell office:value-type="float" office:value="0.01616931" calcext:value-type="float">
            <text:p>0.01616931</text:p>
          </table:table-cell>
          <table:table-cell office:value-type="float" office:value="0.01742729" calcext:value-type="float">
            <text:p>0.01742729</text:p>
          </table:table-cell>
          <table:table-cell office:value-type="float" office:value="0.005066185" calcext:value-type="float">
            <text:p>0.005066185</text:p>
          </table:table-cell>
          <table:table-cell office:value-type="float" office:value="0.00485764" calcext:value-type="float">
            <text:p>0.00485764</text:p>
          </table:table-cell>
          <table:table-cell office:value-type="float" office:value="0" calcext:value-type="float">
            <text:p>0</text:p>
          </table:table-cell>
          <table:table-cell office:value-type="float" office:value="11.24415" calcext:value-type="float">
            <text:p>11.24415</text:p>
          </table:table-cell>
          <table:table-cell office:value-type="float" office:value="0.1073723" calcext:value-type="float">
            <text:p>0.1073723</text:p>
          </table:table-cell>
          <table:table-cell office:value-type="float" office:value="0.008821256" calcext:value-type="float">
            <text:p>0.008821256</text:p>
          </table:table-cell>
          <table:table-cell office:value-type="float" office:value="0.008804591" calcext:value-type="float">
            <text:p>0.008804591</text:p>
          </table:table-cell>
          <table:table-cell office:value-type="float" office:value="0.008106321" calcext:value-type="float">
            <text:p>0.008106321</text:p>
          </table:table-cell>
          <table:table-cell office:value-type="float" office:value="0.008010214" calcext:value-type="float">
            <text:p>0.008010214</text:p>
          </table:table-cell>
          <table:table-cell office:value-type="float" office:value="0.2125849" calcext:value-type="float">
            <text:p>0.2125849</text:p>
          </table:table-cell>
          <table:table-cell office:value-type="float" office:value="0.6028954" calcext:value-type="float">
            <text:p>0.6028954</text:p>
          </table:table-cell>
          <table:table-cell office:value-type="float" office:value="0.09114154" calcext:value-type="float">
            <text:p>0.09114154</text:p>
          </table:table-cell>
          <table:table-cell office:value-type="float" office:value="0.02508989" calcext:value-type="float">
            <text:p>0.02508989</text:p>
          </table:table-cell>
          <table:table-cell office:value-type="float" office:value="0.01812616" calcext:value-type="float">
            <text:p>0.01812616</text:p>
          </table:table-cell>
          <table:table-cell office:value-type="float" office:value="0.04897507" calcext:value-type="float">
            <text:p>0.04897507</text:p>
          </table:table-cell>
          <table:table-cell office:value-type="float" office:value="0.328748" calcext:value-type="float">
            <text:p>0.328748</text:p>
          </table:table-cell>
          <table:table-cell office:value-type="float" office:value="0.3463637" calcext:value-type="float">
            <text:p>0.3463637</text:p>
          </table:table-cell>
          <table:table-cell office:value-type="float" office:value="0" calcext:value-type="float">
            <text:p>0</text:p>
          </table:table-cell>
          <table:table-cell office:value-type="float" office:value="3394.021" calcext:value-type="float">
            <text:p>3394.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51039" calcext:value-type="float">
            <text:p>-0.355103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102004" calcext:value-type="float">
            <text:p>9102004</text:p>
          </table:table-cell>
          <table:table-cell office:value-type="float" office:value="15.85823" calcext:value-type="float">
            <text:p>15.85823</text:p>
          </table:table-cell>
          <table:table-cell office:value-type="float" office:value="1088.407" calcext:value-type="float">
            <text:p>1088.407</text:p>
          </table:table-cell>
          <table:table-cell office:value-type="float" office:value="0" calcext:value-type="float">
            <text:p>0</text:p>
          </table:table-cell>
          <table:table-cell office:value-type="float" office:value="-40.37275" calcext:value-type="float">
            <text:p>-40.37275</text:p>
          </table:table-cell>
          <table:table-cell office:value-type="float" office:value="0.65424" calcext:value-type="float">
            <text:p>0.65424</text:p>
          </table:table-cell>
          <table:table-cell office:value-type="float" office:value="0.9109976" calcext:value-type="float">
            <text:p>0.9109976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904" calcext:value-type="float">
            <text:p>0.0006012904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450724" calcext:value-type="float">
            <text:p>0.1450724</text:p>
          </table:table-cell>
          <table:table-cell office:value-type="float" office:value="-0.3183795" calcext:value-type="float">
            <text:p>-0.3183795</text:p>
          </table:table-cell>
          <table:table-cell office:value-type="float" office:value="0.001874033" calcext:value-type="float">
            <text:p>0.001874033</text:p>
          </table:table-cell>
          <table:table-cell office:value-type="float" office:value="0.000153501" calcext:value-type="float">
            <text:p>0.000153501</text:p>
          </table:table-cell>
          <table:table-cell office:value-type="float" office:value="12.70988" calcext:value-type="float">
            <text:p>12.70988</text:p>
          </table:table-cell>
          <table:table-cell office:value-type="float" office:value="0.1906508" calcext:value-type="float">
            <text:p>0.1906508</text:p>
          </table:table-cell>
          <table:table-cell office:value-type="float" office:value="0.02337738" calcext:value-type="float">
            <text:p>0.02337738</text:p>
          </table:table-cell>
          <table:table-cell office:value-type="float" office:value="0.02406534" calcext:value-type="float">
            <text:p>0.02406534</text:p>
          </table:table-cell>
          <table:table-cell office:value-type="float" office:value="0.01877705" calcext:value-type="float">
            <text:p>0.01877705</text:p>
          </table:table-cell>
          <table:table-cell office:value-type="float" office:value="0.01883817" calcext:value-type="float">
            <text:p>0.01883817</text:p>
          </table:table-cell>
          <table:table-cell office:value-type="float" office:value="0.007160479" calcext:value-type="float">
            <text:p>0.007160479</text:p>
          </table:table-cell>
          <table:table-cell office:value-type="float" office:value="0.006188529" calcext:value-type="float">
            <text:p>0.006188529</text:p>
          </table:table-cell>
          <table:table-cell office:value-type="float" office:value="0.01554642" calcext:value-type="float">
            <text:p>0.01554642</text:p>
          </table:table-cell>
          <table:table-cell office:value-type="float" office:value="0.0141243" calcext:value-type="float">
            <text:p>0.0141243</text:p>
          </table:table-cell>
          <table:table-cell office:value-type="float" office:value="0.01538333" calcext:value-type="float">
            <text:p>0.01538333</text:p>
          </table:table-cell>
          <table:table-cell office:value-type="float" office:value="0.01617765" calcext:value-type="float">
            <text:p>0.01617765</text:p>
          </table:table-cell>
          <table:table-cell office:value-type="float" office:value="0.01745992" calcext:value-type="float">
            <text:p>0.01745992</text:p>
          </table:table-cell>
          <table:table-cell office:value-type="float" office:value="0.005055056" calcext:value-type="float">
            <text:p>0.005055056</text:p>
          </table:table-cell>
          <table:table-cell office:value-type="float" office:value="0.004861508" calcext:value-type="float">
            <text:p>0.004861508</text:p>
          </table:table-cell>
          <table:table-cell office:value-type="float" office:value="0" calcext:value-type="float">
            <text:p>0</text:p>
          </table:table-cell>
          <table:table-cell office:value-type="float" office:value="11.80153" calcext:value-type="float">
            <text:p>11.80153</text:p>
          </table:table-cell>
          <table:table-cell office:value-type="float" office:value="0.09198123" calcext:value-type="float">
            <text:p>0.09198123</text:p>
          </table:table-cell>
          <table:table-cell office:value-type="float" office:value="0.00911299" calcext:value-type="float">
            <text:p>0.00911299</text:p>
          </table:table-cell>
          <table:table-cell office:value-type="float" office:value="0.009033248" calcext:value-type="float">
            <text:p>0.009033248</text:p>
          </table:table-cell>
          <table:table-cell office:value-type="float" office:value="0.008219217" calcext:value-type="float">
            <text:p>0.008219217</text:p>
          </table:table-cell>
          <table:table-cell office:value-type="float" office:value="0.008217379" calcext:value-type="float">
            <text:p>0.008217379</text:p>
          </table:table-cell>
          <table:table-cell office:value-type="float" office:value="0.1999338" calcext:value-type="float">
            <text:p>0.1999338</text:p>
          </table:table-cell>
          <table:table-cell office:value-type="float" office:value="0.603064" calcext:value-type="float">
            <text:p>0.603064</text:p>
          </table:table-cell>
          <table:table-cell office:value-type="float" office:value="0.09112806" calcext:value-type="float">
            <text:p>0.09112806</text:p>
          </table:table-cell>
          <table:table-cell office:value-type="float" office:value="0.0251034" calcext:value-type="float">
            <text:p>0.0251034</text:p>
          </table:table-cell>
          <table:table-cell office:value-type="float" office:value="0.01816022" calcext:value-type="float">
            <text:p>0.01816022</text:p>
          </table:table-cell>
          <table:table-cell office:value-type="float" office:value="0.04970144" calcext:value-type="float">
            <text:p>0.04970144</text:p>
          </table:table-cell>
          <table:table-cell office:value-type="float" office:value="0.3256431" calcext:value-type="float">
            <text:p>0.3256431</text:p>
          </table:table-cell>
          <table:table-cell office:value-type="float" office:value="0.3498418" calcext:value-type="float">
            <text:p>0.3498418</text:p>
          </table:table-cell>
          <table:table-cell office:value-type="float" office:value="0" calcext:value-type="float">
            <text:p>0</text:p>
          </table:table-cell>
          <table:table-cell office:value-type="float" office:value="3279.427" calcext:value-type="float">
            <text:p>3279.4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57649" calcext:value-type="float">
            <text:p>-0.355764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102004" calcext:value-type="float">
            <text:p>10102004</text:p>
          </table:table-cell>
          <table:table-cell office:value-type="float" office:value="15.84302" calcext:value-type="float">
            <text:p>15.84302</text:p>
          </table:table-cell>
          <table:table-cell office:value-type="float" office:value="1088.4" calcext:value-type="float">
            <text:p>1088.4</text:p>
          </table:table-cell>
          <table:table-cell office:value-type="float" office:value="0" calcext:value-type="float">
            <text:p>0</text:p>
          </table:table-cell>
          <table:table-cell office:value-type="float" office:value="-40.39006" calcext:value-type="float">
            <text:p>-40.39006</text:p>
          </table:table-cell>
          <table:table-cell office:value-type="float" office:value="0.6672122" calcext:value-type="float">
            <text:p>0.6672122</text:p>
          </table:table-cell>
          <table:table-cell office:value-type="float" office:value="0.8997962" calcext:value-type="float">
            <text:p>0.8997962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904" calcext:value-type="float">
            <text:p>0.0006012904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444149" calcext:value-type="float">
            <text:p>0.1444149</text:p>
          </table:table-cell>
          <table:table-cell office:value-type="float" office:value="-0.3208613" calcext:value-type="float">
            <text:p>-0.3208613</text:p>
          </table:table-cell>
          <table:table-cell office:value-type="float" office:value="0.001900086" calcext:value-type="float">
            <text:p>0.001900086</text:p>
          </table:table-cell>
          <table:table-cell office:value-type="float" office:value="0.0001554863" calcext:value-type="float">
            <text:p>0.0001554863</text:p>
          </table:table-cell>
          <table:table-cell office:value-type="float" office:value="12.67005" calcext:value-type="float">
            <text:p>12.67005</text:p>
          </table:table-cell>
          <table:table-cell office:value-type="float" office:value="0.1667406" calcext:value-type="float">
            <text:p>0.1667406</text:p>
          </table:table-cell>
          <table:table-cell office:value-type="float" office:value="0.02308123" calcext:value-type="float">
            <text:p>0.02308123</text:p>
          </table:table-cell>
          <table:table-cell office:value-type="float" office:value="0.02372963" calcext:value-type="float">
            <text:p>0.02372963</text:p>
          </table:table-cell>
          <table:table-cell office:value-type="float" office:value="0.01852989" calcext:value-type="float">
            <text:p>0.01852989</text:p>
          </table:table-cell>
          <table:table-cell office:value-type="float" office:value="0.01856341" calcext:value-type="float">
            <text:p>0.01856341</text:p>
          </table:table-cell>
          <table:table-cell office:value-type="float" office:value="0.007103867" calcext:value-type="float">
            <text:p>0.007103867</text:p>
          </table:table-cell>
          <table:table-cell office:value-type="float" office:value="0.006159417" calcext:value-type="float">
            <text:p>0.006159417</text:p>
          </table:table-cell>
          <table:table-cell office:value-type="float" office:value="0.01557189" calcext:value-type="float">
            <text:p>0.01557189</text:p>
          </table:table-cell>
          <table:table-cell office:value-type="float" office:value="0.01411889" calcext:value-type="float">
            <text:p>0.01411889</text:p>
          </table:table-cell>
          <table:table-cell office:value-type="float" office:value="0.01538244" calcext:value-type="float">
            <text:p>0.01538244</text:p>
          </table:table-cell>
          <table:table-cell office:value-type="float" office:value="0.01618767" calcext:value-type="float">
            <text:p>0.01618767</text:p>
          </table:table-cell>
          <table:table-cell office:value-type="float" office:value="0.01749915" calcext:value-type="float">
            <text:p>0.01749915</text:p>
          </table:table-cell>
          <table:table-cell office:value-type="float" office:value="0.005046867" calcext:value-type="float">
            <text:p>0.005046867</text:p>
          </table:table-cell>
          <table:table-cell office:value-type="float" office:value="0.004862561" calcext:value-type="float">
            <text:p>0.004862561</text:p>
          </table:table-cell>
          <table:table-cell office:value-type="float" office:value="0" calcext:value-type="float">
            <text:p>0</text:p>
          </table:table-cell>
          <table:table-cell office:value-type="float" office:value="11.81557" calcext:value-type="float">
            <text:p>11.81557</text:p>
          </table:table-cell>
          <table:table-cell office:value-type="float" office:value="0.08775187" calcext:value-type="float">
            <text:p>0.08775187</text:p>
          </table:table-cell>
          <table:table-cell office:value-type="float" office:value="0.009012205" calcext:value-type="float">
            <text:p>0.009012205</text:p>
          </table:table-cell>
          <table:table-cell office:value-type="float" office:value="0.009082305" calcext:value-type="float">
            <text:p>0.009082305</text:p>
          </table:table-cell>
          <table:table-cell office:value-type="float" office:value="0.008251879" calcext:value-type="float">
            <text:p>0.008251879</text:p>
          </table:table-cell>
          <table:table-cell office:value-type="float" office:value="0.00838268" calcext:value-type="float">
            <text:p>0.00838268</text:p>
          </table:table-cell>
          <table:table-cell office:value-type="float" office:value="0.1878384" calcext:value-type="float">
            <text:p>0.1878384</text:p>
          </table:table-cell>
          <table:table-cell office:value-type="float" office:value="0.6032228" calcext:value-type="float">
            <text:p>0.6032228</text:p>
          </table:table-cell>
          <table:table-cell office:value-type="float" office:value="0.09111289" calcext:value-type="float">
            <text:p>0.09111289</text:p>
          </table:table-cell>
          <table:table-cell office:value-type="float" office:value="0.0251108" calcext:value-type="float">
            <text:p>0.0251108</text:p>
          </table:table-cell>
          <table:table-cell office:value-type="float" office:value="0.0181917" calcext:value-type="float">
            <text:p>0.0181917</text:p>
          </table:table-cell>
          <table:table-cell office:value-type="float" office:value="0.05027144" calcext:value-type="float">
            <text:p>0.05027144</text:p>
          </table:table-cell>
          <table:table-cell office:value-type="float" office:value="0.3235893" calcext:value-type="float">
            <text:p>0.3235893</text:p>
          </table:table-cell>
          <table:table-cell office:value-type="float" office:value="0.352088" calcext:value-type="float">
            <text:p>0.352088</text:p>
          </table:table-cell>
          <table:table-cell office:value-type="float" office:value="0" calcext:value-type="float">
            <text:p>0</text:p>
          </table:table-cell>
          <table:table-cell office:value-type="float" office:value="3362.58" calcext:value-type="float">
            <text:p>3362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61677" calcext:value-type="float">
            <text:p>-0.356167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102004" calcext:value-type="float">
            <text:p>11102004</text:p>
          </table:table-cell>
          <table:table-cell office:value-type="float" office:value="37.03701" calcext:value-type="float">
            <text:p>37.03701</text:p>
          </table:table-cell>
          <table:table-cell office:value-type="float" office:value="1088.389" calcext:value-type="float">
            <text:p>1088.389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701474" calcext:value-type="float">
            <text:p>0.701474</text:p>
          </table:table-cell>
          <table:table-cell office:value-type="float" office:value="0.903949" calcext:value-type="float">
            <text:p>0.903949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904" calcext:value-type="float">
            <text:p>0.0006012904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444149" calcext:value-type="float">
            <text:p>0.1444149</text:p>
          </table:table-cell>
          <table:table-cell office:value-type="float" office:value="-0.3214914" calcext:value-type="float">
            <text:p>-0.3214914</text:p>
          </table:table-cell>
          <table:table-cell office:value-type="float" office:value="0.001925037" calcext:value-type="float">
            <text:p>0.001925037</text:p>
          </table:table-cell>
          <table:table-cell office:value-type="float" office:value="0.0001564972" calcext:value-type="float">
            <text:p>0.0001564972</text:p>
          </table:table-cell>
          <table:table-cell office:value-type="float" office:value="12.6123" calcext:value-type="float">
            <text:p>12.6123</text:p>
          </table:table-cell>
          <table:table-cell office:value-type="float" office:value="0.3066454" calcext:value-type="float">
            <text:p>0.3066454</text:p>
          </table:table-cell>
          <table:table-cell office:value-type="float" office:value="0.05768133" calcext:value-type="float">
            <text:p>0.05768133</text:p>
          </table:table-cell>
          <table:table-cell office:value-type="float" office:value="0.05704608" calcext:value-type="float">
            <text:p>0.05704608</text:p>
          </table:table-cell>
          <table:table-cell office:value-type="float" office:value="0.03931233" calcext:value-type="float">
            <text:p>0.03931233</text:p>
          </table:table-cell>
          <table:table-cell office:value-type="float" office:value="0.0408961" calcext:value-type="float">
            <text:p>0.0408961</text:p>
          </table:table-cell>
          <table:table-cell office:value-type="float" office:value="0.01182844" calcext:value-type="float">
            <text:p>0.01182844</text:p>
          </table:table-cell>
          <table:table-cell office:value-type="float" office:value="0.008407453" calcext:value-type="float">
            <text:p>0.008407453</text:p>
          </table:table-cell>
          <table:table-cell office:value-type="float" office:value="0.01676701" calcext:value-type="float">
            <text:p>0.01676701</text:p>
          </table:table-cell>
          <table:table-cell office:value-type="float" office:value="0.01506916" calcext:value-type="float">
            <text:p>0.01506916</text:p>
          </table:table-cell>
          <table:table-cell office:value-type="float" office:value="0.01560663" calcext:value-type="float">
            <text:p>0.01560663</text:p>
          </table:table-cell>
          <table:table-cell office:value-type="float" office:value="0.01627432" calcext:value-type="float">
            <text:p>0.01627432</text:p>
          </table:table-cell>
          <table:table-cell office:value-type="float" office:value="0.0176522" calcext:value-type="float">
            <text:p>0.0176522</text:p>
          </table:table-cell>
          <table:table-cell office:value-type="float" office:value="0.005040863" calcext:value-type="float">
            <text:p>0.005040863</text:p>
          </table:table-cell>
          <table:table-cell office:value-type="float" office:value="0.004859436" calcext:value-type="float">
            <text:p>0.004859436</text:p>
          </table:table-cell>
          <table:table-cell office:value-type="float" office:value="0" calcext:value-type="float">
            <text:p>0</text:p>
          </table:table-cell>
          <table:table-cell office:value-type="float" office:value="10.99629" calcext:value-type="float">
            <text:p>10.99629</text:p>
          </table:table-cell>
          <table:table-cell office:value-type="float" office:value="0.309406" calcext:value-type="float">
            <text:p>0.309406</text:p>
          </table:table-cell>
          <table:table-cell office:value-type="float" office:value="0.04168829" calcext:value-type="float">
            <text:p>0.04168829</text:p>
          </table:table-cell>
          <table:table-cell office:value-type="float" office:value="0.03120917" calcext:value-type="float">
            <text:p>0.03120917</text:p>
          </table:table-cell>
          <table:table-cell office:value-type="float" office:value="0.03005067" calcext:value-type="float">
            <text:p>0.03005067</text:p>
          </table:table-cell>
          <table:table-cell office:value-type="float" office:value="0.01235989" calcext:value-type="float">
            <text:p>0.01235989</text:p>
          </table:table-cell>
          <table:table-cell office:value-type="float" office:value="0.1838971" calcext:value-type="float">
            <text:p>0.1838971</text:p>
          </table:table-cell>
          <table:table-cell office:value-type="float" office:value="0.6058546" calcext:value-type="float">
            <text:p>0.6058546</text:p>
          </table:table-cell>
          <table:table-cell office:value-type="float" office:value="0.09338324" calcext:value-type="float">
            <text:p>0.09338324</text:p>
          </table:table-cell>
          <table:table-cell office:value-type="float" office:value="0.02675931" calcext:value-type="float">
            <text:p>0.02675931</text:p>
          </table:table-cell>
          <table:table-cell office:value-type="float" office:value="0.01898579" calcext:value-type="float">
            <text:p>0.01898579</text:p>
          </table:table-cell>
          <table:table-cell office:value-type="float" office:value="0.05152362" calcext:value-type="float">
            <text:p>0.05152362</text:p>
          </table:table-cell>
          <table:table-cell office:value-type="float" office:value="0.3223071" calcext:value-type="float">
            <text:p>0.3223071</text:p>
          </table:table-cell>
          <table:table-cell office:value-type="float" office:value="0.3523404" calcext:value-type="float">
            <text:p>0.3523404</text:p>
          </table:table-cell>
          <table:table-cell office:value-type="float" office:value="0" calcext:value-type="float">
            <text:p>0</text:p>
          </table:table-cell>
          <table:table-cell office:value-type="float" office:value="805.7272" calcext:value-type="float">
            <text:p>805.7272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56277" calcext:value-type="float">
            <text:p>-0.35627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102004" calcext:value-type="float">
            <text:p>12102004</text:p>
          </table:table-cell>
          <table:table-cell office:value-type="float" office:value="36.98539" calcext:value-type="float">
            <text:p>36.98539</text:p>
          </table:table-cell>
          <table:table-cell office:value-type="float" office:value="1088.377" calcext:value-type="float">
            <text:p>1088.377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7383486" calcext:value-type="float">
            <text:p>0.7383486</text:p>
          </table:table-cell>
          <table:table-cell office:value-type="float" office:value="0.9277424" calcext:value-type="float">
            <text:p>0.9277424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904" calcext:value-type="float">
            <text:p>0.0006012904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444149" calcext:value-type="float">
            <text:p>0.1444149</text:p>
          </table:table-cell>
          <table:table-cell office:value-type="float" office:value="-0.3216764" calcext:value-type="float">
            <text:p>-0.3216764</text:p>
          </table:table-cell>
          <table:table-cell office:value-type="float" office:value="0.001947157" calcext:value-type="float">
            <text:p>0.001947157</text:p>
          </table:table-cell>
          <table:table-cell office:value-type="float" office:value="0.0001565055" calcext:value-type="float">
            <text:p>0.0001565055</text:p>
          </table:table-cell>
          <table:table-cell office:value-type="float" office:value="12.55461" calcext:value-type="float">
            <text:p>12.55461</text:p>
          </table:table-cell>
          <table:table-cell office:value-type="float" office:value="0.5509313" calcext:value-type="float">
            <text:p>0.5509313</text:p>
          </table:table-cell>
          <table:table-cell office:value-type="float" office:value="0.08575548" calcext:value-type="float">
            <text:p>0.08575548</text:p>
          </table:table-cell>
          <table:table-cell office:value-type="float" office:value="0.0875223" calcext:value-type="float">
            <text:p>0.0875223</text:p>
          </table:table-cell>
          <table:table-cell office:value-type="float" office:value="0.05826543" calcext:value-type="float">
            <text:p>0.05826543</text:p>
          </table:table-cell>
          <table:table-cell office:value-type="float" office:value="0.06194483" calcext:value-type="float">
            <text:p>0.06194483</text:p>
          </table:table-cell>
          <table:table-cell office:value-type="float" office:value="0.01728085" calcext:value-type="float">
            <text:p>0.01728085</text:p>
          </table:table-cell>
          <table:table-cell office:value-type="float" office:value="0.01129804" calcext:value-type="float">
            <text:p>0.01129804</text:p>
          </table:table-cell>
          <table:table-cell office:value-type="float" office:value="0.01827693" calcext:value-type="float">
            <text:p>0.01827693</text:p>
          </table:table-cell>
          <table:table-cell office:value-type="float" office:value="0.01622318" calcext:value-type="float">
            <text:p>0.01622318</text:p>
          </table:table-cell>
          <table:table-cell office:value-type="float" office:value="0.01593301" calcext:value-type="float">
            <text:p>0.01593301</text:p>
          </table:table-cell>
          <table:table-cell office:value-type="float" office:value="0.01643167" calcext:value-type="float">
            <text:p>0.01643167</text:p>
          </table:table-cell>
          <table:table-cell office:value-type="float" office:value="0.01789936" calcext:value-type="float">
            <text:p>0.01789936</text:p>
          </table:table-cell>
          <table:table-cell office:value-type="float" office:value="0.00503627" calcext:value-type="float">
            <text:p>0.00503627</text:p>
          </table:table-cell>
          <table:table-cell office:value-type="float" office:value="0.004857384" calcext:value-type="float">
            <text:p>0.004857384</text:p>
          </table:table-cell>
          <table:table-cell office:value-type="float" office:value="0" calcext:value-type="float">
            <text:p>0</text:p>
          </table:table-cell>
          <table:table-cell office:value-type="float" office:value="9.88338" calcext:value-type="float">
            <text:p>9.88338</text:p>
          </table:table-cell>
          <table:table-cell office:value-type="float" office:value="0.6049083" calcext:value-type="float">
            <text:p>0.6049083</text:p>
          </table:table-cell>
          <table:table-cell office:value-type="float" office:value="0.1322556" calcext:value-type="float">
            <text:p>0.1322556</text:p>
          </table:table-cell>
          <table:table-cell office:value-type="float" office:value="0.09350564" calcext:value-type="float">
            <text:p>0.09350564</text:p>
          </table:table-cell>
          <table:table-cell office:value-type="float" office:value="0.09393747" calcext:value-type="float">
            <text:p>0.09393747</text:p>
          </table:table-cell>
          <table:table-cell office:value-type="float" office:value="0.02389912" calcext:value-type="float">
            <text:p>0.02389912</text:p>
          </table:table-cell>
          <table:table-cell office:value-type="float" office:value="0.1895692" calcext:value-type="float">
            <text:p>0.1895692</text:p>
          </table:table-cell>
          <table:table-cell office:value-type="float" office:value="0.6117219" calcext:value-type="float">
            <text:p>0.6117219</text:p>
          </table:table-cell>
          <table:table-cell office:value-type="float" office:value="0.09830003" calcext:value-type="float">
            <text:p>0.09830003</text:p>
          </table:table-cell>
          <table:table-cell office:value-type="float" office:value="0.0299768" calcext:value-type="float">
            <text:p>0.0299768</text:p>
          </table:table-cell>
          <table:table-cell office:value-type="float" office:value="0.0204749" calcext:value-type="float">
            <text:p>0.0204749</text:p>
          </table:table-cell>
          <table:table-cell office:value-type="float" office:value="0.05345722" calcext:value-type="float">
            <text:p>0.05345722</text:p>
          </table:table-cell>
          <table:table-cell office:value-type="float" office:value="0.3214976" calcext:value-type="float">
            <text:p>0.3214976</text:p>
          </table:table-cell>
          <table:table-cell office:value-type="float" office:value="0.3523454" calcext:value-type="float">
            <text:p>0.3523454</text:p>
          </table:table-cell>
          <table:table-cell office:value-type="float" office:value="0" calcext:value-type="float">
            <text:p>0</text:p>
          </table:table-cell>
          <table:table-cell office:value-type="float" office:value="840.7521" calcext:value-type="float">
            <text:p>840.7521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563204" calcext:value-type="float">
            <text:p>-0.356320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102004" calcext:value-type="float">
            <text:p>13102004</text:p>
          </table:table-cell>
          <table:table-cell office:value-type="float" office:value="36.94569" calcext:value-type="float">
            <text:p>36.94569</text:p>
          </table:table-cell>
          <table:table-cell office:value-type="float" office:value="1088.362" calcext:value-type="float">
            <text:p>1088.362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7630155" calcext:value-type="float">
            <text:p>0.7630155</text:p>
          </table:table-cell>
          <table:table-cell office:value-type="float" office:value="0.9537448" calcext:value-type="float">
            <text:p>0.9537448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904" calcext:value-type="float">
            <text:p>0.0006012904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443705" calcext:value-type="float">
            <text:p>0.1443705</text:p>
          </table:table-cell>
          <table:table-cell office:value-type="float" office:value="-0.32186" calcext:value-type="float">
            <text:p>-0.32186</text:p>
          </table:table-cell>
          <table:table-cell office:value-type="float" office:value="0.001970256" calcext:value-type="float">
            <text:p>0.001970256</text:p>
          </table:table-cell>
          <table:table-cell office:value-type="float" office:value="0.0001565128" calcext:value-type="float">
            <text:p>0.0001565128</text:p>
          </table:table-cell>
          <table:table-cell office:value-type="float" office:value="12.51943" calcext:value-type="float">
            <text:p>12.51943</text:p>
          </table:table-cell>
          <table:table-cell office:value-type="float" office:value="0.7338639" calcext:value-type="float">
            <text:p>0.7338639</text:p>
          </table:table-cell>
          <table:table-cell office:value-type="float" office:value="0.103352" calcext:value-type="float">
            <text:p>0.103352</text:p>
          </table:table-cell>
          <table:table-cell office:value-type="float" office:value="0.1064457" calcext:value-type="float">
            <text:p>0.1064457</text:p>
          </table:table-cell>
          <table:table-cell office:value-type="float" office:value="0.0702574" calcext:value-type="float">
            <text:p>0.0702574</text:p>
          </table:table-cell>
          <table:table-cell office:value-type="float" office:value="0.07526803" calcext:value-type="float">
            <text:p>0.07526803</text:p>
          </table:table-cell>
          <table:table-cell office:value-type="float" office:value="0.02105293" calcext:value-type="float">
            <text:p>0.02105293</text:p>
          </table:table-cell>
          <table:table-cell office:value-type="float" office:value="0.01317505" calcext:value-type="float">
            <text:p>0.01317505</text:p>
          </table:table-cell>
          <table:table-cell office:value-type="float" office:value="0.01947694" calcext:value-type="float">
            <text:p>0.01947694</text:p>
          </table:table-cell>
          <table:table-cell office:value-type="float" office:value="0.01712445" calcext:value-type="float">
            <text:p>0.01712445</text:p>
          </table:table-cell>
          <table:table-cell office:value-type="float" office:value="0.01618185" calcext:value-type="float">
            <text:p>0.01618185</text:p>
          </table:table-cell>
          <table:table-cell office:value-type="float" office:value="0.01656154" calcext:value-type="float">
            <text:p>0.01656154</text:p>
          </table:table-cell>
          <table:table-cell office:value-type="float" office:value="0.01811961" calcext:value-type="float">
            <text:p>0.01811961</text:p>
          </table:table-cell>
          <table:table-cell office:value-type="float" office:value="0.005059379" calcext:value-type="float">
            <text:p>0.005059379</text:p>
          </table:table-cell>
          <table:table-cell office:value-type="float" office:value="0.00482765" calcext:value-type="float">
            <text:p>0.00482765</text:p>
          </table:table-cell>
          <table:table-cell office:value-type="float" office:value="0" calcext:value-type="float">
            <text:p>0</text:p>
          </table:table-cell>
          <table:table-cell office:value-type="float" office:value="8.922305" calcext:value-type="float">
            <text:p>8.922305</text:p>
          </table:table-cell>
          <table:table-cell office:value-type="float" office:value="0.8695816" calcext:value-type="float">
            <text:p>0.8695816</text:p>
          </table:table-cell>
          <table:table-cell office:value-type="float" office:value="0.2321695" calcext:value-type="float">
            <text:p>0.2321695</text:p>
          </table:table-cell>
          <table:table-cell office:value-type="float" office:value="0.1618722" calcext:value-type="float">
            <text:p>0.1618722</text:p>
          </table:table-cell>
          <table:table-cell office:value-type="float" office:value="0.1645813" calcext:value-type="float">
            <text:p>0.1645813</text:p>
          </table:table-cell>
          <table:table-cell office:value-type="float" office:value="0.03715564" calcext:value-type="float">
            <text:p>0.03715564</text:p>
          </table:table-cell>
          <table:table-cell office:value-type="float" office:value="0.1962319" calcext:value-type="float">
            <text:p>0.1962319</text:p>
          </table:table-cell>
          <table:table-cell office:value-type="float" office:value="0.6178548" calcext:value-type="float">
            <text:p>0.6178548</text:p>
          </table:table-cell>
          <table:table-cell office:value-type="float" office:value="0.1033628" calcext:value-type="float">
            <text:p>0.1033628</text:p>
          </table:table-cell>
          <table:table-cell office:value-type="float" office:value="0.03320821" calcext:value-type="float">
            <text:p>0.03320821</text:p>
          </table:table-cell>
          <table:table-cell office:value-type="float" office:value="0.0219645" calcext:value-type="float">
            <text:p>0.0219645</text:p>
          </table:table-cell>
          <table:table-cell office:value-type="float" office:value="0.05537588" calcext:value-type="float">
            <text:p>0.05537588</text:p>
          </table:table-cell>
          <table:table-cell office:value-type="float" office:value="0.3308576" calcext:value-type="float">
            <text:p>0.3308576</text:p>
          </table:table-cell>
          <table:table-cell office:value-type="float" office:value="0.3422686" calcext:value-type="float">
            <text:p>0.3422686</text:p>
          </table:table-cell>
          <table:table-cell office:value-type="float" office:value="0" calcext:value-type="float">
            <text:p>0</text:p>
          </table:table-cell>
          <table:table-cell office:value-type="float" office:value="863.9718" calcext:value-type="float">
            <text:p>863.9718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563567" calcext:value-type="float">
            <text:p>-0.356356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102004" calcext:value-type="float">
            <text:p>14102004</text:p>
          </table:table-cell>
          <table:table-cell office:value-type="float" office:value="36.90096" calcext:value-type="float">
            <text:p>36.90096</text:p>
          </table:table-cell>
          <table:table-cell office:value-type="float" office:value="1088.35" calcext:value-type="float">
            <text:p>1088.35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7911727" calcext:value-type="float">
            <text:p>0.7911727</text:p>
          </table:table-cell>
          <table:table-cell office:value-type="float" office:value="0.980118" calcext:value-type="float">
            <text:p>0.980118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908" calcext:value-type="float">
            <text:p>0.0006012908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434869" calcext:value-type="float">
            <text:p>0.1434869</text:p>
          </table:table-cell>
          <table:table-cell office:value-type="float" office:value="-0.3220431" calcext:value-type="float">
            <text:p>-0.3220431</text:p>
          </table:table-cell>
          <table:table-cell office:value-type="float" office:value="0.00199257" calcext:value-type="float">
            <text:p>0.00199257</text:p>
          </table:table-cell>
          <table:table-cell office:value-type="float" office:value="0.0001565198" calcext:value-type="float">
            <text:p>0.0001565198</text:p>
          </table:table-cell>
          <table:table-cell office:value-type="float" office:value="12.47296" calcext:value-type="float">
            <text:p>12.47296</text:p>
          </table:table-cell>
          <table:table-cell office:value-type="float" office:value="0.8858511" calcext:value-type="float">
            <text:p>0.8858511</text:p>
          </table:table-cell>
          <table:table-cell office:value-type="float" office:value="0.1149107" calcext:value-type="float">
            <text:p>0.1149107</text:p>
          </table:table-cell>
          <table:table-cell office:value-type="float" office:value="0.1184745" calcext:value-type="float">
            <text:p>0.1184745</text:p>
          </table:table-cell>
          <table:table-cell office:value-type="float" office:value="0.07798862" calcext:value-type="float">
            <text:p>0.07798862</text:p>
          </table:table-cell>
          <table:table-cell office:value-type="float" office:value="0.08381548" calcext:value-type="float">
            <text:p>0.08381548</text:p>
          </table:table-cell>
          <table:table-cell office:value-type="float" office:value="0.02376023" calcext:value-type="float">
            <text:p>0.02376023</text:p>
          </table:table-cell>
          <table:table-cell office:value-type="float" office:value="0.01445949" calcext:value-type="float">
            <text:p>0.01445949</text:p>
          </table:table-cell>
          <table:table-cell office:value-type="float" office:value="0.02052217" calcext:value-type="float">
            <text:p>0.02052217</text:p>
          </table:table-cell>
          <table:table-cell office:value-type="float" office:value="0.01788902" calcext:value-type="float">
            <text:p>0.01788902</text:p>
          </table:table-cell>
          <table:table-cell office:value-type="float" office:value="0.01638353" calcext:value-type="float">
            <text:p>0.01638353</text:p>
          </table:table-cell>
          <table:table-cell office:value-type="float" office:value="0.01667156" calcext:value-type="float">
            <text:p>0.01667156</text:p>
          </table:table-cell>
          <table:table-cell office:value-type="float" office:value="0.01831939" calcext:value-type="float">
            <text:p>0.01831939</text:p>
          </table:table-cell>
          <table:table-cell office:value-type="float" office:value="0.005049217" calcext:value-type="float">
            <text:p>0.005049217</text:p>
          </table:table-cell>
          <table:table-cell office:value-type="float" office:value="0.004830894" calcext:value-type="float">
            <text:p>0.004830894</text:p>
          </table:table-cell>
          <table:table-cell office:value-type="float" office:value="0" calcext:value-type="float">
            <text:p>0</text:p>
          </table:table-cell>
          <table:table-cell office:value-type="float" office:value="8.319685" calcext:value-type="float">
            <text:p>8.319685</text:p>
          </table:table-cell>
          <table:table-cell office:value-type="float" office:value="1.101659" calcext:value-type="float">
            <text:p>1.101659</text:p>
          </table:table-cell>
          <table:table-cell office:value-type="float" office:value="0.3306775" calcext:value-type="float">
            <text:p>0.3306775</text:p>
          </table:table-cell>
          <table:table-cell office:value-type="float" office:value="0.2287152" calcext:value-type="float">
            <text:p>0.2287152</text:p>
          </table:table-cell>
          <table:table-cell office:value-type="float" office:value="0.2341323" calcext:value-type="float">
            <text:p>0.2341323</text:p>
          </table:table-cell>
          <table:table-cell office:value-type="float" office:value="0.05066913" calcext:value-type="float">
            <text:p>0.05066913</text:p>
          </table:table-cell>
          <table:table-cell office:value-type="float" office:value="0.2030987" calcext:value-type="float">
            <text:p>0.2030987</text:p>
          </table:table-cell>
          <table:table-cell office:value-type="float" office:value="0.6240234" calcext:value-type="float">
            <text:p>0.6240234</text:p>
          </table:table-cell>
          <table:table-cell office:value-type="float" office:value="0.1084669" calcext:value-type="float">
            <text:p>0.1084669</text:p>
          </table:table-cell>
          <table:table-cell office:value-type="float" office:value="0.03642428" calcext:value-type="float">
            <text:p>0.03642428</text:p>
          </table:table-cell>
          <table:table-cell office:value-type="float" office:value="0.02348696" calcext:value-type="float">
            <text:p>0.02348696</text:p>
          </table:table-cell>
          <table:table-cell office:value-type="float" office:value="0.05763862" calcext:value-type="float">
            <text:p>0.05763862</text:p>
          </table:table-cell>
          <table:table-cell office:value-type="float" office:value="0.327949" calcext:value-type="float">
            <text:p>0.327949</text:p>
          </table:table-cell>
          <table:table-cell office:value-type="float" office:value="0.3455763" calcext:value-type="float">
            <text:p>0.3455763</text:p>
          </table:table-cell>
          <table:table-cell office:value-type="float" office:value="0" calcext:value-type="float">
            <text:p>0</text:p>
          </table:table-cell>
          <table:table-cell office:value-type="float" office:value="893.6749" calcext:value-type="float">
            <text:p>893.6749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56391" calcext:value-type="float">
            <text:p>-0.35639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5102004" calcext:value-type="float">
            <text:p>15102004</text:p>
          </table:table-cell>
          <table:table-cell office:value-type="float" office:value="36.86668" calcext:value-type="float">
            <text:p>36.86668</text:p>
          </table:table-cell>
          <table:table-cell office:value-type="float" office:value="1088.337" calcext:value-type="float">
            <text:p>1088.337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8094152" calcext:value-type="float">
            <text:p>0.8094152</text:p>
          </table:table-cell>
          <table:table-cell office:value-type="float" office:value="1.007077" calcext:value-type="float">
            <text:p>1.007077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908" calcext:value-type="float">
            <text:p>0.0006012908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426502" calcext:value-type="float">
            <text:p>0.1426502</text:p>
          </table:table-cell>
          <table:table-cell office:value-type="float" office:value="-0.3222099" calcext:value-type="float">
            <text:p>-0.3222099</text:p>
          </table:table-cell>
          <table:table-cell office:value-type="float" office:value="0.002016084" calcext:value-type="float">
            <text:p>0.002016084</text:p>
          </table:table-cell>
          <table:table-cell office:value-type="float" office:value="0.0001565266" calcext:value-type="float">
            <text:p>0.0001565266</text:p>
          </table:table-cell>
          <table:table-cell office:value-type="float" office:value="12.44554" calcext:value-type="float">
            <text:p>12.44554</text:p>
          </table:table-cell>
          <table:table-cell office:value-type="float" office:value="0.9475807" calcext:value-type="float">
            <text:p>0.9475807</text:p>
          </table:table-cell>
          <table:table-cell office:value-type="float" office:value="0.1222457" calcext:value-type="float">
            <text:p>0.1222457</text:p>
          </table:table-cell>
          <table:table-cell office:value-type="float" office:value="0.1256513" calcext:value-type="float">
            <text:p>0.1256513</text:p>
          </table:table-cell>
          <table:table-cell office:value-type="float" office:value="0.08277994" calcext:value-type="float">
            <text:p>0.08277994</text:p>
          </table:table-cell>
          <table:table-cell office:value-type="float" office:value="0.08907989" calcext:value-type="float">
            <text:p>0.08907989</text:p>
          </table:table-cell>
          <table:table-cell office:value-type="float" office:value="0.02571661" calcext:value-type="float">
            <text:p>0.02571661</text:p>
          </table:table-cell>
          <table:table-cell office:value-type="float" office:value="0.01535708" calcext:value-type="float">
            <text:p>0.01535708</text:p>
          </table:table-cell>
          <table:table-cell office:value-type="float" office:value="0.02143712" calcext:value-type="float">
            <text:p>0.02143712</text:p>
          </table:table-cell>
          <table:table-cell office:value-type="float" office:value="0.0185383" calcext:value-type="float">
            <text:p>0.0185383</text:p>
          </table:table-cell>
          <table:table-cell office:value-type="float" office:value="0.01654618" calcext:value-type="float">
            <text:p>0.01654618</text:p>
          </table:table-cell>
          <table:table-cell office:value-type="float" office:value="0.01676252" calcext:value-type="float">
            <text:p>0.01676252</text:p>
          </table:table-cell>
          <table:table-cell office:value-type="float" office:value="0.01850217" calcext:value-type="float">
            <text:p>0.01850217</text:p>
          </table:table-cell>
          <table:table-cell office:value-type="float" office:value="0.005038389" calcext:value-type="float">
            <text:p>0.005038389</text:p>
          </table:table-cell>
          <table:table-cell office:value-type="float" office:value="0.00483509" calcext:value-type="float">
            <text:p>0.00483509</text:p>
          </table:table-cell>
          <table:table-cell office:value-type="float" office:value="0" calcext:value-type="float">
            <text:p>0</text:p>
          </table:table-cell>
          <table:table-cell office:value-type="float" office:value="7.64188" calcext:value-type="float">
            <text:p>7.64188</text:p>
          </table:table-cell>
          <table:table-cell office:value-type="float" office:value="1.305146" calcext:value-type="float">
            <text:p>1.305146</text:p>
          </table:table-cell>
          <table:table-cell office:value-type="float" office:value="0.4288318" calcext:value-type="float">
            <text:p>0.4288318</text:p>
          </table:table-cell>
          <table:table-cell office:value-type="float" office:value="0.2954674" calcext:value-type="float">
            <text:p>0.2954674</text:p>
          </table:table-cell>
          <table:table-cell office:value-type="float" office:value="0.3037749" calcext:value-type="float">
            <text:p>0.3037749</text:p>
          </table:table-cell>
          <table:table-cell office:value-type="float" office:value="0.0645223" calcext:value-type="float">
            <text:p>0.0645223</text:p>
          </table:table-cell>
          <table:table-cell office:value-type="float" office:value="0.2101315" calcext:value-type="float">
            <text:p>0.2101315</text:p>
          </table:table-cell>
          <table:table-cell office:value-type="float" office:value="0.6301589" calcext:value-type="float">
            <text:p>0.6301589</text:p>
          </table:table-cell>
          <table:table-cell office:value-type="float" office:value="0.1135745" calcext:value-type="float">
            <text:p>0.1135745</text:p>
          </table:table-cell>
          <table:table-cell office:value-type="float" office:value="0.03961834" calcext:value-type="float">
            <text:p>0.03961834</text:p>
          </table:table-cell>
          <table:table-cell office:value-type="float" office:value="0.02500637" calcext:value-type="float">
            <text:p>0.02500637</text:p>
          </table:table-cell>
          <table:table-cell office:value-type="float" office:value="0.05973298" calcext:value-type="float">
            <text:p>0.05973298</text:p>
          </table:table-cell>
          <table:table-cell office:value-type="float" office:value="0.3248616" calcext:value-type="float">
            <text:p>0.3248616</text:p>
          </table:table-cell>
          <table:table-cell office:value-type="float" office:value="0.3491426" calcext:value-type="float">
            <text:p>0.3491426</text:p>
          </table:table-cell>
          <table:table-cell office:value-type="float" office:value="0" calcext:value-type="float">
            <text:p>0</text:p>
          </table:table-cell>
          <table:table-cell office:value-type="float" office:value="913.1964" calcext:value-type="float">
            <text:p>913.1964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564239" calcext:value-type="float">
            <text:p>-0.356423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102004" calcext:value-type="float">
            <text:p>16102004</text:p>
          </table:table-cell>
          <table:table-cell office:value-type="float" office:value="36.82831" calcext:value-type="float">
            <text:p>36.82831</text:p>
          </table:table-cell>
          <table:table-cell office:value-type="float" office:value="1088.325" calcext:value-type="float">
            <text:p>1088.325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8312906" calcext:value-type="float">
            <text:p>0.8312906</text:p>
          </table:table-cell>
          <table:table-cell office:value-type="float" office:value="1.033018" calcext:value-type="float">
            <text:p>1.033018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908" calcext:value-type="float">
            <text:p>0.0006012908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418682" calcext:value-type="float">
            <text:p>0.1418682</text:p>
          </table:table-cell>
          <table:table-cell office:value-type="float" office:value="-0.322376" calcext:value-type="float">
            <text:p>-0.322376</text:p>
          </table:table-cell>
          <table:table-cell office:value-type="float" office:value="0.00203917" calcext:value-type="float">
            <text:p>0.00203917</text:p>
          </table:table-cell>
          <table:table-cell office:value-type="float" office:value="0.0001565329" calcext:value-type="float">
            <text:p>0.0001565329</text:p>
          </table:table-cell>
          <table:table-cell office:value-type="float" office:value="12.40922" calcext:value-type="float">
            <text:p>12.40922</text:p>
          </table:table-cell>
          <table:table-cell office:value-type="float" office:value="1.006156" calcext:value-type="float">
            <text:p>1.006156</text:p>
          </table:table-cell>
          <table:table-cell office:value-type="float" office:value="0.1270613" calcext:value-type="float">
            <text:p>0.1270613</text:p>
          </table:table-cell>
          <table:table-cell office:value-type="float" office:value="0.1295311" calcext:value-type="float">
            <text:p>0.1295311</text:p>
          </table:table-cell>
          <table:table-cell office:value-type="float" office:value="0.08560579" calcext:value-type="float">
            <text:p>0.08560579</text:p>
          </table:table-cell>
          <table:table-cell office:value-type="float" office:value="0.09209166" calcext:value-type="float">
            <text:p>0.09209166</text:p>
          </table:table-cell>
          <table:table-cell office:value-type="float" office:value="0.0271045" calcext:value-type="float">
            <text:p>0.0271045</text:p>
          </table:table-cell>
          <table:table-cell office:value-type="float" office:value="0.01598215" calcext:value-type="float">
            <text:p>0.01598215</text:p>
          </table:table-cell>
          <table:table-cell office:value-type="float" office:value="0.02223904" calcext:value-type="float">
            <text:p>0.02223904</text:p>
          </table:table-cell>
          <table:table-cell office:value-type="float" office:value="0.01909425" calcext:value-type="float">
            <text:p>0.01909425</text:p>
          </table:table-cell>
          <table:table-cell office:value-type="float" office:value="0.01667703" calcext:value-type="float">
            <text:p>0.01667703</text:p>
          </table:table-cell>
          <table:table-cell office:value-type="float" office:value="0.01683506" calcext:value-type="float">
            <text:p>0.01683506</text:p>
          </table:table-cell>
          <table:table-cell office:value-type="float" office:value="0.01866983" calcext:value-type="float">
            <text:p>0.01866983</text:p>
          </table:table-cell>
          <table:table-cell office:value-type="float" office:value="0.005029975" calcext:value-type="float">
            <text:p>0.005029975</text:p>
          </table:table-cell>
          <table:table-cell office:value-type="float" office:value="0.004836954" calcext:value-type="float">
            <text:p>0.004836954</text:p>
          </table:table-cell>
          <table:table-cell office:value-type="float" office:value="0" calcext:value-type="float">
            <text:p>0</text:p>
          </table:table-cell>
          <table:table-cell office:value-type="float" office:value="7.081232" calcext:value-type="float">
            <text:p>7.081232</text:p>
          </table:table-cell>
          <table:table-cell office:value-type="float" office:value="1.485336" calcext:value-type="float">
            <text:p>1.485336</text:p>
          </table:table-cell>
          <table:table-cell office:value-type="float" office:value="0.5249029" calcext:value-type="float">
            <text:p>0.5249029</text:p>
          </table:table-cell>
          <table:table-cell office:value-type="float" office:value="0.3602186" calcext:value-type="float">
            <text:p>0.3602186</text:p>
          </table:table-cell>
          <table:table-cell office:value-type="float" office:value="0.3711151" calcext:value-type="float">
            <text:p>0.3711151</text:p>
          </table:table-cell>
          <table:table-cell office:value-type="float" office:value="0.07821101" calcext:value-type="float">
            <text:p>0.07821101</text:p>
          </table:table-cell>
          <table:table-cell office:value-type="float" office:value="0.2171043" calcext:value-type="float">
            <text:p>0.2171043</text:p>
          </table:table-cell>
          <table:table-cell office:value-type="float" office:value="0.636204" calcext:value-type="float">
            <text:p>0.636204</text:p>
          </table:table-cell>
          <table:table-cell office:value-type="float" office:value="0.1186535" calcext:value-type="float">
            <text:p>0.1186535</text:p>
          </table:table-cell>
          <table:table-cell office:value-type="float" office:value="0.04278636" calcext:value-type="float">
            <text:p>0.04278636</text:p>
          </table:table-cell>
          <table:table-cell office:value-type="float" office:value="0.02650849" calcext:value-type="float">
            <text:p>0.02650849</text:p>
          </table:table-cell>
          <table:table-cell office:value-type="float" office:value="0.06169166" calcext:value-type="float">
            <text:p>0.06169166</text:p>
          </table:table-cell>
          <table:table-cell office:value-type="float" office:value="0.3226598" calcext:value-type="float">
            <text:p>0.3226598</text:p>
          </table:table-cell>
          <table:table-cell office:value-type="float" office:value="0.3518614" calcext:value-type="float">
            <text:p>0.3518614</text:p>
          </table:table-cell>
          <table:table-cell office:value-type="float" office:value="0" calcext:value-type="float">
            <text:p>0</text:p>
          </table:table-cell>
          <table:table-cell office:value-type="float" office:value="938.1862" calcext:value-type="float">
            <text:p>938.1862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564534" calcext:value-type="float">
            <text:p>-0.356453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102004" calcext:value-type="float">
            <text:p>17102004</text:p>
          </table:table-cell>
          <table:table-cell office:value-type="float" office:value="36.76918" calcext:value-type="float">
            <text:p>36.76918</text:p>
          </table:table-cell>
          <table:table-cell office:value-type="float" office:value="1088.316" calcext:value-type="float">
            <text:p>1088.316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8681697" calcext:value-type="float">
            <text:p>0.8681697</text:p>
          </table:table-cell>
          <table:table-cell office:value-type="float" office:value="1.060597" calcext:value-type="float">
            <text:p>1.060597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908" calcext:value-type="float">
            <text:p>0.0006012908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418682" calcext:value-type="float">
            <text:p>0.1418682</text:p>
          </table:table-cell>
          <table:table-cell office:value-type="float" office:value="-0.3225794" calcext:value-type="float">
            <text:p>-0.3225794</text:p>
          </table:table-cell>
          <table:table-cell office:value-type="float" office:value="0.00205861" calcext:value-type="float">
            <text:p>0.00205861</text:p>
          </table:table-cell>
          <table:table-cell office:value-type="float" office:value="0.0001565391" calcext:value-type="float">
            <text:p>0.0001565391</text:p>
          </table:table-cell>
          <table:table-cell office:value-type="float" office:value="12.34305" calcext:value-type="float">
            <text:p>12.34305</text:p>
          </table:table-cell>
          <table:table-cell office:value-type="float" office:value="1.121494" calcext:value-type="float">
            <text:p>1.121494</text:p>
          </table:table-cell>
          <table:table-cell office:value-type="float" office:value="0.1296475" calcext:value-type="float">
            <text:p>0.1296475</text:p>
          </table:table-cell>
          <table:table-cell office:value-type="float" office:value="0.1303157" calcext:value-type="float">
            <text:p>0.1303157</text:p>
          </table:table-cell>
          <table:table-cell office:value-type="float" office:value="0.08686157" calcext:value-type="float">
            <text:p>0.08686157</text:p>
          </table:table-cell>
          <table:table-cell office:value-type="float" office:value="0.09333236" calcext:value-type="float">
            <text:p>0.09333236</text:p>
          </table:table-cell>
          <table:table-cell office:value-type="float" office:value="0.02805482" calcext:value-type="float">
            <text:p>0.02805482</text:p>
          </table:table-cell>
          <table:table-cell office:value-type="float" office:value="0.01640532" calcext:value-type="float">
            <text:p>0.01640532</text:p>
          </table:table-cell>
          <table:table-cell office:value-type="float" office:value="0.02294059" calcext:value-type="float">
            <text:p>0.02294059</text:p>
          </table:table-cell>
          <table:table-cell office:value-type="float" office:value="0.01957017" calcext:value-type="float">
            <text:p>0.01957017</text:p>
          </table:table-cell>
          <table:table-cell office:value-type="float" office:value="0.01678538" calcext:value-type="float">
            <text:p>0.01678538</text:p>
          </table:table-cell>
          <table:table-cell office:value-type="float" office:value="0.01689414" calcext:value-type="float">
            <text:p>0.01689414</text:p>
          </table:table-cell>
          <table:table-cell office:value-type="float" office:value="0.0188299" calcext:value-type="float">
            <text:p>0.0188299</text:p>
          </table:table-cell>
          <table:table-cell office:value-type="float" office:value="0.005024723" calcext:value-type="float">
            <text:p>0.005024723</text:p>
          </table:table-cell>
          <table:table-cell office:value-type="float" office:value="0.004835998" calcext:value-type="float">
            <text:p>0.004835998</text:p>
          </table:table-cell>
          <table:table-cell office:value-type="float" office:value="0" calcext:value-type="float">
            <text:p>0</text:p>
          </table:table-cell>
          <table:table-cell office:value-type="float" office:value="6.612308" calcext:value-type="float">
            <text:p>6.612308</text:p>
          </table:table-cell>
          <table:table-cell office:value-type="float" office:value="1.677227" calcext:value-type="float">
            <text:p>1.677227</text:p>
          </table:table-cell>
          <table:table-cell office:value-type="float" office:value="0.6371713" calcext:value-type="float">
            <text:p>0.6371713</text:p>
          </table:table-cell>
          <table:table-cell office:value-type="float" office:value="0.4324629" calcext:value-type="float">
            <text:p>0.4324629</text:p>
          </table:table-cell>
          <table:table-cell office:value-type="float" office:value="0.4437681" calcext:value-type="float">
            <text:p>0.4437681</text:p>
          </table:table-cell>
          <table:table-cell office:value-type="float" office:value="0.09264163" calcext:value-type="float">
            <text:p>0.09264163</text:p>
          </table:table-cell>
          <table:table-cell office:value-type="float" office:value="0.2243065" calcext:value-type="float">
            <text:p>0.2243065</text:p>
          </table:table-cell>
          <table:table-cell office:value-type="float" office:value="0.642196" calcext:value-type="float">
            <text:p>0.642196</text:p>
          </table:table-cell>
          <table:table-cell office:value-type="float" office:value="0.123681" calcext:value-type="float">
            <text:p>0.123681</text:p>
          </table:table-cell>
          <table:table-cell office:value-type="float" office:value="0.04591427" calcext:value-type="float">
            <text:p>0.04591427</text:p>
          </table:table-cell>
          <table:table-cell office:value-type="float" office:value="0.02799488" calcext:value-type="float">
            <text:p>0.02799488</text:p>
          </table:table-cell>
          <table:table-cell office:value-type="float" office:value="0.06355157" calcext:value-type="float">
            <text:p>0.06355157</text:p>
          </table:table-cell>
          <table:table-cell office:value-type="float" office:value="0.3215562" calcext:value-type="float">
            <text:p>0.3215562</text:p>
          </table:table-cell>
          <table:table-cell office:value-type="float" office:value="0.3522109" calcext:value-type="float">
            <text:p>0.3522109</text:p>
          </table:table-cell>
          <table:table-cell office:value-type="float" office:value="0" calcext:value-type="float">
            <text:p>0</text:p>
          </table:table-cell>
          <table:table-cell office:value-type="float" office:value="982.256" calcext:value-type="float">
            <text:p>982.256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564836" calcext:value-type="float">
            <text:p>-0.356483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8102004" calcext:value-type="float">
            <text:p>18102004</text:p>
          </table:table-cell>
          <table:table-cell office:value-type="float" office:value="36.74025" calcext:value-type="float">
            <text:p>36.74025</text:p>
          </table:table-cell>
          <table:table-cell office:value-type="float" office:value="1088.301" calcext:value-type="float">
            <text:p>1088.301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880681" calcext:value-type="float">
            <text:p>0.880681</text:p>
          </table:table-cell>
          <table:table-cell office:value-type="float" office:value="1.088516" calcext:value-type="float">
            <text:p>1.088516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908" calcext:value-type="float">
            <text:p>0.0006012908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418682" calcext:value-type="float">
            <text:p>0.1418682</text:p>
          </table:table-cell>
          <table:table-cell office:value-type="float" office:value="-0.3227323" calcext:value-type="float">
            <text:p>-0.3227323</text:p>
          </table:table-cell>
          <table:table-cell office:value-type="float" office:value="0.002082498" calcext:value-type="float">
            <text:p>0.002082498</text:p>
          </table:table-cell>
          <table:table-cell office:value-type="float" office:value="0.0001565445" calcext:value-type="float">
            <text:p>0.0001565445</text:p>
          </table:table-cell>
          <table:table-cell office:value-type="float" office:value="12.33092" calcext:value-type="float">
            <text:p>12.33092</text:p>
          </table:table-cell>
          <table:table-cell office:value-type="float" office:value="1.2096" calcext:value-type="float">
            <text:p>1.2096</text:p>
          </table:table-cell>
          <table:table-cell office:value-type="float" office:value="0.130736" calcext:value-type="float">
            <text:p>0.130736</text:p>
          </table:table-cell>
          <table:table-cell office:value-type="float" office:value="0.1293557" calcext:value-type="float">
            <text:p>0.1293557</text:p>
          </table:table-cell>
          <table:table-cell office:value-type="float" office:value="0.08697779" calcext:value-type="float">
            <text:p>0.08697779</text:p>
          </table:table-cell>
          <table:table-cell office:value-type="float" office:value="0.09322711" calcext:value-type="float">
            <text:p>0.09322711</text:p>
          </table:table-cell>
          <table:table-cell office:value-type="float" office:value="0.02865355" calcext:value-type="float">
            <text:p>0.02865355</text:p>
          </table:table-cell>
          <table:table-cell office:value-type="float" office:value="0.01667075" calcext:value-type="float">
            <text:p>0.01667075</text:p>
          </table:table-cell>
          <table:table-cell office:value-type="float" office:value="0.02355493" calcext:value-type="float">
            <text:p>0.02355493</text:p>
          </table:table-cell>
          <table:table-cell office:value-type="float" office:value="0.0199747" calcext:value-type="float">
            <text:p>0.0199747</text:p>
          </table:table-cell>
          <table:table-cell office:value-type="float" office:value="0.01687777" calcext:value-type="float">
            <text:p>0.01687777</text:p>
          </table:table-cell>
          <table:table-cell office:value-type="float" office:value="0.01694324" calcext:value-type="float">
            <text:p>0.01694324</text:p>
          </table:table-cell>
          <table:table-cell office:value-type="float" office:value="0.01898365" calcext:value-type="float">
            <text:p>0.01898365</text:p>
          </table:table-cell>
          <table:table-cell office:value-type="float" office:value="0.005020592" calcext:value-type="float">
            <text:p>0.005020592</text:p>
          </table:table-cell>
          <table:table-cell office:value-type="float" office:value="0.004834003" calcext:value-type="float">
            <text:p>0.004834003</text:p>
          </table:table-cell>
          <table:table-cell office:value-type="float" office:value="0" calcext:value-type="float">
            <text:p>0</text:p>
          </table:table-cell>
          <table:table-cell office:value-type="float" office:value="6.216553" calcext:value-type="float">
            <text:p>6.216553</text:p>
          </table:table-cell>
          <table:table-cell office:value-type="float" office:value="1.849487" calcext:value-type="float">
            <text:p>1.849487</text:p>
          </table:table-cell>
          <table:table-cell office:value-type="float" office:value="0.7510898" calcext:value-type="float">
            <text:p>0.7510898</text:p>
          </table:table-cell>
          <table:table-cell office:value-type="float" office:value="0.5085721" calcext:value-type="float">
            <text:p>0.5085721</text:p>
          </table:table-cell>
          <table:table-cell office:value-type="float" office:value="0.5210588" calcext:value-type="float">
            <text:p>0.5210588</text:p>
          </table:table-cell>
          <table:table-cell office:value-type="float" office:value="0.1082663" calcext:value-type="float">
            <text:p>0.1082663</text:p>
          </table:table-cell>
          <table:table-cell office:value-type="float" office:value="0.23204" calcext:value-type="float">
            <text:p>0.23204</text:p>
          </table:table-cell>
          <table:table-cell office:value-type="float" office:value="0.6483544" calcext:value-type="float">
            <text:p>0.6483544</text:p>
          </table:table-cell>
          <table:table-cell office:value-type="float" office:value="0.1286915" calcext:value-type="float">
            <text:p>0.1286915</text:p>
          </table:table-cell>
          <table:table-cell office:value-type="float" office:value="0.0489966" calcext:value-type="float">
            <text:p>0.0489966</text:p>
          </table:table-cell>
          <table:table-cell office:value-type="float" office:value="0.0294619" calcext:value-type="float">
            <text:p>0.0294619</text:p>
          </table:table-cell>
          <table:table-cell office:value-type="float" office:value="0.06537037" calcext:value-type="float">
            <text:p>0.06537037</text:p>
          </table:table-cell>
          <table:table-cell office:value-type="float" office:value="0.3208381" calcext:value-type="float">
            <text:p>0.3208381</text:p>
          </table:table-cell>
          <table:table-cell office:value-type="float" office:value="0.3522159" calcext:value-type="float">
            <text:p>0.3522159</text:p>
          </table:table-cell>
          <table:table-cell office:value-type="float" office:value="0" calcext:value-type="float">
            <text:p>0</text:p>
          </table:table-cell>
          <table:table-cell office:value-type="float" office:value="996.2795" calcext:value-type="float">
            <text:p>996.2795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565122" calcext:value-type="float">
            <text:p>-0.356512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102004" calcext:value-type="float">
            <text:p>19102004</text:p>
          </table:table-cell>
          <table:table-cell office:value-type="float" office:value="36.70661" calcext:value-type="float">
            <text:p>36.70661</text:p>
          </table:table-cell>
          <table:table-cell office:value-type="float" office:value="1088.287" calcext:value-type="float">
            <text:p>1088.287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8958057" calcext:value-type="float">
            <text:p>0.8958057</text:p>
          </table:table-cell>
          <table:table-cell office:value-type="float" office:value="1.116779" calcext:value-type="float">
            <text:p>1.116779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908" calcext:value-type="float">
            <text:p>0.0006012908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418682" calcext:value-type="float">
            <text:p>0.1418682</text:p>
          </table:table-cell>
          <table:table-cell office:value-type="float" office:value="-0.3228942" calcext:value-type="float">
            <text:p>-0.3228942</text:p>
          </table:table-cell>
          <table:table-cell office:value-type="float" office:value="0.002105857" calcext:value-type="float">
            <text:p>0.002105857</text:p>
          </table:table-cell>
          <table:table-cell office:value-type="float" office:value="0.0001565494" calcext:value-type="float">
            <text:p>0.0001565494</text:p>
          </table:table-cell>
          <table:table-cell office:value-type="float" office:value="12.31294" calcext:value-type="float">
            <text:p>12.31294</text:p>
          </table:table-cell>
          <table:table-cell office:value-type="float" office:value="1.271787" calcext:value-type="float">
            <text:p>1.271787</text:p>
          </table:table-cell>
          <table:table-cell office:value-type="float" office:value="0.1310447" calcext:value-type="float">
            <text:p>0.1310447</text:p>
          </table:table-cell>
          <table:table-cell office:value-type="float" office:value="0.1272274" calcext:value-type="float">
            <text:p>0.1272274</text:p>
          </table:table-cell>
          <table:table-cell office:value-type="float" office:value="0.08640087" calcext:value-type="float">
            <text:p>0.08640087</text:p>
          </table:table-cell>
          <table:table-cell office:value-type="float" office:value="0.0923988" calcext:value-type="float">
            <text:p>0.0923988</text:p>
          </table:table-cell>
          <table:table-cell office:value-type="float" office:value="0.02901193" calcext:value-type="float">
            <text:p>0.02901193</text:p>
          </table:table-cell>
          <table:table-cell office:value-type="float" office:value="0.01683769" calcext:value-type="float">
            <text:p>0.01683769</text:p>
          </table:table-cell>
          <table:table-cell office:value-type="float" office:value="0.02409372" calcext:value-type="float">
            <text:p>0.02409372</text:p>
          </table:table-cell>
          <table:table-cell office:value-type="float" office:value="0.02031741" calcext:value-type="float">
            <text:p>0.02031741</text:p>
          </table:table-cell>
          <table:table-cell office:value-type="float" office:value="0.01696149" calcext:value-type="float">
            <text:p>0.01696149</text:p>
          </table:table-cell>
          <table:table-cell office:value-type="float" office:value="0.01698606" calcext:value-type="float">
            <text:p>0.01698606</text:p>
          </table:table-cell>
          <table:table-cell office:value-type="float" office:value="0.01913106" calcext:value-type="float">
            <text:p>0.01913106</text:p>
          </table:table-cell>
          <table:table-cell office:value-type="float" office:value="0.005016525" calcext:value-type="float">
            <text:p>0.005016525</text:p>
          </table:table-cell>
          <table:table-cell office:value-type="float" office:value="0.004832012" calcext:value-type="float">
            <text:p>0.004832012</text:p>
          </table:table-cell>
          <table:table-cell office:value-type="float" office:value="0" calcext:value-type="float">
            <text:p>0</text:p>
          </table:table-cell>
          <table:table-cell office:value-type="float" office:value="6.151379" calcext:value-type="float">
            <text:p>6.151379</text:p>
          </table:table-cell>
          <table:table-cell office:value-type="float" office:value="2.008649" calcext:value-type="float">
            <text:p>2.008649</text:p>
          </table:table-cell>
          <table:table-cell office:value-type="float" office:value="0.8618704" calcext:value-type="float">
            <text:p>0.8618704</text:p>
          </table:table-cell>
          <table:table-cell office:value-type="float" office:value="0.582084" calcext:value-type="float">
            <text:p>0.582084</text:p>
          </table:table-cell>
          <table:table-cell office:value-type="float" office:value="0.5954323" calcext:value-type="float">
            <text:p>0.5954323</text:p>
          </table:table-cell>
          <table:table-cell office:value-type="float" office:value="0.1236291" calcext:value-type="float">
            <text:p>0.1236291</text:p>
          </table:table-cell>
          <table:table-cell office:value-type="float" office:value="0.2396836" calcext:value-type="float">
            <text:p>0.2396836</text:p>
          </table:table-cell>
          <table:table-cell office:value-type="float" office:value="0.6545546" calcext:value-type="float">
            <text:p>0.6545546</text:p>
          </table:table-cell>
          <table:table-cell office:value-type="float" office:value="0.1337101" calcext:value-type="float">
            <text:p>0.1337101</text:p>
          </table:table-cell>
          <table:table-cell office:value-type="float" office:value="0.05203718" calcext:value-type="float">
            <text:p>0.05203718</text:p>
          </table:table-cell>
          <table:table-cell office:value-type="float" office:value="0.03092371" calcext:value-type="float">
            <text:p>0.03092371</text:p>
          </table:table-cell>
          <table:table-cell office:value-type="float" office:value="0.06715142" calcext:value-type="float">
            <text:p>0.06715142</text:p>
          </table:table-cell>
          <table:table-cell office:value-type="float" office:value="0.3201485" calcext:value-type="float">
            <text:p>0.3201485</text:p>
          </table:table-cell>
          <table:table-cell office:value-type="float" office:value="0.3522209" calcext:value-type="float">
            <text:p>0.3522209</text:p>
          </table:table-cell>
          <table:table-cell office:value-type="float" office:value="0" calcext:value-type="float">
            <text:p>0</text:p>
          </table:table-cell>
          <table:table-cell office:value-type="float" office:value="1014.337" calcext:value-type="float">
            <text:p>1014.337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565393" calcext:value-type="float">
            <text:p>-0.356539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02004" calcext:value-type="float">
            <text:p>20102004</text:p>
          </table:table-cell>
          <table:table-cell office:value-type="float" office:value="36.6796" calcext:value-type="float">
            <text:p>36.6796</text:p>
          </table:table-cell>
          <table:table-cell office:value-type="float" office:value="1088.274" calcext:value-type="float">
            <text:p>1088.274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902373" calcext:value-type="float">
            <text:p>0.902373</text:p>
          </table:table-cell>
          <table:table-cell office:value-type="float" office:value="1.146914" calcext:value-type="float">
            <text:p>1.146914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908" calcext:value-type="float">
            <text:p>0.0006012908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418698" calcext:value-type="float">
            <text:p>0.1418698</text:p>
          </table:table-cell>
          <table:table-cell office:value-type="float" office:value="-0.3230381" calcext:value-type="float">
            <text:p>-0.3230381</text:p>
          </table:table-cell>
          <table:table-cell office:value-type="float" office:value="0.00213102" calcext:value-type="float">
            <text:p>0.00213102</text:p>
          </table:table-cell>
          <table:table-cell office:value-type="float" office:value="0.0001565538" calcext:value-type="float">
            <text:p>0.0001565538</text:p>
          </table:table-cell>
          <table:table-cell office:value-type="float" office:value="12.31804" calcext:value-type="float">
            <text:p>12.31804</text:p>
          </table:table-cell>
          <table:table-cell office:value-type="float" office:value="1.248436" calcext:value-type="float">
            <text:p>1.248436</text:p>
          </table:table-cell>
          <table:table-cell office:value-type="float" office:value="0.1308335" calcext:value-type="float">
            <text:p>0.1308335</text:p>
          </table:table-cell>
          <table:table-cell office:value-type="float" office:value="0.1247323" calcext:value-type="float">
            <text:p>0.1247323</text:p>
          </table:table-cell>
          <table:table-cell office:value-type="float" office:value="0.08541565" calcext:value-type="float">
            <text:p>0.08541565</text:p>
          </table:table-cell>
          <table:table-cell office:value-type="float" office:value="0.09114706" calcext:value-type="float">
            <text:p>0.09114706</text:p>
          </table:table-cell>
          <table:table-cell office:value-type="float" office:value="0.02919108" calcext:value-type="float">
            <text:p>0.02919108</text:p>
          </table:table-cell>
          <table:table-cell office:value-type="float" office:value="0.01693079" calcext:value-type="float">
            <text:p>0.01693079</text:p>
          </table:table-cell>
          <table:table-cell office:value-type="float" office:value="0.0245637" calcext:value-type="float">
            <text:p>0.0245637</text:p>
          </table:table-cell>
          <table:table-cell office:value-type="float" office:value="0.02061166" calcext:value-type="float">
            <text:p>0.02061166</text:p>
          </table:table-cell>
          <table:table-cell office:value-type="float" office:value="0.01703855" calcext:value-type="float">
            <text:p>0.01703855</text:p>
          </table:table-cell>
          <table:table-cell office:value-type="float" office:value="0.01702726" calcext:value-type="float">
            <text:p>0.01702726</text:p>
          </table:table-cell>
          <table:table-cell office:value-type="float" office:value="0.01927088" calcext:value-type="float">
            <text:p>0.01927088</text:p>
          </table:table-cell>
          <table:table-cell office:value-type="float" office:value="0.005012506" calcext:value-type="float">
            <text:p>0.005012506</text:p>
          </table:table-cell>
          <table:table-cell office:value-type="float" office:value="0.004830046" calcext:value-type="float">
            <text:p>0.004830046</text:p>
          </table:table-cell>
          <table:table-cell office:value-type="float" office:value="0" calcext:value-type="float">
            <text:p>0</text:p>
          </table:table-cell>
          <table:table-cell office:value-type="float" office:value="6.631408" calcext:value-type="float">
            <text:p>6.631408</text:p>
          </table:table-cell>
          <table:table-cell office:value-type="float" office:value="2.144956" calcext:value-type="float">
            <text:p>2.144956</text:p>
          </table:table-cell>
          <table:table-cell office:value-type="float" office:value="0.9652878" calcext:value-type="float">
            <text:p>0.9652878</text:p>
          </table:table-cell>
          <table:table-cell office:value-type="float" office:value="0.6527463" calcext:value-type="float">
            <text:p>0.6527463</text:p>
          </table:table-cell>
          <table:table-cell office:value-type="float" office:value="0.667544" calcext:value-type="float">
            <text:p>0.667544</text:p>
          </table:table-cell>
          <table:table-cell office:value-type="float" office:value="0.1389793" calcext:value-type="float">
            <text:p>0.1389793</text:p>
          </table:table-cell>
          <table:table-cell office:value-type="float" office:value="0.2473336" calcext:value-type="float">
            <text:p>0.2473336</text:p>
          </table:table-cell>
          <table:table-cell office:value-type="float" office:value="0.6607602" calcext:value-type="float">
            <text:p>0.6607602</text:p>
          </table:table-cell>
          <table:table-cell office:value-type="float" office:value="0.1387108" calcext:value-type="float">
            <text:p>0.1387108</text:p>
          </table:table-cell>
          <table:table-cell office:value-type="float" office:value="0.0550486" calcext:value-type="float">
            <text:p>0.0550486</text:p>
          </table:table-cell>
          <table:table-cell office:value-type="float" office:value="0.03241066" calcext:value-type="float">
            <text:p>0.03241066</text:p>
          </table:table-cell>
          <table:table-cell office:value-type="float" office:value="0.0688896" calcext:value-type="float">
            <text:p>0.0688896</text:p>
          </table:table-cell>
          <table:table-cell office:value-type="float" office:value="0.319474" calcext:value-type="float">
            <text:p>0.319474</text:p>
          </table:table-cell>
          <table:table-cell office:value-type="float" office:value="0.3522259" calcext:value-type="float">
            <text:p>0.3522259</text:p>
          </table:table-cell>
          <table:table-cell office:value-type="float" office:value="0" calcext:value-type="float">
            <text:p>0</text:p>
          </table:table-cell>
          <table:table-cell office:value-type="float" office:value="1023.065" calcext:value-type="float">
            <text:p>1023.065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565651" calcext:value-type="float">
            <text:p>-0.356565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1102004" calcext:value-type="float">
            <text:p>21102004</text:p>
          </table:table-cell>
          <table:table-cell office:value-type="float" office:value="36.63882" calcext:value-type="float">
            <text:p>36.63882</text:p>
          </table:table-cell>
          <table:table-cell office:value-type="float" office:value="1088.268" calcext:value-type="float">
            <text:p>1088.268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8976168" calcext:value-type="float">
            <text:p>0.8976168</text:p>
          </table:table-cell>
          <table:table-cell office:value-type="float" office:value="1.195904" calcext:value-type="float">
            <text:p>1.195904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908" calcext:value-type="float">
            <text:p>0.0006012908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4132" calcext:value-type="float">
            <text:p>0.14132</text:p>
          </table:table-cell>
          <table:table-cell office:value-type="float" office:value="-0.3232649" calcext:value-type="float">
            <text:p>-0.3232649</text:p>
          </table:table-cell>
          <table:table-cell office:value-type="float" office:value="0.00215775" calcext:value-type="float">
            <text:p>0.00215775</text:p>
          </table:table-cell>
          <table:table-cell office:value-type="float" office:value="0.0001565586" calcext:value-type="float">
            <text:p>0.0001565586</text:p>
          </table:table-cell>
          <table:table-cell office:value-type="float" office:value="12.34439" calcext:value-type="float">
            <text:p>12.34439</text:p>
          </table:table-cell>
          <table:table-cell office:value-type="float" office:value="0.9031216" calcext:value-type="float">
            <text:p>0.9031216</text:p>
          </table:table-cell>
          <table:table-cell office:value-type="float" office:value="0.1291021" calcext:value-type="float">
            <text:p>0.1291021</text:p>
          </table:table-cell>
          <table:table-cell office:value-type="float" office:value="0.1217152" calcext:value-type="float">
            <text:p>0.1217152</text:p>
          </table:table-cell>
          <table:table-cell office:value-type="float" office:value="0.08414091" calcext:value-type="float">
            <text:p>0.08414091</text:p>
          </table:table-cell>
          <table:table-cell office:value-type="float" office:value="0.08962027" calcext:value-type="float">
            <text:p>0.08962027</text:p>
          </table:table-cell>
          <table:table-cell office:value-type="float" office:value="0.02925017" calcext:value-type="float">
            <text:p>0.02925017</text:p>
          </table:table-cell>
          <table:table-cell office:value-type="float" office:value="0.01698082" calcext:value-type="float">
            <text:p>0.01698082</text:p>
          </table:table-cell>
          <table:table-cell office:value-type="float" office:value="0.024975" calcext:value-type="float">
            <text:p>0.024975</text:p>
          </table:table-cell>
          <table:table-cell office:value-type="float" office:value="0.0208677" calcext:value-type="float">
            <text:p>0.0208677</text:p>
          </table:table-cell>
          <table:table-cell office:value-type="float" office:value="0.01710925" calcext:value-type="float">
            <text:p>0.01710925</text:p>
          </table:table-cell>
          <table:table-cell office:value-type="float" office:value="0.01706468" calcext:value-type="float">
            <text:p>0.01706468</text:p>
          </table:table-cell>
          <table:table-cell office:value-type="float" office:value="0.01940501" calcext:value-type="float">
            <text:p>0.01940501</text:p>
          </table:table-cell>
          <table:table-cell office:value-type="float" office:value="0.005012203" calcext:value-type="float">
            <text:p>0.005012203</text:p>
          </table:table-cell>
          <table:table-cell office:value-type="float" office:value="0.004824361" calcext:value-type="float">
            <text:p>0.004824361</text:p>
          </table:table-cell>
          <table:table-cell office:value-type="float" office:value="0" calcext:value-type="float">
            <text:p>0</text:p>
          </table:table-cell>
          <table:table-cell office:value-type="float" office:value="8.184216" calcext:value-type="float">
            <text:p>8.184216</text:p>
          </table:table-cell>
          <table:table-cell office:value-type="float" office:value="2.290059" calcext:value-type="float">
            <text:p>2.290059</text:p>
          </table:table-cell>
          <table:table-cell office:value-type="float" office:value="1.063484" calcext:value-type="float">
            <text:p>1.063484</text:p>
          </table:table-cell>
          <table:table-cell office:value-type="float" office:value="0.719626" calcext:value-type="float">
            <text:p>0.719626</text:p>
          </table:table-cell>
          <table:table-cell office:value-type="float" office:value="0.7353707" calcext:value-type="float">
            <text:p>0.7353707</text:p>
          </table:table-cell>
          <table:table-cell office:value-type="float" office:value="0.153733" calcext:value-type="float">
            <text:p>0.153733</text:p>
          </table:table-cell>
          <table:table-cell office:value-type="float" office:value="0.2547013" calcext:value-type="float">
            <text:p>0.2547013</text:p>
          </table:table-cell>
          <table:table-cell office:value-type="float" office:value="0.6668673" calcext:value-type="float">
            <text:p>0.6668673</text:p>
          </table:table-cell>
          <table:table-cell office:value-type="float" office:value="0.1436804" calcext:value-type="float">
            <text:p>0.1436804</text:p>
          </table:table-cell>
          <table:table-cell office:value-type="float" office:value="0.05803171" calcext:value-type="float">
            <text:p>0.05803171</text:p>
          </table:table-cell>
          <table:table-cell office:value-type="float" office:value="0.033879" calcext:value-type="float">
            <text:p>0.033879</text:p>
          </table:table-cell>
          <table:table-cell office:value-type="float" office:value="0.07067211" calcext:value-type="float">
            <text:p>0.07067211</text:p>
          </table:table-cell>
          <table:table-cell office:value-type="float" office:value="0.3201375" calcext:value-type="float">
            <text:p>0.3201375</text:p>
          </table:table-cell>
          <table:table-cell office:value-type="float" office:value="0.3518131" calcext:value-type="float">
            <text:p>0.3518131</text:p>
          </table:table-cell>
          <table:table-cell office:value-type="float" office:value="0" calcext:value-type="float">
            <text:p>0</text:p>
          </table:table-cell>
          <table:table-cell office:value-type="float" office:value="1022.769" calcext:value-type="float">
            <text:p>1022.769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565883" calcext:value-type="float">
            <text:p>-0.356588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102004" calcext:value-type="float">
            <text:p>22102004</text:p>
          </table:table-cell>
          <table:table-cell office:value-type="float" office:value="36.57894" calcext:value-type="float">
            <text:p>36.57894</text:p>
          </table:table-cell>
          <table:table-cell office:value-type="float" office:value="1088.262" calcext:value-type="float">
            <text:p>1088.262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9046583" calcext:value-type="float">
            <text:p>0.9046583</text:p>
          </table:table-cell>
          <table:table-cell office:value-type="float" office:value="1.249647" calcext:value-type="float">
            <text:p>1.249647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908" calcext:value-type="float">
            <text:p>0.0006012908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413204" calcext:value-type="float">
            <text:p>0.1413204</text:p>
          </table:table-cell>
          <table:table-cell office:value-type="float" office:value="-0.3236547" calcext:value-type="float">
            <text:p>-0.3236547</text:p>
          </table:table-cell>
          <table:table-cell office:value-type="float" office:value="0.002181282" calcext:value-type="float">
            <text:p>0.002181282</text:p>
          </table:table-cell>
          <table:table-cell office:value-type="float" office:value="0.0001565629" calcext:value-type="float">
            <text:p>0.0001565629</text:p>
          </table:table-cell>
          <table:table-cell office:value-type="float" office:value="12.37056" calcext:value-type="float">
            <text:p>12.37056</text:p>
          </table:table-cell>
          <table:table-cell office:value-type="float" office:value="0.7459735" calcext:value-type="float">
            <text:p>0.7459735</text:p>
          </table:table-cell>
          <table:table-cell office:value-type="float" office:value="0.1252035" calcext:value-type="float">
            <text:p>0.1252035</text:p>
          </table:table-cell>
          <table:table-cell office:value-type="float" office:value="0.1167852" calcext:value-type="float">
            <text:p>0.1167852</text:p>
          </table:table-cell>
          <table:table-cell office:value-type="float" office:value="0.08216423" calcext:value-type="float">
            <text:p>0.08216423</text:p>
          </table:table-cell>
          <table:table-cell office:value-type="float" office:value="0.08737635" calcext:value-type="float">
            <text:p>0.08737635</text:p>
          </table:table-cell>
          <table:table-cell office:value-type="float" office:value="0.02907591" calcext:value-type="float">
            <text:p>0.02907591</text:p>
          </table:table-cell>
          <table:table-cell office:value-type="float" office:value="0.01695767" calcext:value-type="float">
            <text:p>0.01695767</text:p>
          </table:table-cell>
          <table:table-cell office:value-type="float" office:value="0.02532678" calcext:value-type="float">
            <text:p>0.02532678</text:p>
          </table:table-cell>
          <table:table-cell office:value-type="float" office:value="0.02109004" calcext:value-type="float">
            <text:p>0.02109004</text:p>
          </table:table-cell>
          <table:table-cell office:value-type="float" office:value="0.01717444" calcext:value-type="float">
            <text:p>0.01717444</text:p>
          </table:table-cell>
          <table:table-cell office:value-type="float" office:value="0.01709863" calcext:value-type="float">
            <text:p>0.01709863</text:p>
          </table:table-cell>
          <table:table-cell office:value-type="float" office:value="0.01953391" calcext:value-type="float">
            <text:p>0.01953391</text:p>
          </table:table-cell>
          <table:table-cell office:value-type="float" office:value="0.005008036" calcext:value-type="float">
            <text:p>0.005008036</text:p>
          </table:table-cell>
          <table:table-cell office:value-type="float" office:value="0.004822624" calcext:value-type="float">
            <text:p>0.004822624</text:p>
          </table:table-cell>
          <table:table-cell office:value-type="float" office:value="0" calcext:value-type="float">
            <text:p>0</text:p>
          </table:table-cell>
          <table:table-cell office:value-type="float" office:value="7.169402" calcext:value-type="float">
            <text:p>7.169402</text:p>
          </table:table-cell>
          <table:table-cell office:value-type="float" office:value="2.494162" calcext:value-type="float">
            <text:p>2.494162</text:p>
          </table:table-cell>
          <table:table-cell office:value-type="float" office:value="1.193" calcext:value-type="float">
            <text:p>1.193</text:p>
          </table:table-cell>
          <table:table-cell office:value-type="float" office:value="0.8014277" calcext:value-type="float">
            <text:p>0.8014277</text:p>
          </table:table-cell>
          <table:table-cell office:value-type="float" office:value="0.8138885" calcext:value-type="float">
            <text:p>0.8138885</text:p>
          </table:table-cell>
          <table:table-cell office:value-type="float" office:value="0.1697615" calcext:value-type="float">
            <text:p>0.1697615</text:p>
          </table:table-cell>
          <table:table-cell office:value-type="float" office:value="0.2624075" calcext:value-type="float">
            <text:p>0.2624075</text:p>
          </table:table-cell>
          <table:table-cell office:value-type="float" office:value="0.6729512" calcext:value-type="float">
            <text:p>0.6729512</text:p>
          </table:table-cell>
          <table:table-cell office:value-type="float" office:value="0.1486052" calcext:value-type="float">
            <text:p>0.1486052</text:p>
          </table:table-cell>
          <table:table-cell office:value-type="float" office:value="0.06098365" calcext:value-type="float">
            <text:p>0.06098365</text:p>
          </table:table-cell>
          <table:table-cell office:value-type="float" office:value="0.0353297" calcext:value-type="float">
            <text:p>0.0353297</text:p>
          </table:table-cell>
          <table:table-cell office:value-type="float" office:value="0.07244354" calcext:value-type="float">
            <text:p>0.07244354</text:p>
          </table:table-cell>
          <table:table-cell office:value-type="float" office:value="0.3193622" calcext:value-type="float">
            <text:p>0.3193622</text:p>
          </table:table-cell>
          <table:table-cell office:value-type="float" office:value="0.3518889" calcext:value-type="float">
            <text:p>0.3518889</text:p>
          </table:table-cell>
          <table:table-cell office:value-type="float" office:value="0" calcext:value-type="float">
            <text:p>0</text:p>
          </table:table-cell>
          <table:table-cell office:value-type="float" office:value="1035.9" calcext:value-type="float">
            <text:p>1035.9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566146" calcext:value-type="float">
            <text:p>-0.356614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3102004" calcext:value-type="float">
            <text:p>23102004</text:p>
          </table:table-cell>
          <table:table-cell office:value-type="float" office:value="36.51776" calcext:value-type="float">
            <text:p>36.51776</text:p>
          </table:table-cell>
          <table:table-cell office:value-type="float" office:value="1088.252" calcext:value-type="float">
            <text:p>1088.252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9379267" calcext:value-type="float">
            <text:p>0.9379267</text:p>
          </table:table-cell>
          <table:table-cell office:value-type="float" office:value="1.284242" calcext:value-type="float">
            <text:p>1.284242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908" calcext:value-type="float">
            <text:p>0.0006012908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406046" calcext:value-type="float">
            <text:p>0.1406046</text:p>
          </table:table-cell>
          <table:table-cell office:value-type="float" office:value="-0.3238802" calcext:value-type="float">
            <text:p>-0.3238802</text:p>
          </table:table-cell>
          <table:table-cell office:value-type="float" office:value="0.002201966" calcext:value-type="float">
            <text:p>0.002201966</text:p>
          </table:table-cell>
          <table:table-cell office:value-type="float" office:value="0.0001565664" calcext:value-type="float">
            <text:p>0.0001565664</text:p>
          </table:table-cell>
          <table:table-cell office:value-type="float" office:value="12.32094" calcext:value-type="float">
            <text:p>12.32094</text:p>
          </table:table-cell>
          <table:table-cell office:value-type="float" office:value="0.7937826" calcext:value-type="float">
            <text:p>0.7937826</text:p>
          </table:table-cell>
          <table:table-cell office:value-type="float" office:value="0.1229125" calcext:value-type="float">
            <text:p>0.1229125</text:p>
          </table:table-cell>
          <table:table-cell office:value-type="float" office:value="0.1120618" calcext:value-type="float">
            <text:p>0.1120618</text:p>
          </table:table-cell>
          <table:table-cell office:value-type="float" office:value="0.08001687" calcext:value-type="float">
            <text:p>0.08001687</text:p>
          </table:table-cell>
          <table:table-cell office:value-type="float" office:value="0.08489571" calcext:value-type="float">
            <text:p>0.08489571</text:p>
          </table:table-cell>
          <table:table-cell office:value-type="float" office:value="0.02873472" calcext:value-type="float">
            <text:p>0.02873472</text:p>
          </table:table-cell>
          <table:table-cell office:value-type="float" office:value="0.0168664" calcext:value-type="float">
            <text:p>0.0168664</text:p>
          </table:table-cell>
          <table:table-cell office:value-type="float" office:value="0.02561925" calcext:value-type="float">
            <text:p>0.02561925</text:p>
          </table:table-cell>
          <table:table-cell office:value-type="float" office:value="0.02127822" calcext:value-type="float">
            <text:p>0.02127822</text:p>
          </table:table-cell>
          <table:table-cell office:value-type="float" office:value="0.01723415" calcext:value-type="float">
            <text:p>0.01723415</text:p>
          </table:table-cell>
          <table:table-cell office:value-type="float" office:value="0.01712929" calcext:value-type="float">
            <text:p>0.01712929</text:p>
          </table:table-cell>
          <table:table-cell office:value-type="float" office:value="0.01965855" calcext:value-type="float">
            <text:p>0.01965855</text:p>
          </table:table-cell>
          <table:table-cell office:value-type="float" office:value="0.005022317" calcext:value-type="float">
            <text:p>0.005022317</text:p>
          </table:table-cell>
          <table:table-cell office:value-type="float" office:value="0.004802154" calcext:value-type="float">
            <text:p>0.004802154</text:p>
          </table:table-cell>
          <table:table-cell office:value-type="float" office:value="0" calcext:value-type="float">
            <text:p>0</text:p>
          </table:table-cell>
          <table:table-cell office:value-type="float" office:value="6.943243" calcext:value-type="float">
            <text:p>6.943243</text:p>
          </table:table-cell>
          <table:table-cell office:value-type="float" office:value="2.679155" calcext:value-type="float">
            <text:p>2.679155</text:p>
          </table:table-cell>
          <table:table-cell office:value-type="float" office:value="1.330975" calcext:value-type="float">
            <text:p>1.330975</text:p>
          </table:table-cell>
          <table:table-cell office:value-type="float" office:value="0.891965" calcext:value-type="float">
            <text:p>0.891965</text:p>
          </table:table-cell>
          <table:table-cell office:value-type="float" office:value="0.9013942" calcext:value-type="float">
            <text:p>0.9013942</text:p>
          </table:table-cell>
          <table:table-cell office:value-type="float" office:value="0.187676" calcext:value-type="float">
            <text:p>0.187676</text:p>
          </table:table-cell>
          <table:table-cell office:value-type="float" office:value="0.2709674" calcext:value-type="float">
            <text:p>0.2709674</text:p>
          </table:table-cell>
          <table:table-cell office:value-type="float" office:value="0.6793609" calcext:value-type="float">
            <text:p>0.6793609</text:p>
          </table:table-cell>
          <table:table-cell office:value-type="float" office:value="0.153552" calcext:value-type="float">
            <text:p>0.153552</text:p>
          </table:table-cell>
          <table:table-cell office:value-type="float" office:value="0.06390666" calcext:value-type="float">
            <text:p>0.06390666</text:p>
          </table:table-cell>
          <table:table-cell office:value-type="float" office:value="0.03676374" calcext:value-type="float">
            <text:p>0.03676374</text:p>
          </table:table-cell>
          <table:table-cell office:value-type="float" office:value="0.07448655" calcext:value-type="float">
            <text:p>0.07448655</text:p>
          </table:table-cell>
          <table:table-cell office:value-type="float" office:value="0.3253286" calcext:value-type="float">
            <text:p>0.3253286</text:p>
          </table:table-cell>
          <table:table-cell office:value-type="float" office:value="0.3461949" calcext:value-type="float">
            <text:p>0.3461949</text:p>
          </table:table-cell>
          <table:table-cell office:value-type="float" office:value="0" calcext:value-type="float">
            <text:p>0</text:p>
          </table:table-cell>
          <table:table-cell office:value-type="float" office:value="1078.319" calcext:value-type="float">
            <text:p>1078.319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566424" calcext:value-type="float">
            <text:p>-0.356642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102004" calcext:value-type="float">
            <text:p>24102004</text:p>
          </table:table-cell>
          <table:table-cell office:value-type="float" office:value="36.45524" calcext:value-type="float">
            <text:p>36.45524</text:p>
          </table:table-cell>
          <table:table-cell office:value-type="float" office:value="1088.243" calcext:value-type="float">
            <text:p>1088.243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9745772" calcext:value-type="float">
            <text:p>0.9745772</text:p>
          </table:table-cell>
          <table:table-cell office:value-type="float" office:value="1.316421" calcext:value-type="float">
            <text:p>1.316421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908" calcext:value-type="float">
            <text:p>0.0006012908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97751" calcext:value-type="float">
            <text:p>0.1397751</text:p>
          </table:table-cell>
          <table:table-cell office:value-type="float" office:value="-0.32408" calcext:value-type="float">
            <text:p>-0.32408</text:p>
          </table:table-cell>
          <table:table-cell office:value-type="float" office:value="0.00222127" calcext:value-type="float">
            <text:p>0.00222127</text:p>
          </table:table-cell>
          <table:table-cell office:value-type="float" office:value="0.0001565699" calcext:value-type="float">
            <text:p>0.0001565699</text:p>
          </table:table-cell>
          <table:table-cell office:value-type="float" office:value="12.26088" calcext:value-type="float">
            <text:p>12.26088</text:p>
          </table:table-cell>
          <table:table-cell office:value-type="float" office:value="0.9243755" calcext:value-type="float">
            <text:p>0.9243755</text:p>
          </table:table-cell>
          <table:table-cell office:value-type="float" office:value="0.1219929" calcext:value-type="float">
            <text:p>0.1219929</text:p>
          </table:table-cell>
          <table:table-cell office:value-type="float" office:value="0.1079278" calcext:value-type="float">
            <text:p>0.1079278</text:p>
          </table:table-cell>
          <table:table-cell office:value-type="float" office:value="0.07802162" calcext:value-type="float">
            <text:p>0.07802162</text:p>
          </table:table-cell>
          <table:table-cell office:value-type="float" office:value="0.08263714" calcext:value-type="float">
            <text:p>0.08263714</text:p>
          </table:table-cell>
          <table:table-cell office:value-type="float" office:value="0.02840775" calcext:value-type="float">
            <text:p>0.02840775</text:p>
          </table:table-cell>
          <table:table-cell office:value-type="float" office:value="0.01678037" calcext:value-type="float">
            <text:p>0.01678037</text:p>
          </table:table-cell>
          <table:table-cell office:value-type="float" office:value="0.02586994" calcext:value-type="float">
            <text:p>0.02586994</text:p>
          </table:table-cell>
          <table:table-cell office:value-type="float" office:value="0.02143645" calcext:value-type="float">
            <text:p>0.02143645</text:p>
          </table:table-cell>
          <table:table-cell office:value-type="float" office:value="0.01728836" calcext:value-type="float">
            <text:p>0.01728836</text:p>
          </table:table-cell>
          <table:table-cell office:value-type="float" office:value="0.01715805" calcext:value-type="float">
            <text:p>0.01715805</text:p>
          </table:table-cell>
          <table:table-cell office:value-type="float" office:value="0.01977944" calcext:value-type="float">
            <text:p>0.01977944</text:p>
          </table:table-cell>
          <table:table-cell office:value-type="float" office:value="0.005013196" calcext:value-type="float">
            <text:p>0.005013196</text:p>
          </table:table-cell>
          <table:table-cell office:value-type="float" office:value="0.004805296" calcext:value-type="float">
            <text:p>0.004805296</text:p>
          </table:table-cell>
          <table:table-cell office:value-type="float" office:value="0" calcext:value-type="float">
            <text:p>0</text:p>
          </table:table-cell>
          <table:table-cell office:value-type="float" office:value="6.97204" calcext:value-type="float">
            <text:p>6.97204</text:p>
          </table:table-cell>
          <table:table-cell office:value-type="float" office:value="2.850568" calcext:value-type="float">
            <text:p>2.850568</text:p>
          </table:table-cell>
          <table:table-cell office:value-type="float" office:value="1.459687" calcext:value-type="float">
            <text:p>1.459687</text:p>
          </table:table-cell>
          <table:table-cell office:value-type="float" office:value="0.9775522" calcext:value-type="float">
            <text:p>0.9775522</text:p>
          </table:table-cell>
          <table:table-cell office:value-type="float" office:value="0.9848671" calcext:value-type="float">
            <text:p>0.9848671</text:p>
          </table:table-cell>
          <table:table-cell office:value-type="float" office:value="0.2053526" calcext:value-type="float">
            <text:p>0.2053526</text:p>
          </table:table-cell>
          <table:table-cell office:value-type="float" office:value="0.2795807" calcext:value-type="float">
            <text:p>0.2795807</text:p>
          </table:table-cell>
          <table:table-cell office:value-type="float" office:value="0.6859745" calcext:value-type="float">
            <text:p>0.6859745</text:p>
          </table:table-cell>
          <table:table-cell office:value-type="float" office:value="0.1585755" calcext:value-type="float">
            <text:p>0.1585755</text:p>
          </table:table-cell>
          <table:table-cell office:value-type="float" office:value="0.06681231" calcext:value-type="float">
            <text:p>0.06681231</text:p>
          </table:table-cell>
          <table:table-cell office:value-type="float" office:value="0.03818151" calcext:value-type="float">
            <text:p>0.03818151</text:p>
          </table:table-cell>
          <table:table-cell office:value-type="float" office:value="0.07645836" calcext:value-type="float">
            <text:p>0.07645836</text:p>
          </table:table-cell>
          <table:table-cell office:value-type="float" office:value="0.3227219" calcext:value-type="float">
            <text:p>0.3227219</text:p>
          </table:table-cell>
          <table:table-cell office:value-type="float" office:value="0.3493575" calcext:value-type="float">
            <text:p>0.3493575</text:p>
          </table:table-cell>
          <table:table-cell office:value-type="float" office:value="0" calcext:value-type="float">
            <text:p>0</text:p>
          </table:table-cell>
          <table:table-cell office:value-type="float" office:value="1123.857" calcext:value-type="float">
            <text:p>1123.857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566695" calcext:value-type="float">
            <text:p>-0.356669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102004" calcext:value-type="float">
            <text:p>25102004</text:p>
          </table:table-cell>
          <table:table-cell office:value-type="float" office:value="36.41579" calcext:value-type="float">
            <text:p>36.41579</text:p>
          </table:table-cell>
          <table:table-cell office:value-type="float" office:value="1088.228" calcext:value-type="float">
            <text:p>1088.228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9932425" calcext:value-type="float">
            <text:p>0.9932425</text:p>
          </table:table-cell>
          <table:table-cell office:value-type="float" office:value="1.348254" calcext:value-type="float">
            <text:p>1.348254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908" calcext:value-type="float">
            <text:p>0.0006012908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90315" calcext:value-type="float">
            <text:p>0.1390315</text:p>
          </table:table-cell>
          <table:table-cell office:value-type="float" office:value="-0.3242668" calcext:value-type="float">
            <text:p>-0.3242668</text:p>
          </table:table-cell>
          <table:table-cell office:value-type="float" office:value="0.002243412" calcext:value-type="float">
            <text:p>0.002243412</text:p>
          </table:table-cell>
          <table:table-cell office:value-type="float" office:value="0.0001565734" calcext:value-type="float">
            <text:p>0.0001565734</text:p>
          </table:table-cell>
          <table:table-cell office:value-type="float" office:value="12.24015" calcext:value-type="float">
            <text:p>12.24015</text:p>
          </table:table-cell>
          <table:table-cell office:value-type="float" office:value="1.070683" calcext:value-type="float">
            <text:p>1.070683</text:p>
          </table:table-cell>
          <table:table-cell office:value-type="float" office:value="0.1210666" calcext:value-type="float">
            <text:p>0.1210666</text:p>
          </table:table-cell>
          <table:table-cell office:value-type="float" office:value="0.1040773" calcext:value-type="float">
            <text:p>0.1040773</text:p>
          </table:table-cell>
          <table:table-cell office:value-type="float" office:value="0.07603767" calcext:value-type="float">
            <text:p>0.07603767</text:p>
          </table:table-cell>
          <table:table-cell office:value-type="float" office:value="0.08039359" calcext:value-type="float">
            <text:p>0.08039359</text:p>
          </table:table-cell>
          <table:table-cell office:value-type="float" office:value="0.02802606" calcext:value-type="float">
            <text:p>0.02802606</text:p>
          </table:table-cell>
          <table:table-cell office:value-type="float" office:value="0.01667698" calcext:value-type="float">
            <text:p>0.01667698</text:p>
          </table:table-cell>
          <table:table-cell office:value-type="float" office:value="0.02607867" calcext:value-type="float">
            <text:p>0.02607867</text:p>
          </table:table-cell>
          <table:table-cell office:value-type="float" office:value="0.02156837" calcext:value-type="float">
            <text:p>0.02156837</text:p>
          </table:table-cell>
          <table:table-cell office:value-type="float" office:value="0.01733719" calcext:value-type="float">
            <text:p>0.01733719</text:p>
          </table:table-cell>
          <table:table-cell office:value-type="float" office:value="0.01719081" calcext:value-type="float">
            <text:p>0.01719081</text:p>
          </table:table-cell>
          <table:table-cell office:value-type="float" office:value="0.0198954" calcext:value-type="float">
            <text:p>0.0198954</text:p>
          </table:table-cell>
          <table:table-cell office:value-type="float" office:value="0.005006377" calcext:value-type="float">
            <text:p>0.005006377</text:p>
          </table:table-cell>
          <table:table-cell office:value-type="float" office:value="0.004806221" calcext:value-type="float">
            <text:p>0.004806221</text:p>
          </table:table-cell>
          <table:table-cell office:value-type="float" office:value="0" calcext:value-type="float">
            <text:p>0</text:p>
          </table:table-cell>
          <table:table-cell office:value-type="float" office:value="7.111385" calcext:value-type="float">
            <text:p>7.111385</text:p>
          </table:table-cell>
          <table:table-cell office:value-type="float" office:value="3.022475" calcext:value-type="float">
            <text:p>3.022475</text:p>
          </table:table-cell>
          <table:table-cell office:value-type="float" office:value="1.587306" calcext:value-type="float">
            <text:p>1.587306</text:p>
          </table:table-cell>
          <table:table-cell office:value-type="float" office:value="1.064185" calcext:value-type="float">
            <text:p>1.064185</text:p>
          </table:table-cell>
          <table:table-cell office:value-type="float" office:value="1.069202" calcext:value-type="float">
            <text:p>1.069202</text:p>
          </table:table-cell>
          <table:table-cell office:value-type="float" office:value="0.2233758" calcext:value-type="float">
            <text:p>0.2233758</text:p>
          </table:table-cell>
          <table:table-cell office:value-type="float" office:value="0.2883666" calcext:value-type="float">
            <text:p>0.2883666</text:p>
          </table:table-cell>
          <table:table-cell office:value-type="float" office:value="0.692686" calcext:value-type="float">
            <text:p>0.692686</text:p>
          </table:table-cell>
          <table:table-cell office:value-type="float" office:value="0.1636565" calcext:value-type="float">
            <text:p>0.1636565</text:p>
          </table:table-cell>
          <table:table-cell office:value-type="float" office:value="0.06971051" calcext:value-type="float">
            <text:p>0.06971051</text:p>
          </table:table-cell>
          <table:table-cell office:value-type="float" office:value="0.03962311" calcext:value-type="float">
            <text:p>0.03962311</text:p>
          </table:table-cell>
          <table:table-cell office:value-type="float" office:value="0.07829895" calcext:value-type="float">
            <text:p>0.07829895</text:p>
          </table:table-cell>
          <table:table-cell office:value-type="float" office:value="0.3209386" calcext:value-type="float">
            <text:p>0.3209386</text:p>
          </table:table-cell>
          <table:table-cell office:value-type="float" office:value="0.351652" calcext:value-type="float">
            <text:p>0.351652</text:p>
          </table:table-cell>
          <table:table-cell office:value-type="float" office:value="0" calcext:value-type="float">
            <text:p>0</text:p>
          </table:table-cell>
          <table:table-cell office:value-type="float" office:value="1146.246" calcext:value-type="float">
            <text:p>1146.246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566964" calcext:value-type="float">
            <text:p>-0.356696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102004" calcext:value-type="float">
            <text:p>26102004</text:p>
          </table:table-cell>
          <table:table-cell office:value-type="float" office:value="36.36353" calcext:value-type="float">
            <text:p>36.36353</text:p>
          </table:table-cell>
          <table:table-cell office:value-type="float" office:value="1088.228" calcext:value-type="float">
            <text:p>1088.228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9678996" calcext:value-type="float">
            <text:p>0.9678996</text:p>
          </table:table-cell>
          <table:table-cell office:value-type="float" office:value="1.424534" calcext:value-type="float">
            <text:p>1.424534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908" calcext:value-type="float">
            <text:p>0.0006012908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90331" calcext:value-type="float">
            <text:p>0.1390331</text:p>
          </table:table-cell>
          <table:table-cell office:value-type="float" office:value="-0.3246911" calcext:value-type="float">
            <text:p>-0.3246911</text:p>
          </table:table-cell>
          <table:table-cell office:value-type="float" office:value="0.002262274" calcext:value-type="float">
            <text:p>0.002262274</text:p>
          </table:table-cell>
          <table:table-cell office:value-type="float" office:value="0.0001565769" calcext:value-type="float">
            <text:p>0.0001565769</text:p>
          </table:table-cell>
          <table:table-cell office:value-type="float" office:value="12.36003" calcext:value-type="float">
            <text:p>12.36003</text:p>
          </table:table-cell>
          <table:table-cell office:value-type="float" office:value="0.7867664" calcext:value-type="float">
            <text:p>0.7867664</text:p>
          </table:table-cell>
          <table:table-cell office:value-type="float" office:value="0.1157452" calcext:value-type="float">
            <text:p>0.1157452</text:p>
          </table:table-cell>
          <table:table-cell office:value-type="float" office:value="0.09983542" calcext:value-type="float">
            <text:p>0.09983542</text:p>
          </table:table-cell>
          <table:table-cell office:value-type="float" office:value="0.07381811" calcext:value-type="float">
            <text:p>0.07381811</text:p>
          </table:table-cell>
          <table:table-cell office:value-type="float" office:value="0.07804293" calcext:value-type="float">
            <text:p>0.07804293</text:p>
          </table:table-cell>
          <table:table-cell office:value-type="float" office:value="0.02760903" calcext:value-type="float">
            <text:p>0.02760903</text:p>
          </table:table-cell>
          <table:table-cell office:value-type="float" office:value="0.01656163" calcext:value-type="float">
            <text:p>0.01656163</text:p>
          </table:table-cell>
          <table:table-cell office:value-type="float" office:value="0.02625175" calcext:value-type="float">
            <text:p>0.02625175</text:p>
          </table:table-cell>
          <table:table-cell office:value-type="float" office:value="0.02167781" calcext:value-type="float">
            <text:p>0.02167781</text:p>
          </table:table-cell>
          <table:table-cell office:value-type="float" office:value="0.01738177" calcext:value-type="float">
            <text:p>0.01738177</text:p>
          </table:table-cell>
          <table:table-cell office:value-type="float" office:value="0.01722677" calcext:value-type="float">
            <text:p>0.01722677</text:p>
          </table:table-cell>
          <table:table-cell office:value-type="float" office:value="0.0200071" calcext:value-type="float">
            <text:p>0.0200071</text:p>
          </table:table-cell>
          <table:table-cell office:value-type="float" office:value="0.005001708" calcext:value-type="float">
            <text:p>0.005001708</text:p>
          </table:table-cell>
          <table:table-cell office:value-type="float" office:value="0.004805277" calcext:value-type="float">
            <text:p>0.004805277</text:p>
          </table:table-cell>
          <table:table-cell office:value-type="float" office:value="0" calcext:value-type="float">
            <text:p>0</text:p>
          </table:table-cell>
          <table:table-cell office:value-type="float" office:value="11.08057" calcext:value-type="float">
            <text:p>11.08057</text:p>
          </table:table-cell>
          <table:table-cell office:value-type="float" office:value="3.310263" calcext:value-type="float">
            <text:p>3.310263</text:p>
          </table:table-cell>
          <table:table-cell office:value-type="float" office:value="1.705297" calcext:value-type="float">
            <text:p>1.705297</text:p>
          </table:table-cell>
          <table:table-cell office:value-type="float" office:value="1.145517" calcext:value-type="float">
            <text:p>1.145517</text:p>
          </table:table-cell>
          <table:table-cell office:value-type="float" office:value="1.148952" calcext:value-type="float">
            <text:p>1.148952</text:p>
          </table:table-cell>
          <table:table-cell office:value-type="float" office:value="0.2409765" calcext:value-type="float">
            <text:p>0.2409765</text:p>
          </table:table-cell>
          <table:table-cell office:value-type="float" office:value="0.2970548" calcext:value-type="float">
            <text:p>0.2970548</text:p>
          </table:table-cell>
          <table:table-cell office:value-type="float" office:value="0.6994351" calcext:value-type="float">
            <text:p>0.6994351</text:p>
          </table:table-cell>
          <table:table-cell office:value-type="float" office:value="0.168778" calcext:value-type="float">
            <text:p>0.168778</text:p>
          </table:table-cell>
          <table:table-cell office:value-type="float" office:value="0.07261407" calcext:value-type="float">
            <text:p>0.07261407</text:p>
          </table:table-cell>
          <table:table-cell office:value-type="float" office:value="0.04107242" calcext:value-type="float">
            <text:p>0.04107242</text:p>
          </table:table-cell>
          <table:table-cell office:value-type="float" office:value="0.0800494" calcext:value-type="float">
            <text:p>0.0800494</text:p>
          </table:table-cell>
          <table:table-cell office:value-type="float" office:value="0.3199107" calcext:value-type="float">
            <text:p>0.3199107</text:p>
          </table:table-cell>
          <table:table-cell office:value-type="float" office:value="0.3519697" calcext:value-type="float">
            <text:p>0.3519697</text:p>
          </table:table-cell>
          <table:table-cell office:value-type="float" office:value="0" calcext:value-type="float">
            <text:p>0</text:p>
          </table:table-cell>
          <table:table-cell office:value-type="float" office:value="1121.918" calcext:value-type="float">
            <text:p>1121.918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567229" calcext:value-type="float">
            <text:p>-0.356722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7102004" calcext:value-type="float">
            <text:p>27102004</text:p>
          </table:table-cell>
          <table:table-cell office:value-type="float" office:value="36.30559" calcext:value-type="float">
            <text:p>36.30559</text:p>
          </table:table-cell>
          <table:table-cell office:value-type="float" office:value="1088.233" calcext:value-type="float">
            <text:p>1088.233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9378235" calcext:value-type="float">
            <text:p>0.9378235</text:p>
          </table:table-cell>
          <table:table-cell office:value-type="float" office:value="1.504354" calcext:value-type="float">
            <text:p>1.504354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2908" calcext:value-type="float">
            <text:p>0.0006012908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90333" calcext:value-type="float">
            <text:p>0.1390333</text:p>
          </table:table-cell>
          <table:table-cell office:value-type="float" office:value="-0.3251639" calcext:value-type="float">
            <text:p>-0.3251639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01565804" calcext:value-type="float">
            <text:p>0.0001565804</text:p>
          </table:table-cell>
          <table:table-cell office:value-type="float" office:value="12.49695" calcext:value-type="float">
            <text:p>12.49695</text:p>
          </table:table-cell>
          <table:table-cell office:value-type="float" office:value="0.5672567" calcext:value-type="float">
            <text:p>0.5672567</text:p>
          </table:table-cell>
          <table:table-cell office:value-type="float" office:value="0.1090905" calcext:value-type="float">
            <text:p>0.1090905</text:p>
          </table:table-cell>
          <table:table-cell office:value-type="float" office:value="0.09646309" calcext:value-type="float">
            <text:p>0.09646309</text:p>
          </table:table-cell>
          <table:table-cell office:value-type="float" office:value="0.07198653" calcext:value-type="float">
            <text:p>0.07198653</text:p>
          </table:table-cell>
          <table:table-cell office:value-type="float" office:value="0.07604232" calcext:value-type="float">
            <text:p>0.07604232</text:p>
          </table:table-cell>
          <table:table-cell office:value-type="float" office:value="0.02723373" calcext:value-type="float">
            <text:p>0.02723373</text:p>
          </table:table-cell>
          <table:table-cell office:value-type="float" office:value="0.0164637" calcext:value-type="float">
            <text:p>0.0164637</text:p>
          </table:table-cell>
          <table:table-cell office:value-type="float" office:value="0.02639818" calcext:value-type="float">
            <text:p>0.02639818</text:p>
          </table:table-cell>
          <table:table-cell office:value-type="float" office:value="0.02176823" calcext:value-type="float">
            <text:p>0.02176823</text:p>
          </table:table-cell>
          <table:table-cell office:value-type="float" office:value="0.01742275" calcext:value-type="float">
            <text:p>0.01742275</text:p>
          </table:table-cell>
          <table:table-cell office:value-type="float" office:value="0.01726458" calcext:value-type="float">
            <text:p>0.01726458</text:p>
          </table:table-cell>
          <table:table-cell office:value-type="float" office:value="0.02011563" calcext:value-type="float">
            <text:p>0.02011563</text:p>
          </table:table-cell>
          <table:table-cell office:value-type="float" office:value="0.004998045" calcext:value-type="float">
            <text:p>0.004998045</text:p>
          </table:table-cell>
          <table:table-cell office:value-type="float" office:value="0.004803381" calcext:value-type="float">
            <text:p>0.004803381</text:p>
          </table:table-cell>
          <table:table-cell office:value-type="float" office:value="0" calcext:value-type="float">
            <text:p>0</text:p>
          </table:table-cell>
          <table:table-cell office:value-type="float" office:value="11.3557" calcext:value-type="float">
            <text:p>11.3557</text:p>
          </table:table-cell>
          <table:table-cell office:value-type="float" office:value="3.631048" calcext:value-type="float">
            <text:p>3.631048</text:p>
          </table:table-cell>
          <table:table-cell office:value-type="float" office:value="1.819533" calcext:value-type="float">
            <text:p>1.819533</text:p>
          </table:table-cell>
          <table:table-cell office:value-type="float" office:value="1.222966" calcext:value-type="float">
            <text:p>1.222966</text:p>
          </table:table-cell>
          <table:table-cell office:value-type="float" office:value="1.224408" calcext:value-type="float">
            <text:p>1.224408</text:p>
          </table:table-cell>
          <table:table-cell office:value-type="float" office:value="0.2578964" calcext:value-type="float">
            <text:p>0.2578964</text:p>
          </table:table-cell>
          <table:table-cell office:value-type="float" office:value="0.3054465" calcext:value-type="float">
            <text:p>0.3054465</text:p>
          </table:table-cell>
          <table:table-cell office:value-type="float" office:value="0.7060823" calcext:value-type="float">
            <text:p>0.7060823</text:p>
          </table:table-cell>
          <table:table-cell office:value-type="float" office:value="0.1739019" calcext:value-type="float">
            <text:p>0.1739019</text:p>
          </table:table-cell>
          <table:table-cell office:value-type="float" office:value="0.07552669" calcext:value-type="float">
            <text:p>0.07552669</text:p>
          </table:table-cell>
          <table:table-cell office:value-type="float" office:value="0.04250694" calcext:value-type="float">
            <text:p>0.04250694</text:p>
          </table:table-cell>
          <table:table-cell office:value-type="float" office:value="0.08178128" calcext:value-type="float">
            <text:p>0.08178128</text:p>
          </table:table-cell>
          <table:table-cell office:value-type="float" office:value="0.3192221" calcext:value-type="float">
            <text:p>0.3192221</text:p>
          </table:table-cell>
          <table:table-cell office:value-type="float" office:value="0.3519748" calcext:value-type="float">
            <text:p>0.3519748</text:p>
          </table:table-cell>
          <table:table-cell office:value-type="float" office:value="0" calcext:value-type="float">
            <text:p>0</text:p>
          </table:table-cell>
          <table:table-cell office:value-type="float" office:value="1091.244" calcext:value-type="float">
            <text:p>1091.244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567463" calcext:value-type="float">
            <text:p>-0.356746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8102004" calcext:value-type="float">
            <text:p>28102004</text:p>
          </table:table-cell>
          <table:table-cell office:value-type="float" office:value="36.20764" calcext:value-type="float">
            <text:p>36.20764</text:p>
          </table:table-cell>
          <table:table-cell office:value-type="float" office:value="1088.263" calcext:value-type="float">
            <text:p>1088.263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8416438" calcext:value-type="float">
            <text:p>0.8416438</text:p>
          </table:table-cell>
          <table:table-cell office:value-type="float" office:value="1.657317" calcext:value-type="float">
            <text:p>1.657317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325" calcext:value-type="float">
            <text:p>0.000601325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90365" calcext:value-type="float">
            <text:p>0.1390365</text:p>
          </table:table-cell>
          <table:table-cell office:value-type="float" office:value="-0.3279037" calcext:value-type="float">
            <text:p>-0.3279037</text:p>
          </table:table-cell>
          <table:table-cell office:value-type="float" office:value="0.002293258" calcext:value-type="float">
            <text:p>0.002293258</text:p>
          </table:table-cell>
          <table:table-cell office:value-type="float" office:value="0.000156584" calcext:value-type="float">
            <text:p>0.000156584</text:p>
          </table:table-cell>
          <table:table-cell office:value-type="float" office:value="12.80759" calcext:value-type="float">
            <text:p>12.80759</text:p>
          </table:table-cell>
          <table:table-cell office:value-type="float" office:value="0.7660888" calcext:value-type="float">
            <text:p>0.7660888</text:p>
          </table:table-cell>
          <table:table-cell office:value-type="float" office:value="0.1188564" calcext:value-type="float">
            <text:p>0.1188564</text:p>
          </table:table-cell>
          <table:table-cell office:value-type="float" office:value="0.08900365" calcext:value-type="float">
            <text:p>0.08900365</text:p>
          </table:table-cell>
          <table:table-cell office:value-type="float" office:value="0.06816144" calcext:value-type="float">
            <text:p>0.06816144</text:p>
          </table:table-cell>
          <table:table-cell office:value-type="float" office:value="0.07223615" calcext:value-type="float">
            <text:p>0.07223615</text:p>
          </table:table-cell>
          <table:table-cell office:value-type="float" office:value="0.02641677" calcext:value-type="float">
            <text:p>0.02641677</text:p>
          </table:table-cell>
          <table:table-cell office:value-type="float" office:value="0.01618836" calcext:value-type="float">
            <text:p>0.01618836</text:p>
          </table:table-cell>
          <table:table-cell office:value-type="float" office:value="0.02648035" calcext:value-type="float">
            <text:p>0.02648035</text:p>
          </table:table-cell>
          <table:table-cell office:value-type="float" office:value="0.02183861" calcext:value-type="float">
            <text:p>0.02183861</text:p>
          </table:table-cell>
          <table:table-cell office:value-type="float" office:value="0.01746055" calcext:value-type="float">
            <text:p>0.01746055</text:p>
          </table:table-cell>
          <table:table-cell office:value-type="float" office:value="0.01730407" calcext:value-type="float">
            <text:p>0.01730407</text:p>
          </table:table-cell>
          <table:table-cell office:value-type="float" office:value="0.02022852" calcext:value-type="float">
            <text:p>0.02022852</text:p>
          </table:table-cell>
          <table:table-cell office:value-type="float" office:value="0.004994431" calcext:value-type="float">
            <text:p>0.004994431</text:p>
          </table:table-cell>
          <table:table-cell office:value-type="float" office:value="0.004801488" calcext:value-type="float">
            <text:p>0.004801488</text:p>
          </table:table-cell>
          <table:table-cell office:value-type="float" office:value="0" calcext:value-type="float">
            <text:p>0</text:p>
          </table:table-cell>
          <table:table-cell office:value-type="float" office:value="9.410191" calcext:value-type="float">
            <text:p>9.410191</text:p>
          </table:table-cell>
          <table:table-cell office:value-type="float" office:value="6.607107" calcext:value-type="float">
            <text:p>6.607107</text:p>
          </table:table-cell>
          <table:table-cell office:value-type="float" office:value="2.03171" calcext:value-type="float">
            <text:p>2.03171</text:p>
          </table:table-cell>
          <table:table-cell office:value-type="float" office:value="1.315462" calcext:value-type="float">
            <text:p>1.315462</text:p>
          </table:table-cell>
          <table:table-cell office:value-type="float" office:value="1.309978" calcext:value-type="float">
            <text:p>1.309978</text:p>
          </table:table-cell>
          <table:table-cell office:value-type="float" office:value="0.2760514" calcext:value-type="float">
            <text:p>0.2760514</text:p>
          </table:table-cell>
          <table:table-cell office:value-type="float" office:value="0.3140652" calcext:value-type="float">
            <text:p>0.3140652</text:p>
          </table:table-cell>
          <table:table-cell office:value-type="float" office:value="0.7127205" calcext:value-type="float">
            <text:p>0.7127205</text:p>
          </table:table-cell>
          <table:table-cell office:value-type="float" office:value="0.1790032" calcext:value-type="float">
            <text:p>0.1790032</text:p>
          </table:table-cell>
          <table:table-cell office:value-type="float" office:value="0.07844315" calcext:value-type="float">
            <text:p>0.07844315</text:p>
          </table:table-cell>
          <table:table-cell office:value-type="float" office:value="0.04392883" calcext:value-type="float">
            <text:p>0.04392883</text:p>
          </table:table-cell>
          <table:table-cell office:value-type="float" office:value="0.08349664" calcext:value-type="float">
            <text:p>0.08349664</text:p>
          </table:table-cell>
          <table:table-cell office:value-type="float" office:value="0.3185579" calcext:value-type="float">
            <text:p>0.3185579</text:p>
          </table:table-cell>
          <table:table-cell office:value-type="float" office:value="0.3519799" calcext:value-type="float">
            <text:p>0.3519799</text:p>
          </table:table-cell>
          <table:table-cell office:value-type="float" office:value="0" calcext:value-type="float">
            <text:p>0</text:p>
          </table:table-cell>
          <table:table-cell office:value-type="float" office:value="974.6785" calcext:value-type="float">
            <text:p>974.6785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639618" calcext:value-type="float">
            <text:p>-0.363961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9102004" calcext:value-type="float">
            <text:p>29102004</text:p>
          </table:table-cell>
          <table:table-cell office:value-type="float" office:value="36.1052" calcext:value-type="float">
            <text:p>36.1052</text:p>
          </table:table-cell>
          <table:table-cell office:value-type="float" office:value="1088.29" calcext:value-type="float">
            <text:p>1088.29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7803436" calcext:value-type="float">
            <text:p>0.7803436</text:p>
          </table:table-cell>
          <table:table-cell office:value-type="float" office:value="1.788911" calcext:value-type="float">
            <text:p>1.788911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325" calcext:value-type="float">
            <text:p>0.000601325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89866" calcext:value-type="float">
            <text:p>0.1389866</text:p>
          </table:table-cell>
          <table:table-cell office:value-type="float" office:value="-0.3290938" calcext:value-type="float">
            <text:p>-0.3290938</text:p>
          </table:table-cell>
          <table:table-cell office:value-type="float" office:value="0.002311425" calcext:value-type="float">
            <text:p>0.002311425</text:p>
          </table:table-cell>
          <table:table-cell office:value-type="float" office:value="0.0001565875" calcext:value-type="float">
            <text:p>0.0001565875</text:p>
          </table:table-cell>
          <table:table-cell office:value-type="float" office:value="13.03549" calcext:value-type="float">
            <text:p>13.03549</text:p>
          </table:table-cell>
          <table:table-cell office:value-type="float" office:value="0.5451339" calcext:value-type="float">
            <text:p>0.5451339</text:p>
          </table:table-cell>
          <table:table-cell office:value-type="float" office:value="0.1025026" calcext:value-type="float">
            <text:p>0.1025026</text:p>
          </table:table-cell>
          <table:table-cell office:value-type="float" office:value="0.08468949" calcext:value-type="float">
            <text:p>0.08468949</text:p>
          </table:table-cell>
          <table:table-cell office:value-type="float" office:value="0.06594325" calcext:value-type="float">
            <text:p>0.06594325</text:p>
          </table:table-cell>
          <table:table-cell office:value-type="float" office:value="0.06982975" calcext:value-type="float">
            <text:p>0.06982975</text:p>
          </table:table-cell>
          <table:table-cell office:value-type="float" office:value="0.02575522" calcext:value-type="float">
            <text:p>0.02575522</text:p>
          </table:table-cell>
          <table:table-cell office:value-type="float" office:value="0.01596461" calcext:value-type="float">
            <text:p>0.01596461</text:p>
          </table:table-cell>
          <table:table-cell office:value-type="float" office:value="0.02652879" calcext:value-type="float">
            <text:p>0.02652879</text:p>
          </table:table-cell>
          <table:table-cell office:value-type="float" office:value="0.02188574" calcext:value-type="float">
            <text:p>0.02188574</text:p>
          </table:table-cell>
          <table:table-cell office:value-type="float" office:value="0.01749454" calcext:value-type="float">
            <text:p>0.01749454</text:p>
          </table:table-cell>
          <table:table-cell office:value-type="float" office:value="0.01734503" calcext:value-type="float">
            <text:p>0.01734503</text:p>
          </table:table-cell>
          <table:table-cell office:value-type="float" office:value="0.02034935" calcext:value-type="float">
            <text:p>0.02034935</text:p>
          </table:table-cell>
          <table:table-cell office:value-type="float" office:value="0.004994781" calcext:value-type="float">
            <text:p>0.004994781</text:p>
          </table:table-cell>
          <table:table-cell office:value-type="float" office:value="0.004795688" calcext:value-type="float">
            <text:p>0.004795688</text:p>
          </table:table-cell>
          <table:table-cell office:value-type="float" office:value="0" calcext:value-type="float">
            <text:p>0</text:p>
          </table:table-cell>
          <table:table-cell office:value-type="float" office:value="8.371465" calcext:value-type="float">
            <text:p>8.371465</text:p>
          </table:table-cell>
          <table:table-cell office:value-type="float" office:value="6.81965" calcext:value-type="float">
            <text:p>6.81965</text:p>
          </table:table-cell>
          <table:table-cell office:value-type="float" office:value="2.288407" calcext:value-type="float">
            <text:p>2.288407</text:p>
          </table:table-cell>
          <table:table-cell office:value-type="float" office:value="1.424213" calcext:value-type="float">
            <text:p>1.424213</text:p>
          </table:table-cell>
          <table:table-cell office:value-type="float" office:value="1.40982" calcext:value-type="float">
            <text:p>1.40982</text:p>
          </table:table-cell>
          <table:table-cell office:value-type="float" office:value="0.2966588" calcext:value-type="float">
            <text:p>0.2966588</text:p>
          </table:table-cell>
          <table:table-cell office:value-type="float" office:value="0.3237496" calcext:value-type="float">
            <text:p>0.3237496</text:p>
          </table:table-cell>
          <table:table-cell office:value-type="float" office:value="0.7197109" calcext:value-type="float">
            <text:p>0.7197109</text:p>
          </table:table-cell>
          <table:table-cell office:value-type="float" office:value="0.1841424" calcext:value-type="float">
            <text:p>0.1841424</text:p>
          </table:table-cell>
          <table:table-cell office:value-type="float" office:value="0.08136307" calcext:value-type="float">
            <text:p>0.08136307</text:p>
          </table:table-cell>
          <table:table-cell office:value-type="float" office:value="0.04533968" calcext:value-type="float">
            <text:p>0.04533968</text:p>
          </table:table-cell>
          <table:table-cell office:value-type="float" office:value="0.08519897" calcext:value-type="float">
            <text:p>0.08519897</text:p>
          </table:table-cell>
          <table:table-cell office:value-type="float" office:value="0.3193704" calcext:value-type="float">
            <text:p>0.3193704</text:p>
          </table:table-cell>
          <table:table-cell office:value-type="float" office:value="0.3506161" calcext:value-type="float">
            <text:p>0.3506161</text:p>
          </table:table-cell>
          <table:table-cell office:value-type="float" office:value="0" calcext:value-type="float">
            <text:p>0</text:p>
          </table:table-cell>
          <table:table-cell office:value-type="float" office:value="906.5609" calcext:value-type="float">
            <text:p>906.5609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639984" calcext:value-type="float">
            <text:p>-0.363998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102004" calcext:value-type="float">
            <text:p>30102004</text:p>
          </table:table-cell>
          <table:table-cell office:value-type="float" office:value="36.03114" calcext:value-type="float">
            <text:p>36.03114</text:p>
          </table:table-cell>
          <table:table-cell office:value-type="float" office:value="1088.289" calcext:value-type="float">
            <text:p>1088.289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7992997" calcext:value-type="float">
            <text:p>0.7992997</text:p>
          </table:table-cell>
          <table:table-cell office:value-type="float" office:value="1.841932" calcext:value-type="float">
            <text:p>1.841932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325" calcext:value-type="float">
            <text:p>0.000601325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84868" calcext:value-type="float">
            <text:p>0.1384868</text:p>
          </table:table-cell>
          <table:table-cell office:value-type="float" office:value="-0.329413" calcext:value-type="float">
            <text:p>-0.329413</text:p>
          </table:table-cell>
          <table:table-cell office:value-type="float" office:value="0.002330142" calcext:value-type="float">
            <text:p>0.002330142</text:p>
          </table:table-cell>
          <table:table-cell office:value-type="float" office:value="0.0001565916" calcext:value-type="float">
            <text:p>0.0001565916</text:p>
          </table:table-cell>
          <table:table-cell office:value-type="float" office:value="13.01483" calcext:value-type="float">
            <text:p>13.01483</text:p>
          </table:table-cell>
          <table:table-cell office:value-type="float" office:value="0.4445993" calcext:value-type="float">
            <text:p>0.4445993</text:p>
          </table:table-cell>
          <table:table-cell office:value-type="float" office:value="0.09362274" calcext:value-type="float">
            <text:p>0.09362274</text:p>
          </table:table-cell>
          <table:table-cell office:value-type="float" office:value="0.08217823" calcext:value-type="float">
            <text:p>0.08217823</text:p>
          </table:table-cell>
          <table:table-cell office:value-type="float" office:value="0.06461234" calcext:value-type="float">
            <text:p>0.06461234</text:p>
          </table:table-cell>
          <table:table-cell office:value-type="float" office:value="0.06836771" calcext:value-type="float">
            <text:p>0.06836771</text:p>
          </table:table-cell>
          <table:table-cell office:value-type="float" office:value="0.02535375" calcext:value-type="float">
            <text:p>0.02535375</text:p>
          </table:table-cell>
          <table:table-cell office:value-type="float" office:value="0.01584563" calcext:value-type="float">
            <text:p>0.01584563</text:p>
          </table:table-cell>
          <table:table-cell office:value-type="float" office:value="0.02657127" calcext:value-type="float">
            <text:p>0.02657127</text:p>
          </table:table-cell>
          <table:table-cell office:value-type="float" office:value="0.02191667" calcext:value-type="float">
            <text:p>0.02191667</text:p>
          </table:table-cell>
          <table:table-cell office:value-type="float" office:value="0.01752448" calcext:value-type="float">
            <text:p>0.01752448</text:p>
          </table:table-cell>
          <table:table-cell office:value-type="float" office:value="0.01738718" calcext:value-type="float">
            <text:p>0.01738718</text:p>
          </table:table-cell>
          <table:table-cell office:value-type="float" office:value="0.02047725" calcext:value-type="float">
            <text:p>0.02047725</text:p>
          </table:table-cell>
          <table:table-cell office:value-type="float" office:value="0.004990919" calcext:value-type="float">
            <text:p>0.004990919</text:p>
          </table:table-cell>
          <table:table-cell office:value-type="float" office:value="0.004794151" calcext:value-type="float">
            <text:p>0.004794151</text:p>
          </table:table-cell>
          <table:table-cell office:value-type="float" office:value="0" calcext:value-type="float">
            <text:p>0</text:p>
          </table:table-cell>
          <table:table-cell office:value-type="float" office:value="8.418329" calcext:value-type="float">
            <text:p>8.418329</text:p>
          </table:table-cell>
          <table:table-cell office:value-type="float" office:value="6.660838" calcext:value-type="float">
            <text:p>6.660838</text:p>
          </table:table-cell>
          <table:table-cell office:value-type="float" office:value="2.497784" calcext:value-type="float">
            <text:p>2.497784</text:p>
          </table:table-cell>
          <table:table-cell office:value-type="float" office:value="1.518002" calcext:value-type="float">
            <text:p>1.518002</text:p>
          </table:table-cell>
          <table:table-cell office:value-type="float" office:value="1.497974" calcext:value-type="float">
            <text:p>1.497974</text:p>
          </table:table-cell>
          <table:table-cell office:value-type="float" office:value="0.3161097" calcext:value-type="float">
            <text:p>0.3161097</text:p>
          </table:table-cell>
          <table:table-cell office:value-type="float" office:value="0.3332771" calcext:value-type="float">
            <text:p>0.3332771</text:p>
          </table:table-cell>
          <table:table-cell office:value-type="float" office:value="0.7269465" calcext:value-type="float">
            <text:p>0.7269465</text:p>
          </table:table-cell>
          <table:table-cell office:value-type="float" office:value="0.189407" calcext:value-type="float">
            <text:p>0.189407</text:p>
          </table:table-cell>
          <table:table-cell office:value-type="float" office:value="0.08429732" calcext:value-type="float">
            <text:p>0.08429732</text:p>
          </table:table-cell>
          <table:table-cell office:value-type="float" office:value="0.0467422" calcext:value-type="float">
            <text:p>0.0467422</text:p>
          </table:table-cell>
          <table:table-cell office:value-type="float" office:value="0.08694209" calcext:value-type="float">
            <text:p>0.08694209</text:p>
          </table:table-cell>
          <table:table-cell office:value-type="float" office:value="0.3185914" calcext:value-type="float">
            <text:p>0.3185914</text:p>
          </table:table-cell>
          <table:table-cell office:value-type="float" office:value="0.351601" calcext:value-type="float">
            <text:p>0.351601</text:p>
          </table:table-cell>
          <table:table-cell office:value-type="float" office:value="0" calcext:value-type="float">
            <text:p>0</text:p>
          </table:table-cell>
          <table:table-cell office:value-type="float" office:value="934.3509" calcext:value-type="float">
            <text:p>934.3509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64028" calcext:value-type="float">
            <text:p>-0.36402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102004" calcext:value-type="float">
            <text:p>31102004</text:p>
          </table:table-cell>
          <table:table-cell office:value-type="float" office:value="35.96755" calcext:value-type="float">
            <text:p>35.96755</text:p>
          </table:table-cell>
          <table:table-cell office:value-type="float" office:value="1088.283" calcext:value-type="float">
            <text:p>1088.283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831167" calcext:value-type="float">
            <text:p>0.831167</text:p>
          </table:table-cell>
          <table:table-cell office:value-type="float" office:value="1.874872" calcext:value-type="float">
            <text:p>1.874872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01325" calcext:value-type="float">
            <text:p>0.000601325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84868" calcext:value-type="float">
            <text:p>0.1384868</text:p>
          </table:table-cell>
          <table:table-cell office:value-type="float" office:value="-0.3296401" calcext:value-type="float">
            <text:p>-0.3296401</text:p>
          </table:table-cell>
          <table:table-cell office:value-type="float" office:value="0.002349658" calcext:value-type="float">
            <text:p>0.002349658</text:p>
          </table:table-cell>
          <table:table-cell office:value-type="float" office:value="0.0001565953" calcext:value-type="float">
            <text:p>0.0001565953</text:p>
          </table:table-cell>
          <table:table-cell office:value-type="float" office:value="12.97457" calcext:value-type="float">
            <text:p>12.97457</text:p>
          </table:table-cell>
          <table:table-cell office:value-type="float" office:value="0.39101" calcext:value-type="float">
            <text:p>0.39101</text:p>
          </table:table-cell>
          <table:table-cell office:value-type="float" office:value="0.08823927" calcext:value-type="float">
            <text:p>0.08823927</text:p>
          </table:table-cell>
          <table:table-cell office:value-type="float" office:value="0.08034515" calcext:value-type="float">
            <text:p>0.08034515</text:p>
          </table:table-cell>
          <table:table-cell office:value-type="float" office:value="0.06377698" calcext:value-type="float">
            <text:p>0.06377698</text:p>
          </table:table-cell>
          <table:table-cell office:value-type="float" office:value="0.06747153" calcext:value-type="float">
            <text:p>0.06747153</text:p>
          </table:table-cell>
          <table:table-cell office:value-type="float" office:value="0.02512649" calcext:value-type="float">
            <text:p>0.02512649</text:p>
          </table:table-cell>
          <table:table-cell office:value-type="float" office:value="0.01581373" calcext:value-type="float">
            <text:p>0.01581373</text:p>
          </table:table-cell>
          <table:table-cell office:value-type="float" office:value="0.02662305" calcext:value-type="float">
            <text:p>0.02662305</text:p>
          </table:table-cell>
          <table:table-cell office:value-type="float" office:value="0.02194048" calcext:value-type="float">
            <text:p>0.02194048</text:p>
          </table:table-cell>
          <table:table-cell office:value-type="float" office:value="0.01755126" calcext:value-type="float">
            <text:p>0.01755126</text:p>
          </table:table-cell>
          <table:table-cell office:value-type="float" office:value="0.01743044" calcext:value-type="float">
            <text:p>0.01743044</text:p>
          </table:table-cell>
          <table:table-cell office:value-type="float" office:value="0.02061154" calcext:value-type="float">
            <text:p>0.02061154</text:p>
          </table:table-cell>
          <table:table-cell office:value-type="float" office:value="0.004987265" calcext:value-type="float">
            <text:p>0.004987265</text:p>
          </table:table-cell>
          <table:table-cell office:value-type="float" office:value="0.004792493" calcext:value-type="float">
            <text:p>0.004792493</text:p>
          </table:table-cell>
          <table:table-cell office:value-type="float" office:value="0" calcext:value-type="float">
            <text:p>0</text:p>
          </table:table-cell>
          <table:table-cell office:value-type="float" office:value="8.847614" calcext:value-type="float">
            <text:p>8.847614</text:p>
          </table:table-cell>
          <table:table-cell office:value-type="float" office:value="6.545238" calcext:value-type="float">
            <text:p>6.545238</text:p>
          </table:table-cell>
          <table:table-cell office:value-type="float" office:value="2.690258" calcext:value-type="float">
            <text:p>2.690258</text:p>
          </table:table-cell>
          <table:table-cell office:value-type="float" office:value="1.600988" calcext:value-type="float">
            <text:p>1.600988</text:p>
          </table:table-cell>
          <table:table-cell office:value-type="float" office:value="1.574797" calcext:value-type="float">
            <text:p>1.574797</text:p>
          </table:table-cell>
          <table:table-cell office:value-type="float" office:value="0.3336467" calcext:value-type="float">
            <text:p>0.3336467</text:p>
          </table:table-cell>
          <table:table-cell office:value-type="float" office:value="0.3420212" calcext:value-type="float">
            <text:p>0.3420212</text:p>
          </table:table-cell>
          <table:table-cell office:value-type="float" office:value="0.7339721" calcext:value-type="float">
            <text:p>0.7339721</text:p>
          </table:table-cell>
          <table:table-cell office:value-type="float" office:value="0.1947303" calcext:value-type="float">
            <text:p>0.1947303</text:p>
          </table:table-cell>
          <table:table-cell office:value-type="float" office:value="0.08725163" calcext:value-type="float">
            <text:p>0.08725163</text:p>
          </table:table-cell>
          <table:table-cell office:value-type="float" office:value="0.0481399" calcext:value-type="float">
            <text:p>0.0481399</text:p>
          </table:table-cell>
          <table:table-cell office:value-type="float" office:value="0.08865468" calcext:value-type="float">
            <text:p>0.08865468</text:p>
          </table:table-cell>
          <table:table-cell office:value-type="float" office:value="0.317894" calcext:value-type="float">
            <text:p>0.317894</text:p>
          </table:table-cell>
          <table:table-cell office:value-type="float" office:value="0.3516681" calcext:value-type="float">
            <text:p>0.3516681</text:p>
          </table:table-cell>
          <table:table-cell office:value-type="float" office:value="0" calcext:value-type="float">
            <text:p>0</text:p>
          </table:table-cell>
          <table:table-cell office:value-type="float" office:value="977.4145" calcext:value-type="float">
            <text:p>977.4145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640535" calcext:value-type="float">
            <text:p>-0.364053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12004" calcext:value-type="float">
            <text:p>1112004</text:p>
          </table:table-cell>
          <table:table-cell office:value-type="float" office:value="35.91537" calcext:value-type="float">
            <text:p>35.91537</text:p>
          </table:table-cell>
          <table:table-cell office:value-type="float" office:value="1088.3" calcext:value-type="float">
            <text:p>1088.3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7490672" calcext:value-type="float">
            <text:p>0.7490672</text:p>
          </table:table-cell>
          <table:table-cell office:value-type="float" office:value="2.002381" calcext:value-type="float">
            <text:p>2.002381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02251" calcext:value-type="float">
            <text:p>0.0006102251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84012" calcext:value-type="float">
            <text:p>0.1384012</text:p>
          </table:table-cell>
          <table:table-cell office:value-type="float" office:value="-0.330283" calcext:value-type="float">
            <text:p>-0.330283</text:p>
          </table:table-cell>
          <table:table-cell office:value-type="float" office:value="0.002358186" calcext:value-type="float">
            <text:p>0.002358186</text:p>
          </table:table-cell>
          <table:table-cell office:value-type="float" office:value="0.0001566052" calcext:value-type="float">
            <text:p>0.0001566052</text:p>
          </table:table-cell>
          <table:table-cell office:value-type="float" office:value="13.06402" calcext:value-type="float">
            <text:p>13.06402</text:p>
          </table:table-cell>
          <table:table-cell office:value-type="float" office:value="4.944397" calcext:value-type="float">
            <text:p>4.944397</text:p>
          </table:table-cell>
          <table:table-cell office:value-type="float" office:value="4.77182" calcext:value-type="float">
            <text:p>4.77182</text:p>
          </table:table-cell>
          <table:table-cell office:value-type="float" office:value="4.71149" calcext:value-type="float">
            <text:p>4.71149</text:p>
          </table:table-cell>
          <table:table-cell office:value-type="float" office:value="0.06370183" calcext:value-type="float">
            <text:p>0.06370183</text:p>
          </table:table-cell>
          <table:table-cell office:value-type="float" office:value="0.06486892" calcext:value-type="float">
            <text:p>0.06486892</text:p>
          </table:table-cell>
          <table:table-cell office:value-type="float" office:value="0.02455335" calcext:value-type="float">
            <text:p>0.02455335</text:p>
          </table:table-cell>
          <table:table-cell office:value-type="float" office:value="0.01621399" calcext:value-type="float">
            <text:p>0.01621399</text:p>
          </table:table-cell>
          <table:table-cell office:value-type="float" office:value="0.02663754" calcext:value-type="float">
            <text:p>0.02663754</text:p>
          </table:table-cell>
          <table:table-cell office:value-type="float" office:value="0.02195737" calcext:value-type="float">
            <text:p>0.02195737</text:p>
          </table:table-cell>
          <table:table-cell office:value-type="float" office:value="0.01757598" calcext:value-type="float">
            <text:p>0.01757598</text:p>
          </table:table-cell>
          <table:table-cell office:value-type="float" office:value="0.0174768" calcext:value-type="float">
            <text:p>0.0174768</text:p>
          </table:table-cell>
          <table:table-cell office:value-type="float" office:value="0.02075014" calcext:value-type="float">
            <text:p>0.02075014</text:p>
          </table:table-cell>
          <table:table-cell office:value-type="float" office:value="0.004987352" calcext:value-type="float">
            <text:p>0.004987352</text:p>
          </table:table-cell>
          <table:table-cell office:value-type="float" office:value="0.004787112" calcext:value-type="float">
            <text:p>0.004787112</text:p>
          </table:table-cell>
          <table:table-cell office:value-type="float" office:value="0" calcext:value-type="float">
            <text:p>0</text:p>
          </table:table-cell>
          <table:table-cell office:value-type="float" office:value="7.074772" calcext:value-type="float">
            <text:p>7.074772</text:p>
          </table:table-cell>
          <table:table-cell office:value-type="float" office:value="9.2275" calcext:value-type="float">
            <text:p>9.2275</text:p>
          </table:table-cell>
          <table:table-cell office:value-type="float" office:value="8.903533" calcext:value-type="float">
            <text:p>8.903533</text:p>
          </table:table-cell>
          <table:table-cell office:value-type="float" office:value="1.74586" calcext:value-type="float">
            <text:p>1.74586</text:p>
          </table:table-cell>
          <table:table-cell office:value-type="float" office:value="1.658309" calcext:value-type="float">
            <text:p>1.658309</text:p>
          </table:table-cell>
          <table:table-cell office:value-type="float" office:value="0.3511416" calcext:value-type="float">
            <text:p>0.3511416</text:p>
          </table:table-cell>
          <table:table-cell office:value-type="float" office:value="0.3543909" calcext:value-type="float">
            <text:p>0.3543909</text:p>
          </table:table-cell>
          <table:table-cell office:value-type="float" office:value="0.7410637" calcext:value-type="float">
            <text:p>0.7410637</text:p>
          </table:table-cell>
          <table:table-cell office:value-type="float" office:value="0.2000254" calcext:value-type="float">
            <text:p>0.2000254</text:p>
          </table:table-cell>
          <table:table-cell office:value-type="float" office:value="0.09021863" calcext:value-type="float">
            <text:p>0.09021863</text:p>
          </table:table-cell>
          <table:table-cell office:value-type="float" office:value="0.04958644" calcext:value-type="float">
            <text:p>0.04958644</text:p>
          </table:table-cell>
          <table:table-cell office:value-type="float" office:value="0.09037163" calcext:value-type="float">
            <text:p>0.09037163</text:p>
          </table:table-cell>
          <table:table-cell office:value-type="float" office:value="0.3185566" calcext:value-type="float">
            <text:p>0.3185566</text:p>
          </table:table-cell>
          <table:table-cell office:value-type="float" office:value="0.3514898" calcext:value-type="float">
            <text:p>0.3514898</text:p>
          </table:table-cell>
          <table:table-cell office:value-type="float" office:value="0" calcext:value-type="float">
            <text:p>0</text:p>
          </table:table-cell>
          <table:table-cell office:value-type="float" office:value="880.7723" calcext:value-type="float">
            <text:p>880.7723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645397" calcext:value-type="float">
            <text:p>-0.364539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12004" calcext:value-type="float">
            <text:p>2112004</text:p>
          </table:table-cell>
          <table:table-cell office:value-type="float" office:value="35.88622" calcext:value-type="float">
            <text:p>35.88622</text:p>
          </table:table-cell>
          <table:table-cell office:value-type="float" office:value="1088.306" calcext:value-type="float">
            <text:p>1088.306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6193579" calcext:value-type="float">
            <text:p>0.6193579</text:p>
          </table:table-cell>
          <table:table-cell office:value-type="float" office:value="2.152082" calcext:value-type="float">
            <text:p>2.152082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02326" calcext:value-type="float">
            <text:p>0.0006102326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84075" calcext:value-type="float">
            <text:p>0.1384075</text:p>
          </table:table-cell>
          <table:table-cell office:value-type="float" office:value="-0.3309854" calcext:value-type="float">
            <text:p>-0.3309854</text:p>
          </table:table-cell>
          <table:table-cell office:value-type="float" office:value="0.002365078" calcext:value-type="float">
            <text:p>0.002365078</text:p>
          </table:table-cell>
          <table:table-cell office:value-type="float" office:value="0.0001566179" calcext:value-type="float">
            <text:p>0.0001566179</text:p>
          </table:table-cell>
          <table:table-cell office:value-type="float" office:value="13.14719" calcext:value-type="float">
            <text:p>13.14719</text:p>
          </table:table-cell>
          <table:table-cell office:value-type="float" office:value="3.64868" calcext:value-type="float">
            <text:p>3.64868</text:p>
          </table:table-cell>
          <table:table-cell office:value-type="float" office:value="3.664631" calcext:value-type="float">
            <text:p>3.664631</text:p>
          </table:table-cell>
          <table:table-cell office:value-type="float" office:value="3.557868" calcext:value-type="float">
            <text:p>3.557868</text:p>
          </table:table-cell>
          <table:table-cell office:value-type="float" office:value="0.06616187" calcext:value-type="float">
            <text:p>0.06616187</text:p>
          </table:table-cell>
          <table:table-cell office:value-type="float" office:value="0.06321264" calcext:value-type="float">
            <text:p>0.06321264</text:p>
          </table:table-cell>
          <table:table-cell office:value-type="float" office:value="0.02408767" calcext:value-type="float">
            <text:p>0.02408767</text:p>
          </table:table-cell>
          <table:table-cell office:value-type="float" office:value="0.01623022" calcext:value-type="float">
            <text:p>0.01623022</text:p>
          </table:table-cell>
          <table:table-cell office:value-type="float" office:value="0.02661046" calcext:value-type="float">
            <text:p>0.02661046</text:p>
          </table:table-cell>
          <table:table-cell office:value-type="float" office:value="0.02195666" calcext:value-type="float">
            <text:p>0.02195666</text:p>
          </table:table-cell>
          <table:table-cell office:value-type="float" office:value="0.01759832" calcext:value-type="float">
            <text:p>0.01759832</text:p>
          </table:table-cell>
          <table:table-cell office:value-type="float" office:value="0.01752383" calcext:value-type="float">
            <text:p>0.01752383</text:p>
          </table:table-cell>
          <table:table-cell office:value-type="float" office:value="0.02089421" calcext:value-type="float">
            <text:p>0.02089421</text:p>
          </table:table-cell>
          <table:table-cell office:value-type="float" office:value="0.004983669" calcext:value-type="float">
            <text:p>0.004983669</text:p>
          </table:table-cell>
          <table:table-cell office:value-type="float" office:value="0.004785591" calcext:value-type="float">
            <text:p>0.004785591</text:p>
          </table:table-cell>
          <table:table-cell office:value-type="float" office:value="0" calcext:value-type="float">
            <text:p>0</text:p>
          </table:table-cell>
          <table:table-cell office:value-type="float" office:value="10.33797" calcext:value-type="float">
            <text:p>10.33797</text:p>
          </table:table-cell>
          <table:table-cell office:value-type="float" office:value="9.951393" calcext:value-type="float">
            <text:p>9.951393</text:p>
          </table:table-cell>
          <table:table-cell office:value-type="float" office:value="9.728518" calcext:value-type="float">
            <text:p>9.728518</text:p>
          </table:table-cell>
          <table:table-cell office:value-type="float" office:value="1.961041" calcext:value-type="float">
            <text:p>1.961041</text:p>
          </table:table-cell>
          <table:table-cell office:value-type="float" office:value="1.73484" calcext:value-type="float">
            <text:p>1.73484</text:p>
          </table:table-cell>
          <table:table-cell office:value-type="float" office:value="0.3663618" calcext:value-type="float">
            <text:p>0.3663618</text:p>
          </table:table-cell>
          <table:table-cell office:value-type="float" office:value="0.3585375" calcext:value-type="float">
            <text:p>0.3585375</text:p>
          </table:table-cell>
          <table:table-cell office:value-type="float" office:value="0.7478004" calcext:value-type="float">
            <text:p>0.7478004</text:p>
          </table:table-cell>
          <table:table-cell office:value-type="float" office:value="0.2052346" calcext:value-type="float">
            <text:p>0.2052346</text:p>
          </table:table-cell>
          <table:table-cell office:value-type="float" office:value="0.0931855" calcext:value-type="float">
            <text:p>0.0931855</text:p>
          </table:table-cell>
          <table:table-cell office:value-type="float" office:value="0.05102159" calcext:value-type="float">
            <text:p>0.05102159</text:p>
          </table:table-cell>
          <table:table-cell office:value-type="float" office:value="0.09207644" calcext:value-type="float">
            <text:p>0.09207644</text:p>
          </table:table-cell>
          <table:table-cell office:value-type="float" office:value="0.3178179" calcext:value-type="float">
            <text:p>0.3178179</text:p>
          </table:table-cell>
          <table:table-cell office:value-type="float" office:value="0.3515936" calcext:value-type="float">
            <text:p>0.3515936</text:p>
          </table:table-cell>
          <table:table-cell office:value-type="float" office:value="0" calcext:value-type="float">
            <text:p>0</text:p>
          </table:table-cell>
          <table:table-cell office:value-type="float" office:value="823.8802" calcext:value-type="float">
            <text:p>823.8802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646708" calcext:value-type="float">
            <text:p>-0.364670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12004" calcext:value-type="float">
            <text:p>3112004</text:p>
          </table:table-cell>
          <table:table-cell office:value-type="float" office:value="35.86255" calcext:value-type="float">
            <text:p>35.86255</text:p>
          </table:table-cell>
          <table:table-cell office:value-type="float" office:value="1088.308" calcext:value-type="float">
            <text:p>1088.308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5173206" calcext:value-type="float">
            <text:p>0.5173206</text:p>
          </table:table-cell>
          <table:table-cell office:value-type="float" office:value="2.271565" calcext:value-type="float">
            <text:p>2.271565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05049" calcext:value-type="float">
            <text:p>0.0006105049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79683" calcext:value-type="float">
            <text:p>0.1379683</text:p>
          </table:table-cell>
          <table:table-cell office:value-type="float" office:value="-0.3315824" calcext:value-type="float">
            <text:p>-0.3315824</text:p>
          </table:table-cell>
          <table:table-cell office:value-type="float" office:value="0.002372045" calcext:value-type="float">
            <text:p>0.002372045</text:p>
          </table:table-cell>
          <table:table-cell office:value-type="float" office:value="0.0001566214" calcext:value-type="float">
            <text:p>0.0001566214</text:p>
          </table:table-cell>
          <table:table-cell office:value-type="float" office:value="13.21785" calcext:value-type="float">
            <text:p>13.21785</text:p>
          </table:table-cell>
          <table:table-cell office:value-type="float" office:value="2.607543" calcext:value-type="float">
            <text:p>2.607543</text:p>
          </table:table-cell>
          <table:table-cell office:value-type="float" office:value="2.702417" calcext:value-type="float">
            <text:p>2.702417</text:p>
          </table:table-cell>
          <table:table-cell office:value-type="float" office:value="2.572636" calcext:value-type="float">
            <text:p>2.572636</text:p>
          </table:table-cell>
          <table:table-cell office:value-type="float" office:value="0.06793391" calcext:value-type="float">
            <text:p>0.06793391</text:p>
          </table:table-cell>
          <table:table-cell office:value-type="float" office:value="0.06291716" calcext:value-type="float">
            <text:p>0.06291716</text:p>
          </table:table-cell>
          <table:table-cell office:value-type="float" office:value="0.02386853" calcext:value-type="float">
            <text:p>0.02386853</text:p>
          </table:table-cell>
          <table:table-cell office:value-type="float" office:value="0.01703288" calcext:value-type="float">
            <text:p>0.01703288</text:p>
          </table:table-cell>
          <table:table-cell office:value-type="float" office:value="0.02660904" calcext:value-type="float">
            <text:p>0.02660904</text:p>
          </table:table-cell>
          <table:table-cell office:value-type="float" office:value="0.02195336" calcext:value-type="float">
            <text:p>0.02195336</text:p>
          </table:table-cell>
          <table:table-cell office:value-type="float" office:value="0.01761842" calcext:value-type="float">
            <text:p>0.01761842</text:p>
          </table:table-cell>
          <table:table-cell office:value-type="float" office:value="0.01757145" calcext:value-type="float">
            <text:p>0.01757145</text:p>
          </table:table-cell>
          <table:table-cell office:value-type="float" office:value="0.02104323" calcext:value-type="float">
            <text:p>0.02104323</text:p>
          </table:table-cell>
          <table:table-cell office:value-type="float" office:value="0.004990184" calcext:value-type="float">
            <text:p>0.004990184</text:p>
          </table:table-cell>
          <table:table-cell office:value-type="float" office:value="0.004773816" calcext:value-type="float">
            <text:p>0.004773816</text:p>
          </table:table-cell>
          <table:table-cell office:value-type="float" office:value="0" calcext:value-type="float">
            <text:p>0</text:p>
          </table:table-cell>
          <table:table-cell office:value-type="float" office:value="16.83999" calcext:value-type="float">
            <text:p>16.83999</text:p>
          </table:table-cell>
          <table:table-cell office:value-type="float" office:value="9.413283" calcext:value-type="float">
            <text:p>9.413283</text:p>
          </table:table-cell>
          <table:table-cell office:value-type="float" office:value="9.149701" calcext:value-type="float">
            <text:p>9.149701</text:p>
          </table:table-cell>
          <table:table-cell office:value-type="float" office:value="2.162607" calcext:value-type="float">
            <text:p>2.162607</text:p>
          </table:table-cell>
          <table:table-cell office:value-type="float" office:value="1.801703" calcext:value-type="float">
            <text:p>1.801703</text:p>
          </table:table-cell>
          <table:table-cell office:value-type="float" office:value="0.3793767" calcext:value-type="float">
            <text:p>0.3793767</text:p>
          </table:table-cell>
          <table:table-cell office:value-type="float" office:value="0.3610071" calcext:value-type="float">
            <text:p>0.3610071</text:p>
          </table:table-cell>
          <table:table-cell office:value-type="float" office:value="0.7539037" calcext:value-type="float">
            <text:p>0.7539037</text:p>
          </table:table-cell>
          <table:table-cell office:value-type="float" office:value="0.2102564" calcext:value-type="float">
            <text:p>0.2102564</text:p>
          </table:table-cell>
          <table:table-cell office:value-type="float" office:value="0.09613346" calcext:value-type="float">
            <text:p>0.09613346</text:p>
          </table:table-cell>
          <table:table-cell office:value-type="float" office:value="0.05244536" calcext:value-type="float">
            <text:p>0.05244536</text:p>
          </table:table-cell>
          <table:table-cell office:value-type="float" office:value="0.09387767" calcext:value-type="float">
            <text:p>0.09387767</text:p>
          </table:table-cell>
          <table:table-cell office:value-type="float" office:value="0.3208305" calcext:value-type="float">
            <text:p>0.3208305</text:p>
          </table:table-cell>
          <table:table-cell office:value-type="float" office:value="0.3486844" calcext:value-type="float">
            <text:p>0.3486844</text:p>
          </table:table-cell>
          <table:table-cell office:value-type="float" office:value="0" calcext:value-type="float">
            <text:p>0</text:p>
          </table:table-cell>
          <table:table-cell office:value-type="float" office:value="812.601" calcext:value-type="float">
            <text:p>812.601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647242" calcext:value-type="float">
            <text:p>-0.364724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112004" calcext:value-type="float">
            <text:p>4112004</text:p>
          </table:table-cell>
          <table:table-cell office:value-type="float" office:value="35.83249" calcext:value-type="float">
            <text:p>35.83249</text:p>
          </table:table-cell>
          <table:table-cell office:value-type="float" office:value="1088.314" calcext:value-type="float">
            <text:p>1088.314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4164868" calcext:value-type="float">
            <text:p>0.4164868</text:p>
          </table:table-cell>
          <table:table-cell office:value-type="float" office:value="2.39276" calcext:value-type="float">
            <text:p>2.39276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06282" calcext:value-type="float">
            <text:p>0.0006106282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71852" calcext:value-type="float">
            <text:p>0.1371852</text:p>
          </table:table-cell>
          <table:table-cell office:value-type="float" office:value="-0.3321352" calcext:value-type="float">
            <text:p>-0.3321352</text:p>
          </table:table-cell>
          <table:table-cell office:value-type="float" office:value="0.002381349" calcext:value-type="float">
            <text:p>0.002381349</text:p>
          </table:table-cell>
          <table:table-cell office:value-type="float" office:value="0.0001566242" calcext:value-type="float">
            <text:p>0.0001566242</text:p>
          </table:table-cell>
          <table:table-cell office:value-type="float" office:value="13.31227" calcext:value-type="float">
            <text:p>13.31227</text:p>
          </table:table-cell>
          <table:table-cell office:value-type="float" office:value="1.774666" calcext:value-type="float">
            <text:p>1.774666</text:p>
          </table:table-cell>
          <table:table-cell office:value-type="float" office:value="1.808819" calcext:value-type="float">
            <text:p>1.808819</text:p>
          </table:table-cell>
          <table:table-cell office:value-type="float" office:value="1.694878" calcext:value-type="float">
            <text:p>1.694878</text:p>
          </table:table-cell>
          <table:table-cell office:value-type="float" office:value="0.06687731" calcext:value-type="float">
            <text:p>0.06687731</text:p>
          </table:table-cell>
          <table:table-cell office:value-type="float" office:value="0.06257578" calcext:value-type="float">
            <text:p>0.06257578</text:p>
          </table:table-cell>
          <table:table-cell office:value-type="float" office:value="0.02373681" calcext:value-type="float">
            <text:p>0.02373681</text:p>
          </table:table-cell>
          <table:table-cell office:value-type="float" office:value="0.01782739" calcext:value-type="float">
            <text:p>0.01782739</text:p>
          </table:table-cell>
          <table:table-cell office:value-type="float" office:value="0.02663237" calcext:value-type="float">
            <text:p>0.02663237</text:p>
          </table:table-cell>
          <table:table-cell office:value-type="float" office:value="0.02195924" calcext:value-type="float">
            <text:p>0.02195924</text:p>
          </table:table-cell>
          <table:table-cell office:value-type="float" office:value="0.01763862" calcext:value-type="float">
            <text:p>0.01763862</text:p>
          </table:table-cell>
          <table:table-cell office:value-type="float" office:value="0.01761971" calcext:value-type="float">
            <text:p>0.01761971</text:p>
          </table:table-cell>
          <table:table-cell office:value-type="float" office:value="0.02119688" calcext:value-type="float">
            <text:p>0.02119688</text:p>
          </table:table-cell>
          <table:table-cell office:value-type="float" office:value="0.004985102" calcext:value-type="float">
            <text:p>0.004985102</text:p>
          </table:table-cell>
          <table:table-cell office:value-type="float" office:value="0.00477368" calcext:value-type="float">
            <text:p>0.00477368</text:p>
          </table:table-cell>
          <table:table-cell office:value-type="float" office:value="0" calcext:value-type="float">
            <text:p>0</text:p>
          </table:table-cell>
          <table:table-cell office:value-type="float" office:value="21.1003" calcext:value-type="float">
            <text:p>21.1003</text:p>
          </table:table-cell>
          <table:table-cell office:value-type="float" office:value="9.65833" calcext:value-type="float">
            <text:p>9.65833</text:p>
          </table:table-cell>
          <table:table-cell office:value-type="float" office:value="9.263312" calcext:value-type="float">
            <text:p>9.263312</text:p>
          </table:table-cell>
          <table:table-cell office:value-type="float" office:value="2.396254" calcext:value-type="float">
            <text:p>2.396254</text:p>
          </table:table-cell>
          <table:table-cell office:value-type="float" office:value="1.879227" calcext:value-type="float">
            <text:p>1.879227</text:p>
          </table:table-cell>
          <table:table-cell office:value-type="float" office:value="0.3920337" calcext:value-type="float">
            <text:p>0.3920337</text:p>
          </table:table-cell>
          <table:table-cell office:value-type="float" office:value="0.3632271" calcext:value-type="float">
            <text:p>0.3632271</text:p>
          </table:table-cell>
          <table:table-cell office:value-type="float" office:value="0.7594717" calcext:value-type="float">
            <text:p>0.7594717</text:p>
          </table:table-cell>
          <table:table-cell office:value-type="float" office:value="0.2150353" calcext:value-type="float">
            <text:p>0.2150353</text:p>
          </table:table-cell>
          <table:table-cell office:value-type="float" office:value="0.09903946" calcext:value-type="float">
            <text:p>0.09903946</text:p>
          </table:table-cell>
          <table:table-cell office:value-type="float" office:value="0.05385782" calcext:value-type="float">
            <text:p>0.05385782</text:p>
          </table:table-cell>
          <table:table-cell office:value-type="float" office:value="0.09570707" calcext:value-type="float">
            <text:p>0.09570707</text:p>
          </table:table-cell>
          <table:table-cell office:value-type="float" office:value="0.3195184" calcext:value-type="float">
            <text:p>0.3195184</text:p>
          </table:table-cell>
          <table:table-cell office:value-type="float" office:value="0.3506711" calcext:value-type="float">
            <text:p>0.3506711</text:p>
          </table:table-cell>
          <table:table-cell office:value-type="float" office:value="0" calcext:value-type="float">
            <text:p>0</text:p>
          </table:table-cell>
          <table:table-cell office:value-type="float" office:value="763.3248" calcext:value-type="float">
            <text:p>763.3248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647669" calcext:value-type="float">
            <text:p>-0.364766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112004" calcext:value-type="float">
            <text:p>5112004</text:p>
          </table:table-cell>
          <table:table-cell office:value-type="float" office:value="35.79608" calcext:value-type="float">
            <text:p>35.79608</text:p>
          </table:table-cell>
          <table:table-cell office:value-type="float" office:value="1088.322" calcext:value-type="float">
            <text:p>1088.322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3444381" calcext:value-type="float">
            <text:p>0.3444381</text:p>
          </table:table-cell>
          <table:table-cell office:value-type="float" office:value="2.489135" calcext:value-type="float">
            <text:p>2.489135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07531" calcext:value-type="float">
            <text:p>0.0006107531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69443" calcext:value-type="float">
            <text:p>0.1369443</text:p>
          </table:table-cell>
          <table:table-cell office:value-type="float" office:value="-0.332695" calcext:value-type="float">
            <text:p>-0.332695</text:p>
          </table:table-cell>
          <table:table-cell office:value-type="float" office:value="0.002393237" calcext:value-type="float">
            <text:p>0.002393237</text:p>
          </table:table-cell>
          <table:table-cell office:value-type="float" office:value="0.000156627" calcext:value-type="float">
            <text:p>0.000156627</text:p>
          </table:table-cell>
          <table:table-cell office:value-type="float" office:value="13.41129" calcext:value-type="float">
            <text:p>13.41129</text:p>
          </table:table-cell>
          <table:table-cell office:value-type="float" office:value="1.201781" calcext:value-type="float">
            <text:p>1.201781</text:p>
          </table:table-cell>
          <table:table-cell office:value-type="float" office:value="1.187678" calcext:value-type="float">
            <text:p>1.187678</text:p>
          </table:table-cell>
          <table:table-cell office:value-type="float" office:value="1.098938" calcext:value-type="float">
            <text:p>1.098938</text:p>
          </table:table-cell>
          <table:table-cell office:value-type="float" office:value="0.06492411" calcext:value-type="float">
            <text:p>0.06492411</text:p>
          </table:table-cell>
          <table:table-cell office:value-type="float" office:value="0.06229687" calcext:value-type="float">
            <text:p>0.06229687</text:p>
          </table:table-cell>
          <table:table-cell office:value-type="float" office:value="0.02364919" calcext:value-type="float">
            <text:p>0.02364919</text:p>
          </table:table-cell>
          <table:table-cell office:value-type="float" office:value="0.01852874" calcext:value-type="float">
            <text:p>0.01852874</text:p>
          </table:table-cell>
          <table:table-cell office:value-type="float" office:value="0.02665915" calcext:value-type="float">
            <text:p>0.02665915</text:p>
          </table:table-cell>
          <table:table-cell office:value-type="float" office:value="0.02197034" calcext:value-type="float">
            <text:p>0.02197034</text:p>
          </table:table-cell>
          <table:table-cell office:value-type="float" office:value="0.0176605" calcext:value-type="float">
            <text:p>0.0176605</text:p>
          </table:table-cell>
          <table:table-cell office:value-type="float" office:value="0.01766872" calcext:value-type="float">
            <text:p>0.01766872</text:p>
          </table:table-cell>
          <table:table-cell office:value-type="float" office:value="0.0213544" calcext:value-type="float">
            <text:p>0.0213544</text:p>
          </table:table-cell>
          <table:table-cell office:value-type="float" office:value="0.004980473" calcext:value-type="float">
            <text:p>0.004980473</text:p>
          </table:table-cell>
          <table:table-cell office:value-type="float" office:value="0.004773238" calcext:value-type="float">
            <text:p>0.004773238</text:p>
          </table:table-cell>
          <table:table-cell office:value-type="float" office:value="0" calcext:value-type="float">
            <text:p>0</text:p>
          </table:table-cell>
          <table:table-cell office:value-type="float" office:value="25.25031" calcext:value-type="float">
            <text:p>25.25031</text:p>
          </table:table-cell>
          <table:table-cell office:value-type="float" office:value="9.765341" calcext:value-type="float">
            <text:p>9.765341</text:p>
          </table:table-cell>
          <table:table-cell office:value-type="float" office:value="9.224675" calcext:value-type="float">
            <text:p>9.224675</text:p>
          </table:table-cell>
          <table:table-cell office:value-type="float" office:value="2.64694" calcext:value-type="float">
            <text:p>2.64694</text:p>
          </table:table-cell>
          <table:table-cell office:value-type="float" office:value="1.95993" calcext:value-type="float">
            <text:p>1.95993</text:p>
          </table:table-cell>
          <table:table-cell office:value-type="float" office:value="0.4046907" calcext:value-type="float">
            <text:p>0.4046907</text:p>
          </table:table-cell>
          <table:table-cell office:value-type="float" office:value="0.3655268" calcext:value-type="float">
            <text:p>0.3655268</text:p>
          </table:table-cell>
          <table:table-cell office:value-type="float" office:value="0.7647844" calcext:value-type="float">
            <text:p>0.7647844</text:p>
          </table:table-cell>
          <table:table-cell office:value-type="float" office:value="0.2196134" calcext:value-type="float">
            <text:p>0.2196134</text:p>
          </table:table-cell>
          <table:table-cell office:value-type="float" office:value="0.1018888" calcext:value-type="float">
            <text:p>0.1018888</text:p>
          </table:table-cell>
          <table:table-cell office:value-type="float" office:value="0.05525514" calcext:value-type="float">
            <text:p>0.05525514</text:p>
          </table:table-cell>
          <table:table-cell office:value-type="float" office:value="0.09745253" calcext:value-type="float">
            <text:p>0.09745253</text:p>
          </table:table-cell>
          <table:table-cell office:value-type="float" office:value="0.3184131" calcext:value-type="float">
            <text:p>0.3184131</text:p>
          </table:table-cell>
          <table:table-cell office:value-type="float" office:value="0.3515955" calcext:value-type="float">
            <text:p>0.3515955</text:p>
          </table:table-cell>
          <table:table-cell office:value-type="float" office:value="0" calcext:value-type="float">
            <text:p>0</text:p>
          </table:table-cell>
          <table:table-cell office:value-type="float" office:value="718.3638" calcext:value-type="float">
            <text:p>718.3638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648016" calcext:value-type="float">
            <text:p>-0.364801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112004" calcext:value-type="float">
            <text:p>6112004</text:p>
          </table:table-cell>
          <table:table-cell office:value-type="float" office:value="35.74937" calcext:value-type="float">
            <text:p>35.74937</text:p>
          </table:table-cell>
          <table:table-cell office:value-type="float" office:value="1088.33" calcext:value-type="float">
            <text:p>1088.33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3029666" calcext:value-type="float">
            <text:p>0.3029666</text:p>
          </table:table-cell>
          <table:table-cell office:value-type="float" office:value="2.564108" calcext:value-type="float">
            <text:p>2.564108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07531" calcext:value-type="float">
            <text:p>0.0006107531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69443" calcext:value-type="float">
            <text:p>0.1369443</text:p>
          </table:table-cell>
          <table:table-cell office:value-type="float" office:value="-0.3332866" calcext:value-type="float">
            <text:p>-0.3332866</text:p>
          </table:table-cell>
          <table:table-cell office:value-type="float" office:value="0.002409839" calcext:value-type="float">
            <text:p>0.002409839</text:p>
          </table:table-cell>
          <table:table-cell office:value-type="float" office:value="0.0001566298" calcext:value-type="float">
            <text:p>0.0001566298</text:p>
          </table:table-cell>
          <table:table-cell office:value-type="float" office:value="13.50704" calcext:value-type="float">
            <text:p>13.50704</text:p>
          </table:table-cell>
          <table:table-cell office:value-type="float" office:value="0.8812457" calcext:value-type="float">
            <text:p>0.8812457</text:p>
          </table:table-cell>
          <table:table-cell office:value-type="float" office:value="0.8359851" calcext:value-type="float">
            <text:p>0.8359851</text:p>
          </table:table-cell>
          <table:table-cell office:value-type="float" office:value="0.7617348" calcext:value-type="float">
            <text:p>0.7617348</text:p>
          </table:table-cell>
          <table:table-cell office:value-type="float" office:value="0.06212029" calcext:value-type="float">
            <text:p>0.06212029</text:p>
          </table:table-cell>
          <table:table-cell office:value-type="float" office:value="0.06140878" calcext:value-type="float">
            <text:p>0.06140878</text:p>
          </table:table-cell>
          <table:table-cell office:value-type="float" office:value="0.02346219" calcext:value-type="float">
            <text:p>0.02346219</text:p>
          </table:table-cell>
          <table:table-cell office:value-type="float" office:value="0.01903056" calcext:value-type="float">
            <text:p>0.01903056</text:p>
          </table:table-cell>
          <table:table-cell office:value-type="float" office:value="0.02667294" calcext:value-type="float">
            <text:p>0.02667294</text:p>
          </table:table-cell>
          <table:table-cell office:value-type="float" office:value="0.02198096" calcext:value-type="float">
            <text:p>0.02198096</text:p>
          </table:table-cell>
          <table:table-cell office:value-type="float" office:value="0.01768406" calcext:value-type="float">
            <text:p>0.01768406</text:p>
          </table:table-cell>
          <table:table-cell office:value-type="float" office:value="0.01771855" calcext:value-type="float">
            <text:p>0.01771855</text:p>
          </table:table-cell>
          <table:table-cell office:value-type="float" office:value="0.02151525" calcext:value-type="float">
            <text:p>0.02151525</text:p>
          </table:table-cell>
          <table:table-cell office:value-type="float" office:value="0.004977115" calcext:value-type="float">
            <text:p>0.004977115</text:p>
          </table:table-cell>
          <table:table-cell office:value-type="float" office:value="0.004771646" calcext:value-type="float">
            <text:p>0.004771646</text:p>
          </table:table-cell>
          <table:table-cell office:value-type="float" office:value="0" calcext:value-type="float">
            <text:p>0</text:p>
          </table:table-cell>
          <table:table-cell office:value-type="float" office:value="27.44751" calcext:value-type="float">
            <text:p>27.44751</text:p>
          </table:table-cell>
          <table:table-cell office:value-type="float" office:value="10.38083" calcext:value-type="float">
            <text:p>10.38083</text:p>
          </table:table-cell>
          <table:table-cell office:value-type="float" office:value="9.205934" calcext:value-type="float">
            <text:p>9.205934</text:p>
          </table:table-cell>
          <table:table-cell office:value-type="float" office:value="2.902269" calcext:value-type="float">
            <text:p>2.902269</text:p>
          </table:table-cell>
          <table:table-cell office:value-type="float" office:value="2.0619" calcext:value-type="float">
            <text:p>2.0619</text:p>
          </table:table-cell>
          <table:table-cell office:value-type="float" office:value="0.4195239" calcext:value-type="float">
            <text:p>0.4195239</text:p>
          </table:table-cell>
          <table:table-cell office:value-type="float" office:value="0.3678438" calcext:value-type="float">
            <text:p>0.3678438</text:p>
          </table:table-cell>
          <table:table-cell office:value-type="float" office:value="0.7701523" calcext:value-type="float">
            <text:p>0.7701523</text:p>
          </table:table-cell>
          <table:table-cell office:value-type="float" office:value="0.2240562" calcext:value-type="float">
            <text:p>0.2240562</text:p>
          </table:table-cell>
          <table:table-cell office:value-type="float" office:value="0.1046793" calcext:value-type="float">
            <text:p>0.1046793</text:p>
          </table:table-cell>
          <table:table-cell office:value-type="float" office:value="0.05663443" calcext:value-type="float">
            <text:p>0.05663443</text:p>
          </table:table-cell>
          <table:table-cell office:value-type="float" office:value="0.09915695" calcext:value-type="float">
            <text:p>0.09915695</text:p>
          </table:table-cell>
          <table:table-cell office:value-type="float" office:value="0.3177495" calcext:value-type="float">
            <text:p>0.3177495</text:p>
          </table:table-cell>
          <table:table-cell office:value-type="float" office:value="0.3516628" calcext:value-type="float">
            <text:p>0.3516628</text:p>
          </table:table-cell>
          <table:table-cell office:value-type="float" office:value="0" calcext:value-type="float">
            <text:p>0</text:p>
          </table:table-cell>
          <table:table-cell office:value-type="float" office:value="691.0646" calcext:value-type="float">
            <text:p>691.0646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648387" calcext:value-type="float">
            <text:p>-0.364838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112004" calcext:value-type="float">
            <text:p>7112004</text:p>
          </table:table-cell>
          <table:table-cell office:value-type="float" office:value="35.70433" calcext:value-type="float">
            <text:p>35.70433</text:p>
          </table:table-cell>
          <table:table-cell office:value-type="float" office:value="1088.332" calcext:value-type="float">
            <text:p>1088.332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2876828" calcext:value-type="float">
            <text:p>0.2876828</text:p>
          </table:table-cell>
          <table:table-cell office:value-type="float" office:value="2.617461" calcext:value-type="float">
            <text:p>2.617461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07531" calcext:value-type="float">
            <text:p>0.0006107531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69443" calcext:value-type="float">
            <text:p>0.1369443</text:p>
          </table:table-cell>
          <table:table-cell office:value-type="float" office:value="-0.3336657" calcext:value-type="float">
            <text:p>-0.3336657</text:p>
          </table:table-cell>
          <table:table-cell office:value-type="float" office:value="0.002431276" calcext:value-type="float">
            <text:p>0.002431276</text:p>
          </table:table-cell>
          <table:table-cell office:value-type="float" office:value="0.0001566328" calcext:value-type="float">
            <text:p>0.0001566328</text:p>
          </table:table-cell>
          <table:table-cell office:value-type="float" office:value="13.55281" calcext:value-type="float">
            <text:p>13.55281</text:p>
          </table:table-cell>
          <table:table-cell office:value-type="float" office:value="0.8708494" calcext:value-type="float">
            <text:p>0.8708494</text:p>
          </table:table-cell>
          <table:table-cell office:value-type="float" office:value="0.6104726" calcext:value-type="float">
            <text:p>0.6104726</text:p>
          </table:table-cell>
          <table:table-cell office:value-type="float" office:value="0.5496409" calcext:value-type="float">
            <text:p>0.5496409</text:p>
          </table:table-cell>
          <table:table-cell office:value-type="float" office:value="0.06050027" calcext:value-type="float">
            <text:p>0.06050027</text:p>
          </table:table-cell>
          <table:table-cell office:value-type="float" office:value="0.06084207" calcext:value-type="float">
            <text:p>0.06084207</text:p>
          </table:table-cell>
          <table:table-cell office:value-type="float" office:value="0.02328371" calcext:value-type="float">
            <text:p>0.02328371</text:p>
          </table:table-cell>
          <table:table-cell office:value-type="float" office:value="0.01938171" calcext:value-type="float">
            <text:p>0.01938171</text:p>
          </table:table-cell>
          <table:table-cell office:value-type="float" office:value="0.02666946" calcext:value-type="float">
            <text:p>0.02666946</text:p>
          </table:table-cell>
          <table:table-cell office:value-type="float" office:value="0.02198489" calcext:value-type="float">
            <text:p>0.02198489</text:p>
          </table:table-cell>
          <table:table-cell office:value-type="float" office:value="0.01770816" calcext:value-type="float">
            <text:p>0.01770816</text:p>
          </table:table-cell>
          <table:table-cell office:value-type="float" office:value="0.01776909" calcext:value-type="float">
            <text:p>0.01776909</text:p>
          </table:table-cell>
          <table:table-cell office:value-type="float" office:value="0.0216789" calcext:value-type="float">
            <text:p>0.0216789</text:p>
          </table:table-cell>
          <table:table-cell office:value-type="float" office:value="0.004974009" calcext:value-type="float">
            <text:p>0.004974009</text:p>
          </table:table-cell>
          <table:table-cell office:value-type="float" office:value="0.004769874" calcext:value-type="float">
            <text:p>0.004769874</text:p>
          </table:table-cell>
          <table:table-cell office:value-type="float" office:value="0" calcext:value-type="float">
            <text:p>0</text:p>
          </table:table-cell>
          <table:table-cell office:value-type="float" office:value="28.08257" calcext:value-type="float">
            <text:p>28.08257</text:p>
          </table:table-cell>
          <table:table-cell office:value-type="float" office:value="11.0597" calcext:value-type="float">
            <text:p>11.0597</text:p>
          </table:table-cell>
          <table:table-cell office:value-type="float" office:value="9.150699" calcext:value-type="float">
            <text:p>9.150699</text:p>
          </table:table-cell>
          <table:table-cell office:value-type="float" office:value="3.186976" calcext:value-type="float">
            <text:p>3.186976</text:p>
          </table:table-cell>
          <table:table-cell office:value-type="float" office:value="2.174222" calcext:value-type="float">
            <text:p>2.174222</text:p>
          </table:table-cell>
          <table:table-cell office:value-type="float" office:value="0.4354625" calcext:value-type="float">
            <text:p>0.4354625</text:p>
          </table:table-cell>
          <table:table-cell office:value-type="float" office:value="0.3706043" calcext:value-type="float">
            <text:p>0.3706043</text:p>
          </table:table-cell>
          <table:table-cell office:value-type="float" office:value="0.7757114" calcext:value-type="float">
            <text:p>0.7757114</text:p>
          </table:table-cell>
          <table:table-cell office:value-type="float" office:value="0.2284622" calcext:value-type="float">
            <text:p>0.2284622</text:p>
          </table:table-cell>
          <table:table-cell office:value-type="float" office:value="0.1074203" calcext:value-type="float">
            <text:p>0.1074203</text:p>
          </table:table-cell>
          <table:table-cell office:value-type="float" office:value="0.05799506" calcext:value-type="float">
            <text:p>0.05799506</text:p>
          </table:table-cell>
          <table:table-cell office:value-type="float" office:value="0.1008332" calcext:value-type="float">
            <text:p>0.1008332</text:p>
          </table:table-cell>
          <table:table-cell office:value-type="float" office:value="0.3171823" calcext:value-type="float">
            <text:p>0.3171823</text:p>
          </table:table-cell>
          <table:table-cell office:value-type="float" office:value="0.3516678" calcext:value-type="float">
            <text:p>0.3516678</text:p>
          </table:table-cell>
          <table:table-cell office:value-type="float" office:value="0" calcext:value-type="float">
            <text:p>0</text:p>
          </table:table-cell>
          <table:table-cell office:value-type="float" office:value="712.5944" calcext:value-type="float">
            <text:p>712.5944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648728" calcext:value-type="float">
            <text:p>-0.364872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112004" calcext:value-type="float">
            <text:p>8112004</text:p>
          </table:table-cell>
          <table:table-cell office:value-type="float" office:value="35.65445" calcext:value-type="float">
            <text:p>35.65445</text:p>
          </table:table-cell>
          <table:table-cell office:value-type="float" office:value="1088.333" calcext:value-type="float">
            <text:p>1088.333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2932078" calcext:value-type="float">
            <text:p>0.2932078</text:p>
          </table:table-cell>
          <table:table-cell office:value-type="float" office:value="2.656709" calcext:value-type="float">
            <text:p>2.656709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07531" calcext:value-type="float">
            <text:p>0.0006107531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67086" calcext:value-type="float">
            <text:p>0.1367086</text:p>
          </table:table-cell>
          <table:table-cell office:value-type="float" office:value="-0.3339347" calcext:value-type="float">
            <text:p>-0.3339347</text:p>
          </table:table-cell>
          <table:table-cell office:value-type="float" office:value="0.002451087" calcext:value-type="float">
            <text:p>0.002451087</text:p>
          </table:table-cell>
          <table:table-cell office:value-type="float" office:value="0.0001566356" calcext:value-type="float">
            <text:p>0.0001566356</text:p>
          </table:table-cell>
          <table:table-cell office:value-type="float" office:value="13.56088" calcext:value-type="float">
            <text:p>13.56088</text:p>
          </table:table-cell>
          <table:table-cell office:value-type="float" office:value="1.384293" calcext:value-type="float">
            <text:p>1.384293</text:p>
          </table:table-cell>
          <table:table-cell office:value-type="float" office:value="0.4469546" calcext:value-type="float">
            <text:p>0.4469546</text:p>
          </table:table-cell>
          <table:table-cell office:value-type="float" office:value="0.4013974" calcext:value-type="float">
            <text:p>0.4013974</text:p>
          </table:table-cell>
          <table:table-cell office:value-type="float" office:value="0.05968254" calcext:value-type="float">
            <text:p>0.05968254</text:p>
          </table:table-cell>
          <table:table-cell office:value-type="float" office:value="0.06076096" calcext:value-type="float">
            <text:p>0.06076096</text:p>
          </table:table-cell>
          <table:table-cell office:value-type="float" office:value="0.02318729" calcext:value-type="float">
            <text:p>0.02318729</text:p>
          </table:table-cell>
          <table:table-cell office:value-type="float" office:value="0.01967746" calcext:value-type="float">
            <text:p>0.01967746</text:p>
          </table:table-cell>
          <table:table-cell office:value-type="float" office:value="0.02667322" calcext:value-type="float">
            <text:p>0.02667322</text:p>
          </table:table-cell>
          <table:table-cell office:value-type="float" office:value="0.02198414" calcext:value-type="float">
            <text:p>0.02198414</text:p>
          </table:table-cell>
          <table:table-cell office:value-type="float" office:value="0.01773186" calcext:value-type="float">
            <text:p>0.01773186</text:p>
          </table:table-cell>
          <table:table-cell office:value-type="float" office:value="0.01782013" calcext:value-type="float">
            <text:p>0.01782013</text:p>
          </table:table-cell>
          <table:table-cell office:value-type="float" office:value="0.0218449" calcext:value-type="float">
            <text:p>0.0218449</text:p>
          </table:table-cell>
          <table:table-cell office:value-type="float" office:value="0.004998922" calcext:value-type="float">
            <text:p>0.004998922</text:p>
          </table:table-cell>
          <table:table-cell office:value-type="float" office:value="0.004739874" calcext:value-type="float">
            <text:p>0.004739874</text:p>
          </table:table-cell>
          <table:table-cell office:value-type="float" office:value="0" calcext:value-type="float">
            <text:p>0</text:p>
          </table:table-cell>
          <table:table-cell office:value-type="float" office:value="31.40708" calcext:value-type="float">
            <text:p>31.40708</text:p>
          </table:table-cell>
          <table:table-cell office:value-type="float" office:value="12.00206" calcext:value-type="float">
            <text:p>12.00206</text:p>
          </table:table-cell>
          <table:table-cell office:value-type="float" office:value="9.163953" calcext:value-type="float">
            <text:p>9.163953</text:p>
          </table:table-cell>
          <table:table-cell office:value-type="float" office:value="3.426707" calcext:value-type="float">
            <text:p>3.426707</text:p>
          </table:table-cell>
          <table:table-cell office:value-type="float" office:value="2.291418" calcext:value-type="float">
            <text:p>2.291418</text:p>
          </table:table-cell>
          <table:table-cell office:value-type="float" office:value="0.4509533" calcext:value-type="float">
            <text:p>0.4509533</text:p>
          </table:table-cell>
          <table:table-cell office:value-type="float" office:value="0.3733051" calcext:value-type="float">
            <text:p>0.3733051</text:p>
          </table:table-cell>
          <table:table-cell office:value-type="float" office:value="0.7812634" calcext:value-type="float">
            <text:p>0.7812634</text:p>
          </table:table-cell>
          <table:table-cell office:value-type="float" office:value="0.2328668" calcext:value-type="float">
            <text:p>0.2328668</text:p>
          </table:table-cell>
          <table:table-cell office:value-type="float" office:value="0.110127" calcext:value-type="float">
            <text:p>0.110127</text:p>
          </table:table-cell>
          <table:table-cell office:value-type="float" office:value="0.05933872" calcext:value-type="float">
            <text:p>0.05933872</text:p>
          </table:table-cell>
          <table:table-cell office:value-type="float" office:value="0.102603" calcext:value-type="float">
            <text:p>0.102603</text:p>
          </table:table-cell>
          <table:table-cell office:value-type="float" office:value="0.3270902" calcext:value-type="float">
            <text:p>0.3270902</text:p>
          </table:table-cell>
          <table:table-cell office:value-type="float" office:value="0.3415039" calcext:value-type="float">
            <text:p>0.3415039</text:p>
          </table:table-cell>
          <table:table-cell office:value-type="float" office:value="0" calcext:value-type="float">
            <text:p>0</text:p>
          </table:table-cell>
          <table:table-cell office:value-type="float" office:value="776.8777" calcext:value-type="float">
            <text:p>776.8777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649024" calcext:value-type="float">
            <text:p>-0.364902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112004" calcext:value-type="float">
            <text:p>9112004</text:p>
          </table:table-cell>
          <table:table-cell office:value-type="float" office:value="35.585" calcext:value-type="float">
            <text:p>35.585</text:p>
          </table:table-cell>
          <table:table-cell office:value-type="float" office:value="1088.336" calcext:value-type="float">
            <text:p>1088.336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3139628" calcext:value-type="float">
            <text:p>0.3139628</text:p>
          </table:table-cell>
          <table:table-cell office:value-type="float" office:value="2.697357" calcext:value-type="float">
            <text:p>2.697357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07531" calcext:value-type="float">
            <text:p>0.0006107531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58275" calcext:value-type="float">
            <text:p>0.1358275</text:p>
          </table:table-cell>
          <table:table-cell office:value-type="float" office:value="-0.3342196" calcext:value-type="float">
            <text:p>-0.3342196</text:p>
          </table:table-cell>
          <table:table-cell office:value-type="float" office:value="0.002465179" calcext:value-type="float">
            <text:p>0.002465179</text:p>
          </table:table-cell>
          <table:table-cell office:value-type="float" office:value="0.0001566384" calcext:value-type="float">
            <text:p>0.0001566384</text:p>
          </table:table-cell>
          <table:table-cell office:value-type="float" office:value="13.55853" calcext:value-type="float">
            <text:p>13.55853</text:p>
          </table:table-cell>
          <table:table-cell office:value-type="float" office:value="2.272737" calcext:value-type="float">
            <text:p>2.272737</text:p>
          </table:table-cell>
          <table:table-cell office:value-type="float" office:value="0.3281381" calcext:value-type="float">
            <text:p>0.3281381</text:p>
          </table:table-cell>
          <table:table-cell office:value-type="float" office:value="0.295478" calcext:value-type="float">
            <text:p>0.295478</text:p>
          </table:table-cell>
          <table:table-cell office:value-type="float" office:value="0.05827699" calcext:value-type="float">
            <text:p>0.05827699</text:p>
          </table:table-cell>
          <table:table-cell office:value-type="float" office:value="0.06004278" calcext:value-type="float">
            <text:p>0.06004278</text:p>
          </table:table-cell>
          <table:table-cell office:value-type="float" office:value="0.02298806" calcext:value-type="float">
            <text:p>0.02298806</text:p>
          </table:table-cell>
          <table:table-cell office:value-type="float" office:value="0.01988177" calcext:value-type="float">
            <text:p>0.01988177</text:p>
          </table:table-cell>
          <table:table-cell office:value-type="float" office:value="0.02667263" calcext:value-type="float">
            <text:p>0.02667263</text:p>
          </table:table-cell>
          <table:table-cell office:value-type="float" office:value="0.02198111" calcext:value-type="float">
            <text:p>0.02198111</text:p>
          </table:table-cell>
          <table:table-cell office:value-type="float" office:value="0.01775521" calcext:value-type="float">
            <text:p>0.01775521</text:p>
          </table:table-cell>
          <table:table-cell office:value-type="float" office:value="0.01787292" calcext:value-type="float">
            <text:p>0.01787292</text:p>
          </table:table-cell>
          <table:table-cell office:value-type="float" office:value="0.02201392" calcext:value-type="float">
            <text:p>0.02201392</text:p>
          </table:table-cell>
          <table:table-cell office:value-type="float" office:value="0.004988968" calcext:value-type="float">
            <text:p>0.004988968</text:p>
          </table:table-cell>
          <table:table-cell office:value-type="float" office:value="0.00474463" calcext:value-type="float">
            <text:p>0.00474463</text:p>
          </table:table-cell>
          <table:table-cell office:value-type="float" office:value="0" calcext:value-type="float">
            <text:p>0</text:p>
          </table:table-cell>
          <table:table-cell office:value-type="float" office:value="32.07021" calcext:value-type="float">
            <text:p>32.07021</text:p>
          </table:table-cell>
          <table:table-cell office:value-type="float" office:value="13.03269" calcext:value-type="float">
            <text:p>13.03269</text:p>
          </table:table-cell>
          <table:table-cell office:value-type="float" office:value="9.244721" calcext:value-type="float">
            <text:p>9.244721</text:p>
          </table:table-cell>
          <table:table-cell office:value-type="float" office:value="3.6685" calcext:value-type="float">
            <text:p>3.6685</text:p>
          </table:table-cell>
          <table:table-cell office:value-type="float" office:value="2.425658" calcext:value-type="float">
            <text:p>2.425658</text:p>
          </table:table-cell>
          <table:table-cell office:value-type="float" office:value="0.4675077" calcext:value-type="float">
            <text:p>0.4675077</text:p>
          </table:table-cell>
          <table:table-cell office:value-type="float" office:value="0.3763337" calcext:value-type="float">
            <text:p>0.3763337</text:p>
          </table:table-cell>
          <table:table-cell office:value-type="float" office:value="0.7867681" calcext:value-type="float">
            <text:p>0.7867681</text:p>
          </table:table-cell>
          <table:table-cell office:value-type="float" office:value="0.2372444" calcext:value-type="float">
            <text:p>0.2372444</text:p>
          </table:table-cell>
          <table:table-cell office:value-type="float" office:value="0.1128067" calcext:value-type="float">
            <text:p>0.1128067</text:p>
          </table:table-cell>
          <table:table-cell office:value-type="float" office:value="0.06069998" calcext:value-type="float">
            <text:p>0.06069998</text:p>
          </table:table-cell>
          <table:table-cell office:value-type="float" office:value="0.1049105" calcext:value-type="float">
            <text:p>0.1049105</text:p>
          </table:table-cell>
          <table:table-cell office:value-type="float" office:value="0.3237175" calcext:value-type="float">
            <text:p>0.3237175</text:p>
          </table:table-cell>
          <table:table-cell office:value-type="float" office:value="0.3452099" calcext:value-type="float">
            <text:p>0.3452099</text:p>
          </table:table-cell>
          <table:table-cell office:value-type="float" office:value="0" calcext:value-type="float">
            <text:p>0</text:p>
          </table:table-cell>
          <table:table-cell office:value-type="float" office:value="875.3358" calcext:value-type="float">
            <text:p>875.3358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649314" calcext:value-type="float">
            <text:p>-0.364931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112004" calcext:value-type="float">
            <text:p>10112004</text:p>
          </table:table-cell>
          <table:table-cell office:value-type="float" office:value="35.54758" calcext:value-type="float">
            <text:p>35.54758</text:p>
          </table:table-cell>
          <table:table-cell office:value-type="float" office:value="1088.337" calcext:value-type="float">
            <text:p>1088.337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3020771" calcext:value-type="float">
            <text:p>0.3020771</text:p>
          </table:table-cell>
          <table:table-cell office:value-type="float" office:value="2.753912" calcext:value-type="float">
            <text:p>2.753912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45046" calcext:value-type="float">
            <text:p>0.0006145046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538" calcext:value-type="float">
            <text:p>0.13538</text:p>
          </table:table-cell>
          <table:table-cell office:value-type="float" office:value="-0.3344652" calcext:value-type="float">
            <text:p>-0.3344652</text:p>
          </table:table-cell>
          <table:table-cell office:value-type="float" office:value="0.002475982" calcext:value-type="float">
            <text:p>0.002475982</text:p>
          </table:table-cell>
          <table:table-cell office:value-type="float" office:value="0.0001566429" calcext:value-type="float">
            <text:p>0.0001566429</text:p>
          </table:table-cell>
          <table:table-cell office:value-type="float" office:value="13.61716" calcext:value-type="float">
            <text:p>13.61716</text:p>
          </table:table-cell>
          <table:table-cell office:value-type="float" office:value="1.783781" calcext:value-type="float">
            <text:p>1.783781</text:p>
          </table:table-cell>
          <table:table-cell office:value-type="float" office:value="0.4236243" calcext:value-type="float">
            <text:p>0.4236243</text:p>
          </table:table-cell>
          <table:table-cell office:value-type="float" office:value="0.2727539" calcext:value-type="float">
            <text:p>0.2727539</text:p>
          </table:table-cell>
          <table:table-cell office:value-type="float" office:value="0.05837259" calcext:value-type="float">
            <text:p>0.05837259</text:p>
          </table:table-cell>
          <table:table-cell office:value-type="float" office:value="0.05940561" calcext:value-type="float">
            <text:p>0.05940561</text:p>
          </table:table-cell>
          <table:table-cell office:value-type="float" office:value="0.02271641" calcext:value-type="float">
            <text:p>0.02271641</text:p>
          </table:table-cell>
          <table:table-cell office:value-type="float" office:value="0.0203931" calcext:value-type="float">
            <text:p>0.0203931</text:p>
          </table:table-cell>
          <table:table-cell office:value-type="float" office:value="0.02664802" calcext:value-type="float">
            <text:p>0.02664802</text:p>
          </table:table-cell>
          <table:table-cell office:value-type="float" office:value="0.02197047" calcext:value-type="float">
            <text:p>0.02197047</text:p>
          </table:table-cell>
          <table:table-cell office:value-type="float" office:value="0.01777771" calcext:value-type="float">
            <text:p>0.01777771</text:p>
          </table:table-cell>
          <table:table-cell office:value-type="float" office:value="0.01792819" calcext:value-type="float">
            <text:p>0.01792819</text:p>
          </table:table-cell>
          <table:table-cell office:value-type="float" office:value="0.02218377" calcext:value-type="float">
            <text:p>0.02218377</text:p>
          </table:table-cell>
          <table:table-cell office:value-type="float" office:value="0.004979555" calcext:value-type="float">
            <text:p>0.004979555</text:p>
          </table:table-cell>
          <table:table-cell office:value-type="float" office:value="0.004749008" calcext:value-type="float">
            <text:p>0.004749008</text:p>
          </table:table-cell>
          <table:table-cell office:value-type="float" office:value="0" calcext:value-type="float">
            <text:p>0</text:p>
          </table:table-cell>
          <table:table-cell office:value-type="float" office:value="10.27202" calcext:value-type="float">
            <text:p>10.27202</text:p>
          </table:table-cell>
          <table:table-cell office:value-type="float" office:value="13.94386" calcext:value-type="float">
            <text:p>13.94386</text:p>
          </table:table-cell>
          <table:table-cell office:value-type="float" office:value="14.99807" calcext:value-type="float">
            <text:p>14.99807</text:p>
          </table:table-cell>
          <table:table-cell office:value-type="float" office:value="3.996412" calcext:value-type="float">
            <text:p>3.996412</text:p>
          </table:table-cell>
          <table:table-cell office:value-type="float" office:value="2.578421" calcext:value-type="float">
            <text:p>2.578421</text:p>
          </table:table-cell>
          <table:table-cell office:value-type="float" office:value="0.4851216" calcext:value-type="float">
            <text:p>0.4851216</text:p>
          </table:table-cell>
          <table:table-cell office:value-type="float" office:value="0.3847834" calcext:value-type="float">
            <text:p>0.3847834</text:p>
          </table:table-cell>
          <table:table-cell office:value-type="float" office:value="0.7924352" calcext:value-type="float">
            <text:p>0.7924352</text:p>
          </table:table-cell>
          <table:table-cell office:value-type="float" office:value="0.2416319" calcext:value-type="float">
            <text:p>0.2416319</text:p>
          </table:table-cell>
          <table:table-cell office:value-type="float" office:value="0.1154649" calcext:value-type="float">
            <text:p>0.1154649</text:p>
          </table:table-cell>
          <table:table-cell office:value-type="float" office:value="0.06210646" calcext:value-type="float">
            <text:p>0.06210646</text:p>
          </table:table-cell>
          <table:table-cell office:value-type="float" office:value="0.1069237" calcext:value-type="float">
            <text:p>0.1069237</text:p>
          </table:table-cell>
          <table:table-cell office:value-type="float" office:value="0.3206974" calcext:value-type="float">
            <text:p>0.3206974</text:p>
          </table:table-cell>
          <table:table-cell office:value-type="float" office:value="0.3487337" calcext:value-type="float">
            <text:p>0.3487337</text:p>
          </table:table-cell>
          <table:table-cell office:value-type="float" office:value="0" calcext:value-type="float">
            <text:p>0</text:p>
          </table:table-cell>
          <table:table-cell office:value-type="float" office:value="833.5497" calcext:value-type="float">
            <text:p>833.5497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649784" calcext:value-type="float">
            <text:p>-0.364978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112004" calcext:value-type="float">
            <text:p>11112004</text:p>
          </table:table-cell>
          <table:table-cell office:value-type="float" office:value="35.52467" calcext:value-type="float">
            <text:p>35.52467</text:p>
          </table:table-cell>
          <table:table-cell office:value-type="float" office:value="1088.339" calcext:value-type="float">
            <text:p>1088.339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2751057" calcext:value-type="float">
            <text:p>0.2751057</text:p>
          </table:table-cell>
          <table:table-cell office:value-type="float" office:value="2.797773" calcext:value-type="float">
            <text:p>2.797773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47868" calcext:value-type="float">
            <text:p>0.0006147868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47236" calcext:value-type="float">
            <text:p>0.1347236</text:p>
          </table:table-cell>
          <table:table-cell office:value-type="float" office:value="-0.3347395" calcext:value-type="float">
            <text:p>-0.3347395</text:p>
          </table:table-cell>
          <table:table-cell office:value-type="float" office:value="0.002483381" calcext:value-type="float">
            <text:p>0.002483381</text:p>
          </table:table-cell>
          <table:table-cell office:value-type="float" office:value="0.000156646" calcext:value-type="float">
            <text:p>0.000156646</text:p>
          </table:table-cell>
          <table:table-cell office:value-type="float" office:value="13.70443" calcext:value-type="float">
            <text:p>13.70443</text:p>
          </table:table-cell>
          <table:table-cell office:value-type="float" office:value="1.152368" calcext:value-type="float">
            <text:p>1.152368</text:p>
          </table:table-cell>
          <table:table-cell office:value-type="float" office:value="0.2472077" calcext:value-type="float">
            <text:p>0.2472077</text:p>
          </table:table-cell>
          <table:table-cell office:value-type="float" office:value="0.1778602" calcext:value-type="float">
            <text:p>0.1778602</text:p>
          </table:table-cell>
          <table:table-cell office:value-type="float" office:value="0.06013803" calcext:value-type="float">
            <text:p>0.06013803</text:p>
          </table:table-cell>
          <table:table-cell office:value-type="float" office:value="0.06023291" calcext:value-type="float">
            <text:p>0.06023291</text:p>
          </table:table-cell>
          <table:table-cell office:value-type="float" office:value="0.02254627" calcext:value-type="float">
            <text:p>0.02254627</text:p>
          </table:table-cell>
          <table:table-cell office:value-type="float" office:value="0.02128625" calcext:value-type="float">
            <text:p>0.02128625</text:p>
          </table:table-cell>
          <table:table-cell office:value-type="float" office:value="0.02662261" calcext:value-type="float">
            <text:p>0.02662261</text:p>
          </table:table-cell>
          <table:table-cell office:value-type="float" office:value="0.02195263" calcext:value-type="float">
            <text:p>0.02195263</text:p>
          </table:table-cell>
          <table:table-cell office:value-type="float" office:value="0.01779875" calcext:value-type="float">
            <text:p>0.01779875</text:p>
          </table:table-cell>
          <table:table-cell office:value-type="float" office:value="0.0179835" calcext:value-type="float">
            <text:p>0.0179835</text:p>
          </table:table-cell>
          <table:table-cell office:value-type="float" office:value="0.02235516" calcext:value-type="float">
            <text:p>0.02235516</text:p>
          </table:table-cell>
          <table:table-cell office:value-type="float" office:value="0.004972778" calcext:value-type="float">
            <text:p>0.004972778</text:p>
          </table:table-cell>
          <table:table-cell office:value-type="float" office:value="0.00475082" calcext:value-type="float">
            <text:p>0.00475082</text:p>
          </table:table-cell>
          <table:table-cell office:value-type="float" office:value="0" calcext:value-type="float">
            <text:p>0</text:p>
          </table:table-cell>
          <table:table-cell office:value-type="float" office:value="14.56845" calcext:value-type="float">
            <text:p>14.56845</text:p>
          </table:table-cell>
          <table:table-cell office:value-type="float" office:value="11.71628" calcext:value-type="float">
            <text:p>11.71628</text:p>
          </table:table-cell>
          <table:table-cell office:value-type="float" office:value="12.85713" calcext:value-type="float">
            <text:p>12.85713</text:p>
          </table:table-cell>
          <table:table-cell office:value-type="float" office:value="4.985094" calcext:value-type="float">
            <text:p>4.985094</text:p>
          </table:table-cell>
          <table:table-cell office:value-type="float" office:value="2.838504" calcext:value-type="float">
            <text:p>2.838504</text:p>
          </table:table-cell>
          <table:table-cell office:value-type="float" office:value="0.5005479" calcext:value-type="float">
            <text:p>0.5005479</text:p>
          </table:table-cell>
          <table:table-cell office:value-type="float" office:value="0.3876173" calcext:value-type="float">
            <text:p>0.3876173</text:p>
          </table:table-cell>
          <table:table-cell office:value-type="float" office:value="0.7977471" calcext:value-type="float">
            <text:p>0.7977471</text:p>
          </table:table-cell>
          <table:table-cell office:value-type="float" office:value="0.2460185" calcext:value-type="float">
            <text:p>0.2460185</text:p>
          </table:table-cell>
          <table:table-cell office:value-type="float" office:value="0.1181087" calcext:value-type="float">
            <text:p>0.1181087</text:p>
          </table:table-cell>
          <table:table-cell office:value-type="float" office:value="0.06349456" calcext:value-type="float">
            <text:p>0.06349456</text:p>
          </table:table-cell>
          <table:table-cell office:value-type="float" office:value="0.1087533" calcext:value-type="float">
            <text:p>0.1087533</text:p>
          </table:table-cell>
          <table:table-cell office:value-type="float" office:value="0.3186893" calcext:value-type="float">
            <text:p>0.3186893</text:p>
          </table:table-cell>
          <table:table-cell office:value-type="float" office:value="0.3511846" calcext:value-type="float">
            <text:p>0.3511846</text:p>
          </table:table-cell>
          <table:table-cell office:value-type="float" office:value="0" calcext:value-type="float">
            <text:p>0</text:p>
          </table:table-cell>
          <table:table-cell office:value-type="float" office:value="796.2736" calcext:value-type="float">
            <text:p>796.2736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650124" calcext:value-type="float">
            <text:p>-0.365012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112004" calcext:value-type="float">
            <text:p>12112004</text:p>
          </table:table-cell>
          <table:table-cell office:value-type="float" office:value="35.50556" calcext:value-type="float">
            <text:p>35.50556</text:p>
          </table:table-cell>
          <table:table-cell office:value-type="float" office:value="1088.339" calcext:value-type="float">
            <text:p>1088.339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2618117" calcext:value-type="float">
            <text:p>0.2618117</text:p>
          </table:table-cell>
          <table:table-cell office:value-type="float" office:value="2.826053" calcext:value-type="float">
            <text:p>2.826053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49994" calcext:value-type="float">
            <text:p>0.0006149994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4754" calcext:value-type="float">
            <text:p>0.134754</text:p>
          </table:table-cell>
          <table:table-cell office:value-type="float" office:value="-0.3348536" calcext:value-type="float">
            <text:p>-0.3348536</text:p>
          </table:table-cell>
          <table:table-cell office:value-type="float" office:value="0.00249308" calcext:value-type="float">
            <text:p>0.00249308</text:p>
          </table:table-cell>
          <table:table-cell office:value-type="float" office:value="0.0001566488" calcext:value-type="float">
            <text:p>0.0001566488</text:p>
          </table:table-cell>
          <table:table-cell office:value-type="float" office:value="13.76621" calcext:value-type="float">
            <text:p>13.76621</text:p>
          </table:table-cell>
          <table:table-cell office:value-type="float" office:value="0.8362229" calcext:value-type="float">
            <text:p>0.8362229</text:p>
          </table:table-cell>
          <table:table-cell office:value-type="float" office:value="0.185619" calcext:value-type="float">
            <text:p>0.185619</text:p>
          </table:table-cell>
          <table:table-cell office:value-type="float" office:value="0.1371574" calcext:value-type="float">
            <text:p>0.1371574</text:p>
          </table:table-cell>
          <table:table-cell office:value-type="float" office:value="0.06296944" calcext:value-type="float">
            <text:p>0.06296944</text:p>
          </table:table-cell>
          <table:table-cell office:value-type="float" office:value="0.06321827" calcext:value-type="float">
            <text:p>0.06321827</text:p>
          </table:table-cell>
          <table:table-cell office:value-type="float" office:value="0.02272719" calcext:value-type="float">
            <text:p>0.02272719</text:p>
          </table:table-cell>
          <table:table-cell office:value-type="float" office:value="0.02200492" calcext:value-type="float">
            <text:p>0.02200492</text:p>
          </table:table-cell>
          <table:table-cell office:value-type="float" office:value="0.02664403" calcext:value-type="float">
            <text:p>0.02664403</text:p>
          </table:table-cell>
          <table:table-cell office:value-type="float" office:value="0.02193422" calcext:value-type="float">
            <text:p>0.02193422</text:p>
          </table:table-cell>
          <table:table-cell office:value-type="float" office:value="0.01781825" calcext:value-type="float">
            <text:p>0.01781825</text:p>
          </table:table-cell>
          <table:table-cell office:value-type="float" office:value="0.0180387" calcext:value-type="float">
            <text:p>0.0180387</text:p>
          </table:table-cell>
          <table:table-cell office:value-type="float" office:value="0.02252752" calcext:value-type="float">
            <text:p>0.02252752</text:p>
          </table:table-cell>
          <table:table-cell office:value-type="float" office:value="0.004969097" calcext:value-type="float">
            <text:p>0.004969097</text:p>
          </table:table-cell>
          <table:table-cell office:value-type="float" office:value="0.004749938" calcext:value-type="float">
            <text:p>0.004749938</text:p>
          </table:table-cell>
          <table:table-cell office:value-type="float" office:value="0" calcext:value-type="float">
            <text:p>0</text:p>
          </table:table-cell>
          <table:table-cell office:value-type="float" office:value="20.73076" calcext:value-type="float">
            <text:p>20.73076</text:p>
          </table:table-cell>
          <table:table-cell office:value-type="float" office:value="10.62861" calcext:value-type="float">
            <text:p>10.62861</text:p>
          </table:table-cell>
          <table:table-cell office:value-type="float" office:value="11.01208" calcext:value-type="float">
            <text:p>11.01208</text:p>
          </table:table-cell>
          <table:table-cell office:value-type="float" office:value="5.899499" calcext:value-type="float">
            <text:p>5.899499</text:p>
          </table:table-cell>
          <table:table-cell office:value-type="float" office:value="3.387541" calcext:value-type="float">
            <text:p>3.387541</text:p>
          </table:table-cell>
          <table:table-cell office:value-type="float" office:value="0.5195299" calcext:value-type="float">
            <text:p>0.5195299</text:p>
          </table:table-cell>
          <table:table-cell office:value-type="float" office:value="0.3798506" calcext:value-type="float">
            <text:p>0.3798506</text:p>
          </table:table-cell>
          <table:table-cell office:value-type="float" office:value="0.804101" calcext:value-type="float">
            <text:p>0.804101</text:p>
          </table:table-cell>
          <table:table-cell office:value-type="float" office:value="0.2502768" calcext:value-type="float">
            <text:p>0.2502768</text:p>
          </table:table-cell>
          <table:table-cell office:value-type="float" office:value="0.1207305" calcext:value-type="float">
            <text:p>0.1207305</text:p>
          </table:table-cell>
          <table:table-cell office:value-type="float" office:value="0.06486365" calcext:value-type="float">
            <text:p>0.06486365</text:p>
          </table:table-cell>
          <table:table-cell office:value-type="float" office:value="0.1104584" calcext:value-type="float">
            <text:p>0.1104584</text:p>
          </table:table-cell>
          <table:table-cell office:value-type="float" office:value="0.3177912" calcext:value-type="float">
            <text:p>0.3177912</text:p>
          </table:table-cell>
          <table:table-cell office:value-type="float" office:value="0.35145" calcext:value-type="float">
            <text:p>0.35145</text:p>
          </table:table-cell>
          <table:table-cell office:value-type="float" office:value="0" calcext:value-type="float">
            <text:p>0</text:p>
          </table:table-cell>
          <table:table-cell office:value-type="float" office:value="771.1917" calcext:value-type="float">
            <text:p>771.1917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650291" calcext:value-type="float">
            <text:p>-0.365029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112004" calcext:value-type="float">
            <text:p>13112004</text:p>
          </table:table-cell>
          <table:table-cell office:value-type="float" office:value="35.48535" calcext:value-type="float">
            <text:p>35.48535</text:p>
          </table:table-cell>
          <table:table-cell office:value-type="float" office:value="1088.34" calcext:value-type="float">
            <text:p>1088.34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2487243" calcext:value-type="float">
            <text:p>0.2487243</text:p>
          </table:table-cell>
          <table:table-cell office:value-type="float" office:value="2.854014" calcext:value-type="float">
            <text:p>2.854014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50953" calcext:value-type="float">
            <text:p>0.0006150953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47773" calcext:value-type="float">
            <text:p>0.1347773</text:p>
          </table:table-cell>
          <table:table-cell office:value-type="float" office:value="-0.3349505" calcext:value-type="float">
            <text:p>-0.3349505</text:p>
          </table:table-cell>
          <table:table-cell office:value-type="float" office:value="0.002505005" calcext:value-type="float">
            <text:p>0.002505005</text:p>
          </table:table-cell>
          <table:table-cell office:value-type="float" office:value="0.0001566516" calcext:value-type="float">
            <text:p>0.0001566516</text:p>
          </table:table-cell>
          <table:table-cell office:value-type="float" office:value="13.83498" calcext:value-type="float">
            <text:p>13.83498</text:p>
          </table:table-cell>
          <table:table-cell office:value-type="float" office:value="0.614724" calcext:value-type="float">
            <text:p>0.614724</text:p>
          </table:table-cell>
          <table:table-cell office:value-type="float" office:value="0.145368" calcext:value-type="float">
            <text:p>0.145368</text:p>
          </table:table-cell>
          <table:table-cell office:value-type="float" office:value="0.1122705" calcext:value-type="float">
            <text:p>0.1122705</text:p>
          </table:table-cell>
          <table:table-cell office:value-type="float" office:value="0.06413304" calcext:value-type="float">
            <text:p>0.06413304</text:p>
          </table:table-cell>
          <table:table-cell office:value-type="float" office:value="0.06626447" calcext:value-type="float">
            <text:p>0.06626447</text:p>
          </table:table-cell>
          <table:table-cell office:value-type="float" office:value="0.02290173" calcext:value-type="float">
            <text:p>0.02290173</text:p>
          </table:table-cell>
          <table:table-cell office:value-type="float" office:value="0.02274259" calcext:value-type="float">
            <text:p>0.02274259</text:p>
          </table:table-cell>
          <table:table-cell office:value-type="float" office:value="0.02665726" calcext:value-type="float">
            <text:p>0.02665726</text:p>
          </table:table-cell>
          <table:table-cell office:value-type="float" office:value="0.02192158" calcext:value-type="float">
            <text:p>0.02192158</text:p>
          </table:table-cell>
          <table:table-cell office:value-type="float" office:value="0.01783722" calcext:value-type="float">
            <text:p>0.01783722</text:p>
          </table:table-cell>
          <table:table-cell office:value-type="float" office:value="0.01809357" calcext:value-type="float">
            <text:p>0.01809357</text:p>
          </table:table-cell>
          <table:table-cell office:value-type="float" office:value="0.02270044" calcext:value-type="float">
            <text:p>0.02270044</text:p>
          </table:table-cell>
          <table:table-cell office:value-type="float" office:value="0.00496626" calcext:value-type="float">
            <text:p>0.00496626</text:p>
          </table:table-cell>
          <table:table-cell office:value-type="float" office:value="0.004748258" calcext:value-type="float">
            <text:p>0.004748258</text:p>
          </table:table-cell>
          <table:table-cell office:value-type="float" office:value="0" calcext:value-type="float">
            <text:p>0</text:p>
          </table:table-cell>
          <table:table-cell office:value-type="float" office:value="25.88497" calcext:value-type="float">
            <text:p>25.88497</text:p>
          </table:table-cell>
          <table:table-cell office:value-type="float" office:value="10.37754" calcext:value-type="float">
            <text:p>10.37754</text:p>
          </table:table-cell>
          <table:table-cell office:value-type="float" office:value="10.44729" calcext:value-type="float">
            <text:p>10.44729</text:p>
          </table:table-cell>
          <table:table-cell office:value-type="float" office:value="6.041068" calcext:value-type="float">
            <text:p>6.041068</text:p>
          </table:table-cell>
          <table:table-cell office:value-type="float" office:value="3.907594" calcext:value-type="float">
            <text:p>3.907594</text:p>
          </table:table-cell>
          <table:table-cell office:value-type="float" office:value="0.536956" calcext:value-type="float">
            <text:p>0.536956</text:p>
          </table:table-cell>
          <table:table-cell office:value-type="float" office:value="0.3805264" calcext:value-type="float">
            <text:p>0.3805264</text:p>
          </table:table-cell>
          <table:table-cell office:value-type="float" office:value="0.8087154" calcext:value-type="float">
            <text:p>0.8087154</text:p>
          </table:table-cell>
          <table:table-cell office:value-type="float" office:value="0.2543435" calcext:value-type="float">
            <text:p>0.2543435</text:p>
          </table:table-cell>
          <table:table-cell office:value-type="float" office:value="0.1233129" calcext:value-type="float">
            <text:p>0.1233129</text:p>
          </table:table-cell>
          <table:table-cell office:value-type="float" office:value="0.06621274" calcext:value-type="float">
            <text:p>0.06621274</text:p>
          </table:table-cell>
          <table:table-cell office:value-type="float" office:value="0.1121203" calcext:value-type="float">
            <text:p>0.1121203</text:p>
          </table:table-cell>
          <table:table-cell office:value-type="float" office:value="0.3172033" calcext:value-type="float">
            <text:p>0.3172033</text:p>
          </table:table-cell>
          <table:table-cell office:value-type="float" office:value="0.3514545" calcext:value-type="float">
            <text:p>0.3514545</text:p>
          </table:table-cell>
          <table:table-cell office:value-type="float" office:value="0" calcext:value-type="float">
            <text:p>0</text:p>
          </table:table-cell>
          <table:table-cell office:value-type="float" office:value="736.0263" calcext:value-type="float">
            <text:p>736.0263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650455" calcext:value-type="float">
            <text:p>-0.365045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112004" calcext:value-type="float">
            <text:p>14112004</text:p>
          </table:table-cell>
          <table:table-cell office:value-type="float" office:value="35.46328" calcext:value-type="float">
            <text:p>35.46328</text:p>
          </table:table-cell>
          <table:table-cell office:value-type="float" office:value="1088.342" calcext:value-type="float">
            <text:p>1088.342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2362202" calcext:value-type="float">
            <text:p>0.2362202</text:p>
          </table:table-cell>
          <table:table-cell office:value-type="float" office:value="2.8819" calcext:value-type="float">
            <text:p>2.8819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51017" calcext:value-type="float">
            <text:p>0.0006151017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47803" calcext:value-type="float">
            <text:p>0.1347803</text:p>
          </table:table-cell>
          <table:table-cell office:value-type="float" office:value="-0.3350489" calcext:value-type="float">
            <text:p>-0.3350489</text:p>
          </table:table-cell>
          <table:table-cell office:value-type="float" office:value="0.00251821" calcext:value-type="float">
            <text:p>0.00251821</text:p>
          </table:table-cell>
          <table:table-cell office:value-type="float" office:value="0.0001566544" calcext:value-type="float">
            <text:p>0.0001566544</text:p>
          </table:table-cell>
          <table:table-cell office:value-type="float" office:value="13.91197" calcext:value-type="float">
            <text:p>13.91197</text:p>
          </table:table-cell>
          <table:table-cell office:value-type="float" office:value="0.456795" calcext:value-type="float">
            <text:p>0.456795</text:p>
          </table:table-cell>
          <table:table-cell office:value-type="float" office:value="0.1185707" calcext:value-type="float">
            <text:p>0.1185707</text:p>
          </table:table-cell>
          <table:table-cell office:value-type="float" office:value="0.09609832" calcext:value-type="float">
            <text:p>0.09609832</text:p>
          </table:table-cell>
          <table:table-cell office:value-type="float" office:value="0.06483258" calcext:value-type="float">
            <text:p>0.06483258</text:p>
          </table:table-cell>
          <table:table-cell office:value-type="float" office:value="0.06779613" calcext:value-type="float">
            <text:p>0.06779613</text:p>
          </table:table-cell>
          <table:table-cell office:value-type="float" office:value="0.02302174" calcext:value-type="float">
            <text:p>0.02302174</text:p>
          </table:table-cell>
          <table:table-cell office:value-type="float" office:value="0.02337936" calcext:value-type="float">
            <text:p>0.02337936</text:p>
          </table:table-cell>
          <table:table-cell office:value-type="float" office:value="0.02667657" calcext:value-type="float">
            <text:p>0.02667657</text:p>
          </table:table-cell>
          <table:table-cell office:value-type="float" office:value="0.0219143" calcext:value-type="float">
            <text:p>0.0219143</text:p>
          </table:table-cell>
          <table:table-cell office:value-type="float" office:value="0.01785667" calcext:value-type="float">
            <text:p>0.01785667</text:p>
          </table:table-cell>
          <table:table-cell office:value-type="float" office:value="0.01814806" calcext:value-type="float">
            <text:p>0.01814806</text:p>
          </table:table-cell>
          <table:table-cell office:value-type="float" office:value="0.02287353" calcext:value-type="float">
            <text:p>0.02287353</text:p>
          </table:table-cell>
          <table:table-cell office:value-type="float" office:value="0.004963501" calcext:value-type="float">
            <text:p>0.004963501</text:p>
          </table:table-cell>
          <table:table-cell office:value-type="float" office:value="0.004746555" calcext:value-type="float">
            <text:p>0.004746555</text:p>
          </table:table-cell>
          <table:table-cell office:value-type="float" office:value="0" calcext:value-type="float">
            <text:p>0</text:p>
          </table:table-cell>
          <table:table-cell office:value-type="float" office:value="29.67694" calcext:value-type="float">
            <text:p>29.67694</text:p>
          </table:table-cell>
          <table:table-cell office:value-type="float" office:value="10.52838" calcext:value-type="float">
            <text:p>10.52838</text:p>
          </table:table-cell>
          <table:table-cell office:value-type="float" office:value="10.24915" calcext:value-type="float">
            <text:p>10.24915</text:p>
          </table:table-cell>
          <table:table-cell office:value-type="float" office:value="6.081935" calcext:value-type="float">
            <text:p>6.081935</text:p>
          </table:table-cell>
          <table:table-cell office:value-type="float" office:value="4.04054" calcext:value-type="float">
            <text:p>4.04054</text:p>
          </table:table-cell>
          <table:table-cell office:value-type="float" office:value="0.5542066" calcext:value-type="float">
            <text:p>0.5542066</text:p>
          </table:table-cell>
          <table:table-cell office:value-type="float" office:value="0.3826929" calcext:value-type="float">
            <text:p>0.3826929</text:p>
          </table:table-cell>
          <table:table-cell office:value-type="float" office:value="0.8128529" calcext:value-type="float">
            <text:p>0.8128529</text:p>
          </table:table-cell>
          <table:table-cell office:value-type="float" office:value="0.2582259" calcext:value-type="float">
            <text:p>0.2582259</text:p>
          </table:table-cell>
          <table:table-cell office:value-type="float" office:value="0.1258423" calcext:value-type="float">
            <text:p>0.1258423</text:p>
          </table:table-cell>
          <table:table-cell office:value-type="float" office:value="0.06754043" calcext:value-type="float">
            <text:p>0.06754043</text:p>
          </table:table-cell>
          <table:table-cell office:value-type="float" office:value="0.1137493" calcext:value-type="float">
            <text:p>0.1137493</text:p>
          </table:table-cell>
          <table:table-cell office:value-type="float" office:value="0.3166535" calcext:value-type="float">
            <text:p>0.3166535</text:p>
          </table:table-cell>
          <table:table-cell office:value-type="float" office:value="0.351458" calcext:value-type="float">
            <text:p>0.351458</text:p>
          </table:table-cell>
          <table:table-cell office:value-type="float" office:value="0" calcext:value-type="float">
            <text:p>0</text:p>
          </table:table-cell>
          <table:table-cell office:value-type="float" office:value="696.7371" calcext:value-type="float">
            <text:p>696.7371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65062" calcext:value-type="float">
            <text:p>-0.36506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112004" calcext:value-type="float">
            <text:p>15112004</text:p>
          </table:table-cell>
          <table:table-cell office:value-type="float" office:value="35.43528" calcext:value-type="float">
            <text:p>35.43528</text:p>
          </table:table-cell>
          <table:table-cell office:value-type="float" office:value="1088.347" calcext:value-type="float">
            <text:p>1088.347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2219063" calcext:value-type="float">
            <text:p>0.2219063</text:p>
          </table:table-cell>
          <table:table-cell office:value-type="float" office:value="2.914193" calcext:value-type="float">
            <text:p>2.914193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51017" calcext:value-type="float">
            <text:p>0.0006151017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47803" calcext:value-type="float">
            <text:p>0.1347803</text:p>
          </table:table-cell>
          <table:table-cell office:value-type="float" office:value="-0.3351687" calcext:value-type="float">
            <text:p>-0.3351687</text:p>
          </table:table-cell>
          <table:table-cell office:value-type="float" office:value="0.002532012" calcext:value-type="float">
            <text:p>0.002532012</text:p>
          </table:table-cell>
          <table:table-cell office:value-type="float" office:value="0.0001566572" calcext:value-type="float">
            <text:p>0.0001566572</text:p>
          </table:table-cell>
          <table:table-cell office:value-type="float" office:value="14.00801" calcext:value-type="float">
            <text:p>14.00801</text:p>
          </table:table-cell>
          <table:table-cell office:value-type="float" office:value="0.3288608" calcext:value-type="float">
            <text:p>0.3288608</text:p>
          </table:table-cell>
          <table:table-cell office:value-type="float" office:value="0.09919161" calcext:value-type="float">
            <text:p>0.09919161</text:p>
          </table:table-cell>
          <table:table-cell office:value-type="float" office:value="0.08450677" calcext:value-type="float">
            <text:p>0.08450677</text:p>
          </table:table-cell>
          <table:table-cell office:value-type="float" office:value="0.06465067" calcext:value-type="float">
            <text:p>0.06465067</text:p>
          </table:table-cell>
          <table:table-cell office:value-type="float" office:value="0.06816467" calcext:value-type="float">
            <text:p>0.06816467</text:p>
          </table:table-cell>
          <table:table-cell office:value-type="float" office:value="0.02305294" calcext:value-type="float">
            <text:p>0.02305294</text:p>
          </table:table-cell>
          <table:table-cell office:value-type="float" office:value="0.02389545" calcext:value-type="float">
            <text:p>0.02389545</text:p>
          </table:table-cell>
          <table:table-cell office:value-type="float" office:value="0.02669624" calcext:value-type="float">
            <text:p>0.02669624</text:p>
          </table:table-cell>
          <table:table-cell office:value-type="float" office:value="0.02190982" calcext:value-type="float">
            <text:p>0.02190982</text:p>
          </table:table-cell>
          <table:table-cell office:value-type="float" office:value="0.01787757" calcext:value-type="float">
            <text:p>0.01787757</text:p>
          </table:table-cell>
          <table:table-cell office:value-type="float" office:value="0.01820124" calcext:value-type="float">
            <text:p>0.01820124</text:p>
          </table:table-cell>
          <table:table-cell office:value-type="float" office:value="0.02304638" calcext:value-type="float">
            <text:p>0.02304638</text:p>
          </table:table-cell>
          <table:table-cell office:value-type="float" office:value="0.004960809" calcext:value-type="float">
            <text:p>0.004960809</text:p>
          </table:table-cell>
          <table:table-cell office:value-type="float" office:value="0.004744851" calcext:value-type="float">
            <text:p>0.004744851</text:p>
          </table:table-cell>
          <table:table-cell office:value-type="float" office:value="0" calcext:value-type="float">
            <text:p>0</text:p>
          </table:table-cell>
          <table:table-cell office:value-type="float" office:value="31.28507" calcext:value-type="float">
            <text:p>31.28507</text:p>
          </table:table-cell>
          <table:table-cell office:value-type="float" office:value="10.80515" calcext:value-type="float">
            <text:p>10.80515</text:p>
          </table:table-cell>
          <table:table-cell office:value-type="float" office:value="10.17629" calcext:value-type="float">
            <text:p>10.17629</text:p>
          </table:table-cell>
          <table:table-cell office:value-type="float" office:value="6.085304" calcext:value-type="float">
            <text:p>6.085304</text:p>
          </table:table-cell>
          <table:table-cell office:value-type="float" office:value="4.087121" calcext:value-type="float">
            <text:p>4.087121</text:p>
          </table:table-cell>
          <table:table-cell office:value-type="float" office:value="0.5742426" calcext:value-type="float">
            <text:p>0.5742426</text:p>
          </table:table-cell>
          <table:table-cell office:value-type="float" office:value="0.3848312" calcext:value-type="float">
            <text:p>0.3848312</text:p>
          </table:table-cell>
          <table:table-cell office:value-type="float" office:value="0.8168734" calcext:value-type="float">
            <text:p>0.8168734</text:p>
          </table:table-cell>
          <table:table-cell office:value-type="float" office:value="0.2619643" calcext:value-type="float">
            <text:p>0.2619643</text:p>
          </table:table-cell>
          <table:table-cell office:value-type="float" office:value="0.128323" calcext:value-type="float">
            <text:p>0.128323</text:p>
          </table:table-cell>
          <table:table-cell office:value-type="float" office:value="0.06883132" calcext:value-type="float">
            <text:p>0.06883132</text:p>
          </table:table-cell>
          <table:table-cell office:value-type="float" office:value="0.1153453" calcext:value-type="float">
            <text:p>0.1153453</text:p>
          </table:table-cell>
          <table:table-cell office:value-type="float" office:value="0.3161396" calcext:value-type="float">
            <text:p>0.3161396</text:p>
          </table:table-cell>
          <table:table-cell office:value-type="float" office:value="0.3514606" calcext:value-type="float">
            <text:p>0.3514606</text:p>
          </table:table-cell>
          <table:table-cell office:value-type="float" office:value="0" calcext:value-type="float">
            <text:p>0</text:p>
          </table:table-cell>
          <table:table-cell office:value-type="float" office:value="646.5101" calcext:value-type="float">
            <text:p>646.5101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650795" calcext:value-type="float">
            <text:p>-0.365079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112004" calcext:value-type="float">
            <text:p>16112004</text:p>
          </table:table-cell>
          <table:table-cell office:value-type="float" office:value="35.39435" calcext:value-type="float">
            <text:p>35.39435</text:p>
          </table:table-cell>
          <table:table-cell office:value-type="float" office:value="1088.359" calcext:value-type="float">
            <text:p>1088.359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2052944" calcext:value-type="float">
            <text:p>0.2052944</text:p>
          </table:table-cell>
          <table:table-cell office:value-type="float" office:value="2.953679" calcext:value-type="float">
            <text:p>2.953679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51017" calcext:value-type="float">
            <text:p>0.0006151017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47803" calcext:value-type="float">
            <text:p>0.1347803</text:p>
          </table:table-cell>
          <table:table-cell office:value-type="float" office:value="-0.3353657" calcext:value-type="float">
            <text:p>-0.3353657</text:p>
          </table:table-cell>
          <table:table-cell office:value-type="float" office:value="0.002546159" calcext:value-type="float">
            <text:p>0.002546159</text:p>
          </table:table-cell>
          <table:table-cell office:value-type="float" office:value="0.00015666" calcext:value-type="float">
            <text:p>0.00015666</text:p>
          </table:table-cell>
          <table:table-cell office:value-type="float" office:value="14.1608" calcext:value-type="float">
            <text:p>14.1608</text:p>
          </table:table-cell>
          <table:table-cell office:value-type="float" office:value="0.2313255" calcext:value-type="float">
            <text:p>0.2313255</text:p>
          </table:table-cell>
          <table:table-cell office:value-type="float" office:value="0.08392682" calcext:value-type="float">
            <text:p>0.08392682</text:p>
          </table:table-cell>
          <table:table-cell office:value-type="float" office:value="0.07488287" calcext:value-type="float">
            <text:p>0.07488287</text:p>
          </table:table-cell>
          <table:table-cell office:value-type="float" office:value="0.06288855" calcext:value-type="float">
            <text:p>0.06288855</text:p>
          </table:table-cell>
          <table:table-cell office:value-type="float" office:value="0.06693067" calcext:value-type="float">
            <text:p>0.06693067</text:p>
          </table:table-cell>
          <table:table-cell office:value-type="float" office:value="0.02287807" calcext:value-type="float">
            <text:p>0.02287807</text:p>
          </table:table-cell>
          <table:table-cell office:value-type="float" office:value="0.02429544" calcext:value-type="float">
            <text:p>0.02429544</text:p>
          </table:table-cell>
          <table:table-cell office:value-type="float" office:value="0.02670083" calcext:value-type="float">
            <text:p>0.02670083</text:p>
          </table:table-cell>
          <table:table-cell office:value-type="float" office:value="0.02190399" calcext:value-type="float">
            <text:p>0.02190399</text:p>
          </table:table-cell>
          <table:table-cell office:value-type="float" office:value="0.01789908" calcext:value-type="float">
            <text:p>0.01789908</text:p>
          </table:table-cell>
          <table:table-cell office:value-type="float" office:value="0.01825409" calcext:value-type="float">
            <text:p>0.01825409</text:p>
          </table:table-cell>
          <table:table-cell office:value-type="float" office:value="0.02321863" calcext:value-type="float">
            <text:p>0.02321863</text:p>
          </table:table-cell>
          <table:table-cell office:value-type="float" office:value="0.004958185" calcext:value-type="float">
            <text:p>0.004958185</text:p>
          </table:table-cell>
          <table:table-cell office:value-type="float" office:value="0.004743161" calcext:value-type="float">
            <text:p>0.004743161</text:p>
          </table:table-cell>
          <table:table-cell office:value-type="float" office:value="0" calcext:value-type="float">
            <text:p>0</text:p>
          </table:table-cell>
          <table:table-cell office:value-type="float" office:value="32.19085" calcext:value-type="float">
            <text:p>32.19085</text:p>
          </table:table-cell>
          <table:table-cell office:value-type="float" office:value="11.18454" calcext:value-type="float">
            <text:p>11.18454</text:p>
          </table:table-cell>
          <table:table-cell office:value-type="float" office:value="10.15845" calcext:value-type="float">
            <text:p>10.15845</text:p>
          </table:table-cell>
          <table:table-cell office:value-type="float" office:value="6.09732" calcext:value-type="float">
            <text:p>6.09732</text:p>
          </table:table-cell>
          <table:table-cell office:value-type="float" office:value="4.124715" calcext:value-type="float">
            <text:p>4.124715</text:p>
          </table:table-cell>
          <table:table-cell office:value-type="float" office:value="0.5950175" calcext:value-type="float">
            <text:p>0.5950175</text:p>
          </table:table-cell>
          <table:table-cell office:value-type="float" office:value="0.3875899" calcext:value-type="float">
            <text:p>0.3875899</text:p>
          </table:table-cell>
          <table:table-cell office:value-type="float" office:value="0.8209459" calcext:value-type="float">
            <text:p>0.8209459</text:p>
          </table:table-cell>
          <table:table-cell office:value-type="float" office:value="0.2656167" calcext:value-type="float">
            <text:p>0.2656167</text:p>
          </table:table-cell>
          <table:table-cell office:value-type="float" office:value="0.130749" calcext:value-type="float">
            <text:p>0.130749</text:p>
          </table:table-cell>
          <table:table-cell office:value-type="float" office:value="0.0701021" calcext:value-type="float">
            <text:p>0.0701021</text:p>
          </table:table-cell>
          <table:table-cell office:value-type="float" office:value="0.1169087" calcext:value-type="float">
            <text:p>0.1169087</text:p>
          </table:table-cell>
          <table:table-cell office:value-type="float" office:value="0.3156592" calcext:value-type="float">
            <text:p>0.3156592</text:p>
          </table:table-cell>
          <table:table-cell office:value-type="float" office:value="0.3514633" calcext:value-type="float">
            <text:p>0.3514633</text:p>
          </table:table-cell>
          <table:table-cell office:value-type="float" office:value="0" calcext:value-type="float">
            <text:p>0</text:p>
          </table:table-cell>
          <table:table-cell office:value-type="float" office:value="585.5269" calcext:value-type="float">
            <text:p>585.5269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651004" calcext:value-type="float">
            <text:p>-0.365100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112004" calcext:value-type="float">
            <text:p>17112004</text:p>
          </table:table-cell>
          <table:table-cell office:value-type="float" office:value="35.34407" calcext:value-type="float">
            <text:p>35.34407</text:p>
          </table:table-cell>
          <table:table-cell office:value-type="float" office:value="1088.378" calcext:value-type="float">
            <text:p>1088.378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905886" calcext:value-type="float">
            <text:p>0.1905886</text:p>
          </table:table-cell>
          <table:table-cell office:value-type="float" office:value="2.995356" calcext:value-type="float">
            <text:p>2.995356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51017" calcext:value-type="float">
            <text:p>0.0006151017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39248" calcext:value-type="float">
            <text:p>0.1339248</text:p>
          </table:table-cell>
          <table:table-cell office:value-type="float" office:value="-0.3356089" calcext:value-type="float">
            <text:p>-0.3356089</text:p>
          </table:table-cell>
          <table:table-cell office:value-type="float" office:value="0.002560353" calcext:value-type="float">
            <text:p>0.002560353</text:p>
          </table:table-cell>
          <table:table-cell office:value-type="float" office:value="0.0001566628" calcext:value-type="float">
            <text:p>0.0001566628</text:p>
          </table:table-cell>
          <table:table-cell office:value-type="float" office:value="14.3556" calcext:value-type="float">
            <text:p>14.3556</text:p>
          </table:table-cell>
          <table:table-cell office:value-type="float" office:value="0.1724044" calcext:value-type="float">
            <text:p>0.1724044</text:p>
          </table:table-cell>
          <table:table-cell office:value-type="float" office:value="0.07450454" calcext:value-type="float">
            <text:p>0.07450454</text:p>
          </table:table-cell>
          <table:table-cell office:value-type="float" office:value="0.06862968" calcext:value-type="float">
            <text:p>0.06862968</text:p>
          </table:table-cell>
          <table:table-cell office:value-type="float" office:value="0.06069931" calcext:value-type="float">
            <text:p>0.06069931</text:p>
          </table:table-cell>
          <table:table-cell office:value-type="float" office:value="0.06498847" calcext:value-type="float">
            <text:p>0.06498847</text:p>
          </table:table-cell>
          <table:table-cell office:value-type="float" office:value="0.02257691" calcext:value-type="float">
            <text:p>0.02257691</text:p>
          </table:table-cell>
          <table:table-cell office:value-type="float" office:value="0.02456286" calcext:value-type="float">
            <text:p>0.02456286</text:p>
          </table:table-cell>
          <table:table-cell office:value-type="float" office:value="0.02667322" calcext:value-type="float">
            <text:p>0.02667322</text:p>
          </table:table-cell>
          <table:table-cell office:value-type="float" office:value="0.02188971" calcext:value-type="float">
            <text:p>0.02188971</text:p>
          </table:table-cell>
          <table:table-cell office:value-type="float" office:value="0.01791904" calcext:value-type="float">
            <text:p>0.01791904</text:p>
          </table:table-cell>
          <table:table-cell office:value-type="float" office:value="0.01830665" calcext:value-type="float">
            <text:p>0.01830665</text:p>
          </table:table-cell>
          <table:table-cell office:value-type="float" office:value="0.02339096" calcext:value-type="float">
            <text:p>0.02339096</text:p>
          </table:table-cell>
          <table:table-cell office:value-type="float" office:value="0.00497749" calcext:value-type="float">
            <text:p>0.00497749</text:p>
          </table:table-cell>
          <table:table-cell office:value-type="float" office:value="0.004719194" calcext:value-type="float">
            <text:p>0.004719194</text:p>
          </table:table-cell>
          <table:table-cell office:value-type="float" office:value="0" calcext:value-type="float">
            <text:p>0</text:p>
          </table:table-cell>
          <table:table-cell office:value-type="float" office:value="33.72356" calcext:value-type="float">
            <text:p>33.72356</text:p>
          </table:table-cell>
          <table:table-cell office:value-type="float" office:value="11.68726" calcext:value-type="float">
            <text:p>11.68726</text:p>
          </table:table-cell>
          <table:table-cell office:value-type="float" office:value="10.17565" calcext:value-type="float">
            <text:p>10.17565</text:p>
          </table:table-cell>
          <table:table-cell office:value-type="float" office:value="6.121802" calcext:value-type="float">
            <text:p>6.121802</text:p>
          </table:table-cell>
          <table:table-cell office:value-type="float" office:value="4.162789" calcext:value-type="float">
            <text:p>4.162789</text:p>
          </table:table-cell>
          <table:table-cell office:value-type="float" office:value="0.6181144" calcext:value-type="float">
            <text:p>0.6181144</text:p>
          </table:table-cell>
          <table:table-cell office:value-type="float" office:value="0.3911118" calcext:value-type="float">
            <text:p>0.3911118</text:p>
          </table:table-cell>
          <table:table-cell office:value-type="float" office:value="0.8252805" calcext:value-type="float">
            <text:p>0.8252805</text:p>
          </table:table-cell>
          <table:table-cell office:value-type="float" office:value="0.26927" calcext:value-type="float">
            <text:p>0.26927</text:p>
          </table:table-cell>
          <table:table-cell office:value-type="float" office:value="0.1331333" calcext:value-type="float">
            <text:p>0.1331333</text:p>
          </table:table-cell>
          <table:table-cell office:value-type="float" office:value="0.0713601" calcext:value-type="float">
            <text:p>0.0713601</text:p>
          </table:table-cell>
          <table:table-cell office:value-type="float" office:value="0.1189714" calcext:value-type="float">
            <text:p>0.1189714</text:p>
          </table:table-cell>
          <table:table-cell office:value-type="float" office:value="0.3232704" calcext:value-type="float">
            <text:p>0.3232704</text:p>
          </table:table-cell>
          <table:table-cell office:value-type="float" office:value="0.3443576" calcext:value-type="float">
            <text:p>0.3443576</text:p>
          </table:table-cell>
          <table:table-cell office:value-type="float" office:value="0" calcext:value-type="float">
            <text:p>0</text:p>
          </table:table-cell>
          <table:table-cell office:value-type="float" office:value="530.3114" calcext:value-type="float">
            <text:p>530.3114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65127" calcext:value-type="float">
            <text:p>-0.36512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8112004" calcext:value-type="float">
            <text:p>18112004</text:p>
          </table:table-cell>
          <table:table-cell office:value-type="float" office:value="35.30601" calcext:value-type="float">
            <text:p>35.30601</text:p>
          </table:table-cell>
          <table:table-cell office:value-type="float" office:value="1088.39" calcext:value-type="float">
            <text:p>1088.39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792648" calcext:value-type="float">
            <text:p>0.1792648</text:p>
          </table:table-cell>
          <table:table-cell office:value-type="float" office:value="3.032912" calcext:value-type="float">
            <text:p>3.032912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52603" calcext:value-type="float">
            <text:p>0.0006152603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31085" calcext:value-type="float">
            <text:p>0.1331085</text:p>
          </table:table-cell>
          <table:table-cell office:value-type="float" office:value="-0.335773" calcext:value-type="float">
            <text:p>-0.335773</text:p>
          </table:table-cell>
          <table:table-cell office:value-type="float" office:value="0.002569914" calcext:value-type="float">
            <text:p>0.002569914</text:p>
          </table:table-cell>
          <table:table-cell office:value-type="float" office:value="0.0001566667" calcext:value-type="float">
            <text:p>0.0001566667</text:p>
          </table:table-cell>
          <table:table-cell office:value-type="float" office:value="14.48361" calcext:value-type="float">
            <text:p>14.48361</text:p>
          </table:table-cell>
          <table:table-cell office:value-type="float" office:value="0.3043549" calcext:value-type="float">
            <text:p>0.3043549</text:p>
          </table:table-cell>
          <table:table-cell office:value-type="float" office:value="0.1579096" calcext:value-type="float">
            <text:p>0.1579096</text:p>
          </table:table-cell>
          <table:table-cell office:value-type="float" office:value="0.08758267" calcext:value-type="float">
            <text:p>0.08758267</text:p>
          </table:table-cell>
          <table:table-cell office:value-type="float" office:value="0.06051483" calcext:value-type="float">
            <text:p>0.06051483</text:p>
          </table:table-cell>
          <table:table-cell office:value-type="float" office:value="0.06395407" calcext:value-type="float">
            <text:p>0.06395407</text:p>
          </table:table-cell>
          <table:table-cell office:value-type="float" office:value="0.02230783" calcext:value-type="float">
            <text:p>0.02230783</text:p>
          </table:table-cell>
          <table:table-cell office:value-type="float" office:value="0.02474926" calcext:value-type="float">
            <text:p>0.02474926</text:p>
          </table:table-cell>
          <table:table-cell office:value-type="float" office:value="0.02663326" calcext:value-type="float">
            <text:p>0.02663326</text:p>
          </table:table-cell>
          <table:table-cell office:value-type="float" office:value="0.02186407" calcext:value-type="float">
            <text:p>0.02186407</text:p>
          </table:table-cell>
          <table:table-cell office:value-type="float" office:value="0.017938" calcext:value-type="float">
            <text:p>0.017938</text:p>
          </table:table-cell>
          <table:table-cell office:value-type="float" office:value="0.01835898" calcext:value-type="float">
            <text:p>0.01835898</text:p>
          </table:table-cell>
          <table:table-cell office:value-type="float" office:value="0.02356292" calcext:value-type="float">
            <text:p>0.02356292</text:p>
          </table:table-cell>
          <table:table-cell office:value-type="float" office:value="0.004968442" calcext:value-type="float">
            <text:p>0.004968442</text:p>
          </table:table-cell>
          <table:table-cell office:value-type="float" office:value="0.004723921" calcext:value-type="float">
            <text:p>0.004723921</text:p>
          </table:table-cell>
          <table:table-cell office:value-type="float" office:value="0" calcext:value-type="float">
            <text:p>0</text:p>
          </table:table-cell>
          <table:table-cell office:value-type="float" office:value="9.391355" calcext:value-type="float">
            <text:p>9.391355</text:p>
          </table:table-cell>
          <table:table-cell office:value-type="float" office:value="14.16321" calcext:value-type="float">
            <text:p>14.16321</text:p>
          </table:table-cell>
          <table:table-cell office:value-type="float" office:value="15.40652" calcext:value-type="float">
            <text:p>15.40652</text:p>
          </table:table-cell>
          <table:table-cell office:value-type="float" office:value="6.616709" calcext:value-type="float">
            <text:p>6.616709</text:p>
          </table:table-cell>
          <table:table-cell office:value-type="float" office:value="4.260687" calcext:value-type="float">
            <text:p>4.260687</text:p>
          </table:table-cell>
          <table:table-cell office:value-type="float" office:value="0.6439745" calcext:value-type="float">
            <text:p>0.6439745</text:p>
          </table:table-cell>
          <table:table-cell office:value-type="float" office:value="0.3909355" calcext:value-type="float">
            <text:p>0.3909355</text:p>
          </table:table-cell>
          <table:table-cell office:value-type="float" office:value="0.8304927" calcext:value-type="float">
            <text:p>0.8304927</text:p>
          </table:table-cell>
          <table:table-cell office:value-type="float" office:value="0.2729969" calcext:value-type="float">
            <text:p>0.2729969</text:p>
          </table:table-cell>
          <table:table-cell office:value-type="float" office:value="0.1354919" calcext:value-type="float">
            <text:p>0.1354919</text:p>
          </table:table-cell>
          <table:table-cell office:value-type="float" office:value="0.0726108" calcext:value-type="float">
            <text:p>0.0726108</text:p>
          </table:table-cell>
          <table:table-cell office:value-type="float" office:value="0.1208245" calcext:value-type="float">
            <text:p>0.1208245</text:p>
          </table:table-cell>
          <table:table-cell office:value-type="float" office:value="0.3203498" calcext:value-type="float">
            <text:p>0.3203498</text:p>
          </table:table-cell>
          <table:table-cell office:value-type="float" office:value="0.3479703" calcext:value-type="float">
            <text:p>0.3479703</text:p>
          </table:table-cell>
          <table:table-cell office:value-type="float" office:value="0" calcext:value-type="float">
            <text:p>0</text:p>
          </table:table-cell>
          <table:table-cell office:value-type="float" office:value="455.1377" calcext:value-type="float">
            <text:p>455.1377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06291" calcext:value-type="float">
            <text:p>-0.370629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9112004" calcext:value-type="float">
            <text:p>19112004</text:p>
          </table:table-cell>
          <table:table-cell office:value-type="float" office:value="35.27578" calcext:value-type="float">
            <text:p>35.27578</text:p>
          </table:table-cell>
          <table:table-cell office:value-type="float" office:value="1088.4" calcext:value-type="float">
            <text:p>1088.4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621018" calcext:value-type="float">
            <text:p>0.1621018</text:p>
          </table:table-cell>
          <table:table-cell office:value-type="float" office:value="3.066319" calcext:value-type="float">
            <text:p>3.066319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52647" calcext:value-type="float">
            <text:p>0.0006152647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23325" calcext:value-type="float">
            <text:p>0.1323325</text:p>
          </table:table-cell>
          <table:table-cell office:value-type="float" office:value="-0.3361893" calcext:value-type="float">
            <text:p>-0.3361893</text:p>
          </table:table-cell>
          <table:table-cell office:value-type="float" office:value="0.002577373" calcext:value-type="float">
            <text:p>0.002577373</text:p>
          </table:table-cell>
          <table:table-cell office:value-type="float" office:value="0.0001566783" calcext:value-type="float">
            <text:p>0.0001566783</text:p>
          </table:table-cell>
          <table:table-cell office:value-type="float" office:value="14.61429" calcext:value-type="float">
            <text:p>14.61429</text:p>
          </table:table-cell>
          <table:table-cell office:value-type="float" office:value="0.20647" calcext:value-type="float">
            <text:p>0.20647</text:p>
          </table:table-cell>
          <table:table-cell office:value-type="float" office:value="0.1002771" calcext:value-type="float">
            <text:p>0.1002771</text:p>
          </table:table-cell>
          <table:table-cell office:value-type="float" office:value="0.07667163" calcext:value-type="float">
            <text:p>0.07667163</text:p>
          </table:table-cell>
          <table:table-cell office:value-type="float" office:value="0.06605425" calcext:value-type="float">
            <text:p>0.06605425</text:p>
          </table:table-cell>
          <table:table-cell office:value-type="float" office:value="0.07068166" calcext:value-type="float">
            <text:p>0.07068166</text:p>
          </table:table-cell>
          <table:table-cell office:value-type="float" office:value="0.02205782" calcext:value-type="float">
            <text:p>0.02205782</text:p>
          </table:table-cell>
          <table:table-cell office:value-type="float" office:value="0.02506425" calcext:value-type="float">
            <text:p>0.02506425</text:p>
          </table:table-cell>
          <table:table-cell office:value-type="float" office:value="0.02658225" calcext:value-type="float">
            <text:p>0.02658225</text:p>
          </table:table-cell>
          <table:table-cell office:value-type="float" office:value="0.02183058" calcext:value-type="float">
            <text:p>0.02183058</text:p>
          </table:table-cell>
          <table:table-cell office:value-type="float" office:value="0.01795471" calcext:value-type="float">
            <text:p>0.01795471</text:p>
          </table:table-cell>
          <table:table-cell office:value-type="float" office:value="0.01841133" calcext:value-type="float">
            <text:p>0.01841133</text:p>
          </table:table-cell>
          <table:table-cell office:value-type="float" office:value="0.02373367" calcext:value-type="float">
            <text:p>0.02373367</text:p>
          </table:table-cell>
          <table:table-cell office:value-type="float" office:value="0.004961181" calcext:value-type="float">
            <text:p>0.004961181</text:p>
          </table:table-cell>
          <table:table-cell office:value-type="float" office:value="0.004726877" calcext:value-type="float">
            <text:p>0.004726877</text:p>
          </table:table-cell>
          <table:table-cell office:value-type="float" office:value="0" calcext:value-type="float">
            <text:p>0</text:p>
          </table:table-cell>
          <table:table-cell office:value-type="float" office:value="5.801809" calcext:value-type="float">
            <text:p>5.801809</text:p>
          </table:table-cell>
          <table:table-cell office:value-type="float" office:value="11.10497" calcext:value-type="float">
            <text:p>11.10497</text:p>
          </table:table-cell>
          <table:table-cell office:value-type="float" office:value="12.95855" calcext:value-type="float">
            <text:p>12.95855</text:p>
          </table:table-cell>
          <table:table-cell office:value-type="float" office:value="10.60423" calcext:value-type="float">
            <text:p>10.60423</text:p>
          </table:table-cell>
          <table:table-cell office:value-type="float" office:value="7.329348" calcext:value-type="float">
            <text:p>7.329348</text:p>
          </table:table-cell>
          <table:table-cell office:value-type="float" office:value="0.6740773" calcext:value-type="float">
            <text:p>0.6740773</text:p>
          </table:table-cell>
          <table:table-cell office:value-type="float" office:value="0.3940287" calcext:value-type="float">
            <text:p>0.3940287</text:p>
          </table:table-cell>
          <table:table-cell office:value-type="float" office:value="0.8350413" calcext:value-type="float">
            <text:p>0.8350413</text:p>
          </table:table-cell>
          <table:table-cell office:value-type="float" office:value="0.2767711" calcext:value-type="float">
            <text:p>0.2767711</text:p>
          </table:table-cell>
          <table:table-cell office:value-type="float" office:value="0.1378398" calcext:value-type="float">
            <text:p>0.1378398</text:p>
          </table:table-cell>
          <table:table-cell office:value-type="float" office:value="0.07385141" calcext:value-type="float">
            <text:p>0.07385141</text:p>
          </table:table-cell>
          <table:table-cell office:value-type="float" office:value="0.1224886" calcext:value-type="float">
            <text:p>0.1224886</text:p>
          </table:table-cell>
          <table:table-cell office:value-type="float" office:value="0.3181796" calcext:value-type="float">
            <text:p>0.3181796</text:p>
          </table:table-cell>
          <table:table-cell office:value-type="float" office:value="0.3509117" calcext:value-type="float">
            <text:p>0.3509117</text:p>
          </table:table-cell>
          <table:table-cell office:value-type="float" office:value="0" calcext:value-type="float">
            <text:p>0</text:p>
          </table:table-cell>
          <table:table-cell office:value-type="float" office:value="393.1744" calcext:value-type="float">
            <text:p>393.1744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09816" calcext:value-type="float">
            <text:p>-0.370981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112004" calcext:value-type="float">
            <text:p>20112004</text:p>
          </table:table-cell>
          <table:table-cell office:value-type="float" office:value="35.24882" calcext:value-type="float">
            <text:p>35.24882</text:p>
          </table:table-cell>
          <table:table-cell office:value-type="float" office:value="1088.409" calcext:value-type="float">
            <text:p>1088.409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535534" calcext:value-type="float">
            <text:p>0.1535534</text:p>
          </table:table-cell>
          <table:table-cell office:value-type="float" office:value="3.087434" calcext:value-type="float">
            <text:p>3.087434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5276" calcext:value-type="float">
            <text:p>0.000615276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23341" calcext:value-type="float">
            <text:p>0.1323341</text:p>
          </table:table-cell>
          <table:table-cell office:value-type="float" office:value="-0.3363906" calcext:value-type="float">
            <text:p>-0.3363906</text:p>
          </table:table-cell>
          <table:table-cell office:value-type="float" office:value="0.002585379" calcext:value-type="float">
            <text:p>0.002585379</text:p>
          </table:table-cell>
          <table:table-cell office:value-type="float" office:value="0.0001566814" calcext:value-type="float">
            <text:p>0.0001566814</text:p>
          </table:table-cell>
          <table:table-cell office:value-type="float" office:value="14.74296" calcext:value-type="float">
            <text:p>14.74296</text:p>
          </table:table-cell>
          <table:table-cell office:value-type="float" office:value="0.1758638" calcext:value-type="float">
            <text:p>0.1758638</text:p>
          </table:table-cell>
          <table:table-cell office:value-type="float" office:value="0.09125521" calcext:value-type="float">
            <text:p>0.09125521</text:p>
          </table:table-cell>
          <table:table-cell office:value-type="float" office:value="0.07664319" calcext:value-type="float">
            <text:p>0.07664319</text:p>
          </table:table-cell>
          <table:table-cell office:value-type="float" office:value="0.06751984" calcext:value-type="float">
            <text:p>0.06751984</text:p>
          </table:table-cell>
          <table:table-cell office:value-type="float" office:value="0.0724717" calcext:value-type="float">
            <text:p>0.0724717</text:p>
          </table:table-cell>
          <table:table-cell office:value-type="float" office:value="0.02198029" calcext:value-type="float">
            <text:p>0.02198029</text:p>
          </table:table-cell>
          <table:table-cell office:value-type="float" office:value="0.02530566" calcext:value-type="float">
            <text:p>0.02530566</text:p>
          </table:table-cell>
          <table:table-cell office:value-type="float" office:value="0.0265467" calcext:value-type="float">
            <text:p>0.0265467</text:p>
          </table:table-cell>
          <table:table-cell office:value-type="float" office:value="0.02179574" calcext:value-type="float">
            <text:p>0.02179574</text:p>
          </table:table-cell>
          <table:table-cell office:value-type="float" office:value="0.01796909" calcext:value-type="float">
            <text:p>0.01796909</text:p>
          </table:table-cell>
          <table:table-cell office:value-type="float" office:value="0.0184637" calcext:value-type="float">
            <text:p>0.0184637</text:p>
          </table:table-cell>
          <table:table-cell office:value-type="float" office:value="0.02390287" calcext:value-type="float">
            <text:p>0.02390287</text:p>
          </table:table-cell>
          <table:table-cell office:value-type="float" office:value="0.004957827" calcext:value-type="float">
            <text:p>0.004957827</text:p>
          </table:table-cell>
          <table:table-cell office:value-type="float" office:value="0.00472623" calcext:value-type="float">
            <text:p>0.00472623</text:p>
          </table:table-cell>
          <table:table-cell office:value-type="float" office:value="0" calcext:value-type="float">
            <text:p>0</text:p>
          </table:table-cell>
          <table:table-cell office:value-type="float" office:value="8.400537" calcext:value-type="float">
            <text:p>8.400537</text:p>
          </table:table-cell>
          <table:table-cell office:value-type="float" office:value="10.88385" calcext:value-type="float">
            <text:p>10.88385</text:p>
          </table:table-cell>
          <table:table-cell office:value-type="float" office:value="12.6889" calcext:value-type="float">
            <text:p>12.6889</text:p>
          </table:table-cell>
          <table:table-cell office:value-type="float" office:value="10.48581" calcext:value-type="float">
            <text:p>10.48581</text:p>
          </table:table-cell>
          <table:table-cell office:value-type="float" office:value="7.349626" calcext:value-type="float">
            <text:p>7.349626</text:p>
          </table:table-cell>
          <table:table-cell office:value-type="float" office:value="0.7076503" calcext:value-type="float">
            <text:p>0.7076503</text:p>
          </table:table-cell>
          <table:table-cell office:value-type="float" office:value="0.3969018" calcext:value-type="float">
            <text:p>0.3969018</text:p>
          </table:table-cell>
          <table:table-cell office:value-type="float" office:value="0.8394317" calcext:value-type="float">
            <text:p>0.8394317</text:p>
          </table:table-cell>
          <table:table-cell office:value-type="float" office:value="0.2805108" calcext:value-type="float">
            <text:p>0.2805108</text:p>
          </table:table-cell>
          <table:table-cell office:value-type="float" office:value="0.140178" calcext:value-type="float">
            <text:p>0.140178</text:p>
          </table:table-cell>
          <table:table-cell office:value-type="float" office:value="0.07508084" calcext:value-type="float">
            <text:p>0.07508084</text:p>
          </table:table-cell>
          <table:table-cell office:value-type="float" office:value="0.1240426" calcext:value-type="float">
            <text:p>0.1240426</text:p>
          </table:table-cell>
          <table:table-cell office:value-type="float" office:value="0.317367" calcext:value-type="float">
            <text:p>0.317367</text:p>
          </table:table-cell>
          <table:table-cell office:value-type="float" office:value="0.3512354" calcext:value-type="float">
            <text:p>0.3512354</text:p>
          </table:table-cell>
          <table:table-cell office:value-type="float" office:value="0" calcext:value-type="float">
            <text:p>0</text:p>
          </table:table-cell>
          <table:table-cell office:value-type="float" office:value="357.5141" calcext:value-type="float">
            <text:p>357.5141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0106" calcext:value-type="float">
            <text:p>-0.371010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1112004" calcext:value-type="float">
            <text:p>21112004</text:p>
          </table:table-cell>
          <table:table-cell office:value-type="float" office:value="35.22556" calcext:value-type="float">
            <text:p>35.22556</text:p>
          </table:table-cell>
          <table:table-cell office:value-type="float" office:value="1088.415" calcext:value-type="float">
            <text:p>1088.415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468701" calcext:value-type="float">
            <text:p>0.1468701</text:p>
          </table:table-cell>
          <table:table-cell office:value-type="float" office:value="3.106373" calcext:value-type="float">
            <text:p>3.106373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5455" calcext:value-type="float">
            <text:p>0.000615455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23447" calcext:value-type="float">
            <text:p>0.1323447</text:p>
          </table:table-cell>
          <table:table-cell office:value-type="float" office:value="-0.3364766" calcext:value-type="float">
            <text:p>-0.3364766</text:p>
          </table:table-cell>
          <table:table-cell office:value-type="float" office:value="0.002593747" calcext:value-type="float">
            <text:p>0.002593747</text:p>
          </table:table-cell>
          <table:table-cell office:value-type="float" office:value="0.0001566842" calcext:value-type="float">
            <text:p>0.0001566842</text:p>
          </table:table-cell>
          <table:table-cell office:value-type="float" office:value="14.83939" calcext:value-type="float">
            <text:p>14.83939</text:p>
          </table:table-cell>
          <table:table-cell office:value-type="float" office:value="0.1557229" calcext:value-type="float">
            <text:p>0.1557229</text:p>
          </table:table-cell>
          <table:table-cell office:value-type="float" office:value="0.08706305" calcext:value-type="float">
            <text:p>0.08706305</text:p>
          </table:table-cell>
          <table:table-cell office:value-type="float" office:value="0.07754318" calcext:value-type="float">
            <text:p>0.07754318</text:p>
          </table:table-cell>
          <table:table-cell office:value-type="float" office:value="0.06850456" calcext:value-type="float">
            <text:p>0.06850456</text:p>
          </table:table-cell>
          <table:table-cell office:value-type="float" office:value="0.07347089" calcext:value-type="float">
            <text:p>0.07347089</text:p>
          </table:table-cell>
          <table:table-cell office:value-type="float" office:value="0.02225992" calcext:value-type="float">
            <text:p>0.02225992</text:p>
          </table:table-cell>
          <table:table-cell office:value-type="float" office:value="0.02525491" calcext:value-type="float">
            <text:p>0.02525491</text:p>
          </table:table-cell>
          <table:table-cell office:value-type="float" office:value="0.02657158" calcext:value-type="float">
            <text:p>0.02657158</text:p>
          </table:table-cell>
          <table:table-cell office:value-type="float" office:value="0.0217645" calcext:value-type="float">
            <text:p>0.0217645</text:p>
          </table:table-cell>
          <table:table-cell office:value-type="float" office:value="0.01798216" calcext:value-type="float">
            <text:p>0.01798216</text:p>
          </table:table-cell>
          <table:table-cell office:value-type="float" office:value="0.01851581" calcext:value-type="float">
            <text:p>0.01851581</text:p>
          </table:table-cell>
          <table:table-cell office:value-type="float" office:value="0.02407027" calcext:value-type="float">
            <text:p>0.02407027</text:p>
          </table:table-cell>
          <table:table-cell office:value-type="float" office:value="0.004955515" calcext:value-type="float">
            <text:p>0.004955515</text:p>
          </table:table-cell>
          <table:table-cell office:value-type="float" office:value="0.004724616" calcext:value-type="float">
            <text:p>0.004724616</text:p>
          </table:table-cell>
          <table:table-cell office:value-type="float" office:value="0" calcext:value-type="float">
            <text:p>0</text:p>
          </table:table-cell>
          <table:table-cell office:value-type="float" office:value="13.18205" calcext:value-type="float">
            <text:p>13.18205</text:p>
          </table:table-cell>
          <table:table-cell office:value-type="float" office:value="10.67814" calcext:value-type="float">
            <text:p>10.67814</text:p>
          </table:table-cell>
          <table:table-cell office:value-type="float" office:value="12.00742" calcext:value-type="float">
            <text:p>12.00742</text:p>
          </table:table-cell>
          <table:table-cell office:value-type="float" office:value="10.01674" calcext:value-type="float">
            <text:p>10.01674</text:p>
          </table:table-cell>
          <table:table-cell office:value-type="float" office:value="7.100969" calcext:value-type="float">
            <text:p>7.100969</text:p>
          </table:table-cell>
          <table:table-cell office:value-type="float" office:value="0.7515622" calcext:value-type="float">
            <text:p>0.7515622</text:p>
          </table:table-cell>
          <table:table-cell office:value-type="float" office:value="0.3859904" calcext:value-type="float">
            <text:p>0.3859904</text:p>
          </table:table-cell>
          <table:table-cell office:value-type="float" office:value="0.8456832" calcext:value-type="float">
            <text:p>0.8456832</text:p>
          </table:table-cell>
          <table:table-cell office:value-type="float" office:value="0.2841814" calcext:value-type="float">
            <text:p>0.2841814</text:p>
          </table:table-cell>
          <table:table-cell office:value-type="float" office:value="0.1424979" calcext:value-type="float">
            <text:p>0.1424979</text:p>
          </table:table-cell>
          <table:table-cell office:value-type="float" office:value="0.07629853" calcext:value-type="float">
            <text:p>0.07629853</text:p>
          </table:table-cell>
          <table:table-cell office:value-type="float" office:value="0.1255461" calcext:value-type="float">
            <text:p>0.1255461</text:p>
          </table:table-cell>
          <table:table-cell office:value-type="float" office:value="0.316925" calcext:value-type="float">
            <text:p>0.316925</text:p>
          </table:table-cell>
          <table:table-cell office:value-type="float" office:value="0.3512381" calcext:value-type="float">
            <text:p>0.3512381</text:p>
          </table:table-cell>
          <table:table-cell office:value-type="float" office:value="0" calcext:value-type="float">
            <text:p>0</text:p>
          </table:table-cell>
          <table:table-cell office:value-type="float" office:value="328.0822" calcext:value-type="float">
            <text:p>328.0822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0307" calcext:value-type="float">
            <text:p>-0.371030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2112004" calcext:value-type="float">
            <text:p>22112004</text:p>
          </table:table-cell>
          <table:table-cell office:value-type="float" office:value="35.20055" calcext:value-type="float">
            <text:p>35.20055</text:p>
          </table:table-cell>
          <table:table-cell office:value-type="float" office:value="1088.423" calcext:value-type="float">
            <text:p>1088.423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39438" calcext:value-type="float">
            <text:p>0.139438</text:p>
          </table:table-cell>
          <table:table-cell office:value-type="float" office:value="3.125169" calcext:value-type="float">
            <text:p>3.125169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5455" calcext:value-type="float">
            <text:p>0.000615455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23447" calcext:value-type="float">
            <text:p>0.1323447</text:p>
          </table:table-cell>
          <table:table-cell office:value-type="float" office:value="-0.336583" calcext:value-type="float">
            <text:p>-0.336583</text:p>
          </table:table-cell>
          <table:table-cell office:value-type="float" office:value="0.002602209" calcext:value-type="float">
            <text:p>0.002602209</text:p>
          </table:table-cell>
          <table:table-cell office:value-type="float" office:value="0.0001566868" calcext:value-type="float">
            <text:p>0.0001566868</text:p>
          </table:table-cell>
          <table:table-cell office:value-type="float" office:value="14.95364" calcext:value-type="float">
            <text:p>14.95364</text:p>
          </table:table-cell>
          <table:table-cell office:value-type="float" office:value="0.1370009" calcext:value-type="float">
            <text:p>0.1370009</text:p>
          </table:table-cell>
          <table:table-cell office:value-type="float" office:value="0.08370046" calcext:value-type="float">
            <text:p>0.08370046</text:p>
          </table:table-cell>
          <table:table-cell office:value-type="float" office:value="0.07772772" calcext:value-type="float">
            <text:p>0.07772772</text:p>
          </table:table-cell>
          <table:table-cell office:value-type="float" office:value="0.06943195" calcext:value-type="float">
            <text:p>0.06943195</text:p>
          </table:table-cell>
          <table:table-cell office:value-type="float" office:value="0.07447732" calcext:value-type="float">
            <text:p>0.07447732</text:p>
          </table:table-cell>
          <table:table-cell office:value-type="float" office:value="0.02246903" calcext:value-type="float">
            <text:p>0.02246903</text:p>
          </table:table-cell>
          <table:table-cell office:value-type="float" office:value="0.02555644" calcext:value-type="float">
            <text:p>0.02555644</text:p>
          </table:table-cell>
          <table:table-cell office:value-type="float" office:value="0.02656029" calcext:value-type="float">
            <text:p>0.0265602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1799494" calcext:value-type="float">
            <text:p>0.01799494</text:p>
          </table:table-cell>
          <table:table-cell office:value-type="float" office:value="0.01856916" calcext:value-type="float">
            <text:p>0.01856916</text:p>
          </table:table-cell>
          <table:table-cell office:value-type="float" office:value="0.02423462" calcext:value-type="float">
            <text:p>0.02423462</text:p>
          </table:table-cell>
          <table:table-cell office:value-type="float" office:value="0.004953249" calcext:value-type="float">
            <text:p>0.004953249</text:p>
          </table:table-cell>
          <table:table-cell office:value-type="float" office:value="0.004723018" calcext:value-type="float">
            <text:p>0.004723018</text:p>
          </table:table-cell>
          <table:table-cell office:value-type="float" office:value="0" calcext:value-type="float">
            <text:p>0</text:p>
          </table:table-cell>
          <table:table-cell office:value-type="float" office:value="15.1719" calcext:value-type="float">
            <text:p>15.1719</text:p>
          </table:table-cell>
          <table:table-cell office:value-type="float" office:value="10.75327" calcext:value-type="float">
            <text:p>10.75327</text:p>
          </table:table-cell>
          <table:table-cell office:value-type="float" office:value="11.91179" calcext:value-type="float">
            <text:p>11.91179</text:p>
          </table:table-cell>
          <table:table-cell office:value-type="float" office:value="9.927028" calcext:value-type="float">
            <text:p>9.927028</text:p>
          </table:table-cell>
          <table:table-cell office:value-type="float" office:value="7.092861" calcext:value-type="float">
            <text:p>7.092861</text:p>
          </table:table-cell>
          <table:table-cell office:value-type="float" office:value="0.7977438" calcext:value-type="float">
            <text:p>0.7977438</text:p>
          </table:table-cell>
          <table:table-cell office:value-type="float" office:value="0.3877949" calcext:value-type="float">
            <text:p>0.3877949</text:p>
          </table:table-cell>
          <table:table-cell office:value-type="float" office:value="0.8495871" calcext:value-type="float">
            <text:p>0.8495871</text:p>
          </table:table-cell>
          <table:table-cell office:value-type="float" office:value="0.287752" calcext:value-type="float">
            <text:p>0.287752</text:p>
          </table:table-cell>
          <table:table-cell office:value-type="float" office:value="0.1447912" calcext:value-type="float">
            <text:p>0.1447912</text:p>
          </table:table-cell>
          <table:table-cell office:value-type="float" office:value="0.0775471" calcext:value-type="float">
            <text:p>0.0775471</text:p>
          </table:table-cell>
          <table:table-cell office:value-type="float" office:value="0.1269989" calcext:value-type="float">
            <text:p>0.1269989</text:p>
          </table:table-cell>
          <table:table-cell office:value-type="float" office:value="0.3165048" calcext:value-type="float">
            <text:p>0.3165048</text:p>
          </table:table-cell>
          <table:table-cell office:value-type="float" office:value="0.3512408" calcext:value-type="float">
            <text:p>0.3512408</text:p>
          </table:table-cell>
          <table:table-cell office:value-type="float" office:value="0" calcext:value-type="float">
            <text:p>0</text:p>
          </table:table-cell>
          <table:table-cell office:value-type="float" office:value="295.1239" calcext:value-type="float">
            <text:p>295.1239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051" calcext:value-type="float">
            <text:p>-0.37105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3112004" calcext:value-type="float">
            <text:p>23112004</text:p>
          </table:table-cell>
          <table:table-cell office:value-type="float" office:value="35.18102" calcext:value-type="float">
            <text:p>35.18102</text:p>
          </table:table-cell>
          <table:table-cell office:value-type="float" office:value="1088.427" calcext:value-type="float">
            <text:p>1088.427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351651" calcext:value-type="float">
            <text:p>0.1351651</text:p>
          </table:table-cell>
          <table:table-cell office:value-type="float" office:value="3.139596" calcext:value-type="float">
            <text:p>3.139596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55634" calcext:value-type="float">
            <text:p>0.0006155634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23515" calcext:value-type="float">
            <text:p>0.1323515</text:p>
          </table:table-cell>
          <table:table-cell office:value-type="float" office:value="-0.3366482" calcext:value-type="float">
            <text:p>-0.3366482</text:p>
          </table:table-cell>
          <table:table-cell office:value-type="float" office:value="0.002610939" calcext:value-type="float">
            <text:p>0.002610939</text:p>
          </table:table-cell>
          <table:table-cell office:value-type="float" office:value="0.0001566889" calcext:value-type="float">
            <text:p>0.0001566889</text:p>
          </table:table-cell>
          <table:table-cell office:value-type="float" office:value="15.03795" calcext:value-type="float">
            <text:p>15.03795</text:p>
          </table:table-cell>
          <table:table-cell office:value-type="float" office:value="0.1326344" calcext:value-type="float">
            <text:p>0.1326344</text:p>
          </table:table-cell>
          <table:table-cell office:value-type="float" office:value="0.08400356" calcext:value-type="float">
            <text:p>0.08400356</text:p>
          </table:table-cell>
          <table:table-cell office:value-type="float" office:value="0.07978855" calcext:value-type="float">
            <text:p>0.07978855</text:p>
          </table:table-cell>
          <table:table-cell office:value-type="float" office:value="0.07031466" calcext:value-type="float">
            <text:p>0.07031466</text:p>
          </table:table-cell>
          <table:table-cell office:value-type="float" office:value="0.07526021" calcext:value-type="float">
            <text:p>0.07526021</text:p>
          </table:table-cell>
          <table:table-cell office:value-type="float" office:value="0.0227445" calcext:value-type="float">
            <text:p>0.0227445</text:p>
          </table:table-cell>
          <table:table-cell office:value-type="float" office:value="0.0257822" calcext:value-type="float">
            <text:p>0.0257822</text:p>
          </table:table-cell>
          <table:table-cell office:value-type="float" office:value="0.02656041" calcext:value-type="float">
            <text:p>0.02656041</text:p>
          </table:table-cell>
          <table:table-cell office:value-type="float" office:value="0.02171862" calcext:value-type="float">
            <text:p>0.02171862</text:p>
          </table:table-cell>
          <table:table-cell office:value-type="float" office:value="0.01800816" calcext:value-type="float">
            <text:p>0.01800816</text:p>
          </table:table-cell>
          <table:table-cell office:value-type="float" office:value="0.01862241" calcext:value-type="float">
            <text:p>0.01862241</text:p>
          </table:table-cell>
          <table:table-cell office:value-type="float" office:value="0.02439673" calcext:value-type="float">
            <text:p>0.02439673</text:p>
          </table:table-cell>
          <table:table-cell office:value-type="float" office:value="0.004951015" calcext:value-type="float">
            <text:p>0.004951015</text:p>
          </table:table-cell>
          <table:table-cell office:value-type="float" office:value="0.004721396" calcext:value-type="float">
            <text:p>0.004721396</text:p>
          </table:table-cell>
          <table:table-cell office:value-type="float" office:value="0" calcext:value-type="float">
            <text:p>0</text:p>
          </table:table-cell>
          <table:table-cell office:value-type="float" office:value="15.10354" calcext:value-type="float">
            <text:p>15.10354</text:p>
          </table:table-cell>
          <table:table-cell office:value-type="float" office:value="10.46453" calcext:value-type="float">
            <text:p>10.46453</text:p>
          </table:table-cell>
          <table:table-cell office:value-type="float" office:value="11.60233" calcext:value-type="float">
            <text:p>11.60233</text:p>
          </table:table-cell>
          <table:table-cell office:value-type="float" office:value="9.768264" calcext:value-type="float">
            <text:p>9.768264</text:p>
          </table:table-cell>
          <table:table-cell office:value-type="float" office:value="7.030818" calcext:value-type="float">
            <text:p>7.030818</text:p>
          </table:table-cell>
          <table:table-cell office:value-type="float" office:value="0.8498762" calcext:value-type="float">
            <text:p>0.8498762</text:p>
          </table:table-cell>
          <table:table-cell office:value-type="float" office:value="0.3891165" calcext:value-type="float">
            <text:p>0.3891165</text:p>
          </table:table-cell>
          <table:table-cell office:value-type="float" office:value="0.8533826" calcext:value-type="float">
            <text:p>0.8533826</text:p>
          </table:table-cell>
          <table:table-cell office:value-type="float" office:value="0.2912234" calcext:value-type="float">
            <text:p>0.2912234</text:p>
          </table:table-cell>
          <table:table-cell office:value-type="float" office:value="0.1470508" calcext:value-type="float">
            <text:p>0.1470508</text:p>
          </table:table-cell>
          <table:table-cell office:value-type="float" office:value="0.07878587" calcext:value-type="float">
            <text:p>0.07878587</text:p>
          </table:table-cell>
          <table:table-cell office:value-type="float" office:value="0.1284363" calcext:value-type="float">
            <text:p>0.1284363</text:p>
          </table:table-cell>
          <table:table-cell office:value-type="float" office:value="0.3160932" calcext:value-type="float">
            <text:p>0.3160932</text:p>
          </table:table-cell>
          <table:table-cell office:value-type="float" office:value="0.3512432" calcext:value-type="float">
            <text:p>0.3512432</text:p>
          </table:table-cell>
          <table:table-cell office:value-type="float" office:value="0" calcext:value-type="float">
            <text:p>0</text:p>
          </table:table-cell>
          <table:table-cell office:value-type="float" office:value="274.4362" calcext:value-type="float">
            <text:p>274.4362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0697" calcext:value-type="float">
            <text:p>-0.371069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4112004" calcext:value-type="float">
            <text:p>24112004</text:p>
          </table:table-cell>
          <table:table-cell office:value-type="float" office:value="35.16245" calcext:value-type="float">
            <text:p>35.16245</text:p>
          </table:table-cell>
          <table:table-cell office:value-type="float" office:value="1088.432" calcext:value-type="float">
            <text:p>1088.432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328651" calcext:value-type="float">
            <text:p>0.1328651</text:p>
          </table:table-cell>
          <table:table-cell office:value-type="float" office:value="3.150817" calcext:value-type="float">
            <text:p>3.150817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57836" calcext:value-type="float">
            <text:p>0.0006157836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23642" calcext:value-type="float">
            <text:p>0.1323642</text:p>
          </table:table-cell>
          <table:table-cell office:value-type="float" office:value="-0.336707" calcext:value-type="float">
            <text:p>-0.336707</text:p>
          </table:table-cell>
          <table:table-cell office:value-type="float" office:value="0.002620598" calcext:value-type="float">
            <text:p>0.002620598</text:p>
          </table:table-cell>
          <table:table-cell office:value-type="float" office:value="0.0001566909" calcext:value-type="float">
            <text:p>0.0001566909</text:p>
          </table:table-cell>
          <table:table-cell office:value-type="float" office:value="15.12492" calcext:value-type="float">
            <text:p>15.12492</text:p>
          </table:table-cell>
          <table:table-cell office:value-type="float" office:value="0.1220306" calcext:value-type="float">
            <text:p>0.1220306</text:p>
          </table:table-cell>
          <table:table-cell office:value-type="float" office:value="0.08238252" calcext:value-type="float">
            <text:p>0.08238252</text:p>
          </table:table-cell>
          <table:table-cell office:value-type="float" office:value="0.08017391" calcext:value-type="float">
            <text:p>0.08017391</text:p>
          </table:table-cell>
          <table:table-cell office:value-type="float" office:value="0.07060763" calcext:value-type="float">
            <text:p>0.07060763</text:p>
          </table:table-cell>
          <table:table-cell office:value-type="float" office:value="0.07540075" calcext:value-type="float">
            <text:p>0.07540075</text:p>
          </table:table-cell>
          <table:table-cell office:value-type="float" office:value="0.02343983" calcext:value-type="float">
            <text:p>0.02343983</text:p>
          </table:table-cell>
          <table:table-cell office:value-type="float" office:value="0.02562546" calcext:value-type="float">
            <text:p>0.02562546</text:p>
          </table:table-cell>
          <table:table-cell office:value-type="float" office:value="0.02663268" calcext:value-type="float">
            <text:p>0.02663268</text:p>
          </table:table-cell>
          <table:table-cell office:value-type="float" office:value="0.02170382" calcext:value-type="float">
            <text:p>0.02170382</text:p>
          </table:table-cell>
          <table:table-cell office:value-type="float" office:value="0.0180222" calcext:value-type="float">
            <text:p>0.0180222</text:p>
          </table:table-cell>
          <table:table-cell office:value-type="float" office:value="0.0186752" calcext:value-type="float">
            <text:p>0.0186752</text:p>
          </table:table-cell>
          <table:table-cell office:value-type="float" office:value="0.0245567" calcext:value-type="float">
            <text:p>0.0245567</text:p>
          </table:table-cell>
          <table:table-cell office:value-type="float" office:value="0.004948713" calcext:value-type="float">
            <text:p>0.004948713</text:p>
          </table:table-cell>
          <table:table-cell office:value-type="float" office:value="0.004719528" calcext:value-type="float">
            <text:p>0.004719528</text:p>
          </table:table-cell>
          <table:table-cell office:value-type="float" office:value="0" calcext:value-type="float">
            <text:p>0</text:p>
          </table:table-cell>
          <table:table-cell office:value-type="float" office:value="18.60927" calcext:value-type="float">
            <text:p>18.60927</text:p>
          </table:table-cell>
          <table:table-cell office:value-type="float" office:value="10.12235" calcext:value-type="float">
            <text:p>10.12235</text:p>
          </table:table-cell>
          <table:table-cell office:value-type="float" office:value="10.84314" calcext:value-type="float">
            <text:p>10.84314</text:p>
          </table:table-cell>
          <table:table-cell office:value-type="float" office:value="9.284863" calcext:value-type="float">
            <text:p>9.284863</text:p>
          </table:table-cell>
          <table:table-cell office:value-type="float" office:value="6.707556" calcext:value-type="float">
            <text:p>6.707556</text:p>
          </table:table-cell>
          <table:table-cell office:value-type="float" office:value="0.9252881" calcext:value-type="float">
            <text:p>0.9252881</text:p>
          </table:table-cell>
          <table:table-cell office:value-type="float" office:value="0.3755625" calcext:value-type="float">
            <text:p>0.3755625</text:p>
          </table:table-cell>
          <table:table-cell office:value-type="float" office:value="0.8591689" calcext:value-type="float">
            <text:p>0.8591689</text:p>
          </table:table-cell>
          <table:table-cell office:value-type="float" office:value="0.294613" calcext:value-type="float">
            <text:p>0.294613</text:p>
          </table:table-cell>
          <table:table-cell office:value-type="float" office:value="0.1492731" calcext:value-type="float">
            <text:p>0.1492731</text:p>
          </table:table-cell>
          <table:table-cell office:value-type="float" office:value="0.08000238" calcext:value-type="float">
            <text:p>0.08000238</text:p>
          </table:table-cell>
          <table:table-cell office:value-type="float" office:value="0.1298636" calcext:value-type="float">
            <text:p>0.1298636</text:p>
          </table:table-cell>
          <table:table-cell office:value-type="float" office:value="0.3156694" calcext:value-type="float">
            <text:p>0.3156694</text:p>
          </table:table-cell>
          <table:table-cell office:value-type="float" office:value="0.3512467" calcext:value-type="float">
            <text:p>0.3512467</text:p>
          </table:table-cell>
          <table:table-cell office:value-type="float" office:value="0" calcext:value-type="float">
            <text:p>0</text:p>
          </table:table-cell>
          <table:table-cell office:value-type="float" office:value="264.3528" calcext:value-type="float">
            <text:p>264.3528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0872" calcext:value-type="float">
            <text:p>-0.371087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112004" calcext:value-type="float">
            <text:p>25112004</text:p>
          </table:table-cell>
          <table:table-cell office:value-type="float" office:value="35.14366" calcext:value-type="float">
            <text:p>35.14366</text:p>
          </table:table-cell>
          <table:table-cell office:value-type="float" office:value="1088.438" calcext:value-type="float">
            <text:p>1088.438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306913" calcext:value-type="float">
            <text:p>0.1306913</text:p>
          </table:table-cell>
          <table:table-cell office:value-type="float" office:value="3.162115" calcext:value-type="float">
            <text:p>3.162115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58855" calcext:value-type="float">
            <text:p>0.0006158855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237" calcext:value-type="float">
            <text:p>0.13237</text:p>
          </table:table-cell>
          <table:table-cell office:value-type="float" office:value="-0.3367599" calcext:value-type="float">
            <text:p>-0.3367599</text:p>
          </table:table-cell>
          <table:table-cell office:value-type="float" office:value="0.00263038" calcext:value-type="float">
            <text:p>0.00263038</text:p>
          </table:table-cell>
          <table:table-cell office:value-type="float" office:value="0.0001566933" calcext:value-type="float">
            <text:p>0.0001566933</text:p>
          </table:table-cell>
          <table:table-cell office:value-type="float" office:value="15.20488" calcext:value-type="float">
            <text:p>15.20488</text:p>
          </table:table-cell>
          <table:table-cell office:value-type="float" office:value="0.115405" calcext:value-type="float">
            <text:p>0.115405</text:p>
          </table:table-cell>
          <table:table-cell office:value-type="float" office:value="0.08304835" calcext:value-type="float">
            <text:p>0.08304835</text:p>
          </table:table-cell>
          <table:table-cell office:value-type="float" office:value="0.08108641" calcext:value-type="float">
            <text:p>0.08108641</text:p>
          </table:table-cell>
          <table:table-cell office:value-type="float" office:value="0.07104618" calcext:value-type="float">
            <text:p>0.07104618</text:p>
          </table:table-cell>
          <table:table-cell office:value-type="float" office:value="0.07556258" calcext:value-type="float">
            <text:p>0.07556258</text:p>
          </table:table-cell>
          <table:table-cell office:value-type="float" office:value="0.02417119" calcext:value-type="float">
            <text:p>0.02417119</text:p>
          </table:table-cell>
          <table:table-cell office:value-type="float" office:value="0.02580512" calcext:value-type="float">
            <text:p>0.02580512</text:p>
          </table:table-cell>
          <table:table-cell office:value-type="float" office:value="0.02666104" calcext:value-type="float">
            <text:p>0.02666104</text:p>
          </table:table-cell>
          <table:table-cell office:value-type="float" office:value="0.02169579" calcext:value-type="float">
            <text:p>0.02169579</text:p>
          </table:table-cell>
          <table:table-cell office:value-type="float" office:value="0.01803746" calcext:value-type="float">
            <text:p>0.01803746</text:p>
          </table:table-cell>
          <table:table-cell office:value-type="float" office:value="0.0187276" calcext:value-type="float">
            <text:p>0.0187276</text:p>
          </table:table-cell>
          <table:table-cell office:value-type="float" office:value="0.02471437" calcext:value-type="float">
            <text:p>0.02471437</text:p>
          </table:table-cell>
          <table:table-cell office:value-type="float" office:value="0.004946616" calcext:value-type="float">
            <text:p>0.004946616</text:p>
          </table:table-cell>
          <table:table-cell office:value-type="float" office:value="0.004718381" calcext:value-type="float">
            <text:p>0.004718381</text:p>
          </table:table-cell>
          <table:table-cell office:value-type="float" office:value="0" calcext:value-type="float">
            <text:p>0</text:p>
          </table:table-cell>
          <table:table-cell office:value-type="float" office:value="22.66158" calcext:value-type="float">
            <text:p>22.66158</text:p>
          </table:table-cell>
          <table:table-cell office:value-type="float" office:value="10.48658" calcext:value-type="float">
            <text:p>10.48658</text:p>
          </table:table-cell>
          <table:table-cell office:value-type="float" office:value="10.51484" calcext:value-type="float">
            <text:p>10.51484</text:p>
          </table:table-cell>
          <table:table-cell office:value-type="float" office:value="8.962989" calcext:value-type="float">
            <text:p>8.962989</text:p>
          </table:table-cell>
          <table:table-cell office:value-type="float" office:value="6.456356" calcext:value-type="float">
            <text:p>6.456356</text:p>
          </table:table-cell>
          <table:table-cell office:value-type="float" office:value="1.01713" calcext:value-type="float">
            <text:p>1.01713</text:p>
          </table:table-cell>
          <table:table-cell office:value-type="float" office:value="0.3735349" calcext:value-type="float">
            <text:p>0.3735349</text:p>
          </table:table-cell>
          <table:table-cell office:value-type="float" office:value="0.8624907" calcext:value-type="float">
            <text:p>0.8624907</text:p>
          </table:table-cell>
          <table:table-cell office:value-type="float" office:value="0.2978866" calcext:value-type="float">
            <text:p>0.2978866</text:p>
          </table:table-cell>
          <table:table-cell office:value-type="float" office:value="0.1514532" calcext:value-type="float">
            <text:p>0.1514532</text:p>
          </table:table-cell>
          <table:table-cell office:value-type="float" office:value="0.08119712" calcext:value-type="float">
            <text:p>0.08119712</text:p>
          </table:table-cell>
          <table:table-cell office:value-type="float" office:value="0.1312777" calcext:value-type="float">
            <text:p>0.1312777</text:p>
          </table:table-cell>
          <table:table-cell office:value-type="float" office:value="0.3153236" calcext:value-type="float">
            <text:p>0.3153236</text:p>
          </table:table-cell>
          <table:table-cell office:value-type="float" office:value="0.3512537" calcext:value-type="float">
            <text:p>0.3512537</text:p>
          </table:table-cell>
          <table:table-cell office:value-type="float" office:value="0" calcext:value-type="float">
            <text:p>0</text:p>
          </table:table-cell>
          <table:table-cell office:value-type="float" office:value="253.8497" calcext:value-type="float">
            <text:p>253.8497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1041" calcext:value-type="float">
            <text:p>-0.371104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112004" calcext:value-type="float">
            <text:p>26112004</text:p>
          </table:table-cell>
          <table:table-cell office:value-type="float" office:value="35.12172" calcext:value-type="float">
            <text:p>35.12172</text:p>
          </table:table-cell>
          <table:table-cell office:value-type="float" office:value="1088.45" calcext:value-type="float">
            <text:p>1088.45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265822" calcext:value-type="float">
            <text:p>0.1265822</text:p>
          </table:table-cell>
          <table:table-cell office:value-type="float" office:value="3.176575" calcext:value-type="float">
            <text:p>3.176575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59079" calcext:value-type="float">
            <text:p>0.0006159079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23714" calcext:value-type="float">
            <text:p>0.1323714</text:p>
          </table:table-cell>
          <table:table-cell office:value-type="float" office:value="-0.3368496" calcext:value-type="float">
            <text:p>-0.3368496</text:p>
          </table:table-cell>
          <table:table-cell office:value-type="float" office:value="0.002639917" calcext:value-type="float">
            <text:p>0.002639917</text:p>
          </table:table-cell>
          <table:table-cell office:value-type="float" office:value="0.0001566965" calcext:value-type="float">
            <text:p>0.0001566965</text:p>
          </table:table-cell>
          <table:table-cell office:value-type="float" office:value="15.33712" calcext:value-type="float">
            <text:p>15.33712</text:p>
          </table:table-cell>
          <table:table-cell office:value-type="float" office:value="0.2049468" calcext:value-type="float">
            <text:p>0.2049468</text:p>
          </table:table-cell>
          <table:table-cell office:value-type="float" office:value="0.1033662" calcext:value-type="float">
            <text:p>0.1033662</text:p>
          </table:table-cell>
          <table:table-cell office:value-type="float" office:value="0.0824296" calcext:value-type="float">
            <text:p>0.0824296</text:p>
          </table:table-cell>
          <table:table-cell office:value-type="float" office:value="0.07064993" calcext:value-type="float">
            <text:p>0.07064993</text:p>
          </table:table-cell>
          <table:table-cell office:value-type="float" office:value="0.07461762" calcext:value-type="float">
            <text:p>0.07461762</text:p>
          </table:table-cell>
          <table:table-cell office:value-type="float" office:value="0.0249892" calcext:value-type="float">
            <text:p>0.0249892</text:p>
          </table:table-cell>
          <table:table-cell office:value-type="float" office:value="0.02566921" calcext:value-type="float">
            <text:p>0.02566921</text:p>
          </table:table-cell>
          <table:table-cell office:value-type="float" office:value="0.02669664" calcext:value-type="float">
            <text:p>0.02669664</text:p>
          </table:table-cell>
          <table:table-cell office:value-type="float" office:value="0.02169362" calcext:value-type="float">
            <text:p>0.02169362</text:p>
          </table:table-cell>
          <table:table-cell office:value-type="float" office:value="0.01805423" calcext:value-type="float">
            <text:p>0.01805423</text:p>
          </table:table-cell>
          <table:table-cell office:value-type="float" office:value="0.01877965" calcext:value-type="float">
            <text:p>0.01877965</text:p>
          </table:table-cell>
          <table:table-cell office:value-type="float" office:value="0.02486963" calcext:value-type="float">
            <text:p>0.02486963</text:p>
          </table:table-cell>
          <table:table-cell office:value-type="float" office:value="0.004944521" calcext:value-type="float">
            <text:p>0.004944521</text:p>
          </table:table-cell>
          <table:table-cell office:value-type="float" office:value="0.004716832" calcext:value-type="float">
            <text:p>0.004716832</text:p>
          </table:table-cell>
          <table:table-cell office:value-type="float" office:value="0" calcext:value-type="float">
            <text:p>0</text:p>
          </table:table-cell>
          <table:table-cell office:value-type="float" office:value="9.131141" calcext:value-type="float">
            <text:p>9.131141</text:p>
          </table:table-cell>
          <table:table-cell office:value-type="float" office:value="15.09572" calcext:value-type="float">
            <text:p>15.09572</text:p>
          </table:table-cell>
          <table:table-cell office:value-type="float" office:value="11.73215" calcext:value-type="float">
            <text:p>11.73215</text:p>
          </table:table-cell>
          <table:table-cell office:value-type="float" office:value="8.97783" calcext:value-type="float">
            <text:p>8.97783</text:p>
          </table:table-cell>
          <table:table-cell office:value-type="float" office:value="6.421918" calcext:value-type="float">
            <text:p>6.421918</text:p>
          </table:table-cell>
          <table:table-cell office:value-type="float" office:value="1.133063" calcext:value-type="float">
            <text:p>1.133063</text:p>
          </table:table-cell>
          <table:table-cell office:value-type="float" office:value="0.3677513" calcext:value-type="float">
            <text:p>0.3677513</text:p>
          </table:table-cell>
          <table:table-cell office:value-type="float" office:value="0.8656988" calcext:value-type="float">
            <text:p>0.8656988</text:p>
          </table:table-cell>
          <table:table-cell office:value-type="float" office:value="0.3010439" calcext:value-type="float">
            <text:p>0.3010439</text:p>
          </table:table-cell>
          <table:table-cell office:value-type="float" office:value="0.1535871" calcext:value-type="float">
            <text:p>0.1535871</text:p>
          </table:table-cell>
          <table:table-cell office:value-type="float" office:value="0.08237036" calcext:value-type="float">
            <text:p>0.08237036</text:p>
          </table:table-cell>
          <table:table-cell office:value-type="float" office:value="0.1326804" calcext:value-type="float">
            <text:p>0.1326804</text:p>
          </table:table-cell>
          <table:table-cell office:value-type="float" office:value="0.3149599" calcext:value-type="float">
            <text:p>0.3149599</text:p>
          </table:table-cell>
          <table:table-cell office:value-type="float" office:value="0.3512563" calcext:value-type="float">
            <text:p>0.3512563</text:p>
          </table:table-cell>
          <table:table-cell office:value-type="float" office:value="0" calcext:value-type="float">
            <text:p>0</text:p>
          </table:table-cell>
          <table:table-cell office:value-type="float" office:value="226.4296" calcext:value-type="float">
            <text:p>226.4296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1255" calcext:value-type="float">
            <text:p>-0.371125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7112004" calcext:value-type="float">
            <text:p>27112004</text:p>
          </table:table-cell>
          <table:table-cell office:value-type="float" office:value="35.10623" calcext:value-type="float">
            <text:p>35.10623</text:p>
          </table:table-cell>
          <table:table-cell office:value-type="float" office:value="1088.455" calcext:value-type="float">
            <text:p>1088.455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225511" calcext:value-type="float">
            <text:p>0.1225511</text:p>
          </table:table-cell>
          <table:table-cell office:value-type="float" office:value="3.187646" calcext:value-type="float">
            <text:p>3.187646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60467" calcext:value-type="float">
            <text:p>0.0006160467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23721" calcext:value-type="float">
            <text:p>0.1323721</text:p>
          </table:table-cell>
          <table:table-cell office:value-type="float" office:value="-0.3369174" calcext:value-type="float">
            <text:p>-0.3369174</text:p>
          </table:table-cell>
          <table:table-cell office:value-type="float" office:value="0.002648222" calcext:value-type="float">
            <text:p>0.002648222</text:p>
          </table:table-cell>
          <table:table-cell office:value-type="float" office:value="0.0001566988" calcext:value-type="float">
            <text:p>0.0001566988</text:p>
          </table:table-cell>
          <table:table-cell office:value-type="float" office:value="15.40864" calcext:value-type="float">
            <text:p>15.40864</text:p>
          </table:table-cell>
          <table:table-cell office:value-type="float" office:value="0.1402062" calcext:value-type="float">
            <text:p>0.1402062</text:p>
          </table:table-cell>
          <table:table-cell office:value-type="float" office:value="0.08963013" calcext:value-type="float">
            <text:p>0.08963013</text:p>
          </table:table-cell>
          <table:table-cell office:value-type="float" office:value="0.08435971" calcext:value-type="float">
            <text:p>0.08435971</text:p>
          </table:table-cell>
          <table:table-cell office:value-type="float" office:value="0.0728818" calcext:value-type="float">
            <text:p>0.0728818</text:p>
          </table:table-cell>
          <table:table-cell office:value-type="float" office:value="0.07673902" calcext:value-type="float">
            <text:p>0.07673902</text:p>
          </table:table-cell>
          <table:table-cell office:value-type="float" office:value="0.02648435" calcext:value-type="float">
            <text:p>0.02648435</text:p>
          </table:table-cell>
          <table:table-cell office:value-type="float" office:value="0.02490976" calcext:value-type="float">
            <text:p>0.02490976</text:p>
          </table:table-cell>
          <table:table-cell office:value-type="float" office:value="0.02672806" calcext:value-type="float">
            <text:p>0.02672806</text:p>
          </table:table-cell>
          <table:table-cell office:value-type="float" office:value="0.02169327" calcext:value-type="float">
            <text:p>0.02169327</text:p>
          </table:table-cell>
          <table:table-cell office:value-type="float" office:value="0.01807236" calcext:value-type="float">
            <text:p>0.01807236</text:p>
          </table:table-cell>
          <table:table-cell office:value-type="float" office:value="0.01883138" calcext:value-type="float">
            <text:p>0.01883138</text:p>
          </table:table-cell>
          <table:table-cell office:value-type="float" office:value="0.02502239" calcext:value-type="float">
            <text:p>0.02502239</text:p>
          </table:table-cell>
          <table:table-cell office:value-type="float" office:value="0.004970876" calcext:value-type="float">
            <text:p>0.004970876</text:p>
          </table:table-cell>
          <table:table-cell office:value-type="float" office:value="0.004686367" calcext:value-type="float">
            <text:p>0.004686367</text:p>
          </table:table-cell>
          <table:table-cell office:value-type="float" office:value="0" calcext:value-type="float">
            <text:p>0</text:p>
          </table:table-cell>
          <table:table-cell office:value-type="float" office:value="9.46341" calcext:value-type="float">
            <text:p>9.46341</text:p>
          </table:table-cell>
          <table:table-cell office:value-type="float" office:value="11.40941" calcext:value-type="float">
            <text:p>11.40941</text:p>
          </table:table-cell>
          <table:table-cell office:value-type="float" office:value="11.51182" calcext:value-type="float">
            <text:p>11.51182</text:p>
          </table:table-cell>
          <table:table-cell office:value-type="float" office:value="10.01419" calcext:value-type="float">
            <text:p>10.01419</text:p>
          </table:table-cell>
          <table:table-cell office:value-type="float" office:value="7.58113" calcext:value-type="float">
            <text:p>7.58113</text:p>
          </table:table-cell>
          <table:table-cell office:value-type="float" office:value="1.358955" calcext:value-type="float">
            <text:p>1.358955</text:p>
          </table:table-cell>
          <table:table-cell office:value-type="float" office:value="0.3504711" calcext:value-type="float">
            <text:p>0.3504711</text:p>
          </table:table-cell>
          <table:table-cell office:value-type="float" office:value="0.868947" calcext:value-type="float">
            <text:p>0.868947</text:p>
          </table:table-cell>
          <table:table-cell office:value-type="float" office:value="0.3041289" calcext:value-type="float">
            <text:p>0.3041289</text:p>
          </table:table-cell>
          <table:table-cell office:value-type="float" office:value="0.1556756" calcext:value-type="float">
            <text:p>0.1556756</text:p>
          </table:table-cell>
          <table:table-cell office:value-type="float" office:value="0.08352228" calcext:value-type="float">
            <text:p>0.08352228</text:p>
          </table:table-cell>
          <table:table-cell office:value-type="float" office:value="0.1340709" calcext:value-type="float">
            <text:p>0.1340709</text:p>
          </table:table-cell>
          <table:table-cell office:value-type="float" office:value="0.3253627" calcext:value-type="float">
            <text:p>0.3253627</text:p>
          </table:table-cell>
          <table:table-cell office:value-type="float" office:value="0.3404659" calcext:value-type="float">
            <text:p>0.3404659</text:p>
          </table:table-cell>
          <table:table-cell office:value-type="float" office:value="0" calcext:value-type="float">
            <text:p>0</text:p>
          </table:table-cell>
          <table:table-cell office:value-type="float" office:value="210.8495" calcext:value-type="float">
            <text:p>210.8495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1448" calcext:value-type="float">
            <text:p>-0.371144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112004" calcext:value-type="float">
            <text:p>28112004</text:p>
          </table:table-cell>
          <table:table-cell office:value-type="float" office:value="35.09508" calcext:value-type="float">
            <text:p>35.09508</text:p>
          </table:table-cell>
          <table:table-cell office:value-type="float" office:value="1088.455" calcext:value-type="float">
            <text:p>1088.455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245741" calcext:value-type="float">
            <text:p>0.1245741</text:p>
          </table:table-cell>
          <table:table-cell office:value-type="float" office:value="3.195745" calcext:value-type="float">
            <text:p>3.195745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61859" calcext:value-type="float">
            <text:p>0.0006161859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14851" calcext:value-type="float">
            <text:p>0.1314851</text:p>
          </table:table-cell>
          <table:table-cell office:value-type="float" office:value="-0.3369322" calcext:value-type="float">
            <text:p>-0.3369322</text:p>
          </table:table-cell>
          <table:table-cell office:value-type="float" office:value="0.002656722" calcext:value-type="float">
            <text:p>0.002656722</text:p>
          </table:table-cell>
          <table:table-cell office:value-type="float" office:value="0.0001567018" calcext:value-type="float">
            <text:p>0.0001567018</text:p>
          </table:table-cell>
          <table:table-cell office:value-type="float" office:value="15.42848" calcext:value-type="float">
            <text:p>15.42848</text:p>
          </table:table-cell>
          <table:table-cell office:value-type="float" office:value="0.1394107" calcext:value-type="float">
            <text:p>0.1394107</text:p>
          </table:table-cell>
          <table:table-cell office:value-type="float" office:value="0.09607649" calcext:value-type="float">
            <text:p>0.09607649</text:p>
          </table:table-cell>
          <table:table-cell office:value-type="float" office:value="0.0897862" calcext:value-type="float">
            <text:p>0.0897862</text:p>
          </table:table-cell>
          <table:table-cell office:value-type="float" office:value="0.07489257" calcext:value-type="float">
            <text:p>0.07489257</text:p>
          </table:table-cell>
          <table:table-cell office:value-type="float" office:value="0.07831819" calcext:value-type="float">
            <text:p>0.07831819</text:p>
          </table:table-cell>
          <table:table-cell office:value-type="float" office:value="0.02741369" calcext:value-type="float">
            <text:p>0.02741369</text:p>
          </table:table-cell>
          <table:table-cell office:value-type="float" office:value="0.02427366" calcext:value-type="float">
            <text:p>0.02427366</text:p>
          </table:table-cell>
          <table:table-cell office:value-type="float" office:value="0.02678338" calcext:value-type="float">
            <text:p>0.02678338</text:p>
          </table:table-cell>
          <table:table-cell office:value-type="float" office:value="0.02169663" calcext:value-type="float">
            <text:p>0.02169663</text:p>
          </table:table-cell>
          <table:table-cell office:value-type="float" office:value="0.01809154" calcext:value-type="float">
            <text:p>0.01809154</text:p>
          </table:table-cell>
          <table:table-cell office:value-type="float" office:value="0.01888312" calcext:value-type="float">
            <text:p>0.01888312</text:p>
          </table:table-cell>
          <table:table-cell office:value-type="float" office:value="0.02517346" calcext:value-type="float">
            <text:p>0.02517346</text:p>
          </table:table-cell>
          <table:table-cell office:value-type="float" office:value="0.004963096" calcext:value-type="float">
            <text:p>0.004963096</text:p>
          </table:table-cell>
          <table:table-cell office:value-type="float" office:value="0.004688844" calcext:value-type="float">
            <text:p>0.004688844</text:p>
          </table:table-cell>
          <table:table-cell office:value-type="float" office:value="0" calcext:value-type="float">
            <text:p>0</text:p>
          </table:table-cell>
          <table:table-cell office:value-type="float" office:value="11.17211" calcext:value-type="float">
            <text:p>11.17211</text:p>
          </table:table-cell>
          <table:table-cell office:value-type="float" office:value="11.56596" calcext:value-type="float">
            <text:p>11.56596</text:p>
          </table:table-cell>
          <table:table-cell office:value-type="float" office:value="11.18408" calcext:value-type="float">
            <text:p>11.18408</text:p>
          </table:table-cell>
          <table:table-cell office:value-type="float" office:value="9.796937" calcext:value-type="float">
            <text:p>9.796937</text:p>
          </table:table-cell>
          <table:table-cell office:value-type="float" office:value="7.234629" calcext:value-type="float">
            <text:p>7.234629</text:p>
          </table:table-cell>
          <table:table-cell office:value-type="float" office:value="1.380505" calcext:value-type="float">
            <text:p>1.380505</text:p>
          </table:table-cell>
          <table:table-cell office:value-type="float" office:value="0.3334861" calcext:value-type="float">
            <text:p>0.3334861</text:p>
          </table:table-cell>
          <table:table-cell office:value-type="float" office:value="0.8720763" calcext:value-type="float">
            <text:p>0.8720763</text:p>
          </table:table-cell>
          <table:table-cell office:value-type="float" office:value="0.3071433" calcext:value-type="float">
            <text:p>0.3071433</text:p>
          </table:table-cell>
          <table:table-cell office:value-type="float" office:value="0.1577231" calcext:value-type="float">
            <text:p>0.1577231</text:p>
          </table:table-cell>
          <table:table-cell office:value-type="float" office:value="0.08466333" calcext:value-type="float">
            <text:p>0.08466333</text:p>
          </table:table-cell>
          <table:table-cell office:value-type="float" office:value="0.1359921" calcext:value-type="float">
            <text:p>0.1359921</text:p>
          </table:table-cell>
          <table:table-cell office:value-type="float" office:value="0.3226689" calcext:value-type="float">
            <text:p>0.3226689</text:p>
          </table:table-cell>
          <table:table-cell office:value-type="float" office:value="0.3437337" calcext:value-type="float">
            <text:p>0.3437337</text:p>
          </table:table-cell>
          <table:table-cell office:value-type="float" office:value="0" calcext:value-type="float">
            <text:p>0</text:p>
          </table:table-cell>
          <table:table-cell office:value-type="float" office:value="216.6246" calcext:value-type="float">
            <text:p>216.6246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1521" calcext:value-type="float">
            <text:p>-0.371152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9112004" calcext:value-type="float">
            <text:p>29112004</text:p>
          </table:table-cell>
          <table:table-cell office:value-type="float" office:value="35.08337" calcext:value-type="float">
            <text:p>35.08337</text:p>
          </table:table-cell>
          <table:table-cell office:value-type="float" office:value="1088.456" calcext:value-type="float">
            <text:p>1088.456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253962" calcext:value-type="float">
            <text:p>0.1253962</text:p>
          </table:table-cell>
          <table:table-cell office:value-type="float" office:value="3.204033" calcext:value-type="float">
            <text:p>3.204033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63359" calcext:value-type="float">
            <text:p>0.0006163359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306513" calcext:value-type="float">
            <text:p>0.1306513</text:p>
          </table:table-cell>
          <table:table-cell office:value-type="float" office:value="-0.3369496" calcext:value-type="float">
            <text:p>-0.3369496</text:p>
          </table:table-cell>
          <table:table-cell office:value-type="float" office:value="0.00266609" calcext:value-type="float">
            <text:p>0.00266609</text:p>
          </table:table-cell>
          <table:table-cell office:value-type="float" office:value="0.0001567058" calcext:value-type="float">
            <text:p>0.0001567058</text:p>
          </table:table-cell>
          <table:table-cell office:value-type="float" office:value="15.45716" calcext:value-type="float">
            <text:p>15.45716</text:p>
          </table:table-cell>
          <table:table-cell office:value-type="float" office:value="0.1358093" calcext:value-type="float">
            <text:p>0.1358093</text:p>
          </table:table-cell>
          <table:table-cell office:value-type="float" office:value="0.09872318" calcext:value-type="float">
            <text:p>0.09872318</text:p>
          </table:table-cell>
          <table:table-cell office:value-type="float" office:value="0.09294732" calcext:value-type="float">
            <text:p>0.09294732</text:p>
          </table:table-cell>
          <table:table-cell office:value-type="float" office:value="0.07683033" calcext:value-type="float">
            <text:p>0.07683033</text:p>
          </table:table-cell>
          <table:table-cell office:value-type="float" office:value="0.07978155" calcext:value-type="float">
            <text:p>0.07978155</text:p>
          </table:table-cell>
          <table:table-cell office:value-type="float" office:value="0.02790685" calcext:value-type="float">
            <text:p>0.02790685</text:p>
          </table:table-cell>
          <table:table-cell office:value-type="float" office:value="0.02419509" calcext:value-type="float">
            <text:p>0.02419509</text:p>
          </table:table-cell>
          <table:table-cell office:value-type="float" office:value="0.02686762" calcext:value-type="float">
            <text:p>0.02686762</text:p>
          </table:table-cell>
          <table:table-cell office:value-type="float" office:value="0.02170953" calcext:value-type="float">
            <text:p>0.02170953</text:p>
          </table:table-cell>
          <table:table-cell office:value-type="float" office:value="0.01811242" calcext:value-type="float">
            <text:p>0.01811242</text:p>
          </table:table-cell>
          <table:table-cell office:value-type="float" office:value="0.01893508" calcext:value-type="float">
            <text:p>0.01893508</text:p>
          </table:table-cell>
          <table:table-cell office:value-type="float" office:value="0.02532262" calcext:value-type="float">
            <text:p>0.02532262</text:p>
          </table:table-cell>
          <table:table-cell office:value-type="float" office:value="0.004954166" calcext:value-type="float">
            <text:p>0.004954166</text:p>
          </table:table-cell>
          <table:table-cell office:value-type="float" office:value="0.004693895" calcext:value-type="float">
            <text:p>0.004693895</text:p>
          </table:table-cell>
          <table:table-cell office:value-type="float" office:value="0" calcext:value-type="float">
            <text:p>0</text:p>
          </table:table-cell>
          <table:table-cell office:value-type="float" office:value="12.53609" calcext:value-type="float">
            <text:p>12.53609</text:p>
          </table:table-cell>
          <table:table-cell office:value-type="float" office:value="11.31655" calcext:value-type="float">
            <text:p>11.31655</text:p>
          </table:table-cell>
          <table:table-cell office:value-type="float" office:value="10.87958" calcext:value-type="float">
            <text:p>10.87958</text:p>
          </table:table-cell>
          <table:table-cell office:value-type="float" office:value="9.566689" calcext:value-type="float">
            <text:p>9.566689</text:p>
          </table:table-cell>
          <table:table-cell office:value-type="float" office:value="6.809699" calcext:value-type="float">
            <text:p>6.809699</text:p>
          </table:table-cell>
          <table:table-cell office:value-type="float" office:value="1.372564" calcext:value-type="float">
            <text:p>1.372564</text:p>
          </table:table-cell>
          <table:table-cell office:value-type="float" office:value="0.3287809" calcext:value-type="float">
            <text:p>0.3287809</text:p>
          </table:table-cell>
          <table:table-cell office:value-type="float" office:value="0.8749031" calcext:value-type="float">
            <text:p>0.8749031</text:p>
          </table:table-cell>
          <table:table-cell office:value-type="float" office:value="0.310032" calcext:value-type="float">
            <text:p>0.310032</text:p>
          </table:table-cell>
          <table:table-cell office:value-type="float" office:value="0.1597264" calcext:value-type="float">
            <text:p>0.1597264</text:p>
          </table:table-cell>
          <table:table-cell office:value-type="float" office:value="0.08579767" calcext:value-type="float">
            <text:p>0.08579767</text:p>
          </table:table-cell>
          <table:table-cell office:value-type="float" office:value="0.1376891" calcext:value-type="float">
            <text:p>0.1376891</text:p>
          </table:table-cell>
          <table:table-cell office:value-type="float" office:value="0.3197062" calcext:value-type="float">
            <text:p>0.3197062</text:p>
          </table:table-cell>
          <table:table-cell office:value-type="float" office:value="0.3474789" calcext:value-type="float">
            <text:p>0.3474789</text:p>
          </table:table-cell>
          <table:table-cell office:value-type="float" office:value="0" calcext:value-type="float">
            <text:p>0</text:p>
          </table:table-cell>
          <table:table-cell office:value-type="float" office:value="218.1791" calcext:value-type="float">
            <text:p>218.1791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1579" calcext:value-type="float">
            <text:p>-0.371157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112004" calcext:value-type="float">
            <text:p>30112004</text:p>
          </table:table-cell>
          <table:table-cell office:value-type="float" office:value="35.07302" calcext:value-type="float">
            <text:p>35.07302</text:p>
          </table:table-cell>
          <table:table-cell office:value-type="float" office:value="1088.455" calcext:value-type="float">
            <text:p>1088.455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261749" calcext:value-type="float">
            <text:p>0.1261749</text:p>
          </table:table-cell>
          <table:table-cell office:value-type="float" office:value="3.211874" calcext:value-type="float">
            <text:p>3.211874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63979" calcext:value-type="float">
            <text:p>0.0006163979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298495" calcext:value-type="float">
            <text:p>0.1298495</text:p>
          </table:table-cell>
          <table:table-cell office:value-type="float" office:value="-0.3369629" calcext:value-type="float">
            <text:p>-0.3369629</text:p>
          </table:table-cell>
          <table:table-cell office:value-type="float" office:value="0.002677964" calcext:value-type="float">
            <text:p>0.002677964</text:p>
          </table:table-cell>
          <table:table-cell office:value-type="float" office:value="0.0001567104" calcext:value-type="float">
            <text:p>0.0001567104</text:p>
          </table:table-cell>
          <table:table-cell office:value-type="float" office:value="15.48001" calcext:value-type="float">
            <text:p>15.48001</text:p>
          </table:table-cell>
          <table:table-cell office:value-type="float" office:value="0.1364592" calcext:value-type="float">
            <text:p>0.1364592</text:p>
          </table:table-cell>
          <table:table-cell office:value-type="float" office:value="0.102593" calcext:value-type="float">
            <text:p>0.102593</text:p>
          </table:table-cell>
          <table:table-cell office:value-type="float" office:value="0.09574989" calcext:value-type="float">
            <text:p>0.09574989</text:p>
          </table:table-cell>
          <table:table-cell office:value-type="float" office:value="0.07847591" calcext:value-type="float">
            <text:p>0.07847591</text:p>
          </table:table-cell>
          <table:table-cell office:value-type="float" office:value="0.08079255" calcext:value-type="float">
            <text:p>0.08079255</text:p>
          </table:table-cell>
          <table:table-cell office:value-type="float" office:value="0.02826459" calcext:value-type="float">
            <text:p>0.02826459</text:p>
          </table:table-cell>
          <table:table-cell office:value-type="float" office:value="0.02425579" calcext:value-type="float">
            <text:p>0.02425579</text:p>
          </table:table-cell>
          <table:table-cell office:value-type="float" office:value="0.02696857" calcext:value-type="float">
            <text:p>0.02696857</text:p>
          </table:table-cell>
          <table:table-cell office:value-type="float" office:value="0.02173214" calcext:value-type="float">
            <text:p>0.02173214</text:p>
          </table:table-cell>
          <table:table-cell office:value-type="float" office:value="0.0181357" calcext:value-type="float">
            <text:p>0.0181357</text:p>
          </table:table-cell>
          <table:table-cell office:value-type="float" office:value="0.01898698" calcext:value-type="float">
            <text:p>0.01898698</text:p>
          </table:table-cell>
          <table:table-cell office:value-type="float" office:value="0.02546925" calcext:value-type="float">
            <text:p>0.02546925</text:p>
          </table:table-cell>
          <table:table-cell office:value-type="float" office:value="0.004947091" calcext:value-type="float">
            <text:p>0.004947091</text:p>
          </table:table-cell>
          <table:table-cell office:value-type="float" office:value="0.00469518" calcext:value-type="float">
            <text:p>0.00469518</text:p>
          </table:table-cell>
          <table:table-cell office:value-type="float" office:value="0" calcext:value-type="float">
            <text:p>0</text:p>
          </table:table-cell>
          <table:table-cell office:value-type="float" office:value="15.15468" calcext:value-type="float">
            <text:p>15.15468</text:p>
          </table:table-cell>
          <table:table-cell office:value-type="float" office:value="12.26351" calcext:value-type="float">
            <text:p>12.26351</text:p>
          </table:table-cell>
          <table:table-cell office:value-type="float" office:value="10.4791" calcext:value-type="float">
            <text:p>10.4791</text:p>
          </table:table-cell>
          <table:table-cell office:value-type="float" office:value="9.158231" calcext:value-type="float">
            <text:p>9.158231</text:p>
          </table:table-cell>
          <table:table-cell office:value-type="float" office:value="6.285386" calcext:value-type="float">
            <text:p>6.285386</text:p>
          </table:table-cell>
          <table:table-cell office:value-type="float" office:value="1.356423" calcext:value-type="float">
            <text:p>1.356423</text:p>
          </table:table-cell>
          <table:table-cell office:value-type="float" office:value="0.3263933" calcext:value-type="float">
            <text:p>0.3263933</text:p>
          </table:table-cell>
          <table:table-cell office:value-type="float" office:value="0.8774881" calcext:value-type="float">
            <text:p>0.8774881</text:p>
          </table:table-cell>
          <table:table-cell office:value-type="float" office:value="0.3127745" calcext:value-type="float">
            <text:p>0.3127745</text:p>
          </table:table-cell>
          <table:table-cell office:value-type="float" office:value="0.1616782" calcext:value-type="float">
            <text:p>0.1616782</text:p>
          </table:table-cell>
          <table:table-cell office:value-type="float" office:value="0.08691728" calcext:value-type="float">
            <text:p>0.08691728</text:p>
          </table:table-cell>
          <table:table-cell office:value-type="float" office:value="0.1392007" calcext:value-type="float">
            <text:p>0.1392007</text:p>
          </table:table-cell>
          <table:table-cell office:value-type="float" office:value="0.3174929" calcext:value-type="float">
            <text:p>0.3174929</text:p>
          </table:table-cell>
          <table:table-cell office:value-type="float" office:value="0.3504363" calcext:value-type="float">
            <text:p>0.3504363</text:p>
          </table:table-cell>
          <table:table-cell office:value-type="float" office:value="0" calcext:value-type="float">
            <text:p>0</text:p>
          </table:table-cell>
          <table:table-cell office:value-type="float" office:value="219.166" calcext:value-type="float">
            <text:p>219.166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1636" calcext:value-type="float">
            <text:p>-0.371163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22004" calcext:value-type="float">
            <text:p>1122004</text:p>
          </table:table-cell>
          <table:table-cell office:value-type="float" office:value="35.06217" calcext:value-type="float">
            <text:p>35.06217</text:p>
          </table:table-cell>
          <table:table-cell office:value-type="float" office:value="1088.456" calcext:value-type="float">
            <text:p>1088.456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265125" calcext:value-type="float">
            <text:p>0.1265125</text:p>
          </table:table-cell>
          <table:table-cell office:value-type="float" office:value="3.219049" calcext:value-type="float">
            <text:p>3.219049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6408" calcext:value-type="float">
            <text:p>0.000616408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297736" calcext:value-type="float">
            <text:p>0.1297736</text:p>
          </table:table-cell>
          <table:table-cell office:value-type="float" office:value="-0.3369792" calcext:value-type="float">
            <text:p>-0.3369792</text:p>
          </table:table-cell>
          <table:table-cell office:value-type="float" office:value="0.00269118" calcext:value-type="float">
            <text:p>0.00269118</text:p>
          </table:table-cell>
          <table:table-cell office:value-type="float" office:value="0.0001567155" calcext:value-type="float">
            <text:p>0.0001567155</text:p>
          </table:table-cell>
          <table:table-cell office:value-type="float" office:value="15.50701" calcext:value-type="float">
            <text:p>15.50701</text:p>
          </table:table-cell>
          <table:table-cell office:value-type="float" office:value="0.1356319" calcext:value-type="float">
            <text:p>0.1356319</text:p>
          </table:table-cell>
          <table:table-cell office:value-type="float" office:value="0.104512" calcext:value-type="float">
            <text:p>0.104512</text:p>
          </table:table-cell>
          <table:table-cell office:value-type="float" office:value="0.09819104" calcext:value-type="float">
            <text:p>0.09819104</text:p>
          </table:table-cell>
          <table:table-cell office:value-type="float" office:value="0.07993401" calcext:value-type="float">
            <text:p>0.07993401</text:p>
          </table:table-cell>
          <table:table-cell office:value-type="float" office:value="0.08184583" calcext:value-type="float">
            <text:p>0.08184583</text:p>
          </table:table-cell>
          <table:table-cell office:value-type="float" office:value="0.02855968" calcext:value-type="float">
            <text:p>0.02855968</text:p>
          </table:table-cell>
          <table:table-cell office:value-type="float" office:value="0.02438674" calcext:value-type="float">
            <text:p>0.02438674</text:p>
          </table:table-cell>
          <table:table-cell office:value-type="float" office:value="0.02708157" calcext:value-type="float">
            <text:p>0.02708157</text:p>
          </table:table-cell>
          <table:table-cell office:value-type="float" office:value="0.02176309" calcext:value-type="float">
            <text:p>0.02176309</text:p>
          </table:table-cell>
          <table:table-cell office:value-type="float" office:value="0.01816166" calcext:value-type="float">
            <text:p>0.01816166</text:p>
          </table:table-cell>
          <table:table-cell office:value-type="float" office:value="0.01903874" calcext:value-type="float">
            <text:p>0.01903874</text:p>
          </table:table-cell>
          <table:table-cell office:value-type="float" office:value="0.02561322" calcext:value-type="float">
            <text:p>0.02561322</text:p>
          </table:table-cell>
          <table:table-cell office:value-type="float" office:value="0.004943569" calcext:value-type="float">
            <text:p>0.004943569</text:p>
          </table:table-cell>
          <table:table-cell office:value-type="float" office:value="0.004693939" calcext:value-type="float">
            <text:p>0.004693939</text:p>
          </table:table-cell>
          <table:table-cell office:value-type="float" office:value="0" calcext:value-type="float">
            <text:p>0</text:p>
          </table:table-cell>
          <table:table-cell office:value-type="float" office:value="18.5369" calcext:value-type="float">
            <text:p>18.5369</text:p>
          </table:table-cell>
          <table:table-cell office:value-type="float" office:value="12.88933" calcext:value-type="float">
            <text:p>12.88933</text:p>
          </table:table-cell>
          <table:table-cell office:value-type="float" office:value="10.33479" calcext:value-type="float">
            <text:p>10.33479</text:p>
          </table:table-cell>
          <table:table-cell office:value-type="float" office:value="8.841195" calcext:value-type="float">
            <text:p>8.841195</text:p>
          </table:table-cell>
          <table:table-cell office:value-type="float" office:value="5.910089" calcext:value-type="float">
            <text:p>5.910089</text:p>
          </table:table-cell>
          <table:table-cell office:value-type="float" office:value="1.342725" calcext:value-type="float">
            <text:p>1.342725</text:p>
          </table:table-cell>
          <table:table-cell office:value-type="float" office:value="0.3261509" calcext:value-type="float">
            <text:p>0.3261509</text:p>
          </table:table-cell>
          <table:table-cell office:value-type="float" office:value="0.8798928" calcext:value-type="float">
            <text:p>0.8798928</text:p>
          </table:table-cell>
          <table:table-cell office:value-type="float" office:value="0.3153774" calcext:value-type="float">
            <text:p>0.3153774</text:p>
          </table:table-cell>
          <table:table-cell office:value-type="float" office:value="0.1635739" calcext:value-type="float">
            <text:p>0.1635739</text:p>
          </table:table-cell>
          <table:table-cell office:value-type="float" office:value="0.08801688" calcext:value-type="float">
            <text:p>0.08801688</text:p>
          </table:table-cell>
          <table:table-cell office:value-type="float" office:value="0.1406079" calcext:value-type="float">
            <text:p>0.1406079</text:p>
          </table:table-cell>
          <table:table-cell office:value-type="float" office:value="0.316549" calcext:value-type="float">
            <text:p>0.316549</text:p>
          </table:table-cell>
          <table:table-cell office:value-type="float" office:value="0.3510025" calcext:value-type="float">
            <text:p>0.3510025</text:p>
          </table:table-cell>
          <table:table-cell office:value-type="float" office:value="0" calcext:value-type="float">
            <text:p>0</text:p>
          </table:table-cell>
          <table:table-cell office:value-type="float" office:value="218.6833" calcext:value-type="float">
            <text:p>218.6833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1693" calcext:value-type="float">
            <text:p>-0.371169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22004" calcext:value-type="float">
            <text:p>2122004</text:p>
          </table:table-cell>
          <table:table-cell office:value-type="float" office:value="35.0511" calcext:value-type="float">
            <text:p>35.0511</text:p>
          </table:table-cell>
          <table:table-cell office:value-type="float" office:value="1088.459" calcext:value-type="float">
            <text:p>1088.459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264226" calcext:value-type="float">
            <text:p>0.1264226</text:p>
          </table:table-cell>
          <table:table-cell office:value-type="float" office:value="3.224322" calcext:value-type="float">
            <text:p>3.224322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64107" calcext:value-type="float">
            <text:p>0.0006164107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297736" calcext:value-type="float">
            <text:p>0.1297736</text:p>
          </table:table-cell>
          <table:table-cell office:value-type="float" office:value="-0.3370095" calcext:value-type="float">
            <text:p>-0.3370095</text:p>
          </table:table-cell>
          <table:table-cell office:value-type="float" office:value="0.002702514" calcext:value-type="float">
            <text:p>0.002702514</text:p>
          </table:table-cell>
          <table:table-cell office:value-type="float" office:value="0.000156721" calcext:value-type="float">
            <text:p>0.000156721</text:p>
          </table:table-cell>
          <table:table-cell office:value-type="float" office:value="15.5553" calcext:value-type="float">
            <text:p>15.5553</text:p>
          </table:table-cell>
          <table:table-cell office:value-type="float" office:value="0.130771" calcext:value-type="float">
            <text:p>0.130771</text:p>
          </table:table-cell>
          <table:table-cell office:value-type="float" office:value="0.1046422" calcext:value-type="float">
            <text:p>0.1046422</text:p>
          </table:table-cell>
          <table:table-cell office:value-type="float" office:value="0.09953756" calcext:value-type="float">
            <text:p>0.09953756</text:p>
          </table:table-cell>
          <table:table-cell office:value-type="float" office:value="0.08096302" calcext:value-type="float">
            <text:p>0.08096302</text:p>
          </table:table-cell>
          <table:table-cell office:value-type="float" office:value="0.08270565" calcext:value-type="float">
            <text:p>0.08270565</text:p>
          </table:table-cell>
          <table:table-cell office:value-type="float" office:value="0.02881999" calcext:value-type="float">
            <text:p>0.02881999</text:p>
          </table:table-cell>
          <table:table-cell office:value-type="float" office:value="0.02452651" calcext:value-type="float">
            <text:p>0.02452651</text:p>
          </table:table-cell>
          <table:table-cell office:value-type="float" office:value="0.02719976" calcext:value-type="float">
            <text:p>0.02719976</text:p>
          </table:table-cell>
          <table:table-cell office:value-type="float" office:value="0.0218002" calcext:value-type="float">
            <text:p>0.0218002</text:p>
          </table:table-cell>
          <table:table-cell office:value-type="float" office:value="0.01819025" calcext:value-type="float">
            <text:p>0.01819025</text:p>
          </table:table-cell>
          <table:table-cell office:value-type="float" office:value="0.01909036" calcext:value-type="float">
            <text:p>0.01909036</text:p>
          </table:table-cell>
          <table:table-cell office:value-type="float" office:value="0.02575447" calcext:value-type="float">
            <text:p>0.02575447</text:p>
          </table:table-cell>
          <table:table-cell office:value-type="float" office:value="0.004941844" calcext:value-type="float">
            <text:p>0.004941844</text:p>
          </table:table-cell>
          <table:table-cell office:value-type="float" office:value="0.004693275" calcext:value-type="float">
            <text:p>0.004693275</text:p>
          </table:table-cell>
          <table:table-cell office:value-type="float" office:value="0" calcext:value-type="float">
            <text:p>0</text:p>
          </table:table-cell>
          <table:table-cell office:value-type="float" office:value="22.83516" calcext:value-type="float">
            <text:p>22.83516</text:p>
          </table:table-cell>
          <table:table-cell office:value-type="float" office:value="12.92992" calcext:value-type="float">
            <text:p>12.92992</text:p>
          </table:table-cell>
          <table:table-cell office:value-type="float" office:value="10.13983" calcext:value-type="float">
            <text:p>10.13983</text:p>
          </table:table-cell>
          <table:table-cell office:value-type="float" office:value="8.564159" calcext:value-type="float">
            <text:p>8.564159</text:p>
          </table:table-cell>
          <table:table-cell office:value-type="float" office:value="5.640598" calcext:value-type="float">
            <text:p>5.640598</text:p>
          </table:table-cell>
          <table:table-cell office:value-type="float" office:value="1.332889" calcext:value-type="float">
            <text:p>1.332889</text:p>
          </table:table-cell>
          <table:table-cell office:value-type="float" office:value="0.3267501" calcext:value-type="float">
            <text:p>0.3267501</text:p>
          </table:table-cell>
          <table:table-cell office:value-type="float" office:value="0.8821711" calcext:value-type="float">
            <text:p>0.8821711</text:p>
          </table:table-cell>
          <table:table-cell office:value-type="float" office:value="0.317856" calcext:value-type="float">
            <text:p>0.317856</text:p>
          </table:table-cell>
          <table:table-cell office:value-type="float" office:value="0.1654118" calcext:value-type="float">
            <text:p>0.1654118</text:p>
          </table:table-cell>
          <table:table-cell office:value-type="float" office:value="0.08909386" calcext:value-type="float">
            <text:p>0.08909386</text:p>
          </table:table-cell>
          <table:table-cell office:value-type="float" office:value="0.1419591" calcext:value-type="float">
            <text:p>0.1419591</text:p>
          </table:table-cell>
          <table:table-cell office:value-type="float" office:value="0.3162513" calcext:value-type="float">
            <text:p>0.3162513</text:p>
          </table:table-cell>
          <table:table-cell office:value-type="float" office:value="0.35101" calcext:value-type="float">
            <text:p>0.35101</text:p>
          </table:table-cell>
          <table:table-cell office:value-type="float" office:value="0" calcext:value-type="float">
            <text:p>0</text:p>
          </table:table-cell>
          <table:table-cell office:value-type="float" office:value="217.4936" calcext:value-type="float">
            <text:p>217.4936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175" calcext:value-type="float">
            <text:p>-0.37117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122004" calcext:value-type="float">
            <text:p>3122004</text:p>
          </table:table-cell>
          <table:table-cell office:value-type="float" office:value="35.04081" calcext:value-type="float">
            <text:p>35.04081</text:p>
          </table:table-cell>
          <table:table-cell office:value-type="float" office:value="1088.464" calcext:value-type="float">
            <text:p>1088.464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254171" calcext:value-type="float">
            <text:p>0.1254171</text:p>
          </table:table-cell>
          <table:table-cell office:value-type="float" office:value="3.228509" calcext:value-type="float">
            <text:p>3.228509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64219" calcext:value-type="float">
            <text:p>0.0006164219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297745" calcext:value-type="float">
            <text:p>0.1297745</text:p>
          </table:table-cell>
          <table:table-cell office:value-type="float" office:value="-0.3370442" calcext:value-type="float">
            <text:p>-0.3370442</text:p>
          </table:table-cell>
          <table:table-cell office:value-type="float" office:value="0.00271024" calcext:value-type="float">
            <text:p>0.00271024</text:p>
          </table:table-cell>
          <table:table-cell office:value-type="float" office:value="0.0001567266" calcext:value-type="float">
            <text:p>0.0001567266</text:p>
          </table:table-cell>
          <table:table-cell office:value-type="float" office:value="15.61479" calcext:value-type="float">
            <text:p>15.61479</text:p>
          </table:table-cell>
          <table:table-cell office:value-type="float" office:value="0.1262519" calcext:value-type="float">
            <text:p>0.1262519</text:p>
          </table:table-cell>
          <table:table-cell office:value-type="float" office:value="0.1044028" calcext:value-type="float">
            <text:p>0.1044028</text:p>
          </table:table-cell>
          <table:table-cell office:value-type="float" office:value="0.1014915" calcext:value-type="float">
            <text:p>0.1014915</text:p>
          </table:table-cell>
          <table:table-cell office:value-type="float" office:value="0.08191791" calcext:value-type="float">
            <text:p>0.08191791</text:p>
          </table:table-cell>
          <table:table-cell office:value-type="float" office:value="0.08339781" calcext:value-type="float">
            <text:p>0.08339781</text:p>
          </table:table-cell>
          <table:table-cell office:value-type="float" office:value="0.02903981" calcext:value-type="float">
            <text:p>0.02903981</text:p>
          </table:table-cell>
          <table:table-cell office:value-type="float" office:value="0.02465056" calcext:value-type="float">
            <text:p>0.02465056</text:p>
          </table:table-cell>
          <table:table-cell office:value-type="float" office:value="0.02731826" calcext:value-type="float">
            <text:p>0.02731826</text:p>
          </table:table-cell>
          <table:table-cell office:value-type="float" office:value="0.02184104" calcext:value-type="float">
            <text:p>0.02184104</text:p>
          </table:table-cell>
          <table:table-cell office:value-type="float" office:value="0.01822104" calcext:value-type="float">
            <text:p>0.01822104</text:p>
          </table:table-cell>
          <table:table-cell office:value-type="float" office:value="0.0191418" calcext:value-type="float">
            <text:p>0.0191418</text:p>
          </table:table-cell>
          <table:table-cell office:value-type="float" office:value="0.02589305" calcext:value-type="float">
            <text:p>0.02589305</text:p>
          </table:table-cell>
          <table:table-cell office:value-type="float" office:value="0.004940331" calcext:value-type="float">
            <text:p>0.004940331</text:p>
          </table:table-cell>
          <table:table-cell office:value-type="float" office:value="0.004693253" calcext:value-type="float">
            <text:p>0.004693253</text:p>
          </table:table-cell>
          <table:table-cell office:value-type="float" office:value="0" calcext:value-type="float">
            <text:p>0</text:p>
          </table:table-cell>
          <table:table-cell office:value-type="float" office:value="23.41014" calcext:value-type="float">
            <text:p>23.41014</text:p>
          </table:table-cell>
          <table:table-cell office:value-type="float" office:value="12.64171" calcext:value-type="float">
            <text:p>12.64171</text:p>
          </table:table-cell>
          <table:table-cell office:value-type="float" office:value="10.35228" calcext:value-type="float">
            <text:p>10.35228</text:p>
          </table:table-cell>
          <table:table-cell office:value-type="float" office:value="8.39104" calcext:value-type="float">
            <text:p>8.39104</text:p>
          </table:table-cell>
          <table:table-cell office:value-type="float" office:value="5.432899" calcext:value-type="float">
            <text:p>5.432899</text:p>
          </table:table-cell>
          <table:table-cell office:value-type="float" office:value="1.324478" calcext:value-type="float">
            <text:p>1.324478</text:p>
          </table:table-cell>
          <table:table-cell office:value-type="float" office:value="0.3276603" calcext:value-type="float">
            <text:p>0.3276603</text:p>
          </table:table-cell>
          <table:table-cell office:value-type="float" office:value="0.8843651" calcext:value-type="float">
            <text:p>0.8843651</text:p>
          </table:table-cell>
          <table:table-cell office:value-type="float" office:value="0.3202319" calcext:value-type="float">
            <text:p>0.3202319</text:p>
          </table:table-cell>
          <table:table-cell office:value-type="float" office:value="0.1671931" calcext:value-type="float">
            <text:p>0.1671931</text:p>
          </table:table-cell>
          <table:table-cell office:value-type="float" office:value="0.09014764" calcext:value-type="float">
            <text:p>0.09014764</text:p>
          </table:table-cell>
          <table:table-cell office:value-type="float" office:value="0.1432904" calcext:value-type="float">
            <text:p>0.1432904</text:p>
          </table:table-cell>
          <table:table-cell office:value-type="float" office:value="0.3160256" calcext:value-type="float">
            <text:p>0.3160256</text:p>
          </table:table-cell>
          <table:table-cell office:value-type="float" office:value="0.3510182" calcext:value-type="float">
            <text:p>0.3510182</text:p>
          </table:table-cell>
          <table:table-cell office:value-type="float" office:value="0" calcext:value-type="float">
            <text:p>0</text:p>
          </table:table-cell>
          <table:table-cell office:value-type="float" office:value="211.9019" calcext:value-type="float">
            <text:p>211.9019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1782" calcext:value-type="float">
            <text:p>-0.371178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122004" calcext:value-type="float">
            <text:p>4122004</text:p>
          </table:table-cell>
          <table:table-cell office:value-type="float" office:value="35.03528" calcext:value-type="float">
            <text:p>35.03528</text:p>
          </table:table-cell>
          <table:table-cell office:value-type="float" office:value="1088.477" calcext:value-type="float">
            <text:p>1088.477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230692" calcext:value-type="float">
            <text:p>0.1230692</text:p>
          </table:table-cell>
          <table:table-cell office:value-type="float" office:value="3.221977" calcext:value-type="float">
            <text:p>3.221977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65334" calcext:value-type="float">
            <text:p>0.0006165334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297824" calcext:value-type="float">
            <text:p>0.1297824</text:p>
          </table:table-cell>
          <table:table-cell office:value-type="float" office:value="-0.3371368" calcext:value-type="float">
            <text:p>-0.3371368</text:p>
          </table:table-cell>
          <table:table-cell office:value-type="float" office:value="0.002718384" calcext:value-type="float">
            <text:p>0.002718384</text:p>
          </table:table-cell>
          <table:table-cell office:value-type="float" office:value="0.0001567322" calcext:value-type="float">
            <text:p>0.0001567322</text:p>
          </table:table-cell>
          <table:table-cell office:value-type="float" office:value="15.76156" calcext:value-type="float">
            <text:p>15.76156</text:p>
          </table:table-cell>
          <table:table-cell office:value-type="float" office:value="0.1165531" calcext:value-type="float">
            <text:p>0.1165531</text:p>
          </table:table-cell>
          <table:table-cell office:value-type="float" office:value="0.1004251" calcext:value-type="float">
            <text:p>0.1004251</text:p>
          </table:table-cell>
          <table:table-cell office:value-type="float" office:value="0.1002952" calcext:value-type="float">
            <text:p>0.1002952</text:p>
          </table:table-cell>
          <table:table-cell office:value-type="float" office:value="0.08287471" calcext:value-type="float">
            <text:p>0.08287471</text:p>
          </table:table-cell>
          <table:table-cell office:value-type="float" office:value="0.08435214" calcext:value-type="float">
            <text:p>0.08435214</text:p>
          </table:table-cell>
          <table:table-cell office:value-type="float" office:value="0.0293354" calcext:value-type="float">
            <text:p>0.0293354</text:p>
          </table:table-cell>
          <table:table-cell office:value-type="float" office:value="0.02467323" calcext:value-type="float">
            <text:p>0.02467323</text:p>
          </table:table-cell>
          <table:table-cell office:value-type="float" office:value="0.02743465" calcext:value-type="float">
            <text:p>0.02743465</text:p>
          </table:table-cell>
          <table:table-cell office:value-type="float" office:value="0.02188388" calcext:value-type="float">
            <text:p>0.02188388</text:p>
          </table:table-cell>
          <table:table-cell office:value-type="float" office:value="0.01825356" calcext:value-type="float">
            <text:p>0.01825356</text:p>
          </table:table-cell>
          <table:table-cell office:value-type="float" office:value="0.01919304" calcext:value-type="float">
            <text:p>0.01919304</text:p>
          </table:table-cell>
          <table:table-cell office:value-type="float" office:value="0.02602896" calcext:value-type="float">
            <text:p>0.02602896</text:p>
          </table:table-cell>
          <table:table-cell office:value-type="float" office:value="0.004939249" calcext:value-type="float">
            <text:p>0.004939249</text:p>
          </table:table-cell>
          <table:table-cell office:value-type="float" office:value="0.004694504" calcext:value-type="float">
            <text:p>0.004694504</text:p>
          </table:table-cell>
          <table:table-cell office:value-type="float" office:value="0" calcext:value-type="float">
            <text:p>0</text:p>
          </table:table-cell>
          <table:table-cell office:value-type="float" office:value="21.69953" calcext:value-type="float">
            <text:p>21.69953</text:p>
          </table:table-cell>
          <table:table-cell office:value-type="float" office:value="11.2962" calcext:value-type="float">
            <text:p>11.2962</text:p>
          </table:table-cell>
          <table:table-cell office:value-type="float" office:value="10.79438" calcext:value-type="float">
            <text:p>10.79438</text:p>
          </table:table-cell>
          <table:table-cell office:value-type="float" office:value="8.590471" calcext:value-type="float">
            <text:p>8.590471</text:p>
          </table:table-cell>
          <table:table-cell office:value-type="float" office:value="5.444085" calcext:value-type="float">
            <text:p>5.444085</text:p>
          </table:table-cell>
          <table:table-cell office:value-type="float" office:value="1.323519" calcext:value-type="float">
            <text:p>1.323519</text:p>
          </table:table-cell>
          <table:table-cell office:value-type="float" office:value="0.3263869" calcext:value-type="float">
            <text:p>0.3263869</text:p>
          </table:table-cell>
          <table:table-cell office:value-type="float" office:value="0.8864889" calcext:value-type="float">
            <text:p>0.8864889</text:p>
          </table:table-cell>
          <table:table-cell office:value-type="float" office:value="0.3225237" calcext:value-type="float">
            <text:p>0.3225237</text:p>
          </table:table-cell>
          <table:table-cell office:value-type="float" office:value="0.1689215" calcext:value-type="float">
            <text:p>0.1689215</text:p>
          </table:table-cell>
          <table:table-cell office:value-type="float" office:value="0.09117878" calcext:value-type="float">
            <text:p>0.09117878</text:p>
          </table:table-cell>
          <table:table-cell office:value-type="float" office:value="0.1446093" calcext:value-type="float">
            <text:p>0.1446093</text:p>
          </table:table-cell>
          <table:table-cell office:value-type="float" office:value="0.3159295" calcext:value-type="float">
            <text:p>0.3159295</text:p>
          </table:table-cell>
          <table:table-cell office:value-type="float" office:value="0.3510236" calcext:value-type="float">
            <text:p>0.3510236</text:p>
          </table:table-cell>
          <table:table-cell office:value-type="float" office:value="0" calcext:value-type="float">
            <text:p>0</text:p>
          </table:table-cell>
          <table:table-cell office:value-type="float" office:value="202.6805" calcext:value-type="float">
            <text:p>202.6805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1832" calcext:value-type="float">
            <text:p>-0.371183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122004" calcext:value-type="float">
            <text:p>5122004</text:p>
          </table:table-cell>
          <table:table-cell office:value-type="float" office:value="35.0247" calcext:value-type="float">
            <text:p>35.0247</text:p>
          </table:table-cell>
          <table:table-cell office:value-type="float" office:value="1088.482" calcext:value-type="float">
            <text:p>1088.482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22482" calcext:value-type="float">
            <text:p>0.122482</text:p>
          </table:table-cell>
          <table:table-cell office:value-type="float" office:value="3.230656" calcext:value-type="float">
            <text:p>3.230656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69004" calcext:value-type="float">
            <text:p>0.0006169004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29808" calcext:value-type="float">
            <text:p>0.129808</text:p>
          </table:table-cell>
          <table:table-cell office:value-type="float" office:value="-0.337164" calcext:value-type="float">
            <text:p>-0.337164</text:p>
          </table:table-cell>
          <table:table-cell office:value-type="float" office:value="0.002726896" calcext:value-type="float">
            <text:p>0.002726896</text:p>
          </table:table-cell>
          <table:table-cell office:value-type="float" office:value="0.0001567378" calcext:value-type="float">
            <text:p>0.0001567378</text:p>
          </table:table-cell>
          <table:table-cell office:value-type="float" office:value="15.80796" calcext:value-type="float">
            <text:p>15.80796</text:p>
          </table:table-cell>
          <table:table-cell office:value-type="float" office:value="0.1593086" calcext:value-type="float">
            <text:p>0.1593086</text:p>
          </table:table-cell>
          <table:table-cell office:value-type="float" office:value="0.1111708" calcext:value-type="float">
            <text:p>0.1111708</text:p>
          </table:table-cell>
          <table:table-cell office:value-type="float" office:value="0.1036515" calcext:value-type="float">
            <text:p>0.1036515</text:p>
          </table:table-cell>
          <table:table-cell office:value-type="float" office:value="0.08465804" calcext:value-type="float">
            <text:p>0.08465804</text:p>
          </table:table-cell>
          <table:table-cell office:value-type="float" office:value="0.08597293" calcext:value-type="float">
            <text:p>0.08597293</text:p>
          </table:table-cell>
          <table:table-cell office:value-type="float" office:value="0.03001058" calcext:value-type="float">
            <text:p>0.03001058</text:p>
          </table:table-cell>
          <table:table-cell office:value-type="float" office:value="0.02427007" calcext:value-type="float">
            <text:p>0.02427007</text:p>
          </table:table-cell>
          <table:table-cell office:value-type="float" office:value="0.02754097" calcext:value-type="float">
            <text:p>0.02754097</text:p>
          </table:table-cell>
          <table:table-cell office:value-type="float" office:value="0.0219265" calcext:value-type="float">
            <text:p>0.0219265</text:p>
          </table:table-cell>
          <table:table-cell office:value-type="float" office:value="0.01828726" calcext:value-type="float">
            <text:p>0.01828726</text:p>
          </table:table-cell>
          <table:table-cell office:value-type="float" office:value="0.01924404" calcext:value-type="float">
            <text:p>0.01924404</text:p>
          </table:table-cell>
          <table:table-cell office:value-type="float" office:value="0.02616219" calcext:value-type="float">
            <text:p>0.02616219</text:p>
          </table:table-cell>
          <table:table-cell office:value-type="float" office:value="0.004937561" calcext:value-type="float">
            <text:p>0.004937561</text:p>
          </table:table-cell>
          <table:table-cell office:value-type="float" office:value="0.004693069" calcext:value-type="float">
            <text:p>0.004693069</text:p>
          </table:table-cell>
          <table:table-cell office:value-type="float" office:value="0" calcext:value-type="float">
            <text:p>0</text:p>
          </table:table-cell>
          <table:table-cell office:value-type="float" office:value="13.14637" calcext:value-type="float">
            <text:p>13.14637</text:p>
          </table:table-cell>
          <table:table-cell office:value-type="float" office:value="12.30489" calcext:value-type="float">
            <text:p>12.30489</text:p>
          </table:table-cell>
          <table:table-cell office:value-type="float" office:value="11.30197" calcext:value-type="float">
            <text:p>11.30197</text:p>
          </table:table-cell>
          <table:table-cell office:value-type="float" office:value="9.003018" calcext:value-type="float">
            <text:p>9.003018</text:p>
          </table:table-cell>
          <table:table-cell office:value-type="float" office:value="5.632863" calcext:value-type="float">
            <text:p>5.632863</text:p>
          </table:table-cell>
          <table:table-cell office:value-type="float" office:value="1.331438" calcext:value-type="float">
            <text:p>1.331438</text:p>
          </table:table-cell>
          <table:table-cell office:value-type="float" office:value="0.314636" calcext:value-type="float">
            <text:p>0.314636</text:p>
          </table:table-cell>
          <table:table-cell office:value-type="float" office:value="0.8885762" calcext:value-type="float">
            <text:p>0.8885762</text:p>
          </table:table-cell>
          <table:table-cell office:value-type="float" office:value="0.3247577" calcext:value-type="float">
            <text:p>0.3247577</text:p>
          </table:table-cell>
          <table:table-cell office:value-type="float" office:value="0.1706016" calcext:value-type="float">
            <text:p>0.1706016</text:p>
          </table:table-cell>
          <table:table-cell office:value-type="float" office:value="0.09218828" calcext:value-type="float">
            <text:p>0.09218828</text:p>
          </table:table-cell>
          <table:table-cell office:value-type="float" office:value="0.145908" calcext:value-type="float">
            <text:p>0.145908</text:p>
          </table:table-cell>
          <table:table-cell office:value-type="float" office:value="0.3155951" calcext:value-type="float">
            <text:p>0.3155951</text:p>
          </table:table-cell>
          <table:table-cell office:value-type="float" office:value="0.3510276" calcext:value-type="float">
            <text:p>0.3510276</text:p>
          </table:table-cell>
          <table:table-cell office:value-type="float" office:value="0" calcext:value-type="float">
            <text:p>0</text:p>
          </table:table-cell>
          <table:table-cell office:value-type="float" office:value="193.3359" calcext:value-type="float">
            <text:p>193.3359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1861" calcext:value-type="float">
            <text:p>-0.371186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122004" calcext:value-type="float">
            <text:p>6122004</text:p>
          </table:table-cell>
          <table:table-cell office:value-type="float" office:value="35.01431" calcext:value-type="float">
            <text:p>35.01431</text:p>
          </table:table-cell>
          <table:table-cell office:value-type="float" office:value="1088.487" calcext:value-type="float">
            <text:p>1088.487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197527" calcext:value-type="float">
            <text:p>0.1197527</text:p>
          </table:table-cell>
          <table:table-cell office:value-type="float" office:value="3.236758" calcext:value-type="float">
            <text:p>3.236758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71066" calcext:value-type="float">
            <text:p>0.0006171066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298213" calcext:value-type="float">
            <text:p>0.1298213</text:p>
          </table:table-cell>
          <table:table-cell office:value-type="float" office:value="-0.3371898" calcext:value-type="float">
            <text:p>-0.3371898</text:p>
          </table:table-cell>
          <table:table-cell office:value-type="float" office:value="0.002736305" calcext:value-type="float">
            <text:p>0.002736305</text:p>
          </table:table-cell>
          <table:table-cell office:value-type="float" office:value="0.0001567434" calcext:value-type="float">
            <text:p>0.0001567434</text:p>
          </table:table-cell>
          <table:table-cell office:value-type="float" office:value="15.86047" calcext:value-type="float">
            <text:p>15.86047</text:p>
          </table:table-cell>
          <table:table-cell office:value-type="float" office:value="0.1467504" calcext:value-type="float">
            <text:p>0.1467504</text:p>
          </table:table-cell>
          <table:table-cell office:value-type="float" office:value="0.1081411" calcext:value-type="float">
            <text:p>0.1081411</text:p>
          </table:table-cell>
          <table:table-cell office:value-type="float" office:value="0.1031084" calcext:value-type="float">
            <text:p>0.1031084</text:p>
          </table:table-cell>
          <table:table-cell office:value-type="float" office:value="0.08552841" calcext:value-type="float">
            <text:p>0.08552841</text:p>
          </table:table-cell>
          <table:table-cell office:value-type="float" office:value="0.08627637" calcext:value-type="float">
            <text:p>0.08627637</text:p>
          </table:table-cell>
          <table:table-cell office:value-type="float" office:value="0.0306089" calcext:value-type="float">
            <text:p>0.0306089</text:p>
          </table:table-cell>
          <table:table-cell office:value-type="float" office:value="0.02369278" calcext:value-type="float">
            <text:p>0.02369278</text:p>
          </table:table-cell>
          <table:table-cell office:value-type="float" office:value="0.02764489" calcext:value-type="float">
            <text:p>0.02764489</text:p>
          </table:table-cell>
          <table:table-cell office:value-type="float" office:value="0.02196795" calcext:value-type="float">
            <text:p>0.02196795</text:p>
          </table:table-cell>
          <table:table-cell office:value-type="float" office:value="0.01832232" calcext:value-type="float">
            <text:p>0.01832232</text:p>
          </table:table-cell>
          <table:table-cell office:value-type="float" office:value="0.01929374" calcext:value-type="float">
            <text:p>0.01929374</text:p>
          </table:table-cell>
          <table:table-cell office:value-type="float" office:value="0.02629274" calcext:value-type="float">
            <text:p>0.02629274</text:p>
          </table:table-cell>
          <table:table-cell office:value-type="float" office:value="0.004935911" calcext:value-type="float">
            <text:p>0.004935911</text:p>
          </table:table-cell>
          <table:table-cell office:value-type="float" office:value="0.004691565" calcext:value-type="float">
            <text:p>0.004691565</text:p>
          </table:table-cell>
          <table:table-cell office:value-type="float" office:value="0" calcext:value-type="float">
            <text:p>0</text:p>
          </table:table-cell>
          <table:table-cell office:value-type="float" office:value="18.76699" calcext:value-type="float">
            <text:p>18.76699</text:p>
          </table:table-cell>
          <table:table-cell office:value-type="float" office:value="11.66016" calcext:value-type="float">
            <text:p>11.66016</text:p>
          </table:table-cell>
          <table:table-cell office:value-type="float" office:value="10.80826" calcext:value-type="float">
            <text:p>10.80826</text:p>
          </table:table-cell>
          <table:table-cell office:value-type="float" office:value="8.806883" calcext:value-type="float">
            <text:p>8.806883</text:p>
          </table:table-cell>
          <table:table-cell office:value-type="float" office:value="5.319086" calcext:value-type="float">
            <text:p>5.319086</text:p>
          </table:table-cell>
          <table:table-cell office:value-type="float" office:value="1.305746" calcext:value-type="float">
            <text:p>1.305746</text:p>
          </table:table-cell>
          <table:table-cell office:value-type="float" office:value="0.2965369" calcext:value-type="float">
            <text:p>0.2965369</text:p>
          </table:table-cell>
          <table:table-cell office:value-type="float" office:value="0.8906146" calcext:value-type="float">
            <text:p>0.8906146</text:p>
          </table:table-cell>
          <table:table-cell office:value-type="float" office:value="0.3269511" calcext:value-type="float">
            <text:p>0.3269511</text:p>
          </table:table-cell>
          <table:table-cell office:value-type="float" office:value="0.1722532" calcext:value-type="float">
            <text:p>0.1722532</text:p>
          </table:table-cell>
          <table:table-cell office:value-type="float" office:value="0.09315731" calcext:value-type="float">
            <text:p>0.09315731</text:p>
          </table:table-cell>
          <table:table-cell office:value-type="float" office:value="0.1471794" calcext:value-type="float">
            <text:p>0.1471794</text:p>
          </table:table-cell>
          <table:table-cell office:value-type="float" office:value="0.3152701" calcext:value-type="float">
            <text:p>0.3152701</text:p>
          </table:table-cell>
          <table:table-cell office:value-type="float" office:value="0.3510311" calcext:value-type="float">
            <text:p>0.3510311</text:p>
          </table:table-cell>
          <table:table-cell office:value-type="float" office:value="0" calcext:value-type="float">
            <text:p>0</text:p>
          </table:table-cell>
          <table:table-cell office:value-type="float" office:value="180.3519" calcext:value-type="float">
            <text:p>180.3519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1896" calcext:value-type="float">
            <text:p>-0.371189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122004" calcext:value-type="float">
            <text:p>7122004</text:p>
          </table:table-cell>
          <table:table-cell office:value-type="float" office:value="35.00404" calcext:value-type="float">
            <text:p>35.00404</text:p>
          </table:table-cell>
          <table:table-cell office:value-type="float" office:value="1088.491" calcext:value-type="float">
            <text:p>1088.491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189481" calcext:value-type="float">
            <text:p>0.1189481</text:p>
          </table:table-cell>
          <table:table-cell office:value-type="float" office:value="3.242476" calcext:value-type="float">
            <text:p>3.242476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7392" calcext:value-type="float">
            <text:p>0.000617392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298389" calcext:value-type="float">
            <text:p>0.1298389</text:p>
          </table:table-cell>
          <table:table-cell office:value-type="float" office:value="-0.3372082" calcext:value-type="float">
            <text:p>-0.3372082</text:p>
          </table:table-cell>
          <table:table-cell office:value-type="float" office:value="0.002745536" calcext:value-type="float">
            <text:p>0.002745536</text:p>
          </table:table-cell>
          <table:table-cell office:value-type="float" office:value="0.0001567489" calcext:value-type="float">
            <text:p>0.0001567489</text:p>
          </table:table-cell>
          <table:table-cell office:value-type="float" office:value="15.89773" calcext:value-type="float">
            <text:p>15.89773</text:p>
          </table:table-cell>
          <table:table-cell office:value-type="float" office:value="0.1407557" calcext:value-type="float">
            <text:p>0.1407557</text:p>
          </table:table-cell>
          <table:table-cell office:value-type="float" office:value="0.1090728" calcext:value-type="float">
            <text:p>0.1090728</text:p>
          </table:table-cell>
          <table:table-cell office:value-type="float" office:value="0.1044508" calcext:value-type="float">
            <text:p>0.1044508</text:p>
          </table:table-cell>
          <table:table-cell office:value-type="float" office:value="0.08618188" calcext:value-type="float">
            <text:p>0.08618188</text:p>
          </table:table-cell>
          <table:table-cell office:value-type="float" office:value="0.08608071" calcext:value-type="float">
            <text:p>0.08608071</text:p>
          </table:table-cell>
          <table:table-cell office:value-type="float" office:value="0.03090218" calcext:value-type="float">
            <text:p>0.03090218</text:p>
          </table:table-cell>
          <table:table-cell office:value-type="float" office:value="0.02347679" calcext:value-type="float">
            <text:p>0.02347679</text:p>
          </table:table-cell>
          <table:table-cell office:value-type="float" office:value="0.02774702" calcext:value-type="float">
            <text:p>0.02774702</text:p>
          </table:table-cell>
          <table:table-cell office:value-type="float" office:value="0.0220083" calcext:value-type="float">
            <text:p>0.0220083</text:p>
          </table:table-cell>
          <table:table-cell office:value-type="float" office:value="0.01835781" calcext:value-type="float">
            <text:p>0.01835781</text:p>
          </table:table-cell>
          <table:table-cell office:value-type="float" office:value="0.01934303" calcext:value-type="float">
            <text:p>0.01934303</text:p>
          </table:table-cell>
          <table:table-cell office:value-type="float" office:value="0.02642051" calcext:value-type="float">
            <text:p>0.02642051</text:p>
          </table:table-cell>
          <table:table-cell office:value-type="float" office:value="0.004934133" calcext:value-type="float">
            <text:p>0.004934133</text:p>
          </table:table-cell>
          <table:table-cell office:value-type="float" office:value="0.004689558" calcext:value-type="float">
            <text:p>0.004689558</text:p>
          </table:table-cell>
          <table:table-cell office:value-type="float" office:value="0" calcext:value-type="float">
            <text:p>0</text:p>
          </table:table-cell>
          <table:table-cell office:value-type="float" office:value="19.68205" calcext:value-type="float">
            <text:p>19.68205</text:p>
          </table:table-cell>
          <table:table-cell office:value-type="float" office:value="11.22349" calcext:value-type="float">
            <text:p>11.22349</text:p>
          </table:table-cell>
          <table:table-cell office:value-type="float" office:value="10.32051" calcext:value-type="float">
            <text:p>10.32051</text:p>
          </table:table-cell>
          <table:table-cell office:value-type="float" office:value="8.351295" calcext:value-type="float">
            <text:p>8.351295</text:p>
          </table:table-cell>
          <table:table-cell office:value-type="float" office:value="4.883522" calcext:value-type="float">
            <text:p>4.883522</text:p>
          </table:table-cell>
          <table:table-cell office:value-type="float" office:value="1.271954" calcext:value-type="float">
            <text:p>1.271954</text:p>
          </table:table-cell>
          <table:table-cell office:value-type="float" office:value="0.2863821" calcext:value-type="float">
            <text:p>0.2863821</text:p>
          </table:table-cell>
          <table:table-cell office:value-type="float" office:value="0.8926298" calcext:value-type="float">
            <text:p>0.8926298</text:p>
          </table:table-cell>
          <table:table-cell office:value-type="float" office:value="0.3291034" calcext:value-type="float">
            <text:p>0.3291034</text:p>
          </table:table-cell>
          <table:table-cell office:value-type="float" office:value="0.1738691" calcext:value-type="float">
            <text:p>0.1738691</text:p>
          </table:table-cell>
          <table:table-cell office:value-type="float" office:value="0.0941086" calcext:value-type="float">
            <text:p>0.0941086</text:p>
          </table:table-cell>
          <table:table-cell office:value-type="float" office:value="0.1484212" calcext:value-type="float">
            <text:p>0.1484212</text:p>
          </table:table-cell>
          <table:table-cell office:value-type="float" office:value="0.3149097" calcext:value-type="float">
            <text:p>0.3149097</text:p>
          </table:table-cell>
          <table:table-cell office:value-type="float" office:value="0.3510346" calcext:value-type="float">
            <text:p>0.3510346</text:p>
          </table:table-cell>
          <table:table-cell office:value-type="float" office:value="0" calcext:value-type="float">
            <text:p>0</text:p>
          </table:table-cell>
          <table:table-cell office:value-type="float" office:value="175.4165" calcext:value-type="float">
            <text:p>175.4165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1925" calcext:value-type="float">
            <text:p>-0.371192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122004" calcext:value-type="float">
            <text:p>8122004</text:p>
          </table:table-cell>
          <table:table-cell office:value-type="float" office:value="34.99345" calcext:value-type="float">
            <text:p>34.99345</text:p>
          </table:table-cell>
          <table:table-cell office:value-type="float" office:value="1088.496" calcext:value-type="float">
            <text:p>1088.496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19004" calcext:value-type="float">
            <text:p>0.119004</text:p>
          </table:table-cell>
          <table:table-cell office:value-type="float" office:value="3.246865" calcext:value-type="float">
            <text:p>3.246865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75702" calcext:value-type="float">
            <text:p>0.0006175702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298498" calcext:value-type="float">
            <text:p>0.1298498</text:p>
          </table:table-cell>
          <table:table-cell office:value-type="float" office:value="-0.3372296" calcext:value-type="float">
            <text:p>-0.3372296</text:p>
          </table:table-cell>
          <table:table-cell office:value-type="float" office:value="0.002755098" calcext:value-type="float">
            <text:p>0.002755098</text:p>
          </table:table-cell>
          <table:table-cell office:value-type="float" office:value="0.0001567544" calcext:value-type="float">
            <text:p>0.0001567544</text:p>
          </table:table-cell>
          <table:table-cell office:value-type="float" office:value="15.94082" calcext:value-type="float">
            <text:p>15.94082</text:p>
          </table:table-cell>
          <table:table-cell office:value-type="float" office:value="0.1336684" calcext:value-type="float">
            <text:p>0.1336684</text:p>
          </table:table-cell>
          <table:table-cell office:value-type="float" office:value="0.1101064" calcext:value-type="float">
            <text:p>0.1101064</text:p>
          </table:table-cell>
          <table:table-cell office:value-type="float" office:value="0.1059588" calcext:value-type="float">
            <text:p>0.1059588</text:p>
          </table:table-cell>
          <table:table-cell office:value-type="float" office:value="0.08687099" calcext:value-type="float">
            <text:p>0.08687099</text:p>
          </table:table-cell>
          <table:table-cell office:value-type="float" office:value="0.08616973" calcext:value-type="float">
            <text:p>0.08616973</text:p>
          </table:table-cell>
          <table:table-cell office:value-type="float" office:value="0.03109053" calcext:value-type="float">
            <text:p>0.03109053</text:p>
          </table:table-cell>
          <table:table-cell office:value-type="float" office:value="0.02341929" calcext:value-type="float">
            <text:p>0.02341929</text:p>
          </table:table-cell>
          <table:table-cell office:value-type="float" office:value="0.02785053" calcext:value-type="float">
            <text:p>0.02785053</text:p>
          </table:table-cell>
          <table:table-cell office:value-type="float" office:value="0.02204845" calcext:value-type="float">
            <text:p>0.02204845</text:p>
          </table:table-cell>
          <table:table-cell office:value-type="float" office:value="0.01839345" calcext:value-type="float">
            <text:p>0.01839345</text:p>
          </table:table-cell>
          <table:table-cell office:value-type="float" office:value="0.01939198" calcext:value-type="float">
            <text:p>0.01939198</text:p>
          </table:table-cell>
          <table:table-cell office:value-type="float" office:value="0.0265455" calcext:value-type="float">
            <text:p>0.0265455</text:p>
          </table:table-cell>
          <table:table-cell office:value-type="float" office:value="0.004932681" calcext:value-type="float">
            <text:p>0.004932681</text:p>
          </table:table-cell>
          <table:table-cell office:value-type="float" office:value="0.004688769" calcext:value-type="float">
            <text:p>0.004688769</text:p>
          </table:table-cell>
          <table:table-cell office:value-type="float" office:value="0" calcext:value-type="float">
            <text:p>0</text:p>
          </table:table-cell>
          <table:table-cell office:value-type="float" office:value="21.62202" calcext:value-type="float">
            <text:p>21.62202</text:p>
          </table:table-cell>
          <table:table-cell office:value-type="float" office:value="11.39178" calcext:value-type="float">
            <text:p>11.39178</text:p>
          </table:table-cell>
          <table:table-cell office:value-type="float" office:value="10.09223" calcext:value-type="float">
            <text:p>10.09223</text:p>
          </table:table-cell>
          <table:table-cell office:value-type="float" office:value="7.953631" calcext:value-type="float">
            <text:p>7.953631</text:p>
          </table:table-cell>
          <table:table-cell office:value-type="float" office:value="4.537435" calcext:value-type="float">
            <text:p>4.537435</text:p>
          </table:table-cell>
          <table:table-cell office:value-type="float" office:value="1.238545" calcext:value-type="float">
            <text:p>1.238545</text:p>
          </table:table-cell>
          <table:table-cell office:value-type="float" office:value="0.2797725" calcext:value-type="float">
            <text:p>0.2797725</text:p>
          </table:table-cell>
          <table:table-cell office:value-type="float" office:value="0.8945637" calcext:value-type="float">
            <text:p>0.8945637</text:p>
          </table:table-cell>
          <table:table-cell office:value-type="float" office:value="0.3312107" calcext:value-type="float">
            <text:p>0.3312107</text:p>
          </table:table-cell>
          <table:table-cell office:value-type="float" office:value="0.1754496" calcext:value-type="float">
            <text:p>0.1754496</text:p>
          </table:table-cell>
          <table:table-cell office:value-type="float" office:value="0.09504615" calcext:value-type="float">
            <text:p>0.09504615</text:p>
          </table:table-cell>
          <table:table-cell office:value-type="float" office:value="0.149636" calcext:value-type="float">
            <text:p>0.149636</text:p>
          </table:table-cell>
          <table:table-cell office:value-type="float" office:value="0.3146719" calcext:value-type="float">
            <text:p>0.3146719</text:p>
          </table:table-cell>
          <table:table-cell office:value-type="float" office:value="0.3510404" calcext:value-type="float">
            <text:p>0.3510404</text:p>
          </table:table-cell>
          <table:table-cell office:value-type="float" office:value="0" calcext:value-type="float">
            <text:p>0</text:p>
          </table:table-cell>
          <table:table-cell office:value-type="float" office:value="174.9114" calcext:value-type="float">
            <text:p>174.9114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1956" calcext:value-type="float">
            <text:p>-0.371195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122004" calcext:value-type="float">
            <text:p>9122004</text:p>
          </table:table-cell>
          <table:table-cell office:value-type="float" office:value="34.98555" calcext:value-type="float">
            <text:p>34.98555</text:p>
          </table:table-cell>
          <table:table-cell office:value-type="float" office:value="1088.506" calcext:value-type="float">
            <text:p>1088.506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179806" calcext:value-type="float">
            <text:p>0.1179806</text:p>
          </table:table-cell>
          <table:table-cell office:value-type="float" office:value="3.245891" calcext:value-type="float">
            <text:p>3.245891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76631" calcext:value-type="float">
            <text:p>0.0006176631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298556" calcext:value-type="float">
            <text:p>0.1298556</text:p>
          </table:table-cell>
          <table:table-cell office:value-type="float" office:value="-0.3372759" calcext:value-type="float">
            <text:p>-0.3372759</text:p>
          </table:table-cell>
          <table:table-cell office:value-type="float" office:value="0.002764794" calcext:value-type="float">
            <text:p>0.002764794</text:p>
          </table:table-cell>
          <table:table-cell office:value-type="float" office:value="0.00015676" calcext:value-type="float">
            <text:p>0.00015676</text:p>
          </table:table-cell>
          <table:table-cell office:value-type="float" office:value="16.0301" calcext:value-type="float">
            <text:p>16.0301</text:p>
          </table:table-cell>
          <table:table-cell office:value-type="float" office:value="0.1177867" calcext:value-type="float">
            <text:p>0.1177867</text:p>
          </table:table-cell>
          <table:table-cell office:value-type="float" office:value="0.1065177" calcext:value-type="float">
            <text:p>0.1065177</text:p>
          </table:table-cell>
          <table:table-cell office:value-type="float" office:value="0.1038812" calcext:value-type="float">
            <text:p>0.1038812</text:p>
          </table:table-cell>
          <table:table-cell office:value-type="float" office:value="0.08685567" calcext:value-type="float">
            <text:p>0.08685567</text:p>
          </table:table-cell>
          <table:table-cell office:value-type="float" office:value="0.08598523" calcext:value-type="float">
            <text:p>0.08598523</text:p>
          </table:table-cell>
          <table:table-cell office:value-type="float" office:value="0.03121532" calcext:value-type="float">
            <text:p>0.03121532</text:p>
          </table:table-cell>
          <table:table-cell office:value-type="float" office:value="0.02344174" calcext:value-type="float">
            <text:p>0.02344174</text:p>
          </table:table-cell>
          <table:table-cell office:value-type="float" office:value="0.02795322" calcext:value-type="float">
            <text:p>0.02795322</text:p>
          </table:table-cell>
          <table:table-cell office:value-type="float" office:value="0.02208918" calcext:value-type="float">
            <text:p>0.02208918</text:p>
          </table:table-cell>
          <table:table-cell office:value-type="float" office:value="0.01842902" calcext:value-type="float">
            <text:p>0.01842902</text:p>
          </table:table-cell>
          <table:table-cell office:value-type="float" office:value="0.01944054" calcext:value-type="float">
            <text:p>0.01944054</text:p>
          </table:table-cell>
          <table:table-cell office:value-type="float" office:value="0.02666777" calcext:value-type="float">
            <text:p>0.02666777</text:p>
          </table:table-cell>
          <table:table-cell office:value-type="float" office:value="0.004931219" calcext:value-type="float">
            <text:p>0.004931219</text:p>
          </table:table-cell>
          <table:table-cell office:value-type="float" office:value="0.004687784" calcext:value-type="float">
            <text:p>0.004687784</text:p>
          </table:table-cell>
          <table:table-cell office:value-type="float" office:value="0" calcext:value-type="float">
            <text:p>0</text:p>
          </table:table-cell>
          <table:table-cell office:value-type="float" office:value="29.09412" calcext:value-type="float">
            <text:p>29.09412</text:p>
          </table:table-cell>
          <table:table-cell office:value-type="float" office:value="11.99022" calcext:value-type="float">
            <text:p>11.99022</text:p>
          </table:table-cell>
          <table:table-cell office:value-type="float" office:value="9.939376" calcext:value-type="float">
            <text:p>9.939376</text:p>
          </table:table-cell>
          <table:table-cell office:value-type="float" office:value="7.623657" calcext:value-type="float">
            <text:p>7.623657</text:p>
          </table:table-cell>
          <table:table-cell office:value-type="float" office:value="4.271494" calcext:value-type="float">
            <text:p>4.271494</text:p>
          </table:table-cell>
          <table:table-cell office:value-type="float" office:value="1.208962" calcext:value-type="float">
            <text:p>1.208962</text:p>
          </table:table-cell>
          <table:table-cell office:value-type="float" office:value="0.2750418" calcext:value-type="float">
            <text:p>0.2750418</text:p>
          </table:table-cell>
          <table:table-cell office:value-type="float" office:value="0.8964103" calcext:value-type="float">
            <text:p>0.8964103</text:p>
          </table:table-cell>
          <table:table-cell office:value-type="float" office:value="0.3332984" calcext:value-type="float">
            <text:p>0.3332984</text:p>
          </table:table-cell>
          <table:table-cell office:value-type="float" office:value="0.1769872" calcext:value-type="float">
            <text:p>0.1769872</text:p>
          </table:table-cell>
          <table:table-cell office:value-type="float" office:value="0.09596977" calcext:value-type="float">
            <text:p>0.09596977</text:p>
          </table:table-cell>
          <table:table-cell office:value-type="float" office:value="0.1508296" calcext:value-type="float">
            <text:p>0.1508296</text:p>
          </table:table-cell>
          <table:table-cell office:value-type="float" office:value="0.3144219" calcext:value-type="float">
            <text:p>0.3144219</text:p>
          </table:table-cell>
          <table:table-cell office:value-type="float" office:value="0.3510467" calcext:value-type="float">
            <text:p>0.3510467</text:p>
          </table:table-cell>
          <table:table-cell office:value-type="float" office:value="0" calcext:value-type="float">
            <text:p>0</text:p>
          </table:table-cell>
          <table:table-cell office:value-type="float" office:value="172.0394" calcext:value-type="float">
            <text:p>172.0394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2005" calcext:value-type="float">
            <text:p>-0.371200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122004" calcext:value-type="float">
            <text:p>10122004</text:p>
          </table:table-cell>
          <table:table-cell office:value-type="float" office:value="34.97669" calcext:value-type="float">
            <text:p>34.97669</text:p>
          </table:table-cell>
          <table:table-cell office:value-type="float" office:value="1088.513" calcext:value-type="float">
            <text:p>1088.513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158741" calcext:value-type="float">
            <text:p>0.1158741</text:p>
          </table:table-cell>
          <table:table-cell office:value-type="float" office:value="3.249194" calcext:value-type="float">
            <text:p>3.249194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77834" calcext:value-type="float">
            <text:p>0.0006177834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29863" calcext:value-type="float">
            <text:p>0.129863</text:p>
          </table:table-cell>
          <table:table-cell office:value-type="float" office:value="-0.3373017" calcext:value-type="float">
            <text:p>-0.3373017</text:p>
          </table:table-cell>
          <table:table-cell office:value-type="float" office:value="0.002774291" calcext:value-type="float">
            <text:p>0.002774291</text:p>
          </table:table-cell>
          <table:table-cell office:value-type="float" office:value="0.0001567643" calcext:value-type="float">
            <text:p>0.0001567643</text:p>
          </table:table-cell>
          <table:table-cell office:value-type="float" office:value="16.09246" calcext:value-type="float">
            <text:p>16.09246</text:p>
          </table:table-cell>
          <table:table-cell office:value-type="float" office:value="0.1230679" calcext:value-type="float">
            <text:p>0.1230679</text:p>
          </table:table-cell>
          <table:table-cell office:value-type="float" office:value="0.1073818" calcext:value-type="float">
            <text:p>0.1073818</text:p>
          </table:table-cell>
          <table:table-cell office:value-type="float" office:value="0.1047898" calcext:value-type="float">
            <text:p>0.1047898</text:p>
          </table:table-cell>
          <table:table-cell office:value-type="float" office:value="0.08678235" calcext:value-type="float">
            <text:p>0.08678235</text:p>
          </table:table-cell>
          <table:table-cell office:value-type="float" office:value="0.08600889" calcext:value-type="float">
            <text:p>0.08600889</text:p>
          </table:table-cell>
          <table:table-cell office:value-type="float" office:value="0.03130367" calcext:value-type="float">
            <text:p>0.03130367</text:p>
          </table:table-cell>
          <table:table-cell office:value-type="float" office:value="0.02356993" calcext:value-type="float">
            <text:p>0.02356993</text:p>
          </table:table-cell>
          <table:table-cell office:value-type="float" office:value="0.02804624" calcext:value-type="float">
            <text:p>0.02804624</text:p>
          </table:table-cell>
          <table:table-cell office:value-type="float" office:value="0.02212846" calcext:value-type="float">
            <text:p>0.02212846</text:p>
          </table:table-cell>
          <table:table-cell office:value-type="float" office:value="0.01846468" calcext:value-type="float">
            <text:p>0.01846468</text:p>
          </table:table-cell>
          <table:table-cell office:value-type="float" office:value="0.01948867" calcext:value-type="float">
            <text:p>0.01948867</text:p>
          </table:table-cell>
          <table:table-cell office:value-type="float" office:value="0.02678731" calcext:value-type="float">
            <text:p>0.02678731</text:p>
          </table:table-cell>
          <table:table-cell office:value-type="float" office:value="0.004929663" calcext:value-type="float">
            <text:p>0.004929663</text:p>
          </table:table-cell>
          <table:table-cell office:value-type="float" office:value="0.004685988" calcext:value-type="float">
            <text:p>0.004685988</text:p>
          </table:table-cell>
          <table:table-cell office:value-type="float" office:value="0" calcext:value-type="float">
            <text:p>0</text:p>
          </table:table-cell>
          <table:table-cell office:value-type="float" office:value="30.44743" calcext:value-type="float">
            <text:p>30.44743</text:p>
          </table:table-cell>
          <table:table-cell office:value-type="float" office:value="12.01627" calcext:value-type="float">
            <text:p>12.01627</text:p>
          </table:table-cell>
          <table:table-cell office:value-type="float" office:value="9.743879" calcext:value-type="float">
            <text:p>9.743879</text:p>
          </table:table-cell>
          <table:table-cell office:value-type="float" office:value="7.397334" calcext:value-type="float">
            <text:p>7.397334</text:p>
          </table:table-cell>
          <table:table-cell office:value-type="float" office:value="4.124611" calcext:value-type="float">
            <text:p>4.124611</text:p>
          </table:table-cell>
          <table:table-cell office:value-type="float" office:value="1.191393" calcext:value-type="float">
            <text:p>1.191393</text:p>
          </table:table-cell>
          <table:table-cell office:value-type="float" office:value="0.2729857" calcext:value-type="float">
            <text:p>0.2729857</text:p>
          </table:table-cell>
          <table:table-cell office:value-type="float" office:value="0.8982728" calcext:value-type="float">
            <text:p>0.8982728</text:p>
          </table:table-cell>
          <table:table-cell office:value-type="float" office:value="0.335355" calcext:value-type="float">
            <text:p>0.335355</text:p>
          </table:table-cell>
          <table:table-cell office:value-type="float" office:value="0.178492" calcext:value-type="float">
            <text:p>0.178492</text:p>
          </table:table-cell>
          <table:table-cell office:value-type="float" office:value="0.09687993" calcext:value-type="float">
            <text:p>0.09687993</text:p>
          </table:table-cell>
          <table:table-cell office:value-type="float" office:value="0.1520034" calcext:value-type="float">
            <text:p>0.1520034</text:p>
          </table:table-cell>
          <table:table-cell office:value-type="float" office:value="0.3141179" calcext:value-type="float">
            <text:p>0.3141179</text:p>
          </table:table-cell>
          <table:table-cell office:value-type="float" office:value="0.351042" calcext:value-type="float">
            <text:p>0.351042</text:p>
          </table:table-cell>
          <table:table-cell office:value-type="float" office:value="0" calcext:value-type="float">
            <text:p>0</text:p>
          </table:table-cell>
          <table:table-cell office:value-type="float" office:value="160.2851" calcext:value-type="float">
            <text:p>160.2851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2049" calcext:value-type="float">
            <text:p>-0.371204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122004" calcext:value-type="float">
            <text:p>11122004</text:p>
          </table:table-cell>
          <table:table-cell office:value-type="float" office:value="34.96778" calcext:value-type="float">
            <text:p>34.96778</text:p>
          </table:table-cell>
          <table:table-cell office:value-type="float" office:value="1088.521" calcext:value-type="float">
            <text:p>1088.521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154795" calcext:value-type="float">
            <text:p>0.1154795</text:p>
          </table:table-cell>
          <table:table-cell office:value-type="float" office:value="3.250407" calcext:value-type="float">
            <text:p>3.250407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79089" calcext:value-type="float">
            <text:p>0.0006179089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298708" calcext:value-type="float">
            <text:p>0.1298708</text:p>
          </table:table-cell>
          <table:table-cell office:value-type="float" office:value="-0.3373331" calcext:value-type="float">
            <text:p>-0.3373331</text:p>
          </table:table-cell>
          <table:table-cell office:value-type="float" office:value="0.002783212" calcext:value-type="float">
            <text:p>0.002783212</text:p>
          </table:table-cell>
          <table:table-cell office:value-type="float" office:value="0.0001567685" calcext:value-type="float">
            <text:p>0.0001567685</text:p>
          </table:table-cell>
          <table:table-cell office:value-type="float" office:value="16.15828" calcext:value-type="float">
            <text:p>16.15828</text:p>
          </table:table-cell>
          <table:table-cell office:value-type="float" office:value="0.1168203" calcext:value-type="float">
            <text:p>0.1168203</text:p>
          </table:table-cell>
          <table:table-cell office:value-type="float" office:value="0.1087635" calcext:value-type="float">
            <text:p>0.1087635</text:p>
          </table:table-cell>
          <table:table-cell office:value-type="float" office:value="0.1058402" calcext:value-type="float">
            <text:p>0.1058402</text:p>
          </table:table-cell>
          <table:table-cell office:value-type="float" office:value="0.08688197" calcext:value-type="float">
            <text:p>0.08688197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03142694" calcext:value-type="float">
            <text:p>0.03142694</text:p>
          </table:table-cell>
          <table:table-cell office:value-type="float" office:value="0.02365137" calcext:value-type="float">
            <text:p>0.02365137</text:p>
          </table:table-cell>
          <table:table-cell office:value-type="float" office:value="0.02813713" calcext:value-type="float">
            <text:p>0.02813713</text:p>
          </table:table-cell>
          <table:table-cell office:value-type="float" office:value="0.02216563" calcext:value-type="float">
            <text:p>0.02216563</text:p>
          </table:table-cell>
          <table:table-cell office:value-type="float" office:value="0.01849999" calcext:value-type="float">
            <text:p>0.01849999</text:p>
          </table:table-cell>
          <table:table-cell office:value-type="float" office:value="0.01953635" calcext:value-type="float">
            <text:p>0.01953635</text:p>
          </table:table-cell>
          <table:table-cell office:value-type="float" office:value="0.02690419" calcext:value-type="float">
            <text:p>0.02690419</text:p>
          </table:table-cell>
          <table:table-cell office:value-type="float" office:value="0.004928329" calcext:value-type="float">
            <text:p>0.004928329</text:p>
          </table:table-cell>
          <table:table-cell office:value-type="float" office:value="0.004685204" calcext:value-type="float">
            <text:p>0.004685204</text:p>
          </table:table-cell>
          <table:table-cell office:value-type="float" office:value="0" calcext:value-type="float">
            <text:p>0</text:p>
          </table:table-cell>
          <table:table-cell office:value-type="float" office:value="30.24924" calcext:value-type="float">
            <text:p>30.24924</text:p>
          </table:table-cell>
          <table:table-cell office:value-type="float" office:value="12.48551" calcext:value-type="float">
            <text:p>12.48551</text:p>
          </table:table-cell>
          <table:table-cell office:value-type="float" office:value="9.54036" calcext:value-type="float">
            <text:p>9.54036</text:p>
          </table:table-cell>
          <table:table-cell office:value-type="float" office:value="7.144135" calcext:value-type="float">
            <text:p>7.144135</text:p>
          </table:table-cell>
          <table:table-cell office:value-type="float" office:value="3.985154" calcext:value-type="float">
            <text:p>3.985154</text:p>
          </table:table-cell>
          <table:table-cell office:value-type="float" office:value="1.174122" calcext:value-type="float">
            <text:p>1.174122</text:p>
          </table:table-cell>
          <table:table-cell office:value-type="float" office:value="0.2704332" calcext:value-type="float">
            <text:p>0.2704332</text:p>
          </table:table-cell>
          <table:table-cell office:value-type="float" office:value="0.9001086" calcext:value-type="float">
            <text:p>0.9001086</text:p>
          </table:table-cell>
          <table:table-cell office:value-type="float" office:value="0.3373911" calcext:value-type="float">
            <text:p>0.3373911</text:p>
          </table:table-cell>
          <table:table-cell office:value-type="float" office:value="0.1799684" calcext:value-type="float">
            <text:p>0.1799684</text:p>
          </table:table-cell>
          <table:table-cell office:value-type="float" office:value="0.09777682" calcext:value-type="float">
            <text:p>0.09777682</text:p>
          </table:table-cell>
          <table:table-cell office:value-type="float" office:value="0.1531549" calcext:value-type="float">
            <text:p>0.1531549</text:p>
          </table:table-cell>
          <table:table-cell office:value-type="float" office:value="0.3138947" calcext:value-type="float">
            <text:p>0.3138947</text:p>
          </table:table-cell>
          <table:table-cell office:value-type="float" office:value="0.351055" calcext:value-type="float">
            <text:p>0.351055</text:p>
          </table:table-cell>
          <table:table-cell office:value-type="float" office:value="0" calcext:value-type="float">
            <text:p>0</text:p>
          </table:table-cell>
          <table:table-cell office:value-type="float" office:value="157.8431" calcext:value-type="float">
            <text:p>157.8431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2084" calcext:value-type="float">
            <text:p>-0.371208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122004" calcext:value-type="float">
            <text:p>12122004</text:p>
          </table:table-cell>
          <table:table-cell office:value-type="float" office:value="34.96576" calcext:value-type="float">
            <text:p>34.96576</text:p>
          </table:table-cell>
          <table:table-cell office:value-type="float" office:value="1088.535" calcext:value-type="float">
            <text:p>1088.535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123336" calcext:value-type="float">
            <text:p>0.1123336</text:p>
          </table:table-cell>
          <table:table-cell office:value-type="float" office:value="3.240002" calcext:value-type="float">
            <text:p>3.240002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79792" calcext:value-type="float">
            <text:p>0.0006179792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298752" calcext:value-type="float">
            <text:p>0.1298752</text:p>
          </table:table-cell>
          <table:table-cell office:value-type="float" office:value="-0.337417" calcext:value-type="float">
            <text:p>-0.337417</text:p>
          </table:table-cell>
          <table:table-cell office:value-type="float" office:value="0.002793076" calcext:value-type="float">
            <text:p>0.002793076</text:p>
          </table:table-cell>
          <table:table-cell office:value-type="float" office:value="0.0001567727" calcext:value-type="float">
            <text:p>0.0001567727</text:p>
          </table:table-cell>
          <table:table-cell office:value-type="float" office:value="16.32313" calcext:value-type="float">
            <text:p>16.32313</text:p>
          </table:table-cell>
          <table:table-cell office:value-type="float" office:value="0.1069243" calcext:value-type="float">
            <text:p>0.1069243</text:p>
          </table:table-cell>
          <table:table-cell office:value-type="float" office:value="0.1001252" calcext:value-type="float">
            <text:p>0.1001252</text:p>
          </table:table-cell>
          <table:table-cell office:value-type="float" office:value="0.09978166" calcext:value-type="float">
            <text:p>0.09978166</text:p>
          </table:table-cell>
          <table:table-cell office:value-type="float" office:value="0.08528643" calcext:value-type="float">
            <text:p>0.08528643</text:p>
          </table:table-cell>
          <table:table-cell office:value-type="float" office:value="0.08536742" calcext:value-type="float">
            <text:p>0.08536742</text:p>
          </table:table-cell>
          <table:table-cell office:value-type="float" office:value="0.03143057" calcext:value-type="float">
            <text:p>0.03143057</text:p>
          </table:table-cell>
          <table:table-cell office:value-type="float" office:value="0.0237817" calcext:value-type="float">
            <text:p>0.0237817</text:p>
          </table:table-cell>
          <table:table-cell office:value-type="float" office:value="0.02822339" calcext:value-type="float">
            <text:p>0.02822339</text:p>
          </table:table-cell>
          <table:table-cell office:value-type="float" office:value="0.02220159" calcext:value-type="float">
            <text:p>0.02220159</text:p>
          </table:table-cell>
          <table:table-cell office:value-type="float" office:value="0.01853495" calcext:value-type="float">
            <text:p>0.01853495</text:p>
          </table:table-cell>
          <table:table-cell office:value-type="float" office:value="0.01958357" calcext:value-type="float">
            <text:p>0.01958357</text:p>
          </table:table-cell>
          <table:table-cell office:value-type="float" office:value="0.02701841" calcext:value-type="float">
            <text:p>0.02701841</text:p>
          </table:table-cell>
          <table:table-cell office:value-type="float" office:value="0.004926962" calcext:value-type="float">
            <text:p>0.004926962</text:p>
          </table:table-cell>
          <table:table-cell office:value-type="float" office:value="0.004683713" calcext:value-type="float">
            <text:p>0.004683713</text:p>
          </table:table-cell>
          <table:table-cell office:value-type="float" office:value="0" calcext:value-type="float">
            <text:p>0</text:p>
          </table:table-cell>
          <table:table-cell office:value-type="float" office:value="33.12171" calcext:value-type="float">
            <text:p>33.12171</text:p>
          </table:table-cell>
          <table:table-cell office:value-type="float" office:value="12.54444" calcext:value-type="float">
            <text:p>12.54444</text:p>
          </table:table-cell>
          <table:table-cell office:value-type="float" office:value="9.417212" calcext:value-type="float">
            <text:p>9.417212</text:p>
          </table:table-cell>
          <table:table-cell office:value-type="float" office:value="6.991553" calcext:value-type="float">
            <text:p>6.991553</text:p>
          </table:table-cell>
          <table:table-cell office:value-type="float" office:value="3.900548" calcext:value-type="float">
            <text:p>3.900548</text:p>
          </table:table-cell>
          <table:table-cell office:value-type="float" office:value="1.161495" calcext:value-type="float">
            <text:p>1.161495</text:p>
          </table:table-cell>
          <table:table-cell office:value-type="float" office:value="0.2696339" calcext:value-type="float">
            <text:p>0.2696339</text:p>
          </table:table-cell>
          <table:table-cell office:value-type="float" office:value="0.9019272" calcext:value-type="float">
            <text:p>0.9019272</text:p>
          </table:table-cell>
          <table:table-cell office:value-type="float" office:value="0.3394012" calcext:value-type="float">
            <text:p>0.3394012</text:p>
          </table:table-cell>
          <table:table-cell office:value-type="float" office:value="0.1814188" calcext:value-type="float">
            <text:p>0.1814188</text:p>
          </table:table-cell>
          <table:table-cell office:value-type="float" office:value="0.09866113" calcext:value-type="float">
            <text:p>0.09866113</text:p>
          </table:table-cell>
          <table:table-cell office:value-type="float" office:value="0.1542896" calcext:value-type="float">
            <text:p>0.1542896</text:p>
          </table:table-cell>
          <table:table-cell office:value-type="float" office:value="0.3136383" calcext:value-type="float">
            <text:p>0.3136383</text:p>
          </table:table-cell>
          <table:table-cell office:value-type="float" office:value="0.3510461" calcext:value-type="float">
            <text:p>0.3510461</text:p>
          </table:table-cell>
          <table:table-cell office:value-type="float" office:value="0" calcext:value-type="float">
            <text:p>0</text:p>
          </table:table-cell>
          <table:table-cell office:value-type="float" office:value="146.872" calcext:value-type="float">
            <text:p>146.872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2122" calcext:value-type="float">
            <text:p>-0.371212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3122004" calcext:value-type="float">
            <text:p>13122004</text:p>
          </table:table-cell>
          <table:table-cell office:value-type="float" office:value="34.95584" calcext:value-type="float">
            <text:p>34.95584</text:p>
          </table:table-cell>
          <table:table-cell office:value-type="float" office:value="1088.543" calcext:value-type="float">
            <text:p>1088.543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129639" calcext:value-type="float">
            <text:p>0.1129639</text:p>
          </table:table-cell>
          <table:table-cell office:value-type="float" office:value="3.241904" calcext:value-type="float">
            <text:p>3.241904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81233" calcext:value-type="float">
            <text:p>0.0006181233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293155" calcext:value-type="float">
            <text:p>0.1293155</text:p>
          </table:table-cell>
          <table:table-cell office:value-type="float" office:value="-0.3374479" calcext:value-type="float">
            <text:p>-0.3374479</text:p>
          </table:table-cell>
          <table:table-cell office:value-type="float" office:value="0.002802441" calcext:value-type="float">
            <text:p>0.002802441</text:p>
          </table:table-cell>
          <table:table-cell office:value-type="float" office:value="0.0001567762" calcext:value-type="float">
            <text:p>0.0001567762</text:p>
          </table:table-cell>
          <table:table-cell office:value-type="float" office:value="16.38514" calcext:value-type="float">
            <text:p>16.38514</text:p>
          </table:table-cell>
          <table:table-cell office:value-type="float" office:value="0.1094596" calcext:value-type="float">
            <text:p>0.1094596</text:p>
          </table:table-cell>
          <table:table-cell office:value-type="float" office:value="0.1030437" calcext:value-type="float">
            <text:p>0.1030437</text:p>
          </table:table-cell>
          <table:table-cell office:value-type="float" office:value="0.1021924" calcext:value-type="float">
            <text:p>0.1021924</text:p>
          </table:table-cell>
          <table:table-cell office:value-type="float" office:value="0.08492204" calcext:value-type="float">
            <text:p>0.08492204</text:p>
          </table:table-cell>
          <table:table-cell office:value-type="float" office:value="0.08518012" calcext:value-type="float">
            <text:p>0.08518012</text:p>
          </table:table-cell>
          <table:table-cell office:value-type="float" office:value="0.03145108" calcext:value-type="float">
            <text:p>0.03145108</text:p>
          </table:table-cell>
          <table:table-cell office:value-type="float" office:value="0.0238631" calcext:value-type="float">
            <text:p>0.0238631</text:p>
          </table:table-cell>
          <table:table-cell office:value-type="float" office:value="0.02829427" calcext:value-type="float">
            <text:p>0.02829427</text:p>
          </table:table-cell>
          <table:table-cell office:value-type="float" office:value="0.0222334" calcext:value-type="float">
            <text:p>0.0222334</text:p>
          </table:table-cell>
          <table:table-cell office:value-type="float" office:value="0.01856933" calcext:value-type="float">
            <text:p>0.01856933</text:p>
          </table:table-cell>
          <table:table-cell office:value-type="float" office:value="0.01963037" calcext:value-type="float">
            <text:p>0.01963037</text:p>
          </table:table-cell>
          <table:table-cell office:value-type="float" office:value="0.02713022" calcext:value-type="float">
            <text:p>0.02713022</text:p>
          </table:table-cell>
          <table:table-cell office:value-type="float" office:value="0.004947803" calcext:value-type="float">
            <text:p>0.004947803</text:p>
          </table:table-cell>
          <table:table-cell office:value-type="float" office:value="0.00465823" calcext:value-type="float">
            <text:p>0.00465823</text:p>
          </table:table-cell>
          <table:table-cell office:value-type="float" office:value="0" calcext:value-type="float">
            <text:p>0</text:p>
          </table:table-cell>
          <table:table-cell office:value-type="float" office:value="32.37721" calcext:value-type="float">
            <text:p>32.37721</text:p>
          </table:table-cell>
          <table:table-cell office:value-type="float" office:value="12.43513" calcext:value-type="float">
            <text:p>12.43513</text:p>
          </table:table-cell>
          <table:table-cell office:value-type="float" office:value="9.073513" calcext:value-type="float">
            <text:p>9.073513</text:p>
          </table:table-cell>
          <table:table-cell office:value-type="float" office:value="6.765181" calcext:value-type="float">
            <text:p>6.765181</text:p>
          </table:table-cell>
          <table:table-cell office:value-type="float" office:value="3.808087" calcext:value-type="float">
            <text:p>3.808087</text:p>
          </table:table-cell>
          <table:table-cell office:value-type="float" office:value="1.150143" calcext:value-type="float">
            <text:p>1.150143</text:p>
          </table:table-cell>
          <table:table-cell office:value-type="float" office:value="0.2685225" calcext:value-type="float">
            <text:p>0.2685225</text:p>
          </table:table-cell>
          <table:table-cell office:value-type="float" office:value="0.9038143" calcext:value-type="float">
            <text:p>0.9038143</text:p>
          </table:table-cell>
          <table:table-cell office:value-type="float" office:value="0.3414087" calcext:value-type="float">
            <text:p>0.3414087</text:p>
          </table:table-cell>
          <table:table-cell office:value-type="float" office:value="0.1828461" calcext:value-type="float">
            <text:p>0.1828461</text:p>
          </table:table-cell>
          <table:table-cell office:value-type="float" office:value="0.09953734" calcext:value-type="float">
            <text:p>0.09953734</text:p>
          </table:table-cell>
          <table:table-cell office:value-type="float" office:value="0.1557299" calcext:value-type="float">
            <text:p>0.1557299</text:p>
          </table:table-cell>
          <table:table-cell office:value-type="float" office:value="0.3217081" calcext:value-type="float">
            <text:p>0.3217081</text:p>
          </table:table-cell>
          <table:table-cell office:value-type="float" office:value="0.3432537" calcext:value-type="float">
            <text:p>0.3432537</text:p>
          </table:table-cell>
          <table:table-cell office:value-type="float" office:value="0" calcext:value-type="float">
            <text:p>0</text:p>
          </table:table-cell>
          <table:table-cell office:value-type="float" office:value="148.8118" calcext:value-type="float">
            <text:p>148.8118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214" calcext:value-type="float">
            <text:p>-0.37121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122004" calcext:value-type="float">
            <text:p>14122004</text:p>
          </table:table-cell>
          <table:table-cell office:value-type="float" office:value="34.94638" calcext:value-type="float">
            <text:p>34.94638</text:p>
          </table:table-cell>
          <table:table-cell office:value-type="float" office:value="1088.548" calcext:value-type="float">
            <text:p>1088.548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142689" calcext:value-type="float">
            <text:p>0.1142689</text:p>
          </table:table-cell>
          <table:table-cell office:value-type="float" office:value="3.245068" calcext:value-type="float">
            <text:p>3.245068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81399" calcext:value-type="float">
            <text:p>0.0006181399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284666" calcext:value-type="float">
            <text:p>0.1284666</text:p>
          </table:table-cell>
          <table:table-cell office:value-type="float" office:value="-0.3374703" calcext:value-type="float">
            <text:p>-0.3374703</text:p>
          </table:table-cell>
          <table:table-cell office:value-type="float" office:value="0.002813342" calcext:value-type="float">
            <text:p>0.002813342</text:p>
          </table:table-cell>
          <table:table-cell office:value-type="float" office:value="0.0001567796" calcext:value-type="float">
            <text:p>0.0001567796</text:p>
          </table:table-cell>
          <table:table-cell office:value-type="float" office:value="16.42691" calcext:value-type="float">
            <text:p>16.42691</text:p>
          </table:table-cell>
          <table:table-cell office:value-type="float" office:value="0.1139871" calcext:value-type="float">
            <text:p>0.1139871</text:p>
          </table:table-cell>
          <table:table-cell office:value-type="float" office:value="0.1101022" calcext:value-type="float">
            <text:p>0.1101022</text:p>
          </table:table-cell>
          <table:table-cell office:value-type="float" office:value="0.1071418" calcext:value-type="float">
            <text:p>0.1071418</text:p>
          </table:table-cell>
          <table:table-cell office:value-type="float" office:value="0.08560255" calcext:value-type="float">
            <text:p>0.08560255</text:p>
          </table:table-cell>
          <table:table-cell office:value-type="float" office:value="0.08572555" calcext:value-type="float">
            <text:p>0.08572555</text:p>
          </table:table-cell>
          <table:table-cell office:value-type="float" office:value="0.03149795" calcext:value-type="float">
            <text:p>0.03149795</text:p>
          </table:table-cell>
          <table:table-cell office:value-type="float" office:value="0.02402866" calcext:value-type="float">
            <text:p>0.02402866</text:p>
          </table:table-cell>
          <table:table-cell office:value-type="float" office:value="0.02837595" calcext:value-type="float">
            <text:p>0.02837595</text:p>
          </table:table-cell>
          <table:table-cell office:value-type="float" office:value="0.02226322" calcext:value-type="float">
            <text:p>0.02226322</text:p>
          </table:table-cell>
          <table:table-cell office:value-type="float" office:value="0.0186029" calcext:value-type="float">
            <text:p>0.0186029</text:p>
          </table:table-cell>
          <table:table-cell office:value-type="float" office:value="0.01967727" calcext:value-type="float">
            <text:p>0.01967727</text:p>
          </table:table-cell>
          <table:table-cell office:value-type="float" office:value="0.02724028" calcext:value-type="float">
            <text:p>0.02724028</text:p>
          </table:table-cell>
          <table:table-cell office:value-type="float" office:value="0.004940153" calcext:value-type="float">
            <text:p>0.004940153</text:p>
          </table:table-cell>
          <table:table-cell office:value-type="float" office:value="0.004661865" calcext:value-type="float">
            <text:p>0.004661865</text:p>
          </table:table-cell>
          <table:table-cell office:value-type="float" office:value="0" calcext:value-type="float">
            <text:p>0</text:p>
          </table:table-cell>
          <table:table-cell office:value-type="float" office:value="35.50968" calcext:value-type="float">
            <text:p>35.50968</text:p>
          </table:table-cell>
          <table:table-cell office:value-type="float" office:value="13.42221" calcext:value-type="float">
            <text:p>13.42221</text:p>
          </table:table-cell>
          <table:table-cell office:value-type="float" office:value="8.808331" calcext:value-type="float">
            <text:p>8.808331</text:p>
          </table:table-cell>
          <table:table-cell office:value-type="float" office:value="6.524602" calcext:value-type="float">
            <text:p>6.524602</text:p>
          </table:table-cell>
          <table:table-cell office:value-type="float" office:value="3.693887" calcext:value-type="float">
            <text:p>3.693887</text:p>
          </table:table-cell>
          <table:table-cell office:value-type="float" office:value="1.13661" calcext:value-type="float">
            <text:p>1.13661</text:p>
          </table:table-cell>
          <table:table-cell office:value-type="float" office:value="0.2688021" calcext:value-type="float">
            <text:p>0.2688021</text:p>
          </table:table-cell>
          <table:table-cell office:value-type="float" office:value="0.9057142" calcext:value-type="float">
            <text:p>0.9057142</text:p>
          </table:table-cell>
          <table:table-cell office:value-type="float" office:value="0.3434127" calcext:value-type="float">
            <text:p>0.3434127</text:p>
          </table:table-cell>
          <table:table-cell office:value-type="float" office:value="0.1842543" calcext:value-type="float">
            <text:p>0.1842543</text:p>
          </table:table-cell>
          <table:table-cell office:value-type="float" office:value="0.1004167" calcext:value-type="float">
            <text:p>0.1004167</text:p>
          </table:table-cell>
          <table:table-cell office:value-type="float" office:value="0.1571928" calcext:value-type="float">
            <text:p>0.1571928</text:p>
          </table:table-cell>
          <table:table-cell office:value-type="float" office:value="0.3189877" calcext:value-type="float">
            <text:p>0.3189877</text:p>
          </table:table-cell>
          <table:table-cell office:value-type="float" office:value="0.3467439" calcext:value-type="float">
            <text:p>0.3467439</text:p>
          </table:table-cell>
          <table:table-cell office:value-type="float" office:value="0" calcext:value-type="float">
            <text:p>0</text:p>
          </table:table-cell>
          <table:table-cell office:value-type="float" office:value="152.0758" calcext:value-type="float">
            <text:p>152.0758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214" calcext:value-type="float">
            <text:p>-0.37121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122004" calcext:value-type="float">
            <text:p>15122004</text:p>
          </table:table-cell>
          <table:table-cell office:value-type="float" office:value="34.93775" calcext:value-type="float">
            <text:p>34.93775</text:p>
          </table:table-cell>
          <table:table-cell office:value-type="float" office:value="1088.555" calcext:value-type="float">
            <text:p>1088.555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147952" calcext:value-type="float">
            <text:p>0.1147952</text:p>
          </table:table-cell>
          <table:table-cell office:value-type="float" office:value="3.246232" calcext:value-type="float">
            <text:p>3.246232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81734" calcext:value-type="float">
            <text:p>0.0006181734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276587" calcext:value-type="float">
            <text:p>0.1276587</text:p>
          </table:table-cell>
          <table:table-cell office:value-type="float" office:value="-0.3374991" calcext:value-type="float">
            <text:p>-0.3374991</text:p>
          </table:table-cell>
          <table:table-cell office:value-type="float" office:value="0.002823264" calcext:value-type="float">
            <text:p>0.002823264</text:p>
          </table:table-cell>
          <table:table-cell office:value-type="float" office:value="0.0001567837" calcext:value-type="float">
            <text:p>0.0001567837</text:p>
          </table:table-cell>
          <table:table-cell office:value-type="float" office:value="16.48373" calcext:value-type="float">
            <text:p>16.48373</text:p>
          </table:table-cell>
          <table:table-cell office:value-type="float" office:value="0.1159434" calcext:value-type="float">
            <text:p>0.1159434</text:p>
          </table:table-cell>
          <table:table-cell office:value-type="float" office:value="0.1131832" calcext:value-type="float">
            <text:p>0.1131832</text:p>
          </table:table-cell>
          <table:table-cell office:value-type="float" office:value="0.1104085" calcext:value-type="float">
            <text:p>0.1104085</text:p>
          </table:table-cell>
          <table:table-cell office:value-type="float" office:value="0.08608756" calcext:value-type="float">
            <text:p>0.08608756</text:p>
          </table:table-cell>
          <table:table-cell office:value-type="float" office:value="0.08611512" calcext:value-type="float">
            <text:p>0.08611512</text:p>
          </table:table-cell>
          <table:table-cell office:value-type="float" office:value="0.03154651" calcext:value-type="float">
            <text:p>0.03154651</text:p>
          </table:table-cell>
          <table:table-cell office:value-type="float" office:value="0.024187" calcext:value-type="float">
            <text:p>0.024187</text:p>
          </table:table-cell>
          <table:table-cell office:value-type="float" office:value="0.02846985" calcext:value-type="float">
            <text:p>0.02846985</text:p>
          </table:table-cell>
          <table:table-cell office:value-type="float" office:value="0.02229495" calcext:value-type="float">
            <text:p>0.02229495</text:p>
          </table:table-cell>
          <table:table-cell office:value-type="float" office:value="0.01863599" calcext:value-type="float">
            <text:p>0.01863599</text:p>
          </table:table-cell>
          <table:table-cell office:value-type="float" office:value="0.0197239" calcext:value-type="float">
            <text:p>0.0197239</text:p>
          </table:table-cell>
          <table:table-cell office:value-type="float" office:value="0.02734781" calcext:value-type="float">
            <text:p>0.02734781</text:p>
          </table:table-cell>
          <table:table-cell office:value-type="float" office:value="0.004933802" calcext:value-type="float">
            <text:p>0.004933802</text:p>
          </table:table-cell>
          <table:table-cell office:value-type="float" office:value="0.0046669" calcext:value-type="float">
            <text:p>0.0046669</text:p>
          </table:table-cell>
          <table:table-cell office:value-type="float" office:value="0" calcext:value-type="float">
            <text:p>0</text:p>
          </table:table-cell>
          <table:table-cell office:value-type="float" office:value="37.64107" calcext:value-type="float">
            <text:p>37.64107</text:p>
          </table:table-cell>
          <table:table-cell office:value-type="float" office:value="13.64742" calcext:value-type="float">
            <text:p>13.64742</text:p>
          </table:table-cell>
          <table:table-cell office:value-type="float" office:value="8.741305" calcext:value-type="float">
            <text:p>8.741305</text:p>
          </table:table-cell>
          <table:table-cell office:value-type="float" office:value="6.323195" calcext:value-type="float">
            <text:p>6.323195</text:p>
          </table:table-cell>
          <table:table-cell office:value-type="float" office:value="3.591928" calcext:value-type="float">
            <text:p>3.591928</text:p>
          </table:table-cell>
          <table:table-cell office:value-type="float" office:value="1.124643" calcext:value-type="float">
            <text:p>1.124643</text:p>
          </table:table-cell>
          <table:table-cell office:value-type="float" office:value="0.2694078" calcext:value-type="float">
            <text:p>0.2694078</text:p>
          </table:table-cell>
          <table:table-cell office:value-type="float" office:value="0.9075434" calcext:value-type="float">
            <text:p>0.9075434</text:p>
          </table:table-cell>
          <table:table-cell office:value-type="float" office:value="0.3453805" calcext:value-type="float">
            <text:p>0.3453805</text:p>
          </table:table-cell>
          <table:table-cell office:value-type="float" office:value="0.1856429" calcext:value-type="float">
            <text:p>0.1856429</text:p>
          </table:table-cell>
          <table:table-cell office:value-type="float" office:value="0.1012932" calcext:value-type="float">
            <text:p>0.1012932</text:p>
          </table:table-cell>
          <table:table-cell office:value-type="float" office:value="0.1584707" calcext:value-type="float">
            <text:p>0.1584707</text:p>
          </table:table-cell>
          <table:table-cell office:value-type="float" office:value="0.3168121" calcext:value-type="float">
            <text:p>0.3168121</text:p>
          </table:table-cell>
          <table:table-cell office:value-type="float" office:value="0.3499816" calcext:value-type="float">
            <text:p>0.3499816</text:p>
          </table:table-cell>
          <table:table-cell office:value-type="float" office:value="0" calcext:value-type="float">
            <text:p>0</text:p>
          </table:table-cell>
          <table:table-cell office:value-type="float" office:value="152.9833" calcext:value-type="float">
            <text:p>152.9833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214" calcext:value-type="float">
            <text:p>-0.37121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6122004" calcext:value-type="float">
            <text:p>16122004</text:p>
          </table:table-cell>
          <table:table-cell office:value-type="float" office:value="34.93629" calcext:value-type="float">
            <text:p>34.93629</text:p>
          </table:table-cell>
          <table:table-cell office:value-type="float" office:value="1088.568" calcext:value-type="float">
            <text:p>1088.568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149456" calcext:value-type="float">
            <text:p>0.1149456</text:p>
          </table:table-cell>
          <table:table-cell office:value-type="float" office:value="3.234668" calcext:value-type="float">
            <text:p>3.234668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82657" calcext:value-type="float">
            <text:p>0.0006182657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275156" calcext:value-type="float">
            <text:p>0.1275156</text:p>
          </table:table-cell>
          <table:table-cell office:value-type="float" office:value="-0.3375768" calcext:value-type="float">
            <text:p>-0.3375768</text:p>
          </table:table-cell>
          <table:table-cell office:value-type="float" office:value="0.002832106" calcext:value-type="float">
            <text:p>0.002832106</text:p>
          </table:table-cell>
          <table:table-cell office:value-type="float" office:value="0.0001567877" calcext:value-type="float">
            <text:p>0.0001567877</text:p>
          </table:table-cell>
          <table:table-cell office:value-type="float" office:value="16.61174" calcext:value-type="float">
            <text:p>16.61174</text:p>
          </table:table-cell>
          <table:table-cell office:value-type="float" office:value="0.1134694" calcext:value-type="float">
            <text:p>0.1134694</text:p>
          </table:table-cell>
          <table:table-cell office:value-type="float" office:value="0.1101754" calcext:value-type="float">
            <text:p>0.1101754</text:p>
          </table:table-cell>
          <table:table-cell office:value-type="float" office:value="0.1100664" calcext:value-type="float">
            <text:p>0.1100664</text:p>
          </table:table-cell>
          <table:table-cell office:value-type="float" office:value="0.08625527" calcext:value-type="float">
            <text:p>0.08625527</text:p>
          </table:table-cell>
          <table:table-cell office:value-type="float" office:value="0.0864379" calcext:value-type="float">
            <text:p>0.0864379</text:p>
          </table:table-cell>
          <table:table-cell office:value-type="float" office:value="0.03161001" calcext:value-type="float">
            <text:p>0.03161001</text:p>
          </table:table-cell>
          <table:table-cell office:value-type="float" office:value="0.02429159" calcext:value-type="float">
            <text:p>0.02429159</text:p>
          </table:table-cell>
          <table:table-cell office:value-type="float" office:value="0.02856604" calcext:value-type="float">
            <text:p>0.02856604</text:p>
          </table:table-cell>
          <table:table-cell office:value-type="float" office:value="0.02232877" calcext:value-type="float">
            <text:p>0.02232877</text:p>
          </table:table-cell>
          <table:table-cell office:value-type="float" office:value="0.01866899" calcext:value-type="float">
            <text:p>0.01866899</text:p>
          </table:table-cell>
          <table:table-cell office:value-type="float" office:value="0.01977013" calcext:value-type="float">
            <text:p>0.01977013</text:p>
          </table:table-cell>
          <table:table-cell office:value-type="float" office:value="0.02745273" calcext:value-type="float">
            <text:p>0.02745273</text:p>
          </table:table-cell>
          <table:table-cell office:value-type="float" office:value="0.004931174" calcext:value-type="float">
            <text:p>0.004931174</text:p>
          </table:table-cell>
          <table:table-cell office:value-type="float" office:value="0.004668297" calcext:value-type="float">
            <text:p>0.004668297</text:p>
          </table:table-cell>
          <table:table-cell office:value-type="float" office:value="0" calcext:value-type="float">
            <text:p>0</text:p>
          </table:table-cell>
          <table:table-cell office:value-type="float" office:value="35.01215" calcext:value-type="float">
            <text:p>35.01215</text:p>
          </table:table-cell>
          <table:table-cell office:value-type="float" office:value="13.0111" calcext:value-type="float">
            <text:p>13.0111</text:p>
          </table:table-cell>
          <table:table-cell office:value-type="float" office:value="9.030043" calcext:value-type="float">
            <text:p>9.030043</text:p>
          </table:table-cell>
          <table:table-cell office:value-type="float" office:value="6.271536" calcext:value-type="float">
            <text:p>6.271536</text:p>
          </table:table-cell>
          <table:table-cell office:value-type="float" office:value="3.555781" calcext:value-type="float">
            <text:p>3.555781</text:p>
          </table:table-cell>
          <table:table-cell office:value-type="float" office:value="1.116515" calcext:value-type="float">
            <text:p>1.116515</text:p>
          </table:table-cell>
          <table:table-cell office:value-type="float" office:value="0.2694435" calcext:value-type="float">
            <text:p>0.2694435</text:p>
          </table:table-cell>
          <table:table-cell office:value-type="float" office:value="0.9093024" calcext:value-type="float">
            <text:p>0.9093024</text:p>
          </table:table-cell>
          <table:table-cell office:value-type="float" office:value="0.3473006" calcext:value-type="float">
            <text:p>0.3473006</text:p>
          </table:table-cell>
          <table:table-cell office:value-type="float" office:value="0.1870086" calcext:value-type="float">
            <text:p>0.1870086</text:p>
          </table:table-cell>
          <table:table-cell office:value-type="float" office:value="0.1021613" calcext:value-type="float">
            <text:p>0.1021613</text:p>
          </table:table-cell>
          <table:table-cell office:value-type="float" office:value="0.1596439" calcext:value-type="float">
            <text:p>0.1596439</text:p>
          </table:table-cell>
          <table:table-cell office:value-type="float" office:value="0.3159896" calcext:value-type="float">
            <text:p>0.3159896</text:p>
          </table:table-cell>
          <table:table-cell office:value-type="float" office:value="0.3507971" calcext:value-type="float">
            <text:p>0.3507971</text:p>
          </table:table-cell>
          <table:table-cell office:value-type="float" office:value="0" calcext:value-type="float">
            <text:p>0</text:p>
          </table:table-cell>
          <table:table-cell office:value-type="float" office:value="155.4586" calcext:value-type="float">
            <text:p>155.4586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2159" calcext:value-type="float">
            <text:p>-0.371215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122004" calcext:value-type="float">
            <text:p>17122004</text:p>
          </table:table-cell>
          <table:table-cell office:value-type="float" office:value="34.92747" calcext:value-type="float">
            <text:p>34.92747</text:p>
          </table:table-cell>
          <table:table-cell office:value-type="float" office:value="1088.576" calcext:value-type="float">
            <text:p>1088.576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156211" calcext:value-type="float">
            <text:p>0.1156211</text:p>
          </table:table-cell>
          <table:table-cell office:value-type="float" office:value="3.234138" calcext:value-type="float">
            <text:p>3.234138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83216" calcext:value-type="float">
            <text:p>0.0006183216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275194" calcext:value-type="float">
            <text:p>0.1275194</text:p>
          </table:table-cell>
          <table:table-cell office:value-type="float" office:value="-0.337608" calcext:value-type="float">
            <text:p>-0.337608</text:p>
          </table:table-cell>
          <table:table-cell office:value-type="float" office:value="0.002841229" calcext:value-type="float">
            <text:p>0.002841229</text:p>
          </table:table-cell>
          <table:table-cell office:value-type="float" office:value="0.0001567912" calcext:value-type="float">
            <text:p>0.0001567912</text:p>
          </table:table-cell>
          <table:table-cell office:value-type="float" office:value="16.67101" calcext:value-type="float">
            <text:p>16.67101</text:p>
          </table:table-cell>
          <table:table-cell office:value-type="float" office:value="0.1164786" calcext:value-type="float">
            <text:p>0.1164786</text:p>
          </table:table-cell>
          <table:table-cell office:value-type="float" office:value="0.1144805" calcext:value-type="float">
            <text:p>0.1144805</text:p>
          </table:table-cell>
          <table:table-cell office:value-type="float" office:value="0.1129451" calcext:value-type="float">
            <text:p>0.1129451</text:p>
          </table:table-cell>
          <table:table-cell office:value-type="float" office:value="0.08659667" calcext:value-type="float">
            <text:p>0.08659667</text:p>
          </table:table-cell>
          <table:table-cell office:value-type="float" office:value="0.08699168" calcext:value-type="float">
            <text:p>0.08699168</text:p>
          </table:table-cell>
          <table:table-cell office:value-type="float" office:value="0.03168801" calcext:value-type="float">
            <text:p>0.03168801</text:p>
          </table:table-cell>
          <table:table-cell office:value-type="float" office:value="0.02441636" calcext:value-type="float">
            <text:p>0.02441636</text:p>
          </table:table-cell>
          <table:table-cell office:value-type="float" office:value="0.02865816" calcext:value-type="float">
            <text:p>0.02865816</text:p>
          </table:table-cell>
          <table:table-cell office:value-type="float" office:value="0.02236291" calcext:value-type="float">
            <text:p>0.02236291</text:p>
          </table:table-cell>
          <table:table-cell office:value-type="float" office:value="0.01870199" calcext:value-type="float">
            <text:p>0.01870199</text:p>
          </table:table-cell>
          <table:table-cell office:value-type="float" office:value="0.01981592" calcext:value-type="float">
            <text:p>0.01981592</text:p>
          </table:table-cell>
          <table:table-cell office:value-type="float" office:value="0.02755513" calcext:value-type="float">
            <text:p>0.02755513</text:p>
          </table:table-cell>
          <table:table-cell office:value-type="float" office:value="0.004930067" calcext:value-type="float">
            <text:p>0.004930067</text:p>
          </table:table-cell>
          <table:table-cell office:value-type="float" office:value="0.004667782" calcext:value-type="float">
            <text:p>0.004667782</text:p>
          </table:table-cell>
          <table:table-cell office:value-type="float" office:value="0" calcext:value-type="float">
            <text:p>0</text:p>
          </table:table-cell>
          <table:table-cell office:value-type="float" office:value="34.51023" calcext:value-type="float">
            <text:p>34.51023</text:p>
          </table:table-cell>
          <table:table-cell office:value-type="float" office:value="13.54467" calcext:value-type="float">
            <text:p>13.54467</text:p>
          </table:table-cell>
          <table:table-cell office:value-type="float" office:value="9.007381" calcext:value-type="float">
            <text:p>9.007381</text:p>
          </table:table-cell>
          <table:table-cell office:value-type="float" office:value="6.188272" calcext:value-type="float">
            <text:p>6.188272</text:p>
          </table:table-cell>
          <table:table-cell office:value-type="float" office:value="3.537698" calcext:value-type="float">
            <text:p>3.537698</text:p>
          </table:table-cell>
          <table:table-cell office:value-type="float" office:value="1.113014" calcext:value-type="float">
            <text:p>1.113014</text:p>
          </table:table-cell>
          <table:table-cell office:value-type="float" office:value="0.270193" calcext:value-type="float">
            <text:p>0.270193</text:p>
          </table:table-cell>
          <table:table-cell office:value-type="float" office:value="0.9110482" calcext:value-type="float">
            <text:p>0.9110482</text:p>
          </table:table-cell>
          <table:table-cell office:value-type="float" office:value="0.3491855" calcext:value-type="float">
            <text:p>0.3491855</text:p>
          </table:table-cell>
          <table:table-cell office:value-type="float" office:value="0.18835" calcext:value-type="float">
            <text:p>0.18835</text:p>
          </table:table-cell>
          <table:table-cell office:value-type="float" office:value="0.1030188" calcext:value-type="float">
            <text:p>0.1030188</text:p>
          </table:table-cell>
          <table:table-cell office:value-type="float" office:value="0.1607797" calcext:value-type="float">
            <text:p>0.1607797</text:p>
          </table:table-cell>
          <table:table-cell office:value-type="float" office:value="0.3157058" calcext:value-type="float">
            <text:p>0.3157058</text:p>
          </table:table-cell>
          <table:table-cell office:value-type="float" office:value="0.3508071" calcext:value-type="float">
            <text:p>0.3508071</text:p>
          </table:table-cell>
          <table:table-cell office:value-type="float" office:value="0" calcext:value-type="float">
            <text:p>0</text:p>
          </table:table-cell>
          <table:table-cell office:value-type="float" office:value="157.0716" calcext:value-type="float">
            <text:p>157.0716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2159" calcext:value-type="float">
            <text:p>-0.371215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8122004" calcext:value-type="float">
            <text:p>18122004</text:p>
          </table:table-cell>
          <table:table-cell office:value-type="float" office:value="34.9207" calcext:value-type="float">
            <text:p>34.9207</text:p>
          </table:table-cell>
          <table:table-cell office:value-type="float" office:value="1088.586" calcext:value-type="float">
            <text:p>1088.586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145432" calcext:value-type="float">
            <text:p>0.1145432</text:p>
          </table:table-cell>
          <table:table-cell office:value-type="float" office:value="3.231375" calcext:value-type="float">
            <text:p>3.231375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8423" calcext:value-type="float">
            <text:p>0.000618423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275263" calcext:value-type="float">
            <text:p>0.1275263</text:p>
          </table:table-cell>
          <table:table-cell office:value-type="float" office:value="-0.3376497" calcext:value-type="float">
            <text:p>-0.3376497</text:p>
          </table:table-cell>
          <table:table-cell office:value-type="float" office:value="0.002851184" calcext:value-type="float">
            <text:p>0.002851184</text:p>
          </table:table-cell>
          <table:table-cell office:value-type="float" office:value="0.0001567947" calcext:value-type="float">
            <text:p>0.0001567947</text:p>
          </table:table-cell>
          <table:table-cell office:value-type="float" office:value="16.75284" calcext:value-type="float">
            <text:p>16.75284</text:p>
          </table:table-cell>
          <table:table-cell office:value-type="float" office:value="0.113817" calcext:value-type="float">
            <text:p>0.113817</text:p>
          </table:table-cell>
          <table:table-cell office:value-type="float" office:value="0.1116891" calcext:value-type="float">
            <text:p>0.1116891</text:p>
          </table:table-cell>
          <table:table-cell office:value-type="float" office:value="0.111073" calcext:value-type="float">
            <text:p>0.111073</text:p>
          </table:table-cell>
          <table:table-cell office:value-type="float" office:value="0.086331" calcext:value-type="float">
            <text:p>0.086331</text:p>
          </table:table-cell>
          <table:table-cell office:value-type="float" office:value="0.08711895" calcext:value-type="float">
            <text:p>0.08711895</text:p>
          </table:table-cell>
          <table:table-cell office:value-type="float" office:value="0.03178316" calcext:value-type="float">
            <text:p>0.03178316</text:p>
          </table:table-cell>
          <table:table-cell office:value-type="float" office:value="0.0244838" calcext:value-type="float">
            <text:p>0.0244838</text:p>
          </table:table-cell>
          <table:table-cell office:value-type="float" office:value="0.02875027" calcext:value-type="float">
            <text:p>0.02875027</text:p>
          </table:table-cell>
          <table:table-cell office:value-type="float" office:value="0.0223971" calcext:value-type="float">
            <text:p>0.0223971</text:p>
          </table:table-cell>
          <table:table-cell office:value-type="float" office:value="0.01873496" calcext:value-type="float">
            <text:p>0.01873496</text:p>
          </table:table-cell>
          <table:table-cell office:value-type="float" office:value="0.01986128" calcext:value-type="float">
            <text:p>0.01986128</text:p>
          </table:table-cell>
          <table:table-cell office:value-type="float" office:value="0.02765504" calcext:value-type="float">
            <text:p>0.02765504</text:p>
          </table:table-cell>
          <table:table-cell office:value-type="float" office:value="0.004928613" calcext:value-type="float">
            <text:p>0.004928613</text:p>
          </table:table-cell>
          <table:table-cell office:value-type="float" office:value="0.004665525" calcext:value-type="float">
            <text:p>0.004665525</text:p>
          </table:table-cell>
          <table:table-cell office:value-type="float" office:value="0" calcext:value-type="float">
            <text:p>0</text:p>
          </table:table-cell>
          <table:table-cell office:value-type="float" office:value="34.31424" calcext:value-type="float">
            <text:p>34.31424</text:p>
          </table:table-cell>
          <table:table-cell office:value-type="float" office:value="13.83123" calcext:value-type="float">
            <text:p>13.83123</text:p>
          </table:table-cell>
          <table:table-cell office:value-type="float" office:value="8.834687" calcext:value-type="float">
            <text:p>8.834687</text:p>
          </table:table-cell>
          <table:table-cell office:value-type="float" office:value="6.117187" calcext:value-type="float">
            <text:p>6.117187</text:p>
          </table:table-cell>
          <table:table-cell office:value-type="float" office:value="3.527288" calcext:value-type="float">
            <text:p>3.527288</text:p>
          </table:table-cell>
          <table:table-cell office:value-type="float" office:value="1.110198" calcext:value-type="float">
            <text:p>1.110198</text:p>
          </table:table-cell>
          <table:table-cell office:value-type="float" office:value="0.2699603" calcext:value-type="float">
            <text:p>0.2699603</text:p>
          </table:table-cell>
          <table:table-cell office:value-type="float" office:value="0.9127513" calcext:value-type="float">
            <text:p>0.9127513</text:p>
          </table:table-cell>
          <table:table-cell office:value-type="float" office:value="0.3510402" calcext:value-type="float">
            <text:p>0.3510402</text:p>
          </table:table-cell>
          <table:table-cell office:value-type="float" office:value="0.1896682" calcext:value-type="float">
            <text:p>0.1896682</text:p>
          </table:table-cell>
          <table:table-cell office:value-type="float" office:value="0.1038651" calcext:value-type="float">
            <text:p>0.1038651</text:p>
          </table:table-cell>
          <table:table-cell office:value-type="float" office:value="0.1618822" calcext:value-type="float">
            <text:p>0.1618822</text:p>
          </table:table-cell>
          <table:table-cell office:value-type="float" office:value="0.3152936" calcext:value-type="float">
            <text:p>0.3152936</text:p>
          </table:table-cell>
          <table:table-cell office:value-type="float" office:value="0.3508079" calcext:value-type="float">
            <text:p>0.3508079</text:p>
          </table:table-cell>
          <table:table-cell office:value-type="float" office:value="0" calcext:value-type="float">
            <text:p>0</text:p>
          </table:table-cell>
          <table:table-cell office:value-type="float" office:value="152.8051" calcext:value-type="float">
            <text:p>152.8051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2175" calcext:value-type="float">
            <text:p>-0.371217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122004" calcext:value-type="float">
            <text:p>19122004</text:p>
          </table:table-cell>
          <table:table-cell office:value-type="float" office:value="34.91185" calcext:value-type="float">
            <text:p>34.91185</text:p>
          </table:table-cell>
          <table:table-cell office:value-type="float" office:value="1088.587" calcext:value-type="float">
            <text:p>1088.587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162825" calcext:value-type="float">
            <text:p>0.1162825</text:p>
          </table:table-cell>
          <table:table-cell office:value-type="float" office:value="3.236733" calcext:value-type="float">
            <text:p>3.236733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8436" calcext:value-type="float">
            <text:p>0.000618436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275273" calcext:value-type="float">
            <text:p>0.1275273</text:p>
          </table:table-cell>
          <table:table-cell office:value-type="float" office:value="-0.3376609" calcext:value-type="float">
            <text:p>-0.3376609</text:p>
          </table:table-cell>
          <table:table-cell office:value-type="float" office:value="0.002862801" calcext:value-type="float">
            <text:p>0.002862801</text:p>
          </table:table-cell>
          <table:table-cell office:value-type="float" office:value="0.0001567982" calcext:value-type="float">
            <text:p>0.0001567982</text:p>
          </table:table-cell>
          <table:table-cell office:value-type="float" office:value="16.75997" calcext:value-type="float">
            <text:p>16.75997</text:p>
          </table:table-cell>
          <table:table-cell office:value-type="float" office:value="0.1294129" calcext:value-type="float">
            <text:p>0.1294129</text:p>
          </table:table-cell>
          <table:table-cell office:value-type="float" office:value="0.1178226" calcext:value-type="float">
            <text:p>0.1178226</text:p>
          </table:table-cell>
          <table:table-cell office:value-type="float" office:value="0.1168359" calcext:value-type="float">
            <text:p>0.1168359</text:p>
          </table:table-cell>
          <table:table-cell office:value-type="float" office:value="0.08714543" calcext:value-type="float">
            <text:p>0.08714543</text:p>
          </table:table-cell>
          <table:table-cell office:value-type="float" office:value="0.08785301" calcext:value-type="float">
            <text:p>0.08785301</text:p>
          </table:table-cell>
          <table:table-cell office:value-type="float" office:value="0.0318705" calcext:value-type="float">
            <text:p>0.0318705</text:p>
          </table:table-cell>
          <table:table-cell office:value-type="float" office:value="0.02460901" calcext:value-type="float">
            <text:p>0.02460901</text:p>
          </table:table-cell>
          <table:table-cell office:value-type="float" office:value="0.02884155" calcext:value-type="float">
            <text:p>0.02884155</text:p>
          </table:table-cell>
          <table:table-cell office:value-type="float" office:value="0.02243089" calcext:value-type="float">
            <text:p>0.02243089</text:p>
          </table:table-cell>
          <table:table-cell office:value-type="float" office:value="0.01876788" calcext:value-type="float">
            <text:p>0.01876788</text:p>
          </table:table-cell>
          <table:table-cell office:value-type="float" office:value="0.01990617" calcext:value-type="float">
            <text:p>0.01990617</text:p>
          </table:table-cell>
          <table:table-cell office:value-type="float" office:value="0.02775248" calcext:value-type="float">
            <text:p>0.02775248</text:p>
          </table:table-cell>
          <table:table-cell office:value-type="float" office:value="0.004926159" calcext:value-type="float">
            <text:p>0.004926159</text:p>
          </table:table-cell>
          <table:table-cell office:value-type="float" office:value="0.004659906" calcext:value-type="float">
            <text:p>0.004659906</text:p>
          </table:table-cell>
          <table:table-cell office:value-type="float" office:value="0" calcext:value-type="float">
            <text:p>0</text:p>
          </table:table-cell>
          <table:table-cell office:value-type="float" office:value="35.55119" calcext:value-type="float">
            <text:p>35.55119</text:p>
          </table:table-cell>
          <table:table-cell office:value-type="float" office:value="14.17439" calcext:value-type="float">
            <text:p>14.17439</text:p>
          </table:table-cell>
          <table:table-cell office:value-type="float" office:value="8.827271" calcext:value-type="float">
            <text:p>8.827271</text:p>
          </table:table-cell>
          <table:table-cell office:value-type="float" office:value="5.998444" calcext:value-type="float">
            <text:p>5.998444</text:p>
          </table:table-cell>
          <table:table-cell office:value-type="float" office:value="3.484733" calcext:value-type="float">
            <text:p>3.484733</text:p>
          </table:table-cell>
          <table:table-cell office:value-type="float" office:value="1.104804" calcext:value-type="float">
            <text:p>1.104804</text:p>
          </table:table-cell>
          <table:table-cell office:value-type="float" office:value="0.2709073" calcext:value-type="float">
            <text:p>0.2709073</text:p>
          </table:table-cell>
          <table:table-cell office:value-type="float" office:value="0.9144393" calcext:value-type="float">
            <text:p>0.9144393</text:p>
          </table:table-cell>
          <table:table-cell office:value-type="float" office:value="0.3528738" calcext:value-type="float">
            <text:p>0.3528738</text:p>
          </table:table-cell>
          <table:table-cell office:value-type="float" office:value="0.1909643" calcext:value-type="float">
            <text:p>0.1909643</text:p>
          </table:table-cell>
          <table:table-cell office:value-type="float" office:value="0.1046994" calcext:value-type="float">
            <text:p>0.1046994</text:p>
          </table:table-cell>
          <table:table-cell office:value-type="float" office:value="0.1629385" calcext:value-type="float">
            <text:p>0.1629385</text:p>
          </table:table-cell>
          <table:table-cell office:value-type="float" office:value="0.3145754" calcext:value-type="float">
            <text:p>0.3145754</text:p>
          </table:table-cell>
          <table:table-cell office:value-type="float" office:value="0.3508192" calcext:value-type="float">
            <text:p>0.3508192</text:p>
          </table:table-cell>
          <table:table-cell office:value-type="float" office:value="0" calcext:value-type="float">
            <text:p>0</text:p>
          </table:table-cell>
          <table:table-cell office:value-type="float" office:value="157.3077" calcext:value-type="float">
            <text:p>157.3077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2175" calcext:value-type="float">
            <text:p>-0.371217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22004" calcext:value-type="float">
            <text:p>20122004</text:p>
          </table:table-cell>
          <table:table-cell office:value-type="float" office:value="34.90193" calcext:value-type="float">
            <text:p>34.90193</text:p>
          </table:table-cell>
          <table:table-cell office:value-type="float" office:value="1088.594" calcext:value-type="float">
            <text:p>1088.594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175807" calcext:value-type="float">
            <text:p>0.1175807</text:p>
          </table:table-cell>
          <table:table-cell office:value-type="float" office:value="3.238679" calcext:value-type="float">
            <text:p>3.238679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84711" calcext:value-type="float">
            <text:p>0.0006184711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275302" calcext:value-type="float">
            <text:p>0.1275302</text:p>
          </table:table-cell>
          <table:table-cell office:value-type="float" office:value="-0.3376885" calcext:value-type="float">
            <text:p>-0.3376885</text:p>
          </table:table-cell>
          <table:table-cell office:value-type="float" office:value="0.002875385" calcext:value-type="float">
            <text:p>0.002875385</text:p>
          </table:table-cell>
          <table:table-cell office:value-type="float" office:value="0.0001568017" calcext:value-type="float">
            <text:p>0.0001568017</text:p>
          </table:table-cell>
          <table:table-cell office:value-type="float" office:value="16.79804" calcext:value-type="float">
            <text:p>16.79804</text:p>
          </table:table-cell>
          <table:table-cell office:value-type="float" office:value="0.1321121" calcext:value-type="float">
            <text:p>0.1321121</text:p>
          </table:table-cell>
          <table:table-cell office:value-type="float" office:value="0.1247637" calcext:value-type="float">
            <text:p>0.1247637</text:p>
          </table:table-cell>
          <table:table-cell office:value-type="float" office:value="0.1206233" calcext:value-type="float">
            <text:p>0.1206233</text:p>
          </table:table-cell>
          <table:table-cell office:value-type="float" office:value="0.08776046" calcext:value-type="float">
            <text:p>0.08776046</text:p>
          </table:table-cell>
          <table:table-cell office:value-type="float" office:value="0.08849436" calcext:value-type="float">
            <text:p>0.08849436</text:p>
          </table:table-cell>
          <table:table-cell office:value-type="float" office:value="0.03198135" calcext:value-type="float">
            <text:p>0.03198135</text:p>
          </table:table-cell>
          <table:table-cell office:value-type="float" office:value="0.02474206" calcext:value-type="float">
            <text:p>0.02474206</text:p>
          </table:table-cell>
          <table:table-cell office:value-type="float" office:value="0.02894407" calcext:value-type="float">
            <text:p>0.02894407</text:p>
          </table:table-cell>
          <table:table-cell office:value-type="float" office:value="0.02246669" calcext:value-type="float">
            <text:p>0.02246669</text:p>
          </table:table-cell>
          <table:table-cell office:value-type="float" office:value="0.01880083" calcext:value-type="float">
            <text:p>0.01880083</text:p>
          </table:table-cell>
          <table:table-cell office:value-type="float" office:value="0.01995058" calcext:value-type="float">
            <text:p>0.01995058</text:p>
          </table:table-cell>
          <table:table-cell office:value-type="float" office:value="0.02784755" calcext:value-type="float">
            <text:p>0.02784755</text:p>
          </table:table-cell>
          <table:table-cell office:value-type="float" office:value="0.004925225" calcext:value-type="float">
            <text:p>0.004925225</text:p>
          </table:table-cell>
          <table:table-cell office:value-type="float" office:value="0.004659666" calcext:value-type="float">
            <text:p>0.004659666</text:p>
          </table:table-cell>
          <table:table-cell office:value-type="float" office:value="0" calcext:value-type="float">
            <text:p>0</text:p>
          </table:table-cell>
          <table:table-cell office:value-type="float" office:value="36.6739" calcext:value-type="float">
            <text:p>36.6739</text:p>
          </table:table-cell>
          <table:table-cell office:value-type="float" office:value="14.65017" calcext:value-type="float">
            <text:p>14.65017</text:p>
          </table:table-cell>
          <table:table-cell office:value-type="float" office:value="9.078314" calcext:value-type="float">
            <text:p>9.078314</text:p>
          </table:table-cell>
          <table:table-cell office:value-type="float" office:value="5.834643" calcext:value-type="float">
            <text:p>5.834643</text:p>
          </table:table-cell>
          <table:table-cell office:value-type="float" office:value="3.421553" calcext:value-type="float">
            <text:p>3.421553</text:p>
          </table:table-cell>
          <table:table-cell office:value-type="float" office:value="1.09866" calcext:value-type="float">
            <text:p>1.09866</text:p>
          </table:table-cell>
          <table:table-cell office:value-type="float" office:value="0.2719972" calcext:value-type="float">
            <text:p>0.2719972</text:p>
          </table:table-cell>
          <table:table-cell office:value-type="float" office:value="0.9160321" calcext:value-type="float">
            <text:p>0.9160321</text:p>
          </table:table-cell>
          <table:table-cell office:value-type="float" office:value="0.3546708" calcext:value-type="float">
            <text:p>0.3546708</text:p>
          </table:table-cell>
          <table:table-cell office:value-type="float" office:value="0.1922389" calcext:value-type="float">
            <text:p>0.1922389</text:p>
          </table:table-cell>
          <table:table-cell office:value-type="float" office:value="0.1055211" calcext:value-type="float">
            <text:p>0.1055211</text:p>
          </table:table-cell>
          <table:table-cell office:value-type="float" office:value="0.1639688" calcext:value-type="float">
            <text:p>0.1639688</text:p>
          </table:table-cell>
          <table:table-cell office:value-type="float" office:value="0.3143931" calcext:value-type="float">
            <text:p>0.3143931</text:p>
          </table:table-cell>
          <table:table-cell office:value-type="float" office:value="0.3508272" calcext:value-type="float">
            <text:p>0.3508272</text:p>
          </table:table-cell>
          <table:table-cell office:value-type="float" office:value="0" calcext:value-type="float">
            <text:p>0</text:p>
          </table:table-cell>
          <table:table-cell office:value-type="float" office:value="161.2945" calcext:value-type="float">
            <text:p>161.2945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2175" calcext:value-type="float">
            <text:p>-0.371217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1122004" calcext:value-type="float">
            <text:p>21122004</text:p>
          </table:table-cell>
          <table:table-cell office:value-type="float" office:value="34.88891" calcext:value-type="float">
            <text:p>34.88891</text:p>
          </table:table-cell>
          <table:table-cell office:value-type="float" office:value="1088.598" calcext:value-type="float">
            <text:p>1088.598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192064" calcext:value-type="float">
            <text:p>0.1192064</text:p>
          </table:table-cell>
          <table:table-cell office:value-type="float" office:value="3.24588" calcext:value-type="float">
            <text:p>3.24588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84782" calcext:value-type="float">
            <text:p>0.0006184782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275302" calcext:value-type="float">
            <text:p>0.1275302</text:p>
          </table:table-cell>
          <table:table-cell office:value-type="float" office:value="-0.3377006" calcext:value-type="float">
            <text:p>-0.3377006</text:p>
          </table:table-cell>
          <table:table-cell office:value-type="float" office:value="0.002888428" calcext:value-type="float">
            <text:p>0.002888428</text:p>
          </table:table-cell>
          <table:table-cell office:value-type="float" office:value="0.0001568052" calcext:value-type="float">
            <text:p>0.0001568052</text:p>
          </table:table-cell>
          <table:table-cell office:value-type="float" office:value="16.80439" calcext:value-type="float">
            <text:p>16.80439</text:p>
          </table:table-cell>
          <table:table-cell office:value-type="float" office:value="0.1417496" calcext:value-type="float">
            <text:p>0.1417496</text:p>
          </table:table-cell>
          <table:table-cell office:value-type="float" office:value="0.1284538" calcext:value-type="float">
            <text:p>0.1284538</text:p>
          </table:table-cell>
          <table:table-cell office:value-type="float" office:value="0.123302" calcext:value-type="float">
            <text:p>0.123302</text:p>
          </table:table-cell>
          <table:table-cell office:value-type="float" office:value="0.08859097" calcext:value-type="float">
            <text:p>0.08859097</text:p>
          </table:table-cell>
          <table:table-cell office:value-type="float" office:value="0.08926482" calcext:value-type="float">
            <text:p>0.08926482</text:p>
          </table:table-cell>
          <table:table-cell office:value-type="float" office:value="0.03208463" calcext:value-type="float">
            <text:p>0.03208463</text:p>
          </table:table-cell>
          <table:table-cell office:value-type="float" office:value="0.02485605" calcext:value-type="float">
            <text:p>0.02485605</text:p>
          </table:table-cell>
          <table:table-cell office:value-type="float" office:value="0.02905135" calcext:value-type="float">
            <text:p>0.02905135</text:p>
          </table:table-cell>
          <table:table-cell office:value-type="float" office:value="0.02250514" calcext:value-type="float">
            <text:p>0.02250514</text:p>
          </table:table-cell>
          <table:table-cell office:value-type="float" office:value="0.01883401" calcext:value-type="float">
            <text:p>0.01883401</text:p>
          </table:table-cell>
          <table:table-cell office:value-type="float" office:value="0.01999451" calcext:value-type="float">
            <text:p>0.01999451</text:p>
          </table:table-cell>
          <table:table-cell office:value-type="float" office:value="0.0279403" calcext:value-type="float">
            <text:p>0.0279403</text:p>
          </table:table-cell>
          <table:table-cell office:value-type="float" office:value="0.004923802" calcext:value-type="float">
            <text:p>0.004923802</text:p>
          </table:table-cell>
          <table:table-cell office:value-type="float" office:value="0.004656443" calcext:value-type="float">
            <text:p>0.004656443</text:p>
          </table:table-cell>
          <table:table-cell office:value-type="float" office:value="0" calcext:value-type="float">
            <text:p>0</text:p>
          </table:table-cell>
          <table:table-cell office:value-type="float" office:value="36.03334" calcext:value-type="float">
            <text:p>36.03334</text:p>
          </table:table-cell>
          <table:table-cell office:value-type="float" office:value="14.92307" calcext:value-type="float">
            <text:p>14.92307</text:p>
          </table:table-cell>
          <table:table-cell office:value-type="float" office:value="9.178441" calcext:value-type="float">
            <text:p>9.178441</text:p>
          </table:table-cell>
          <table:table-cell office:value-type="float" office:value="5.787438" calcext:value-type="float">
            <text:p>5.787438</text:p>
          </table:table-cell>
          <table:table-cell office:value-type="float" office:value="3.39659" calcext:value-type="float">
            <text:p>3.39659</text:p>
          </table:table-cell>
          <table:table-cell office:value-type="float" office:value="1.093415" calcext:value-type="float">
            <text:p>1.093415</text:p>
          </table:table-cell>
          <table:table-cell office:value-type="float" office:value="0.2729998" calcext:value-type="float">
            <text:p>0.2729998</text:p>
          </table:table-cell>
          <table:table-cell office:value-type="float" office:value="0.9175783" calcext:value-type="float">
            <text:p>0.9175783</text:p>
          </table:table-cell>
          <table:table-cell office:value-type="float" office:value="0.3564204" calcext:value-type="float">
            <text:p>0.3564204</text:p>
          </table:table-cell>
          <table:table-cell office:value-type="float" office:value="0.19349" calcext:value-type="float">
            <text:p>0.19349</text:p>
          </table:table-cell>
          <table:table-cell office:value-type="float" office:value="0.1063305" calcext:value-type="float">
            <text:p>0.1063305</text:p>
          </table:table-cell>
          <table:table-cell office:value-type="float" office:value="0.164985" calcext:value-type="float">
            <text:p>0.164985</text:p>
          </table:table-cell>
          <table:table-cell office:value-type="float" office:value="0.3140318" calcext:value-type="float">
            <text:p>0.3140318</text:p>
          </table:table-cell>
          <table:table-cell office:value-type="float" office:value="0.3507553" calcext:value-type="float">
            <text:p>0.3507553</text:p>
          </table:table-cell>
          <table:table-cell office:value-type="float" office:value="0" calcext:value-type="float">
            <text:p>0</text:p>
          </table:table-cell>
          <table:table-cell office:value-type="float" office:value="167.1179" calcext:value-type="float">
            <text:p>167.1179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2175" calcext:value-type="float">
            <text:p>-0.371217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2122004" calcext:value-type="float">
            <text:p>22122004</text:p>
          </table:table-cell>
          <table:table-cell office:value-type="float" office:value="34.87896" calcext:value-type="float">
            <text:p>34.87896</text:p>
          </table:table-cell>
          <table:table-cell office:value-type="float" office:value="1088.6" calcext:value-type="float">
            <text:p>1088.6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211181" calcext:value-type="float">
            <text:p>0.1211181</text:p>
          </table:table-cell>
          <table:table-cell office:value-type="float" office:value="3.252068" calcext:value-type="float">
            <text:p>3.252068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8485" calcext:value-type="float">
            <text:p>0.000618485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275303" calcext:value-type="float">
            <text:p>0.1275303</text:p>
          </table:table-cell>
          <table:table-cell office:value-type="float" office:value="-0.33771" calcext:value-type="float">
            <text:p>-0.33771</text:p>
          </table:table-cell>
          <table:table-cell office:value-type="float" office:value="0.002906924" calcext:value-type="float">
            <text:p>0.002906924</text:p>
          </table:table-cell>
          <table:table-cell office:value-type="float" office:value="0.0001568087" calcext:value-type="float">
            <text:p>0.0001568087</text:p>
          </table:table-cell>
          <table:table-cell office:value-type="float" office:value="16.80494" calcext:value-type="float">
            <text:p>16.80494</text:p>
          </table:table-cell>
          <table:table-cell office:value-type="float" office:value="0.1505209" calcext:value-type="float">
            <text:p>0.1505209</text:p>
          </table:table-cell>
          <table:table-cell office:value-type="float" office:value="0.1382611" calcext:value-type="float">
            <text:p>0.1382611</text:p>
          </table:table-cell>
          <table:table-cell office:value-type="float" office:value="0.1254208" calcext:value-type="float">
            <text:p>0.1254208</text:p>
          </table:table-cell>
          <table:table-cell office:value-type="float" office:value="0.0890544" calcext:value-type="float">
            <text:p>0.0890544</text:p>
          </table:table-cell>
          <table:table-cell office:value-type="float" office:value="0.0898267" calcext:value-type="float">
            <text:p>0.0898267</text:p>
          </table:table-cell>
          <table:table-cell office:value-type="float" office:value="0.03220233" calcext:value-type="float">
            <text:p>0.03220233</text:p>
          </table:table-cell>
          <table:table-cell office:value-type="float" office:value="0.02496586" calcext:value-type="float">
            <text:p>0.02496586</text:p>
          </table:table-cell>
          <table:table-cell office:value-type="float" office:value="0.02916724" calcext:value-type="float">
            <text:p>0.02916724</text:p>
          </table:table-cell>
          <table:table-cell office:value-type="float" office:value="0.02254589" calcext:value-type="float">
            <text:p>0.02254589</text:p>
          </table:table-cell>
          <table:table-cell office:value-type="float" office:value="0.01886758" calcext:value-type="float">
            <text:p>0.01886758</text:p>
          </table:table-cell>
          <table:table-cell office:value-type="float" office:value="0.020038" calcext:value-type="float">
            <text:p>0.020038</text:p>
          </table:table-cell>
          <table:table-cell office:value-type="float" office:value="0.02803077" calcext:value-type="float">
            <text:p>0.02803077</text:p>
          </table:table-cell>
          <table:table-cell office:value-type="float" office:value="0.004921996" calcext:value-type="float">
            <text:p>0.004921996</text:p>
          </table:table-cell>
          <table:table-cell office:value-type="float" office:value="0.004651902" calcext:value-type="float">
            <text:p>0.004651902</text:p>
          </table:table-cell>
          <table:table-cell office:value-type="float" office:value="0" calcext:value-type="float">
            <text:p>0</text:p>
          </table:table-cell>
          <table:table-cell office:value-type="float" office:value="35.8581" calcext:value-type="float">
            <text:p>35.8581</text:p>
          </table:table-cell>
          <table:table-cell office:value-type="float" office:value="15.02625" calcext:value-type="float">
            <text:p>15.02625</text:p>
          </table:table-cell>
          <table:table-cell office:value-type="float" office:value="9.433921" calcext:value-type="float">
            <text:p>9.433921</text:p>
          </table:table-cell>
          <table:table-cell office:value-type="float" office:value="5.629647" calcext:value-type="float">
            <text:p>5.629647</text:p>
          </table:table-cell>
          <table:table-cell office:value-type="float" office:value="3.336503" calcext:value-type="float">
            <text:p>3.336503</text:p>
          </table:table-cell>
          <table:table-cell office:value-type="float" office:value="1.08849" calcext:value-type="float">
            <text:p>1.08849</text:p>
          </table:table-cell>
          <table:table-cell office:value-type="float" office:value="0.2738313" calcext:value-type="float">
            <text:p>0.2738313</text:p>
          </table:table-cell>
          <table:table-cell office:value-type="float" office:value="0.9191798" calcext:value-type="float">
            <text:p>0.9191798</text:p>
          </table:table-cell>
          <table:table-cell office:value-type="float" office:value="0.3581302" calcext:value-type="float">
            <text:p>0.3581302</text:p>
          </table:table-cell>
          <table:table-cell office:value-type="float" office:value="0.1947161" calcext:value-type="float">
            <text:p>0.1947161</text:p>
          </table:table-cell>
          <table:table-cell office:value-type="float" office:value="0.1071272" calcext:value-type="float">
            <text:p>0.1071272</text:p>
          </table:table-cell>
          <table:table-cell office:value-type="float" office:value="0.1659744" calcext:value-type="float">
            <text:p>0.1659744</text:p>
          </table:table-cell>
          <table:table-cell office:value-type="float" office:value="0.3135309" calcext:value-type="float">
            <text:p>0.3135309</text:p>
          </table:table-cell>
          <table:table-cell office:value-type="float" office:value="0.3507088" calcext:value-type="float">
            <text:p>0.3507088</text:p>
          </table:table-cell>
          <table:table-cell office:value-type="float" office:value="0" calcext:value-type="float">
            <text:p>0</text:p>
          </table:table-cell>
          <table:table-cell office:value-type="float" office:value="173.3066" calcext:value-type="float">
            <text:p>173.3066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2175" calcext:value-type="float">
            <text:p>-0.371217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3122004" calcext:value-type="float">
            <text:p>23122004</text:p>
          </table:table-cell>
          <table:table-cell office:value-type="float" office:value="34.87092" calcext:value-type="float">
            <text:p>34.87092</text:p>
          </table:table-cell>
          <table:table-cell office:value-type="float" office:value="1088.6" calcext:value-type="float">
            <text:p>1088.6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230266" calcext:value-type="float">
            <text:p>0.1230266</text:p>
          </table:table-cell>
          <table:table-cell office:value-type="float" office:value="3.257739" calcext:value-type="float">
            <text:p>3.257739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84878" calcext:value-type="float">
            <text:p>0.0006184878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2752" calcext:value-type="float">
            <text:p>0.12752</text:p>
          </table:table-cell>
          <table:table-cell office:value-type="float" office:value="-0.3377184" calcext:value-type="float">
            <text:p>-0.3377184</text:p>
          </table:table-cell>
          <table:table-cell office:value-type="float" office:value="0.00293021" calcext:value-type="float">
            <text:p>0.00293021</text:p>
          </table:table-cell>
          <table:table-cell office:value-type="float" office:value="0.0001568122" calcext:value-type="float">
            <text:p>0.0001568122</text:p>
          </table:table-cell>
          <table:table-cell office:value-type="float" office:value="16.80127" calcext:value-type="float">
            <text:p>16.80127</text:p>
          </table:table-cell>
          <table:table-cell office:value-type="float" office:value="0.1604277" calcext:value-type="float">
            <text:p>0.1604277</text:p>
          </table:table-cell>
          <table:table-cell office:value-type="float" office:value="0.1486845" calcext:value-type="float">
            <text:p>0.1486845</text:p>
          </table:table-cell>
          <table:table-cell office:value-type="float" office:value="0.1304828" calcext:value-type="float">
            <text:p>0.1304828</text:p>
          </table:table-cell>
          <table:table-cell office:value-type="float" office:value="0.0907702" calcext:value-type="float">
            <text:p>0.0907702</text:p>
          </table:table-cell>
          <table:table-cell office:value-type="float" office:value="0.09049993" calcext:value-type="float">
            <text:p>0.09049993</text:p>
          </table:table-cell>
          <table:table-cell office:value-type="float" office:value="0.03232741" calcext:value-type="float">
            <text:p>0.03232741</text:p>
          </table:table-cell>
          <table:table-cell office:value-type="float" office:value="0.02507472" calcext:value-type="float">
            <text:p>0.02507472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02258931" calcext:value-type="float">
            <text:p>0.02258931</text:p>
          </table:table-cell>
          <table:table-cell office:value-type="float" office:value="0.01890168" calcext:value-type="float">
            <text:p>0.01890168</text:p>
          </table:table-cell>
          <table:table-cell office:value-type="float" office:value="0.02008104" calcext:value-type="float">
            <text:p>0.02008104</text:p>
          </table:table-cell>
          <table:table-cell office:value-type="float" office:value="0.02811903" calcext:value-type="float">
            <text:p>0.02811903</text:p>
          </table:table-cell>
          <table:table-cell office:value-type="float" office:value="0.004920564" calcext:value-type="float">
            <text:p>0.004920564</text:p>
          </table:table-cell>
          <table:table-cell office:value-type="float" office:value="0.004646049" calcext:value-type="float">
            <text:p>0.004646049</text:p>
          </table:table-cell>
          <table:table-cell office:value-type="float" office:value="0" calcext:value-type="float">
            <text:p>0</text:p>
          </table:table-cell>
          <table:table-cell office:value-type="float" office:value="36.38025" calcext:value-type="float">
            <text:p>36.38025</text:p>
          </table:table-cell>
          <table:table-cell office:value-type="float" office:value="15.11455" calcext:value-type="float">
            <text:p>15.11455</text:p>
          </table:table-cell>
          <table:table-cell office:value-type="float" office:value="9.449279" calcext:value-type="float">
            <text:p>9.449279</text:p>
          </table:table-cell>
          <table:table-cell office:value-type="float" office:value="5.698779" calcext:value-type="float">
            <text:p>5.698779</text:p>
          </table:table-cell>
          <table:table-cell office:value-type="float" office:value="3.271693" calcext:value-type="float">
            <text:p>3.271693</text:p>
          </table:table-cell>
          <table:table-cell office:value-type="float" office:value="1.081811" calcext:value-type="float">
            <text:p>1.081811</text:p>
          </table:table-cell>
          <table:table-cell office:value-type="float" office:value="0.2745602" calcext:value-type="float">
            <text:p>0.2745602</text:p>
          </table:table-cell>
          <table:table-cell office:value-type="float" office:value="0.9207113" calcext:value-type="float">
            <text:p>0.9207113</text:p>
          </table:table-cell>
          <table:table-cell office:value-type="float" office:value="0.3597965" calcext:value-type="float">
            <text:p>0.3597965</text:p>
          </table:table-cell>
          <table:table-cell office:value-type="float" office:value="0.1959166" calcext:value-type="float">
            <text:p>0.1959166</text:p>
          </table:table-cell>
          <table:table-cell office:value-type="float" office:value="0.1079108" calcext:value-type="float">
            <text:p>0.1079108</text:p>
          </table:table-cell>
          <table:table-cell office:value-type="float" office:value="0.1669395" calcext:value-type="float">
            <text:p>0.1669395</text:p>
          </table:table-cell>
          <table:table-cell office:value-type="float" office:value="0.3131566" calcext:value-type="float">
            <text:p>0.3131566</text:p>
          </table:table-cell>
          <table:table-cell office:value-type="float" office:value="0.3504951" calcext:value-type="float">
            <text:p>0.3504951</text:p>
          </table:table-cell>
          <table:table-cell office:value-type="float" office:value="0" calcext:value-type="float">
            <text:p>0</text:p>
          </table:table-cell>
          <table:table-cell office:value-type="float" office:value="178.015" calcext:value-type="float">
            <text:p>178.015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2175" calcext:value-type="float">
            <text:p>-0.371217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4122004" calcext:value-type="float">
            <text:p>24122004</text:p>
          </table:table-cell>
          <table:table-cell office:value-type="float" office:value="34.86098" calcext:value-type="float">
            <text:p>34.86098</text:p>
          </table:table-cell>
          <table:table-cell office:value-type="float" office:value="1088.601" calcext:value-type="float">
            <text:p>1088.601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259481" calcext:value-type="float">
            <text:p>0.1259481</text:p>
          </table:table-cell>
          <table:table-cell office:value-type="float" office:value="3.263558" calcext:value-type="float">
            <text:p>3.263558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84888" calcext:value-type="float">
            <text:p>0.0006184888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274295" calcext:value-type="float">
            <text:p>0.1274295</text:p>
          </table:table-cell>
          <table:table-cell office:value-type="float" office:value="-0.3377232" calcext:value-type="float">
            <text:p>-0.3377232</text:p>
          </table:table-cell>
          <table:table-cell office:value-type="float" office:value="0.002955867" calcext:value-type="float">
            <text:p>0.002955867</text:p>
          </table:table-cell>
          <table:table-cell office:value-type="float" office:value="0.0001568156" calcext:value-type="float">
            <text:p>0.0001568156</text:p>
          </table:table-cell>
          <table:table-cell office:value-type="float" office:value="16.79437" calcext:value-type="float">
            <text:p>16.79437</text:p>
          </table:table-cell>
          <table:table-cell office:value-type="float" office:value="0.1726783" calcext:value-type="float">
            <text:p>0.1726783</text:p>
          </table:table-cell>
          <table:table-cell office:value-type="float" office:value="0.1568581" calcext:value-type="float">
            <text:p>0.1568581</text:p>
          </table:table-cell>
          <table:table-cell office:value-type="float" office:value="0.140726" calcext:value-type="float">
            <text:p>0.140726</text:p>
          </table:table-cell>
          <table:table-cell office:value-type="float" office:value="0.09197576" calcext:value-type="float">
            <text:p>0.09197576</text:p>
          </table:table-cell>
          <table:table-cell office:value-type="float" office:value="0.09096567" calcext:value-type="float">
            <text:p>0.09096567</text:p>
          </table:table-cell>
          <table:table-cell office:value-type="float" office:value="0.03244105" calcext:value-type="float">
            <text:p>0.03244105</text:p>
          </table:table-cell>
          <table:table-cell office:value-type="float" office:value="0.02517533" calcext:value-type="float">
            <text:p>0.02517533</text:p>
          </table:table-cell>
          <table:table-cell office:value-type="float" office:value="0.02941736" calcext:value-type="float">
            <text:p>0.02941736</text:p>
          </table:table-cell>
          <table:table-cell office:value-type="float" office:value="0.02263602" calcext:value-type="float">
            <text:p>0.02263602</text:p>
          </table:table-cell>
          <table:table-cell office:value-type="float" office:value="0.0189371" calcext:value-type="float">
            <text:p>0.0189371</text:p>
          </table:table-cell>
          <table:table-cell office:value-type="float" office:value="0.02012268" calcext:value-type="float">
            <text:p>0.02012268</text:p>
          </table:table-cell>
          <table:table-cell office:value-type="float" office:value="0.0282051" calcext:value-type="float">
            <text:p>0.0282051</text:p>
          </table:table-cell>
          <table:table-cell office:value-type="float" office:value="0.004919455" calcext:value-type="float">
            <text:p>0.004919455</text:p>
          </table:table-cell>
          <table:table-cell office:value-type="float" office:value="0.004643031" calcext:value-type="float">
            <text:p>0.004643031</text:p>
          </table:table-cell>
          <table:table-cell office:value-type="float" office:value="0" calcext:value-type="float">
            <text:p>0</text:p>
          </table:table-cell>
          <table:table-cell office:value-type="float" office:value="37.17899" calcext:value-type="float">
            <text:p>37.17899</text:p>
          </table:table-cell>
          <table:table-cell office:value-type="float" office:value="15.28534" calcext:value-type="float">
            <text:p>15.28534</text:p>
          </table:table-cell>
          <table:table-cell office:value-type="float" office:value="9.462663" calcext:value-type="float">
            <text:p>9.462663</text:p>
          </table:table-cell>
          <table:table-cell office:value-type="float" office:value="5.801059" calcext:value-type="float">
            <text:p>5.801059</text:p>
          </table:table-cell>
          <table:table-cell office:value-type="float" office:value="3.188436" calcext:value-type="float">
            <text:p>3.188436</text:p>
          </table:table-cell>
          <table:table-cell office:value-type="float" office:value="1.071367" calcext:value-type="float">
            <text:p>1.071367</text:p>
          </table:table-cell>
          <table:table-cell office:value-type="float" office:value="0.2749797" calcext:value-type="float">
            <text:p>0.2749797</text:p>
          </table:table-cell>
          <table:table-cell office:value-type="float" office:value="0.9221615" calcext:value-type="float">
            <text:p>0.9221615</text:p>
          </table:table-cell>
          <table:table-cell office:value-type="float" office:value="0.3614145" calcext:value-type="float">
            <text:p>0.3614145</text:p>
          </table:table-cell>
          <table:table-cell office:value-type="float" office:value="0.1971057" calcext:value-type="float">
            <text:p>0.1971057</text:p>
          </table:table-cell>
          <table:table-cell office:value-type="float" office:value="0.1086594" calcext:value-type="float">
            <text:p>0.1086594</text:p>
          </table:table-cell>
          <table:table-cell office:value-type="float" office:value="0.1678862" calcext:value-type="float">
            <text:p>0.1678862</text:p>
          </table:table-cell>
          <table:table-cell office:value-type="float" office:value="0.3128861" calcext:value-type="float">
            <text:p>0.3128861</text:p>
          </table:table-cell>
          <table:table-cell office:value-type="float" office:value="0.3505607" calcext:value-type="float">
            <text:p>0.3505607</text:p>
          </table:table-cell>
          <table:table-cell office:value-type="float" office:value="0" calcext:value-type="float">
            <text:p>0</text:p>
          </table:table-cell>
          <table:table-cell office:value-type="float" office:value="187.5254" calcext:value-type="float">
            <text:p>187.5254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2175" calcext:value-type="float">
            <text:p>-0.371217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122004" calcext:value-type="float">
            <text:p>25122004</text:p>
          </table:table-cell>
          <table:table-cell office:value-type="float" office:value="34.85037" calcext:value-type="float">
            <text:p>34.85037</text:p>
          </table:table-cell>
          <table:table-cell office:value-type="float" office:value="1088.609" calcext:value-type="float">
            <text:p>1088.609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268701" calcext:value-type="float">
            <text:p>0.1268701</text:p>
          </table:table-cell>
          <table:table-cell office:value-type="float" office:value="3.266384" calcext:value-type="float">
            <text:p>3.266384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84903" calcext:value-type="float">
            <text:p>0.0006184903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268888" calcext:value-type="float">
            <text:p>0.1268888</text:p>
          </table:table-cell>
          <table:table-cell office:value-type="float" office:value="-0.337763" calcext:value-type="float">
            <text:p>-0.337763</text:p>
          </table:table-cell>
          <table:table-cell office:value-type="float" office:value="0.002980106" calcext:value-type="float">
            <text:p>0.002980106</text:p>
          </table:table-cell>
          <table:table-cell office:value-type="float" office:value="0.0001568184" calcext:value-type="float">
            <text:p>0.0001568184</text:p>
          </table:table-cell>
          <table:table-cell office:value-type="float" office:value="16.82843" calcext:value-type="float">
            <text:p>16.82843</text:p>
          </table:table-cell>
          <table:table-cell office:value-type="float" office:value="0.1549934" calcext:value-type="float">
            <text:p>0.1549934</text:p>
          </table:table-cell>
          <table:table-cell office:value-type="float" office:value="0.1579113" calcext:value-type="float">
            <text:p>0.1579113</text:p>
          </table:table-cell>
          <table:table-cell office:value-type="float" office:value="0.1445295" calcext:value-type="float">
            <text:p>0.1445295</text:p>
          </table:table-cell>
          <table:table-cell office:value-type="float" office:value="0.09194519" calcext:value-type="float">
            <text:p>0.09194519</text:p>
          </table:table-cell>
          <table:table-cell office:value-type="float" office:value="0.09197032" calcext:value-type="float">
            <text:p>0.09197032</text:p>
          </table:table-cell>
          <table:table-cell office:value-type="float" office:value="0.03257181" calcext:value-type="float">
            <text:p>0.03257181</text:p>
          </table:table-cell>
          <table:table-cell office:value-type="float" office:value="0.02525779" calcext:value-type="float">
            <text:p>0.02525779</text:p>
          </table:table-cell>
          <table:table-cell office:value-type="float" office:value="0.02954708" calcext:value-type="float">
            <text:p>0.02954708</text:p>
          </table:table-cell>
          <table:table-cell office:value-type="float" office:value="0.02268461" calcext:value-type="float">
            <text:p>0.02268461</text:p>
          </table:table-cell>
          <table:table-cell office:value-type="float" office:value="0.01897211" calcext:value-type="float">
            <text:p>0.01897211</text:p>
          </table:table-cell>
          <table:table-cell office:value-type="float" office:value="0.02016353" calcext:value-type="float">
            <text:p>0.02016353</text:p>
          </table:table-cell>
          <table:table-cell office:value-type="float" office:value="0.02828903" calcext:value-type="float">
            <text:p>0.02828903</text:p>
          </table:table-cell>
          <table:table-cell office:value-type="float" office:value="0.004944858" calcext:value-type="float">
            <text:p>0.004944858</text:p>
          </table:table-cell>
          <table:table-cell office:value-type="float" office:value="0.004617133" calcext:value-type="float">
            <text:p>0.004617133</text:p>
          </table:table-cell>
          <table:table-cell office:value-type="float" office:value="0" calcext:value-type="float">
            <text:p>0</text:p>
          </table:table-cell>
          <table:table-cell office:value-type="float" office:value="37.92736" calcext:value-type="float">
            <text:p>37.92736</text:p>
          </table:table-cell>
          <table:table-cell office:value-type="float" office:value="15.34023" calcext:value-type="float">
            <text:p>15.34023</text:p>
          </table:table-cell>
          <table:table-cell office:value-type="float" office:value="9.552794" calcext:value-type="float">
            <text:p>9.552794</text:p>
          </table:table-cell>
          <table:table-cell office:value-type="float" office:value="5.816875" calcext:value-type="float">
            <text:p>5.816875</text:p>
          </table:table-cell>
          <table:table-cell office:value-type="float" office:value="3.19929" calcext:value-type="float">
            <text:p>3.19929</text:p>
          </table:table-cell>
          <table:table-cell office:value-type="float" office:value="1.065677" calcext:value-type="float">
            <text:p>1.065677</text:p>
          </table:table-cell>
          <table:table-cell office:value-type="float" office:value="0.2753673" calcext:value-type="float">
            <text:p>0.2753673</text:p>
          </table:table-cell>
          <table:table-cell office:value-type="float" office:value="0.923549" calcext:value-type="float">
            <text:p>0.923549</text:p>
          </table:table-cell>
          <table:table-cell office:value-type="float" office:value="0.3629834" calcext:value-type="float">
            <text:p>0.3629834</text:p>
          </table:table-cell>
          <table:table-cell office:value-type="float" office:value="0.1982754" calcext:value-type="float">
            <text:p>0.1982754</text:p>
          </table:table-cell>
          <table:table-cell office:value-type="float" office:value="0.1093953" calcext:value-type="float">
            <text:p>0.1093953</text:p>
          </table:table-cell>
          <table:table-cell office:value-type="float" office:value="0.1691635" calcext:value-type="float">
            <text:p>0.1691635</text:p>
          </table:table-cell>
          <table:table-cell office:value-type="float" office:value="0.3226427" calcext:value-type="float">
            <text:p>0.3226427</text:p>
          </table:table-cell>
          <table:table-cell office:value-type="float" office:value="0.3413414" calcext:value-type="float">
            <text:p>0.3413414</text:p>
          </table:table-cell>
          <table:table-cell office:value-type="float" office:value="0" calcext:value-type="float">
            <text:p>0</text:p>
          </table:table-cell>
          <table:table-cell office:value-type="float" office:value="192.3308" calcext:value-type="float">
            <text:p>192.3308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2175" calcext:value-type="float">
            <text:p>-0.371217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6122004" calcext:value-type="float">
            <text:p>26122004</text:p>
          </table:table-cell>
          <table:table-cell office:value-type="float" office:value="34.83568" calcext:value-type="float">
            <text:p>34.83568</text:p>
          </table:table-cell>
          <table:table-cell office:value-type="float" office:value="1088.613" calcext:value-type="float">
            <text:p>1088.613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285241" calcext:value-type="float">
            <text:p>0.1285241</text:p>
          </table:table-cell>
          <table:table-cell office:value-type="float" office:value="3.27568" calcext:value-type="float">
            <text:p>3.27568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84903" calcext:value-type="float">
            <text:p>0.0006184903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260204" calcext:value-type="float">
            <text:p>0.1260204</text:p>
          </table:table-cell>
          <table:table-cell office:value-type="float" office:value="-0.3377819" calcext:value-type="float">
            <text:p>-0.3377819</text:p>
          </table:table-cell>
          <table:table-cell office:value-type="float" office:value="0.003004343" calcext:value-type="float">
            <text:p>0.003004343</text:p>
          </table:table-cell>
          <table:table-cell office:value-type="float" office:value="0.0001568211" calcext:value-type="float">
            <text:p>0.0001568211</text:p>
          </table:table-cell>
          <table:table-cell office:value-type="float" office:value="16.82849" calcext:value-type="float">
            <text:p>16.82849</text:p>
          </table:table-cell>
          <table:table-cell office:value-type="float" office:value="0.1646858" calcext:value-type="float">
            <text:p>0.1646858</text:p>
          </table:table-cell>
          <table:table-cell office:value-type="float" office:value="0.1583339" calcext:value-type="float">
            <text:p>0.1583339</text:p>
          </table:table-cell>
          <table:table-cell office:value-type="float" office:value="0.1445066" calcext:value-type="float">
            <text:p>0.1445066</text:p>
          </table:table-cell>
          <table:table-cell office:value-type="float" office:value="0.09205193" calcext:value-type="float">
            <text:p>0.09205193</text:p>
          </table:table-cell>
          <table:table-cell office:value-type="float" office:value="0.09254473" calcext:value-type="float">
            <text:p>0.09254473</text:p>
          </table:table-cell>
          <table:table-cell office:value-type="float" office:value="0.03268379" calcext:value-type="float">
            <text:p>0.03268379</text:p>
          </table:table-cell>
          <table:table-cell office:value-type="float" office:value="0.02533544" calcext:value-type="float">
            <text:p>0.02533544</text:p>
          </table:table-cell>
          <table:table-cell office:value-type="float" office:value="0.02967368" calcext:value-type="float">
            <text:p>0.02967368</text:p>
          </table:table-cell>
          <table:table-cell office:value-type="float" office:value="0.02273317" calcext:value-type="float">
            <text:p>0.02273317</text:p>
          </table:table-cell>
          <table:table-cell office:value-type="float" office:value="0.01900712" calcext:value-type="float">
            <text:p>0.01900712</text:p>
          </table:table-cell>
          <table:table-cell office:value-type="float" office:value="0.02020461" calcext:value-type="float">
            <text:p>0.02020461</text:p>
          </table:table-cell>
          <table:table-cell office:value-type="float" office:value="0.02837178" calcext:value-type="float">
            <text:p>0.02837178</text:p>
          </table:table-cell>
          <table:table-cell office:value-type="float" office:value="0.00493654" calcext:value-type="float">
            <text:p>0.00493654</text:p>
          </table:table-cell>
          <table:table-cell office:value-type="float" office:value="0.004622943" calcext:value-type="float">
            <text:p>0.004622943</text:p>
          </table:table-cell>
          <table:table-cell office:value-type="float" office:value="0" calcext:value-type="float">
            <text:p>0</text:p>
          </table:table-cell>
          <table:table-cell office:value-type="float" office:value="39.05848" calcext:value-type="float">
            <text:p>39.05848</text:p>
          </table:table-cell>
          <table:table-cell office:value-type="float" office:value="15.40167" calcext:value-type="float">
            <text:p>15.40167</text:p>
          </table:table-cell>
          <table:table-cell office:value-type="float" office:value="9.62246" calcext:value-type="float">
            <text:p>9.62246</text:p>
          </table:table-cell>
          <table:table-cell office:value-type="float" office:value="5.83736" calcext:value-type="float">
            <text:p>5.83736</text:p>
          </table:table-cell>
          <table:table-cell office:value-type="float" office:value="3.194868" calcext:value-type="float">
            <text:p>3.194868</text:p>
          </table:table-cell>
          <table:table-cell office:value-type="float" office:value="1.061217" calcext:value-type="float">
            <text:p>1.061217</text:p>
          </table:table-cell>
          <table:table-cell office:value-type="float" office:value="0.2759779" calcext:value-type="float">
            <text:p>0.2759779</text:p>
          </table:table-cell>
          <table:table-cell office:value-type="float" office:value="0.9249007" calcext:value-type="float">
            <text:p>0.9249007</text:p>
          </table:table-cell>
          <table:table-cell office:value-type="float" office:value="0.364513" calcext:value-type="float">
            <text:p>0.364513</text:p>
          </table:table-cell>
          <table:table-cell office:value-type="float" office:value="0.199418" calcext:value-type="float">
            <text:p>0.199418</text:p>
          </table:table-cell>
          <table:table-cell office:value-type="float" office:value="0.1101418" calcext:value-type="float">
            <text:p>0.1101418</text:p>
          </table:table-cell>
          <table:table-cell office:value-type="float" office:value="0.1705009" calcext:value-type="float">
            <text:p>0.1705009</text:p>
          </table:table-cell>
          <table:table-cell office:value-type="float" office:value="0.3195322" calcext:value-type="float">
            <text:p>0.3195322</text:p>
          </table:table-cell>
          <table:table-cell office:value-type="float" office:value="0.3452838" calcext:value-type="float">
            <text:p>0.3452838</text:p>
          </table:table-cell>
          <table:table-cell office:value-type="float" office:value="0" calcext:value-type="float">
            <text:p>0</text:p>
          </table:table-cell>
          <table:table-cell office:value-type="float" office:value="200.2794" calcext:value-type="float">
            <text:p>200.2794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2175" calcext:value-type="float">
            <text:p>-0.371217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7122004" calcext:value-type="float">
            <text:p>27122004</text:p>
          </table:table-cell>
          <table:table-cell office:value-type="float" office:value="34.82016" calcext:value-type="float">
            <text:p>34.82016</text:p>
          </table:table-cell>
          <table:table-cell office:value-type="float" office:value="1088.618" calcext:value-type="float">
            <text:p>1088.618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301487" calcext:value-type="float">
            <text:p>0.1301487</text:p>
          </table:table-cell>
          <table:table-cell office:value-type="float" office:value="3.284835" calcext:value-type="float">
            <text:p>3.284835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84903" calcext:value-type="float">
            <text:p>0.0006184903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251994" calcext:value-type="float">
            <text:p>0.1251994</text:p>
          </table:table-cell>
          <table:table-cell office:value-type="float" office:value="-0.3378083" calcext:value-type="float">
            <text:p>-0.3378083</text:p>
          </table:table-cell>
          <table:table-cell office:value-type="float" office:value="0.003028583" calcext:value-type="float">
            <text:p>0.003028583</text:p>
          </table:table-cell>
          <table:table-cell office:value-type="float" office:value="0.0001568239" calcext:value-type="float">
            <text:p>0.0001568239</text:p>
          </table:table-cell>
          <table:table-cell office:value-type="float" office:value="16.83152" calcext:value-type="float">
            <text:p>16.83152</text:p>
          </table:table-cell>
          <table:table-cell office:value-type="float" office:value="0.1676433" calcext:value-type="float">
            <text:p>0.1676433</text:p>
          </table:table-cell>
          <table:table-cell office:value-type="float" office:value="0.1594214" calcext:value-type="float">
            <text:p>0.1594214</text:p>
          </table:table-cell>
          <table:table-cell office:value-type="float" office:value="0.1450354" calcext:value-type="float">
            <text:p>0.1450354</text:p>
          </table:table-cell>
          <table:table-cell office:value-type="float" office:value="0.09212398" calcext:value-type="float">
            <text:p>0.09212398</text:p>
          </table:table-cell>
          <table:table-cell office:value-type="float" office:value="0.09297104" calcext:value-type="float">
            <text:p>0.09297104</text:p>
          </table:table-cell>
          <table:table-cell office:value-type="float" office:value="0.03279039" calcext:value-type="float">
            <text:p>0.03279039</text:p>
          </table:table-cell>
          <table:table-cell office:value-type="float" office:value="0.02540984" calcext:value-type="float">
            <text:p>0.02540984</text:p>
          </table:table-cell>
          <table:table-cell office:value-type="float" office:value="0.02979812" calcext:value-type="float">
            <text:p>0.02979812</text:p>
          </table:table-cell>
          <table:table-cell office:value-type="float" office:value="0.02278247" calcext:value-type="float">
            <text:p>0.02278247</text:p>
          </table:table-cell>
          <table:table-cell office:value-type="float" office:value="0.01904344" calcext:value-type="float">
            <text:p>0.01904344</text:p>
          </table:table-cell>
          <table:table-cell office:value-type="float" office:value="0.02024606" calcext:value-type="float">
            <text:p>0.02024606</text:p>
          </table:table-cell>
          <table:table-cell office:value-type="float" office:value="0.02845244" calcext:value-type="float">
            <text:p>0.02845244</text:p>
          </table:table-cell>
          <table:table-cell office:value-type="float" office:value="0.004929392" calcext:value-type="float">
            <text:p>0.004929392</text:p>
          </table:table-cell>
          <table:table-cell office:value-type="float" office:value="0.004628458" calcext:value-type="float">
            <text:p>0.004628458</text:p>
          </table:table-cell>
          <table:table-cell office:value-type="float" office:value="0" calcext:value-type="float">
            <text:p>0</text:p>
          </table:table-cell>
          <table:table-cell office:value-type="float" office:value="39.55291" calcext:value-type="float">
            <text:p>39.55291</text:p>
          </table:table-cell>
          <table:table-cell office:value-type="float" office:value="15.49592" calcext:value-type="float">
            <text:p>15.49592</text:p>
          </table:table-cell>
          <table:table-cell office:value-type="float" office:value="9.689819" calcext:value-type="float">
            <text:p>9.689819</text:p>
          </table:table-cell>
          <table:table-cell office:value-type="float" office:value="5.855325" calcext:value-type="float">
            <text:p>5.855325</text:p>
          </table:table-cell>
          <table:table-cell office:value-type="float" office:value="3.188977" calcext:value-type="float">
            <text:p>3.188977</text:p>
          </table:table-cell>
          <table:table-cell office:value-type="float" office:value="1.058038" calcext:value-type="float">
            <text:p>1.058038</text:p>
          </table:table-cell>
          <table:table-cell office:value-type="float" office:value="0.2768366" calcext:value-type="float">
            <text:p>0.2768366</text:p>
          </table:table-cell>
          <table:table-cell office:value-type="float" office:value="0.9262236" calcext:value-type="float">
            <text:p>0.9262236</text:p>
          </table:table-cell>
          <table:table-cell office:value-type="float" office:value="0.3660079" calcext:value-type="float">
            <text:p>0.3660079</text:p>
          </table:table-cell>
          <table:table-cell office:value-type="float" office:value="0.2005334" calcext:value-type="float">
            <text:p>0.2005334</text:p>
          </table:table-cell>
          <table:table-cell office:value-type="float" office:value="0.1109009" calcext:value-type="float">
            <text:p>0.1109009</text:p>
          </table:table-cell>
          <table:table-cell office:value-type="float" office:value="0.1716814" calcext:value-type="float">
            <text:p>0.1716814</text:p>
          </table:table-cell>
          <table:table-cell office:value-type="float" office:value="0.3169221" calcext:value-type="float">
            <text:p>0.3169221</text:p>
          </table:table-cell>
          <table:table-cell office:value-type="float" office:value="0.3488405" calcext:value-type="float">
            <text:p>0.3488405</text:p>
          </table:table-cell>
          <table:table-cell office:value-type="float" office:value="0" calcext:value-type="float">
            <text:p>0</text:p>
          </table:table-cell>
          <table:table-cell office:value-type="float" office:value="208.3699" calcext:value-type="float">
            <text:p>208.3699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2175" calcext:value-type="float">
            <text:p>-0.371217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8122004" calcext:value-type="float">
            <text:p>28122004</text:p>
          </table:table-cell>
          <table:table-cell office:value-type="float" office:value="34.80185" calcext:value-type="float">
            <text:p>34.80185</text:p>
          </table:table-cell>
          <table:table-cell office:value-type="float" office:value="1088.624" calcext:value-type="float">
            <text:p>1088.624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319956" calcext:value-type="float">
            <text:p>0.1319956</text:p>
          </table:table-cell>
          <table:table-cell office:value-type="float" office:value="3.294547" calcext:value-type="float">
            <text:p>3.294547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84903" calcext:value-type="float">
            <text:p>0.0006184903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248286" calcext:value-type="float">
            <text:p>0.1248286</text:p>
          </table:table-cell>
          <table:table-cell office:value-type="float" office:value="-0.3378518" calcext:value-type="float">
            <text:p>-0.3378518</text:p>
          </table:table-cell>
          <table:table-cell office:value-type="float" office:value="0.003052234" calcext:value-type="float">
            <text:p>0.003052234</text:p>
          </table:table-cell>
          <table:table-cell office:value-type="float" office:value="0.0001568267" calcext:value-type="float">
            <text:p>0.0001568267</text:p>
          </table:table-cell>
          <table:table-cell office:value-type="float" office:value="16.83902" calcext:value-type="float">
            <text:p>16.83902</text:p>
          </table:table-cell>
          <table:table-cell office:value-type="float" office:value="0.1603364" calcext:value-type="float">
            <text:p>0.1603364</text:p>
          </table:table-cell>
          <table:table-cell office:value-type="float" office:value="0.1565928" calcext:value-type="float">
            <text:p>0.1565928</text:p>
          </table:table-cell>
          <table:table-cell office:value-type="float" office:value="0.1439533" calcext:value-type="float">
            <text:p>0.1439533</text:p>
          </table:table-cell>
          <table:table-cell office:value-type="float" office:value="0.09219281" calcext:value-type="float">
            <text:p>0.09219281</text:p>
          </table:table-cell>
          <table:table-cell office:value-type="float" office:value="0.09321086" calcext:value-type="float">
            <text:p>0.09321086</text:p>
          </table:table-cell>
          <table:table-cell office:value-type="float" office:value="0.03286941" calcext:value-type="float">
            <text:p>0.03286941</text:p>
          </table:table-cell>
          <table:table-cell office:value-type="float" office:value="0.02547288" calcext:value-type="float">
            <text:p>0.02547288</text:p>
          </table:table-cell>
          <table:table-cell office:value-type="float" office:value="0.02992166" calcext:value-type="float">
            <text:p>0.02992166</text:p>
          </table:table-cell>
          <table:table-cell office:value-type="float" office:value="0.02283218" calcext:value-type="float">
            <text:p>0.02283218</text:p>
          </table:table-cell>
          <table:table-cell office:value-type="float" office:value="0.01908056" calcext:value-type="float">
            <text:p>0.01908056</text:p>
          </table:table-cell>
          <table:table-cell office:value-type="float" office:value="0.020288" calcext:value-type="float">
            <text:p>0.020288</text:p>
          </table:table-cell>
          <table:table-cell office:value-type="float" office:value="0.02853093" calcext:value-type="float">
            <text:p>0.02853093</text:p>
          </table:table-cell>
          <table:table-cell office:value-type="float" office:value="0.004925636" calcext:value-type="float">
            <text:p>0.004925636</text:p>
          </table:table-cell>
          <table:table-cell office:value-type="float" office:value="0.004631463" calcext:value-type="float">
            <text:p>0.004631463</text:p>
          </table:table-cell>
          <table:table-cell office:value-type="float" office:value="0" calcext:value-type="float">
            <text:p>0</text:p>
          </table:table-cell>
          <table:table-cell office:value-type="float" office:value="38.76898" calcext:value-type="float">
            <text:p>38.76898</text:p>
          </table:table-cell>
          <table:table-cell office:value-type="float" office:value="15.48436" calcext:value-type="float">
            <text:p>15.48436</text:p>
          </table:table-cell>
          <table:table-cell office:value-type="float" office:value="9.791428" calcext:value-type="float">
            <text:p>9.791428</text:p>
          </table:table-cell>
          <table:table-cell office:value-type="float" office:value="5.877473" calcext:value-type="float">
            <text:p>5.877473</text:p>
          </table:table-cell>
          <table:table-cell office:value-type="float" office:value="3.180258" calcext:value-type="float">
            <text:p>3.180258</text:p>
          </table:table-cell>
          <table:table-cell office:value-type="float" office:value="1.053901" calcext:value-type="float">
            <text:p>1.053901</text:p>
          </table:table-cell>
          <table:table-cell office:value-type="float" office:value="0.2778549" calcext:value-type="float">
            <text:p>0.2778549</text:p>
          </table:table-cell>
          <table:table-cell office:value-type="float" office:value="0.9275463" calcext:value-type="float">
            <text:p>0.9275463</text:p>
          </table:table-cell>
          <table:table-cell office:value-type="float" office:value="0.367474" calcext:value-type="float">
            <text:p>0.367474</text:p>
          </table:table-cell>
          <table:table-cell office:value-type="float" office:value="0.2016234" calcext:value-type="float">
            <text:p>0.2016234</text:p>
          </table:table-cell>
          <table:table-cell office:value-type="float" office:value="0.1116751" calcext:value-type="float">
            <text:p>0.1116751</text:p>
          </table:table-cell>
          <table:table-cell office:value-type="float" office:value="0.1727691" calcext:value-type="float">
            <text:p>0.1727691</text:p>
          </table:table-cell>
          <table:table-cell office:value-type="float" office:value="0.3155006" calcext:value-type="float">
            <text:p>0.3155006</text:p>
          </table:table-cell>
          <table:table-cell office:value-type="float" office:value="0.3505496" calcext:value-type="float">
            <text:p>0.3505496</text:p>
          </table:table-cell>
          <table:table-cell office:value-type="float" office:value="0" calcext:value-type="float">
            <text:p>0</text:p>
          </table:table-cell>
          <table:table-cell office:value-type="float" office:value="219.9501" calcext:value-type="float">
            <text:p>219.9501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2175" calcext:value-type="float">
            <text:p>-0.371217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9122004" calcext:value-type="float">
            <text:p>29122004</text:p>
          </table:table-cell>
          <table:table-cell office:value-type="float" office:value="34.77848" calcext:value-type="float">
            <text:p>34.77848</text:p>
          </table:table-cell>
          <table:table-cell office:value-type="float" office:value="1088.631" calcext:value-type="float">
            <text:p>1088.631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356048" calcext:value-type="float">
            <text:p>0.1356048</text:p>
          </table:table-cell>
          <table:table-cell office:value-type="float" office:value="3.306532" calcext:value-type="float">
            <text:p>3.306532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84903" calcext:value-type="float">
            <text:p>0.0006184903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248286" calcext:value-type="float">
            <text:p>0.1248286</text:p>
          </table:table-cell>
          <table:table-cell office:value-type="float" office:value="-0.33789" calcext:value-type="float">
            <text:p>-0.33789</text:p>
          </table:table-cell>
          <table:table-cell office:value-type="float" office:value="0.003076514" calcext:value-type="float">
            <text:p>0.003076514</text:p>
          </table:table-cell>
          <table:table-cell office:value-type="float" office:value="0.0001568295" calcext:value-type="float">
            <text:p>0.0001568295</text:p>
          </table:table-cell>
          <table:table-cell office:value-type="float" office:value="16.83605" calcext:value-type="float">
            <text:p>16.83605</text:p>
          </table:table-cell>
          <table:table-cell office:value-type="float" office:value="0.1616182" calcext:value-type="float">
            <text:p>0.1616182</text:p>
          </table:table-cell>
          <table:table-cell office:value-type="float" office:value="0.1543258" calcext:value-type="float">
            <text:p>0.1543258</text:p>
          </table:table-cell>
          <table:table-cell office:value-type="float" office:value="0.142662" calcext:value-type="float">
            <text:p>0.142662</text:p>
          </table:table-cell>
          <table:table-cell office:value-type="float" office:value="0.09248304" calcext:value-type="float">
            <text:p>0.09248304</text:p>
          </table:table-cell>
          <table:table-cell office:value-type="float" office:value="0.09303263" calcext:value-type="float">
            <text:p>0.09303263</text:p>
          </table:table-cell>
          <table:table-cell office:value-type="float" office:value="0.03292126" calcext:value-type="float">
            <text:p>0.03292126</text:p>
          </table:table-cell>
          <table:table-cell office:value-type="float" office:value="0.02550987" calcext:value-type="float">
            <text:p>0.02550987</text:p>
          </table:table-cell>
          <table:table-cell office:value-type="float" office:value="0.03004885" calcext:value-type="float">
            <text:p>0.03004885</text:p>
          </table:table-cell>
          <table:table-cell office:value-type="float" office:value="0.02288208" calcext:value-type="float">
            <text:p>0.02288208</text:p>
          </table:table-cell>
          <table:table-cell office:value-type="float" office:value="0.01911824" calcext:value-type="float">
            <text:p>0.01911824</text:p>
          </table:table-cell>
          <table:table-cell office:value-type="float" office:value="0.02032972" calcext:value-type="float">
            <text:p>0.02032972</text:p>
          </table:table-cell>
          <table:table-cell office:value-type="float" office:value="0.02860766" calcext:value-type="float">
            <text:p>0.02860766</text:p>
          </table:table-cell>
          <table:table-cell office:value-type="float" office:value="0.004925137" calcext:value-type="float">
            <text:p>0.004925137</text:p>
          </table:table-cell>
          <table:table-cell office:value-type="float" office:value="0.004631879" calcext:value-type="float">
            <text:p>0.004631879</text:p>
          </table:table-cell>
          <table:table-cell office:value-type="float" office:value="0" calcext:value-type="float">
            <text:p>0</text:p>
          </table:table-cell>
          <table:table-cell office:value-type="float" office:value="37.3695" calcext:value-type="float">
            <text:p>37.3695</text:p>
          </table:table-cell>
          <table:table-cell office:value-type="float" office:value="15.45142" calcext:value-type="float">
            <text:p>15.45142</text:p>
          </table:table-cell>
          <table:table-cell office:value-type="float" office:value="9.892017" calcext:value-type="float">
            <text:p>9.892017</text:p>
          </table:table-cell>
          <table:table-cell office:value-type="float" office:value="5.917413" calcext:value-type="float">
            <text:p>5.917413</text:p>
          </table:table-cell>
          <table:table-cell office:value-type="float" office:value="3.141111" calcext:value-type="float">
            <text:p>3.141111</text:p>
          </table:table-cell>
          <table:table-cell office:value-type="float" office:value="1.04842" calcext:value-type="float">
            <text:p>1.04842</text:p>
          </table:table-cell>
          <table:table-cell office:value-type="float" office:value="0.2786065" calcext:value-type="float">
            <text:p>0.2786065</text:p>
          </table:table-cell>
          <table:table-cell office:value-type="float" office:value="0.9289837" calcext:value-type="float">
            <text:p>0.9289837</text:p>
          </table:table-cell>
          <table:table-cell office:value-type="float" office:value="0.3689206" calcext:value-type="float">
            <text:p>0.3689206</text:p>
          </table:table-cell>
          <table:table-cell office:value-type="float" office:value="0.2026894" calcext:value-type="float">
            <text:p>0.2026894</text:p>
          </table:table-cell>
          <table:table-cell office:value-type="float" office:value="0.1124396" calcext:value-type="float">
            <text:p>0.1124396</text:p>
          </table:table-cell>
          <table:table-cell office:value-type="float" office:value="0.1737835" calcext:value-type="float">
            <text:p>0.1737835</text:p>
          </table:table-cell>
          <table:table-cell office:value-type="float" office:value="0.3152387" calcext:value-type="float">
            <text:p>0.3152387</text:p>
          </table:table-cell>
          <table:table-cell office:value-type="float" office:value="0.3505579" calcext:value-type="float">
            <text:p>0.3505579</text:p>
          </table:table-cell>
          <table:table-cell office:value-type="float" office:value="0" calcext:value-type="float">
            <text:p>0</text:p>
          </table:table-cell>
          <table:table-cell office:value-type="float" office:value="240.9798" calcext:value-type="float">
            <text:p>240.9798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2175" calcext:value-type="float">
            <text:p>-0.371217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122004" calcext:value-type="float">
            <text:p>30122004</text:p>
          </table:table-cell>
          <table:table-cell office:value-type="float" office:value="34.74713" calcext:value-type="float">
            <text:p>34.74713</text:p>
          </table:table-cell>
          <table:table-cell office:value-type="float" office:value="1088.649" calcext:value-type="float">
            <text:p>1088.649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384224" calcext:value-type="float">
            <text:p>0.1384224</text:p>
          </table:table-cell>
          <table:table-cell office:value-type="float" office:value="3.316725" calcext:value-type="float">
            <text:p>3.316725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84903" calcext:value-type="float">
            <text:p>0.0006184903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248286" calcext:value-type="float">
            <text:p>0.1248286</text:p>
          </table:table-cell>
          <table:table-cell office:value-type="float" office:value="-0.3380775" calcext:value-type="float">
            <text:p>-0.3380775</text:p>
          </table:table-cell>
          <table:table-cell office:value-type="float" office:value="0.003095369" calcext:value-type="float">
            <text:p>0.003095369</text:p>
          </table:table-cell>
          <table:table-cell office:value-type="float" office:value="0.0001568323" calcext:value-type="float">
            <text:p>0.0001568323</text:p>
          </table:table-cell>
          <table:table-cell office:value-type="float" office:value="16.88284" calcext:value-type="float">
            <text:p>16.88284</text:p>
          </table:table-cell>
          <table:table-cell office:value-type="float" office:value="0.1462572" calcext:value-type="float">
            <text:p>0.1462572</text:p>
          </table:table-cell>
          <table:table-cell office:value-type="float" office:value="0.1419197" calcext:value-type="float">
            <text:p>0.1419197</text:p>
          </table:table-cell>
          <table:table-cell office:value-type="float" office:value="0.139968" calcext:value-type="float">
            <text:p>0.139968</text:p>
          </table:table-cell>
          <table:table-cell office:value-type="float" office:value="0.09283735" calcext:value-type="float">
            <text:p>0.09283735</text:p>
          </table:table-cell>
          <table:table-cell office:value-type="float" office:value="0.09265771" calcext:value-type="float">
            <text:p>0.09265771</text:p>
          </table:table-cell>
          <table:table-cell office:value-type="float" office:value="0.03293215" calcext:value-type="float">
            <text:p>0.03293215</text:p>
          </table:table-cell>
          <table:table-cell office:value-type="float" office:value="0.025532" calcext:value-type="float">
            <text:p>0.025532</text:p>
          </table:table-cell>
          <table:table-cell office:value-type="float" office:value="0.03017244" calcext:value-type="float">
            <text:p>0.03017244</text:p>
          </table:table-cell>
          <table:table-cell office:value-type="float" office:value="0.0229317" calcext:value-type="float">
            <text:p>0.0229317</text:p>
          </table:table-cell>
          <table:table-cell office:value-type="float" office:value="0.01915627" calcext:value-type="float">
            <text:p>0.01915627</text:p>
          </table:table-cell>
          <table:table-cell office:value-type="float" office:value="0.02037118" calcext:value-type="float">
            <text:p>0.02037118</text:p>
          </table:table-cell>
          <table:table-cell office:value-type="float" office:value="0.02868274" calcext:value-type="float">
            <text:p>0.02868274</text:p>
          </table:table-cell>
          <table:table-cell office:value-type="float" office:value="0.004925729" calcext:value-type="float">
            <text:p>0.004925729</text:p>
          </table:table-cell>
          <table:table-cell office:value-type="float" office:value="0.004636202" calcext:value-type="float">
            <text:p>0.004636202</text:p>
          </table:table-cell>
          <table:table-cell office:value-type="float" office:value="0" calcext:value-type="float">
            <text:p>0</text:p>
          </table:table-cell>
          <table:table-cell office:value-type="float" office:value="34.65008" calcext:value-type="float">
            <text:p>34.65008</text:p>
          </table:table-cell>
          <table:table-cell office:value-type="float" office:value="14.89556" calcext:value-type="float">
            <text:p>14.89556</text:p>
          </table:table-cell>
          <table:table-cell office:value-type="float" office:value="10.35146" calcext:value-type="float">
            <text:p>10.35146</text:p>
          </table:table-cell>
          <table:table-cell office:value-type="float" office:value="5.953852" calcext:value-type="float">
            <text:p>5.953852</text:p>
          </table:table-cell>
          <table:table-cell office:value-type="float" office:value="3.099759" calcext:value-type="float">
            <text:p>3.099759</text:p>
          </table:table-cell>
          <table:table-cell office:value-type="float" office:value="1.041661" calcext:value-type="float">
            <text:p>1.041661</text:p>
          </table:table-cell>
          <table:table-cell office:value-type="float" office:value="0.2790723" calcext:value-type="float">
            <text:p>0.2790723</text:p>
          </table:table-cell>
          <table:table-cell office:value-type="float" office:value="0.9303946" calcext:value-type="float">
            <text:p>0.9303946</text:p>
          </table:table-cell>
          <table:table-cell office:value-type="float" office:value="0.3703463" calcext:value-type="float">
            <text:p>0.3703463</text:p>
          </table:table-cell>
          <table:table-cell office:value-type="float" office:value="0.2037339" calcext:value-type="float">
            <text:p>0.2037339</text:p>
          </table:table-cell>
          <table:table-cell office:value-type="float" office:value="0.1131942" calcext:value-type="float">
            <text:p>0.1131942</text:p>
          </table:table-cell>
          <table:table-cell office:value-type="float" office:value="0.1747886" calcext:value-type="float">
            <text:p>0.1747886</text:p>
          </table:table-cell>
          <table:table-cell office:value-type="float" office:value="0.3153547" calcext:value-type="float">
            <text:p>0.3153547</text:p>
          </table:table-cell>
          <table:table-cell office:value-type="float" office:value="0.3505617" calcext:value-type="float">
            <text:p>0.3505617</text:p>
          </table:table-cell>
          <table:table-cell office:value-type="float" office:value="0" calcext:value-type="float">
            <text:p>0</text:p>
          </table:table-cell>
          <table:table-cell office:value-type="float" office:value="263.4285" calcext:value-type="float">
            <text:p>263.4285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2291" calcext:value-type="float">
            <text:p>-0.371229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1122004" calcext:value-type="float">
            <text:p>31122004</text:p>
          </table:table-cell>
          <table:table-cell office:value-type="float" office:value="34.72906" calcext:value-type="float">
            <text:p>34.72906</text:p>
          </table:table-cell>
          <table:table-cell office:value-type="float" office:value="1088.657" calcext:value-type="float">
            <text:p>1088.657</text:p>
          </table:table-cell>
          <table:table-cell office:value-type="float" office:value="0" calcext:value-type="float">
            <text:p>0</text:p>
          </table:table-cell>
          <table:table-cell office:value-type="float" office:value="-19.16471" calcext:value-type="float">
            <text:p>-19.16471</text:p>
          </table:table-cell>
          <table:table-cell office:value-type="float" office:value="0.1396088" calcext:value-type="float">
            <text:p>0.1396088</text:p>
          </table:table-cell>
          <table:table-cell office:value-type="float" office:value="3.32518" calcext:value-type="float">
            <text:p>3.32518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0.0006184903" calcext:value-type="float">
            <text:p>0.0006184903</text:p>
          </table:table-cell>
          <table:table-cell office:value-type="float" office:value="0.6450706" calcext:value-type="float">
            <text:p>0.6450706</text:p>
          </table:table-cell>
          <table:table-cell office:value-type="float" office:value="0.1248286" calcext:value-type="float">
            <text:p>0.1248286</text:p>
          </table:table-cell>
          <table:table-cell office:value-type="float" office:value="-0.3381168" calcext:value-type="float">
            <text:p>-0.3381168</text:p>
          </table:table-cell>
          <table:table-cell office:value-type="float" office:value="0.003115557" calcext:value-type="float">
            <text:p>0.003115557</text:p>
          </table:table-cell>
          <table:table-cell office:value-type="float" office:value="0.0001568351" calcext:value-type="float">
            <text:p>0.0001568351</text:p>
          </table:table-cell>
          <table:table-cell office:value-type="float" office:value="16.89731" calcext:value-type="float">
            <text:p>16.89731</text:p>
          </table:table-cell>
          <table:table-cell office:value-type="float" office:value="0.1479998" calcext:value-type="float">
            <text:p>0.1479998</text:p>
          </table:table-cell>
          <table:table-cell office:value-type="float" office:value="0.1373712" calcext:value-type="float">
            <text:p>0.1373712</text:p>
          </table:table-cell>
          <table:table-cell office:value-type="float" office:value="0.1368945" calcext:value-type="float">
            <text:p>0.1368945</text:p>
          </table:table-cell>
          <table:table-cell office:value-type="float" office:value="0.09299191" calcext:value-type="float">
            <text:p>0.09299191</text:p>
          </table:table-cell>
          <table:table-cell office:value-type="float" office:value="0.09296569" calcext:value-type="float">
            <text:p>0.09296569</text:p>
          </table:table-cell>
          <table:table-cell office:value-type="float" office:value="0.03294744" calcext:value-type="float">
            <text:p>0.03294744</text:p>
          </table:table-cell>
          <table:table-cell office:value-type="float" office:value="0.02553682" calcext:value-type="float">
            <text:p>0.02553682</text:p>
          </table:table-cell>
          <table:table-cell office:value-type="float" office:value="0.0302917" calcext:value-type="float">
            <text:p>0.0302917</text:p>
          </table:table-cell>
          <table:table-cell office:value-type="float" office:value="0.02298035" calcext:value-type="float">
            <text:p>0.02298035</text:p>
          </table:table-cell>
          <table:table-cell office:value-type="float" office:value="0.0191944" calcext:value-type="float">
            <text:p>0.0191944</text:p>
          </table:table-cell>
          <table:table-cell office:value-type="float" office:value="0.02041238" calcext:value-type="float">
            <text:p>0.02041238</text:p>
          </table:table-cell>
          <table:table-cell office:value-type="float" office:value="0.02875621" calcext:value-type="float">
            <text:p>0.02875621</text:p>
          </table:table-cell>
          <table:table-cell office:value-type="float" office:value="0.004924944" calcext:value-type="float">
            <text:p>0.004924944</text:p>
          </table:table-cell>
          <table:table-cell office:value-type="float" office:value="0.004635266" calcext:value-type="float">
            <text:p>0.004635266</text:p>
          </table:table-cell>
          <table:table-cell office:value-type="float" office:value="0" calcext:value-type="float">
            <text:p>0</text:p>
          </table:table-cell>
          <table:table-cell office:value-type="float" office:value="36.18849" calcext:value-type="float">
            <text:p>36.18849</text:p>
          </table:table-cell>
          <table:table-cell office:value-type="float" office:value="14.61112" calcext:value-type="float">
            <text:p>14.61112</text:p>
          </table:table-cell>
          <table:table-cell office:value-type="float" office:value="10.53822" calcext:value-type="float">
            <text:p>10.53822</text:p>
          </table:table-cell>
          <table:table-cell office:value-type="float" office:value="5.971641" calcext:value-type="float">
            <text:p>5.971641</text:p>
          </table:table-cell>
          <table:table-cell office:value-type="float" office:value="3.133033" calcext:value-type="float">
            <text:p>3.133033</text:p>
          </table:table-cell>
          <table:table-cell office:value-type="float" office:value="1.03731" calcext:value-type="float">
            <text:p>1.03731</text:p>
          </table:table-cell>
          <table:table-cell office:value-type="float" office:value="0.2793303" calcext:value-type="float">
            <text:p>0.2793303</text:p>
          </table:table-cell>
          <table:table-cell office:value-type="float" office:value="0.9317859" calcext:value-type="float">
            <text:p>0.9317859</text:p>
          </table:table-cell>
          <table:table-cell office:value-type="float" office:value="0.3717579" calcext:value-type="float">
            <text:p>0.3717579</text:p>
          </table:table-cell>
          <table:table-cell office:value-type="float" office:value="0.2047585" calcext:value-type="float">
            <text:p>0.2047585</text:p>
          </table:table-cell>
          <table:table-cell office:value-type="float" office:value="0.1139389" calcext:value-type="float">
            <text:p>0.1139389</text:p>
          </table:table-cell>
          <table:table-cell office:value-type="float" office:value="0.1757716" calcext:value-type="float">
            <text:p>0.1757716</text:p>
          </table:table-cell>
          <table:table-cell office:value-type="float" office:value="0.3149754" calcext:value-type="float">
            <text:p>0.3149754</text:p>
          </table:table-cell>
          <table:table-cell office:value-type="float" office:value="0.3505648" calcext:value-type="float">
            <text:p>0.3505648</text:p>
          </table:table-cell>
          <table:table-cell office:value-type="float" office:value="0" calcext:value-type="float">
            <text:p>0</text:p>
          </table:table-cell>
          <table:table-cell office:value-type="float" office:value="272.1369" calcext:value-type="float">
            <text:p>272.1369</text:p>
          </table:table-cell>
          <table:table-cell office:value-type="float" office:value="0" calcext:value-type="float">
            <text:p>0</text:p>
          </table:table-cell>
          <table:table-cell office:value-type="float" office:value="19.83582" calcext:value-type="float">
            <text:p>19.83582</text:p>
          </table:table-cell>
          <table:table-cell office:value-type="float" office:value="0" calcext:value-type="float">
            <text:p>0</text:p>
          </table:table-cell>
          <table:table-cell office:value-type="float" office:value="-0.3712291" calcext:value-type="float">
            <text:p>-0.37122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55:08.312902168</dc:date>
    <meta:editing-duration>PT6S</meta:editing-duration>
    <meta:editing-cycles>1</meta:editing-cycles>
    <meta:document-statistic meta:table-count="1" meta:cell-count="18717" meta:object-count="0"/>
    <meta:generator>LibreOffice/6.4.7.2$Linux_X86_64 LibreOffice_project/40$Build-2</meta:generator>
  </office:meta>
</office:document-meta>
</file>